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2pt" style:text-underline-style="none" fo:font-weight="normal" officeooo:rsid="0062c612" officeooo:paragraph-rsid="020c4315" style:font-size-asian="10.5pt" style:font-weight-asian="normal" style:font-size-complex="12pt" style:font-weight-complex="normal"/>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1864b0" style:font-size-asian="12pt" style:font-weight-asian="normal" style:font-size-complex="12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225cce" style:font-size-asian="12pt" style:font-weight-asian="normal" style:font-size-complex="12pt" style:font-weight-complex="normal"/>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a8db30" style:font-size-asian="12pt" style:font-weight-asian="normal" style:font-size-complex="12pt" style:font-weight-complex="normal"/>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acbcfb" style:font-size-asian="12pt" style:font-weight-asian="normal" style:font-size-complex="12pt" style:font-weight-complex="normal"/>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ab5f0b" style:font-size-asian="12pt" style:font-weight-asian="normal" style:font-size-complex="12pt" style:font-weight-complex="normal"/>
    </style:style>
    <style:style style:name="P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1864b0" style:font-size-asian="12pt" style:font-weight-asian="normal" style:font-size-complex="12pt" style:font-weight-complex="normal"/>
    </style:style>
    <style:style style:name="P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d04247" style:font-size-asian="12pt" style:font-weight-asian="normal" style:font-size-complex="12pt" style:font-weight-complex="normal"/>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855157" officeooo:paragraph-rsid="02940604" style:font-size-asian="12pt" style:font-weight-asian="normal" style:font-size-complex="12pt" style:font-weight-complex="normal"/>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b6c108" officeooo:paragraph-rsid="02b6c108" style:font-size-asian="12pt" style:font-weight-asian="normal" style:font-size-complex="12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b9d570" officeooo:paragraph-rsid="02b9d570" style:font-size-asian="12pt" style:font-weight-asian="normal" style:font-size-complex="12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7863f5" officeooo:paragraph-rsid="0022985c" style:font-size-asian="12pt" style:font-weight-asian="bold" style:font-size-complex="12pt" style:font-weight-complex="bold"/>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7863f5" officeooo:paragraph-rsid="020a9b45" style:font-size-asian="12pt" style:font-weight-asian="bold" style:font-size-complex="12pt" style:font-weight-complex="bold"/>
    </style:style>
    <style:style style:name="P1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0c4315" officeooo:paragraph-rsid="020c4315" style:font-size-asian="12pt" style:font-weight-asian="bold" style:font-size-complex="12pt" style:font-weight-complex="bold"/>
    </style:style>
    <style:style style:name="P1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0c4315" officeooo:paragraph-rsid="021a595c" style:font-size-asian="12pt" style:font-weight-asian="bold" style:font-size-complex="12pt" style:font-weight-complex="bold"/>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a0a63d" officeooo:paragraph-rsid="02a0a63d" style:font-size-asian="12pt" style:font-weight-asian="bold" style:font-size-complex="12pt" style:font-weight-complex="bold"/>
    </style:style>
    <style:style style:name="P1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a7cd9d" style:font-size-asian="12pt" style:font-weight-asian="bold" style:font-size-complex="12pt" style:font-weight-complex="bold"/>
    </style:style>
    <style:style style:name="P1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ab5f0b" style:font-size-asian="12pt" style:font-weight-asian="bold" style:font-size-complex="12pt" style:font-weight-complex="bold"/>
    </style:style>
    <style:style style:name="P1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acbcfb" style:font-size-asian="12pt" style:font-weight-asian="bold" style:font-size-complex="12pt" style:font-weight-complex="bold"/>
    </style:style>
    <style:style style:name="P2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2b9c87" style:font-size-asian="12pt" style:font-weight-asian="bold" style:font-size-complex="12pt" style:font-weight-complex="bold"/>
    </style:style>
    <style:style style:name="P2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afc5ed" officeooo:paragraph-rsid="02225cce" style:font-size-asian="12pt" style:font-weight-asian="bold" style:font-size-complex="12pt" style:font-weight-complex="bold"/>
    </style:style>
    <style:style style:name="P2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afc5ed" officeooo:paragraph-rsid="022be8b8" style:font-size-asian="12pt" style:font-weight-asian="bold" style:font-size-complex="12pt" style:font-weight-complex="bold"/>
    </style:style>
    <style:style style:name="P2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0d9426" officeooo:paragraph-rsid="02a7cd9d" style:font-size-asian="12pt" style:font-weight-asian="bold" style:font-size-complex="12pt" style:font-weight-complex="bold"/>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1a595c"/>
    </style:style>
    <style:style style:name="P2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24bf78"/>
    </style:style>
    <style:style style:name="P2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7cd9d"/>
    </style:style>
    <style:style style:name="P2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8db30"/>
    </style:style>
    <style:style style:name="P2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b5f0b"/>
    </style:style>
    <style:style style:name="P3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cbcfb"/>
    </style:style>
    <style:style style:name="P3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d50b4"/>
    </style:style>
    <style:style style:name="P3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225cce"/>
    </style:style>
    <style:style style:name="P3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2be8b8"/>
    </style:style>
    <style:style style:name="P3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d04247"/>
    </style:style>
    <style:style style:name="P3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d5c292"/>
    </style:style>
    <style:style style:name="P36" style:family="paragraph" style:parent-style-name="Text_20_body">
      <style:paragraph-properties fo:text-align="center" style:justify-single-word="false"/>
      <style:text-properties officeooo:paragraph-rsid="021864b0"/>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a2d8d"/>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a9b45"/>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884ebb"/>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20b83"/>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40604"/>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41349"/>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6d8e6"/>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7cd9d"/>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b5f0b"/>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cbcfb"/>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0ade5"/>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838a5"/>
    </style:style>
    <style:style style:name="P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86846"/>
    </style:style>
    <style:style style:name="P50" style:family="paragraph" style:parent-style-name="Text_20_body">
      <style:paragraph-properties fo:text-align="center" style:justify-single-word="false"/>
      <style:text-properties officeooo:rsid="017da40d" officeooo:paragraph-rsid="021864b0"/>
    </style:style>
    <style:style style:name="P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0a2d8d" officeooo:paragraph-rsid="020a2d8d"/>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bold" officeooo:rsid="02884ebb" officeooo:paragraph-rsid="02902ca1" style:font-size-asian="14pt" style:font-weight-asian="bold" style:font-size-complex="14pt" style:font-weight-complex="bold"/>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bold" officeooo:rsid="020a2d8d" officeooo:paragraph-rsid="02a7cd9d" style:font-size-asian="14pt" style:font-weight-asian="bold" style:font-size-complex="14pt" style:font-weight-complex="bold"/>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0c4315" officeooo:paragraph-rsid="020c4315"/>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7fa585" officeooo:paragraph-rsid="02940604"/>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7fa585" officeooo:paragraph-rsid="02941349"/>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7fc50a" officeooo:paragraph-rsid="02940604"/>
    </style:style>
    <style:style style:name="P58" style:family="paragraph" style:parent-style-name="Text_20_body">
      <style:text-properties officeooo:paragraph-rsid="02b9d570"/>
    </style:style>
    <style:style style:name="P59" style:family="paragraph" style:parent-style-name="Text_20_body">
      <style:text-properties officeooo:rsid="02b9d570" officeooo:paragraph-rsid="02b9d570"/>
    </style:style>
    <style:style style:name="P60" style:family="paragraph" style:parent-style-name="Text_20_body">
      <style:text-properties officeooo:rsid="02ba9041" officeooo:paragraph-rsid="02ba9041"/>
    </style:style>
    <style:style style:name="P61" style:family="paragraph" style:parent-style-name="Text_20_body">
      <style:text-properties officeooo:paragraph-rsid="02bd29b6"/>
    </style:style>
    <style:style style:name="P62" style:family="paragraph" style:parent-style-name="Text_20_body">
      <style:text-properties officeooo:rsid="02bd29b6" officeooo:paragraph-rsid="02bd29b6"/>
    </style:style>
    <style:style style:name="P63" style:family="paragraph" style:parent-style-name="Text_20_body">
      <style:text-properties officeooo:paragraph-rsid="02bfa113"/>
    </style:style>
    <style:style style:name="P64" style:family="paragraph" style:parent-style-name="Text_20_body">
      <style:text-properties officeooo:rsid="02bfbc2c" officeooo:paragraph-rsid="02c06e16"/>
    </style:style>
    <style:style style:name="P65" style:family="paragraph" style:parent-style-name="Text_20_body">
      <style:text-properties officeooo:rsid="02c20d09" officeooo:paragraph-rsid="02c20d09"/>
    </style:style>
    <style:style style:name="P66" style:family="paragraph" style:parent-style-name="Text_20_body">
      <style:text-properties officeooo:paragraph-rsid="02d3b832"/>
    </style:style>
    <style:style style:name="P67" style:family="paragraph" style:parent-style-name="Text_20_body">
      <style:text-properties officeooo:rsid="02bfa113" officeooo:paragraph-rsid="02bfa113"/>
    </style:style>
    <style:style style:name="P68" style:family="paragraph" style:parent-style-name="Standard">
      <style:paragraph-properties fo:text-align="center" style:justify-single-word="false"/>
      <style:text-properties officeooo:paragraph-rsid="02d3b832"/>
    </style:style>
    <style:style style:name="P69" style:family="paragraph" style:parent-style-name="Standard">
      <style:paragraph-properties fo:text-align="center" style:justify-single-word="false"/>
      <style:text-properties officeooo:paragraph-rsid="02d52d34"/>
    </style:style>
    <style:style style:name="P70" style:family="paragraph" style:parent-style-name="Standard">
      <style:paragraph-properties fo:text-align="center" style:justify-single-word="false"/>
      <style:text-properties officeooo:paragraph-rsid="02d5c292"/>
    </style:style>
    <style:style style:name="P71" style:family="paragraph" style:parent-style-name="Standard">
      <style:paragraph-properties fo:text-align="center" style:justify-single-word="false"/>
      <style:text-properties officeooo:paragraph-rsid="02df4668"/>
    </style:style>
    <style:style style:name="P72" style:family="paragraph" style:parent-style-name="Standard">
      <style:paragraph-properties fo:text-align="center" style:justify-single-word="false"/>
      <style:text-properties officeooo:paragraph-rsid="02e38427"/>
    </style:style>
    <style:style style:name="P73" style:family="paragraph" style:parent-style-name="Standard">
      <style:paragraph-properties fo:text-align="center" style:justify-single-word="false"/>
      <style:text-properties officeooo:paragraph-rsid="02e51a05"/>
    </style:style>
    <style:style style:name="P74" style:family="paragraph" style:parent-style-name="Standard">
      <style:paragraph-properties fo:text-align="center" style:justify-single-word="false"/>
      <style:text-properties officeooo:paragraph-rsid="02e658b9"/>
    </style:style>
    <style:style style:name="P75" style:family="paragraph" style:parent-style-name="Standard" style:list-style-name="L1">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0eeac3" officeooo:paragraph-rsid="0212b12d"/>
    </style:style>
    <style:style style:name="P76" style:family="paragraph" style:parent-style-name="Standard" style:list-style-name="L1">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0eeac3" officeooo:paragraph-rsid="0212ce41"/>
    </style:style>
    <style:style style:name="P77" style:family="paragraph" style:parent-style-name="Standard" style:list-style-name="L1">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1ef684" officeooo:paragraph-rsid="02e658b9"/>
    </style:style>
    <style:style style:name="P78" style:family="paragraph" style:parent-style-name="Standard" style:list-style-name="L1">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2019e9" officeooo:paragraph-rsid="02e658b9"/>
    </style:style>
    <style:style style:name="P79" style:family="paragraph" style:parent-style-name="Standard" style:list-style-name="L1" style:master-page-name="">
      <loext:graphic-properties draw:fill="none"/>
      <style:paragraph-properties fo:margin-left="2.3118in" fo:margin-right="0in" fo:margin-top="0in" fo:margin-bottom="0.0972in" loext:contextual-spacing="false" fo:line-height="115%" fo:text-indent="-0.25in" style:auto-text-indent="false" style:page-number="auto" fo:background-color="transparent"/>
      <style:text-properties officeooo:paragraph-rsid="0212ce41"/>
    </style:style>
    <style:style style:name="P80" style:family="paragraph" style:parent-style-name="Standard" style:list-style-name="L1" style:master-page-name="">
      <loext:graphic-properties draw:fill="none"/>
      <style:paragraph-properties fo:margin-left="2.3118in" fo:margin-right="0in" fo:margin-top="0in" fo:margin-bottom="0.0972in" loext:contextual-spacing="false" fo:line-height="115%" fo:text-indent="-0.25in" style:auto-text-indent="false" style:page-number="auto" fo:background-color="transparent"/>
      <style:text-properties officeooo:paragraph-rsid="02236dac"/>
    </style:style>
    <style:style style:name="P81" style:family="paragraph" style:parent-style-name="Standard" style:list-style-name="L1">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paragraph-rsid="029ec8b6"/>
    </style:style>
    <style:style style:name="P82" style:family="paragraph" style:parent-style-name="Standard" style:list-style-name="L1">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paragraph-rsid="02a26ab5"/>
    </style:style>
    <style:style style:name="P83" style:family="paragraph" style:parent-style-name="Standard" style:list-style-name="L1">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rsid="020eeac3" officeooo:paragraph-rsid="021864b0"/>
    </style:style>
    <style:style style:name="P84" style:family="paragraph" style:parent-style-name="Standard" style:list-style-name="L1">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rsid="020eeac3" officeooo:paragraph-rsid="02236dac"/>
    </style:style>
    <style:style style:name="P85"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2885c7"/>
    </style:style>
    <style:style style:name="P86"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2ee642"/>
    </style:style>
    <style:style style:name="P87"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c8ffad"/>
    </style:style>
    <style:style style:name="P88"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df4668"/>
    </style:style>
    <style:style style:name="P89"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e002dc"/>
    </style:style>
    <style:style style:name="P90"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e38427"/>
    </style:style>
    <style:style style:name="P91" style:family="paragraph" style:parent-style-name="Standard" style:list-style-name="L1"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e51a05"/>
    </style:style>
    <style:style style:name="P92"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2885c7"/>
    </style:style>
    <style:style style:name="P93"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98d767"/>
    </style:style>
    <style:style style:name="P94"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c8ffad"/>
    </style:style>
    <style:style style:name="P95"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df4668"/>
    </style:style>
    <style:style style:name="P96"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e002dc"/>
    </style:style>
    <style:style style:name="P97"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e38427"/>
    </style:style>
    <style:style style:name="P98"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e51a05"/>
    </style:style>
    <style:style style:name="P99"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2885c7"/>
    </style:style>
    <style:style style:name="P100"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5a7b1"/>
    </style:style>
    <style:style style:name="P101"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8ffad"/>
    </style:style>
    <style:style style:name="P102"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df4af"/>
    </style:style>
    <style:style style:name="P103"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fb6ec"/>
    </style:style>
    <style:style style:name="P104"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d04247"/>
    </style:style>
    <style:style style:name="P105"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df4668"/>
    </style:style>
    <style:style style:name="P106"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e51a05"/>
    </style:style>
    <style:style style:name="P107"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e002dc" officeooo:paragraph-rsid="02e38427"/>
    </style:style>
    <style:style style:name="P108" style:family="paragraph" style:parent-style-name="Standard" style:list-style-name="L1">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e002dc" officeooo:paragraph-rsid="02e51a05"/>
    </style:style>
    <style:style style:name="P109"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29f12b"/>
    </style:style>
    <style:style style:name="P110"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2ee5ea"/>
    </style:style>
    <style:style style:name="P111"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cd7ec4"/>
    </style:style>
    <style:style style:name="P112"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cdf4af"/>
    </style:style>
    <style:style style:name="P113"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04247"/>
    </style:style>
    <style:style style:name="P114"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67805"/>
    </style:style>
    <style:style style:name="P115"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845a9"/>
    </style:style>
    <style:style style:name="P116"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9a5b3"/>
    </style:style>
    <style:style style:name="P117" style:family="paragraph" style:parent-style-name="Standard" style:list-style-name="L1"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c2f90"/>
    </style:style>
    <style:style style:name="P118"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2a4495"/>
    </style:style>
    <style:style style:name="P119"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2ee642"/>
    </style:style>
    <style:style style:name="P120"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cdf4af"/>
    </style:style>
    <style:style style:name="P121"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04247"/>
    </style:style>
    <style:style style:name="P122"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67805"/>
    </style:style>
    <style:style style:name="P123"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845a9"/>
    </style:style>
    <style:style style:name="P124"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9a5b3"/>
    </style:style>
    <style:style style:name="P125"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c2f90"/>
    </style:style>
    <style:style style:name="P126"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2a4495"/>
    </style:style>
    <style:style style:name="P127"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2ee642"/>
    </style:style>
    <style:style style:name="P128"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04247"/>
    </style:style>
    <style:style style:name="P129"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67805"/>
    </style:style>
    <style:style style:name="P130"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845a9"/>
    </style:style>
    <style:style style:name="P131"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9a5b3"/>
    </style:style>
    <style:style style:name="P132"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c2f90"/>
    </style:style>
    <style:style style:name="P133" style:family="paragraph" style:parent-style-name="Standard" style:list-style-name="L1">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cd7ec4" officeooo:paragraph-rsid="02cd7ec4"/>
    </style:style>
    <style:style style:name="P134" style:family="paragraph" style:parent-style-name="Standard" style:list-style-name="L1">
      <loext:graphic-properties draw:fill="none"/>
      <style:paragraph-properties fo:margin-left="0in" fo:margin-right="0in" fo:margin-top="0in" fo:margin-bottom="0.0972in" loext:contextual-spacing="false" fo:line-height="115%" fo:text-indent="0in" style:auto-text-indent="false" fo:background-color="transparent"/>
      <style:text-properties fo:font-size="12pt" style:text-underline-style="none" fo:font-weight="normal" officeooo:rsid="0062c612" officeooo:paragraph-rsid="022a4495" style:font-size-asian="10.5pt" style:font-weight-asian="normal" style:font-size-complex="12pt" style:font-weight-complex="normal"/>
    </style:style>
    <style:style style:name="P135" style:family="paragraph" style:parent-style-name="Standard" style:list-style-name="L1">
      <loext:graphic-properties draw:fill="none"/>
      <style:paragraph-properties fo:margin-left="0.1866in" fo:margin-right="0in" fo:margin-top="0in" fo:margin-bottom="0.0972in" loext:contextual-spacing="false" fo:line-height="115%" fo:text-indent="0in" style:auto-text-indent="false" fo:background-color="transparent"/>
      <style:text-properties fo:font-size="12pt" style:text-underline-style="none" fo:font-weight="normal" officeooo:rsid="0062c612" officeooo:paragraph-rsid="022ee642" style:font-size-asian="10.5pt" style:font-weight-asian="normal" style:font-size-complex="12pt" style:font-weight-complex="normal"/>
    </style:style>
    <style:style style:name="P136" style:family="paragraph" style:parent-style-name="Text_20_body" style:list-style-name="L1"/>
    <style:style style:name="P137" style:family="paragraph" style:parent-style-name="Text_20_body" style:list-style-name="L1" style:master-page-name="">
      <loext:graphic-properties draw:fill="none"/>
      <style:paragraph-properties fo:margin-left="2.9366in" fo:margin-right="0in" fo:margin-top="0in" fo:margin-bottom="0.0972in" loext:contextual-spacing="false" fo:line-height="115%" fo:text-indent="-0.25in" style:auto-text-indent="false" style:page-number="auto" fo:background-color="transparent"/>
    </style:style>
    <style:style style:name="P138" style:family="paragraph" style:parent-style-name="Text_20_body" style:list-style-name="L1">
      <loext:graphic-properties draw:fill="none"/>
      <style:paragraph-properties fo:margin-left="2.9366in" fo:margin-right="0in" fo:margin-top="0in" fo:margin-bottom="0.0972in" loext:contextual-spacing="false" fo:line-height="115%" fo:text-indent="-0.25in" style:auto-text-indent="false" fo:background-color="transparent"/>
    </style:style>
    <style:style style:name="P139" style:family="paragraph" style:parent-style-name="Text_20_body" style:list-style-name="L1">
      <loext:graphic-properties draw:fill="none"/>
      <style:paragraph-properties fo:margin-left="0.5618in" fo:margin-right="0in" fo:margin-top="0in" fo:margin-bottom="0.0972in" loext:contextual-spacing="false" fo:line-height="115%" fo:text-indent="-0.25in" style:auto-text-indent="false" fo:background-color="transparent"/>
    </style:style>
    <style:style style:name="P14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27fa585" style:font-size-asian="12pt" style:font-weight-asian="normal" style:font-size-complex="12pt" style:font-weight-complex="normal"/>
    </style:style>
    <style:style style:name="T3" style:family="text">
      <style:text-properties fo:font-size="12pt" style:text-underline-style="none" fo:font-weight="normal" officeooo:rsid="027fc50a" style:font-size-asian="12pt" style:font-weight-asian="normal" style:font-size-complex="12pt" style:font-weight-complex="normal"/>
    </style:style>
    <style:style style:name="T4" style:family="text">
      <style:text-properties fo:font-size="12pt" style:text-underline-style="none" fo:font-weight="normal" officeooo:rsid="0281d32f" style:font-size-asian="12pt" style:font-weight-asian="normal" style:font-size-complex="12pt" style:font-weight-complex="normal"/>
    </style:style>
    <style:style style:name="T5" style:family="text">
      <style:text-properties fo:font-size="12pt" style:text-underline-style="none" fo:font-weight="normal" officeooo:rsid="0283d07c" style:font-size-asian="12pt" style:font-weight-asian="normal" style:font-size-complex="12pt" style:font-weight-complex="normal"/>
    </style:style>
    <style:style style:name="T6" style:family="text">
      <style:text-properties fo:font-size="12pt" style:text-underline-style="none" fo:font-weight="normal" officeooo:rsid="02862460" style:font-size-asian="12pt" style:font-weight-asian="normal" style:font-size-complex="12pt" style:font-weight-complex="normal"/>
    </style:style>
    <style:style style:name="T7" style:family="text">
      <style:text-properties fo:font-size="12pt" style:text-underline-style="none" fo:font-weight="normal" officeooo:rsid="02940604" style:font-size-asian="12pt" style:font-weight-asian="normal" style:font-size-complex="12pt" style:font-weight-complex="normal"/>
    </style:style>
    <style:style style:name="T8" style:family="text">
      <style:text-properties fo:font-size="12pt" style:text-underline-style="solid" style:text-underline-width="auto" style:text-underline-color="font-color" fo:font-weight="bold" officeooo:rsid="020c4315"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officeooo:rsid="021a595c"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bold" officeooo:rsid="020d9426" style:font-size-asian="12pt" style:font-weight-asian="bold" style:font-size-complex="12pt" style:font-weight-complex="bold"/>
    </style:style>
    <style:style style:name="T11" style:family="text">
      <style:text-properties fo:font-size="12pt" style:text-underline-style="solid" style:text-underline-width="auto" style:text-underline-color="font-color" fo:font-weight="bold" officeooo:rsid="0224bf78" style:font-size-asian="12pt" style:font-weight-asian="bold" style:font-size-complex="12pt" style:font-weight-complex="bold"/>
    </style:style>
    <style:style style:name="T12" style:family="text">
      <style:text-properties fo:font-size="12pt" style:text-underline-style="solid" style:text-underline-width="auto" style:text-underline-color="font-color" fo:font-weight="bold" officeooo:rsid="0225710c" style:font-size-asian="12pt" style:font-weight-asian="bold" style:font-size-complex="12pt" style:font-weight-complex="bold"/>
    </style:style>
    <style:style style:name="T13" style:family="text">
      <style:text-properties fo:font-size="12pt" style:text-underline-style="solid" style:text-underline-width="auto" style:text-underline-color="font-color" fo:font-weight="bold" officeooo:rsid="02225cce" style:font-size-asian="12pt" style:font-weight-asian="bold" style:font-size-complex="12pt" style:font-weight-complex="bold"/>
    </style:style>
    <style:style style:name="T14" style:family="text">
      <style:text-properties fo:font-size="12pt" style:text-underline-style="solid" style:text-underline-width="auto" style:text-underline-color="font-color" fo:font-weight="bold" officeooo:rsid="02a8db30"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officeooo:rsid="02aa7604" style:font-size-asian="12pt" style:font-weight-asian="bold" style:font-size-complex="12pt" style:font-weight-complex="bold"/>
    </style:style>
    <style:style style:name="T16" style:family="text">
      <style:text-properties fo:font-size="12pt" style:text-underline-style="solid" style:text-underline-width="auto" style:text-underline-color="font-color" fo:font-weight="bold" officeooo:rsid="02acbcfb" style:font-size-asian="12pt" style:font-weight-asian="bold" style:font-size-complex="12pt" style:font-weight-complex="bold"/>
    </style:style>
    <style:style style:name="T17" style:family="text">
      <style:text-properties fo:font-size="12pt" style:text-underline-style="solid" style:text-underline-width="auto" style:text-underline-color="font-color" fo:font-weight="bold" officeooo:rsid="02ad50b4" style:font-size-asian="12pt" style:font-weight-asian="bold" style:font-size-complex="12pt" style:font-weight-complex="bold"/>
    </style:style>
    <style:style style:name="T18" style:family="text">
      <style:text-properties fo:font-size="12pt" style:text-underline-style="solid" style:text-underline-width="auto" style:text-underline-color="font-color" fo:font-weight="bold" officeooo:rsid="02afc5ed" style:font-size-asian="12pt" style:font-weight-asian="bold" style:font-size-complex="12pt" style:font-weight-complex="bold"/>
    </style:style>
    <style:style style:name="T19" style:family="text">
      <style:text-properties fo:font-size="12pt" style:text-underline-style="solid" style:text-underline-width="auto" style:text-underline-color="font-color" fo:font-weight="bold" officeooo:rsid="02b0fe25" style:font-size-asian="12pt" style:font-weight-asian="bold" style:font-size-complex="12pt" style:font-weight-complex="bold"/>
    </style:style>
    <style:style style:name="T20" style:family="text">
      <style:text-properties fo:font-size="12pt" style:text-underline-style="solid" style:text-underline-width="auto" style:text-underline-color="font-color" fo:font-weight="bold" officeooo:rsid="02b185fe" style:font-size-asian="12pt" style:font-weight-asian="bold" style:font-size-complex="12pt" style:font-weight-complex="bold"/>
    </style:style>
    <style:style style:name="T21" style:family="text">
      <style:text-properties fo:font-size="12pt" style:text-underline-style="solid" style:text-underline-width="auto" style:text-underline-color="font-color" fo:font-weight="bold" officeooo:rsid="02b376d0" style:font-size-asian="12pt" style:font-weight-asian="bold" style:font-size-complex="12pt" style:font-weight-complex="bold"/>
    </style:style>
    <style:style style:name="T22" style:family="text">
      <style:text-properties fo:font-size="12pt" style:text-underline-style="solid" style:text-underline-width="auto" style:text-underline-color="font-color" fo:font-weight="bold" officeooo:rsid="02b38ae2" style:font-size-asian="12pt" style:font-weight-asian="bold" style:font-size-complex="12pt" style:font-weight-complex="bold"/>
    </style:style>
    <style:style style:name="T23" style:family="text">
      <style:text-properties fo:font-size="12pt" style:text-underline-style="solid" style:text-underline-width="auto" style:text-underline-color="font-color" fo:font-weight="bold" officeooo:rsid="02d04247" style:font-size-asian="12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2d1a02f" style:font-size-asian="12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2d1d540" style:font-size-asian="12pt" style:font-weight-asian="bold" style:font-size-complex="12pt" style:font-weight-complex="bold"/>
    </style:style>
    <style:style style:name="T26" style:family="text">
      <style:text-properties fo:font-size="12pt" style:text-underline-style="solid" style:text-underline-width="auto" style:text-underline-color="font-color" fo:font-weight="bold" officeooo:rsid="02d52d34" style:font-size-asian="12pt" style:font-weight-asian="bold" style:font-size-complex="12pt" style:font-weight-complex="bold"/>
    </style:style>
    <style:style style:name="T27" style:family="text">
      <style:text-properties fo:font-size="12pt" style:text-underline-style="solid" style:text-underline-width="auto" style:text-underline-color="font-color" fo:font-weight="bold" officeooo:rsid="02d55aaa" style:font-size-asian="12pt" style:font-weight-asian="bold" style:font-size-complex="12pt" style:font-weight-complex="bold"/>
    </style:style>
    <style:style style:name="T28" style:family="text">
      <style:text-properties fo:font-size="12pt" style:text-underline-style="solid" style:text-underline-width="auto" style:text-underline-color="font-color" fo:font-weight="bold" officeooo:rsid="02d5c292" style:font-size-asian="12pt" style:font-weight-asian="bold" style:font-size-complex="12pt" style:font-weight-complex="bold"/>
    </style:style>
    <style:style style:name="T29" style:family="text">
      <style:text-properties fo:font-size="12pt" style:text-underline-style="solid" style:text-underline-width="auto" style:text-underline-color="font-color" fo:font-weight="bold" officeooo:rsid="02d9a5b3" style:font-size-asian="12pt" style:font-weight-asian="bold" style:font-size-complex="12pt" style:font-weight-complex="bold"/>
    </style:style>
    <style:style style:name="T30" style:family="text">
      <style:text-properties fo:font-size="12pt" style:text-underline-style="solid" style:text-underline-width="auto" style:text-underline-color="font-color" fo:font-weight="bold" officeooo:rsid="02dab9a1" style:font-size-asian="12pt" style:font-weight-asian="bold" style:font-size-complex="12pt" style:font-weight-complex="bold"/>
    </style:style>
    <style:style style:name="T31" style:family="text">
      <style:text-properties fo:font-size="12pt" style:text-underline-style="solid" style:text-underline-width="auto" style:text-underline-color="font-color" fo:font-weight="normal" officeooo:rsid="02862460" style:font-size-asian="12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2855157" style:font-size-asian="12pt" style:font-weight-asian="normal" style:font-size-complex="12pt" style:font-weight-complex="normal"/>
    </style:style>
    <style:style style:name="T33" style:family="text">
      <style:text-properties fo:font-size="15pt" style:text-underline-style="solid" style:text-underline-width="auto" style:text-underline-color="font-color" fo:font-weight="bold" officeooo:rsid="020a2d8d" style:font-size-asian="15pt" style:font-weight-asian="bold" style:font-size-complex="15pt" style:font-weight-complex="bold"/>
    </style:style>
    <style:style style:name="T34" style:family="text">
      <style:text-properties fo:font-size="15pt" style:text-underline-style="none" fo:font-weight="bold" officeooo:rsid="0022985c" style:font-size-asian="15pt" style:font-weight-asian="bold" style:font-size-complex="15pt" style:font-weight-complex="bold"/>
    </style:style>
    <style:style style:name="T35" style:family="text">
      <style:text-properties fo:font-size="15pt" style:text-underline-style="none" fo:font-weight="bold" officeooo:rsid="020a2d8d" style:font-size-asian="15pt" style:font-weight-asian="bold" style:font-size-complex="15pt" style:font-weight-complex="bold"/>
    </style:style>
    <style:style style:name="T36" style:family="text">
      <style:text-properties fo:font-weight="bold"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224bf78" style:font-weight-asian="bold" style:font-weight-complex="bold"/>
    </style:style>
    <style:style style:name="T39" style:family="text">
      <style:text-properties style:text-underline-style="solid" style:text-underline-width="auto" style:text-underline-color="font-color" fo:font-weight="bold" officeooo:rsid="020c4315" style:font-weight-asian="bold" style:font-weight-complex="bold"/>
    </style:style>
    <style:style style:name="T40" style:family="text">
      <style:text-properties style:text-underline-style="solid" style:text-underline-width="auto" style:text-underline-color="font-color" fo:font-weight="bold" officeooo:rsid="0225710c" style:font-weight-asian="bold" style:font-weight-complex="bold"/>
    </style:style>
    <style:style style:name="T41" style:family="text">
      <style:text-properties style:text-underline-style="solid" style:text-underline-width="auto" style:text-underline-color="font-color" fo:font-weight="bold" officeooo:rsid="020d9426" style:font-weight-asian="bold" style:font-weight-complex="bold"/>
    </style:style>
    <style:style style:name="T42" style:family="text">
      <style:text-properties style:text-underline-style="solid" style:text-underline-width="auto" style:text-underline-color="font-color" fo:font-weight="bold" officeooo:rsid="021a595c" style:font-weight-asian="bold" style:font-weight-complex="bold"/>
    </style:style>
    <style:style style:name="T43" style:family="text">
      <style:text-properties style:text-underline-style="solid" style:text-underline-width="auto" style:text-underline-color="font-color" fo:font-weight="bold" officeooo:rsid="02afc5ed" style:font-weight-asian="bold" style:font-weight-complex="bold"/>
    </style:style>
    <style:style style:name="T44" style:family="text">
      <style:text-properties style:text-underline-style="solid" style:text-underline-width="auto" style:text-underline-color="font-color" fo:font-weight="bold" officeooo:rsid="02b0fe25" style:font-weight-asian="bold" style:font-weight-complex="bold"/>
    </style:style>
    <style:style style:name="T45" style:family="text">
      <style:text-properties style:text-underline-style="solid" style:text-underline-width="auto" style:text-underline-color="font-color" fo:font-weight="bold" officeooo:rsid="02a8db30" style:font-weight-asian="bold" style:font-weight-complex="bold"/>
    </style:style>
    <style:style style:name="T46" style:family="text">
      <style:text-properties style:text-underline-style="solid" style:text-underline-width="auto" style:text-underline-color="font-color" fo:font-weight="bold" officeooo:rsid="02d04247" style:font-weight-asian="bold" style:font-weight-complex="bold"/>
    </style:style>
    <style:style style:name="T47" style:family="text">
      <style:text-properties style:text-underline-style="solid" style:text-underline-width="auto" style:text-underline-color="font-color" fo:font-weight="bold" officeooo:rsid="02d1a02f" style:font-weight-asian="bold" style:font-weight-complex="bold"/>
    </style:style>
    <style:style style:name="T48" style:family="text">
      <style:text-properties style:text-underline-style="solid" style:text-underline-width="auto" style:text-underline-color="font-color" fo:font-weight="bold" officeooo:rsid="02d1d540" style:font-weight-asian="bold" style:font-weight-complex="bold"/>
    </style:style>
    <style:style style:name="T49" style:family="text">
      <style:text-properties officeooo:rsid="020a9b45"/>
    </style:style>
    <style:style style:name="T50" style:family="text">
      <style:text-properties officeooo:rsid="020d9426"/>
    </style:style>
    <style:style style:name="T51" style:family="text">
      <style:text-properties officeooo:rsid="0210d938"/>
    </style:style>
    <style:style style:name="T52" style:family="text">
      <style:text-properties officeooo:rsid="027fa585"/>
    </style:style>
    <style:style style:name="T53" style:family="text">
      <style:text-properties officeooo:rsid="027fc50a"/>
    </style:style>
    <style:style style:name="T54" style:family="text">
      <style:text-properties officeooo:rsid="02862460"/>
    </style:style>
    <style:style style:name="T55" style:family="text">
      <style:text-properties fo:font-size="14pt" style:text-underline-style="none" fo:font-weight="bold" officeooo:rsid="020a2d8d" style:font-size-asian="14pt" style:font-weight-asian="bold" style:font-size-complex="14pt" style:font-weight-complex="bold"/>
    </style:style>
    <style:style style:name="T56" style:family="text">
      <style:text-properties fo:font-size="14pt" style:text-underline-style="none" fo:font-weight="bold" officeooo:rsid="020bb2fe" style:font-size-asian="14pt" style:font-weight-asian="bold" style:font-size-complex="14pt" style:font-weight-complex="bold"/>
    </style:style>
    <style:style style:name="T57" style:family="text">
      <style:text-properties fo:font-size="14pt" style:text-underline-style="none" fo:font-weight="bold" officeooo:rsid="0022985c" style:font-size-asian="14pt" style:font-weight-asian="bold" style:font-size-complex="14pt" style:font-weight-complex="bold"/>
    </style:style>
    <style:style style:name="T58" style:family="text">
      <style:text-properties fo:font-size="14pt" style:text-underline-style="none" fo:font-weight="bold" officeooo:rsid="02902ca1" style:font-size-asian="14pt" style:font-weight-asian="bold" style:font-size-complex="14pt" style:font-weight-complex="bold"/>
    </style:style>
    <style:style style:name="T59" style:family="text">
      <style:text-properties fo:font-size="14pt" style:text-underline-style="none" fo:font-weight="bold" officeooo:rsid="02920b83" style:font-size-asian="14pt" style:font-weight-asian="bold" style:font-size-complex="14pt" style:font-weight-complex="bold"/>
    </style:style>
    <style:style style:name="T60" style:family="text">
      <style:text-properties fo:font-size="14pt" style:text-underline-style="none" fo:font-weight="bold" officeooo:rsid="02a7cd9d" style:font-size-asian="14pt" style:font-weight-asian="bold" style:font-size-complex="14pt" style:font-weight-complex="bold"/>
    </style:style>
    <style:style style:name="T61" style:family="text">
      <style:text-properties fo:font-size="14pt" style:text-underline-style="none" fo:font-weight="bold" officeooo:rsid="02a8db30" style:font-size-asian="14pt" style:font-weight-asian="bold" style:font-size-complex="14pt" style:font-weight-complex="bold"/>
    </style:style>
    <style:style style:name="T62" style:family="text">
      <style:text-properties fo:font-size="14pt" style:text-underline-style="none" fo:font-weight="bold" officeooo:rsid="02ab5f0b" style:font-size-asian="14pt" style:font-weight-asian="bold" style:font-size-complex="14pt" style:font-weight-complex="bold"/>
    </style:style>
    <style:style style:name="T63" style:family="text">
      <style:text-properties fo:font-size="14pt" style:text-underline-style="none" fo:font-weight="bold" officeooo:rsid="02acbcfb" style:font-size-asian="14pt" style:font-weight-asian="bold" style:font-size-complex="14pt" style:font-weight-complex="bold"/>
    </style:style>
    <style:style style:name="T64" style:family="text">
      <style:text-properties fo:font-size="14pt" style:text-underline-style="solid" style:text-underline-width="auto" style:text-underline-color="font-color" fo:font-weight="bold" officeooo:rsid="020a2d8d" style:font-size-asian="14pt" style:font-weight-asian="bold" style:font-size-complex="14pt" style:font-weight-complex="bold"/>
    </style:style>
    <style:style style:name="T65" style:family="text">
      <style:text-properties fo:font-size="14pt" style:text-underline-style="solid" style:text-underline-width="auto" style:text-underline-color="font-color" fo:font-weight="bold" officeooo:rsid="02884ebb" style:font-size-asian="14pt" style:font-weight-asian="bold" style:font-size-complex="14pt" style:font-weight-complex="bold"/>
    </style:style>
    <style:style style:name="T66" style:family="text">
      <style:text-properties fo:font-size="14pt" style:text-underline-style="solid" style:text-underline-width="auto" style:text-underline-color="font-color" fo:font-weight="bold" officeooo:rsid="020bb2fe" style:font-size-asian="14pt" style:font-weight-asian="bold" style:font-size-complex="14pt" style:font-weight-complex="bold"/>
    </style:style>
    <style:style style:name="T67" style:family="text">
      <style:text-properties fo:font-size="14pt" style:text-underline-style="solid" style:text-underline-width="auto" style:text-underline-color="font-color" fo:font-weight="bold" officeooo:rsid="02902ca1" style:font-size-asian="14pt" style:font-weight-asian="bold" style:font-size-complex="14pt" style:font-weight-complex="bold"/>
    </style:style>
    <style:style style:name="T68" style:family="text">
      <style:text-properties fo:font-size="14pt" style:text-underline-style="solid" style:text-underline-width="auto" style:text-underline-color="font-color" fo:font-weight="bold" officeooo:rsid="02970c19"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2a7cd9d" style:font-size-asian="14pt" style:font-weight-asian="bold" style:font-size-complex="14pt" style:font-weight-complex="bold"/>
    </style:style>
    <style:style style:name="T70" style:family="text">
      <style:text-properties fo:font-size="14pt" style:text-underline-style="solid" style:text-underline-width="auto" style:text-underline-color="font-color" fo:font-weight="bold" officeooo:rsid="02a8db30" style:font-size-asian="14pt" style:font-weight-asian="bold" style:font-size-complex="14pt" style:font-weight-complex="bold"/>
    </style:style>
    <style:style style:name="T71" style:family="text">
      <style:text-properties fo:font-size="14pt" style:text-underline-style="solid" style:text-underline-width="auto" style:text-underline-color="font-color" fo:font-weight="bold" officeooo:rsid="02acbcfb" style:font-size-asian="14pt" style:font-weight-asian="bold" style:font-size-complex="14pt" style:font-weight-complex="bold"/>
    </style:style>
    <style:style style:name="T72" style:family="text">
      <style:text-properties fo:font-size="14pt" style:text-underline-style="solid" style:text-underline-width="auto" style:text-underline-color="font-color" fo:font-weight="bold" officeooo:rsid="02b0ade5" style:font-size-asian="14pt" style:font-weight-asian="bold" style:font-size-complex="14pt" style:font-weight-complex="bold"/>
    </style:style>
    <style:style style:name="T73" style:family="text">
      <style:text-properties fo:font-size="14pt" style:text-underline-style="solid" style:text-underline-width="auto" style:text-underline-color="font-color" fo:font-weight="bold" officeooo:rsid="02b185fe"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officeooo:rsid="02b38ae2" style:font-size-asian="14pt" style:font-weight-asian="bold" style:font-size-complex="14pt" style:font-weight-complex="bold"/>
    </style:style>
    <style:style style:name="T75" style:family="text">
      <style:text-properties officeooo:rsid="02940604"/>
    </style:style>
    <style:style style:name="T76" style:family="text">
      <style:text-properties officeooo:rsid="02ae88ba"/>
    </style:style>
    <style:style style:name="T77" style:family="text">
      <style:text-properties officeooo:rsid="02b6c108"/>
    </style:style>
    <style:style style:name="T78" style:family="text">
      <style:text-properties officeooo:rsid="02b838a5"/>
    </style:style>
    <style:style style:name="T79" style:family="text">
      <style:text-properties officeooo:rsid="02b86846"/>
    </style:style>
    <style:style style:name="T80" style:family="text">
      <style:text-properties officeooo:rsid="02b9d570"/>
    </style:style>
    <style:style style:name="T81" style:family="text">
      <style:text-properties officeooo:rsid="02bfa113"/>
    </style:style>
    <style:style style:name="T82" style:family="text">
      <style:text-properties officeooo:rsid="02c06e16"/>
    </style:style>
    <style:style style:name="T83" style:family="text">
      <style:text-properties officeooo:rsid="02c20d09"/>
    </style:style>
    <style:style style:name="T84" style:family="text">
      <style:text-properties officeooo:rsid="02e6e116"/>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37"><text:span text:style-name="T35">6</text:span><text:span text:style-name="T34">) </text:span><text:span text:style-name="T33">Correspondances entre repères non cartésiens et repères cartésiens</text:span></text:p>
      <text:p text:style-name="P51">Alors du coup on a vu que pour définir un repère polaire dans un plan, on partait d’un point <draw:g text:anchor-type="as-char" svg:y="-0.1402in" draw:z-index="2" draw:name="Shape192" draw:style-name="gr1"><svg:title>TexMaths</svg:title><svg:desc>14§display§O§svg§600§FALSE§</svg:desc><draw:g draw:style-name="gr2"><draw:path draw:style-name="gr3" draw:text-style-name="P140" svg:width="0.1217in" svg:height="0.1201in" svg:x="0in" svg:y="0.0102in" svg:viewBox="0 0 310 306" svg:d="M0 0c103 0 207 0 310 0 0 102 0 203 0 306-103 0-207 0-310 0 0-103 0-204 0-306z"><text:p/></draw:path><draw:path draw:style-name="gr4" draw:text-style-name="P141"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de référence et d’une base <draw:g text:anchor-type="as-char" svg:y="-0.1445in" draw:z-index="3" draw:name="Shape193" draw:style-name="gr1"><svg:title>TexMaths</svg:title><svg:desc>14§display§\left(\vec{e_r},\ \vec{e_{\theta }}\right)§svg§600§FALSE§</svg:desc><draw:g draw:style-name="gr2"><draw:path draw:style-name="gr3" draw:text-style-name="P140" svg:width="0.615in" svg:height="0.172in" svg:x="-0.0004in" svg:y="0.0098in" svg:viewBox="0 0 1563 438" svg:d="M0 0c521 0 1042 0 1563 0 0 145 0 292 0 438-521 0-1042 0-1563 0 0-146 0-293 0-438z"><text:p/></draw:path><draw:path draw:style-name="gr4" draw:text-style-name="P141" svg:width="0.0441in" svg:height="0.1917in" svg:x="0.0087in" svg:y="0in" svg:viewBox="0 0 113 488" svg:d="M113 483c0-2 0-2-8-10-62-62-77-154-77-228 0-86 20-171 80-232 5-6 5-6 5-9s-1-4-4-4c-5 0-49 34-78 95-25 55-31 109-31 150 0 36 6 96 32 151 30 60 72 92 77 92 3 0 4-1 4-5z"><text:p/></draw:path><draw:path draw:style-name="gr4" draw:text-style-name="P141" svg:width="0.0854in" svg:height="0.0378in" svg:x="0.1248in" svg:y="0.0071in" svg:viewBox="0 0 218 97" svg:d="M175 57c-7 7-24 21-24 30 0 4 6 10 10 10 6 0 7-5 10-7 5-7 17-21 39-31 3-3 8-6 8-11s-4-7-7-10c-11-7-16-16-19-28-2-4-4-10-10-10-7 0-10 6-10 10 0 3 3 18 11 28-54 0-110 0-165 0-8 0-18 0-18 10 0 9 10 9 18 9 52 0 105 0 157 0z"><text:p/></draw:path><draw:path draw:style-name="gr4" draw:text-style-name="P141" svg:width="0.074in" svg:height="0.0866in" svg:x="0.074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141" svg:width="0.0626in" svg:height="0.0602in" svg:x="0.161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141" svg:width="0.022in" svg:height="0.0575in" svg:x="0.2575in" svg:y="0.1232in" svg:viewBox="0 0 57 147" svg:d="M57 52c0-32-12-52-30-52-17 0-27 13-27 27 0 12 10 26 27 26 5 0 11-3 16-7 2-1 2-1 3-1 0 3 0 0 0 7 0 36-17 66-33 82-5 4-5 6-5 7 0 4 2 6 5 6 5 0 44-38 44-95z"><text:p/></draw:path><draw:path draw:style-name="gr4" draw:text-style-name="P141" svg:width="0.0854in" svg:height="0.0378in" svg:x="0.4516in" svg:y="0.0071in" svg:viewBox="0 0 218 97" svg:d="M175 57c-7 7-22 21-22 30 0 4 4 10 9 10s6-5 9-7c5-7 18-21 39-31 3-3 8-6 8-11s-4-7-7-10c-11-7-16-16-19-28-2-4-3-10-10-10s-10 6-10 10c0 3 3 18 11 28-54 0-110 0-165 0-8 0-18 0-18 10 0 9 10 9 18 9 52 0 105 0 157 0z"><text:p/></draw:path><draw:path draw:style-name="gr4" draw:text-style-name="P141" svg:width="0.074in" svg:height="0.0866in" svg:x="0.3996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141" svg:width="0.0602in" svg:height="0.0953in" svg:x="0.4898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141" svg:width="0.0441in" svg:height="0.1917in" svg:x="0.5799in" svg:y="0in" svg:viewBox="0 0 113 488" svg:d="M113 245c0-38-5-98-32-153-29-60-71-92-77-92-3 0-4 1-4 4s0 3 8 13c49 47 77 126 77 228 0 82-18 168-79 231-6 5-6 5-6 7 0 4 1 5 4 5 6 0 49-33 79-95 25-54 30-109 30-148z"><text:p/></draw:path></draw:g></draw:g><text:s/>pour définir les transformations de <draw:g text:anchor-type="as-char" svg:y="-0.1402in" draw:z-index="0" draw:name="Shape194" draw:style-name="gr1"><svg:title>TexMaths</svg:title><svg:desc>14§display§O§svg§600§FALSE§</svg:desc><draw:g draw:style-name="gr2"><draw:path draw:style-name="gr3" draw:text-style-name="P140" svg:width="0.1217in" svg:height="0.1201in" svg:x="0in" svg:y="0.0102in" svg:viewBox="0 0 310 306" svg:d="M0 0c103 0 207 0 310 0 0 102 0 203 0 306-103 0-207 0-310 0 0-103 0-204 0-306z"><text:p/></draw:path><draw:path draw:style-name="gr4" draw:text-style-name="P141"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à faire pour obtenir un point <draw:g text:anchor-type="as-char" svg:y="-0.1311in" draw:z-index="1" draw:name="Shape195" draw:style-name="gr1"><svg:title>TexMaths</svg:title><svg:desc>14§display§M§svg§600§FALSE§</svg:desc><draw:g draw:style-name="gr2"><draw:path draw:style-name="gr3" draw:text-style-name="P140" svg:width="0.1807in" svg:height="0.111in" svg:x="0.0012in" svg:y="0.0102in" svg:viewBox="0 0 460 283" svg:d="M0 0c154 0 306 0 460 0 0 94 0 189 0 283-154 0-306 0-460 0 0-94 0-189 0-283z"><text:p/></draw:path><draw:path draw:style-name="gr4" draw:text-style-name="P141"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donné. </text:p>
      <text:p text:style-name="P38">En fait, l’ensemble <draw:g text:anchor-type="as-char" svg:y="-0.1445in" draw:z-index="4" draw:name="Shape196" draw:style-name="gr1"><svg:title>TexMaths</svg:title><svg:desc>14§display§\left(O,\ \vec{e_r},\ \vec{e_{\theta }}\right)§svg§600§FALSE§</svg:desc><draw:g draw:style-name="gr2"><draw:path draw:style-name="gr3" draw:text-style-name="P140" svg:width="0.9185in" svg:height="0.172in" svg:x="-0.0004in" svg:y="0.0098in" svg:viewBox="0 0 2334 438" svg:d="M0 0c778 0 1555 0 2334 0 0 145 0 292 0 438-779 0-1556 0-2334 0 0-146 0-293 0-438z"><text:p/></draw:path><draw:path draw:style-name="gr4" draw:text-style-name="P141" svg:width="0.0441in" svg:height="0.1917in" svg:x="0.0087in" svg:y="0in" svg:viewBox="0 0 113 488" svg:d="M113 483c0-2 0-2-8-10-62-62-77-154-77-228 0-86 20-171 80-232 5-6 5-6 5-9s-1-4-4-4c-5 0-49 34-78 95-25 55-31 109-31 150 0 36 6 96 32 151 30 60 72 92 77 92 3 0 4-1 4-5z"><text:p/></draw:path><draw:path draw:style-name="gr4" draw:text-style-name="P141"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141" svg:width="0.022in" svg:height="0.0575in" svg:x="0.2346in" svg:y="0.1232in" svg:viewBox="0 0 57 147" svg:d="M57 52c0-32-12-52-32-52-15 0-25 13-25 27 0 12 10 26 25 26 6 0 13-3 17-7 3-1 1-1 3-1 1 0 1 0 1 7 0 36-17 66-33 82-6 4-6 6-6 7 0 4 3 6 6 6 5 0 44-38 44-95z"><text:p/></draw:path><draw:path draw:style-name="gr4" draw:text-style-name="P141"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4" draw:text-style-name="P141"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141"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141" svg:width="0.022in" svg:height="0.0575in" svg:x="0.5606in" svg:y="0.1232in" svg:viewBox="0 0 57 147" svg:d="M57 52c0-32-12-52-30-52-17 0-27 13-27 27 0 12 10 26 27 26 5 0 11-3 16-7 2-1 2-1 3-1 0 3 0 0 0 7 0 36-17 66-33 82-5 4-5 6-5 7 0 4 2 6 5 6 5 0 44-38 44-95z"><text:p/></draw:path><draw:path draw:style-name="gr4" draw:text-style-name="P141"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4" draw:text-style-name="P141"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141"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141" svg:width="0.0449in" svg:height="0.1917in" svg:x="0.8831in" svg:y="0in" svg:viewBox="0 0 115 488" svg:d="M115 245c0-38-6-98-32-153-30-60-72-92-77-92-3 0-6 1-6 4s0 3 10 13c49 47 77 126 77 228 0 82-18 168-80 231-7 5-7 5-7 7 0 4 3 5 6 5 5 0 49-33 78-95 25-54 31-109 31-148z"><text:p/></draw:path></draw:g></draw:g><text:s/>peut constituer un repère cartésien, permettant de placer n’importe quel point de l’espace en lui appliquant une translation de <draw:g text:anchor-type="as-char" svg:y="-0.1374in" draw:z-index="5" draw:name="Shape197" draw:style-name="gr1"><svg:title>TexMaths</svg:title><svg:desc>14§display§x_{M_{\in \mathbb{R}}}\cdot \vec{e_r}§svg§600§FALSE§</svg:desc><draw:g draw:style-name="gr2"><draw:path draw:style-name="gr3" draw:text-style-name="P140" svg:width="0.7177in" svg:height="0.1764in" svg:x="0.0039in" svg:y="0.0102in" svg:viewBox="0 0 1824 449" svg:d="M913 449c-306 0-609 0-913 0 0-150 0-299 0-449 607 0 1216 0 1824 0 0 150 0 299 0 449-304 0-608 0-911 0z"><text:p/></draw:path><draw:path draw:style-name="gr4" draw:text-style-name="P141" svg:width="0.0961in" svg:height="0.0874in" svg:x="-0.0004in" svg:y="0.0528in" svg:viewBox="0 0 245 223" svg:d="M151 70c3-14 14-59 48-59 3 0 14 0 25 7-14 3-24 14-24 27 0 7 6 17 18 17s27-9 27-28c0-27-28-34-45-34-29 0-46 27-52 38-12-32-39-38-53-38-52 0-80 65-80 76 0 5 6 5 7 5 3 0 5-1 6-5 17-52 49-65 66-65 10 0 26 4 26 34 0 15-8 48-26 116-7 31-25 52-46 52-3 0-14 0-26-7 13-3 24-12 24-26 0-13-11-17-18-17-15 0-28 12-28 28 0 22 25 32 46 32 34 0 51-34 52-36 7 18 24 36 53 36 51 0 79-63 79-76 0-4-5-4-6-4-4 0-6 2-6 6-16 52-50 64-65 64-20 0-27-17-27-33 0-10 3-21 8-43 6-22 12-44 17-67z"><text:p/></draw:path><draw:path draw:style-name="gr4" draw:text-style-name="P141" svg:width="0.1441in" svg:height="0.0925in" svg:x="0.1146in" svg:y="0.0756in" svg:viewBox="0 0 367 236" svg:d="M326 28c3-13 4-15 30-15 7 0 11 0 11-7 0-6-4-6-10-6-17 0-32 0-48 0-9 0-9 1-14 7-44 66-88 130-133 196-11-64-22-129-33-193-3-9-3-10-13-10-17 0-32 0-49 0-7 0-11 0-11 8 0 5 4 5 11 5 6 0 7 0 13 1 7 0 8 1 8 4s0 3-1 9c-14 57-30 115-44 172-2 11-8 23-36 24-3 0-7 0-7 7 0 1 0 6 6 6 9 0 25-2 35-2 8 0 29 2 36 2 3 0 7 0 7-7 0-6-4-6-7-6-22 0-22-10-22-14 0-1 0-3 1-8 15-62 31-122 46-184 13 70 25 139 38 209 0 7 1 10 6 10s8-5 11-7c47-72 96-143 144-215-17 65-32 129-49 195-3 11-3 14-29 14-7 0-12 0-12 7 0 1 0 6 6 6 7 0 15-2 22-2 6 0 14 0 21 0 10 0 34 2 44 2 3 0 7 0 7-7 0-6-4-6-10-6-1 0-7 0-14 0-7-1-7-3-7-6 0-2 0-5 1-7 16-61 30-122 45-182z"><text:p/></draw:path><draw:path draw:style-name="gr4" draw:text-style-name="P141" svg:width="0.0602in" svg:height="0.0677in" svg:x="0.2677in" svg:y="0.1287in" svg:viewBox="0 0 154 173" svg:d="M143 93c4 0 11 0 11-7s-7-7-11-7c-44 0-86 0-129 0 3-36 36-65 80-65 17 0 32 0 49 0 4 0 11 0 11-7s-7-7-11-7c-17 0-32 0-49 0-51 0-94 36-94 86s43 87 94 87c17 0 32 0 49 0 4 0 11 0 11-7s-7-7-11-7c-17 0-32 0-49 0-44 0-77-31-80-66 43 0 85 0 129 0z"><text:p/></draw:path><draw:path draw:style-name="gr4" draw:text-style-name="P141" svg:width="0.0657in" svg:height="0.0657in" svg:x="0.3457in" svg:y="0.1205in" svg:viewBox="0 0 168 168" svg:d="M62 91c2 0 5 0 8 0 13 18 24 38 36 58 3 4 9 12 12 17 2 2 2 2 8 2 11 0 22 0 34 0 5 0 8 0 8-4 0-1-1-4-3-4-10-1-22-18-28-27-1-1-14-18-31-45 23-4 44-12 44-42 0-33-37-46-65-46-26 0-51 0-78 0-4 0-7 0-7 4s4 4 6 4c14 0 15 2 15 14 0 41 0 82 0 124 0 13-1 14-15 14-2 0-6 0-6 4s3 4 7 4c22 0 46 0 69 0 4 0 7 0 7-4s-5-4-7-4c-14 0-14-1-14-14 0-18 0-37 0-55zM109 80c7-10 7-22 7-34 0-11-1-25-10-35 12 3 35 10 35 35 0 16-7 28-32 34zM62 22c0-5 0-14 15-14 21 0 31 9 31 38 0 33-7 37-46 37 0-20 0-41 0-61zM28 160c1-4 1-11 1-14 0-42 0-83 0-124 0-2 0-9-1-14 10 0 18 0 28 0-3 5-3 10-3 13 0 42 0 83 0 125 0 3 0 10 2 14-9 0-19 0-27 0zM80 91c3 0 3 0 5 0 3 0 9-1 13-1 3 5 29 49 50 70-8 0-15 0-23 0-16-24-30-46-45-69z"><text:p/></draw:path><draw:path draw:style-name="gr4" draw:text-style-name="P141" svg:width="0.0201in" svg:height="0.0201in" svg:x="0.4921in" svg:y="0.0795in" svg:viewBox="0 0 52 52" svg:d="M52 27c0-14-11-27-25-27-16 0-27 13-27 27s11 25 27 25c14 0 25-11 25-25z"><text:p/></draw:path><draw:path draw:style-name="gr4" draw:text-style-name="P141" svg:width="0.0854in" svg:height="0.0382in" svg:x="0.6323in" svg:y="0in" svg:viewBox="0 0 218 98" svg:d="M175 59c-7 6-24 20-24 29 0 5 6 10 10 10s7-4 10-7c5-7 17-21 39-32 3-1 8-4 8-10s-4-7-7-10c-11-7-16-17-21-28 0-4-2-11-9-11s-10 7-10 11c0 2 4 18 12 28-56 0-110 0-166 0-9 0-17 0-17 10s8 10 17 10c53 0 105 0 158 0z"><text:p/></draw:path><draw:path draw:style-name="gr4" draw:text-style-name="P141" svg:width="0.074in" svg:height="0.0874in" svg:x="0.5807in" svg:y="0.0528in" svg:viewBox="0 0 189 223" svg:d="M70 104c14 0 50 0 76-11 33-14 36-44 36-51 0-21-18-42-52-42-54 0-130 48-130 135 0 50 29 88 78 88 70 0 111-52 111-57 0-3-3-7-6-7-2 0-2 1-5 5-39 49-93 49-100 49-37 0-42-42-42-57 0-6 0-21 7-52 9 0 19 0 27 0zM48 94c18-76 68-83 82-83 23 0 37 14 37 31 0 52-80 52-100 52-7 0-12 0-19 0z"><text:p/></draw:path><draw:path draw:style-name="gr4" draw:text-style-name="P141" svg:width="0.063in" svg:height="0.0602in" svg:x="0.6685in" svg:y="0.1075in" svg:viewBox="0 0 161 154" svg:d="M66 81c0-1 8-32 8-33 2-3 11-21 23-30 2-1 12-8 26-8 4 0 13 0 20 4-11 3-16 13-16 20s6 12 14 12c9 0 20-7 20-21 0-18-20-25-36-25-19 0-34 7-49 24-6-21-27-24-35-24-13 0-23 7-27 17-8 14-14 34-14 35 0 4 6 4 7 4 4 0 4 0 7-10 6-21 11-36 25-36 9 0 11 7 11 17 0 5-2 18-5 28s-6 24-7 31c-4 14-7 28-11 43-2 6-5 14-5 16 0 7 7 9 13 9 4 0 11-2 14-9 1-2 6-17 7-26 3-12 7-25 10-38z"><text:p/></draw:path></draw:g></draw:g><text:s/>et une translation de <draw:g text:anchor-type="as-char" svg:y="-0.1374in" draw:z-index="6" draw:name="Shape198" draw:style-name="gr1"><svg:title>TexMaths</svg:title><svg:desc>14§display§y_{M_{\in \mathbb{R}}}\cdot \vec{e_{\theta }}§svg§600§FALSE§</svg:desc><draw:g draw:style-name="gr2"><draw:path draw:style-name="gr3" draw:text-style-name="P140" svg:width="0.702in" svg:height="0.1764in" svg:x="0.0039in" svg:y="0.0102in" svg:viewBox="0 0 1784 449" svg:d="M893 449c-298 0-595 0-893 0 0-150 0-299 0-449 595 0 1189 0 1784 0 0 150 0 299 0 449-297 0-594 0-891 0z"><text:p/></draw:path><draw:path draw:style-name="gr4" draw:text-style-name="P141" svg:width="0.089in" svg:height="0.1244in" svg:x="-0.0004in" svg:y="0.0528in" svg:viewBox="0 0 227 317" svg:d="M225 31c2-7 2-9 2-11 0-10-7-14-14-14-4 0-13 2-17 11-1 1-6 17-7 26-4 13-7 26-10 40-7 29-15 59-22 88-2 7-23 42-56 42-25 0-30-22-30-40 0-23 9-54 26-97 7-20 9-25 9-35 0-23-16-41-40-41-48 0-66 72-66 76 0 5 6 5 7 5 4 0 4-1 7-8 14-46 34-62 50-62 5 0 12 0 12 16 0 12-5 25-7 35-21 52-30 80-30 104 0 43 31 57 60 57 20 0 37-8 49-22-5 26-11 50-30 74-13 17-33 31-55 31-7 0-29-2-38-20 9 0 14 0 21-5 6-6 10-12 10-20 0-15-13-17-18-17-11 0-27 9-27 31 0 24 21 42 52 42 50 0 101-45 115-98 15-63 32-126 47-188z"><text:p/></draw:path><draw:path draw:style-name="gr4" draw:text-style-name="P141" svg:width="0.1441in" svg:height="0.0925in" svg:x="0.0992in" svg:y="0.0756in" svg:viewBox="0 0 367 236" svg:d="M325 28c4-13 4-15 29-15 7 0 13 0 13-7 0-6-4-6-11-6-16 0-31 0-47 0-9 0-11 1-15 7-45 66-88 130-133 196-11-64-22-129-34-193-1-9-1-10-12-10-17 0-32 0-49 0-7 0-11 0-11 8 0 5 4 5 12 5 4 0 6 0 13 1 7 0 7 1 7 4s0 3-2 9c-14 57-29 115-43 172-3 11-8 23-35 24-3 0-7 0-7 7 0 1 0 6 4 6 11 0 25-2 37-2 8 0 28 2 36 2 1 0 7 0 7-7 0-6-4-6-8-6-21 0-21-10-21-14 0-1 0-3 1-8 15-62 29-122 45-184h1c13 70 24 139 37 209 1 7 1 10 7 10 4 0 7-5 9-7 48-72 97-143 145-215-16 65-33 129-48 195-3 11-4 14-31 14-5 0-10 0-10 7 0 1 0 6 6 6s14-2 21-2 15 0 21 0c10 0 35 2 45 2 1 0 7 0 7-7 0-6-4-6-11-6-5 0-7 0-13 0-8-1-8-3-8-6 0-2 1-5 1-7 15-61 29-122 45-182z"><text:p/></draw:path><draw:path draw:style-name="gr4" draw:text-style-name="P141" svg:width="0.0602in" svg:height="0.0677in" svg:x="0.252in" svg:y="0.1287in" svg:viewBox="0 0 154 173" svg:d="M143 93c4 0 11 0 11-7s-7-7-11-7c-44 0-86 0-129 0 4-36 36-65 81-65 16 0 32 0 48 0 4 0 11 0 11-7s-7-7-11-7c-17 0-32 0-49 0-49 0-94 36-94 86s45 87 94 87c17 0 32 0 49 0 4 0 11 0 11-7s-7-7-11-7c-16 0-32 0-48 0-45 0-77-31-81-66 43 0 85 0 129 0z"><text:p/></draw:path><draw:path draw:style-name="gr4" draw:text-style-name="P141" svg:width="0.0661in" svg:height="0.0657in" svg:x="0.3295in" svg:y="0.1205in" svg:viewBox="0 0 169 168" svg:d="M62 91c2 0 5 0 8 0 13 18 25 38 38 58 3 4 8 12 11 17 1 2 1 2 7 2 11 0 24 0 35 0 4 0 8 0 8-4 0-1-2-4-4-4-10-1-21-18-26-27-3-1-14-18-31-45 21-4 43-12 43-42 0-33-36-46-66-46-25 0-51 0-77 0-4 0-8 0-8 4s4 4 7 4c14 0 14 2 14 14 0 41 0 82 0 124 0 13 0 14-14 14-3 0-7 0-7 4s4 4 8 4c23 0 45 0 68 0 4 0 8 0 8-4s-4-4-7-4c-14 0-15-1-15-14 0-18 0-37 0-55zM109 80c7-10 7-22 7-34 0-11-1-25-8-35 10 3 33 10 33 35 0 16-7 28-32 34zM62 22c0-5 0-14 15-14 21 0 31 9 31 38 0 33-7 37-46 37 0-20 0-41 0-61zM28 160c3-4 3-11 3-14 0-42 0-83 0-124 0-2 0-9-3-14 10 0 18 0 28 0-3 5-3 10-3 13 0 42 0 83 0 125 0 3 0 10 2 14-9 0-19 0-27 0zM81 91c2 0 3 0 4 0 5 0 9-1 13-1 4 5 31 49 50 70-8 0-15 0-23 0-14-24-30-46-44-69z"><text:p/></draw:path><draw:path draw:style-name="gr4" draw:text-style-name="P141" svg:width="0.0201in" svg:height="0.0201in" svg:x="0.4764in" svg:y="0.0795in" svg:viewBox="0 0 52 52" svg:d="M52 27c0-14-11-27-25-27s-27 13-27 27 13 25 27 25 25-11 25-25z"><text:p/></draw:path><draw:path draw:style-name="gr4" draw:text-style-name="P141" svg:width="0.0854in" svg:height="0.0382in" svg:x="0.6173in" svg:y="0in" svg:viewBox="0 0 218 98" svg:d="M175 59c-7 6-24 20-24 29 0 5 6 10 10 10s7-4 10-7c5-7 17-21 39-32 3-1 8-4 8-10s-4-7-7-10c-11-7-16-17-21-28 0-4-2-11-9-11s-10 7-10 11c0 2 4 18 12 28-56 0-110 0-166 0-9 0-17 0-17 10s8 10 17 10c53 0 105 0 158 0z"><text:p/></draw:path><draw:path draw:style-name="gr4" draw:text-style-name="P141" svg:width="0.074in" svg:height="0.0874in" svg:x="0.5657in" svg:y="0.0528in" svg:viewBox="0 0 189 223" svg:d="M69 104c14 0 50 0 75-11 35-14 37-44 37-51 0-21-19-42-52-42-55 0-129 48-129 135 0 50 29 88 77 88 70 0 112-52 112-57 0-3-3-7-7-7-1 0-3 1-6 5-39 49-92 49-98 49-39 0-43-42-43-57 0-6 0-21 8-52 9 0 17 0 26 0zM46 94c18-76 70-83 83-83 22 0 36 14 36 31 0 52-78 52-99 52-7 0-13 0-20 0z"><text:p/></draw:path><draw:path draw:style-name="gr4" draw:text-style-name="P141" svg:width="0.0602in" svg:height="0.0965in" svg:x="0.6555in" svg:y="0.072in" svg:viewBox="0 0 154 246" svg:d="M154 74c0-35-14-74-48-74-51 0-106 93-106 171 0 41 15 75 48 75 51 0 106-94 106-172zM38 116c18-74 47-106 68-106s21 38 21 45c0 14-2 33-9 61-27 0-54 0-80 0zM115 129c-10 38-18 56-28 73-11 18-24 34-39 34-20 0-23-26-23-44 0-24 7-50 10-63 27 0 53 0 80 0z"><text:p/></draw:path></draw:g></draw:g>, sans aucun problème, d’ailleurs souvent on dit qu’on définit le repère mobile <draw:g text:anchor-type="as-char" svg:y="-0.1445in" draw:z-index="7" draw:name="Shape199" draw:style-name="gr1"><svg:title>TexMaths</svg:title><svg:desc>14§display§\left(O,\ \vec{e_{r_M}},\ \vec{e_{\theta _M}}\right)§svg§600§FALSE§</svg:desc><draw:g draw:style-name="gr2"><draw:path draw:style-name="gr3" draw:text-style-name="P140" svg:width="1.1996in" svg:height="0.1724in" svg:x="-0.0004in" svg:y="0.0091in" svg:viewBox="0 0 3048 439" svg:d="M1525 439c-508 0-1017 0-1525 0 0-147 0-292 0-439 1017 0 2032 0 3048 0 0 147 0 292 0 439-508 0-1016 0-1523 0z"><text:p/></draw:path><draw:path draw:style-name="gr4" draw:text-style-name="P141" svg:width="0.0449in" svg:height="0.1925in" svg:x="0.0087in" svg:y="-0.0004in" svg:viewBox="0 0 115 490" svg:d="M115 484c0-1 0-3-9-11-61-62-78-154-78-228 0-86 20-171 80-231 7-7 7-7 7-8 0-5-3-6-6-6-5 0-49 34-78 97-25 53-31 107-31 148 0 38 6 96 32 152 30 60 72 93 77 93 3 0 6-2 6-6z"><text:p/></draw:path><draw:path draw:style-name="gr4" draw:text-style-name="P141" svg:width="0.1335in" svg:height="0.1394in" svg:x="0.0744in" svg:y="0.0083in" svg:viewBox="0 0 340 355" svg:d="M340 132c0-79-52-132-126-132-106 0-214 112-214 225 0 80 55 130 126 130 104 0 214-106 214-223zM129 343c-49 0-83-41-83-104 0-21 7-94 45-151 34-50 81-75 120-75 41 0 86 26 86 100 0 35-14 111-63 171-24 29-63 59-105 59z"><text:p/></draw:path><draw:path draw:style-name="gr4" draw:text-style-name="P141" svg:width="0.022in" svg:height="0.0575in" svg:x="0.235in" svg:y="0.1236in" svg:viewBox="0 0 57 147" svg:d="M57 52c0-32-12-52-32-52-15 0-25 13-25 25 0 14 10 27 25 27 7 0 13-2 18-7 2 0 2-2 2-2 1 0 1 2 1 9 0 36-17 66-33 81-6 5-6 7-6 8 0 3 3 6 6 6 5 0 44-38 44-95z"><text:p/></draw:path><draw:path draw:style-name="gr4" draw:text-style-name="P141" svg:width="0.0854in" svg:height="0.0378in" svg:x="0.4988in" svg:y="0.0063in" svg:viewBox="0 0 218 97" svg:d="M175 59c-7 5-24 19-24 28 0 5 6 10 10 10s7-3 10-6c5-8 17-21 39-32 3-3 8-4 8-11 0-5-4-7-7-10-11-7-16-16-21-27-1-5-2-11-9-11s-10 6-10 10c0 3 4 18 12 28-56 0-110 0-166 0-9 0-17-2-17 10 0 9 8 11 17 11 53 0 105 0 158 0z"><text:p/></draw:path><draw:path draw:style-name="gr4" draw:text-style-name="P141" svg:width="0.074in" svg:height="0.087in" svg:x="0.377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141" svg:width="0.0626in" svg:height="0.0606in" svg:x="0.4654in" svg:y="0.113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4" draw:text-style-name="P141" svg:width="0.113in" svg:height="0.0657in" svg:x="0.5425in" svg:y="0.1264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4" draw:text-style-name="P141" svg:width="0.022in" svg:height="0.0575in" svg:x="0.7012in" svg:y="0.1236in" svg:viewBox="0 0 57 147" svg:d="M57 52c0-32-12-52-30-52-17 0-27 13-27 25 0 14 10 27 27 27 5 0 11-2 16-7 2 0 2-2 3-2 0 3 0 2 0 9 0 36-17 66-33 81-5 5-5 7-5 8 0 3 2 6 5 6 5 0 44-38 44-95z"><text:p/></draw:path><draw:path draw:style-name="gr4" draw:text-style-name="P141" svg:width="0.085in" svg:height="0.0378in" svg:x="0.9665in" svg:y="0.0063in" svg:viewBox="0 0 217 97" svg:d="M174 59c-6 5-23 19-23 28 0 5 4 10 10 10 4 0 7-3 10-6 5-8 17-21 38-32 4-3 8-4 8-11 0-5-3-7-7-10-10-7-15-16-20-27-1-5-2-11-9-11s-10 6-10 10c0 3 4 18 11 28-55 0-111 0-165 0-9 0-17-2-17 10 0 9 8 11 17 11 52 0 105 0 157 0z"><text:p/></draw:path><draw:path draw:style-name="gr4" draw:text-style-name="P141" svg:width="0.074in" svg:height="0.087in" svg:x="0.8441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141" svg:width="0.0602in" svg:height="0.0961in" svg:x="0.9339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141" svg:width="0.1126in" svg:height="0.0657in" svg:x="1.011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141" svg:width="0.0449in" svg:height="0.1925in" svg:x="1.1646in" svg:y="-0.0004in" svg:viewBox="0 0 115 490" svg:d="M115 245c0-38-6-97-32-153-30-60-73-92-77-92-3 0-6 3-6 6 0 1 0 1 10 11 47 47 75 126 75 228 0 82-18 169-78 231-7 5-7 7-7 8 0 3 3 6 6 6 4 0 49-34 78-97 25-53 31-108 31-148z"><text:p/></draw:path></draw:g></draw:g><text:s/>par rapport au repère cartésien <draw:g text:anchor-type="as-char" svg:y="-0.1453in" draw:z-index="8" draw:name="Shape200" draw:style-name="gr1"><svg:title>TexMaths</svg:title><svg:desc>14§display§\left(O,\ \vec{e_x},\ \vec{e_y}\right)§svg§600§FALSE§</svg:desc><draw:g draw:style-name="gr2"><draw:path draw:style-name="gr3" draw:text-style-name="P140" svg:width="0.9358in" svg:height="0.1807in" svg:x="-0.0004in" svg:y="0.0094in" svg:viewBox="0 0 2378 460" svg:d="M1189 460c-396 0-793 0-1189 0 0-154 0-306 0-460 793 0 1585 0 2378 0 0 154 0 306 0 460-397 0-793 0-1189 0z"><text:p/></draw:path><draw:path draw:style-name="gr4" draw:text-style-name="P141" svg:width="0.0441in" svg:height="0.1921in" svg:x="0.0087in" svg:y="0in" svg:viewBox="0 0 113 489" svg:d="M113 484c0-2 0-2-8-10-60-63-77-155-77-229 0-86 20-171 80-231 5-7 5-7 5-8 0-5-1-6-4-6-5 0-49 34-78 96-25 54-31 108-31 149 0 37 6 96 32 152 30 60 72 92 77 92 3 0 4-1 4-5z"><text:p/></draw:path><draw:path draw:style-name="gr4" draw:text-style-name="P141" svg:width="0.1335in" svg:height="0.1394in" svg:x="0.0744in" svg:y="0.0071in" svg:viewBox="0 0 340 355" svg:d="M340 131c0-78-53-131-126-131-106 0-214 112-214 225 0 80 55 130 126 130 104 0 214-106 214-224zM129 343c-49 0-83-41-83-104 0-21 7-94 45-151 34-50 81-75 120-75 41 0 84 26 84 100 0 35-12 112-61 171-24 29-65 59-105 59z"><text:p/></draw:path><draw:path draw:style-name="gr4" draw:text-style-name="P141" svg:width="0.022in" svg:height="0.0575in" svg:x="0.235in" svg:y="0.124in" svg:viewBox="0 0 57 147" svg:d="M57 52c0-32-12-52-32-52-15 0-25 13-25 27 0 12 10 25 25 25 6 0 13-2 18-6 2-1 2-1 2-1 1 0 1 0 1 7 0 36-17 65-33 81-6 5-6 7-6 8 0 3 3 6 6 6 5 0 44-38 44-95z"><text:p/></draw:path><draw:path draw:style-name="gr4" draw:text-style-name="P141" svg:width="0.085in" svg:height="0.0374in" svg:x="0.4343in" svg:y="0.0067in" svg:viewBox="0 0 217 96" svg:d="M174 59c-6 5-23 19-23 28 0 5 4 9 10 9 4 0 7-2 10-5 5-9 17-21 38-32 4-3 8-4 8-10s-3-8-7-10c-10-8-15-17-20-28-1-5-2-11-9-11s-10 6-10 10c0 3 4 18 11 29-55 0-111 0-165 0-9 0-17 0-17 10s8 10 17 10c52 0 105 0 157 0z"><text:p/></draw:path><draw:path draw:style-name="gr4" draw:text-style-name="P141" svg:width="0.074in" svg:height="0.087in" svg:x="0.3776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141" svg:width="0.0717in" svg:height="0.0602in" svg:x="0.4654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4" draw:text-style-name="P141" svg:width="0.022in" svg:height="0.0575in" svg:x="0.5724in" svg:y="0.124in" svg:viewBox="0 0 57 147" svg:d="M57 52c0-32-12-52-30-52-17 0-27 13-27 27 0 12 10 25 27 25 5 0 11-2 16-6 2-1 2-1 3-1 0 3 0 0 0 7 0 36-17 65-32 81-6 5-6 7-6 8 0 3 2 6 5 6 5 0 44-38 44-95z"><text:p/></draw:path><draw:path draw:style-name="gr4" draw:text-style-name="P141" svg:width="0.0854in" svg:height="0.0374in" svg:x="0.7697in" svg:y="0.0067in" svg:viewBox="0 0 218 96" svg:d="M175 59c-7 5-24 19-24 28 0 5 6 9 10 9 6 0 7-2 10-5 5-9 17-21 39-32 3-3 8-4 8-10s-4-8-7-10c-11-8-16-17-19-28-2-5-6-11-11-11-7 0-10 6-10 10 0 3 4 18 12 29-54 0-110 0-165 0-8 0-18 0-18 10s10 10 18 10c52 0 105 0 157 0z"><text:p/></draw:path><draw:path draw:style-name="gr4" draw:text-style-name="P141" svg:width="0.074in" svg:height="0.087in" svg:x="0.715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4" draw:text-style-name="P141" svg:width="0.0689in" svg:height="0.0866in" svg:x="0.8028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4" draw:text-style-name="P141" svg:width="0.0449in" svg:height="0.1921in" svg:x="0.9004in" svg:y="0in" svg:viewBox="0 0 115 489" svg:d="M115 245c0-38-6-97-32-153-30-60-73-92-77-92-3 0-6 3-6 6 0 1 0 1 10 11 47 47 75 126 75 228 0 82-18 169-78 230-7 7-7 7-7 9 0 3 3 5 6 5 4 0 49-33 78-96 25-53 31-108 31-148z"><text:p/></draw:path></draw:g></draw:g><text:s/>(qu’on nomme ainsi mais qui est équivalent à notre repère <draw:g text:anchor-type="as-char" svg:y="-0.1445in" draw:z-index="9" draw:name="Shape201" draw:style-name="gr1"><svg:title>TexMaths</svg:title><svg:desc>14§display§\left(O,\ \vec{e_r},\ \vec{e_{\theta }}\right)§svg§600§FALSE§</svg:desc><draw:g draw:style-name="gr2"><draw:path draw:style-name="gr3" draw:text-style-name="P140" svg:width="0.9185in" svg:height="0.172in" svg:x="-0.0004in" svg:y="0.0098in" svg:viewBox="0 0 2334 438" svg:d="M0 0c778 0 1555 0 2334 0 0 145 0 292 0 438-779 0-1556 0-2334 0 0-146 0-293 0-438z"><text:p/></draw:path><draw:path draw:style-name="gr4" draw:text-style-name="P141" svg:width="0.0441in" svg:height="0.1917in" svg:x="0.0087in" svg:y="0in" svg:viewBox="0 0 113 488" svg:d="M113 483c0-2 0-2-8-10-62-62-77-154-77-228 0-86 20-171 80-232 5-6 5-6 5-9s-1-4-4-4c-5 0-49 34-78 95-25 55-31 109-31 150 0 36 6 96 32 151 30 60 72 92 77 92 3 0 4-1 4-5z"><text:p/></draw:path><draw:path draw:style-name="gr4" draw:text-style-name="P141"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141" svg:width="0.022in" svg:height="0.0575in" svg:x="0.2346in" svg:y="0.1232in" svg:viewBox="0 0 57 147" svg:d="M57 52c0-32-12-52-32-52-15 0-25 13-25 27 0 12 10 26 25 26 6 0 13-3 17-7 3-1 1-1 3-1 1 0 1 0 1 7 0 36-17 66-33 82-6 4-6 6-6 7 0 4 3 6 6 6 5 0 44-38 44-95z"><text:p/></draw:path><draw:path draw:style-name="gr4" draw:text-style-name="P141"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4" draw:text-style-name="P141"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141"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141" svg:width="0.022in" svg:height="0.0575in" svg:x="0.5606in" svg:y="0.1232in" svg:viewBox="0 0 57 147" svg:d="M57 52c0-32-12-52-30-52-17 0-27 13-27 27 0 12 10 26 27 26 5 0 11-3 16-7 2-1 2-1 3-1 0 3 0 0 0 7 0 36-17 66-33 82-5 4-5 6-5 7 0 4 2 6 5 6 5 0 44-38 44-95z"><text:p/></draw:path><draw:path draw:style-name="gr4" draw:text-style-name="P141"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4" draw:text-style-name="P141"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141"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141" svg:width="0.0449in" svg:height="0.1917in" svg:x="0.8831in" svg:y="0in" svg:viewBox="0 0 115 488" svg:d="M115 245c0-38-6-98-32-153-30-60-72-92-77-92-3 0-6 1-6 4s0 3 10 13c49 47 77 126 77 228 0 82-18 168-80 231-7 5-7 5-7 7 0 4 3 5 6 5 5 0 49-33 78-95 25-54 31-109 31-148z"><text:p/></draw:path></draw:g></draw:g>, si ce n’est peut-être que les normes de <draw:g text:anchor-type="as-char" svg:y="-0.1374in" draw:z-index="10" draw:name="Shape202" draw:style-name="gr1"><svg:title>TexMaths</svg:title><svg:desc>14§display§\vec{e_r}§svg§600§FALSE§</svg:desc><draw:g draw:style-name="gr2"><draw:path draw:style-name="gr3" draw:text-style-name="P140" svg:width="0.1386in" svg:height="0.1472in" svg:x="0.0004in" svg:y="0.0102in" svg:viewBox="0 0 353 375" svg:d="M178 375c-60 0-119 0-178 0 0-125 0-249 0-375 118 0 236 0 353 0 0 126 0 250 0 375-58 0-117 0-175 0z"><text:p/></draw:path><draw:path draw:style-name="gr4" draw:text-style-name="P141"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4" draw:text-style-name="P141"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141"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text:span text:style-name="T49">et de </text:span><text:span text:style-name="T49"><draw:g text:anchor-type="as-char" svg:y="-0.1374in" draw:z-index="11" draw:name="Shape203" draw:style-name="gr1"><svg:title>TexMaths</svg:title><svg:desc>14§display§\vec{e_{\theta}}§svg§600§FALSE§</svg:desc><draw:g draw:style-name="gr2"><draw:path draw:style-name="gr3" draw:text-style-name="P140" svg:width="0.1378in" svg:height="0.1469in" svg:x="0.0004in" svg:y="0.0102in" svg:viewBox="0 0 351 374" svg:d="M0 0c117 0 234 0 351 0 0 124 0 250 0 374-117 0-234 0-351 0 0-124 0-250 0-374z"><text:p/></draw:path><draw:path draw:style-name="gr4" draw:text-style-name="P141"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4" draw:text-style-name="P141"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141"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49"><text:s/>sont égales pour faire un repère orthonormé, et encore, en vrai on utilise que des repères orthonormés en 3D pour représenter des trajectoires dans l’espace, ça sera un autre délire si on a des coordonnées spatiales x et y et un temps ou une autre grandeur sur un autre axe, bref on verra ça plus tard</text:span>).</text:p>
      <text:p text:style-name="P54">Du coup, pour les sous-parties suivantes, on va considérer que le repère fixe qui sert à définir le repère non-cartésien (genre polaire, cylindrique, sphérique en fonction de telle convention, etc), peut aussi servir de repère cartésien et on va voir comment passer des coordonnées dans l’un des repères n<text:span text:style-name="T51">on cartésien (en considérant le repère mobile donc), </text:span>vers les coordonnées de <text:span text:style-name="T51">son</text:span> repère <text:span text:style-name="T51">cartésien de définition, </text:span>et vice-versa. <text:span text:style-name="T51">C’est pas très compréhensible mais t’as capté.</text:span></text:p>
      <text:p text:style-name="P42"><text:span text:style-name="T7">6.1) </text:span><text:span text:style-name="T2">Cartésien 2D </text:span><text:span text:style-name="T6">↔ </text:span><text:span text:style-name="T2">Polaire</text:span></text:p>
      <text:p text:style-name="P56"><text:span text:style-name="T7">6.2) </text:span><text:span text:style-name="T1">Cartésien 3D </text:span><text:span text:style-name="T6">↔ </text:span><text:span text:style-name="T1">Cylindrique</text:span></text:p>
      <text:p text:style-name="P57"><text:span text:style-name="T7">6.3) </text:span><text:span text:style-name="T1">Sphérique (R, L, C) </text:span><text:span text:style-name="T2"><text:s/></text:span><text:span text:style-name="T6">↔</text:span><text:span text:style-name="T1"> </text:span><text:span text:style-name="T2">Cartésien 3D</text:span></text:p>
      <text:p text:style-name="P41"><text:span text:style-name="T7">6.4) </text:span><text:span text:style-name="T3">Sphérique (R, L, </text:span><text:span text:style-name="T4">L</text:span><text:span text:style-name="T3">) </text:span><text:span text:style-name="T2"><text:s/></text:span><text:span text:style-name="T6">↔</text:span><text:span text:style-name="T3"> </text:span><text:span text:style-name="T2">Cartésien 3D</text:span></text:p>
      <text:p text:style-name="P55"><text:span text:style-name="T7">6.5) </text:span><text:span text:style-name="T3">Sphérique (R, L, C) </text:span><text:span text:style-name="T1"><text:s/></text:span><text:span text:style-name="T6">↔</text:span><text:span text:style-name="T5"> </text:span><text:span text:style-name="T3">Sphérique (R, L, </text:span><text:span text:style-name="T5">L</text:span><text:span text:style-name="T3">)</text:span></text:p>
      <text:p text:style-name="P9"><text:span text:style-name="T75">6.6) </text:span>Cylindrique<text:span text:style-name="T52"> </text:span><text:span text:style-name="T54">↔ </text:span><text:span text:style-name="T53">Sphérique (R, L, C)</text:span></text:p>
      <text:p text:style-name="P9"><text:span text:style-name="T75">6.7) </text:span>Cylindrique <text:span text:style-name="T54">↔ </text:span><text:span text:style-name="T53">Sphérique (R, L, </text:span>L<text:span text:style-name="T53">)</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8"><text:soft-page-break/><text:span text:style-name="T37">Remarque</text:span><text:span text:style-name="T36">:</text:span></text:p>
      <text:p text:style-name="P49"><text:span text:style-name="T78">D</text:span>e manière générale, quand on a un repère <text:span text:style-name="T78">d’un espace à n dimensions</text:span> genre <draw:g text:anchor-type="as-char" svg:y="-0.1445in" draw:z-index="60" draw:name="Shape236" draw:style-name="gr1"><svg:title>TexMaths</svg:title><svg:desc>14§display§\left(O,\ \vec{e_1},\vec{e_2},\vec{e_3}\right)§svg§600§FALSE§</svg:desc><draw:g draw:style-name="gr2"><draw:path draw:style-name="gr3" draw:text-style-name="P140" svg:width="1.1173in" svg:height="0.1724in" svg:x="0.0004in" svg:y="0.0098in" svg:viewBox="0 0 2839 439" svg:d="M1421 439c-475 0-948 0-1421 0 0-147 0-292 0-439 946 0 1893 0 2839 0 0 147 0 292 0 439-473 0-946 0-1418 0z"><text:p/></draw:path><draw:path draw:style-name="gr4" draw:text-style-name="P141"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141" svg:width="0.1335in" svg:height="0.1394in" svg:x="0.0752in" svg:y="0.0091in" svg:viewBox="0 0 340 355" svg:d="M340 132c0-79-52-132-126-132-106 0-214 112-214 225 0 80 55 130 126 130 104 0 214-106 214-223zM129 343c-49 0-83-41-83-104 0-21 7-94 45-151 34-50 81-75 120-75 41 0 84 26 84 100 0 35-12 112-61 171-24 29-63 59-105 59z"><text:p/></draw:path><draw:path draw:style-name="gr4" draw:text-style-name="P141" svg:width="0.022in" svg:height="0.0575in" svg:x="0.2354in" svg:y="0.1244in" svg:viewBox="0 0 57 147" svg:d="M57 52c0-32-12-52-32-52-15 0-25 13-25 27 0 12 10 25 25 25 7 0 13-2 18-6 2-1 2-1 2-1 1 0 1 0 1 7 0 36-17 66-33 81-6 6-6 7-6 8 0 3 3 6 6 6 5 0 44-38 44-95z"><text:p/></draw:path><draw:path draw:style-name="gr4" draw:text-style-name="P141" svg:width="0.0854in" svg:height="0.0378in" svg:x="0.4295in" svg:y="0.0071in" svg:viewBox="0 0 218 97" svg:d="M175 59c-7 5-22 19-22 28 0 5 4 10 9 10s6-3 9-6c5-8 18-21 39-32 3-3 8-4 8-10s-4-8-7-10c-11-8-16-17-19-28-2-5-3-11-10-11s-10 6-10 10c0 3 3 18 11 29-54 0-110 0-165 0-8 0-18 0-18 10s10 10 18 10c52 0 105 0 157 0z"><text:p/></draw:path><draw:path draw:style-name="gr4" draw:text-style-name="P141" svg:width="0.074in" svg:height="0.087in" svg:x="0.3783in" svg:y="0.0598in" svg:viewBox="0 0 189 222" svg:d="M69 104c15 0 51-2 75-12 35-14 37-43 37-50 0-21-19-42-52-42-55 0-129 48-129 134 0 49 29 88 77 88 70 0 112-51 112-57 0-3-3-7-6-7-2 0-4 1-7 6-39 47-92 47-98 47-39 0-43-40-43-56 0-7 0-21 8-51 9 0 17 0 26 0zM46 92c20-74 70-81 83-81 22 0 36 14 36 31 0 50-78 50-99 50-7 0-13 0-20 0z"><text:p/></draw:path><draw:path draw:style-name="gr4" draw:text-style-name="P141" svg:width="0.0492in" svg:height="0.0894in" svg:x="0.4744in" svg:y="0.0835in" svg:viewBox="0 0 126 228" svg:d="M78 10c0-10-1-10-11-10-22 21-53 21-67 21 0 4 0 8 0 13 8 0 31 0 50-10 0 59 0 117 0 176 0 11 0 15-35 15-4 0-8 0-12 0 0 5 0 9 0 13 5-1 47-1 61-1 10 0 54 0 62 1 0-4 0-8 0-13-4 0-10 0-14 0-34 0-34-4-34-15 0-64 0-127 0-190z"><text:p/></draw:path><draw:path draw:style-name="gr4" draw:text-style-name="P141" svg:width="0.022in" svg:height="0.0575in" svg:x="0.5626in" svg:y="0.1244in" svg:viewBox="0 0 57 147" svg:d="M57 52c0-32-12-52-30-52-17 0-27 13-27 27 0 12 10 25 27 25 5 0 11-2 16-6 2-1 2-1 3-1 0 3 0 0 0 7 0 36-17 64-33 81-6 4-5 7-5 8 0 3 2 6 5 6 5 0 44-38 44-95z"><text:p/></draw:path><draw:path draw:style-name="gr4" draw:text-style-name="P141" svg:width="0.085in" svg:height="0.0378in" svg:x="0.6925in" svg:y="0.0071in" svg:viewBox="0 0 217 97" svg:d="M174 59c-7 5-23 19-23 28 0 5 4 10 10 10 4 0 7-3 8-6 7-8 19-21 40-32 4-3 8-4 8-10s-3-8-7-10c-10-8-15-17-20-28-1-5-2-11-9-11s-10 6-10 10c0 3 4 18 11 29-55 0-111 0-165 0-9 0-17 0-17 10s8 10 17 10c52 0 105 0 157 0z"><text:p/></draw:path><draw:path draw:style-name="gr4" draw:text-style-name="P141" svg:width="0.074in" svg:height="0.087in" svg:x="0.6406in" svg:y="0.0598in" svg:viewBox="0 0 189 222" svg:d="M70 104c14 0 50-2 74-12 35-14 38-43 38-50 0-21-20-42-53-42-55 0-129 48-129 134 0 49 29 88 77 88 70 0 112-51 112-57 0-3-3-7-6-7-2 0-4 1-7 6-39 47-92 47-98 47-37 0-43-40-43-56 0-7 1-21 8-51 9 0 19 0 27 0zM46 92c20-74 70-81 83-81 24 0 36 14 36 31 0 50-78 50-99 50-7 0-13 0-20 0z"><text:p/></draw:path><draw:path draw:style-name="gr4" draw:text-style-name="P141" svg:width="0.0598in" svg:height="0.0894in" svg:x="0.7307in" svg:y="0.0835in" svg:viewBox="0 0 153 228" svg:d="M153 165c-5 0-9 0-13 0 0 7-4 28-8 31-3 3-30 3-34 3-21 0-43 0-64 0 36-33 49-42 68-58 27-21 51-42 51-74 0-42-37-67-82-67-42 0-71 29-71 62 0 16 15 18 18 18 9 0 18-6 18-18 0-6-2-19-19-19 10-23 33-30 49-30 35 0 53 26 53 54 0 30-21 53-32 66-28 26-56 53-84 81-3 3-3 4-3 14 48 0 94 0 141 0 5-21 7-42 12-63z"><text:p/></draw:path><draw:path draw:style-name="gr4" draw:text-style-name="P141" svg:width="0.022in" svg:height="0.0575in" svg:x="0.8252in" svg:y="0.1244in" svg:viewBox="0 0 57 147" svg:d="M57 52c0-32-11-52-30-52-17 0-27 13-27 27 0 12 10 25 27 25 5 0 12-2 16-6 2-1 2-1 3-1 0 3 2 0 2 7 0 36-19 66-34 81-6 6-6 7-6 8 0 3 3 6 5 6 5 0 44-38 44-95z"><text:p/></draw:path><draw:path draw:style-name="gr4" draw:text-style-name="P141" svg:width="0.085in" svg:height="0.0378in" svg:x="0.9555in" svg:y="0.0071in" svg:viewBox="0 0 217 97" svg:d="M175 59c-7 5-24 19-24 28 0 5 6 10 10 10s7-3 10-6c5-8 17-21 38-32 4-3 8-4 8-10s-3-8-7-10c-10-8-15-17-20-28-1-5-2-11-9-11s-10 6-10 10c0 3 4 18 11 29-55 0-111 0-165 0-9 0-17 0-17 10s8 10 17 10c53 0 105 0 158 0z"><text:p/></draw:path><draw:path draw:style-name="gr4" draw:text-style-name="P141" svg:width="0.074in" svg:height="0.087in" svg:x="0.9035in" svg:y="0.0598in" svg:viewBox="0 0 189 222" svg:d="M70 104c14 0 50-2 76-12 33-14 36-43 36-50 0-21-18-42-53-42-55 0-129 48-129 134 0 49 29 88 77 88 71 0 112-51 112-57 0-3-3-7-6-7-2 0-2 1-7 6-37 47-92 47-98 47-37 0-42-40-42-56 0-7 0-21 7-51 9 0 19 0 27 0zM46 92c20-74 70-81 83-81 24 0 36 14 36 31 0 50-78 50-98 50-7 0-14 0-21 0z"><text:p/></draw:path><draw:path draw:style-name="gr4" draw:text-style-name="P141" svg:width="0.0618in" svg:height="0.0921in" svg:x="0.9925in" svg:y="0.0835in" svg:viewBox="0 0 158 235" svg:d="M76 113c26 0 46 19 46 55 0 43-25 56-45 56-14 0-45-4-59-24 17-1 20-13 20-20 0-11-9-19-18-19-10 0-20 7-20 21 0 32 36 53 77 53 48 0 81-32 81-67 0-27-22-53-60-62 36-12 49-37 49-58 0-28-31-48-69-48-39 0-67 18-67 46 0 11 7 18 17 18 11 0 18-8 18-18s-7-17-18-18c13-14 36-18 49-18 15 0 38 7 38 38 0 14-6 29-14 40-11 13-21 14-39 14-9 2-9 2-10 2-2 0-4 1-4 4 0 5 2 5 9 5 6 0 13 0 19 0z"><text:p/></draw:path><draw:path draw:style-name="gr4" draw:text-style-name="P141" svg:width="0.0449in" svg:height="0.1925in" svg:x="1.0827in" svg:y="0.0004in" svg:viewBox="0 0 115 490" svg:d="M115 245c0-38-6-97-32-153-30-60-73-92-77-92-3 0-6 3-6 6 0 1 0 1 10 11 47 47 75 126 75 228 0 82-18 169-78 231-7 7-7 7-7 8 0 3 3 6 6 6 4 0 49-34 78-97 25-53 31-108 31-148z"><text:p/></draw:path></draw:g></draw:g>, où on repère des points avec des coordonnées <text:span text:style-name="T79">genre </text:span><text:span text:style-name="T79"><draw:g text:anchor-type="as-char" svg:y="-0.1445in" draw:z-index="61" draw:name="Shape237" draw:style-name="gr1"><svg:title>TexMaths</svg:title><svg:desc>14§display§M\left(x_1,x_2,x_3\right)§svg§600§FALSE§</svg:desc><draw:g draw:style-name="gr2"><draw:path draw:style-name="gr3" draw:text-style-name="P140" svg:width="1.1165in" svg:height="0.1724in" svg:x="0.002in" svg:y="0.0098in" svg:viewBox="0 0 2837 439" svg:d="M1419 439c-473 0-946 0-1419 0 0-147 0-292 0-439 946 0 1891 0 2837 0 0 147 0 292 0 439-473 0-946 0-1418 0z"><text:p/></draw:path><draw:path draw:style-name="gr4" draw:text-style-name="P141" svg:width="0.1937in" svg:height="0.1307in" svg:x="0.0004in" svg:y="0.0134in" svg:viewBox="0 0 493 333" svg:d="M435 38c4-18 4-23 42-23 11 0 16 0 16-9 0-6-5-6-13-6-22 0-43 0-66 0-12 0-12 0-19 8-60 93-119 186-179 279-13-91-26-183-38-276-2-11-3-11-16-11-22 0-44 0-67 0-10 0-15 0-15 8 0 7 4 7 14 7 7 0 15 0 22 0 7 2 10 3 10 9 0 1 0 3-1 10-21 82-42 165-63 247-5 20-13 35-54 37-1 0-8 1-8 9 0 5 3 6 7 6 15 0 32-1 49-1s35 1 50 1c3 0 10 0 10-10 0-5-5-5-10-5-28 0-33-10-33-21 0-5 1-6 3-12 22-88 44-177 67-265 14 100 28 201 42 302 1 5 1 11 7 11 5 0 8-6 11-8 66-103 133-206 199-310-24 94-46 188-70 280-4 18-6 23-45 23-8 0-14 0-14 9 0 6 7 6 8 6 13 0 47-1 61-1 21 0 42 1 61 1 3 0 10 0 10-10 0-5-4-5-14-5-18 0-32 0-32-9 0-1 0-3 3-11 22-87 43-173 65-260z"><text:p/></draw:path><draw:path draw:style-name="gr4" draw:text-style-name="P141" svg:width="0.0441in" svg:height="0.1925in" svg:x="0.2528in" svg:y="0.0004in" svg:viewBox="0 0 113 490" svg:d="M113 484c0-1 0-1-8-10-62-63-77-155-77-229 0-86 18-171 80-231 5-7 5-7 5-8 0-5-1-6-4-6-5 0-49 34-78 97-25 53-31 107-31 148 0 38 6 96 32 152 30 60 72 93 77 93 3 0 4-2 4-6z"><text:p/></draw:path><draw:path draw:style-name="gr4" draw:text-style-name="P141" svg:width="0.0961in" svg:height="0.087in" svg:x="0.3142in" svg:y="0.0598in" svg:viewBox="0 0 245 222" svg:d="M150 69c3-13 14-58 49-58 1 0 14 0 24 6-14 3-24 15-24 26 0 9 5 19 19 19 12 0 27-10 27-30 0-25-29-32-46-32-28 0-46 27-52 38-13-32-39-38-53-38-51 0-79 63-79 76 0 5 5 5 6 5 4 0 6-1 6-5 16-52 50-65 67-65 8 0 26 4 26 32 0 16-8 49-26 118-9 31-25 50-48 50-3 0-14 0-24-5 12-3 23-13 23-27s-11-17-18-17c-14 0-27 13-27 28 0 23 24 32 46 32 32 0 51-35 52-37 6 18 24 37 53 37 51 0 79-63 79-75 0-4-5-4-6-4-6 0-6 1-7 4-17 53-49 64-66 64-18 0-26-15-26-32 0-11 2-21 8-43 6-23 11-45 17-67z"><text:p/></draw:path><draw:path draw:style-name="gr4" draw:text-style-name="P141" svg:width="0.0492in" svg:height="0.0894in" svg:x="0.4339in" svg:y="0.0835in" svg:viewBox="0 0 126 228" svg:d="M78 10c0-10-1-10-11-10-21 21-53 21-67 21 0 4 0 8 0 13 8 0 31 0 50-10 0 59 0 117 0 176 0 11 0 15-35 15-4 0-8 0-12 0 0 5 0 9 0 13 5-1 49-1 61-1 10 0 54 0 62 1 0-4 0-8 0-13-4 0-10 0-14 0-34 0-34-4-34-15 0-64 0-127 0-190z"><text:p/></draw:path><draw:path draw:style-name="gr4" draw:text-style-name="P141" svg:width="0.022in" svg:height="0.0575in" svg:x="0.5228in" svg:y="0.1244in" svg:viewBox="0 0 57 147" svg:d="M57 52c0-32-11-52-30-52-17 0-27 13-27 27 0 12 10 25 27 25 5 0 12-2 16-6 2-1 2-1 3-1 0 3 2 0 2 7 0 36-19 66-34 81-6 6-6 7-6 8 0 3 3 6 5 6 5 0 44-38 44-95z"><text:p/></draw:path><draw:path draw:style-name="gr4" draw:text-style-name="P141" svg:width="0.0961in" svg:height="0.087in" svg:x="0.5972in" svg:y="0.0598in" svg:viewBox="0 0 245 222" svg:d="M151 69c3-13 14-58 48-58 3 0 15 0 25 6-14 3-24 15-24 26 0 9 6 19 18 19s27-10 27-30c0-25-28-32-45-32-29 0-46 27-52 38-12-32-39-38-53-38-52 0-80 63-80 76 0 5 5 4 6 5 4 0 6-1 7-5 17-52 49-65 66-65 10 0 26 4 26 32 0 16-8 49-26 118-7 31-25 50-46 50-3 0-14 0-26-5 13-3 24-13 24-27s-11-17-18-17c-15 0-28 13-28 28 0 23 25 32 46 32 34 0 51-35 52-37 7 18 24 37 53 37 51 0 79-63 79-75 0-4-5-4-6-4-4 0-6 1-6 4-16 53-50 64-65 64-20 0-27-15-27-32 0-11 3-21 8-43 6-23 12-45 17-67z"><text:p/></draw:path><draw:path draw:style-name="gr4" draw:text-style-name="P141" svg:width="0.0591in" svg:height="0.0894in" svg:x="0.711in" svg:y="0.0835in" svg:viewBox="0 0 151 228" svg:d="M151 165c-4 0-7 0-11 0-1 7-4 28-10 31-3 3-28 3-33 3-21 0-42 0-63 0 36-33 47-42 68-58 25-21 49-42 49-74 0-42-36-67-80-67-43 0-71 29-71 62 0 16 14 18 18 18 7 0 18-6 18-18 0-6-2-19-21-19 12-23 34-30 51-30 35 0 52 26 52 54 0 30-21 53-33 66-28 26-54 53-82 81-3 3-3 4-3 14 48 0 94 0 141 0 3-21 7-42 10-63z"><text:p/></draw:path><draw:path draw:style-name="gr4" draw:text-style-name="P141" svg:width="0.022in" svg:height="0.0575in" svg:x="0.8059in" svg:y="0.1244in" svg:viewBox="0 0 57 147" svg:d="M57 52c0-32-12-52-32-52-15 0-25 13-25 27 0 12 10 25 25 25 7 0 13-2 18-6 2-1 2-1 3-1 0 3 0 0 0 7 0 36-17 66-33 81-6 6-6 7-6 8 0 3 3 6 6 6 5 0 44-38 44-95z"><text:p/></draw:path><draw:path draw:style-name="gr4" draw:text-style-name="P141" svg:width="0.0961in" svg:height="0.087in" svg:x="0.8807in" svg:y="0.0598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4" draw:text-style-name="P141" svg:width="0.0618in" svg:height="0.0921in" svg:x="0.9933in" svg:y="0.0835in" svg:viewBox="0 0 158 235" svg:d="M76 113c26 0 46 19 46 55 0 43-25 56-45 56-14 0-45-4-59-24 16-1 20-13 20-20 0-11-9-19-18-19-10 0-20 7-20 21 0 32 35 53 77 53 48 0 81-32 81-67 0-27-22-53-60-62 36-12 49-37 49-58 0-28-31-48-69-48-39 0-67 18-67 46 0 11 7 18 17 18 11 0 18-8 18-18s-7-17-18-18c13-14 36-18 49-18 15 0 38 7 38 38 0 14-6 29-14 40-11 13-21 14-39 14-9 2-9 2-10 2-2 0-4 1-4 4 0 5 2 5 8 5 7 0 13 0 20 0z"><text:p/></draw:path><draw:path draw:style-name="gr4" draw:text-style-name="P141" svg:width="0.0449in" svg:height="0.1925in" svg:x="1.0835in" svg:y="0.0004in" svg:viewBox="0 0 115 490" svg:d="M115 245c0-38-6-97-32-153-30-60-73-92-77-92-3 0-6 3-6 6 0 1 0 1 10 11 47 47 75 126 75 228 0 82-18 169-78 231-7 7-7 7-7 8 0 3 3 6 6 6 4 0 49-34 78-97 25-53 31-108 31-148z"><text:p/></draw:path></draw:g></draw:g></text:span>, <text:span text:style-name="T77">et qu’on a un autre repère du même espace </text:span><text:span text:style-name="T77"><draw:g text:anchor-type="as-char" svg:y="-0.1445in" draw:z-index="62" draw:name="Shape238" draw:style-name="gr1"><svg:title>TexMaths</svg:title><svg:desc>14§display§\left(O,\vec{u_1},\vec{u_2},\vec{u_3}\right)§svg§600§FALSE§</svg:desc><draw:g draw:style-name="gr2"><draw:path draw:style-name="gr3" draw:text-style-name="P140" svg:width="1.1154in" svg:height="0.1724in" svg:x="0.0004in" svg:y="0.0098in" svg:viewBox="0 0 2834 439" svg:d="M1418 439c-473 0-945 0-1418 0 0-147 0-292 0-439 945 0 1889 0 2834 0 0 147 0 292 0 439-472 0-944 0-1416 0z"><text:p/></draw:path><draw:path draw:style-name="gr4" draw:text-style-name="P141"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141" svg:width="0.1335in" svg:height="0.1394in" svg:x="0.0752in" svg:y="0.0091in" svg:viewBox="0 0 340 355" svg:d="M340 132c0-79-52-132-126-132-106 0-214 112-214 225 0 80 55 130 126 130 104 0 214-106 214-223zM129 343c-49 0-83-41-83-104 0-21 7-94 45-151 34-50 81-75 120-75 41 0 86 26 86 100 0 35-14 112-63 171-24 29-63 59-105 59z"><text:p/></draw:path><draw:path draw:style-name="gr4" draw:text-style-name="P141" svg:width="0.022in" svg:height="0.0575in" svg:x="0.2358in" svg:y="0.1244in" svg:viewBox="0 0 57 147" svg:d="M57 52c0-32-12-52-32-52-15 0-25 13-25 27 0 12 10 25 25 25 7 0 13-2 18-6 2-1 2-1 2-1 1 0 1 0 1 7 0 36-17 66-33 81-6 6-6 7-6 8 0 3 3 6 6 6 5 0 44-38 44-95z"><text:p/></draw:path><draw:path draw:style-name="gr4" draw:text-style-name="P141" svg:width="0.0854in" svg:height="0.0378in" svg:x="0.3756in" svg:y="0.0071in" svg:viewBox="0 0 218 97" svg:d="M175 59c-7 5-24 19-24 28 0 5 6 10 10 10 6 0 7-3 10-6 5-8 17-21 39-32 3-3 8-4 8-10s-4-8-7-10c-11-8-16-17-19-28-2-5-6-11-11-11-7 0-10 6-10 10 0 3 4 18 12 29-56 0-110 0-166 0-7 0-17 0-17 10s10 10 17 10c53 0 105 0 158 0z"><text:p/></draw:path><draw:path draw:style-name="gr4" draw:text-style-name="P141" svg:width="0.0992in" svg:height="0.087in" svg:x="0.3106in" svg:y="0.0598in" svg:viewBox="0 0 253 222" svg:d="M158 190c6 20 23 32 44 32 16 0 28-11 36-26 8-18 15-48 15-49 0-4-5-4-7-4-4 0-5 1-7 8-7 27-15 60-36 60-10 0-15-5-15-22 0-11 5-34 9-51 5-18 10-36 14-53 2-7 7-26 9-33 3-11 7-30 7-32 0-10-7-14-14-14-3 0-16 0-20 16-8 37-31 122-36 149 0 1-20 40-56 40-25 0-31-21-31-39 0-28 14-67 27-101 5-14 8-21 8-30 0-23-15-41-41-41-46 0-64 71-64 76s4 5 6 5c5 0 5-1 8-10 13-42 31-60 49-60 4 0 13 0 13 16 0 12-6 26-9 33-18 49-28 80-28 104 0 46 34 58 60 58 33 0 51-22 59-32z"><text:p/></draw:path><draw:path draw:style-name="gr4" draw:text-style-name="P141" svg:width="0.0488in" svg:height="0.0894in" svg:x="0.4307in" svg:y="0.0835in" svg:viewBox="0 0 125 228" svg:d="M77 10c0-10 0-10-10-10-22 21-53 21-67 21 0 4 0 8 0 13 8 0 31 0 49-10 0 59 0 117 0 176 0 11 0 15-34 15-4 0-9 0-14 0 0 5 0 9 0 13 7-1 49-1 62-1 11 0 55 0 62 1 0-4 0-8 0-13-5 0-9 0-13 0-35 0-35-4-35-15 0-64 0-127 0-190z"><text:p/></draw:path><draw:path draw:style-name="gr4" draw:text-style-name="P141" svg:width="0.022in" svg:height="0.0575in" svg:x="0.5197in" svg:y="0.1244in" svg:viewBox="0 0 57 147" svg:d="M57 52c0-32-12-52-32-52-15 0-25 13-25 27 0 12 10 25 25 25 7 0 13-2 18-6 2-1 2-1 2-1 1 0 1 0 1 7 0 36-17 66-33 81-6 6-6 7-6 8 0 3 3 6 6 6 5 0 44-38 44-95z"><text:p/></draw:path><draw:path draw:style-name="gr4" draw:text-style-name="P141" svg:width="0.0854in" svg:height="0.0378in" svg:x="0.6591in" svg:y="0.0071in" svg:viewBox="0 0 218 97" svg:d="M175 59c-7 5-24 19-24 28 0 5 6 10 10 10s7-3 10-6c5-8 17-21 39-32 3-3 8-4 8-10s-4-8-7-10c-11-8-16-17-21-28 0-5-2-11-9-11s-10 6-10 10c0 3 4 18 12 29-56 0-110 0-166 0-9 0-17 0-17 10s8 10 17 10c53 0 105 0 158 0z"><text:p/></draw:path><draw:path draw:style-name="gr4" draw:text-style-name="P141" svg:width="0.0988in" svg:height="0.087in" svg:x="0.5941in" svg:y="0.0598in" svg:viewBox="0 0 252 222" svg:d="M158 190c4 20 23 32 44 32 16 0 28-11 36-26 8-18 14-48 14-49 0-4-4-4-6-4-4 0-5 1-7 8-7 27-15 60-36 60-10 0-15-5-15-22 0-11 5-34 9-51 5-18 10-36 14-53 2-7 6-26 9-33 3-11 7-30 7-32 0-10-7-14-14-14-3 0-16 0-20 16-8 37-31 122-36 149 0 1-21 40-56 40-25 0-31-21-31-39 0-28 14-67 27-101 5-14 8-21 8-30 0-23-15-41-41-41-46 0-64 71-64 76s4 5 6 5c5 0 5-1 8-10 11-42 31-60 49-60 4 0 13 0 13 16 0 12-6 26-9 33-18 49-28 80-28 104 0 46 34 58 60 58 33 0 51-22 59-32z"><text:p/></draw:path><draw:path draw:style-name="gr4" draw:text-style-name="P141" svg:width="0.0598in" svg:height="0.0894in" svg:x="0.7075in" svg:y="0.0835in" svg:viewBox="0 0 153 228" svg:d="M153 165c-5 0-7 0-12 0-1 7-5 28-9 31-3 3-30 3-34 3-21 0-42 0-63 0 35-33 48-42 69-58 25-21 49-42 49-74 0-42-37-67-82-67-42 0-71 29-71 62 0 16 15 18 18 18 9 0 18-6 18-18 0-6-1-19-19-19 10-23 33-30 50-30 34 0 52 26 52 54 0 30-21 53-32 66-28 26-55 53-83 81-4 3-4 4-4 14 48 0 95 0 143 0 3-21 7-42 10-63z"><text:p/></draw:path><draw:path draw:style-name="gr4" draw:text-style-name="P141" svg:width="0.022in" svg:height="0.0575in" svg:x="0.8028in" svg:y="0.1244in" svg:viewBox="0 0 57 147" svg:d="M57 52c0-32-12-52-32-52-15 0-25 13-25 27 0 12 10 25 25 25 6 0 13-2 17-6 3-1 1-1 3-1 1 0 1 0 1 7 0 36-17 66-33 81-6 6-6 7-6 8 0 3 3 6 6 6 5 0 44-38 44-95z"><text:p/></draw:path><draw:path draw:style-name="gr4" draw:text-style-name="P141" svg:width="0.0854in" svg:height="0.0378in" svg:x="0.9429in" svg:y="0.0071in" svg:viewBox="0 0 218 97" svg:d="M175 59c-7 5-24 19-24 28 0 5 6 10 10 10s7-3 10-6c5-8 17-21 39-32 3-3 8-4 8-10s-4-8-7-10c-11-8-16-17-21-28 0-5-2-11-9-11s-10 6-10 10c0 3 4 18 12 29-56 0-110 0-166 0-9 0-17 0-17 10s8 10 17 10c53 0 105 0 158 0z"><text:p/></draw:path><draw:path draw:style-name="gr4" draw:text-style-name="P141" svg:width="0.0988in" svg:height="0.087in" svg:x="0.878in" svg:y="0.0598in" svg:viewBox="0 0 252 222" svg:d="M157 190c5 20 24 32 45 32 16 0 28-11 36-26 8-18 14-48 14-49 0-4-4-4-6-4-4 0-5 1-7 8-7 27-15 60-36 60-11 0-15-5-15-22 0-11 5-34 9-51 5-18 10-36 14-53 2-7 6-26 9-33 1-11 7-30 7-32 0-10-7-14-14-14-3 0-16 0-20 16-10 37-31 122-36 149-2 1-21 40-56 40-27 0-31-21-31-39 0-28 14-67 27-101 5-14 8-21 8-30 0-23-15-41-41-41-46 0-64 71-64 76s4 5 6 5c4 0 5-1 8-10 11-42 31-60 49-60 4 0 13 0 13 16 0 12-6 26-9 33-18 49-29 80-29 104 0 46 35 58 61 58 33 0 51-22 58-32z"><text:p/></draw:path><draw:path draw:style-name="gr4" draw:text-style-name="P141" svg:width="0.0618in" svg:height="0.0921in" svg:x="0.9902in" svg:y="0.0835in" svg:viewBox="0 0 158 235" svg:d="M76 113c26 0 46 19 46 55 0 43-25 56-45 56-14 0-45-4-59-24 17-1 20-13 20-20 0-11-9-19-18-19-10 0-20 7-20 21 0 32 35 53 77 53 48 0 81-32 81-67 0-27-22-53-60-62 36-12 49-37 49-58 0-28-31-48-69-48-39 0-67 18-67 46 0 11 7 18 17 18 11 0 18-8 18-18s-7-17-18-18c13-14 36-18 49-18 15 0 38 7 38 38 0 14-6 29-14 40-11 13-21 14-39 14-9 2-9 2-10 2-2 0-4 1-4 4 0 5 2 5 8 5 7 0 13 0 20 0z"><text:p/></draw:path><draw:path draw:style-name="gr4" draw:text-style-name="P141" svg:width="0.0449in" svg:height="0.1925in" svg:x="1.0807in" svg:y="0.0004in" svg:viewBox="0 0 115 490" svg:d="M115 245c0-38-6-97-32-153-30-60-73-92-77-92-3 0-6 3-6 6 0 1 0 1 10 11 47 47 75 126 75 228 0 82-18 169-78 231-7 7-7 7-7 8 0 3 3 6 6 6 4 0 49-34 78-97 25-53 31-108 31-148z"><text:p/></draw:path></draw:g></draw:g></text:span><text:span text:style-name="T77"><text:s/>où on repère les points avec des coordonnées </text:span><text:span text:style-name="T77"><draw:g text:anchor-type="as-char" svg:y="-0.1445in" draw:z-index="63" draw:name="Shape239" draw:style-name="gr1"><svg:title>TexMaths</svg:title><svg:desc>14§display§M\left(y_1,y_2,y_3\right)§svg§600§FALSE§</svg:desc><draw:g draw:style-name="gr2"><draw:path draw:style-name="gr3" draw:text-style-name="P140" svg:width="1.0689in" svg:height="0.1724in" svg:x="0.002in" svg:y="0.0098in" svg:viewBox="0 0 2716 439" svg:d="M1359 439c-454 0-906 0-1359 0 0-147 0-292 0-439 905 0 1811 0 2716 0 0 147 0 292 0 439-452 0-905 0-1357 0z"><text:p/></draw:path><draw:path draw:style-name="gr4" draw:text-style-name="P141" svg:width="0.1937in" svg:height="0.1307in" svg:x="0.0004in" svg:y="0.0134in" svg:viewBox="0 0 493 333" svg:d="M435 38c4-18 4-23 42-23 11 0 16 0 16-9 0-6-6-6-14-6-21 0-44 0-65 0-12 0-12 0-19 8-61 93-119 186-180 279-12-91-25-183-37-276-2-11-3-11-16-11-22 0-44 0-67 0-10 0-15 0-15 8 0 7 4 7 14 7 7 0 15 0 22 0 7 2 10 3 10 9 0 1 0 3-1 10-21 82-42 165-63 247-5 20-13 35-54 37-1 0-8 1-8 9 0 5 3 6 7 6 15 0 32-1 49-1s35 1 50 1c3 0 10 0 10-10 0-5-5-5-10-5-28 0-33-10-33-21 0-5 1-6 3-12 22-88 44-177 67-265 14 100 28 201 42 302 1 5 1 11 7 11 5 0 8-6 11-8 66-103 133-206 199-310-24 94-47 188-70 280-5 18-6 23-45 23-9 0-14 0-14 9 0 6 7 6 8 6 13 0 46-1 60-1 21 0 42 1 62 1 3 0 10 0 10-10 0-5-4-5-14-5-18 0-32 0-32-9 0-1 0-3 2-11 23-87 44-173 66-260z"><text:p/></draw:path><draw:path draw:style-name="gr4" draw:text-style-name="P141" svg:width="0.0441in" svg:height="0.1925in" svg:x="0.2528in" svg:y="0.0004in" svg:viewBox="0 0 113 490" svg:d="M113 484c0-1 0-1-8-10-62-63-77-155-77-229 0-86 18-171 80-231 5-7 5-7 5-8 0-5-1-6-4-6-5 0-49 34-78 97-25 53-31 107-31 148 0 38 6 96 32 152 30 60 72 93 77 93 3 0 4-2 4-6z"><text:p/></draw:path><draw:path draw:style-name="gr4" draw:text-style-name="P141" svg:width="0.089in" svg:height="0.124in" svg:x="0.3142in" svg:y="0.0598in" svg:viewBox="0 0 227 316" svg:d="M224 31c3-7 3-9 3-11 0-10-7-14-16-14-4 0-12 2-17 9-1 3-4 19-6 27-3 13-7 27-10 39-7 30-16 59-23 88-1 9-22 42-54 42-25 0-31-21-31-39 0-22 8-53 25-96 7-20 10-26 10-35 0-23-15-41-41-41-46 0-64 71-64 76s4 5 6 5c4 0 5-1 8-10 13-46 32-60 49-60 4 0 13 0 13 16 0 12-6 25-9 35-19 51-29 79-29 102 0 43 32 58 60 58 20 0 36-8 50-22-7 25-12 50-32 74-12 17-32 31-54 31-7 0-28-1-37-20 7 0 14 0 21-7 4-4 10-9 10-18 0-15-14-17-18-17-11 0-28 7-28 31s22 42 52 42c50 0 102-45 116-98 15-63 30-126 46-187z"><text:p/></draw:path><draw:path draw:style-name="gr4" draw:text-style-name="P141" svg:width="0.0488in" svg:height="0.0894in" svg:x="0.4185in" svg:y="0.0835in" svg:viewBox="0 0 125 228" svg:d="M77 10c0-10 0-10-10-10-22 21-53 21-67 21 0 4 0 8 0 13 7 0 31 0 49-10 0 59 0 117 0 176 0 11 0 15-34 15-4 0-9 0-14 0 0 5 0 9 0 13 7-1 49-1 62-1 11 0 55 0 62 1 0-4 0-8 0-13-5 0-9 0-13 0-35 0-35-4-35-15 0-64 0-127 0-190z"><text:p/></draw:path><draw:path draw:style-name="gr4" draw:text-style-name="P141" svg:width="0.022in" svg:height="0.0575in" svg:x="0.5071in" svg:y="0.1244in" svg:viewBox="0 0 57 147" svg:d="M57 52c0-32-12-52-32-52-15 0-25 13-25 27 0 12 10 25 25 25 6 0 13-2 17-6 3-1 1-1 3-1 1 0 1 0 1 7 0 36-17 66-33 81-6 6-6 7-6 8 0 3 3 6 6 6 5 0 44-38 44-95z"><text:p/></draw:path><draw:path draw:style-name="gr4" draw:text-style-name="P141" svg:width="0.089in" svg:height="0.124in" svg:x="0.5815in" svg:y="0.0598in" svg:viewBox="0 0 227 316" svg:d="M224 31c3-7 3-9 3-11 0-10-7-14-16-14-4 0-12 2-16 9-2 3-5 19-7 27-3 13-7 27-10 39-7 30-16 59-23 88-1 9-22 42-54 42-25 0-31-21-31-39 0-22 8-53 25-96 7-20 10-26 10-35 0-23-15-41-41-41-46 0-64 71-64 76s4 5 6 5c4 0 5-1 7-10 14-46 33-60 50-60 4 0 13 0 13 16 0 12-6 25-9 35-19 51-29 79-29 102 0 43 32 58 60 58 20 0 36-8 50-22-7 25-12 50-32 74-12 17-32 31-54 31-7 0-28-1-37-20 7 0 14 0 21-7 4-4 10-9 10-18 0-15-14-17-18-17-11 0-28 7-28 31s21 42 52 42c50 0 102-45 114-98 16-63 32-126 48-187z"><text:p/></draw:path><draw:path draw:style-name="gr4" draw:text-style-name="P141" svg:width="0.0598in" svg:height="0.0894in" svg:x="0.6791in" svg:y="0.0835in" svg:viewBox="0 0 153 228" svg:d="M153 165c-5 0-7 0-12 0-1 7-5 28-9 31-3 3-30 3-34 3-21 0-42 0-63 0 35-33 48-42 69-58 25-21 49-42 49-74 0-42-37-67-82-67-42 0-71 29-71 62 0 16 15 18 18 18 9 0 18-6 18-18 0-6-1-19-19-19 10-23 33-30 50-30 34 0 52 26 52 54 0 30-21 53-32 66-28 26-55 53-83 81-4 3-4 4-4 14 48 0 94 0 141 0 5-21 7-42 12-63z"><text:p/></draw:path><draw:path draw:style-name="gr4" draw:text-style-name="P141" svg:width="0.022in" svg:height="0.0575in" svg:x="0.7744in" svg:y="0.1244in" svg:viewBox="0 0 57 147" svg:d="M57 52c0-32-12-52-32-52-15 0-25 13-25 27 0 12 10 25 25 25 6 0 13-2 17-6 1-1 1-1 3-1 1 0 1 0 1 7 0 36-17 66-33 81-6 6-6 7-6 8 0 3 3 6 6 6 4 0 44-38 44-95z"><text:p/></draw:path><draw:path draw:style-name="gr4" draw:text-style-name="P141" svg:width="0.089in" svg:height="0.124in" svg:x="0.8492in" svg:y="0.0598in" svg:viewBox="0 0 227 316" svg:d="M224 31c3-7 3-9 3-11 0-10-7-14-16-14-4 0-12 2-17 9-1 3-4 19-6 27-3 13-7 27-10 39-7 30-16 59-23 88-1 9-22 42-54 42-25 0-31-21-31-39 0-22 8-53 25-96 7-20 10-26 10-35 0-23-15-41-41-41-46 0-64 71-64 76s4 5 6 5c4 0 5-1 7-10 14-46 33-60 50-60 4 0 13 0 13 16 0 12-6 25-9 35-19 51-29 79-29 102 0 43 31 58 60 58 20 0 36-8 50-22-7 25-12 50-32 74-12 17-32 31-54 31-7 0-30-1-37-20 7 0 14 0 21-7 4-4 10-9 10-18 0-15-14-17-18-17-11 0-28 7-28 31s21 42 52 42c50 0 102-45 114-98 16-63 32-126 48-187z"><text:p/></draw:path><draw:path draw:style-name="gr4" draw:text-style-name="P141" svg:width="0.0618in" svg:height="0.0921in" svg:x="0.9457in" svg:y="0.0835in" svg:viewBox="0 0 158 235" svg:d="M76 113c26 0 46 19 46 55 0 43-25 56-45 56-14 0-45-4-59-24 17-1 20-13 20-20 0-11-9-19-18-19-10 0-20 7-20 21 0 32 36 53 77 53 48 0 81-32 81-67 0-27-22-53-60-62 36-12 49-37 49-58 0-28-31-48-69-48-39 0-67 18-67 46 0 11 7 18 17 18 11 0 18-8 18-18s-7-17-18-18c13-14 36-18 49-18 15 0 38 7 38 38 0 14-6 29-14 40-11 13-21 14-39 14-9 2-9 2-10 2-2 0-4 1-4 4 0 5 2 5 9 5 6 0 13 0 19 0z"><text:p/></draw:path><draw:path draw:style-name="gr4" draw:text-style-name="P141" svg:width="0.0449in" svg:height="0.1925in" svg:x="1.0358in" svg:y="0.0004in" svg:viewBox="0 0 115 490" svg:d="M115 245c0-38-6-97-32-153-30-60-73-92-77-92-3 0-6 3-6 6 0 1 0 1 10 11 47 47 75 126 75 228 0 82-18 169-78 231-7 7-7 7-7 8 0 3 3 6 6 6 4 0 49-34 78-97 25-53 31-108 31-148z"><text:p/></draw:path></draw:g></draw:g></text:span><text:span text:style-name="T77">, et bien on aura forcément l</text:span><text:span text:style-name="T79">es</text:span><text:span text:style-name="T77"> relation</text:span><text:span text:style-name="T79">s</text:span><text:span text:style-name="T77">:</text:span></text:p>
      <text:p text:style-name="P61"><draw:g text:anchor-type="as-char" svg:y="-0.4256in" draw:z-index="67" draw:name="Shape240" draw:style-name="gr1"><svg:title>TexMaths</svg:title><svg:desc>14§display§\vec{u_1}=\frac{\partial _{\text{/}y_1}\left(\vec{OM}\right)}{\left|\partial _{\text{/}y_1}\left(\vec{OM}\right)\right|}=\frac{\partial \left(\vec{OM}\right)}{\partial y_1}\cdot \frac{1}{\left|\frac{\partial \left(\vec{OM}\right)}{\partial y_1}\right|}§svg§600§FALSE§</svg:desc><draw:g draw:style-name="gr2"><draw:path draw:style-name="gr3" draw:text-style-name="P140" svg:width="3.4894in" svg:height="0.8504in" svg:x="0.0047in" svg:y="0.0102in" svg:viewBox="0 0 8864 2161" svg:d="M0 0c2954 0 5910 0 8864 0 0 721 0 1440 0 2161-2954 0-5910 0-8864 0 0-721 0-1440 0-2161z"><text:p/></draw:path><draw:path draw:style-name="gr4" draw:text-style-name="P141" svg:width="0.0854in" svg:height="0.0382in" svg:x="0.0654in" svg:y="0.2854in" svg:viewBox="0 0 218 98" svg:d="M175 59c-7 7-22 21-22 29 0 4 4 10 9 10s7-3 9-7c7-7 18-21 39-31 4-3 8-5 8-11 0-4-2-7-7-10-11-7-15-15-19-28-2-4-3-11-10-11s-10 7-10 11c0 3 4 18 11 28-54 0-110 0-165 0-8 0-18 0-18 10s10 10 18 10c52 0 105 0 157 0z"><text:p/></draw:path><draw:path draw:style-name="gr4" draw:text-style-name="P141" svg:width="0.0992in" svg:height="0.0874in" svg:x="0.0004in" svg:y="0.3382in" svg:viewBox="0 0 253 223" svg:d="M158 190c6 20 23 33 44 33 18 0 29-12 36-27 8-18 15-48 15-49 0-4-4-4-5-4-6 0-6 1-7 8-7 28-17 60-38 60-10 0-15-5-15-22 0-10 7-34 9-50 5-19 10-35 14-54 2-8 7-26 9-33 3-11 8-31 8-34 0-8-7-12-15-12-2 0-16 0-18 16-10 37-31 122-38 149 0 1-20 40-56 40-25 0-31-21-31-39 0-28 14-67 27-101 7-15 8-22 8-30 0-23-15-41-39-41-48 0-66 71-66 76s4 4 6 5c5 0 5-1 8-10 13-42 31-60 50-60 5 0 12 0 12 16 0 12-6 26-9 33-18 49-28 80-28 104 0 46 34 59 60 59 33 0 51-23 59-33z"><text:p/></draw:path><draw:path draw:style-name="gr4" draw:text-style-name="P141" svg:width="0.0492in" svg:height="0.0894in" svg:x="0.1205in" svg:y="0.3638in" svg:viewBox="0 0 126 228" svg:d="M78 10c0-10-1-10-11-10-22 21-53 21-67 21 0 4 0 8 0 13 8 0 31 0 50-10 0 59 0 117 0 176 0 11 0 16-35 16-4 0-8 0-12 0 0 4 0 8 0 12 5 0 47-1 60-1 11 0 55 1 63 1 0-4 0-8 0-12-4 0-10 0-14 0-34 0-34-5-34-16 0-63 0-127 0-190z"><text:p/></draw:path><draw:path draw:style-name="gr4" draw:text-style-name="P141" svg:width="0.1287in" svg:height="0.0453in" svg:x="0.2571in" svg:y="0.3524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016in" svg:height="0.1429in" svg:x="0.5465in" svg:y="0.0839in" svg:viewBox="0 0 259 364" svg:d="M207 186c-4-31-25-59-63-59-29 0-61 9-101 47-40 42-43 86-43 102 0 31 21 88 90 88 117 0 169-165 169-237 0-77-46-127-106-127-72 0-96 64-96 78 0 7 5 17 20 17s27-14 27-25c0-18-16-18-24-18 22-37 57-39 71-39 37 0 70 25 70 89 0 20-3 44-12 84zM91 350c-53 0-53-50-53-56 0-13 12-83 32-112 20-28 43-43 74-43 53 0 55 54 55 65 0 35-31 146-108 146z"><text:p/></draw:path><draw:path draw:style-name="gr4" draw:text-style-name="P141" svg:width="0.0579in" svg:height="0.135in" svg:x="0.6508in" svg:y="0.1559in" svg:viewBox="0 0 148 344" svg:d="M146 15c2-4 2-5 2-7 0-5-5-8-8-8-6 0-8 4-10 8-42 107-85 215-127 321-3 4-3 5-3 7 0 5 6 8 8 8 6 0 9-4 10-8 42-106 86-214 128-321z"><text:p/></draw:path><draw:path draw:style-name="gr4" draw:text-style-name="P141" svg:width="0.0689in" svg:height="0.0874in" svg:x="0.7252in" svg:y="0.1984in" svg:viewBox="0 0 176 223" svg:d="M175 22c1-5 1-5 1-8 0-7-5-11-11-11-4 0-10 3-14 8-1 3-4 14-5 21-3 10-5 18-7 28-3 9-13 52-14 56-14 10-16 30-42 30-24 0-24-23-24-28 0-20 8-41 18-68 4-11 6-15 6-21 0-16-14-29-33-29-35 0-50 46-50 53 0 4 4 4 6 4 4 0 5-1 5-5 10-30 24-42 38-42 6 0 8 4 8 11 0 8-2 15-4 21-17 42-21 55-21 70 0 6 0 21 14 32 11 10 25 11 35 11 13 0 25-5 37-15-5 18-7 34-23 50-8 12-22 23-40 23-3 0-20 0-27-11 20-3 13-13 20-20 0-11-12-13-14-13-9 0-20 7-20 23 0 17 15 31 41 31 35 0 77-28 88-70 11-44 21-87 32-131z"><text:p/></draw:path><draw:path draw:style-name="gr4" draw:text-style-name="P141" svg:width="0.0394in" svg:height="0.0634in" svg:x="0.811in" svg:y="0.2138in" svg:viewBox="0 0 101 162" svg:d="M63 7c0-7-1-7-10-7-17 15-45 15-49 15-1 0-3 0-4 0 0 3 0 7 0 10 1 0 3 0 4 0 6 0 21 0 37-5 0 40 0 81 0 121 0 9 0 12-27 12-4 0-8 0-13 0 0 2 0 7 0 9 14 0 35 0 51 0 14 0 35 0 49 0 0-2 0-7 0-9-4 0-9 0-13 0-25 0-25-3-25-12 0-44 0-89 0-134z"><text:p/></draw:path><draw:path draw:style-name="gr4" draw:text-style-name="P141" svg:width="0.0736in" svg:height="0.348in" svg:x="0.9496in" svg:y="0in" svg:viewBox="0 0 188 885" svg:d="M165 879c2 0 4 3 6 6 4 0 7 0 11 0 1 0 6 0 6-6 0-1-2-3-3-4-17-17-44-45-74-98-54-95-73-217-73-335 0-218 61-347 148-434 2-1 2-1 2-2 0-6-5-6-10-6-6 0-7 0-11 4-48 41-100 108-135 213-21 64-32 143-32 225 0 116 21 248 99 363 13 18 21 25 31 39 6 6 11 14 16 17 7 5 12 11 19 18z"><text:p/></draw:path><draw:path draw:style-name="gr4" draw:text-style-name="P141" svg:width="0.0854in" svg:height="0.0382in" svg:x="1.1831in" svg:y="0.035in" svg:viewBox="0 0 218 98" svg:d="M175 59c-7 7-22 21-22 29 0 4 4 10 9 10s7-4 9-7c7-7 18-21 39-31 4-3 8-5 8-11 0-4-2-7-7-10-9-7-15-15-19-28-2-4-3-11-10-11s-10 7-10 11c0 2 4 18 11 28-54 0-110 0-165 0-8 0-18 0-18 10s10 10 18 10c52 0 105 0 157 0z"><text:p/></draw:path><draw:path draw:style-name="gr4" draw:text-style-name="P141" svg:width="0.1335in" svg:height="0.1406in" svg:x="1.0398in" svg:y="0.0866in" svg:viewBox="0 0 340 358" svg:d="M340 133c0-80-52-133-126-133-106 0-214 112-214 227 0 81 55 131 126 131 105 0 214-107 214-225zM129 346c-49 0-83-41-83-105 0-23 7-94 45-151 34-52 81-77 120-77 41 0 86 28 86 100 0 35-14 112-63 173-23 30-63 60-105 60z"><text:p/></draw:path><draw:path draw:style-name="gr4" draw:text-style-name="P141" svg:width="0.1941in" svg:height="0.1319in" svg:x="1.1913in" svg:y="0.0902in" svg:viewBox="0 0 494 336" svg:d="M435 38c5-18 6-23 42-23 12 0 17 0 17-9 0-6-5-6-14-6-21 0-43 0-64 0-13 0-14 0-20 10-60 94-119 186-179 280-13-93-27-186-39-279-2-11-2-11-16-11-22 0-44 0-67 0-8 0-14 0-14 10 0 5 4 5 14 5 6 0 16 0 21 2 9 0 11 1 11 7 0 3-1 4-2 10-21 84-41 166-62 250-6 20-14 35-53 36-3 0-10 0-10 10 0 4 4 6 7 6 17 0 34-2 50-2s34 2 51 2c1 0 8 0 8-10 0-6-5-6-8-6-28 0-34-9-34-20 0-5 0-7 2-12 22-89 44-179 67-268 14 102 29 203 43 305 0 5 2 11 7 11 6 0 9-6 11-9 66-103 133-208 199-312-24 94-46 189-70 283-5 18-7 22-45 22-8 0-14 0-14 10 0 6 6 6 7 6 14 0 48-2 62-2 20 0 41 2 62 2 2 0 8 0 8-10 0-6-4-6-14-6-18 0-31 0-31-8 0-3 0-3 2-12 22-87 43-175 65-262z"><text:p/></draw:path><draw:path draw:style-name="gr4" draw:text-style-name="P141" svg:width="0.0728in" svg:height="0.348in" svg:x="1.4in" svg:y="0in" svg:viewBox="0 0 186 885" svg:d="M186 442c0-141-32-291-130-401-7-9-25-28-36-38-3-3-5-3-12-3-4 0-8 0-8 6 0 1 1 2 3 4 17 17 43 45 73 98 53 95 72 215 72 334 0 213-58 343-147 434-1 0-1 2-1 3 0 6 4 6 8 6 7 0 9 0 13-5 46-40 99-109 133-212 21-68 32-147 32-226z"><text:p/></draw:path><draw:path draw:style-name="gr4" draw:text-style-name="P141" svg:width="1.0988in" svg:height="0.0075in" svg:x="0.4736in" svg:y="0.372in" svg:viewBox="0 0 2792 20" svg:d="M0 0c931 0 1861 0 2792 0 0 7 0 13 0 20-931 0-1861 0-2792 0 0-7 0-13 0-20z"><text:p/></draw:path><draw:path draw:style-name="gr4" draw:text-style-name="P141" svg:width="0.0083in" svg:height="0.124in" svg:x="0.502in" svg:y="0.3984in" svg:viewBox="0 0 22 316" svg:d="M0 298c0 7 0 18 11 18s11-9 11-18c0-94 0-186 0-280 0-7 0-18-11-18s-11 10-11 18c0 94 0 186 0 280z"><text:p/></draw:path><draw:path draw:style-name="gr4" draw:text-style-name="P141" svg:width="0.0083in" svg:height="0.1236in" svg:x="0.502in" svg:y="0.5142in" svg:viewBox="0 0 22 315" svg:d="M0 297c0 8 0 18 11 18s11-10 11-18c0-93 0-186 0-279 0-8 0-18-11-18s-11 10-11 18c0 93 0 186 0 279z"><text:p/></draw:path><draw:path draw:style-name="gr4" draw:text-style-name="P141" svg:width="0.0083in" svg:height="0.1236in" svg:x="0.502in" svg:y="0.6311in" svg:viewBox="0 0 22 315" svg:d="M0 297c0 8 0 18 11 18s11-10 11-18c0-93 0-186 0-279 0-8 0-18-11-18s-11 10-11 18c0 93 0 186 0 279z"><text:p/></draw:path><draw:path draw:style-name="gr4" draw:text-style-name="P141" svg:width="0.1016in" svg:height="0.1421in" svg:x="0.5465in" svg:y="0.4866in" svg:viewBox="0 0 259 362" svg:d="M207 185c-4-30-25-58-63-58-29 0-61 9-101 47-40 40-43 86-43 102 0 31 21 86 90 86 117 0 169-165 169-235 0-78-46-127-106-127-72 0-96 64-96 78 0 6 5 17 20 17s27-15 27-26c0-17-16-17-24-17 22-37 57-39 71-39 37 0 70 25 70 88 0 19-3 45-12 84zM91 348c-53 0-53-50-53-54 0-14 12-83 32-112 20-28 43-43 74-43 53 0 55 54 55 64 0 35-31 145-108 145z"><text:p/></draw:path><draw:path draw:style-name="gr4" draw:text-style-name="P141" svg:width="0.0579in" svg:height="0.1346in" svg:x="0.6508in" svg:y="0.5579in" svg:viewBox="0 0 148 343" svg:d="M146 14c2-4 1-4 2-6 0-5-5-8-8-8-6 0-8 4-10 8-42 107-85 215-127 321-3 4-2 4-3 5 0 6 6 9 8 9 6 0 9-4 10-9 42-106 86-214 128-320z"><text:p/></draw:path><draw:path draw:style-name="gr4" draw:text-style-name="P141" svg:width="0.0689in" svg:height="0.0866in" svg:x="0.7252in" svg:y="0.6in" svg:viewBox="0 0 176 221" svg:d="M175 21c1-4 1-6 1-7 0-7-5-11-11-11-4 0-10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20-1 13-12 20-18 0-11-12-14-14-14-9 0-20 7-20 22 0 19 15 31 41 31 35 0 77-26 88-70 11-43 21-87 32-130z"><text:p/></draw:path><draw:path draw:style-name="gr4" draw:text-style-name="P141" svg:width="0.0394in" svg:height="0.0642in" svg:x="0.811in" svg:y="0.6142in" svg:viewBox="0 0 101 164" svg:d="M63 7c0-7-1-7-10-7-17 15-45 15-49 15-1 0-3 0-4 0 0 5 0 7 0 12 1 0 3 0 4 0 6 0 21 0 37-7 0 40 0 82 0 123 0 7 0 10-27 10-4 0-8 0-13 0 0 4 0 7 0 11 14-2 35-2 51-2 14 0 35 0 49 2 0-4 0-7 0-11-4 0-9 0-13 0-25 0-25-3-25-10 0-45 0-91 0-136z"><text:p/></draw:path><draw:path draw:style-name="gr4" draw:text-style-name="P141" svg:width="0.0736in" svg:height="0.348in" svg:x="0.9496in" svg:y="0.4028in" svg:viewBox="0 0 188 885" svg:d="M165 879c2 0 4 3 6 6 4 0 7 0 11 0 1 0 6-2 6-6 0-1-2-3-3-4-17-18-44-45-74-100-54-93-73-215-73-333 0-218 61-347 148-434 2-1 2-2 2-4 0-4-5-4-10-4-6 0-7 0-11 3-48 40-100 109-135 213-21 65-32 144-32 225 0 117 21 249 99 362 13 20 31 40 31 41 6 6 11 14 16 17 7 5 12 11 19 18z"><text:p/></draw:path><draw:path draw:style-name="gr4" draw:text-style-name="P141" svg:width="0.0854in" svg:height="0.0382in" svg:x="1.1831in" svg:y="0.4374in" svg:viewBox="0 0 218 98" svg:d="M175 59c-7 5-22 19-22 28 0 5 4 11 9 11s7-4 9-7c7-7 18-21 39-32 4-2 8-4 8-10s-2-8-7-10c-9-8-15-17-19-28-2-4-3-11-10-11s-10 7-10 10 4 18 11 29c-54 0-110 0-165 0-8 0-18 0-18 10s10 10 18 10c52 0 105 0 157 0z"><text:p/></draw:path><draw:path draw:style-name="gr4" draw:text-style-name="P141" svg:width="0.1335in" svg:height="0.1402in" svg:x="1.0398in" svg:y="0.4882in" svg:viewBox="0 0 340 357" svg:d="M340 132c0-79-52-132-126-132-106 0-214 112-214 225 0 83 55 132 126 132 105 0 214-108 214-225zM129 344c-49 0-83-39-83-105 0-21 7-92 45-151 34-50 81-75 120-75 41 0 86 26 86 100 0 35-14 112-63 173-23 29-63 58-105 58z"><text:p/></draw:path><draw:path draw:style-name="gr4" draw:text-style-name="P141" svg:width="0.1941in" svg:height="0.1319in" svg:x="1.1913in" svg:y="0.4929in" svg:viewBox="0 0 494 336" svg:d="M435 38c5-18 6-23 42-23 12 0 17 0 17-9 0-6-5-6-14-6-21 0-43 0-64 0-13 0-14 0-20 8-60 94-119 188-179 282-13-93-27-186-39-279-2-11-2-11-16-11-22 0-44 0-67 0-8 0-14 0-14 8 0 7 4 7 14 7 6 0 16 0 21 0 9 2 11 3 11 9 0 1-1 3-2 10-21 82-41 166-62 249-6 19-14 36-53 37-3 0-10 0-10 9 0 4 4 7 7 7 17 0 34-3 50-3s34 3 51 3c1 0 8 0 8-10 0-6-5-6-8-6-28-1-34-11-34-22 0-3 0-5 2-11 22-90 44-178 67-267 14 100 29 203 43 303 0 7 2 13 7 13 6 0 9-6 11-10 66-103 133-207 199-311-24 94-46 188-70 282-5 19-7 23-45 23-8 0-14 0-14 9 0 7 6 7 7 7 14 0 48-3 62-3 20 0 41 3 62 3 2 0 8 0 8-10 0-6-4-6-14-6-18 0-31 0-31-9 0-2 0-3 2-11 22-87 43-175 65-262z"><text:p/></draw:path><draw:path draw:style-name="gr4" draw:text-style-name="P141" svg:width="0.0728in" svg:height="0.348in" svg:x="1.4in" svg:y="0.4028in" svg:viewBox="0 0 186 885" svg:d="M186 441c0-140-32-291-130-402-7-7-25-26-36-36-3-3-5-3-12-3-4 0-8 0-8 4 0 3 1 4 3 6 17 17 43 43 73 98 53 94 72 215 72 333 0 214-58 344-147 434-1 1-1 3-1 4 0 6 4 6 8 6 7 0 9 0 13-5 46-40 99-109 133-212 21-68 32-147 32-227z"><text:p/></draw:path><draw:path draw:style-name="gr4" draw:text-style-name="P141" svg:width="0.0079in" svg:height="0.124in" svg:x="1.5366in" svg:y="0.3984in" svg:viewBox="0 0 21 316" svg:d="M0 298c0 7 0 18 10 18 11 0 11-9 11-18 0-94 0-186 0-280 0-7 0-18-11-18-10 0-10 10-10 18 0 94 0 186 0 280z"><text:p/></draw:path><draw:path draw:style-name="gr4" draw:text-style-name="P141" svg:width="0.0079in" svg:height="0.1236in" svg:x="1.5366in" svg:y="0.5142in" svg:viewBox="0 0 21 315" svg:d="M0 297c0 8 0 18 10 18 11 0 11-10 11-18 0-93 0-186 0-279 0-8 0-18-11-18-10 0-10 10-10 18 0 93 0 186 0 279z"><text:p/></draw:path><draw:path draw:style-name="gr4" draw:text-style-name="P141" svg:width="0.0079in" svg:height="0.1236in" svg:x="1.5366in" svg:y="0.6311in" svg:viewBox="0 0 21 315" svg:d="M0 297c0 8 0 18 10 18 11 0 11-10 11-18 0-93 0-186 0-279 0-8 0-18-11-18-10 0-10 10-10 18 0 93 0 186 0 279z"><text:p/></draw:path><draw:path draw:style-name="gr4" draw:text-style-name="P141" svg:width="0.1287in" svg:height="0.0453in" svg:x="1.6606in" svg:y="0.3524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016in" svg:height="0.1429in" svg:x="1.885in" svg:y="0.0839in" svg:viewBox="0 0 259 364" svg:d="M207 186c-4-31-24-59-63-59-29 0-61 9-101 47-40 42-43 86-43 102 0 31 21 88 90 88 117 0 169-165 169-237 0-77-46-127-106-127-72 0-94 64-94 78 0 7 3 17 18 17 17 0 27-14 27-25 0-18-16-18-24-18 22-37 57-39 71-39 37 0 70 25 70 89 0 20-3 44-12 84zM92 350c-54 0-54-50-54-56 0-13 12-83 32-112 20-28 43-43 74-43 53 0 55 54 55 65 0 35-31 146-107 146z"><text:p/></draw:path><draw:path draw:style-name="gr4" draw:text-style-name="P141" svg:width="0.0728in" svg:height="0.348in" svg:x="2.0579in" svg:y="0in" svg:viewBox="0 0 186 885" svg:d="M164 879c1 0 5 6 7 6 3 0 7 0 10 0 1 0 5 0 5-6 0-1-1-3-1-4-18-17-45-45-76-98-53-95-73-217-73-335 0-218 63-347 149-434 1-1 1-1 1-2 0-6-3-6-8-6-7 0-9 0-13 4-46 41-99 108-133 213-21 64-32 143-32 225 0 116 21 248 98 363 13 18 21 25 31 39 5 6 12 14 17 17 5 5 12 11 18 18z"><text:p/></draw:path><draw:path draw:style-name="gr4" draw:text-style-name="P141" svg:width="0.0854in" svg:height="0.0382in" svg:x="2.2917in" svg:y="0.035in" svg:viewBox="0 0 218 98" svg:d="M175 59c-7 7-24 21-24 29 0 4 6 10 10 10s7-4 10-7c5-7 17-21 39-31 3-3 8-5 8-11 0-4-4-7-7-10-11-7-16-15-21-28-1-4-2-11-9-11s-10 7-10 11c0 2 4 18 12 28-56 0-110 0-166 0-9 0-17 0-17 10s8 10 17 10c53 0 105 0 158 0z"><text:p/></draw:path><draw:path draw:style-name="gr4" draw:text-style-name="P141" svg:width="0.1335in" svg:height="0.1406in" svg:x="2.148in" svg:y="0.0866in" svg:viewBox="0 0 340 358" svg:d="M340 133c0-80-52-133-124-133-107 0-216 112-216 227 0 81 56 131 126 131 105 0 214-107 214-225zM130 346c-49 0-84-41-84-105 0-23 7-94 45-151 34-52 83-77 122-77s84 28 84 100c0 35-13 112-62 173-24 30-64 60-105 60z"><text:p/></draw:path><draw:path draw:style-name="gr4" draw:text-style-name="P141" svg:width="0.1937in" svg:height="0.1319in" svg:x="2.3in" svg:y="0.0902in" svg:viewBox="0 0 493 336" svg:d="M434 38c6-18 6-23 43-23 12 0 16 0 16-9 0-6-6-6-14-6-21 0-44 0-65 0-12 0-12 0-19 10-60 94-119 186-179 280-13-93-26-186-38-279-2-11-3-11-16-11-22 0-44 0-67 0-10 0-15 0-15 10 0 5 4 5 14 5 7 0 15 0 21 2 8 0 11 1 11 7 0 3 0 4-1 10-21 84-42 166-63 250-5 20-13 35-54 36-2 0-8 0-8 10 0 4 3 6 7 6 15 0 32-2 49-2s34 2 50 2c3 0 9 0 9-10 0-6-4-6-9-6-28 0-33-9-33-20 0-5 1-7 3-12 22-89 43-179 65-268h2c14 102 28 203 42 305 1 5 1 11 7 11 5 0 8-6 11-9 66-103 133-208 199-312-24 94-46 189-70 283-4 18-6 22-45 22-8 0-14 0-14 10 0 6 6 6 7 6 14 0 48-2 62-2 19 0 42 2 61 2 3 0 10 0 10-10 0-6-6-6-14-6-18 0-32 0-32-8 0-3 0-3 3-12 21-87 43-175 64-262z"><text:p/></draw:path><draw:path draw:style-name="gr4" draw:text-style-name="P141" svg:width="0.0728in" svg:height="0.348in" svg:x="2.5079in" svg:y="0in" svg:viewBox="0 0 186 885" svg:d="M186 442c0-141-32-291-129-401-7-9-25-28-37-38-3-3-5-3-10-3-6 0-10 0-10 6 0 1 1 2 3 4 17 17 43 45 74 98 53 95 73 215 73 334 0 213-59 343-149 434 0 0-1 2-1 3 0 6 4 6 10 6 5 0 7 0 11-5 46-40 99-109 133-212 22-68 32-147 32-226z"><text:p/></draw:path><draw:path draw:style-name="gr4" draw:text-style-name="P141" svg:width="0.739in" svg:height="0.0075in" svg:x="1.8772in" svg:y="0.372in" svg:viewBox="0 0 1878 20" svg:d="M0 0c626 0 1252 0 1878 0 0 7 0 13 0 20-626 0-1252 0-1878 0 0-7 0-13 0-20z"><text:p/></draw:path><draw:path draw:style-name="gr4" draw:text-style-name="P141" svg:width="0.1012in" svg:height="0.1421in" svg:x="2.1071in" svg:y="0.4181in" svg:viewBox="0 0 258 362" svg:d="M207 185c-4-31-25-58-63-58-31 0-61 7-101 47s-43 86-43 100c0 31 21 88 90 88 117 0 168-165 168-235 0-78-45-127-107-127-71 0-94 63-94 77 0 7 5 17 20 17s27-14 27-25c0-17-16-17-24-17 22-37 57-41 71-41 35 0 70 27 70 90 0 19-3 45-14 84zM91 348c-53 0-53-50-53-55 0-13 11-82 32-111 20-28 43-45 74-45 53 0 55 56 55 66 0 35-32 145-108 145z"><text:p/></draw:path><draw:path draw:style-name="gr4" draw:text-style-name="P141" svg:width="0.089in" svg:height="0.1248in" svg:x="2.2185in" svg:y="0.4705in" svg:viewBox="0 0 227 318" svg:d="M224 29c3-7 3-7 3-11 0-8-7-12-14-12-6 0-14 2-18 9 0 3-5 19-7 27-3 13-7 27-10 39-7 30-16 59-23 88-1 9-22 42-54 42-25 0-31-21-31-39 0-22 8-53 25-96 9-20 10-26 10-35 0-23-15-41-41-41-46 0-64 71-64 76s4 5 6 5c4 0 5-1 8-10 13-46 32-60 49-60 4 0 13 0 13 16 0 12-6 25-9 33-19 53-29 81-29 104 0 45 32 59 60 59 20 0 36-9 50-23-7 27-12 51-32 76-12 17-31 31-54 31-7 0-28-2-37-20 7 0 14 0 21-6 4-5 10-11 10-21 0-15-14-16-18-16-11 0-28 7-28 32 0 24 22 42 52 42 51 0 102-45 116-100 15-63 31-126 46-189z"><text:p/></draw:path><draw:path draw:style-name="gr4" draw:text-style-name="P141" svg:width="0.0488in" svg:height="0.0894in" svg:x="2.3224in" svg:y="0.4957in" svg:viewBox="0 0 125 228" svg:d="M77 10c0-10 0-10-10-10-22 21-53 21-67 21 0 4 0 8 0 13 8 0 31 0 49-10 0 59 0 117 0 176 0 11 0 16-34 16-4 0-9 0-14 0 0 4 0 8 0 12 7 0 49-1 62-1 11 0 55 1 62 1 0-4 0-8 0-12-5 0-9 0-13 0-35 0-35-5-35-16 0-63 0-127 0-190z"><text:p/></draw:path><draw:path draw:style-name="gr4" draw:text-style-name="P141" svg:width="0.0201in" svg:height="0.0201in" svg:x="2.6996in" svg:y="0.3654in" svg:viewBox="0 0 52 52" svg:d="M52 25c0-14-13-25-27-25s-25 10-25 25c0 14 11 27 25 27s27-11 27-27z"><text:p/></draw:path><draw:path draw:style-name="gr4" draw:text-style-name="P141" svg:width="0.0634in" svg:height="0.1283in" svg:x="3.1224in" svg:y="0.1642in" svg:viewBox="0 0 162 327" svg:d="M101 13c0-13 0-13-11-13-31 31-75 31-90 31 0 5 0 10 0 15 10 0 39 0 64-12 0 85 0 169 0 254 0 19-1 24-46 24-5 0-10 0-15 0 0 6 0 10 0 15 17-1 60-1 80-1 19 0 63 0 79 1 0-5 0-9 0-15-5 0-9 0-15 0-45 0-46-5-46-24 0-92 0-183 0-275z"><text:p/></draw:path><draw:path draw:style-name="gr4" draw:text-style-name="P141" svg:width="0.7012in" svg:height="0.0075in" svg:x="2.8028in" svg:y="0.372in" svg:viewBox="0 0 1782 20" svg:d="M0 0c594 0 1189 0 1782 0 0 7 0 13 0 20-593 0-1188 0-1782 0 0-7 0-13 0-20z"><text:p/></draw:path><draw:path draw:style-name="gr4" draw:text-style-name="P141" svg:width="0.0079in" svg:height="0.124in" svg:x="2.8307in" svg:y="0.3984in" svg:viewBox="0 0 21 316" svg:d="M0 298c0 7 0 18 11 18 10 0 10-9 10-18 0-94 0-186 0-280 0-7 0-18-10-18-11 0-11 10-11 18 0 94 0 186 0 280z"><text:p/></draw:path><draw:path draw:style-name="gr4" draw:text-style-name="P141" svg:width="0.0079in" svg:height="0.1236in" svg:x="2.8307in" svg:y="0.5142in" svg:viewBox="0 0 21 315" svg:d="M0 297c0 8 0 18 11 18 10 0 10-10 10-18 0-93 0-186 0-279 0-8 0-18-10-18-11 0-11 10-11 18 0 93 0 186 0 279z"><text:p/></draw:path><draw:path draw:style-name="gr4" draw:text-style-name="P141" svg:width="0.0079in" svg:height="0.1236in" svg:x="2.8307in" svg:y="0.6311in" svg:viewBox="0 0 21 315" svg:d="M0 297c0 8 0 18 11 18 10 0 10-10 10-18 0-93 0-186 0-279 0-8 0-18-10-18-11 0-11 10-11 18 0 93 0 186 0 279z"><text:p/></draw:path><draw:path draw:style-name="gr4" draw:text-style-name="P141" svg:width="0.0079in" svg:height="0.124in" svg:x="2.8307in" svg:y="0.7461in" svg:viewBox="0 0 21 316" svg:d="M0 298c0 9 0 18 11 18 10 0 10-9 10-18 0-94 0-186 0-280 0-7 0-18-10-18-11 0-11 11-11 18 0 94 0 186 0 280z"><text:p/></draw:path><draw:path draw:style-name="gr4" draw:text-style-name="P141" svg:width="0.078in" svg:height="0.0992in" svg:x="2.8984in" svg:y="0.4638in" svg:viewBox="0 0 199 253" svg:d="M161 130c-6-19-21-40-53-40-48 0-88 36-101 67-1 5-7 19-7 33 0 24 20 63 73 63 89 0 126-112 126-161 0-58-39-92-86-92-56 0-71 45-71 56 0 3 1 13 14 13 11 0 18-12 18-20s-5-13-12-13c16-26 44-26 51-26 26 0 56 17 56 66 0 15-1 26-8 54zM73 242c-38 0-44-29-44-40 0-13 10-47 14-55 6-17 27-48 66-48 34 0 45 26 45 47 0 23-22 96-81 96z"><text:p/></draw:path><draw:path draw:style-name="gr4" draw:text-style-name="P141" svg:width="0.0441in" svg:height="0.1929in" svg:x="3.0012in" svg:y="0.4295in" svg:viewBox="0 0 113 491" svg:d="M113 487c0-3 0-3-8-11-62-62-77-156-77-231 0-85 18-171 78-232 7-6 7-7 7-9 0-3-1-4-4-4-5 0-50 34-78 95-25 55-31 109-31 150 0 39 4 98 32 154 30 60 72 92 77 92 3 0 4-1 4-4z"><text:p/></draw:path><draw:path draw:style-name="gr4" draw:text-style-name="P141" svg:width="0.0657in" svg:height="0.0276in" svg:x="3.1764in" svg:y="0.4287in" svg:viewBox="0 0 168 71" svg:d="M130 43c-3 3-15 14-15 20 0 4 4 8 8 8s6-2 9-5c8-10 19-17 28-21 5-3 8-4 8-10 0-4-3-6-6-8-12-7-15-16-16-20 0-1-3-7-9-7-3 0-8 1-8 8 0 6 5 14 8 19-40 0-82 0-123 0-6 0-14 0-14 8s7 8 14 8c39 0 77 0 116 0z"><text:p/></draw:path><draw:path draw:style-name="gr4" draw:text-style-name="P141" svg:width="0.1028in" svg:height="0.0976in" svg:x="3.0661in" svg:y="0.4646in" svg:viewBox="0 0 262 249" svg:d="M262 95c0-53-38-95-100-95-82 0-162 77-162 154 0 56 42 95 101 95 81 0 161-75 161-154zM104 238c-37 0-68-25-68-76 0-18 5-67 37-106 22-28 56-45 87-45 36 0 68 23 68 73 0 25-10 76-42 112-25 28-56 42-82 42z"><text:p/></draw:path><draw:path draw:style-name="gr4" draw:text-style-name="P141" svg:width="0.1441in" svg:height="0.0921in" svg:x="3.189in" svg:y="0.4673in" svg:viewBox="0 0 367 235" svg:d="M326 28c3-13 4-15 30-15 7 0 11 0 11-7 0-6-4-6-10-6-15 0-32 0-48 0-9 0-9 0-14 7-44 66-88 130-133 196-11-64-23-129-35-193-1-10-1-10-11-10-17 0-32 0-49 0-7 0-11 0-11 7 0 6 3 6 11 6 6 0 7 0 13 0 7 1 8 1 8 5 0 3 0 2-1 7-14 58-30 116-44 174-4 11-8 22-36 24-3 0-7 0-7 7 0 1 0 5 6 5 9 0 23-1 35-1 8 0 28 1 36 1 1 0 7 0 7-8 0-4-4-4-7-4-22 0-22-10-22-14 0-2 0-5 1-9 15-61 31-122 46-183 13 70 24 138 37 208 1 7 2 10 7 10s8-4 9-8c49-72 97-143 146-214v1c-17 64-32 130-49 195-3 11-3 14-29 14-7 0-12 0-12 7 0 1 0 5 6 5 7 0 14-1 21-1s15 0 22 0c10 0 34 1 44 1 3 0 7 0 7-8 0-4-4-4-11-4-5 0-7 0-13 0-8-2-8-3-8-6s1-6 1-8c15-61 31-121 46-181z"><text:p/></draw:path><draw:path draw:style-name="gr4" draw:text-style-name="P141" svg:width="0.0449in" svg:height="0.1929in" svg:x="3.3524in" svg:y="0.4295in" svg:viewBox="0 0 115 491" svg:d="M115 245c0-38-6-97-34-153-29-60-71-92-75-92-5 0-6 1-6 4 0 2 0 3 10 11 47 49 75 128 75 230 0 84-18 171-78 234-7 5-7 5-7 8s1 4 6 4c4 0 49-33 77-95 25-55 32-109 32-151z"><text:p/></draw:path><draw:path draw:style-name="gr4" draw:text-style-name="P141" svg:width="0.5256in" svg:height="0.0075in" svg:x="2.8909in" svg:y="0.6311in" svg:viewBox="0 0 1336 20" svg:d="M0 0c445 0 890 0 1336 0 0 7 0 13 0 20-446 0-891 0-1336 0 0-7 0-13 0-20z"><text:p/></draw:path><draw:path draw:style-name="gr4" draw:text-style-name="P141" svg:width="0.0772in" svg:height="0.0988in" svg:x="3.0394in" svg:y="0.6528in" svg:viewBox="0 0 197 252" svg:d="M160 129c-5-20-20-41-52-41-49 0-88 37-101 67-3 6-7 20-7 34 0 24 18 63 73 63 88 0 124-111 124-160 0-58-37-92-84-92-56 0-72 43-72 55 0 2 1 12 14 12 11 0 19-11 19-19 0-9-7-12-12-13 16-25 44-25 50-25 27 0 56 15 56 64 0 16-1 27-7 55zM73 241c-39 0-44-30-44-39 0-14 10-48 13-56 7-17 28-48 67-48 34 0 44 27 44 46 0 24-23 97-80 97z"><text:p/></draw:path><draw:path draw:style-name="gr4" draw:text-style-name="P141" svg:width="0.0689in" svg:height="0.0866in" svg:x="3.1283in" svg:y="0.6902in" svg:viewBox="0 0 176 221" svg:d="M175 21c1-4 1-6 1-7 0-7-5-11-11-11-4 0-10 1-14 8-1 2-4 13-5 20-3 10-5 19-7 29-3 9-13 52-14 55-14 10-16 31-42 31-24 0-24-23-24-30 0-18 8-40 18-66 4-11 6-15 6-21 0-16-14-29-33-29-35 0-50 46-50 52 0 4 4 4 6 4 5 0 5-1 7-4 8-30 22-42 36-42 6 0 8 3 8 11s-2 15-4 20c-17 42-19 54-19 70 0 5 0 22 12 33 11 9 25 11 35 11 14 0 25-5 38-16-6 19-8 33-24 51-8 10-22 21-40 21-3 0-19 0-27-11 20-1 13-12 20-18 0-11-10-14-14-14-9 0-20 7-20 24s17 29 41 29c35 0 77-26 88-70 11-43 21-87 32-130z"><text:p/></draw:path><draw:path draw:style-name="gr4" draw:text-style-name="P141" svg:width="0.0394in" svg:height="0.0642in" svg:x="3.2146in" svg:y="0.7047in" svg:viewBox="0 0 101 164" svg:d="M63 7c0-7-1-7-8-7-19 15-45 15-51 15-1 0-3 0-4 0 0 5 0 7 0 12 1 0 3 0 4 0 6 0 21 0 37-7 0 40 0 82 0 123 0 8 0 10-27 10-4 0-8 0-13 0 0 4 0 7 0 11 14-2 37-2 51-2s36 0 49 2c0-4 0-7 0-11-4 0-9 0-13 0-25 0-25-2-25-10 0-45 0-91 0-136z"><text:p/></draw:path><draw:path draw:style-name="gr4" draw:text-style-name="P141" svg:width="0.0079in" svg:height="0.124in" svg:x="3.4681in" svg:y="0.3984in" svg:viewBox="0 0 21 316" svg:d="M0 298c0 7 0 18 10 18 11 0 11-9 11-18 0-94 0-186 0-280 0-7 0-18-10-18-11 0-11 10-11 18 0 94 0 186 0 280z"><text:p/></draw:path><draw:path draw:style-name="gr4" draw:text-style-name="P141" svg:width="0.0079in" svg:height="0.1236in" svg:x="3.4681in" svg:y="0.5142in" svg:viewBox="0 0 21 315" svg:d="M0 297c0 8 0 18 10 18 11 0 11-10 11-18 0-93 0-186 0-279 0-8 0-18-10-18-11 0-11 10-11 18 0 93 0 186 0 279z"><text:p/></draw:path><draw:path draw:style-name="gr4" draw:text-style-name="P141" svg:width="0.0079in" svg:height="0.1236in" svg:x="3.4681in" svg:y="0.6311in" svg:viewBox="0 0 21 315" svg:d="M0 297c0 8 0 18 10 18 11 0 11-10 11-18 0-93 0-186 0-279 0-8 0-18-10-18-11 0-11 10-11 18 0 93 0 186 0 279z"><text:p/></draw:path><draw:path draw:style-name="gr4" draw:text-style-name="P141" svg:width="0.0079in" svg:height="0.124in" svg:x="3.4681in" svg:y="0.7461in" svg:viewBox="0 0 21 316" svg:d="M0 298c0 9 0 18 10 18 11 0 11-9 11-18 0-94 0-186 0-280 0-7 0-18-10-18-11 0-11 11-11 18 0 94 0 186 0 280z"><text:p/></draw:path></draw:g></draw:g>, </text:p>
      <text:p text:style-name="Text_20_body"><draw:g text:anchor-type="as-char" svg:y="-0.4256in" draw:z-index="68" draw:name="Shape241" draw:style-name="gr1"><svg:title>TexMaths</svg:title><svg:desc>14§display§\vec{u_2}=\frac{\partial _{\text{/}y_2}\left(\vec{OM}\right)}{\left|\partial _{\text{/}y_2}\left(\vec{OM}\right)\right|}=\frac{\partial \left(\vec{OM}\right)}{\partial y_2}\cdot \frac{1}{\left|\frac{\partial \left(\vec{OM}\right)}{\partial y_2}\right|}§svg§600§FALSE§</svg:desc><draw:g draw:style-name="gr2"><draw:path draw:style-name="gr3" draw:text-style-name="P140" svg:width="3.4894in" svg:height="0.8504in" svg:x="0.0047in" svg:y="0.0102in" svg:viewBox="0 0 8864 2161" svg:d="M0 0c2954 0 5910 0 8864 0 0 721 0 1440 0 2161-2954 0-5910 0-8864 0 0-721 0-1440 0-2161z"><text:p/></draw:path><draw:path draw:style-name="gr4" draw:text-style-name="P141" svg:width="0.0854in" svg:height="0.0382in" svg:x="0.0654in" svg:y="0.2854in" svg:viewBox="0 0 218 98" svg:d="M175 59c-7 7-22 21-22 29 0 4 4 10 9 10s7-3 9-7c7-7 18-21 39-31 4-3 8-5 8-11 0-4-2-7-7-10-11-7-15-15-19-28-2-4-3-11-10-11s-10 7-10 11c0 3 4 18 11 28-54 0-110 0-165 0-8 0-18 0-18 10s10 10 18 10c52 0 105 0 157 0z"><text:p/></draw:path><draw:path draw:style-name="gr4" draw:text-style-name="P141" svg:width="0.0992in" svg:height="0.0874in" svg:x="0.0004in" svg:y="0.3382in" svg:viewBox="0 0 253 223" svg:d="M158 190c6 20 23 33 44 33 18 0 29-12 36-27 8-18 15-48 15-49 0-4-4-4-5-4-6 0-6 1-7 8-7 28-17 60-38 60-10 0-15-5-15-22 0-10 7-34 9-50 5-19 10-35 14-54 2-8 7-26 9-33 3-11 8-31 8-34 0-8-7-12-15-12-2 0-16 0-18 16-10 37-31 122-38 149 0 1-20 40-56 40-25 0-31-21-31-39 0-28 14-67 27-101 7-15 8-22 8-30 0-23-15-41-39-41-48 0-66 71-66 76s4 4 6 5c5 0 5-1 8-10 13-42 31-60 50-60 5 0 12 0 12 16 0 12-6 26-9 33-18 49-28 80-28 104 0 46 34 59 60 59 33 0 51-23 59-33z"><text:p/></draw:path><draw:path draw:style-name="gr4" draw:text-style-name="P141" svg:width="0.0591in" svg:height="0.0894in" svg:x="0.1146in" svg:y="0.3638in" svg:viewBox="0 0 151 228" svg:d="M151 165c-4 0-7 0-11 0-1 9-4 28-8 32-3 2-30 2-35 2-21 0-42 0-63 0 36-32 47-42 68-58 25-21 49-42 49-74 0-42-36-67-80-67-43 0-71 29-71 62 0 16 14 18 18 18 9 0 18-6 18-18 0-6-2-19-21-19 12-23 35-30 51-30 35 0 53 26 53 54 0 30-22 53-34 66-28 27-54 55-82 81-3 4-3 4-3 14 48 0 94 0 141 0 3-21 7-42 10-63z"><text:p/></draw:path><draw:path draw:style-name="gr4" draw:text-style-name="P141" svg:width="0.1287in" svg:height="0.0453in" svg:x="0.2571in" svg:y="0.3524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016in" svg:height="0.1429in" svg:x="0.5465in" svg:y="0.0839in" svg:viewBox="0 0 259 364" svg:d="M207 186c-4-31-25-59-63-59-29 0-61 9-101 47-40 42-43 86-43 102 0 31 21 88 90 88 117 0 169-165 169-237 0-77-46-127-106-127-72 0-96 64-96 78 0 7 5 17 20 17s27-14 27-25c0-18-16-18-24-18 22-37 57-39 71-39 37 0 70 25 70 89 0 20-3 44-12 84zM91 350c-53 0-53-50-53-56 0-13 12-83 32-112 20-28 43-43 74-43 53 0 55 54 55 65 0 35-31 146-108 146z"><text:p/></draw:path><draw:path draw:style-name="gr4" draw:text-style-name="P141" svg:width="0.0579in" svg:height="0.135in" svg:x="0.6508in" svg:y="0.1559in" svg:viewBox="0 0 148 344" svg:d="M146 15c2-4 2-5 2-7 0-5-5-8-8-8-6 0-8 4-10 8-42 107-85 215-127 321-3 4-3 5-3 7 0 5 6 8 8 8 6 0 9-4 10-8 42-106 86-214 128-321z"><text:p/></draw:path><draw:path draw:style-name="gr4" draw:text-style-name="P141" svg:width="0.0689in" svg:height="0.0874in" svg:x="0.7252in" svg:y="0.1984in" svg:viewBox="0 0 176 223" svg:d="M175 22c1-5 1-5 1-8 0-7-5-11-11-11-4 0-10 3-14 8-1 3-4 14-5 21-3 10-5 18-7 28-3 9-13 52-14 56-14 10-16 30-42 30-24 0-24-23-24-28 0-20 8-41 18-68 4-11 6-15 6-21 0-16-14-29-33-29-35 0-50 46-50 53 0 4 4 4 6 4 4 0 5-1 5-5 10-30 24-42 38-42 6 0 8 4 8 11 0 8-2 15-4 21-17 42-21 55-21 70 0 6 0 21 14 32 11 10 25 11 35 11 13 0 25-5 37-15-5 18-7 34-23 50-8 12-22 23-40 23-3 0-20 0-27-11 20-3 13-13 20-20 0-11-12-13-14-13-9 0-20 7-20 23 0 17 15 31 41 31 35 0 77-28 88-70 11-44 21-87 32-131z"><text:p/></draw:path><draw:path draw:style-name="gr4" draw:text-style-name="P141" svg:width="0.0476in" svg:height="0.0634in" svg:x="0.8063in" svg:y="0.2138in" svg:viewBox="0 0 122 162" svg:d="M122 116c-3 0-7 0-10 0-1 4-3 20-7 23-3 1-22 1-27 1-15 0-32 0-47 0 15-13 33-27 49-36 21-16 42-30 42-56 0-31-30-48-65-48-33 0-57 18-57 42 0 14 10 15 14 15 7 0 14-4 14-14 0-9-6-14-14-15 7-10 21-18 38-18 24 0 43 14 43 39 0 20-14 36-32 52-20 17-41 33-60 50-3 3-3 3-3 4 0 3 0 5 0 7 38 0 76 0 113 0 3-15 6-30 9-46z"><text:p/></draw:path><draw:path draw:style-name="gr4" draw:text-style-name="P141" svg:width="0.0736in" svg:height="0.348in" svg:x="0.9496in" svg:y="0in" svg:viewBox="0 0 188 885" svg:d="M165 879c2 0 4 3 6 6 4 0 7 0 11 0 1 0 6 0 6-6 0-1-2-3-3-4-17-17-44-45-74-98-54-95-73-217-73-335 0-218 61-347 148-434 2-1 2-1 2-2 0-6-5-6-10-6-6 0-7 0-11 4-48 41-100 108-135 213-21 64-32 143-32 225 0 116 21 248 99 363 13 18 21 25 31 39 6 6 11 14 16 17 7 5 12 11 19 18z"><text:p/></draw:path><draw:path draw:style-name="gr4" draw:text-style-name="P141" svg:width="0.0854in" svg:height="0.0382in" svg:x="1.1831in" svg:y="0.035in" svg:viewBox="0 0 218 98" svg:d="M175 59c-7 7-22 21-22 29 0 4 4 10 9 10s7-4 9-7c7-7 18-21 39-31 4-3 8-5 8-11 0-4-2-7-7-10-9-7-15-15-19-28-2-4-3-11-10-11s-10 7-10 11c0 2 4 18 11 28-54 0-110 0-165 0-8 0-18 0-18 10s10 10 18 10c52 0 105 0 157 0z"><text:p/></draw:path><draw:path draw:style-name="gr4" draw:text-style-name="P141" svg:width="0.1335in" svg:height="0.1406in" svg:x="1.0398in" svg:y="0.0866in" svg:viewBox="0 0 340 358" svg:d="M340 133c0-80-52-133-126-133-106 0-214 112-214 227 0 81 55 131 126 131 105 0 214-107 214-225zM129 346c-49 0-83-41-83-105 0-23 7-94 45-151 34-52 81-77 120-77 41 0 86 28 86 100 0 35-14 112-63 173-23 30-63 60-105 60z"><text:p/></draw:path><draw:path draw:style-name="gr4" draw:text-style-name="P141" svg:width="0.1941in" svg:height="0.1319in" svg:x="1.1913in" svg:y="0.0902in" svg:viewBox="0 0 494 336" svg:d="M435 38c5-18 6-23 42-23 12 0 17 0 17-9 0-6-5-6-14-6-21 0-43 0-64 0-13 0-14 0-20 10-60 94-119 186-179 280-13-93-27-186-39-279-2-11-2-11-16-11-22 0-44 0-67 0-8 0-14 0-14 10 0 5 4 5 14 5 6 0 16 0 21 2 9 0 11 1 11 7 0 3-1 4-2 10-21 84-41 166-62 250-6 20-14 35-53 36-3 0-10 0-10 10 0 4 4 6 7 6 17 0 34-2 50-2s34 2 51 2c1 0 8 0 8-10 0-6-5-6-8-6-28 0-34-9-34-20 0-5 0-7 2-12 22-89 44-179 67-268 14 102 29 203 43 305 0 5 2 11 7 11 6 0 9-6 11-9 66-103 133-208 199-312-24 94-46 189-70 283-5 18-7 22-45 22-8 0-14 0-14 10 0 6 6 6 7 6 14 0 48-2 62-2 20 0 41 2 62 2 2 0 8 0 8-10 0-6-4-6-14-6-18 0-31 0-31-8 0-3 0-3 2-12 22-87 43-175 65-262z"><text:p/></draw:path><draw:path draw:style-name="gr4" draw:text-style-name="P141" svg:width="0.0728in" svg:height="0.348in" svg:x="1.4in" svg:y="0in" svg:viewBox="0 0 186 885" svg:d="M186 442c0-141-32-291-130-401-7-9-25-28-36-38-3-3-5-3-12-3-4 0-8 0-8 6 0 1 1 2 3 4 17 17 43 45 73 98 53 95 72 215 72 334 0 213-58 343-147 434-1 0-1 2-1 3 0 6 4 6 8 6 7 0 9 0 13-5 46-40 99-109 133-212 21-68 32-147 32-226z"><text:p/></draw:path><draw:path draw:style-name="gr4" draw:text-style-name="P141" svg:width="1.0988in" svg:height="0.0075in" svg:x="0.4736in" svg:y="0.372in" svg:viewBox="0 0 2792 20" svg:d="M0 0c931 0 1861 0 2792 0 0 7 0 13 0 20-931 0-1861 0-2792 0 0-7 0-13 0-20z"><text:p/></draw:path><draw:path draw:style-name="gr4" draw:text-style-name="P141" svg:width="0.0083in" svg:height="0.124in" svg:x="0.502in" svg:y="0.3984in" svg:viewBox="0 0 22 316" svg:d="M0 298c0 7 0 18 11 18s11-9 11-18c0-94 0-186 0-280 0-7 0-18-11-18s-11 10-11 18c0 94 0 186 0 280z"><text:p/></draw:path><draw:path draw:style-name="gr4" draw:text-style-name="P141" svg:width="0.0083in" svg:height="0.1236in" svg:x="0.502in" svg:y="0.5142in" svg:viewBox="0 0 22 315" svg:d="M0 297c0 8 0 18 11 18s11-10 11-18c0-93 0-186 0-279 0-8 0-18-11-18s-11 10-11 18c0 93 0 186 0 279z"><text:p/></draw:path><draw:path draw:style-name="gr4" draw:text-style-name="P141" svg:width="0.0083in" svg:height="0.1236in" svg:x="0.502in" svg:y="0.6311in" svg:viewBox="0 0 22 315" svg:d="M0 297c0 8 0 18 11 18s11-10 11-18c0-93 0-186 0-279 0-8 0-18-11-18s-11 10-11 18c0 93 0 186 0 279z"><text:p/></draw:path><draw:path draw:style-name="gr4" draw:text-style-name="P141" svg:width="0.1016in" svg:height="0.1421in" svg:x="0.5465in" svg:y="0.4866in" svg:viewBox="0 0 259 362" svg:d="M207 185c-4-30-25-58-63-58-29 0-61 9-101 47-40 40-43 86-43 102 0 31 21 86 90 86 117 0 169-165 169-235 0-78-46-127-106-127-72 0-96 64-96 78 0 6 5 17 20 17s27-15 27-26c0-17-16-17-24-17 22-37 57-39 71-39 37 0 70 25 70 88 0 19-3 45-12 84zM91 348c-53 0-53-50-53-54 0-14 12-83 32-112 20-28 43-43 74-43 53 0 55 54 55 64 0 35-31 145-108 145z"><text:p/></draw:path><draw:path draw:style-name="gr4" draw:text-style-name="P141" svg:width="0.0579in" svg:height="0.1346in" svg:x="0.6508in" svg:y="0.5579in" svg:viewBox="0 0 148 343" svg:d="M146 14c2-4 1-4 2-6 0-5-5-8-8-8-6 0-8 4-10 8-42 107-85 215-127 321-3 4-2 4-3 5 0 6 6 9 8 9 6 0 9-4 10-9 42-106 86-214 128-320z"><text:p/></draw:path><draw:path draw:style-name="gr4" draw:text-style-name="P141" svg:width="0.0689in" svg:height="0.0866in" svg:x="0.7252in" svg:y="0.6in" svg:viewBox="0 0 176 221" svg:d="M175 21c1-4 1-6 1-7 0-7-5-11-11-11-4 0-10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20-1 13-12 20-18 0-11-12-14-14-14-9 0-20 7-20 22 0 19 15 31 41 31 35 0 77-26 88-70 11-43 21-87 32-130z"><text:p/></draw:path><draw:path draw:style-name="gr4" draw:text-style-name="P141" svg:width="0.0476in" svg:height="0.0642in" svg:x="0.8063in" svg:y="0.6142in" svg:viewBox="0 0 122 164" svg:d="M122 116c-3 0-7 0-10 0-1 6-3 20-7 23-3 1-22 1-27 1-15 0-32 0-47 0 15-11 33-25 49-35 21-15 42-29 42-56 0-31-30-49-65-49-33 0-57 20-57 43 0 13 10 16 14 16 7 0 14-4 14-16 0-8-6-12-14-14 7-11 21-18 38-18 24 0 43 14 43 38 0 21-14 36-32 53-20 17-41 34-60 51-3 2-3 2-3 4 0 3 0 4 0 7 38 0 76 0 113 0 3-16 6-32 9-48z"><text:p/></draw:path><draw:path draw:style-name="gr4" draw:text-style-name="P141" svg:width="0.0736in" svg:height="0.348in" svg:x="0.9496in" svg:y="0.4028in" svg:viewBox="0 0 188 885" svg:d="M165 879c2 0 4 3 6 6 4 0 7 0 11 0 1 0 6-2 6-6 0-1-2-3-3-4-17-18-44-45-74-100-54-93-73-215-73-333 0-218 61-347 148-434 2-1 2-2 2-4 0-4-5-4-10-4-6 0-7 0-11 3-48 40-100 109-135 213-21 65-32 144-32 225 0 117 21 249 99 362 13 20 31 40 31 41 6 6 11 14 16 17 7 5 12 11 19 18z"><text:p/></draw:path><draw:path draw:style-name="gr4" draw:text-style-name="P141" svg:width="0.0854in" svg:height="0.0382in" svg:x="1.1831in" svg:y="0.4374in" svg:viewBox="0 0 218 98" svg:d="M175 59c-7 5-22 19-22 28 0 5 4 11 9 11s7-4 9-7c7-7 18-21 39-32 4-2 8-4 8-10s-2-8-7-10c-9-8-15-17-19-28-2-4-3-11-10-11s-10 7-10 10 4 18 11 29c-54 0-110 0-165 0-8 0-18 0-18 10s10 10 18 10c52 0 105 0 157 0z"><text:p/></draw:path><draw:path draw:style-name="gr4" draw:text-style-name="P141" svg:width="0.1335in" svg:height="0.1402in" svg:x="1.0398in" svg:y="0.4882in" svg:viewBox="0 0 340 357" svg:d="M340 132c0-79-52-132-126-132-106 0-214 112-214 225 0 83 55 132 126 132 105 0 214-108 214-225zM129 344c-49 0-83-39-83-105 0-21 7-92 45-151 34-50 81-75 120-75 41 0 86 26 86 100 0 35-14 112-63 173-23 29-63 58-105 58z"><text:p/></draw:path><draw:path draw:style-name="gr4" draw:text-style-name="P141" svg:width="0.1941in" svg:height="0.1319in" svg:x="1.1913in" svg:y="0.4929in" svg:viewBox="0 0 494 336" svg:d="M435 38c5-18 6-23 42-23 12 0 17 0 17-9 0-6-5-6-14-6-21 0-43 0-64 0-13 0-14 0-20 8-60 94-119 188-179 282-13-93-27-186-39-279-2-11-2-11-16-11-22 0-44 0-67 0-8 0-14 0-14 8 0 7 4 7 14 7 6 0 16 0 21 0 9 2 11 3 11 9 0 1-1 3-2 10-21 82-41 166-62 249-6 19-14 36-53 37-3 0-10 0-10 9 0 4 4 7 7 7 17 0 34-3 50-3s34 3 51 3c1 0 8 0 8-10 0-6-5-6-8-6-28-1-34-11-34-22 0-3 0-5 2-11 22-90 44-178 67-267 14 100 29 203 43 303 0 7 2 13 7 13 6 0 9-6 11-10 66-103 133-207 199-311-24 94-46 188-70 282-5 19-7 23-45 23-8 0-14 0-14 9 0 7 6 7 7 7 14 0 48-3 62-3 20 0 41 3 62 3 2 0 8 0 8-10 0-6-4-6-14-6-18 0-31 0-31-9 0-2 0-3 2-11 22-87 43-175 65-262z"><text:p/></draw:path><draw:path draw:style-name="gr4" draw:text-style-name="P141" svg:width="0.0728in" svg:height="0.348in" svg:x="1.4in" svg:y="0.4028in" svg:viewBox="0 0 186 885" svg:d="M186 441c0-140-32-291-130-402-7-7-25-26-36-36-3-3-5-3-12-3-4 0-8 0-8 4 0 3 1 4 3 6 17 17 43 43 73 98 53 94 72 215 72 333 0 214-58 344-147 434-1 1-1 3-1 4 0 6 4 6 8 6 7 0 9 0 13-5 46-40 99-109 133-212 21-68 32-147 32-227z"><text:p/></draw:path><draw:path draw:style-name="gr4" draw:text-style-name="P141" svg:width="0.0079in" svg:height="0.124in" svg:x="1.5366in" svg:y="0.3984in" svg:viewBox="0 0 21 316" svg:d="M0 298c0 7 0 18 10 18 11 0 11-9 11-18 0-94 0-186 0-280 0-7 0-18-11-18-10 0-10 10-10 18 0 94 0 186 0 280z"><text:p/></draw:path><draw:path draw:style-name="gr4" draw:text-style-name="P141" svg:width="0.0079in" svg:height="0.1236in" svg:x="1.5366in" svg:y="0.5142in" svg:viewBox="0 0 21 315" svg:d="M0 297c0 8 0 18 10 18 11 0 11-10 11-18 0-93 0-186 0-279 0-8 0-18-11-18-10 0-10 10-10 18 0 93 0 186 0 279z"><text:p/></draw:path><draw:path draw:style-name="gr4" draw:text-style-name="P141" svg:width="0.0079in" svg:height="0.1236in" svg:x="1.5366in" svg:y="0.6311in" svg:viewBox="0 0 21 315" svg:d="M0 297c0 8 0 18 10 18 11 0 11-10 11-18 0-93 0-186 0-279 0-8 0-18-11-18-10 0-10 10-10 18 0 93 0 186 0 279z"><text:p/></draw:path><draw:path draw:style-name="gr4" draw:text-style-name="P141" svg:width="0.1287in" svg:height="0.0453in" svg:x="1.6606in" svg:y="0.3524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016in" svg:height="0.1429in" svg:x="1.885in" svg:y="0.0839in" svg:viewBox="0 0 259 364" svg:d="M207 186c-4-31-24-59-63-59-29 0-61 9-101 47-40 42-43 86-43 102 0 31 21 88 90 88 117 0 169-165 169-237 0-77-46-127-106-127-72 0-94 64-94 78 0 7 3 17 18 17 17 0 27-14 27-25 0-18-16-18-24-18 22-37 57-39 71-39 37 0 70 25 70 89 0 20-3 44-12 84zM92 350c-54 0-54-50-54-56 0-13 12-83 32-112 20-28 43-43 74-43 53 0 55 54 55 65 0 35-31 146-107 146z"><text:p/></draw:path><draw:path draw:style-name="gr4" draw:text-style-name="P141" svg:width="0.0728in" svg:height="0.348in" svg:x="2.0579in" svg:y="0in" svg:viewBox="0 0 186 885" svg:d="M164 879c1 0 5 6 7 6 3 0 7 0 10 0 1 0 5 0 5-6 0-1-1-3-1-4-18-17-45-45-76-98-53-95-73-217-73-335 0-218 63-347 149-434 1-1 1-1 1-2 0-6-3-6-8-6-7 0-9 0-13 4-46 41-99 108-133 213-21 64-32 143-32 225 0 116 21 248 98 363 13 18 21 25 31 39 5 6 12 14 17 17 5 5 12 11 18 18z"><text:p/></draw:path><draw:path draw:style-name="gr4" draw:text-style-name="P141" svg:width="0.0854in" svg:height="0.0382in" svg:x="2.2917in" svg:y="0.035in" svg:viewBox="0 0 218 98" svg:d="M175 59c-7 7-24 21-24 29 0 4 6 10 10 10s7-4 10-7c5-7 17-21 39-31 3-3 8-5 8-11 0-4-4-7-7-10-11-7-16-15-21-28-1-4-2-11-9-11s-10 7-10 11c0 2 4 18 12 28-56 0-110 0-166 0-9 0-17 0-17 10s8 10 17 10c53 0 105 0 158 0z"><text:p/></draw:path><draw:path draw:style-name="gr4" draw:text-style-name="P141" svg:width="0.1335in" svg:height="0.1406in" svg:x="2.148in" svg:y="0.0866in" svg:viewBox="0 0 340 358" svg:d="M340 133c0-80-52-133-124-133-107 0-216 112-216 227 0 81 56 131 126 131 105 0 214-107 214-225zM130 346c-49 0-84-41-84-105 0-23 7-94 45-151 34-52 83-77 122-77s84 28 84 100c0 35-13 112-62 173-24 30-64 60-105 60z"><text:p/></draw:path><draw:path draw:style-name="gr4" draw:text-style-name="P141" svg:width="0.1937in" svg:height="0.1319in" svg:x="2.3in" svg:y="0.0902in" svg:viewBox="0 0 493 336" svg:d="M434 38c6-18 6-23 43-23 12 0 16 0 16-9 0-6-6-6-14-6-21 0-44 0-65 0-12 0-12 0-19 10-60 94-119 186-179 280-13-93-26-186-38-279-2-11-3-11-16-11-22 0-44 0-67 0-10 0-15 0-15 10 0 5 4 5 14 5 7 0 15 0 21 2 8 0 11 1 11 7 0 3 0 4-1 10-21 84-42 166-63 250-5 20-13 35-54 36-2 0-8 0-8 10 0 4 3 6 7 6 15 0 32-2 49-2s34 2 50 2c3 0 9 0 9-10 0-6-4-6-9-6-28 0-33-9-33-20 0-5 1-7 3-12 22-89 43-179 65-268h2c14 102 28 203 42 305 1 5 1 11 7 11 5 0 8-6 11-9 66-103 133-208 199-312-24 94-46 189-70 283-4 18-6 22-45 22-8 0-14 0-14 10 0 6 6 6 7 6 14 0 48-2 62-2 19 0 42 2 61 2 3 0 10 0 10-10 0-6-6-6-14-6-18 0-32 0-32-8 0-3 0-3 3-12 21-87 43-175 64-262z"><text:p/></draw:path><draw:path draw:style-name="gr4" draw:text-style-name="P141" svg:width="0.0728in" svg:height="0.348in" svg:x="2.5079in" svg:y="0in" svg:viewBox="0 0 186 885" svg:d="M186 442c0-141-32-291-129-401-7-9-25-28-37-38-3-3-5-3-10-3-6 0-10 0-10 6 0 1 1 2 3 4 17 17 43 45 74 98 53 95 73 215 73 334 0 213-59 343-149 434 0 0-1 2-1 3 0 6 4 6 10 6 5 0 7 0 11-5 46-40 99-109 133-212 22-68 32-147 32-226z"><text:p/></draw:path><draw:path draw:style-name="gr4" draw:text-style-name="P141" svg:width="0.739in" svg:height="0.0075in" svg:x="1.8772in" svg:y="0.372in" svg:viewBox="0 0 1878 20" svg:d="M0 0c626 0 1252 0 1878 0 0 7 0 13 0 20-626 0-1252 0-1878 0 0-7 0-13 0-20z"><text:p/></draw:path><draw:path draw:style-name="gr4" draw:text-style-name="P141" svg:width="0.1012in" svg:height="0.1421in" svg:x="2.1071in" svg:y="0.4181in" svg:viewBox="0 0 258 362" svg:d="M207 185c-4-31-25-58-63-58-31 0-61 7-101 47s-43 86-43 100c0 31 21 88 90 88 117 0 168-165 168-235 0-78-45-127-107-127-71 0-94 63-94 77 0 7 5 17 20 17s27-14 27-25c0-17-16-17-24-17 22-37 57-41 71-41 35 0 70 27 70 90 0 19-3 45-14 84zM91 348c-53 0-53-50-53-55 0-13 11-82 32-111 20-28 43-45 74-45 53 0 55 56 55 66 0 35-32 145-108 145z"><text:p/></draw:path><draw:path draw:style-name="gr4" draw:text-style-name="P141" svg:width="0.089in" svg:height="0.1248in" svg:x="2.2185in" svg:y="0.4705in" svg:viewBox="0 0 227 318" svg:d="M224 29c3-7 3-7 3-11 0-8-7-12-14-12-6 0-14 2-18 9 0 3-5 19-7 27-3 13-7 27-10 39-7 30-16 59-23 88-1 9-22 42-54 42-25 0-31-21-31-39 0-22 8-53 25-96 9-20 10-26 10-35 0-23-15-41-41-41-46 0-64 71-64 76s4 5 6 5c4 0 5-1 8-10 13-46 32-60 49-60 4 0 13 0 13 16 0 12-6 25-9 33-19 53-29 81-29 104 0 45 32 59 60 59 20 0 36-9 50-23-7 27-12 51-32 76-12 17-31 31-54 31-7 0-28-2-37-20 7 0 14 0 21-6 4-5 10-11 10-21 0-15-14-16-18-16-11 0-28 7-28 32 0 24 22 42 52 42 51 0 102-45 116-100 15-63 31-126 46-189z"><text:p/></draw:path><draw:path draw:style-name="gr4" draw:text-style-name="P141" svg:width="0.0598in" svg:height="0.0894in" svg:x="2.3161in" svg:y="0.4957in" svg:viewBox="0 0 153 228" svg:d="M153 165c-5 0-7 0-12 0-1 9-5 28-9 32-3 2-30 2-34 2-21 0-42 0-63 0 35-32 48-42 69-58 25-21 49-42 49-74 0-42-37-67-82-67-42 0-71 29-71 62 0 16 15 18 18 18 9 0 18-6 18-18 0-6-1-19-19-19 10-23 33-32 50-32 34 0 52 28 52 56 0 30-21 53-32 66-28 27-55 55-83 81-4 4-4 4-4 14 48 0 95 0 143 0 3-21 7-42 10-63z"><text:p/></draw:path><draw:path draw:style-name="gr4" draw:text-style-name="P141" svg:width="0.0201in" svg:height="0.0201in" svg:x="2.6996in" svg:y="0.3654in" svg:viewBox="0 0 52 52" svg:d="M52 25c0-14-13-25-27-25s-25 10-25 25c0 14 11 27 25 27s27-11 27-27z"><text:p/></draw:path><draw:path draw:style-name="gr4" draw:text-style-name="P141" svg:width="0.0634in" svg:height="0.1283in" svg:x="3.1224in" svg:y="0.1642in" svg:viewBox="0 0 162 327" svg:d="M101 13c0-13 0-13-11-13-31 31-75 31-90 31 0 5 0 10 0 15 10 0 39 0 64-12 0 85 0 169 0 254 0 19-1 24-46 24-5 0-10 0-15 0 0 6 0 10 0 15 17-1 60-1 80-1 19 0 63 0 79 1 0-5 0-9 0-15-5 0-9 0-15 0-45 0-46-5-46-24 0-92 0-183 0-275z"><text:p/></draw:path><draw:path draw:style-name="gr4" draw:text-style-name="P141" svg:width="0.7012in" svg:height="0.0075in" svg:x="2.8028in" svg:y="0.372in" svg:viewBox="0 0 1782 20" svg:d="M0 0c594 0 1189 0 1782 0 0 7 0 13 0 20-593 0-1188 0-1782 0 0-7 0-13 0-20z"><text:p/></draw:path><draw:path draw:style-name="gr4" draw:text-style-name="P141" svg:width="0.0079in" svg:height="0.124in" svg:x="2.8307in" svg:y="0.3984in" svg:viewBox="0 0 21 316" svg:d="M0 298c0 7 0 18 11 18 10 0 10-9 10-18 0-94 0-186 0-280 0-7 0-18-10-18-11 0-11 10-11 18 0 94 0 186 0 280z"><text:p/></draw:path><draw:path draw:style-name="gr4" draw:text-style-name="P141" svg:width="0.0079in" svg:height="0.1236in" svg:x="2.8307in" svg:y="0.5142in" svg:viewBox="0 0 21 315" svg:d="M0 297c0 8 0 18 11 18 10 0 10-10 10-18 0-93 0-186 0-279 0-8 0-18-10-18-11 0-11 10-11 18 0 93 0 186 0 279z"><text:p/></draw:path><draw:path draw:style-name="gr4" draw:text-style-name="P141" svg:width="0.0079in" svg:height="0.1236in" svg:x="2.8307in" svg:y="0.6311in" svg:viewBox="0 0 21 315" svg:d="M0 297c0 8 0 18 11 18 10 0 10-10 10-18 0-93 0-186 0-279 0-8 0-18-10-18-11 0-11 10-11 18 0 93 0 186 0 279z"><text:p/></draw:path><draw:path draw:style-name="gr4" draw:text-style-name="P141" svg:width="0.0079in" svg:height="0.124in" svg:x="2.8307in" svg:y="0.7461in" svg:viewBox="0 0 21 316" svg:d="M0 298c0 9 0 18 11 18 10 0 10-9 10-18 0-94 0-186 0-280 0-7 0-18-10-18-11 0-11 11-11 18 0 94 0 186 0 280z"><text:p/></draw:path><draw:path draw:style-name="gr4" draw:text-style-name="P141" svg:width="0.078in" svg:height="0.0992in" svg:x="2.8984in" svg:y="0.4638in" svg:viewBox="0 0 199 253" svg:d="M161 130c-6-19-21-40-53-40-48 0-88 36-101 67-1 5-7 19-7 33 0 24 20 63 73 63 89 0 126-112 126-161 0-58-39-92-86-92-56 0-71 45-71 56 0 3 1 13 14 13 11 0 18-12 18-20s-5-13-12-13c16-26 44-26 51-26 26 0 56 17 56 66 0 15-1 26-8 54zM73 242c-38 0-44-29-44-40 0-13 10-47 14-55 6-17 27-48 66-48 34 0 45 26 45 47 0 23-22 96-81 96z"><text:p/></draw:path><draw:path draw:style-name="gr4" draw:text-style-name="P141" svg:width="0.0441in" svg:height="0.1929in" svg:x="3.0012in" svg:y="0.4295in" svg:viewBox="0 0 113 491" svg:d="M113 487c0-3 0-3-8-11-62-62-77-156-77-231 0-85 18-171 78-232 7-6 7-7 7-9 0-3-1-4-4-4-5 0-50 34-78 95-25 55-31 109-31 150 0 39 4 98 32 154 30 60 72 92 77 92 3 0 4-1 4-4z"><text:p/></draw:path><draw:path draw:style-name="gr4" draw:text-style-name="P141" svg:width="0.0657in" svg:height="0.0276in" svg:x="3.1764in" svg:y="0.4287in" svg:viewBox="0 0 168 71" svg:d="M130 43c-3 3-15 14-15 20 0 4 4 8 8 8s6-2 9-5c8-10 19-17 28-21 5-3 8-4 8-10 0-4-3-6-6-8-12-7-15-16-16-20 0-1-3-7-9-7-3 0-8 1-8 8 0 6 5 14 8 19-40 0-82 0-123 0-6 0-14 0-14 8s7 8 14 8c39 0 77 0 116 0z"><text:p/></draw:path><draw:path draw:style-name="gr4" draw:text-style-name="P141" svg:width="0.1028in" svg:height="0.0976in" svg:x="3.0661in" svg:y="0.4646in" svg:viewBox="0 0 262 249" svg:d="M262 95c0-53-38-95-100-95-82 0-162 77-162 154 0 56 42 95 101 95 81 0 161-75 161-154zM104 238c-37 0-68-25-68-76 0-18 5-67 37-106 22-28 56-45 87-45 36 0 68 23 68 73 0 25-10 76-42 112-25 28-56 42-82 42z"><text:p/></draw:path><draw:path draw:style-name="gr4" draw:text-style-name="P141" svg:width="0.1441in" svg:height="0.0921in" svg:x="3.189in" svg:y="0.4673in" svg:viewBox="0 0 367 235" svg:d="M326 28c3-13 4-15 30-15 7 0 11 0 11-7 0-6-4-6-10-6-15 0-32 0-48 0-9 0-9 0-14 7-44 66-88 130-133 196-11-64-23-129-35-193-1-10-1-10-11-10-17 0-32 0-49 0-7 0-11 0-11 7 0 6 3 6 11 6 6 0 7 0 13 0 7 1 8 1 8 5 0 3 0 2-1 7-14 58-30 116-44 174-4 11-8 22-36 24-3 0-7 0-7 7 0 1 0 5 6 5 9 0 23-1 35-1 8 0 28 1 36 1 1 0 7 0 7-8 0-4-4-4-7-4-22 0-22-10-22-14 0-2 0-5 1-9 15-61 31-122 46-183 13 70 24 138 37 208 1 7 2 10 7 10s8-4 9-8c49-72 97-143 146-214v1c-17 64-32 130-49 195-3 11-3 14-29 14-7 0-12 0-12 7 0 1 0 5 6 5 7 0 14-1 21-1s15 0 22 0c10 0 34 1 44 1 3 0 7 0 7-8 0-4-4-4-11-4-5 0-7 0-13 0-8-2-8-3-8-6s1-6 1-8c15-61 31-121 46-181z"><text:p/></draw:path><draw:path draw:style-name="gr4" draw:text-style-name="P141" svg:width="0.0449in" svg:height="0.1929in" svg:x="3.3524in" svg:y="0.4295in" svg:viewBox="0 0 115 491" svg:d="M115 245c0-38-6-97-34-153-29-60-71-92-75-92-5 0-6 1-6 4 0 2 0 3 10 11 47 49 75 128 75 230 0 84-18 171-78 234-7 5-7 5-7 8s1 4 6 4c4 0 49-33 77-95 25-55 32-109 32-151z"><text:p/></draw:path><draw:path draw:style-name="gr4" draw:text-style-name="P141" svg:width="0.5256in" svg:height="0.0075in" svg:x="2.8909in" svg:y="0.6311in" svg:viewBox="0 0 1336 20" svg:d="M0 0c445 0 890 0 1336 0 0 7 0 13 0 20-446 0-891 0-1336 0 0-7 0-13 0-20z"><text:p/></draw:path><draw:path draw:style-name="gr4" draw:text-style-name="P141" svg:width="0.0772in" svg:height="0.0988in" svg:x="3.0394in" svg:y="0.6528in" svg:viewBox="0 0 197 252" svg:d="M160 129c-5-20-20-41-52-41-49 0-88 37-101 67-3 6-7 20-7 34 0 24 18 63 73 63 88 0 124-111 124-160 0-58-37-92-84-92-56 0-72 43-72 55 0 2 1 12 14 12 11 0 19-11 19-19 0-9-7-12-12-13 16-25 44-25 50-25 27 0 56 15 56 64 0 16-1 27-7 55zM73 241c-39 0-44-30-44-39 0-14 10-48 13-56 7-17 28-48 67-48 34 0 44 27 44 46 0 24-23 97-80 97z"><text:p/></draw:path><draw:path draw:style-name="gr4" draw:text-style-name="P141" svg:width="0.0689in" svg:height="0.0866in" svg:x="3.1283in" svg:y="0.6902in" svg:viewBox="0 0 176 221" svg:d="M175 21c1-4 1-6 1-7 0-7-5-11-11-11-4 0-10 1-14 8-1 2-4 13-5 20-3 10-5 19-7 29-3 9-13 52-14 55-14 10-16 31-42 31-24 0-24-23-24-30 0-18 8-40 18-66 4-11 6-15 6-21 0-16-14-29-33-29-35 0-50 46-50 52 0 4 4 4 6 4 5 0 5-1 7-4 8-30 22-42 36-42 6 0 8 3 8 11s-2 15-4 20c-17 42-19 54-19 70 0 5 0 22 12 33 11 9 25 11 35 11 14 0 25-5 38-16-6 19-8 33-24 51-8 10-22 21-40 21-3 0-19 0-27-11 20-1 13-12 20-18 0-11-10-14-14-14-9 0-20 7-20 24s17 29 41 29c35 0 77-26 88-70 11-43 21-87 32-130z"><text:p/></draw:path><draw:path draw:style-name="gr4" draw:text-style-name="P141" svg:width="0.0476in" svg:height="0.0642in" svg:x="3.2094in" svg:y="0.7047in" svg:viewBox="0 0 122 164" svg:d="M122 116c-3 0-7 0-10 0-1 6-3 21-7 23-1 1-22 1-27 1-15 0-32 0-47 0 15-11 33-25 49-35 22-15 42-29 42-56 0-31-30-49-65-49-33 0-57 20-57 43 0 13 11 16 14 16 7 0 14-4 14-16 0-8-6-12-14-14 7-11 22-18 38-18 24 0 45 14 45 38 0 21-16 36-34 53-20 17-41 34-60 51-3 2-3 2-3 4 0 3 0 4 0 7 38 0 77 0 115 0 3-16 4-32 7-48z"><text:p/></draw:path><draw:path draw:style-name="gr4" draw:text-style-name="P141" svg:width="0.0079in" svg:height="0.124in" svg:x="3.4681in" svg:y="0.3984in" svg:viewBox="0 0 21 316" svg:d="M0 298c0 7 0 18 10 18 11 0 11-9 11-18 0-94 0-186 0-280 0-7 0-18-10-18-11 0-11 10-11 18 0 94 0 186 0 280z"><text:p/></draw:path><draw:path draw:style-name="gr4" draw:text-style-name="P141" svg:width="0.0079in" svg:height="0.1236in" svg:x="3.4681in" svg:y="0.5142in" svg:viewBox="0 0 21 315" svg:d="M0 297c0 8 0 18 10 18 11 0 11-10 11-18 0-93 0-186 0-279 0-8 0-18-10-18-11 0-11 10-11 18 0 93 0 186 0 279z"><text:p/></draw:path><draw:path draw:style-name="gr4" draw:text-style-name="P141" svg:width="0.0079in" svg:height="0.1236in" svg:x="3.4681in" svg:y="0.6311in" svg:viewBox="0 0 21 315" svg:d="M0 297c0 8 0 18 10 18 11 0 11-10 11-18 0-93 0-186 0-279 0-8 0-18-10-18-11 0-11 10-11 18 0 93 0 186 0 279z"><text:p/></draw:path><draw:path draw:style-name="gr4" draw:text-style-name="P141" svg:width="0.0079in" svg:height="0.124in" svg:x="3.4681in" svg:y="0.7461in" svg:viewBox="0 0 21 316" svg:d="M0 298c0 9 0 18 10 18 11 0 11-9 11-18 0-94 0-186 0-280 0-7 0-18-10-18-11 0-11 11-11 18 0 94 0 186 0 280z"><text:p/></draw:path></draw:g></draw:g></text:p>
      <text:p text:style-name="Text_20_body"><draw:g text:anchor-type="as-char" svg:y="-0.4256in" draw:z-index="69" draw:name="Shape242" draw:style-name="gr1"><svg:title>TexMaths</svg:title><svg:desc>14§display§\vec{u_3}=\frac{\partial _{\text{/}y_3}\left(\vec{OM}\right)}{\left|\partial _{\text{/}y_3}\left(\vec{OM}\right)\right|}=\frac{\partial \left(\vec{OM}\right)}{\partial y_3}\cdot \frac{1}{\left|\frac{\partial \left(\vec{OM}\right)}{\partial y_3}\right|}§svg§600§FALSE§</svg:desc><draw:g draw:style-name="gr2"><draw:path draw:style-name="gr3" draw:text-style-name="P140" svg:width="3.4894in" svg:height="0.8504in" svg:x="0.0047in" svg:y="0.0102in" svg:viewBox="0 0 8864 2161" svg:d="M0 0c2954 0 5910 0 8864 0 0 721 0 1440 0 2161-2954 0-5910 0-8864 0 0-721 0-1440 0-2161z"><text:p/></draw:path><draw:path draw:style-name="gr4" draw:text-style-name="P141" svg:width="0.0854in" svg:height="0.0382in" svg:x="0.0654in" svg:y="0.2854in" svg:viewBox="0 0 218 98" svg:d="M175 59c-7 7-22 21-22 29 0 4 4 10 9 10s7-3 9-7c7-7 18-21 39-31 4-3 8-5 8-11 0-4-2-7-7-10-11-7-15-15-19-28-2-4-3-11-10-11s-10 7-10 11c0 3 4 18 11 28-54 0-110 0-165 0-8 0-18 0-18 10s10 10 18 10c52 0 105 0 157 0z"><text:p/></draw:path><draw:path draw:style-name="gr4" draw:text-style-name="P141" svg:width="0.0992in" svg:height="0.0874in" svg:x="0.0004in" svg:y="0.3382in" svg:viewBox="0 0 253 223" svg:d="M158 190c6 20 23 33 44 33 18 0 29-12 36-27 8-18 15-48 15-49 0-4-4-4-5-4-6 0-6 1-7 8-7 28-17 60-38 60-10 0-15-5-15-22 0-10 7-34 9-50 5-19 10-35 14-54 2-8 7-26 9-33 3-11 8-31 8-34 0-8-7-12-15-12-2 0-16 0-18 16-10 37-31 122-38 149 0 1-20 40-56 40-25 0-31-21-31-39 0-28 14-67 27-101 7-15 8-22 8-30 0-23-15-41-39-41-48 0-66 71-66 76s4 4 6 5c5 0 5-1 8-10 13-42 31-60 50-60 5 0 12 0 12 16 0 12-6 26-9 33-18 49-28 80-28 104 0 46 34 59 60 59 33 0 51-23 59-33z"><text:p/></draw:path><draw:path draw:style-name="gr4" draw:text-style-name="P141" svg:width="0.0626in" svg:height="0.0921in" svg:x="0.1126in" svg:y="0.3638in" svg:viewBox="0 0 160 235" svg:d="M76 113c26 0 46 19 46 55 0 43-24 56-45 56-14 0-43-4-59-24 17-1 21-12 21-19 0-12-8-20-19-20-10 0-20 7-20 21 0 32 36 53 78 53 48 0 82-32 82-67 0-27-23-53-61-62 37-12 49-37 49-58 0-28-32-48-70-48-39 0-67 18-67 46 0 11 7 18 18 18 10 0 17-8 17-18s-7-17-17-18c12-14 35-18 49-18 16 0 37 7 37 38 0 14-4 29-14 40-11 13-21 14-38 14-8 2-10 2-11 2-2 1-3 1-3 4 0 5 3 5 8 5 6 0 13 0 19 0z"><text:p/></draw:path><draw:path draw:style-name="gr4" draw:text-style-name="P141" svg:width="0.1287in" svg:height="0.0453in" svg:x="0.2571in" svg:y="0.3524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016in" svg:height="0.1429in" svg:x="0.5465in" svg:y="0.0839in" svg:viewBox="0 0 259 364" svg:d="M207 186c-4-31-25-59-63-59-29 0-61 9-101 47-40 42-43 86-43 102 0 31 21 88 90 88 117 0 169-165 169-237 0-77-46-127-106-127-72 0-96 64-96 78 0 7 5 17 20 17s27-14 27-25c0-18-16-18-24-18 22-37 57-39 71-39 37 0 70 25 70 89 0 20-3 44-12 84zM91 350c-53 0-53-50-53-56 0-13 12-83 32-112 20-28 43-43 74-43 53 0 55 54 55 65 0 35-31 146-108 146z"><text:p/></draw:path><draw:path draw:style-name="gr4" draw:text-style-name="P141" svg:width="0.0579in" svg:height="0.135in" svg:x="0.6508in" svg:y="0.1559in" svg:viewBox="0 0 148 344" svg:d="M146 15c2-4 2-5 2-7 0-5-5-8-8-8-6 0-8 4-10 8-42 107-85 215-127 321-3 4-3 5-3 7 0 5 6 8 8 8 6 0 9-4 10-8 42-106 86-214 128-321z"><text:p/></draw:path><draw:path draw:style-name="gr4" draw:text-style-name="P141" svg:width="0.0689in" svg:height="0.0874in" svg:x="0.7252in" svg:y="0.1984in" svg:viewBox="0 0 176 223" svg:d="M175 22c1-5 1-5 1-8 0-7-5-11-11-11-4 0-10 3-14 8-1 3-4 14-5 21-3 10-5 18-7 28-3 9-13 52-14 56-14 10-16 30-42 30-24 0-24-23-24-28 0-20 8-41 18-68 4-11 6-15 6-21 0-16-14-29-33-29-35 0-50 46-50 53 0 4 4 4 6 4 4 0 5-1 5-5 10-30 24-42 38-42 6 0 8 4 8 11 0 8-2 15-4 21-17 42-21 55-21 70 0 6 0 21 14 32 11 10 25 11 35 11 13 0 25-5 37-15-5 18-7 34-23 50-8 12-22 23-40 23-3 0-20 0-27-11 20-3 13-13 20-20 0-11-12-13-14-13-9 0-20 7-20 23 0 17 15 31 41 31 35 0 77-28 88-70 11-44 21-87 32-131z"><text:p/></draw:path><draw:path draw:style-name="gr4" draw:text-style-name="P141" svg:width="0.0496in" svg:height="0.0657in" svg:x="0.8051in" svg:y="0.2138in" svg:viewBox="0 0 127 168" svg:d="M62 81c22 0 37 14 37 39 0 26-15 38-37 38-3 0-33 0-45-12 10-2 12-9 12-16 0-8-5-14-14-14-8 0-15 4-15 16 0 25 29 36 62 36 40 0 65-24 65-48 0-19-18-37-46-43 30-10 38-29 38-42 0-21-25-35-56-35s-55 13-55 34c0 12 10 15 14 15 7 0 14-6 14-14 0-6-2-13-11-14 10-11 32-13 37-13 18 0 30 10 30 27 0 14-8 36-35 38-7 0-7 0-14 0-2 1-5 1-5 4 0 4 3 4 7 4 5 0 11 0 17 0z"><text:p/></draw:path><draw:path draw:style-name="gr4" draw:text-style-name="P141" svg:width="0.0736in" svg:height="0.348in" svg:x="0.9496in" svg:y="0in" svg:viewBox="0 0 188 885" svg:d="M165 879c2 0 4 3 6 6 4 0 7 0 11 0 1 0 6 0 6-6 0-1-2-3-3-4-17-17-44-45-74-98-54-95-73-217-73-335 0-218 61-347 148-434 2-1 2-1 2-2 0-6-5-6-10-6-6 0-7 0-11 4-48 41-100 108-135 213-21 64-32 143-32 225 0 116 21 248 99 363 13 18 21 25 31 39 6 6 11 14 16 17 7 5 12 11 19 18z"><text:p/></draw:path><draw:path draw:style-name="gr4" draw:text-style-name="P141" svg:width="0.0854in" svg:height="0.0382in" svg:x="1.1831in" svg:y="0.035in" svg:viewBox="0 0 218 98" svg:d="M175 59c-7 7-22 21-22 29 0 4 4 10 9 10s7-4 9-7c7-7 18-21 39-31 4-3 8-5 8-11 0-4-2-7-7-10-9-7-15-15-19-28-2-4-3-11-10-11s-10 7-10 11c0 2 4 18 11 28-54 0-110 0-165 0-8 0-18 0-18 10s10 10 18 10c52 0 105 0 157 0z"><text:p/></draw:path><draw:path draw:style-name="gr4" draw:text-style-name="P141" svg:width="0.1335in" svg:height="0.1406in" svg:x="1.0398in" svg:y="0.0866in" svg:viewBox="0 0 340 358" svg:d="M340 133c0-80-52-133-126-133-106 0-214 112-214 227 0 81 55 131 126 131 105 0 214-107 214-225zM129 346c-49 0-83-41-83-105 0-23 7-94 45-151 34-52 81-77 120-77 41 0 86 28 86 100 0 35-14 112-63 173-23 30-63 60-105 60z"><text:p/></draw:path><draw:path draw:style-name="gr4" draw:text-style-name="P141" svg:width="0.1941in" svg:height="0.1319in" svg:x="1.1913in" svg:y="0.0902in" svg:viewBox="0 0 494 336" svg:d="M435 38c5-18 6-23 42-23 12 0 17 0 17-9 0-6-5-6-14-6-21 0-43 0-64 0-13 0-14 0-20 10-60 94-119 186-179 280-13-93-27-186-39-279-2-11-2-11-16-11-22 0-44 0-67 0-8 0-14 0-14 10 0 5 4 5 14 5 6 0 16 0 21 2 9 0 11 1 11 7 0 3-1 4-2 10-21 84-41 166-62 250-6 20-14 35-53 36-3 0-10 0-10 10 0 4 4 6 7 6 17 0 34-2 50-2s34 2 51 2c1 0 8 0 8-10 0-6-5-6-8-6-28 0-34-9-34-20 0-5 0-7 2-12 22-89 44-179 67-268 14 102 29 203 43 305 0 5 2 11 7 11 6 0 9-6 11-9 66-103 133-208 199-312-24 94-46 189-70 283-5 18-7 22-45 22-8 0-14 0-14 10 0 6 6 6 7 6 14 0 48-2 62-2 20 0 41 2 62 2 2 0 8 0 8-10 0-6-4-6-14-6-18 0-31 0-31-8 0-3 0-3 2-12 22-87 43-175 65-262z"><text:p/></draw:path><draw:path draw:style-name="gr4" draw:text-style-name="P141" svg:width="0.0728in" svg:height="0.348in" svg:x="1.4in" svg:y="0in" svg:viewBox="0 0 186 885" svg:d="M186 442c0-141-32-291-130-401-7-9-25-28-36-38-3-3-5-3-12-3-4 0-8 0-8 6 0 1 1 2 3 4 17 17 43 45 73 98 53 95 72 215 72 334 0 213-58 343-147 434-1 0-1 2-1 3 0 6 4 6 8 6 7 0 9 0 13-5 46-40 99-109 133-212 21-68 32-147 32-226z"><text:p/></draw:path><draw:path draw:style-name="gr4" draw:text-style-name="P141" svg:width="1.0988in" svg:height="0.0075in" svg:x="0.4736in" svg:y="0.372in" svg:viewBox="0 0 2792 20" svg:d="M0 0c931 0 1861 0 2792 0 0 7 0 13 0 20-931 0-1861 0-2792 0 0-7 0-13 0-20z"><text:p/></draw:path><draw:path draw:style-name="gr4" draw:text-style-name="P141" svg:width="0.0083in" svg:height="0.124in" svg:x="0.502in" svg:y="0.3984in" svg:viewBox="0 0 22 316" svg:d="M0 298c0 7 0 18 11 18s11-9 11-18c0-94 0-186 0-280 0-7 0-18-11-18s-11 10-11 18c0 94 0 186 0 280z"><text:p/></draw:path><draw:path draw:style-name="gr4" draw:text-style-name="P141" svg:width="0.0083in" svg:height="0.1236in" svg:x="0.502in" svg:y="0.5142in" svg:viewBox="0 0 22 315" svg:d="M0 297c0 8 0 18 11 18s11-10 11-18c0-93 0-186 0-279 0-8 0-18-11-18s-11 10-11 18c0 93 0 186 0 279z"><text:p/></draw:path><draw:path draw:style-name="gr4" draw:text-style-name="P141" svg:width="0.0083in" svg:height="0.1236in" svg:x="0.502in" svg:y="0.6311in" svg:viewBox="0 0 22 315" svg:d="M0 297c0 8 0 18 11 18s11-10 11-18c0-93 0-186 0-279 0-8 0-18-11-18s-11 10-11 18c0 93 0 186 0 279z"><text:p/></draw:path><draw:path draw:style-name="gr4" draw:text-style-name="P141" svg:width="0.1016in" svg:height="0.1421in" svg:x="0.5465in" svg:y="0.4866in" svg:viewBox="0 0 259 362" svg:d="M207 185c-4-30-25-58-63-58-29 0-61 9-101 47-40 40-43 86-43 102 0 31 21 86 90 86 117 0 169-165 169-235 0-78-46-127-106-127-72 0-96 64-96 78 0 6 5 17 20 17s27-15 27-26c0-17-16-17-24-17 22-37 57-39 71-39 37 0 70 25 70 88 0 19-3 45-12 84zM91 348c-53 0-53-50-53-54 0-14 12-83 32-112 20-28 43-43 74-43 53 0 55 54 55 64 0 35-31 145-108 145z"><text:p/></draw:path><draw:path draw:style-name="gr4" draw:text-style-name="P141" svg:width="0.0579in" svg:height="0.1346in" svg:x="0.6508in" svg:y="0.5579in" svg:viewBox="0 0 148 343" svg:d="M146 14c2-4 1-4 2-6 0-5-5-8-8-8-6 0-8 4-10 8-42 107-85 215-127 321-3 4-2 4-3 5 0 6 6 9 8 9 6 0 9-4 10-9 42-106 86-214 128-320z"><text:p/></draw:path><draw:path draw:style-name="gr4" draw:text-style-name="P141" svg:width="0.0689in" svg:height="0.0866in" svg:x="0.7252in" svg:y="0.6in" svg:viewBox="0 0 176 221" svg:d="M175 21c1-4 1-6 1-7 0-7-5-11-11-11-4 0-10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20-1 13-12 20-18 0-11-12-14-14-14-9 0-20 7-20 22 0 19 15 31 41 31 35 0 77-26 88-70 11-43 21-87 32-130z"><text:p/></draw:path><draw:path draw:style-name="gr4" draw:text-style-name="P141" svg:width="0.0496in" svg:height="0.0661in" svg:x="0.8051in" svg:y="0.6142in" svg:viewBox="0 0 127 169" svg:d="M62 83c22 0 37 14 37 37 0 26-15 40-37 40-3 0-33 0-45-13 10-1 12-10 12-15 0-10-5-16-14-16-8 0-15 6-15 16 0 26 29 37 62 37 40 0 65-23 65-47 0-21-18-38-46-45 30-10 38-28 38-42 0-20-25-35-56-35s-55 13-55 35c0 11 10 14 14 14 7 0 14-4 14-14 0-6-2-13-11-14 10-11 32-11 37-11 18 0 30 8 30 25 0 14-8 36-35 38-7 1-7 1-14 1-2 0-5 0-5 4 0 5 3 5 7 5 5 0 11 0 17 0z"><text:p/></draw:path><draw:path draw:style-name="gr4" draw:text-style-name="P141" svg:width="0.0736in" svg:height="0.348in" svg:x="0.9496in" svg:y="0.4028in" svg:viewBox="0 0 188 885" svg:d="M165 879c2 0 4 3 6 6 4 0 7 0 11 0 1 0 6-2 6-6 0-1-2-3-3-4-17-18-44-45-74-100-54-93-73-215-73-333 0-218 61-347 148-434 2-1 2-2 2-4 0-4-5-4-10-4-6 0-7 0-11 3-48 40-100 109-135 213-21 65-32 144-32 225 0 117 21 249 99 362 13 20 31 40 31 41 6 6 11 14 16 17 7 5 12 11 19 18z"><text:p/></draw:path><draw:path draw:style-name="gr4" draw:text-style-name="P141" svg:width="0.0854in" svg:height="0.0382in" svg:x="1.1831in" svg:y="0.4374in" svg:viewBox="0 0 218 98" svg:d="M175 59c-7 5-22 19-22 28 0 5 4 11 9 11s7-4 9-7c7-7 18-21 39-32 4-2 8-4 8-10s-2-8-7-10c-9-8-15-17-19-28-2-4-3-11-10-11s-10 7-10 10 4 18 11 29c-54 0-110 0-165 0-8 0-18 0-18 10s10 10 18 10c52 0 105 0 157 0z"><text:p/></draw:path><draw:path draw:style-name="gr4" draw:text-style-name="P141" svg:width="0.1335in" svg:height="0.1402in" svg:x="1.0398in" svg:y="0.4882in" svg:viewBox="0 0 340 357" svg:d="M340 132c0-79-52-132-126-132-106 0-214 112-214 225 0 83 55 132 126 132 105 0 214-108 214-225zM129 344c-49 0-83-39-83-105 0-21 7-92 45-151 34-50 81-75 120-75 41 0 86 26 86 100 0 35-14 112-63 173-23 29-63 58-105 58z"><text:p/></draw:path><draw:path draw:style-name="gr4" draw:text-style-name="P141" svg:width="0.1941in" svg:height="0.1319in" svg:x="1.1913in" svg:y="0.4929in" svg:viewBox="0 0 494 336" svg:d="M435 38c5-18 6-23 42-23 12 0 17 0 17-9 0-6-5-6-14-6-21 0-43 0-64 0-13 0-14 0-20 8-60 94-119 188-179 282-13-93-27-186-39-279-2-11-2-11-16-11-22 0-44 0-67 0-8 0-14 0-14 8 0 7 4 7 14 7 6 0 16 0 21 0 9 2 11 3 11 9 0 1-1 3-2 10-21 82-41 166-62 249-6 19-14 36-53 37-3 0-10 0-10 9 0 4 4 7 7 7 17 0 34-3 50-3s34 3 51 3c1 0 8 0 8-10 0-6-5-6-8-6-28-1-34-11-34-22 0-3 0-5 2-11 22-90 44-178 67-267 14 100 29 203 43 303 0 7 2 13 7 13 6 0 9-6 11-10 66-103 133-207 199-311-24 94-46 188-70 282-5 19-7 23-45 23-8 0-14 0-14 9 0 7 6 7 7 7 14 0 48-3 62-3 20 0 41 3 62 3 2 0 8 0 8-10 0-6-4-6-14-6-18 0-31 0-31-9 0-2 0-3 2-11 22-87 43-175 65-262z"><text:p/></draw:path><draw:path draw:style-name="gr4" draw:text-style-name="P141" svg:width="0.0728in" svg:height="0.348in" svg:x="1.4in" svg:y="0.4028in" svg:viewBox="0 0 186 885" svg:d="M186 441c0-140-32-291-130-402-7-7-25-26-36-36-3-3-5-3-12-3-4 0-8 0-8 4 0 3 1 4 3 6 17 17 43 43 73 98 53 94 72 215 72 333 0 214-58 344-147 434-1 1-1 3-1 4 0 6 4 6 8 6 7 0 9 0 13-5 46-40 99-109 133-212 21-68 32-147 32-227z"><text:p/></draw:path><draw:path draw:style-name="gr4" draw:text-style-name="P141" svg:width="0.0079in" svg:height="0.124in" svg:x="1.5366in" svg:y="0.3984in" svg:viewBox="0 0 21 316" svg:d="M0 298c0 7 0 18 10 18 11 0 11-9 11-18 0-94 0-186 0-280 0-7 0-18-11-18-10 0-10 10-10 18 0 94 0 186 0 280z"><text:p/></draw:path><draw:path draw:style-name="gr4" draw:text-style-name="P141" svg:width="0.0079in" svg:height="0.1236in" svg:x="1.5366in" svg:y="0.5142in" svg:viewBox="0 0 21 315" svg:d="M0 297c0 8 0 18 10 18 11 0 11-10 11-18 0-93 0-186 0-279 0-8 0-18-11-18-10 0-10 10-10 18 0 93 0 186 0 279z"><text:p/></draw:path><draw:path draw:style-name="gr4" draw:text-style-name="P141" svg:width="0.0079in" svg:height="0.1236in" svg:x="1.5366in" svg:y="0.6311in" svg:viewBox="0 0 21 315" svg:d="M0 297c0 8 0 18 10 18 11 0 11-10 11-18 0-93 0-186 0-279 0-8 0-18-11-18-10 0-10 10-10 18 0 93 0 186 0 279z"><text:p/></draw:path><draw:path draw:style-name="gr4" draw:text-style-name="P141" svg:width="0.1287in" svg:height="0.0453in" svg:x="1.6606in" svg:y="0.3524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016in" svg:height="0.1429in" svg:x="1.885in" svg:y="0.0839in" svg:viewBox="0 0 259 364" svg:d="M207 186c-4-31-24-59-63-59-29 0-61 9-101 47-40 42-43 86-43 102 0 31 21 88 90 88 117 0 169-165 169-237 0-77-46-127-106-127-72 0-94 64-94 78 0 7 3 17 18 17 17 0 27-14 27-25 0-18-16-18-24-18 22-37 57-39 71-39 37 0 70 25 70 89 0 20-3 44-12 84zM92 350c-54 0-54-50-54-56 0-13 12-83 32-112 20-28 43-43 74-43 53 0 55 54 55 65 0 35-31 146-107 146z"><text:p/></draw:path><draw:path draw:style-name="gr4" draw:text-style-name="P141" svg:width="0.0728in" svg:height="0.348in" svg:x="2.0579in" svg:y="0in" svg:viewBox="0 0 186 885" svg:d="M164 879c1 0 5 6 7 6 3 0 7 0 10 0 1 0 5 0 5-6 0-1-1-3-1-4-18-17-45-45-76-98-53-95-73-217-73-335 0-218 63-347 149-434 1-1 1-1 1-2 0-6-3-6-8-6-7 0-9 0-13 4-46 41-99 108-133 213-21 64-32 143-32 225 0 116 21 248 98 363 13 18 21 25 31 39 5 6 12 14 17 17 5 5 12 11 18 18z"><text:p/></draw:path><draw:path draw:style-name="gr4" draw:text-style-name="P141" svg:width="0.0854in" svg:height="0.0382in" svg:x="2.2917in" svg:y="0.035in" svg:viewBox="0 0 218 98" svg:d="M175 59c-7 7-24 21-24 29 0 4 6 10 10 10s7-4 10-7c5-7 17-21 39-31 3-3 8-5 8-11 0-4-4-7-7-10-11-7-16-15-21-28-1-4-2-11-9-11s-10 7-10 11c0 2 4 18 12 28-56 0-110 0-166 0-9 0-17 0-17 10s8 10 17 10c53 0 105 0 158 0z"><text:p/></draw:path><draw:path draw:style-name="gr4" draw:text-style-name="P141" svg:width="0.1335in" svg:height="0.1406in" svg:x="2.148in" svg:y="0.0866in" svg:viewBox="0 0 340 358" svg:d="M340 133c0-80-52-133-124-133-107 0-216 112-216 227 0 81 56 131 126 131 105 0 214-107 214-225zM130 346c-49 0-84-41-84-105 0-23 7-94 45-151 34-52 83-77 122-77s84 28 84 100c0 35-13 112-62 173-24 30-64 60-105 60z"><text:p/></draw:path><draw:path draw:style-name="gr4" draw:text-style-name="P141" svg:width="0.1937in" svg:height="0.1319in" svg:x="2.3in" svg:y="0.0902in" svg:viewBox="0 0 493 336" svg:d="M434 38c6-18 6-23 43-23 12 0 16 0 16-9 0-6-6-6-14-6-21 0-44 0-65 0-12 0-12 0-19 10-60 94-119 186-179 280-13-93-26-186-38-279-2-11-3-11-16-11-22 0-44 0-67 0-10 0-15 0-15 10 0 5 4 5 14 5 7 0 15 0 21 2 8 0 11 1 11 7 0 3 0 4-1 10-21 84-42 166-63 250-5 20-13 35-54 36-2 0-8 0-8 10 0 4 3 6 7 6 15 0 32-2 49-2s34 2 50 2c3 0 9 0 9-10 0-6-4-6-9-6-28 0-33-9-33-20 0-5 1-7 3-12 22-89 43-179 65-268h2c14 102 28 203 42 305 1 5 1 11 7 11 5 0 8-6 11-9 66-103 133-208 199-312-24 94-46 189-70 283-4 18-6 22-45 22-8 0-14 0-14 10 0 6 6 6 7 6 14 0 48-2 62-2 19 0 42 2 61 2 3 0 10 0 10-10 0-6-6-6-14-6-18 0-32 0-32-8 0-3 0-3 3-12 21-87 43-175 64-262z"><text:p/></draw:path><draw:path draw:style-name="gr4" draw:text-style-name="P141" svg:width="0.0728in" svg:height="0.348in" svg:x="2.5079in" svg:y="0in" svg:viewBox="0 0 186 885" svg:d="M186 442c0-141-32-291-129-401-7-9-25-28-37-38-3-3-5-3-10-3-6 0-10 0-10 6 0 1 1 2 3 4 17 17 43 45 74 98 53 95 73 215 73 334 0 213-59 343-149 434 0 0-1 2-1 3 0 6 4 6 10 6 5 0 7 0 11-5 46-40 99-109 133-212 22-68 32-147 32-226z"><text:p/></draw:path><draw:path draw:style-name="gr4" draw:text-style-name="P141" svg:width="0.739in" svg:height="0.0075in" svg:x="1.8772in" svg:y="0.372in" svg:viewBox="0 0 1878 20" svg:d="M0 0c626 0 1252 0 1878 0 0 7 0 13 0 20-626 0-1252 0-1878 0 0-7 0-13 0-20z"><text:p/></draw:path><draw:path draw:style-name="gr4" draw:text-style-name="P141" svg:width="0.1012in" svg:height="0.1421in" svg:x="2.1071in" svg:y="0.4181in" svg:viewBox="0 0 258 362" svg:d="M207 185c-4-31-25-58-63-58-31 0-61 7-101 47s-43 86-43 100c0 31 21 88 90 88 117 0 168-165 168-235 0-78-45-127-107-127-71 0-94 63-94 77 0 7 5 17 20 17s27-14 27-25c0-17-16-17-24-17 22-37 57-41 71-41 35 0 70 27 70 90 0 19-3 45-14 84zM91 348c-53 0-53-50-53-55 0-13 11-82 32-111 20-28 43-45 74-45 53 0 55 56 55 66 0 35-32 145-108 145z"><text:p/></draw:path><draw:path draw:style-name="gr4" draw:text-style-name="P141" svg:width="0.089in" svg:height="0.1248in" svg:x="2.2185in" svg:y="0.4705in" svg:viewBox="0 0 227 318" svg:d="M224 29c3-7 3-7 3-11 0-8-7-12-14-12-6 0-14 2-18 9 0 3-5 19-7 27-3 13-7 27-10 39-7 30-16 59-23 88-1 9-22 42-54 42-25 0-31-21-31-39 0-22 8-53 25-96 9-20 10-26 10-35 0-23-15-41-41-41-46 0-64 71-64 76s4 5 6 5c4 0 5-1 8-10 13-46 32-60 49-60 4 0 13 0 13 16 0 12-6 25-9 33-19 53-29 81-29 104 0 45 32 59 60 59 20 0 36-9 50-23-7 27-12 51-32 76-12 17-31 31-54 31-7 0-28-2-37-20 7 0 14 0 21-6 4-5 10-11 10-21 0-15-14-16-18-16-11 0-28 7-28 32 0 24 22 42 52 42 51 0 102-45 116-100 15-63 31-126 46-189z"><text:p/></draw:path><draw:path draw:style-name="gr4" draw:text-style-name="P141" svg:width="0.0618in" svg:height="0.0921in" svg:x="2.315in" svg:y="0.4957in" svg:viewBox="0 0 158 235" svg:d="M76 113c26 0 46 19 46 55 0 43-25 56-45 56-14 0-45-4-59-24 17-1 20-12 20-19 0-12-9-20-18-20-10 0-20 7-20 21 0 32 36 53 77 53 49 0 81-32 81-67 0-27-21-53-60-62 36-12 50-37 50-58 0-28-32-48-70-48-37 0-67 18-67 46 0 11 7 18 18 18 10 0 17-8 17-18s-7-17-17-18c12-15 35-18 48-18 15 0 38 7 38 38 0 14-6 29-14 40-11 13-21 14-38 14-10 2-10 2-11 2-2 0-4 1-4 4 0 5 4 5 9 5 6 0 13 0 19 0z"><text:p/></draw:path><draw:path draw:style-name="gr4" draw:text-style-name="P141" svg:width="0.0201in" svg:height="0.0201in" svg:x="2.6996in" svg:y="0.3654in" svg:viewBox="0 0 52 52" svg:d="M52 25c0-14-13-25-27-25s-25 10-25 25c0 14 11 27 25 27s27-11 27-27z"><text:p/></draw:path><draw:path draw:style-name="gr4" draw:text-style-name="P141" svg:width="0.0634in" svg:height="0.1283in" svg:x="3.1224in" svg:y="0.1642in" svg:viewBox="0 0 162 327" svg:d="M101 13c0-13 0-13-11-13-31 31-75 31-90 31 0 5 0 10 0 15 10 0 39 0 64-12 0 85 0 169 0 254 0 19-1 24-46 24-5 0-10 0-15 0 0 6 0 10 0 15 17-1 60-1 80-1 19 0 63 0 79 1 0-5 0-9 0-15-5 0-9 0-15 0-45 0-46-5-46-24 0-92 0-183 0-275z"><text:p/></draw:path><draw:path draw:style-name="gr4" draw:text-style-name="P141" svg:width="0.7012in" svg:height="0.0075in" svg:x="2.8028in" svg:y="0.372in" svg:viewBox="0 0 1782 20" svg:d="M0 0c594 0 1189 0 1782 0 0 7 0 13 0 20-593 0-1188 0-1782 0 0-7 0-13 0-20z"><text:p/></draw:path><draw:path draw:style-name="gr4" draw:text-style-name="P141" svg:width="0.0079in" svg:height="0.124in" svg:x="2.8307in" svg:y="0.3984in" svg:viewBox="0 0 21 316" svg:d="M0 298c0 7 0 18 11 18 10 0 10-9 10-18 0-94 0-186 0-280 0-7 0-18-10-18-11 0-11 10-11 18 0 94 0 186 0 280z"><text:p/></draw:path><draw:path draw:style-name="gr4" draw:text-style-name="P141" svg:width="0.0079in" svg:height="0.1236in" svg:x="2.8307in" svg:y="0.5142in" svg:viewBox="0 0 21 315" svg:d="M0 297c0 8 0 18 11 18 10 0 10-10 10-18 0-93 0-186 0-279 0-8 0-18-10-18-11 0-11 10-11 18 0 93 0 186 0 279z"><text:p/></draw:path><draw:path draw:style-name="gr4" draw:text-style-name="P141" svg:width="0.0079in" svg:height="0.1236in" svg:x="2.8307in" svg:y="0.6311in" svg:viewBox="0 0 21 315" svg:d="M0 297c0 8 0 18 11 18 10 0 10-10 10-18 0-93 0-186 0-279 0-8 0-18-10-18-11 0-11 10-11 18 0 93 0 186 0 279z"><text:p/></draw:path><draw:path draw:style-name="gr4" draw:text-style-name="P141" svg:width="0.0079in" svg:height="0.124in" svg:x="2.8307in" svg:y="0.7461in" svg:viewBox="0 0 21 316" svg:d="M0 298c0 9 0 18 11 18 10 0 10-9 10-18 0-94 0-186 0-280 0-7 0-18-10-18-11 0-11 11-11 18 0 94 0 186 0 280z"><text:p/></draw:path><draw:path draw:style-name="gr4" draw:text-style-name="P141" svg:width="0.078in" svg:height="0.0992in" svg:x="2.8984in" svg:y="0.4638in" svg:viewBox="0 0 199 253" svg:d="M161 130c-6-19-21-40-53-40-48 0-88 36-101 67-1 5-7 19-7 33 0 24 20 63 73 63 89 0 126-112 126-161 0-58-39-92-86-92-56 0-71 45-71 56 0 3 1 13 14 13 11 0 18-12 18-20s-5-13-12-13c16-26 44-26 51-26 26 0 56 17 56 66 0 15-1 26-8 54zM73 242c-38 0-44-29-44-40 0-13 10-47 14-55 6-17 27-48 66-48 34 0 45 26 45 47 0 23-22 96-81 96z"><text:p/></draw:path><draw:path draw:style-name="gr4" draw:text-style-name="P141" svg:width="0.0441in" svg:height="0.1929in" svg:x="3.0012in" svg:y="0.4295in" svg:viewBox="0 0 113 491" svg:d="M113 487c0-3 0-3-8-11-62-62-77-156-77-231 0-85 18-171 78-232 7-6 7-7 7-9 0-3-1-4-4-4-5 0-50 34-78 95-25 55-31 109-31 150 0 39 4 98 32 154 30 60 72 92 77 92 3 0 4-1 4-4z"><text:p/></draw:path><draw:path draw:style-name="gr4" draw:text-style-name="P141" svg:width="0.0657in" svg:height="0.0276in" svg:x="3.1764in" svg:y="0.4287in" svg:viewBox="0 0 168 71" svg:d="M130 43c-3 3-15 14-15 20 0 4 4 8 8 8s6-2 9-5c8-10 19-17 28-21 5-3 8-4 8-10 0-4-3-6-6-8-12-7-15-16-16-20 0-1-3-7-9-7-3 0-8 1-8 8 0 6 5 14 8 19-40 0-82 0-123 0-6 0-14 0-14 8s7 8 14 8c39 0 77 0 116 0z"><text:p/></draw:path><draw:path draw:style-name="gr4" draw:text-style-name="P141" svg:width="0.1028in" svg:height="0.0976in" svg:x="3.0661in" svg:y="0.4646in" svg:viewBox="0 0 262 249" svg:d="M262 95c0-53-38-95-100-95-82 0-162 77-162 154 0 56 42 95 101 95 81 0 161-75 161-154zM104 238c-37 0-68-25-68-76 0-18 5-67 37-106 22-28 56-45 87-45 36 0 68 23 68 73 0 25-10 76-42 112-25 28-56 42-82 42z"><text:p/></draw:path><draw:path draw:style-name="gr4" draw:text-style-name="P141" svg:width="0.1441in" svg:height="0.0921in" svg:x="3.189in" svg:y="0.4673in" svg:viewBox="0 0 367 235" svg:d="M326 28c3-13 4-15 30-15 7 0 11 0 11-7 0-6-4-6-10-6-15 0-32 0-48 0-9 0-9 0-14 7-44 66-88 130-133 196-11-64-23-129-35-193-1-10-1-10-11-10-17 0-32 0-49 0-7 0-11 0-11 7 0 6 3 6 11 6 6 0 7 0 13 0 7 1 8 1 8 5 0 3 0 2-1 7-14 58-30 116-44 174-4 11-8 22-36 24-3 0-7 0-7 7 0 1 0 5 6 5 9 0 23-1 35-1 8 0 28 1 36 1 1 0 7 0 7-8 0-4-4-4-7-4-22 0-22-10-22-14 0-2 0-5 1-9 15-61 31-122 46-183 13 70 24 138 37 208 1 7 2 10 7 10s8-4 9-8c49-72 97-143 146-214v1c-17 64-32 130-49 195-3 11-3 14-29 14-7 0-12 0-12 7 0 1 0 5 6 5 7 0 14-1 21-1s15 0 22 0c10 0 34 1 44 1 3 0 7 0 7-8 0-4-4-4-11-4-5 0-7 0-13 0-8-2-8-3-8-6s1-6 1-8c15-61 31-121 46-181z"><text:p/></draw:path><draw:path draw:style-name="gr4" draw:text-style-name="P141" svg:width="0.0449in" svg:height="0.1929in" svg:x="3.3524in" svg:y="0.4295in" svg:viewBox="0 0 115 491" svg:d="M115 245c0-38-6-97-34-153-29-60-71-92-75-92-5 0-6 1-6 4 0 2 0 3 10 11 47 49 75 128 75 230 0 84-18 171-78 234-7 5-7 5-7 8s1 4 6 4c4 0 49-33 77-95 25-55 32-109 32-151z"><text:p/></draw:path><draw:path draw:style-name="gr4" draw:text-style-name="P141" svg:width="0.5256in" svg:height="0.0075in" svg:x="2.8909in" svg:y="0.6311in" svg:viewBox="0 0 1336 20" svg:d="M0 0c445 0 890 0 1336 0 0 7 0 13 0 20-446 0-891 0-1336 0 0-7 0-13 0-20z"><text:p/></draw:path><draw:path draw:style-name="gr4" draw:text-style-name="P141" svg:width="0.0772in" svg:height="0.0988in" svg:x="3.0394in" svg:y="0.6528in" svg:viewBox="0 0 197 252" svg:d="M160 129c-5-20-20-41-52-41-49 0-88 37-101 67-3 6-7 20-7 34 0 24 18 63 73 63 88 0 124-111 124-160 0-58-37-92-84-92-56 0-72 43-72 55 0 2 1 12 14 12 11 0 19-11 19-19 0-9-7-12-12-13 16-25 44-25 50-25 27 0 56 15 56 64 0 16-1 27-7 55zM73 241c-39 0-44-30-44-39 0-14 10-48 13-56 7-17 28-48 67-48 34 0 44 27 44 46 0 24-23 97-80 97z"><text:p/></draw:path><draw:path draw:style-name="gr4" draw:text-style-name="P141" svg:width="0.0689in" svg:height="0.0866in" svg:x="3.1283in" svg:y="0.6902in" svg:viewBox="0 0 176 221" svg:d="M175 21c1-4 1-6 1-7 0-7-5-11-11-11-4 0-10 1-14 8-1 2-4 13-5 20-3 10-5 19-7 29-3 9-13 52-14 55-14 10-16 31-42 31-24 0-24-23-24-30 0-18 8-40 18-66 4-11 6-15 6-21 0-16-14-29-33-29-35 0-50 46-50 52 0 4 4 4 6 4 5 0 5-1 7-4 8-30 22-42 36-42 6 0 8 3 8 11s-2 15-4 20c-17 42-19 54-19 70 0 5 0 22 12 33 11 9 25 11 35 11 14 0 25-5 38-16-6 19-8 33-24 51-8 10-22 21-40 21-3 0-19 0-27-11 20-1 13-12 20-18 0-11-10-14-14-14-9 0-20 7-20 24s17 29 41 29c35 0 77-26 88-70 11-43 21-87 32-130z"><text:p/></draw:path><draw:path draw:style-name="gr4" draw:text-style-name="P141" svg:width="0.0496in" svg:height="0.0661in" svg:x="3.2083in" svg:y="0.7047in" svg:viewBox="0 0 127 169" svg:d="M62 83c22 0 37 14 37 37 0 26-15 40-37 40-3 0-33 0-45-13 10-1 14-10 14-15 0-9-7-16-16-16-8 0-15 6-15 16 0 26 29 37 63 37 39 0 64-23 64-47 0-21-16-38-46-45 31-8 38-28 38-42 0-20-25-35-56-35-29 0-55 13-55 35 0 11 10 15 14 15 7 0 14-5 14-14 0-7-2-12-11-15 10-11 32-11 38-11 17 0 31 8 31 25 0 15-10 36-37 39-5 0-7 0-14 0-2 0-5 0-5 4 0 5 3 5 7 5 5 0 11 0 17 0z"><text:p/></draw:path><draw:path draw:style-name="gr4" draw:text-style-name="P141" svg:width="0.0079in" svg:height="0.124in" svg:x="3.4681in" svg:y="0.3984in" svg:viewBox="0 0 21 316" svg:d="M0 298c0 7 0 18 10 18 11 0 11-9 11-18 0-94 0-186 0-280 0-7 0-18-10-18-11 0-11 10-11 18 0 94 0 186 0 280z"><text:p/></draw:path><draw:path draw:style-name="gr4" draw:text-style-name="P141" svg:width="0.0079in" svg:height="0.1236in" svg:x="3.4681in" svg:y="0.5142in" svg:viewBox="0 0 21 315" svg:d="M0 297c0 8 0 18 10 18 11 0 11-10 11-18 0-93 0-186 0-279 0-8 0-18-10-18-11 0-11 10-11 18 0 93 0 186 0 279z"><text:p/></draw:path><draw:path draw:style-name="gr4" draw:text-style-name="P141" svg:width="0.0079in" svg:height="0.1236in" svg:x="3.4681in" svg:y="0.6311in" svg:viewBox="0 0 21 315" svg:d="M0 297c0 8 0 18 10 18 11 0 11-10 11-18 0-93 0-186 0-279 0-8 0-18-10-18-11 0-11 10-11 18 0 93 0 186 0 279z"><text:p/></draw:path><draw:path draw:style-name="gr4" draw:text-style-name="P141" svg:width="0.0079in" svg:height="0.124in" svg:x="3.4681in" svg:y="0.7461in" svg:viewBox="0 0 21 316" svg:d="M0 298c0 9 0 18 10 18 11 0 11-9 11-18 0-94 0-186 0-280 0-7 0-18-10-18-11 0-11 11-11 18 0 94 0 186 0 280z"><text:p/></draw:path></draw:g></draw:g></text:p>
      <text:p text:style-name="P62">et</text:p>
      <text:p text:style-name="Text_20_body"><draw:g text:anchor-type="as-char" svg:y="-0.4256in" draw:z-index="70" draw:name="Shape243" draw:style-name="gr1"><svg:title>TexMaths</svg:title><svg:desc>14§display§\vec{e_1}=\frac{\partial _{\text{/}}\left(\vec{OM}\right)}{\left|\partial _{\text{/}x_1}\left(\vec{OM}\right)\right|}=\frac{\partial \left(\vec{OM}\right)}{\partial x_1}\cdot \frac{1}{\left|\frac{\partial \left(\vec{OM}\right)}{\partial x_1}\right|}§svg§600§FALSE§</svg:desc><draw:g draw:style-name="gr2"><draw:path draw:style-name="gr3" draw:text-style-name="P140" svg:width="3.478in" svg:height="0.8504in" svg:x="0.0012in" svg:y="0.0102in" svg:viewBox="0 0 8835 2161" svg:d="M0 0c2945 0 5891 0 8835 0 0 721 0 1440 0 2161-2944 0-5890 0-8835 0 0-721 0-1440 0-2161z"><text:p/></draw:path><draw:path draw:style-name="gr4" draw:text-style-name="P141" svg:width="0.085in" svg:height="0.0382in" svg:x="0.052in" svg:y="0.2854in" svg:viewBox="0 0 217 98" svg:d="M174 59c-6 7-23 21-23 29 0 4 4 10 10 10 4 0 7-3 10-7 5-7 17-21 38-31 4-3 8-5 8-11 0-4-3-7-7-10-10-7-15-15-20-28-1-4-2-11-9-11s-10 7-10 11c0 3 4 18 11 28-55 0-111 0-165 0-9 0-17 0-17 10s8 10 17 10c52 0 105 0 157 0z"><text:p/></draw:path><draw:path draw:style-name="gr4" draw:text-style-name="P141" svg:width="0.074in" svg:height="0.0874in" svg:x="0.0004in" svg:y="0.3382in" svg:viewBox="0 0 189 223" svg:d="M70 104c14 0 50-2 74-12 35-15 38-43 38-50 0-22-20-42-53-42-55 0-129 48-129 134 0 49 29 89 77 89 71 0 112-52 112-58 0-3-3-7-6-7-2 0-4 2-7 6-37 47-92 47-98 47-37 0-43-40-43-56 0-7 1-21 8-51 9 0 19 0 27 0zM46 92c20-74 70-81 83-81 24 0 36 14 36 31 0 50-78 50-98 50-7 0-14 0-21 0z"><text:p/></draw:path><draw:path draw:style-name="gr4" draw:text-style-name="P141" svg:width="0.0492in" svg:height="0.0894in" svg:x="0.0961in" svg:y="0.3638in" svg:viewBox="0 0 126 228" svg:d="M78 10c0-10 0-10-9-10-23 21-54 21-69 21 0 4 0 8 0 13 8 0 32 0 50-10 0 59 0 117 0 176 0 11 0 16-35 16-4 0-8 0-12 0 0 4 0 8 0 12 7 0 49-1 61-1s55 1 62 1c0-4 0-8 0-12-4 0-8 0-13 0-35 0-35-5-35-16 0-63 0-127 0-190z"><text:p/></draw:path><draw:path draw:style-name="gr4" draw:text-style-name="P141" svg:width="0.128in" svg:height="0.0453in" svg:x="0.2335in" svg:y="0.3524in" svg:viewBox="0 0 326 116" svg:d="M309 20c9 0 17 0 17-10s-8-10-15-10c-98 0-198 0-296 0-7 0-15 0-15 10s8 10 15 10c98 0 196 0 294 0zM311 116c7 0 15 0 15-10 0-11-8-11-17-11-98 0-196 0-294 0-7 0-15 0-15 11 0 10 8 10 15 10 98 0 198 0 296 0z"><text:p/></draw:path><draw:path draw:style-name="gr4" draw:text-style-name="P141" svg:width="0.1016in" svg:height="0.1429in" svg:x="0.6039in" svg:y="0.0839in" svg:viewBox="0 0 259 364" svg:d="M209 186c-6-31-26-59-63-59-31 0-63 9-101 47-41 42-45 86-45 102 0 31 22 88 91 88 118 0 168-165 168-237 0-77-46-127-106-127-72 0-94 64-94 78 0 7 4 17 18 17 17 0 27-14 27-25 0-18-14-18-23-18 21-37 56-39 72-39 35 0 70 25 70 89 0 20-3 44-14 84zM92 350c-54 0-54-50-54-56 0-13 12-83 33-112 20-28 44-43 75-43 53 0 54 54 54 65 0 35-32 146-108 146z"><text:p/></draw:path><draw:path draw:style-name="gr4" draw:text-style-name="P141" svg:width="0.0575in" svg:height="0.135in" svg:x="0.7087in" svg:y="0.1559in" svg:viewBox="0 0 147 344" svg:d="M146 15c1-4 1-5 1-7 0-5-4-8-8-8-6 0-7 4-9 8-43 107-85 215-129 321-1 4-1 5-1 7 0 5 4 8 8 8 6 0 7-4 10-8 42-106 86-214 128-321z"><text:p/></draw:path><draw:path draw:style-name="gr4" draw:text-style-name="P141" svg:width="0.0736in" svg:height="0.348in" svg:x="0.8531in" svg:y="0in" svg:viewBox="0 0 188 885" svg:d="M165 879c2 0 4 3 6 6 4 0 7 0 11 0 1 0 6 0 6-6 0-1-2-3-3-4-17-17-44-45-74-98-54-95-73-217-73-335 0-218 61-347 148-434 2-1 2-1 2-2 0-6-5-6-10-6-6 0-7 0-11 4-48 41-100 108-135 213-21 64-32 143-32 225 0 116 21 248 99 363 13 18 21 25 31 39 6 6 11 14 16 17 7 5 12 11 19 18z"><text:p/></draw:path><draw:path draw:style-name="gr4" draw:text-style-name="P141" svg:width="0.0854in" svg:height="0.0382in" svg:x="1.087in" svg:y="0.035in" svg:viewBox="0 0 218 98" svg:d="M175 59c-7 7-22 21-22 29 0 4 4 10 9 10s7-4 9-7c7-7 18-21 39-31 4-3 8-5 8-11 0-4-2-7-7-10-11-7-15-15-19-28-2-4-3-11-10-11s-10 7-10 11c0 2 4 18 11 28-54 0-110 0-165 0-8 0-18 0-18 10s10 10 18 10c52 0 105 0 157 0z"><text:p/></draw:path><draw:path draw:style-name="gr4" draw:text-style-name="P141" svg:width="0.1335in" svg:height="0.1406in" svg:x="0.9433in" svg:y="0.0866in" svg:viewBox="0 0 340 358" svg:d="M340 133c0-80-52-133-126-133-106 0-214 112-214 227 0 81 55 131 126 131 105 0 214-107 214-225zM129 346c-49 0-83-41-83-105 0-23 7-94 45-151 34-52 81-77 120-77 41 0 86 28 86 100 0 35-14 112-63 173-24 30-63 60-105 60z"><text:p/></draw:path><draw:path draw:style-name="gr4" draw:text-style-name="P141" svg:width="0.1937in" svg:height="0.1319in" svg:x="1.0953in" svg:y="0.0902in" svg:viewBox="0 0 493 336" svg:d="M435 38c5-18 6-23 42-23 12 0 16 0 16-9 0-6-4-6-13-6-21 0-43 0-64 0-14 0-14 0-20 10-60 94-119 186-179 280-13-93-27-186-39-279-2-11-2-11-16-11-22 0-44 0-67 0-8 0-14 0-14 10 0 5 4 5 14 5 6 0 16 0 21 2 9 0 11 1 11 7 0 3-1 4-2 10-21 84-41 166-62 250-6 20-14 35-53 36-3 0-10 0-10 10 0 4 4 6 7 6 17 0 34-2 49-2 17 0 35 2 52 2 1 0 8 0 8-10 0-6-5-6-8-6-28 0-34-9-34-20 0-5 0-7 2-12 22-89 44-179 67-268 14 102 29 203 43 305 0 5 2 11 7 11 6 0 9-6 11-9 66-103 132-208 198-312h1c-24 94-46 189-70 283-5 18-7 22-45 22-8 0-14 0-14 10 0 6 6 6 7 6 14 0 48-2 62-2 20 0 41 2 62 2 2 0 8 0 8-10 0-6-4-6-14-6-18 0-31 0-31-8 0-3 0-3 2-12 22-87 43-175 65-262z"><text:p/></draw:path><draw:path draw:style-name="gr4" draw:text-style-name="P141" svg:width="0.0728in" svg:height="0.348in" svg:x="1.3035in" svg:y="0in" svg:viewBox="0 0 186 885" svg:d="M186 442c0-141-33-291-130-401-7-9-25-28-36-38-5-3-5-3-12-3-4 0-8 0-8 6 0 1 1 2 3 4 17 17 43 45 73 98 53 95 72 215 72 334 0 213-58 343-147 434-1 0-1 2-1 3 0 6 4 6 8 6 7 0 7 0 13-5 46-40 99-109 133-212 21-68 32-147 32-226z"><text:p/></draw:path><draw:path draw:style-name="gr4" draw:text-style-name="P141" svg:width="1.1075in" svg:height="0.0075in" svg:x="0.45in" svg:y="0.372in" svg:viewBox="0 0 2814 20" svg:d="M0 0c938 0 1876 0 2814 0 0 7 0 13 0 20-938 0-1876 0-2814 0 0-7 0-13 0-20z"><text:p/></draw:path><draw:path draw:style-name="gr4" draw:text-style-name="P141" svg:width="0.0079in" svg:height="0.124in" svg:x="0.4783in" svg:y="0.3984in" svg:viewBox="0 0 21 316" svg:d="M0 298c0 7 0 18 10 18 11 0 11-9 11-18 0-94 0-186 0-280 0-7 0-18-10-18-11 0-11 10-11 18 0 94 0 186 0 280z"><text:p/></draw:path><draw:path draw:style-name="gr4" draw:text-style-name="P141" svg:width="0.0079in" svg:height="0.1236in" svg:x="0.4783in" svg:y="0.5142in" svg:viewBox="0 0 21 315" svg:d="M0 297c0 8 0 18 10 18 11 0 11-10 11-18 0-93 0-186 0-279 0-8 0-18-10-18-11 0-11 10-11 18 0 93 0 186 0 279z"><text:p/></draw:path><draw:path draw:style-name="gr4" draw:text-style-name="P141" svg:width="0.0079in" svg:height="0.1236in" svg:x="0.4783in" svg:y="0.6311in" svg:viewBox="0 0 21 315" svg:d="M0 297c0 8 0 18 10 18 11 0 11-10 11-18 0-93 0-186 0-279 0-8 0-18-10-18-11 0-11 10-11 18 0 93 0 186 0 279z"><text:p/></draw:path><draw:path draw:style-name="gr4" draw:text-style-name="P141" svg:width="0.1016in" svg:height="0.1421in" svg:x="0.5224in" svg:y="0.4866in" svg:viewBox="0 0 259 362" svg:d="M209 185c-6-30-26-58-65-58-29 0-61 9-99 47-41 40-45 86-45 102 0 31 22 86 91 86 116 0 168-165 168-235 0-78-46-127-106-127-72 0-94 64-94 78 0 6 4 17 18 17 17 0 27-15 27-26 0-17-16-17-23-17 21-37 56-39 70-39 37 0 72 25 72 88 0 19-5 45-14 84zM92 348c-54 0-54-50-54-54 0-14 12-83 32-112 20-28 45-43 74-43 55 0 55 54 55 64 0 35-31 145-107 145z"><text:p/></draw:path><draw:path draw:style-name="gr4" draw:text-style-name="P141" svg:width="0.0575in" svg:height="0.1346in" svg:x="0.6272in" svg:y="0.5579in" svg:viewBox="0 0 147 343" svg:d="M146 14c1-4 1-4 1-6 0-5-4-8-8-8-6 0-7 4-9 8-43 107-85 215-129 321-1 4-1 4-1 5 0 6 4 9 8 9 6 0 7-4 9-9 43-106 85-214 129-320z"><text:p/></draw:path><draw:path draw:style-name="gr4" draw:text-style-name="P141" svg:width="0.0724in" svg:height="0.0602in" svg:x="0.7008in" svg:y="0.6in" svg:viewBox="0 0 185 154" svg:d="M70 115c-4 11-15 31-32 31-2 0-11 0-20-6 16-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3 6 4 4 0 6-1 7-6 8-26 31-42 48-42 11 0 19 7 19 24 0 7-4 24-7 35-4 16-7 32-11 48z"><text:p/></draw:path><draw:path draw:style-name="gr4" draw:text-style-name="P141" svg:width="0.0394in" svg:height="0.0642in" svg:x="0.7965in" svg:y="0.6142in" svg:viewBox="0 0 101 164" svg:d="M63 7c0-7-1-7-8-7-19 15-45 15-51 15-1 0-3 0-4 0 0 5 0 7 0 12 1 0 3 0 4 0 6 0 23 0 37-7 0 40 0 82 0 123 0 7 0 10-27 10-4 0-8 0-13 0 0 4 0 7 0 11 14-2 37-2 51-2s36 0 49 2c0-4 0-7 0-11-4 0-7 0-11 0-27 0-27-3-27-10 0-45 0-91 0-136z"><text:p/></draw:path><draw:path draw:style-name="gr4" draw:text-style-name="P141" svg:width="0.0728in" svg:height="0.348in" svg:x="0.935in" svg:y="0.4028in" svg:viewBox="0 0 186 885" svg:d="M164 879c1 0 4 3 5 6 5 0 7 0 12 0 1 0 5-2 5-6 0-1-1-3-1-4-18-18-45-45-76-100-53-93-73-215-73-333 0-218 62-347 149-434 1-1 1-2 1-4 0-4-3-4-10-4-5 0-7 0-11 3-46 40-99 109-133 213-21 65-32 144-32 225 0 117 21 249 98 362 13 20 31 40 31 41 5 6 12 14 17 17 5 5 12 11 18 18z"><text:p/></draw:path><draw:path draw:style-name="gr4" draw:text-style-name="P141" svg:width="0.085in" svg:height="0.0382in" svg:x="1.1689in" svg:y="0.4374in" svg:viewBox="0 0 217 98" svg:d="M174 59c-6 5-23 19-23 28 0 5 4 11 10 11 4 0 7-4 10-7 5-7 17-21 38-32 4-2 8-4 8-10s-3-8-7-10c-10-8-15-17-20-28-1-4-2-11-9-11s-10 7-10 10 4 18 11 29c-55 0-111 0-165 0-9 0-17 0-17 10s8 10 17 10c52 0 105 0 157 0z"><text:p/></draw:path><draw:path draw:style-name="gr4" draw:text-style-name="P141" svg:width="0.1335in" svg:height="0.1402in" svg:x="1.0252in" svg:y="0.4882in" svg:viewBox="0 0 340 357" svg:d="M340 132c0-79-52-132-124-132-107 0-216 112-216 225 0 83 56 132 126 132 105 0 214-108 214-225zM129 344c-48 0-83-39-83-105 0-21 7-92 45-151 34-50 83-75 120-75 41 0 86 26 86 100 0 35-14 112-62 173-24 29-64 58-106 58z"><text:p/></draw:path><draw:path draw:style-name="gr4" draw:text-style-name="P141" svg:width="0.1937in" svg:height="0.1319in" svg:x="1.1772in" svg:y="0.4929in" svg:viewBox="0 0 493 336" svg:d="M434 38c4-18 6-23 42-23 13 0 17 0 17-9 0-6-6-6-14-6-21 0-44 0-65 0-12 0-14 0-19 8-60 94-119 188-179 282-13-93-26-186-38-279-3-11-3-11-16-11-22 0-46 0-68 0-9 0-14 0-14 8 0 7 4 7 14 7 7 0 15 0 21 0 8 2 11 3 11 9 0 1 0 3-1 10-21 82-42 166-63 249-6 19-14 36-54 37-2 0-8 0-8 9 0 4 3 7 7 7 15 0 32-3 49-3s34 3 50 3c3 0 9 0 9-10 0-6-6-6-9-6-28-1-33-11-33-22 0-3 0-5 1-11 23-90 45-178 67-267h2c14 100 28 203 42 303 0 7 1 13 7 13 5 0 8-6 11-10 66-103 133-207 199-311-24 94-46 188-70 282-6 19-6 23-45 23-8 0-14 0-14 9 0 7 6 7 7 7 14 0 48-3 62-3 19 0 40 3 61 3 3 0 9 0 9-10 0-6-5-6-13-6-18 0-32 0-32-9 0-2 0-3 3-11 21-87 43-175 64-262z"><text:p/></draw:path><draw:path draw:style-name="gr4" draw:text-style-name="P141" svg:width="0.0728in" svg:height="0.348in" svg:x="1.385in" svg:y="0.4028in" svg:viewBox="0 0 186 885" svg:d="M186 441c0-140-32-291-129-402-7-7-25-26-37-36-3-3-5-3-12-3-4 0-8 0-8 4 0 3 1 4 3 6 17 17 43 43 74 98 53 94 73 215 73 333 0 214-60 344-149 434-1 1-1 3-1 4 0 6 4 6 8 6 7 0 9 0 13-5 46-40 99-109 133-212 22-68 32-147 32-227z"><text:p/></draw:path><draw:path draw:style-name="gr4" draw:text-style-name="P141" svg:width="0.0079in" svg:height="0.124in" svg:x="1.5217in" svg:y="0.3984in" svg:viewBox="0 0 21 316" svg:d="M0 298c0 7 0 18 10 18 11 0 11-9 11-18 0-94 0-186 0-280 0-7 0-18-10-18-11 0-11 10-11 18 0 94 0 186 0 280z"><text:p/></draw:path><draw:path draw:style-name="gr4" draw:text-style-name="P141" svg:width="0.0079in" svg:height="0.1236in" svg:x="1.5217in" svg:y="0.5142in" svg:viewBox="0 0 21 315" svg:d="M0 297c0 8 0 18 10 18 11 0 11-10 11-18 0-93 0-186 0-279 0-8 0-18-10-18-11 0-11 10-11 18 0 93 0 186 0 279z"><text:p/></draw:path><draw:path draw:style-name="gr4" draw:text-style-name="P141" svg:width="0.0079in" svg:height="0.1236in" svg:x="1.5217in" svg:y="0.6311in" svg:viewBox="0 0 21 315" svg:d="M0 297c0 8 0 18 10 18 11 0 11-10 11-18 0-93 0-186 0-279 0-8 0-18-10-18-11 0-11 10-11 18 0 93 0 186 0 279z"><text:p/></draw:path><draw:path draw:style-name="gr4" draw:text-style-name="P141" svg:width="0.128in" svg:height="0.0453in" svg:x="1.6465in" svg:y="0.3524in" svg:viewBox="0 0 326 116" svg:d="M309 20c9 0 17 0 17-10s-8-10-15-10c-98 0-198 0-296 0-7 0-15 0-15 10s8 10 15 10c98 0 196 0 294 0zM311 116c7 0 15 0 15-10 0-11-8-11-17-11-98 0-196 0-294 0-7 0-15 0-15 11 0 10 8 10 15 10 98 0 198 0 296 0z"><text:p/></draw:path><draw:path draw:style-name="gr4" draw:text-style-name="P141" svg:width="0.1016in" svg:height="0.1429in" svg:x="1.8701in" svg:y="0.0839in" svg:viewBox="0 0 259 364" svg:d="M209 186c-6-31-26-59-65-59-29 0-61 9-99 47-42 42-45 86-45 102 0 31 21 88 91 88 116 0 168-165 168-237 0-77-46-127-106-127-72 0-94 64-94 78 0 7 4 17 18 17 17 0 27-14 27-25 0-18-16-18-23-18 21-37 56-39 70-39 37 0 70 25 70 89 0 20-3 44-12 84zM92 350c-54 0-54-50-54-56 0-13 12-83 32-112 20-28 43-43 74-43 55 0 55 54 55 65 0 35-31 146-107 146z"><text:p/></draw:path><draw:path draw:style-name="gr4" draw:text-style-name="P141" svg:width="0.0728in" svg:height="0.348in" svg:x="2.0433in" svg:y="0in" svg:viewBox="0 0 186 885" svg:d="M164 879c1 0 5 6 7 6 3 0 7 0 10 0 1 0 5 0 5-6 0-1 0-3-1-4-18-17-45-45-76-98-52-95-73-217-73-335 0-218 63-347 149-434 1-1 1-1 1-2 0-6-3-6-8-6-7 0-9 0-13 4-46 41-99 108-133 213-21 64-32 143-32 225 0 116 21 248 98 363 14 18 21 25 32 39 4 6 11 14 16 17 5 5 12 11 18 18z"><text:p/></draw:path><draw:path draw:style-name="gr4" draw:text-style-name="P141" svg:width="0.0854in" svg:height="0.0382in" svg:x="2.2772in" svg:y="0.035in" svg:viewBox="0 0 218 98" svg:d="M175 59c-7 7-24 21-24 29 0 4 6 10 10 10s7-4 10-7c5-7 17-21 39-31 3-3 8-5 8-11 0-4-4-7-7-10-11-7-16-15-21-28 0-4-2-11-9-11s-10 7-10 11c0 2 4 18 12 28-56 0-110 0-166 0-9 0-17 0-17 10s8 10 17 10c53 0 105 0 158 0z"><text:p/></draw:path><draw:path draw:style-name="gr4" draw:text-style-name="P141" svg:width="0.1331in" svg:height="0.1406in" svg:x="2.1339in" svg:y="0.0866in" svg:viewBox="0 0 339 358" svg:d="M339 133c0-80-52-133-125-133-106 0-214 112-214 227 0 81 55 131 126 131 104 0 213-107 213-225zM129 346c-49 0-84-41-84-105 0-23 7-94 45-151 35-52 82-77 121-77 41 0 84 28 84 100 0 35-12 112-61 173-24 30-65 60-105 60z"><text:p/></draw:path><draw:path draw:style-name="gr4" draw:text-style-name="P141" svg:width="0.1937in" svg:height="0.1319in" svg:x="2.2854in" svg:y="0.0902in" svg:viewBox="0 0 493 336" svg:d="M435 38c5-18 5-23 42-23 12 0 16 0 16-9 0-6-6-6-13-6-22 0-43 0-66 0-12 0-12 0-19 10-60 94-119 186-179 280-13-93-26-186-38-279-2-11-3-11-16-11-22 0-44 0-67 0-10 0-15 0-15 10 0 5 4 5 14 5 7 0 15 0 22 2 7 0 10 1 10 7 0 3 0 4-1 10-21 84-42 166-63 250-5 20-13 35-54 36-2 0-8 0-8 10 0 4 3 6 7 6 15 0 32-2 49-2s35 2 50 2c3 0 10 0 10-10 0-6-5-6-10-6-28 0-33-9-33-20 0-5 1-7 3-12 22-89 43-179 65-268h2c14 102 28 203 42 305 1 5 1 11 7 11 5 0 8-6 11-9 66-103 133-208 199-312-24 94-46 189-70 283-4 18-6 22-45 22-8 0-14 0-14 10 0 6 7 6 8 6 13 0 47-2 61-2 21 0 42 2 61 2 3 0 10 0 10-10 0-6-4-6-14-6-18 0-32 0-32-8 0-3 0-3 3-12 22-87 43-175 65-262z"><text:p/></draw:path><draw:path draw:style-name="gr4" draw:text-style-name="P141" svg:width="0.0736in" svg:height="0.348in" svg:x="2.4933in" svg:y="0in" svg:viewBox="0 0 188 885" svg:d="M188 442c0-141-34-291-131-401-7-9-25-28-37-38-3-3-5-3-10-3-6 0-10 0-10 6 0 1 1 2 3 4 17 17 43 45 74 98 53 95 73 215 73 334 0 213-59 343-149 434 0 0-1 2-1 3 0 6 4 6 10 6 5 0 7 0 11-5 48-40 99-109 133-212 22-68 34-147 34-226z"><text:p/></draw:path><draw:path draw:style-name="gr4" draw:text-style-name="P141" svg:width="0.739in" svg:height="0.0075in" svg:x="1.8626in" svg:y="0.372in" svg:viewBox="0 0 1878 20" svg:d="M0 0c626 0 1252 0 1878 0 0 7 0 13 0 20-626 0-1252 0-1878 0 0-7 0-13 0-20z"><text:p/></draw:path><draw:path draw:style-name="gr4" draw:text-style-name="P141" svg:width="0.1016in" svg:height="0.1421in" svg:x="2.0843in" svg:y="0.4181in" svg:viewBox="0 0 259 362" svg:d="M209 185c-6-31-26-58-63-58-31 0-63 7-101 47-41 40-45 86-45 100 0 31 22 88 91 88 118 0 168-165 168-235 0-78-46-127-106-127-72 0-94 63-94 77 0 7 4 17 19 17 16 0 26-14 26-25 0-17-14-17-23-17 21-37 56-41 72-41 35 0 70 27 70 90 0 19-3 45-14 84zM92 348c-54 0-54-50-54-55 0-13 12-82 33-111 20-28 44-45 75-45 53 0 54 56 54 66 0 35-32 145-108 145z"><text:p/></draw:path><draw:path draw:style-name="gr4" draw:text-style-name="P141" svg:width="0.0961in" svg:height="0.0874in" svg:x="2.1961in" svg:y="0.4705in" svg:viewBox="0 0 245 223" svg:d="M150 69c3-13 14-58 49-58 1 0 14 0 24 6-14 3-24 15-24 26 0 9 5 17 19 17 10 0 27-8 27-28 0-25-29-32-46-32-30 0-46 27-52 38-13-34-39-38-53-38-52 0-80 63-80 76 0 5 6 5 7 5 3 0 6-1 6-5 16-54 49-65 65-65 10 0 27 4 27 32 0 16-8 49-27 118-7 31-25 50-46 50-3 0-14 0-25-5 13-3 24-13 24-27s-11-17-18-17c-16 0-27 13-27 28 0 23 24 33 46 33 32 0 49-35 51-38 7 18 23 38 53 38 52 0 80-63 80-76 0-6-6-6-7-6-5 0-5 3-6 6-17 53-50 64-66 64-19 0-26-15-26-32 0-11 2-21 8-43 6-23 11-45 17-67z"><text:p/></draw:path><draw:path draw:style-name="gr4" draw:text-style-name="P141" svg:width="0.0492in" svg:height="0.0894in" svg:x="2.3157in" svg:y="0.4957in" svg:viewBox="0 0 126 228" svg:d="M78 10c0-10-1-10-11-10-22 21-53 21-67 21 0 4 0 8 0 13 8 0 31 0 50-10 0 59 0 117 0 176 0 11 0 16-35 16-4 0-8 0-12 0 0 4 0 8 0 12 5 0 47-1 61-1 10 0 54 1 62 1 0-4 0-8 0-12-4 0-10 0-14 0-34 0-34-5-34-16 0-63 0-127 0-190z"><text:p/></draw:path><draw:path draw:style-name="gr4" draw:text-style-name="P141" svg:width="0.0201in" svg:height="0.0201in" svg:x="2.685in" svg:y="0.3654in" svg:viewBox="0 0 52 52" svg:d="M52 25c0-14-13-25-27-25s-25 10-25 25c0 14 11 27 25 27s27-11 27-27z"><text:p/></draw:path><draw:path draw:style-name="gr4" draw:text-style-name="P141" svg:width="0.0634in" svg:height="0.1283in" svg:x="3.1079in" svg:y="0.1642in" svg:viewBox="0 0 162 327" svg:d="M101 13c0-13 0-13-11-13-31 31-75 31-90 31 0 5 0 10 0 15 10 0 39 0 64-12 0 85 0 169 0 254 0 19-1 24-46 24-5 0-10 0-15 0 0 6 0 10 0 15 17-1 60-1 80-1 19 0 63 0 79 1 0-5 0-9 0-15-5 0-9 0-15 0-45 0-46-5-46-24 0-92 0-183 0-275z"><text:p/></draw:path><draw:path draw:style-name="gr4" draw:text-style-name="P141" svg:width="0.7012in" svg:height="0.0075in" svg:x="2.7882in" svg:y="0.372in" svg:viewBox="0 0 1782 20" svg:d="M0 0c594 0 1189 0 1782 0 0 7 0 13 0 20-593 0-1188 0-1782 0 0-7 0-13 0-20z"><text:p/></draw:path><draw:path draw:style-name="gr4" draw:text-style-name="P141" svg:width="0.0079in" svg:height="0.124in" svg:x="2.8161in" svg:y="0.3984in" svg:viewBox="0 0 21 316" svg:d="M0 298c0 7 0 18 11 18 10 0 10-9 10-18 0-94 0-186 0-280 0-7 0-18-10-18-11 0-11 10-11 18 0 94 0 186 0 280z"><text:p/></draw:path><draw:path draw:style-name="gr4" draw:text-style-name="P141" svg:width="0.0079in" svg:height="0.1236in" svg:x="2.8161in" svg:y="0.5142in" svg:viewBox="0 0 21 315" svg:d="M0 297c0 8 0 18 11 18 10 0 10-10 10-18 0-93 0-186 0-279 0-8 0-18-10-18-11 0-11 10-11 18 0 93 0 186 0 279z"><text:p/></draw:path><draw:path draw:style-name="gr4" draw:text-style-name="P141" svg:width="0.0079in" svg:height="0.1236in" svg:x="2.8161in" svg:y="0.6311in" svg:viewBox="0 0 21 315" svg:d="M0 297c0 8 0 18 11 18 10 0 10-10 10-18 0-93 0-186 0-279 0-8 0-18-10-18-11 0-11 10-11 18 0 93 0 186 0 279z"><text:p/></draw:path><draw:path draw:style-name="gr4" draw:text-style-name="P141" svg:width="0.0079in" svg:height="0.124in" svg:x="2.8161in" svg:y="0.7461in" svg:viewBox="0 0 21 316" svg:d="M0 298c0 9 0 18 11 18 10 0 10-9 10-18 0-94 0-186 0-280 0-7 0-18-10-18-11 0-11 11-11 18 0 94 0 186 0 280z"><text:p/></draw:path><draw:path draw:style-name="gr4" draw:text-style-name="P141" svg:width="0.078in" svg:height="0.0992in" svg:x="2.8839in" svg:y="0.4638in" svg:viewBox="0 0 199 253" svg:d="M161 130c-6-19-21-40-53-40-48 0-88 36-101 67-1 5-7 19-7 33 0 24 20 63 73 63 89 0 126-112 126-161 0-58-39-92-86-92-56 0-71 45-71 56 0 3 1 13 14 13 11 0 18-12 18-20s-5-13-12-13c16-26 44-26 51-26 26 0 56 17 56 66 0 15-1 26-8 54zM74 242c-39 0-43-29-43-40 0-13 8-47 12-55 6-17 27-48 66-48 34 0 45 26 45 47 0 23-22 96-80 96z"><text:p/></draw:path><draw:path draw:style-name="gr4" draw:text-style-name="P141" svg:width="0.0441in" svg:height="0.1929in" svg:x="2.9866in" svg:y="0.4295in" svg:viewBox="0 0 113 491" svg:d="M113 487c0-3 0-3-8-11-62-62-77-156-77-231 0-85 18-171 80-232 5-6 5-7 5-9 0-3-1-4-4-4-5 0-50 34-78 95-25 55-31 109-31 150 0 39 4 98 32 154 30 60 72 92 77 92 3 0 4-1 4-4z"><text:p/></draw:path><draw:path draw:style-name="gr4" draw:text-style-name="P141" svg:width="0.0657in" svg:height="0.0276in" svg:x="3.1618in" svg:y="0.4287in" svg:viewBox="0 0 168 71" svg:d="M130 43c-3 3-15 14-15 20 0 4 4 8 8 8s7-2 9-5c8-10 19-17 28-21 5-3 8-4 8-10 0-4-3-6-6-8-11-7-15-16-16-20 0-1-3-7-9-7-3 0-8 1-8 8 0 6 5 14 8 19-40 0-82 0-123 0-6 0-14 0-14 8s7 8 14 8c39 0 77 0 116 0z"><text:p/></draw:path><draw:path draw:style-name="gr4" draw:text-style-name="P141" svg:width="0.1028in" svg:height="0.0976in" svg:x="3.0516in" svg:y="0.4646in" svg:viewBox="0 0 262 249" svg:d="M262 95c0-53-38-95-100-95-82 0-162 77-162 154 0 56 42 95 101 95 82 0 161-75 161-154zM104 238c-37 0-68-25-68-76 0-18 5-67 37-106 22-28 56-45 87-45 36 0 68 23 68 73 0 25-10 76-42 112-24 28-56 42-82 42z"><text:p/></draw:path><draw:path draw:style-name="gr4" draw:text-style-name="P141" svg:width="0.1441in" svg:height="0.0921in" svg:x="3.1744in" svg:y="0.4673in" svg:viewBox="0 0 367 235" svg:d="M326 28c3-13 4-15 30-15 7 0 11 0 11-7 0-6-4-6-10-6-15 0-32 0-48 0-9 0-9 0-14 7-44 66-88 130-133 196-11-64-23-129-35-193-1-10-1-10-11-10-17 0-32 0-49 0-7 0-11 0-11 7 0 6 3 6 11 6 6 0 7 0 13 0 7 1 8 1 8 5 0 3 0 2-1 7-14 58-30 116-44 174-4 11-8 22-36 24-3 0-7 0-7 7 0 1 0 5 6 5 9 0 23-1 35-1 8 0 28 1 36 1 3 0 7 0 7-8 0-4-4-4-7-4-22 0-22-10-22-14 0-2 0-5 1-9 15-61 31-122 46-183 13 70 24 138 37 208 1 7 2 10 7 10s8-4 9-8c49-72 97-143 146-214v1c-17 64-32 130-49 195-3 11-3 14-29 14-7 0-12 0-12 7 0 1 0 5 6 5 7 0 14-1 21-1s15 0 22 0c10 0 34 1 44 1 3 0 7 0 7-8 0-4-4-4-11-4-5 0-7 0-13 0-8-2-8-3-8-6s1-6 1-8c15-61 31-121 46-181z"><text:p/></draw:path><draw:path draw:style-name="gr4" draw:text-style-name="P141" svg:width="0.0449in" svg:height="0.1929in" svg:x="3.3378in" svg:y="0.4295in" svg:viewBox="0 0 115 491" svg:d="M115 245c0-38-6-97-34-153-29-60-71-92-75-92-5 0-6 1-6 4 0 2 0 3 10 11 47 49 75 128 75 230 0 84-18 171-78 234-7 5-7 5-7 8s1 4 6 4c4 0 49-33 77-95 25-55 32-109 32-151z"><text:p/></draw:path><draw:path draw:style-name="gr4" draw:text-style-name="P141" svg:width="0.5256in" svg:height="0.0075in" svg:x="2.8764in" svg:y="0.6311in" svg:viewBox="0 0 1336 20" svg:d="M0 0c445 0 891 0 1336 0 0 7 0 13 0 20-445 0-891 0-1336 0 0-7 0-13 0-20z"><text:p/></draw:path><draw:path draw:style-name="gr4" draw:text-style-name="P141" svg:width="0.0772in" svg:height="0.0988in" svg:x="3.0201in" svg:y="0.6528in" svg:viewBox="0 0 197 252" svg:d="M160 129c-5-20-21-41-54-41-47 0-88 37-99 67-3 6-7 20-7 34 0 24 18 63 71 63 90 0 126-111 126-160 0-58-39-92-85-92-56 0-71 43-71 55 0 2 1 12 14 12 12 0 19-11 19-19 0-9-7-12-14-13 17-25 46-25 52-25 25 0 56 15 56 64 0 16-1 27-8 55zM73 241c-39 0-44-30-44-39 0-14 9-48 13-56 6-17 28-48 66-48 33 0 45 27 45 46 0 24-23 97-80 97z"><text:p/></draw:path><draw:path draw:style-name="gr4" draw:text-style-name="P141" svg:width="0.0717in" svg:height="0.0606in" svg:x="3.1094in" svg:y="0.6902in" svg:viewBox="0 0 183 155" svg:d="M69 115c-3 11-14 31-33 31-1 0-11 0-18-6 14-4 16-17 16-18 0-9-7-13-14-13-10 0-20 7-20 21 0 17 20 25 36 25s30-11 38-25c9 18 28 25 41 25 40 0 61-43 61-53 0-4-4-4-5-4-6 0-6 1-7 6-7 23-28 42-48 42-12 0-21-10-21-23 0-10 9-40 18-78 7-27 23-35 34-35 1 0 11 0 20 4-12 3-16 13-16 18 0 9 6 14 14 14 7 0 18-7 18-21 0-19-21-25-35-25-16 0-30 11-39 24-5-14-21-24-40-24-40 0-62 42-62 52 0 4 6 4 7 4 4 0 4-1 6-6 8-26 30-40 47-40 11 0 21 5 21 22 0 7-4 24-7 35-4 16-8 32-12 48z"><text:p/></draw:path><draw:path draw:style-name="gr4" draw:text-style-name="P141" svg:width="0.0398in" svg:height="0.0642in" svg:x="3.2043in" svg:y="0.7047in" svg:viewBox="0 0 102 164" svg:d="M63 7c0-7 0-7-8-7-19 15-45 15-51 15-1 0-3 0-4 0 0 5 0 7 0 12 1 0 3 0 4 0 7 0 23 0 37-7 0 40 0 82 0 123 0 8 0 10-27 10-4 0-7 0-11 0 0 4 0 7 0 11 12-2 35-2 49-2s36 0 50 2c0-4 0-7 0-11-4 0-8 0-12 0-27 0-27-2-27-10 0-45 0-91 0-136z"><text:p/></draw:path><draw:path draw:style-name="gr4" draw:text-style-name="P141" svg:width="0.0079in" svg:height="0.124in" svg:x="3.4535in" svg:y="0.3984in" svg:viewBox="0 0 21 316" svg:d="M0 298c0 7 0 18 10 18 11 0 11-9 11-18 0-94 0-186 0-280 0-7 0-18-10-18-11 0-11 10-11 18 0 94 0 186 0 280z"><text:p/></draw:path><draw:path draw:style-name="gr4" draw:text-style-name="P141" svg:width="0.0079in" svg:height="0.1236in" svg:x="3.4535in" svg:y="0.5142in" svg:viewBox="0 0 21 315" svg:d="M0 297c0 8 0 18 10 18 11 0 11-10 11-18 0-93 0-186 0-279 0-8 0-18-10-18-11 0-11 10-11 18 0 93 0 186 0 279z"><text:p/></draw:path><draw:path draw:style-name="gr4" draw:text-style-name="P141" svg:width="0.0079in" svg:height="0.1236in" svg:x="3.4535in" svg:y="0.6311in" svg:viewBox="0 0 21 315" svg:d="M0 297c0 8 0 18 10 18 11 0 11-10 11-18 0-93 0-186 0-279 0-8 0-18-10-18-11 0-11 10-11 18 0 93 0 186 0 279z"><text:p/></draw:path><draw:path draw:style-name="gr4" draw:text-style-name="P141" svg:width="0.0079in" svg:height="0.124in" svg:x="3.4535in" svg:y="0.7461in" svg:viewBox="0 0 21 316" svg:d="M0 298c0 9 0 18 10 18 11 0 11-9 11-18 0-94 0-186 0-280 0-7 0-18-10-18-11 0-11 11-11 18 0 94 0 186 0 280z"><text:p/></draw:path></draw:g></draw:g></text:p>
      <text:p text:style-name="Text_20_body"><draw:g text:anchor-type="as-char" svg:y="-0.4256in" draw:z-index="71" draw:name="Shape244" draw:style-name="gr1"><svg:title>TexMaths</svg:title><svg:desc>14§display§\vec{e_2}=\frac{\partial _{\text{/}}\left(\vec{OM}\right)}{\left|\partial _{\text{/}x_2}\left(\vec{OM}\right)\right|}=\frac{\partial \left(\vec{OM}\right)}{\partial x_2}\cdot \frac{1}{\left|\frac{\partial \left(\vec{OM}\right)}{\partial x_2}\right|}§svg§600§FALSE§</svg:desc><draw:g draw:style-name="gr2"><draw:path draw:style-name="gr3" draw:text-style-name="P140" svg:width="3.478in" svg:height="0.8504in" svg:x="0.0012in" svg:y="0.0102in" svg:viewBox="0 0 8835 2161" svg:d="M0 0c2945 0 5891 0 8835 0 0 721 0 1440 0 2161-2944 0-5890 0-8835 0 0-721 0-1440 0-2161z"><text:p/></draw:path><draw:path draw:style-name="gr4" draw:text-style-name="P141" svg:width="0.085in" svg:height="0.0382in" svg:x="0.052in" svg:y="0.2854in" svg:viewBox="0 0 217 98" svg:d="M174 59c-6 7-23 21-23 29 0 4 4 10 10 10 4 0 7-3 10-7 5-7 17-21 38-31 4-3 8-5 8-11 0-4-3-7-7-10-10-7-15-15-20-28-1-4-2-11-9-11s-10 7-10 11c0 3 4 18 11 28-55 0-111 0-165 0-9 0-17 0-17 10s8 10 17 10c52 0 105 0 157 0z"><text:p/></draw:path><draw:path draw:style-name="gr4" draw:text-style-name="P141" svg:width="0.074in" svg:height="0.0874in" svg:x="0.0004in" svg:y="0.3382in" svg:viewBox="0 0 189 223" svg:d="M70 104c14 0 50-2 74-12 35-15 38-43 38-50 0-22-20-42-53-42-55 0-129 48-129 134 0 49 29 89 77 89 71 0 112-52 112-58 0-3-3-7-6-7-2 0-4 2-7 6-37 47-92 47-98 47-37 0-43-40-43-56 0-7 1-21 8-51 9 0 19 0 27 0zM46 92c20-74 70-81 83-81 24 0 36 14 36 31 0 50-78 50-98 50-7 0-14 0-21 0z"><text:p/></draw:path><draw:path draw:style-name="gr4" draw:text-style-name="P141" svg:width="0.0598in" svg:height="0.0894in" svg:x="0.0902in" svg:y="0.3638in" svg:viewBox="0 0 153 228" svg:d="M153 165c-5 0-9 0-13 0 0 9-4 28-8 32-3 2-30 2-34 2-21 0-43 0-64 0 36-32 49-42 70-58 25-21 49-42 49-74 0-42-37-67-82-67-42 0-71 29-71 62 0 16 15 18 18 18 9 0 18-6 18-18 0-6-2-19-19-19 10-23 33-30 50-30 34 0 52 26 52 54 0 30-21 53-32 66-28 27-55 55-83 81-4 4-4 4-4 14 48 0 94 0 141 0 5-21 7-42 12-63z"><text:p/></draw:path><draw:path draw:style-name="gr4" draw:text-style-name="P141" svg:width="0.128in" svg:height="0.0453in" svg:x="0.2335in" svg:y="0.3524in" svg:viewBox="0 0 326 116" svg:d="M309 20c9 0 17 0 17-10s-8-10-15-10c-98 0-198 0-296 0-7 0-15 0-15 10s8 10 15 10c98 0 196 0 294 0zM311 116c7 0 15 0 15-10 0-11-8-11-17-11-98 0-196 0-294 0-7 0-15 0-15 11 0 10 8 10 15 10 98 0 198 0 296 0z"><text:p/></draw:path><draw:path draw:style-name="gr4" draw:text-style-name="P141" svg:width="0.1016in" svg:height="0.1429in" svg:x="0.6039in" svg:y="0.0839in" svg:viewBox="0 0 259 364" svg:d="M209 186c-6-31-26-59-63-59-31 0-63 9-101 47-41 42-45 86-45 102 0 31 22 88 91 88 118 0 168-165 168-237 0-77-46-127-106-127-72 0-94 64-94 78 0 7 4 17 18 17 17 0 27-14 27-25 0-18-14-18-23-18 21-37 56-39 72-39 35 0 70 25 70 89 0 20-3 44-14 84zM92 350c-54 0-54-50-54-56 0-13 12-83 33-112 20-28 44-43 75-43 53 0 54 54 54 65 0 35-32 146-108 146z"><text:p/></draw:path><draw:path draw:style-name="gr4" draw:text-style-name="P141" svg:width="0.0575in" svg:height="0.135in" svg:x="0.7087in" svg:y="0.1559in" svg:viewBox="0 0 147 344" svg:d="M146 15c1-4 1-5 1-7 0-5-4-8-8-8-6 0-7 4-9 8-43 107-85 215-129 321-1 4-1 5-1 7 0 5 4 8 8 8 6 0 7-4 10-8 42-106 86-214 128-321z"><text:p/></draw:path><draw:path draw:style-name="gr4" draw:text-style-name="P141" svg:width="0.0736in" svg:height="0.348in" svg:x="0.8531in" svg:y="0in" svg:viewBox="0 0 188 885" svg:d="M165 879c2 0 4 3 6 6 4 0 7 0 11 0 1 0 6 0 6-6 0-1-2-3-3-4-17-17-44-45-74-98-54-95-73-217-73-335 0-218 61-347 148-434 2-1 2-1 2-2 0-6-5-6-10-6-6 0-7 0-11 4-48 41-100 108-135 213-21 64-32 143-32 225 0 116 21 248 99 363 13 18 21 25 31 39 6 6 11 14 16 17 7 5 12 11 19 18z"><text:p/></draw:path><draw:path draw:style-name="gr4" draw:text-style-name="P141" svg:width="0.0854in" svg:height="0.0382in" svg:x="1.087in" svg:y="0.035in" svg:viewBox="0 0 218 98" svg:d="M175 59c-7 7-22 21-22 29 0 4 4 10 9 10s7-4 9-7c7-7 18-21 39-31 4-3 8-5 8-11 0-4-2-7-7-10-11-7-15-15-19-28-2-4-3-11-10-11s-10 7-10 11c0 2 4 18 11 28-54 0-110 0-165 0-8 0-18 0-18 10s10 10 18 10c52 0 105 0 157 0z"><text:p/></draw:path><draw:path draw:style-name="gr4" draw:text-style-name="P141" svg:width="0.1335in" svg:height="0.1406in" svg:x="0.9433in" svg:y="0.0866in" svg:viewBox="0 0 340 358" svg:d="M340 133c0-80-52-133-126-133-106 0-214 112-214 227 0 81 55 131 126 131 105 0 214-107 214-225zM129 346c-49 0-83-41-83-105 0-23 7-94 45-151 34-52 81-77 120-77 41 0 86 28 86 100 0 35-14 112-63 173-24 30-63 60-105 60z"><text:p/></draw:path><draw:path draw:style-name="gr4" draw:text-style-name="P141" svg:width="0.1937in" svg:height="0.1319in" svg:x="1.0953in" svg:y="0.0902in" svg:viewBox="0 0 493 336" svg:d="M435 38c5-18 6-23 42-23 12 0 16 0 16-9 0-6-4-6-13-6-21 0-43 0-64 0-14 0-14 0-20 10-60 94-119 186-179 280-13-93-27-186-39-279-2-11-2-11-16-11-22 0-44 0-67 0-8 0-14 0-14 10 0 5 4 5 14 5 6 0 16 0 21 2 9 0 11 1 11 7 0 3-1 4-2 10-21 84-41 166-62 250-6 20-14 35-53 36-3 0-10 0-10 10 0 4 4 6 7 6 17 0 34-2 49-2 17 0 35 2 52 2 1 0 8 0 8-10 0-6-5-6-8-6-28 0-34-9-34-20 0-5 0-7 2-12 22-89 44-179 67-268 14 102 29 203 43 305 0 5 2 11 7 11 6 0 9-6 11-9 66-103 132-208 198-312h1c-24 94-46 189-70 283-5 18-7 22-45 22-8 0-14 0-14 10 0 6 6 6 7 6 14 0 48-2 62-2 20 0 41 2 62 2 2 0 8 0 8-10 0-6-4-6-14-6-18 0-31 0-31-8 0-3 0-3 2-12 22-87 43-175 65-262z"><text:p/></draw:path><draw:path draw:style-name="gr4" draw:text-style-name="P141" svg:width="0.0728in" svg:height="0.348in" svg:x="1.3035in" svg:y="0in" svg:viewBox="0 0 186 885" svg:d="M186 442c0-141-33-291-130-401-7-9-25-28-36-38-5-3-5-3-12-3-4 0-8 0-8 6 0 1 1 2 3 4 17 17 43 45 73 98 53 95 72 215 72 334 0 213-58 343-147 434-1 0-1 2-1 3 0 6 4 6 8 6 7 0 7 0 13-5 46-40 99-109 133-212 21-68 32-147 32-226z"><text:p/></draw:path><draw:path draw:style-name="gr4" draw:text-style-name="P141" svg:width="1.1075in" svg:height="0.0075in" svg:x="0.45in" svg:y="0.372in" svg:viewBox="0 0 2814 20" svg:d="M0 0c938 0 1876 0 2814 0 0 7 0 13 0 20-938 0-1876 0-2814 0 0-7 0-13 0-20z"><text:p/></draw:path><draw:path draw:style-name="gr4" draw:text-style-name="P141" svg:width="0.0079in" svg:height="0.124in" svg:x="0.4783in" svg:y="0.3984in" svg:viewBox="0 0 21 316" svg:d="M0 298c0 7 0 18 10 18 11 0 11-9 11-18 0-94 0-186 0-280 0-7 0-18-10-18-11 0-11 10-11 18 0 94 0 186 0 280z"><text:p/></draw:path><draw:path draw:style-name="gr4" draw:text-style-name="P141" svg:width="0.0079in" svg:height="0.1236in" svg:x="0.4783in" svg:y="0.5142in" svg:viewBox="0 0 21 315" svg:d="M0 297c0 8 0 18 10 18 11 0 11-10 11-18 0-93 0-186 0-279 0-8 0-18-10-18-11 0-11 10-11 18 0 93 0 186 0 279z"><text:p/></draw:path><draw:path draw:style-name="gr4" draw:text-style-name="P141" svg:width="0.0079in" svg:height="0.1236in" svg:x="0.4783in" svg:y="0.6311in" svg:viewBox="0 0 21 315" svg:d="M0 297c0 8 0 18 10 18 11 0 11-10 11-18 0-93 0-186 0-279 0-8 0-18-10-18-11 0-11 10-11 18 0 93 0 186 0 279z"><text:p/></draw:path><draw:path draw:style-name="gr4" draw:text-style-name="P141" svg:width="0.1016in" svg:height="0.1421in" svg:x="0.5224in" svg:y="0.4866in" svg:viewBox="0 0 259 362" svg:d="M209 185c-6-30-26-58-65-58-29 0-61 9-99 47-41 40-45 86-45 102 0 31 22 86 91 86 116 0 168-165 168-235 0-78-46-127-106-127-72 0-94 64-94 78 0 6 4 17 18 17 17 0 27-15 27-26 0-17-16-17-23-17 21-37 56-39 70-39 37 0 72 25 72 88 0 19-5 45-14 84zM92 348c-54 0-54-50-54-54 0-14 12-83 32-112 20-28 45-43 74-43 55 0 55 54 55 64 0 35-31 145-107 145z"><text:p/></draw:path><draw:path draw:style-name="gr4" draw:text-style-name="P141" svg:width="0.0575in" svg:height="0.1346in" svg:x="0.6272in" svg:y="0.5579in" svg:viewBox="0 0 147 343" svg:d="M146 14c1-4 1-4 1-6 0-5-4-8-8-8-6 0-7 4-9 8-43 107-85 215-129 321-1 4-1 4-1 5 0 6 4 9 8 9 6 0 7-4 9-9 43-106 85-214 129-320z"><text:p/></draw:path><draw:path draw:style-name="gr4" draw:text-style-name="P141" svg:width="0.0724in" svg:height="0.0602in" svg:x="0.7008in" svg:y="0.6in" svg:viewBox="0 0 185 154" svg:d="M70 115c-4 11-15 31-32 31-2 0-11 0-20-6 16-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3 6 4 4 0 6-1 7-6 8-26 31-42 48-42 11 0 19 7 19 24 0 7-4 24-7 35-4 16-7 32-11 48z"><text:p/></draw:path><draw:path draw:style-name="gr4" draw:text-style-name="P141" svg:width="0.0476in" svg:height="0.0642in" svg:x="0.7913in" svg:y="0.6142in" svg:viewBox="0 0 122 164" svg:d="M122 116c-3 0-7 0-10 0 0 6-3 20-7 23-1 1-22 1-27 1-15 0-32 0-47 0 15-11 33-25 49-35 22-15 42-29 42-56 0-31-30-49-65-49-33 0-57 20-57 43 0 13 11 16 14 16 7 0 15-4 15-16 0-8-7-12-14-14 6-11 21-18 37-18 24 0 45 14 45 38 0 21-16 36-34 53-20 17-41 34-60 51-3 2-3 2-3 4 0 3 0 4 0 7 38 0 77 0 115 0 3-16 4-32 7-48z"><text:p/></draw:path><draw:path draw:style-name="gr4" draw:text-style-name="P141" svg:width="0.0728in" svg:height="0.348in" svg:x="0.935in" svg:y="0.4028in" svg:viewBox="0 0 186 885" svg:d="M164 879c1 0 4 3 5 6 5 0 7 0 12 0 1 0 5-2 5-6 0-1-1-3-1-4-18-18-45-45-76-100-53-93-73-215-73-333 0-218 62-347 149-434 1-1 1-2 1-4 0-4-3-4-10-4-5 0-7 0-11 3-46 40-99 109-133 213-21 65-32 144-32 225 0 117 21 249 98 362 13 20 31 40 31 41 5 6 12 14 17 17 5 5 12 11 18 18z"><text:p/></draw:path><draw:path draw:style-name="gr4" draw:text-style-name="P141" svg:width="0.085in" svg:height="0.0382in" svg:x="1.1689in" svg:y="0.4374in" svg:viewBox="0 0 217 98" svg:d="M174 59c-6 5-23 19-23 28 0 5 4 11 10 11 4 0 7-4 10-7 5-7 17-21 38-32 4-2 8-4 8-10s-3-8-7-10c-10-8-15-17-20-28-1-4-2-11-9-11s-10 7-10 10 4 18 11 29c-55 0-111 0-165 0-9 0-17 0-17 10s8 10 17 10c52 0 105 0 157 0z"><text:p/></draw:path><draw:path draw:style-name="gr4" draw:text-style-name="P141" svg:width="0.1335in" svg:height="0.1402in" svg:x="1.0252in" svg:y="0.4882in" svg:viewBox="0 0 340 357" svg:d="M340 132c0-79-52-132-124-132-107 0-216 112-216 225 0 83 56 132 126 132 105 0 214-108 214-225zM129 344c-48 0-83-39-83-105 0-21 7-92 45-151 34-50 83-75 120-75 41 0 86 26 86 100 0 35-14 112-62 173-24 29-64 58-106 58z"><text:p/></draw:path><draw:path draw:style-name="gr4" draw:text-style-name="P141" svg:width="0.1937in" svg:height="0.1319in" svg:x="1.1772in" svg:y="0.4929in" svg:viewBox="0 0 493 336" svg:d="M434 38c4-18 6-23 42-23 13 0 17 0 17-9 0-6-6-6-14-6-21 0-44 0-65 0-12 0-14 0-19 8-60 94-119 188-179 282-13-93-26-186-38-279-3-11-3-11-16-11-22 0-46 0-68 0-9 0-14 0-14 8 0 7 4 7 14 7 7 0 15 0 21 0 8 2 11 3 11 9 0 1 0 3-1 10-21 82-42 166-63 249-6 19-14 36-54 37-2 0-8 0-8 9 0 4 3 7 7 7 15 0 32-3 49-3s34 3 50 3c3 0 9 0 9-10 0-6-6-6-9-6-28-1-33-11-33-22 0-3 0-5 1-11 23-90 45-178 67-267h2c14 100 28 203 42 303 0 7 1 13 7 13 5 0 8-6 11-10 66-103 133-207 199-311-24 94-46 188-70 282-6 19-6 23-45 23-8 0-14 0-14 9 0 7 6 7 7 7 14 0 48-3 62-3 19 0 40 3 61 3 3 0 9 0 9-10 0-6-5-6-13-6-18 0-32 0-32-9 0-2 0-3 3-11 21-87 43-175 64-262z"><text:p/></draw:path><draw:path draw:style-name="gr4" draw:text-style-name="P141" svg:width="0.0728in" svg:height="0.348in" svg:x="1.385in" svg:y="0.4028in" svg:viewBox="0 0 186 885" svg:d="M186 441c0-140-32-291-129-402-7-7-25-26-37-36-3-3-5-3-12-3-4 0-8 0-8 4 0 3 1 4 3 6 17 17 43 43 74 98 53 94 73 215 73 333 0 214-60 344-149 434-1 1-1 3-1 4 0 6 4 6 8 6 7 0 9 0 13-5 46-40 99-109 133-212 22-68 32-147 32-227z"><text:p/></draw:path><draw:path draw:style-name="gr4" draw:text-style-name="P141" svg:width="0.0079in" svg:height="0.124in" svg:x="1.5217in" svg:y="0.3984in" svg:viewBox="0 0 21 316" svg:d="M0 298c0 7 0 18 10 18 11 0 11-9 11-18 0-94 0-186 0-280 0-7 0-18-10-18-11 0-11 10-11 18 0 94 0 186 0 280z"><text:p/></draw:path><draw:path draw:style-name="gr4" draw:text-style-name="P141" svg:width="0.0079in" svg:height="0.1236in" svg:x="1.5217in" svg:y="0.5142in" svg:viewBox="0 0 21 315" svg:d="M0 297c0 8 0 18 10 18 11 0 11-10 11-18 0-93 0-186 0-279 0-8 0-18-10-18-11 0-11 10-11 18 0 93 0 186 0 279z"><text:p/></draw:path><draw:path draw:style-name="gr4" draw:text-style-name="P141" svg:width="0.0079in" svg:height="0.1236in" svg:x="1.5217in" svg:y="0.6311in" svg:viewBox="0 0 21 315" svg:d="M0 297c0 8 0 18 10 18 11 0 11-10 11-18 0-93 0-186 0-279 0-8 0-18-10-18-11 0-11 10-11 18 0 93 0 186 0 279z"><text:p/></draw:path><draw:path draw:style-name="gr4" draw:text-style-name="P141" svg:width="0.128in" svg:height="0.0453in" svg:x="1.6465in" svg:y="0.3524in" svg:viewBox="0 0 326 116" svg:d="M309 20c9 0 17 0 17-10s-8-10-15-10c-98 0-198 0-296 0-7 0-15 0-15 10s8 10 15 10c98 0 196 0 294 0zM311 116c7 0 15 0 15-10 0-11-8-11-17-11-98 0-196 0-294 0-7 0-15 0-15 11 0 10 8 10 15 10 98 0 198 0 296 0z"><text:p/></draw:path><draw:path draw:style-name="gr4" draw:text-style-name="P141" svg:width="0.1016in" svg:height="0.1429in" svg:x="1.8701in" svg:y="0.0839in" svg:viewBox="0 0 259 364" svg:d="M209 186c-6-31-26-59-65-59-29 0-61 9-99 47-42 42-45 86-45 102 0 31 21 88 91 88 116 0 168-165 168-237 0-77-46-127-106-127-72 0-94 64-94 78 0 7 4 17 18 17 17 0 27-14 27-25 0-18-16-18-23-18 21-37 56-39 70-39 37 0 70 25 70 89 0 20-3 44-12 84zM92 350c-54 0-54-50-54-56 0-13 12-83 32-112 20-28 43-43 74-43 55 0 55 54 55 65 0 35-31 146-107 146z"><text:p/></draw:path><draw:path draw:style-name="gr4" draw:text-style-name="P141" svg:width="0.0728in" svg:height="0.348in" svg:x="2.0433in" svg:y="0in" svg:viewBox="0 0 186 885" svg:d="M164 879c1 0 5 6 7 6 3 0 7 0 10 0 1 0 5 0 5-6 0-1 0-3-1-4-18-17-45-45-76-98-52-95-73-217-73-335 0-218 63-347 149-434 1-1 1-1 1-2 0-6-3-6-8-6-7 0-9 0-13 4-46 41-99 108-133 213-21 64-32 143-32 225 0 116 21 248 98 363 14 18 21 25 32 39 4 6 11 14 16 17 5 5 12 11 18 18z"><text:p/></draw:path><draw:path draw:style-name="gr4" draw:text-style-name="P141" svg:width="0.0854in" svg:height="0.0382in" svg:x="2.2772in" svg:y="0.035in" svg:viewBox="0 0 218 98" svg:d="M175 59c-7 7-24 21-24 29 0 4 6 10 10 10s7-4 10-7c5-7 17-21 39-31 3-3 8-5 8-11 0-4-4-7-7-10-11-7-16-15-21-28 0-4-2-11-9-11s-10 7-10 11c0 2 4 18 12 28-56 0-110 0-166 0-9 0-17 0-17 10s8 10 17 10c53 0 105 0 158 0z"><text:p/></draw:path><draw:path draw:style-name="gr4" draw:text-style-name="P141" svg:width="0.1331in" svg:height="0.1406in" svg:x="2.1339in" svg:y="0.0866in" svg:viewBox="0 0 339 358" svg:d="M339 133c0-80-52-133-125-133-106 0-214 112-214 227 0 81 55 131 126 131 104 0 213-107 213-225zM129 346c-49 0-84-41-84-105 0-23 7-94 45-151 35-52 82-77 121-77 41 0 84 28 84 100 0 35-12 112-61 173-24 30-65 60-105 60z"><text:p/></draw:path><draw:path draw:style-name="gr4" draw:text-style-name="P141" svg:width="0.1937in" svg:height="0.1319in" svg:x="2.2854in" svg:y="0.0902in" svg:viewBox="0 0 493 336" svg:d="M435 38c5-18 5-23 42-23 12 0 16 0 16-9 0-6-6-6-13-6-22 0-43 0-66 0-12 0-12 0-19 10-60 94-119 186-179 280-13-93-26-186-38-279-2-11-3-11-16-11-22 0-44 0-67 0-10 0-15 0-15 10 0 5 4 5 14 5 7 0 15 0 22 2 7 0 10 1 10 7 0 3 0 4-1 10-21 84-42 166-63 250-5 20-13 35-54 36-2 0-8 0-8 10 0 4 3 6 7 6 15 0 32-2 49-2s35 2 50 2c3 0 10 0 10-10 0-6-5-6-10-6-28 0-33-9-33-20 0-5 1-7 3-12 22-89 43-179 65-268h2c14 102 28 203 42 305 1 5 1 11 7 11 5 0 8-6 11-9 66-103 133-208 199-312-24 94-46 189-70 283-4 18-6 22-45 22-8 0-14 0-14 10 0 6 7 6 8 6 13 0 47-2 61-2 21 0 42 2 61 2 3 0 10 0 10-10 0-6-4-6-14-6-18 0-32 0-32-8 0-3 0-3 3-12 22-87 43-175 65-262z"><text:p/></draw:path><draw:path draw:style-name="gr4" draw:text-style-name="P141" svg:width="0.0736in" svg:height="0.348in" svg:x="2.4933in" svg:y="0in" svg:viewBox="0 0 188 885" svg:d="M188 442c0-141-34-291-131-401-7-9-25-28-37-38-3-3-5-3-10-3-6 0-10 0-10 6 0 1 1 2 3 4 17 17 43 45 74 98 53 95 73 215 73 334 0 213-59 343-149 434 0 0-1 2-1 3 0 6 4 6 10 6 5 0 7 0 11-5 48-40 99-109 133-212 22-68 34-147 34-226z"><text:p/></draw:path><draw:path draw:style-name="gr4" draw:text-style-name="P141" svg:width="0.739in" svg:height="0.0075in" svg:x="1.8626in" svg:y="0.372in" svg:viewBox="0 0 1878 20" svg:d="M0 0c626 0 1252 0 1878 0 0 7 0 13 0 20-626 0-1252 0-1878 0 0-7 0-13 0-20z"><text:p/></draw:path><draw:path draw:style-name="gr4" draw:text-style-name="P141" svg:width="0.1016in" svg:height="0.1421in" svg:x="2.0843in" svg:y="0.4181in" svg:viewBox="0 0 259 362" svg:d="M209 185c-6-31-26-58-63-58-31 0-63 7-101 47-41 40-45 86-45 100 0 31 22 88 91 88 118 0 168-165 168-235 0-78-46-127-106-127-72 0-94 63-94 77 0 7 4 17 19 17 16 0 26-14 26-25 0-17-14-17-23-17 21-37 56-41 72-41 35 0 70 27 70 90 0 19-3 45-14 84zM92 348c-54 0-54-50-54-55 0-13 12-82 33-111 20-28 44-45 75-45 53 0 54 56 54 66 0 35-32 145-108 145z"><text:p/></draw:path><draw:path draw:style-name="gr4" draw:text-style-name="P141" svg:width="0.0961in" svg:height="0.0874in" svg:x="2.1961in" svg:y="0.4705in" svg:viewBox="0 0 245 223" svg:d="M150 69c3-13 14-58 49-58 1 0 14 0 24 6-14 3-24 15-24 26 0 9 5 17 19 17 10 0 27-8 27-28 0-25-29-32-46-32-30 0-46 27-52 38-13-34-39-38-53-38-52 0-80 63-80 76 0 5 6 5 7 5 3 0 6-1 6-5 16-54 49-65 65-65 10 0 27 4 27 32 0 16-8 49-27 118-7 31-25 50-46 50-3 0-14 0-25-5 13-3 24-13 24-27s-11-17-18-17c-16 0-27 13-27 28 0 23 24 33 46 33 32 0 49-35 51-38 7 18 23 38 53 38 52 0 80-63 80-76 0-6-6-6-7-6-5 0-5 3-6 6-17 53-50 64-66 64-19 0-26-15-26-32 0-11 2-21 8-43 6-23 11-45 17-67z"><text:p/></draw:path><draw:path draw:style-name="gr4" draw:text-style-name="P141" svg:width="0.0591in" svg:height="0.0894in" svg:x="2.3094in" svg:y="0.4957in" svg:viewBox="0 0 151 228" svg:d="M151 165c-4 0-7 0-11 0-1 9-4 28-8 32-3 2-30 2-35 2-21 0-42 0-63 0 36-32 47-42 68-58 25-21 49-42 49-74 0-42-36-67-80-67-43 0-71 29-71 62 0 16 14 18 18 18 9 0 18-6 18-18 0-6-2-19-21-19 12-23 35-32 51-32 35 0 53 28 53 56 0 30-22 53-34 66-28 27-54 55-82 81-3 4-3 4-3 14 48 0 94 0 141 0 3-21 7-42 10-63z"><text:p/></draw:path><draw:path draw:style-name="gr4" draw:text-style-name="P141" svg:width="0.0201in" svg:height="0.0201in" svg:x="2.685in" svg:y="0.3654in" svg:viewBox="0 0 52 52" svg:d="M52 25c0-14-13-25-27-25s-25 10-25 25c0 14 11 27 25 27s27-11 27-27z"><text:p/></draw:path><draw:path draw:style-name="gr4" draw:text-style-name="P141" svg:width="0.0634in" svg:height="0.1283in" svg:x="3.1079in" svg:y="0.1642in" svg:viewBox="0 0 162 327" svg:d="M101 13c0-13 0-13-11-13-31 31-75 31-90 31 0 5 0 10 0 15 10 0 39 0 64-12 0 85 0 169 0 254 0 19-1 24-46 24-5 0-10 0-15 0 0 6 0 10 0 15 17-1 60-1 80-1 19 0 63 0 79 1 0-5 0-9 0-15-5 0-9 0-15 0-45 0-46-5-46-24 0-92 0-183 0-275z"><text:p/></draw:path><draw:path draw:style-name="gr4" draw:text-style-name="P141" svg:width="0.7012in" svg:height="0.0075in" svg:x="2.7882in" svg:y="0.372in" svg:viewBox="0 0 1782 20" svg:d="M0 0c594 0 1189 0 1782 0 0 7 0 13 0 20-593 0-1188 0-1782 0 0-7 0-13 0-20z"><text:p/></draw:path><draw:path draw:style-name="gr4" draw:text-style-name="P141" svg:width="0.0079in" svg:height="0.124in" svg:x="2.8161in" svg:y="0.3984in" svg:viewBox="0 0 21 316" svg:d="M0 298c0 7 0 18 11 18 10 0 10-9 10-18 0-94 0-186 0-280 0-7 0-18-10-18-11 0-11 10-11 18 0 94 0 186 0 280z"><text:p/></draw:path><draw:path draw:style-name="gr4" draw:text-style-name="P141" svg:width="0.0079in" svg:height="0.1236in" svg:x="2.8161in" svg:y="0.5142in" svg:viewBox="0 0 21 315" svg:d="M0 297c0 8 0 18 11 18 10 0 10-10 10-18 0-93 0-186 0-279 0-8 0-18-10-18-11 0-11 10-11 18 0 93 0 186 0 279z"><text:p/></draw:path><draw:path draw:style-name="gr4" draw:text-style-name="P141" svg:width="0.0079in" svg:height="0.1236in" svg:x="2.8161in" svg:y="0.6311in" svg:viewBox="0 0 21 315" svg:d="M0 297c0 8 0 18 11 18 10 0 10-10 10-18 0-93 0-186 0-279 0-8 0-18-10-18-11 0-11 10-11 18 0 93 0 186 0 279z"><text:p/></draw:path><draw:path draw:style-name="gr4" draw:text-style-name="P141" svg:width="0.0079in" svg:height="0.124in" svg:x="2.8161in" svg:y="0.7461in" svg:viewBox="0 0 21 316" svg:d="M0 298c0 9 0 18 11 18 10 0 10-9 10-18 0-94 0-186 0-280 0-7 0-18-10-18-11 0-11 11-11 18 0 94 0 186 0 280z"><text:p/></draw:path><draw:path draw:style-name="gr4" draw:text-style-name="P141" svg:width="0.078in" svg:height="0.0992in" svg:x="2.8839in" svg:y="0.4638in" svg:viewBox="0 0 199 253" svg:d="M161 130c-6-19-21-40-53-40-48 0-88 36-101 67-1 5-7 19-7 33 0 24 20 63 73 63 89 0 126-112 126-161 0-58-39-92-86-92-56 0-71 45-71 56 0 3 1 13 14 13 11 0 18-12 18-20s-5-13-12-13c16-26 44-26 51-26 26 0 56 17 56 66 0 15-1 26-8 54zM74 242c-39 0-43-29-43-40 0-13 8-47 12-55 6-17 27-48 66-48 34 0 45 26 45 47 0 23-22 96-80 96z"><text:p/></draw:path><draw:path draw:style-name="gr4" draw:text-style-name="P141" svg:width="0.0441in" svg:height="0.1929in" svg:x="2.9866in" svg:y="0.4295in" svg:viewBox="0 0 113 491" svg:d="M113 487c0-3 0-3-8-11-62-62-77-156-77-231 0-85 18-171 80-232 5-6 5-7 5-9 0-3-1-4-4-4-5 0-50 34-78 95-25 55-31 109-31 150 0 39 4 98 32 154 30 60 72 92 77 92 3 0 4-1 4-4z"><text:p/></draw:path><draw:path draw:style-name="gr4" draw:text-style-name="P141" svg:width="0.0657in" svg:height="0.0276in" svg:x="3.1618in" svg:y="0.4287in" svg:viewBox="0 0 168 71" svg:d="M130 43c-3 3-15 14-15 20 0 4 4 8 8 8s7-2 9-5c8-10 19-17 28-21 5-3 8-4 8-10 0-4-3-6-6-8-11-7-15-16-16-20 0-1-3-7-9-7-3 0-8 1-8 8 0 6 5 14 8 19-40 0-82 0-123 0-6 0-14 0-14 8s7 8 14 8c39 0 77 0 116 0z"><text:p/></draw:path><draw:path draw:style-name="gr4" draw:text-style-name="P141" svg:width="0.1028in" svg:height="0.0976in" svg:x="3.0516in" svg:y="0.4646in" svg:viewBox="0 0 262 249" svg:d="M262 95c0-53-38-95-100-95-82 0-162 77-162 154 0 56 42 95 101 95 82 0 161-75 161-154zM104 238c-37 0-68-25-68-76 0-18 5-67 37-106 22-28 56-45 87-45 36 0 68 23 68 73 0 25-10 76-42 112-24 28-56 42-82 42z"><text:p/></draw:path><draw:path draw:style-name="gr4" draw:text-style-name="P141" svg:width="0.1441in" svg:height="0.0921in" svg:x="3.1744in" svg:y="0.4673in" svg:viewBox="0 0 367 235" svg:d="M326 28c3-13 4-15 30-15 7 0 11 0 11-7 0-6-4-6-10-6-15 0-32 0-48 0-9 0-9 0-14 7-44 66-88 130-133 196-11-64-23-129-35-193-1-10-1-10-11-10-17 0-32 0-49 0-7 0-11 0-11 7 0 6 3 6 11 6 6 0 7 0 13 0 7 1 8 1 8 5 0 3 0 2-1 7-14 58-30 116-44 174-4 11-8 22-36 24-3 0-7 0-7 7 0 1 0 5 6 5 9 0 23-1 35-1 8 0 28 1 36 1 3 0 7 0 7-8 0-4-4-4-7-4-22 0-22-10-22-14 0-2 0-5 1-9 15-61 31-122 46-183 13 70 24 138 37 208 1 7 2 10 7 10s8-4 9-8c49-72 97-143 146-214v1c-17 64-32 130-49 195-3 11-3 14-29 14-7 0-12 0-12 7 0 1 0 5 6 5 7 0 14-1 21-1s15 0 22 0c10 0 34 1 44 1 3 0 7 0 7-8 0-4-4-4-11-4-5 0-7 0-13 0-8-2-8-3-8-6s1-6 1-8c15-61 31-121 46-181z"><text:p/></draw:path><draw:path draw:style-name="gr4" draw:text-style-name="P141" svg:width="0.0449in" svg:height="0.1929in" svg:x="3.3378in" svg:y="0.4295in" svg:viewBox="0 0 115 491" svg:d="M115 245c0-38-6-97-34-153-29-60-71-92-75-92-5 0-6 1-6 4 0 2 0 3 10 11 47 49 75 128 75 230 0 84-18 171-78 234-7 5-7 5-7 8s1 4 6 4c4 0 49-33 77-95 25-55 32-109 32-151z"><text:p/></draw:path><draw:path draw:style-name="gr4" draw:text-style-name="P141" svg:width="0.5256in" svg:height="0.0075in" svg:x="2.8764in" svg:y="0.6311in" svg:viewBox="0 0 1336 20" svg:d="M0 0c445 0 891 0 1336 0 0 7 0 13 0 20-445 0-891 0-1336 0 0-7 0-13 0-20z"><text:p/></draw:path><draw:path draw:style-name="gr4" draw:text-style-name="P141" svg:width="0.0772in" svg:height="0.0988in" svg:x="3.0201in" svg:y="0.6528in" svg:viewBox="0 0 197 252" svg:d="M160 129c-5-20-21-41-54-41-47 0-88 37-99 67-3 6-7 20-7 34 0 24 18 63 71 63 90 0 126-111 126-160 0-58-39-92-85-92-56 0-71 43-71 55 0 2 1 12 14 12 12 0 19-11 19-19 0-9-7-12-14-13 17-25 46-25 52-25 25 0 56 15 56 64 0 16-1 27-8 55zM73 241c-39 0-44-30-44-39 0-14 9-48 13-56 6-17 28-48 66-48 33 0 45 27 45 46 0 24-23 97-80 97z"><text:p/></draw:path><draw:path draw:style-name="gr4" draw:text-style-name="P141" svg:width="0.0717in" svg:height="0.0606in" svg:x="3.1094in" svg:y="0.6902in" svg:viewBox="0 0 183 155" svg:d="M69 115c-3 11-14 31-33 31-1 0-11 0-18-6 14-4 16-17 16-18 0-9-7-13-14-13-10 0-20 7-20 21 0 17 20 25 36 25s30-11 38-25c9 18 28 25 41 25 40 0 61-43 61-53 0-4-4-4-5-4-6 0-6 1-7 6-7 23-28 42-48 42-12 0-21-10-21-23 0-10 9-40 18-78 7-27 23-35 34-35 1 0 11 0 20 4-12 3-16 13-16 18 0 9 6 14 14 14 7 0 18-7 18-21 0-19-21-25-35-25-16 0-30 11-39 24-5-14-21-24-40-24-40 0-62 42-62 52 0 4 6 4 7 4 4 0 4-1 6-6 8-26 30-40 47-40 11 0 21 5 21 22 0 7-4 24-7 35-4 16-8 32-12 48z"><text:p/></draw:path><draw:path draw:style-name="gr4" draw:text-style-name="P141" svg:width="0.048in" svg:height="0.0642in" svg:x="3.1992in" svg:y="0.7047in" svg:viewBox="0 0 123 164" svg:d="M123 116c-4 0-7 0-11 0 0 6-3 21-7 23-1 1-22 1-25 1-17 0-32 0-49 0 17-11 35-25 49-35 22-15 43-29 43-56 0-31-29-49-66-49-32 0-57 20-57 43 0 13 11 16 15 16 6 0 14-4 14-16 0-8-7-12-14-14 7-11 21-18 38-18 24 0 44 14 44 38 0 21-14 36-34 53s-41 34-60 51c-2 2-2 2-3 4 0 3 0 4 0 7 38 0 77 0 115 0 3-16 5-32 8-48z"><text:p/></draw:path><draw:path draw:style-name="gr4" draw:text-style-name="P141" svg:width="0.0079in" svg:height="0.124in" svg:x="3.4535in" svg:y="0.3984in" svg:viewBox="0 0 21 316" svg:d="M0 298c0 7 0 18 10 18 11 0 11-9 11-18 0-94 0-186 0-280 0-7 0-18-10-18-11 0-11 10-11 18 0 94 0 186 0 280z"><text:p/></draw:path><draw:path draw:style-name="gr4" draw:text-style-name="P141" svg:width="0.0079in" svg:height="0.1236in" svg:x="3.4535in" svg:y="0.5142in" svg:viewBox="0 0 21 315" svg:d="M0 297c0 8 0 18 10 18 11 0 11-10 11-18 0-93 0-186 0-279 0-8 0-18-10-18-11 0-11 10-11 18 0 93 0 186 0 279z"><text:p/></draw:path><draw:path draw:style-name="gr4" draw:text-style-name="P141" svg:width="0.0079in" svg:height="0.1236in" svg:x="3.4535in" svg:y="0.6311in" svg:viewBox="0 0 21 315" svg:d="M0 297c0 8 0 18 10 18 11 0 11-10 11-18 0-93 0-186 0-279 0-8 0-18-10-18-11 0-11 10-11 18 0 93 0 186 0 279z"><text:p/></draw:path><draw:path draw:style-name="gr4" draw:text-style-name="P141" svg:width="0.0079in" svg:height="0.124in" svg:x="3.4535in" svg:y="0.7461in" svg:viewBox="0 0 21 316" svg:d="M0 298c0 9 0 18 10 18 11 0 11-9 11-18 0-94 0-186 0-280 0-7 0-18-10-18-11 0-11 11-11 18 0 94 0 186 0 280z"><text:p/></draw:path></draw:g></draw:g></text:p>
      <text:p text:style-name="Text_20_body"><draw:g text:anchor-type="as-char" svg:y="-0.4256in" draw:z-index="72" draw:name="Shape245" draw:style-name="gr1"><svg:title>TexMaths</svg:title><svg:desc>14§display§\vec{e_3}=\frac{\partial _{\text{/}}\left(\vec{OM}\right)}{\left|\partial _{\text{/}x_3}\left(\vec{OM}\right)\right|}=\frac{\partial \left(\vec{OM}\right)}{\partial x_3}\cdot \frac{1}{\left|\frac{\partial \left(\vec{OM}\right)}{\partial x_3}\right|}§svg§600§FALSE§</svg:desc><draw:g draw:style-name="gr2"><draw:path draw:style-name="gr3" draw:text-style-name="P140" svg:width="3.478in" svg:height="0.8504in" svg:x="0.0012in" svg:y="0.0102in" svg:viewBox="0 0 8835 2161" svg:d="M0 0c2945 0 5891 0 8835 0 0 721 0 1440 0 2161-2944 0-5890 0-8835 0 0-721 0-1440 0-2161z"><text:p/></draw:path><draw:path draw:style-name="gr4" draw:text-style-name="P141" svg:width="0.085in" svg:height="0.0382in" svg:x="0.052in" svg:y="0.2854in" svg:viewBox="0 0 217 98" svg:d="M174 59c-6 7-23 21-23 29 0 4 4 10 10 10 4 0 7-3 10-7 5-7 17-21 38-31 4-3 8-5 8-11 0-4-3-7-7-10-10-7-15-15-20-28-1-4-2-11-9-11s-10 7-10 11c0 3 4 18 11 28-55 0-111 0-165 0-9 0-17 0-17 10s8 10 17 10c52 0 105 0 157 0z"><text:p/></draw:path><draw:path draw:style-name="gr4" draw:text-style-name="P141" svg:width="0.074in" svg:height="0.0874in" svg:x="0.0004in" svg:y="0.3382in" svg:viewBox="0 0 189 223" svg:d="M70 104c14 0 50-2 74-12 35-15 38-43 38-50 0-22-20-42-53-42-55 0-129 48-129 134 0 49 29 89 77 89 71 0 112-52 112-58 0-3-3-7-6-7-2 0-4 2-7 6-37 47-92 47-98 47-37 0-43-40-43-56 0-7 1-21 8-51 9 0 19 0 27 0zM46 92c20-74 70-81 83-81 24 0 36 14 36 31 0 50-78 50-98 50-7 0-14 0-21 0z"><text:p/></draw:path><draw:path draw:style-name="gr4" draw:text-style-name="P141" svg:width="0.0618in" svg:height="0.0921in" svg:x="0.089in" svg:y="0.3638in" svg:viewBox="0 0 158 235" svg:d="M76 113c26 0 46 19 46 55 0 43-25 56-45 56-14 0-45-4-59-24 16-1 20-12 20-19 0-12-9-20-18-20-10 0-20 7-20 21 0 32 35 53 77 53 48 0 81-32 81-67 0-27-22-53-60-62 36-12 49-37 49-58 0-28-31-48-69-48-39 0-67 18-67 46 0 11 7 18 17 18 11 0 18-8 18-18s-7-17-18-18c13-14 36-18 49-18 15 0 38 7 38 38 0 14-6 29-14 40-11 13-21 14-39 14-9 2-9 2-10 2-2 0-4 1-4 4 0 5 2 5 8 5 7 0 13 0 20 0z"><text:p/></draw:path><draw:path draw:style-name="gr4" draw:text-style-name="P141" svg:width="0.128in" svg:height="0.0453in" svg:x="0.2335in" svg:y="0.3524in" svg:viewBox="0 0 326 116" svg:d="M309 20c9 0 17 0 17-10s-8-10-15-10c-98 0-198 0-296 0-7 0-15 0-15 10s8 10 15 10c98 0 196 0 294 0zM311 116c7 0 15 0 15-10 0-11-8-11-17-11-98 0-196 0-294 0-7 0-15 0-15 11 0 10 8 10 15 10 98 0 198 0 296 0z"><text:p/></draw:path><draw:path draw:style-name="gr4" draw:text-style-name="P141" svg:width="0.1016in" svg:height="0.1429in" svg:x="0.6039in" svg:y="0.0839in" svg:viewBox="0 0 259 364" svg:d="M209 186c-6-31-26-59-63-59-31 0-63 9-101 47-41 42-45 86-45 102 0 31 22 88 91 88 118 0 168-165 168-237 0-77-46-127-106-127-72 0-94 64-94 78 0 7 4 17 18 17 17 0 27-14 27-25 0-18-14-18-23-18 21-37 56-39 72-39 35 0 70 25 70 89 0 20-3 44-14 84zM92 350c-54 0-54-50-54-56 0-13 12-83 33-112 20-28 44-43 75-43 53 0 54 54 54 65 0 35-32 146-108 146z"><text:p/></draw:path><draw:path draw:style-name="gr4" draw:text-style-name="P141" svg:width="0.0575in" svg:height="0.135in" svg:x="0.7087in" svg:y="0.1559in" svg:viewBox="0 0 147 344" svg:d="M146 15c1-4 1-5 1-7 0-5-4-8-8-8-6 0-7 4-9 8-43 107-85 215-129 321-1 4-1 5-1 7 0 5 4 8 8 8 6 0 7-4 10-8 42-106 86-214 128-321z"><text:p/></draw:path><draw:path draw:style-name="gr4" draw:text-style-name="P141" svg:width="0.0736in" svg:height="0.348in" svg:x="0.8531in" svg:y="0in" svg:viewBox="0 0 188 885" svg:d="M165 879c2 0 4 3 6 6 4 0 7 0 11 0 1 0 6 0 6-6 0-1-2-3-3-4-17-17-44-45-74-98-54-95-73-217-73-335 0-218 61-347 148-434 2-1 2-1 2-2 0-6-5-6-10-6-6 0-7 0-11 4-48 41-100 108-135 213-21 64-32 143-32 225 0 116 21 248 99 363 13 18 21 25 31 39 6 6 11 14 16 17 7 5 12 11 19 18z"><text:p/></draw:path><draw:path draw:style-name="gr4" draw:text-style-name="P141" svg:width="0.0854in" svg:height="0.0382in" svg:x="1.087in" svg:y="0.035in" svg:viewBox="0 0 218 98" svg:d="M175 59c-7 7-22 21-22 29 0 4 4 10 9 10s7-4 9-7c7-7 18-21 39-31 4-3 8-5 8-11 0-4-2-7-7-10-11-7-15-15-19-28-2-4-3-11-10-11s-10 7-10 11c0 2 4 18 11 28-54 0-110 0-165 0-8 0-18 0-18 10s10 10 18 10c52 0 105 0 157 0z"><text:p/></draw:path><draw:path draw:style-name="gr4" draw:text-style-name="P141" svg:width="0.1335in" svg:height="0.1406in" svg:x="0.9433in" svg:y="0.0866in" svg:viewBox="0 0 340 358" svg:d="M340 133c0-80-52-133-126-133-106 0-214 112-214 227 0 81 55 131 126 131 105 0 214-107 214-225zM129 346c-49 0-83-41-83-105 0-23 7-94 45-151 34-52 81-77 120-77 41 0 86 28 86 100 0 35-14 112-63 173-24 30-63 60-105 60z"><text:p/></draw:path><draw:path draw:style-name="gr4" draw:text-style-name="P141" svg:width="0.1937in" svg:height="0.1319in" svg:x="1.0953in" svg:y="0.0902in" svg:viewBox="0 0 493 336" svg:d="M435 38c5-18 6-23 42-23 12 0 16 0 16-9 0-6-4-6-13-6-21 0-43 0-64 0-14 0-14 0-20 10-60 94-119 186-179 280-13-93-27-186-39-279-2-11-2-11-16-11-22 0-44 0-67 0-8 0-14 0-14 10 0 5 4 5 14 5 6 0 16 0 21 2 9 0 11 1 11 7 0 3-1 4-2 10-21 84-41 166-62 250-6 20-14 35-53 36-3 0-10 0-10 10 0 4 4 6 7 6 17 0 34-2 49-2 17 0 35 2 52 2 1 0 8 0 8-10 0-6-5-6-8-6-28 0-34-9-34-20 0-5 0-7 2-12 22-89 44-179 67-268 14 102 29 203 43 305 0 5 2 11 7 11 6 0 9-6 11-9 66-103 132-208 198-312h1c-24 94-46 189-70 283-5 18-7 22-45 22-8 0-14 0-14 10 0 6 6 6 7 6 14 0 48-2 62-2 20 0 41 2 62 2 2 0 8 0 8-10 0-6-4-6-14-6-18 0-31 0-31-8 0-3 0-3 2-12 22-87 43-175 65-262z"><text:p/></draw:path><draw:path draw:style-name="gr4" draw:text-style-name="P141" svg:width="0.0728in" svg:height="0.348in" svg:x="1.3035in" svg:y="0in" svg:viewBox="0 0 186 885" svg:d="M186 442c0-141-33-291-130-401-7-9-25-28-36-38-5-3-5-3-12-3-4 0-8 0-8 6 0 1 1 2 3 4 17 17 43 45 73 98 53 95 72 215 72 334 0 213-58 343-147 434-1 0-1 2-1 3 0 6 4 6 8 6 7 0 7 0 13-5 46-40 99-109 133-212 21-68 32-147 32-226z"><text:p/></draw:path><draw:path draw:style-name="gr4" draw:text-style-name="P141" svg:width="1.1075in" svg:height="0.0075in" svg:x="0.45in" svg:y="0.372in" svg:viewBox="0 0 2814 20" svg:d="M0 0c938 0 1876 0 2814 0 0 7 0 13 0 20-938 0-1876 0-2814 0 0-7 0-13 0-20z"><text:p/></draw:path><draw:path draw:style-name="gr4" draw:text-style-name="P141" svg:width="0.0079in" svg:height="0.124in" svg:x="0.4783in" svg:y="0.3984in" svg:viewBox="0 0 21 316" svg:d="M0 298c0 7 0 18 10 18 11 0 11-9 11-18 0-94 0-186 0-280 0-7 0-18-10-18-11 0-11 10-11 18 0 94 0 186 0 280z"><text:p/></draw:path><draw:path draw:style-name="gr4" draw:text-style-name="P141" svg:width="0.0079in" svg:height="0.1236in" svg:x="0.4783in" svg:y="0.5142in" svg:viewBox="0 0 21 315" svg:d="M0 297c0 8 0 18 10 18 11 0 11-10 11-18 0-93 0-186 0-279 0-8 0-18-10-18-11 0-11 10-11 18 0 93 0 186 0 279z"><text:p/></draw:path><draw:path draw:style-name="gr4" draw:text-style-name="P141" svg:width="0.0079in" svg:height="0.1236in" svg:x="0.4783in" svg:y="0.6311in" svg:viewBox="0 0 21 315" svg:d="M0 297c0 8 0 18 10 18 11 0 11-10 11-18 0-93 0-186 0-279 0-8 0-18-10-18-11 0-11 10-11 18 0 93 0 186 0 279z"><text:p/></draw:path><draw:path draw:style-name="gr4" draw:text-style-name="P141" svg:width="0.1016in" svg:height="0.1421in" svg:x="0.5224in" svg:y="0.4866in" svg:viewBox="0 0 259 362" svg:d="M209 185c-6-30-26-58-65-58-29 0-61 9-99 47-41 40-45 86-45 102 0 31 22 86 91 86 116 0 168-165 168-235 0-78-46-127-106-127-72 0-94 64-94 78 0 6 4 17 18 17 17 0 27-15 27-26 0-17-16-17-23-17 21-37 56-39 70-39 37 0 72 25 72 88 0 19-5 45-14 84zM92 348c-54 0-54-50-54-54 0-14 12-83 32-112 20-28 45-43 74-43 55 0 55 54 55 64 0 35-31 145-107 145z"><text:p/></draw:path><draw:path draw:style-name="gr4" draw:text-style-name="P141" svg:width="0.0575in" svg:height="0.1346in" svg:x="0.6272in" svg:y="0.5579in" svg:viewBox="0 0 147 343" svg:d="M146 14c1-4 1-4 1-6 0-5-4-8-8-8-6 0-7 4-9 8-43 107-85 215-129 321-1 4-1 4-1 5 0 6 4 9 8 9 6 0 7-4 9-9 43-106 85-214 129-320z"><text:p/></draw:path><draw:path draw:style-name="gr4" draw:text-style-name="P141" svg:width="0.0724in" svg:height="0.0602in" svg:x="0.7008in" svg:y="0.6in" svg:viewBox="0 0 185 154" svg:d="M70 115c-4 11-15 31-32 31-2 0-11 0-20-6 16-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3 6 4 4 0 6-1 7-6 8-26 31-42 48-42 11 0 19 7 19 24 0 7-4 24-7 35-4 16-7 32-11 48z"><text:p/></draw:path><draw:path draw:style-name="gr4" draw:text-style-name="P141" svg:width="0.0496in" svg:height="0.0661in" svg:x="0.7902in" svg:y="0.6142in" svg:viewBox="0 0 127 169" svg:d="M62 83c22 0 37 14 37 37 0 26-15 40-37 40-3 0-33 0-45-13 11-1 14-10 14-15 0-10-7-16-16-16-8 0-15 6-15 16 0 26 29 37 63 37 39 0 64-23 64-47 0-21-16-38-44-45 29-10 36-28 36-42 0-20-25-35-56-35-29 0-55 13-55 35 0 11 10 14 14 14 7 0 14-4 14-14 0-6-2-13-11-14 10-11 32-11 38-11 17 0 31 8 31 25 0 14-10 36-35 38-7 1-9 1-16 1-2 0-5 0-5 4 0 5 3 5 7 5 5 0 11 0 17 0z"><text:p/></draw:path><draw:path draw:style-name="gr4" draw:text-style-name="P141" svg:width="0.0728in" svg:height="0.348in" svg:x="0.935in" svg:y="0.4028in" svg:viewBox="0 0 186 885" svg:d="M164 879c1 0 4 3 5 6 5 0 7 0 12 0 1 0 5-2 5-6 0-1-1-3-1-4-18-18-45-45-76-100-53-93-73-215-73-333 0-218 62-347 149-434 1-1 1-2 1-4 0-4-3-4-10-4-5 0-7 0-11 3-46 40-99 109-133 213-21 65-32 144-32 225 0 117 21 249 98 362 13 20 31 40 31 41 5 6 12 14 17 17 5 5 12 11 18 18z"><text:p/></draw:path><draw:path draw:style-name="gr4" draw:text-style-name="P141" svg:width="0.085in" svg:height="0.0382in" svg:x="1.1689in" svg:y="0.4374in" svg:viewBox="0 0 217 98" svg:d="M174 59c-6 5-23 19-23 28 0 5 4 11 10 11 4 0 7-4 10-7 5-7 17-21 38-32 4-2 8-4 8-10s-3-8-7-10c-10-8-15-17-20-28-1-4-2-11-9-11s-10 7-10 10 4 18 11 29c-55 0-111 0-165 0-9 0-17 0-17 10s8 10 17 10c52 0 105 0 157 0z"><text:p/></draw:path><draw:path draw:style-name="gr4" draw:text-style-name="P141" svg:width="0.1335in" svg:height="0.1402in" svg:x="1.0252in" svg:y="0.4882in" svg:viewBox="0 0 340 357" svg:d="M340 132c0-79-52-132-124-132-107 0-216 112-216 225 0 83 56 132 126 132 105 0 214-108 214-225zM129 344c-48 0-83-39-83-105 0-21 7-92 45-151 34-50 83-75 120-75 41 0 86 26 86 100 0 35-14 112-62 173-24 29-64 58-106 58z"><text:p/></draw:path><draw:path draw:style-name="gr4" draw:text-style-name="P141" svg:width="0.1937in" svg:height="0.1319in" svg:x="1.1772in" svg:y="0.4929in" svg:viewBox="0 0 493 336" svg:d="M434 38c4-18 6-23 42-23 13 0 17 0 17-9 0-6-6-6-14-6-21 0-44 0-65 0-12 0-14 0-19 8-60 94-119 188-179 282-13-93-26-186-38-279-3-11-3-11-16-11-22 0-46 0-68 0-9 0-14 0-14 8 0 7 4 7 14 7 7 0 15 0 21 0 8 2 11 3 11 9 0 1 0 3-1 10-21 82-42 166-63 249-6 19-14 36-54 37-2 0-8 0-8 9 0 4 3 7 7 7 15 0 32-3 49-3s34 3 50 3c3 0 9 0 9-10 0-6-6-6-9-6-28-1-33-11-33-22 0-3 0-5 1-11 23-90 45-178 67-267h2c14 100 28 203 42 303 0 7 1 13 7 13 5 0 8-6 11-10 66-103 133-207 199-311-24 94-46 188-70 282-6 19-6 23-45 23-8 0-14 0-14 9 0 7 6 7 7 7 14 0 48-3 62-3 19 0 40 3 61 3 3 0 9 0 9-10 0-6-5-6-13-6-18 0-32 0-32-9 0-2 0-3 3-11 21-87 43-175 64-262z"><text:p/></draw:path><draw:path draw:style-name="gr4" draw:text-style-name="P141" svg:width="0.0728in" svg:height="0.348in" svg:x="1.385in" svg:y="0.4028in" svg:viewBox="0 0 186 885" svg:d="M186 441c0-140-32-291-129-402-7-7-25-26-37-36-3-3-5-3-12-3-4 0-8 0-8 4 0 3 1 4 3 6 17 17 43 43 74 98 53 94 73 215 73 333 0 214-60 344-149 434-1 1-1 3-1 4 0 6 4 6 8 6 7 0 9 0 13-5 46-40 99-109 133-212 22-68 32-147 32-227z"><text:p/></draw:path><draw:path draw:style-name="gr4" draw:text-style-name="P141" svg:width="0.0079in" svg:height="0.124in" svg:x="1.5217in" svg:y="0.3984in" svg:viewBox="0 0 21 316" svg:d="M0 298c0 7 0 18 10 18 11 0 11-9 11-18 0-94 0-186 0-280 0-7 0-18-10-18-11 0-11 10-11 18 0 94 0 186 0 280z"><text:p/></draw:path><draw:path draw:style-name="gr4" draw:text-style-name="P141" svg:width="0.0079in" svg:height="0.1236in" svg:x="1.5217in" svg:y="0.5142in" svg:viewBox="0 0 21 315" svg:d="M0 297c0 8 0 18 10 18 11 0 11-10 11-18 0-93 0-186 0-279 0-8 0-18-10-18-11 0-11 10-11 18 0 93 0 186 0 279z"><text:p/></draw:path><draw:path draw:style-name="gr4" draw:text-style-name="P141" svg:width="0.0079in" svg:height="0.1236in" svg:x="1.5217in" svg:y="0.6311in" svg:viewBox="0 0 21 315" svg:d="M0 297c0 8 0 18 10 18 11 0 11-10 11-18 0-93 0-186 0-279 0-8 0-18-10-18-11 0-11 10-11 18 0 93 0 186 0 279z"><text:p/></draw:path><draw:path draw:style-name="gr4" draw:text-style-name="P141" svg:width="0.128in" svg:height="0.0453in" svg:x="1.6465in" svg:y="0.3524in" svg:viewBox="0 0 326 116" svg:d="M309 20c9 0 17 0 17-10s-8-10-15-10c-98 0-198 0-296 0-7 0-15 0-15 10s8 10 15 10c98 0 196 0 294 0zM311 116c7 0 15 0 15-10 0-11-8-11-17-11-98 0-196 0-294 0-7 0-15 0-15 11 0 10 8 10 15 10 98 0 198 0 296 0z"><text:p/></draw:path><draw:path draw:style-name="gr4" draw:text-style-name="P141" svg:width="0.1016in" svg:height="0.1429in" svg:x="1.8701in" svg:y="0.0839in" svg:viewBox="0 0 259 364" svg:d="M209 186c-6-31-26-59-65-59-29 0-61 9-99 47-42 42-45 86-45 102 0 31 21 88 91 88 116 0 168-165 168-237 0-77-46-127-106-127-72 0-94 64-94 78 0 7 4 17 18 17 17 0 27-14 27-25 0-18-16-18-23-18 21-37 56-39 70-39 37 0 70 25 70 89 0 20-3 44-12 84zM92 350c-54 0-54-50-54-56 0-13 12-83 32-112 20-28 43-43 74-43 55 0 55 54 55 65 0 35-31 146-107 146z"><text:p/></draw:path><draw:path draw:style-name="gr4" draw:text-style-name="P141" svg:width="0.0728in" svg:height="0.348in" svg:x="2.0433in" svg:y="0in" svg:viewBox="0 0 186 885" svg:d="M164 879c1 0 5 6 7 6 3 0 7 0 10 0 1 0 5 0 5-6 0-1 0-3-1-4-18-17-45-45-76-98-52-95-73-217-73-335 0-218 63-347 149-434 1-1 1-1 1-2 0-6-3-6-8-6-7 0-9 0-13 4-46 41-99 108-133 213-21 64-32 143-32 225 0 116 21 248 98 363 14 18 21 25 32 39 4 6 11 14 16 17 5 5 12 11 18 18z"><text:p/></draw:path><draw:path draw:style-name="gr4" draw:text-style-name="P141" svg:width="0.0854in" svg:height="0.0382in" svg:x="2.2772in" svg:y="0.035in" svg:viewBox="0 0 218 98" svg:d="M175 59c-7 7-24 21-24 29 0 4 6 10 10 10s7-4 10-7c5-7 17-21 39-31 3-3 8-5 8-11 0-4-4-7-7-10-11-7-16-15-21-28 0-4-2-11-9-11s-10 7-10 11c0 2 4 18 12 28-56 0-110 0-166 0-9 0-17 0-17 10s8 10 17 10c53 0 105 0 158 0z"><text:p/></draw:path><draw:path draw:style-name="gr4" draw:text-style-name="P141" svg:width="0.1331in" svg:height="0.1406in" svg:x="2.1339in" svg:y="0.0866in" svg:viewBox="0 0 339 358" svg:d="M339 133c0-80-52-133-125-133-106 0-214 112-214 227 0 81 55 131 126 131 104 0 213-107 213-225zM129 346c-49 0-84-41-84-105 0-23 7-94 45-151 35-52 82-77 121-77 41 0 84 28 84 100 0 35-12 112-61 173-24 30-65 60-105 60z"><text:p/></draw:path><draw:path draw:style-name="gr4" draw:text-style-name="P141" svg:width="0.1937in" svg:height="0.1319in" svg:x="2.2854in" svg:y="0.0902in" svg:viewBox="0 0 493 336" svg:d="M435 38c5-18 5-23 42-23 12 0 16 0 16-9 0-6-6-6-13-6-22 0-43 0-66 0-12 0-12 0-19 10-60 94-119 186-179 280-13-93-26-186-38-279-2-11-3-11-16-11-22 0-44 0-67 0-10 0-15 0-15 10 0 5 4 5 14 5 7 0 15 0 22 2 7 0 10 1 10 7 0 3 0 4-1 10-21 84-42 166-63 250-5 20-13 35-54 36-2 0-8 0-8 10 0 4 3 6 7 6 15 0 32-2 49-2s35 2 50 2c3 0 10 0 10-10 0-6-5-6-10-6-28 0-33-9-33-20 0-5 1-7 3-12 22-89 43-179 65-268h2c14 102 28 203 42 305 1 5 1 11 7 11 5 0 8-6 11-9 66-103 133-208 199-312-24 94-46 189-70 283-4 18-6 22-45 22-8 0-14 0-14 10 0 6 7 6 8 6 13 0 47-2 61-2 21 0 42 2 61 2 3 0 10 0 10-10 0-6-4-6-14-6-18 0-32 0-32-8 0-3 0-3 3-12 22-87 43-175 65-262z"><text:p/></draw:path><draw:path draw:style-name="gr4" draw:text-style-name="P141" svg:width="0.0736in" svg:height="0.348in" svg:x="2.4933in" svg:y="0in" svg:viewBox="0 0 188 885" svg:d="M188 442c0-141-34-291-131-401-7-9-25-28-37-38-3-3-5-3-10-3-6 0-10 0-10 6 0 1 1 2 3 4 17 17 43 45 74 98 53 95 73 215 73 334 0 213-59 343-149 434 0 0-1 2-1 3 0 6 4 6 10 6 5 0 7 0 11-5 48-40 99-109 133-212 22-68 34-147 34-226z"><text:p/></draw:path><draw:path draw:style-name="gr4" draw:text-style-name="P141" svg:width="0.739in" svg:height="0.0075in" svg:x="1.8626in" svg:y="0.372in" svg:viewBox="0 0 1878 20" svg:d="M0 0c626 0 1252 0 1878 0 0 7 0 13 0 20-626 0-1252 0-1878 0 0-7 0-13 0-20z"><text:p/></draw:path><draw:path draw:style-name="gr4" draw:text-style-name="P141" svg:width="0.1016in" svg:height="0.1421in" svg:x="2.0843in" svg:y="0.4181in" svg:viewBox="0 0 259 362" svg:d="M209 185c-6-31-26-58-63-58-31 0-63 7-101 47-41 40-45 86-45 100 0 31 22 88 91 88 118 0 168-165 168-235 0-78-46-127-106-127-72 0-94 63-94 77 0 7 4 17 19 17 16 0 26-14 26-25 0-17-14-17-23-17 21-37 56-41 72-41 35 0 70 27 70 90 0 19-3 45-14 84zM92 348c-54 0-54-50-54-55 0-13 12-82 33-111 20-28 44-45 75-45 53 0 54 56 54 66 0 35-32 145-108 145z"><text:p/></draw:path><draw:path draw:style-name="gr4" draw:text-style-name="P141" svg:width="0.0961in" svg:height="0.0874in" svg:x="2.1961in" svg:y="0.4705in" svg:viewBox="0 0 245 223" svg:d="M150 69c3-13 14-58 49-58 1 0 14 0 24 6-14 3-24 15-24 26 0 9 5 17 19 17 10 0 27-8 27-28 0-25-29-32-46-32-30 0-46 27-52 38-13-34-39-38-53-38-52 0-80 63-80 76 0 5 6 5 7 5 3 0 6-1 6-5 16-54 49-65 65-65 10 0 27 4 27 32 0 16-8 49-27 118-7 31-25 50-46 50-3 0-14 0-25-5 13-3 24-13 24-27s-11-17-18-17c-16 0-27 13-27 28 0 23 24 33 46 33 32 0 49-35 51-38 7 18 23 38 53 38 52 0 80-63 80-76 0-6-6-6-7-6-5 0-5 3-6 6-17 53-50 64-66 64-19 0-26-15-26-32 0-11 2-21 8-43 6-23 11-45 17-67z"><text:p/></draw:path><draw:path draw:style-name="gr4" draw:text-style-name="P141" svg:width="0.0626in" svg:height="0.0921in" svg:x="2.3079in" svg:y="0.4957in" svg:viewBox="0 0 160 235" svg:d="M76 113c28 0 46 19 46 55 0 43-24 56-45 56-14 0-43-4-57-24 15-1 19-12 19-19 0-12-8-20-19-20-10 0-20 7-20 21 0 32 36 53 78 53 48 0 82-32 82-67 0-27-23-53-61-62 37-12 49-37 49-58 0-28-32-48-70-48-39 0-67 18-67 46 0 11 9 18 18 18 12 0 17-8 17-18s-5-17-17-18c12-15 35-18 49-18 16 0 37 7 37 38 0 14-4 29-14 40-11 13-21 14-38 14-8 2-10 2-11 2-2 1-3 1-3 4 0 5 3 5 8 5 6 0 13 0 19 0z"><text:p/></draw:path><draw:path draw:style-name="gr4" draw:text-style-name="P141" svg:width="0.0201in" svg:height="0.0201in" svg:x="2.685in" svg:y="0.3654in" svg:viewBox="0 0 52 52" svg:d="M52 25c0-14-13-25-27-25s-25 10-25 25c0 14 11 27 25 27s27-11 27-27z"><text:p/></draw:path><draw:path draw:style-name="gr4" draw:text-style-name="P141" svg:width="0.0634in" svg:height="0.1283in" svg:x="3.1079in" svg:y="0.1642in" svg:viewBox="0 0 162 327" svg:d="M101 13c0-13 0-13-11-13-31 31-75 31-90 31 0 5 0 10 0 15 10 0 39 0 64-12 0 85 0 169 0 254 0 19-1 24-46 24-5 0-10 0-15 0 0 6 0 10 0 15 17-1 60-1 80-1 19 0 63 0 79 1 0-5 0-9 0-15-5 0-9 0-15 0-45 0-46-5-46-24 0-92 0-183 0-275z"><text:p/></draw:path><draw:path draw:style-name="gr4" draw:text-style-name="P141" svg:width="0.7012in" svg:height="0.0075in" svg:x="2.7882in" svg:y="0.372in" svg:viewBox="0 0 1782 20" svg:d="M0 0c594 0 1189 0 1782 0 0 7 0 13 0 20-593 0-1188 0-1782 0 0-7 0-13 0-20z"><text:p/></draw:path><draw:path draw:style-name="gr4" draw:text-style-name="P141" svg:width="0.0079in" svg:height="0.124in" svg:x="2.8161in" svg:y="0.3984in" svg:viewBox="0 0 21 316" svg:d="M0 298c0 7 0 18 11 18 10 0 10-9 10-18 0-94 0-186 0-280 0-7 0-18-10-18-11 0-11 10-11 18 0 94 0 186 0 280z"><text:p/></draw:path><draw:path draw:style-name="gr4" draw:text-style-name="P141" svg:width="0.0079in" svg:height="0.1236in" svg:x="2.8161in" svg:y="0.5142in" svg:viewBox="0 0 21 315" svg:d="M0 297c0 8 0 18 11 18 10 0 10-10 10-18 0-93 0-186 0-279 0-8 0-18-10-18-11 0-11 10-11 18 0 93 0 186 0 279z"><text:p/></draw:path><draw:path draw:style-name="gr4" draw:text-style-name="P141" svg:width="0.0079in" svg:height="0.1236in" svg:x="2.8161in" svg:y="0.6311in" svg:viewBox="0 0 21 315" svg:d="M0 297c0 8 0 18 11 18 10 0 10-10 10-18 0-93 0-186 0-279 0-8 0-18-10-18-11 0-11 10-11 18 0 93 0 186 0 279z"><text:p/></draw:path><draw:path draw:style-name="gr4" draw:text-style-name="P141" svg:width="0.0079in" svg:height="0.124in" svg:x="2.8161in" svg:y="0.7461in" svg:viewBox="0 0 21 316" svg:d="M0 298c0 9 0 18 11 18 10 0 10-9 10-18 0-94 0-186 0-280 0-7 0-18-10-18-11 0-11 11-11 18 0 94 0 186 0 280z"><text:p/></draw:path><draw:path draw:style-name="gr4" draw:text-style-name="P141" svg:width="0.078in" svg:height="0.0992in" svg:x="2.8839in" svg:y="0.4638in" svg:viewBox="0 0 199 253" svg:d="M161 130c-6-19-21-40-53-40-48 0-88 36-101 67-1 5-7 19-7 33 0 24 20 63 73 63 89 0 126-112 126-161 0-58-39-92-86-92-56 0-71 45-71 56 0 3 1 13 14 13 11 0 18-12 18-20s-5-13-12-13c16-26 44-26 51-26 26 0 56 17 56 66 0 15-1 26-8 54zM74 242c-39 0-43-29-43-40 0-13 8-47 12-55 6-17 27-48 66-48 34 0 45 26 45 47 0 23-22 96-80 96z"><text:p/></draw:path><draw:path draw:style-name="gr4" draw:text-style-name="P141" svg:width="0.0441in" svg:height="0.1929in" svg:x="2.9866in" svg:y="0.4295in" svg:viewBox="0 0 113 491" svg:d="M113 487c0-3 0-3-8-11-62-62-77-156-77-231 0-85 18-171 80-232 5-6 5-7 5-9 0-3-1-4-4-4-5 0-50 34-78 95-25 55-31 109-31 150 0 39 4 98 32 154 30 60 72 92 77 92 3 0 4-1 4-4z"><text:p/></draw:path><draw:path draw:style-name="gr4" draw:text-style-name="P141" svg:width="0.0657in" svg:height="0.0276in" svg:x="3.1618in" svg:y="0.4287in" svg:viewBox="0 0 168 71" svg:d="M130 43c-3 3-15 14-15 20 0 4 4 8 8 8s7-2 9-5c8-10 19-17 28-21 5-3 8-4 8-10 0-4-3-6-6-8-11-7-15-16-16-20 0-1-3-7-9-7-3 0-8 1-8 8 0 6 5 14 8 19-40 0-82 0-123 0-6 0-14 0-14 8s7 8 14 8c39 0 77 0 116 0z"><text:p/></draw:path><draw:path draw:style-name="gr4" draw:text-style-name="P141" svg:width="0.1028in" svg:height="0.0976in" svg:x="3.0516in" svg:y="0.4646in" svg:viewBox="0 0 262 249" svg:d="M262 95c0-53-38-95-100-95-82 0-162 77-162 154 0 56 42 95 101 95 82 0 161-75 161-154zM104 238c-37 0-68-25-68-76 0-18 5-67 37-106 22-28 56-45 87-45 36 0 68 23 68 73 0 25-10 76-42 112-24 28-56 42-82 42z"><text:p/></draw:path><draw:path draw:style-name="gr4" draw:text-style-name="P141" svg:width="0.1441in" svg:height="0.0921in" svg:x="3.1744in" svg:y="0.4673in" svg:viewBox="0 0 367 235" svg:d="M326 28c3-13 4-15 30-15 7 0 11 0 11-7 0-6-4-6-10-6-15 0-32 0-48 0-9 0-9 0-14 7-44 66-88 130-133 196-11-64-23-129-35-193-1-10-1-10-11-10-17 0-32 0-49 0-7 0-11 0-11 7 0 6 3 6 11 6 6 0 7 0 13 0 7 1 8 1 8 5 0 3 0 2-1 7-14 58-30 116-44 174-4 11-8 22-36 24-3 0-7 0-7 7 0 1 0 5 6 5 9 0 23-1 35-1 8 0 28 1 36 1 3 0 7 0 7-8 0-4-4-4-7-4-22 0-22-10-22-14 0-2 0-5 1-9 15-61 31-122 46-183 13 70 24 138 37 208 1 7 2 10 7 10s8-4 9-8c49-72 97-143 146-214v1c-17 64-32 130-49 195-3 11-3 14-29 14-7 0-12 0-12 7 0 1 0 5 6 5 7 0 14-1 21-1s15 0 22 0c10 0 34 1 44 1 3 0 7 0 7-8 0-4-4-4-11-4-5 0-7 0-13 0-8-2-8-3-8-6s1-6 1-8c15-61 31-121 46-181z"><text:p/></draw:path><draw:path draw:style-name="gr4" draw:text-style-name="P141" svg:width="0.0449in" svg:height="0.1929in" svg:x="3.3378in" svg:y="0.4295in" svg:viewBox="0 0 115 491" svg:d="M115 245c0-38-6-97-34-153-29-60-71-92-75-92-5 0-6 1-6 4 0 2 0 3 10 11 47 49 75 128 75 230 0 84-18 171-78 234-7 5-7 5-7 8s1 4 6 4c4 0 49-33 77-95 25-55 32-109 32-151z"><text:p/></draw:path><draw:path draw:style-name="gr4" draw:text-style-name="P141" svg:width="0.5256in" svg:height="0.0075in" svg:x="2.8764in" svg:y="0.6311in" svg:viewBox="0 0 1336 20" svg:d="M0 0c445 0 891 0 1336 0 0 7 0 13 0 20-445 0-891 0-1336 0 0-7 0-13 0-20z"><text:p/></draw:path><draw:path draw:style-name="gr4" draw:text-style-name="P141" svg:width="0.0772in" svg:height="0.0988in" svg:x="3.0201in" svg:y="0.6528in" svg:viewBox="0 0 197 252" svg:d="M160 129c-5-20-21-41-54-41-47 0-88 37-99 67-3 6-7 20-7 34 0 24 18 63 71 63 90 0 126-111 126-160 0-58-39-92-85-92-56 0-71 43-71 55 0 2 1 12 14 12 12 0 19-11 19-19 0-9-7-12-14-13 17-25 46-25 52-25 25 0 56 15 56 64 0 16-1 27-8 55zM73 241c-39 0-44-30-44-39 0-14 9-48 13-56 6-17 28-48 66-48 33 0 45 27 45 46 0 24-23 97-80 97z"><text:p/></draw:path><draw:path draw:style-name="gr4" draw:text-style-name="P141" svg:width="0.0717in" svg:height="0.0606in" svg:x="3.1094in" svg:y="0.6902in" svg:viewBox="0 0 183 155" svg:d="M69 115c-3 11-14 31-33 31-1 0-11 0-18-6 14-4 16-17 16-18 0-9-7-13-14-13-10 0-20 7-20 21 0 17 20 25 36 25s30-11 38-25c9 18 28 25 41 25 40 0 61-43 61-53 0-4-4-4-5-4-6 0-6 1-7 6-7 23-28 42-48 42-12 0-21-10-21-23 0-10 9-40 18-78 7-27 23-35 34-35 1 0 11 0 20 4-12 3-16 13-16 18 0 9 6 14 14 14 7 0 18-7 18-21 0-19-21-25-35-25-16 0-30 11-39 24-5-14-21-24-40-24-40 0-62 42-62 52 0 4 6 4 7 4 4 0 4-1 6-6 8-26 30-40 47-40 11 0 21 5 21 22 0 7-4 24-7 35-4 16-8 32-12 48z"><text:p/></draw:path><draw:path draw:style-name="gr4" draw:text-style-name="P141" svg:width="0.0504in" svg:height="0.0661in" svg:x="3.198in" svg:y="0.7047in" svg:viewBox="0 0 129 169" svg:d="M62 83c22 0 37 14 37 37 0 26-15 40-36 40-3 0-32 0-45-13 10-1 13-10 13-15 0-9-7-16-16-16-7 0-15 6-15 16 0 26 29 37 63 37 41 0 66-23 66-47 0-21-18-38-46-45 29-8 37-28 37-42 0-20-25-35-56-35-30 0-54 13-54 35 0 11 8 15 14 15 7 0 14-5 14-14 0-7-4-12-13-15 11-11 32-11 38-11 18 0 31 8 31 25 0 15-10 36-35 39-7 0-9 0-14 0-3 0-6 0-6 4 0 5 3 5 7 5 6 0 10 0 16 0z"><text:p/></draw:path><draw:path draw:style-name="gr4" draw:text-style-name="P141" svg:width="0.0079in" svg:height="0.124in" svg:x="3.4535in" svg:y="0.3984in" svg:viewBox="0 0 21 316" svg:d="M0 298c0 7 0 18 10 18 11 0 11-9 11-18 0-94 0-186 0-280 0-7 0-18-10-18-11 0-11 10-11 18 0 94 0 186 0 280z"><text:p/></draw:path><draw:path draw:style-name="gr4" draw:text-style-name="P141" svg:width="0.0079in" svg:height="0.1236in" svg:x="3.4535in" svg:y="0.5142in" svg:viewBox="0 0 21 315" svg:d="M0 297c0 8 0 18 10 18 11 0 11-10 11-18 0-93 0-186 0-279 0-8 0-18-10-18-11 0-11 10-11 18 0 93 0 186 0 279z"><text:p/></draw:path><draw:path draw:style-name="gr4" draw:text-style-name="P141" svg:width="0.0079in" svg:height="0.1236in" svg:x="3.4535in" svg:y="0.6311in" svg:viewBox="0 0 21 315" svg:d="M0 297c0 8 0 18 10 18 11 0 11-10 11-18 0-93 0-186 0-279 0-8 0-18-10-18-11 0-11 10-11 18 0 93 0 186 0 279z"><text:p/></draw:path><draw:path draw:style-name="gr4" draw:text-style-name="P141" svg:width="0.0079in" svg:height="0.124in" svg:x="3.4535in" svg:y="0.7461in" svg:viewBox="0 0 21 316" svg:d="M0 298c0 9 0 18 10 18 11 0 11-9 11-18 0-94 0-186 0-280 0-7 0-18-10-18-11 0-11 11-11 18 0 94 0 186 0 280z"><text:p/></draw:path></draw:g></draw:g></text:p>
      <text:p text:style-name="P10">⇒ Pratique pour trouver les valeurs des vecteurs unitaires d’un repère en fonction des vecteurs unitaires d’un autre repère</text:p>
      <text:p text:style-name="P10"/>
      <text:p text:style-name="P10"/>
      <text:p text:style-name="P10"/>
      <text:p text:style-name="P10"/>
      <text:p text:style-name="P10"/>
      <text:p text:style-name="P10"/>
      <text:p text:style-name="P11"><text:soft-page-break/>Par exemple, quand on a un repère cartésien et un repère polaire généré à partir de ce repère cartésien dans un espace à 2 dimensions, on a:</text:p>
      <text:p text:style-name="P58"><draw:g text:anchor-type="as-char" svg:y="-0.1445in" draw:z-index="64" draw:name="Shape246" draw:style-name="gr1"><svg:title>TexMaths</svg:title><svg:desc>14§display§x=r\cdot \cos \left(\theta \right)§svg§600§FALSE§</svg:desc><draw:g draw:style-name="gr2"><draw:path draw:style-name="gr3" draw:text-style-name="P140" svg:width="1.0996in" svg:height="0.1724in" svg:x="0.0047in" svg:y="0.0098in" svg:viewBox="0 0 2794 439" svg:d="M1398 439c-466 0-932 0-1398 0 0-147 0-292 0-439 931 0 1863 0 2794 0 0 147 0 292 0 439-465 0-931 0-1396 0z"><text:p/></draw:path><draw:path draw:style-name="gr4" draw:text-style-name="P141"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7 18 24 37 53 37 51 0 79-63 79-75 0-4-5-4-6-4-4 0-6 1-6 4-16 53-50 64-65 64-20 0-27-15-27-32 0-11 3-21 8-43 6-23 12-45 17-67z"><text:p/></draw:path><draw:path draw:style-name="gr4" draw:text-style-name="P141"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689in" svg:y="0.0598in" svg:viewBox="0 0 200 222" svg:d="M29 187c-1 9-4 20-4 23 0 8 7 12 14 12 6 0 16-4 18-14 2-1 19-68 20-76 4-17 13-51 17-65 1-5 15-29 26-40 5-3 19-16 40-16 12 0 14 4 21 6-14 3-26 14-26 26 0 9 5 19 19 19 12 0 26-12 26-30 0-17-15-32-40-32-33 0-54 24-63 38-3-23-21-38-45-38-23 0-31 20-37 28-8 17-15 46-15 48 0 5 6 5 7 5 4 0 6-1 8-11 9-35 19-59 35-59 9 0 16 4 16 23 0 9-2 15-7 40-10 38-20 76-30 113z"><text:p/></draw:path><draw:path draw:style-name="gr4" draw:text-style-name="P141" svg:width="0.0201in" svg:height="0.0201in" svg:x="0.5161in" svg:y="0.0862in" svg:viewBox="0 0 52 52" svg:d="M52 25c0-14-13-25-27-25-15 0-25 10-25 25 0 14 10 27 25 27 14 0 27-11 27-27z"><text:p/></draw:path><draw:path draw:style-name="gr4" draw:text-style-name="P141" svg:width="0.0736in" svg:height="0.0882in" svg:x="0.602in" svg:y="0.0575in" svg:viewBox="0 0 188 225" svg:d="M41 113c0-79 40-100 67-100 4 0 35 0 52 18-20 1-23 15-23 22 0 13 9 23 23 23 12 0 22-9 22-23 0-33-38-53-76-53-61 0-106 53-106 113 0 63 49 112 106 112 66 0 82-60 82-64 0-6-6-4-7-4-5 0-5 1-6 4-14 46-46 52-64 52-27 0-70-21-70-100z"><text:p/></draw:path><draw:path draw:style-name="gr4" draw:text-style-name="P141" svg:width="0.0854in" svg:height="0.0882in" svg:x="0.687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4" draw:text-style-name="P141" svg:width="0.0626in" svg:height="0.0882in" svg:x="0.785in" svg:y="0.0575in" svg:viewBox="0 0 160 225" svg:d="M85 125c12 2 52 9 52 44 0 25-18 45-56 45-42 0-59-28-68-69-2-6-2-8-7-8-6 0-6 3-6 11 0 21 0 44 0 66 0 8 0 11 4 11 3 0 3 0 13-10 1-1 1-1 10-11 22 21 43 21 54 21 56 0 79-32 79-68 0-25-14-41-20-46-17-16-36-20-56-24-28-6-62-11-62-41 0-17 14-36 56-36 54 0 56 43 58 59 0 4 4 4 5 4 7 0 7-2 7-11 0-17 0-34 0-51 0-7 0-11-5-11-3 0-4 0-10 6-1 2-7 7-8 8-20-14-40-14-47-14-60 0-78 34-78 60 0 17 7 31 21 42 15 13 29 16 64 23z"><text:p/></draw:path><draw:path draw:style-name="gr4" draw:text-style-name="P141" svg:width="0.0441in" svg:height="0.1925in" svg:x="0.9063in" svg:y="0.0004in" svg:viewBox="0 0 113 490" svg:d="M113 484c0-1 0-1-8-10-62-63-77-155-77-229 0-86 20-171 80-231 5-7 5-7 5-8 0-5-1-6-4-6-5 0-49 34-78 97-25 53-31 107-31 148 0 38 6 96 32 152 30 60 72 93 77 93 3 0 4-2 4-6z"><text:p/></draw:path><draw:path draw:style-name="gr4" draw:text-style-name="P141" svg:width="0.0795in" svg:height="0.1374in" svg:x="0.9701in" svg:y="0.0091in" svg:viewBox="0 0 203 350" svg:d="M203 101c0-32-8-101-59-101-68 0-144 139-144 250 0 45 15 100 60 100 69 0 143-140 143-249zM53 168c9-32 18-71 38-105 13-25 31-52 53-52 24 0 27 31 27 59 0 24-4 49-16 98-33 0-68 0-102 0zM151 183c-5 23-15 65-35 98-17 34-35 58-56 58-17 0-26-14-26-59 0-20 2-49 15-97 34 0 69 0 102 0z"><text:p/></draw:path><draw:path draw:style-name="gr4" draw:text-style-name="P141" svg:width="0.0449in" svg:height="0.1925in" svg:x="1.0693in" svg:y="0.0004in" svg:viewBox="0 0 115 490" svg:d="M115 245c0-38-6-97-32-153-30-60-73-92-77-92-3 0-6 3-6 6 0 1 0 1 10 11 47 47 75 126 75 228 0 82-18 169-78 231-7 7-7 7-7 8 0 3 3 6 6 6 4 0 49-34 78-97 25-53 31-108 31-148z"><text:p/></draw:path></draw:g></draw:g><text:s/><text:span text:style-name="T80">et </text:span><text:span text:style-name="T80"><draw:g text:anchor-type="as-char" svg:y="-0.1445in" draw:z-index="65" draw:name="Shape247" draw:style-name="gr1"><svg:title>TexMaths</svg:title><svg:desc>14§display§y=r\cdot \sin \left(\theta \right)§svg§600§FALSE§</svg:desc><draw:g draw:style-name="gr2"><draw:path draw:style-name="gr3" draw:text-style-name="P140" svg:width="1.0693in" svg:height="0.1724in" svg:x="0.0047in" svg:y="0.0098in" svg:viewBox="0 0 2717 439" svg:d="M1359 439c-453 0-905 0-1359 0 0-147 0-292 0-439 906 0 1812 0 2717 0 0 147 0 292 0 439-452 0-905 0-1358 0z"><text:p/></draw:path><draw:path draw:style-name="gr4" draw:text-style-name="P141" svg:width="0.089in" svg:height="0.124in" svg:x="0.0004in" svg:y="0.0598in" svg:viewBox="0 0 227 316" svg:d="M225 31c2-7 2-9 2-11 0-10-7-14-14-14-4 0-13 2-17 9-1 3-6 19-7 27-4 13-7 27-10 39-7 30-15 59-22 88-2 9-23 42-56 42-25 0-30-21-30-39 0-22 9-53 26-96 7-20 9-26 9-35 0-23-16-41-40-41-48 0-66 71-66 76s6 5 7 5c4 0 4-1 7-10 14-46 34-60 50-60 5 0 12 0 12 16 0 12-5 25-7 35-21 51-30 79-30 102 0 43 31 58 60 58 20 0 37-8 49-22-5 25-11 50-30 74-13 17-33 31-55 31-7 0-29-1-38-20 9 0 16 0 21-7 6-4 10-9 10-18 0-15-13-17-18-17-11 0-27 7-27 31s21 42 52 42c50 0 101-45 115-98 15-63 32-126 47-187z"><text:p/></draw:path><draw:path draw:style-name="gr4" draw:text-style-name="P141" svg:width="0.1287in" svg:height="0.0453in" svg:x="0.161in" svg:y="0.074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in" svg:height="0.087in" svg:x="0.3606in" svg:y="0.0598in" svg:viewBox="0 0 199 222" svg:d="M28 187c-1 9-4 20-4 23 0 8 7 12 14 12 5 0 15-4 18-14 1-1 18-68 20-76 4-17 12-51 16-65 2-5 16-29 27-40 4-3 18-16 39-16 13 0 14 4 21 6-14 3-25 14-25 26 0 9 4 19 18 19 13 0 27-12 27-30 0-17-16-32-41-32-31 0-53 24-63 38-3-23-21-38-45-38-22 0-30 20-36 28-8 17-14 46-14 48 0 5 4 5 6 5 4 0 5-1 8-11 8-35 18-59 35-59 8 0 15 4 15 23 0 9-1 15-7 40-9 38-19 76-29 113z"><text:p/></draw:path><draw:path draw:style-name="gr4" draw:text-style-name="P141" svg:width="0.0201in" svg:height="0.0201in" svg:x="0.5075in" svg:y="0.0862in" svg:viewBox="0 0 52 52" svg:d="M52 25c0-14-13-25-27-25-15 0-25 10-25 25 0 14 10 27 25 27 14 0 27-11 27-27z"><text:p/></draw:path><draw:path draw:style-name="gr4" draw:text-style-name="P141" svg:width="0.063in" svg:height="0.0882in" svg:x="0.5933in" svg:y="0.0575in" svg:viewBox="0 0 161 225" svg:d="M85 125c12 2 52 9 52 44 0 25-17 45-56 45-40 0-59-28-68-69-2-6-2-8-7-8-6 0-6 3-6 11 0 21 0 44 0 66 0 8 0 11 6 11 1 0 2 0 11-10 1-1 1-1 11-11 21 21 43 21 53 21 58 0 80-32 80-68 0-25-15-41-21-46-17-16-35-20-56-24-28-6-60-11-60-41 0-17 12-36 54-36 55 0 56 43 58 59 0 4 4 2 5 4 7 0 7-2 7-11 0-17 0-34 0-51 0-7 0-11-5-11-3 0-3 0-10 6-1 2-7 7-8 8-19-14-40-14-47-14-60 0-78 34-78 60 0 17 7 31 21 42 15 13 29 16 64 23z"><text:p/></draw:path><draw:path draw:style-name="gr4" draw:text-style-name="P141" svg:width="0.0413in" svg:height="0.128in" svg:x="0.6693in" svg:y="0.0161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4" draw:text-style-name="P141" svg:width="0.0965in" svg:height="0.085in" svg:x="0.7232in" svg:y="0.0598in" svg:viewBox="0 0 246 217" svg:d="M38 49c0 43 0 87 0 131 0 21-6 21-38 21 0 5 0 10 0 16 17 0 42-2 55-2 12 0 39 2 56 2 0-6 0-11 0-16-34 0-40 0-40-21 0-30 0-61 0-90 0-51 35-79 68-79 30 0 36 27 36 55 0 38 0 75 0 114 0 21-6 21-39 21 0 5 0 10 0 16 18 0 42-2 56-2 12 0 38 2 54 2 0-6 0-11 0-16-25 0-37 0-37-14 0-32 0-62 0-93 0-42 0-58-16-76-7-8-24-18-52-18-36 0-58 21-72 52 0-17 0-35 0-52-23 1-47 4-69 6 0 5 0 9 0 15 34 0 38 3 38 28z"><text:p/></draw:path><draw:path draw:style-name="gr4" draw:text-style-name="P141" svg:width="0.0441in" svg:height="0.1925in" svg:x="0.876in" svg:y="0.0004in" svg:viewBox="0 0 113 490" svg:d="M113 484c0-1 0-1-8-10-62-63-77-155-77-229 0-86 20-171 80-231 5-7 5-7 5-8 0-5-1-6-4-6-5 0-49 34-78 97-25 53-31 107-31 148 0 38 6 96 32 152 30 60 72 93 77 93 3 0 4-2 4-6z"><text:p/></draw:path><draw:path draw:style-name="gr4" draw:text-style-name="P141" svg:width="0.0795in" svg:height="0.1374in" svg:x="0.9402in" svg:y="0.0091in" svg:viewBox="0 0 203 350" svg:d="M203 101c0-32-8-101-59-101-68 0-144 139-144 250 0 45 15 100 60 100 69 0 143-140 143-249zM53 168c9-32 18-71 38-105 13-25 31-52 53-52 24 0 27 31 27 59 0 24-4 49-16 98-33 0-68 0-102 0zM151 183c-5 23-15 65-35 98-17 34-35 58-56 58-17 0-26-14-26-59 0-20 2-49 15-97 34 0 69 0 102 0z"><text:p/></draw:path><draw:path draw:style-name="gr4" draw:text-style-name="P141" svg:width="0.0449in" svg:height="0.1925in" svg:x="1.0394in" svg:y="0.0004in" svg:viewBox="0 0 115 490" svg:d="M115 245c0-38-6-97-32-153-30-60-73-92-77-92-3 0-6 3-6 6 0 1 0 1 10 11 47 47 75 126 75 228 0 82-18 169-78 231-7 7-7 7-7 8 0 3 3 6 6 6 4 0 49-34 78-97 25-53 31-108 31-148z"><text:p/></draw:path></draw:g></draw:g></text:span></text:p>
      <text:p text:style-name="P64">Donc <draw:g text:anchor-type="as-char" svg:y="-0.1874in" draw:z-index="75" draw:name="Shape248" draw:style-name="gr1"><svg:title>TexMaths</svg:title><svg:desc>14§display§\vec{OM}=r\cos \left(\theta \right)\vec{e_x}+r\sin \left(\theta \right)\vec{e_y}§svg§600§FALSE§</svg:desc><draw:g draw:style-name="gr2"><draw:path draw:style-name="gr3" draw:text-style-name="P140" svg:width="2.5606in" svg:height="0.2228in" svg:x="0.0008in" svg:y="0.0102in" svg:viewBox="0 0 6505 567" svg:d="M3253 567c-1086 0-2169 0-3253 0 0-189 0-378 0-567 2169 0 4336 0 6505 0 0 189 0 378 0 567-1084 0-2169 0-3252 0z"><text:p/></draw:path><draw:path draw:style-name="gr4" draw:text-style-name="P141" svg:width="0.085in" svg:height="0.0382in" svg:x="0.1441in" svg:y="0in" svg:viewBox="0 0 217 98" svg:d="M175 59c-7 5-24 19-24 29 0 4 6 10 10 10s7-4 10-7c5-7 17-21 38-32 4-2 8-4 8-10s-3-7-6-10c-11-7-16-17-21-28-1-4-2-11-9-11s-10 7-10 11c0 2 4 18 12 28-56 0-110 0-166 0-9 0-17 0-17 10s8 10 17 10c53 0 105 0 158 0z"><text:p/></draw:path><draw:path draw:style-name="gr4" draw:text-style-name="P141" svg:width="0.1335in" svg:height="0.1398in" svg:x="0.0004in" svg:y="0.0508in" svg:viewBox="0 0 340 356" svg:d="M340 132c0-79-52-132-124-132-107 0-216 112-216 225 0 82 56 131 126 131 105 0 214-107 214-224zM130 343c-49 0-84-39-84-104 0-21 7-93 45-151 34-50 83-75 122-75s84 26 84 100c0 35-14 112-62 173-24 29-64 57-105 57z"><text:p/></draw:path><draw:path draw:style-name="gr4" draw:text-style-name="P141" svg:width="0.1937in" svg:height="0.1307in" svg:x="0.1524in" svg:y="0.0551in" svg:viewBox="0 0 493 333" svg:d="M434 38c6-18 6-23 43-23 12 0 16 0 16-9 0-6-6-6-14-6-21 0-44 0-65 0-12 0-14 0-19 8-60 94-119 187-179 280-13-92-26-184-38-277-2-11-3-11-16-11-22 0-44 0-67 0-10 0-15 0-15 8 0 7 4 7 14 7 7 0 15 0 21 0 8 2 11 3 11 9 0 1 0 3-1 10-21 82-42 165-63 249-5 19-13 35-54 36-2 0-8 2-8 9 0 4 3 5 7 5 15 0 32-1 49-1s34 1 50 1c3 0 9 0 9-8 0-6-6-6-9-6-28 0-33-10-33-21 0-4 0-5 3-11 22-90 43-178 65-267h2c14 100 28 201 42 303 1 5 1 10 7 10 5 0 8-5 11-7 66-103 133-207 199-311-24 94-46 188-70 282-6 18-6 22-45 22-8 0-14 0-14 9 0 5 6 5 7 5 14 0 48-1 62-1 19 0 40 1 61 1 3 0 10 0 10-8 0-6-6-6-14-6-18 0-32 0-32-8 0-2 0-3 3-11 21-89 43-175 64-262z"><text:p/></draw:path><draw:path draw:style-name="gr4" draw:text-style-name="P141" svg:width="0.1287in" svg:height="0.0453in" svg:x="0.4177in" svg:y="0.1165in" svg:viewBox="0 0 328 116" svg:d="M311 21c7 0 17-1 17-11s-10-10-16-10c-98 0-197 0-295 0-7 0-17 0-17 10s10 11 17 11c98 0 196 0 294 0zM312 116c6 0 16 0 16-10 0-11-10-11-17-11-98 0-196 0-294 0-7 0-17 0-17 11 0 10 10 10 17 10 98 0 197 0 295 0z"><text:p/></draw:path><draw:path draw:style-name="gr4" draw:text-style-name="P141" svg:width="0.0783in" svg:height="0.0874in" svg:x="0.6169in" svg:y="0.102in" svg:viewBox="0 0 200 223" svg:d="M29 188c-1 8-5 19-5 22 0 8 7 13 15 13 6 0 14-5 18-14 0-2 17-69 20-77 3-17 13-51 15-65 2-5 16-29 28-40 3-3 19-16 40-16 12 0 12 4 19 6-14 3-25 14-25 26 0 9 6 19 20 19 12 0 26-12 26-30 0-17-15-32-40-32-33 0-55 24-63 38-5-23-23-38-45-38-23 0-32 20-37 28-9 17-15 46-15 48 0 5 4 5 6 5 5 0 5-1 8-11 8-35 18-59 36-59 9 0 16 4 16 23 0 9-2 15-9 40-9 38-18 76-28 114z"><text:p/></draw:path><draw:path draw:style-name="gr4" draw:text-style-name="P141" svg:width="0.0736in" svg:height="0.0882in" svg:x="0.7429in" svg:y="0.1004in" svg:viewBox="0 0 188 225" svg:d="M42 113c0-79 39-100 66-100 4 0 35 0 53 18-21 1-24 15-24 22 0 13 9 23 23 23 12 0 22-9 22-23 0-33-36-53-74-53-62 0-108 53-108 113 0 63 49 112 106 112 66 0 82-60 82-64 0-6-5-4-6-4-4 0-6 1-7 4-14 46-46 52-64 52-26 0-69-21-69-100z"><text:p/></draw:path><draw:path draw:style-name="gr4" draw:text-style-name="P141" svg:width="0.085in" svg:height="0.0882in" svg:x="0.8283in" svg:y="0.1004in" svg:viewBox="0 0 217 225" svg:d="M217 115c0-63-49-115-108-115-61 0-109 53-109 115 0 63 50 110 108 110 60 0 109-47 109-110zM109 213c-22 0-43-10-57-32-11-23-11-52-11-70 0-19 0-45 11-68 14-22 36-32 56-32 22 0 43 11 56 32 12 21 12 49 12 68 0 18 0 44-11 65-10 23-32 37-56 37z"><text:p/></draw:path><draw:path draw:style-name="gr4" draw:text-style-name="P141" svg:width="0.063in" svg:height="0.0882in" svg:x="0.926in" svg:y="0.1004in" svg:viewBox="0 0 161 225" svg:d="M85 125c12 2 52 9 52 44 0 26-17 45-56 45-40 0-59-28-68-68-2-7-2-9-6-9-7 0-7 3-7 11 0 21 0 44 0 66 0 9 0 11 6 11 2 0 2 0 12-9 0-2 0-2 10-12 21 21 43 21 53 21 58 0 80-32 80-68 0-25-15-41-21-46-15-16-35-20-56-24-28-6-60-11-60-41 0-17 12-36 54-36 55 0 58 43 58 59 1 4 5 4 7 4 5 0 5-2 5-11 0-17 0-34 0-51 0-7 0-11-5-11-3 0-3 0-10 6-1 2-6 7-8 8-19-14-40-14-47-14-60 0-78 34-78 60 0 17 8 31 21 42 15 13 29 16 64 23z"><text:p/></draw:path><draw:path draw:style-name="gr4" draw:text-style-name="P141" svg:width="0.0449in" svg:height="0.1925in" svg:x="1.0472in" svg:y="0.0429in" svg:viewBox="0 0 115 490" svg:d="M115 484c0-1 0-1-9-9-61-63-77-154-77-230 0-85 19-171 79-231 7-7 7-7 7-8 0-5-3-6-6-6-4 0-49 34-78 97-24 53-31 107-31 148 0 39 6 97 34 153 29 60 71 92 75 92 3 0 6-1 6-6z"><text:p/></draw:path><draw:path draw:style-name="gr4" draw:text-style-name="P141" svg:width="0.0795in" svg:height="0.1374in" svg:x="1.1114in" svg:y="0.0508in" svg:viewBox="0 0 203 350" svg:d="M203 101c0-32-8-101-59-101-68 0-144 139-144 251 0 46 14 99 59 99 70 0 144-140 144-249zM52 168c8-32 18-71 38-105 14-25 32-52 54-52 24 0 27 31 27 59 0 24-4 49-16 98-35 0-68 0-103 0zM150 183c-4 23-16 65-34 100-17 33-36 56-57 56-16 0-27-13-27-58 0-21 3-50 16-98 33 0 68 0 102 0z"><text:p/></draw:path><draw:path draw:style-name="gr4" draw:text-style-name="P141" svg:width="0.0441in" svg:height="0.1925in" svg:x="1.2106in" svg:y="0.0429in" svg:viewBox="0 0 113 490" svg:d="M113 245c0-38-4-97-32-153-29-60-71-92-77-92-3 0-4 3-4 6 0 1 0 1 10 11 47 47 75 126 75 228 0 83-18 169-79 231-6 7-6 7-6 8 0 3 1 6 4 6 6 0 51-34 79-97 25-53 30-106 30-148z"><text:p/></draw:path><draw:path draw:style-name="gr4" draw:text-style-name="P141" svg:width="0.0854in" svg:height="0.0378in" svg:x="1.3724in" svg:y="0.0492in" svg:viewBox="0 0 218 97" svg:d="M175 59c-7 5-22 19-22 28 0 5 4 10 9 10s7-3 9-6c7-8 18-21 39-32 4-3 8-4 8-10s-2-8-7-10c-11-8-15-17-19-28-2-5-3-11-10-11s-10 6-10 10c0 3 4 18 11 29-54 0-110 0-165 0-8 0-18 0-18 10s10 10 18 10c52 0 105 0 157 0z"><text:p/></draw:path><draw:path draw:style-name="gr4" draw:text-style-name="P141" svg:width="0.074in" svg:height="0.0874in" svg:x="1.3154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141" svg:width="0.0717in" svg:height="0.0602in" svg:x="1.4035in" svg:y="0.1563in" svg:viewBox="0 0 183 154" svg:d="M69 115c-5 11-16 29-33 29-1 0-11 0-18-4 14-4 14-17 14-20 0-7-5-12-12-12-10 0-20 8-20 21 0 18 18 25 35 25s31-10 39-24c9 18 27 24 41 24 39 0 60-42 60-52 0-5-3-4-4-5-6 0-6 2-7 7-7 23-28 40-48 40-14 0-21-8-21-22 0-9 9-39 18-79 7-25 23-35 34-35 1 0 11 0 18 6-11 3-15 13-15 18 0 9 5 13 14 13 7 0 19-6 19-21 0-18-22-24-35-24-18 0-32 11-39 24-5-14-22-24-42-24-38 0-60 42-60 52 0 4 4 3 6 4 5 0 5-1 7-6 8-26 30-42 47-42 11 0 20 7 20 24 0 6-3 24-7 35-4 16-7 32-11 48z"><text:p/></draw:path><draw:path draw:style-name="gr4" draw:text-style-name="P141" svg:width="0.1287in" svg:height="0.128in" svg:x="1.548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141" svg:width="0.0783in" svg:height="0.0874in" svg:x="1.7366in" svg:y="0.102in" svg:viewBox="0 0 200 223" svg:d="M29 188c-1 8-4 19-4 22 0 8 7 13 14 13 6 0 16-5 18-14 2-2 19-69 20-77 4-17 13-51 15-65 3-5 17-29 28-40 5-3 19-16 40-16 12 0 19 6 21 6-16 3-26 14-26 26 0 9 5 19 19 19 12 0 26-12 26-30 0-17-15-32-40-32-33 0-54 24-63 38-5-23-21-38-45-38-23 0-32 20-37 28-8 17-15 46-15 48 0 5 4 4 6 5 5 0 5-1 8-11 8-35 18-59 36-59 9 0 16 4 16 23 0 9-2 15-9 40-9 38-18 76-28 114z"><text:p/></draw:path><draw:path draw:style-name="gr4" draw:text-style-name="P141" svg:width="0.063in" svg:height="0.0882in" svg:x="1.8622in" svg:y="0.1004in" svg:viewBox="0 0 161 225" svg:d="M87 125c11 2 52 9 52 44 0 26-19 45-56 45-42 0-59-28-69-68-1-7-1-9-7-9-7 0-7 3-7 11 0 21 0 44 0 66 0 9 0 11 6 11 2 0 2 0 12-9 2-2 2-2 10-12 22 21 43 21 55 21 56 0 78-32 78-68 0-25-14-41-20-46-16-16-36-20-56-24-28-6-61-11-61-41 0-17 12-36 56-36 53 0 56 43 57 59 0 4 4 4 6 4 7 0 7-2 7-11 0-17 0-34 0-51 0-7 0-11-6-11-3 0-4 0-10 6-1 2-7 7-8 8-20-14-39-14-46-14-60 0-80 34-80 60 0 17 8 31 22 42 16 13 30 16 65 23z"><text:p/></draw:path><draw:path draw:style-name="gr4" draw:text-style-name="P141" svg:width="0.0409in" svg:height="0.1287in" svg:x="1.939in" svg:y="0.0579in" svg:viewBox="0 0 105 328" svg:d="M71 111c-22 1-46 2-68 5 0 4 0 10 0 16 31 0 36 2 36 26 0 44 0 88 0 133 0 21-5 21-39 21 0 4 0 10 0 16 15 0 42-2 55-2 16 0 33 2 50 2 0-6 0-12 0-16-32 0-34-1-34-21 0-60 0-120 0-180zM73 25c0-15-13-25-27-25s-25 13-25 25c0 14 11 27 25 27s27-11 27-27z"><text:p/></draw:path><draw:path draw:style-name="gr4" draw:text-style-name="P141" svg:width="0.0972in" svg:height="0.085in" svg:x="1.9925in" svg:y="0.102in" svg:viewBox="0 0 248 217" svg:d="M39 49c0 43 0 87 0 132 0 21-5 21-39 21 0 4 0 9 0 15 18 0 43-1 56-1s38 1 55 1c0-6 0-11 0-15-33 0-38 0-38-21 0-31 0-62 0-91 0-51 35-79 66-79 32 0 36 27 36 55 0 38 0 75 0 115 0 21-4 21-38 21 0 4 0 9 0 15 17 0 42-1 56-1 13 0 38 1 55 1 0-6 0-11 0-15-25 0-38 0-38-14 0-33 0-63 0-94 0-42 0-58-15-76-7-8-24-18-52-18-37 0-59 21-73 52 0-17 0-35 0-52-24 1-46 4-70 6 0 5 0 9 0 15 35 0 39 3 39 28z"><text:p/></draw:path><draw:path draw:style-name="gr4" draw:text-style-name="P141" svg:width="0.0441in" svg:height="0.1925in" svg:x="2.1457in" svg:y="0.0429in" svg:viewBox="0 0 113 490" svg:d="M113 484c0-1 0-1-8-9-62-63-77-154-77-230 0-85 18-171 80-231 5-7 5-7 5-8 0-5-1-6-4-6-5 0-49 34-78 97-25 53-31 107-31 148 0 39 6 97 32 153 30 60 72 92 77 92 3 0 4-1 4-6z"><text:p/></draw:path><draw:path draw:style-name="gr4" draw:text-style-name="P141" svg:width="0.0795in" svg:height="0.1374in" svg:x="2.2098in" svg:y="0.0508in" svg:viewBox="0 0 203 350" svg:d="M203 101c0-32-8-101-59-101-68 0-144 139-144 251 0 46 14 99 59 99 70 0 144-140 144-249zM53 168c7-32 18-71 38-105 13-25 31-52 53-52 24 0 27 31 27 59 0 24-4 49-16 98-33 0-68 0-102 0zM151 183c-5 23-15 65-35 100-17 33-35 56-57 56-16 0-27-13-27-58 0-21 4-50 17-98 34 0 69 0 102 0z"><text:p/></draw:path><draw:path draw:style-name="gr4" draw:text-style-name="P141" svg:width="0.0449in" svg:height="0.1925in" svg:x="2.3091in" svg:y="0.0429in" svg:viewBox="0 0 115 490" svg:d="M115 245c0-38-6-97-32-153-31-60-73-92-77-92-3 0-6 3-6 6 0 1 0 1 10 11 47 47 75 126 75 228 0 83-18 169-78 231-7 7-7 7-7 8 0 3 3 6 6 6 4 0 49-34 78-97 25-53 31-106 31-148z"><text:p/></draw:path><draw:path draw:style-name="gr4" draw:text-style-name="P141" svg:width="0.085in" svg:height="0.0378in" svg:x="2.4693in" svg:y="0.0492in" svg:viewBox="0 0 217 97" svg:d="M175 59c-7 5-24 19-24 28 0 5 4 10 10 10 4 0 7-3 10-6 5-8 17-21 38-32 4-3 8-4 8-10s-3-8-6-10c-11-8-16-17-21-28-1-5-2-11-9-11s-10 6-10 10c0 3 4 18 11 29-55 0-111 0-165 0-9 0-17 0-17 10s8 10 17 10c53 0 105 0 158 0z"><text:p/></draw:path><draw:path draw:style-name="gr4" draw:text-style-name="P141" svg:width="0.074in" svg:height="0.0874in" svg:x="2.4146in" svg:y="0.102in" svg:viewBox="0 0 189 223" svg:d="M69 104c14 0 50-2 75-12 34-14 37-43 37-50 0-21-19-42-52-42-55 0-129 48-129 134 0 49 28 89 77 89 70 0 112-52 112-58 0-3-4-7-7-7-1 0-3 2-6 6-39 47-92 47-99 47-38 0-42-40-42-56 0-7 0-21 8-51 9 0 17 0 26 0zM46 92c18-74 70-81 83-81 22 0 36 14 36 31 0 50-80 50-99 50-7 0-13 0-20 0z"><text:p/></draw:path><draw:path draw:style-name="gr4" draw:text-style-name="P141" svg:width="0.0689in" svg:height="0.0866in" svg:x="2.5024in" svg:y="0.1563in" svg:viewBox="0 0 176 221" svg:d="M175 21c1-4 1-6 1-7 0-7-5-11-11-11-4 0-11 1-14 8-1 2-4 13-5 20-3 10-6 18-9 28-1 8-12 52-12 56-2 0-16 29-44 29-22 0-22-22-22-28 0-18 7-40 18-67 4-11 6-14 6-21 0-15-14-28-33-28-35 0-50 46-50 52 0 4 4 4 6 4 4 0 4-1 5-6 9-28 24-42 38-42 6 0 8 5 8 13s-2 15-5 20c-16 42-20 54-20 70 0 5 0 22 14 33 10 9 25 10 34 10 14 0 26-4 38-15-5 19-9 33-23 50-10 11-24 22-42 22-1 0-18 0-25-11 18-3 18-18 18-19 0-12-10-13-12-13-9 0-21 7-21 22 0 19 16 31 42 31 35 0 77-26 86-70 12-43 23-87 34-130z"><text:p/></draw:path></draw:g></draw:g></text:p>
      <text:p text:style-name="P58"><text:span text:style-name="T82">D</text:span><text:span text:style-name="T80">onc on a:</text:span></text:p>
      <text:p text:style-name="Text_20_body"><draw:g text:anchor-type="as-char" svg:y="-0.2217in" draw:z-index="73" draw:name="Shape249" draw:style-name="gr1"><svg:title>TexMaths</svg:title><svg:desc>14§display§\partial _{\text{/}r}\left(\vec{OM}\right)=\partial _{\text{/}r}\left(r\cos \left(\theta \right)\vec{e_x}+r\sin \left(\theta \right)\vec{e_y}\right)=\cos \left(\theta \right)\vec{e_x}+\sin \left(\theta \right)\vec{e_y}§svg§600§FALSE§</svg:desc><draw:g draw:style-name="gr2"><draw:path draw:style-name="gr3" draw:text-style-name="P140" svg:width="5.5248in" svg:height="0.3272in" svg:x="0.0024in" svg:y="0.0098in" svg:viewBox="0 0 14034 832" svg:d="M0 0c4679 0 9356 0 14034 0 0 277 0 555 0 832-4678 0-9355 0-14034 0 0-277 0-555 0-832z"><text:p/></draw:path><draw:path draw:style-name="gr4" draw:text-style-name="P141" svg:width="0.1016in" svg:height="0.1425in" svg:x="0.0004in" svg:y="0.0835in" svg:viewBox="0 0 259 363" svg:d="M209 185c-6-30-26-58-65-58-29 0-61 9-99 47-41 40-45 87-45 102 0 29 22 87 91 87 116 0 168-166 168-236 0-78-46-127-106-127-72 0-94 64-94 78 0 7 4 17 18 17 17 0 27-15 27-26 0-17-16-17-23-17 21-37 56-39 70-39 37 0 72 25 72 88 0 19-5 45-14 84zM92 349c-54 0-54-51-54-55 0-14 12-83 32-112 20-28 45-43 74-43 55 0 55 54 55 64 0 35-31 146-107 146z"><text:p/></draw:path><draw:path draw:style-name="gr4" draw:text-style-name="P141" svg:width="0.0575in" svg:height="0.1346in" svg:x="0.1051in" svg:y="0.1563in" svg:viewBox="0 0 147 343" svg:d="M146 14c1-4 1-4 1-6 0-5-4-8-8-8-6 0-7 3-9 8-43 107-85 213-129 321-1 3-1 4-1 6 0 5 4 8 8 8 6 0 7-4 9-8 43-108 85-215 129-321z"><text:p/></draw:path><draw:path draw:style-name="gr4" draw:text-style-name="P141" svg:width="0.063in" svg:height="0.0606in" svg:x="0.1787in" svg:y="0.1969in" svg:viewBox="0 0 161 155" svg:d="M64 83c2-2 9-33 10-35 0-3 11-20 21-28 4-3 14-10 28-10 4 0 13 1 20 5-11 3-16 13-16 19 0 8 6 12 14 12 9 0 20-5 20-21 0-17-20-25-36-25-19 0-34 8-49 25-7-21-28-25-35-25-14 0-23 8-28 18-7 14-13 34-13 35 0 4 4 3 6 4 5 0 5-1 8-9 6-21 11-38 25-38 9 0 11 8 11 17 0 7-2 19-5 29-3 8-6 22-7 31-4 14-7 29-11 43-2 4-3 10-5 14 0 9 7 11 13 11 4 0 11-2 14-9 1-2 4-17 7-26 3-12 6-25 8-37z"><text:p/></draw:path><draw:path draw:style-name="gr4" draw:text-style-name="P141" svg:width="0.0736in" svg:height="0.3469in" svg:x="0.325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4" draw:text-style-name="P141" svg:width="0.0854in" svg:height="0.0382in" svg:x="0.5591in" svg:y="0.0354in" svg:viewBox="0 0 218 98" svg:d="M175 59c-7 7-22 19-22 29 0 4 4 10 9 10s7-4 9-7c7-7 18-21 39-32 4-2 8-4 8-10s-2-7-7-10c-11-7-15-17-19-28-2-4-3-11-10-11s-10 7-10 11c0 2 3 18 11 28-54 0-110 0-165 0-8 0-18 0-18 10s10 10 18 10c52 0 105 0 157 0z"><text:p/></draw:path><draw:path draw:style-name="gr4" draw:text-style-name="P141" svg:width="0.1335in" svg:height="0.1402in" svg:x="0.4157in" svg:y="0.0862in" svg:viewBox="0 0 340 357" svg:d="M340 132c0-79-52-132-126-132-106 0-214 112-214 225 0 83 55 132 126 132 104 0 214-108 214-225zM129 345c-49 0-83-40-83-106 0-21 7-92 45-149 34-52 81-77 120-77 41 0 86 26 86 100 0 35-14 112-63 173-24 29-63 59-105 59z"><text:p/></draw:path><draw:path draw:style-name="gr4" draw:text-style-name="P141" svg:width="0.1937in" svg:height="0.1315in" svg:x="0.5673in" svg:y="0.0898in" svg:viewBox="0 0 493 335" svg:d="M435 38c5-18 6-23 42-23 12 0 16 0 16-9 0-6-4-6-13-6-21 0-43 0-64 0-14 0-14 0-20 8-60 94-119 187-179 281-13-93-27-185-39-278-2-11-3-11-16-11-22 0-44 0-67 0-10 0-14 0-14 8 0 7 4 7 14 7 6 0 16 0 21 0 9 2 11 3 11 9 0 1-1 3-2 10-21 82-41 165-62 249-6 20-14 35-53 36-3 0-10 2-10 10 0 4 3 6 7 6 17 0 34-2 49-2 17 0 35 2 52 2 1 0 8 0 8-10 0-6-5-6-8-6-28 0-34-9-34-21 0-2 0-5 2-11 22-90 44-178 67-267 14 100 28 201 42 304 1 7 3 11 8 11 6 0 9-4 10-9 66-103 133-207 199-311h1c-24 94-46 188-70 282-5 20-7 22-45 22-8 0-14 0-14 10 0 6 6 6 7 6 14 0 48-2 62-2 20 0 41 2 62 2 2 0 8 0 8-10 0-6-4-6-14-6-18 0-31 0-31-8 0-1 0-3 2-11 22-89 43-175 65-262z"><text:p/></draw:path><draw:path draw:style-name="gr4" draw:text-style-name="P141" svg:width="0.0736in" svg:height="0.3469in" svg:x="0.7752in" svg:y="0in" svg:viewBox="0 0 188 882" svg:d="M188 441c0-140-34-290-131-400-7-9-25-28-36-38-4-3-4-3-11-3-4 0-10 0-10 6 0 1 3 2 4 4 17 17 44 45 73 98 53 95 73 216 73 333 0 213-59 342-147 433-2 0-3 1-3 3 0 5 6 5 10 5 7 0 7 0 12-4 47-40 100-108 133-211 21-68 33-147 33-226z"><text:p/></draw:path><draw:path draw:style-name="gr4" draw:text-style-name="P141" svg:width="0.1287in" svg:height="0.0449in" svg:x="0.9488in" svg:y="0.1516in" svg:viewBox="0 0 328 115" svg:d="M311 20c7 0 17 0 17-10s-10-10-17-10c-98 0-196 0-294 0-7 0-17 0-17 10s10 10 17 10c98 0 196 0 294 0zM311 115c7 0 17 0 17-10s-10-10-17-10c-98 0-196 0-294 0-7 0-17 0-17 10s10 10 17 10c98 0 196 0 294 0z"><text:p/></draw:path><draw:path draw:style-name="gr4" draw:text-style-name="P141" svg:width="0.1016in" svg:height="0.1425in" svg:x="1.15in" svg:y="0.0835in" svg:viewBox="0 0 259 363" svg:d="M209 185c-5-30-26-58-63-58-31 0-63 9-101 47-41 40-45 87-45 102 0 29 22 87 91 87 118 0 168-166 168-236 0-78-45-127-106-127-72 0-94 64-94 78 0 7 4 17 19 17 16 0 27-15 27-26 0-17-15-17-24-17 21-37 56-39 72-39 35 0 70 25 70 88 0 19-3 45-14 84zM92 349c-54 0-54-51-54-55 0-14 12-83 33-112 20-28 44-43 75-43 53 0 54 54 54 64 0 35-32 146-108 146z"><text:p/></draw:path><draw:path draw:style-name="gr4" draw:text-style-name="P141" svg:width="0.0575in" svg:height="0.1346in" svg:x="1.2547in" svg:y="0.1563in" svg:viewBox="0 0 147 343" svg:d="M146 14c1-4 1-4 1-6 0-5-4-8-8-8-6 0-7 3-9 8-43 107-85 213-129 321-1 3-1 4-1 6 0 5 6 8 8 8 6 0 7-4 10-8 42-108 86-215 128-321z"><text:p/></draw:path><draw:path draw:style-name="gr4" draw:text-style-name="P141" svg:width="0.0626in" svg:height="0.0606in" svg:x="1.3291in" svg:y="0.1969in" svg:viewBox="0 0 160 155" svg:d="M64 83c0-2 9-33 9-35 1-3 11-20 22-28 3-3 13-10 28-10 3 0 11 1 18 5-11 3-15 13-15 19 0 8 6 12 14 12s20-5 20-21c0-17-20-25-37-25-18 0-33 8-49 25-5-21-26-25-35-25-12 0-21 8-26 18-9 14-13 34-13 35 0 4 4 4 6 4 4 0 4-1 7-9 5-21 11-38 25-38 8 0 11 8 11 17 0 7-4 19-6 29-2 8-5 22-7 31-4 14-7 29-11 43-1 4-1 10-3 14 0 9 6 11 12 11 5 0 11-2 14-9 1-2 5-17 7-26 2-12 7-25 9-37z"><text:p/></draw:path><draw:path draw:style-name="gr4" draw:text-style-name="P141" svg:width="0.0441in" svg:height="0.1925in" svg:x="1.4598in" svg:y="0.0772in" svg:viewBox="0 0 113 490" svg:d="M113 486c0-3 0-3-7-11-61-60-78-154-78-229 0-85 20-170 80-232 5-6 5-7 5-8 0-5-1-6-4-6-5 0-49 34-78 97-25 53-31 107-31 149 0 38 6 97 32 153 30 59 72 91 77 91 3 0 4-1 4-4z"><text:p/></draw:path><draw:path draw:style-name="gr4" draw:text-style-name="P141" svg:width="0.0783in" svg:height="0.0874in" svg:x="1.5217in" svg:y="0.1362in" svg:viewBox="0 0 200 223" svg:d="M29 189c-1 7-4 18-4 21 0 8 7 13 14 13 6 0 14-5 18-14 0-2 17-69 20-77 4-17 13-51 15-65 3-5 16-29 28-39 5-4 19-17 40-17 12 0 19 6 21 6-16 3-27 14-27 28 0 7 6 17 20 17 12 0 26-12 26-30 0-17-15-32-40-32-33 0-54 25-63 38-5-21-23-38-45-38-23 0-32 20-37 28-8 17-15 46-15 48 0 5 4 4 6 5 5 0 5 0 8-11 8-35 18-59 36-59 9 0 16 4 16 23 0 11-2 15-9 42-9 37-18 75-28 113z"><text:p/></draw:path><draw:path draw:style-name="gr4" draw:text-style-name="P141" svg:width="0.0736in" svg:height="0.0882in" svg:x="1.6476in" svg:y="0.1358in" svg:viewBox="0 0 188 225" svg:d="M41 113c0-79 40-100 65-100 5 0 37 0 54 18-21 1-24 17-24 22 0 13 10 23 24 23 12 0 22-9 22-23 0-33-38-53-76-53-61 0-106 53-106 115 0 63 48 110 105 110 66 0 83-58 83-63s-6-5-7-5c-5 0-6 3-7 5-14 45-47 51-65 51-25 0-68-21-68-100z"><text:p/></draw:path><draw:path draw:style-name="gr4" draw:text-style-name="P141" svg:width="0.085in" svg:height="0.0882in" svg:x="1.7327in" svg:y="0.1358in" svg:viewBox="0 0 217 225" svg:d="M217 115c0-63-49-115-108-115-61 0-109 53-109 115 0 64 50 110 108 110 60 0 109-47 109-110zM109 213c-21 0-43-10-56-32-12-21-12-52-12-70 0-19 0-45 11-68 14-22 36-32 56-32 22 0 43 11 56 32 12 21 12 49 12 68 0 18 0 44-9 67-12 21-34 35-58 35z"><text:p/></draw:path><draw:path draw:style-name="gr4" draw:text-style-name="P141" svg:width="0.063in" svg:height="0.0882in" svg:x="1.8299in" svg:y="0.1358in" svg:viewBox="0 0 161 225" svg:d="M87 125c10 2 50 9 50 46 0 24-17 45-54 45-42 0-61-28-69-70-1-7-3-9-7-9-7 0-7 3-7 13 0 21 0 42 0 64 0 9 0 11 6 11 2 0 2-1 12-9 2-2 2-2 10-12 21 21 43 21 55 21 56 0 78-32 78-68 0-25-14-41-21-46-15-16-35-20-56-24-27-6-60-11-60-39 0-19 12-38 54-38 55 0 58 43 59 59 0 4 4 4 6 4 5 0 5-2 5-11 0-17 0-33 0-49 0-9 0-13-4-13-3 0-4 0-11 6-1 2-6 7-7 8-20-14-39-14-48-14-58 0-78 34-78 60 0 18 8 31 21 42 17 13 29 16 66 23z"><text:p/></draw:path><draw:path draw:style-name="gr4" draw:text-style-name="P141" svg:width="0.0441in" svg:height="0.1925in" svg:x="1.952in" svg:y="0.0772in" svg:viewBox="0 0 113 490" svg:d="M113 486c0-3 0-3-8-11-62-60-77-154-77-229 0-85 18-170 80-232 5-6 5-7 5-8 0-5-1-6-4-6-5 0-49 34-78 97-25 53-31 107-31 149 0 38 4 97 32 153 30 59 72 91 77 91 3 0 4-1 4-4z"><text:p/></draw:path><draw:path draw:style-name="gr4" draw:text-style-name="P141" svg:width="0.0795in" svg:height="0.1382in" svg:x="2.0157in" svg:y="0.0862in" svg:viewBox="0 0 203 352" svg:d="M203 101c0-32-8-101-59-101-68 0-144 139-144 251 0 46 14 101 59 101 70 0 144-141 144-251zM53 168c7-31 18-70 38-105 13-25 31-52 53-52 24 0 27 31 27 59 0 24-4 49-16 98-33 0-68 0-102 0zM151 183c-5 23-15 65-35 100-17 34-35 59-57 59-16 0-27-16-27-60 0-21 4-50 17-99 34 0 69 0 102 0z"><text:p/></draw:path><draw:path draw:style-name="gr4" draw:text-style-name="P141" svg:width="0.0449in" svg:height="0.1925in" svg:x="2.115in" svg:y="0.0772in" svg:viewBox="0 0 115 490" svg:d="M115 246c0-39-6-98-32-154-30-60-73-92-77-92-3 0-6 3-6 6 0 1 0 2 10 11 47 49 75 126 75 229 0 85-18 170-78 232-7 5-7 5-7 8s3 4 6 4c4 0 49-33 78-94 25-54 31-109 31-150z"><text:p/></draw:path><draw:path draw:style-name="gr4" draw:text-style-name="P141" svg:width="0.0854in" svg:height="0.0378in" svg:x="2.2776in" svg:y="0.0835in" svg:viewBox="0 0 218 97" svg:d="M175 59c-7 5-24 19-24 28 0 5 6 10 10 10s7-3 10-6c5-7 17-21 39-32 3-2 8-4 8-10s-4-8-7-10c-11-8-16-17-21-28 0-5-2-11-9-11s-10 6-10 10c0 3 4 18 12 29-56 0-110 0-166 0-9 0-17 0-17 10s8 10 17 10c53 0 105 0 158 0z"><text:p/></draw:path><draw:path draw:style-name="gr4" draw:text-style-name="P141" svg:width="0.074in" svg:height="0.0874in" svg:x="2.2209in" svg:y="0.1362in" svg:viewBox="0 0 189 223" svg:d="M69 104c14 0 50 0 75-12 35-14 37-43 37-50 0-21-19-42-52-42-55 0-129 48-129 134 0 51 28 89 77 89 70 0 112-52 112-58 0-3-4-7-7-7-1 0-3 2-6 6-39 49-92 49-98 49-39 0-43-42-43-58 0-5 0-21 8-51 9 0 17 0 26 0zM46 94c18-76 70-83 83-83 22 0 36 14 36 31 0 52-78 52-99 52-7 0-13 0-20 0z"><text:p/></draw:path><draw:path draw:style-name="gr4" draw:text-style-name="P141" svg:width="0.0724in" svg:height="0.0602in" svg:x="2.3087in" svg:y="0.1913in" svg:viewBox="0 0 185 154" svg:d="M69 115c-3 11-14 31-33 31-5-2-11 0-18-6 14-4 16-17 16-18 0-9-6-13-14-13-10 0-20 7-20 21 0 17 20 24 36 24s30-10 38-24c9 18 28 24 42 24 39 0 60-42 60-52 0-4-4-4-5-4-4 0-6 1-7 6-7 23-28 42-46 42-14 0-21-10-21-23 0-10 7-40 16-78 7-27 23-35 34-35 1 0 13 0 20 4-12 3-16 13-16 20s6 12 14 12c7 0 20-7 20-21 0-19-23-25-37-25-16 0-30 11-39 24-5-14-21-24-40-24-40 0-61 42-61 52 0 4 5 4 6 4 4 0 4-1 6-6 9-26 30-40 47-40 11 0 21 5 21 22 0 7-4 24-7 35-4 16-8 32-12 48z"><text:p/></draw:path><draw:path draw:style-name="gr4" draw:text-style-name="P141" svg:width="0.1287in" svg:height="0.128in" svg:x="2.4535in" svg:y="0.1098in" svg:viewBox="0 0 328 326" svg:d="M174 174c46 0 91 0 137 0 7 0 17 0 17-10s-10-10-17-10c-46 0-91 0-137 0 0-46 0-92 0-139 0-5 0-15-10-15s-10 10-10 15c0 47 0 93 0 139-46 0-92 0-139 0-5 0-15 0-15 10s10 10 15 10c47 0 93 0 139 0 0 44 0 91 0 137 0 7 0 15 10 15s10-8 10-15c0-46 0-93 0-137z"><text:p/></draw:path><draw:path draw:style-name="gr4" draw:text-style-name="P141" svg:width="0.0783in" svg:height="0.0874in" svg:x="2.6421in" svg:y="0.1362in" svg:viewBox="0 0 200 223" svg:d="M29 189c-2 7-5 18-5 21 0 8 7 13 15 13 6 0 14-5 18-14 0-2 17-69 20-77 3-17 13-51 15-65 2-5 16-29 28-39 3-4 19-17 40-17 12 0 12 4 19 6-14 3-25 14-25 28 0 7 4 17 18 17 13 0 28-12 28-30 0-17-15-32-40-32-33 0-55 25-63 38-5-21-23-38-45-38-23 0-32 20-37 28-9 17-15 46-15 48 0 5 4 5 6 5 5 0 5 0 8-11 8-35 18-59 36-59 9 0 16 4 16 23 0 11-3 15-9 42-9 37-18 75-28 113z"><text:p/></draw:path><draw:path draw:style-name="gr4" draw:text-style-name="P141" svg:width="0.063in" svg:height="0.0882in" svg:x="2.7669in" svg:y="0.1358in" svg:viewBox="0 0 161 225" svg:d="M87 125c10 2 50 9 50 46 0 24-17 45-56 45-40 0-59-28-67-70-1-7-3-9-7-9-7 0-7 3-7 13 0 21 0 42 0 64 0 9 0 11 6 11 2 0 2 0 12-9 3-5 0-2 10-12 21 21 43 21 53 21 58 0 80-32 80-68 0-25-15-41-21-46-15-16-35-20-56-24-28-6-60-11-60-39 0-19 12-38 54-38 55 0 58 43 58 59 1 4 5 4 7 4 5 0 5-2 5-11 0-17 0-33 0-49 0-9 0-13-5-13-2 0-3 0-10 6-1 2-6 7-8 8-19-14-38-14-47-14-60 0-78 34-78 60 0 18 8 31 21 42 15 13 29 16 66 23z"><text:p/></draw:path><draw:path draw:style-name="gr4" draw:text-style-name="P141" svg:width="0.0409in" svg:height="0.1287in" svg:x="2.8437in" svg:y="0.0925in" svg:viewBox="0 0 105 328" svg:d="M70 111c-22 1-46 4-69 5 0 6 0 10 0 16 33 0 37 2 37 26 0 44 0 88 0 133 0 21-6 21-38 21 0 5 0 10 0 16 15 0 42-2 53-2 18 0 35 2 52 2 0-6 0-11 0-16-32 0-35-1-35-21 0-60 0-120 0-180zM73 25c0-15-13-25-27-25-15 0-26 13-26 25 0 14 11 27 26 27 14 0 27-10 27-27z"><text:p/></draw:path><draw:path draw:style-name="gr4" draw:text-style-name="P141" svg:width="0.0972in" svg:height="0.085in" svg:x="2.8972in" svg:y="0.1362in" svg:viewBox="0 0 248 217" svg:d="M38 49c0 43 0 88 0 132 0 21-4 21-38 21 0 4 0 9 0 15 17 0 42-1 56-1 13 0 38 1 55 1 0-6 0-11 0-15-33 0-38 0-38-21 0-31 0-61 0-91 0-51 35-79 66-79 30 0 36 27 36 55 0 38 0 77 0 115 0 21-6 21-38 21 0 4 0 9 0 15 17 0 42-1 55-1 14 0 39 1 56 1 0-6 0-11 0-15-27 0-38 0-39-14 0-33 0-63 0-94 0-42 0-58-16-76-5-8-22-18-50-18-37 0-60 21-73 52 0-17 0-35 0-52-24 1-46 4-70 6 0 5 0 9 0 15 35 0 38 4 38 28z"><text:p/></draw:path><draw:path draw:style-name="gr4" draw:text-style-name="P141" svg:width="0.0449in" svg:height="0.1925in" svg:x="3.05in" svg:y="0.0772in" svg:viewBox="0 0 115 490" svg:d="M115 486c0-3 0-3-9-11-61-60-77-154-77-229 0-85 19-170 79-232 7-6 7-7 7-8 0-5-3-6-6-6-4 0-49 34-78 97-24 53-31 107-31 149 0 38 6 97 34 153 29 59 71 91 75 91 3 0 6-1 6-4z"><text:p/></draw:path><draw:path draw:style-name="gr4" draw:text-style-name="P141" svg:width="0.0795in" svg:height="0.1382in" svg:x="3.1142in" svg:y="0.0862in" svg:viewBox="0 0 203 352" svg:d="M203 101c0-32-8-101-59-101-68 0-144 139-144 251 0 46 14 101 59 101 70 0 144-141 144-251zM52 168c8-31 18-70 38-105 14-25 32-52 54-52 24 0 27 31 27 59 0 24-4 49-16 98-35 0-68 0-103 0zM151 183c-5 23-17 65-35 100-17 34-36 59-57 59-16 0-27-16-27-60 0-21 3-50 16-99 35 0 68 0 103 0z"><text:p/></draw:path><draw:path draw:style-name="gr4" draw:text-style-name="P141" svg:width="0.0449in" svg:height="0.1925in" svg:x="3.2134in" svg:y="0.0772in" svg:viewBox="0 0 115 490" svg:d="M115 246c0-39-6-98-34-154-29-60-71-92-75-92-5 0-6 3-6 6 0 1 0 2 10 11 47 49 75 126 75 229 0 85-18 170-78 232-7 5-7 5-7 8s1 4 6 4c4 0 49-33 77-94 25-54 32-109 32-150z"><text:p/></draw:path><draw:path draw:style-name="gr4" draw:text-style-name="P141" svg:width="0.085in" svg:height="0.0378in" svg:x="3.374in" svg:y="0.0835in" svg:viewBox="0 0 217 97" svg:d="M174 59c-7 5-23 19-23 28 0 5 4 10 10 10 4 0 7-3 10-6 5-7 17-21 38-32 4-2 8-4 8-10s-3-8-7-10c-10-8-15-17-20-28-1-5-2-11-9-11s-10 6-10 10c0 3 4 18 11 29-55 0-111 0-165 0-9 0-17 0-17 10s8 10 17 10c52 0 105 0 157 0z"><text:p/></draw:path><draw:path draw:style-name="gr4" draw:text-style-name="P141" svg:width="0.074in" svg:height="0.0874in" svg:x="3.3189in" svg:y="0.1362in" svg:viewBox="0 0 189 223" svg:d="M70 104c14 0 50 0 76-12 33-14 36-43 36-50 0-21-18-42-53-42-55 0-129 48-129 134 0 51 29 89 78 89 70 0 111-52 111-58 0-3-3-7-6-7-2 0-2 2-5 6-39 49-94 49-100 49-37 0-42-42-42-58 0-5 0-21 7-51 9 0 19 0 27 0zM46 94c20-76 70-83 83-83 24 0 36 14 36 31 0 52-78 52-98 52-7 0-14 0-21 0z"><text:p/></draw:path><draw:path draw:style-name="gr4" draw:text-style-name="P141" svg:width="0.0697in" svg:height="0.0866in" svg:x="3.4063in" svg:y="0.1913in" svg:viewBox="0 0 178 221" svg:d="M176 21c2-4 2-6 2-7 0-7-6-11-13-11-3 0-10 1-14 8 0 3-3 13-5 20-3 10-5 19-7 29-2 9-13 51-14 55-14 10-16 31-42 31-24 0-24-23-24-30 0-18 8-40 19-66 3-11 6-15 6-21 0-16-14-29-34-29-35 0-50 46-50 52 0 4 6 4 7 4 4 0 4-1 6-4 8-30 23-42 37-42 6 0 9 3 9 11s-3 15-6 20c-17 42-19 54-19 70 0 5 0 22 14 33 9 9 25 10 33 10 14 0 27-4 38-15-4 19-8 33-22 50-10 11-24 22-42 22-2 0-19 0-26-11 19-1 13-12 19-18 0-11-10-14-13-14-10 0-21 7-21 22 0 19 17 31 42 31 34 0 77-26 87-70 11-43 22-87 33-130z"><text:p/></draw:path><draw:path draw:style-name="gr4" draw:text-style-name="P141" svg:width="0.0441in" svg:height="0.1925in" svg:x="3.5043in" svg:y="0.0772in" svg:viewBox="0 0 113 490" svg:d="M113 246c0-39-5-98-32-154-29-60-71-92-77-92-3 0-4 3-4 6 0 1 0 2 8 11 49 49 77 126 77 229 0 85-18 170-79 232-6 5-6 5-6 8s1 4 4 4c6 0 49-33 79-94 25-54 30-109 30-150z"><text:p/></draw:path><draw:path draw:style-name="gr4" draw:text-style-name="P141" svg:width="0.128in" svg:height="0.0449in" svg:x="3.6335in" svg:y="0.1516in" svg:viewBox="0 0 326 115" svg:d="M309 20c9 0 17 0 17-10s-8-10-15-10c-98 0-198 0-296 0-7 0-15 0-15 10s8 10 17 10c98 0 194 0 292 0zM311 115c7 0 15 0 15-10s-8-10-17-10c-98 0-194 0-292 0-9 0-17 0-17 10s8 10 15 10c98 0 198 0 296 0z"><text:p/></draw:path><draw:path draw:style-name="gr4" draw:text-style-name="P141" svg:width="0.0736in" svg:height="0.0882in" svg:x="3.8335in" svg:y="0.1358in" svg:viewBox="0 0 188 225" svg:d="M41 113c0-79 40-100 67-100 4 0 35 0 52 18-20 1-23 17-23 22 0 13 9 23 23 23 12 0 22-9 22-23 0-33-38-53-76-53-61 0-106 53-106 115 0 63 49 110 106 110 66 0 82-58 82-63s-6-5-7-5c-5 0-6 3-6 5-14 45-46 51-64 51-27 0-70-21-70-100z"><text:p/></draw:path><draw:path draw:style-name="gr4" draw:text-style-name="P141" svg:width="0.0854in" svg:height="0.0882in" svg:x="3.9185in" svg:y="0.1358in" svg:viewBox="0 0 218 225" svg:d="M218 115c0-63-49-115-109-115-61 0-109 53-109 115 0 64 52 110 109 110 59 0 109-47 109-110zM109 213c-21 0-43-10-56-32-12-21-12-52-12-70 0-19 0-45 12-68 13-22 37-32 56-32 21 0 41 11 55 32 12 21 14 49 14 68 0 18 0 44-11 67-12 21-33 35-58 35z"><text:p/></draw:path><draw:path draw:style-name="gr4" draw:text-style-name="P141" svg:width="0.0626in" svg:height="0.0882in" svg:x="4.0165in" svg:y="0.1358in" svg:viewBox="0 0 160 225" svg:d="M85 125c12 2 52 9 52 46 0 24-18 45-56 45-42 0-59-28-68-70-2-7-2-9-7-9-6 0-6 3-6 13 0 21 0 42 0 64 0 9 0 11 4 11 3 0 3 0 13-9 1 0 1-2 10-12 22 21 43 21 54 21 56 0 79-32 79-68 0-25-14-41-20-46-17-16-36-20-56-24-28-6-62-11-62-39 0-19 14-38 56-38 54 0 56 43 58 59 0 4 4 4 5 4 7 0 7-2 7-11 0-17 0-33 0-49 0-9 0-13-5-13-3 0-4 0-10 6-1 2-7 7-8 8-20-14-40-14-47-14-60 0-78 34-78 60 0 18 7 31 21 42 15 13 29 16 64 23z"><text:p/></draw:path><draw:path draw:style-name="gr4" draw:text-style-name="P141" svg:width="0.0441in" svg:height="0.1925in" svg:x="4.1378in" svg:y="0.0772in" svg:viewBox="0 0 113 490" svg:d="M113 486c0-3 0-3-8-11-60-60-77-154-77-229 0-85 20-170 80-232 5-6 5-7 5-8 0-5-1-6-4-6-5 0-49 34-78 97-25 53-31 107-31 149 0 38 6 97 32 153 30 59 72 91 77 91 3 0 4-1 4-4z"><text:p/></draw:path><draw:path draw:style-name="gr4" draw:text-style-name="P141" svg:width="0.0795in" svg:height="0.1382in" svg:x="4.2024in" svg:y="0.0862in" svg:viewBox="0 0 203 352" svg:d="M203 101c0-32-10-101-59-101-68 0-144 139-144 251 0 46 14 101 59 101 68 0 144-141 144-251zM52 168c8-31 18-70 38-105 12-25 30-52 53-52 24 0 26 31 26 59 0 24-2 49-15 98-34 0-69 0-102 0zM150 183c-6 23-16 65-35 100-17 34-35 59-56 59-17 0-27-16-27-60 0-21 3-50 16-99 33 0 68 0 102 0z"><text:p/></draw:path><draw:path draw:style-name="gr4" draw:text-style-name="P141" svg:width="0.0441in" svg:height="0.1925in" svg:x="4.3016in" svg:y="0.0772in" svg:viewBox="0 0 113 490" svg:d="M113 246c0-39-5-98-32-154-29-60-71-92-77-92-3 0-4 3-4 6 0 1 0 2 8 11 49 49 77 126 77 229 0 85-18 170-79 232-6 5-6 5-6 8s1 4 4 4c6 0 49-33 79-94 25-54 30-109 30-150z"><text:p/></draw:path><draw:path draw:style-name="gr4" draw:text-style-name="P141" svg:width="0.0854in" svg:height="0.0378in" svg:x="4.4634in" svg:y="0.0835in" svg:viewBox="0 0 218 97" svg:d="M175 59c-7 5-24 19-24 28 0 5 6 10 10 10 6 0 7-3 10-6 5-7 17-21 39-32 3-2 8-4 8-10s-4-8-7-10c-11-8-16-17-21-28 0-5-4-11-9-11-7 0-10 6-10 10 0 3 4 18 12 29-56 0-110 0-166 0-9 0-17 0-17 10s8 10 17 10c53 0 105 0 158 0z"><text:p/></draw:path><draw:path draw:style-name="gr4" draw:text-style-name="P141" svg:width="0.074in" svg:height="0.0874in" svg:x="4.4067in" svg:y="0.1362in" svg:viewBox="0 0 189 223" svg:d="M69 104c15 0 51 0 75-12 35-14 38-43 38-50 0-21-20-42-53-42-55 0-129 48-129 134 0 51 29 89 77 89 70 0 112-52 112-58 0-3-3-7-6-7-2 0-4 2-7 6-39 49-92 49-98 49-39 0-43-42-43-58 0-5 1-21 8-51 9 0 17 0 26 0zM46 94c20-76 70-83 83-83 24 0 36 14 36 31 0 52-78 52-99 52-7 0-13 0-20 0z"><text:p/></draw:path><draw:path draw:style-name="gr4" draw:text-style-name="P141" svg:width="0.0724in" svg:height="0.0602in" svg:x="4.4945in" svg:y="0.1913in" svg:viewBox="0 0 185 154" svg:d="M70 115c-4 11-15 31-32 31-2 0-13 0-20-6 14-4 16-17 16-18 0-9-6-13-14-13-10 0-20 7-20 21 0 17 20 24 36 24s30-10 40-24c8 18 26 24 40 24 39 0 60-42 60-52 0-4-4-4-5-4-4 0-4 1-6 6-8 23-28 42-47 42-14 0-21-10-21-23 0-10 8-40 18-78 7-27 22-35 33-35 6 1 12 0 19 4-12 3-16 13-16 20s6 12 14 12c9 0 20-7 20-21 0-19-23-25-37-25-16 0-30 11-37 24-7-14-23-24-42-24-38 0-61 42-61 52 0 4 5 4 6 4 4 0 6-1 7-6 8-26 29-40 46-40 13 0 21 5 21 22 0 7-4 24-7 35-4 16-7 32-11 48z"><text:p/></draw:path><draw:path draw:style-name="gr4" draw:text-style-name="P141" svg:width="0.1287in" svg:height="0.128in" svg:x="4.6394in" svg:y="0.1098in" svg:viewBox="0 0 328 326" svg:d="M174 174c46 0 91 0 137 0 7 0 17 0 17-10s-10-10-17-10c-46 0-91 0-137 0 0-46 0-92 0-139 0-5 0-15-10-15s-10 10-10 15c0 47 0 93 0 139-46 0-91 0-137 0-7 0-17 0-17 10s10 10 17 10c46 0 91 0 137 0 0 44 0 91 0 137 0 7 0 15 10 15s10-8 10-15c0-46 0-93 0-137z"><text:p/></draw:path><draw:path draw:style-name="gr4" draw:text-style-name="P141" svg:width="0.063in" svg:height="0.0882in" svg:x="4.8283in" svg:y="0.1358in" svg:viewBox="0 0 161 225" svg:d="M87 125c11 2 52 9 52 46 0 24-19 45-56 45-42 0-59-28-69-70-1-7-1-9-7-9-7 0-7 3-7 13 0 21 0 42 0 64 0 9 0 11 6 11 2 0 2 0 12-9 2 0 2-2 10-12 22 21 43 21 55 21 56 0 78-32 78-68 0-25-14-41-20-46-16-16-36-20-56-24-28-6-61-11-61-39 0-19 12-38 56-38 53 0 56 43 57 59 0 4 4 4 6 4 7 0 7-2 7-11 0-17 0-33 0-49 0-9 0-13-6-13-3 0-4 0-10 6-1 2-7 7-8 8-20-14-39-14-46-14-60 0-80 34-80 60 0 18 8 31 22 42 16 13 30 16 65 23z"><text:p/></draw:path><draw:path draw:style-name="gr4" draw:text-style-name="P141" svg:width="0.0409in" svg:height="0.1287in" svg:x="4.9051in" svg:y="0.0925in" svg:viewBox="0 0 105 328" svg:d="M71 111c-22 1-46 4-68 5 0 6 0 10 0 16 31 0 36 2 36 26 0 44 0 88 0 133 0 21-5 21-39 21 0 5 0 10 0 16 15 0 42-2 55-2 16 0 33 2 50 2 0-6 0-11 0-16-32 0-34-1-34-21 0-60 0-120 0-180zM73 25c0-15-13-25-27-25s-25 13-25 25c0 14 11 27 25 27s27-10 27-27z"><text:p/></draw:path><draw:path draw:style-name="gr4" draw:text-style-name="P141" svg:width="0.0972in" svg:height="0.085in" svg:x="4.9583in" svg:y="0.1362in" svg:viewBox="0 0 248 217" svg:d="M39 49c0 43 0 88 0 132 0 21-5 21-39 21 0 4 0 9 0 15 18 0 43-1 56-1s38 1 55 1c0-6 0-11 0-15-33 0-38 0-38-21 0-31 0-61 0-91 0-51 35-79 66-79 32 0 36 27 36 55 0 38 0 77 0 115 0 21-4 21-38 21 0 4 0 9 0 15 17 0 42-1 56-1 13 0 38 1 55 1 0-6 0-11 0-15-25 0-38 0-38-14 0-33 0-63 0-94 0-42 0-58-15-76-7-8-24-18-52-18-37 0-59 21-73 52 0-17 0-35 0-52-24 1-46 4-70 6 0 5 0 9 0 15 35 0 39 4 39 28z"><text:p/></draw:path><draw:path draw:style-name="gr4" draw:text-style-name="P141" svg:width="0.0441in" svg:height="0.1925in" svg:x="5.1118in" svg:y="0.0772in" svg:viewBox="0 0 113 490" svg:d="M113 486c0-3 0-3-8-11-62-60-77-154-77-229 0-85 18-170 80-232 5-6 5-7 5-8 0-5-1-6-4-6-5 0-49 34-78 97-25 53-31 107-31 149 0 38 6 97 32 153 30 59 72 91 77 91 3 0 4-1 4-4z"><text:p/></draw:path><draw:path draw:style-name="gr4" draw:text-style-name="P141" svg:width="0.0799in" svg:height="0.1382in" svg:x="5.1756in" svg:y="0.0862in" svg:viewBox="0 0 204 352" svg:d="M204 101c0-32-9-101-60-101-68 0-144 139-144 251 0 46 15 101 60 101 69 0 144-141 144-251zM53 168c9-31 18-70 38-105 13-25 31-52 53-52 24 0 27 31 27 59 0 24-3 49-16 98-33 0-68 0-102 0zM151 183c-5 23-15 65-35 100-17 34-35 59-56 59-17 0-26-16-26-60 0-21 2-50 15-99 34 0 69 0 102 0z"><text:p/></draw:path><draw:path draw:style-name="gr4" draw:text-style-name="P141" svg:width="0.0449in" svg:height="0.1925in" svg:x="5.2748in" svg:y="0.0772in" svg:viewBox="0 0 115 490" svg:d="M115 246c0-39-6-98-32-154-30-60-73-92-77-92-3 0-6 3-6 6 0 1 0 2 10 11 49 49 77 126 77 229 0 85-18 170-80 232-7 5-7 5-7 8s3 4 6 4c4 0 49-33 78-94 25-54 31-109 31-150z"><text:p/></draw:path><draw:path draw:style-name="gr4" draw:text-style-name="P141" svg:width="0.0854in" svg:height="0.0378in" svg:x="5.435in" svg:y="0.0835in" svg:viewBox="0 0 218 97" svg:d="M175 59c-7 5-24 19-24 28 0 5 6 10 10 10s7-3 10-6c5-7 17-21 39-32 3-2 8-4 8-10s-4-8-7-10c-11-8-16-17-21-28 0-5-2-11-9-11s-10 6-10 10c0 3 4 18 12 29-56 0-110 0-166 0-9 0-17 0-17 10s8 10 17 10c53 0 105 0 158 0z"><text:p/></draw:path><draw:path draw:style-name="gr4" draw:text-style-name="P141" svg:width="0.074in" svg:height="0.0874in" svg:x="5.3807in" svg:y="0.1362in" svg:viewBox="0 0 189 223" svg:d="M69 104c15 0 51 0 75-12 35-14 37-43 37-50 0-21-19-42-52-42-55 0-129 48-129 134 0 51 28 89 77 89 70 0 112-52 112-58 0-3-3-7-7-7-1 0-3 2-6 6-39 49-92 49-98 49-39 0-43-42-43-58 0-5 0-21 8-51 9 0 17 0 26 0zM46 94c20-76 70-83 83-83 22 0 36 14 36 31 0 52-78 52-99 52-7 0-13 0-20 0z"><text:p/></draw:path><draw:path draw:style-name="gr4" draw:text-style-name="P141" svg:width="0.0689in" svg:height="0.0866in" svg:x="5.4681in" svg:y="0.1913in" svg:viewBox="0 0 176 221" svg:d="M175 21c1-4 1-6 1-7 0-7-5-11-11-11-4 0-10 1-14 8-1 3-4 13-5 20-3 10-5 19-7 29-3 9-13 51-14 55-14 10-16 31-42 31-24 0-24-23-24-30 0-18 8-40 18-66 4-11 6-15 6-21 0-16-14-29-33-29-35 0-50 46-50 52 0 4 4 4 6 4 4 0 5-1 5-4 10-30 24-42 38-42 6 0 8 3 8 11s-2 15-4 20c-17 42-21 54-21 70 0 5 0 22 14 33 11 9 25 10 35 10 13 0 25-4 37-15-5 19-7 33-23 50-8 11-22 22-40 22-3 0-20 0-27-11 20-1 13-12 20-18 0-11-12-14-14-14-9 0-20 7-20 22 0 19 15 31 41 31 35 0 77-26 88-70 11-43 21-87 32-130z"><text:p/></draw:path></draw:g></draw:g></text:p>
      <text:p text:style-name="P65">et</text:p>
      <text:p text:style-name="Text_20_body"><draw:g text:anchor-type="as-char" svg:y="-0.2571in" draw:z-index="77" draw:name="Shape250" draw:style-name="gr1"><svg:title>TexMaths</svg:title><svg:desc>14§display§\left|\partial _{\text{/}r}\left(\vec{OM}\right)\right|=\sqrt{\cos ^2\left(\theta \right)+\sin ^2\left(\theta \right)}=\sqrt{1}=1§svg§600§FALSE§</svg:desc><draw:g draw:style-name="gr2"><draw:path draw:style-name="gr3" draw:text-style-name="P140" svg:width="3.7744in" svg:height="0.361in" svg:x="0.0004in" svg:y="0.0094in" svg:viewBox="0 0 9588 918" svg:d="M4794 918c-1599 0-3197 0-4794 0 0-306 0-612 0-918 3196 0 6391 0 9588 0 0 306 0 612 0 918-1598 0-3197 0-4794 0z"><text:p/></draw:path><draw:path draw:style-name="gr4" draw:text-style-name="P141" svg:width="0.0079in" svg:height="0.124in" svg:x="0.0185in" svg:y="0.0252in" svg:viewBox="0 0 21 316" svg:d="M0 298c0 7 0 18 11 18 10 0 10-10 10-18 0-94 0-186 0-280 0-7 0-18-10-18-11 0-11 10-11 18 0 94 0 186 0 280z"><text:p/></draw:path><draw:path draw:style-name="gr4" draw:text-style-name="P141" svg:width="0.0079in" svg:height="0.1236in" svg:x="0.0185in" svg:y="0.1421in" svg:viewBox="0 0 21 315" svg:d="M0 296c0 9 0 19 11 19 10 0 10-10 10-19 0-93 0-186 0-278 0-8 0-18-10-18-11 0-11 10-11 18 0 92 0 185 0 278z"><text:p/></draw:path><draw:path draw:style-name="gr4" draw:text-style-name="P141" svg:width="0.0079in" svg:height="0.124in" svg:x="0.0185in" svg:y="0.2567in" svg:viewBox="0 0 21 316" svg:d="M0 298c0 7 0 18 11 18 10 0 10-10 10-18 0-94 0-186 0-280 0-7 0-18-10-18-11 0-11 10-11 18 0 94 0 186 0 280z"><text:p/></draw:path><draw:path draw:style-name="gr4" draw:text-style-name="P141" svg:width="0.1016in" svg:height="0.1421in" svg:x="0.0626in" svg:y="0.1134in" svg:viewBox="0 0 259 362" svg:d="M209 185c-5-31-26-58-63-58-31 0-63 7-101 46-41 41-45 87-45 101 0 31 22 88 91 88 118 0 168-165 168-235 0-78-45-127-106-127-72 0-94 64-94 77 0 7 4 18 19 18 16 0 27-15 27-27 0-16-15-16-24-16 23-37 56-39 72-39 35 0 70 25 70 88 0 19-3 44-14 84zM92 348c-54 0-54-50-54-56 0-12 12-81 33-110 20-28 44-44 75-44 53 0 54 55 54 65 0 35-32 145-108 145z"><text:p/></draw:path><draw:path draw:style-name="gr4" draw:text-style-name="P141" svg:width="0.0575in" svg:height="0.135in" svg:x="0.1673in" svg:y="0.1854in" svg:viewBox="0 0 147 344" svg:d="M146 15c1-4 1-5 1-7 0-5-4-8-7-8-7 0-8 4-10 8-43 107-85 213-129 321-1 4-1 5-1 7 0 5 6 8 8 8 6 0 7-4 10-8 42-108 86-214 128-321z"><text:p/></draw:path><draw:path draw:style-name="gr4" draw:text-style-name="P141" svg:width="0.0626in" svg:height="0.0606in" svg:x="0.2417in" svg:y="0.2268in" svg:viewBox="0 0 160 155" svg:d="M64 82c0-1 9-33 9-34 1-3 11-20 22-28 3-3 13-10 28-10 3 0 11 0 18 5-11 3-15 13-15 19 0 7 6 12 14 12 7 0 20-5 20-21 0-18-20-25-37-25-18 0-33 7-49 25-5-21-26-25-35-25-12 0-21 8-26 18-9 13-13 34-13 35 0 4 4 4 6 4 4 0 4-1 7-9 5-21 12-38 25-38 10 0 11 8 11 17 0 7-4 19-6 29-2 8-5 22-7 31-4 14-7 29-11 43-1 4-3 13-3 14 0 8 6 11 12 11 5 0 12-3 14-10 1-2 5-16 7-25 2-12 7-25 9-38z"><text:p/></draw:path><draw:path draw:style-name="gr4" draw:text-style-name="P141" svg:width="0.0736in" svg:height="0.3465in" svg:x="0.3878in" svg:y="0.0303in" svg:viewBox="0 0 188 881" svg:d="M165 875c2 2 4 4 6 6 4 0 7 0 11 0 1 0 6 0 6-4 0-3-2-5-2-6-18-17-45-45-75-98-54-95-73-215-73-333 0-216 61-345 148-432 2-1 2-2 2-4 0-4-5-4-10-4-6 0-7 0-11 3-48 40-100 109-133 212-21 65-34 144-34 225 0 115 22 246 99 361 13 20 21 27 31 39 6 6 13 14 16 18 7 6 12 12 19 17z"><text:p/></draw:path><draw:path draw:style-name="gr4" draw:text-style-name="P141" svg:width="0.085in" svg:height="0.0374in" svg:x="0.622in" svg:y="0.0654in" svg:viewBox="0 0 217 96" svg:d="M174 59c-7 5-23 19-23 28 0 5 4 9 10 9 4 0 7-2 10-5 5-7 17-21 38-32 4-2 8-4 8-10s-3-8-7-10c-10-8-15-17-20-28-1-5-2-11-9-11s-10 6-10 10c0 3 4 18 11 29-55 0-111 0-165 0-9 0-17 0-17 10s8 10 17 10c52 0 105 0 157 0z"><text:p/></draw:path><draw:path draw:style-name="gr4" draw:text-style-name="P141" svg:width="0.1335in" svg:height="0.1398in" svg:x="0.4783in" svg:y="0.1157in" svg:viewBox="0 0 340 356" svg:d="M340 131c0-78-52-131-126-131-105 0-214 110-214 225 0 81 56 131 126 131 105 0 214-107 214-225zM129 344c-48 0-83-41-83-105 0-21 7-94 45-151 34-50 83-75 120-75 41 0 86 26 86 99 0 36-14 113-62 173-24 30-64 59-106 59z"><text:p/></draw:path><draw:path draw:style-name="gr4" draw:text-style-name="P141" svg:width="0.1937in" svg:height="0.1319in" svg:x="0.6303in" svg:y="0.1189in" svg:viewBox="0 0 493 336" svg:d="M434 38c4-17 6-23 42-23 13 0 17 0 17-9 0-6-6-6-14-6-21 0-44 0-65 0-12 0-14 0-19 10-60 93-119 186-179 279-13-92-27-184-40-276-1-13-1-13-14-13-22 0-46 0-68 0-9 0-14 0-14 10 0 5 4 5 14 5 7 0 15 2 21 2 8 1 11 3 11 8 0 2 0 3-1 9-21 83-42 166-63 250-6 19-14 35-54 36-2 0-8 2-8 10 0 4 3 6 7 6 15 0 32-2 49-2s34 2 50 2c3 0 9 0 9-10 0-6-6-6-9-6-28 0-33-10-33-21 0-4 0-5 1-11 23-89 45-178 67-267h2c14 101 28 201 42 303 0 6 1 12 7 12 5 0 8-6 11-9 66-103 133-207 199-310-24 93-46 187-70 281-6 19-6 22-45 22-8 0-14 0-14 10 0 6 6 6 7 6 14 0 48-2 62-2 19 0 40 2 61 2 3 0 9 0 9-10 0-6-5-6-13-6-18 0-32 0-32-8 0-2 0-3 3-11 21-89 43-175 64-263z"><text:p/></draw:path><draw:path draw:style-name="gr4" draw:text-style-name="P141" svg:width="0.0728in" svg:height="0.3465in" svg:x="0.8382in" svg:y="0.0303in" svg:viewBox="0 0 186 881" svg:d="M186 440c0-141-32-290-130-401-6-7-24-26-36-36-3-3-5-3-12-3-4 0-8 0-8 4 0 2 1 4 3 6 17 17 43 43 74 98 52 93 73 215 73 332 0 211-60 341-149 432-1 0-1 2-1 5 0 4 4 4 8 4 7 0 9 0 13-4 46-41 99-108 133-212 22-67 32-146 32-225z"><text:p/></draw:path><draw:path draw:style-name="gr4" draw:text-style-name="P141" svg:width="0.0079in" svg:height="0.124in" svg:x="0.9748in" svg:y="0.0252in" svg:viewBox="0 0 21 316" svg:d="M0 298c0 7 0 18 10 18 11 0 11-10 11-18 0-94 0-186 0-280 0-7 0-18-10-18-11 0-11 10-11 18 0 94 0 186 0 280z"><text:p/></draw:path><draw:path draw:style-name="gr4" draw:text-style-name="P141" svg:width="0.0079in" svg:height="0.1236in" svg:x="0.9748in" svg:y="0.1421in" svg:viewBox="0 0 21 315" svg:d="M0 296c0 9 0 19 10 19 11 0 11-10 11-19 0-93 0-186 0-278 0-8 0-18-10-18-11 0-11 10-11 18 0 92 0 185 0 278z"><text:p/></draw:path><draw:path draw:style-name="gr4" draw:text-style-name="P141" svg:width="0.0079in" svg:height="0.124in" svg:x="0.9748in" svg:y="0.2567in" svg:viewBox="0 0 21 316" svg:d="M0 298c0 7 0 18 10 18 11 0 11-10 11-18 0-94 0-186 0-280 0-7 0-18-10-18-11 0-11 10-11 18 0 94 0 186 0 280z"><text:p/></draw:path><draw:path draw:style-name="gr4" draw:text-style-name="P141" svg:width="0.1287in" svg:height="0.0453in" svg:x="1.0756in" svg:y="0.1807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76in" svg:height="0.3469in" svg:x="1.2906in" svg:y="0in" svg:viewBox="0 0 448 882" svg:d="M175 808c-35-122-71-245-106-366-23 26-47 53-69 78 3 3 6 6 8 8 12-12 23-25 34-37 38 130 76 261 113 391 16 0 17 0 20-11 90-284 181-568 270-851 3-7 3-9 3-10 0-6-4-10-10-10-7 0-10 7-11 13-84 265-168 529-252 795z"><text:p/></draw:path><draw:path draw:style-name="gr4" draw:text-style-name="P141" svg:width="1.4657in" svg:height="0.0075in" svg:x="1.463in" svg:y="0in" svg:viewBox="0 0 3724 20" svg:d="M1862 20c-620 0-1242 0-1862 0 0-7 0-13 0-20 1242 0 2482 0 3724 0 0 7 0 13 0 20-621 0-1242 0-1862 0z"><text:p/></draw:path><draw:path draw:style-name="gr4" draw:text-style-name="P141" svg:width="0.0736in" svg:height="0.0882in" svg:x="1.4697in" svg:y="0.1657in" svg:viewBox="0 0 188 225" svg:d="M41 113c0-81 40-100 67-100 4 0 35 0 52 18-20 1-23 15-23 22 0 13 9 22 23 22 12 0 22-8 22-22 0-33-38-53-76-53-61 0-106 53-106 113 0 63 49 112 106 112 66 0 82-60 82-64 0-6-6-4-7-4-5 0-6 1-6 4-14 46-46 51-64 51-27 0-70-20-70-99z"><text:p/></draw:path><draw:path draw:style-name="gr4" draw:text-style-name="P141" svg:width="0.0854in" svg:height="0.0882in" svg:x="1.5547in" svg:y="0.1657in" svg:viewBox="0 0 218 225" svg:d="M218 115c0-63-49-115-109-115-61 0-109 53-109 115 0 63 52 110 109 110 59 0 109-47 109-110zM109 212c-21 0-43-9-56-32-12-22-12-51-12-70 0-18 0-44 12-67 13-22 37-32 56-32 21 0 41 10 55 32 12 21 14 49 14 67 0 19 0 45-11 66-12 23-33 36-58 36z"><text:p/></draw:path><draw:path draw:style-name="gr4" draw:text-style-name="P141" svg:width="0.063in" svg:height="0.0882in" svg:x="1.6524in" svg:y="0.1657in" svg:viewBox="0 0 161 225" svg:d="M87 124c11 3 52 10 52 45 0 25-19 45-56 45-42 0-59-28-69-69-1-7-1-8-7-8-7 0-7 3-7 11 0 21 0 44 0 66 0 8 0 11 6 11 2 0 2 0 12-10 2-1 2-1 10-11 22 21 43 21 55 21 56 0 78-32 78-68 0-26-14-41-20-47-16-15-36-19-56-23-28-6-61-12-61-41 0-17 12-36 56-36 53 0 56 43 57 59 0 4 4 4 6 4 7 0 7-2 7-11 0-17 0-34 0-51 0-8 0-11-6-11-3 0-4 0-10 6-1 2-7 7-8 8-20-14-39-14-46-14-60 0-80 32-80 60 0 17 8 31 22 42 16 13 30 15 65 22z"><text:p/></draw:path><draw:path draw:style-name="gr4" draw:text-style-name="P141" svg:width="0.0598in" svg:height="0.0894in" svg:x="1.7311in" svg:y="0.1067in" svg:viewBox="0 0 153 228" svg:d="M153 165c-5 0-9 0-13 0 0 7-4 28-8 31-3 3-30 3-34 3-21 0-43 0-64 0 36-33 49-42 70-58 25-21 49-42 49-74 0-42-37-67-82-67-42 0-71 29-71 62 0 16 15 18 18 18 9 0 18-6 18-18 0-6-2-19-19-19 10-23 33-32 49-32 35 0 53 28 53 56 0 29-21 53-32 66-28 26-56 53-84 81-3 3-3 4-3 14 48 0 94 0 141 0 5-21 7-42 12-63z"><text:p/></draw:path><draw:path draw:style-name="gr4" draw:text-style-name="P141" svg:width="0.0449in" svg:height="0.1929in" svg:x="1.8606in" svg:y="0.1071in" svg:viewBox="0 0 115 491" svg:d="M115 485c0-1 0-1-9-10-61-61-77-155-77-230 0-86 19-171 79-232 7-6 7-6 7-9s-2-4-4-4c-6 0-51 34-79 95-25 55-32 109-32 150 0 39 6 98 34 153 29 61 71 93 77 93 2 0 4-2 4-6z"><text:p/></draw:path><draw:path draw:style-name="gr4" draw:text-style-name="P141" svg:width="0.0795in" svg:height="0.1378in" svg:x="1.9244in" svg:y="0.1157in" svg:viewBox="0 0 203 351" svg:d="M203 101c0-33-8-101-59-101-68 0-144 138-144 250 0 46 14 101 59 101 70 0 144-141 144-250zM52 168c8-32 18-72 38-106 14-24 32-52 54-52 24 0 27 32 27 60 0 24-4 49-16 98-35 0-68 0-103 0zM151 183c-5 22-17 64-35 99-17 34-36 58-57 58-16 0-27-14-27-59 0-21 3-50 17-98 34 0 69 0 102 0z"><text:p/></draw:path><draw:path draw:style-name="gr4" draw:text-style-name="P141" svg:width="0.0449in" svg:height="0.1929in" svg:x="2.0236in" svg:y="0.1071in" svg:viewBox="0 0 115 491" svg:d="M115 245c0-38-6-97-34-153-29-60-71-92-75-92-3 0-6 1-6 4s0 3 10 13c47 47 75 126 75 228 0 84-18 170-78 233-7 6-7 6-7 7 0 4 3 6 6 6 4 0 49-34 78-95 24-55 31-109 31-151z"><text:p/></draw:path><draw:path draw:style-name="gr4" draw:text-style-name="P141" svg:width="0.128in" svg:height="0.128in" svg:x="2.1421in" svg:y="0.1394in" svg:viewBox="0 0 326 326" svg:d="M174 172c46 0 91 0 137 0 7 0 15 0 15-10s-8-10-15-10c-46 0-91 0-137 0 0-46 0-90 0-137 0-7 0-15-10-15-11 0-11 8-11 15 0 47 0 91 0 137-47 0-91 0-138 0-7 0-15 0-15 10s8 10 15 10c47 0 91 0 138 0 0 46 0 92 0 138 0 7 0 16 11 16 10 0 10-9 10-16 0-46 0-92 0-138z"><text:p/></draw:path><draw:path draw:style-name="gr4" draw:text-style-name="P141" svg:width="0.063in" svg:height="0.0882in" svg:x="2.3315in" svg:y="0.1657in" svg:viewBox="0 0 161 225" svg:d="M85 124c12 3 52 10 52 45 0 25-17 45-56 45-40 0-59-28-68-69-2-7-2-8-7-8-6 0-6 3-6 11 0 21 0 44 0 66 0 8 0 11 6 11 1 0 2 0 11-10 1-1 1-1 11-11 21 21 43 21 53 21 58 0 80-32 80-68 0-26-15-41-21-47-17-15-35-19-56-23-28-6-60-12-60-41 0-17 12-36 54-36 55 0 56 43 58 59 1 4 4 2 5 4 7 0 7-2 7-11 0-17 0-34 0-51 0-8 0-11-5-11-3 0-3 0-10 6-1 2-7 7-8 8-19-14-40-14-47-14-60 0-78 32-78 60 0 17 7 31 21 42 15 13 29 15 64 22z"><text:p/></draw:path><draw:path draw:style-name="gr4" draw:text-style-name="P141" svg:width="0.0413in" svg:height="0.1291in" svg:x="2.4075in" svg:y="0.1217in" svg:viewBox="0 0 106 329" svg:d="M71 112c-22 1-46 4-68 5 0 6 0 10 0 16 32 0 36 3 36 26 0 44 0 88 0 133 0 21-5 21-39 21 0 4 0 10 0 16 17 0 43-2 55-2 16 0 35 2 51 2 0-6 0-12 0-16-33 0-35-1-35-21 0-60 0-120 0-180zM73 27c0-16-11-27-25-27-16 0-27 14-27 27 0 12 11 26 27 26 14 0 25-11 25-26z"><text:p/></draw:path><draw:path draw:style-name="gr4" draw:text-style-name="P141" svg:width="0.0965in" svg:height="0.085in" svg:x="2.4614in" svg:y="0.1661in" svg:viewBox="0 0 246 217" svg:d="M38 48c0 44 0 88 0 132 0 21-6 21-38 21 0 5 0 10 0 16 17 0 42-2 55-2 14 0 39 2 56 2 0-6 0-11 0-16-34 0-40 0-40-21 0-30 0-60 0-91 0-51 35-78 68-78 30 0 36 27 36 55 0 37 0 77 0 114 0 21-6 21-39 21 0 5 0 10 0 16 18 0 43-2 56-2 12 0 39 2 54 2 0-6 0-11 0-16-25 0-37 0-37-14 0-30 0-63 0-93 0-42 0-58-16-76-7-8-22-18-52-18-35 0-58 21-72 52 0-17 0-35 0-52-23 1-47 4-69 6 0 5 0 9 0 15 34 0 38 3 38 27z"><text:p/></draw:path><draw:path draw:style-name="gr4" draw:text-style-name="P141" svg:width="0.0598in" svg:height="0.0898in" svg:x="2.5713in" svg:y="0.0807in" svg:viewBox="0 0 153 229" svg:d="M153 166c-5 0-7 0-12 0-1 7-5 28-9 31-3 3-30 3-34 3-21 0-42 0-63 0 35-32 48-42 69-59 25-19 49-40 49-74 0-40-37-67-82-67-42 0-71 31-71 62 0 18 15 19 18 19 9 0 18-6 18-18 0-6-1-18-19-18 10-24 33-32 50-32 34 0 52 26 52 54 0 31-21 55-32 66-28 28-55 54-83 82-4 3-4 4-4 14 48 0 95 0 143 0 3-21 7-42 10-63z"><text:p/></draw:path><draw:path draw:style-name="gr4" draw:text-style-name="P141" svg:width="0.0441in" svg:height="0.1929in" svg:x="2.7012in" svg:y="0.1071in" svg:viewBox="0 0 113 491" svg:d="M113 485c0-1 0-1-8-10-62-61-77-155-77-230 0-86 18-171 80-232 5-6 5-6 5-9s-1-4-4-4c-5 0-49 34-78 95-25 55-31 109-31 150 0 39 6 98 32 153 30 61 72 93 77 93 3 0 4-2 4-6z"><text:p/></draw:path><draw:path draw:style-name="gr4" draw:text-style-name="P141" svg:width="0.0795in" svg:height="0.1378in" svg:x="2.765in" svg:y="0.1157in" svg:viewBox="0 0 203 351" svg:d="M203 101c0-33-8-101-59-101-68 0-144 138-144 250 0 46 14 101 59 101 70 0 144-141 144-250zM53 168c9-32 18-72 38-106 13-24 31-52 53-52 24 0 27 32 27 60 0 24-4 49-16 98-33 0-68 0-102 0zM151 183c-5 22-15 64-35 99-17 34-35 58-57 58-16 0-27-14-27-59 0-21 4-50 17-98 34 0 69 0 102 0z"><text:p/></draw:path><draw:path draw:style-name="gr4" draw:text-style-name="P141" svg:width="0.0449in" svg:height="0.1929in" svg:x="2.8642in" svg:y="0.1071in" svg:viewBox="0 0 115 491" svg:d="M115 245c0-38-6-97-32-153-30-60-73-92-77-92-3 0-6 1-6 4s0 3 10 13c47 47 75 126 75 228 0 84-18 170-78 233-7 6-7 6-7 7 0 4 3 6 6 6 4 0 49-34 78-95 25-55 31-109 31-151z"><text:p/></draw:path><draw:path draw:style-name="gr4" draw:text-style-name="P141" svg:width="0.1287in" svg:height="0.0453in" svg:x="2.9933in" svg:y="0.1807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1508in" svg:height="0.1929in" svg:x="3.2012in" svg:y="0.0752in" svg:viewBox="0 0 384 491" svg:d="M155 439c-29-64-57-129-86-192-3-7-6-7-7-7-3 0-3 0-9 3-15 11-31 24-46 37-7 4-7 5-7 7s1 5 6 5c2 0 11-7 16-10 3-2 10-8 16-12 32 70 64 141 96 212 5 9 6 9 10 9 9 0 10-3 13-10 74-154 150-308 224-461 3-7 1-7 3-10 0-6-5-10-10-10-4 0-7 1-11 10-69 142-139 285-208 429z"><text:p/></draw:path><draw:path draw:style-name="gr4" draw:text-style-name="P141" svg:width="0.0965in" svg:height="0.0075in" svg:x="3.3484in" svg:y="0.0752in" svg:viewBox="0 0 246 20" svg:d="M123 20c-40 0-82 0-123 0 0-7 0-13 0-20 83 0 164 0 246 0 0 7 0 13 0 20-40 0-82 0-123 0z"><text:p/></draw:path><draw:path draw:style-name="gr4" draw:text-style-name="P141" svg:width="0.0634in" svg:height="0.1283in" svg:x="3.3657in" svg:y="0.1217in" svg:viewBox="0 0 162 327" svg:d="M101 14c0-13 0-14-11-14-31 32-75 32-90 32 0 6 0 10 0 16 10 0 38 0 64-13 0 84 0 168 0 253 0 18-1 24-46 24-5 0-10 0-15 0 0 4 0 10 0 15 17-1 60-1 80-1 19 0 61 0 79 1 0-5 0-11 0-15-5 0-11 0-16 0-44 0-45-6-45-24 0-92 0-183 0-274z"><text:p/></draw:path><draw:path draw:style-name="gr4" draw:text-style-name="P141" svg:width="0.1287in" svg:height="0.0453in" svg:x="3.5098in" svg:y="0.1807in" svg:viewBox="0 0 328 116" svg:d="M311 20c7 0 17 0 17-10s-10-10-17-10c-98 0-196 0-294 0-7 0-17 0-17 10s10 10 17 10c98 0 196 0 294 0zM311 116c7 0 17 0 17-10 0-11-10-11-17-11-98 0-196 0-294 0-7 0-17 0-17 11 0 10 10 10 17 10 98 0 196 0 294 0z"><text:p/></draw:path><draw:path draw:style-name="gr4" draw:text-style-name="P141" svg:width="0.0634in" svg:height="0.1283in" svg:x="3.7209in" svg:y="0.1217in" svg:viewBox="0 0 162 327" svg:d="M101 14c0-13 0-14-11-14-31 32-75 32-90 32 0 6 0 10 0 16 10 0 39 0 64-13 0 84 0 168 0 253 0 18-1 24-46 24-5 0-10 0-15 0 0 4 0 10 0 15 17-1 60-1 80-1 19 0 61 0 79 1 0-5 0-11 0-15-5 0-9 0-15 0-45 0-46-6-46-24 0-92 0-183 0-274z"><text:p/></draw:path></draw:g></draw:g></text:p>
      <text:p text:style-name="P67">D’où:</text:p>
      <text:p text:style-name="P63"><text:span text:style-name="T81"><text:s/></text:span><text:span text:style-name="T81"><draw:g text:anchor-type="as-char" svg:y="-0.4244in" draw:z-index="74" draw:name="Shape251" draw:style-name="gr1"><svg:title>TexMaths</svg:title><svg:desc>14§display§\vec{e_{r_M}}=\frac{\partial _{\text{/}r}\left(\vec{OM}\right)}{\left|\partial _{\text{/}r}\left(\vec{OM}\right)\right|}=\frac{\cos \left(\theta \right)\vec{e_x}+\sin \left(\theta \right)\vec{e_y}}{\sqrt{\cos ^2\left(\theta \right)+\sin ^2\left(\theta \right)}}=\cos \left(\theta \right)\vec{e_x}+\sin \left(\theta \right)\vec{e_y}§svg§600§FALSE§</svg:desc><draw:g draw:style-name="gr2"><draw:path draw:style-name="gr3" draw:text-style-name="P140" svg:width="5.6236in" svg:height="0.739in" svg:x="0.0012in" svg:y="0.0098in" svg:viewBox="0 0 14285 1878" svg:d="M0 0c4762 0 9524 0 14285 0 0 626 0 1252 0 1878-4761 0-9523 0-14285 0 0-626 0-1252 0-1878z"><text:p/></draw:path><draw:path draw:style-name="gr4" draw:text-style-name="P141" svg:width="0.0854in" svg:height="0.0382in" svg:x="0.1213in" svg:y="0.2858in" svg:viewBox="0 0 218 98" svg:d="M175 59c-7 7-24 21-24 29 0 6 6 10 10 10 6 0 7-3 10-7 5-7 17-21 39-31 3-3 8-5 8-11 0-4-4-7-7-10-11-7-16-15-21-28 0-4-2-11-9-11s-10 7-10 11c0 3 4 18 12 28-56 0-110 0-166 0-9 0-17 0-17 10s8 10 17 10c53 0 105 0 158 0z"><text:p/></draw:path><draw:path draw:style-name="gr4" draw:text-style-name="P141" svg:width="0.074in" svg:height="0.0874in" svg:x="0in" svg:y="0.3386in" svg:viewBox="0 0 189 223" svg:d="M70 104c14 0 50-2 74-12 35-14 38-43 38-50 0-22-20-42-53-42-55 0-129 48-129 134 0 50 29 89 77 89 71 0 112-52 112-58 0-3-3-7-6-7-2 0-4 2-7 6-37 48-92 48-98 48-37 0-43-41-43-57 0-7 1-21 8-51 9 0 19 0 27 0zM46 92c20-74 70-81 83-81 24 0 36 14 36 31 0 50-78 50-98 50-7 0-14 0-21 0z"><text:p/></draw:path><draw:path draw:style-name="gr4" draw:text-style-name="P141" svg:width="0.063in" svg:height="0.0602in" svg:x="0.0878in" svg:y="0.3937in" svg:viewBox="0 0 161 154" svg:d="M64 81c2-1 9-32 10-35 0-1 10-19 21-28 4-3 14-10 28-10 4 0 13 2 20 6-11 3-16 13-16 18 0 9 7 13 14 13 9 0 20-6 20-21 0-17-20-24-36-24-19 0-34 7-49 24-7-21-28-24-37-24-12 0-21 7-26 17-7 14-13 33-13 35 0 4 4 3 6 4 5 0 5 0 8-10 4-21 11-38 25-38 9 0 11 9 11 17 0 7-2 20-5 30-3 9-6 23-7 30-4 14-7 30-11 44-2 5-5 14-5 15 0 7 7 10 13 10 4 0 11-3 14-10 1-1 4-17 7-25 3-13 6-25 8-38z"><text:p/></draw:path><draw:path draw:style-name="gr4" draw:text-style-name="P141" svg:width="0.1126in" svg:height="0.0657in" svg:x="0.1654in" svg:y="0.4067in" svg:viewBox="0 0 287 168" svg:d="M256 21c2-7 2-10 21-10 6 0 4 0 7 0 2-1 3-4 3-7 0-4-4-4-8-4-13 0-24 0-37 0-5 0-8 0-12 6-34 46-69 93-103 140-9-47-21-93-30-139-2-6-3-7-10-7-13 0-27 0-39 0-6 0-9 0-9 7 0 4 3 4 9 4 2 0 11 0 16 2 0 2 0 4-1 7-10 40-21 81-31 121-1 6-4 16-26 16-2 0-6 1-6 7 0 3 1 4 4 4 4 0 10 0 14 0s9 0 14 0c4 0 10 0 14 0s10 0 14 0c3 0 6-1 6-7 0-4-3-4-6-4-12 0-17-3-17-9 0-1 0-4 0-5 12-44 21-87 33-130h1c11 49 22 99 34 148 0 4 1 7 5 7 3 0 6 0 10-6 36-50 73-100 109-151-11 46-22 91-33 137-3 7-3 9-21 9-7 0-12 0-12 7 0 3 3 4 6 4 4 0 11 0 15 0 6 0 12 0 17 0 6 0 11 0 17 0s13 0 18 0c2 0 6 0 6-7 0-4-3-4-9-4-2 0-5 0-9 0-7 0-7 0-7-3 0-1 0-1 1-3 11-43 21-87 32-130z"><text:p/></draw:path><draw:path draw:style-name="gr4" draw:text-style-name="P141" svg:width="0.1287in" svg:height="0.0453in" svg:x="0.372in" svg:y="0.3531in" svg:viewBox="0 0 328 116" svg:d="M311 20c7 0 17 0 17-10s-10-10-17-10c-98 0-196 0-294 0-7 0-17 0-17 10s10 10 17 10c98 0 196 0 294 0zM311 116c7 0 17 0 17-10 0-9-10-9-17-9-98 0-196 0-294 0-7 0-17 0-17 9 0 10 10 10 17 10 98 0 196 0 294 0z"><text:p/></draw:path><draw:path draw:style-name="gr4" draw:text-style-name="P141" svg:width="0.1016in" svg:height="0.1429in" svg:x="0.6614in" svg:y="0.0835in" svg:viewBox="0 0 259 364" svg:d="M209 186c-6-31-26-59-65-59-29 0-61 9-99 47-42 42-45 87-45 102 0 31 21 88 91 88 116 0 168-165 168-237 0-77-46-127-106-127-72 0-94 64-94 78 0 7 4 17 18 17 17 0 27-14 27-25 0-18-16-18-23-18 21-37 56-39 70-39 37 0 70 26 70 89 0 20-3 44-12 84zM92 350c-54 0-54-50-54-56 0-12 12-81 32-112 20-28 43-43 74-43 55 0 55 56 55 66 0 35-31 145-107 145z"><text:p/></draw:path><draw:path draw:style-name="gr4" draw:text-style-name="P141" svg:width="0.0575in" svg:height="0.1354in" svg:x="0.7661in" svg:y="0.1563in" svg:viewBox="0 0 147 345" svg:d="M146 15c1-4 1-5 1-7 0-5-4-8-8-8-6 0-7 4-10 8-42 107-86 215-128 321-1 4-1 6-1 7 0 6 4 9 8 9 6 0 7-5 9-9 43-106 85-214 129-321z"><text:p/></draw:path><draw:path draw:style-name="gr4" draw:text-style-name="P141" svg:width="0.0626in" svg:height="0.0606in" svg:x="0.8402in" svg:y="0.198in" svg:viewBox="0 0 160 155" svg:d="M64 83c2-3 9-34 10-35 0-3 10-20 21-28 4-3 14-10 28-10 4 0 13 0 20 4-11 3-16 13-16 20s7 12 14 12c9 0 19-7 19-21 0-18-19-25-37-25-17 0-32 7-47 24-7-21-28-24-37-24-12 0-21 8-26 17-7 14-13 33-13 36 0 4 4 3 6 4 5 0 5-1 8-11 4-21 11-36 25-36 9 0 11 7 11 17 0 7-2 18-5 28-3 9-6 23-9 30-2 16-7 30-9 45-2 4-5 13-5 14 0 7 7 11 12 11s12-2 15-9c1-3 4-19 7-27 3-13 6-24 8-36z"><text:p/></draw:path><draw:path draw:style-name="gr4" draw:text-style-name="P141" svg:width="0.0736in" svg:height="0.348in" svg:x="0.9866in" svg:y="0in" svg:viewBox="0 0 188 885" svg:d="M165 880c2 1 4 4 6 5 4 0 7 0 11 0 1 0 6 0 6-5 0-2-2-3-3-5-18-16-45-44-74-98-54-95-73-217-73-334 0-219 61-348 147-435 3-1 1-1 3-2 0-6-5-6-10-6-7 0-7 0-13 4-46 41-99 108-133 213-21 65-32 143-32 226 0 116 21 248 98 362 14 19 21 27 32 40 4 5 11 14 16 16 7 6 12 13 19 19z"><text:p/></draw:path><draw:path draw:style-name="gr4" draw:text-style-name="P141" svg:width="0.0854in" svg:height="0.0382in" svg:x="1.2205in" svg:y="0.0354in" svg:viewBox="0 0 218 98" svg:d="M175 59c-7 7-24 21-24 29 0 4 6 10 10 10 6 0 7-4 10-7 5-7 17-21 39-31 3-3 8-5 8-11 0-4-4-7-7-10-11-7-16-15-19-28-2-4-3-11-10-11-6 0-11 7-11 11 0 2 4 18 12 28-56 0-110 0-166 0-7 0-17 0-17 10s10 10 17 10c53 0 105 0 158 0z"><text:p/></draw:path><draw:path draw:style-name="gr4" draw:text-style-name="P141" svg:width="0.1335in" svg:height="0.1409in" svg:x="1.0772in" svg:y="0.0862in" svg:viewBox="0 0 340 359" svg:d="M340 133c0-80-53-133-126-133-106 0-214 112-214 227 0 81 55 132 126 132 104 0 214-108 214-226zM129 346c-49 0-84-41-84-105 0-22 7-94 45-151 35-52 82-77 121-77 41 0 84 28 84 100 0 35-12 113-61 173-24 31-65 60-105 60z"><text:p/></draw:path><draw:path draw:style-name="gr4" draw:text-style-name="P141" svg:width="0.1937in" svg:height="0.1319in" svg:x="1.2287in" svg:y="0.0898in" svg:viewBox="0 0 493 336" svg:d="M435 38c5-18 6-23 42-23 12 0 16 0 16-9 0-6-4-6-13-6-22 0-43 0-66 0-12 0-12 0-18 10-60 94-120 186-180 280-13-92-26-186-38-279-2-11-3-11-16-11-22 0-44 0-67 0-10 0-15 0-15 10 0 5 5 5 15 5 6 0 16 0 21 2 7 0 10 1 10 7 0 3 0 4-1 10-21 84-42 166-63 250-5 20-13 35-54 37-1 0-8 0-8 10 0 4 3 5 7 5 15 0 34-1 49-1 17 0 35 1 50 1 3 0 10 0 10-10 0-5-5-5-10-5-28 0-32-10-32-21 0-4 0-7 2-11 22-90 44-180 67-269 14 102 28 203 42 305 1 6 1 11 8 11 4 0 9-5 10-8 66-104 133-209 199-313h1c-24 94-47 190-71 283-4 19-6 23-45 23-8 0-13 0-13 10 0 5 6 5 7 5 14 0 48-1 61-1 21 0 42 1 61 1 3 0 10 0 10-10 0-5-4-5-14-5-18 0-32 0-32-9 0-2 0-2 3-12 22-87 43-175 65-262z"><text:p/></draw:path><draw:path draw:style-name="gr4" draw:text-style-name="P141" svg:width="0.0736in" svg:height="0.348in" svg:x="1.4366in" svg:y="0in" svg:viewBox="0 0 188 885" svg:d="M188 443c0-142-34-292-131-402-7-9-25-28-36-38-4-3-4-3-11-3-6 0-10 0-10 6 0 1 3 2 3 4 17 17 43 45 74 98 53 95 73 216 73 335 0 213-59 343-147 434-2 0-3 1-3 3 0 5 4 5 10 5 7 0 7 0 11-4 48-41 99-108 134-213 21-67 33-147 33-225z"><text:p/></draw:path><draw:path draw:style-name="gr4" draw:text-style-name="P141" svg:width="1.0205in" svg:height="0.0079in" svg:x="0.5894in" svg:y="0.3717in" svg:viewBox="0 0 2593 21" svg:d="M0 0c864 0 1729 0 2593 0 0 7 0 14 0 21-864 0-1729 0-2593 0 0-7 0-14 0-21z"><text:p/></draw:path><draw:path draw:style-name="gr4" draw:text-style-name="P141" svg:width="0.0079in" svg:height="0.1244in" svg:x="0.6173in" svg:y="0.398in" svg:viewBox="0 0 21 317" svg:d="M0 298c0 7 0 19 10 19 11 0 11-10 11-19 0-93 0-186 0-280 0-7 0-18-11-18-10 0-10 10-10 18 0 94 0 187 0 280z"><text:p/></draw:path><draw:path draw:style-name="gr4" draw:text-style-name="P141" svg:width="0.0079in" svg:height="0.1244in" svg:x="0.6173in" svg:y="0.5154in" svg:viewBox="0 0 21 317" svg:d="M0 298c0 7 0 19 10 19 11 0 11-10 11-19 0-93 0-186 0-280 0-8 0-18-11-18-10 0-10 10-10 18 0 94 0 187 0 280z"><text:p/></draw:path><draw:path draw:style-name="gr4" draw:text-style-name="P141" svg:width="0.0079in" svg:height="0.1236in" svg:x="0.6173in" svg:y="0.6307in" svg:viewBox="0 0 21 315" svg:d="M0 297c0 8 0 18 10 18 11 0 11-10 11-18 0-92 0-186 0-279 0-8 0-18-11-18-10 0-10 10-10 18 0 93 0 187 0 279z"><text:p/></draw:path><draw:path draw:style-name="gr4" draw:text-style-name="P141" svg:width="0.1016in" svg:height="0.1425in" svg:x="0.6614in" svg:y="0.4862in" svg:viewBox="0 0 259 363" svg:d="M209 186c-6-31-26-59-65-59-29 0-61 9-99 47-42 40-45 87-45 102 0 31 21 87 91 87 116 0 168-165 168-236 0-78-46-127-106-127-72 0-94 64-94 78 0 7 4 17 18 17 17 0 27-15 27-26 0-17-16-17-23-17 21-37 56-39 70-39 37 0 70 25 70 88 0 19-3 45-12 85zM92 350c-54 0-54-52-54-56 0-14 12-82 32-112 20-28 43-43 74-43 55 0 55 54 55 64 0 35-31 147-107 147z"><text:p/></draw:path><draw:path draw:style-name="gr4" draw:text-style-name="P141" svg:width="0.0575in" svg:height="0.1354in" svg:x="0.7661in" svg:y="0.5594in" svg:viewBox="0 0 147 345" svg:d="M146 14c1-4 1-4 1-6 0-5-4-8-8-8-6 0-7 4-10 8-42 107-86 215-128 321-1 4-1 4-1 6 0 7 4 10 8 10 6 0 7-5 9-10 43-107 85-215 129-321z"><text:p/></draw:path><draw:path draw:style-name="gr4" draw:text-style-name="P141" svg:width="0.0626in" svg:height="0.0606in" svg:x="0.8402in" svg:y="0.6012in" svg:viewBox="0 0 160 155" svg:d="M64 81c2-1 9-32 10-33 0-3 10-21 21-30 4-3 14-10 28-10 4 0 13 2 20 6-11 3-16 13-16 18 0 9 7 14 14 14 9 0 19-7 19-21 0-18-19-25-37-25-17 0-32 7-47 24-7-21-28-24-37-24-12 0-21 7-26 17-7 14-13 33-13 35 0 4 4 3 6 4 5 0 5 0 8-10 4-21 11-38 25-38 9 0 11 9 11 19 0 5-2 18-5 28-3 9-6 23-9 30-2 16-7 30-9 45-2 4-5 13-5 14 0 7 7 11 12 11s12-4 15-11c1-1 4-17 7-25 3-13 6-25 8-38z"><text:p/></draw:path><draw:path draw:style-name="gr4" draw:text-style-name="P141" svg:width="0.0736in" svg:height="0.348in" svg:x="0.9866in" svg:y="0.4031in" svg:viewBox="0 0 188 885" svg:d="M165 880c2 1 4 4 6 5 4 0 7 0 11 0 1 0 6-1 6-5 0-2-2-3-3-5-18-18-45-44-74-99-54-94-73-216-73-333 0-219 61-348 147-435 3-1 3-2 3-4 0-4-5-4-10-4-7 0-7 0-13 3-46 40-99 109-133 213-21 66-32 144-32 225 0 118 21 250 98 363 14 20 32 39 32 41 4 5 11 14 16 16 7 6 12 13 19 19z"><text:p/></draw:path><draw:path draw:style-name="gr4" draw:text-style-name="P141" svg:width="0.0854in" svg:height="0.0382in" svg:x="1.2205in" svg:y="0.4386in" svg:viewBox="0 0 218 98" svg:d="M175 59c-7 5-24 19-24 29 0 4 6 10 10 10 6 0 7-4 10-7 5-7 17-21 39-32 3-2 8-4 8-10s-4-7-7-10c-11-7-16-17-19-28-2-4-3-11-10-11-6 0-11 7-11 10s4 18 12 29c-56 0-110 0-166 0-7 0-17 0-17 10s10 10 17 10c53 0 105 0 158 0z"><text:p/></draw:path><draw:path draw:style-name="gr4" draw:text-style-name="P141" svg:width="0.1335in" svg:height="0.1402in" svg:x="1.0772in" svg:y="0.4894in" svg:viewBox="0 0 340 357" svg:d="M340 132c0-79-53-132-126-132-106 0-214 112-214 227 0 81 55 130 126 130 104 0 214-108 214-225zM129 345c-49 0-84-40-84-105 0-21 7-93 45-150 35-52 82-77 121-77 41 0 84 26 84 100 0 35-12 113-61 173-24 29-65 59-105 59z"><text:p/></draw:path><draw:path draw:style-name="gr4" draw:text-style-name="P141" svg:width="0.1937in" svg:height="0.1319in" svg:x="1.2287in" svg:y="0.4937in" svg:viewBox="0 0 493 336" svg:d="M435 38c5-18 6-23 42-23 12 0 16 0 16-9 0-6-4-6-13-6-22 0-43 0-66 0-12 0-12 0-18 8-60 94-120 188-180 282-13-92-26-186-38-279-2-11-3-11-16-11-22 0-44 0-67 0-10 0-15 0-15 8 0 7 5 7 15 7 6 0 16 0 21 0 7 2 10 3 10 9 0 1 0 3-1 10-21 82-42 166-63 249-5 20-13 36-54 38-1 0-8 0-8 8 0 6 3 7 7 7 15 0 34-1 49-1 17 0 35 1 50 1 3 0 10 0 10-10 0-5-5-5-10-5-28-2-32-11-32-23 0-2 0-5 2-11 22-89 44-178 67-267 14 102 28 203 42 305 1 6 1 11 8 11 4 0 9-5 10-10 66-103 133-207 199-311h1c-24 94-47 188-71 282-4 20-6 24-45 24-8 0-13 0-13 8 0 7 6 7 7 7 14 0 48-1 61-1 21 0 42 1 61 1 3 0 10 0 10-10 0-5-4-5-14-5-18 0-32 0-32-10 0-1 0-3 3-11 22-87 43-175 65-262z"><text:p/></draw:path><draw:path draw:style-name="gr4" draw:text-style-name="P141" svg:width="0.0736in" svg:height="0.348in" svg:x="1.4366in" svg:y="0.4031in" svg:viewBox="0 0 188 885" svg:d="M188 441c0-140-34-291-131-402-7-7-25-26-36-36-4-3-4-3-11-3-6 0-10 0-10 4 0 3 3 4 3 6 17 17 43 43 74 98 53 94 73 216 73 333 0 215-59 345-147 434-2 2-3 3-3 5 0 5 4 5 10 5 7 0 7 0 11-4 48-41 99-109 134-213 21-67 33-147 33-227z"><text:p/></draw:path><draw:path draw:style-name="gr4" draw:text-style-name="P141" svg:width="0.0083in" svg:height="0.1244in" svg:x="1.5732in" svg:y="0.398in" svg:viewBox="0 0 22 317" svg:d="M0 298c0 7 0 19 11 19s11-10 11-19c0-93 0-186 0-280 0-7 0-18-11-18s-11 10-11 18c0 94 0 187 0 280z"><text:p/></draw:path><draw:path draw:style-name="gr4" draw:text-style-name="P141" svg:width="0.0083in" svg:height="0.1244in" svg:x="1.5732in" svg:y="0.5154in" svg:viewBox="0 0 22 317" svg:d="M0 298c0 7 0 19 11 19s11-10 11-19c0-93 0-186 0-280 0-8 0-18-11-18s-11 10-11 18c0 94 0 187 0 280z"><text:p/></draw:path><draw:path draw:style-name="gr4" draw:text-style-name="P141" svg:width="0.0083in" svg:height="0.1236in" svg:x="1.5732in" svg:y="0.6307in" svg:viewBox="0 0 22 315" svg:d="M0 297c0 8 0 18 11 18s11-10 11-18c0-92 0-186 0-279 0-8 0-18-11-18s-11 10-11 18c0 93 0 187 0 279z"><text:p/></draw:path><draw:path draw:style-name="gr4" draw:text-style-name="P141" svg:width="0.1287in" svg:height="0.0453in" svg:x="1.6976in" svg:y="0.3531in" svg:viewBox="0 0 328 116" svg:d="M311 20c7 0 17 0 17-10s-10-10-17-10c-98 0-196 0-294 0-7 0-17 0-17 10s10 10 17 10c98 0 196 0 294 0zM311 116c7 0 17 0 17-10 0-9-10-9-17-9-98 0-196 0-294 0-7 0-17 0-17 9 0 10 10 10 17 10 98 0 196 0 294 0z"><text:p/></draw:path><draw:path draw:style-name="gr4" draw:text-style-name="P141" svg:width="0.0736in" svg:height="0.089in" svg:x="1.9209in" svg:y="0.2063in" svg:viewBox="0 0 188 227" svg:d="M42 113c0-79 39-100 66-100 4 0 35 0 53 18-21 1-24 17-24 22 0 13 9 23 23 23 12 0 23-9 23-23 0-33-37-53-75-53-62 0-108 53-108 115 0 63 49 112 106 112 66 0 82-59 82-65 0-4-5-5-6-5-4 0-6 3-7 5-14 47-46 52-64 52-26 0-69-21-69-101z"><text:p/></draw:path><draw:path draw:style-name="gr4" draw:text-style-name="P141" svg:width="0.085in" svg:height="0.089in" svg:x="2.0063in" svg:y="0.2063in" svg:viewBox="0 0 217 227" svg:d="M217 115c0-62-49-115-108-115-61 0-109 55-109 115 0 64 50 112 108 112 60 0 109-49 109-112zM109 214c-22 0-43-11-56-33-12-21-12-52-12-69 0-20 0-46 11-67 14-24 36-34 56-34 22 0 43 11 56 32 12 21 12 49 12 69 0 17 0 43-11 66-10 22-32 36-56 36z"><text:p/></draw:path><draw:path draw:style-name="gr4" draw:text-style-name="P141" svg:width="0.063in" svg:height="0.089in" svg:x="2.1039in" svg:y="0.2063in" svg:viewBox="0 0 161 227" svg:d="M87 126c10 1 50 10 50 45 0 25-17 45-56 45-40 0-59-28-67-70-3-7-3-9-7-9-7 0-7 3-7 13 0 21 0 43 0 64 0 9 0 13 6 13 2 0 2-1 12-11 3-4 0-2 10-11 21 21 43 22 53 22 58 0 80-34 80-69 0-26-15-40-21-47-15-16-35-20-56-24-28-4-60-11-60-39 0-19 12-38 54-38 55 0 58 45 58 59 1 5 5 5 7 5 5 0 5-3 5-12 0-17 0-33 0-49 0-9 0-13-5-13-2 0-3 0-10 7-1 1-6 6-8 7-19-14-38-14-47-14-60 0-78 34-78 60 0 18 8 32 21 42 15 13 29 17 66 24z"><text:p/></draw:path><draw:path draw:style-name="gr4" draw:text-style-name="P141" svg:width="0.0449in" svg:height="0.1933in" svg:x="2.2252in" svg:y="0.148in" svg:viewBox="0 0 115 492" svg:d="M115 487c0-1 0-2-9-11-61-61-77-154-77-229 0-86 19-171 79-233 7-7 7-7 7-8 0-5-2-6-6-6s-49 34-77 97c-25 53-32 108-32 150 0 37 6 98 34 152 29 62 71 93 75 93s6-2 6-5z"><text:p/></draw:path><draw:path draw:style-name="gr4" draw:text-style-name="P141" svg:width="0.0795in" svg:height="0.1386in" svg:x="2.2898in" svg:y="0.1567in" svg:viewBox="0 0 203 353" svg:d="M203 101c0-32-8-101-59-101-68 0-144 139-144 252 0 46 14 101 59 101 70 0 144-141 144-252zM52 168c8-31 18-70 38-105 14-25 32-52 54-52 24 0 27 31 27 59 0 24-4 49-16 98-35 0-68 0-103 0zM151 184c-5 23-17 64-35 100-17 34-36 58-57 58-16 0-27-14-27-60 0-21 3-49 16-98 35 0 68 0 103 0z"><text:p/></draw:path><draw:path draw:style-name="gr4" draw:text-style-name="P141" svg:width="0.0449in" svg:height="0.1933in" svg:x="2.389in" svg:y="0.148in" svg:viewBox="0 0 115 492" svg:d="M115 247c0-40-6-99-34-155-29-60-71-92-75-92-5 0-6 3-6 6 0 1 0 1 10 11 47 49 75 126 75 230 0 84-18 170-78 232-7 6-7 7-7 8 0 3 1 5 6 5 4 0 49-33 77-96 25-54 32-109 32-149z"><text:p/></draw:path><draw:path draw:style-name="gr4" draw:text-style-name="P141" svg:width="0.085in" svg:height="0.0378in" svg:x="2.5516in" svg:y="0.1543in" svg:viewBox="0 0 217 97" svg:d="M174 59c-7 5-23 19-23 28 0 5 4 10 10 10 4 0 7-3 10-6 5-7 17-21 38-32 4-2 8-4 8-10s-3-8-7-10c-10-8-15-17-20-28-1-5-2-11-9-11s-10 6-10 10c0 3 4 18 11 29-55 0-111 0-165 0-9 0-17 0-17 10s8 10 17 10c52 0 105 0 157 0z"><text:p/></draw:path><draw:path draw:style-name="gr4" draw:text-style-name="P141" svg:width="0.074in" svg:height="0.0878in" svg:x="2.4941in" svg:y="0.2071in" svg:viewBox="0 0 189 224" svg:d="M70 105c14 0 50-1 76-13 33-14 36-43 36-50 0-21-18-42-53-42-55 0-129 48-129 134 0 51 29 90 78 90 70 0 111-53 111-59 0-3-3-5-6-5-2 0-2 0-5 4-39 49-94 49-100 49-37 0-42-42-42-58 0-5 0-21 7-50 9 0 19 0 27 0zM46 94c20-76 70-83 83-83 24 0 36 14 36 31 0 52-78 52-98 52-7 0-14 0-21 0z"><text:p/></draw:path><draw:path draw:style-name="gr4" draw:text-style-name="P141" svg:width="0.0717in" svg:height="0.0606in" svg:x="2.5823in" svg:y="0.2626in" svg:viewBox="0 0 183 155" svg:d="M69 115c-3 12-14 31-33 31-1 0-11 0-18-6 14-4 16-17 16-18 0-7-7-13-14-13-10 0-20 9-20 21 0 17 18 25 35 25s31-9 39-25c9 18 27 25 41 25 40 0 61-43 61-53 0-4-4-3-5-4-6 0-6 1-7 6-7 23-28 42-48 42-14 0-21-10-21-23 0-8 9-40 18-78 7-27 23-35 34-35 1 0 11 0 18 4-10 3-14 13-14 20s6 12 13 12c8 0 19-7 19-21 0-19-21-25-35-25-18 0-30 11-39 24-5-14-22-24-40-24-40 0-62 42-62 53 0 4 6 4 7 4 4 0 4-1 6-5 8-28 30-42 47-42 11 0 21 5 21 22 0 7-4 24-8 37-4 15-7 30-11 46z"><text:p/></draw:path><draw:path draw:style-name="gr4" draw:text-style-name="P141" svg:width="0.128in" svg:height="0.1287in" svg:x="2.7276in" svg:y="0.1803in" svg:viewBox="0 0 326 328" svg:d="M174 174c46 0 91 0 137 0 7 0 15 0 15-10s-8-10-15-10c-46 0-91 0-137 0 0-46 0-92 0-139 0-5 0-15-10-15s-10 10-10 15c0 47 0 93 0 139-46 0-92 0-139 0-7 0-15 0-15 10s8 10 15 10c47 0 93 0 139 0 0 46 0 91 0 137 0 7 0 17 10 17s10-10 10-17c0-46 0-91 0-137z"><text:p/></draw:path><draw:path draw:style-name="gr4" draw:text-style-name="P141" svg:width="0.063in" svg:height="0.089in" svg:x="2.9165in" svg:y="0.2063in" svg:viewBox="0 0 161 227" svg:d="M85 126c12 1 52 10 52 45 0 25-17 45-56 45-40 0-59-28-68-70-2-7-2-9-7-9-6 0-6 3-6 13 0 21 0 43 0 64 0 9 0 13 6 13 2 0 2-1 12-11 3-4 0-2 10-11 21 21 43 22 53 22 58 0 80-34 80-69 0-26-15-40-21-47-17-16-35-20-56-24-28-4-60-11-60-39 0-19 12-38 54-38 55 0 58 45 58 59 1 5 4 4 5 5 7 0 7-3 7-12 0-17 0-33 0-49 0-9 0-13-5-13-3 0-3 0-10 7-1 1-6 6-8 7-19-14-40-14-47-14-60 0-78 34-78 60 0 18 8 32 21 42 15 13 29 17 64 24z"><text:p/></draw:path><draw:path draw:style-name="gr4" draw:text-style-name="P141" svg:width="0.0409in" svg:height="0.1291in" svg:x="2.9933in" svg:y="0.1634in" svg:viewBox="0 0 105 329" svg:d="M70 111c-22 1-46 4-69 5 0 6 0 10 0 16 33 0 37 2 37 26 0 45 0 89 0 133 0 23-6 23-38 23 0 5 0 10 0 15 15-1 42-1 53-1 17 0 35 0 52 1 0-5 0-10 0-15-32 0-35-3-35-23 0-60 0-120 0-180zM73 25c0-15-13-25-27-25-15 0-26 13-26 25 0 14 11 27 26 27 14 0 27-10 27-27z"><text:p/></draw:path><draw:path draw:style-name="gr4" draw:text-style-name="P141" svg:width="0.0972in" svg:height="0.0858in" svg:x="3.0465in" svg:y="0.2071in" svg:viewBox="0 0 248 219" svg:d="M38 49c0 43 0 88 0 132 0 22-6 22-38 22 0 6 0 10 0 16 17-2 42-2 55-2 14 0 39 0 56 2 0-6 0-10 0-16-34 0-40 0-40-22 0-31 0-61 0-91 0-51 35-79 68-79 30 0 36 27 36 55 0 38 0 77 0 115 0 22-6 22-39 22 0 6 0 10 0 16 18-2 43-2 56-2 12 0 39 0 56 2 0-6 0-10 0-16-27 0-39 0-39-15 0-31 0-63 0-94 0-42 0-58-16-76-7-8-22-18-52-18-35 0-58 21-72 52 0-17 0-35 0-52-23 1-47 4-69 6 0 5 0 9 0 15 34 0 38 4 38 28z"><text:p/></draw:path><draw:path draw:style-name="gr4" draw:text-style-name="P141" svg:width="0.0449in" svg:height="0.1933in" svg:x="3.1992in" svg:y="0.148in" svg:viewBox="0 0 115 492" svg:d="M115 487c0-1 0-2-9-11-61-61-78-154-78-229 0-86 20-171 80-233 7-7 7-7 7-8 0-5-3-6-6-6-4 0-49 34-78 97-25 53-31 108-31 150 0 37 6 98 32 152 30 62 73 93 77 93 3 0 6-2 6-5z"><text:p/></draw:path><draw:path draw:style-name="gr4" draw:text-style-name="P141" svg:width="0.0795in" svg:height="0.1386in" svg:x="3.2638in" svg:y="0.1567in" svg:viewBox="0 0 203 353" svg:d="M203 101c0-32-8-101-59-101-68 0-144 139-144 252 0 46 14 101 59 101 68 0 144-141 144-252zM52 168c8-31 18-70 38-105 14-25 32-52 53-52 25 0 28 31 28 59 0 24-4 49-17 98-34 0-69 0-102 0zM150 184c-6 23-16 64-34 100-18 34-36 58-57 58-17 0-27-14-27-60 0-21 3-49 16-98 33 0 68 0 102 0z"><text:p/></draw:path><draw:path draw:style-name="gr4" draw:text-style-name="P141" svg:width="0.0441in" svg:height="0.1933in" svg:x="3.363in" svg:y="0.148in" svg:viewBox="0 0 113 492" svg:d="M113 247c0-40-5-99-32-155-29-60-71-92-77-92-3 0-4 3-4 6 0 1 0 1 8 11 49 49 77 126 77 230 0 84-18 170-79 232-6 6-6 7-6 8 0 3 1 5 4 5 6 0 49-33 79-96 25-54 30-109 30-149z"><text:p/></draw:path><draw:path draw:style-name="gr4" draw:text-style-name="P141" svg:width="0.0854in" svg:height="0.0378in" svg:x="3.5228in" svg:y="0.1543in" svg:viewBox="0 0 218 97" svg:d="M175 59c-7 5-22 19-22 28 0 5 4 10 9 10s6-3 9-6c5-7 18-21 39-32 3-2 8-4 8-10s-2-8-7-10c-11-8-16-17-19-28-2-5-3-11-10-11s-10 6-10 10c0 3 3 18 11 29-54 0-110 0-165 0-8 0-18 0-18 10s10 10 18 10c52 0 105 0 157 0z"><text:p/></draw:path><draw:path draw:style-name="gr4" draw:text-style-name="P141" svg:width="0.074in" svg:height="0.0878in" svg:x="3.4681in" svg:y="0.2071in" svg:viewBox="0 0 189 224" svg:d="M70 105c14 0 50-1 74-13 35-14 38-43 38-50 0-21-20-42-53-42-55 0-129 48-129 134 0 51 29 90 77 90 71 0 112-53 112-59 0-3-3-5-6-5-2 0-4 0-7 4-37 49-92 49-98 49-37 0-43-42-43-58 0-5 1-21 8-50 9 0 19 0 27 0zM46 94c20-76 70-83 83-83 24 0 36 14 36 31 0 52-78 52-98 52-7 0-14 0-21 0z"><text:p/></draw:path><draw:path draw:style-name="gr4" draw:text-style-name="P141" svg:width="0.0689in" svg:height="0.0874in" svg:x="3.5559in" svg:y="0.2626in" svg:viewBox="0 0 176 223" svg:d="M175 22c1-5 1-5 1-8 0-7-5-11-11-11-3 0-10 3-14 8-1 3-4 14-5 21-3 10-5 18-7 28-2 9-13 52-14 56-14 10-16 30-42 30-24 0-24-23-24-28 0-20 8-41 18-68 4-11 6-15 6-21 0-16-14-29-33-29-35 0-50 46-50 53 0 4 4 3 6 4 5 0 5-2 7-5 8-30 22-42 36-42 6 0 8 3 8 11s-2 15-4 21c-17 42-19 55-19 70 0 6 0 21 12 32 11 10 25 11 35 11 14 0 27-5 38-15-4 18-8 34-22 51-10 11-24 22-42 22-3 0-19 0-26-11 19-3 13-13 19-20 0-11-10-13-14-13-9 0-20 7-20 23 0 17 17 31 41 31 35 0 77-28 88-70 11-44 21-87 32-131z"><text:p/></draw:path><draw:path draw:style-name="gr4" draw:text-style-name="P141" svg:width="1.7272in" svg:height="0.0079in" svg:x="1.915in" svg:y="0.3717in" svg:viewBox="0 0 4388 21" svg:d="M0 0c1463 0 2925 0 4388 0 0 7 0 14 0 21-1463 0-2925 0-4388 0 0-7 0-14 0-21z"><text:p/></draw:path><draw:path draw:style-name="gr4" draw:text-style-name="P141" svg:width="0.176in" svg:height="0.348in" svg:x="1.9701in" svg:y="0.411in" svg:viewBox="0 0 448 885" svg:d="M174 811c-35-123-70-245-105-368-23 26-47 53-69 79 3 3 6 5 8 7 12-12 21-26 33-39 37 132 75 264 113 395 17 0 17 0 21-11 90-284 181-570 270-854 3-9 2-7 3-10 0-6-4-10-10-10-8 0-10 6-11 13-84 266-169 532-253 798z"><text:p/></draw:path><draw:path draw:style-name="gr4" draw:text-style-name="P141" svg:width="1.4657in" svg:height="0.0075in" svg:x="2.1425in" svg:y="0.411in" svg:viewBox="0 0 3724 20" svg:d="M0 0c1242 0 2482 0 3724 0 0 7 0 13 0 20-1242 0-2482 0-3724 0 0-7 0-13 0-20z"><text:p/></draw:path><draw:path draw:style-name="gr4" draw:text-style-name="P141" svg:width="0.0736in" svg:height="0.089in" svg:x="2.1492in" svg:y="0.5661in" svg:viewBox="0 0 188 227" svg:d="M41 113c0-79 40-100 65-100 5 0 37 1 54 18-21 1-24 17-24 22 0 14 10 24 24 24 12 0 22-8 22-24 0-33-38-53-76-53-61 0-106 53-106 115 0 63 48 112 105 112 66 0 83-59 83-65 0-4-6-4-7-4-5 0-6 2-7 4-14 47-47 52-65 52-25 0-68-21-68-101z"><text:p/></draw:path><draw:path draw:style-name="gr4" draw:text-style-name="P141" svg:width="0.085in" svg:height="0.089in" svg:x="2.2343in" svg:y="0.5661in" svg:viewBox="0 0 217 227" svg:d="M217 116c0-63-49-116-108-116-61 0-109 55-109 116 0 63 50 111 108 111 60 0 109-49 109-111zM109 214c-21 0-43-9-56-33-12-21-12-51-12-69 0-20 0-46 11-67 14-23 36-34 56-34 22 0 43 11 56 32 12 21 12 51 12 69s0 43-9 66c-12 22-34 36-58 36z"><text:p/></draw:path><draw:path draw:style-name="gr4" draw:text-style-name="P141" svg:width="0.063in" svg:height="0.089in" svg:x="2.3315in" svg:y="0.5661in" svg:viewBox="0 0 161 227" svg:d="M87 126c10 1 50 10 50 45 0 25-17 45-54 45-42 0-61-28-69-70-1-6-3-9-7-9-7 0-7 4-7 13 0 21 0 43 0 64 0 9 0 13 6 13 2 0 2-1 12-10 2-1 2-3 10-11 21 20 43 21 55 21 56 0 78-34 78-69 0-26-14-40-21-46-15-17-35-21-56-24-27-5-60-12-60-40 0-17 12-38 54-38 55 0 58 45 59 60 0 4 4 4 6 4 5 0 5-3 5-12 0-17 0-33 0-49 0-9 0-13-5-13-2 0-3 0-10 7-1 1-6 6-8 7-19-14-38-14-47-14-58 0-78 34-78 62 0 16 8 30 21 42 17 12 29 15 66 22z"><text:p/></draw:path><draw:path draw:style-name="gr4" draw:text-style-name="P141" svg:width="0.0591in" svg:height="0.0894in" svg:x="2.4106in" svg:y="0.5071in" svg:viewBox="0 0 151 228" svg:d="M151 167c-4 0-7 0-11 0-1 7-4 28-8 31-3 1-30 1-35 1-21 0-42 0-63 0 36-31 49-41 68-58 25-19 49-42 49-74 0-42-36-67-80-67-43 0-71 31-71 62 0 18 14 19 18 19 9 0 18-5 18-18 0-7-2-18-21-18 12-25 35-32 51-32 35 0 53 26 53 54 0 30-22 53-34 66-28 28-54 55-82 83-3 3-3 4-3 12 48 0 94 0 141 0 3-21 7-40 10-61z"><text:p/></draw:path><draw:path draw:style-name="gr4" draw:text-style-name="P141" svg:width="0.0449in" svg:height="0.1937in" svg:x="2.5402in" svg:y="0.5087in" svg:viewBox="0 0 115 493" svg:d="M115 487c0-1 0-2-9-11-61-61-77-154-77-229 0-86 19-171 79-233 7-6 7-7 7-8 0-5-3-6-6-6-4 0-49 34-78 97-25 54-31 109-31 150 0 37 6 98 32 154 31 60 73 92 77 92 3 0 6-1 6-6z"><text:p/></draw:path><draw:path draw:style-name="gr4" draw:text-style-name="P141" svg:width="0.0795in" svg:height="0.1386in" svg:x="2.6043in" svg:y="0.5173in" svg:viewBox="0 0 203 353" svg:d="M203 101c0-32-8-101-59-101-68 0-144 139-144 252 0 46 14 101 59 101 70 0 144-141 144-252zM52 168c8-31 18-70 38-105 14-24 32-52 53-52 25 0 28 31 28 59 0 25-4 50-16 98-35 0-68 0-103 0zM150 185c-4 22-16 64-34 99-18 34-36 58-57 58-17 0-27-14-27-60 0-21 3-49 16-97 33 0 68 0 102 0z"><text:p/></draw:path><draw:path draw:style-name="gr4" draw:text-style-name="P141" svg:width="0.0441in" svg:height="0.1937in" svg:x="2.7039in" svg:y="0.5087in" svg:viewBox="0 0 113 493" svg:d="M113 247c0-38-4-99-32-155-29-60-71-92-77-92-3 0-4 3-4 6 0 1 0 2 10 11 47 49 75 127 75 230 0 84-18 170-79 232-6 6-6 7-6 8 0 3 1 6 4 6 6 0 51-34 79-97 25-53 30-107 30-149z"><text:p/></draw:path><draw:path draw:style-name="gr4" draw:text-style-name="P141" svg:width="0.1287in" svg:height="0.1287in" svg:x="2.8217in" svg:y="0.5409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4" draw:text-style-name="P141" svg:width="0.063in" svg:height="0.089in" svg:x="3.0114in" svg:y="0.5661in" svg:viewBox="0 0 161 227" svg:d="M85 126c12 1 52 10 52 45 0 25-18 45-56 45-42 0-59-28-68-70-2-6-2-9-7-9-6 0-6 4-6 13 0 21 0 43 0 64 0 9 0 13 4 13 3 0 4-1 13-10 1-1 1-3 10-11 22 20 44 21 54 21 56 0 80-34 80-69 0-26-15-40-21-46-17-17-36-21-56-24-28-5-62-12-62-40 0-17 14-38 56-38 54 0 56 45 58 60 0 4 4 4 5 4 7 0 7-3 7-12 0-17 0-33 0-49 0-9 0-13-5-13-3 0-4 0-10 7-1 1-7 6-8 7-20-14-40-14-47-14-60 0-78 34-78 62 0 16 7 30 21 42 15 12 29 15 64 22z"><text:p/></draw:path><draw:path draw:style-name="gr4" draw:text-style-name="P141" svg:width="0.0409in" svg:height="0.1291in" svg:x="3.0874in" svg:y="0.5244in" svg:viewBox="0 0 105 329" svg:d="M71 112c-22 1-46 3-68 4 0 6 0 10 0 16 31 0 36 2 36 28 0 43 0 88 0 131 0 23-5 23-39 23 0 5 0 10 0 15 15 0 42-1 55-1 16 0 33 1 50 1 0-5 0-10 0-15-32 0-34-3-34-21 0-60 0-121 0-181zM73 25c0-15-13-25-25-25-16 0-27 13-27 25 0 14 11 27 27 27 12 0 25-10 25-27z"><text:p/></draw:path><draw:path draw:style-name="gr4" draw:text-style-name="P141" svg:width="0.0972in" svg:height="0.085in" svg:x="3.1409in" svg:y="0.5685in" svg:viewBox="0 0 248 217" svg:d="M39 48c0 43 0 88 0 131 0 23-5 23-39 23 0 5 0 10 0 15 18 0 43-1 56-1s39 1 56 1c0-5 0-10 0-15-34 0-39 0-39-23 0-29 0-60 0-89 0-52 35-80 67-80 31 0 36 26 36 54 0 38 0 77 0 115 0 23-5 23-39 23 0 5 0 10 0 15 17 0 42-1 56-1 13 0 38 1 55 1 0-5 0-10 0-15-25 0-38 0-38-16 0-31 0-63 0-94 0-42 0-57-15-74-7-8-24-18-52-18-37 0-59 21-73 50 0-16 0-33 0-50-24 1-46 3-70 4 0 6 0 10 0 16 35 0 39 4 39 28z"><text:p/></draw:path><draw:path draw:style-name="gr4" draw:text-style-name="P141" svg:width="0.0598in" svg:height="0.0894in" svg:x="3.2512in" svg:y="0.4827in" svg:viewBox="0 0 153 228" svg:d="M153 165c-5 0-9 0-13 0 0 9-4 28-8 33-3 1-30 1-34 1-21 0-43 0-64 0 36-32 49-42 70-58 25-21 49-42 49-74 0-42-37-67-82-67-42 0-71 29-71 62 0 16 15 19 18 19 9 0 18-7 18-18 0-7-2-18-19-18 10-25 33-32 49-32 35 0 53 26 53 54 0 30-21 53-32 66-28 28-56 55-84 83-3 3-3 3-3 12 48 0 94 0 141 0 5-21 7-42 12-63z"><text:p/></draw:path><draw:path draw:style-name="gr4" draw:text-style-name="P141" svg:width="0.0449in" svg:height="0.1937in" svg:x="3.3807in" svg:y="0.5087in" svg:viewBox="0 0 115 493" svg:d="M115 487c0-1 0-2-9-11-61-61-77-154-77-229 0-86 19-171 79-233 7-6 7-7 7-8 0-5-2-6-6-6s-49 34-77 97c-25 54-32 109-32 150 0 37 6 98 34 154 29 60 71 92 75 92s6-1 6-6z"><text:p/></draw:path><draw:path draw:style-name="gr4" draw:text-style-name="P141" svg:width="0.0795in" svg:height="0.1386in" svg:x="3.4453in" svg:y="0.5173in" svg:viewBox="0 0 203 353" svg:d="M203 101c0-32-8-101-59-101-68 0-144 139-144 252 0 46 14 101 59 101 70 0 144-141 144-252zM52 168c8-31 18-70 38-105 14-24 32-52 54-52 24 0 27 31 27 59 0 25-4 50-16 98-35 0-68 0-103 0zM151 185c-5 22-17 64-35 99-17 34-36 58-57 58-16 0-27-14-27-60 0-21 3-49 17-97 34 0 69 0 102 0z"><text:p/></draw:path><draw:path draw:style-name="gr4" draw:text-style-name="P141" svg:width="0.0449in" svg:height="0.1937in" svg:x="3.5445in" svg:y="0.5087in" svg:viewBox="0 0 115 493" svg:d="M115 247c0-38-6-99-34-155-29-60-71-92-75-92-3 0-6 3-6 6 0 1 0 2 10 11 47 49 75 127 75 230 0 84-18 170-78 232-7 6-7 7-7 8 0 3 3 6 6 6 4 0 49-34 77-97 25-53 32-107 32-149z"><text:p/></draw:path><draw:path draw:style-name="gr4" draw:text-style-name="P141" svg:width="0.1287in" svg:height="0.0453in" svg:x="3.7307in" svg:y="0.3531in" svg:viewBox="0 0 328 116" svg:d="M311 20c7 0 17 0 17-10s-10-10-17-10c-98 0-196 0-294 0-7 0-17 0-17 10s10 10 17 10c98 0 196 0 294 0zM311 116c7 0 17 0 17-10 0-9-10-9-17-9-98 0-196 0-294 0-7 0-17 0-17 9 0 10 10 10 17 10 98 0 196 0 294 0z"><text:p/></draw:path><draw:path draw:style-name="gr4" draw:text-style-name="P141" svg:width="0.0736in" svg:height="0.0886in" svg:x="3.9307in" svg:y="0.3362in" svg:viewBox="0 0 188 226" svg:d="M41 113c0-81 40-100 67-100 4 0 35 0 52 18-20 1-23 15-23 22 0 13 9 23 23 23 12 0 22-9 22-23 0-33-38-53-76-53-61 0-106 53-106 113 0 63 49 113 106 113 66 0 82-59 82-65 0-4-5-4-7-4-5 0-5 1-6 4-14 46-46 52-64 52-27 0-70-21-70-100z"><text:p/></draw:path><draw:path draw:style-name="gr4" draw:text-style-name="P141" svg:width="0.0854in" svg:height="0.0886in" svg:x="4.0157in" svg:y="0.3362in" svg:viewBox="0 0 218 226" svg:d="M218 115c0-63-49-115-109-115-61 0-109 53-109 115 0 63 52 111 109 111 59 0 109-48 109-111zM109 213c-21 0-42-10-56-32-12-23-12-52-12-70 0-19 0-45 12-68 13-22 37-32 56-32 21 0 42 9 56 31s13 50 13 69c0 18 0 44-11 65-12 23-33 37-58 37z"><text:p/></draw:path><draw:path draw:style-name="gr4" draw:text-style-name="P141" svg:width="0.063in" svg:height="0.0886in" svg:x="4.1138in" svg:y="0.3362in" svg:viewBox="0 0 161 226" svg:d="M85 125c12 2 52 9 52 44 0 26-18 45-56 45-40 0-59-28-68-68-2-7-2-9-7-9-6 0-6 3-6 11 0 23 0 44 0 66 0 9 0 12 6 12 1 0 2 0 11-10 1-2 1-2 10-11 22 21 44 21 54 21 56 0 80-33 80-69 0-25-15-41-21-46-17-16-35-20-56-24-28-6-60-11-60-41 0-17 12-36 54-36 55 0 56 43 58 59 0 4 4 2 5 4 7 0 7-2 7-11 0-17 0-34 0-51 0-8 0-11-5-11-3 0-4 0-10 6-1 2-7 7-8 8-19-14-40-14-47-14-60 0-78 32-78 60 0 17 7 31 21 42 15 13 29 16 64 23z"><text:p/></draw:path><draw:path draw:style-name="gr4" draw:text-style-name="P141" svg:width="0.0449in" svg:height="0.1933in" svg:x="4.235in" svg:y="0.2791in" svg:viewBox="0 0 115 492" svg:d="M115 487c0-1 0-2-9-11-61-61-78-155-78-231 0-85 20-171 80-232 7-6 7-7 7-9 0-3-3-4-6-4-4 0-49 34-78 95-25 55-31 110-31 150 0 39 6 98 32 154 30 60 73 93 77 93 3 0 6-2 6-5z"><text:p/></draw:path><draw:path draw:style-name="gr4" draw:text-style-name="P141" svg:width="0.0795in" svg:height="0.1382in" svg:x="4.2996in" svg:y="0.2862in" svg:viewBox="0 0 203 352" svg:d="M203 101c0-34-8-101-59-101-68 0-144 139-144 251 0 46 14 101 59 101 68 0 144-142 144-251zM52 168c8-32 18-71 38-106 12-24 32-52 53-52 25 0 28 32 28 60 0 24-4 49-17 98-34 0-69 0-102 0zM150 184c-6 22-16 64-34 99-18 34-36 57-57 57-17 0-27-14-27-58 0-21 3-51 16-98 33 0 68 0 102 0z"><text:p/></draw:path><draw:path draw:style-name="gr4" draw:text-style-name="P141" svg:width="0.0441in" svg:height="0.1933in" svg:x="4.3988in" svg:y="0.2791in" svg:viewBox="0 0 113 492" svg:d="M113 245c0-38-5-97-32-153-29-60-71-92-77-92-3 0-4 1-4 4 0 2 0 3 8 11 49 49 77 128 77 230 0 86-18 171-79 234-6 6-6 7-6 8 0 3 1 5 4 5 6 0 49-34 79-96 25-54 30-109 30-151z"><text:p/></draw:path><draw:path draw:style-name="gr4" draw:text-style-name="P141" svg:width="0.0854in" svg:height="0.0382in" svg:x="4.5606in" svg:y="0.2858in" svg:viewBox="0 0 218 98" svg:d="M175 59c-7 7-24 21-24 29 0 6 6 10 11 10s6-3 9-7c5-7 17-21 39-31 3-3 8-5 8-11 0-4-4-7-7-10-11-7-16-15-19-28-2-4-3-11-10-11-6 0-10 7-10 11 0 3 3 18 11 28-54 0-110 0-165 0-8 0-18 0-18 10s10 10 18 10c52 0 105 0 157 0z"><text:p/></draw:path><draw:path draw:style-name="gr4" draw:text-style-name="P141" svg:width="0.074in" svg:height="0.0874in" svg:x="4.5039in" svg:y="0.3386in" svg:viewBox="0 0 189 223" svg:d="M70 104c14 0 50-2 74-12 35-14 38-43 38-50 0-22-20-42-53-42-55 0-129 48-129 134 0 50 29 89 77 89 70 0 112-52 112-58 0-3-3-7-6-7-2 0-4 2-7 6-39 48-92 48-98 48-37 0-43-41-43-57 0-7 1-21 8-51 9 0 19 0 27 0zM46 92c20-74 70-81 83-81 24 0 36 14 36 31 0 50-78 50-98 50-7 0-14 0-21 0z"><text:p/></draw:path><draw:path draw:style-name="gr4" draw:text-style-name="P141" svg:width="0.0724in" svg:height="0.0602in" svg:x="4.5917in" svg:y="0.3937in" svg:viewBox="0 0 185 154" svg:d="M70 115c-4 11-15 31-32 31-2 0-11 0-20-6 14-4 16-17 16-18 0-9-6-14-14-14-10 0-20 8-20 21 0 18 20 25 36 25s31-10 40-24c8 18 26 24 40 24 39 0 60-42 60-52 0-4-4-4-5-4-4 0-4 1-6 6-7 23-28 42-47 42-14 0-21-10-21-23 0-10 8-40 18-78 7-27 22-37 33-37 6 2 12 0 19 6-12 3-16 13-16 18 0 9 7 13 14 13 9 0 20-6 20-21 0-18-23-24-37-24-16 0-30 11-37 24-7-14-23-24-42-24-38 0-61 42-61 52 0 4 5 4 6 4 4 0 6-1 7-6 8-26 31-42 48-42 11 0 19 7 19 24 0 7-4 24-7 35-4 16-7 32-11 48z"><text:p/></draw:path><draw:path draw:style-name="gr4" draw:text-style-name="P141" svg:width="0.1287in" svg:height="0.128in" svg:x="4.7366in" svg:y="0.3118in" svg:viewBox="0 0 328 326" svg:d="M174 174c46 0 91 0 137 0 7 0 17 0 17-12 0-9-10-9-17-9-46 0-91 0-137 0 0-47 0-91 0-138 0-7 0-15-10-15s-10 8-10 15c0 47 0 91 0 138-46 0-91 0-137 0-7 0-17 0-17 9 0 12 10 12 17 12 46 0 91 0 137 0 0 46 0 91 0 137 0 7 0 15 10 15s10-8 10-15c0-46 0-91 0-137z"><text:p/></draw:path><draw:path draw:style-name="gr4" draw:text-style-name="P141" svg:width="0.0626in" svg:height="0.0886in" svg:x="4.9264in" svg:y="0.3362in" svg:viewBox="0 0 160 226" svg:d="M85 125c12 2 52 9 52 44 0 26-18 45-56 45-42 0-59-28-68-68-2-7-2-9-7-9-6 0-6 3-6 11 0 23 0 44 0 66 0 9 0 12 4 12 3 0 4 0 13-10 1-2 1-2 10-11 22 21 44 21 54 21 56 0 79-33 79-69 0-25-14-41-20-46-17-16-36-20-56-24-28-6-62-11-62-41 0-17 14-36 56-36 54 0 56 43 58 59 0 4 4 4 5 4 7 0 7-2 7-11 0-17 0-34 0-51 0-8 0-11-5-11-3 0-4 0-10 6-1 2-7 7-8 8-20-14-40-14-47-14-60 0-78 32-78 60 0 17 7 31 21 42 15 13 29 16 64 23z"><text:p/></draw:path><draw:path draw:style-name="gr4" draw:text-style-name="P141" svg:width="0.0409in" svg:height="0.1291in" svg:x="5.0024in" svg:y="0.2945in" svg:viewBox="0 0 105 329" svg:d="M71 112c-22 1-46 4-68 6 0 5 0 9 0 15 31 0 36 3 36 27 0 45 0 88 0 133 0 21-5 21-39 21 0 5 0 10 0 15 15 0 42-1 55-1 16 0 33 1 50 1 0-5 0-10 0-15-32 0-34-2-34-21 0-60 0-121 0-181zM73 27c0-16-13-27-25-27-16 0-27 14-27 27 0 12 11 26 27 26 12 0 25-11 25-26z"><text:p/></draw:path><draw:path draw:style-name="gr4" draw:text-style-name="P141" svg:width="0.0972in" svg:height="0.085in" svg:x="5.0559in" svg:y="0.3386in" svg:viewBox="0 0 248 217" svg:d="M39 48c0 44 0 88 0 133 0 21-5 21-39 21 0 5 0 10 0 15 18 0 43-1 56-1s39 1 56 1c0-5 0-10 0-15-34 0-39 0-39-21 0-31 0-61 0-91 0-52 35-79 67-79 31 0 36 27 36 55 0 38 0 77 0 115 0 21-5 21-39 21 0 5 0 10 0 15 17 0 42-1 56-1 13 0 38 1 55 1 0-5 0-10 0-15-25 0-38 0-38-14 0-31 0-63 0-94 0-42 0-58-15-76-7-8-24-18-52-18-37 0-59 21-73 52 0-17 0-35 0-52-24 1-46 4-70 6 0 5 0 9 0 15 35 0 39 3 39 27z"><text:p/></draw:path><draw:path draw:style-name="gr4" draw:text-style-name="P141" svg:width="0.0441in" svg:height="0.1933in" svg:x="5.2091in" svg:y="0.2791in" svg:viewBox="0 0 113 492" svg:d="M113 487c0-1 0-2-8-11-62-61-77-155-77-231 0-85 20-171 80-232 5-6 5-7 5-9 0-3-1-4-4-4-5 0-49 34-78 95-25 55-31 110-31 150 0 39 6 98 32 154 30 60 72 93 77 93 3 0 4-2 4-5z"><text:p/></draw:path><draw:path draw:style-name="gr4" draw:text-style-name="P141" svg:width="0.0799in" svg:height="0.1382in" svg:x="5.2728in" svg:y="0.2862in" svg:viewBox="0 0 204 352" svg:d="M204 101c0-34-9-101-60-101-67 0-144 139-144 251 0 46 15 101 60 101 69 0 144-142 144-251zM53 168c9-32 18-71 38-106 13-24 31-52 53-52 24 0 27 32 27 60 0 24-3 49-16 98-33 0-68 0-102 0zM151 184c-5 22-15 64-35 99-17 34-35 57-56 57-17 0-26-14-26-58 0-21 2-51 15-98 34 0 69 0 102 0z"><text:p/></draw:path><draw:path draw:style-name="gr4" draw:text-style-name="P141" svg:width="0.0449in" svg:height="0.1933in" svg:x="5.372in" svg:y="0.2791in" svg:viewBox="0 0 115 492" svg:d="M115 245c0-38-6-97-32-153-30-60-73-92-77-92-3 0-6 1-6 4 0 2 0 3 10 11 49 49 77 128 77 230 0 86-18 171-80 234-7 6-7 7-7 8 0 3 3 5 6 5 4 0 49-34 78-96 25-54 31-109 31-151z"><text:p/></draw:path><draw:path draw:style-name="gr4" draw:text-style-name="P141" svg:width="0.0854in" svg:height="0.0382in" svg:x="5.5327in" svg:y="0.2858in" svg:viewBox="0 0 218 98" svg:d="M175 59c-7 7-24 21-24 29 0 6 6 10 10 10s7-3 10-7c5-7 17-21 39-31 3-3 8-5 8-11 0-4-4-7-7-10-11-7-16-15-21-28 0-4-2-11-9-11s-10 7-10 11c0 3 4 18 12 28-56 0-110 0-166 0-9 0-17 0-17 10s8 10 17 10c53 0 105 0 158 0z"><text:p/></draw:path><draw:path draw:style-name="gr4" draw:text-style-name="P141" svg:width="0.074in" svg:height="0.0874in" svg:x="5.478in" svg:y="0.3386in" svg:viewBox="0 0 189 223" svg:d="M69 104c15 0 51-2 75-12 35-14 37-43 37-50 0-22-19-42-52-42-55 0-129 48-129 134 0 50 29 89 77 89 70 0 112-52 112-58 0-3-3-7-6-7-2 0-4 2-7 6-39 48-92 48-98 48-39 0-43-41-43-57 0-7 0-21 8-51 9 0 17 0 26 0zM46 92c20-74 70-81 83-81 22 0 36 14 36 31 0 50-78 50-99 50-7 0-13 0-20 0z"><text:p/></draw:path><draw:path draw:style-name="gr4" draw:text-style-name="P141" svg:width="0.0689in" svg:height="0.0866in" svg:x="5.5657in" svg:y="0.3937in" svg:viewBox="0 0 176 221" svg:d="M175 21c1-4 1-6 1-7 0-7-5-11-11-11-4 0-10 1-14 8-1 2-4 13-5 20-3 10-5 19-7 29-3 7-13 51-14 55-14 10-16 31-42 31-24 0-24-23-24-30 0-18 8-40 18-67 4-10 6-14 6-21 0-15-14-28-33-28-35 0-50 46-50 52 0 4 4 4 6 4 4 0 5-1 5-6 10-28 24-42 38-42 6 0 8 5 8 13s-2 15-4 20c-17 42-21 54-21 70 0 5 0 22 14 33 11 9 25 10 35 10 13 0 25-4 37-15-5 19-7 33-23 52-8 9-22 21-40 21-3 0-20 0-27-12 20-1 13-12 20-18 0-11-12-14-14-14-9 0-20 7-20 24s15 29 41 29c35 0 77-26 88-70 11-43 21-87 32-130z"><text:p/></draw:path></draw:g></draw:g></text:span></text:p>
      <text:p text:style-name="P59">Donc:</text:p>
      <text:p text:style-name="Text_20_body"><draw:g text:anchor-type="as-char" svg:y="-0.2228in" draw:z-index="66" draw:name="Shape252" draw:style-name="gr1"><svg:title>TexMaths</svg:title><svg:desc>14§display§\vec{e_{r_M}}=\left(_{\sin \left(\theta \right)}^{\cos \left(\theta \right)}\right)_{\left(O,\ \vec{e_x},\ \vec{e_y}\right)}§svg§600§FALSE§</svg:desc><draw:g draw:style-name="gr2"><draw:path draw:style-name="gr3" draw:text-style-name="P140" svg:width="1.9669in" svg:height="0.3764in" svg:x="0.0012in" svg:y="0.0102in" svg:viewBox="0 0 4997 957" svg:d="M2499 957c-833 0-1666 0-2499 0 0-319 0-638 0-957 1666 0 3331 0 4997 0 0 319 0 638 0 957-833 0-1666 0-2498 0z"><text:p/></draw:path><draw:path draw:style-name="gr4" draw:text-style-name="P141" svg:width="0.0854in" svg:height="0.0382in" svg:x="0.1217in" svg:y="0.0846in" svg:viewBox="0 0 218 98" svg:d="M175 59c-7 7-24 19-24 29 0 4 6 10 10 10 6 0 7-4 10-7 5-7 17-21 39-32 3-2 8-4 8-10 0-4-4-7-7-10-11-7-16-17-19-28-2-4-4-11-10-11-7 0-10 7-10 11 0 2 3 18 11 28-54 0-110 0-165 0-8 0-18 0-18 10s10 10 18 10c52 0 105 0 157 0z"><text:p/></draw:path><draw:path draw:style-name="gr4" draw:text-style-name="P141" svg:width="0.074in" svg:height="0.0874in" svg:x="0.0004in" svg:y="0.1374in" svg:viewBox="0 0 189 223" svg:d="M70 104c14 0 50-2 76-12 33-15 36-43 36-50 0-22-18-42-53-42-55 0-129 48-129 133 0 50 29 90 78 90 70 0 111-52 111-59 0-3-3-6-6-6-2 0-2 2-5 4-39 49-94 49-100 49-37 0-42-40-42-57 0-6 0-21 7-50 9 0 19 0 27 0zM46 92c20-74 70-82 83-82 24 0 36 15 36 32 0 50-78 50-98 50-7 0-14 0-21 0z"><text:p/></draw:path><draw:path draw:style-name="gr4" draw:text-style-name="P141" svg:width="0.063in" svg:height="0.0606in" svg:x="0.0878in" svg:y="0.1929in" svg:viewBox="0 0 161 155" svg:d="M66 83c0-3 8-34 8-35 0-3 11-20 21-28 4-3 14-10 28-10 4 0 13 0 20 5-11 3-16 13-16 19 0 7 6 12 14 12 9 0 20-7 20-21 0-18-20-25-36-25-19 0-34 7-49 25-6-21-27-25-35-25-13 0-23 8-28 18-7 13-13 34-13 35 0 4 6 4 7 4 4 0 4-1 7-9 6-21 11-38 25-38 9 0 11 8 11 17 0 7-2 19-5 29-3 8-6 22-7 31-4 14-7 29-11 43-2 4-5 13-5 14 0 9 7 11 13 11 4 0 11-2 14-9 1-3 4-17 7-26 3-12 7-25 10-37z"><text:p/></draw:path><draw:path draw:style-name="gr4" draw:text-style-name="P141" svg:width="0.1126in" svg:height="0.0657in" svg:x="0.1657in" svg:y="0.2047in" svg:viewBox="0 0 287 168" svg:d="M256 21c2-8 2-10 21-10 6 0 7 0 7-1 3-2 3-4 3-6 0-4-4-4-8-4-13 0-24 0-37 0-5 0-8 0-12 6-34 46-68 93-101 140-11-47-21-93-32-139-2-7-3-7-10-7-13 0-27 0-39 0-5 0-9 0-9 7 0 4 3 4 9 4 2 0 11 0 16 2 0 2 0 2-1 5-10 41-21 81-31 122-1 7-3 17-26 17-2 0-6 0-6 7 0 3 1 4 4 4 4 0 10-1 14-1s10 0 14 0 10 0 14 0 10 1 14 1 6-1 6-7c0-4-3-4-6-4-12 0-17-3-17-10 0-1 0-3 0-6 12-43 23-85 34-128 11 49 22 99 34 148 0 4 1 7 5 7 3 0 6-1 10-6 36-50 73-100 109-151-11 45-22 91-33 136-2 8-3 10-21 10-7 0-10 0-10 7 0 1 1 4 4 4 4 0 11-1 17-1 4 0 8 0 15 0 6 0 13 0 18 0s12 1 17 1c2 0 6 0 6-7 0-4-3-4-9-4-2 0-5 0-9 0-7-2-7-2-7-3s0-1 1-4c11-44 21-86 32-129z"><text:p/></draw:path><draw:path draw:style-name="gr4" draw:text-style-name="P141" svg:width="0.1287in" svg:height="0.0449in" svg:x="0.3724in" svg:y="0.152in" svg:viewBox="0 0 328 115" svg:d="M311 20c7 0 17 0 17-10s-10-10-17-10c-98 0-196 0-294 0-7 0-17 0-17 10s10 10 17 10c98 0 196 0 294 0zM311 115c7 0 17 0 17-10s-10-10-17-10c-98 0-196 0-294 0-7 0-17 0-17 10s10 10 17 10c98 0 196 0 294 0z"><text:p/></draw:path><draw:path draw:style-name="gr4" draw:text-style-name="P141" svg:width="0.0728in" svg:height="0.3472in" svg:x="0.6012in" svg:y="0in" svg:viewBox="0 0 186 883" svg:d="M164 877c1 0 5 6 7 6 3 0 7 0 10 0 1 0 5-1 5-6 0-1 0-2-1-4-18-18-45-44-76-98-52-95-73-217-73-333 0-218 63-345 149-432 1-3 1-3 1-4 0-6-3-6-8-6-7 0-9 0-13 4-46 41-99 109-133 213-21 64-32 144-32 225 0 115 21 247 98 361 14 19 21 27 32 40 4 5 11 13 16 16 5 7 12 13 18 18z"><text:p/></draw:path><draw:path draw:style-name="gr4" draw:text-style-name="P141" svg:width="0.0563in" svg:height="0.0614in" svg:x="0.6882in" svg:y="0.0618in" svg:viewBox="0 0 144 157" svg:d="M118 17c-6 1-10 7-10 14 0 10 7 17 17 17 8 0 16-6 16-17 0-31-49-31-58-31-51 0-83 39-83 80 0 42 36 77 81 77 52 0 63-41 63-45s-4-4-5-4c-5 0-5 1-6 5-8 23-27 33-48 33-23 0-54-17-54-68 0-43 21-67 53-67 4 0 21 0 34 6z"><text:p/></draw:path><draw:path draw:style-name="gr4" draw:text-style-name="P141" svg:width="0.0657in" svg:height="0.0614in" svg:x="0.7559in" svg:y="0.0618in" svg:viewBox="0 0 168 157" svg:d="M168 80c0-42-36-80-84-80s-84 38-84 80c0 43 38 77 84 77s84-34 84-77zM84 146c-13 0-31-5-42-21-10-14-11-33-11-48s1-35 12-50c9-10 24-17 41-17 21 0 35 10 42 19 10 14 11 31 11 48s-1 35-11 49c-8 13-25 20-42 20z"><text:p/></draw:path><draw:path draw:style-name="gr4" draw:text-style-name="P141" svg:width="0.0488in" svg:height="0.0614in" svg:x="0.8339in" svg:y="0.0618in" svg:viewBox="0 0 125 157" svg:d="M116 8c0-5 0-8-5-8-2 0-3 0-7 4-2 2-5 3-6 6-11-9-24-10-36-10-49 0-62 25-62 43 0 12 6 20 14 27 13 11 25 14 48 17 16 3 44 8 44 31 0 14-9 29-42 29s-46-21-51-45c-2-4-2-5-6-5-7 0-7 2-7 8 0 14 0 29 0 43 0 6 0 9 6 9 2 0 9-7 16-16 14 16 34 16 42 16 45 0 61-24 61-49 0-13-6-23-14-31-13-13-30-15-41-17-28-5-50-10-50-28 0-11 9-24 42-24 39 0 42 28 42 38 0 4 4 4 5 4 7 0 7-2 7-9 0-12 0-21 0-33z"><text:p/></draw:path><draw:path draw:style-name="gr4" draw:text-style-name="P141" svg:width="0.035in" svg:height="0.135in" svg:x="0.9047in" svg:y="0.0205in" svg:viewBox="0 0 90 344" svg:d="M83 0c-66 46-83 119-83 172 0 49 14 123 83 172 2 0 7 0 7-4 0-3-2-3-5-6-44-40-61-99-61-162 0-92 35-138 63-164 1-1 3-2 3-4 0-4-5-4-7-4z"><text:p/></draw:path><draw:path draw:style-name="gr4" draw:text-style-name="P141" svg:width="0.0602in" svg:height="0.0961in" svg:x="0.9583in" svg:y="0.0272in" svg:viewBox="0 0 154 245" svg:d="M154 74c0-36-14-74-48-74-51 0-106 91-106 171 0 40 15 74 48 74 51 0 106-94 106-171zM39 116c17-74 46-108 67-108 23 0 23 40 23 45 0 14-3 34-10 63-27 0-53 0-80 0zM115 129c-10 38-17 56-28 73-10 18-24 33-39 33-19 0-23-26-23-45 0-22 7-49 11-61 27 0 52 0 79 0z"><text:p/></draw:path><draw:path draw:style-name="gr4" draw:text-style-name="P141" svg:width="0.035in" svg:height="0.135in" svg:x="1.0366in" svg:y="0.0205in" svg:viewBox="0 0 90 344" svg:d="M7 0c-3 0-7 0-7 4 0 2 1 3 4 6 30 26 62 74 62 162 0 72-23 126-59 160-6 5-7 7-7 8s1 4 4 4c4 0 38-22 60-65 16-30 26-66 26-107 0-49-14-123-83-172z"><text:p/></draw:path><draw:path draw:style-name="gr4" draw:text-style-name="P141" svg:width="0.0488in" svg:height="0.0614in" svg:x="0.6878in" svg:y="0.2283in" svg:viewBox="0 0 125 157" svg:d="M116 8c0-5 0-8-5-8-2 0-3 0-7 4-2 2-5 3-6 6-11-9-24-10-36-10-49 0-62 25-62 43 0 10 6 20 14 27 13 11 25 14 48 17 16 3 44 8 44 31 0 14-9 29-42 29s-46-21-51-45c-2-4-2-5-6-5-7 0-7 1-7 8 0 14 0 29 0 43 0 6 0 9 6 9 2 0 9-7 16-16 16 14 34 16 42 16 45 0 61-24 61-49 0-13-6-23-14-31-13-13-30-15-41-17-28-5-50-10-50-28 0-11 9-24 42-24 40 0 42 28 42 38 0 4 4 4 5 4 7 0 7-2 7-9 0-12 0-21 0-33z"><text:p/></draw:path><draw:path draw:style-name="gr4" draw:text-style-name="P141" svg:width="0.0295in" svg:height="0.0909in" svg:x="0.7504in" svg:y="0.1984in" svg:viewBox="0 0 76 232" svg:d="M55 20c0-10-9-20-21-20-10 0-20 8-20 20s10 19 20 19c11 0 21-8 21-19zM1 84c0 4 0 8 0 13 23 0 26 1 26 18 0 29 0 59 0 89 0 16-5 16-27 16 0 4 0 8 0 12 1 0 25-1 39-1 13 0 24 0 37 1 0-4 0-8 0-12-20 0-24 0-24-16 0-42 0-82 0-124-17 1-34 3-51 4z"><text:p/></draw:path><draw:path draw:style-name="gr4" draw:text-style-name="P141" svg:width="0.0717in" svg:height="0.0598in" svg:x="0.7945in" svg:y="0.2283in" svg:viewBox="0 0 183 153" svg:d="M158 48c0-30-15-48-52-48-28 0-46 15-56 34 0-12 0-23 0-34-16 1-33 3-50 4 0 4 0 9 0 13 22 0 25 1 25 18 0 29 0 60 0 90 0 15-4 15-25 15 0 4 0 8 0 13 13 0 24-2 39-2 13 0 37 0 39 2 0-5 0-9 0-13-22 0-26 0-26-15 0-21 0-41 0-62 0-36 29-53 52-53s26 19 26 36c0 27 0 52 0 79 0 15-3 15-25 15 0 4 0 8 0 13 13 0 25-2 39-2 13 0 37 0 39 2 0-5 0-9 0-13-22 0-25 0-25-15 0-26 0-52 0-77z"><text:p/></draw:path><draw:path draw:style-name="gr4" draw:text-style-name="P141" svg:width="0.035in" svg:height="0.135in" svg:x="0.8882in" svg:y="0.187in" svg:viewBox="0 0 90 344" svg:d="M83 0c-66 46-83 119-83 172 0 48 14 123 83 172 2 0 7 0 7-4 0-3-2-3-5-6-46-40-63-99-63-162 0-92 37-138 65-164 1-1 3-2 3-4 0-4-5-4-7-4z"><text:p/></draw:path><draw:path draw:style-name="gr4" draw:text-style-name="P141" svg:width="0.0602in" svg:height="0.0965in" svg:x="0.9417in" svg:y="0.1929in" svg:viewBox="0 0 154 246" svg:d="M154 76c0-37-14-76-48-76-51 0-106 92-106 172 0 41 15 74 48 74 51 0 106-93 106-170zM38 118c18-75 47-108 68-108s21 39 21 45c0 14-2 33-9 63-27 0-54 0-80 0zM115 130c-10 37-17 56-28 73-10 18-24 34-39 34-20 0-23-27-23-45 0-23 7-49 10-62 27 0 53 0 80 0z"><text:p/></draw:path><draw:path draw:style-name="gr4" draw:text-style-name="P141" svg:width="0.035in" svg:height="0.135in" svg:x="1.0201in" svg:y="0.187in" svg:viewBox="0 0 90 344" svg:d="M7 0c-3 0-7 0-7 4 0 2 1 3 3 6 29 26 63 73 63 162 0 72-23 126-60 160-6 5-6 7-6 8s1 4 4 4c4 0 38-24 60-65 16-30 26-66 26-107 0-49-16-123-83-172z"><text:p/></draw:path><draw:path draw:style-name="gr4" draw:text-style-name="P141" svg:width="0.0728in" svg:height="0.3472in" svg:x="1.1043in" svg:y="0in" svg:viewBox="0 0 186 883" svg:d="M186 442c0-141-32-291-129-401-7-9-25-27-37-38-3-3-5-3-10-3-6 0-10 0-10 6 0 1 1 4 3 4 17 18 43 45 74 98 53 95 73 217 73 334 0 212-60 342-149 431 0 2-1 3-1 4 0 6 4 6 10 6 5 0 7 0 11-4 46-41 99-109 133-213 22-67 32-145 32-224z"><text:p/></draw:path><draw:path draw:style-name="gr4" draw:text-style-name="P141" svg:width="0.035in" svg:height="0.135in" svg:x="1.2283in" svg:y="0.2559in" svg:viewBox="0 0 90 344" svg:d="M83 0c-65 46-83 119-83 172 0 49 15 123 83 172 2 0 7 0 7-4 0-3 0-3-3-6-46-40-63-99-63-162 0-92 35-138 64-164 2-1 2-1 2-4 0-4-5-4-7-4z"><text:p/></draw:path><draw:path draw:style-name="gr4" draw:text-style-name="P141" svg:width="0.1028in" svg:height="0.0976in" svg:x="1.2831in" svg:y="0.2626in" svg:viewBox="0 0 262 249" svg:d="M262 95c0-53-39-95-101-95-81 0-161 77-161 154 0 56 41 95 99 95 83 0 163-75 163-154zM102 237c-36 0-67-24-67-76 0-17 6-66 36-105 24-28 58-45 87-45 37 0 70 23 70 73 0 25-11 74-43 112-24 27-56 41-83 41z"><text:p/></draw:path><draw:path draw:style-name="gr4" draw:text-style-name="P141" svg:width="0.0165in" svg:height="0.0413in" svg:x="1.411in" svg:y="0.3417in" svg:viewBox="0 0 43 106" svg:d="M34 35c0 18-3 41-27 63-1 1-3 1-3 4 0 2 3 4 4 4 6 0 35-28 35-68 0-21-8-38-23-38-12 0-20 10-20 20 0 11 7 21 20 21 8 0 9-5 14-6z"><text:p/></draw:path><draw:path draw:style-name="gr4" draw:text-style-name="P141" svg:width="0.0661in" svg:height="0.0276in" svg:x="1.563in" svg:y="0.2602in" svg:viewBox="0 0 169 71" svg:d="M130 43c-3 3-14 14-14 20 0 4 3 8 9 8 2 0 5-2 7-5 8-10 19-17 28-21 5-3 9-4 9-10 0-4-4-6-7-8-11-6-14-16-16-20 0-1-3-7-9-7-1 0-8 1-8 8 0 6 5 14 8 19-40 0-82 0-123 0-6 0-14 0-14 8s8 8 14 8c39 0 77 0 116 0z"><text:p/></draw:path><draw:path draw:style-name="gr4" draw:text-style-name="P141" svg:width="0.0575in" svg:height="0.0606in" svg:x="1.515in" svg:y="0.2976in" svg:viewBox="0 0 147 155" svg:d="M55 74c9 0 36-1 54-7 27-10 31-26 31-36 0-20-20-31-43-31-41 0-97 32-97 91 0 35 22 64 62 64 58 0 85-33 85-39 0-1-3-5-6-5-1 0-2 1-5 4-27 31-67 31-73 31-21 0-35-14-35-41 0-6 0-13 4-31 7 0 16 0 23 0zM35 64c14-50 53-54 62-54 15 0 28 8 28 21 0 33-58 33-73 33-6 0-11 0-17 0z"><text:p/></draw:path><draw:path draw:style-name="gr4" draw:text-style-name="P141" svg:width="0.0571in" svg:height="0.0437in" svg:x="1.5886in" svg:y="0.3343in" svg:viewBox="0 0 146 112" svg:d="M130 13c-11 2-7 9-11 14 0 4 3 11 11 11 7 0 16-7 16-17 0-15-17-21-30-21-17 0-26 11-31 17-8-14-25-17-33-17-31 0-48 29-48 38 0 4 3 3 4 4 3 0 5 0 6-3 7-24 28-31 36-31 9 0 19 5 19 17 0 6-5 23-13 56-4 14-15 23-25 23-3 0-10 0-16-5 12-4 7-9 12-14 0-7-6-11-12-11-5 0-15 6-15 17 0 15 17 21 29 21 14 0 26-8 31-17 10 14 25 17 34 17 31 0 47-29 47-38 0-4-2-3-4-4-4 0-5 1-5 4-7 21-27 30-38 30-7 0-17-3-17-17 0-3 0-4 1-13 5-18 12-45 13-49 4-7 13-17 24-17 1 0 10 0 15 5z"><text:p/></draw:path><draw:path draw:style-name="gr4" draw:text-style-name="P141" svg:width="0.0165in" svg:height="0.0413in" svg:x="1.6811in" svg:y="0.3417in" svg:viewBox="0 0 43 106" svg:d="M34 35c0 18-3 41-27 63-1 1-1 1-1 4 0 2 2 4 4 4 4 0 33-28 33-68 0-21-8-38-23-38-12 0-20 10-20 20 0 11 8 21 20 21 8 0 9-5 14-6z"><text:p/></draw:path><draw:path draw:style-name="gr4" draw:text-style-name="P141" svg:width="0.0661in" svg:height="0.0276in" svg:x="1.8323in" svg:y="0.2602in" svg:viewBox="0 0 169 71" svg:d="M130 43c-3 3-14 14-14 20 0 4 4 8 9 8 4 0 5-2 8-5 8-10 18-17 28-21 4-3 8-4 8-10 0-4-4-6-7-8-11-6-14-16-15-20-1-1-3-7-8-7-3 0-9 1-9 8 0 6 4 14 9 19-42 0-83 0-125 0-6 0-14 0-14 8s8 8 14 8c39 0 77 0 116 0z"><text:p/></draw:path><draw:path draw:style-name="gr4" draw:text-style-name="P141" svg:width="0.0575in" svg:height="0.0606in" svg:x="1.7858in" svg:y="0.2976in" svg:viewBox="0 0 147 155" svg:d="M53 74c10 0 38-1 56-7 25-10 30-26 30-36 0-20-19-31-42-31-42 0-97 32-97 91 0 35 21 64 62 64 57 0 85-33 85-39 0-1-3-5-6-5-2 0-2 1-5 4-27 31-67 31-74 31-20 0-34-14-34-41 0-6 0-13 4-31 7 0 14 0 21 0zM35 64c14-50 52-54 62-54 15 0 28 8 28 21 0 33-59 33-73 33-6 0-11 0-17 0z"><text:p/></draw:path><draw:path draw:style-name="gr4" draw:text-style-name="P141" svg:width="0.0551in" svg:height="0.0626in" svg:x="1.8587in" svg:y="0.3343in" svg:viewBox="0 0 141 160" svg:d="M141 17c0-3 0-4 0-6 0-5-4-8-8-8-10 0-13 8-14 15s-3 14-4 21c-3 10-6 21-9 31-1 3-1 8-2 10-12 8-13 24-34 24-11 0-21-6-21-21 0-14 8-33 15-49 2-5 3-7 3-12 0-12-11-22-26-22-27 0-41 32-41 38 0 4 4 4 6 4 4 0 4-1 5-6 6-16 17-28 28-28 4 0 7 3 7 10 0 4-1 9-3 13-12 29-14 38-14 47 0 28 23 34 40 34 14 0 23-7 30-13-4 14-7 26-18 37-5 5-17 15-32 15-4 0-14-1-20-5 12-3 13-13 13-16 0-7-6-10-11-10-7 0-16 6-16 17 0 13 13 23 34 23 28 0 62-20 69-51 8-31 15-61 23-92z"><text:p/></draw:path><draw:path draw:style-name="gr4" draw:text-style-name="P141" svg:width="0.035in" svg:height="0.135in" svg:x="1.9433in" svg:y="0.2559in" svg:viewBox="0 0 90 344" svg:d="M7 0c-3 0-7 0-7 4 0 3 1 3 3 6 29 26 63 74 63 162 0 72-23 126-59 160-7 5-7 7-7 8s1 4 4 4c4 0 38-22 60-65 16-28 26-66 26-107 0-47-16-123-83-172z"><text:p/></draw:path></draw:g></draw:g></text:p>
      <text:p text:style-name="P59">De même:</text:p>
      <text:p text:style-name="Text_20_body"><draw:g text:anchor-type="as-char" svg:y="-0.2217in" draw:z-index="76" draw:name="Shape253" draw:style-name="gr1"><svg:title>TexMaths</svg:title><svg:desc>14§display§\partial _{\text{/}\theta }\left(O\vec{M}\right)=\partial _{\text{/}\theta }\left(r\cos \left(\theta \right)\vec{e_x}+r\sin \left(\theta \right)\vec{e_y}\right)=-r\sin \left(\theta \right)\vec{e_x}+r\cos \left(\theta \right)\vec{e_y}§svg§600§FALSE§</svg:desc><draw:g draw:style-name="gr2"><draw:path draw:style-name="gr3" draw:text-style-name="P140" svg:width="5.9299in" svg:height="0.3276in" svg:x="0.0024in" svg:y="0.0094in" svg:viewBox="0 0 15063 833" svg:d="M7532 833c-2511 0-5022 0-7532 0 0-277 0-556 0-833 5021 0 10042 0 15063 0 0 277 0 556 0 833-2510 0-5021 0-7531 0z"><text:p/></draw:path><draw:path draw:style-name="gr4" draw:text-style-name="P141" svg:width="0.1016in" svg:height="0.1425in" svg:x="0.0004in" svg:y="0.0835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4" draw:text-style-name="P141" svg:width="0.0575in" svg:height="0.1354in" svg:x="0.1051in" svg:y="0.1559in" svg:viewBox="0 0 147 345" svg:d="M146 15c1-4 1-5 1-7 0-5-4-8-8-8-6 0-7 4-9 8-43 107-85 213-129 321-1 4-1 6-1 7 0 6 4 9 8 9 6 0 7-5 10-9 42-108 86-214 128-321z"><text:p/></draw:path><draw:path draw:style-name="gr4" draw:text-style-name="P141" svg:width="0.0606in" svg:height="0.0965in" svg:x="0.1811in" svg:y="0.1622in" svg:viewBox="0 0 155 246" svg:d="M155 76c0-37-14-76-47-76-52 0-108 92-108 171 0 42 17 75 48 75 53 0 107-93 107-170zM39 118c18-75 48-108 67-108 23 0 23 38 23 45 0 14-3 33-10 63-27 0-53 0-80 0zM116 129c-10 38-18 57-28 74-11 17-25 34-39 34-20 0-22-27-22-45 0-23 7-49 9-63 27 0 54 0 80 0z"><text:p/></draw:path><draw:path draw:style-name="gr4" draw:text-style-name="P141" svg:width="0.0728in" svg:height="0.3476in" svg:x="0.3276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141" svg:width="0.1331in" svg:height="0.1409in" svg:x="0.4181in" svg:y="0.0862in" svg:viewBox="0 0 339 359" svg:d="M339 133c0-80-52-133-125-133-106 0-214 112-214 227 0 81 55 132 126 132 104 0 213-108 213-226zM129 346c-49 0-84-41-84-105 0-23 7-94 45-151 33-52 82-77 121-77 40 0 84 28 84 100 0 35-12 112-61 173-24 31-65 60-105 60z"><text:p/></draw:path><draw:path draw:style-name="gr4" draw:text-style-name="P141" svg:width="0.0854in" svg:height="0.0378in" svg:x="0.6539in" svg:y="0.0358in" svg:viewBox="0 0 218 97" svg:d="M175 57c-7 7-24 21-24 30 0 5 6 10 10 10 6 0 7-3 10-7 5-7 17-21 39-31 3-3 8-4 8-11 0-5-4-7-7-10-11-7-16-16-21-28 0-4-4-10-9-10-7 0-10 6-10 10 0 3 4 18 12 28-56 0-110 0-166 0-9 0-17 0-17 10 0 9 8 9 17 9 53 0 105 0 158 0z"><text:p/></draw:path><draw:path draw:style-name="gr4" draw:text-style-name="P141" svg:width="0.1937in" svg:height="0.1319in" svg:x="0.5697in" svg:y="0.0898in" svg:viewBox="0 0 493 336" svg:d="M435 38c5-17 5-23 42-23 12 0 16 0 16-9 0-6-4-6-13-6-22 0-43 0-66 0-12 0-12 0-19 10-60 94-119 186-179 280-13-94-26-186-38-279-2-11-3-11-16-11-22 0-44 0-67 0-10 0-15 0-15 10 0 5 4 5 14 5 7 0 15 0 21 2 8 0 11 3 11 7 0 3 0 4-1 10-21 84-42 166-63 250-5 20-13 35-54 37-2 0-8 0-8 10 0 4 3 5 7 5 15 0 32-1 49-1s35 1 50 1c3 0 9 0 9-10 0-5-4-5-9-5-28 0-33-10-33-21 0-4 1-7 3-11 22-90 43-180 65-269h2c14 102 28 203 42 305 1 6 1 11 7 11 5 0 8-5 11-8 66-105 133-209 199-313-24 94-46 188-70 283-4 19-6 23-45 23-8 0-14 0-14 10 0 5 7 5 8 5 13 0 47-1 61-1 21 0 42 1 61 1 3 0 10 0 10-10 0-5-4-5-14-5-18 0-32 0-32-9 0-2 0-2 3-12 22-89 43-175 65-262z"><text:p/></draw:path><draw:path draw:style-name="gr4" draw:text-style-name="P141" svg:width="0.0736in" svg:height="0.3476in" svg:x="0.7776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141" svg:width="0.128in" svg:height="0.0449in" svg:x="0.9512in" svg:y="0.1512in" svg:viewBox="0 0 326 115" svg:d="M309 20c9 0 17 0 17-10s-8-10-15-10c-98 0-198 0-296 0-7 0-15 0-15 10s8 10 17 10c98 0 194 0 292 0zM311 115c7 0 15 0 15-10s-8-10-17-10c-98 0-194 0-292 0-9 0-17 0-17 10s8 10 15 10c98 0 198 0 296 0z"><text:p/></draw:path><draw:path draw:style-name="gr4" draw:text-style-name="P141" svg:width="0.1016in" svg:height="0.1425in" svg:x="1.1524in" svg:y="0.0835in" svg:viewBox="0 0 259 363" svg:d="M209 185c-6-31-26-58-65-58-29 0-61 7-99 47-42 40-45 85-45 101 0 30 21 88 91 88 116 0 168-166 168-236 0-78-46-127-106-127-72 0-94 63-94 77 0 7 4 17 18 17 17 0 27-14 27-25 0-19-16-19-23-19 21-36 56-39 70-39 37 0 70 27 70 90 0 19-3 43-12 84zM92 349c-54 0-54-51-54-56 0-13 12-82 32-112 20-28 43-44 74-44 55 0 55 56 55 66 0 35-31 146-107 146z"><text:p/></draw:path><draw:path draw:style-name="gr4" draw:text-style-name="P141" svg:width="0.0575in" svg:height="0.1354in" svg:x="1.2571in" svg:y="0.1559in" svg:viewBox="0 0 147 345" svg:d="M146 15c1-4 1-5 1-7 0-5-6-8-8-8-6 0-7 4-10 8-42 107-86 213-128 321-1 4-1 6-1 7 0 6 4 9 8 9 6 0 7-5 9-9 43-108 85-214 129-321z"><text:p/></draw:path><draw:path draw:style-name="gr4" draw:text-style-name="P141" svg:width="0.0602in" svg:height="0.0965in" svg:x="1.3331in" svg:y="0.1622in" svg:viewBox="0 0 154 246" svg:d="M154 76c0-37-14-76-48-76-51 0-106 92-106 171 0 42 15 75 48 75 51 0 106-93 106-170zM39 118c17-75 46-108 67-108 23 0 23 38 23 45 0 14-3 33-10 63-27 0-53 0-80 0zM115 129c-9 38-17 57-28 74-10 17-24 34-39 34-19 0-23-27-23-45 0-23 7-49 11-63 27 0 52 0 79 0z"><text:p/></draw:path><draw:path draw:style-name="gr4" draw:text-style-name="P141" svg:width="0.0441in" svg:height="0.1925in" svg:x="1.4638in" svg:y="0.0776in" svg:viewBox="0 0 113 490" svg:d="M113 485c0-2 0-3-8-12-62-60-77-152-77-228 0-85 20-171 80-232 5-6 5-7 5-9 0-3-1-4-4-4-5 0-49 34-78 95-25 55-31 109-31 150 0 39 6 98 32 154 30 60 72 91 77 91 3 0 4-1 4-5z"><text:p/></draw:path><draw:path draw:style-name="gr4" draw:text-style-name="P141" svg:width="0.0783in" svg:height="0.0874in" svg:x="1.5256in" svg:y="0.1362in" svg:viewBox="0 0 200 223" svg:d="M29 188c-1 7-5 19-5 21 0 9 7 14 15 14 6 0 14-5 18-14 0-2 17-69 20-77 4-17 13-52 15-65 2-7 16-29 28-40 3-3 19-17 40-17 12 0 19 7 21 7-16 1-27 14-27 26 0 9 6 17 20 17 12 0 26-11 26-28 0-18-15-32-40-32-33 0-55 24-63 38-5-23-23-38-45-38-23 0-32 18-37 28-9 17-15 46-15 48 0 4 4 4 6 4 5 0 5 0 8-11 8-35 18-59 36-59 9 0 16 4 16 24 0 9-2 15-9 40-9 38-18 76-28 114z"><text:p/></draw:path><draw:path draw:style-name="gr4" draw:text-style-name="P141" svg:width="0.0728in" svg:height="0.0882in" svg:x="1.6516in" svg:y="0.1358in" svg:viewBox="0 0 186 225" svg:d="M41 112c0-80 40-101 65-101 5 0 35 2 54 18-21 2-24 17-24 24 0 13 10 23 22 23 14 0 24-9 24-24 0-34-38-52-76-52-61 0-106 53-106 113 0 63 48 112 105 112 66 0 81-60 81-64 0-6-4-4-5-4-5 0-6 1-7 4-14 46-47 52-65 52-25 0-68-21-68-101z"><text:p/></draw:path><draw:path draw:style-name="gr4" draw:text-style-name="P141" svg:width="0.085in" svg:height="0.0882in" svg:x="1.736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4" draw:text-style-name="P141" svg:width="0.063in" svg:height="0.0882in" svg:x="1.8343in" svg:y="0.1358in" svg:viewBox="0 0 161 225" svg:d="M87 125c10 1 50 9 50 44 0 26-17 45-56 45-40 0-59-28-67-70-1-5-3-8-7-8-7 0-7 4-7 12 0 21 0 42 0 65 0 8 0 12 6 12 2 0 2-1 12-9 2-2 0-3 10-12 21 20 43 21 53 21 58 0 80-33 80-68 0-27-15-41-21-46-15-17-35-20-56-24-27-6-60-13-60-41 0-17 12-38 54-38 55 0 58 45 58 61 1 4 5 4 7 4 5 0 5-3 5-11 0-17 0-34 0-51 0-8 0-11-5-11-2 0-3 0-10 6-1 1-6 5-8 7-19-13-38-13-47-13-60 0-78 32-78 60 0 17 8 31 21 42 15 13 29 16 66 23z"><text:p/></draw:path><draw:path draw:style-name="gr4" draw:text-style-name="P141" svg:width="0.0449in" svg:height="0.1925in" svg:x="1.9555in" svg:y="0.0776in" svg:viewBox="0 0 115 490" svg:d="M115 485c0-2 0-3-9-12-61-60-77-152-77-228 0-85 19-171 79-232 7-6 7-7 7-9 0-3-2-4-4-4-6 0-51 34-79 95-25 55-32 109-32 150 0 39 6 98 34 154 29 60 71 91 77 91 2 0 4-1 4-5z"><text:p/></draw:path><draw:path draw:style-name="gr4" draw:text-style-name="P141" svg:width="0.0795in" svg:height="0.1386in" svg:x="2.0197in" svg:y="0.0862in" svg:viewBox="0 0 203 353" svg:d="M203 101c0-32-8-101-59-101-68 0-144 139-144 252 0 46 14 101 59 101 70 0 144-142 144-252zM52 169c8-32 18-71 38-106 14-24 32-52 54-52 24 0 27 32 27 60 0 24-4 49-16 98-35 0-68 0-103 0zM151 185c-5 22-17 64-35 99-17 34-36 58-57 58-16 0-27-14-27-60 0-20 3-50 17-97 34 0 69 0 102 0z"><text:p/></draw:path><draw:path draw:style-name="gr4" draw:text-style-name="P141" svg:width="0.0449in" svg:height="0.1925in" svg:x="2.1189in" svg:y="0.0776in" svg:viewBox="0 0 115 490" svg:d="M115 245c0-38-6-98-34-153-29-61-71-92-75-92-3 0-6 1-6 4 0 2 0 3 10 11 47 49 75 128 75 230 0 84-18 171-78 231-7 6-7 7-7 9s3 5 6 5c4 0 49-32 78-95 24-53 31-108 31-150z"><text:p/></draw:path><draw:path draw:style-name="gr4" draw:text-style-name="P141" svg:width="0.085in" svg:height="0.0382in" svg:x="2.2815in" svg:y="0.0835in" svg:viewBox="0 0 217 98" svg:d="M174 59c-6 7-23 19-23 29 0 4 4 10 10 10 4 0 7-4 10-7 5-7 17-21 38-32 4-2 8-4 8-10 0-4-3-7-7-10-10-7-15-17-20-28-1-4-2-11-9-11s-10 7-10 11c0 2 4 18 11 28-55 0-111 0-165 0-9 0-17 0-17 10s8 10 17 10c52 0 105 0 157 0z"><text:p/></draw:path><draw:path draw:style-name="gr4" draw:text-style-name="P141" svg:width="0.0736in" svg:height="0.0874in" svg:x="2.2248in" svg:y="0.1362in" svg:viewBox="0 0 188 223" svg:d="M69 104c14 0 50-2 75-12 34-15 37-43 37-50 0-22-19-42-52-42-55 0-129 48-129 133 0 50 28 90 77 90 70 0 111-52 111-59 0-3-3-6-6-6s-3 2-6 4c-39 49-92 49-99 49-38 0-42-40-42-57 0-6 0-21 7-50 8 0 18 0 27 0zM46 92c18-74 69-82 83-82 22 0 36 15 36 32 0 50-80 50-99 50-7 0-13 0-20 0z"><text:p/></draw:path><draw:path draw:style-name="gr4" draw:text-style-name="P141" svg:width="0.0717in" svg:height="0.0606in" svg:x="2.3126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4" draw:text-style-name="P141" svg:width="0.128in" svg:height="0.1287in" svg:x="2.4575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141" svg:width="0.0783in" svg:height="0.0874in" svg:x="2.6461in" svg:y="0.1362in" svg:viewBox="0 0 200 223" svg:d="M28 188c-1 7-4 19-4 21 0 9 7 14 14 14s15-5 18-14c1-2 18-69 20-77 4-17 14-52 16-65 2-7 16-29 27-40 4-3 18-17 39-17 14 0 14 4 21 7-14 1-25 14-25 26 0 9 4 17 18 17 13 0 28-11 28-28 0-18-17-32-42-32-31 0-53 24-61 38-5-23-23-38-45-38-24 0-32 18-37 28-9 17-15 46-15 48 0 4 4 4 6 4 4 0 5 0 8-11 8-35 18-59 35-59 8 0 15 4 15 24 0 9-1 15-7 40-9 38-19 76-29 114z"><text:p/></draw:path><draw:path draw:style-name="gr4" draw:text-style-name="P141" svg:width="0.063in" svg:height="0.0882in" svg:x="2.7717in" svg:y="0.1358in" svg:viewBox="0 0 161 225" svg:d="M85 125c12 1 52 9 52 44 0 26-17 45-56 45-40 0-59-28-68-70-2-5-2-8-7-8-6 0-6 4-6 12 0 21 0 42 0 65 0 8 0 12 6 12 2 0 2-1 12-9 2-2 0-3 10-12 21 20 43 21 53 21 58 0 80-33 80-68 0-27-15-41-21-46-17-17-35-20-56-24-28-6-60-13-60-41 0-17 12-38 54-38 55 0 58 45 58 61 1 4 4 2 5 4 7 0 7-3 7-11 0-17 0-34 0-51 0-8 0-11-5-11-3 0-3 0-10 6-1 1-6 5-8 7-19-13-40-13-47-13-60 0-78 32-78 60 0 17 8 31 21 42 15 13 29 16 64 23z"><text:p/></draw:path><draw:path draw:style-name="gr4" draw:text-style-name="P141" svg:width="0.0409in" svg:height="0.1291in" svg:x="2.8484in" svg:y="0.0925in" svg:viewBox="0 0 105 329" svg:d="M70 112c-22 1-46 4-69 6 0 5 0 9 0 15 33 0 37 3 37 27 0 43 0 86 0 131 0 23-6 23-38 23 0 4 0 10 0 15 15 0 42-1 53-1 17 0 35 1 52 1 0-5 0-11 0-15-32 0-35-3-35-21 0-61 0-121 0-181zM73 27c0-17-13-27-27-27-15 0-26 14-26 27 0 12 11 25 26 25 14 0 27-10 27-25z"><text:p/></draw:path><draw:path draw:style-name="gr4" draw:text-style-name="P141" svg:width="0.0972in" svg:height="0.085in" svg:x="2.9016in" svg:y="0.1362in" svg:viewBox="0 0 248 217" svg:d="M38 48c0 43 0 88 0 131 0 23-6 23-38 23 0 4 0 9 0 15 17 0 42-1 56-1 13 0 38 1 55 1 0-6 0-11 0-15-34 0-40 0-40-23 0-29 0-60 0-89 0-52 35-80 68-80 30 0 36 26 36 54 0 38 0 77 0 115 0 23-6 23-39 23 0 4 0 9 0 15 18 0 43-1 56-1 12 0 39 1 56 1 0-6 0-11 0-15-27 0-38 0-39-14 0-33 0-63 0-96 0-42 0-57-16-74-7-8-22-18-52-18-35 0-58 21-72 52 0-17 0-35 0-52-23 1-47 4-69 6 0 5 0 9 0 15 34 0 38 3 38 27z"><text:p/></draw:path><draw:path draw:style-name="gr4" draw:text-style-name="P141" svg:width="0.0449in" svg:height="0.1925in" svg:x="3.0539in" svg:y="0.0776in" svg:viewBox="0 0 115 490" svg:d="M115 485c0-2 0-3-9-12-61-60-77-152-77-228 0-85 19-171 79-232 7-6 7-7 7-9 0-3-3-4-6-4-4 0-49 34-78 95-25 55-31 109-31 150 0 39 6 98 32 154 30 60 73 91 77 91 3 0 6-1 6-5z"><text:p/></draw:path><draw:path draw:style-name="gr4" draw:text-style-name="P141" svg:width="0.0795in" svg:height="0.1386in" svg:x="3.1185in" svg:y="0.0862in" svg:viewBox="0 0 203 353" svg:d="M203 101c0-32-8-101-59-101-68 0-144 139-144 252 0 46 14 101 59 101 70 0 144-142 144-252zM52 169c8-32 18-71 38-106 14-24 32-52 53-52 25 0 28 32 28 60 0 24-4 49-17 98-34 0-69 0-102 0zM150 185c-6 22-16 64-34 99-18 34-36 58-57 58-17 0-27-14-27-60 0-20 3-50 16-97 33 0 68 0 102 0z"><text:p/></draw:path><draw:path draw:style-name="gr4" draw:text-style-name="P141" svg:width="0.0441in" svg:height="0.1925in" svg:x="3.2177in" svg:y="0.0776in" svg:viewBox="0 0 113 490" svg:d="M113 245c0-38-5-98-32-153-29-61-71-92-77-92-3 0-4 1-4 4 0 2 0 3 8 11 49 49 77 128 77 230 0 84-18 171-79 231-6 6-6 7-6 9s1 5 4 5c6 0 49-32 79-95 25-53 30-108 30-150z"><text:p/></draw:path><draw:path draw:style-name="gr4" draw:text-style-name="P141" svg:width="0.0854in" svg:height="0.0382in" svg:x="3.3776in" svg:y="0.0835in" svg:viewBox="0 0 218 98" svg:d="M175 59c-7 7-22 19-22 29 0 4 4 10 9 10s7-4 9-7c7-7 18-21 39-32 4-2 8-4 8-10 0-4-2-7-7-10-11-7-15-17-19-28-2-4-3-11-10-11s-10 7-10 11c0 2 3 18 11 28-54 0-110 0-165 0-8 0-18 0-18 10s10 10 18 10c52 0 105 0 157 0z"><text:p/></draw:path><draw:path draw:style-name="gr4" draw:text-style-name="P141" svg:width="0.074in" svg:height="0.0874in" svg:x="3.3228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4" draw:text-style-name="P141" svg:width="0.0689in" svg:height="0.0874in" svg:x="3.4106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4" draw:text-style-name="P141" svg:width="0.0441in" svg:height="0.1925in" svg:x="3.5087in" svg:y="0.0776in" svg:viewBox="0 0 113 490" svg:d="M113 245c0-38-5-98-32-153-29-61-71-92-77-92-3 0-4 1-4 4 0 2 0 3 8 11 49 49 77 128 77 230 0 84-18 171-79 231-6 6-6 7-6 9s1 5 4 5c6 0 49-32 79-95 25-53 30-108 30-150z"><text:p/></draw:path><draw:path draw:style-name="gr4" draw:text-style-name="P141" svg:width="0.128in" svg:height="0.0449in" svg:x="3.6378in" svg:y="0.1512in" svg:viewBox="0 0 326 115" svg:d="M309 20c9 0 17 0 17-10s-8-10-15-10c-98 0-198 0-296 0-7 0-15 0-15 10s8 10 15 10c98 0 196 0 294 0zM311 115c7 0 15 0 15-10s-8-10-17-10c-98 0-196 0-294 0-7 0-15 0-15 10s8 10 15 10c98 0 198 0 296 0z"><text:p/></draw:path><draw:path draw:style-name="gr4" draw:text-style-name="P141" svg:width="0.1181in" svg:height="0.0075in" svg:x="3.8472in" svg:y="0.1705in" svg:viewBox="0 0 301 20" svg:d="M283 20c8 0 18 0 18-10s-10-10-18-10c-88 0-178 0-266 0-9 0-17 0-17 10s8 10 17 10c88 0 178 0 266 0z"><text:p/></draw:path><draw:path draw:style-name="gr4" draw:text-style-name="P141" svg:width="0.0783in" svg:height="0.0874in" svg:x="3.987in" svg:y="0.1362in" svg:viewBox="0 0 200 223" svg:d="M29 188c-1 7-4 19-4 21 0 9 7 14 14 14 6 0 16-5 18-14 2-2 19-69 20-77 4-17 13-52 15-65 3-7 17-29 28-40 5-3 19-17 40-17 12 0 14 4 21 7-16 1-26 14-26 26 0 9 6 17 19 17 12 0 26-11 26-28 0-18-15-32-40-32-33 0-54 24-63 38-5-23-21-38-45-38-23 0-32 18-37 28-8 17-15 46-15 48 0 4 6 4 7 4 4 0 4 0 7-11 8-35 20-59 36-59 9 0 16 4 16 24 0 9-2 15-9 40-9 38-18 76-28 114z"><text:p/></draw:path><draw:path draw:style-name="gr4" draw:text-style-name="P141" svg:width="0.063in" svg:height="0.0882in" svg:x="4.1134in" svg:y="0.1358in" svg:viewBox="0 0 161 225" svg:d="M85 125c12 1 52 9 52 44 0 26-18 45-56 45-42 0-59-28-68-70-2-5-2-8-7-8-6 0-6 4-6 12 0 21 0 42 0 65 0 8 0 12 4 12 3 0 4-1 13-9 1-2 1-3 10-12 22 20 44 21 54 21 56 0 80-33 80-68 0-27-15-41-21-46-17-17-36-20-56-24-28-6-62-13-62-41 0-17 14-38 56-38 54 0 56 45 58 61 0 4 4 4 5 4 7 0 7-3 7-11 0-17 0-34 0-51 0-8 0-11-5-11-3 0-4 0-10 6-1 1-7 5-8 7-19-13-40-13-47-13-60 0-78 32-78 60 0 17 7 31 21 42 15 13 29 16 64 23z"><text:p/></draw:path><draw:path draw:style-name="gr4" draw:text-style-name="P141" svg:width="0.0409in" svg:height="0.1291in" svg:x="4.1894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4" draw:text-style-name="P141" svg:width="0.0972in" svg:height="0.085in" svg:x="4.2429in" svg:y="0.1362in" svg:viewBox="0 0 248 217" svg:d="M39 48c0 43 0 88 0 131 0 23-5 23-39 23 0 4 0 9 0 15 18 0 43-1 56-1s39 1 56 1c0-6 0-11 0-15-34 0-39 0-39-23 0-29 0-60 0-89 0-52 35-80 67-80 31 0 36 26 36 54 0 38 0 77 0 115 0 23-5 23-39 23 0 4 0 9 0 15 17 0 42-1 56-1 13 0 38 1 55 1 0-6 0-11 0-15-25 0-38 0-38-14 0-33 0-63 0-96 0-42 0-57-15-74-7-8-24-18-52-18-37 0-59 21-73 52 0-17 0-35 0-52-24 1-46 4-70 6 0 5 0 9 0 15 35 0 39 3 39 27z"><text:p/></draw:path><draw:path draw:style-name="gr4" draw:text-style-name="P141" svg:width="0.0441in" svg:height="0.1925in" svg:x="4.3961in" svg:y="0.0776in" svg:viewBox="0 0 113 490" svg:d="M113 485c0-2 0-3-8-12-62-60-77-152-77-228 0-85 20-171 80-232 5-6 5-7 5-9 0-3-1-4-4-4-5 0-49 34-78 95-25 55-31 109-31 150 0 39 6 98 32 154 30 60 72 91 77 91 3 0 4-1 4-5z"><text:p/></draw:path><draw:path draw:style-name="gr4" draw:text-style-name="P141" svg:width="0.0799in" svg:height="0.1386in" svg:x="4.4598in" svg:y="0.0862in" svg:viewBox="0 0 204 353" svg:d="M204 101c0-32-9-101-60-101-67 0-144 139-144 252 0 46 15 101 60 101 69 0 144-142 144-252zM53 169c9-32 18-71 38-106 13-24 31-52 53-52 24 0 27 32 27 60 0 24-3 49-16 98-33 0-68 0-102 0zM151 185c-5 22-15 64-35 99-17 34-35 58-56 58-17 0-26-14-26-60 0-20 2-50 15-97 34 0 69 0 102 0z"><text:p/></draw:path><draw:path draw:style-name="gr4" draw:text-style-name="P141" svg:width="0.0449in" svg:height="0.1925in" svg:x="4.5591in" svg:y="0.0776in" svg:viewBox="0 0 115 490" svg:d="M115 245c0-38-6-98-32-153-30-61-72-92-77-92-3 0-6 1-6 4 0 2 0 3 10 11 49 49 77 128 77 230 0 84-18 171-80 231-7 6-7 7-7 9s3 5 6 5c5 0 49-32 78-95 25-53 31-108 31-150z"><text:p/></draw:path><draw:path draw:style-name="gr4" draw:text-style-name="P141" svg:width="0.0854in" svg:height="0.0382in" svg:x="4.7217in" svg:y="0.0835in" svg:viewBox="0 0 218 98" svg:d="M175 59c-7 7-24 19-24 29 0 4 6 10 10 10s7-4 10-7c5-7 17-21 39-32 3-2 8-4 8-10 0-4-4-7-7-10-11-7-16-17-21-28 0-4-2-11-9-11s-10 7-10 11c0 2 4 18 12 28-56 0-110 0-166 0-9 0-17 0-17 10s8 10 17 10c53 0 105 0 158 0z"><text:p/></draw:path><draw:path draw:style-name="gr4" draw:text-style-name="P141" svg:width="0.074in" svg:height="0.0874in" svg:x="4.665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4" draw:text-style-name="P141" svg:width="0.0724in" svg:height="0.0606in" svg:x="4.7528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4" draw:text-style-name="P141" svg:width="0.1287in" svg:height="0.1287in" svg:x="4.8976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 draw:text-style-name="P141" svg:width="0.0783in" svg:height="0.0874in" svg:x="5.0862in" svg:y="0.1362in" svg:viewBox="0 0 200 223" svg:d="M29 188c-1 7-4 19-4 21 0 9 6 14 14 14 6 0 14-5 18-14 0-2 17-69 20-77 4-17 13-52 15-65 2-7 16-29 28-40 5-3 19-17 40-17 12 0 19 7 21 7-16 1-27 14-27 26 0 9 6 17 20 17 12 0 26-11 26-28 0-18-15-32-40-32-33 0-54 24-63 38-5-23-23-38-45-38-23 0-32 18-37 28-8 17-15 46-15 48 0 4 4 4 6 4 5 0 5 0 8-11 8-35 18-59 36-59 9 0 16 4 16 24 0 9-2 15-9 40-9 38-18 76-28 114z"><text:p/></draw:path><draw:path draw:style-name="gr4" draw:text-style-name="P141" svg:width="0.0728in" svg:height="0.0882in" svg:x="5.2122in" svg:y="0.1358in" svg:viewBox="0 0 186 225" svg:d="M41 112c0-80 40-101 65-101 5 0 37 2 54 18-21 2-24 17-24 24 0 13 10 23 22 23 14 0 24-9 24-24 0-34-38-52-76-52-61 0-106 53-106 113 0 63 48 112 105 112 66 0 81-60 81-64 0-6-4-4-5-4-5 0-6 1-7 4-14 46-47 52-65 52-25 0-68-21-68-101z"><text:p/></draw:path><draw:path draw:style-name="gr4" draw:text-style-name="P141" svg:width="0.085in" svg:height="0.0882in" svg:x="5.2972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4" draw:text-style-name="P141" svg:width="0.063in" svg:height="0.0882in" svg:x="5.3949in" svg:y="0.1358in" svg:viewBox="0 0 161 225" svg:d="M87 125c10 1 50 9 50 44 0 26-17 45-56 45-40 0-59-28-67-70-1-5-3-8-7-8-7 0-7 4-7 12 0 21 0 42 0 65 0 8 0 12 6 12 2 0 2-1 12-9 2-2 2-3 10-12 21 20 43 21 53 21 58 0 80-33 80-68 0-27-14-41-21-46-15-17-35-20-56-24-27-6-60-13-60-41 0-17 12-38 54-38 55 0 58 45 58 61 1 4 5 4 7 4 5 0 5-3 5-11 0-17 0-34 0-51 0-8 0-11-5-11-2 0-3 0-10 6-1 1-6 5-8 7-19-13-38-13-47-13-58 0-78 32-78 60 0 17 8 31 21 42 17 13 29 16 66 23z"><text:p/></draw:path><draw:path draw:style-name="gr4" draw:text-style-name="P141" svg:width="0.0441in" svg:height="0.1925in" svg:x="5.5165in" svg:y="0.0776in" svg:viewBox="0 0 113 490" svg:d="M113 485c0-2 0-3-8-12-62-60-77-152-77-228 0-85 18-171 78-232 7-6 7-7 7-9 0-3-1-4-4-4-5 0-50 34-78 95-25 55-31 109-31 150 0 39 4 98 32 154 30 60 72 91 77 91 3 0 4-1 4-5z"><text:p/></draw:path><draw:path draw:style-name="gr4" draw:text-style-name="P141" svg:width="0.0795in" svg:height="0.1386in" svg:x="5.5807in" svg:y="0.0862in" svg:viewBox="0 0 203 353" svg:d="M203 101c0-32-8-101-59-101-68 0-144 139-144 252 0 46 14 101 59 101 70 0 144-142 144-252zM52 169c8-32 18-71 38-106 14-24 32-52 54-52 24 0 27 32 27 60 0 24-4 49-16 98-35 0-68 0-103 0zM151 185c-5 22-17 64-35 99-17 34-36 58-57 58-16 0-27-14-27-60 0-20 3-50 17-97 34 0 69 0 102 0z"><text:p/></draw:path><draw:path draw:style-name="gr4" draw:text-style-name="P141" svg:width="0.0449in" svg:height="0.1925in" svg:x="5.6799in" svg:y="0.0776in" svg:viewBox="0 0 115 490" svg:d="M115 245c0-38-6-98-32-153-31-61-73-92-77-92-3 0-6 1-6 4 0 2 0 3 10 11 47 49 75 128 75 230 0 84-18 171-78 231-7 6-7 7-7 9s3 5 6 5c4 0 49-32 78-95 24-53 31-108 31-150z"><text:p/></draw:path><draw:path draw:style-name="gr4" draw:text-style-name="P141" svg:width="0.085in" svg:height="0.0382in" svg:x="5.8402in" svg:y="0.0835in" svg:viewBox="0 0 217 98" svg:d="M174 59c-6 7-23 19-23 29 0 4 4 10 10 10 4 0 7-4 10-7 5-7 17-21 38-32 4-2 8-4 8-10 0-4-3-7-7-10-10-7-15-17-20-28-1-4-2-11-9-11s-10 7-10 11c0 2 4 18 11 28-55 0-111 0-165 0-9 0-17 0-17 10s8 10 17 10c52 0 105 0 157 0z"><text:p/></draw:path><draw:path draw:style-name="gr4" draw:text-style-name="P141" svg:width="0.0736in" svg:height="0.0874in" svg:x="5.7854in" svg:y="0.1362in" svg:viewBox="0 0 188 223" svg:d="M69 104c14 0 50-2 75-12 34-15 37-43 37-50 0-22-19-42-52-42-55 0-129 48-129 133 0 50 28 90 77 90 70 0 111-52 111-59 0-3-3-6-6-6-1 0-3 2-6 4-39 49-92 49-99 49-38 0-42-40-42-57 0-6 0-21 7-50 8 0 18 0 27 0zM46 92c18-74 69-82 83-82 22 0 36 15 36 32 0 50-80 50-99 50-7 0-13 0-20 0z"><text:p/></draw:path><draw:path draw:style-name="gr4" draw:text-style-name="P141" svg:width="0.0689in" svg:height="0.0874in" svg:x="5.8732in" svg:y="0.1913in" svg:viewBox="0 0 176 223" svg:d="M175 22c1-4 1-5 1-7 0-7-5-11-11-11-4 0-11 2-14 9-1 1-4 12-5 19-3 10-6 18-9 28-1 9-12 52-12 56-2 0-16 30-44 30-22 0-22-23-22-28 0-19 7-41 18-68 4-11 6-15 6-21 0-16-14-29-34-29-34 0-49 48-49 53 0 4 4 4 6 4 4 0 4-1 5-5 9-28 24-42 38-42 6 0 8 4 8 12 0 7-2 16-5 20-16 42-20 55-20 70 0 6 0 22 14 32 10 10 25 11 34 11 14 0 26-5 38-15-5 20-9 34-23 50-10 12-24 23-42 23-1 0-18 0-25-11 18-3 13-14 18-20 0-11-10-13-12-13-9 0-21 7-21 23 0 18 16 31 42 31 35 0 77-27 86-70 12-44 23-87 34-131z"><text:p/></draw:path></draw:g></draw:g></text:p>
      <text:p text:style-name="P65">et</text:p>
      <text:p text:style-name="Text_20_body"><draw:g text:anchor-type="as-char" svg:y="-0.2654in" draw:z-index="78" draw:name="Shape254" draw:style-name="gr1"><svg:title>TexMaths</svg:title><svg:desc>14§display§\left|\partial _{\text{/}\theta }\left(O\vec{M}\right)\right|=\sqrt{\left(-r\sin \left(\theta \right)\right)^2+\left(r\cos \left(\theta \right)\right)^2}=\sqrt{r^2\left(\sin ^2\left(\theta \right)+\cos ^2\left(\theta \right)\right)}=r§svg§600§FALSE§</svg:desc><draw:g draw:style-name="gr2"><draw:path draw:style-name="gr3" draw:text-style-name="P140" svg:width="6.272in" svg:height="0.3693in" svg:x="0.0004in" svg:y="0.0098in" svg:viewBox="0 0 15932 939" svg:d="M7967 939c-2656 0-5311 0-7967 0 0-313 0-625 0-939 5311 0 10621 0 15932 0 0 314 0 626 0 939-2656 0-5311 0-7965 0z"><text:p/></draw:path><draw:path draw:style-name="gr4" draw:text-style-name="P141" svg:width="0.0079in" svg:height="0.1236in" svg:x="0.0185in" svg:y="0.0335in" svg:viewBox="0 0 21 315" svg:d="M0 297c0 7 0 18 11 18 10 0 10-10 10-18 0-94 0-186 0-279 0-8 0-18-10-18-11 0-11 10-11 18 0 93 0 185 0 279z"><text:p/></draw:path><draw:path draw:style-name="gr4" draw:text-style-name="P141" svg:width="0.0079in" svg:height="0.1236in" svg:x="0.0185in" svg:y="0.1504in" svg:viewBox="0 0 21 315" svg:d="M0 297c0 8 0 18 11 18 10 0 10-10 10-18 0-94 0-186 0-279 0-8 0-18-10-18-11 0-11 10-11 18 0 93 0 185 0 279z"><text:p/></draw:path><draw:path draw:style-name="gr4" draw:text-style-name="P141" svg:width="0.0079in" svg:height="0.1236in" svg:x="0.0185in" svg:y="0.2661in" svg:viewBox="0 0 21 315" svg:d="M0 297c0 7 0 18 11 18 10 0 10-10 10-18 0-94 0-186 0-279 0-8 0-18-10-18-11 0-11 10-11 18 0 93 0 185 0 279z"><text:p/></draw:path><draw:path draw:style-name="gr4" draw:text-style-name="P141" svg:width="0.1016in" svg:height="0.1425in" svg:x="0.0626in" svg:y="0.1217in" svg:viewBox="0 0 259 363" svg:d="M209 185c-5-30-26-58-63-58-31 0-63 9-101 47-41 40-45 86-45 102 0 29 22 87 91 87 118 0 168-166 168-236 0-78-45-127-106-127-72 0-94 64-94 78 0 7 4 17 19 17 16 0 27-15 27-26 0-17-15-17-24-17 23-37 56-39 72-39 35 0 70 25 70 88 0 19-3 45-14 84zM92 349c-54 0-54-51-54-55 0-14 12-83 33-112 20-28 44-43 75-43 53 0 54 54 54 64 0 35-32 146-108 146z"><text:p/></draw:path><draw:path draw:style-name="gr4" draw:text-style-name="P141" svg:width="0.0575in" svg:height="0.1346in" svg:x="0.1673in" svg:y="0.1945in" svg:viewBox="0 0 147 343" svg:d="M146 14c1-4 1-4 1-6 0-7-4-8-7-8-7 0-8 3-10 8-43 107-85 213-129 321-1 4-1 4-1 6 0 5 6 8 8 8 6 0 7-4 10-8 42-108 86-215 128-321z"><text:p/></draw:path><draw:path draw:style-name="gr4" draw:text-style-name="P141" svg:width="0.0602in" svg:height="0.0961in" svg:x="0.2437in" svg:y="0.2in" svg:viewBox="0 0 154 245" svg:d="M154 74c0-36-14-74-48-74-51 0-106 92-106 171 0 40 15 74 46 74 53 0 108-94 108-171zM38 116c18-74 47-106 68-106s21 38 21 45c0 12-2 32-9 61-27 0-54 0-80 0zM115 129c-10 38-18 56-28 73-11 18-24 33-39 33-20 0-23-25-23-45 0-22 7-49 10-61 27 0 53 0 80 0z"><text:p/></draw:path><draw:path draw:style-name="gr4" draw:text-style-name="P141" svg:width="0.0728in" svg:height="0.3469in" svg:x="0.3898in" svg:y="0.0382in" svg:viewBox="0 0 186 882" svg:d="M165 876c0 2 4 6 6 6 4 0 7 0 11 0 1 0 4 0 4-4 0-3 0-4-1-6-18-17-45-45-74-98-54-94-73-215-73-332 0-218 61-347 147-434 1-1 1-2 1-4 0-4-3-4-8-4-7 0-9 0-13 4-46 39-99 108-133 212-21 65-32 144-32 225 0 115 21 246 98 361 14 20 21 27 32 39 4 7 11 14 16 19 7 5 12 11 19 16z"><text:p/></draw:path><draw:path draw:style-name="gr4" draw:text-style-name="P141" svg:width="0.1335in" svg:height="0.1402in" svg:x="0.4803in" svg:y="0.1244in" svg:viewBox="0 0 340 357" svg:d="M340 132c0-79-53-132-126-132-106 0-214 112-214 225 0 83 55 132 126 132 104 0 214-108 214-225zM129 344c-49 0-84-39-84-105 0-21 7-92 45-149 35-52 82-77 121-77 41 0 84 26 84 100 0 35-12 112-61 173-24 29-65 58-105 58z"><text:p/></draw:path><draw:path draw:style-name="gr4" draw:text-style-name="P141" svg:width="0.0854in" svg:height="0.0382in" svg:x="0.7161in" svg:y="0.0736in" svg:viewBox="0 0 218 98" svg:d="M175 59c-7 5-24 19-24 29 0 4 6 10 11 10s6-4 9-7c5-7 17-21 39-32 3-2 8-4 8-10s-4-7-7-10c-11-7-16-17-19-28-2-4-4-11-10-11-7 0-10 7-10 11 0 2 3 18 11 28-54 0-110 0-165 0-8 0-18 0-18 10s10 10 18 10c52 0 105 0 157 0z"><text:p/></draw:path><draw:path draw:style-name="gr4" draw:text-style-name="P141" svg:width="0.1937in" svg:height="0.1315in" svg:x="0.6319in" svg:y="0.128in" svg:viewBox="0 0 493 335" svg:d="M435 38c5-18 6-23 42-23 12 0 16 0 16-9 0-6-4-6-13-6-22 0-43 0-66 0-12 0-12 0-18 8-60 94-120 187-180 280-13-92-26-184-38-277-2-11-3-11-16-11-22 0-44 0-67 0-10 0-15 0-15 8 0 7 4 7 15 7 6 0 14 0 21 0 7 2 10 3 10 9 0 1 0 3-1 10-21 82-42 165-63 249-5 19-13 35-54 36-1 0-8 2-8 10 0 4 3 6 7 6 15 0 32-2 49-2s35 2 50 2c3 0 10 0 10-10 0-6-5-6-10-6-28 0-33-10-33-21 0-3 1-5 3-11 22-90 44-178 67-267 14 100 28 201 42 303 1 7 1 12 7 12 5 0 8-5 11-9 66-103 133-207 199-311-24 94-46 188-70 282-4 19-6 22-45 22-8 0-14 0-14 10 0 6 7 6 8 6 14 0 47-2 61-2 21 0 42 2 61 2 3 0 10 0 10-10 0-6-4-6-14-6-18 0-32 0-32-8 0-2 0-3 3-11 22-89 43-175 65-262z"><text:p/></draw:path><draw:path draw:style-name="gr4" draw:text-style-name="P141" svg:width="0.0736in" svg:height="0.3469in" svg:x="0.8398in" svg:y="0.0382in" svg:viewBox="0 0 188 882" svg:d="M188 441c0-140-34-290-131-400-7-9-25-28-36-38-4-3-6-3-11-3-6 0-10 0-10 4 0 3 3 4 3 6 17 17 43 43 74 98 53 94 73 215 73 333 0 213-59 343-147 433-2 0-3 2-3 4 0 4 4 4 10 4 5 0 7 0 11-4 48-41 99-108 134-212 21-67 33-147 33-225z"><text:p/></draw:path><draw:path draw:style-name="gr4" draw:text-style-name="P141" svg:width="0.0079in" svg:height="0.1236in" svg:x="0.9764in" svg:y="0.0335in" svg:viewBox="0 0 21 315" svg:d="M0 297c0 7 0 18 11 18 10 0 10-10 10-18 0-94 0-186 0-279 0-8 0-18-10-18-11 0-11 10-11 18 0 93 0 185 0 279z"><text:p/></draw:path><draw:path draw:style-name="gr4" draw:text-style-name="P141" svg:width="0.0079in" svg:height="0.1236in" svg:x="0.9764in" svg:y="0.1504in" svg:viewBox="0 0 21 315" svg:d="M0 297c0 8 0 18 11 18 10 0 10-10 10-18 0-94 0-186 0-279 0-8 0-18-10-18-11 0-11 10-11 18 0 93 0 185 0 279z"><text:p/></draw:path><draw:path draw:style-name="gr4" draw:text-style-name="P141" svg:width="0.0079in" svg:height="0.1236in" svg:x="0.9764in" svg:y="0.2661in" svg:viewBox="0 0 21 315" svg:d="M0 297c0 7 0 18 11 18 10 0 10-10 10-18 0-94 0-186 0-279 0-8 0-18-10-18-11 0-11 10-11 18 0 93 0 185 0 279z"><text:p/></draw:path><draw:path draw:style-name="gr4" draw:text-style-name="P141" svg:width="0.1287in" svg:height="0.0449in" svg:x="1.0776in" svg:y="0.1898in" svg:viewBox="0 0 328 115" svg:d="M311 20c7 0 17 0 17-10s-10-10-17-10c-98 0-198 0-296 0-5 0-15 0-15 10s10 10 17 10c98 0 196 0 294 0zM311 115c7 0 17 0 17-10s-10-10-17-10c-98 0-196 0-294 0-7 0-17 0-17 10s10 10 15 10c98 0 198 0 296 0z"><text:p/></draw:path><draw:path draw:style-name="gr4" draw:text-style-name="P141" svg:width="0.176in" svg:height="0.3472in" svg:x="1.2925in" svg:y="0.0004in" svg:viewBox="0 0 448 883" svg:d="M174 809c-35-122-70-245-105-367-23 27-47 54-69 79 3 3 4 5 7 7 11-13 22-25 34-38 37 130 75 262 113 393 17 0 17 0 21-12 90-284 181-567 270-851 3-7 3-9 3-10 0-6-4-10-10-10-8 0-10 7-12 13-84 266-168 530-252 796z"><text:p/></draw:path><draw:path draw:style-name="gr4" draw:text-style-name="P141" svg:width="2.1673in" svg:height="0.0075in" svg:x="1.4654in" svg:y="0.0004in" svg:viewBox="0 0 5506 20" svg:d="M2752 20c-917 0-1835 0-2752 0 0-7 0-13 0-20 1835 0 3670 0 5506 0 0 7 0 13 0 20-919 0-1837 0-2754 0z"><text:p/></draw:path><draw:path draw:style-name="gr4" draw:text-style-name="P141" svg:width="0.0449in" svg:height="0.1929in" svg:x="1.4839in" svg:y="0.1154in" svg:viewBox="0 0 115 491" svg:d="M115 487c0-1 0-3-9-11-61-62-77-155-77-230 0-85 19-170 79-232 7-7 7-7 7-8 0-5-3-6-6-6-4 0-49 34-78 97-24 53-31 107-31 149 0 38 6 97 32 153 31 60 73 92 77 92 3 0 6-1 6-4z"><text:p/></draw:path><draw:path draw:style-name="gr4" draw:text-style-name="P141" svg:width="0.1181in" svg:height="0.0075in" svg:x="1.5563in" svg:y="0.2071in" svg:viewBox="0 0 301 20" svg:d="M284 20c9 0 17 0 17-10s-8-10-17-10c-88 0-178 0-266 0-8 0-18 0-18 10s10 10 18 10c88 0 178 0 266 0z"><text:p/></draw:path><draw:path draw:style-name="gr4" draw:text-style-name="P141" svg:width="0.0783in" svg:height="0.0874in" svg:x="1.6969in" svg:y="0.1752in" svg:viewBox="0 0 200 223" svg:d="M28 189c-1 7-4 18-4 21 0 8 7 13 14 13s15-5 18-14c1-2 18-69 21-77 3-17 13-51 15-65 2-5 16-29 27-39 4-4 18-17 41-17 12 0 12 4 19 6-14 3-25 14-25 28 0 7 4 17 18 17 13 0 28-12 28-30 0-17-17-32-40-32-33 0-55 24-63 38-5-21-23-38-45-38-24 0-32 20-37 28-9 17-15 46-15 48 0 5 4 5 6 5 4 0 5-1 8-11 8-35 18-59 36-59 9 0 14 4 14 23 0 11-1 15-7 42-9 37-19 75-29 113z"><text:p/></draw:path><draw:path draw:style-name="gr4" draw:text-style-name="P141" svg:width="0.063in" svg:height="0.0882in" svg:x="1.8224in" svg:y="0.174in" svg:viewBox="0 0 161 225" svg:d="M85 125c12 2 52 9 52 46 0 24-17 45-56 45-40 0-59-28-68-70-2-7-2-9-6-9-7 0-7 3-7 11 0 23 0 44 0 66 0 9 0 11 6 11 2 0 2 0 12-9 3-5 0-2 10-12 21 21 43 21 53 21 58 0 80-32 80-68 0-25-15-41-21-46-15-16-35-20-56-24-28-6-60-11-60-39 0-19 12-38 54-38 55 0 58 43 58 59 1 4 5 4 7 4 5 0 5-2 5-11 0-17 0-33 0-49 0-9 0-13-5-13-3 0-3 0-10 6-1 2-6 7-8 8-19-14-40-14-47-14-60 0-78 34-78 60 0 18 8 31 21 42 15 13 29 16 64 23z"><text:p/></draw:path><draw:path draw:style-name="gr4" draw:text-style-name="P141" svg:width="0.0409in" svg:height="0.1287in" svg:x="1.8988in" svg:y="0.1307in" svg:viewBox="0 0 105 328" svg:d="M70 111c-22 1-46 4-69 5 0 6 0 10 0 16 33 0 37 2 37 26 0 44 0 88 0 133 0 21-6 21-38 21 0 4 0 10 0 16 15 0 42-2 53-2 18 0 35 2 52 2 0-6 0-12 0-16-32 0-35-1-35-21 0-60 0-120 0-180zM73 25c0-15-13-25-27-25-15 0-26 13-26 25 0 14 11 27 26 27 14 0 27-11 27-27z"><text:p/></draw:path><draw:path draw:style-name="gr4" draw:text-style-name="P141" svg:width="0.0972in" svg:height="0.085in" svg:x="1.9524in" svg:y="0.1752in" svg:viewBox="0 0 248 217" svg:d="M38 49c0 43 0 88 0 132 0 21-6 21-38 21 0 4 0 9 0 15 17 0 42-1 56-1 13 0 38 1 55 1 0-6 0-11 0-15-34 0-38 0-38-21 0-31 0-61 0-91 0-51 33-79 66-79 30 0 36 27 36 55 0 38 0 77 0 115 0 21-6 21-38 21 0 4 0 9 0 15 17 0 42-1 55-1 12 0 39 1 56 1 0-6 0-11 0-15-27 0-38 0-39-14 0-31 0-63 0-94 0-42 0-58-16-76-7-8-22-18-52-18-35 0-58 21-72 52 0-17 0-35 0-52-23 1-47 4-69 6 0 5 0 9 0 15 34 0 38 3 38 28z"><text:p/></draw:path><draw:path draw:style-name="gr4" draw:text-style-name="P141" svg:width="0.0449in" svg:height="0.1929in" svg:x="2.1051in" svg:y="0.1154in" svg:viewBox="0 0 115 491" svg:d="M115 487c0-1 0-3-9-11-61-62-77-155-77-230 0-85 19-170 79-232 7-7 7-7 7-8 0-5-3-6-6-6-4 0-49 34-78 97-25 53-31 107-31 149 0 38 6 97 32 153 30 60 73 92 77 92 3 0 6-1 6-4z"><text:p/></draw:path><draw:path draw:style-name="gr4" draw:text-style-name="P141" svg:width="0.0795in" svg:height="0.1378in" svg:x="2.1697in" svg:y="0.1244in" svg:viewBox="0 0 203 351" svg:d="M203 101c0-32-8-101-59-101-68 0-144 139-144 251 0 46 14 100 59 100 70 0 144-140 144-250zM52 168c8-31 18-71 38-105 14-25 32-52 53-52 25 0 28 31 28 59 0 24-4 49-16 98-35 0-68 0-103 0zM150 183c-4 23-16 65-34 100-18 33-36 59-57 59-17 0-27-16-27-61 0-21 3-49 16-98 33 0 68 0 102 0z"><text:p/></draw:path><draw:path draw:style-name="gr4" draw:text-style-name="P141" svg:width="0.0441in" svg:height="0.1929in" svg:x="2.2689in" svg:y="0.1154in" svg:viewBox="0 0 113 491" svg:d="M113 246c0-39-4-98-32-154-29-60-71-92-77-92-3 0-4 3-4 6 0 1 0 1 10 11 47 49 75 126 75 229 0 84-18 170-79 233-6 5-6 7-6 8 0 3 1 4 4 4 6 0 49-33 79-95 25-54 30-109 30-150z"><text:p/></draw:path><draw:path draw:style-name="gr4" draw:text-style-name="P141" svg:width="0.0441in" svg:height="0.1929in" svg:x="2.3441in" svg:y="0.1154in" svg:viewBox="0 0 113 491" svg:d="M113 246c0-39-5-98-32-154-29-60-71-92-77-92-3 0-4 3-4 6 0 1 0 1 8 11 49 49 77 126 77 229 0 84-18 170-79 233-6 5-6 7-6 8 0 3 1 4 4 4 6 0 49-33 79-95 25-54 30-109 30-150z"><text:p/></draw:path><draw:path draw:style-name="gr4" draw:text-style-name="P141" svg:width="0.0591in" svg:height="0.0894in" svg:x="2.4169in" svg:y="0.0736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4" draw:text-style-name="P141" svg:width="0.128in" svg:height="0.128in" svg:x="2.5492in" svg:y="0.148in" svg:viewBox="0 0 326 326" svg:d="M174 174c46 0 91 0 137 0 7 0 15 0 15-10s-8-10-15-10c-46 0-91 0-137 0 0-46 0-92 0-139 0-7 0-15-10-15s-10 8-10 15c0 47 0 93 0 139-46 0-92 0-139 0-7 0-15 0-15 10s8 10 15 10c47 0 93 0 139 0 0 44 0 91 0 137 0 7 0 15 10 15s10-8 10-15c0-46 0-93 0-137z"><text:p/></draw:path><draw:path draw:style-name="gr4" draw:text-style-name="P141" svg:width="0.0449in" svg:height="0.1929in" svg:x="2.7508in" svg:y="0.1154in" svg:viewBox="0 0 115 491" svg:d="M115 487c0-1 0-3-9-11-61-62-78-155-78-230 0-85 20-170 80-232 7-7 7-7 7-8 0-5-3-6-6-6-4 0-49 34-78 97-25 53-31 107-31 149 0 38 6 97 32 153 30 60 73 92 77 92 3 0 6-1 6-4z"><text:p/></draw:path><draw:path draw:style-name="gr4" draw:text-style-name="P141" svg:width="0.0783in" svg:height="0.0874in" svg:x="2.8126in" svg:y="0.1752in" svg:viewBox="0 0 200 223" svg:d="M29 189c-1 7-4 18-4 21 0 8 7 13 14 13 6 0 14-5 18-14 2-2 19-69 20-77 4-17 13-51 15-65 3-5 16-29 28-39 5-4 19-17 40-17 12 0 19 6 21 6-16 3-27 14-27 28 0 7 6 17 20 17 12 0 26-12 26-30 0-17-15-32-40-32-33 0-54 24-63 38-5-21-21-38-45-38-23 0-32 20-37 28-8 17-15 46-15 48 0 5 4 4 6 5 5 0 5-1 8-11 8-35 18-59 36-59 9 0 16 4 16 23 0 11-2 15-9 42-9 37-18 75-28 113z"><text:p/></draw:path><draw:path draw:style-name="gr4" draw:text-style-name="P141" svg:width="0.0736in" svg:height="0.0882in" svg:x="2.939in" svg:y="0.174in" svg:viewBox="0 0 188 225" svg:d="M41 113c0-79 40-100 65-100 6 0 37 0 54 18-20 1-24 17-24 22 0 13 10 23 24 23 12 0 22-9 22-23 0-33-38-53-76-53-61 0-106 53-106 115 0 61 49 110 105 110 66 0 83-58 83-63s-6-5-7-5c-5 0-6 3-6 5-15 45-46 51-64 51-27 0-70-21-70-100z"><text:p/></draw:path><draw:path draw:style-name="gr4" draw:text-style-name="P141" svg:width="0.0854in" svg:height="0.0882in" svg:x="3.0236in" svg:y="0.174in" svg:viewBox="0 0 218 225" svg:d="M218 115c0-63-50-115-109-115-61 0-109 53-109 115 0 64 50 110 109 110s109-47 109-110zM109 213c-21 0-43-10-56-32-12-21-12-52-12-70 0-19 0-45 11-68 14-22 36-32 57-32s42 11 55 32c12 21 12 49 12 68 0 18 0 44-9 65-12 23-34 37-58 37z"><text:p/></draw:path><draw:path draw:style-name="gr4" draw:text-style-name="P141" svg:width="0.063in" svg:height="0.0882in" svg:x="3.1213in" svg:y="0.174in" svg:viewBox="0 0 161 225" svg:d="M87 125c11 2 50 9 50 46 0 24-17 45-54 45-42 0-59-28-69-70-1-7-3-9-7-9-7 0-7 3-7 11 0 23 0 44 0 66 0 9 0 11 6 11 2 0 2 0 12-9 2 0 2-2 10-12 21 21 43 21 55 21 56 0 78-32 78-68 0-25-14-41-21-46-15-16-35-20-56-24-27-6-60-11-60-39 0-19 12-38 56-38 53 0 56 43 57 59 0 4 4 4 6 4 5 0 5-2 5-11 0-17 0-33 0-49 0-9 0-13-4-13-3 0-4 0-10 6-1 2-7 7-8 8-20-14-39-14-46-14-60 0-80 34-80 60 0 18 8 31 21 42 17 13 31 16 66 23z"><text:p/></draw:path><draw:path draw:style-name="gr4" draw:text-style-name="P141" svg:width="0.0441in" svg:height="0.1929in" svg:x="3.2425in" svg:y="0.1154in" svg:viewBox="0 0 113 491" svg:d="M113 487c0-1 0-3-8-11-62-62-77-155-77-230 0-85 18-170 80-232 5-7 5-7 5-8 0-5-1-6-4-6-5 0-49 34-78 97-25 53-31 107-31 149 0 38 6 97 32 153 30 60 72 92 77 92 3 0 4-1 4-4z"><text:p/></draw:path><draw:path draw:style-name="gr4" draw:text-style-name="P141" svg:width="0.0795in" svg:height="0.1378in" svg:x="3.3067in" svg:y="0.1244in" svg:viewBox="0 0 203 351" svg:d="M203 101c0-32-8-101-59-101-68 0-144 139-144 251 0 46 15 100 60 100 69 0 143-140 143-250zM53 168c9-31 18-71 38-105 13-25 31-52 53-52 24 0 27 31 27 59 0 24-4 49-16 98-33 0-68 0-102 0zM151 183c-5 23-15 65-35 100-17 33-35 59-56 59-17 0-26-16-26-61 0-21 2-49 15-98 34 0 69 0 102 0z"><text:p/></draw:path><draw:path draw:style-name="gr4" draw:text-style-name="P141" svg:width="0.0449in" svg:height="0.1929in" svg:x="3.4059in" svg:y="0.1154in" svg:viewBox="0 0 115 491" svg:d="M115 246c0-39-6-98-32-154-30-60-73-92-77-92-3 0-6 3-6 6 0 1 0 1 10 11 47 49 75 126 75 229 0 84-18 170-78 233-7 5-7 7-7 8 0 3 3 4 6 4 4 0 49-33 78-95 25-54 31-109 31-150z"><text:p/></draw:path><draw:path draw:style-name="gr4" draw:text-style-name="P141" svg:width="0.0449in" svg:height="0.1929in" svg:x="3.4811in" svg:y="0.1154in" svg:viewBox="0 0 115 491" svg:d="M115 246c0-39-6-98-34-154-29-60-71-92-75-92-5 0-6 3-6 6 0 1 0 1 10 11 47 49 75 126 75 229 0 84-18 170-78 233-7 5-7 7-7 8 0 3 1 4 6 4 4 0 49-33 77-95 25-54 32-109 32-150z"><text:p/></draw:path><draw:path draw:style-name="gr4" draw:text-style-name="P141" svg:width="0.0598in" svg:height="0.0894in" svg:x="3.5539in" svg:y="0.0736in" svg:viewBox="0 0 153 228" svg:d="M153 165c-5 0-7 0-12 0-1 9-5 28-9 32-3 2-30 2-34 2-21 0-43 0-64 0 36-32 49-42 70-58 25-21 49-42 49-74 0-42-37-67-82-67-42 0-71 29-71 62 0 16 15 19 18 19 9 0 18-7 18-18 0-7-2-18-19-18 10-25 33-32 50-32 34 0 52 26 52 54 0 30-21 53-32 66-28 27-55 53-83 81-4 4-4 4-4 14 48 0 94 0 141 0 5-21 7-42 12-63z"><text:p/></draw:path><draw:path draw:style-name="gr4" draw:text-style-name="P141" svg:width="0.128in" svg:height="0.0449in" svg:x="3.6972in" svg:y="0.1898in" svg:viewBox="0 0 326 115" svg:d="M309 20c9 0 17 0 17-10s-8-10-15-10c-98 0-198 0-296 0-7 0-15 0-15 10s8 10 17 10c98 0 194 0 292 0zM311 115c7 0 15 0 15-10s-8-10-17-10c-98 0-194 0-292 0-9 0-17 0-17 10s8 10 15 10c98 0 198 0 296 0z"><text:p/></draw:path><draw:path draw:style-name="gr4" draw:text-style-name="P141" svg:width="0.1756in" svg:height="0.3472in" svg:x="3.9122in" svg:y="0.0181in" svg:viewBox="0 0 447 883" svg:d="M174 809c-35-122-72-245-107-367-22 27-45 54-67 79 3 3 4 5 7 7 11-13 22-25 34-38 37 130 75 262 113 393 15 0 17 0 21-12 90-284 181-567 270-851 2-7 2-9 2-10 0-6-5-10-10-10-7 0-9 7-11 13-84 266-168 530-252 796z"><text:p/></draw:path><draw:path draw:style-name="gr4" draw:text-style-name="P141" svg:width="1.8551in" svg:height="0.0075in" svg:x="4.0843in" svg:y="0.0181in" svg:viewBox="0 0 4713 20" svg:d="M2357 20c-785 0-1572 0-2357 0 0-7 0-13 0-20 1571 0 3141 0 4713 0 0 7 0 13 0 20-785 0-1570 0-2356 0z"><text:p/></draw:path><draw:path draw:style-name="gr4" draw:text-style-name="P141" svg:width="0.0783in" svg:height="0.0874in" svg:x="4.0898in" svg:y="0.1752in" svg:viewBox="0 0 200 223" svg:d="M29 189c-1 7-4 18-4 21 0 8 7 13 14 13 6 0 16-5 18-14 2-2 19-69 20-77 4-17 13-51 17-65 1-5 15-29 26-39 5-4 19-17 40-17 12 0 14 4 21 6-14 3-26 14-26 28 0 7 5 17 19 17 12 0 26-12 26-30 0-17-15-32-40-32-33 0-54 24-63 38-3-21-21-38-45-38-23 0-31 20-37 28-8 17-15 46-15 48 0 5 6 5 7 5 4 0 6-1 8-11 9-35 19-59 35-59 9 0 16 4 16 23 0 11-2 15-7 42-10 37-20 75-30 113z"><text:p/></draw:path><draw:path draw:style-name="gr4" draw:text-style-name="P141" svg:width="0.0598in" svg:height="0.0894in" svg:x="4.1854in" svg:y="0.115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4" draw:text-style-name="P141" svg:width="0.0504in" svg:height="0.2311in" svg:x="4.3256in" svg:y="0.0953in" svg:viewBox="0 0 129 588" svg:d="M129 582c0-1-2-2-2-4-23-24-57-63-77-143-11-44-16-95-16-140 0-130 32-219 91-284 4-4 2-4 4-5 0-6-4-6-6-6-8 0-35 29-40 36-51 61-83 149-83 258 0 70 13 169 77 251 6 5 36 43 46 43 2 0 6 0 6-6z"><text:p/></draw:path><draw:path draw:style-name="gr4" draw:text-style-name="P141" svg:width="0.063in" svg:height="0.0882in" svg:x="4.3913in" svg:y="0.174in" svg:viewBox="0 0 161 225" svg:d="M87 125c11 2 52 9 52 46 0 24-19 45-56 45-42 0-59-28-69-70-1-7-1-9-7-9-7 0-7 3-7 11 0 23 0 44 0 66 0 9 0 11 6 11 2 0 2 0 12-9 2 0 2-2 10-12 22 21 43 21 55 21 56 0 78-32 78-68 0-25-14-41-20-46-16-16-36-20-56-24-28-6-61-11-61-39 0-19 12-38 56-38 53 0 56 43 57 59 0 4 4 4 6 4 7 0 7-2 7-11 0-17 0-33 0-49 0-9 0-13-6-13-3 0-4 0-10 6-1 2-7 7-8 8-20-14-39-14-46-14-60 0-80 34-80 60 0 18 8 31 22 42 16 13 30 16 65 23z"><text:p/></draw:path><draw:path draw:style-name="gr4" draw:text-style-name="P141" svg:width="0.0409in" svg:height="0.1287in" svg:x="4.4677in" svg:y="0.1307in" svg:viewBox="0 0 105 328" svg:d="M71 111c-23 1-46 4-70 5 0 6 0 10 0 16 33 0 37 2 37 26 0 44 0 88 0 133 0 21-4 21-38 21 0 4 0 10 0 16 15 0 42-2 55-2 16 0 33 2 50 2 0-6 0-12 0-16-32 0-34-1-34-21 0-60 0-120 0-180zM73 25c0-15-13-25-27-25s-25 13-25 25c0 14 11 27 25 27s27-11 27-27z"><text:p/></draw:path><draw:path draw:style-name="gr4" draw:text-style-name="P141" svg:width="0.0972in" svg:height="0.085in" svg:x="4.5213in" svg:y="0.1752in" svg:viewBox="0 0 248 217" svg:d="M39 49c0 43 0 88 0 132 0 21-5 21-39 21 0 4 0 9 0 15 18 0 43-1 56-1s38 1 55 1c0-6 0-11 0-15-33 0-38 0-38-21 0-31 0-61 0-91 0-51 35-79 66-79 32 0 36 27 36 55 0 38 0 77 0 115 0 21-4 21-38 21 0 4 0 9 0 15 17 0 42-1 56-1 13 0 38 1 55 1 0-6 0-11 0-15-25 0-38 0-38-14 0-31 0-63 0-94 0-42 0-58-15-76-7-8-24-18-52-18-37 0-59 21-73 52 0-17 0-35 0-52-24 1-46 4-70 6 0 5 0 9 0 15 35 0 39 3 39 28z"><text:p/></draw:path><draw:path draw:style-name="gr4" draw:text-style-name="P141" svg:width="0.0598in" svg:height="0.0894in" svg:x="4.6315in" svg:y="0.0898in" svg:viewBox="0 0 153 228" svg:d="M153 165c-5 0-9 0-13 0-1 7-4 28-8 31-3 3-30 3-35 3-21 0-42 0-63 0 36-32 49-42 68-58 27-21 51-42 51-74 0-42-38-67-82-67-42 0-71 29-71 62 0 16 14 18 18 18 9 0 18-6 18-18 0-6-2-19-21-19 12-23 35-30 51-30 35 0 53 26 53 54 0 30-22 53-32 66-28 27-56 53-84 81-3 3-3 4-3 14 48 0 94 0 141 0 5-21 7-42 12-63z"><text:p/></draw:path><draw:path draw:style-name="gr4" draw:text-style-name="P141" svg:width="0.0449in" svg:height="0.1929in" svg:x="4.761in" svg:y="0.1154in" svg:viewBox="0 0 115 491" svg:d="M115 487c0-1 0-3-9-11-61-62-77-155-77-230 0-85 19-170 79-232 7-7 7-7 7-8 0-5-3-6-6-6-4 0-49 34-78 97-24 53-31 107-31 149 0 38 6 97 34 153 29 60 71 92 75 92 3 0 6-1 6-4z"><text:p/></draw:path><draw:path draw:style-name="gr4" draw:text-style-name="P141" svg:width="0.0795in" svg:height="0.1378in" svg:x="4.8256in" svg:y="0.1244in" svg:viewBox="0 0 203 351" svg:d="M203 101c0-32-8-101-59-101-68 0-144 139-144 251 0 46 14 100 59 100 70 0 144-140 144-250zM52 168c8-31 18-71 38-105 14-25 32-52 54-52 24 0 27 31 27 59 0 24-4 49-16 98-35 0-68 0-103 0zM151 183c-5 23-17 65-35 100-17 33-36 59-57 59-16 0-27-16-27-61 0-21 3-49 16-98 35 0 68 0 103 0z"><text:p/></draw:path><draw:path draw:style-name="gr4" draw:text-style-name="P141" svg:width="0.0449in" svg:height="0.1929in" svg:x="4.9248in" svg:y="0.1154in" svg:viewBox="0 0 115 491" svg:d="M115 246c0-39-6-98-34-154-29-60-71-92-75-92-5 0-6 3-6 6 0 1 0 1 10 11 47 49 75 126 75 229 0 84-18 170-78 233-7 5-7 7-7 8 0 3 1 4 6 4 4 0 49-33 77-95 25-54 32-109 32-150z"><text:p/></draw:path><draw:path draw:style-name="gr4" draw:text-style-name="P141" svg:width="0.1287in" svg:height="0.128in" svg:x="5.0425in" svg:y="0.148in" svg:viewBox="0 0 328 326" svg:d="M174 174c46 0 91 0 137 0 7 0 17 0 17-10s-10-10-17-10c-46 0-91 0-137 0 0-46 0-92 0-139 0-7 0-15-10-15s-10 8-10 15c0 47 0 93 0 139-46 0-91 0-137 0-7 0-17 0-17 10s10 10 17 10c46 0 91 0 137 0 0 44 0 91 0 137 0 7 0 15 10 15s10-8 10-15c0-46 0-93 0-137z"><text:p/></draw:path><draw:path draw:style-name="gr4" draw:text-style-name="P141" svg:width="0.0736in" svg:height="0.0882in" svg:x="5.2323in" svg:y="0.174in" svg:viewBox="0 0 188 225" svg:d="M41 113c0-79 40-100 67-100 4 0 35 0 52 18-20 1-23 17-23 22 0 13 9 23 23 23 12 0 22-9 22-23 0-33-38-53-76-53-61 0-106 53-106 115 0 61 49 110 106 110 66 0 82-58 82-63s-6-5-7-5c-5 0-5 3-6 5-14 45-46 51-64 51-27 0-70-21-70-100z"><text:p/></draw:path><draw:path draw:style-name="gr4" draw:text-style-name="P141" svg:width="0.0854in" svg:height="0.0882in" svg:x="5.3169in" svg:y="0.174in" svg:viewBox="0 0 218 225" svg:d="M218 115c0-63-49-115-109-115-61 0-109 53-109 115 0 64 52 110 109 110 59 0 109-47 109-110zM109 213c-21 0-42-10-56-32-12-21-12-52-12-70 0-19 0-45 12-68 13-22 37-32 56-32 21 0 42 11 56 32 13 21 13 49 13 68 0 18 0 44-11 65-12 23-33 37-58 37z"><text:p/></draw:path><draw:path draw:style-name="gr4" draw:text-style-name="P141" svg:width="0.063in" svg:height="0.0882in" svg:x="5.415in" svg:y="0.174in" svg:viewBox="0 0 161 225" svg:d="M85 125c12 2 52 9 52 46 0 24-18 45-56 45-42 0-59-28-68-70-2-7-2-9-7-9-6 0-6 3-6 11 0 23 0 44 0 66 0 9 0 11 4 11 3 0 4 0 13-9 1 0 1-2 10-12 22 21 44 21 54 21 56 0 80-32 80-68 0-25-15-41-21-46-17-16-36-20-56-24-28-6-62-11-62-39 0-19 14-38 56-38 55 0 56 43 58 59 0 4 4 4 5 4 7 0 7-2 7-11 0-17 0-33 0-49 0-9 0-13-5-13-3 0-4 0-10 6-1 2-7 7-8 8-19-14-40-14-47-14-60 0-78 34-78 60 0 18 7 31 21 42 15 13 29 16 64 23z"><text:p/></draw:path><draw:path draw:style-name="gr4" draw:text-style-name="P141" svg:width="0.0598in" svg:height="0.0894in" svg:x="5.4933in" svg:y="0.115in" svg:viewBox="0 0 153 228" svg:d="M153 165c-5 0-7 0-12 0-1 9-5 28-9 32-3 2-30 2-34 2-21 0-43 0-64 0 36-32 49-42 70-58 25-21 49-42 49-74 0-42-37-67-82-67-42 0-71 29-71 62 0 16 15 19 18 19 9 0 18-7 18-18 0-7-2-18-19-18 10-25 33-32 50-32 34 0 52 26 52 54 0 30-21 53-32 66-28 27-55 53-83 81-4 4-4 4-4 14 48 0 94 0 141 0 5-21 7-42 12-63z"><text:p/></draw:path><draw:path draw:style-name="gr4" draw:text-style-name="P141" svg:width="0.0441in" svg:height="0.1929in" svg:x="5.6236in" svg:y="0.1154in" svg:viewBox="0 0 113 491" svg:d="M113 487c0-1 0-3-8-11-62-62-77-155-77-230 0-85 18-170 80-232 5-7 5-7 5-8 0-5-1-6-4-6-5 0-49 34-78 97-25 53-31 107-31 149 0 38 6 97 32 153 30 60 72 92 77 92 3 0 4-1 4-4z"><text:p/></draw:path><draw:path draw:style-name="gr4" draw:text-style-name="P141" svg:width="0.0795in" svg:height="0.1378in" svg:x="5.6874in" svg:y="0.1244in" svg:viewBox="0 0 203 351" svg:d="M203 101c0-32-8-101-59-101-68 0-144 139-144 251 0 46 14 100 59 100 70 0 144-140 144-250zM53 168c9-31 18-71 38-105 13-25 31-52 53-52 24 0 27 31 27 59 0 24-4 49-16 98-33 0-68 0-102 0zM151 183c-5 23-15 65-35 100-17 33-35 59-57 59-16 0-27-16-27-61 0-21 4-49 17-98 34 0 69 0 102 0z"><text:p/></draw:path><draw:path draw:style-name="gr4" draw:text-style-name="P141" svg:width="0.0449in" svg:height="0.1929in" svg:x="5.7866in" svg:y="0.1154in" svg:viewBox="0 0 115 491" svg:d="M115 246c0-39-6-98-32-154-30-60-73-92-77-92-3 0-6 3-6 6 0 1 0 1 10 11 47 49 75 126 75 229 0 84-18 170-78 233-7 5-7 7-7 8 0 3 3 4 6 4 4 0 49-33 78-95 25-54 31-109 31-150z"><text:p/></draw:path><draw:path draw:style-name="gr4" draw:text-style-name="P141" svg:width="0.0504in" svg:height="0.2311in" svg:x="5.8594in" svg:y="0.0953in" svg:viewBox="0 0 129 588" svg:d="M129 295c0-70-13-169-77-252-4-5-37-43-45-43-3 0-7 1-7 6 0 1 1 2 3 4 24 25 56 66 77 144 11 45 15 95 15 140 0 50-4 101-17 148-19 69-49 107-72 135-6 4-5 4-6 5 0 5 4 6 7 6 7 0 34-31 39-36 51-59 83-147 83-257z"><text:p/></draw:path><draw:path draw:style-name="gr4" draw:text-style-name="P141" svg:width="0.1287in" svg:height="0.0449in" svg:x="6.0043in" svg:y="0.1898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74in" svg:x="6.2039in" svg:y="0.1752in" svg:viewBox="0 0 200 223" svg:d="M28 189c-1 7-4 18-4 21 0 8 7 13 15 13 6 0 14-5 18-14 0-2 17-69 20-77 3-17 13-51 15-65 2-5 16-29 27-39 4-4 18-17 41-17 12 0 12 4 19 6-14 3-25 14-25 28 0 7 4 17 18 17 13 0 28-12 28-30 0-17-15-32-40-32-33 0-55 24-63 38-5-21-23-38-45-38-24 0-32 20-37 28-9 17-15 46-15 48 0 5 4 5 6 5 4 0 5-1 8-11 8-35 18-59 36-59 9 0 14 4 14 23 0 11-1 15-7 42-9 37-19 75-29 113z"><text:p/></draw:path></draw:g></draw:g></text:p>
      <text:p text:style-name="P60">D’<text:span text:style-name="T83">où</text:span>:</text:p>
      <text:p text:style-name="Text_20_body"><draw:g text:anchor-type="as-char" svg:y="-0.4256in" draw:z-index="79" draw:name="Shape255" draw:style-name="gr1"><svg:title>TexMaths</svg:title><svg:desc>14§display§\vec{e_{\theta _M}}=\frac{\partial _{\text{/}\theta }\left(O\vec{M}\right)}{\left|\partial _{\text{/}\theta }\left(O\vec{M}\right)\right|}=\frac{-r\sin \left(\theta \right)\vec{e_x}+r\cos \left(\theta \right)\vec{e_y}}{r}=-\sin \left(\theta \right)\vec{e_x}+\cos \left(\theta \right)\vec{e_y}§svg§600§FALSE§</svg:desc><draw:g draw:style-name="gr2"><draw:path draw:style-name="gr3" draw:text-style-name="P140" svg:width="6.2106in" svg:height="0.7346in" svg:x="0.0012in" svg:y="0.0102in" svg:viewBox="0 0 15776 1867" svg:d="M0 0c5259 0 10517 0 15776 0 0 622 0 1245 0 1867-5259 0-10517 0-15776 0 0-622 0-1245 0-1867z"><text:p/></draw:path><draw:path draw:style-name="gr4" draw:text-style-name="P141" svg:width="0.085in" svg:height="0.0382in" svg:x="0.1228in" svg:y="0.2854in" svg:viewBox="0 0 217 98" svg:d="M175 59c-7 7-24 21-24 29 0 4 6 10 10 10s7-4 10-7c5-7 17-21 38-31 4-3 8-5 8-11 0-4-3-7-6-10-11-7-16-15-21-28-1-4-2-11-9-11s-10 7-10 11c0 2 4 18 12 28-56 0-110 0-166 0-9 0-17 0-17 10s8 10 17 10c53 0 105 0 158 0z"><text:p/></draw:path><draw:path draw:style-name="gr4" draw:text-style-name="P141" svg:width="0.074in" svg:height="0.0874in" svg:x="0.0004in" svg:y="0.3386in" svg:viewBox="0 0 189 223" svg:d="M70 104c14 0 50-2 74-12 35-15 38-43 38-50 0-22-20-42-53-42-55 0-129 48-129 133 0 51 29 90 77 90 71 0 112-52 112-58 0-4-3-7-6-7-2 0-4 2-7 4-37 50-92 50-98 50-37 0-43-41-43-57 0-7 1-22 8-51 9 0 19 0 27 0zM46 92c20-74 70-81 83-81 24 0 36 14 36 31 0 50-78 50-98 50-7 0-14 0-21 0z"><text:p/></draw:path><draw:path draw:style-name="gr4" draw:text-style-name="P141" svg:width="0.0602in" svg:height="0.0961in" svg:x="0.0902in" svg:y="0.3579in" svg:viewBox="0 0 154 245" svg:d="M154 74c0-36-14-74-48-74-51 0-106 92-106 171 0 41 15 74 48 74 51 0 106-94 106-171zM39 116c17-74 48-106 67-106 23 0 23 38 23 45 0 12-3 32-10 61-27 0-53 0-80 0zM116 129c-10 38-18 56-28 73-11 18-25 33-40 33-19 0-21-25-21-44 0-23 5-50 9-62 27 0 54 0 80 0z"><text:p/></draw:path><draw:path draw:style-name="gr4" draw:text-style-name="P141" svg:width="0.1126in" svg:height="0.0657in" svg:x="0.1673in" svg:y="0.4059in" svg:viewBox="0 0 287 168" svg:d="M256 21c2-8 3-10 21-10 7 0 7 0 9 0 1-3 1-5 1-7 0-4-3-4-7-4-13 0-25 0-38 0-5 0-8 0-11 6-34 46-69 93-102 140-11-47-21-93-32-139-2-7-3-7-10-7-13 0-27 0-39 0-5 0-9 0-9 7 0 4 3 4 10 4 1 0 10 0 15 2 0 2 0 4-1 7-10 40-20 79-29 120-3 7-5 17-28 17-2 0-6 0-6 7 0 3 3 4 4 4 4 0 10 0 14 0s10-1 14-1c6 0 10 1 14 1 6 0 10 0 16 0 2 0 5-1 5-7 0-4-4-4-7-4-12 0-17-3-17-9 0-2 0-4 2-7 11-43 21-85 32-128 11 49 22 99 34 148 1 4 1 7 7 7 1 0 4-1 8-6 36-50 73-100 109-151h2c-12 46-24 91-35 137-2 7-3 9-21 9-6 0-10 0-10 7 0 3 1 4 4 4 6 0 11 0 17 0 5 0 11-1 17-1 5 0 11 1 16 1 6 0 12 0 17 0 2 0 6 0 6-7 0-4-3-4-7-4-2 0-7 0-11 0-6 0-7-2-7-3s0-1 1-4c11-44 21-86 32-129z"><text:p/></draw:path><draw:path draw:style-name="gr4" draw:text-style-name="P141" svg:width="0.128in" svg:height="0.0449in" svg:x="0.3744in" svg:y="0.3528in" svg:viewBox="0 0 326 115" svg:d="M309 20c9 0 17 0 17-10s-8-10-15-10c-98 0-198 0-296 0-7 0-15 0-15 10s8 10 17 10c98 0 194 0 292 0zM311 115c7 0 15 0 15-10s-8-10-17-10c-98 0-194 0-292 0-9 0-17 0-17 10s8 10 15 10c98 0 198 0 296 0z"><text:p/></draw:path><draw:path draw:style-name="gr4" draw:text-style-name="P141" svg:width="0.1016in" svg:height="0.1429in" svg:x="0.6634in" svg:y="0.0839in" svg:viewBox="0 0 259 364" svg:d="M209 186c-6-31-26-59-63-59-31 0-63 9-101 47-41 42-45 87-45 102 0 31 22 88 91 88 118 0 168-165 168-237 0-77-45-127-106-127-72 0-94 64-94 78 0 7 4 17 19 17 16 0 26-14 26-25 0-18-14-18-23-18 21-37 56-39 72-39 35 0 70 25 70 89 0 18-3 44-14 84zM92 350c-54 0-54-50-54-56 0-12 12-82 33-112 20-28 44-43 75-43 53 0 54 54 54 64 0 37-32 147-108 147z"><text:p/></draw:path><draw:path draw:style-name="gr4" draw:text-style-name="P141" svg:width="0.0575in" svg:height="0.1354in" svg:x="0.7681in" svg:y="0.1559in" svg:viewBox="0 0 147 345" svg:d="M146 14c1-3 1-4 1-6 0-5-4-8-8-8-6 0-7 4-9 8-43 107-85 215-129 321-1 4-1 6-1 7 0 6 6 9 8 9 6 0 7-5 10-9 42-108 86-214 128-322z"><text:p/></draw:path><draw:path draw:style-name="gr4" draw:text-style-name="P141" svg:width="0.0606in" svg:height="0.0969in" svg:x="0.8441in" svg:y="0.1638in" svg:viewBox="0 0 155 247" svg:d="M155 76c0-37-14-76-47-76-52 0-108 92-108 171 0 42 17 76 48 76 53 0 107-94 107-171zM39 118c18-76 48-108 67-108 23 0 23 38 23 45 0 14-3 33-10 63-27 0-53 0-80 0zM116 129c-10 38-18 56-28 74-11 17-25 34-39 34-20 0-22-27-22-45 0-23 7-51 9-63 27 0 54 0 80 0z"><text:p/></draw:path><draw:path draw:style-name="gr4" draw:text-style-name="P141" svg:width="0.0728in" svg:height="0.348in" svg:x="0.9909in" svg:y="0in" svg:viewBox="0 0 186 885" svg:d="M164 880c1 0 5 5 7 5 3 0 7 0 10 0 1 0 5-1 5-5 0-2 0-3-1-5-18-18-45-44-76-98-52-95-73-217-73-334 0-219 63-348 149-435 1-1 1-1 1-2 0-6-3-6-8-6-7 0-9 0-13 4-46 41-99 108-133 213-21 65-32 143-32 226 0 116 21 248 98 362 14 19 21 26 32 40 4 5 11 14 16 16 5 6 12 12 18 19z"><text:p/></draw:path><draw:path draw:style-name="gr4" draw:text-style-name="P141" svg:width="0.1331in" svg:height="0.1409in" svg:x="1.0811in" svg:y="0.0866in" svg:viewBox="0 0 339 359" svg:d="M339 133c0-80-52-133-125-133-106 0-214 112-214 227 0 81 55 132 126 132 104 0 213-108 213-226zM129 345c-49 0-84-40-84-104 0-22 7-94 45-151 35-52 82-77 121-77 41 0 84 28 84 100 0 35-12 113-61 173-24 31-65 59-105 59z"><text:p/></draw:path><draw:path draw:style-name="gr4" draw:text-style-name="P141" svg:width="0.0854in" svg:height="0.0382in" svg:x="1.3169in" svg:y="0.035in" svg:viewBox="0 0 218 98" svg:d="M175 59c-7 7-24 21-24 29 0 4 6 10 10 10 6 0 7-4 10-7 5-7 17-21 39-32 3-2 8-4 8-10 0-4-4-7-7-10-11-7-16-15-19-28-2-4-4-11-10-11-7 0-11 7-11 11 0 2 4 18 12 28-56 0-110 0-166 0-7 0-17 0-17 10s10 10 17 10c53 0 105 0 158 0z"><text:p/></draw:path><draw:path draw:style-name="gr4" draw:text-style-name="P141" svg:width="0.1937in" svg:height="0.1319in" svg:x="1.2327in" svg:y="0.0902in" svg:viewBox="0 0 493 336" svg:d="M435 38c5-18 5-23 42-23 12 0 16 0 16-9 0-6-4-6-13-6-22 0-43 0-66 0-12 0-12 0-18 10-60 94-120 186-180 280-13-92-26-186-38-279-2-11-3-11-16-11-22 0-44 0-67 0-10 0-15 0-15 10 0 5 4 5 14 5 7 0 15 0 22 2 7 0 10 1 10 7 0 3 0 4-1 10-21 84-42 166-63 250-5 20-13 35-54 37-1 0-8 0-8 10 0 4 3 5 7 5 15 0 32-1 49-1s35 1 50 1c3 0 10 0 10-10 0-5-5-5-10-5-28 0-33-10-33-21 0-4 1-7 3-13 22-89 44-178 67-267 14 102 28 203 42 305 1 6 1 11 7 11 5 0 8-5 11-8 66-104 133-209 199-313-24 94-46 188-70 282-4 20-6 24-45 24-8 0-14 0-14 10 0 5 7 5 8 5 13 0 47-1 61-1 21 0 42 1 61 1 3 0 10 0 10-10 0-5-4-5-14-5-18 0-32 0-32-9 0-2 0-2 3-12 22-87 43-175 65-262z"><text:p/></draw:path><draw:path draw:style-name="gr4" draw:text-style-name="P141" svg:width="0.0736in" svg:height="0.348in" svg:x="1.4406in" svg:y="0in" svg:viewBox="0 0 188 885" svg:d="M188 443c0-142-34-292-131-402-7-9-25-28-36-38-4-3-6-3-11-3-6 0-10 0-10 6 0 1 3 2 3 4 17 17 43 45 74 98 53 95 73 216 73 335 0 213-59 343-147 432-2 2-3 3-3 5 0 5 4 5 10 5 5 0 7 0 11-4 48-41 99-109 133-213 22-67 34-147 34-225z"><text:p/></draw:path><draw:path draw:style-name="gr4" draw:text-style-name="P141" svg:width="1.022in" svg:height="0.0075in" svg:x="0.5913in" svg:y="0.372in" svg:viewBox="0 0 2597 20" svg:d="M0 0c865 0 1732 0 2597 0 0 7 0 13 0 20-865 0-1732 0-2597 0 0-7 0-13 0-20z"><text:p/></draw:path><draw:path draw:style-name="gr4" draw:text-style-name="P141" svg:width="0.0079in" svg:height="0.1244in" svg:x="0.6193in" svg:y="0.3984in" svg:viewBox="0 0 21 317" svg:d="M0 298c0 7 0 19 10 19 11 0 11-10 11-19 0-93 0-186 0-280 0-8 0-18-10-18-11 0-11 10-11 18 0 94 0 187 0 280z"><text:p/></draw:path><draw:path draw:style-name="gr4" draw:text-style-name="P141" svg:width="0.0079in" svg:height="0.1236in" svg:x="0.6193in" svg:y="0.5146in" svg:viewBox="0 0 21 315" svg:d="M0 297c0 8 0 18 10 18 11 0 11-10 11-18 0-92 0-186 0-279 0-8 0-18-10-18-11 0-11 10-11 18 0 93 0 187 0 279z"><text:p/></draw:path><draw:path draw:style-name="gr4" draw:text-style-name="P141" svg:width="0.0079in" svg:height="0.1236in" svg:x="0.6193in" svg:y="0.6311in" svg:viewBox="0 0 21 315" svg:d="M0 297c0 8 0 18 10 18 11 0 11-10 11-18 0-92 0-186 0-279 0-8 0-18-10-18-11 0-11 10-11 18 0 93 0 187 0 279z"><text:p/></draw:path><draw:path draw:style-name="gr4" draw:text-style-name="P141" svg:width="0.1016in" svg:height="0.1425in" svg:x="0.6634in" svg:y="0.4866in" svg:viewBox="0 0 259 363" svg:d="M209 185c-6-30-26-58-63-58-31 0-63 7-101 47-41 40-45 87-45 102 0 29 22 87 91 87 118 0 168-165 168-236 0-78-45-127-106-127-72 0-94 64-94 77 0 7 4 18 19 18 16 0 26-15 26-26 0-17-14-17-23-17 21-37 56-39 72-39 35 0 70 25 70 88 0 19-3 45-14 84zM92 349c-54 0-54-51-54-55 0-14 12-82 33-112 20-28 44-43 75-43 53 0 54 54 54 64 0 35-32 146-108 146z"><text:p/></draw:path><draw:path draw:style-name="gr4" draw:text-style-name="P141" svg:width="0.0575in" svg:height="0.1354in" svg:x="0.7681in" svg:y="0.5579in" svg:viewBox="0 0 147 345" svg:d="M146 15c1-4 1-4 1-5 0-7-4-10-8-10-6 0-7 4-9 10-43 106-85 214-129 321-1 4-1 2-1 5 0 6 6 9 8 9 6 0 7-5 10-9 42-106 86-214 128-321z"><text:p/></draw:path><draw:path draw:style-name="gr4" draw:text-style-name="P141" svg:width="0.0606in" svg:height="0.0961in" svg:x="0.8441in" svg:y="0.5646in" svg:viewBox="0 0 155 245" svg:d="M155 74c0-36-14-74-47-74-52 0-108 92-108 171 0 41 17 74 48 74 53 0 107-94 107-171zM39 116c18-74 48-106 67-106 23 0 23 38 23 45 0 12-3 32-10 61-27 0-53 0-80 0zM116 129c-10 38-18 56-28 73-11 18-25 33-39 33-20 0-22-25-22-44 0-23 7-50 9-62 27 0 54 0 80 0z"><text:p/></draw:path><draw:path draw:style-name="gr4" draw:text-style-name="P141" svg:width="0.0728in" svg:height="0.348in" svg:x="0.9909in" svg:y="0.402in" svg:viewBox="0 0 186 885" svg:d="M164 880c1 1 5 5 7 5 3 0 7 0 10 0 1 0 5 0 5-4 0-3 0-3-1-4-18-18-45-45-76-100-52-93-73-215-73-333 0-218 63-347 149-434 1-2 1-3 1-4 0-6-3-6-8-6-7 0-9 0-13 4-46 41-99 109-133 213-21 65-32 144-32 226 0 116 21 249 98 362 14 20 21 26 32 40 4 7 11 14 16 18 5 5 12 11 18 17z"><text:p/></draw:path><draw:path draw:style-name="gr4" draw:text-style-name="P141" svg:width="0.1331in" svg:height="0.1402in" svg:x="1.0811in" svg:y="0.4886in" svg:viewBox="0 0 339 357" svg:d="M339 132c0-79-52-132-125-132-106 0-214 111-214 226 0 82 55 131 126 131 104 0 213-108 213-225zM129 345c-49 0-84-41-84-105 0-21 7-94 45-152 35-50 82-75 121-75 41 0 84 26 84 100 0 35-12 113-61 173-24 29-65 59-105 59z"><text:p/></draw:path><draw:path draw:style-name="gr4" draw:text-style-name="P141" svg:width="0.0854in" svg:height="0.0378in" svg:x="1.3169in" svg:y="0.4378in" svg:viewBox="0 0 218 97" svg:d="M175 59c-7 5-24 19-24 28 0 5 6 10 10 10 6 0 7-3 10-6 5-7 17-21 39-32 3-2 8-4 8-10s-4-8-7-10c-11-8-16-17-19-28-2-5-4-11-10-11-7 0-11 6-11 10 0 3 4 18 12 29-56 0-110 0-166 0-7 0-17 0-17 10s10 10 17 10c53 0 105 0 158 0z"><text:p/></draw:path><draw:path draw:style-name="gr4" draw:text-style-name="P141" svg:width="0.1937in" svg:height="0.1319in" svg:x="1.2327in" svg:y="0.4929in" svg:viewBox="0 0 493 336" svg:d="M435 39c5-18 5-24 42-24 12 0 16 0 16-9 0-6-4-6-13-6-22 0-43 0-66 0-12 0-12 0-18 10-60 94-120 186-180 280-13-92-26-185-38-277-2-13-3-13-16-13-22 0-44 0-67 0-10 0-15 0-15 10 0 5 4 5 14 5 7 0 15 2 22 2 7 1 10 3 10 8 0 2 0 3-1 9-21 84-42 166-63 250-5 20-13 35-54 37-1 0-8 1-8 10 0 4 3 5 7 5 15 0 32-1 49-1s35 1 50 1c3 0 10 0 10-10 0-5-5-5-10-5-28 0-33-10-33-21 0-3 1-6 3-11 22-90 44-178 67-268 14 101 28 203 42 304 1 6 1 11 7 11 5 0 8-5 11-8 66-104 133-208 199-311-24 94-46 188-70 281-4 20-6 23-45 23-8 0-14 0-14 10 0 5 7 5 8 5 13 0 47-1 61-1 21 0 42 1 61 1 3 0 10 0 10-10 0-5-4-5-14-5-18 0-32 0-32-9 0-1 0-2 3-11 22-87 43-175 65-262z"><text:p/></draw:path><draw:path draw:style-name="gr4" draw:text-style-name="P141" svg:width="0.0736in" svg:height="0.348in" svg:x="1.4406in" svg:y="0.402in" svg:viewBox="0 0 188 885" svg:d="M188 443c0-142-34-292-131-402-7-7-25-27-36-37-4-4-6-4-11-4-6 0-10 0-10 6 0 1 3 4 3 5 17 17 43 44 74 98 53 94 73 216 73 334 0 214-59 344-147 434-2 1-3 3-3 4 0 4 4 4 10 4 5 0 7 0 11-4 48-39 99-108 133-211 22-68 34-148 34-227z"><text:p/></draw:path><draw:path draw:style-name="gr4" draw:text-style-name="P141" svg:width="0.0079in" svg:height="0.1244in" svg:x="1.5772in" svg:y="0.3984in" svg:viewBox="0 0 21 317" svg:d="M0 298c0 7 0 19 11 19 10 0 10-10 10-19 0-93 0-186 0-280 0-8 0-18-10-18-11 0-11 10-11 18 0 94 0 187 0 280z"><text:p/></draw:path><draw:path draw:style-name="gr4" draw:text-style-name="P141" svg:width="0.0079in" svg:height="0.1236in" svg:x="1.5772in" svg:y="0.5146in" svg:viewBox="0 0 21 315" svg:d="M0 297c0 8 0 18 11 18 10 0 10-10 10-18 0-92 0-186 0-279 0-8 0-18-10-18-11 0-11 10-11 18 0 93 0 187 0 279z"><text:p/></draw:path><draw:path draw:style-name="gr4" draw:text-style-name="P141" svg:width="0.0079in" svg:height="0.1236in" svg:x="1.5772in" svg:y="0.6311in" svg:viewBox="0 0 21 315" svg:d="M0 297c0 8 0 18 11 18 10 0 10-10 10-18 0-92 0-186 0-279 0-8 0-18-10-18-11 0-11 10-11 18 0 93 0 187 0 279z"><text:p/></draw:path><draw:path draw:style-name="gr4" draw:text-style-name="P141" svg:width="0.1287in" svg:height="0.0449in" svg:x="1.702in" svg:y="0.3528in" svg:viewBox="0 0 328 115" svg:d="M311 20c7 0 17 0 17-10s-10-10-17-10c-98 0-196 0-294 0-7 0-17 0-17 10s10 10 17 10c98 0 196 0 294 0zM311 115c7 0 17 0 17-10s-10-10-17-10c-98 0-196 0-294 0-7 0-17 0-17 10s10 10 17 10c98 0 196 0 294 0z"><text:p/></draw:path><draw:path draw:style-name="gr4" draw:text-style-name="P141" svg:width="0.1177in" svg:height="0.0075in" svg:x="1.935in" svg:y="0.2409in" svg:viewBox="0 0 300 20" svg:d="M283 20c8 0 17 0 17-10s-9-10-17-10c-88 0-178 0-266 0-9 0-17 0-17 10s8 10 17 10c88 0 178 0 266 0z"><text:p/></draw:path><draw:path draw:style-name="gr4" draw:text-style-name="P141" svg:width="0.0783in" svg:height="0.0874in" svg:x="2.0752in" svg:y="0.2075in" svg:viewBox="0 0 200 223" svg:d="M29 189c-1 7-5 18-5 21 0 9 7 13 15 13 6 0 14-3 18-13 0-3 17-70 20-78 4-17 13-51 15-65 2-5 16-29 28-39 3-4 19-17 40-17 12 0 19 6 21 6-16 3-27 14-27 28 0 7 6 17 20 17 12 0 26-12 26-30 0-17-15-32-40-32-33 0-55 25-63 38-5-21-23-38-45-38-23 0-32 20-37 28-9 17-15 46-15 48 0 5 4 5 6 5 5 0 5 0 8-11 8-35 18-59 36-59 9 0 16 4 16 23 0 11-2 15-9 42-9 37-18 75-28 113z"><text:p/></draw:path><draw:path draw:style-name="gr4" draw:text-style-name="P141" svg:width="0.063in" svg:height="0.0886in" svg:x="2.2008in" svg:y="0.2063in" svg:viewBox="0 0 161 226" svg:d="M87 125c10 2 50 9 50 46 0 25-17 45-54 45-42 0-61-28-69-70-1-7-3-9-7-9-7 0-7 3-7 13 0 21 0 43 0 64 0 9 0 12 6 12 2 0 2 0 12-10 2 0 2-2 10-11 21 21 43 21 55 21 56 0 78-33 78-68 0-26-14-42-21-47-15-16-35-20-56-24-27-6-60-11-60-39 0-19 12-38 54-38 55 0 58 43 59 59 0 5 4 5 6 5 5 0 5-3 5-12 0-17 0-33 0-49 0-9 0-13-5-13-2 0-3 0-10 6-1 2-6 7-8 8-19-14-38-14-47-14-58 0-78 34-78 60 0 18 8 32 21 42 17 13 29 16 66 23z"><text:p/></draw:path><draw:path draw:style-name="gr4" draw:text-style-name="P141" svg:width="0.0409in" svg:height="0.1291in" svg:x="2.2772in" svg:y="0.1638in" svg:viewBox="0 0 105 329" svg:d="M70 111c-22 1-46 4-69 5 0 6 0 10 0 16 33 0 37 2 37 26 0 45 0 89 0 133 0 23-6 23-38 23 0 5 0 10 0 15 15-1 42-3 53-3 18 0 35 2 52 3 0-5 0-10 0-15-32 0-35-3-35-23 0-60 0-120 0-180zM73 25c0-15-13-25-27-25-15 0-25 13-25 25 0 14 10 27 25 27 14 0 27-11 27-27z"><text:p/></draw:path><draw:path draw:style-name="gr4" draw:text-style-name="P141" svg:width="0.0972in" svg:height="0.0858in" svg:x="2.3307in" svg:y="0.2075in" svg:viewBox="0 0 248 219" svg:d="M38 49c0 43 0 88 0 132 0 22-4 22-38 22 0 6 0 10 0 16 17-2 42-3 56-3 13 0 38 1 55 3 0-6 0-10 0-16-33 0-38 0-38-22 0-31 0-61 0-91 0-51 35-79 66-79 30 0 36 27 36 55 0 38 0 77 0 115 0 22-6 22-38 22 0 6 0 10 0 16 17-2 42-3 55-3 14 0 39 1 56 3 0-6 0-10 0-16-25 0-38 0-39-15 0-31 0-63 0-94 0-42 0-58-14-76-7-8-24-18-52-18-37 0-60 21-73 52 0-17 0-35 0-52-24 1-46 4-70 6 0 5 0 9 0 15 35 0 38 4 38 28z"><text:p/></draw:path><draw:path draw:style-name="gr4" draw:text-style-name="P141" svg:width="0.0449in" svg:height="0.1933in" svg:x="2.4835in" svg:y="0.1484in" svg:viewBox="0 0 115 492" svg:d="M115 487c0-1 0-2-9-11-61-61-77-155-77-229 0-86 19-171 79-233 7-7 7-7 7-8 0-5-2-6-6-6s-49 34-77 97c-25 53-32 108-32 150 0 37 6 98 34 152 29 60 71 93 75 93s6-2 6-5z"><text:p/></draw:path><draw:path draw:style-name="gr4" draw:text-style-name="P141" svg:width="0.0795in" svg:height="0.1382in" svg:x="2.548in" svg:y="0.1575in" svg:viewBox="0 0 203 352" svg:d="M203 101c0-32-8-101-59-101-68 0-144 139-144 251 0 46 14 101 59 101 70 0 144-140 144-251zM52 168c8-31 18-71 38-105 14-25 32-52 54-52 24 0 27 31 27 59 0 24-4 49-16 98-35 0-68 0-103 0zM151 184c-5 22-17 64-35 100-17 33-36 58-57 58-16 0-27-16-27-60 0-21 3-49 16-98 35 0 68 0 103 0z"><text:p/></draw:path><draw:path draw:style-name="gr4" draw:text-style-name="P141" svg:width="0.0449in" svg:height="0.1933in" svg:x="2.6472in" svg:y="0.1484in" svg:viewBox="0 0 115 492" svg:d="M115 247c0-40-6-99-34-155-29-60-71-92-75-92-5 0-6 3-6 6 0 1 0 1 10 11 47 47 75 126 75 230 0 84-18 170-78 232-7 6-7 7-7 8 0 3 1 5 6 5 4 0 49-34 77-96 25-54 32-109 32-149z"><text:p/></draw:path><draw:path draw:style-name="gr4" draw:text-style-name="P141" svg:width="0.085in" svg:height="0.0378in" svg:x="2.8098in" svg:y="0.1547in" svg:viewBox="0 0 217 97" svg:d="M174 59c-7 5-23 19-23 28 0 5 4 10 10 10 4 0 7-3 10-6 5-8 17-21 38-32 4-2 8-4 8-10s-3-8-7-10c-10-8-15-17-20-28-1-5-2-11-9-11s-10 6-10 10c0 3 4 18 11 29-55 0-111 0-165 0-9 0-17 0-17 10s8 10 17 10c52 0 105 0 157 0z"><text:p/></draw:path><draw:path draw:style-name="gr4" draw:text-style-name="P141" svg:width="0.074in" svg:height="0.0874in" svg:x="2.7524in" svg:y="0.2075in" svg:viewBox="0 0 189 223" svg:d="M70 104c14 0 50 0 76-12 33-14 36-43 36-50 0-21-18-42-53-42-55 0-129 48-129 134 0 51 29 89 78 89 70 0 111-52 111-58 0-3-3-7-6-7-2 0-2 2-5 6-39 49-93 49-100 49-37 0-42-42-42-58 0-5 0-21 7-51 9 0 19 0 27 0zM46 94c20-76 70-83 83-83 24 0 38 14 38 31 0 52-80 52-100 52-7 0-14 0-21 0z"><text:p/></draw:path><draw:path draw:style-name="gr4" draw:text-style-name="P141" svg:width="0.0717in" svg:height="0.0606in" svg:x="2.8406in" svg:y="0.2638in" svg:viewBox="0 0 183 155" svg:d="M69 115c-3 12-14 31-33 31-1 0-11 0-18-6 14-4 16-17 16-18 0-9-7-13-14-13-10 0-20 9-20 21 0 17 18 25 36 25 16 0 30-9 38-25 9 18 28 25 41 25 40 0 61-43 61-53 0-4-4-3-5-4-6 0-6 1-7 6-7 23-28 42-48 42-14 0-21-10-21-23 0-10 9-40 18-78 7-27 23-35 34-35 1 0 11 0 20 4-12 3-16 13-16 20s6 12 14 12c7 0 18-7 18-21 0-19-21-25-35-25-18 0-30 11-39 24-5-14-22-24-40-24-40 0-62 42-62 52 0 5 6 5 7 5 4 0 4-1 6-7 8-26 30-40 47-40 11 0 21 5 21 22 0 7-4 24-7 35-4 16-8 32-12 48z"><text:p/></draw:path><draw:path draw:style-name="gr4" draw:text-style-name="P141" svg:width="0.128in" svg:height="0.1287in" svg:x="2.9854in" svg:y="0.1811in" svg:viewBox="0 0 326 328" svg:d="M174 174c46 0 91 0 137 0 7 0 15 0 15-10s-8-10-15-10c-46 0-91 0-137 0 0-46 0-92 0-139 0-7 0-15-10-15s-10 8-10 15c0 47 0 93 0 139-46 0-92 0-139 0-7 0-15 0-15 10s8 10 15 10c47 0 93 0 139 0 0 46 0 91 0 137 0 7 0 17 10 17s10-10 10-17c0-46 0-91 0-137z"><text:p/></draw:path><draw:path draw:style-name="gr4" draw:text-style-name="P141" svg:width="0.0783in" svg:height="0.0874in" svg:x="3.1736in" svg:y="0.2075in" svg:viewBox="0 0 200 223" svg:d="M28 189c-1 7-4 18-4 21 0 9 7 13 14 13s15-3 18-13c1-3 18-70 20-78 4-17 12-51 16-65 2-5 16-29 27-39 4-4 18-17 39-17 14 0 14 4 21 6-14 3-25 14-25 28 0 7 4 17 18 17 13 0 28-12 28-30 0-17-17-32-42-32-31 0-53 25-63 38-3-21-21-38-45-38-22 0-30 20-36 28-8 17-14 46-14 48 0 5 4 5 6 5 4 0 5 0 8-11 8-35 18-59 35-59 8 0 15 4 15 23 0 11-1 15-7 42-9 37-19 75-29 113z"><text:p/></draw:path><draw:path draw:style-name="gr4" draw:text-style-name="P141" svg:width="0.0736in" svg:height="0.0886in" svg:x="3.2992in" svg:y="0.2063in" svg:viewBox="0 0 188 226" svg:d="M41 113c0-79 40-100 67-100 4 0 35 0 52 18-20 1-23 17-23 22 0 13 9 23 23 23 12 0 22-9 22-23 0-33-38-53-76-53-61 0-106 53-106 115 0 63 49 111 106 111 66 0 82-59 82-64s-5-5-7-5c-5 0-5 3-6 5-14 45-46 52-64 52-27 0-70-21-70-101z"><text:p/></draw:path><draw:path draw:style-name="gr4" draw:text-style-name="P141" svg:width="0.0854in" svg:height="0.0886in" svg:x="3.3843in" svg:y="0.2063in" svg:viewBox="0 0 218 226" svg:d="M218 115c0-63-49-115-109-115-61 0-109 53-109 115 0 64 52 111 109 111 59 0 109-48 109-111zM109 214c-21 0-42-11-56-33-12-21-12-52-12-69 0-20 0-46 12-69 13-22 37-32 56-32 21 0 42 11 56 32 13 21 13 49 13 69 0 17 0 43-11 66-12 21-33 36-58 36z"><text:p/></draw:path><draw:path draw:style-name="gr4" draw:text-style-name="P141" svg:width="0.063in" svg:height="0.0886in" svg:x="3.4823in" svg:y="0.2063in" svg:viewBox="0 0 161 226" svg:d="M85 125c12 2 52 9 52 46 0 25-18 45-56 45-40 0-59-28-68-70-2-7-2-9-7-9-6 0-6 3-6 13 0 21 0 43 0 64 0 9 0 12 6 12 1 0 2 0 11-10 1 0 1-2 10-11 22 21 44 21 54 21 56 0 80-33 80-68 0-26-15-42-21-47-17-16-35-20-56-24-28-6-60-11-60-39 0-19 12-38 54-38 55 0 56 43 58 59 0 5 4 4 5 5 7 0 7-3 7-12 0-17 0-33 0-49 0-9 0-13-5-13-3 0-3 0-10 6-1 2-7 7-8 8-19-14-40-14-47-14-60 0-78 34-78 60 0 18 7 32 21 42 15 13 29 16 64 23z"><text:p/></draw:path><draw:path draw:style-name="gr4" draw:text-style-name="P141" svg:width="0.0449in" svg:height="0.1933in" svg:x="3.6035in" svg:y="0.1484in" svg:viewBox="0 0 115 492" svg:d="M115 487c0-1 0-2-9-11-61-61-78-155-78-229 0-86 20-171 80-233 7-7 7-7 7-8 0-5-3-6-6-6-4 0-49 34-78 97-25 53-31 108-31 150 0 37 6 98 32 152 30 60 73 93 77 93 3 0 6-2 6-5z"><text:p/></draw:path><draw:path draw:style-name="gr4" draw:text-style-name="P141" svg:width="0.0795in" svg:height="0.1382in" svg:x="3.6681in" svg:y="0.1575in" svg:viewBox="0 0 203 352" svg:d="M203 101c0-32-8-101-59-101-68 0-144 139-144 251 0 46 14 101 59 101 68 0 144-140 144-251zM52 168c8-31 18-71 38-105 14-25 32-52 53-52 25 0 28 31 28 59 0 24-4 49-17 98-34 0-69 0-102 0zM150 184c-6 22-16 64-34 100-18 33-36 58-57 58-17 0-27-16-27-60 0-21 3-49 16-98 33 0 68 0 102 0z"><text:p/></draw:path><draw:path draw:style-name="gr4" draw:text-style-name="P141" svg:width="0.0441in" svg:height="0.1933in" svg:x="3.7673in" svg:y="0.1484in" svg:viewBox="0 0 113 492" svg:d="M113 247c0-40-5-99-32-155-29-60-71-92-77-92-3 0-4 3-4 6 0 1 0 1 8 11 49 47 77 126 77 230 0 84-18 170-79 232-6 6-6 7-6 8 0 3 1 5 4 5 6 0 49-34 79-96 25-54 30-109 30-149z"><text:p/></draw:path><draw:path draw:style-name="gr4" draw:text-style-name="P141" svg:width="0.0854in" svg:height="0.0378in" svg:x="3.9272in" svg:y="0.1547in" svg:viewBox="0 0 218 97" svg:d="M175 59c-7 5-22 19-22 28 0 5 4 10 9 10s6-3 9-6c5-8 18-21 39-32 3-2 8-4 8-10s-2-8-7-10c-11-8-16-17-19-28-2-5-3-11-10-11s-10 6-10 10c0 3 3 18 11 29-54 0-110 0-165 0-8 0-18 0-18 10s10 10 18 10c52 0 105 0 157 0z"><text:p/></draw:path><draw:path draw:style-name="gr4" draw:text-style-name="P141" svg:width="0.074in" svg:height="0.0874in" svg:x="3.8724in" svg:y="0.2075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4" draw:text-style-name="P141" svg:width="0.0689in" svg:height="0.0866in" svg:x="3.9602in" svg:y="0.2638in" svg:viewBox="0 0 176 221" svg:d="M175 22c1-5 1-5 1-8 0-7-5-11-11-11-3 0-10 1-14 8-1 3-4 13-5 20-3 10-5 19-7 29-2 9-13 52-14 55-14 10-16 31-42 31-24 0-24-23-24-30 0-18 8-39 18-66 4-11 6-15 6-21 0-16-14-29-33-29-35 0-50 46-50 52 0 5 4 4 6 5 5 0 5-2 7-5 8-30 22-42 36-42 6 0 8 3 8 11s-2 15-4 21c-17 42-19 55-19 69 0 7 0 22 12 33 11 9 25 11 35 11 14 0 27-5 38-15-4 18-8 32-22 51-10 9-24 21-42 21-3 0-19 0-26-12 19-1 13-12 19-18 0-11-10-14-14-14-9 0-20 7-20 24s17 29 41 29c35 0 77-26 88-70 11-43 21-85 32-129z"><text:p/></draw:path><draw:path draw:style-name="gr4" draw:text-style-name="P141" svg:width="2.1283in" svg:height="0.0075in" svg:x="1.9185in" svg:y="0.372in" svg:viewBox="0 0 5407 20" svg:d="M0 0c1802 0 3604 0 5407 0 0 7 0 13 0 20-1803 0-3605 0-5407 0 0-7 0-13 0-20z"><text:p/></draw:path><draw:path draw:style-name="gr4" draw:text-style-name="P141" svg:width="0.0783in" svg:height="0.0874in" svg:x="2.9421in" svg:y="0.4709in" svg:viewBox="0 0 200 223" svg:d="M29 188c-1 8-4 19-4 21 0 10 7 14 14 14 6 0 16-4 18-14 2-2 19-69 20-77 4-17 13-52 17-65 1-7 15-29 26-40 5-3 19-16 40-16 12 0 14 4 21 6-14 1-26 14-26 26 0 9 5 17 19 17 12 0 26-11 26-28 0-18-15-32-40-32-33 0-54 24-63 38-3-23-21-38-45-38-23 0-31 18-37 28-8 17-15 46-15 48 0 4 6 4 7 4 4 0 6 0 8-11 9-35 19-58 35-58 9 0 16 3 16 23 0 9-2 15-7 40-10 38-20 76-30 114z"><text:p/></draw:path><draw:path draw:style-name="gr4" draw:text-style-name="P141" svg:width="0.1287in" svg:height="0.0449in" svg:x="4.135in" svg:y="0.3528in" svg:viewBox="0 0 328 115" svg:d="M311 20c7 0 17 0 17-10s-10-10-17-10c-98 0-196 0-294 0-7 0-17 0-17 10s10 10 17 10c98 0 196 0 294 0zM311 115c7 0 17 0 17-10s-10-10-17-10c-98 0-196 0-294 0-7 0-17 0-17 10s10 10 17 10c98 0 196 0 294 0z"><text:p/></draw:path><draw:path draw:style-name="gr4" draw:text-style-name="P141" svg:width="0.1181in" svg:height="0.0075in" svg:x="4.3445in" svg:y="0.372in" svg:viewBox="0 0 301 20" svg:d="M284 20c9 0 17 0 17-10s-8-10-17-10c-88 0-178 0-266 0-8 0-18 0-18 10s10 10 18 10c88 0 178 0 266 0z"><text:p/></draw:path><draw:path draw:style-name="gr4" draw:text-style-name="P141" svg:width="0.063in" svg:height="0.0886in" svg:x="4.5181in" svg:y="0.3374in" svg:viewBox="0 0 161 226" svg:d="M85 125c12 1 52 9 52 44 0 26-18 45-56 45-40 0-59-28-68-70-2-5-2-8-7-8-6 0-6 4-6 12 0 23 0 44 0 66 0 9 0 12 6 12 1 0 2 0 11-10 1-2 1-2 10-11 22 21 44 21 54 21 56 0 80-34 80-69 0-25-15-41-21-46-17-16-35-20-56-24-28-6-60-11-60-41 0-17 12-38 54-38 55 0 56 45 58 61 0 4 4 2 5 4 7 0 7-3 7-11 0-17 0-34 0-51 0-8 0-11-5-11-3 0-3 0-10 6-1 1-7 7-8 8-19-14-40-14-47-14-60 0-78 32-78 60 0 17 7 31 21 42 15 13 29 16 64 23z"><text:p/></draw:path><draw:path draw:style-name="gr4" draw:text-style-name="P141" svg:width="0.0413in" svg:height="0.1291in" svg:x="4.5941in" svg:y="0.2945in" svg:viewBox="0 0 106 329" svg:d="M71 112c-22 1-46 4-68 6 0 5 0 9 0 15 32 0 36 3 36 27 0 43 0 88 0 131 0 23-5 23-39 23 0 5 0 10 0 15 17 0 43-1 55-1 16 0 35 1 51 1 0-5 0-10 0-15-33 0-35-3-35-21 0-60 0-121 0-181zM73 27c0-16-11-27-25-27-16 0-27 14-27 27 0 12 11 25 27 25 14 0 25-10 25-25z"><text:p/></draw:path><draw:path draw:style-name="gr4" draw:text-style-name="P141" svg:width="0.0965in" svg:height="0.085in" svg:x="4.648in" svg:y="0.3386in" svg:viewBox="0 0 246 217" svg:d="M38 48c0 43 0 88 0 131 0 23-6 23-38 23 0 5 0 10 0 15 17 0 42-1 55-1 12 0 39 1 56 1 0-5 0-10 0-15-34 0-40 0-40-23 0-29 0-60 0-89 0-52 35-79 68-79 30 0 36 27 36 55 0 38 0 75 0 113 0 23-6 23-39 23 0 5 0 10 0 15 18 0 43-1 56-1 12 0 38 1 54 1 0-5 0-10 0-15-25 0-37 0-37-14 0-31 0-63 0-94 0-44 0-58-16-76-7-8-22-18-52-18-35 0-58 21-72 52 0-17 0-35 0-52-23 1-47 4-69 6 0 5 0 9 0 15 34 0 38 3 38 27z"><text:p/></draw:path><draw:path draw:style-name="gr4" draw:text-style-name="P141" svg:width="0.0441in" svg:height="0.1933in" svg:x="4.8008in" svg:y="0.2791in" svg:viewBox="0 0 113 492" svg:d="M113 486c0-1 0-1-7-10-61-63-78-155-78-231 0-85 20-171 80-232 5-6 5-7 5-9 0-3-1-4-4-4-5 0-49 34-78 95-25 55-31 110-31 150 0 39 6 98 32 154 30 60 72 93 77 93 3 0 4-2 4-6z"><text:p/></draw:path><draw:path draw:style-name="gr4" draw:text-style-name="P141" svg:width="0.0795in" svg:height="0.1382in" svg:x="4.8654in" svg:y="0.2878in" svg:viewBox="0 0 203 352" svg:d="M203 101c0-34-10-101-59-101-68 0-144 139-144 251 0 46 14 101 59 101 68 0 144-142 144-251zM52 168c8-32 18-71 38-106 12-24 30-52 53-52 24 0 28 32 28 60 0 24-4 49-17 98-34 0-69 0-102 0zM150 184c-6 22-16 64-34 99-18 34-36 57-57 57-17 0-27-14-27-60 0-19 3-49 16-96 33 0 68 0 102 0z"><text:p/></draw:path><draw:path draw:style-name="gr4" draw:text-style-name="P141" svg:width="0.0441in" svg:height="0.1933in" svg:x="4.9646in" svg:y="0.2791in" svg:viewBox="0 0 113 492" svg:d="M113 245c0-38-5-98-32-153-29-60-71-92-77-92-3 0-4 1-4 4 0 2 0 3 8 11 49 49 77 128 77 230 0 84-18 171-79 233-6 7-6 7-6 8 0 4 1 6 4 6 6 0 49-34 79-97 25-53 30-108 30-150z"><text:p/></draw:path><draw:path draw:style-name="gr4" draw:text-style-name="P141" svg:width="0.0854in" svg:height="0.0382in" svg:x="5.1264in" svg:y="0.2854in" svg:viewBox="0 0 218 98" svg:d="M175 59c-7 7-24 21-24 29 0 4 6 10 10 10 6 0 7-4 10-7 5-7 17-21 39-31 3-3 8-5 8-11 0-4-4-7-7-10-11-7-16-15-19-28-2-4-6-11-11-11-7 0-10 7-10 11 0 2 4 18 12 28-56 0-110 0-166 0-9 0-17 0-17 10s8 10 17 10c53 0 105 0 158 0z"><text:p/></draw:path><draw:path draw:style-name="gr4" draw:text-style-name="P141" svg:width="0.074in" svg:height="0.0874in" svg:x="5.0697in" svg:y="0.3386in" svg:viewBox="0 0 189 223" svg:d="M70 104c14 0 50-2 74-12 35-15 38-43 38-50 0-22-20-42-53-42-55 0-129 48-129 133 0 51 29 90 77 90 70 0 112-52 112-58 0-4-3-7-6-7-2 0-4 2-7 4-39 50-92 50-98 50-39 0-43-41-43-57 0-7 1-22 8-51 9 0 19 0 27 0zM46 92c20-74 70-81 83-81 24 0 36 14 36 31 0 50-78 50-99 50-7 0-13 0-20 0z"><text:p/></draw:path><draw:path draw:style-name="gr4" draw:text-style-name="P141" svg:width="0.0724in" svg:height="0.0606in" svg:x="5.1575in" svg:y="0.3929in" svg:viewBox="0 0 185 155" svg:d="M70 116c-4 11-15 30-32 30-2 0-13 0-20-5 14-4 16-16 16-19 0-7-6-13-14-13-10 0-20 9-20 21 0 18 20 25 36 25s30-9 40-23c8 18 26 23 40 23 39 0 60-42 60-51 0-6-4-6-5-6-4 0-4 3-6 7-8 24-28 41-47 41-14 0-21-9-21-23 0-8 8-39 18-78 7-27 22-35 33-35 6 1 12 0 19 5-12 3-16 13-16 19 0 8 6 12 14 12 9 0 20-5 20-21 0-18-23-25-37-25-16 0-30 11-37 25-7-14-23-25-42-25-38 0-61 43-61 53 0 4 5 4 6 4 4 0 6-1 7-5 8-27 29-42 46-42 13 0 21 7 21 22 0 7-4 25-7 37-4 15-7 32-11 47z"><text:p/></draw:path><draw:path draw:style-name="gr4" draw:text-style-name="P141" svg:width="0.1287in" svg:height="0.1287in" svg:x="5.3024in" svg:y="0.311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4" draw:text-style-name="P141" svg:width="0.0736in" svg:height="0.0886in" svg:x="5.4921in" svg:y="0.3374in" svg:viewBox="0 0 188 226" svg:d="M41 113c0-81 40-100 65-100 6 0 37 0 54 18-20 1-23 15-23 22 0 13 9 23 23 23 12 0 22-9 22-24 0-34-38-52-76-52-61 0-106 53-106 113 0 63 49 113 105 113 66 0 83-61 83-65 0-6-6-4-7-4-5 0-6 1-6 4-15 46-46 52-64 52-27 0-70-21-70-100z"><text:p/></draw:path><draw:path draw:style-name="gr4" draw:text-style-name="P141" svg:width="0.0854in" svg:height="0.0886in" svg:x="5.5768in" svg:y="0.3374in" svg:viewBox="0 0 218 226" svg:d="M218 115c0-63-50-115-109-115-61 0-109 53-109 115 0 63 50 111 109 111s109-48 109-111zM109 213c-21 0-43-10-56-32-12-23-12-52-12-70 0-20 0-47 12-68 13-22 37-32 56-32 21 0 42 10 55 31 12 21 12 50 12 69 0 18 0 44-9 65-12 23-33 37-58 37z"><text:p/></draw:path><draw:path draw:style-name="gr4" draw:text-style-name="P141" svg:width="0.063in" svg:height="0.0886in" svg:x="5.6744in" svg:y="0.3374in" svg:viewBox="0 0 161 226" svg:d="M87 125c11 1 50 9 50 44 0 26-17 45-54 45-42 0-59-28-69-70-1-5-3-8-7-8-7 0-7 4-7 12 0 23 0 44 0 66 0 9 0 12 6 12 2 0 2 0 12-10 2-2 2-2 10-11 22 21 43 21 55 21 56 0 78-34 78-69 0-25-14-41-20-46-16-16-36-20-57-24-27-6-60-11-60-41 0-17 12-38 56-38 53 0 56 45 57 61 0 4 4 4 6 4 7 0 7-3 7-11 0-17 0-34 0-51 0-8 0-11-6-11-3 0-4 0-10 6-1 1-7 7-8 8-20-14-39-14-46-14-60 0-80 32-80 60 0 17 8 31 21 42 17 13 31 16 66 23z"><text:p/></draw:path><draw:path draw:style-name="gr4" draw:text-style-name="P141" svg:width="0.0441in" svg:height="0.1933in" svg:x="5.7961in" svg:y="0.2791in" svg:viewBox="0 0 113 492" svg:d="M113 486c0-1 0-1-8-10-62-63-77-155-77-231 0-85 20-171 80-232 5-6 5-7 5-9 0-3-1-4-4-4-5 0-49 34-78 95-25 55-31 110-31 150 0 39 6 98 32 154 30 60 72 93 77 93 3 0 4-2 4-6z"><text:p/></draw:path><draw:path draw:style-name="gr4" draw:text-style-name="P141" svg:width="0.0799in" svg:height="0.1382in" svg:x="5.8602in" svg:y="0.2878in" svg:viewBox="0 0 204 352" svg:d="M204 101c0-34-9-101-60-101-67 0-144 139-144 251 0 46 15 101 60 101 69 0 144-142 144-251zM53 168c9-32 18-71 38-106 13-24 31-52 53-52 24 0 27 32 27 60 0 24-3 49-16 98-33 0-68 0-102 0zM151 184c-5 22-15 64-35 99-17 34-35 57-56 57-17 0-26-14-26-60 0-19 2-49 15-96 34 0 69 0 102 0z"><text:p/></draw:path><draw:path draw:style-name="gr4" draw:text-style-name="P141" svg:width="0.0449in" svg:height="0.1933in" svg:x="5.9594in" svg:y="0.2791in" svg:viewBox="0 0 115 492" svg:d="M115 245c0-38-6-98-32-153-30-60-73-92-77-92-3 0-6 1-6 4 0 2 0 3 10 11 49 49 77 128 77 230 0 84-18 171-80 233-7 7-7 7-7 8 0 4 3 6 6 6 4 0 49-34 78-97 25-53 31-108 31-150z"><text:p/></draw:path><draw:path draw:style-name="gr4" draw:text-style-name="P141" svg:width="0.0854in" svg:height="0.0382in" svg:x="6.1197in" svg:y="0.2854in" svg:viewBox="0 0 218 98" svg:d="M175 59c-7 7-24 21-24 29 0 4 6 10 10 10s7-4 10-7c5-7 17-21 39-31 3-3 8-5 8-11 0-4-4-7-7-10-11-7-16-15-21-28 0-4-2-11-9-11s-10 7-10 11c0 2 4 18 12 28-56 0-110 0-166 0-9 0-17 0-17 10s8 10 17 10c53 0 105 0 158 0z"><text:p/></draw:path><draw:path draw:style-name="gr4" draw:text-style-name="P141" svg:width="0.074in" svg:height="0.0874in" svg:x="6.0654in" svg:y="0.3386in" svg:viewBox="0 0 189 223" svg:d="M69 104c15 0 51-2 75-12 35-15 37-43 37-50 0-22-19-42-52-42-55 0-129 48-129 133 0 51 29 90 77 90 70 0 112-52 112-58 0-4-3-7-6-7-2 0-4 2-7 4-39 50-92 50-98 50-39 0-43-41-43-57 0-7 0-22 8-51 9 0 17 0 26 0zM46 92c20-74 70-81 83-81 22 0 36 14 36 31 0 50-78 50-99 50-7 0-13 0-20 0z"><text:p/></draw:path><draw:path draw:style-name="gr4" draw:text-style-name="P141" svg:width="0.0689in" svg:height="0.0874in" svg:x="6.1528in" svg:y="0.3929in" svg:viewBox="0 0 176 223" svg:d="M175 22c1-4 1-5 1-7 0-7-5-11-11-11-4 0-10 2-14 9-1 1-4 12-5 19-3 10-5 18-7 28-3 9-13 52-14 56-14 10-16 30-42 30-24 0-24-23-24-28 0-19 8-41 18-68 4-11 6-15 6-21 0-16-14-29-33-29-35 0-50 48-50 53 0 4 4 4 6 4 4 0 5-1 5-5 10-28 24-42 38-42 6 0 8 4 8 12 0 9-2 16-4 20-17 42-21 55-21 70 0 6 0 22 14 34 11 8 25 9 35 9 13 0 25-4 37-15-5 20-7 34-23 51-8 11-22 22-40 22-3 0-20 0-27-11 20-3 20-18 20-20 0-10-12-13-14-13-9 0-20 7-20 23 0 18 15 31 41 31 35 0 77-27 88-70 11-44 21-87 32-131z"><text:p/></draw:path></draw:g></draw:g></text:p>
      <text:p text:style-name="P65">Donc:</text:p>
      <text:p text:style-name="Text_20_body"><draw:g text:anchor-type="as-char" svg:y="-0.2228in" draw:z-index="80" draw:name="Shape256" draw:style-name="gr1"><svg:title>TexMaths</svg:title><svg:desc>14§display§\vec{e_{\theta _M}}=\left(_{\cos \left(\theta \right)}^{-\sin \left(\theta \right)}\right)_{\left(O,\ \vec{e_x},\ \vec{e_y}\right)}§svg§600§FALSE§</svg:desc><draw:g draw:style-name="gr2"><draw:path draw:style-name="gr3" draw:text-style-name="P140" svg:width="2.0992in" svg:height="0.3764in" svg:x="0.0012in" svg:y="0.0102in" svg:viewBox="0 0 5333 957" svg:d="M2668 957c-890 0-1779 0-2668 0 0-319 0-638 0-957 1778 0 3556 0 5333 0 0 319 0 638 0 957-889 0-1777 0-2665 0z"><text:p/></draw:path><draw:path draw:style-name="gr4" draw:text-style-name="P141" svg:width="0.0854in" svg:height="0.0382in" svg:x="0.1224in" svg:y="0.0846in" svg:viewBox="0 0 218 98" svg:d="M175 59c-7 7-24 19-24 29 0 4 6 10 10 10s7-4 10-7c5-7 17-21 39-32 3-2 8-4 8-10 0-4-4-7-7-10-11-7-16-17-21-28 0-4-2-11-9-11s-10 7-10 11c0 2 4 18 12 28-56 0-110 0-166 0-9 0-17 0-17 10s8 10 17 10c53 0 105 0 158 0z"><text:p/></draw:path><draw:path draw:style-name="gr4" draw:text-style-name="P141" svg:width="0.074in" svg:height="0.0874in" svg:x="0.0004in" svg:y="0.1374in" svg:viewBox="0 0 189 223" svg:d="M70 104c14 0 50-2 76-12 33-15 36-43 36-50 0-22-18-42-53-42-55 0-129 48-129 133 0 50 29 90 78 90 70 0 111-52 111-59 0-3-3-6-6-6-2 0-2 2-5 4-39 49-94 49-100 49-37 0-42-40-42-57 0-6 0-21 7-50 9 0 19 0 27 0zM46 92c20-74 70-82 83-82 24 0 36 15 36 32 0 50-78 50-98 50-7 0-14 0-21 0z"><text:p/></draw:path><draw:path draw:style-name="gr4" draw:text-style-name="P141" svg:width="0.0606in" svg:height="0.0961in" svg:x="0.0902in" svg:y="0.1575in" svg:viewBox="0 0 155 245" svg:d="M155 74c0-36-14-74-47-74-52 0-108 91-108 171 0 40 17 74 48 74 53 0 107-94 107-171zM39 116c18-74 48-108 67-108 23 0 23 40 23 45 0 14-3 34-10 63-27 0-53 0-80 0zM116 129c-10 38-18 56-28 73-11 18-25 33-39 33-20 0-22-25-22-45 0-22 5-49 9-61 27 0 54 0 80 0z"><text:p/></draw:path><draw:path draw:style-name="gr4" draw:text-style-name="P141" svg:width="0.1126in" svg:height="0.0657in" svg:x="0.1673in" svg:y="0.2047in" svg:viewBox="0 0 287 168" svg:d="M256 21c3-8 3-10 21-10 7 0 7 0 9-1 1-2 1-4 1-6 0-4-3-4-7-4-13 0-25 0-38 0-5 0-7 0-11 6-34 46-69 93-102 140-11-47-21-93-32-139-2-7-3-7-9-7-12 0-26 0-39 0-6 0-10 0-10 7 0 4 3 4 10 4 3 0 10 0 15 2 0 2 0 2 0 5-9 41-21 81-30 122-2 7-5 17-27 17-3 0-7 0-7 7 0 3 3 4 4 4 4 0 10-1 14-1 6 0 10 0 14 0 6 0 10 0 16 0 4 0 9 1 14 1 2 0 5-1 5-7 0-4-4-4-7-4-11 0-17-3-17-10 0-1 2-3 2-6 11-43 21-85 32-128 11 49 22 99 34 148 1 4 1 7 7 7 1 0 5-1 8-6 36-50 74-100 111-151-12 45-24 91-35 136-2 8-2 10-21 10-6 0-10 0-10 7 0 1 1 4 4 4 6 0 11-1 17-1 5 0 11 0 17 0 5 0 11 0 16 0 6 0 12 1 17 1 2 0 7 0 7-7 0-4-4-4-8-4-2 0-7 0-11 0-6-2-6-2-6-3s0-1 0-4c11-44 21-86 32-129z"><text:p/></draw:path><draw:path draw:style-name="gr4" draw:text-style-name="P141" svg:width="0.128in" svg:height="0.0449in" svg:x="0.3744in" svg:y="0.152in" svg:viewBox="0 0 326 115" svg:d="M311 20c7 0 15 0 15-10s-8-10-15-10c-98 0-198 0-296 0-7 0-15 0-15 10s8 10 17 10c98 0 196 0 294 0zM311 115c7 0 15 0 15-10s-8-10-15-10c-98 0-196 0-294 0-9 0-17 0-17 10s8 10 15 10c98 0 198 0 296 0z"><text:p/></draw:path><draw:path draw:style-name="gr4" draw:text-style-name="P141" svg:width="0.0736in" svg:height="0.3472in" svg:x="0.6028in" svg:y="0in" svg:viewBox="0 0 188 883" svg:d="M165 877c2 0 4 5 6 6 4 0 7 0 11 0 1 0 6-1 6-6 0-1-2-2-3-4-17-18-44-44-74-98-54-95-73-217-73-333 0-218 61-345 148-432 2-3 2-3 2-4 0-6-5-6-10-6-6 0-7 0-11 4-48 41-100 109-135 213-21 64-32 144-32 225 0 115 21 247 99 361 13 19 21 27 31 40 6 5 11 13 16 16 7 7 12 13 19 18z"><text:p/></draw:path><draw:path draw:style-name="gr4" draw:text-style-name="P141" svg:width="0.0917in" svg:height="0.0063in" svg:x="0.698in" svg:y="0.085in" svg:viewBox="0 0 234 17" svg:d="M220 17c5 0 14 0 14-9 0-8-9-8-14-8-69 0-137 0-206 0-6 0-14 0-14 8 0 9 8 9 14 9 69 0 137 0 206 0z"><text:p/></draw:path><draw:path draw:style-name="gr4" draw:text-style-name="P141" svg:width="0.0488in" svg:height="0.0614in" svg:x="0.8374in" svg:y="0.0618in" svg:viewBox="0 0 125 157" svg:d="M115 8c0-5 0-8-6-8-1 0-3 0-7 4-1 2-4 3-5 6-12-9-24-10-37-10-49 0-60 25-60 43 0 12 4 20 13 27 12 11 26 14 47 17 17 3 45 8 45 31 0 14-10 29-42 29-34 0-45-21-52-45-1-4-1-5-5-5-6 0-6 2-6 8 0 14 0 29 0 43 0 6 0 9 4 9 3 0 10-7 17-16 15 16 34 16 42 16 45 0 62-24 62-49 0-13-7-23-16-31-12-13-29-15-40-17-28-5-51-10-51-28 0-11 10-24 42-24 41 0 42 28 42 38 2 4 4 4 6 4 7 0 7-2 7-9 0-12 0-21 0-33z"><text:p/></draw:path><draw:path draw:style-name="gr4" draw:text-style-name="P141" svg:width="0.0287in" svg:height="0.0909in" svg:x="0.9004in" svg:y="0.0311in" svg:viewBox="0 0 74 232" svg:d="M53 20c0-10-8-20-21-20-10 0-19 8-19 20s11 19 19 19c11 0 21-8 21-19zM0 84c0 4 0 8 0 13 22 0 25 1 25 18 0 29 0 60 0 89 0 16-3 16-25 16 0 4 0 8 0 12 13-1 24-1 38-1 12 0 25 0 36 1 0-4 0-8 0-12-19 0-24 0-24-16 0-42 0-82 0-124-16 1-33 3-50 4z"><text:p/></draw:path><draw:path draw:style-name="gr4" draw:text-style-name="P141" svg:width="0.0717in" svg:height="0.0598in" svg:x="0.9437in" svg:y="0.0626in" svg:viewBox="0 0 183 153" svg:d="M158 48c0-30-15-48-52-48-28 0-46 15-56 34 0-12 0-23 0-34-16 1-33 3-50 4 0 4 0 9 0 13 22 0 25 1 25 19 0 30 0 59 0 89 0 15-3 15-25 15 0 4 0 8 0 13 13 0 24-2 39-2 13 0 37 0 39 2 0-5 0-9 0-13-22 0-26 0-26-15 0-21 0-41 0-62 0-36 29-53 52-53s28 19 28 36c0 27 0 52 0 79 0 15-5 15-27 15 0 4 0 8 0 13 1 0 25-2 39-2 13 0 37 0 39 2 0-5 0-9 0-13-22 0-25 0-25-15 0-26 0-52 0-77z"><text:p/></draw:path><draw:path draw:style-name="gr4" draw:text-style-name="P141" svg:width="0.035in" svg:height="0.135in" svg:x="1.0374in" svg:y="0.0205in" svg:viewBox="0 0 90 344" svg:d="M83 0c-66 46-83 119-83 172 0 49 14 123 83 172 2 0 7 0 7-4 0-3-2-3-5-6-44-40-61-99-61-162 0-92 35-138 63-164 1-1 3-2 3-4 0-4-5-4-7-4z"><text:p/></draw:path><draw:path draw:style-name="gr4" draw:text-style-name="P141" svg:width="0.0602in" svg:height="0.0961in" svg:x="1.0906in" svg:y="0.0272in" svg:viewBox="0 0 154 245" svg:d="M154 74c0-36-14-74-48-74-51 0-106 91-106 171 0 40 15 74 48 74 51 0 106-94 106-171zM39 116c17-74 46-108 67-108 23 0 23 40 23 45 0 14-3 34-11 63-27 0-52 0-79 0zM115 129c-10 38-17 56-28 73-10 18-24 33-39 33-20 0-23-26-23-45 0-22 7-49 10-61 27 0 53 0 80 0z"><text:p/></draw:path><draw:path draw:style-name="gr4" draw:text-style-name="P141" svg:width="0.035in" svg:height="0.135in" svg:x="1.1693in" svg:y="0.0205in" svg:viewBox="0 0 90 344" svg:d="M7 0c-3 0-7 0-7 4 0 2 1 3 3 6 31 26 63 74 63 162 0 72-23 126-59 160-7 5-7 7-7 8s1 4 4 4c4 0 38-22 60-65 16-30 26-66 26-107 0-49-14-123-83-172z"><text:p/></draw:path><draw:path draw:style-name="gr4" draw:text-style-name="P141" svg:width="0.0571in" svg:height="0.0614in" svg:x="0.6898in" svg:y="0.2283in" svg:viewBox="0 0 146 157" svg:d="M119 15c-7 3-10 9-10 16 0 10 6 17 16 17 9 0 16-6 16-17 0-31-47-31-57-31-52 0-84 39-84 78 0 44 36 79 83 79 50 0 63-41 63-45s-5-4-6-4c-4 0-6 1-7 5-7 21-25 33-46 33-24 0-55-17-55-68 0-43 21-67 53-67 5 0 21 0 34 4z"><text:p/></draw:path><draw:path draw:style-name="gr4" draw:text-style-name="P141" svg:width="0.0661in" svg:height="0.0614in" svg:x="0.7575in" svg:y="0.2283in" svg:viewBox="0 0 169 157" svg:d="M169 80c0-44-36-80-84-80-47 0-85 36-85 80 0 43 38 77 85 77s84-34 84-77zM85 146c-12 0-32-5-43-21-10-14-10-33-10-48s0-35 13-50c8-10 22-17 40-17 20 0 34 10 42 19 10 14 12 31 12 48s-2 35-12 49c-9 13-25 20-42 20z"><text:p/></draw:path><draw:path draw:style-name="gr4" draw:text-style-name="P141" svg:width="0.0488in" svg:height="0.0614in" svg:x="0.8358in" svg:y="0.2283in" svg:viewBox="0 0 125 157" svg:d="M115 8c0-5 0-8-4-8-3 0-3 0-7 4-2 0-5 3-7 6-10-9-23-10-37-10-49 0-60 25-60 43 0 10 4 20 13 27 14 11 26 14 47 17 17 3 45 8 45 31 0 14-10 29-42 29-34 0-45-21-50-45-2-4-2-5-7-5-6 0-6 1-6 8 0 14 0 29 0 43 0 6 0 9 4 9s10-7 17-16c15 14 34 16 42 16 45 0 62-24 62-49 0-13-6-23-16-31-12-13-28-15-40-17-28-5-51-10-51-28 0-11 10-24 42-24 41 0 42 28 44 38 0 4 4 4 5 4 6 0 6-2 6-9 0-12 0-21 0-33z"><text:p/></draw:path><draw:path draw:style-name="gr4" draw:text-style-name="P141" svg:width="0.035in" svg:height="0.135in" svg:x="0.9063in" svg:y="0.187in" svg:viewBox="0 0 90 344" svg:d="M83 0c-65 46-83 119-83 172 0 48 15 123 83 172 2 0 7 0 7-4 0-3 0-3-3-6-46-40-63-99-63-162 0-92 36-138 64-164 2-1 2-2 2-4 0-4-5-4-7-4z"><text:p/></draw:path><draw:path draw:style-name="gr4" draw:text-style-name="P141" svg:width="0.0606in" svg:height="0.0965in" svg:x="0.9598in" svg:y="0.1929in" svg:viewBox="0 0 155 246" svg:d="M155 76c0-37-14-76-47-76-52 0-108 92-108 172 0 41 17 74 48 74 53 0 107-93 107-170zM39 118c18-75 48-108 67-108 23 0 23 39 23 45 0 14-3 33-10 63-27 0-53 0-80 0zM116 130c-10 37-18 56-28 73-11 18-25 34-39 34-20 0-22-27-22-45 0-23 7-49 9-62 27 0 54 0 80 0z"><text:p/></draw:path><draw:path draw:style-name="gr4" draw:text-style-name="P141" svg:width="0.035in" svg:height="0.135in" svg:x="1.039in" svg:y="0.187in" svg:viewBox="0 0 90 344" svg:d="M6 0c-2 0-6 0-6 4 0 2 1 3 3 6 29 26 63 73 63 162 0 72-23 126-60 160-6 5-6 7-6 8s1 4 4 4c4 0 37-24 60-65 14-30 26-66 26-107 0-49-16-123-84-172z"><text:p/></draw:path><draw:path draw:style-name="gr4" draw:text-style-name="P141" svg:width="0.0728in" svg:height="0.3472in" svg:x="1.237in" svg:y="0in" svg:viewBox="0 0 186 883" svg:d="M186 442c0-141-32-291-130-401-6-9-24-27-36-38-3-3-5-3-12-3-4 0-8 0-8 6 0 1 1 4 3 4 17 18 43 45 74 98 52 95 73 217 73 334 0 212-60 342-149 431-1 2-1 3-1 4 0 6 4 6 8 6 7 0 9 0 13-4 46-41 99-109 133-213 21-67 32-145 32-224z"><text:p/></draw:path><draw:path draw:style-name="gr4" draw:text-style-name="P141" svg:width="0.035in" svg:height="0.135in" svg:x="1.361in" svg:y="0.2559in" svg:viewBox="0 0 90 344" svg:d="M83 0c-66 46-83 119-83 172 0 49 15 123 83 172 2 0 7 0 7-4 0-3-2-3-3-6-46-40-63-99-63-162 0-92 35-138 63-164 1-1 3-1 3-4 0-4-5-4-7-4z"><text:p/></draw:path><draw:path draw:style-name="gr4" draw:text-style-name="P141" svg:width="0.1028in" svg:height="0.0976in" svg:x="1.4154in" svg:y="0.2626in" svg:viewBox="0 0 262 249" svg:d="M262 95c0-53-39-95-101-95-83 0-161 77-161 154 0 56 41 95 99 95 83 0 163-75 163-154zM102 237c-36 0-67-24-67-76 0-17 4-66 36-105 24-28 56-45 87-45 37 0 69 23 69 73 0 25-10 74-42 112-24 27-56 41-83 41z"><text:p/></draw:path><draw:path draw:style-name="gr4" draw:text-style-name="P141" svg:width="0.0165in" svg:height="0.0413in" svg:x="1.5433in" svg:y="0.3417in" svg:viewBox="0 0 43 106" svg:d="M34 35c0 18-5 41-27 63-1 1-3 1-3 4 0 2 3 4 4 4 6 0 35-28 35-68 0-21-8-38-23-38-13 0-20 10-20 20 0 11 7 21 20 21 8 0 9-5 14-6z"><text:p/></draw:path><draw:path draw:style-name="gr4" draw:text-style-name="P141" svg:width="0.0661in" svg:height="0.0276in" svg:x="1.6957in" svg:y="0.2602in" svg:viewBox="0 0 169 71" svg:d="M130 43c-3 3-15 14-15 20 0 4 4 8 10 8 2 0 5-2 7-5 8-10 19-17 28-21 5-3 9-4 9-10 0-4-4-6-7-8-11-6-14-16-16-20 0-1-3-7-9-7-3 0-8 1-8 8 0 6 5 14 8 19-40 0-82 0-123 0-6 0-14 0-14 8s8 8 14 8c39 0 77 0 116 0z"><text:p/></draw:path><draw:path draw:style-name="gr4" draw:text-style-name="P141" svg:width="0.0575in" svg:height="0.0606in" svg:x="1.6476in" svg:y="0.2976in" svg:viewBox="0 0 147 155" svg:d="M55 74c9 0 36-1 54-7 25-10 31-26 31-36 0-20-20-31-43-31-41 0-97 32-97 91 0 35 22 64 62 64 58 0 85-33 85-39 0-1-3-5-6-5-1 0-2 1-5 4-27 31-67 31-73 31-21 0-35-14-35-41 0-6 0-13 4-31 7 0 16 0 23 0zM35 64c14-50 53-54 62-54 15 0 28 8 28 21 0 33-58 33-73 33-6 0-11 0-17 0z"><text:p/></draw:path><draw:path draw:style-name="gr4" draw:text-style-name="P141" svg:width="0.0571in" svg:height="0.0437in" svg:x="1.7209in" svg:y="0.3343in" svg:viewBox="0 0 146 112" svg:d="M130 13c-11 2-7 9-11 14 0 4 3 11 11 11 7 0 16-7 16-17 0-15-17-21-30-21-17 0-26 11-32 17-7-14-24-17-32-17-31 0-48 29-48 38 0 4 3 4 4 4 3 0 5 0 6-3 7-24 28-31 36-31 9 0 19 5 19 17 0 6-5 23-13 56-4 14-15 23-27 23-1 0-8 0-14-5 12-4 7-9 12-14 0-7-6-11-12-11-5 0-15 6-15 17 0 15 17 21 29 21 14 0 26-8 31-17 10 14 25 17 34 17 31 0 47-29 47-38 0-4-2-3-4-4-4 0-5 1-5 4-7 21-27 30-38 30-7 0-17-3-17-17 0-3 0-4 1-13 5-18 12-45 13-49 4-7 11-17 24-17 1 0 10 0 15 5z"><text:p/></draw:path><draw:path draw:style-name="gr4" draw:text-style-name="P141" svg:width="0.0165in" svg:height="0.0413in" svg:x="1.8134in" svg:y="0.3417in" svg:viewBox="0 0 43 106" svg:d="M34 35c0 18-3 41-27 63-1 1-1 1-1 4 0 2 1 4 4 4 4 0 33-28 33-68 0-21-8-38-23-38-12 0-20 10-20 20 0 11 8 21 20 21 8 0 9-5 14-6z"><text:p/></draw:path><draw:path draw:style-name="gr4" draw:text-style-name="P141" svg:width="0.0661in" svg:height="0.0276in" svg:x="1.9646in" svg:y="0.2602in" svg:viewBox="0 0 169 71" svg:d="M130 43c-3 3-14 14-14 20 0 4 4 8 9 8 4 0 5-2 8-5 8-10 18-17 28-21 4-3 8-4 8-10 0-4-4-6-7-8-11-6-14-16-15-20-1-1-3-7-8-7-3 0-9 1-9 8 0 6 4 14 9 19-42 0-83 0-125 0-6 0-14 0-14 8s8 8 14 8c39 0 77 0 116 0z"><text:p/></draw:path><draw:path draw:style-name="gr4" draw:text-style-name="P141" svg:width="0.0575in" svg:height="0.0606in" svg:x="1.9181in" svg:y="0.2976in" svg:viewBox="0 0 147 155" svg:d="M53 74c10 0 37-1 56-7 25-10 30-26 30-36 0-20-19-31-42-31-42 0-97 32-97 91 0 35 21 64 62 64 57 0 85-33 85-39 0-1-3-5-6-5-2 0-2 1-5 4-27 31-67 31-74 31-20 0-34-14-34-41 0-6 0-13 4-31 7 0 14 0 21 0zM35 64c14-50 52-54 62-54 15 0 28 8 28 21 0 33-59 33-73 33-6 0-11 0-17 0z"><text:p/></draw:path><draw:path draw:style-name="gr4" draw:text-style-name="P141" svg:width="0.0551in" svg:height="0.0626in" svg:x="1.9909in" svg:y="0.3343in" svg:viewBox="0 0 141 160" svg:d="M141 17c0-3 0-4 0-6 0-5-4-8-8-8-10 0-13 8-14 15s-3 14-4 21c-3 10-6 21-9 31-1 3-1 8-2 10-12 8-13 24-34 24-11 0-21-6-21-21 0-14 8-33 15-49 2-5 3-7 3-12 0-12-11-22-26-22-27 0-41 32-41 38 0 4 4 4 6 4 4 0 4-1 5-6 6-16 17-28 28-28 4 0 7 3 7 10 0 4-1 9-3 13-12 29-14 38-14 47 0 28 23 34 40 34 14 0 23-7 30-13-4 14-7 26-18 37-5 5-17 15-32 15-4 0-14-1-20-5 12-3 13-13 13-16 0-7-6-10-11-10-7 0-16 6-16 17 0 13 13 23 34 23 28 0 62-20 69-51 8-31 15-61 23-92z"><text:p/></draw:path><draw:path draw:style-name="gr4" draw:text-style-name="P141" svg:width="0.035in" svg:height="0.135in" svg:x="2.0756in" svg:y="0.2559in" svg:viewBox="0 0 90 344" svg:d="M7 0c-3 0-7 0-7 4 0 3 1 3 3 6 29 26 63 74 63 162 0 72-23 126-60 160-6 5-6 7-6 8s1 4 4 4c4 0 38-22 60-65 16-28 26-66 26-107 0-47-16-123-83-172z"><text:p/></draw:path></draw:g></draw:g></text:p>
      <text:p text:style-name="Text_20_body"/>
      <text:p text:style-name="P65">Et on retombe bien sur le fait que <draw:g text:anchor-type="as-char" svg:y="-0.1437in" draw:z-index="81" draw:name="Shape257" draw:style-name="gr1"><svg:title>TexMaths</svg:title><svg:desc>14§display§\partial _{\text{/}\theta }\left(\vec{e_{r_M}}\right)=\vec{e_{\theta _M}}§svg§600§FALSE§</svg:desc><draw:g draw:style-name="gr2"><draw:path draw:style-name="gr3" draw:text-style-name="P140" svg:width="1.2937in" svg:height="0.1925in" svg:x="0.0024in" svg:y="0.0098in" svg:viewBox="0 0 3287 490" svg:d="M0 0c1095 0 2192 0 3287 0 0 163 0 327 0 490-1095 0-2192 0-3287 0 0-163 0-327 0-490z"><text:p/></draw:path><draw:path draw:style-name="gr4" draw:text-style-name="P141" svg:width="0.1016in" svg:height="0.1413in" svg:x="0.0004in" svg:y="0.0067in" svg:viewBox="0 0 259 360" svg:d="M209 184c-6-30-26-57-65-57-29 0-61 7-99 46-41 41-45 87-45 99 0 31 22 88 91 88 116 0 168-163 168-233 0-78-46-127-106-127-72 0-94 64-94 77 0 7 4 18 18 18 17 0 27-15 27-27 0-16-16-16-23-16 21-37 56-39 70-39 37 0 72 25 72 88 0 19-5 44-14 83zM92 347c-54 0-54-51-54-56 0-13 12-80 32-109 20-28 45-44 74-44 55 0 55 55 55 65 0 35-31 144-107 144z"><text:p/></draw:path><draw:path draw:style-name="gr4" draw:text-style-name="P141" svg:width="0.0575in" svg:height="0.1343in" svg:x="0.1051in" svg:y="0.0783in" svg:viewBox="0 0 147 342" svg:d="M146 15c1-4 1-5 1-7 0-5-4-8-8-8-6 0-7 4-10 8-42 107-86 213-128 319-1 4-1 6-1 7 0 6 4 8 8 8 6 0 7-4 9-8 43-106 85-212 129-319z"><text:p/></draw:path><draw:path draw:style-name="gr4" draw:text-style-name="P141" svg:width="0.0602in" svg:height="0.0961in" svg:x="0.1811in" svg:y="0.0846in" svg:viewBox="0 0 154 245" svg:d="M154 74c0-36-14-74-48-74-51 0-106 91-106 170 0 41 15 75 48 75 51 0 106-94 106-171zM39 116c17-74 48-106 67-106 23 0 23 38 23 43 0 14-3 34-10 63-27 0-53 0-80 0zM115 129c-9 37-17 55-27 72-11 18-25 34-40 34-19 0-21-27-21-45 0-22 5-49 9-61 27 0 52 0 79 0z"><text:p/></draw:path><draw:path draw:style-name="gr4" draw:text-style-name="P141" svg:width="0.0441in" svg:height="0.1921in" svg:x="0.3118in" svg:y="0in" svg:viewBox="0 0 113 489" svg:d="M113 483c0-1 0-1-8-9-60-62-77-155-77-229 0-86 20-171 80-232 5-6 5-6 5-7 0-5-1-6-4-6-5 0-49 34-78 95-25 55-31 109-31 150 0 37 6 96 32 152 30 60 72 92 77 92 3 0 4-1 4-6z"><text:p/></draw:path><draw:path draw:style-name="gr4" draw:text-style-name="P141" svg:width="0.085in" svg:height="0.0374in" svg:x="0.498in" svg:y="0.0071in" svg:viewBox="0 0 217 96" svg:d="M175 57c-7 7-24 21-24 30 0 5 6 9 10 9s7-2 10-5c5-9 17-23 38-32 4-3 8-5 8-11 0-5-3-7-6-10-11-7-16-16-21-28-1-4-2-10-9-10s-10 6-10 10c0 3 4 18 11 28-55 0-111 0-165 0-9 0-17 0-17 10 0 9 8 9 17 9 53 0 105 0 158 0z"><text:p/></draw:path><draw:path draw:style-name="gr4" draw:text-style-name="P141" svg:width="0.074in" svg:height="0.087in" svg:x="0.3768in" svg:y="0.0594in" svg:viewBox="0 0 189 222" svg:d="M69 103c15 0 51-1 75-11 35-14 38-43 38-50 0-22-20-42-53-42-55 0-129 48-129 134 0 49 29 88 77 88 70 0 112-52 112-57 0-3-3-7-6-7-2 0-4 1-7 5-39 48-92 48-98 48-39 0-43-41-43-56 0-7 1-21 8-52 9 0 17 0 26 0zM46 92c20-74 70-81 83-81 22 0 36 14 36 31 0 50-78 50-99 50-7 0-13 0-20 0z"><text:p/></draw:path><draw:path draw:style-name="gr4" draw:text-style-name="P141" svg:width="0.0626in" svg:height="0.0602in" svg:x="0.4646in" svg:y="0.1138in" svg:viewBox="0 0 160 154" svg:d="M64 81c0-1 9-32 10-35 0-3 10-19 21-28 4-3 13-10 28-10 3 0 13 2 18 6-9 3-14 13-14 18 0 9 5 13 13 13 7 0 20-6 20-21 0-17-19-24-37-24s-33 7-47 24c-7-21-28-24-37-24-12 0-21 7-26 17-9 14-13 33-13 35 0 4 4 4 6 4 5 0 5 0 7-10 5-21 12-38 25-38 10 0 12 9 12 17 0 7-4 20-5 29-3 9-7 24-9 31-4 14-7 28-11 44-1 5-1 8-3 14 0 8 6 11 12 11 5 0 12-3 15-10 0-1 4-17 7-25 3-13 6-25 8-38z"><text:p/></draw:path><draw:path draw:style-name="gr4" draw:text-style-name="P141" svg:width="0.1134in" svg:height="0.0657in" svg:x="0.5417in" svg:y="0.1264in" svg:viewBox="0 0 289 168" svg:d="M256 21c3-7 3-10 21-10 7 0 7 0 9 0 1-1 3-4 3-7 0-4-5-4-9-4-12 0-25 0-38 0-4 0-7 0-11 6-34 46-69 92-102 139-10-46-21-92-31-138-1-7-3-7-10-7-12 0-26 0-39 0-6 0-8 0-8 7 0 4 2 4 8 4 3 0 11 0 15 2 0 2 0 4 0 7-9 40-21 79-30 120-2 7-5 16-27 16-3 0-7 0-7 7 0 3 3 5 4 5 6 0 10 0 14 0 6 0 10-2 14-2 6 0 10 2 16 2 4 0 9 0 14 0 2 0 5-2 5-7s-4-5-7-5c-11 0-17-2-17-8 0-3 2-4 2-5 11-44 21-87 32-130 11 48 22 97 34 148 1 4 2 7 7 7 2 0 5-2 8-6 36-50 74-101 111-151-12 46-24 91-35 137-2 7-2 8-21 8-6 0-10 0-10 7 0 3 1 5 4 5 6 0 11 0 17 0 5 0 11-2 17-2 5 0 11 2 16 2 6 0 12 0 17 0 2 0 7 0 7-7 0-5-4-5-8-5s-7 0-11 0c-6 0-6-1-6-2 0-2 0-2 0-3 11-43 21-87 32-130z"><text:p/></draw:path><draw:path draw:style-name="gr4" draw:text-style-name="P141" svg:width="0.0441in" svg:height="0.1921in" svg:x="0.6949in" svg:y="0in" svg:viewBox="0 0 113 489" svg:d="M113 245c0-38-5-97-32-153-29-60-71-92-77-92-3 0-4 1-4 6 0 1 0 1 8 11 49 47 77 126 77 228 0 82-18 169-79 230-6 7-6 7-6 8 0 5 1 6 4 6 6 0 49-33 79-95 25-54 30-109 30-149z"><text:p/></draw:path><draw:path draw:style-name="gr4" draw:text-style-name="P141" svg:width="0.128in" svg:height="0.0453in" svg:x="0.824in" svg:y="0.0736in" svg:viewBox="0 0 326 116" svg:d="M310 20c8 0 16 0 16-10s-8-10-15-10c-98 0-198 0-296 0-7 0-15 0-15 10s8 10 17 10c98 0 194 0 293 0zM311 116c7 0 15 0 15-10s-8-10-16-10c-99 0-195 0-293 0-9 0-17 0-17 10s8 10 15 10c98 0 198 0 296 0z"><text:p/></draw:path><draw:path draw:style-name="gr4" draw:text-style-name="P141" svg:width="0.085in" svg:height="0.0374in" svg:x="1.1488in" svg:y="0.0071in" svg:viewBox="0 0 217 96" svg:d="M174 57c-7 7-23 21-23 30 0 5 4 9 10 9 4 0 7-2 8-5 7-9 19-23 40-32 4-3 8-5 8-11 0-5-3-7-7-10-10-7-15-16-20-28-1-4-2-10-9-10s-10 6-10 10c0 3 4 18 11 28-55 0-111 0-165 0-9 0-17 0-17 10 0 9 8 9 17 9 52 0 105 0 157 0z"><text:p/></draw:path><draw:path draw:style-name="gr4" draw:text-style-name="P141" svg:width="0.074in" svg:height="0.087in" svg:x="1.0264in" svg:y="0.0594in" svg:viewBox="0 0 189 222" svg:d="M69 103c15 0 51-1 75-11 35-14 38-43 38-50 0-22-20-42-53-42-55 0-129 48-129 134 0 49 29 88 77 88 70 0 112-52 112-57 0-3-3-7-6-7-2 0-4 1-7 5-39 48-92 48-98 48-39 0-43-41-43-56 0-7 1-21 8-52 9 0 17 0 26 0zM46 92c20-74 70-81 83-81 24 0 36 14 36 31 0 50-78 50-99 50-7 0-13 0-20 0z"><text:p/></draw:path><draw:path draw:style-name="gr4" draw:text-style-name="P141" svg:width="0.0602in" svg:height="0.0961in" svg:x="1.1161in" svg:y="0.0787in" svg:viewBox="0 0 154 245" svg:d="M154 74c0-36-14-74-48-74-51 0-106 92-106 170 0 41 15 75 48 75 51 0 106-94 106-171zM39 116c17-74 46-106 67-106 23 0 23 38 23 44 0 13-3 34-11 62-27 0-52 0-79 0zM115 129c-10 37-17 55-28 72-10 18-24 34-39 34-19 0-23-25-23-45 0-22 7-49 10-61 27 0 53 0 80 0z"><text:p/></draw:path><draw:path draw:style-name="gr4" draw:text-style-name="P141" svg:width="0.1126in" svg:height="0.0657in" svg:x="1.1937in" svg:y="0.1264in" svg:viewBox="0 0 287 168" svg:d="M256 21c2-7 2-10 21-10 6 0 5 0 7 0 2-1 3-4 3-7 0-4-4-4-8-4-13 0-24 0-37 0-5 0-8 0-12 6-34 46-68 92-101 139-11-46-21-92-32-138-2-7-3-7-10-7-13 0-27 0-39 0-5 0-9 0-9 7 0 4 3 4 9 4 2 0 11 0 16 2 0 2 0 4-1 7-10 40-21 79-31 120-1 7-3 16-26 16-2 0-6 0-6 7 0 3 1 5 4 5 4 0 10 0 14 0s9-2 14-2c4 0 10 2 14 2s10 0 14 0c3 0 6-2 6-7s-3-5-6-5c-12 0-17-2-17-8 0-3 0-4 0-5 12-44 21-87 33-130h1c11 48 22 97 34 148 0 4 1 7 5 7 3 0 6-2 10-6 36-50 73-101 109-151-11 46-22 91-33 137-3 7-3 8-21 8-7 0-10 0-10 7 0 3 1 5 4 5 4 0 10 0 15 0s12-2 17-2c6 0 13 2 18 2s12 0 17 0c2 0 6 0 6-7 0-5-3-5-8-5-3 0-6 0-10 0-7 0-7-1-7-2 0-2 0-2 1-3 11-43 21-87 32-130z"><text:p/></draw:path></draw:g></draw:g><text:s/>et que <draw:g text:anchor-type="as-char" svg:y="-0.1681in" draw:z-index="82" draw:name="Shape258" draw:style-name="gr1"><svg:title>TexMaths</svg:title><svg:desc>14§display§\partial _{\text{/}\theta }\left(\vec{e_{\theta _M}}\right)=\vec{-e_{r_M}}§svg§600§FALSE§</svg:desc><draw:g draw:style-name="gr2"><draw:path draw:style-name="gr3" draw:text-style-name="P140" svg:width="1.4437in" svg:height="0.2161in" svg:x="0.0024in" svg:y="0.0098in" svg:viewBox="0 0 3668 550" svg:d="M0 0c1222 0 2446 0 3668 0 0 184 0 366 0 550-1222 0-2446 0-3668 0 0-184 0-366 0-550z"><text:p/></draw:path><draw:path draw:style-name="gr4" draw:text-style-name="P141" svg:width="0.1016in" svg:height="0.1421in" svg:x="0.0004in" svg:y="0.0295in" svg:viewBox="0 0 259 362" svg:d="M209 185c-6-31-26-57-65-57-29 0-61 7-99 46-41 41-45 87-45 101 0 30 22 87 91 87 116 0 168-164 168-234 0-79-46-128-106-128-72 0-94 65-94 77 0 7 4 18 18 18 17 0 27-15 27-26 0-17-16-17-23-17 21-37 56-39 70-39 37 0 70 25 70 88 0 20-3 45-12 84zM92 348c-54 0-54-49-54-55 0-12 12-81 32-111 20-28 45-43 74-43 55 0 55 55 55 64 0 36-31 145-107 145z"><text:p/></draw:path><draw:path draw:style-name="gr4" draw:text-style-name="P141" svg:width="0.0575in" svg:height="0.135in" svg:x="0.1051in" svg:y="0.1012in" svg:viewBox="0 0 147 344" svg:d="M146 15c1-4 1-5 1-7 0-5-4-8-8-8-6 0-7 4-10 8-42 107-86 214-128 320-1 5-1 6-1 7 0 6 4 9 8 9 6 0 7-4 9-9 43-106 85-213 129-320z"><text:p/></draw:path><draw:path draw:style-name="gr4" draw:text-style-name="P141" svg:width="0.0602in" svg:height="0.0965in" svg:x="0.1811in" svg:y="0.1071in" svg:viewBox="0 0 154 246" svg:d="M154 74c0-36-14-74-48-74-51 0-106 91-106 171 0 41 15 75 48 75 51 0 106-94 106-172zM39 116c17-74 48-106 67-106 23 0 23 38 23 43 0 14-3 34-10 63-27 0-53 0-80 0zM115 129c-9 38-17 56-27 73-11 18-25 34-40 34-19 0-23-27-23-45 0-23 7-49 11-62 27 0 52 0 79 0z"><text:p/></draw:path><draw:path draw:style-name="gr4" draw:text-style-name="P141" svg:width="0.0441in" svg:height="0.1929in" svg:x="0.3118in" svg:y="0.0228in" svg:viewBox="0 0 113 491" svg:d="M113 486c0-2 0-2-8-10-62-62-77-156-77-230 0-86 20-172 80-233 5-6 5-6 5-9s-1-4-4-4c-5 0-49 34-78 95-25 55-31 110-31 151 0 39 6 96 32 153 30 60 72 92 77 92 3 0 4-1 4-5z"><text:p/></draw:path><draw:path draw:style-name="gr4" draw:text-style-name="P141" svg:width="0.0854in" svg:height="0.0378in" svg:x="0.4984in" svg:y="0.0299in" svg:viewBox="0 0 218 97" svg:d="M175 58c-7 7-22 21-22 29 0 6 4 10 9 10s7-3 9-6c7-8 18-22 39-32 4-3 8-4 8-11 0-4-2-7-7-10-11-7-15-16-19-28-2-4-3-10-10-10s-10 6-10 10c0 3 3 18 11 28-54 0-110 0-165 0-8 0-18 0-18 10s10 10 18 10c52 0 105 0 157 0z"><text:p/></draw:path><draw:path draw:style-name="gr4" draw:text-style-name="P141" svg:width="0.074in" svg:height="0.0874in" svg:x="0.3768in" svg:y="0.0823in" svg:viewBox="0 0 189 223" svg:d="M69 104c15 0 51-2 75-11 35-14 37-44 37-51 0-22-19-42-52-42-55 0-129 48-129 135 0 49 29 88 77 88 70 0 112-52 112-57 0-3-3-7-6-7-2 0-4 1-7 5-39 48-92 48-98 48-39 0-43-41-43-56 0-7 0-21 8-52 9 0 17 0 26 0zM46 93c20-75 70-82 83-82 22 0 36 14 36 31 0 51-78 51-99 51-7 0-13 0-20 0z"><text:p/></draw:path><draw:path draw:style-name="gr4" draw:text-style-name="P141" svg:width="0.0602in" svg:height="0.0965in" svg:x="0.4665in" svg:y="0.1016in" svg:viewBox="0 0 154 246" svg:d="M154 74c0-36-14-74-48-74-51 0-106 93-106 171 0 41 15 75 48 75 51 0 106-94 106-172zM39 116c17-74 46-106 67-106s21 38 21 45c0 12-1 33-9 61-27 0-52 0-79 0zM115 129c-10 38-17 56-28 73-10 18-24 34-39 34-20 0-23-26-23-45 0-23 7-49 10-62 27 0 53 0 80 0z"><text:p/></draw:path><draw:path draw:style-name="gr4" draw:text-style-name="P141" svg:width="0.1126in" svg:height="0.0657in" svg:x="0.5437in" svg:y="0.1496in" svg:viewBox="0 0 287 168" svg:d="M256 21c2-7 2-10 21-10 6 0 4 0 7 0 2-1 3-4 3-7 0-4-4-4-8-4-13 0-24 0-37 0-5 0-8 0-12 6-34 46-69 94-103 140-9-46-21-93-30-139-2-7-3-7-10-7-13 0-27 0-39 0-6 0-9 0-9 7 0 4 3 4 9 4 2 0 11 0 16 2 0 2 0 4-1 7-10 40-21 80-31 120-1 7-4 17-26 17-2 0-6 0-6 7 0 3 1 4 4 4 4 0 10 0 14 0s9-1 14-1c4 0 10 1 14 1s10 0 14 0c3 0 6-1 6-7 0-4-3-4-6-4-12 0-17-3-17-8 0-3 0-4 0-6 12-43 21-87 33-130 11 49 23 98 35 148 0 5 1 7 5 7 3 0 6-1 9-5 36-51 74-101 110-152-11 47-22 91-33 138-3 7-3 8-21 8-7 0-12 0-12 7 0 3 3 4 6 4 4 0 10 0 15 0 6 0 12-1 17-1 6 0 11 1 17 1s13 0 18 0c2 0 6 0 6-7 0-4-4-4-9-4-2 0-5 0-9 0-7 0-7-1-7-3 0-1 0-1 1-2 11-44 21-87 32-131z"><text:p/></draw:path><draw:path draw:style-name="gr4" draw:text-style-name="P141" svg:width="0.0441in" svg:height="0.1929in" svg:x="0.6969in" svg:y="0.0228in" svg:viewBox="0 0 113 491" svg:d="M113 246c0-38-4-97-32-153-29-61-71-93-77-93-3 0-4 1-4 4s0 3 10 13c47 48 75 126 75 229 0 82-18 169-78 231-7 7-7 7-7 9 0 4 1 5 4 5 6 0 51-34 79-95 25-55 30-108 30-150z"><text:p/></draw:path><draw:path draw:style-name="gr4" draw:text-style-name="P141" svg:width="0.128in" svg:height="0.0453in" svg:x="0.8256in" svg:y="0.0969in" svg:viewBox="0 0 326 116" svg:d="M309 20c9 0 17 0 17-10s-8-10-15-10c-98 0-198 0-296 0-7 0-15 0-15 10s8 10 17 10c98 0 194 0 292 0zM311 116c7 0 15 0 15-9 0-12-8-12-17-12-98 0-194 0-292 0-9 0-17 0-17 12 0 9 8 9 15 9 98 0 198 0 296 0z"><text:p/></draw:path><draw:path draw:style-name="gr4" draw:text-style-name="P141" svg:width="0.085in" svg:height="0.0378in" svg:x="1.2244in" svg:y="0in" svg:viewBox="0 0 217 97" svg:d="M174 59c-7 6-23 20-23 28 0 6 4 10 10 10 4 0 7-3 10-6 5-7 17-21 38-32 4-1 8-4 8-10 0-5-3-8-7-10-10-8-15-17-20-28-1-4-2-11-9-11s-10 7-10 10 4 18 11 29c-55 0-111 0-165 0-9 0-17 0-17 10s8 10 17 10c52 0 105 0 157 0z"><text:p/></draw:path><draw:path draw:style-name="gr4" draw:text-style-name="P141" svg:width="0.1181in" svg:height="0.0075in" svg:x="1.035in" svg:y="0.1154in" svg:viewBox="0 0 301 20" svg:d="M283 20c8 0 18 0 18-10s-10-10-18-10c-88 0-178 0-266 0-9 0-17 0-17 10s8 10 17 10c88 0 178 0 266 0z"><text:p/></draw:path><draw:path draw:style-name="gr4" draw:text-style-name="P141" svg:width="0.074in" svg:height="0.0874in" svg:x="1.1783in" svg:y="0.0823in" svg:viewBox="0 0 189 223" svg:d="M70 104c14 0 50-2 76-11 33-14 36-44 36-51 0-22-18-42-53-42-55 0-129 48-129 135 0 49 29 88 78 88 70 0 111-52 111-57 0-3-3-7-6-7-2 0-2 1-7 5-37 48-92 48-98 48-37 0-42-41-42-56 0-7 0-21 7-52 9 0 19 0 27 0zM46 93c20-75 70-82 83-82 24 0 36 14 36 31 0 51-78 51-98 51-7 0-14 0-21 0z"><text:p/></draw:path><draw:path draw:style-name="gr4" draw:text-style-name="P141" svg:width="0.063in" svg:height="0.0602in" svg:x="1.2657in" svg:y="0.1362in" svg:viewBox="0 0 161 154" svg:d="M66 81c0-1 7-32 8-35 0-2 11-19 21-28 4-3 14-10 28-10 4 0 13 2 20 6-11 3-16 13-16 18 0 9 6 13 14 13 9 0 20-6 20-21 0-17-20-24-36-24-19 0-34 7-49 24-6-21-27-24-35-24-13 0-23 7-28 17-7 14-13 34-13 35 0 4 6 4 7 4 4 0 4 0 7-10 6-21 11-38 25-38 9 0 11 9 11 17 0 7-2 20-5 30-3 8-6 24-7 31-4 14-7 28-11 43-2 6-3 9-5 14 0 9 7 11 13 11 4 0 11-2 14-9 1-2 4-17 7-26 3-12 7-25 10-38z"><text:p/></draw:path><draw:path draw:style-name="gr4" draw:text-style-name="P141" svg:width="0.1126in" svg:height="0.0657in" svg:x="1.3437in" svg:y="0.1496in" svg:viewBox="0 0 287 168" svg:d="M256 21c2-7 2-10 21-10 6 0 4 0 7 0 2-1 3-4 3-7 0-4-4-4-8-4-13 0-24 0-37 0-5 0-8 0-12 6-34 46-68 94-101 140-11-46-21-93-32-139-2-7-3-7-10-7-13 0-27 0-39 0-5 0-9 0-9 7 0 4 3 4 9 4 2 0 11 0 16 2 0 2 0 4-1 7-10 40-21 80-31 120-1 7-3 17-26 17-2 0-6 0-6 7 0 3 1 4 4 4 4 0 10 0 14 0s10-1 14-1 10 1 14 1 10 0 14 0 6-1 6-7c0-4-3-4-6-4-12 0-17-3-17-8 0-3 0-4 0-6 12-43 21-87 33-130h1c11 49 22 98 34 148 0 5 1 7 5 7 3 0 6-1 10-5 36-51 73-101 109-152-11 47-22 91-33 138-3 7-3 8-21 8-7 0-10 0-10 7 0 3 1 4 4 4 4 0 10 0 15 0s12-1 17-1c6 0 13 1 18 1s12 0 17 0c2 0 6 0 6-7 0-4-3-4-9-4-2 0-5 0-9 0-7 0-7-1-7-3 0-1 0-1 1-2 11-44 21-87 32-131z"><text:p/></draw:path></draw:g></draw:g></text:p>
      <text:p text:style-name="Text_20_body"/>
      <text:p text:style-name="P13"/>
      <text:p text:style-name="P16"/>
      <text:p text:style-name="P39"><text:soft-page-break/><text:span text:style-name="T55">6.</text:span><text:span text:style-name="T56">1</text:span><text:span text:style-name="T57">) </text:span><text:span text:style-name="T64">Correspondances </text:span><text:span text:style-name="T65">[C</text:span><text:span text:style-name="T64">artésien </text:span><text:span text:style-name="T66">2D</text:span><text:span text:style-name="T32"> </text:span><text:span text:style-name="T31">↔ </text:span><text:span text:style-name="T65">P</text:span><text:span text:style-name="T66">olaire</text:span><text:span text:style-name="T65">]</text:span></text:p>
      <text:p text:style-name="P12"/>
      <text:p text:style-name="P14"><draw:frame draw:style-name="fr1" draw:name="Frame2" text:anchor-type="paragraph" svg:x="-0.0161in" svg:y="0.2929in" svg:width="6.7256in" draw:z-index="12"><draw:text-box fo:min-height="1.4799in"><text:p text:style-name="P24"/><text:p text:style-name="P66"><text:tab/><text:tab/><text:tab/><draw:g text:anchor-type="as-char" svg:y="-0.1453in" draw:z-index="104" draw:name="Shape259" draw:style-name="gr1"><svg:title>TexMaths</svg:title><svg:desc>14§display§M\left(r,\ \theta \right)_{\left(O,\ \vec{e_r},\ \vec{e_{\theta }}\right)}\ \Longrightarrow \ M\left(x,\ y\right)_{\left(O,\ \vec{e_x},\ \vec{e_y}\right)}§svg§600§FALSE§</svg:desc><draw:g draw:style-name="gr2"><draw:path draw:style-name="gr3" draw:text-style-name="P140" svg:width="3.548in" svg:height="0.2217in" svg:x="0.002in" svg:y="0.0094in" svg:viewBox="0 0 9013 564" svg:d="M4507 564c-1502 0-3005 0-4507 0 0-188 0-377 0-564 3005 0 6008 0 9013 0 0 187 0 376 0 564-1503 0-3005 0-4506 0z"><text:p/></draw:path><draw:path draw:style-name="gr4" draw:text-style-name="P141" svg:width="0.1937in" svg:height="0.1307in" svg:x="0.0004in" svg:y="0.0134in" svg:viewBox="0 0 493 333" svg:d="M435 38c5-18 6-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3 0 47-1 61-1 21 0 42 1 61 1 3 0 10 0 10-8 0-5-4-5-14-5-18 0-32 0-32-9 0-2 0-3 3-12 22-88 43-174 65-261z"><text:p/></draw:path><draw:path draw:style-name="gr4" draw:text-style-name="P141" svg:width="0.0441in" svg:height="0.1925in" svg:x="0.2528in" svg:y="0in" svg:viewBox="0 0 113 490" svg:d="M113 486c0-2 0-3-8-12-62-61-77-154-77-228 0-85 20-170 80-232 5-7 5-7 5-8 0-5-1-6-4-6-5 0-49 34-78 97-25 53-31 107-31 149 0 38 6 97 32 151 30 61 72 93 77 93 3 0 4-2 4-4z"><text:p/></draw:path><draw:path draw:style-name="gr4" draw:text-style-name="P141" svg:width="0.0783in" svg:height="0.087in" svg:x="0.3146in" svg:y="0.0594in" svg:viewBox="0 0 200 222" svg:d="M29 189c-1 7-5 18-5 21 0 8 7 12 15 12 6 0 14-4 18-14 0-1 17-68 20-76 4-17 13-51 15-65 2-5 16-29 28-39 3-4 19-17 40-17 12 0 12 4 19 6-14 3-25 14-25 28 0 7 6 17 20 17 12 0 26-12 26-30 0-17-15-32-40-32-33 0-55 25-63 38-5-21-23-38-45-38-23 0-32 20-37 28-9 17-15 46-15 48 0 5 4 5 6 5 5 0 5 0 8-11 8-35 18-59 36-59 9 0 16 4 16 23 0 11-2 15-9 42-9 37-18 75-28 113z"><text:p/></draw:path><draw:path draw:style-name="gr4" draw:text-style-name="P141" svg:width="0.022in" svg:height="0.0575in" svg:x="0.4075in" svg:y="0.124in" svg:viewBox="0 0 57 147" svg:d="M57 52c0-32-12-52-32-52-15 0-25 13-25 27 0 12 10 25 25 25 7 0 13-2 18-6 2-1 2-1 2-1 1 0 1 0 1 7 0 36-17 66-33 82-6 6-6 6-6 7 0 5 3 6 6 6 5 0 44-38 44-95z"><text:p/></draw:path><draw:path draw:style-name="gr4" draw:text-style-name="P141" svg:width="0.0795in" svg:height="0.1374in" svg:x="0.55in" svg:y="0.0071in" svg:viewBox="0 0 203 350" svg:d="M203 101c0-32-10-101-59-101-68 0-144 139-144 250 0 47 14 100 59 100 68 0 144-139 144-249zM52 168c8-31 18-71 38-105 12-25 30-52 53-52 24 0 26 31 26 59 0 24-2 49-15 98-34 0-69 0-102 0zM150 183c-6 23-16 65-35 101-17 32-35 56-56 56-17 0-27-14-27-59 0-21 3-49 16-98 33 0 68 0 102 0z"><text:p/></draw:path><draw:path draw:style-name="gr4" draw:text-style-name="P141" svg:width="0.0441in" svg:height="0.1925in" svg:x="0.6492in" svg:y="0in" svg:viewBox="0 0 113 490" svg:d="M113 246c0-39-5-98-32-154-29-60-71-92-77-92-3 0-4 3-4 6 0 1 0 1 8 11 49 49 77 126 77 229 0 83-18 168-79 231-6 6-6 7-6 9s1 4 4 4c6 0 49-34 79-95 25-55 30-108 30-149z"><text:p/></draw:path><draw:path draw:style-name="gr4" draw:text-style-name="P141" svg:width="0.035in" svg:height="0.1346in" svg:x="0.7283in" svg:y="0.1012in" svg:viewBox="0 0 90 343" svg:d="M84 0c-66 46-84 119-84 172 0 49 15 123 84 171 1 0 6 0 6-4 0-3 0-3-3-6-46-39-63-98-63-161 0-92 36-137 64-164 2-1 2-1 2-4 0-4-5-4-6-4z"><text:p/></draw:path><draw:path draw:style-name="gr4" draw:text-style-name="P141" svg:width="0.1028in" svg:height="0.0976in" svg:x="0.7831in" svg:y="0.1071in" svg:viewBox="0 0 262 249" svg:d="M262 95c0-53-39-95-100-95-82 0-162 77-162 154 0 56 41 95 101 95 81 0 161-75 161-154zM104 238c-38 0-69-25-69-77 0-17 6-66 36-105 24-28 58-45 89-45 35 0 68 23 68 73 0 25-11 76-43 112-24 26-55 42-81 42z"><text:p/></draw:path><draw:path draw:style-name="gr4" draw:text-style-name="P141" svg:width="0.0165in" svg:height="0.0413in" svg:x="0.911in" svg:y="0.1862in" svg:viewBox="0 0 43 106" svg:d="M34 35c0 18-3 41-27 63-1 1-3 1-3 4 0 2 3 4 6 4 4 0 33-28 33-68 0-21-8-38-23-38-12 0-20 10-20 20 0 11 8 21 20 21 8 0 9-5 14-6z"><text:p/></draw:path><draw:path draw:style-name="gr4" draw:text-style-name="P141" svg:width="0.0657in" svg:height="0.0276in" svg:x="1.0591in" svg:y="0.1059in" svg:viewBox="0 0 168 71" svg:d="M130 45c-3 1-15 12-15 18 0 4 4 8 8 8s7-2 9-5c8-10 19-17 28-21 5-2 8-4 8-10 0-4-3-6-6-8-11-6-15-16-16-20 0-1-3-7-9-7-3 0-8 3-8 8 0 6 5 16 8 19-40 0-82 0-123 0-6 0-14 0-14 8 0 10 8 10 14 10 39 0 77 0 116 0z"><text:p/></draw:path><draw:path draw:style-name="gr4" draw:text-style-name="P141" svg:width="0.0579in" svg:height="0.0606in" svg:x="1.015in" svg:y="0.1421in" svg:viewBox="0 0 148 155" svg:d="M55 74c9 0 36-1 56-7 25-10 29-26 29-36 0-20-18-31-42-31-42 0-98 32-98 91 0 35 22 64 63 64 57 0 85-33 85-39 0-1-4-5-5-5-3 0-3 1-6 4-28 31-67 31-74 31-21 0-34-14-34-41 0-6 0-13 5-31 7 0 14 0 21 0zM35 64c15-50 53-54 63-54 15 0 28 8 28 21 0 33-59 33-73 33-5 0-12 0-18 0z"><text:p/></draw:path><draw:path draw:style-name="gr4" draw:text-style-name="P141" svg:width="0.0543in" svg:height="0.0437in" svg:x="1.0886in" svg:y="0.1791in" svg:viewBox="0 0 139 112" svg:d="M52 69c0-5 3-13 3-17 1-4 2-7 4-11 0-5 8-17 17-24 8-7 15-9 23-9 5 0 16 0 24 5-11 4-7 9-11 14 0 4 3 11 11 11 7 0 16-7 16-17 0-18-27-21-38-21-6 0-23 0-39 20-3-13-19-20-30-20-8 0-15 4-22 14-6 10-10 22-10 24 0 4 4 4 6 4 4 0 4-1 5-7 4-15 10-27 20-27 8 0 10 9 10 14 0 3-3 13-5 19-1 7-4 16-5 22-2 7-4 15-6 22-1 6-4 17-4 19 0 4 6 8 10 8s8-3 11-7c0-1 3-10 4-14 2-7 4-15 6-22z"><text:p/></draw:path><draw:path draw:style-name="gr4" draw:text-style-name="P141" svg:width="0.0173in" svg:height="0.0413in" svg:x="1.1728in" svg:y="0.1862in" svg:viewBox="0 0 45 106" svg:d="M35 35c0 18-4 41-27 63-1 1-2 1-2 4 0 2 2 4 4 4 5 0 35-28 35-68 0-21-9-38-25-38-12 0-20 10-20 20 0 11 8 21 21 21 8 0 10-5 14-6z"><text:p/></draw:path><draw:path draw:style-name="gr4" draw:text-style-name="P141" svg:width="0.0661in" svg:height="0.0276in" svg:x="1.3217in" svg:y="0.1059in" svg:viewBox="0 0 169 71" svg:d="M130 45c-3 1-15 12-15 18 0 4 4 8 10 8 2 0 5-2 7-5 8-10 19-17 28-21 5-2 9-4 9-10 0-4-4-6-7-8-11-6-14-16-16-20 0-1-3-7-9-7-3 0-8 3-8 8 0 6 5 16 8 19-40 0-82 0-123 0-6 0-14 0-14 8 0 10 8 10 14 10 39 0 77 0 116 0z"><text:p/></draw:path><draw:path draw:style-name="gr4" draw:text-style-name="P141" svg:width="0.0575in" svg:height="0.0606in" svg:x="1.2776in" svg:y="0.1421in" svg:viewBox="0 0 147 155" svg:d="M55 74c8 0 36-1 54-7 25-10 31-26 31-36 0-20-20-31-43-31-41 0-97 32-97 91 0 35 21 64 62 64 58 0 85-33 85-39 0-1-3-5-6-5-1 0-2 1-5 4-27 31-67 31-73 31-21 0-35-14-35-41 0-6 0-13 4-31 7 0 16 0 23 0zM35 64c14-50 52-54 62-54 15 0 28 8 28 21 0 33-58 33-73 33-6 0-11 0-17 0z"><text:p/></draw:path><draw:path draw:style-name="gr4" draw:text-style-name="P141" svg:width="0.0476in" svg:height="0.0689in" svg:x="1.3524in" svg:y="0.1543in" svg:viewBox="0 0 122 176" svg:d="M122 57c0-29-14-57-41-57-39 0-81 62-81 119 0 34 15 57 39 57 41 0 83-63 83-119zM29 83c16-62 41-75 52-75 14 0 20 16 20 35 0 7 0 17-6 40-22 0-43 0-66 0zM92 94c-15 59-40 74-51 74-20 0-20-28-20-35 0-10 1-21 6-39 22 0 43 0 65 0z"><text:p/></draw:path><draw:path draw:style-name="gr4" draw:text-style-name="P141" svg:width="0.035in" svg:height="0.1346in" svg:x="1.4303in" svg:y="0.1012in" svg:viewBox="0 0 90 343" svg:d="M7 0c-3 0-7 0-7 4 0 3 1 3 3 6 29 28 63 74 63 162 0 71-23 126-60 158-6 6-6 7-6 9 0 1 1 4 4 4 4 0 37-21 60-65 14-28 26-65 26-106 0-47-16-123-83-172z"><text:p/></draw:path><draw:path draw:style-name="gr4" draw:text-style-name="P141" svg:width="0.1287in" svg:height="0.0449in" svg:x="1.6197in" svg:y="0.074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59in" svg:x="1.7382in" svg:y="0.0425in" svg:viewBox="0 0 437 270" svg:d="M329 98c21 17 46 29 63 38-18 7-42 19-63 37-104 0-209 0-312 0-9 0-17 0-17 10s8 10 17 10c96 0 194 0 291 0-24 22-49 66-49 71 0 6 6 6 8 6 5 0 7 0 10-4 10-18 24-45 56-73 34-29 67-43 93-50 8-3 8-4 9-4 2-2 2-3 2-3 0-2 0-3-2-3 0-1-1-1-1-1-3-2-1-2-10-5-67-19-116-64-144-116-6-10-6-11-13-11-2 0-8 0-8 6 0 7 24 49 49 72-97 0-195 0-291 0-9 0-17 0-17 10s8 10 17 10c103 0 208 0 312 0z"><text:p/></draw:path><draw:path draw:style-name="gr4" draw:text-style-name="P141" svg:width="0.1937in" svg:height="0.1307in" svg:x="2.0472in" svg:y="0.0134in" svg:viewBox="0 0 493 333" svg:d="M435 38c5-18 6-23 42-23 12 0 16 0 16-9 0-6-4-6-13-6-21 0-43 0-64 0-14 0-14 0-20 8-60 94-119 186-179 280-13-92-27-184-39-277-2-11-3-11-16-11-22 0-44 0-67 0-10 0-14 0-14 8 0 7 4 7 14 7 6 0 16 0 21 0 7 2 11 3 11 9 0 1-1 3-2 10-21 82-41 165-62 249-6 19-14 35-53 37-3 0-10 0-10 7 0 5 3 6 7 6 15 0 34-1 49-1 17 0 35 1 52 1 1 0 8 0 8-8 0-5-5-5-8-5-30-1-34-11-34-22 0-3 0-6 2-11 22-90 44-178 67-267 14 100 28 201 42 303 1 6 1 10 8 10 6 0 9-4 10-7 66-104 133-207 199-311h1c-24 94-47 188-71 282-4 19-6 23-45 23-7 0-13 0-13 7 0 6 6 6 7 6 14 0 48-1 61-1 21 0 42 1 61 1 4 0 10 0 10-8 0-5-4-5-14-5-18 0-32 0-32-9 0-2 0-3 3-12 22-88 43-174 65-261z"><text:p/></draw:path><draw:path draw:style-name="gr4" draw:text-style-name="P141" svg:width="0.0449in" svg:height="0.1925in" svg:x="2.2996in" svg:y="0in" svg:viewBox="0 0 115 490" svg:d="M115 486c0-2 0-3-9-12-61-61-78-154-78-228 0-85 20-170 80-232 7-7 7-7 7-8 0-5-3-6-6-6-4 0-49 34-78 97-25 53-31 107-31 149 0 38 6 97 32 151 30 61 73 93 77 93 3 0 6-2 6-4z"><text:p/></draw:path><draw:path draw:style-name="gr4" draw:text-style-name="P141" svg:width="0.0961in" svg:height="0.087in" svg:x="2.3614in" svg:y="0.0594in" svg:viewBox="0 0 245 222" svg:d="M150 69c3-13 15-58 49-58 3 0 14 0 25 7-14 2-24 14-24 27 0 7 6 17 18 17s27-9 27-30c0-25-29-32-46-32-28 0-45 27-51 38-12-32-39-38-53-38-52 0-80 64-80 76 0 5 5 4 6 5 4 0 6-1 7-5 17-52 49-65 66-65 10 0 26 4 26 34 0 14-8 47-26 116-9 31-25 52-46 52-5 0-16 0-26-7 13-3 23-13 23-27 0-12-10-17-18-17-14 0-27 13-27 28 0 23 25 32 46 32 32 0 51-33 52-36 6 18 24 36 53 36 51 0 79-62 79-75 0-4-5-4-6-4-4 0-6 1-7 5-15 52-49 65-64 65-20 0-28-17-28-34 0-10 4-21 8-42 6-24 11-46 17-68z"><text:p/></draw:path><draw:path draw:style-name="gr4" draw:text-style-name="P141" svg:width="0.022in" svg:height="0.0575in" svg:x="2.4831in" svg:y="0.124in" svg:viewBox="0 0 57 147" svg:d="M57 52c0-32-12-52-30-52-17 0-27 13-27 27 0 12 10 25 27 25 5 0 11-2 16-6 2-1 2-1 3-1 0 3 0 0 0 7 0 36-17 66-32 82-6 6-6 6-6 7 0 5 2 6 5 6 5 0 44-38 44-95z"><text:p/></draw:path><draw:path draw:style-name="gr4" draw:text-style-name="P141" svg:width="0.089in" svg:height="0.1248in" svg:x="2.6224in" svg:y="0.0594in" svg:viewBox="0 0 227 318" svg:d="M225 31c2-7 2-9 2-11 0-10-7-14-14-14-4 0-13 2-17 11-1 1-6 17-7 25-4 14-7 27-10 41-7 29-15 58-22 88-2 7-23 42-56 42-25 0-30-23-30-41 0-22 9-53 24-96 9-20 11-26 11-35 0-23-16-41-40-41-48 0-66 71-66 76s6 5 7 5c4 0 4-1 7-8 14-46 34-62 50-62 3 0 12 0 12 16 0 12-5 25-9 35-19 51-28 79-28 103 0 43 31 57 60 57 20 0 37-8 49-22-5 27-11 50-30 77-14 15-33 31-55 31-7 0-29-2-38-21 9 0 14 0 21-6 6-4 10-11 10-21 0-15-13-17-18-17-11 0-27 9-27 33 0 23 21 42 52 42 50 0 101-45 115-100 15-63 32-124 47-187z"><text:p/></draw:path><draw:path draw:style-name="gr4" draw:text-style-name="P141" svg:width="0.0449in" svg:height="0.1925in" svg:x="2.7299in" svg:y="0in" svg:viewBox="0 0 115 490" svg:d="M115 246c0-39-6-98-34-154-29-60-71-92-75-92-5 0-6 3-6 6 0 1 0 1 10 11 47 49 75 126 75 229 0 83-18 168-78 231-7 6-7 7-7 9s1 4 6 4c4 0 49-34 77-95 25-55 32-108 32-149z"><text:p/></draw:path><draw:path draw:style-name="gr4" draw:text-style-name="P141" svg:width="0.035in" svg:height="0.1346in" svg:x="2.8098in" svg:y="0.1012in" svg:viewBox="0 0 90 343" svg:d="M83 0c-66 46-83 119-83 172 0 49 14 123 83 171 2 0 7 0 7-4 0-3-2-3-5-6-44-39-61-98-61-161 0-92 35-137 63-164 1-1 3-1 3-4 0-4-5-4-7-4z"><text:p/></draw:path><draw:path draw:style-name="gr4" draw:text-style-name="P141" svg:width="0.1028in" svg:height="0.0976in" svg:x="2.8642in" svg:y="0.1071in" svg:viewBox="0 0 262 249" svg:d="M262 95c0-53-38-95-100-95-82 0-162 77-162 154 0 56 42 95 101 95 82 0 161-75 161-154zM104 238c-37 0-68-25-68-77 0-17 5-66 37-105 22-28 56-45 87-45 36 0 68 23 68 73 0 25-10 76-42 112-24 26-56 42-82 42z"><text:p/></draw:path><draw:path draw:style-name="gr4" draw:text-style-name="P141" svg:width="0.0173in" svg:height="0.0413in" svg:x="2.9917in" svg:y="0.1862in" svg:viewBox="0 0 45 106" svg:d="M35 35c0 18-4 41-27 63-1 1-2 1-2 4 0 2 2 4 4 4 5 0 35-28 35-68 0-21-9-38-25-38-12 0-20 10-20 20 0 11 8 21 21 21 8 0 13-6 14-6z"><text:p/></draw:path><draw:path draw:style-name="gr4" draw:text-style-name="P141" svg:width="0.0657in" svg:height="0.0276in" svg:x="3.1445in" svg:y="0.1059in" svg:viewBox="0 0 168 71" svg:d="M130 45c-3 1-15 12-15 18 0 4 4 8 10 8 2 0 5-2 7-5 8-10 19-17 28-21 5-2 8-4 8-10 0-4-3-6-6-8-11-6-15-16-16-20 0-1-3-7-9-7-3 0-8 3-8 8 0 6 5 16 8 19-40 0-82 0-123 0-6 0-14 0-14 8 0 10 8 10 14 10 39 0 77 0 116 0z"><text:p/></draw:path><draw:path draw:style-name="gr4" draw:text-style-name="P141" svg:width="0.0575in" svg:height="0.0606in" svg:x="3.0965in" svg:y="0.1421in" svg:viewBox="0 0 147 155" svg:d="M55 74c8 0 36-1 54-7 25-10 31-26 31-36 0-20-20-31-43-31-41 0-97 32-97 91 0 35 21 64 62 64 58 0 85-33 85-39 0-1-3-5-6-5-1 0-2 1-5 4-27 31-67 31-73 31-21 0-35-14-35-41 0-6 0-13 4-31 7 0 16 0 23 0zM35 64c14-50 52-54 62-54 15 0 28 8 28 21 0 33-58 33-73 33-6 0-11 0-17 0z"><text:p/></draw:path><draw:path draw:style-name="gr4" draw:text-style-name="P141" svg:width="0.0571in" svg:height="0.0437in" svg:x="3.1701in" svg:y="0.1791in" svg:viewBox="0 0 146 112" svg:d="M130 13c-11 2-7 9-11 14 0 4 3 11 11 11 7 0 16-7 16-17 0-15-17-21-30-21-17 0-26 11-32 17-7-14-24-17-32-17-31 0-48 29-48 38 0 4 3 4 4 4 3 0 5 0 6-3 7-24 28-31 36-31 9 0 19 5 19 17 0 6-5 23-13 56-4 14-15 23-27 23-1 0-8 0-14-5 12-4 7-9 12-14 0-7-6-11-12-11-5 0-15 6-15 17 0 15 17 21 29 21 14 0 26-8 31-17 10 14 25 17 34 17 31 0 47-29 47-38 0-4-4-4-5-4-4 0-4 1-4 4-9 23-27 30-38 30-7 0-17-3-17-17 0-3 0-4 1-13 5-18 12-45 13-49 4-7 11-17 24-17 1 0 10 0 15 5z"><text:p/></draw:path><draw:path draw:style-name="gr4" draw:text-style-name="P141" svg:width="0.0165in" svg:height="0.0413in" svg:x="3.2626in" svg:y="0.1862in" svg:viewBox="0 0 43 106" svg:d="M34 35c0 18-3 41-27 63-1 1-3 1-3 4 0 2 3 4 6 4 4 0 33-28 33-68 0-21-8-38-23-38-12 0-20 10-20 20 0 11 8 21 20 21 8 0 9-5 14-6z"><text:p/></draw:path><draw:path draw:style-name="gr4" draw:text-style-name="P141" svg:width="0.0661in" svg:height="0.0276in" svg:x="3.4138in" svg:y="0.1059in" svg:viewBox="0 0 169 71" svg:d="M130 45c-3 1-14 12-14 18 0 4 4 8 9 8 4 0 5-2 8-5 8-10 18-17 28-21 4-2 8-4 8-10 0-4-4-6-7-8-11-6-14-16-15-20-1-1-3-7-10-7-1 0-7 3-7 8 0 6 4 16 7 19-40 0-82 0-123 0-6 0-14 0-14 8 0 10 8 10 14 10 39 0 77 0 116 0z"><text:p/></draw:path><draw:path draw:style-name="gr4" draw:text-style-name="P141" svg:width="0.0575in" svg:height="0.0606in" svg:x="3.3673in" svg:y="0.1421in" svg:viewBox="0 0 147 155" svg:d="M53 74c10 0 37-1 56-7 25-10 30-26 30-36 0-20-19-31-42-31-42 0-97 32-97 91 0 35 21 64 62 64 57 0 85-33 85-39 0-1-3-5-6-5-2 0-2 1-5 4-28 31-67 31-74 31-20 0-34-14-34-41 0-6 0-13 4-31 7 0 14 0 21 0zM35 64c14-50 52-54 62-54 15 0 28 8 28 21 0 33-59 33-73 33-6 0-11 0-17 0z"><text:p/></draw:path><draw:path draw:style-name="gr4" draw:text-style-name="P141" svg:width="0.0551in" svg:height="0.0626in" svg:x="3.4402in" svg:y="0.1791in" svg:viewBox="0 0 141 160" svg:d="M141 17c0-3 0-4 0-6 0-5-4-8-8-8-10 0-13 8-14 15s-3 14-4 21c-3 10-6 21-9 31-1 3-2 8-2 10-12 8-13 24-34 24-11 0-21-6-21-21 0-14 8-33 15-49 2-5 3-7 3-12 0-12-11-22-26-22-27 0-41 32-41 38 0 4 4 4 6 4 4 0 4-1 5-6 6-16 17-28 28-28 4 0 7 3 7 10 0 4-1 9-3 13-12 29-14 38-14 47 0 28 23 34 40 34 14 0 23-7 30-13-4 14-7 26-18 37-5 5-17 15-32 15-4 0-14-1-20-5 12-3 13-13 13-16 0-7-6-10-11-10-7 0-16 6-16 17 0 13 13 23 34 23 28 0 62-20 69-51 8-31 15-61 23-92z"><text:p/></draw:path><draw:path draw:style-name="gr4" draw:text-style-name="P141" svg:width="0.035in" svg:height="0.1346in" svg:x="3.5248in" svg:y="0.1012in" svg:viewBox="0 0 90 343" svg:d="M7 0c-3 0-7 0-7 4 0 3 1 3 3 6 29 28 63 74 63 162 0 71-23 126-60 158-6 6-6 7-6 9 0 1 1 4 4 4 4 0 38-21 60-65 16-28 26-65 26-106 0-47-16-123-83-172z"><text:p/></draw:path></draw:g></draw:g></text:p><text:p text:style-name="P24"/><text:list xml:id="list3664531325" text:style-name="L1"><text:list-item><text:p text:style-name="P137"><draw:g text:anchor-type="as-char" svg:y="-0.1445in" draw:z-index="13" draw:name="Shape205" draw:style-name="gr1"><svg:title>TexMaths</svg:title><svg:desc>14§display§x=r\cdot \cos \left(\theta \right)§svg§600§FALSE§</svg:desc><draw:g draw:style-name="gr2"><draw:path draw:style-name="gr3" draw:text-style-name="P140" svg:width="1.0996in" svg:height="0.1724in" svg:x="0.0039in" svg:y="0.0091in" svg:viewBox="0 0 2794 439" svg:d="M1398 439c-466 0-932 0-1398 0 0-147 0-292 0-439 931 0 1863 0 2794 0 0 147 0 292 0 439-465 0-931 0-1396 0z"><text:p/></draw:path><draw:path draw:style-name="gr4" draw:text-style-name="P141"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7 18 24 37 53 37 51 0 79-63 79-75 0-4-5-4-6-4-4 0-6 1-6 4-16 53-50 64-65 64-20 0-27-15-27-32 0-11 3-21 8-43 6-23 12-45 17-67z"><text:p/></draw:path><draw:path draw:style-name="gr4" draw:text-style-name="P141"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681in" svg:y="0.0591in" svg:viewBox="0 0 200 222" svg:d="M29 187c-1 9-4 20-4 23 0 8 7 12 14 12 6 0 16-4 18-14 2-1 19-68 20-76 4-17 13-51 17-65 1-5 15-29 26-40 5-3 19-16 40-16 12 0 14 4 21 6-14 3-26 14-26 26 0 9 5 19 19 19 12 0 26-12 26-30 0-17-15-32-40-32-33 0-54 24-63 38-3-23-21-38-45-38-23 0-31 20-37 28-8 17-15 46-15 48 0 5 6 5 7 5 4 0 6-1 8-11 9-35 19-59 35-59 9 0 16 4 16 23 0 9-2 15-7 40-10 38-20 76-30 113z"><text:p/></draw:path><draw:path draw:style-name="gr4" draw:text-style-name="P141" svg:width="0.0201in" svg:height="0.0201in" svg:x="0.5154in" svg:y="0.0854in" svg:viewBox="0 0 52 52" svg:d="M52 25c0-14-13-25-27-25-15 0-25 10-25 25 0 14 10 27 25 27 14 0 27-11 27-27z"><text:p/></draw:path><draw:path draw:style-name="gr4" draw:text-style-name="P141" svg:width="0.0736in" svg:height="0.0882in" svg:x="0.6012in" svg:y="0.0563in" svg:viewBox="0 0 188 225" svg:d="M41 113c0-79 40-100 67-100 4 0 35 0 52 18-20 1-23 15-23 22 0 13 9 23 23 23 12 0 22-9 22-23 0-33-38-53-76-53-61 0-106 53-106 113 0 63 49 112 106 112 66 0 82-60 82-64 0-6-6-4-7-4-5 0-5 1-6 4-14 46-46 52-64 52-27 0-70-21-70-100z"><text:p/></draw:path><draw:path draw:style-name="gr4" draw:text-style-name="P141" svg:width="0.0854in" svg:height="0.0882in" svg:x="0.6862in" svg:y="0.0563in" svg:viewBox="0 0 218 225" svg:d="M218 115c0-63-49-115-109-115-61 0-109 53-109 115 0 63 52 110 109 110 59 0 109-47 109-110zM109 213c-21 0-42-10-56-33-12-22-12-51-12-69 0-19 0-45 12-68 13-22 37-32 56-32 21 0 41 11 55 32 12 21 14 49 14 68 0 18 0 44-11 65-12 23-33 37-58 37z"><text:p/></draw:path><draw:path draw:style-name="gr4" draw:text-style-name="P141" svg:width="0.0626in" svg:height="0.0882in" svg:x="0.7843in" svg:y="0.0563in" svg:viewBox="0 0 160 225" svg:d="M85 125c12 2 52 9 52 44 0 25-18 45-56 45-42 0-59-28-68-69-2-6-2-8-7-8-6 0-6 3-6 11 0 21 0 44 0 66 0 8 0 11 4 11 3 0 3 0 13-10 1-1 1-1 10-11 22 21 43 21 54 21 56 0 79-32 79-68 0-25-14-41-20-46-17-16-36-20-56-24-28-6-62-11-62-41 0-17 14-36 56-36 54 0 56 43 58 59 0 4 4 4 5 4 7 0 7-2 7-11 0-17 0-34 0-51 0-7 0-11-5-11-3 0-4 0-10 6-1 2-7 7-8 8-20-14-40-14-47-14-60 0-78 34-78 60 0 17 7 31 21 42 15 13 29 16 64 23z"><text:p/></draw:path><draw:path draw:style-name="gr4" draw:text-style-name="P141" svg:width="0.0441in" svg:height="0.1925in" svg:x="0.9055in" svg:y="-0.0004in" svg:viewBox="0 0 113 490" svg:d="M113 484c0-1 0-1-8-10-62-63-77-155-77-229 0-86 20-171 80-231 5-7 5-7 5-8 0-5-1-6-4-6-5 0-49 34-78 97-25 53-31 107-31 148 0 38 6 96 32 152 30 60 72 93 77 93 3 0 4-2 4-6z"><text:p/></draw:path><draw:path draw:style-name="gr4" draw:text-style-name="P141" svg:width="0.0795in" svg:height="0.1374in" svg:x="0.9693in" svg:y="0.0083in" svg:viewBox="0 0 203 350" svg:d="M203 101c0-32-8-101-59-101-68 0-144 139-144 250 0 45 15 100 60 100 69 0 143-140 143-249zM53 168c9-32 18-71 38-105 13-25 31-52 53-52 24 0 27 31 27 59 0 24-4 49-16 98-33 0-68 0-102 0zM151 183c-5 23-15 65-35 98-17 34-35 58-56 58-17 0-26-14-26-59 0-20 2-49 15-97 34 0 69 0 102 0z"><text:p/></draw:path><draw:path draw:style-name="gr4" draw:text-style-name="P141" svg:width="0.0449in" svg:height="0.1925in" svg:x="1.0685in" svg:y="-0.0004in" svg:viewBox="0 0 115 490" svg:d="M115 245c0-38-6-97-32-153-30-60-73-92-77-92-3 0-6 3-6 6 0 1 0 1 10 11 47 47 75 126 75 228 0 82-18 169-78 231-7 7-7 7-7 8 0 3 3 6 6 6 4 0 49-34 78-97 25-53 31-108 31-148z"><text:p/></draw:path></draw:g></draw:g></text:p></text:list-item><text:list-item><text:p text:style-name="P138"><draw:g text:anchor-type="as-char" svg:y="-0.1445in" draw:z-index="14" draw:name="Shape206" draw:style-name="gr1"><svg:title>TexMaths</svg:title><svg:desc>14§display§y=r\cdot \sin \left(\theta \right)§svg§600§FALSE§</svg:desc><draw:g draw:style-name="gr2"><draw:path draw:style-name="gr3" draw:text-style-name="P140" svg:width="1.0693in" svg:height="0.1724in" svg:x="0.0039in" svg:y="0.0091in" svg:viewBox="0 0 2717 439" svg:d="M1359 439c-453 0-905 0-1359 0 0-147 0-292 0-439 906 0 1812 0 2717 0 0 147 0 292 0 439-452 0-905 0-1358 0z"><text:p/></draw:path><draw:path draw:style-name="gr4" draw:text-style-name="P141" svg:width="0.089in" svg:height="0.124in" svg:x="-0.0004in" svg:y="0.0591in" svg:viewBox="0 0 227 316" svg:d="M225 31c2-7 2-9 2-11 0-10-7-14-14-14-4 0-13 2-17 9-1 3-6 19-7 27-4 13-7 27-10 39-7 30-15 59-22 88-2 9-23 42-56 42-25 0-30-21-30-39 0-22 9-53 26-96 7-20 9-26 9-35 0-23-16-41-40-41-48 0-66 71-66 76s6 5 7 5c4 0 4-1 7-10 14-46 34-60 50-60 5 0 12 0 12 16 0 12-5 25-7 35-21 51-30 79-30 102 0 43 31 58 60 58 20 0 37-8 49-22-5 25-11 50-30 74-13 17-33 31-55 31-7 0-29-1-38-20 9 0 16 0 21-7 6-4 10-9 10-18 0-15-13-17-18-17-11 0-27 7-27 31s21 42 52 42c50 0 101-45 115-98 15-63 32-126 47-187z"><text:p/></draw:path><draw:path draw:style-name="gr4" draw:text-style-name="P141" svg:width="0.1287in" svg:height="0.0453in" svg:x="0.1602in" svg:y="0.0732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in" svg:height="0.087in" svg:x="0.3598in" svg:y="0.0591in" svg:viewBox="0 0 199 222" svg:d="M28 187c-1 9-4 20-4 23 0 8 7 12 14 12 5 0 15-4 18-14 1-1 18-68 20-76 4-17 12-51 16-65 2-5 16-29 27-40 4-3 18-16 39-16 13 0 14 4 21 6-14 3-25 14-25 26 0 9 4 19 18 19 13 0 27-12 27-30 0-17-16-32-41-32-31 0-53 24-63 38-3-23-21-38-45-38-22 0-30 20-36 28-8 17-14 46-14 48 0 5 4 5 6 5 4 0 5-1 8-11 8-35 18-59 35-59 8 0 15 4 15 23 0 9-1 15-7 40-9 38-19 76-29 113z"><text:p/></draw:path><draw:path draw:style-name="gr4" draw:text-style-name="P141" svg:width="0.0201in" svg:height="0.0201in" svg:x="0.5067in" svg:y="0.0854in" svg:viewBox="0 0 52 52" svg:d="M52 25c0-14-13-25-27-25-15 0-25 10-25 25 0 14 10 27 25 27 14 0 27-11 27-27z"><text:p/></draw:path><draw:path draw:style-name="gr4" draw:text-style-name="P141" svg:width="0.063in" svg:height="0.0882in" svg:x="0.5925in" svg:y="0.0563in" svg:viewBox="0 0 161 225" svg:d="M85 125c12 2 52 9 52 44 0 25-17 45-56 45-40 0-59-28-68-69-2-6-2-8-7-8-6 0-6 3-6 11 0 21 0 44 0 66 0 8 0 11 6 11 1 0 2 0 11-10 1-1 1-1 11-11 21 21 43 21 53 21 58 0 80-32 80-68 0-25-15-41-21-46-17-16-35-20-56-24-28-6-60-11-60-41 0-17 12-36 54-36 55 0 56 43 58 59 0 4 4 2 5 4 7 0 7-2 7-11 0-17 0-34 0-51 0-7 0-11-5-11-3 0-3 0-10 6-1 2-7 7-8 8-19-14-40-14-47-14-60 0-78 34-78 60 0 17 7 31 21 42 15 13 29 16 64 23z"><text:p/></draw:path><draw:path draw:style-name="gr4" draw:text-style-name="P141" svg:width="0.0413in" svg:height="0.128in" svg:x="0.6685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4" draw:text-style-name="P141" svg:width="0.0965in" svg:height="0.085in" svg:x="0.7224in" svg:y="0.0591in" svg:viewBox="0 0 246 217" svg:d="M38 49c0 43 0 87 0 131 0 21-6 21-38 21 0 5 0 10 0 16 17 0 42-2 55-2 12 0 39 2 56 2 0-6 0-11 0-16-34 0-40 0-40-21 0-30 0-61 0-90 0-51 35-79 68-79 30 0 36 27 36 55 0 38 0 75 0 114 0 21-6 21-39 21 0 5 0 10 0 16 18 0 42-2 56-2 12 0 38 2 54 2 0-6 0-11 0-16-25 0-37 0-37-14 0-32 0-62 0-93 0-42 0-58-16-76-7-8-24-18-52-18-36 0-58 21-72 52 0-17 0-35 0-52-23 1-47 4-69 6 0 5 0 9 0 15 34 0 38 3 38 28z"><text:p/></draw:path><draw:path draw:style-name="gr4" draw:text-style-name="P141" svg:width="0.0441in" svg:height="0.1925in" svg:x="0.8752in" svg:y="-0.0004in" svg:viewBox="0 0 113 490" svg:d="M113 484c0-1 0-1-8-10-62-63-77-155-77-229 0-86 20-171 80-231 5-7 5-7 5-8 0-5-1-6-4-6-5 0-49 34-78 97-25 53-31 107-31 148 0 38 6 96 32 152 30 60 72 93 77 93 3 0 4-2 4-6z"><text:p/></draw:path><draw:path draw:style-name="gr4" draw:text-style-name="P141" svg:width="0.0795in" svg:height="0.1374in" svg:x="0.9394in" svg:y="0.0083in" svg:viewBox="0 0 203 350" svg:d="M203 101c0-32-8-101-59-101-68 0-144 139-144 250 0 45 15 100 60 100 69 0 143-140 143-249zM53 168c9-32 18-71 38-105 13-25 31-52 53-52 24 0 27 31 27 59 0 24-4 49-16 98-33 0-68 0-102 0zM151 183c-5 23-15 65-35 98-17 34-35 58-56 58-17 0-26-14-26-59 0-20 2-49 15-97 34 0 69 0 102 0z"><text:p/></draw:path><draw:path draw:style-name="gr4" draw:text-style-name="P141" svg:width="0.0449in" svg:height="0.1925in" svg:x="1.0386in" svg:y="-0.0004in" svg:viewBox="0 0 115 490" svg:d="M115 245c0-38-6-97-32-153-30-60-73-92-77-92-3 0-6 3-6 6 0 1 0 1 10 11 47 47 75 126 75 228 0 82-18 169-78 231-7 7-7 7-7 8 0 3 3 6 6 6 4 0 49-34 78-97 25-53 31-108 31-148z"><text:p/></draw:path></draw:g></draw:g></text:p><text:p text:style-name="P138"/></text:list-item><text:list-item><text:p text:style-name="P75"><draw:g text:anchor-type="as-char" svg:y="-0.1445in" draw:z-index="15" draw:name="Shape207" draw:style-name="gr1"><svg:title>TexMaths</svg:title><svg:desc>14§display§\vec{e_x}=\cos \left(\theta \right)\cdot \vec{e_{r_M}}-\sin \left(\theta \right)\cdot \vec{e_{\theta _M}}§svg§600§FALSE§</svg:desc><draw:g draw:style-name="gr2"><draw:path draw:style-name="gr3" draw:text-style-name="P140" svg:width="2.6024in" svg:height="0.1724in" svg:x="0.0004in" svg:y="0.0091in" svg:viewBox="0 0 6611 439" svg:d="M3306 439c-1103 0-2204 0-3306 0 0-147 0-292 0-439 2203 0 4408 0 6611 0 0 147 0 292 0 439-1101 0-2203 0-3305 0z"><text:p/></draw:path><draw:path draw:style-name="gr4" draw:text-style-name="P141" svg:width="0.085in" svg:height="0.0378in" svg:x="0.0567in" svg:y="0.0063in" svg:viewBox="0 0 217 97" svg:d="M174 59c-7 5-23 19-23 28 0 5 4 10 10 10 4 0 7-3 10-6 5-8 17-21 38-32 4-3 8-4 8-11 0-5-3-7-7-10-10-7-15-16-20-27-1-5-2-11-9-11s-10 6-10 10c0 3 4 18 11 28-55 0-111 0-165 0-9 0-17-2-17 10 0 9 8 11 17 11 52 0 105 0 157 0z"><text:p/></draw:path><draw:path draw:style-name="gr4" draw:text-style-name="P141" svg:width="0.074in" svg:height="0.087in" svg:x="-0.0004in" svg:y="0.0591in" svg:viewBox="0 0 189 222" svg:d="M70 104c14 0 50-2 76-12 33-15 36-43 36-50 0-22-18-42-53-42-55 0-129 48-129 133 0 50 29 89 78 89 70 0 111-51 111-57 0-4-3-7-6-7-2 0-2 1-5 4-39 49-94 49-100 49-37 0-42-40-42-56 0-7 0-22 7-51 9 0 19 0 27 0zM46 92c20-74 70-81 83-81 24 0 36 14 36 31 0 50-78 50-98 50-7 0-14 0-21 0z"><text:p/></draw:path><draw:path draw:style-name="gr4" draw:text-style-name="P141" svg:width="0.0717in" svg:height="0.0606in" svg:x="0.0878in" svg:y="0.113in" svg:viewBox="0 0 183 155" svg:d="M69 116c-3 11-14 29-33 29-1 0-11 0-18-4 14-4 16-16 16-19 0-7-7-13-14-13-10 0-20 9-20 21 0 17 18 25 35 25s31-10 39-23c9 18 27 23 41 23 40 0 61-43 61-53 0-4-4-3-5-4-6 0-6 3-7 6-7 23-28 41-48 41-14 0-21-8-21-22 0-8 9-39 18-78 7-27 23-35 34-35 1 0 11 0 18 5-10 3-14 13-14 19 0 8 4 12 13 12 7 0 19-5 19-21 0-18-21-25-35-25-18 0-30 11-39 25-5-14-22-25-40-25-40 0-62 43-62 53 0 4 4 3 6 4 5 0 5-1 7-5 8-27 30-42 47-42 11 0 21 7 21 22 0 7-4 25-8 37-4 15-7 30-11 47z"><text:p/></draw:path><draw:path draw:style-name="gr4" draw:text-style-name="P141" svg:width="0.1287in" svg:height="0.0449in" svg:x="0.2429in" svg:y="0.0732in" svg:viewBox="0 0 328 115" svg:d="M311 20c7 0 17 0 17-10s-10-10-17-10c-98 0-196 0-294 0-7 0-17 0-17 10s10 10 17 10c98 0 196 0 294 0zM311 115c7 0 17 0 17-10s-10-10-17-10c-98 0-196 0-294 0-7 0-17 0-17 10s10 10 17 10c98 0 196 0 294 0z"><text:p/></draw:path><draw:path draw:style-name="gr4" draw:text-style-name="P141" svg:width="0.0736in" svg:height="0.0882in" svg:x="0.4433in" svg:y="0.0563in" svg:viewBox="0 0 188 225" svg:d="M41 113c0-81 40-100 67-100 4 0 35 0 52 18-20 1-23 15-23 22 0 13 9 23 23 23 12 0 22-9 22-23 0-33-36-53-76-53-60 0-106 53-106 113 0 63 49 112 106 112 66 0 82-60 82-64 0-6-5-4-6-4-6 0-6 1-7 4-14 46-46 52-64 52-27 0-70-21-70-100z"><text:p/></draw:path><draw:path draw:style-name="gr4" draw:text-style-name="P141" svg:width="0.0854in" svg:height="0.0882in" svg:x="0.528in" svg:y="0.0563in" svg:viewBox="0 0 218 225" svg:d="M218 115c0-63-49-115-109-115-61 0-109 53-109 115 0 63 52 110 109 110 59 0 109-47 109-110zM109 213c-21 0-42-10-56-33-12-22-12-51-12-69 0-19 0-45 12-68 13-22 37-32 56-32 21 0 44 10 56 32 13 21 13 49 13 68 0 18 0 44-11 65-12 23-33 37-58 37z"><text:p/></draw:path><draw:path draw:style-name="gr4" draw:text-style-name="P141" svg:width="0.063in" svg:height="0.0882in" svg:x="0.626in" svg:y="0.0563in" svg:viewBox="0 0 161 225" svg:d="M85 125c12 1 52 9 52 44 0 25-17 45-56 45-40 0-59-28-68-70-2-5-2-8-7-8-6 0-6 4-6 12 0 21 0 42 0 65 0 8 0 12 6 12 1 0 2 0 11-10 1-1 1-2 10-11 22 21 44 21 54 21 58 0 80-33 80-68 0-25-15-41-21-46-17-16-35-20-56-24-28-6-60-11-60-41 0-17 12-36 54-36 55 0 56 43 58 59 0 4 4 2 5 4 7 0 7-3 7-11 0-17 0-34 0-51 0-8 0-11-5-11-3 0-3 0-10 6-1 2-7 7-8 8-19-14-40-14-47-14-60 0-78 32-78 60 0 17 7 31 21 42 15 13 29 16 64 23z"><text:p/></draw:path><draw:path draw:style-name="gr4" draw:text-style-name="P141" svg:width="0.0449in" svg:height="0.1925in" svg:x="0.7472in" svg:y="-0.0004in" svg:viewBox="0 0 115 490" svg:d="M115 484c0-1 0-3-9-11-61-62-77-154-77-228 0-86 19-171 79-231 7-7 7-7 7-8 0-5-3-6-6-6-4 0-49 34-78 97-25 53-31 107-31 148 0 38 6 96 32 152 30 60 73 93 77 93 3 0 6-2 6-6z"><text:p/></draw:path><draw:path draw:style-name="gr4" draw:text-style-name="P141" svg:width="0.0795in" svg:height="0.1374in" svg:x="0.8118in" svg:y="0.0083in" svg:viewBox="0 0 203 350" svg:d="M203 101c0-32-8-101-59-101-68 0-144 139-144 250 0 45 14 100 59 100 68 0 144-140 144-249zM52 168c8-32 18-71 38-106 14-24 32-51 53-51 25 0 28 31 28 59 0 24-4 49-17 98-34 0-69 0-102 0zM150 183c-6 23-16 65-34 98-18 34-36 58-57 58-17 0-27-14-27-61 0-18 3-47 16-95 33 0 68 0 102 0z"><text:p/></draw:path><draw:path draw:style-name="gr4" draw:text-style-name="P141" svg:width="0.0441in" svg:height="0.1925in" svg:x="0.911in" svg:y="-0.0004in" svg:viewBox="0 0 113 490" svg:d="M113 245c0-38-5-97-32-153-29-60-71-92-77-92-3 0-4 3-4 6 0 1 0 1 8 11 49 47 77 126 77 228 0 82-18 169-79 231-6 5-6 7-6 8 0 3 1 6 4 6 6 0 49-34 79-97 25-53 30-108 30-148z"><text:p/></draw:path><draw:path draw:style-name="gr4" draw:text-style-name="P141" svg:width="0.0201in" svg:height="0.0201in" svg:x="1.035in" svg:y="0.0854in" svg:viewBox="0 0 52 52" svg:d="M52 25c0-14-13-25-27-25-15 0-25 10-25 25 0 14 10 27 25 27 14 0 27-11 27-27z"><text:p/></draw:path><draw:path draw:style-name="gr4" draw:text-style-name="P141" svg:width="0.0854in" svg:height="0.0378in" svg:x="1.2449in" svg:y="0.0063in" svg:viewBox="0 0 218 97" svg:d="M175 59c-7 5-24 19-24 28 0 5 6 10 11 10s6-3 9-6c5-8 17-21 39-32 3-3 8-4 8-11 0-5-4-7-7-10-11-7-16-16-19-27-2-5-4-11-10-11-7 0-10 6-10 10 0 3 3 18 11 28-54 0-110 0-165 0-8 0-18-2-18 10 0 9 10 11 18 11 52 0 105 0 157 0z"><text:p/></draw:path><draw:path draw:style-name="gr4" draw:text-style-name="P141" svg:width="0.074in" svg:height="0.087in" svg:x="1.1236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141" svg:width="0.063in" svg:height="0.0606in" svg:x="1.2114in" svg:y="0.113in" svg:viewBox="0 0 161 155" svg:d="M66 83c0-2 7-34 8-35 0-3 11-20 21-28 4-3 14-10 28-10 4 0 13 1 20 5-11 3-16 13-16 19 0 8 6 12 14 12 9 0 20-5 20-21 0-17-20-25-36-25-19 0-34 8-49 25-6-21-27-25-35-25-13 0-23 8-28 18-7 13-13 34-13 35 0 4 6 4 7 4 4 0 4-1 7-9 6-21 11-38 25-38 9 0 11 8 11 17 0 7-2 19-5 29-3 8-6 22-7 31-4 14-7 28-11 43-2 4-5 13-5 14 0 8 7 11 13 11 4 0 11-3 14-10 1-2 4-16 7-25 3-12 7-25 10-37z"><text:p/></draw:path><draw:path draw:style-name="gr4" draw:text-style-name="P141" svg:width="0.1126in" svg:height="0.0657in" svg:x="1.289in" svg:y="0.1264in" svg:viewBox="0 0 287 168" svg:d="M256 21c2-8 3-10 21-10 6 0 7 0 9-1 1-2 1-4 1-6 0-4-4-4-8-4-13 0-24 0-37 0-5 0-8 0-11 6-34 46-69 92-102 139-11-46-21-92-32-138-2-7-3-7-10-7-13 0-27 0-39 0-5 0-9 0-9 7 0 4 3 4 9 4 2 0 11 0 16 2 0 2 0 4-1 5-10 41-21 81-31 122-1 7-3 17-26 17-2 0-6 0-6 7 0 1 1 4 4 4 4 0 10-2 14-2s10 0 14 0 10 0 14 0 10 2 14 2 6-2 6-7c0-4-3-4-6-4-12 0-17-5-17-10 0-2 0-3 0-6 12-43 23-85 34-128 11 49 22 98 34 148 0 4 1 7 5 7 3 0 6-2 10-6 36-50 73-100 109-151-11 45-22 90-33 136-2 8-3 10-21 10-7 0-10 0-10 7 0 1 1 4 4 4 4 0 11-2 17-2 4 0 10 0 17 0 5 0 11 0 16 0 6 0 12 2 17 2 2 0 6 0 6-7 0-4-3-4-9-4-2 0-5 0-9 0-7-2-7-2-7-3 0-2 0-2 1-4 11-44 21-86 32-129z"><text:p/></draw:path><draw:path draw:style-name="gr4" draw:text-style-name="P141" svg:width="0.1181in" svg:height="0.0075in" svg:x="1.4898in" svg:y="0.0921in" svg:viewBox="0 0 301 20" svg:d="M284 20c9 0 17 0 17-10s-8-10-17-10c-88 0-178 0-266 0-8 0-18 0-18 10s10 10 18 10c88 0 178 0 266 0z"><text:p/></draw:path><draw:path draw:style-name="gr4" draw:text-style-name="P141" svg:width="0.063in" svg:height="0.0882in" svg:x="1.6736in" svg:y="0.0563in" svg:viewBox="0 0 161 225" svg:d="M87 125c10 1 50 9 50 44 0 25-17 45-54 45-42 0-61-28-69-70-1-5-3-8-7-8-7 0-7 4-7 12 0 21 0 42 0 65 0 8 0 12 6 12 2 0 2 0 12-10 2-1 2-2 10-11 21 21 43 21 55 21 56 0 78-33 78-68 0-25-14-41-21-46-15-16-35-20-56-24-27-6-60-11-60-41 0-17 12-36 54-36 55 0 58 43 59 59 0 4 4 4 6 4 5 0 5-3 5-11 0-17 0-34 0-51 0-8 0-11-4-11-3 0-4 0-11 6-1 2-6 7-7 8-20-14-39-14-48-14-58 0-78 32-78 60 0 17 8 31 21 42 17 13 29 16 66 23z"><text:p/></draw:path><draw:path draw:style-name="gr4" draw:text-style-name="P141" svg:width="0.0409in" svg:height="0.128in" svg:x="1.7504in" svg:y="0.0154in" svg:viewBox="0 0 105 326" svg:d="M70 111c-22 1-46 2-69 5 0 4 0 10 0 16 33 0 37 2 37 26 0 43 0 87 0 130 0 23-6 23-38 23 0 5 0 11 0 15 15 0 42-1 55-1 16 0 33 1 50 1 0-4 0-10 0-15-32 0-35-3-35-21 0-59 0-119 0-179zM73 25c0-15-13-25-27-25-15 0-25 13-25 25 0 14 10 27 25 27 14 0 27-11 27-27z"><text:p/></draw:path><draw:path draw:style-name="gr4" draw:text-style-name="P141" svg:width="0.0972in" svg:height="0.085in" svg:x="1.8039in" svg:y="0.0591in" svg:viewBox="0 0 248 217" svg:d="M39 48c0 43 0 86 0 131 0 22-5 22-39 22 0 5 0 10 0 16 17 0 42-2 56-2 13 0 38 2 55 2 0-6 0-11 0-16-33 0-38 0-38-22 0-31 0-60 0-89 0-52 35-79 66-79 30 0 36 27 36 55 0 38 0 75 0 113 0 22-6 22-38 22 0 5 0 10 0 16 17 0 42-2 56-2 13 0 38 2 55 2 0-6 0-11 0-16-25 0-38 0-39-14 0-32 0-62 0-93 0-42 0-58-14-76-7-8-24-18-52-18-37 0-60 21-73 52 0-17 0-35 0-52-24 1-46 4-70 6 0 5 0 9 0 15 35 0 39 3 39 27z"><text:p/></draw:path><draw:path draw:style-name="gr4" draw:text-style-name="P141" svg:width="0.0449in" svg:height="0.1925in" svg:x="1.9563in" svg:y="-0.0004in" svg:viewBox="0 0 115 490" svg:d="M115 484c0-1 0-3-9-11-61-62-77-154-77-228 0-86 19-171 79-231 7-7 7-7 7-8 0-5-2-6-6-6s-49 34-77 97c-25 53-32 107-32 148 0 38 6 96 34 152 29 60 71 93 75 93s6-2 6-6z"><text:p/></draw:path><draw:path draw:style-name="gr4" draw:text-style-name="P141" svg:width="0.0795in" svg:height="0.1374in" svg:x="2.0209in" svg:y="0.0083in" svg:viewBox="0 0 203 350" svg:d="M203 101c0-32-8-101-59-101-68 0-144 139-144 250 0 45 14 100 59 100 70 0 144-140 144-249zM52 168c8-32 18-71 38-106 14-24 32-51 54-51 24 0 27 31 27 59 0 24-4 49-16 98-35 0-68 0-103 0zM151 183c-5 23-17 65-35 98-17 34-36 58-57 58-16 0-27-14-27-61 0-18 3-47 17-95 34 0 69 0 102 0z"><text:p/></draw:path><draw:path draw:style-name="gr4" draw:text-style-name="P141" svg:width="0.0449in" svg:height="0.1925in" svg:x="2.1201in" svg:y="-0.0004in" svg:viewBox="0 0 115 490" svg:d="M115 245c0-38-6-97-34-153-29-60-71-92-75-92-5 0-6 3-6 6 0 1 0 1 10 11 47 47 75 126 75 228 0 82-18 169-78 231-7 5-7 7-7 8 0 3 1 6 6 6 4 0 49-34 77-97 25-53 32-108 32-148z"><text:p/></draw:path><draw:path draw:style-name="gr4" draw:text-style-name="P141" svg:width="0.0201in" svg:height="0.0201in" svg:x="2.2441in" svg:y="0.0854in" svg:viewBox="0 0 52 52" svg:d="M52 25c0-14-11-25-25-25-16 0-27 10-27 25 0 14 11 27 27 27 14 0 25-11 25-27z"><text:p/></draw:path><draw:path draw:style-name="gr4" draw:text-style-name="P141" svg:width="0.0854in" svg:height="0.0378in" svg:x="2.4551in" svg:y="0.0063in" svg:viewBox="0 0 218 97" svg:d="M175 59c-7 5-24 19-24 28 0 5 6 10 10 10 6 0 7-3 10-6 5-8 17-21 39-32 3-3 8-4 8-11 0-5-4-7-7-10-11-7-16-16-19-27-2-5-4-11-10-11-7 0-10 6-10 10 0 3 3 18 11 28-54 0-110 0-165 0-8 0-18-2-18 10 0 9 10 11 18 11 52 0 105 0 157 0z"><text:p/></draw:path><draw:path draw:style-name="gr4" draw:text-style-name="P141" svg:width="0.074in" svg:height="0.087in" svg:x="2.3335in" svg:y="0.0591in" svg:viewBox="0 0 189 222" svg:d="M69 104c14 0 50-2 75-12 35-15 37-43 37-50 0-22-19-42-52-42-55 0-129 48-129 133 0 50 28 89 77 89 70 0 112-51 112-57 0-4-4-7-7-7-1 0-3 1-6 4-39 49-92 49-98 49-39 0-43-40-43-56 0-7 0-22 8-51 9 0 17 0 26 0zM46 92c18-74 70-81 83-81 22 0 36 14 36 31 0 50-80 50-99 50-7 0-13 0-20 0z"><text:p/></draw:path><draw:path draw:style-name="gr4" draw:text-style-name="P141" svg:width="0.0602in" svg:height="0.0961in" svg:x="2.4232in" svg:y="0.0783in" svg:viewBox="0 0 154 245" svg:d="M154 74c0-36-14-74-48-74-51 0-106 92-106 171 0 40 15 74 48 74 51 0 106-94 106-171zM38 116c18-74 47-106 68-106s21 38 21 45c0 12-2 32-9 61-27 0-54 0-80 0zM115 129c-10 37-18 56-28 72-11 19-24 34-39 34-20 0-23-25-23-45 0-22 7-49 10-61 27 0 53 0 80 0z"><text:p/></draw:path><draw:path draw:style-name="gr4" draw:text-style-name="P141" svg:width="0.1126in" svg:height="0.0657in" svg:x="2.5004in" svg:y="0.1264in" svg:viewBox="0 0 287 168" svg:d="M255 21c3-8 3-10 22-10 6 0 6 0 7-1 2-2 3-4 3-6 0-4-4-4-8-4-13 0-24 0-37 0-5 0-8 0-12 6-34 46-69 92-103 139-9-46-21-92-30-138-2-7-3-7-10-7-13 0-27 0-39 0-6 0-9 0-9 7 0 4 3 4 9 4 2 0 11 0 15 2 0 2 0 4 0 5-10 41-21 81-31 122-1 7-4 17-26 17-2 0-6 0-6 7 0 1 1 4 4 4 4 0 9-2 14-2 4 0 9 0 14 0 4 0 9 0 14 0 4 0 10 2 14 2 3 0 6-2 6-7 0-4-3-4-6-4-12 0-18-5-18-10 0-2 1-3 1-6 12-43 21-85 33-128 11 49 22 98 33 148 2 4 3 7 7 7 3 0 6-2 9-6 36-50 74-100 110-151-11 45-22 90-33 136-3 8-3 10-21 10-7 0-12 0-12 7 0 1 3 4 5 4 5 0 11-2 16-2 6 0 12 0 17 0 6 0 11 0 17 0s13 2 17 2c1 0 7 0 7-7 0-4-4-4-9-4-4 0-7 0-11 0-5-2-5-2-5-3 0-2 0-2 0-4 11-44 21-86 32-129z"><text:p/></draw:path></draw:g></draw:g></text:p></text:list-item><text:list-item><text:p text:style-name="P76"><draw:g text:anchor-type="as-char" svg:y="-0.1453in" draw:z-index="16" draw:name="Shape208" draw:style-name="gr1"><svg:title>TexMaths</svg:title><svg:desc>14§display§\vec{e_y}=\sin \left(\theta \right)\cdot \vec{e_{r_M}}+\cos \left(\theta \right)\cdot \vec{e_{\theta _M}}§svg§600§FALSE§</svg:desc><draw:g draw:style-name="gr2"><draw:path draw:style-name="gr3" draw:text-style-name="P140" svg:width="2.5988in" svg:height="0.1807in" svg:x="0.0004in" svg:y="0.0094in" svg:viewBox="0 0 6602 460" svg:d="M3302 460c-1101 0-2201 0-3302 0 0-154 0-306 0-460 2201 0 4401 0 6602 0 0 154 0 306 0 460-1101 0-2201 0-3300 0z"><text:p/></draw:path><draw:path draw:style-name="gr4" draw:text-style-name="P141" svg:width="0.085in" svg:height="0.0374in" svg:x="0.0547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97in" svg:height="0.0866in" svg:x="0.087in" svg:y="0.1134in" svg:viewBox="0 0 178 221" svg:d="M176 21c2-4 2-6 2-7 0-7-6-11-13-11-3 0-10 1-14 8 0 2-3 13-5 20-3 10-5 18-7 28-2 8-13 51-14 56-14 9-16 29-42 29-24 0-24-22-24-28 0-18 8-41 19-67 3-11 6-14 6-21 0-15-14-28-34-28-35 0-50 46-50 52 0 4 6 4 7 4 4 0 4-1 6-6 8-28 23-42 37-42 6 0 9 5 9 13s-3 15-6 20c-17 41-19 54-19 69 0 6 0 23 14 34 9 8 25 10 33 10 14 0 27-4 38-16-4 20-8 34-22 51-10 11-24 22-42 22-2 0-19 0-26-11 19-3 19-18 19-20 0-11-10-12-13-12-10 0-21 7-21 22 0 18 17 31 42 31 34 0 77-27 87-70 11-43 22-87 33-130z"><text:p/></draw:path><draw:path draw:style-name="gr4" draw:text-style-name="P141" svg:width="0.1287in" svg:height="0.0453in" svg:x="0.2386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63in" svg:height="0.0882in" svg:x="0.439in" svg:y="0.0571in" svg:viewBox="0 0 161 225" svg:d="M85 124c12 3 52 10 52 45 0 25-17 45-56 45-40 0-59-28-68-69-2-7-2-8-7-8-6 0-6 3-6 11 0 21 0 44 0 66 0 8 0 11 6 11 2 0 2 0 12-10 0-1 0-1 10-11 21 21 43 21 53 21 58 0 80-32 80-68 0-26-15-41-21-47-17-15-35-19-56-23-28-6-60-12-60-41 0-17 12-36 54-36 55 0 58 43 58 59 1 4 4 2 5 4 7 0 7-2 7-11 0-17 0-34 0-51 0-7 0-11-5-11-3 0-3 0-10 6-1 2-6 7-8 8-19-14-40-14-47-14-60 0-78 34-78 60 0 17 8 31 21 42 15 13 29 15 64 22z"><text:p/></draw:path><draw:path draw:style-name="gr4" draw:text-style-name="P141" svg:width="0.0413in" svg:height="0.128in" svg:x="0.515in" svg:y="0.0161in" svg:viewBox="0 0 106 326" svg:d="M71 110c-22 2-46 3-68 6 0 4 0 10 0 15 32 0 36 3 36 27 0 43 0 88 0 131 0 21-5 21-39 21 0 6 0 12 0 16 17 0 43-2 55-2 16 0 35 2 51 2 0-4 0-10 0-16-33 0-35-1-35-21 0-58 0-118 0-179zM73 25c0-15-11-25-25-25-16 0-27 13-27 25 0 14 11 27 27 27 14 0 25-11 25-27z"><text:p/></draw:path><draw:path draw:style-name="gr4" draw:text-style-name="P141" svg:width="0.0972in" svg:height="0.085in" svg:x="0.5689in" svg:y="0.0594in" svg:viewBox="0 0 248 217" svg:d="M38 49c0 43 0 87 0 131 0 21-6 21-38 21 0 5 0 10 0 16 17 0 42-2 55-2 14 0 39 2 56 2 0-6 0-11 0-16-34 0-40 0-40-21 0-30 0-61 0-91 0-50 35-78 68-78 30 0 36 27 36 55 0 37 0 75 0 114 0 21-6 21-39 21 0 5 0 10 0 16 18 0 43-2 56-2 12 0 39 2 56 2 0-6 0-11 0-16-27 0-39 0-39-14 0-32 0-63 0-93 0-42 0-58-16-76-7-8-22-18-52-18-35 0-58 21-72 52 0-17 0-35 0-52-23 1-47 4-69 6 0 5 0 9 0 15 34 0 38 3 38 28z"><text:p/></draw:path><draw:path draw:style-name="gr4" draw:text-style-name="P141" svg:width="0.0449in" svg:height="0.1921in" svg:x="0.7217in" svg:y="0in" svg:viewBox="0 0 115 489" svg:d="M115 484c0-2 0-2-9-10-61-63-78-155-78-229 0-86 20-171 80-231 7-7 7-7 7-8 0-5-3-6-6-6-4 0-49 34-78 96-25 54-31 108-31 149 0 37 6 96 32 152 30 60 73 92 77 92 3 0 6-1 6-5z"><text:p/></draw:path><draw:path draw:style-name="gr4" draw:text-style-name="P141" svg:width="0.0795in" svg:height="0.1374in" svg:x="0.7862in" svg:y="0.0071in" svg:viewBox="0 0 203 350" svg:d="M203 101c0-32-8-101-59-101-68 0-144 138-144 250 0 45 14 100 59 100 68 0 144-140 144-249zM52 168c8-32 18-72 38-105 14-25 32-52 53-52 25 0 28 31 28 59 0 24-4 49-17 98-34 0-69 0-102 0zM150 183c-6 23-16 64-34 98s-36 57-57 57c-17 0-27-14-27-58 0-20 3-49 16-97 33 0 68 0 102 0z"><text:p/></draw:path><draw:path draw:style-name="gr4" draw:text-style-name="P141" svg:width="0.0441in" svg:height="0.1921in" svg:x="0.8854in" svg:y="0in" svg:viewBox="0 0 113 489" svg:d="M113 245c0-38-5-97-32-153-29-60-71-92-77-92-3 0-4 3-4 6 0 1 0 1 8 11 49 47 77 126 77 228 0 82-18 169-79 230-6 7-6 7-6 9 0 3 1 5 4 5 6 0 49-33 79-96 25-53 30-108 30-148z"><text:p/></draw:path><draw:path draw:style-name="gr4" draw:text-style-name="P141" svg:width="0.0201in" svg:height="0.0201in" svg:x="1.0094in" svg:y="0.0862in" svg:viewBox="0 0 52 52" svg:d="M52 25c0-14-13-25-27-25s-25 10-25 25c0 14 11 27 25 27s27-11 27-27z"><text:p/></draw:path><draw:path draw:style-name="gr4" draw:text-style-name="P141" svg:width="0.0854in" svg:height="0.0374in" svg:x="1.2193in" svg:y="0.0067in" svg:viewBox="0 0 218 96" svg:d="M175 59c-7 5-24 19-24 28 0 5 6 9 10 9 6 0 7-2 10-5 5-9 17-21 39-32 3-3 8-4 8-10s-4-8-7-10c-11-8-16-17-19-28-2-5-4-11-10-11-7 0-11 6-11 10 0 3 4 18 12 29-56 0-110 0-166 0-7 0-17 0-17 10s10 10 17 10c53 0 105 0 158 0z"><text:p/></draw:path><draw:path draw:style-name="gr4" draw:text-style-name="P141" svg:width="0.074in" svg:height="0.087in" svg:x="1.098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141" svg:width="0.063in" svg:height="0.0602in" svg:x="1.1858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4" draw:text-style-name="P141" svg:width="0.1126in" svg:height="0.0657in" svg:x="1.2634in" svg:y="0.1268in" svg:viewBox="0 0 287 168" svg:d="M256 21c2-7 2-10 21-10 6 0 4 0 7 0 3-1 3-5 3-7 0-4-4-4-8-4-13 0-24 0-37 0-5 0-8 0-12 6-34 46-68 92-101 139-11-46-21-92-32-138-2-7-3-7-10-7-13 0-27 0-39 0-5 0-9 0-9 7 0 4 3 4 9 4 2 0 11 0 16 2 0 2 0 4-1 7-10 40-21 79-31 120-1 7-3 17-26 17-2 0-6 0-6 7 0 2 1 4 4 4 4 0 10-2 14-2s10 0 14 0 10 0 14 0 10 2 14 2 6-2 6-7c0-4-3-4-6-4-12 0-17-3-17-10 0-2 0-3 0-6 12-43 21-85 33-128h1c11 49 22 97 34 148 0 4 1 7 5 7 3 0 6-2 10-6 36-50 73-100 109-151-11 45-22 90-33 136-3 8-3 10-21 10-7 0-10 0-10 7 0 1 1 4 4 4 4 0 11-2 17-2 4 0 8 0 15 0 6 0 13 0 18 0s12 2 17 2c2 0 6 0 6-7 0-4-3-4-9-4-2 0-5 0-9 0-7-2-7-2-7-3 0-2 0-2 1-4 11-44 21-86 32-129z"><text:p/></draw:path><draw:path draw:style-name="gr4" draw:text-style-name="P141" svg:width="0.1287in" svg:height="0.1272in" svg:x="1.4591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4" draw:text-style-name="P141" svg:width="0.0728in" svg:height="0.0882in" svg:x="1.6488in" svg:y="0.0571in" svg:viewBox="0 0 186 225" svg:d="M41 113c0-79 40-100 65-100 5 0 35 0 54 18-21 1-24 15-24 22 0 13 10 22 22 22 14 0 24-8 24-22 0-33-38-53-76-53-61 0-106 53-106 113 0 63 48 112 105 112 66 0 81-60 81-64 0-6-4-4-5-4-5 0-6 1-7 4-14 46-47 52-65 52-25 0-68-21-68-100z"><text:p/></draw:path><draw:path draw:style-name="gr4" draw:text-style-name="P141" svg:width="0.085in" svg:height="0.0882in" svg:x="1.7339in" svg:y="0.0571in" svg:viewBox="0 0 217 225" svg:d="M217 115c0-63-49-115-108-115-61 0-109 53-109 115 0 63 50 110 108 110 60 0 109-47 109-110zM109 213c-21 0-43-10-56-33-12-22-12-51-12-70 0-18 0-44 11-67 14-22 36-32 56-32 22 0 43 11 56 32 12 21 12 49 12 67 0 19 0 45-11 66-10 23-32 37-56 37z"><text:p/></draw:path><draw:path draw:style-name="gr4" draw:text-style-name="P141" svg:width="0.063in" svg:height="0.0882in" svg:x="1.8311in" svg:y="0.0571in" svg:viewBox="0 0 161 225" svg:d="M87 124c10 3 50 10 50 45 0 25-17 45-56 45-40 0-59-28-67-69-1-7-3-8-7-8-7 0-7 3-7 11 0 21 0 44 0 66 0 8 0 11 6 11 2 0 2 0 12-10 0-1 0-1 10-11 21 21 43 21 53 21 58 0 80-32 80-68 0-26-15-41-21-47-15-15-35-19-56-23-28-6-60-12-60-41 0-17 12-36 54-36 55 0 58 43 58 59 1 4 5 4 7 4 5 0 5-2 5-11 0-17 0-34 0-51 0-7 0-11-5-11-2 0-3 0-10 6-1 2-6 7-8 8-19-14-38-14-47-14-60 0-78 34-78 60 0 17 8 31 21 42 15 13 29 15 66 22z"><text:p/></draw:path><draw:path draw:style-name="gr4" draw:text-style-name="P141" svg:width="0.0449in" svg:height="0.1921in" svg:x="1.9524in" svg:y="0in" svg:viewBox="0 0 115 489" svg:d="M115 484c0-2 0-2-9-10-61-63-77-155-77-229 0-86 19-171 79-231 7-7 7-7 7-8 0-5-2-6-6-6s-49 34-77 96c-25 54-32 108-32 149 0 37 6 96 34 152 29 60 71 92 75 92s6-1 6-5z"><text:p/></draw:path><draw:path draw:style-name="gr4" draw:text-style-name="P141" svg:width="0.0795in" svg:height="0.1374in" svg:x="2.0169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2.1161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2.2402in" svg:y="0.0862in" svg:viewBox="0 0 52 52" svg:d="M52 25c0-14-11-25-25-25-16 0-27 10-27 25 0 14 11 27 27 27 14 0 25-11 25-27z"><text:p/></draw:path><draw:path draw:style-name="gr4" draw:text-style-name="P141" svg:width="0.0854in" svg:height="0.0374in" svg:x="2.4516in" svg:y="0.0067in" svg:viewBox="0 0 218 96" svg:d="M175 59c-7 5-24 19-24 28 0 5 6 9 10 9 6 0 7-2 10-5 5-9 17-21 39-32 3-3 8-4 8-10s-4-8-7-10c-11-8-16-17-19-28-2-5-4-11-10-11-7 0-10 6-10 10 0 3 3 18 11 29-54 0-110 0-165 0-8 0-18 0-18 10s10 10 18 10c52 0 105 0 157 0z"><text:p/></draw:path><draw:path draw:style-name="gr4" draw:text-style-name="P141" svg:width="0.074in" svg:height="0.087in" svg:x="2.3295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141" svg:width="0.0602in" svg:height="0.0961in" svg:x="2.4193in" svg:y="0.078in" svg:viewBox="0 0 154 245" svg:d="M154 74c0-36-14-74-48-74-51 0-106 92-106 171 0 40 15 74 48 74 51 0 106-94 106-171zM38 116c18-74 47-106 68-106s21 38 21 45c0 12-2 33-9 61-27 0-54 0-80 0zM115 129c-10 37-18 56-28 72-11 18-24 34-39 34-20 0-23-25-23-45 0-22 7-49 10-61 27 0 53 0 80 0z"><text:p/></draw:path><draw:path draw:style-name="gr4" draw:text-style-name="P141" svg:width="0.1126in" svg:height="0.0657in" svg:x="2.4965in" svg:y="0.1268in" svg:viewBox="0 0 287 168" svg:d="M255 21c3-7 3-10 22-10 6 0 6 0 7 0 2-1 3-5 3-7 0-4-4-4-8-4-13 0-24 0-37 0-5 0-8 0-12 6-34 46-69 92-103 139-9-46-21-92-30-138-2-7-3-7-10-7-13 0-27 0-39 0-6 0-9 0-9 7 0 4 3 4 9 4 2 0 11 0 15 2 0 2 0 4 0 7-10 40-21 79-31 120-1 7-4 17-26 17-2 0-6 0-6 7 0 2 1 4 4 4 4 0 9-2 14-2 4 0 9 0 14 0 4 0 9 0 14 0 4 0 10 2 14 2 3 0 6-2 6-7 0-4-3-4-6-4-12 0-18-3-18-10 0-2 1-3 1-6 12-43 21-85 33-128 11 49 22 97 33 148 2 4 3 7 7 7 3 0 6-2 9-6 36-50 74-100 110-151-11 45-22 90-33 136-3 8-3 10-21 10-7 0-12 0-12 7 0 1 3 4 5 4 5 0 11-2 16-2 6 0 12 0 17 0 6 0 11 0 17 0s13 2 17 2c1 0 7 0 7-7 0-4-4-4-9-4-4 0-7 0-11 0-5-2-5-2-5-3 0-2 0-2 0-4 11-44 21-86 32-129z"><text:p/></draw:path></draw:g></draw:g></text:p></text:list-item></text:list><text:p text:style-name="P1"/></draw:text-box></draw:frame><text:span text:style-name="T76">6.1.1) </text:span>Polaire ⇒ <text:span text:style-name="T50">C</text:span>artésien 2D</text:p>
      <text:p text:style-name="P12"/>
      <text:p text:style-name="P15"><draw:frame draw:style-name="fr1" draw:name="Frame3" text:anchor-type="paragraph" svg:x="-0.0161in" svg:y="0.2929in" svg:width="6.7256in" draw:z-index="17"><draw:text-box fo:min-height="1.4799in"><text:p text:style-name="P24"/><text:p text:style-name="Text_20_body"><text:tab/><text:tab/><text:tab/><draw:g text:anchor-type="as-char" svg:y="-0.1453in" draw:z-index="103" draw:name="Shape260" draw:style-name="gr1"><svg:title>TexMaths</svg:title><svg:desc>14§display§M\left(x,\ y\right)_{\left(O,\ \vec{e_x},\ \vec{e_y}\right)}\ \ \Longrightarrow \ M\left(r,\ \theta \right)_{\left(O,\ \vec{e_r},\ \vec{e_{\theta }}\right)}§svg§600§FALSE§</svg:desc><draw:g draw:style-name="gr2"><draw:path draw:style-name="gr3" draw:text-style-name="P140" svg:width="3.6122in" svg:height="0.2217in" svg:x="0.002in" svg:y="0.0094in" svg:viewBox="0 0 9176 564" svg:d="M4588 564c-1530 0-3059 0-4588 0 0-188 0-377 0-564 3059 0 6117 0 9176 0 0 187 0 376 0 564-1529 0-3059 0-4588 0z"><text:p/></draw:path><draw:path draw:style-name="gr4" draw:text-style-name="P141" svg:width="0.1937in" svg:height="0.1307in" svg:x="0.0004in" svg:y="0.0134in" svg:viewBox="0 0 493 333" svg:d="M435 38c5-18 5-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3 0 47-1 61-1 21 0 42 1 61 1 3 0 10 0 10-8 0-5-4-5-14-5-18 0-32 0-32-9 0-2 0-3 3-12 22-88 43-174 65-261z"><text:p/></draw:path><draw:path draw:style-name="gr4" draw:text-style-name="P141" svg:width="0.0441in" svg:height="0.1925in" svg:x="0.2528in" svg:y="0in" svg:viewBox="0 0 113 490" svg:d="M113 486c0-2 0-3-8-12-62-61-77-154-77-228 0-85 20-170 80-232 5-7 5-7 5-8 0-5-1-6-4-6-5 0-49 34-78 97-25 53-31 107-31 149 0 38 6 97 32 151 30 61 72 93 77 93 3 0 4-2 4-4z"><text:p/></draw:path><draw:path draw:style-name="gr4" draw:text-style-name="P141" svg:width="0.0961in" svg:height="0.087in" svg:x="0.3146in" svg:y="0.0594in" svg:viewBox="0 0 245 222" svg:d="M150 69c3-13 14-58 49-58 3 0 14 0 24 7-13 2-23 14-23 27 0 7 4 17 18 17 12 0 27-9 27-30 0-25-29-32-46-32-28 0-45 27-52 38-11-32-38-38-53-38-51 0-79 64-79 76 0 5 5 5 6 5 4 0 6-1 7-5 15-52 49-65 66-65 8 0 26 4 26 34 0 14-8 47-26 116-9 31-25 52-48 52-3 0-14 0-24-7 12-3 23-13 23-27 0-12-11-17-18-17-14 0-27 13-27 28 0 23 24 32 46 32 32 0 51-33 52-36 6 18 24 36 53 36 51 0 79-62 79-75 0-4-5-4-6-4-4 0-6 1-7 5-15 52-49 65-66 65-18 0-26-17-26-34 0-10 2-21 8-42 6-24 11-46 17-68z"><text:p/></draw:path><draw:path draw:style-name="gr4" draw:text-style-name="P141" svg:width="0.022in" svg:height="0.0575in" svg:x="0.4362in" svg:y="0.124in" svg:viewBox="0 0 57 147" svg:d="M57 52c0-32-12-52-32-52-15 0-25 13-25 27 0 12 10 25 25 25 7 0 13-2 18-6 2-1 2-1 2-1 1 0 1 0 1 7 0 36-17 66-33 82-6 6-6 6-6 7 0 5 3 6 6 6 5 0 44-38 44-95z"><text:p/></draw:path><draw:path draw:style-name="gr4" draw:text-style-name="P141" svg:width="0.089in" svg:height="0.1248in" svg:x="0.5756in" svg:y="0.0594in" svg:viewBox="0 0 227 318" svg:d="M225 31c2-7 2-9 2-11 0-10-7-14-14-14-6 0-13 2-17 11-1 1-6 17-7 25-4 14-7 27-10 41-7 29-15 58-22 88-3 7-24 42-56 42-25 0-31-23-31-41 0-22 8-53 25-96 9-20 10-26 10-35 0-23-15-41-41-41-46 0-64 71-64 76s4 4 6 5c5 0 5-1 8-8 13-46 32-62 49-62 4 0 13 0 13 16 0 12-5 25-9 35-19 51-28 79-28 103 0 43 31 57 60 57 19 0 35-8 49-22-5 27-12 50-32 77-12 15-31 31-53 31-7 0-29-2-38-21 9 0 14 0 21-6 6-4 10-11 10-21 0-15-13-17-18-17-11 0-28 9-28 33 0 23 22 42 53 42 50 0 101-45 115-100 15-63 32-124 47-187z"><text:p/></draw:path><draw:path draw:style-name="gr4" draw:text-style-name="P141" svg:width="0.0441in" svg:height="0.1925in" svg:x="0.6831in" svg:y="0in" svg:viewBox="0 0 113 490" svg:d="M113 246c0-39-5-98-32-154-29-60-71-92-77-92-3 0-4 3-4 6 0 1 0 1 8 11 49 49 77 126 77 229 0 83-18 168-79 231-6 6-6 7-6 9s1 4 4 4c6 0 49-34 79-95 25-55 30-108 30-149z"><text:p/></draw:path><draw:path draw:style-name="gr4" draw:text-style-name="P141" svg:width="0.035in" svg:height="0.1346in" svg:x="0.763in" svg:y="0.1012in" svg:viewBox="0 0 90 343" svg:d="M83 0c-66 46-83 119-83 172 0 49 14 123 83 171 2 0 7 0 7-4 0-3-2-3-5-6-46-39-63-98-63-161 0-92 37-137 65-164 1-1 3-1 3-4 0-4-5-4-7-4z"><text:p/></draw:path><draw:path draw:style-name="gr4" draw:text-style-name="P141" svg:width="0.1028in" svg:height="0.0976in" svg:x="0.8173in" svg:y="0.1071in" svg:viewBox="0 0 262 249" svg:d="M262 95c0-53-39-95-100-95-82 0-162 77-162 154 0 56 41 95 101 95 81 0 161-75 161-154zM104 238c-37 0-68-25-68-77 0-17 5-66 37-105 22-28 56-45 87-45 35 0 68 23 68 73 0 25-11 76-42 112-25 26-56 42-82 42z"><text:p/></draw:path><draw:path draw:style-name="gr4" draw:text-style-name="P141" svg:width="0.0165in" svg:height="0.0413in" svg:x="0.9449in" svg:y="0.1862in" svg:viewBox="0 0 43 106" svg:d="M34 35c0 18-3 41-27 63-1 1-1 1-1 4 0 2 1 4 4 4 4 0 33-28 33-68 0-21-8-38-23-38-12 0-20 10-20 20 0 11 8 21 20 21 8 0 9-5 14-6z"><text:p/></draw:path><draw:path draw:style-name="gr4" draw:text-style-name="P141" svg:width="0.0657in" svg:height="0.0276in" svg:x="1.0976in" svg:y="0.1059in" svg:viewBox="0 0 168 71" svg:d="M130 45c-3 1-15 12-15 18 0 4 4 8 8 8s6-2 9-5c8-10 19-17 28-21 4-2 8-4 8-10 0-4-3-6-7-8-11-6-14-16-15-20-2-1-3-7-9-7-3 0-8 3-8 8 0 6 5 16 8 19-42 0-82 0-124 0-5 0-13 0-13 8 0 10 7 10 13 10 39 0 78 0 117 0z"><text:p/></draw:path><draw:path draw:style-name="gr4" draw:text-style-name="P141" svg:width="0.0575in" svg:height="0.0606in" svg:x="1.0496in" svg:y="0.1421in" svg:viewBox="0 0 147 155" svg:d="M53 74c10 0 38-1 56-7 25-10 30-26 30-36 0-20-19-31-42-31-42 0-97 32-97 91 0 35 21 64 62 64 57 0 85-33 85-39 0-1-3-5-6-5-2 0-2 1-5 4-27 31-67 31-74 31-20 0-34-14-34-41 0-6 0-13 4-31 7 0 14 0 21 0zM35 64c14-50 52-54 62-54 15 0 28 8 28 21 0 33-59 33-73 33-6 0-11 0-17 0z"><text:p/></draw:path><draw:path draw:style-name="gr4" draw:text-style-name="P141" svg:width="0.0563in" svg:height="0.0437in" svg:x="1.1232in" svg:y="0.1791in" svg:viewBox="0 0 144 112" svg:d="M130 13c-12 2-8 9-12 14 0 4 4 11 11 11s15-7 15-17c0-15-15-21-29-21-16 0-25 11-31 17-8-14-24-17-32-17-31 0-49 29-49 38 0 4 4 4 5 4 3 0 5 0 6-3 7-24 27-31 36-31s17 5 17 17c0 6-4 23-12 56-3 14-14 23-26 23-1 0-8 0-15-5 11-4 7-9 11-14 0-7-4-11-10-11-7 0-15 6-15 17 0 15 17 21 29 21 13 0 24-8 30-17 10 14 26 17 33 17 31 0 49-29 49-38 0-4-4-4-5-4-4 0-4 1-6 4-7 23-25 30-36 30-7 0-18-3-18-17 0-3 0-4 2-13 5-18 12-45 13-49 3-7 11-17 24-17 1 0 10 0 15 5z"><text:p/></draw:path><draw:path draw:style-name="gr4" draw:text-style-name="P141" svg:width="0.0165in" svg:height="0.0413in" svg:x="1.2157in" svg:y="0.1862in" svg:viewBox="0 0 43 106" svg:d="M34 35c0 18-3 41-27 63-1 1-3 1-3 4 0 2 3 4 6 4 4 0 33-28 33-68 0-21-8-38-23-38-12 0-20 10-20 20 0 11 7 21 20 21 8 0 9-5 14-6z"><text:p/></draw:path><draw:path draw:style-name="gr4" draw:text-style-name="P141" svg:width="0.0661in" svg:height="0.0276in" svg:x="1.3665in" svg:y="0.1059in" svg:viewBox="0 0 169 71" svg:d="M130 45c-3 1-15 12-15 18 0 4 4 8 10 8 2 0 5-2 7-5 8-10 19-17 28-21 5-2 9-4 9-10 0-4-4-6-7-8-11-6-14-16-16-20 0-1-3-7-9-7-3 0-8 3-8 8 0 6 5 16 8 19-40 0-82 0-123 0-6 0-14 0-14 8 0 10 8 10 14 10 39 0 77 0 116 0z"><text:p/></draw:path><draw:path draw:style-name="gr4" draw:text-style-name="P141" svg:width="0.0575in" svg:height="0.0606in" svg:x="1.3197in" svg:y="0.1421in" svg:viewBox="0 0 147 155" svg:d="M55 74c9 0 36-1 54-7 27-10 31-26 31-36 0-20-18-31-42-31-42 0-98 32-98 91 0 35 22 64 62 64 58 0 85-33 85-39 0-1-3-5-6-5-1 0-2 1-5 4-27 31-67 31-73 31-21 0-35-14-35-41 0-6 0-13 4-31 7 0 16 0 23 0zM35 64c14-50 53-54 63-54 14 0 27 8 27 21 0 33-58 33-73 33-6 0-11 0-17 0z"><text:p/></draw:path><draw:path draw:style-name="gr4" draw:text-style-name="P141" svg:width="0.0551in" svg:height="0.0626in" svg:x="1.3933in" svg:y="0.1791in" svg:viewBox="0 0 141 160" svg:d="M140 17c1-3 1-4 1-6 0-5-4-8-8-8-10 0-13 8-14 15s-4 14-6 21c-2 10-4 21-7 31-1 3-2 8-2 10-12 8-14 24-35 24-12 0-20-6-20-21 0-14 7-33 14-49 1-5 3-7 3-12 0-12-11-22-27-22-25 0-39 32-39 38 0 4 4 4 6 4 4 0 4-1 5-6 4-16 17-28 28-28 4 0 7 3 7 10 0 4-1 9-3 13-12 29-15 38-15 47 0 28 24 34 41 34 14 0 23-7 29-13-3 14-6 26-17 37-5 5-18 15-33 15-5 0-13-1-19-5 12-3 13-13 13-16 0-7-7-10-11-10-7 0-16 6-16 17 0 13 13 23 33 23 28 0 61-20 70-51 7-31 15-61 22-92z"><text:p/></draw:path><draw:path draw:style-name="gr4" draw:text-style-name="P141" svg:width="0.0343in" svg:height="0.1346in" svg:x="1.478in" svg:y="0.1012in" svg:viewBox="0 0 88 343" svg:d="M6 0c-2 0-6 0-6 4 0 3 0 3 3 6 29 28 63 74 63 162 0 71-23 126-60 158-6 6-6 7-6 9 0 1 0 4 4 4s37-21 59-65c15-28 25-65 25-106 0-47-14-123-82-172z"><text:p/></draw:path><draw:path draw:style-name="gr4" draw:text-style-name="P141" svg:width="0.1287in" svg:height="0.0449in" svg:x="1.7323in" svg:y="0.074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59in" svg:x="1.85in" svg:y="0.0425in" svg:viewBox="0 0 437 270" svg:d="M329 98c21 17 46 29 63 38-18 7-42 19-63 37-104 0-209 0-312 0-9 0-17 0-17 10s8 10 17 10c96 0 194 0 291 0-24 22-50 66-50 71 0 6 7 6 9 6 5 0 7 0 10-4 10-18 24-45 56-73 34-29 67-43 93-50 8-3 8-4 9-4 2-2 2-3 2-3 0-2 0-3-2-3 0-1-1-1-1-1-3-2-1-2-10-5-67-19-116-64-144-116-6-10-6-11-13-11-2 0-9 0-9 6 0 7 25 49 50 72-97 0-195 0-291 0-9 0-17 0-17 10s8 10 17 10c103 0 208 0 312 0z"><text:p/></draw:path><draw:path draw:style-name="gr4" draw:text-style-name="P141" svg:width="0.1937in" svg:height="0.1307in" svg:x="2.1594in" svg:y="0.0134in" svg:viewBox="0 0 493 333" svg:d="M435 38c5-18 6-23 42-23 12 0 16 0 16-9 0-6-4-6-13-6-22 0-43 0-66 0-12 0-12 0-18 8-60 94-120 186-180 280-13-92-26-184-38-277-2-11-3-11-16-11-22 0-44 0-67 0-10 0-15 0-15 8 0 7 5 7 15 7 6 0 16 0 21 0 7 2 11 3 11 9 0 1-1 3-2 10-21 82-42 165-63 249-5 19-13 35-52 37-3 0-10 0-10 7 0 5 3 6 7 6 15 0 34-1 49-1 17 0 35 1 50 1 3 0 10 0 10-8 0-5-5-5-10-5-28-1-32-11-32-22 0-3 0-6 2-11 22-90 44-178 67-267 14 100 28 201 42 303 1 6 1 10 8 10 4 0 9-4 10-7 66-104 133-207 199-311h1c-24 94-47 188-71 282-4 19-6 23-45 23-8 0-13 0-13 7 0 6 6 6 7 6 14 0 48-1 61-1 21 0 42 1 61 1 3 0 10 0 10-8 0-5-4-5-14-5-18 0-32 0-32-9 0-2 0-3 3-12 22-88 43-174 65-261z"><text:p/></draw:path><draw:path draw:style-name="gr4" draw:text-style-name="P141" svg:width="0.0449in" svg:height="0.1925in" svg:x="2.4118in" svg:y="0in" svg:viewBox="0 0 115 490" svg:d="M115 486c0-2 0-3-9-12-61-61-78-154-78-228 0-85 20-170 80-232 7-7 7-7 7-8 0-5-3-6-6-6-4 0-49 34-78 97-25 53-31 107-31 149 0 38 6 97 32 151 30 61 73 93 77 93 3 0 6-2 6-4z"><text:p/></draw:path><draw:path draw:style-name="gr4" draw:text-style-name="P141" svg:width="0.0783in" svg:height="0.087in" svg:x="2.4736in" svg:y="0.0594in" svg:viewBox="0 0 200 222" svg:d="M29 189c-1 7-4 18-4 21 0 8 7 12 14 12 6 0 14-4 18-14 2-1 17-68 20-76 4-17 13-51 15-65 3-5 16-29 28-39 5-4 19-17 40-17 12 0 19 6 21 6-16 3-27 14-27 28 0 7 6 17 20 17 12 0 26-12 26-30 0-17-15-32-40-32-33 0-54 25-63 38-5-21-23-38-45-38-23 0-32 20-37 28-8 17-15 46-15 48 0 5 4 4 6 5 5 0 5 0 8-11 8-35 18-59 36-59 9 0 16 4 16 23 0 11-2 15-9 42-9 37-18 75-28 113z"><text:p/></draw:path><draw:path draw:style-name="gr4" draw:text-style-name="P141" svg:width="0.022in" svg:height="0.0575in" svg:x="2.5665in" svg:y="0.124in" svg:viewBox="0 0 57 147" svg:d="M57 52c0-32-12-52-30-52-17 0-27 13-27 27 0 12 10 25 27 25 5 0 11-2 16-6 2-1 2-1 3-1 0 3 0 0 0 7 0 36-17 64-33 82-5 5-5 6-5 7 0 5 2 6 5 6 5 0 44-38 44-95z"><text:p/></draw:path><draw:path draw:style-name="gr4" draw:text-style-name="P141" svg:width="0.0795in" svg:height="0.1374in" svg:x="2.7091in" svg:y="0.0071in" svg:viewBox="0 0 203 350" svg:d="M203 101c0-32-8-101-59-101-68 0-144 139-144 250 0 47 14 100 59 100 68 0 144-139 144-249zM52 168c8-31 18-71 38-105 14-25 32-52 53-52 25 0 28 31 28 59 0 24-4 49-17 98-34 0-69 0-102 0zM150 183c-6 23-16 65-34 101-18 32-36 56-57 56-17 0-27-14-27-59 0-21 3-49 16-98 33 0 68 0 102 0z"><text:p/></draw:path><draw:path draw:style-name="gr4" draw:text-style-name="P141" svg:width="0.0441in" svg:height="0.1925in" svg:x="2.8083in" svg:y="0in" svg:viewBox="0 0 113 490" svg:d="M113 246c0-39-5-98-32-154-29-60-71-92-77-92-3 0-4 3-4 6 0 1 0 1 8 11 49 49 77 126 77 229 0 83-18 168-79 231-6 6-6 7-6 9s1 4 4 4c6 0 49-34 79-95 25-55 30-108 30-149z"><text:p/></draw:path><draw:path draw:style-name="gr4" draw:text-style-name="P141" svg:width="0.035in" svg:height="0.1346in" svg:x="2.8882in" svg:y="0.1012in" svg:viewBox="0 0 90 343" svg:d="M83 0c-66 46-83 119-83 172 0 49 14 123 83 171 2 0 7 0 7-4 0-3-2-3-5-6-46-39-63-98-63-161 0-92 37-137 65-164 1-1 3-1 3-4 0-4-5-4-7-4z"><text:p/></draw:path><draw:path draw:style-name="gr4" draw:text-style-name="P141" svg:width="0.1028in" svg:height="0.0976in" svg:x="2.9421in" svg:y="0.1071in" svg:viewBox="0 0 262 249" svg:d="M262 95c0-53-39-95-100-95-82 0-162 77-162 154 0 56 41 95 101 95 81 0 161-75 161-154zM104 238c-37 0-69-25-69-77 0-17 6-66 38-105 22-28 56-45 87-45 35 0 68 23 68 73 0 25-11 76-43 112-24 26-55 42-81 42z"><text:p/></draw:path><draw:path draw:style-name="gr4" draw:text-style-name="P141" svg:width="0.0165in" svg:height="0.0413in" svg:x="3.0701in" svg:y="0.1862in" svg:viewBox="0 0 43 106" svg:d="M34 35c0 18-3 41-27 63-1 1-3 1-3 4 0 2 3 4 6 4 4 0 33-28 33-68 0-21-8-38-23-38-12 0-20 10-20 20 0 11 8 21 20 21 8 0 9-5 14-6z"><text:p/></draw:path><draw:path draw:style-name="gr4" draw:text-style-name="P141" svg:width="0.0661in" svg:height="0.0276in" svg:x="3.2181in" svg:y="0.1059in" svg:viewBox="0 0 169 71" svg:d="M130 45c-3 1-14 12-14 18 0 4 3 8 9 8 2 0 5-2 7-5 8-10 19-17 28-21 5-2 9-4 9-10 0-4-4-6-7-8-11-6-14-16-16-20 0-1-3-7-9-7-1 0-8 3-8 8 0 6 5 16 8 19-40 0-82 0-123 0-6 0-14 0-14 8 0 10 8 10 14 10 39 0 77 0 116 0z"><text:p/></draw:path><draw:path draw:style-name="gr4" draw:text-style-name="P141" svg:width="0.0575in" svg:height="0.0606in" svg:x="3.1748in" svg:y="0.1421in" svg:viewBox="0 0 147 155" svg:d="M53 74c10 0 38-1 56-7 25-10 30-26 30-36 0-20-19-31-42-31-42 0-97 32-97 91 0 35 21 64 62 64 57 0 85-33 85-39 0-1-3-5-6-5-2 0-2 1-5 4-27 31-67 31-74 31-20 0-34-14-34-41 0-6 0-13 4-31 7 0 14 0 21 0zM35 64c14-50 52-54 62-54 15 0 28 8 28 21 0 33-59 33-73 33-6 0-11 0-17 0z"><text:p/></draw:path><draw:path draw:style-name="gr4" draw:text-style-name="P141" svg:width="0.0543in" svg:height="0.0437in" svg:x="3.2472in" svg:y="0.1791in" svg:viewBox="0 0 139 112" svg:d="M52 69c0-5 3-13 4-17 0-4 1-7 3-11 0-5 8-17 17-24 8-7 15-9 25-9 3 0 14 0 22 5-11 4-7 9-11 14 0 4 3 11 11 11 7 0 16-7 16-17 0-18-26-21-38-21-6 0-23 0-39 20-3-13-17-20-30-20-8 0-15 4-22 14-6 10-10 22-10 24 0 4 4 4 6 4 4 0 4-1 5-7 4-15 11-27 20-27 8 0 10 9 10 14 0 3-3 13-5 19-1 7-4 16-4 22-1 7-4 15-5 22-3 6-5 17-5 19 0 4 5 8 9 8s8-3 11-7c0-1 3-10 4-14 2-7 4-15 6-22z"><text:p/></draw:path><draw:path draw:style-name="gr4" draw:text-style-name="P141" svg:width="0.0165in" svg:height="0.0413in" svg:x="3.3323in" svg:y="0.1862in" svg:viewBox="0 0 43 106" svg:d="M34 35c0 18-5 41-27 63-1 1-3 1-3 4 0 2 3 4 4 4 6 0 35-28 35-68 0-21-8-38-23-38-13 0-20 10-20 20 0 11 7 21 20 21 8 0 9-5 14-6z"><text:p/></draw:path><draw:path draw:style-name="gr4" draw:text-style-name="P141" svg:width="0.0661in" svg:height="0.0276in" svg:x="3.4807in" svg:y="0.1059in" svg:viewBox="0 0 169 71" svg:d="M130 45c-3 1-14 12-14 18 0 4 4 8 9 8 2 0 5-2 7-5 9-10 19-17 29-21 4-2 8-4 8-10 0-4-4-6-7-8-11-6-14-16-16-20 0-1-3-7-9-7-1 0-8 3-8 8 0 6 5 16 8 19-40 0-82 0-123 0-6 0-14 0-14 8 0 10 8 10 14 10 39 0 77 0 116 0z"><text:p/></draw:path><draw:path draw:style-name="gr4" draw:text-style-name="P141" svg:width="0.0575in" svg:height="0.0606in" svg:x="3.4366in" svg:y="0.1421in" svg:viewBox="0 0 147 155" svg:d="M55 74c9 0 36-1 54-7 27-10 31-26 31-36 0-20-20-31-43-31-41 0-97 32-97 91 0 35 22 64 62 64 58 0 85-33 85-39 0-1-3-5-6-5-1 0-2 1-5 4-27 31-67 31-73 31-21 0-35-14-35-41 0-6 0-13 4-31 7 0 16 0 23 0zM35 64c14-50 53-54 62-54 15 0 28 8 28 21 0 33-58 33-73 33-6 0-11 0-17 0z"><text:p/></draw:path><draw:path draw:style-name="gr4" draw:text-style-name="P141" svg:width="0.0476in" svg:height="0.0689in" svg:x="3.5114in" svg:y="0.1543in" svg:viewBox="0 0 122 176" svg:d="M122 57c0-29-14-57-41-57-39 0-81 62-81 119 0 34 15 57 39 57 41 0 83-63 83-119zM29 83c16-62 41-75 52-75 14 0 20 16 20 35 0 7 0 17-6 40-22 0-43 0-66 0zM92 94c-15 59-39 74-51 74-19 0-20-28-20-35 0-10 1-21 6-39 22 0 43 0 65 0z"><text:p/></draw:path><draw:path draw:style-name="gr4" draw:text-style-name="P141" svg:width="0.035in" svg:height="0.1346in" svg:x="3.589in" svg:y="0.1012in" svg:viewBox="0 0 90 343" svg:d="M7 0c-3 0-7 0-7 4 0 3 1 3 3 6 29 28 63 74 63 162 0 71-23 126-60 158-6 6-6 7-6 9 0 1 1 4 4 4 4 0 38-21 60-65 16-28 26-65 26-106 0-47-16-123-83-172z"><text:p/></draw:path></draw:g></draw:g></text:p><text:p text:style-name="P24"/><text:list xml:id="list204953931903385" text:continue-numbering="true" text:style-name="L1"><text:list-item><text:list><text:list-item><text:p text:style-name="P79"><draw:g text:anchor-type="as-char" svg:y="-0.1874in" draw:z-index="18" draw:name="Shape210" draw:style-name="gr1"><svg:title>TexMaths</svg:title><svg:desc>14§display§r=\sqrt{x^2+y^2}§svg§600§FALSE§</svg:desc><draw:g draw:style-name="gr2"><draw:path draw:style-name="gr3" draw:text-style-name="P140" svg:width="1.1472in" svg:height="0.211in" svg:x="0.0039in" svg:y="0.0102in" svg:viewBox="0 0 2915 537" svg:d="M1459 537c-487 0-973 0-1459 0 0-179 0-358 0-537 972 0 1943 0 2915 0 0 179 0 358 0 537-486 0-972 0-1456 0z"><text:p/></draw:path><draw:path draw:style-name="gr4" draw:text-style-name="P141" svg:width="0.0783in" svg:height="0.087in" svg:x="-0.0004in" svg:y="0.102in" svg:viewBox="0 0 200 222" svg:d="M29 187c-1 9-4 20-4 21 0 10 7 14 14 14 6 0 16-4 18-14 2-1 19-68 20-76 4-17 13-51 15-65 3-5 17-29 28-40 5-3 19-16 40-16 12 0 14 4 21 6-16 3-26 14-26 26 0 9 5 19 19 19 12 0 26-13 26-30s-15-32-40-32c-33 0-54 24-63 38-5-23-21-38-45-38-23 0-32 20-37 28-8 17-15 46-15 48 0 5 6 5 7 5 4 0 4-1 8-12 9-34 19-58 35-58 9 0 16 4 16 23 0 9-2 15-7 40-10 38-20 76-30 113z"><text:p/></draw:path><draw:path draw:style-name="gr4" draw:text-style-name="P141" svg:width="0.128in" svg:height="0.0449in" svg:x="0.1516in" svg:y="0.1165in" svg:viewBox="0 0 326 115" svg:d="M311 20c7 0 15 0 15-10s-8-10-15-10c-98 0-198 0-296 0-7 0-15 0-15 10s8 10 17 10c98 0 196 0 294 0zM311 115c7 0 15 0 15-10s-8-10-15-10c-98 0-196 0-294 0-9 0-17 0-17 10s8 10 15 10c98 0 198 0 296 0z"><text:p/></draw:path><draw:path draw:style-name="gr4" draw:text-style-name="P141" svg:width="0.1756in" svg:height="0.2311in" svg:x="0.3665in" svg:y="0in" svg:viewBox="0 0 447 588" svg:d="M154 588c15 0 15-2 21-10 90-186 179-372 269-558 3-7 3-9 3-10 0-6-3-10-10-10-6 0-9 4-10 10-85 175-169 351-255 526-35-81-70-162-105-242-22 17-45 35-67 52 3 2 4 5 7 8 11-8 24-17 35-27 38 87 74 174 112 261z"><text:p/></draw:path><draw:path draw:style-name="gr4" draw:text-style-name="P141" svg:width="0.6224in" svg:height="0.0075in" svg:x="0.5386in" svg:y="0in" svg:viewBox="0 0 1582 20" svg:d="M792 20c-264 0-527 0-792 0 0-7 0-13 0-20 528 0 1056 0 1582 0 0 7 0 13 0 20-263 0-526 0-790 0z"><text:p/></draw:path><draw:path draw:style-name="gr4" draw:text-style-name="P141" svg:width="0.0961in" svg:height="0.087in" svg:x="0.5445in" svg:y="0.102in" svg:viewBox="0 0 245 222" svg:d="M150 69c3-13 14-58 49-58 1 0 14 0 24 6-14 3-24 15-24 26 0 9 5 19 19 19 10 0 27-10 27-30 0-25-29-32-46-32-30 0-46 27-52 38-13-32-39-38-53-38-52 0-80 63-80 76 0 5 6 5 7 5 3 0 6-1 6-5 16-52 49-65 65-65 10 0 27 4 27 32 0 16-8 49-27 118-7 29-25 50-46 50-3 0-14 0-25-5 13-3 24-14 24-27 0-14-11-18-18-18-16 0-27 14-27 29 0 23 24 32 46 32 32 0 49-35 51-37 7 18 23 37 53 37 52 0 80-62 80-75 0-6-6-6-7-6-5 0-5 3-6 6-17 53-50 64-66 64-19 0-26-15-26-32 0-11 2-21 8-43 6-23 11-45 17-67z"><text:p/></draw:path><draw:path draw:style-name="gr4" draw:text-style-name="P141" svg:width="0.0591in" svg:height="0.0894in" svg:x="0.6575in" svg:y="0.0413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141" svg:width="0.128in" svg:height="0.1276in" svg:x="0.7898in" svg:y="0.0756in" svg:viewBox="0 0 326 325" svg:d="M174 172c46 0 91 0 137 0 7 0 15 0 15-10 0-9-8-9-15-9-46 0-91 0-137 0 0-47 0-91 0-138 0-7 0-15-10-15s-10 8-10 15c0 47 0 91 0 138-46 0-92 0-139 0-7 0-15 0-15 9 0 10 8 10 15 10 47 0 93 0 139 0 0 46 0 92 0 139 0 4 0 14 10 14s10-10 10-14c0-47 0-93 0-139z"><text:p/></draw:path><draw:path draw:style-name="gr4" draw:text-style-name="P141" svg:width="0.089in" svg:height="0.124in" svg:x="0.978in" svg:y="0.102in" svg:viewBox="0 0 227 316" svg:d="M225 29c2-5 2-7 2-11 0-8-6-12-14-12-4 0-13 2-17 9-1 3-6 19-7 27-3 13-7 27-10 39-7 30-15 59-22 88-2 9-23 42-56 42-24 0-30-21-30-39 0-22 9-53 26-96 7-20 9-26 9-35 0-23-16-41-40-41-48 0-66 71-66 76s6 5 7 5c4 0 6-1 7-10 14-46 34-60 50-60 5 0 13 0 13 16 0 12-6 25-8 35-20 51-30 79-30 102 0 43 31 58 60 58 20 0 37-8 51-22-7 25-13 49-32 76-13 16-33 30-55 30-7 0-29-1-38-21 9 0 16 0 21-5 6-4 11-10 11-20 0-15-14-17-18-17-12 0-28 7-28 31 0 25 21 42 52 42 50 0 101-43 115-99 15-63 32-125 47-188z"><text:p/></draw:path><draw:path draw:style-name="gr4" draw:text-style-name="P141" svg:width="0.0591in" svg:height="0.0894in" svg:x="1.0831in" svg:y="0.0413in" svg:viewBox="0 0 151 228" svg:d="M151 165c-4 0-7 0-11 0-1 7-4 28-8 31-3 3-30 3-35 3-21 0-42 0-63 0 36-32 47-42 68-58 25-21 49-42 49-74 0-42-36-67-80-67-43 0-71 29-71 62 0 16 14 18 18 18 9 0 18-6 18-18 0-6-2-19-21-19 12-23 35-30 51-30 35 0 52 26 52 54 0 30-21 53-33 66-28 27-54 53-82 81-3 3-3 4-3 14 48 0 94 0 141 0 3-21 7-42 10-63z"><text:p/></draw:path></draw:g></draw:g></text:p></text:list-item></text:list></text:list-item><text:list-item><text:p text:style-name="P81"><draw:g text:anchor-type="as-char" svg:y="-0.3374in" draw:z-index="48" draw:name="Shape236" draw:style-name="gr1"><svg:title>TexMaths</svg:title><svg:desc>14§display§\theta =\operatorname{atan}2\left(y,x\right)=2\operatorname{atan}\left(\frac{y}{x+\sqrt{x^2+y^2}}\right)§svg§600§FALSE§</svg:desc><draw:g draw:style-name="gr2"><draw:path draw:style-name="gr3" draw:text-style-name="P140" svg:width="3.589in" svg:height="0.5594in" svg:x="0.0012in" svg:y="0.0102in" svg:viewBox="0 0 9117 1422" svg:d="M4559 1422c-1520 0-3039 0-4559 0 0-475 0-948 0-1422 3039 0 6078 0 9117 0 0 474 0 947 0 1422-1519 0-3039 0-4558 0z"><text:p/></draw:path><draw:path draw:style-name="gr4" draw:text-style-name="P141" svg:width="0.0795in" svg:height="0.1378in" svg:x="-0.0004in" svg:y="0.2024in" svg:viewBox="0 0 203 351" svg:d="M203 101c0-32-8-101-59-101-68 0-144 139-144 250 0 47 14 101 59 101 70 0 144-140 144-250zM52 168c8-31 18-71 38-105 14-25 32-52 54-52 24 0 27 31 27 59 0 24-4 49-16 98-35 0-68 0-103 0zM151 183c-5 23-17 65-35 101-17 32-36 57-57 57-16 0-27-15-27-60 0-21 3-49 16-98 35 0 68 0 103 0z"><text:p/></draw:path><draw:path draw:style-name="gr4" draw:text-style-name="P141" svg:width="0.1287in" svg:height="0.0449in" svg:x="0.152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874in" svg:height="0.0882in" svg:x="0.3539in" svg:y="0.252in" svg:viewBox="0 0 223 225" svg:d="M144 183c2 20 14 41 38 41 10 0 41-7 41-48 0-8 0-18 0-26-5 0-9 0-13 0 0 8 0 18 0 26 0 30-13 32-18 32-16 0-18-22-18-25 0-32 0-65 0-98 0-21 0-40-17-58-20-19-45-27-67-27-41 0-76 24-76 56 0 14 11 22 24 22 12 0 22-9 22-22 0-6-3-22-25-22 13-17 38-23 53-23 24 0 52 20 52 63 0 6 0 13 0 18-25 2-59 3-91 17-36 17-49 44-49 65 0 40 48 51 80 51s54-19 64-42zM140 102c0 17 0 32 0 49 0 48-35 64-57 64-24 0-45-18-45-41 0-28 21-69 102-72z"><text:p/></draw:path><draw:path draw:style-name="gr4" draw:text-style-name="P141" svg:width="0.0602in" svg:height="0.1201in" svg:x="0.4465in" svg:y="0.2201in" svg:viewBox="0 0 154 306" svg:d="M76 105c23 0 46 0 70 0 0-6 0-10 0-15-24 0-47 0-70 0 0-30 0-61 0-90-5 0-9 0-13 0 0 39-15 92-63 94 0 4 0 7 0 11 14 0 28 0 42 0 0 45 0 91 0 136 0 60 45 65 63 65 35 0 49-35 49-65 0-10 0-19 0-28-4 0-8 0-13 0 0 8 0 18 0 26 0 37-14 56-32 56-33 0-33-45-33-53 0-46 0-91 0-137z"><text:p/></draw:path><draw:path draw:style-name="gr4" draw:text-style-name="P141" svg:width="0.0866in" svg:height="0.0882in" svg:x="0.5264in" svg:y="0.252in" svg:viewBox="0 0 221 225" svg:d="M143 183c1 20 15 41 38 41 11 0 40-7 40-48 0-8 0-18 0-26-4 0-8 0-12 0 0 8 0 18 0 26 0 30-12 32-17 32-17 0-18-22-18-25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972in" svg:height="0.085in" svg:x="0.6213in" svg:y="0.2531in" svg:viewBox="0 0 248 217" svg:d="M38 49c0 43 0 88 0 132 0 22-6 22-38 22 0 4 0 10 0 14 17 0 42-2 56-2 13 0 38 2 55 2 0-4 0-10 0-14-34 0-38 0-38-22 0-31 0-61 0-91 0-51 33-79 66-79 30 0 36 27 36 55 0 38 0 77 0 115 0 22-6 22-38 22 0 4 0 10 0 14 17 0 42-2 55-2 12 0 39 2 56 2 0-4 0-10 0-14-27 0-38 0-39-15 0-31 0-63 0-94 0-42 0-58-16-76-7-8-22-18-52-18-35 0-58 21-72 52 0-17 0-35 0-52-23 1-47 4-69 6 0 5 0 9 0 15 34 0 38 3 38 28z"><text:p/></draw:path><draw:path draw:style-name="gr4" draw:text-style-name="P141" svg:width="0.0768in" svg:height="0.128in" svg:x="0.7646in" svg:y="0.2102in" svg:viewBox="0 0 196 326" svg:d="M38 288c17-17 35-33 52-50 77-67 106-94 106-143 0-56-43-95-104-95-56 0-92 45-92 88 0 28 25 28 27 28 8 0 25-5 25-26 0-13-9-26-27-26-4 0-4 0-5 0 11-30 37-49 65-49 45 0 66 40 66 80 0 39-24 79-52 108-30 35-63 70-93 105-6 5-6 7-6 18 60 0 122 0 182 0 4-29 10-57 14-85-4 0-8 0-13 0-1 15-5 36-9 44-5 3-37 3-48 3-29 0-59 0-88 0z"><text:p/></draw:path><draw:path draw:style-name="gr4" draw:text-style-name="P141" svg:width="0.0441in" svg:height="0.1929in" svg:x="0.9031in" svg:y="0.1937in" svg:viewBox="0 0 113 491" svg:d="M113 487c0-1 0-3-8-11-62-62-77-156-77-230 0-85 18-170 78-232 7-7 7-7 7-8 0-5-1-6-4-6-5 0-50 34-78 97-25 53-31 107-31 149 0 38 4 98 32 153 30 60 72 92 77 92 3 0 4-1 4-4z"><text:p/></draw:path><draw:path draw:style-name="gr4" draw:text-style-name="P141" svg:width="0.089in" svg:height="0.1248in" svg:x="0.965in" svg:y="0.2531in" svg:viewBox="0 0 227 318" svg:d="M224 31c3-7 3-9 3-11 0-10-7-14-16-14-4 0-12 2-16 11-2 1-5 17-7 25-3 14-7 27-10 41-7 29-16 58-23 88-1 7-22 42-54 42-25 0-31-23-31-41 0-22 8-53 25-96 7-20 10-26 10-35 0-23-15-41-41-41-46 0-64 71-64 76s4 5 6 5c4 0 5-1 7-8 14-46 33-62 50-62 4 0 13 0 13 16 0 12-6 25-9 35-19 51-29 79-29 103 0 43 31 57 60 57 20 0 36-8 50-22-7 27-12 50-32 77-12 15-32 31-54 31-7 0-30-2-37-21 7 0 14 0 21-6 4-4 10-11 10-21 0-15-14-17-18-17-11 0-28 9-28 33 0 23 21 42 52 42 50 0 102-45 114-100 16-63 33-124 48-187z"><text:p/></draw:path><draw:path draw:style-name="gr4" draw:text-style-name="P141" svg:width="0.022in" svg:height="0.0575in" svg:x="1.078in" svg:y="0.3173in" svg:viewBox="0 0 57 147" svg:d="M57 52c0-32-12-52-32-52-15 0-25 13-25 27 0 12 10 25 25 25 6 0 13-2 17-6 3-1 1-1 3-1 1 0 1 0 1 7 0 36-17 66-33 82-6 6-6 6-6 7 0 5 3 6 6 6 5 0 44-38 44-95z"><text:p/></draw:path><draw:path draw:style-name="gr4" draw:text-style-name="P141" svg:width="0.0961in" svg:height="0.087in" svg:x="1.1531in" svg:y="0.2531in" svg:viewBox="0 0 245 222" svg:d="M150 69c3-13 14-58 49-58 1 0 14 0 24 7-14 2-24 14-24 27 0 7 5 17 19 17 10 0 27-10 27-30 0-25-29-32-46-32-28 0-46 27-52 38-13-32-39-38-53-38-51 0-79 64-79 76 0 5 5 5 6 5 4 0 6-1 6-5 16-52 50-65 65-65 10 0 27 4 27 34 0 14-8 47-27 116-7 31-23 52-46 52-3 0-14 0-25-7 13-3 24-13 24-27 0-12-11-17-18-17-16 0-27 13-27 28 0 23 24 32 46 32 32 0 51-33 52-36 6 18 22 36 53 36 51 0 79-62 79-75 0-4-5-4-6-4-6 0-6 1-7 5-17 52-49 65-66 65-18 0-26-17-26-34 0-10 2-21 8-42 6-22 11-46 17-68z"><text:p/></draw:path><draw:path draw:style-name="gr4" draw:text-style-name="P141" svg:width="0.0449in" svg:height="0.1929in" svg:x="1.2689in" svg:y="0.1937in" svg:viewBox="0 0 115 491" svg:d="M115 246c0-39-6-98-32-154-30-60-73-92-77-92-3 0-6 3-6 6 0 1 0 1 10 11 47 49 77 126 77 229 0 84-18 170-80 233-7 5-7 7-7 8 0 3 3 4 6 4 4 0 49-33 78-95 25-55 31-109 31-150z"><text:p/></draw:path><draw:path draw:style-name="gr4" draw:text-style-name="P141" svg:width="0.1287in" svg:height="0.0449in" svg:x="1.3976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768in" svg:height="0.128in" svg:x="1.6012in" svg:y="0.2102in" svg:viewBox="0 0 196 326" svg:d="M38 288c17-17 35-33 52-50 77-67 106-94 106-143 0-56-43-95-104-95-56 0-92 45-92 88 0 28 25 28 27 28 8 0 25-5 25-26 0-13-9-26-27-26-3 0-4 0-5 0 11-30 37-49 65-49 45 0 66 40 66 80 0 39-24 79-52 108-30 35-63 70-93 105-6 5-6 7-6 18 62 0 122 0 183 0 5-29 9-57 13-85-4 0-7 0-11 0-3 15-7 36-11 44-5 3-37 3-48 3-29 0-59 0-88 0z"><text:p/></draw:path><draw:path draw:style-name="gr4" draw:text-style-name="P141" svg:width="0.0866in" svg:height="0.0882in" svg:x="1.7287in" svg:y="0.252in" svg:viewBox="0 0 221 225" svg:d="M143 183c1 20 15 41 38 41 11 0 40-7 40-48 0-8 0-18 0-26-4 0-8 0-12 0 0 8 0 18 0 26 0 30-12 32-17 32-17 0-18-22-18-25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602in" svg:height="0.1201in" svg:x="1.8205in" svg:y="0.2201in" svg:viewBox="0 0 154 306" svg:d="M76 105c23 0 47 0 71 0 0-6 0-10 0-15-24 0-48 0-71 0 0-30 0-61 0-90-5 0-7 0-12 0-1 39-15 92-64 94 0 4 0 7 0 11 14 0 28 0 42 0 0 45 0 91 0 136 0 60 46 65 63 65 35 0 49-35 49-65 0-10 0-19 0-28-4 0-8 0-13 0 0 8 0 18 0 26 0 37-14 56-32 56-33 0-33-45-33-53 0-46 0-91 0-137z"><text:p/></draw:path><draw:path draw:style-name="gr4" draw:text-style-name="P141" svg:width="0.0874in" svg:height="0.0882in" svg:x="1.9004in" svg:y="0.252in" svg:viewBox="0 0 223 225" svg:d="M143 183c3 20 15 41 39 41 10 0 41-7 41-48 0-8 0-18 0-26-5 0-9 0-13 0 0 8 0 18 0 26 0 30-13 32-18 32-17 0-18-22-18-25 0-32 0-65 0-98 0-21 0-40-19-58-18-19-43-27-67-27-40 0-74 24-74 56 0 14 10 22 22 22 14 0 24-9 24-22 0-6-3-22-25-22 13-17 36-23 53-23 24 0 52 20 52 63 0 6 0 13 0 18-25 2-60 3-91 17-36 17-49 44-49 65 0 40 48 51 78 51 33 0 56-19 65-42zM140 102c0 17 0 32 0 49 0 48-35 64-57 64-26 0-45-18-45-41 0-28 21-69 102-72z"><text:p/></draw:path><draw:path draw:style-name="gr4" draw:text-style-name="P141" svg:width="0.0972in" svg:height="0.085in" svg:x="1.9953in" svg:y="0.2531in" svg:viewBox="0 0 248 217" svg:d="M39 49c0 43 0 88 0 132 0 22-5 22-39 22 0 4 0 10 0 14 18 0 42-2 56-2 13 0 38 2 55 2 0-4 0-10 0-14-33 0-38 0-38-22 0-31 0-61 0-91 0-51 35-79 66-79 30 0 36 27 36 55 0 38 0 77 0 115 0 22-6 22-38 22 0 4 0 10 0 14 17 0 42-2 56-2 13 0 38 2 55 2 0-4 0-10 0-14-25 0-38 0-38-15 0-31 0-63 0-94 0-42 0-58-15-76-7-8-24-18-52-18-37 0-59 21-73 52 0-17 0-35 0-52-24 1-46 4-70 6 0 5 0 9 0 15 35 0 39 3 39 28z"><text:p/></draw:path><draw:path draw:style-name="gr4" draw:text-style-name="P141" svg:width="0.1004in" svg:height="0.5791in" svg:x="2.1748in" svg:y="0in" svg:viewBox="0 0 256 1472" svg:d="M256 1466c0-1 0-1-3-5-47-57-86-120-116-188-64-151-89-326-89-536 0-209 23-393 96-554 28-63 66-120 109-173 2-2 3-3 3-4 0-6-4-6-11-6s-8 0-10 1c-22 28-31 30-68 84-86 121-129 265-152 412-11 80-15 159-15 239 0 183 22 371 101 539 35 74 82 141 131 193 5 3 5 4 13 4 7 0 11 0 11-6z"><text:p/></draw:path><draw:path draw:style-name="gr4" draw:text-style-name="P141" svg:width="0.089in" svg:height="0.1248in" svg:x="2.8421in" svg:y="0.1224in" svg:viewBox="0 0 227 318" svg:d="M225 29c2-7 2-7 2-11 0-8-7-12-14-12-6 0-13 2-17 9-1 3-6 19-7 27-4 13-7 27-10 39-7 30-15 59-22 88-3 9-24 42-56 42-25 0-31-21-31-39 0-22 8-53 25-96 9-20 10-26 10-35 0-23-15-41-41-41-46 0-64 71-64 76 0 4 4 2 6 4 5 0 5 0 8-9 13-46 32-60 49-60 4 0 13 0 13 16 0 12-5 25-9 33-19 53-28 81-28 104 0 43 31 58 60 58 19 0 35-8 49-22-5 25-12 50-32 76-12 16-31 30-53 30-7 0-29-1-38-21 9 0 14 0 21-5 6-4 10-10 10-20 0-15-13-17-18-17-11 0-28 7-28 31 0 25 22 44 53 44 50 0 101-45 115-101 15-63 32-125 47-188z"><text:p/></draw:path><draw:path draw:style-name="gr4" draw:text-style-name="P141" svg:width="1.1642in" svg:height="0.0075in" svg:x="2.3055in" svg:y="0.2866in" svg:viewBox="0 0 2958 20" svg:d="M1478 20c-493 0-985 0-1478 0 0-7 0-13 0-20 985 0 1971 0 2958 0 0 7 0 13 0 20-494 0-987 0-1480 0z"><text:p/></draw:path><draw:path draw:style-name="gr4" draw:text-style-name="P141" svg:width="0.0961in" svg:height="0.087in" svg:x="2.311in" svg:y="0.4165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 draw:text-style-name="P141" svg:width="0.128in" svg:height="0.1283in" svg:x="2.4701in" svg:y="0.389in" svg:viewBox="0 0 326 327" svg:d="M174 174c46 0 91 0 137 0 7 0 15 0 15-10s-8-10-15-10c-46 0-91 0-137 0 0-46 0-91 0-137 0-7 0-17-10-17s-10 10-10 17c0 46 0 91 0 137-46 0-92 0-139 0-7 0-15 0-15 10s8 10 15 10c47 0 93 0 139 0 0 46 0 92 0 138 0 6 0 15 10 15s10-9 10-15c0-46 0-92 0-138z"><text:p/></draw:path><draw:path draw:style-name="gr4" draw:text-style-name="P141" svg:width="0.176in" svg:height="0.2315in" svg:x="2.674in" svg:y="0.3256in" svg:viewBox="0 0 448 589" svg:d="M155 589c14 0 16 0 20-10 90-187 181-373 270-561 3-5 3-7 3-8 0-6-4-10-10-10-7 0-8 4-11 10-84 176-169 352-253 529-35-83-70-164-105-245-23 17-47 35-69 53 3 3 4 6 7 8 11-9 24-18 35-26 38 87 76 173 113 260z"><text:p/></draw:path><draw:path draw:style-name="gr4" draw:text-style-name="P141" svg:width="0.6228in" svg:height="0.0075in" svg:x="2.8465in" svg:y="0.3256in" svg:viewBox="0 0 1583 20" svg:d="M791 20c-263 0-528 0-791 0 0-7 0-13 0-20 528 0 1055 0 1583 0 0 7 0 13 0 20-264 0-528 0-792 0z"><text:p/></draw:path><draw:path draw:style-name="gr4" draw:text-style-name="P141" svg:width="0.0961in" svg:height="0.087in" svg:x="2.852in" svg:y="0.4165in" svg:viewBox="0 0 245 222" svg:d="M150 69c3-13 15-58 49-58 3 0 14 0 25 6-14 3-24 15-24 26 0 9 6 17 18 17s27-8 27-28c0-25-29-32-46-32-28 0-45 25-51 38-12-34-39-38-53-38-52 0-80 63-80 76 0 4 5 2 6 4 4 0 6 0 7-4 17-54 49-65 66-65 10 0 26 4 26 32 0 16-8 48-26 118-9 29-25 50-46 50-5 0-16 0-26-5 13-3 23-14 23-27 0-14-10-18-18-18-14 0-27 13-27 29 0 23 25 32 46 32 32 0 51-34 52-37 6 18 24 37 53 37 51 0 79-62 79-75 0-6-5-6-6-6-4 0-6 3-7 6-15 53-49 64-64 64-20 0-28-15-28-32 0-11 4-21 8-43 6-23 11-45 17-67z"><text:p/></draw:path><draw:path draw:style-name="gr4" draw:text-style-name="P141" svg:width="0.0598in" svg:height="0.0898in" svg:x="2.9657in" svg:y="0.3559in" svg:viewBox="0 0 153 229" svg:d="M153 167c-5 0-7 0-12 0-1 7-5 28-9 30-3 3-30 3-34 3-21 0-42 0-63 0 35-32 48-42 69-59 25-19 49-40 49-74 0-40-37-67-82-67-42 0-71 31-71 62 0 18 15 19 18 19 9 0 18-5 18-18 0-6-1-18-19-18 11-24 33-32 50-32 34 0 52 26 52 54 0 31-21 55-32 67-28 27-55 55-83 81-4 3-4 5-4 14 48 0 95 0 143 0 3-21 7-41 10-62z"><text:p/></draw:path><draw:path draw:style-name="gr4" draw:text-style-name="P141" svg:width="0.1287in" svg:height="0.1283in" svg:x="3.098in" svg:y="0.389in" svg:viewBox="0 0 328 327" svg:d="M174 174c46 0 91 0 137 0 7 0 17 0 17-10s-10-10-17-10c-46 0-91 0-137 0 0-46 0-91 0-137 0-7 0-17-10-17s-10 10-10 17c0 46 0 91 0 137-46 0-91 0-137 0-7 0-17 0-17 10s10 10 17 10c46 0 91 0 137 0 0 46 0 92 0 138 0 6 0 15 10 15s10-9 10-15c0-46 0-92 0-138z"><text:p/></draw:path><draw:path draw:style-name="gr4" draw:text-style-name="P141" svg:width="0.089in" svg:height="0.1248in" svg:x="3.2862in" svg:y="0.4165in" svg:viewBox="0 0 227 318" svg:d="M225 29c2-7 2-7 2-11 0-8-7-12-14-12-6 0-13 2-17 9-1 3-6 19-7 27-4 13-7 27-10 39-7 30-15 59-22 88-2 9-24 42-56 42-25 0-31-21-31-39 0-22 8-53 25-96 9-20 10-26 10-35 0-23-15-41-39-41-48 0-66 71-66 76 0 4 4 2 6 4 5 0 5 0 8-9 14-46 34-60 50-60 3 0 12 0 12 16 0 12-5 25-9 33-19 53-28 81-28 104 0 43 31 58 60 58 20 0 35-8 49-22-5 25-11 49-32 76-12 16-31 30-53 30-7 0-29-1-38-21 9 0 14 0 21-5 6-4 10-10 10-20 0-15-13-17-18-17-11 0-27 7-27 31 0 25 21 44 52 44 50 0 101-45 115-101 15-63 32-125 47-188z"><text:p/></draw:path><draw:path draw:style-name="gr4" draw:text-style-name="P141" svg:width="0.0598in" svg:height="0.0898in" svg:x="3.3909in" svg:y="0.3559in" svg:viewBox="0 0 153 229" svg:d="M153 167c-5 0-7 0-12 0-1 7-4 28-9 30-3 3-30 3-34 3-21 0-42 0-63 0 36-32 48-42 69-59 25-19 49-40 49-74 0-40-37-67-80-67-44 0-73 31-73 62 0 18 15 19 18 19 9 0 18-5 18-18 0-6-1-18-19-18 11-24 33-32 50-32 34 0 52 26 52 54 0 31-21 55-32 67-28 27-55 55-83 81-4 3-4 5-4 14 48 0 95 0 143 0 3-21 7-41 10-62z"><text:p/></draw:path><draw:path draw:style-name="gr4" draw:text-style-name="P141" svg:width="0.1004in" svg:height="0.5791in" svg:x="3.4996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s text:c="2"/></text:p><text:p text:style-name="P136"/></text:list-item><text:list-item><text:p text:style-name="P83"><draw:g text:anchor-type="as-char" svg:y="-0.1453in" draw:z-index="19" draw:name="Shape218" draw:style-name="gr1"><svg:title>TexMaths</svg:title><svg:desc>14§display§\vec{e_{r_M}}=\cos \left(\theta \right)\cdot \vec{e_x}+\sin \left(\theta \right)\cdot \vec{e_y}§svg§600§FALSE§</svg:desc><draw:g draw:style-name="gr2"><draw:path draw:style-name="gr3" draw:text-style-name="P140" svg:width="2.4799in" svg:height="0.1807in" svg:x="0.0004in" svg:y="0.0094in" svg:viewBox="0 0 6300 460" svg:d="M3152 460c-1052 0-2102 0-3152 0 0-154 0-306 0-460 2100 0 4200 0 6300 0 0 154 0 306 0 460-1050 0-2100 0-3148 0z"><text:p/></draw:path><draw:path draw:style-name="gr4" draw:text-style-name="P141" svg:width="0.0854in" svg:height="0.0374in" svg:x="0.1209in" svg:y="0.0067in" svg:viewBox="0 0 218 96" svg:d="M175 59c-7 5-22 19-22 28 0 5 4 9 9 9s6-2 9-5c5-9 18-21 39-32 3-3 8-4 8-10s-2-8-7-10c-11-8-16-17-19-28-2-5-3-11-10-11s-10 6-10 10c0 3 3 18 11 29-54 0-110 0-165 0-8 0-18 0-18 10s10 10 18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3in" svg:height="0.0602in" svg:x="0.087in" svg:y="0.1134in" svg:viewBox="0 0 161 154" svg:d="M66 81c0-1 8-32 8-35 2-3 11-19 23-28 2-3 12-10 26-10 4 0 13 2 20 6-11 3-16 13-16 18 0 9 6 13 14 13 9 0 20-6 20-21 0-17-20-24-36-24-19 0-34 7-49 24-6-21-27-24-35-24-13 0-23 7-27 17-8 14-14 33-14 35 0 4 6 4 7 4 4 0 4 0 7-10 6-21 11-38 25-38 9 0 11 9 11 17 0 7-2 20-5 30-3 8-6 22-7 30-4 14-7 28-11 44-2 4-3 8-5 14 0 8 7 11 13 11 4 0 11-3 14-10 1-1 6-17 7-25 3-13 7-25 10-38z"><text:p/></draw:path><draw:path draw:style-name="gr4" draw:text-style-name="P141" svg:width="0.1126in" svg:height="0.0657in" svg:x="0.165in" svg:y="0.1268in" svg:viewBox="0 0 287 168" svg:d="M256 21c2-7 3-10 21-10 7 0 7 0 9 0 1-1 1-5 1-7 0-4-3-4-7-4-13 0-25 0-38 0-5 0-8 0-11 6-34 46-69 92-102 139-11-46-21-92-32-138-2-7-3-7-10-7-13 0-27 0-39 0-5 0-9 0-9 7 0 4 3 4 10 4 1 0 10 0 15 2 0 2 0 4-1 7-10 40-21 79-31 120-1 7-3 17-26 17-2 0-6 0-6 7 0 2 1 4 4 4 4 0 10-2 14-2s10 0 14 0 10 0 14 0 10 2 14 2 7-2 7-7c0-4-4-4-7-4-12 0-17-3-17-10 0-2 0-3 2-6 11-43 21-85 32-128 11 49 22 97 34 148 1 4 1 7 5 7 3 0 6-2 10-6 36-50 73-100 109-151-11 45-22 90-33 136-2 8-3 10-21 10-7 0-10 0-10 7 0 1 1 4 4 4 6 0 11-2 17-2 4 0 11 0 17 0 5 0 11 0 16 0 6 0 12 2 17 2 2 0 6 0 6-7 0-4-3-4-9-4-2 0-5 0-9 0-7-2-7-2-7-3 0-2 0-2 1-4 11-44 21-86 32-129z"><text:p/></draw:path><draw:path draw:style-name="gr4" draw:text-style-name="P141" svg:width="0.1287in" svg:height="0.0453in" svg:x="0.3717in" svg:y="0.0736in" svg:viewBox="0 0 328 116" svg:d="M311 21c7 0 17-1 17-11s-10-10-16-10c-98 0-197 0-295 0-7 0-17 0-17 10s10 11 17 11c98 0 196 0 294 0zM312 116c6 0 16 0 16-10 0-11-10-11-17-11-98 0-196 0-294 0-7 0-17 0-17 11 0 10 10 10 17 10 98 0 197 0 295 0z"><text:p/></draw:path><draw:path draw:style-name="gr4" draw:text-style-name="P141" svg:width="0.0736in" svg:height="0.0882in" svg:x="0.572in" svg:y="0.0571in" svg:viewBox="0 0 188 225" svg:d="M41 113c0-79 40-100 65-100 5 0 37 0 54 18-21 1-24 15-24 22 0 13 10 22 24 22 12 0 22-8 22-22 0-33-38-53-76-53-61 0-106 53-106 113 0 63 48 112 105 112 66 0 83-60 83-64 0-6-6-4-7-4-5 0-6 1-7 4-14 46-47 52-65 52-25 0-68-21-68-100z"><text:p/></draw:path><draw:path draw:style-name="gr4" draw:text-style-name="P141" svg:width="0.085in" svg:height="0.0882in" svg:x="0.6571in" svg:y="0.0571in" svg:viewBox="0 0 217 225" svg:d="M217 115c0-63-49-115-108-115-61 0-109 53-109 115 0 63 50 110 108 110 60 0 109-47 109-110zM109 213c-21 0-43-10-56-33-12-22-12-51-12-70 0-18 0-44 11-67 14-22 36-32 56-32 22 0 43 11 56 32 12 21 12 49 12 67 0 19 0 45-9 66-12 23-34 37-58 37z"><text:p/></draw:path><draw:path draw:style-name="gr4" draw:text-style-name="P141" svg:width="0.063in" svg:height="0.0882in" svg:x="0.7547in" svg:y="0.0571in" svg:viewBox="0 0 161 225" svg:d="M87 124c10 3 50 10 50 45 0 25-17 45-54 45-42 0-61-28-69-69-1-7-3-8-7-8-7 0-7 3-7 11 0 21 0 44 0 66 0 8 0 11 6 11 2 0 2 0 12-10 2-1 2-1 10-11 21 21 43 21 55 21 56 0 78-32 78-68 0-26-14-41-21-47-15-15-35-19-56-23-27-6-60-12-60-41 0-17 12-36 54-36 55 0 58 43 59 59 0 4 4 4 6 4 5 0 5-2 5-11 0-17 0-34 0-51 0-7 0-11-5-11-2 0-3 0-10 6-1 2-6 7-8 8-19-14-38-14-47-14-58 0-78 34-78 60 0 17 8 31 21 42 17 13 29 15 66 22z"><text:p/></draw:path><draw:path draw:style-name="gr4" draw:text-style-name="P141" svg:width="0.0441in" svg:height="0.1921in" svg:x="0.8764in" svg:y="0in" svg:viewBox="0 0 113 489" svg:d="M113 484c0-2 0-2-8-10-62-63-77-155-77-229 0-86 18-171 80-231 5-7 5-7 5-8 0-5-1-6-4-6-5 0-50 34-78 96-25 54-31 108-31 149 0 37 4 96 32 152 30 60 72 92 77 92 3 0 4-1 4-5z"><text:p/></draw:path><draw:path draw:style-name="gr4" draw:text-style-name="P141" svg:width="0.0795in" svg:height="0.1374in" svg:x="0.9406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1.0398in" svg:y="0in" svg:viewBox="0 0 115 489" svg:d="M115 245c0-38-6-97-32-153-31-60-73-92-77-92-3 0-6 3-6 6 0 1 0 1 10 11 47 47 75 126 75 228 0 82-18 169-78 230-7 7-7 7-7 9 0 3 3 5 6 5 4 0 49-33 78-96 24-53 31-108 31-148z"><text:p/></draw:path><draw:path draw:style-name="gr4" draw:text-style-name="P141" svg:width="0.0201in" svg:height="0.0201in" svg:x="1.1638in" svg:y="0.0862in" svg:viewBox="0 0 52 52" svg:d="M52 25c0-14-11-25-25-25s-27 10-27 25c0 14 13 27 27 27s25-11 25-27z"><text:p/></draw:path><draw:path draw:style-name="gr4" draw:text-style-name="P141" svg:width="0.0854in" svg:height="0.0374in" svg:x="1.3091in" svg:y="0.0067in" svg:viewBox="0 0 218 96" svg:d="M175 59c-7 5-24 19-24 28 0 5 6 9 10 9s7-2 10-5c5-9 17-21 39-32 3-3 8-4 8-10s-4-8-7-10c-11-8-16-17-21-28 0-5-2-11-9-11s-10 6-10 10c0 3 4 18 12 29-56 0-110 0-166 0-9 0-17 0-17 10s8 10 17 10c53 0 105 0 158 0z"><text:p/></draw:path><draw:path draw:style-name="gr4" draw:text-style-name="P141" svg:width="0.074in" svg:height="0.087in" svg:x="1.2524in" svg:y="0.0594in" svg:viewBox="0 0 189 222" svg:d="M69 103c14 0 50-1 75-11 35-14 37-43 37-50 0-21-19-42-52-42-55 0-129 48-129 134 0 49 28 88 77 88 70 0 112-51 112-57 0-3-3-7-7-7-1 0-3 1-6 6-39 47-92 47-98 47-39 0-43-40-43-56 0-7 0-21 8-52 9 0 17 0 26 0zM46 92c18-74 70-81 83-81 22 0 36 14 36 31 0 50-78 50-99 50-7 0-13 0-20 0z"><text:p/></draw:path><draw:path draw:style-name="gr4" draw:text-style-name="P141" svg:width="0.0724in" svg:height="0.0602in" svg:x="1.3402in" svg:y="0.1134in" svg:viewBox="0 0 185 154" svg:d="M69 115c-3 11-14 29-33 29-5-1-11 0-18-4 14-4 16-17 16-20 0-7-6-12-14-12-10 0-20 8-20 21 0 18 20 25 36 25s30-10 38-24c9 18 28 24 42 24 39 0 60-42 60-52 0-6-4-6-5-6-4 0-6 3-7 7-7 24-28 41-46 41-14 0-21-8-21-22 0-9 8-40 16-79 7-25 23-35 35-35 6 2 12 0 19 6-12 3-16 13-16 18 0 9 6 13 14 13 7 0 20-6 20-21 0-18-23-24-37-24-16 0-30 11-39 24-5-14-21-24-40-24-40 0-61 42-61 52 0 4 5 4 6 4 4 0 4-1 7-6 8-26 29-42 46-42 11 0 21 7 21 24 0 6-4 24-7 35-4 15-8 31-12 48z"><text:p/></draw:path><draw:path draw:style-name="gr4" draw:text-style-name="P141" svg:width="0.1287in" svg:height="0.1272in" svg:x="1.485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4" draw:text-style-name="P141" svg:width="0.063in" svg:height="0.0882in" svg:x="1.674in" svg:y="0.0571in" svg:viewBox="0 0 161 225" svg:d="M87 124c10 3 50 10 50 45 0 25-17 45-54 45-42 0-61-28-69-69-1-7-3-8-7-8-7 0-7 3-7 11 0 21 0 44 0 66 0 8 0 11 6 11 2 0 2 0 12-10 2-1 2-1 10-11 21 21 43 21 55 21 56 0 78-32 78-68 0-26-14-41-21-47-15-15-35-19-56-23-27-6-60-12-60-41 0-17 12-36 54-36 55 0 58 43 59 59 0 4 4 4 6 4 5 0 5-2 5-11 0-17 0-34 0-51 0-7 0-11-5-11-2 0-3 0-10 6-1 2-6 7-8 8-19-14-38-14-47-14-58 0-78 34-78 60 0 17 8 31 21 42 17 13 29 15 66 22z"><text:p/></draw:path><draw:path draw:style-name="gr4" draw:text-style-name="P141" svg:width="0.0409in" svg:height="0.128in" svg:x="1.7508in" svg:y="0.0161in" svg:viewBox="0 0 105 326" svg:d="M70 110c-22 2-46 3-69 6 0 4 0 10 0 15 33 0 37 3 37 27 0 43 0 88 0 131 0 21-6 21-38 21 0 6 0 12 0 16 15 0 42-2 53-2 18 0 35 2 52 2 0-4 0-10 0-16-32 0-35-1-35-21 0-58 0-118 0-179zM73 25c0-15-13-25-27-25-15 0-25 13-25 25 0 14 10 27 25 27 14 0 27-11 27-27z"><text:p/></draw:path><draw:path draw:style-name="gr4" draw:text-style-name="P141" svg:width="0.0972in" svg:height="0.085in" svg:x="1.8043in" svg:y="0.0594in" svg:viewBox="0 0 248 217" svg:d="M38 49c0 43 0 87 0 131 0 21-4 21-38 21 0 5 0 10 0 16 17 0 42-2 56-2 13 0 38 2 55 2 0-6 0-11 0-16-33 0-38 0-38-21 0-30 0-61 0-91 0-50 35-78 66-78 30 0 36 27 36 55 0 37 0 75 0 114 0 21-6 21-38 21 0 5 0 10 0 16 17 0 42-2 55-2 14 0 39 2 56 2 0-6 0-11 0-16-25 0-38 0-39-14 0-32 0-63 0-93 0-42 0-58-14-76-7-8-24-18-52-18-37 0-60 21-73 52 0-17 0-35 0-52-24 1-46 4-70 6 0 5 0 9 0 15 35 0 38 3 38 28z"><text:p/></draw:path><draw:path draw:style-name="gr4" draw:text-style-name="P141" svg:width="0.0449in" svg:height="0.1921in" svg:x="1.9567in" svg:y="0in" svg:viewBox="0 0 115 489" svg:d="M115 484c0-2 0-2-9-10-61-63-77-155-77-229 0-86 19-171 79-231 7-7 7-7 7-8 0-5-2-6-6-6s-49 34-77 96c-25 54-32 108-32 149 0 37 6 96 34 152 29 60 71 92 75 92s6-1 6-5z"><text:p/></draw:path><draw:path draw:style-name="gr4" draw:text-style-name="P141" svg:width="0.0795in" svg:height="0.1374in" svg:x="2.0213in" svg:y="0.0071in" svg:viewBox="0 0 203 350" svg:d="M203 101c0-32-8-101-59-101-68 0-144 138-144 250 0 45 14 100 59 100 70 0 144-140 144-249zM52 168c8-32 18-72 38-105 14-25 32-52 54-52 24 0 27 31 27 59 0 24-4 49-16 98-35 0-68 0-103 0zM151 183c-5 23-17 64-35 98-17 34-36 57-57 57-16 0-27-14-27-58 0-20 3-49 16-97 35 0 68 0 103 0z"><text:p/></draw:path><draw:path draw:style-name="gr4" draw:text-style-name="P141" svg:width="0.0449in" svg:height="0.1921in" svg:x="2.1205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2.2445in" svg:y="0.0862in" svg:viewBox="0 0 52 52" svg:d="M52 25c0-14-11-25-25-25-16 0-27 10-27 25 0 14 11 27 27 27 14 0 25-11 25-27z"><text:p/></draw:path><draw:path draw:style-name="gr4" draw:text-style-name="P141" svg:width="0.085in" svg:height="0.0374in" svg:x="2.3886in" svg:y="0.0067in" svg:viewBox="0 0 217 96" svg:d="M174 59c-6 5-23 19-23 28 0 5 4 9 10 9 4 0 7-2 10-5 5-9 17-21 38-32 4-3 8-4 8-10s-3-8-7-10c-10-8-15-17-20-28-1-5-2-11-9-11s-10 6-10 10c0 3 4 18 11 29-55 0-111 0-165 0-9 0-17 0-17 10s8 10 17 10c52 0 105 0 157 0z"><text:p/></draw:path><draw:path draw:style-name="gr4" draw:text-style-name="P141" svg:width="0.074in" svg:height="0.087in" svg:x="2.3339in" svg:y="0.0594in" svg:viewBox="0 0 189 222" svg:d="M69 103c14 0 50-1 75-11 34-14 37-43 37-50 0-21-19-42-52-42-55 0-129 48-129 134 0 49 28 88 77 88 70 0 112-51 112-57 0-3-4-7-7-7-1 0-3 1-6 6-39 47-92 47-99 47-38 0-42-40-42-56 0-7 0-21 7-52 8 0 18 0 27 0zM46 92c18-74 70-81 83-81 22 0 36 14 36 31 0 50-80 50-99 50-7 0-13 0-20 0z"><text:p/></draw:path><draw:path draw:style-name="gr4" draw:text-style-name="P141" svg:width="0.0689in" svg:height="0.0866in" svg:x="2.4217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4 22-42 22-1 0-18 0-25-11 18-3 18-18 18-20 0-11-10-12-12-12-9 0-21 7-21 22 0 18 16 31 42 31 35 0 77-27 86-70 12-43 23-87 34-130z"><text:p/></draw:path></draw:g></draw:g></text:p></text:list-item><text:list-item><text:p text:style-name="P83"><draw:g text:anchor-type="as-char" svg:y="-0.222in" draw:z-index="20" draw:name="Shape219" draw:style-name="gr1"><svg:title>TexMaths</svg:title><svg:desc>14§display§\vec{e_{\theta _M}}=\cos \left(\theta +\frac{\pi }{2}\right)\cdot \vec{e_x}+\sin \left(\theta +\frac{\pi }{2}\right)\cdot \vec{e_y}§svg§600§FALSE§</svg:desc><draw:g draw:style-name="gr2"><draw:path draw:style-name="gr3" draw:text-style-name="P140" svg:width="3.4441in" svg:height="0.3343in" svg:x="0.0004in" svg:y="0.0102in" svg:viewBox="0 0 8749 850" svg:d="M0 0c2916 0 5833 0 8749 0 0 283 0 567 0 850-2916 0-5833 0-8749 0 0-283 0-567 0-850z"><text:p/></draw:path><draw:path draw:style-name="gr4" draw:text-style-name="P141" svg:width="0.085in" svg:height="0.0378in" svg:x="0.122in" svg:y="0.0843in" svg:viewBox="0 0 217 97" svg:d="M174 59c-6 5-23 19-23 28 0 5 4 10 10 10 4 0 7-3 10-6 5-7 17-21 38-32 4-2 8-4 8-10s-3-8-7-10c-10-8-15-17-20-28-1-5-2-11-9-11s-10 6-10 10c0 3 4 18 11 29-55 0-111 0-165 0-9 0-17 0-17 10s8 10 17 10c52 0 105 0 157 0z"><text:p/></draw:path><draw:path draw:style-name="gr4" draw:text-style-name="P141" svg:width="0.074in" svg:height="0.0874in" svg:x="-0.0004in" svg:y="0.1366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4" draw:text-style-name="P141" svg:width="0.0602in" svg:height="0.0961in" svg:x="0.0894in" svg:y="0.1575in" svg:viewBox="0 0 154 245" svg:d="M154 74c0-35-14-74-48-74-51 0-106 92-106 171 0 40 15 74 48 74 51 0 106-94 106-171zM39 116c17-74 48-106 67-106 23 0 23 38 23 45 0 14-3 33-10 61-27 0-53 0-80 0zM116 129c-10 38-18 56-28 73-11 18-25 35-40 35-19 0-21-27-21-45 0-24 5-51 9-63 27 0 54 0 80 0z"><text:p/></draw:path><draw:path draw:style-name="gr4" draw:text-style-name="P141" svg:width="0.1126in" svg:height="0.0657in" svg:x="0.1665in" svg:y="0.2047in" svg:viewBox="0 0 287 168" svg:d="M256 21c2-7 3-10 21-10 7 0 7 0 9 0 1-1 1-4 1-7 0-4-3-4-7-4-13 0-25 0-38 0-5 0-8 0-11 6-34 46-69 93-102 140-11-47-21-93-32-139-2-6-3-7-10-7-13 0-27 0-39 0-5 0-9 0-9 7 0 4 3 4 10 4 1 0 10 0 15 2 0 4 0 4-1 7-10 40-20 81-29 121-3 6-5 16-28 16-2 0-6 1-6 7 0 3 1 4 4 4 4 0 10 0 14 0s10 0 14 0c6 0 10 0 14 0 6 0 10 0 14 0s7-1 7-7c0-4-4-4-7-4-12 0-17-3-17-9 0-2 0-4 2-5 11-44 21-87 32-130 11 49 22 99 34 148 1 4 1 7 7 7 1 0 4 0 8-6 36-50 73-100 109-151h2c-12 46-24 91-35 137-2 7-3 9-21 9-6 0-10 0-10 7 0 3 1 4 4 4 6 0 11 0 17 0 5 0 11 0 17 0 5 0 11 0 16 0 6 0 12 0 17 0 2 0 6 0 6-7 0-4-3-4-7-4-2 0-7 0-11 0-6 0-7 0-7-3 0-1 0-1 1-3 11-43 21-87 32-130z"><text:p/></draw:path><draw:path draw:style-name="gr4" draw:text-style-name="P141" svg:width="0.128in" svg:height="0.0449in" svg:x="0.3736in" svg:y="0.152in" svg:viewBox="0 0 326 115" svg:d="M309 20c9 0 17 0 17-10s-8-10-15-10c-98 0-198 0-296 0-7 0-15 0-15 10s8 10 17 10c98 0 194 0 292 0zM311 115c7 0 15 0 15-10s-8-10-17-10c-98 0-194 0-292 0-9 0-17 0-17 10s8 10 15 10c98 0 198 0 296 0z"><text:p/></draw:path><draw:path draw:style-name="gr4" draw:text-style-name="P141" svg:width="0.0736in" svg:height="0.0882in" svg:x="0.574in" svg:y="0.1354in" svg:viewBox="0 0 188 225" svg:d="M41 113c0-79 40-100 65-100 6 0 37 0 54 18-20 1-24 17-24 22 0 13 10 23 24 23 12 0 22-9 22-23 0-33-38-53-76-53-61 0-106 53-106 115 0 63 49 110 105 110 66 0 83-58 83-63s-6-5-7-5c-5 0-6 3-6 5-15 45-46 51-64 51-27 0-70-21-70-100z"><text:p/></draw:path><draw:path draw:style-name="gr4" draw:text-style-name="P141" svg:width="0.0854in" svg:height="0.0882in" svg:x="0.6587in" svg:y="0.1354in" svg:viewBox="0 0 218 225" svg:d="M218 115c0-63-50-115-109-115-61 0-109 53-109 115 0 64 50 110 109 110s109-47 109-110zM109 213c-21 0-43-10-56-32-12-21-12-52-12-69 0-20 0-46 11-69 14-22 36-32 57-32s42 11 55 32c12 21 12 49 12 69 0 17 0 43-9 66-12 21-34 35-58 35z"><text:p/></draw:path><draw:path draw:style-name="gr4" draw:text-style-name="P141" svg:width="0.063in" svg:height="0.0882in" svg:x="0.7563in" svg:y="0.1354in" svg:viewBox="0 0 161 225" svg:d="M87 125c11 2 50 9 50 46 0 24-17 45-54 45-42 0-61-28-69-70-1-7-3-9-7-9-7 0-7 3-7 13 0 21 0 42 0 64 0 9 0 11 6 11 2 0 2 0 12-9 2 0 2-2 10-12 21 21 43 21 55 21 56 0 78-32 78-68 0-25-14-41-21-46-15-16-35-20-56-24-27-6-60-11-60-39 0-19 12-38 56-38 53 0 56 43 57 59 0 5 4 5 6 5 5 0 5-3 5-12 0-17 0-33 0-49 0-9 0-13-4-13-3 0-4 0-10 6-2 2-7 7-8 8-20-14-39-14-46-14-60 0-80 34-80 60 0 18 8 31 21 42 17 13 31 16 66 23z"><text:p/></draw:path><draw:path draw:style-name="gr4" draw:text-style-name="P141" svg:width="0.0736in" svg:height="0.3469in" svg:x="0.8937in" svg:y="0in" svg:viewBox="0 0 188 882" svg:d="M165 876c2 2 4 5 6 6 4 0 7 0 11 0 1 0 6 0 6-4 0-3-2-4-3-6-17-17-44-45-74-98-54-94-73-215-73-332 0-218 61-347 148-434 2-1 2-1 2-2 0-6-5-6-10-6-7 0-7 0-11 4-48 41-100 108-135 212-21 65-32 144-32 225 0 115 21 246 98 361 14 20 21 27 32 39 4 6 11 14 16 19 7 5 12 11 19 16z"><text:p/></draw:path><draw:path draw:style-name="gr4" draw:text-style-name="P141" svg:width="0.0799in" svg:height="0.1378in" svg:x="0.9823in" svg:y="0.0866in" svg:viewBox="0 0 204 351" svg:d="M204 101c0-32-9-101-60-101-67 0-144 139-144 251 0 46 15 100 60 100 69 0 144-140 144-250zM53 168c9-31 18-70 38-105 13-25 31-52 53-52 24 0 27 31 27 59 0 24-3 49-16 98-33 0-68 0-102 0zM151 183c-5 23-15 65-35 100-17 33-35 59-56 59-17 0-26-16-26-61 0-21 2-49 15-98 34 0 69 0 102 0z"><text:p/></draw:path><draw:path draw:style-name="gr4" draw:text-style-name="P141" svg:width="0.1287in" svg:height="0.1287in" svg:x="1.1244in" svg:y="0.1102in" svg:viewBox="0 0 328 328" svg:d="M174 174c46 0 91 0 137 0 7 0 17 0 17-10s-10-10-17-10c-46 0-91 0-137 0 0-46 0-92 0-139 0-5 0-15-10-15s-10 10-10 15c0 47 0 93 0 139-46 0-91 0-137 0-7 0-17 0-17 10s10 10 17 10c46 0 91 0 137 0 0 44 0 91 0 137 0 7 0 17 10 17s10-10 10-17c0-46 0-93 0-137z"><text:p/></draw:path><draw:path draw:style-name="gr4" draw:text-style-name="P141" svg:width="0.1039in" svg:height="0.085in" svg:x="1.3362in" svg:y="0.0083in" svg:viewBox="0 0 265 217" svg:d="M116 28c18 0 38 0 56 0-17 73-21 94-21 127 0 7 0 20 4 37 5 22 10 25 19 25s19-8 19-18c0-3 0-4-3-11-14-35-14-68-14-82 0-26 3-53 9-78 18 0 38 0 56 0 7 0 24 0 24-17 0-11-10-11-20-11-55 0-109 0-164 0-11 0-31 0-52 22-16 20-29 42-29 45 1 2 0 4 6 4 4 0 4-1 7-5 25-38 53-38 63-38 9 0 18 0 28 0-16 60-42 119-63 164-5 7-5 8-5 11 0 10 9 14 14 14 16 0 20-14 26-32 7-23 7-24 14-48 8-36 18-73 26-109z"><text:p/></draw:path><draw:path draw:style-name="gr4" draw:text-style-name="P141" svg:width="0.1169in" svg:height="0.0075in" svg:x="1.3307in" svg:y="0.1701in" svg:viewBox="0 0 298 20" svg:d="M0 0c99 0 199 0 298 0 0 7 0 13 0 20-99 0-199 0-298 0 0-7 0-13 0-20z"><text:p/></draw:path><draw:path draw:style-name="gr4" draw:text-style-name="P141" svg:width="0.0768in" svg:height="0.1287in" svg:x="1.3504in" svg:y="0.2256in" svg:viewBox="0 0 196 328" svg:d="M38 290c18-17 35-34 53-51 76-68 105-93 105-144 0-56-43-95-104-95-56 0-92 46-92 90 0 28 25 28 27 28 8 0 25-7 25-27 0-13-9-25-25-25-5 0-6 0-7 0 11-32 37-51 65-51 45 0 66 41 66 80s-24 79-50 109c-32 35-63 70-95 105-6 6-6 7-6 19 62 0 122 0 183 0 5-30 9-58 13-86-4 0-7 0-11 0-3 14-7 37-11 44-5 4-37 4-47 4-29 0-60 0-89 0z"><text:p/></draw:path><draw:path draw:style-name="gr4" draw:text-style-name="P141" svg:width="0.0728in" svg:height="0.3469in" svg:x="1.4783in" svg:y="0in" svg:viewBox="0 0 186 882" svg:d="M186 441c0-140-32-290-129-400-7-9-25-28-37-38-3-3-5-3-12-3-4 0-8 0-8 6 0 1 1 2 3 4 17 17 43 45 74 98 53 95 73 215 73 333 0 213-60 343-149 433-1 0-1 1-1 4 0 4 4 4 8 4 7 0 9 0 13-4 46-41 99-108 133-212 22-67 32-147 32-225z"><text:p/></draw:path><draw:path draw:style-name="gr4" draw:text-style-name="P141" svg:width="0.0205in" svg:height="0.0201in" svg:x="1.6465in" svg:y="0.1638in" svg:viewBox="0 0 53 52" svg:d="M53 27c0-14-12-27-26-27s-27 13-27 27 13 25 27 25 26-11 26-25z"><text:p/></draw:path><draw:path draw:style-name="gr4" draw:text-style-name="P141" svg:width="0.0854in" svg:height="0.0378in" svg:x="1.7921in" svg:y="0.0843in" svg:viewBox="0 0 218 97" svg:d="M175 59c-7 5-24 19-24 28 0 5 6 10 10 10 6 0 7-3 10-6 5-7 17-21 39-32 3-2 8-4 8-10s-4-8-7-10c-11-8-16-17-21-28 0-5-4-11-9-11-7 0-10 6-10 10 0 3 4 18 12 29-56 0-110 0-166 0-9 0-17 0-17 10s8 10 17 10c53 0 105 0 158 0z"><text:p/></draw:path><draw:path draw:style-name="gr4" draw:text-style-name="P141" svg:width="0.074in" svg:height="0.0874in" svg:x="1.7354in" svg:y="0.1366in" svg:viewBox="0 0 189 223" svg:d="M69 104c15 0 51 0 75-12 35-14 38-43 38-50 0-21-20-42-53-42-55 0-129 48-129 134 0 51 29 89 77 89 70 0 112-52 112-58 0-3-3-7-6-7-2 0-4 2-7 6-39 49-92 49-98 49-39 0-43-42-43-58 0-5 1-21 8-51 9 0 17 0 26 0zM46 94c20-76 70-83 83-83 24 0 36 14 36 31 0 52-78 52-99 52-7 0-13 0-20 0z"><text:p/></draw:path><draw:path draw:style-name="gr4" draw:text-style-name="P141" svg:width="0.0724in" svg:height="0.0602in" svg:x="1.8228in" svg:y="0.1909in" svg:viewBox="0 0 185 154" svg:d="M70 115c-4 11-15 31-32 31-2 0-13 0-20-6 14-4 16-17 16-18 0-9-6-13-14-13-10 0-20 7-20 21 0 17 20 24 36 24s30-10 40-24c7 18 26 24 40 24 39 0 60-42 60-52 0-4-4-4-5-4-4 0-4 1-6 6-8 23-28 42-47 42-14 0-21-10-21-23 0-10 8-40 18-78 7-27 22-35 33-35 6 1 12 0 19 4-12 3-16 13-16 20s6 12 14 12c9 0 20-7 20-21 0-19-23-25-37-25-16 0-30 11-37 24-7-14-23-24-42-24-38 0-61 42-61 52 0 4 5 4 6 4 4 0 4-1 7-6 8-26 29-40 46-40 13 0 21 5 21 22 0 7-4 24-7 35-4 16-7 32-11 48z"><text:p/></draw:path><draw:path draw:style-name="gr4" draw:text-style-name="P141" svg:width="0.1287in" svg:height="0.1287in" svg:x="1.9677in" svg:y="0.1102in" svg:viewBox="0 0 328 328" svg:d="M174 174c46 0 91 0 137 0 7 0 17 0 17-10s-10-10-17-10c-46 0-91 0-137 0 0-46 0-92 0-139 0-5 0-15-10-15s-10 10-10 15c0 47 0 93 0 139-46 0-91 0-137 0-7 0-17 0-17 10s10 10 17 10c46 0 91 0 137 0 0 44 0 91 0 137 0 7 0 17 10 17s10-10 10-17c0-46 0-93 0-137z"><text:p/></draw:path><draw:path draw:style-name="gr4" draw:text-style-name="P141" svg:width="0.063in" svg:height="0.0882in" svg:x="2.1571in" svg:y="0.1354in" svg:viewBox="0 0 161 225" svg:d="M87 125c11 2 50 9 50 46 0 24-17 45-54 45-42 0-59-28-69-70-1-7-3-9-7-9-7 0-7 3-7 13 0 21 0 42 0 64 0 9 0 11 6 11 2 0 2 0 12-9 2 0 2-2 10-12 21 21 43 21 55 21 56 0 78-32 78-68 0-25-14-41-20-46-16-16-36-20-57-24-27-6-60-11-60-39 0-19 12-38 56-38 53 0 56 43 57 59 0 5 4 5 6 5 5 0 5-3 5-12 0-17 0-33 0-49 0-9 0-13-4-13-3 0-4 0-10 6-1 2-7 7-8 8-20-14-39-14-46-14-60 0-80 34-80 60 0 18 8 31 21 42 17 13 31 16 66 23z"><text:p/></draw:path><draw:path draw:style-name="gr4" draw:text-style-name="P141" svg:width="0.0409in" svg:height="0.1287in" svg:x="2.2335in" svg:y="0.0929in" svg:viewBox="0 0 105 328" svg:d="M71 111c-23 1-46 4-70 5 0 6 0 10 0 16 33 0 37 2 37 26 0 44 0 88 0 133 0 23-4 23-38 23 0 4 0 8 0 14 15 0 42-2 55-2 16 0 33 2 50 2 0-6 0-10 0-14-32 0-34-3-34-23 0-60 0-120 0-180zM73 25c0-15-13-25-27-25-15 0-25 13-25 25 0 14 10 27 25 27 14 0 27-10 27-27z"><text:p/></draw:path><draw:path draw:style-name="gr4" draw:text-style-name="P141" svg:width="0.0972in" svg:height="0.085in" svg:x="2.287in" svg:y="0.1366in" svg:viewBox="0 0 248 217" svg:d="M39 49c0 43 0 88 0 132 0 22-5 22-39 22 0 4 0 8 0 14 18 0 42-1 56-1 13 0 38 1 55 1 0-6 0-10 0-14-33 0-38 0-38-22 0-31 0-61 0-91 0-51 35-79 66-79 30 0 36 27 36 55 0 38 0 77 0 115 0 22-6 22-38 22 0 4 0 8 0 14 17 0 42-1 56-1 13 0 38 1 55 1 0-6 0-10 0-14-25 0-38 0-38-15 0-33 0-63 0-94 0-42 0-58-15-76-7-8-24-18-52-18-37 0-59 21-73 52 0-17 0-35 0-52-24 1-46 4-70 6 0 5 0 9 0 15 35 0 39 4 39 28z"><text:p/></draw:path><draw:path draw:style-name="gr4" draw:text-style-name="P141" svg:width="0.0736in" svg:height="0.3469in" svg:x="2.4559in" svg:y="0in" svg:viewBox="0 0 188 882" svg:d="M165 876c0 2 4 5 6 6 4 0 7 0 11 0 1 0 6 0 6-4 0-3-2-4-3-6-18-17-45-45-74-98-54-94-73-215-73-332 0-218 61-347 147-434 3-1 1-1 3-2 0-6-5-6-10-6-7 0-7 0-13 4-46 41-99 108-133 212-21 65-32 144-32 225 0 115 21 246 98 361 14 20 21 27 32 39 4 6 11 14 16 19 7 5 12 11 19 16z"><text:p/></draw:path><draw:path draw:style-name="gr4" draw:text-style-name="P141" svg:width="0.0795in" svg:height="0.1378in" svg:x="2.5445in" svg:y="0.0866in" svg:viewBox="0 0 203 351" svg:d="M203 101c0-32-8-101-59-101-68 0-144 139-144 251 0 46 15 100 60 100 69 0 143-140 143-250zM53 168c9-31 18-70 38-105 13-25 31-52 53-52 24 0 27 31 27 59 0 24-4 49-16 98-33 0-68 0-102 0zM151 183c-5 23-15 65-35 100-17 33-35 59-56 59-17 0-26-16-26-61 0-21 2-49 15-98 34 0 69 0 102 0z"><text:p/></draw:path><draw:path draw:style-name="gr4" draw:text-style-name="P141" svg:width="0.1287in" svg:height="0.1287in" svg:x="2.6866in" svg:y="0.1102in" svg:viewBox="0 0 328 328" svg:d="M174 174c46 0 91 0 137 0 7 0 17 0 17-10s-10-10-17-10c-46 0-91 0-137 0 0-46 0-92 0-139 0-5 0-15-10-15s-10 10-10 15c0 47 0 93 0 139-46 0-91 0-137 0-7 0-17 0-17 10s10 10 17 10c46 0 91 0 137 0 0 44 0 91 0 137 0 7 0 17 10 17s10-10 10-17c0-46 0-93 0-137z"><text:p/></draw:path><draw:path draw:style-name="gr4" draw:text-style-name="P141" svg:width="0.1043in" svg:height="0.085in" svg:x="2.8976in" svg:y="0.0083in" svg:viewBox="0 0 266 217" svg:d="M118 28c18 0 37 0 56 0-17 73-21 94-21 127 0 7 0 20 4 37 4 22 10 25 17 25 11 0 21-8 21-18 0-3 0-4-3-11-14-35-14-68-14-82 0-26 3-53 8-78 18 0 38 0 56 0 7 0 24 0 24-17 0-11-10-11-20-11-54 0-110 0-165 0-10 0-29 0-50 22-17 20-31 42-31 45 3 2 0 4 7 4 3 0 4-1 7-5 24-38 53-38 63-38s18 0 28 0c-15 60-42 119-63 164-4 7-4 8-4 11 0 10 8 14 14 14 15 0 19-14 25-32 7-23 7-24 13-48 9-36 18-73 28-109z"><text:p/></draw:path><draw:path draw:style-name="gr4" draw:text-style-name="P141" svg:width="0.1169in" svg:height="0.0075in" svg:x="2.8929in" svg:y="0.1701in" svg:viewBox="0 0 298 20" svg:d="M0 0c99 0 199 0 298 0 0 7 0 13 0 20-99 0-199 0-298 0 0-7 0-13 0-20z"><text:p/></draw:path><draw:path draw:style-name="gr4" draw:text-style-name="P141" svg:width="0.0768in" svg:height="0.1287in" svg:x="2.9126in" svg:y="0.2256in" svg:viewBox="0 0 196 328" svg:d="M38 290c17-17 35-34 52-51 77-68 106-93 106-144 0-56-43-95-104-95-56 0-92 46-92 90 0 28 25 28 27 28 8 0 25-7 25-27 0-13-9-25-27-25-3 0-4 0-5 0 11-32 37-51 65-51 45 0 66 41 66 80s-24 79-52 109c-30 35-63 70-93 105-6 6-6 7-6 19 60 0 122 0 182 0 4-30 10-58 14-86-4 0-7 0-11 0-3 14-7 37-11 44-5 4-37 4-48 4-29 0-59 0-88 0z"><text:p/></draw:path><draw:path draw:style-name="gr4" draw:text-style-name="P141" svg:width="0.0728in" svg:height="0.3469in" svg:x="3.0406in" svg:y="0in" svg:viewBox="0 0 186 882" svg:d="M186 441c0-140-32-290-130-400-6-9-24-28-36-38-3-3-5-3-12-3-4 0-8 0-8 6 0 1 1 2 3 4 17 17 43 45 73 98 53 95 72 215 72 333 0 213-58 343-147 433-1 0-1 1-1 4 0 4 4 4 8 4 7 0 9 0 13-4 46-41 99-108 133-212 21-67 32-147 32-225z"><text:p/></draw:path><draw:path draw:style-name="gr4" draw:text-style-name="P141" svg:width="0.0201in" svg:height="0.0201in" svg:x="3.2087in" svg:y="0.1638in" svg:viewBox="0 0 52 52" svg:d="M52 27c0-14-11-27-25-27s-27 13-27 27 13 25 27 25 25-11 25-25z"><text:p/></draw:path><draw:path draw:style-name="gr4" draw:text-style-name="P141" svg:width="0.0854in" svg:height="0.0378in" svg:x="3.3528in" svg:y="0.0843in" svg:viewBox="0 0 218 97" svg:d="M175 59c-7 5-24 19-24 28 0 5 6 10 10 10s7-3 10-6c5-7 17-21 39-32 3-2 8-4 8-10s-4-8-7-10c-11-8-16-17-21-28 0-5-2-11-9-11s-10 6-10 10c0 3 4 18 12 29-56 0-110 0-166 0-9 0-17 0-17 10s8 10 17 10c53 0 105 0 158 0z"><text:p/></draw:path><draw:path draw:style-name="gr4" draw:text-style-name="P141" svg:width="0.074in" svg:height="0.0874in" svg:x="3.298in" svg:y="0.1366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4" draw:text-style-name="P141" svg:width="0.0689in" svg:height="0.0866in" svg:x="3.3858in" svg:y="0.1909in" svg:viewBox="0 0 176 221" svg:d="M175 21c1-4 1-4 1-7 0-7-5-11-11-11-4 0-10 1-14 8-1 3-4 13-5 20-3 10-5 19-7 29-3 9-13 52-14 55-14 10-16 31-42 31-24 0-24-23-24-30 0-18 8-40 18-66 4-11 6-15 6-21 0-16-14-29-33-29-35 0-50 46-50 52 0 4 4 4 6 4 4 0 5-1 5-4 10-30 24-42 38-42 6 0 8 3 8 11s-2 15-4 20c-17 42-21 54-21 70 0 5 0 22 14 33 11 9 25 10 35 10 13 0 25-4 37-15-5 19-7 33-23 51-8 10-22 21-40 21-3 0-20 0-27-11 20-1 13-12 20-18 0-11-12-14-14-14-9 0-20 7-20 22 0 19 15 31 41 31 35 0 77-26 88-70 11-43 21-87 32-130z"><text:p/></draw:path></draw:g></draw:g></text:p><text:p text:style-name="P83"><text:s text:c="9"/><draw:g text:anchor-type="as-char" svg:y="-0.1453in" draw:z-index="21" draw:name="Shape220" draw:style-name="gr1"><svg:title>TexMaths</svg:title><svg:desc>14§display§=-\sin \left(\theta \right)\cdot \vec{e_x}+\cos \left(\theta \right)\cdot \vec{e_y}§svg§600§FALSE§</svg:desc><draw:g draw:style-name="gr2"><draw:path draw:style-name="gr3" draw:text-style-name="P140" svg:width="2.2925in" svg:height="0.1807in" svg:x="-0.0004in" svg:y="0.0094in" svg:viewBox="0 0 5824 460" svg:d="M2913 460c-971 0-1941 0-2913 0 0-154 0-306 0-460 1942 0 3882 0 5824 0 0 154 0 306 0 460-970 0-1941 0-2911 0z"><text:p/></draw:path><draw:path draw:style-name="gr4" draw:text-style-name="P141" svg:width="0.1287in" svg:height="0.0453in" svg:x="0.0004in" svg:y="0.0736in" svg:viewBox="0 0 328 116" svg:d="M311 21c7 0 17-1 17-11s-10-10-17-10c-98 0-198 0-296 0-5 0-15 0-15 10s10 11 17 11c98 0 196 0 294 0zM311 116c7 0 17 0 17-10 0-11-10-11-17-11-98 0-196 0-294 0-7 0-17 0-17 11 0 10 10 10 15 10 98 0 198 0 296 0z"><text:p/></draw:path><draw:path draw:style-name="gr4" draw:text-style-name="P141" svg:width="0.1181in" svg:height="0.0079in" svg:x="0.2098in" svg:y="0.0921in" svg:viewBox="0 0 301 21" svg:d="M284 21c9 0 17-1 17-11s-8-10-17-10c-88 0-178 0-266 0-8 0-18 0-18 10s10 11 18 11c88 0 178 0 266 0z"><text:p/></draw:path><draw:path draw:style-name="gr4" draw:text-style-name="P141" svg:width="0.0626in" svg:height="0.0882in" svg:x="0.3835in" svg:y="0.0571in" svg:viewBox="0 0 160 225" svg:d="M85 124c12 3 52 10 52 45 0 25-18 45-56 45-42 0-59-28-68-69-2-7-2-8-7-8-6 0-6 3-6 11 0 21 0 44 0 66 0 8 0 11 4 11 3 0 4 0 13-10 1-1 1-1 10-11 22 21 44 21 54 21 56 0 79-32 79-68 0-26-14-41-20-47-17-15-36-19-56-23-28-6-62-12-62-41 0-17 14-36 56-36 54 0 56 43 58 59 0 4 4 4 5 4 7 0 7-2 7-11 0-17 0-34 0-51 0-7 0-11-5-11-3 0-4 0-10 6-1 2-7 7-8 8-20-14-40-14-47-14-60 0-78 34-78 60 0 17 7 31 21 42 15 13 29 15 64 22z"><text:p/></draw:path><draw:path draw:style-name="gr4" draw:text-style-name="P141" svg:width="0.0409in" svg:height="0.128in" svg:x="0.4598in" svg:y="0.0161in" svg:viewBox="0 0 105 326" svg:d="M71 110c-22 2-46 3-68 6 0 4 0 10 0 15 31 0 36 3 36 27 0 43 0 88 0 131 0 21-5 21-39 21 0 6 0 12 0 16 15 0 42-2 55-2 16 0 33 2 50 2 0-4 0-10 0-16-32 0-34-1-34-21 0-58 0-118 0-179zM73 25c0-15-13-25-25-25-16 0-27 13-27 25 0 14 11 27 27 27 12 0 25-11 25-27z"><text:p/></draw:path><draw:path draw:style-name="gr4" draw:text-style-name="P141" svg:width="0.0972in" svg:height="0.085in" svg:x="0.513in" svg:y="0.0594in" svg:viewBox="0 0 248 217" svg:d="M39 49c0 43 0 87 0 131 0 21-5 21-39 21 0 5 0 10 0 16 18 0 43-2 56-2s39 2 55 2c0-6 0-11 0-16-33 0-38 0-38-21 0-30 0-61 0-91 0-50 35-78 66-78 32 0 36 27 36 55 0 37 0 75 0 114 0 21-4 21-38 21 0 5 0 10 0 16 17 0 42-2 56-2 13 0 38 2 55 2 0-6 0-11 0-16-25 0-38 0-38-14 0-32 0-63 0-93 0-42 0-58-15-76-7-8-24-18-52-18-37 0-59 21-73 52 0-17 0-35 0-52-24 1-46 4-70 6 0 5 0 9 0 15 35 0 39 3 39 28z"><text:p/></draw:path><draw:path draw:style-name="gr4" draw:text-style-name="P141" svg:width="0.0441in" svg:height="0.1921in" svg:x="0.6665in" svg:y="0in" svg:viewBox="0 0 113 489" svg:d="M113 484c0-2 0-2-8-10-62-63-77-155-77-229 0-86 18-171 80-231 5-7 5-7 5-8 0-5-1-6-4-6-5 0-49 34-78 96-25 54-31 108-31 149 0 37 6 96 32 152 30 60 72 92 77 92 3 0 4-1 4-5z"><text:p/></draw:path><draw:path draw:style-name="gr4" draw:text-style-name="P141" svg:width="0.0795in" svg:height="0.1374in" svg:x="0.7303in" svg:y="0.0071in" svg:viewBox="0 0 203 350" svg:d="M203 101c0-32-8-101-59-101-68 0-144 138-144 250 0 45 15 100 59 100 70 0 144-140 144-249zM53 168c9-32 18-72 38-105 13-25 31-52 53-52 24 0 27 31 27 59 0 24-4 49-16 98-33 0-68 0-102 0zM151 183c-5 23-15 64-35 98-17 34-35 57-57 57-16 0-25-14-25-58 0-20 2-49 15-97 34 0 69 0 102 0z"><text:p/></draw:path><draw:path draw:style-name="gr4" draw:text-style-name="P141" svg:width="0.0449in" svg:height="0.1921in" svg:x="0.8295in" svg:y="0in" svg:viewBox="0 0 115 489" svg:d="M115 245c0-38-6-97-32-153-30-60-73-92-77-92-3 0-6 3-6 6 0 1 0 1 10 11 47 47 75 126 75 228 0 82-18 169-78 230-7 7-7 7-7 9 0 3 3 5 6 5 4 0 49-33 78-96 25-53 31-108 31-148z"><text:p/></draw:path><draw:path draw:style-name="gr4" draw:text-style-name="P141" svg:width="0.0201in" svg:height="0.0201in" svg:x="0.9535in" svg:y="0.0862in" svg:viewBox="0 0 52 52" svg:d="M52 25c0-14-11-25-25-25s-27 10-27 25c0 14 13 27 27 27s25-11 25-27z"><text:p/></draw:path><draw:path draw:style-name="gr4" draw:text-style-name="P141" svg:width="0.0854in" svg:height="0.0374in" svg:x="1.0996in" svg:y="0.0067in" svg:viewBox="0 0 218 96" svg:d="M175 59c-7 5-24 19-24 28 0 5 6 9 10 9s7-2 10-5c5-9 17-21 39-32 3-3 8-4 8-10s-4-8-7-10c-11-8-16-17-21-28 0-5-2-11-9-11s-10 6-10 10c0 3 4 18 12 29-56 0-110 0-166 0-9 0-17 0-17 10s8 10 17 10c53 0 105 0 158 0z"><text:p/></draw:path><draw:path draw:style-name="gr4" draw:text-style-name="P141" svg:width="0.074in" svg:height="0.087in" svg:x="1.0429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141" svg:width="0.0724in" svg:height="0.0602in" svg:x="1.1303in" svg:y="0.1134in" svg:viewBox="0 0 185 154" svg:d="M70 115c-4 11-15 29-34 29-5-1-11 0-18-4 14-4 16-17 16-20 0-7-6-12-14-12-10 0-20 8-20 21 0 18 20 25 36 25s30-10 38-24c9 18 28 24 42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141" svg:width="0.1287in" svg:height="0.1272in" svg:x="1.2748in" svg:y="0.0327in" svg:viewBox="0 0 328 324" svg:d="M174 173c46 0 91 0 137 0 7 0 17-1 17-11 0-11-10-10-17-10-46 0-91 0-137 0 0-46 0-90 0-137 0-7 0-15-10-15s-10 8-10 15c0 47 0 91 0 137-46 0-91 0-137 0-7 0-17-1-17 10 0 10 10 11 17 11 46 0 91 0 137 0 0 45 0 91 0 136 0 7 0 15 10 15s10-8 10-15c0-45 0-91 0-136z"><text:p/></draw:path><draw:path draw:style-name="gr4" draw:text-style-name="P141" svg:width="0.0728in" svg:height="0.0882in" svg:x="1.4646in" svg:y="0.0571in" svg:viewBox="0 0 186 225" svg:d="M41 113c0-79 40-100 65-100 5 0 37 0 54 18-21 1-24 15-24 22 0 13 10 22 22 22 14 0 24-8 24-22 0-33-38-53-76-53-61 0-106 53-106 113 0 63 48 112 105 112 66 0 81-60 81-64 0-6-4-4-5-4-5 0-6 1-7 4-14 46-47 52-65 52-25 0-68-21-68-100z"><text:p/></draw:path><draw:path draw:style-name="gr4" draw:text-style-name="P141" svg:width="0.085in" svg:height="0.0882in" svg:x="1.5492in" svg:y="0.0571in" svg:viewBox="0 0 217 225" svg:d="M217 115c0-63-49-115-108-115-61 0-109 53-109 115 0 63 50 110 108 110 60 0 109-47 109-110zM109 213c-21 0-43-10-56-33-12-22-12-51-12-70 0-18 0-44 11-67 14-22 36-32 56-32 22 0 43 11 56 32 12 21 12 49 12 67 0 19 0 45-11 66-10 23-32 37-56 37z"><text:p/></draw:path><draw:path draw:style-name="gr4" draw:text-style-name="P141" svg:width="0.063in" svg:height="0.0882in" svg:x="1.6469in" svg:y="0.0571in" svg:viewBox="0 0 161 225" svg:d="M87 124c10 3 50 10 50 45 0 25-17 45-56 45-40 0-59-28-67-69-1-7-3-8-7-8-7 0-7 3-7 11 0 21 0 44 0 66 0 8 0 11 6 11 2 0 2 0 12-10 2-1 0-1 10-11 21 21 43 21 53 21 58 0 80-32 80-68 0-26-15-41-21-47-15-15-35-19-56-23-27-6-60-12-60-41 0-17 12-36 54-36 55 0 58 43 58 59 1 4 5 4 7 4 5 0 5-2 5-11 0-17 0-34 0-51 0-7 0-11-5-11-2 0-3 0-10 6-1 2-6 7-8 8-19-14-38-14-47-14-60 0-78 34-78 60 0 17 8 31 21 42 15 13 29 15 66 22z"><text:p/></draw:path><draw:path draw:style-name="gr4" draw:text-style-name="P141" svg:width="0.0449in" svg:height="0.1921in" svg:x="1.7681in" svg:y="0in" svg:viewBox="0 0 115 489" svg:d="M115 484c0-2 0-2-9-10-61-63-77-155-77-229 0-86 19-171 79-231 7-7 7-7 7-8 0-5-2-6-6-6s-49 34-77 96c-25 54-32 108-32 149 0 37 6 96 34 152 29 60 71 92 75 92s6-1 6-5z"><text:p/></draw:path><draw:path draw:style-name="gr4" draw:text-style-name="P141" svg:width="0.0795in" svg:height="0.1374in" svg:x="1.8327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1.9319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2.0559in" svg:y="0.0862in" svg:viewBox="0 0 52 52" svg:d="M52 25c0-14-11-25-25-25-16 0-27 10-27 25 0 14 11 27 27 27 14 0 25-11 25-27z"><text:p/></draw:path><draw:path draw:style-name="gr4" draw:text-style-name="P141" svg:width="0.085in" svg:height="0.0374in" svg:x="2.1996in" svg:y="0.0067in" svg:viewBox="0 0 217 96" svg:d="M175 59c-7 5-24 19-24 28 0 5 4 9 10 9 4 0 7-2 10-5 5-9 17-21 38-32 4-3 8-4 8-10s-3-8-6-10c-11-8-16-17-21-28-1-5-2-11-9-11s-10 6-10 10c0 3 4 18 11 29-55 0-111 0-165 0-9 0-17 0-17 10s8 10 17 10c53 0 105 0 158 0z"><text:p/></draw:path><draw:path draw:style-name="gr4" draw:text-style-name="P141" svg:width="0.074in" svg:height="0.087in" svg:x="2.1453in" svg:y="0.0594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4" draw:text-style-name="P141" svg:width="0.0689in" svg:height="0.0866in" svg:x="2.2327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4 22-42 22-1 0-18 0-25-11 18-3 18-18 18-20 0-11-10-12-12-12-9 0-21 7-21 22 0 18 16 31 42 31 35 0 77-27 86-70 12-43 23-87 34-130z"><text:p/></draw:path></draw:g></draw:g></text:p></text:list-item></text:list><text:p text:style-name="P1"><text:s/></text:p></draw:text-box></draw:frame><text:span text:style-name="T76">6.1.2) </text:span><text:span text:style-name="T50">C</text:span>artésien 2D ⇒ Polaire</text:p>
      <text:p text:style-name="P2">Du coup on retrouve bien le fait que:</text:p>
      <text:p text:style-name="P36"><draw:g text:anchor-type="as-char" svg:y="-0.2701in" draw:z-index="23" draw:name="Shape53_0" draw:style-name="gr1"><svg:title>TexMaths</svg:title><svg:desc>14§display§\frac{\partial }{\partial \theta }\left(\vec{e_{r_M}}\right)=\vec{e_{\theta _M}}§svg§600§FALSE§</svg:desc><draw:g draw:style-name="gr2"><draw:path draw:style-name="gr3" draw:text-style-name="P140" svg:width="1.2587in" svg:height="0.3854in" svg:x="0.0098in" svg:y="0.0098in" svg:viewBox="0 0 3198 980" svg:d="M0 0c1065 0 2132 0 3198 0 0 326 0 654 0 980-1066 0-2133 0-3198 0 0-326 0-654 0-980z"><text:p/></draw:path><draw:path draw:style-name="gr4" draw:text-style-name="P141" svg:width="0.1016in" svg:height="0.1425in" svg:x="0.0555in" svg:y="0in" svg:viewBox="0 0 259 363" svg:d="M209 185c-6-30-26-58-63-58-31 0-63 7-101 47-41 40-45 86-45 100 0 31 22 89 91 89 118 0 168-166 168-236 0-78-45-127-106-127-72 0-94 64-94 77 0 7 4 18 19 18 16 0 27-15 27-26 0-17-15-17-24-17 21-37 56-39 72-39 35 0 70 25 70 88 0 19-3 45-14 84zM92 349c-54 0-54-51-54-56 0-13 12-82 33-111 20-28 44-43 75-43 53 0 54 54 54 64 0 35-32 146-108 146z"><text:p/></draw:path><draw:path draw:style-name="gr4" draw:text-style-name="P141" svg:width="0.2094in" svg:height="0.0075in" svg:x="0in" svg:y="0.2165in" svg:viewBox="0 0 533 20" svg:d="M0 0c178 0 356 0 533 0 0 7 0 13 0 20-177 0-355 0-533 0 0-7 0-13 0-20z"><text:p/></draw:path><draw:path draw:style-name="gr4" draw:text-style-name="P141" svg:width="0.1016in" svg:height="0.1425in" svg:x="0.0079in" svg:y="0.2638in" svg:viewBox="0 0 259 363" svg:d="M209 185c-6-30-26-58-65-58-29 0-61 9-99 47-41 40-45 86-45 102 0 29 22 87 91 87 116 0 168-166 168-236 0-78-46-127-106-127-72 0-94 64-94 77 0 7 4 18 18 18 17 0 27-15 27-26 0-17-16-17-23-17 21-37 56-39 70-39 37 0 70 25 70 88 0 19-3 45-12 84zM92 349c-54 0-54-51-54-55 0-14 12-83 32-112 20-28 45-43 74-43 55 0 55 54 55 64 0 35-31 146-107 146z"><text:p/></draw:path><draw:path draw:style-name="gr4" draw:text-style-name="P141" svg:width="0.0795in" svg:height="0.1382in" svg:x="0.1217in" svg:y="0.265in" svg:viewBox="0 0 203 352" svg:d="M203 101c0-32-8-101-59-101-68 0-144 139-144 251 0 46 14 101 59 101 68 0 144-142 144-251zM52 168c8-32 18-71 38-106 14-24 32-51 53-51 25 0 28 31 28 59 0 24-4 49-17 98-34 0-69 0-102 0zM150 183c-6 23-16 65-34 100-18 34-36 57-57 57-17 0-27-14-27-59 0-21 3-49 16-98 33 0 68 0 102 0z"><text:p/></draw:path><draw:path draw:style-name="gr4" draw:text-style-name="P141" svg:width="0.0449in" svg:height="0.1933in" svg:x="0.2843in" svg:y="0.124in" svg:viewBox="0 0 115 492" svg:d="M115 487c0-1 0-2-9-11-61-61-77-154-77-230 0-85 19-170 79-232 7-6 7-7 7-8 0-5-3-6-6-6-4 0-49 34-78 97-25 53-31 107-31 149 0 38 6 99 32 153 30 62 73 93 77 93 3 0 6-2 6-5z"><text:p/></draw:path><draw:path draw:style-name="gr4" draw:text-style-name="P141" svg:width="0.0854in" svg:height="0.0382in" svg:x="0.4709in" svg:y="0.1311in" svg:viewBox="0 0 218 98" svg:d="M175 59c-7 5-24 19-24 29 0 4 6 10 10 10s7-4 10-7c5-7 17-21 39-32 3-2 8-4 8-10s-4-7-7-10c-11-7-16-17-21-28 0-4-2-11-9-11s-10 7-10 10 4 18 12 29c-56 0-110 0-166 0-9 0-17 0-17 10s8 10 17 10c53 0 105 0 158 0z"><text:p/></draw:path><draw:path draw:style-name="gr4" draw:text-style-name="P141" svg:width="0.074in" svg:height="0.0866in" svg:x="0.3496in" svg:y="0.1843in" svg:viewBox="0 0 189 221" svg:d="M70 104c14 0 50-2 74-13 35-14 38-43 38-50 0-21-20-41-53-41-55 0-129 48-129 133 0 50 29 88 77 88 71 0 112-52 112-57 0-3-3-7-6-7-2 0-4 1-7 5-37 49-92 49-98 49-37 0-43-42-43-57 0-6 1-21 8-50 9 0 19 0 27 0zM46 92c20-75 70-82 83-82 24 0 36 14 36 31 0 51-78 51-98 51-7 0-14 0-21 0z"><text:p/></draw:path><draw:path draw:style-name="gr4" draw:text-style-name="P141" svg:width="0.0626in" svg:height="0.0606in" svg:x="0.437in" svg:y="0.2382in" svg:viewBox="0 0 160 155" svg:d="M64 83c2-3 9-34 10-35 0-3 10-20 21-28 4-3 14-10 28-10 4 0 13 0 20 4-11 3-16 13-16 20s6 12 14 12c7 0 19-7 19-21 0-18-19-25-37-25-17 0-32 7-47 24-7-21-28-24-37-24-12 0-21 8-26 17-7 14-13 33-13 35 0 5 4 4 6 5 5 0 5-1 8-11 4-21 11-36 25-36 9 0 11 7 11 17 0 5-2 18-5 28-3 8-6 23-9 30-2 16-7 30-9 45-2 4-5 13-5 14 0 7 7 11 12 11s12-4 15-9c1-3 4-19 7-27 3-13 6-24 8-36z"><text:p/></draw:path><draw:path draw:style-name="gr4" draw:text-style-name="P141" svg:width="0.1126in" svg:height="0.0657in" svg:x="0.515in" svg:y="0.252in" svg:viewBox="0 0 287 168" svg:d="M255 21c3-8 3-10 22-10 6 0 7 0 7-1 2-2 3-4 3-6 0-4-4-4-8-4-13 0-24 0-37 0-5 0-8 0-12 4-34 48-69 94-103 142-9-47-21-94-30-140-2-6-3-6-10-6-13 0-27 0-39 0-6 0-9 0-9 7 0 4 3 4 9 4 2 0 11 0 15 2 0 2 0 2 0 5-10 41-21 81-31 122-1 7-4 15-26 17-2 0-6 0-6 7 0 1 1 4 4 4 4 0 9-1 14-1 4 0 9 0 14 0 4 0 9 0 14 0 4 0 10 1 14 1 3 0 6-3 6-7s-3-4-6-4c-12-2-17-4-17-10 0-1 0-3 0-6 12-43 21-85 33-128 11 49 22 98 33 147 2 4 3 8 7 8 3 0 6-1 9-7 36-50 74-101 110-151-11 46-22 91-33 137-3 7-3 10-21 10-7 0-12 0-12 7 0 1 3 4 6 4 4 0 10-1 15-1 6 0 12 0 17 0 6 0 11 0 17 0s13 1 17 1c3 0 7 0 7-7 0-4-4-4-9-4-2 0-7 0-9-2-7 0-7 0-7-2s0 0 0-3c11-44 21-86 32-129z"><text:p/></draw:path><draw:path draw:style-name="gr4" draw:text-style-name="P141" svg:width="0.0441in" svg:height="0.1933in" svg:x="0.6673in" svg:y="0.124in" svg:viewBox="0 0 113 492" svg:d="M113 246c0-37-4-98-32-154-29-60-71-92-77-92-3 0-4 3-4 6 0 1 0 2 10 11 47 49 75 127 75 229 0 85-18 171-79 233-6 6-6 7-6 8 0 3 1 5 4 5 6 0 51-34 79-96 25-54 30-109 30-150z"><text:p/></draw:path><draw:path draw:style-name="gr4" draw:text-style-name="P141" svg:width="0.128in" svg:height="0.0449in" svg:x="0.7965in" svg:y="0.1984in" svg:viewBox="0 0 326 115" svg:d="M309 20c9 0 17 0 17-10s-8-10-15-10c-98 0-198 0-296 0-7 0-15 0-15 10s8 10 17 10c98 0 194 0 292 0zM311 115c7 0 15 0 15-10s-8-10-17-10c-98 0-194 0-292 0-9 0-17 0-17 10s8 10 15 10c98 0 198 0 296 0z"><text:p/></draw:path><draw:path draw:style-name="gr4" draw:text-style-name="P141" svg:width="0.085in" svg:height="0.0382in" svg:x="1.1213in" svg:y="0.1311in" svg:viewBox="0 0 217 98" svg:d="M174 59c-7 5-23 19-23 29 0 4 4 10 10 10 4 0 7-4 8-7 7-7 19-21 40-32 4-2 8-4 8-10s-3-7-7-10c-10-7-15-17-20-28-1-4-2-11-9-11s-10 7-10 10 4 18 11 29c-55 0-111 0-165 0-9 0-17 0-17 10s8 10 17 10c52 0 105 0 157 0z"><text:p/></draw:path><draw:path draw:style-name="gr4" draw:text-style-name="P141" svg:width="0.074in" svg:height="0.0866in" svg:x="0.9988in" svg:y="0.1843in" svg:viewBox="0 0 189 221" svg:d="M70 104c14 0 50-2 74-13 35-14 38-43 38-50 0-21-20-41-53-41-55 0-129 48-129 133 0 50 29 88 77 88 70 0 112-52 112-57 0-3-3-7-6-7-2 0-4 1-7 5-39 49-92 49-98 49-39 0-43-42-43-57 0-6 1-21 8-50 9 0 19 0 27 0zM46 92c20-75 70-82 83-82 24 0 36 14 36 31 0 51-78 51-99 51-7 0-13 0-20 0z"><text:p/></draw:path><draw:path draw:style-name="gr4" draw:text-style-name="P141" svg:width="0.0602in" svg:height="0.0965in" svg:x="1.0886in" svg:y="0.2028in" svg:viewBox="0 0 154 246" svg:d="M154 76c0-37-14-76-48-76-51 0-106 92-106 171 0 42 15 75 48 75 51 0 106-93 106-170zM39 118c17-75 46-108 67-108 23 0 23 38 23 45 0 14-3 33-10 63-27 0-53 0-80 0zM115 129c-10 38-17 56-28 73-10 18-24 35-39 35-19 0-23-27-23-45 0-23 7-49 10-63 27 0 53 0 80 0z"><text:p/></draw:path><draw:path draw:style-name="gr4" draw:text-style-name="P141" svg:width="0.1126in" svg:height="0.0657in" svg:x="1.1657in" svg:y="0.252in" svg:viewBox="0 0 287 168" svg:d="M256 21c2-8 2-10 21-10 6 0 7 0 7-1 2-2 3-4 3-6 0-4-4-4-8-4-13 0-24 0-37 0-5 0-8 0-12 4-34 48-68 94-101 142-11-47-21-94-32-140-2-6-3-6-10-6-13 0-27 0-39 0-5 0-9 0-9 7 0 4 3 4 9 4 2 0 11 0 16 2 0 2 0 2-1 5-10 41-21 81-31 122-1 7-3 15-26 17-2 0-6 0-6 7 0 1 1 4 4 4 4 0 10-1 14-1s10 0 14 0 10 0 14 0 10 1 14 1 6-3 6-7-3-4-6-4c-12-2-17-4-17-10 0-1 0-3 0-6 12-43 21-85 33-128h1c11 49 22 98 34 147 0 4 1 8 5 8 3 0 6-1 10-7 36-50 73-101 109-151-11 46-22 91-33 137-3 7-3 10-21 10-7 0-10 0-10 7 0 1 1 4 4 4 4 0 10-1 15-1s12 0 17 0c6 0 13 0 18 0s12 1 17 1c2 0 6 0 6-7 0-4-3-4-9-4-2 0-5 0-9-2-7 0-7 0-7-2s0 0 1-3c11-44 21-86 32-129z"><text:p/></draw:path></draw:g></draw:g></text:p>
      <text:p text:style-name="P50">et</text:p>
      <text:p text:style-name="P7"><draw:g text:anchor-type="as-char" svg:y="-0.2701in" draw:z-index="22" draw:name="Shape54_0" draw:style-name="gr1"><svg:title>TexMaths</svg:title><svg:desc>14§display§\frac{\partial }{\partial \theta }\left(\vec{e_{\theta _M}}\right)=-\vec{e_{r_M}}§svg§600§FALSE§</svg:desc><draw:g draw:style-name="gr2"><draw:path draw:style-name="gr3" draw:text-style-name="P140" svg:width="1.4094in" svg:height="0.3862in" svg:x="0.0094in" svg:y="0.0094in" svg:viewBox="0 0 3581 982" svg:d="M1792 982c-598 0-1194 0-1792 0 0-328 0-654 0-982 1194 0 2387 0 3581 0 0 328 0 654 0 982-596 0-1193 0-1789 0z"><text:p/></draw:path><draw:path draw:style-name="gr4" draw:text-style-name="P141" svg:width="0.1012in" svg:height="0.1425in" svg:x="0.0555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4" draw:text-style-name="P141" svg:width="0.2094in" svg:height="0.0075in" svg:x="-0.0004in" svg:y="0.2165in" svg:viewBox="0 0 533 20" svg:d="M267 20c-89 0-177 0-267 0 0-7 0-13 0-20 178 0 356 0 533 0 0 7 0 13 0 20-88 0-177 0-266 0z"><text:p/></draw:path><draw:path draw:style-name="gr4" draw:text-style-name="P141" svg:width="0.1016in" svg:height="0.1425in" svg:x="0.0071in" svg:y="0.2638in" svg:viewBox="0 0 259 363" svg:d="M209 185c-6-31-26-58-63-58-31 0-63 7-101 47-41 40-45 85-45 100 0 31 22 89 91 89 118 0 168-166 168-236 0-78-46-127-106-127-72 0-94 63-94 77 0 7 4 17 18 17 17 0 27-14 27-25 0-17-14-17-23-17 21-37 56-41 70-41 37 0 72 27 72 90 0 19-3 45-14 84zM92 349c-54 0-54-51-54-56 0-13 12-82 33-111 20-28 44-45 75-45 53 0 54 56 54 66 0 35-32 146-108 146z"><text:p/></draw:path><draw:path draw:style-name="gr4" draw:text-style-name="P141" svg:width="0.0795in" svg:height="0.1382in" svg:x="0.1213in" svg:y="0.2665in" svg:viewBox="0 0 203 352" svg:d="M203 99c0-32-8-99-59-99-68 0-144 139-144 251 0 46 14 101 59 101 70 0 144-142 144-253zM52 168c8-32 18-71 38-106 14-24 32-52 54-52 24 0 27 32 27 60 0 24-4 49-16 98-35 0-68 0-103 0zM151 183c-5 23-17 65-35 100-17 34-36 57-57 57-16 0-27-14-27-60 0-20 3-49 16-97 35 0 68 0 103 0z"><text:p/></draw:path><draw:path draw:style-name="gr4" draw:text-style-name="P141" svg:width="0.0449in" svg:height="0.1933in" svg:x="0.2839in" svg:y="0.1256in" svg:viewBox="0 0 115 492" svg:d="M115 486c0-1 0-1-9-10-61-63-77-155-77-231 0-85 19-171 79-232 7-6 7-7 7-9 0-3-2-4-6-4s-49 34-77 95c-25 55-32 109-32 150 0 39 6 98 34 154 29 60 71 93 75 93s6-2 6-6z"><text:p/></draw:path><draw:path draw:style-name="gr4" draw:text-style-name="P141" svg:width="0.0854in" svg:height="0.0382in" svg:x="0.4713in" svg:y="0.1311in" svg:viewBox="0 0 218 98" svg:d="M175 59c-7 7-24 21-24 29 0 4 6 10 10 10s7-3 10-7c5-7 17-21 39-31 3-3 8-5 8-11 0-4-4-7-7-10-11-7-16-15-21-28 0-4-2-11-9-11s-10 7-10 11c0 3 4 18 12 28-56 0-110 0-166 0-9 0-17 0-17 10s8 10 17 10c53 0 105 0 158 0z"><text:p/></draw:path><draw:path draw:style-name="gr4" draw:text-style-name="P141" svg:width="0.074in" svg:height="0.0874in" svg:x="0.3488in" svg:y="0.1835in" svg:viewBox="0 0 189 223" svg:d="M70 104c14 0 50-2 76-12 33-15 36-43 36-50 0-22-18-42-52-42-54 0-130 48-130 133 0 50 29 90 78 90 70 0 111-52 111-58 0-3-3-7-6-7-2 0-2 2-5 6-39 47-93 47-100 47-37 0-42-40-42-56 0-7 0-22 7-51 9 0 19 0 27 0zM48 92c18-74 68-81 82-81 23 0 37 14 37 31 0 50-80 50-100 50-7 0-12 0-19 0z"><text:p/></draw:path><draw:path draw:style-name="gr4" draw:text-style-name="P141" svg:width="0.0606in" svg:height="0.0961in" svg:x="0.4386in" svg:y="0.2028in" svg:viewBox="0 0 155 245" svg:d="M155 74c0-36-14-74-47-74-52 0-108 92-108 171 0 40 17 74 48 74 53 0 107-94 107-171zM39 116c18-74 48-106 67-106 23 0 23 38 23 45 0 12-3 32-10 61-27 0-53 0-80 0zM116 129c-10 38-18 56-28 73-11 18-25 33-39 33-20 0-22-25-22-45 0-22 7-49 9-61 27 0 54 0 80 0z"><text:p/></draw:path><draw:path draw:style-name="gr4" draw:text-style-name="P141" svg:width="0.113in" svg:height="0.0657in" svg:x="0.5157in" svg:y="0.252in" svg:viewBox="0 0 288 168" svg:d="M256 21c3-7 3-10 21-10 7 0 7 0 9 0 1-1 2-5 2-7 0-4-4-4-8-4-13 0-25 0-38 0-4 0-7 0-11 6-34 46-69 93-102 140-10-47-21-93-31-139-1-7-4-7-10-7-12 0-26 0-39 0-6 0-10 0-10 7 0 4 4 4 10 4 3 0 11 0 15 2 0 2 0 4 0 7-9 40-21 81-30 121-2 6-5 16-27 16-3 0-7 0-7 7 0 3 3 4 4 4 4 0 10 0 14 0 6 0 10-1 14-1 6 0 10 1 16 1 4 0 9 0 14 0 2 0 5-1 5-7 0-4-4-4-7-4-11 0-17-3-17-9 0-2 2-4 2-5 11-44 21-87 32-130 11 49 22 99 34 148 1 4 1 7 7 7 2 0 5-1 8-6 36-50 74-100 111-151-12 46-24 91-35 137-2 7-2 9-21 9-6 0-10 0-10 7 0 3 1 4 4 4 6 0 11 0 17 0 5 0 11-1 17-1 5 0 11 1 16 1 6 0 12 0 17 0 2 0 7 0 7-7 0-4-4-4-8-4-2 0-7 0-11 0-6 0-6-2-6-3s0-1 0-3c11-43 21-87 32-130z"><text:p/></draw:path><draw:path draw:style-name="gr4" draw:text-style-name="P141" svg:width="0.0441in" svg:height="0.1933in" svg:x="0.6697in" svg:y="0.1256in" svg:viewBox="0 0 113 492" svg:d="M113 245c0-38-5-97-32-153-29-60-71-92-77-92-3 0-4 1-4 4 0 2 0 3 8 11 49 49 77 128 77 230 0 84-18 171-79 233-6 7-6 7-6 8 0 4 1 6 4 6 6 0 49-34 79-96 25-54 30-109 30-151z"><text:p/></draw:path><draw:path draw:style-name="gr4" draw:text-style-name="P141" svg:width="0.1287in" svg:height="0.0449in" svg:x="0.7976in" svg:y="0.198in" svg:viewBox="0 0 328 115" svg:d="M311 20c7 0 17 0 17-10s-10-10-16-10c-98 0-197 0-295 0-7 0-17 0-17 10s10 10 17 10c98 0 196 0 294 0zM312 115c6 0 16 0 16-10s-10-10-17-10c-98 0-196 0-294 0-7 0-17 0-17 10s10 10 17 10c98 0 197 0 295 0z"><text:p/></draw:path><draw:path draw:style-name="gr4" draw:text-style-name="P141" svg:width="0.1181in" svg:height="0.0075in" svg:x="1.0075in" svg:y="0.2165in" svg:viewBox="0 0 301 20" svg:d="M283 20c8 0 18 0 18-10s-10-10-18-10c-88 0-178 0-266 0-9 0-17 0-17 10s8 10 17 10c88 0 178 0 266 0z"><text:p/></draw:path><draw:path draw:style-name="gr4" draw:text-style-name="P141" svg:width="0.0854in" svg:height="0.0382in" svg:x="1.272in" svg:y="0.1311in" svg:viewBox="0 0 218 98" svg:d="M175 59c-7 7-24 21-24 29 0 4 6 10 10 10s7-3 10-7c5-7 17-21 39-31 3-3 8-5 8-11 0-4-4-7-7-10-11-7-16-15-21-28 0-4-2-11-9-11s-10 7-10 11c0 3 4 18 12 28-56 0-110 0-166 0-9 0-17 0-17 10s8 10 17 10c53 0 105 0 158 0z"><text:p/></draw:path><draw:path draw:style-name="gr4" draw:text-style-name="P141" svg:width="0.074in" svg:height="0.0874in" svg:x="1.1508in" svg:y="0.1835in" svg:viewBox="0 0 189 223" svg:d="M70 104c14 0 50-2 74-12 35-15 38-43 38-50 0-22-20-42-53-42-55 0-129 48-129 133 0 50 29 90 77 90 71 0 112-52 112-58 0-3-3-7-6-7-2 0-4 2-7 6-39 47-92 47-98 47-37 0-43-40-43-56 0-7 1-22 8-51 9 0 19 0 27 0zM46 92c20-74 70-81 83-81 24 0 36 14 36 31 0 50-78 50-98 50-7 0-14 0-21 0z"><text:p/></draw:path><draw:path draw:style-name="gr4" draw:text-style-name="P141" svg:width="0.0626in" svg:height="0.0606in" svg:x="1.2386in" svg:y="0.2378in" svg:viewBox="0 0 160 155" svg:d="M64 83c2-2 9-33 10-35 0-3 10-20 21-28 4-3 14-10 28-10 4 0 13 1 20 5-11 3-16 13-16 19 0 8 6 12 14 12 7 0 19-5 19-21 0-17-19-25-37-25-17 0-32 8-47 25-7-21-28-25-37-25-12 0-21 8-26 18-7 14-13 34-13 35 0 4 4 3 6 4 5 0 5 0 8-9 4-21 11-38 25-38 9 0 11 8 11 17 0 7-2 19-5 29-3 8-6 24-9 31-2 14-7 29-9 43-2 6-3 10-5 14 0 9 7 11 12 11s12-2 15-9c1-2 4-17 7-26 3-12 6-25 8-37z"><text:p/></draw:path><draw:path draw:style-name="gr4" draw:text-style-name="P141" svg:width="0.1126in" svg:height="0.0657in" svg:x="1.3161in" svg:y="0.252in" svg:viewBox="0 0 287 168" svg:d="M255 21c3-7 3-10 22-10 6 0 6 0 7 0 2-1 3-5 3-7 0-4-4-4-8-4-13 0-24 0-37 0-5 0-8 0-12 6-34 46-69 93-103 140-9-47-21-93-30-139-2-7-3-7-10-7-13 0-27 0-39 0-6 0-9 0-9 7 0 4 3 4 9 4 2 0 11 0 15 2 0 2 0 4 0 7-10 40-21 81-31 121-1 6-4 16-26 16-2 0-6 0-6 7 0 3 1 4 4 4 4 0 9 0 14 0 4 0 9-1 14-1 4 0 9 1 14 1 4 0 10 0 14 0 3 0 6-1 6-7 0-4-3-4-6-4-12 0-17-3-17-9 0-2 0-4 0-5 12-44 21-87 33-130 11 49 22 99 33 148 2 4 3 7 7 7 3 0 6-1 9-6 36-50 74-100 110-151-11 46-22 91-33 137-3 7-3 9-21 9-7 0-12 0-12 7 0 3 3 4 5 4 5 0 11 0 16 0 6 0 12-1 17-1 6 0 11 1 17 1s13 0 17 0c3 0 7 0 7-7 0-4-4-4-9-4-4 0-7 0-11 0-5 0-5-2-5-3s0-1 0-3c11-43 21-87 32-130z"><text:p/></draw:path></draw:g></draw:g></text:p>
      <text:p text:style-name="P43"><text:soft-page-break/><text:span text:style-name="T55">6.</text:span><text:span text:style-name="T58">2</text:span><text:span text:style-name="T57">) </text:span><text:span text:style-name="T64">Correspondances </text:span><text:span text:style-name="T65">[C</text:span><text:span text:style-name="T64">artésien </text:span><text:span text:style-name="T67">3</text:span><text:span text:style-name="T66">D</text:span><text:span text:style-name="T31">↔</text:span><text:span text:style-name="T67">Cylindrique </text:span><text:span text:style-name="T65">]</text:span></text:p>
      <text:p text:style-name="P52"/>
      <text:p text:style-name="P25"><draw:frame draw:style-name="fr1" draw:name="Frame4" text:anchor-type="paragraph" svg:x="-0.0161in" svg:y="0.2929in" svg:width="6.7256in" draw:z-index="24"><draw:text-box fo:min-height="1.4799in"><text:p text:style-name="P24"/><text:p text:style-name="P74"><draw:g text:anchor-type="as-char" svg:y="-0.1453in" draw:z-index="144" draw:name="Shape261" draw:style-name="gr1"><svg:title>TexMaths</svg:title><svg:desc>14§display§M\left(r,\ \theta ,\ z^{\ast }\right)_{\left(O,\ \vec{e_r},\ \vec{e_{\theta }},\ \vec{e_{z^{\ast }}}\right)}\ \Longrightarrow \ M\left(x,\ y,\ z\right)_{\left(O,\ \vec{e_x},\ \vec{e_y},\ \vec{e_z}\right)}§svg§600§FALSE§</svg:desc><draw:g draw:style-name="gr2"><draw:path draw:style-name="gr3" draw:text-style-name="P140" svg:width="4.7445in" svg:height="0.2217in" svg:x="0.002in" svg:y="0.0094in" svg:viewBox="0 0 12052 564" svg:d="M6026 564c-2009 0-4017 0-6026 0 0-188 0-377 0-564 4017 0 8035 0 12052 0 0 187 0 376 0 564-2010 0-4019 0-6026 0z"><text:p/></draw:path><draw:path draw:style-name="gr4" draw:text-style-name="P141" svg:width="0.1937in" svg:height="0.1307in" svg:x="0.0004in" svg:y="0.0134in" svg:viewBox="0 0 493 333" svg:d="M435 38c5-18 6-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3 0 47-1 61-1 21 0 42 1 61 1 3 0 10 0 10-8 0-5-4-5-14-5-18 0-32 0-32-9 0-2 0-3 3-12 22-88 43-174 65-261z"><text:p/></draw:path><draw:path draw:style-name="gr4" draw:text-style-name="P141" svg:width="0.0441in" svg:height="0.1925in" svg:x="0.2528in" svg:y="0in" svg:viewBox="0 0 113 490" svg:d="M113 486c0-2 0-3-8-12-62-61-77-154-77-228 0-85 20-170 80-232 5-7 5-7 5-8 0-5-1-6-4-6-5 0-49 34-78 97-25 53-31 107-31 149 0 38 6 97 32 151 30 61 72 93 77 93 3 0 4-2 4-4z"><text:p/></draw:path><draw:path draw:style-name="gr4" draw:text-style-name="P141" svg:width="0.0783in" svg:height="0.087in" svg:x="0.3146in" svg:y="0.0594in" svg:viewBox="0 0 200 222" svg:d="M29 189c-1 7-5 18-5 21 0 8 7 12 15 12 6 0 14-4 18-14 0-1 17-68 20-76 4-17 13-51 15-65 2-5 16-29 28-39 3-4 19-17 40-17 12 0 19 6 21 6-16 3-27 14-27 28 0 7 6 17 20 17 12 0 26-12 26-30 0-17-15-32-40-32-33 0-55 25-63 38-5-21-23-38-45-38-23 0-32 20-37 28-9 17-15 46-15 48 0 5 4 5 6 5 5 0 5 0 8-11 8-35 18-59 36-59 9 0 16 4 16 23 0 11-2 15-9 42-9 37-18 75-28 113z"><text:p/></draw:path><draw:path draw:style-name="gr4" draw:text-style-name="P141" svg:width="0.022in" svg:height="0.0575in" svg:x="0.4075in" svg:y="0.124in" svg:viewBox="0 0 57 147" svg:d="M57 52c0-32-12-52-32-52-15 0-25 13-25 27 0 12 10 25 25 25 7 0 13-2 18-6 2-1 2-1 2-1 1 0 1 0 1 7 0 36-17 66-33 82-6 6-6 6-6 7 0 5 3 6 6 6 5 0 44-38 44-95z"><text:p/></draw:path><draw:path draw:style-name="gr4" draw:text-style-name="P141" svg:width="0.0795in" svg:height="0.1374in" svg:x="0.55in" svg:y="0.0071in" svg:viewBox="0 0 203 350" svg:d="M203 101c0-32-10-101-59-101-68 0-144 139-144 250 0 47 14 100 59 100 68 0 144-139 144-249zM52 168c8-31 18-71 38-105 12-25 30-52 53-52 24 0 28 31 28 59 0 24-4 49-17 98-34 0-69 0-102 0zM150 183c-6 23-16 65-34 101-18 32-36 56-57 56-17 0-27-14-27-59 0-21 3-49 16-98 33 0 68 0 102 0z"><text:p/></draw:path><draw:path draw:style-name="gr4" draw:text-style-name="P141" svg:width="0.022in" svg:height="0.0575in" svg:x="0.6547in" svg:y="0.124in" svg:viewBox="0 0 57 147" svg:d="M57 52c0-32-12-52-32-52-15 0-25 13-25 27 0 12 10 25 25 25 7 0 13-2 18-6 2-1 2-1 2-1 1 0 1 0 1 7 0 36-17 66-33 82-6 6-6 6-6 7 0 5 3 6 6 6 5 0 44-38 44-95z"><text:p/></draw:path><draw:path draw:style-name="gr4" draw:text-style-name="P141" svg:width="0.0819in" svg:height="0.087in" svg:x="0.7969in" svg:y="0.0594in" svg:viewBox="0 0 209 222" svg:d="M45 176c26-28 40-40 57-56 17-14 31-26 49-43 46-46 58-70 58-71 0-6-5-6-6-6-3 0-4 1-7 6-15 23-27 32-38 32-12 0-17-9-24-17-9-11-18-21-35-21-36 0-58 46-58 56 0 3 1 6 5 6s6-3 7-6c9-22 38-22 41-22 11 0 21 2 32 7 20 7 25 7 38 7-18 21-60 57-69 64-15 14-29 28-45 42-33 32-50 60-50 64s4 4 6 4c4 0 5 0 8-5 11-18 25-31 42-31 11 0 15 4 28 18 8 11 17 18 32 18 48 0 77-61 77-75 0-3-3-4-5-4-6 0-6 3-7 5-12 32-44 42-61 42-9 0-18-3-28-7-16-5-25-8-35-8-1 0-8 0-12 1z"><text:p/></draw:path><draw:path draw:style-name="gr4" draw:text-style-name="P141" svg:width="0.0547in" svg:height="0.0579in" svg:x="0.8992in" svg:y="0.0016in" svg:viewBox="0 0 140 148" svg:d="M80 74c28-11 40-17 50-21 6-3 10-4 10-10 0-7-6-11-11-11-3 0-3 0-7 3-16 10-32 21-48 31 2-17 4-34 6-51 0-7 0-15-10-15-4 0-11 3-11 11 0 3 1 13 1 17 2 6 3 31 4 38-15-10-30-21-46-31-4-3-5-3-8-3-6 0-10 4-10 11 0 6 4 9 7 10 17 7 35 14 52 21-28 13-41 17-49 21-7 3-10 4-10 11 0 6 4 12 10 12 3 0 3 0 7-3 15-11 32-21 47-32-1 18-4 36-5 56 0 7 7 9 11 9s10-2 10-9c0-3-2-14-2-17-1-6-2-31-4-39 14 9 28 18 42 28 9 7 10 7 13 7 5 0 11-6 11-12 0-7-4-8-8-9-17-7-35-16-52-23z"><text:p/></draw:path><draw:path draw:style-name="gr4" draw:text-style-name="P141" svg:width="0.0449in" svg:height="0.1925in" svg:x="0.987in" svg:y="0in" svg:viewBox="0 0 115 490" svg:d="M115 246c0-39-6-98-32-154-30-60-73-92-77-92-3 0-6 3-6 6 0 1 0 1 10 11 47 49 75 126 75 229 0 83-18 168-78 231-7 6-7 7-7 9s3 4 6 4c4 0 49-34 78-95 25-55 31-108 31-149z"><text:p/></draw:path><draw:path draw:style-name="gr4" draw:text-style-name="P141" svg:width="0.035in" svg:height="0.1346in" svg:x="1.0669in" svg:y="0.1012in" svg:viewBox="0 0 90 343" svg:d="M83 0c-65 46-83 119-83 172 0 49 15 123 83 171 2 0 7 0 7-4 0-3-2-3-3-6-46-39-63-98-63-161 0-92 35-137 63-164 1-1 3-1 3-4 0-4-5-4-7-4z"><text:p/></draw:path><draw:path draw:style-name="gr4" draw:text-style-name="P141" svg:width="0.1028in" svg:height="0.0976in" svg:x="1.1213in" svg:y="0.1071in" svg:viewBox="0 0 262 249" svg:d="M262 95c0-53-39-95-101-95-81 0-161 77-161 154 0 56 41 95 99 95 83 0 163-75 163-154zM102 238c-36 0-67-25-67-77 0-17 6-66 36-105 24-28 58-45 87-45 37 0 70 23 70 73 0 25-11 76-43 112-24 26-56 42-83 42z"><text:p/></draw:path><draw:path draw:style-name="gr4" draw:text-style-name="P141" svg:width="0.0165in" svg:height="0.0413in" svg:x="1.2492in" svg:y="0.1862in" svg:viewBox="0 0 43 106" svg:d="M34 35c0 18-3 41-27 63-1 1-3 1-3 4 0 2 3 4 6 4 4 0 33-28 33-68 0-21-8-38-23-38-12 0-20 10-20 20 0 11 7 21 20 21 8 0 9-5 14-6z"><text:p/></draw:path><draw:path draw:style-name="gr4" draw:text-style-name="P141" svg:width="0.0657in" svg:height="0.0276in" svg:x="1.3976in" svg:y="0.1059in" svg:viewBox="0 0 168 71" svg:d="M130 45c-3 1-15 12-15 18 0 4 4 8 8 8s6-2 9-5c8-10 19-17 28-21 5-2 8-4 8-10 0-4-3-6-6-8-12-6-15-16-16-20 0-1-3-7-9-7-3 0-8 3-8 8 0 6 5 16 8 19-40 0-82 0-123 0-6 0-14 0-14 8 0 10 7 10 14 10 39 0 77 0 116 0z"><text:p/></draw:path><draw:path draw:style-name="gr4" draw:text-style-name="P141" svg:width="0.0575in" svg:height="0.0606in" svg:x="1.3535in" svg:y="0.1421in" svg:viewBox="0 0 147 155" svg:d="M55 74c9 0 36-1 54-7 27-10 31-26 31-36 0-20-18-31-42-31-42 0-98 32-98 91 0 35 22 64 62 64 58 0 85-33 85-39 0-1-3-5-6-5-1 0-2 1-5 4-27 31-67 31-73 31-21 0-35-14-35-41 0-6 0-13 4-31 7 0 16 0 23 0zM35 64c14-50 53-54 63-54 14 0 27 8 27 21 0 33-58 33-73 33-6 0-11 0-17 0z"><text:p/></draw:path><draw:path draw:style-name="gr4" draw:text-style-name="P141" svg:width="0.0543in" svg:height="0.0437in" svg:x="1.4268in" svg:y="0.1791in" svg:viewBox="0 0 139 112" svg:d="M50 69c2-5 5-13 5-17 1-4 2-7 2-11 2-5 10-17 17-24 10-7 17-9 25-9 3 0 16 0 23 5-10 4-7 9-10 14 0 4 3 11 11 11 7 0 16-7 16-17 0-18-27-21-38-21-7 0-24 0-41 20-3-13-17-20-28-20-8 0-17 4-22 14-7 10-10 22-10 24 0 4 4 4 6 4 4 0 4-1 5-7 4-15 10-27 20-27 8 0 10 9 10 14 0 3-3 13-5 19-1 7-4 16-5 22-2 7-4 15-6 22-1 6-4 17-4 19 0 4 4 8 10 8 3 0 8-3 10-7 1-1 2-10 4-14 1-7 4-15 5-22z"><text:p/></draw:path><draw:path draw:style-name="gr4" draw:text-style-name="P141" svg:width="0.0165in" svg:height="0.0413in" svg:x="1.511in" svg:y="0.1862in" svg:viewBox="0 0 43 106" svg:d="M35 35c0 18-4 41-28 63-1 1-1 1-1 4 0 2 2 4 4 4 5 0 33-28 33-68 0-21-7-38-23-38-12 0-20 10-20 20 0 11 8 21 20 21 8 0 14-6 15-6z"><text:p/></draw:path><draw:path draw:style-name="gr4" draw:text-style-name="P141" svg:width="0.0657in" svg:height="0.0276in" svg:x="1.6598in" svg:y="0.1059in" svg:viewBox="0 0 168 71" svg:d="M130 45c-3 1-15 12-15 18 0 4 4 8 8 8s7-2 9-5c8-10 19-17 28-21 5-2 8-4 8-10 0-4-3-6-6-8-11-6-15-16-16-20 0-1-3-7-9-7-3 0-8 3-8 8 0 6 5 16 8 19-40 0-82 0-123 0-6 0-14 0-14 8 0 10 7 10 14 10 39 0 77 0 116 0z"><text:p/></draw:path><draw:path draw:style-name="gr4" draw:text-style-name="P141" svg:width="0.0575in" svg:height="0.0606in" svg:x="1.6157in" svg:y="0.1421in" svg:viewBox="0 0 147 155" svg:d="M53 74c10 0 38-1 56-7 25-10 31-26 31-36 0-20-20-31-43-31-41 0-97 32-97 91 0 35 21 64 62 64 58 0 85-33 85-39 0-1-3-5-6-5-2 0-2 1-5 4-27 31-67 31-73 31-21 0-35-14-35-41 0-6 0-13 4-31 7 0 14 0 21 0zM35 64c14-50 52-54 62-54 15 0 28 8 28 21 0 33-59 33-73 33-6 0-11 0-17 0z"><text:p/></draw:path><draw:path draw:style-name="gr4" draw:text-style-name="P141" svg:width="0.0476in" svg:height="0.0689in" svg:x="1.6909in" svg:y="0.1543in" svg:viewBox="0 0 122 176" svg:d="M122 57c0-29-14-57-41-57-39 0-81 62-81 119 0 34 15 57 39 57 41 0 83-63 83-119zM29 83c16-62 41-75 52-75 14 0 20 16 20 35 0 7-2 17-6 40-22 0-43 0-66 0zM91 94c-14 59-39 74-52 74-18 0-19-28-19-35 0-10 2-21 7-39 21 0 43 0 64 0z"><text:p/></draw:path><draw:path draw:style-name="gr4" draw:text-style-name="P141" svg:width="0.0165in" svg:height="0.0413in" svg:x="1.774in" svg:y="0.1862in" svg:viewBox="0 0 43 106" svg:d="M34 35c0 18-3 41-27 63-1 1-3 1-3 4 0 2 3 4 6 4 4 0 33-28 33-68 0-21-8-38-23-38-12 0-20 10-20 20 0 11 7 21 20 21 8 0 9-5 14-6z"><text:p/></draw:path><draw:path draw:style-name="gr4" draw:text-style-name="P141" svg:width="0.0661in" svg:height="0.0276in" svg:x="1.9638in" svg:y="0.1059in" svg:viewBox="0 0 169 71" svg:d="M130 45c-3 1-15 12-15 18 0 4 4 8 10 8 2 0 5-2 7-5 8-10 19-17 28-21 5-2 9-4 9-10 0-4-4-6-7-8-11-6-14-16-16-20 0-1-3-7-9-7-3 0-8 3-8 8 0 6 5 16 8 19-40 0-82 0-123 0-6 0-14 0-14 8 0 10 8 10 14 10 39 0 77 0 116 0z"><text:p/></draw:path><draw:path draw:style-name="gr4" draw:text-style-name="P141" svg:width="0.0579in" svg:height="0.0606in" svg:x="1.8783in" svg:y="0.1421in" svg:viewBox="0 0 148 155" svg:d="M55 74c9 0 36-1 56-7 25-10 29-26 29-36 0-20-18-31-42-31-42 0-98 32-98 91 0 35 22 64 63 64 57 0 85-33 85-39 0-1-4-5-7-5-1 0-2 1-5 4-27 31-66 31-73 31-21 0-35-14-35-41 0-6 0-13 4-31 7 0 16 0 23 0zM35 64c15-50 53-54 63-54 15 0 28 8 28 21 0 33-59 33-74 33-6 0-11 0-17 0z"><text:p/></draw:path><draw:path draw:style-name="gr4" draw:text-style-name="P141" svg:width="0.0488in" svg:height="0.0433in" svg:x="1.9531in" svg:y="0.1862in" svg:viewBox="0 0 125 111" svg:d="M29 85c12-8 24-18 37-28 17-11 28-19 38-29 12-11 21-22 21-25s-5-3-6-3c-3 0-3 0-6 3-9 12-15 14-19 14-3 0-7-2-14-7-9-6-14-10-24-10-22 0-36 21-36 29 0 3 2 3 4 3 3 0 4 0 5-3 2-2 5-8 24-8 6 0 11 0 24 3 10 1 13 1 17 1-7 6-16 13-34 27-17 11-28 19-39 31-10 8-21 21-21 25 0 3 3 3 4 3 3 0 4 0 6-2 7-10 15-15 25-15 6 0 10 3 18 10 7 5 13 7 20 7 29 0 47-30 47-40 0-2-2-1-4-2-4 0-4 1-5 4-6 14-26 17-35 17-5 0-12 0-19-2-14-3-18-3-21-3-4 0-4 0-7 0z"><text:p/></draw:path><draw:path draw:style-name="gr4" draw:text-style-name="P141" svg:width="0.0441in" svg:height="0.0413in" svg:x="2.0264in" svg:y="0.1559in" svg:viewBox="0 0 113 106" svg:d="M60 46c2-4 4-36 4-38 0-4-2-8-8-8-4 0-8 4-8 8 0 2 4 34 4 38-13-7-25-15-38-22-3-2-3-3-6-3-4 0-8 4-8 10 0 4 3 5 6 7 12 5 26 11 40 15-14 6-36 13-40 16-2 0-6 1-6 7 0 5 4 9 8 9 3 0 10-5 44-25 0 4-4 37-4 38 0 4 4 8 8 8 6 0 8-4 8-8 0-1-2-34-4-38 13 7 27 16 39 23 2 1 3 2 6 2s8-4 8-9-2-7-5-7c-14-6-28-12-42-16 14-5 36-12 40-15 3 0 7-2 7-7 0-6-5-10-8-10s-4 1-6 3c-12 7-26 15-39 22z"><text:p/></draw:path><draw:path draw:style-name="gr4" draw:text-style-name="P141" svg:width="0.0343in" svg:height="0.1346in" svg:x="2.1134in" svg:y="0.1012in" svg:viewBox="0 0 88 343" svg:d="M6 0c-2 0-6 0-6 4 0 3 0 3 3 6 29 28 63 74 63 162 0 71-23 126-60 158-6 6-6 7-6 9 0 1 0 4 4 4s37-21 59-65c15-28 25-65 25-106 0-47-14-123-82-172z"><text:p/></draw:path><draw:path draw:style-name="gr4" draw:text-style-name="P141" svg:width="0.1287in" svg:height="0.0449in" svg:x="2.3031in" svg:y="0.074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59in" svg:x="2.4205in" svg:y="0.0425in" svg:viewBox="0 0 437 270" svg:d="M330 98c21 17 47 29 62 38-17 7-41 19-62 37-103 0-208 0-312 0-8 0-18 0-18 10s10 10 18 10c97 0 193 0 290 0-22 22-49 66-49 71 0 6 7 6 10 6 4 0 7 0 10-4 9-18 23-45 56-73 33-29 65-43 92-50 8-3 8-4 10-4 0-2 0-3 0-3 0-2 0-3 0-3 0-1-2-1-2-1-1 0-1-2-11-5-66-19-115-64-143-116-5-10-5-11-12-11-3 0-10 0-10 6 0 7 25 49 49 72-97 0-193 0-290 0-8 0-18 0-18 10s10 10 18 10c104 0 209 0 312 0z"><text:p/></draw:path><draw:path draw:style-name="gr4" draw:text-style-name="P141" svg:width="0.1937in" svg:height="0.1307in" svg:x="2.7303in" svg:y="0.0134in" svg:viewBox="0 0 493 333" svg:d="M435 38c5-18 6-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4 0 47-1 61-1 21 0 42 1 61 1 3 0 10 0 10-8 0-5-4-5-14-5-18 0-32 0-32-9 0-2 0-3 3-12 22-88 43-174 65-261z"><text:p/></draw:path><draw:path draw:style-name="gr4" draw:text-style-name="P141" svg:width="0.0441in" svg:height="0.1925in" svg:x="2.9827in" svg:y="0in" svg:viewBox="0 0 113 490" svg:d="M113 486c0-2 0-3-8-12-62-61-77-154-77-228 0-85 20-170 80-232 5-7 5-7 5-8 0-5-1-6-4-6-5 0-49 34-78 97-25 53-31 107-31 149 0 38 6 97 32 151 30 61 72 93 77 93 3 0 4-2 4-4z"><text:p/></draw:path><draw:path draw:style-name="gr4" draw:text-style-name="P141" svg:width="0.0961in" svg:height="0.087in" svg:x="3.0445in" svg:y="0.0594in" svg:viewBox="0 0 245 222" svg:d="M150 69c3-13 14-58 49-58 3 0 14 0 24 7-13 2-23 14-23 27 0 7 4 17 18 17 12 0 27-9 27-30 0-25-29-32-46-32-28 0-45 27-52 38-11-32-38-38-53-38-51 0-79 64-79 76 0 5 5 5 6 5 4 0 6-1 7-5 17-52 49-65 66-65 8 0 26 4 26 34 0 14-8 47-26 116-9 31-25 52-48 52-3 0-14 0-24-7 13-3 23-13 23-27 0-12-10-17-18-17-14 0-27 13-27 28 0 23 24 32 46 32 32 0 51-33 52-36 6 18 24 36 53 36 51 0 79-62 79-75 0-4-5-4-6-4-4 0-6 1-7 5-15 52-49 65-66 65-18 0-26-17-26-34 0-10 2-21 8-42 6-24 11-46 17-68z"><text:p/></draw:path><draw:path draw:style-name="gr4" draw:text-style-name="P141" svg:width="0.022in" svg:height="0.0575in" svg:x="3.1665in" svg:y="0.124in" svg:viewBox="0 0 57 147" svg:d="M57 52c0-32-12-52-32-52-15 0-25 13-25 27 0 12 10 25 25 25 7 0 13-2 18-6 2-1 2-1 2-1 1 0 1 0 1 7 0 36-17 66-33 82-6 6-6 6-6 7 0 5 3 6 6 6 5 0 44-38 44-95z"><text:p/></draw:path><draw:path draw:style-name="gr4" draw:text-style-name="P141" svg:width="0.089in" svg:height="0.1248in" svg:x="3.3059in" svg:y="0.0594in" svg:viewBox="0 0 227 318" svg:d="M225 31c2-7 2-9 2-11 0-10-7-14-14-14-6 0-13 2-17 11-1 1-6 17-7 25-4 14-7 27-10 41-7 29-15 58-22 88-3 7-24 42-56 42-25 0-31-23-31-41 0-22 8-53 25-96 9-20 10-26 10-35 0-23-15-41-41-41-46 0-64 71-64 76s4 4 6 5c5 0 5-1 8-8 13-46 32-62 49-62 4 0 13 0 13 16 0 12-5 25-9 35-19 51-28 79-28 103 0 43 31 57 60 57 19 0 35-8 49-22-5 27-12 50-32 77-12 15-31 31-53 31-7 0-29-2-38-21 9 0 14 0 21-6 6-4 10-11 10-21 0-15-13-17-18-17-11 0-28 9-28 33 0 23 22 42 53 42 50 0 101-45 115-100 15-63 32-124 47-187z"><text:p/></draw:path><draw:path draw:style-name="gr4" draw:text-style-name="P141" svg:width="0.022in" svg:height="0.0575in" svg:x="3.4189in" svg:y="0.124in" svg:viewBox="0 0 57 147" svg:d="M57 52c0-32-12-52-30-52-17 0-27 13-27 27 0 12 10 25 27 25 5 0 11-2 16-6 2-1 2-1 3-1 0 3 0 0 0 7 0 36-17 66-33 82-5 6-5 6-5 7 0 5 2 6 5 6 5 0 44-38 44-95z"><text:p/></draw:path><draw:path draw:style-name="gr4" draw:text-style-name="P141" svg:width="0.0819in" svg:height="0.087in" svg:x="3.561in" svg:y="0.0594in" svg:viewBox="0 0 209 222" svg:d="M45 176c26-28 40-40 59-56 15-14 29-26 47-43 46-46 58-70 58-71 0-6-5-6-6-6-3 0-4 1-7 6-14 23-25 32-36 32-13 0-19-9-26-17-9-11-18-21-33-21-38 0-60 46-60 56 0 3 1 6 5 6s6-3 7-6c10-22 38-22 42-22 10 0 20 2 31 7 20 7 25 7 38 7-18 21-59 57-69 64-15 14-29 28-45 42-32 32-50 60-50 64s4 3 6 4c4 0 5 0 8-5 11-18 27-31 42-31 11 0 17 4 28 18 8 11 18 18 32 18 49 0 77-61 77-75 0-3-1-4-5-4-5 0-6 3-7 5-12 32-44 42-59 42-10 0-20-3-30-7-16-5-23-8-35-8-4 0-8 0-12 1z"><text:p/></draw:path><draw:path draw:style-name="gr4" draw:text-style-name="P141" svg:width="0.0449in" svg:height="0.1925in" svg:x="3.6626in" svg:y="0in" svg:viewBox="0 0 115 490" svg:d="M115 246c0-39-6-98-34-154-29-60-71-92-75-92-5 0-6 3-6 6 0 1 0 1 10 11 47 49 75 126 75 229 0 83-18 168-78 231-7 6-7 7-7 9s1 4 6 4c4 0 49-34 77-95 25-55 32-108 32-149z"><text:p/></draw:path><draw:path draw:style-name="gr4" draw:text-style-name="P141" svg:width="0.035in" svg:height="0.1346in" svg:x="3.7425in" svg:y="0.1012in" svg:viewBox="0 0 90 343" svg:d="M83 0c-66 46-83 119-83 172 0 49 14 123 83 171 2 0 7 0 7-4 0-3-2-3-5-6-44-39-61-98-61-161 0-92 35-137 63-164 1-1 3-1 3-4 0-4-5-4-7-4z"><text:p/></draw:path><draw:path draw:style-name="gr4" draw:text-style-name="P141" svg:width="0.1028in" svg:height="0.0976in" svg:x="3.7965in" svg:y="0.1071in" svg:viewBox="0 0 262 249" svg:d="M262 95c0-53-38-95-100-95-82 0-162 77-162 154 0 56 42 95 101 95 82 0 161-75 161-154zM104 238c-37 0-68-25-68-77 0-17 5-66 37-105 22-28 56-45 87-45 36 0 68 23 68 73 0 25-10 76-42 112-24 26-56 42-82 42z"><text:p/></draw:path><draw:path draw:style-name="gr4" draw:text-style-name="P141" svg:width="0.0173in" svg:height="0.0413in" svg:x="3.9244in" svg:y="0.1862in" svg:viewBox="0 0 45 106" svg:d="M35 35c0 18-4 41-27 63-1 1-2 1-2 4 0 2 2 4 4 4 5 0 35-28 35-68 0-21-9-38-25-38-12 0-20 10-20 20 0 11 8 21 21 21 8 0 13-6 14-6z"><text:p/></draw:path><draw:path draw:style-name="gr4" draw:text-style-name="P141" svg:width="0.0657in" svg:height="0.0276in" svg:x="4.0768in" svg:y="0.1059in" svg:viewBox="0 0 168 71" svg:d="M130 45c-3 1-15 12-15 18 0 4 4 8 8 8s7-2 9-5c8-10 19-17 28-21 5-2 8-4 8-10 0-4-3-6-6-8-11-6-15-16-16-20 0-1-3-7-9-7-3 0-8 3-8 8 0 6 5 16 8 19-40 0-82 0-123 0-6 0-14 0-14 8 0 10 8 10 14 10 39 0 77 0 116 0z"><text:p/></draw:path><draw:path draw:style-name="gr4" draw:text-style-name="P141" svg:width="0.0575in" svg:height="0.0606in" svg:x="4.0291in" svg:y="0.1421in" svg:viewBox="0 0 147 155" svg:d="M53 74c10 0 38-1 56-7 25-10 31-26 31-36 0-20-20-31-43-31-41 0-97 32-97 91 0 35 21 64 62 64 58 0 85-33 85-39 0-1-3-5-6-5-1 0-2 1-5 4-27 31-67 31-73 31-21 0-35-14-35-41 0-6 0-13 4-31 7 0 14 0 21 0zM35 64c14-50 52-54 62-54 15 0 28 8 28 21 0 33-58 33-73 33-6 0-11 0-17 0z"><text:p/></draw:path><draw:path draw:style-name="gr4" draw:text-style-name="P141" svg:width="0.0571in" svg:height="0.0437in" svg:x="4.1024in" svg:y="0.1791in" svg:viewBox="0 0 146 112" svg:d="M130 13c-11 2-7 9-11 14 0 4 3 11 11 11 7 0 16-7 16-17 0-15-17-21-30-21-17 0-26 11-32 17-7-14-24-17-32-17-31 0-48 29-48 38 0 4 3 4 4 4 3 0 5 0 6-3 7-24 28-31 36-31 9 0 19 5 19 17 0 6-5 23-13 56-4 14-15 23-27 23-1 0-8 0-14-5 12-4 7-9 12-14 0-7-6-11-12-11-5 0-15 6-15 17 0 15 17 21 29 21 14 0 26-8 31-17 10 14 25 17 32 17 33 0 49-29 49-38 0-4-4-4-5-4-4 0-4 1-4 4-9 23-27 30-38 30-7 0-17-3-17-17 0-3 0-4 1-13 5-18 12-45 13-49 4-7 11-17 24-17 1 0 10 0 15 5z"><text:p/></draw:path><draw:path draw:style-name="gr4" draw:text-style-name="P141" svg:width="0.0165in" svg:height="0.0413in" svg:x="4.1949in" svg:y="0.1862in" svg:viewBox="0 0 43 106" svg:d="M34 35c0 18-3 41-27 63-1 1-3 1-3 4 0 2 3 4 6 4 4 0 33-28 33-68 0-21-8-38-23-38-12 0-20 10-20 20 0 11 8 21 20 21 8 0 9-5 14-6z"><text:p/></draw:path><draw:path draw:style-name="gr4" draw:text-style-name="P141" svg:width="0.0661in" svg:height="0.0276in" svg:x="4.3461in" svg:y="0.1059in" svg:viewBox="0 0 169 71" svg:d="M130 45c-3 1-14 12-14 18 0 4 4 8 9 8 4 0 5-2 8-5 8-10 18-17 28-21 4-2 8-4 8-10 0-4-4-6-7-8-11-6-14-16-15-20-1-1-3-7-10-7-1 0-7 3-7 8 0 6 4 16 7 19-40 0-82 0-123 0-6 0-14 0-14 8 0 10 8 10 14 10 39 0 77 0 116 0z"><text:p/></draw:path><draw:path draw:style-name="gr4" draw:text-style-name="P141" svg:width="0.0579in" svg:height="0.0606in" svg:x="4.2992in" svg:y="0.1421in" svg:viewBox="0 0 148 155" svg:d="M55 74c9 0 36-1 56-7 25-10 29-26 29-36 0-20-18-31-42-31-42 0-98 32-98 91 0 35 22 64 63 64 57 0 85-33 85-39 0-1-2-5-5-5s-3 1-6 4c-28 31-67 31-74 31-21 0-34-14-34-41 0-6 0-13 5-31 7 0 14 0 21 0zM36 64c14-50 52-54 62-54 15 0 28 8 28 21 0 33-59 33-73 33-5 0-11 0-17 0z"><text:p/></draw:path><draw:path draw:style-name="gr4" draw:text-style-name="P141" svg:width="0.0551in" svg:height="0.0626in" svg:x="4.3724in" svg:y="0.1791in" svg:viewBox="0 0 141 160" svg:d="M141 17c0-3 0-4 0-6 0-5-4-8-8-8-10 0-13 8-14 15s-3 14-4 21c-3 10-6 21-9 31-1 3-2 8-2 10-12 8-13 24-34 24-11 0-21-6-21-21 0-14 8-33 15-49 2-5 3-7 3-12 0-12-11-22-26-22-27 0-41 32-41 38 0 4 4 4 6 4 4 0 4-1 5-6 6-16 17-28 28-28 4 0 7 3 7 10 0 4-1 9-3 13-12 29-14 38-14 47 0 28 23 34 40 34 14 0 23-7 30-13-4 14-7 26-18 37-5 5-17 15-32 15-4 0-14-1-20-5 12-3 13-13 13-16 0-7-6-10-11-10-7 0-16 6-16 17 0 13 13 23 34 23 28 0 62-20 69-51 8-31 15-61 23-92z"><text:p/></draw:path><draw:path draw:style-name="gr4" draw:text-style-name="P141" svg:width="0.0165in" svg:height="0.0413in" svg:x="4.4626in" svg:y="0.1862in" svg:viewBox="0 0 43 106" svg:d="M34 35c0 18-3 41-27 63-1 1-1 1-1 4 0 2 2 4 4 4 4 0 33-28 33-68 0-21-8-38-23-38-12 0-20 10-20 20 0 11 8 21 20 21 8 0 9-5 14-6z"><text:p/></draw:path><draw:path draw:style-name="gr4" draw:text-style-name="P141" svg:width="0.0657in" svg:height="0.0276in" svg:x="4.6122in" svg:y="0.1059in" svg:viewBox="0 0 168 71" svg:d="M130 45c-3 1-15 12-15 18 0 4 4 8 8 8s7-2 9-5c8-10 19-17 28-21 5-2 8-4 8-10 0-4-3-6-6-8-11-6-15-16-16-20 0-1-3-7-9-7-3 0-8 3-8 8 0 6 5 16 8 19-40 0-82 0-123 0-6 0-14 0-14 8 0 10 8 10 14 10 39 0 77 0 116 0z"><text:p/></draw:path><draw:path draw:style-name="gr4" draw:text-style-name="P141" svg:width="0.0575in" svg:height="0.0606in" svg:x="4.5673in" svg:y="0.1421in" svg:viewBox="0 0 147 155" svg:d="M53 74c10 0 38-1 56-7 25-10 31-26 31-36 0-20-20-31-43-31-41 0-97 32-97 91 0 35 21 64 62 64 58 0 85-33 85-39 0-1-3-5-6-5-2 0-2 1-5 4-27 31-67 31-74 31-20 0-34-14-34-41 0-6 0-13 4-31 7 0 14 0 21 0zM35 64c14-50 52-54 62-54 15 0 28 8 28 21 0 33-59 33-73 33-6 0-11 0-17 0z"><text:p/></draw:path><draw:path draw:style-name="gr4" draw:text-style-name="P141" svg:width="0.0488in" svg:height="0.0437in" svg:x="4.6417in" svg:y="0.1791in" svg:viewBox="0 0 125 112" svg:d="M31 87c10-10 22-18 36-28 17-13 27-21 37-31 12-11 21-22 21-24 0-4-3-4-5-4-4 0-4 0-7 3-8 14-14 14-18 14s-8 0-15-6c-9-7-14-11-24-11-22 0-36 22-36 29 0 5 2 5 5 5s4-2 4-3c2-3 5-10 24-10 7 0 13 1 25 3 9 1 12 1 16 1-7 7-14 13-32 27-19 12-30 19-41 31-10 8-21 21-21 25 0 3 4 4 6 4s2 0 4-3c7-10 17-14 25-14 7 0 10 2 20 9 7 5 12 8 19 8 28 0 48-29 48-39 0-4-4-4-6-4-4 0-4 1-5 4-6 15-26 18-34 18-6 0-13-1-20-3-14-1-16-1-21-1-4 0-4 0-5 0z"><text:p/></draw:path><draw:path draw:style-name="gr4" draw:text-style-name="P141" svg:width="0.035in" svg:height="0.1346in" svg:x="4.7213in" svg:y="0.1012in" svg:viewBox="0 0 90 343" svg:d="M7 0c-3 0-7 0-7 4 0 3 1 3 3 6 29 28 63 74 63 162 0 71-23 126-60 158-6 6-6 7-6 9 0 1 1 4 4 4 4 0 38-21 60-65 16-28 26-65 26-106 0-47-16-123-83-172z"><text:p/></draw:path></draw:g></draw:g></text:p><text:p text:style-name="P24"/><text:list xml:id="list204955069361765" text:continue-numbering="true" text:style-name="L1"><text:list-item><text:p text:style-name="P137"><draw:g text:anchor-type="as-char" svg:y="-0.1445in" draw:z-index="25" draw:name="Shape222" draw:style-name="gr1"><svg:title>TexMaths</svg:title><svg:desc>14§display§x=r\cdot \cos \left(\theta \right)§svg§600§FALSE§</svg:desc><draw:g draw:style-name="gr2"><draw:path draw:style-name="gr3" draw:text-style-name="P140" svg:width="1.0996in" svg:height="0.1724in" svg:x="0.0039in" svg:y="0.0091in" svg:viewBox="0 0 2794 439" svg:d="M1398 439c-466 0-932 0-1398 0 0-147 0-292 0-439 931 0 1863 0 2794 0 0 147 0 292 0 439-465 0-931 0-1396 0z"><text:p/></draw:path><draw:path draw:style-name="gr4" draw:text-style-name="P141"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7 18 24 37 53 37 51 0 79-63 79-75 0-4-5-4-6-4-4 0-6 1-6 4-16 53-50 64-65 64-20 0-27-15-27-32 0-11 3-21 8-43 6-23 12-45 17-67z"><text:p/></draw:path><draw:path draw:style-name="gr4" draw:text-style-name="P141"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681in" svg:y="0.0591in" svg:viewBox="0 0 200 222" svg:d="M29 187c-1 9-4 20-4 23 0 8 7 12 14 12 6 0 16-4 18-14 2-1 19-68 20-76 4-17 13-51 17-65 1-5 15-29 26-40 5-3 19-16 40-16 12 0 14 4 21 6-14 3-26 14-26 26 0 9 5 19 19 19 12 0 26-12 26-30 0-17-15-32-40-32-33 0-54 24-63 38-3-23-21-38-45-38-23 0-31 20-37 28-8 17-15 46-15 48 0 5 6 5 7 5 4 0 6-1 8-11 9-35 19-59 35-59 9 0 16 4 16 23 0 9-2 15-7 40-10 38-20 76-30 113z"><text:p/></draw:path><draw:path draw:style-name="gr4" draw:text-style-name="P141" svg:width="0.0201in" svg:height="0.0201in" svg:x="0.5154in" svg:y="0.0854in" svg:viewBox="0 0 52 52" svg:d="M52 25c0-14-13-25-27-25-15 0-25 10-25 25 0 14 10 27 25 27 14 0 27-11 27-27z"><text:p/></draw:path><draw:path draw:style-name="gr4" draw:text-style-name="P141" svg:width="0.0736in" svg:height="0.0882in" svg:x="0.6012in" svg:y="0.0563in" svg:viewBox="0 0 188 225" svg:d="M41 113c0-79 40-100 67-100 4 0 35 0 52 18-20 1-23 15-23 22 0 13 9 23 23 23 12 0 22-9 22-23 0-33-38-53-76-53-61 0-106 53-106 113 0 63 49 112 106 112 66 0 82-60 82-64 0-6-6-4-7-4-5 0-5 1-6 4-14 46-46 52-64 52-27 0-70-21-70-100z"><text:p/></draw:path><draw:path draw:style-name="gr4" draw:text-style-name="P141" svg:width="0.0854in" svg:height="0.0882in" svg:x="0.6862in" svg:y="0.0563in" svg:viewBox="0 0 218 225" svg:d="M218 115c0-63-49-115-109-115-61 0-109 53-109 115 0 63 52 110 109 110 59 0 109-47 109-110zM109 213c-21 0-42-10-56-33-12-22-12-51-12-69 0-19 0-45 12-68 13-22 37-32 56-32 21 0 41 11 55 32 12 21 14 49 14 68 0 18 0 44-11 65-12 23-33 37-58 37z"><text:p/></draw:path><draw:path draw:style-name="gr4" draw:text-style-name="P141" svg:width="0.0626in" svg:height="0.0882in" svg:x="0.7843in" svg:y="0.0563in" svg:viewBox="0 0 160 225" svg:d="M85 125c12 2 52 9 52 44 0 25-18 45-56 45-42 0-59-28-68-69-2-6-2-8-7-8-6 0-6 3-6 11 0 21 0 44 0 66 0 8 0 11 4 11 3 0 3 0 13-10 1-1 1-1 10-11 22 21 43 21 54 21 56 0 79-32 79-68 0-25-14-41-20-46-17-16-36-20-56-24-28-6-62-11-62-41 0-17 14-36 56-36 54 0 56 43 58 59 0 4 4 4 5 4 7 0 7-2 7-11 0-17 0-34 0-51 0-7 0-11-5-11-3 0-4 0-10 6-1 2-7 7-8 8-20-14-40-14-47-14-60 0-78 34-78 60 0 17 7 31 21 42 15 13 29 16 64 23z"><text:p/></draw:path><draw:path draw:style-name="gr4" draw:text-style-name="P141" svg:width="0.0441in" svg:height="0.1925in" svg:x="0.9055in" svg:y="-0.0004in" svg:viewBox="0 0 113 490" svg:d="M113 484c0-1 0-1-8-10-62-63-77-155-77-229 0-86 20-171 80-231 5-7 5-7 5-8 0-5-1-6-4-6-5 0-49 34-78 97-25 53-31 107-31 148 0 38 6 96 32 152 30 60 72 93 77 93 3 0 4-2 4-6z"><text:p/></draw:path><draw:path draw:style-name="gr4" draw:text-style-name="P141" svg:width="0.0795in" svg:height="0.1374in" svg:x="0.9693in" svg:y="0.0083in" svg:viewBox="0 0 203 350" svg:d="M203 101c0-32-8-101-59-101-68 0-144 139-144 250 0 45 15 100 60 100 69 0 143-140 143-249zM53 168c9-32 18-71 38-105 13-25 31-52 53-52 24 0 27 31 27 59 0 24-4 49-16 98-33 0-68 0-102 0zM151 183c-5 23-15 65-35 98-17 34-35 58-56 58-17 0-26-14-26-59 0-20 2-49 15-97 34 0 69 0 102 0z"><text:p/></draw:path><draw:path draw:style-name="gr4" draw:text-style-name="P141" svg:width="0.0449in" svg:height="0.1925in" svg:x="1.0685in" svg:y="-0.0004in" svg:viewBox="0 0 115 490" svg:d="M115 245c0-38-6-97-32-153-30-60-73-92-77-92-3 0-6 3-6 6 0 1 0 1 10 11 47 47 75 126 75 228 0 82-18 169-78 231-7 7-7 7-7 8 0 3 3 6 6 6 4 0 49-34 78-97 25-53 31-108 31-148z"><text:p/></draw:path></draw:g></draw:g></text:p></text:list-item><text:list-item><text:p text:style-name="P138"><draw:g text:anchor-type="as-char" svg:y="-0.1445in" draw:z-index="26" draw:name="Shape223" draw:style-name="gr1"><svg:title>TexMaths</svg:title><svg:desc>14§display§y=r\cdot \sin \left(\theta \right)§svg§600§FALSE§</svg:desc><draw:g draw:style-name="gr2"><draw:path draw:style-name="gr3" draw:text-style-name="P140" svg:width="1.0693in" svg:height="0.1724in" svg:x="0.0039in" svg:y="0.0091in" svg:viewBox="0 0 2717 439" svg:d="M1359 439c-453 0-905 0-1359 0 0-147 0-292 0-439 906 0 1812 0 2717 0 0 147 0 292 0 439-452 0-905 0-1358 0z"><text:p/></draw:path><draw:path draw:style-name="gr4" draw:text-style-name="P141" svg:width="0.089in" svg:height="0.124in" svg:x="-0.0004in" svg:y="0.0591in" svg:viewBox="0 0 227 316" svg:d="M225 31c2-7 2-9 2-11 0-10-7-14-14-14-4 0-13 2-17 9-1 3-6 19-7 27-4 13-7 27-10 39-7 30-15 59-22 88-2 9-23 42-56 42-25 0-30-21-30-39 0-22 9-53 26-96 7-20 9-26 9-35 0-23-16-41-40-41-48 0-66 71-66 76s6 5 7 5c4 0 4-1 7-10 14-46 34-60 50-60 5 0 12 0 12 16 0 12-5 25-7 35-21 51-30 79-30 102 0 43 31 58 60 58 20 0 37-8 49-22-5 25-11 50-30 74-13 17-33 31-55 31-7 0-29-1-38-20 9 0 16 0 21-7 6-4 10-9 10-18 0-15-13-17-18-17-11 0-27 7-27 31s21 42 52 42c50 0 101-45 115-98 15-63 32-126 47-187z"><text:p/></draw:path><draw:path draw:style-name="gr4" draw:text-style-name="P141" svg:width="0.1287in" svg:height="0.0453in" svg:x="0.1602in" svg:y="0.0732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in" svg:height="0.087in" svg:x="0.3598in" svg:y="0.0591in" svg:viewBox="0 0 199 222" svg:d="M28 187c-1 9-4 20-4 23 0 8 7 12 14 12 5 0 15-4 18-14 1-1 18-68 20-76 4-17 12-51 16-65 2-5 16-29 27-40 4-3 18-16 39-16 13 0 14 4 21 6-14 3-25 14-25 26 0 9 4 19 18 19 13 0 27-12 27-30 0-17-16-32-41-32-31 0-53 24-63 38-3-23-21-38-45-38-22 0-30 20-36 28-8 17-14 46-14 48 0 5 4 5 6 5 4 0 5-1 8-11 8-35 18-59 35-59 8 0 15 4 15 23 0 9-1 15-7 40-9 38-19 76-29 113z"><text:p/></draw:path><draw:path draw:style-name="gr4" draw:text-style-name="P141" svg:width="0.0201in" svg:height="0.0201in" svg:x="0.5067in" svg:y="0.0854in" svg:viewBox="0 0 52 52" svg:d="M52 25c0-14-13-25-27-25-15 0-25 10-25 25 0 14 10 27 25 27 14 0 27-11 27-27z"><text:p/></draw:path><draw:path draw:style-name="gr4" draw:text-style-name="P141" svg:width="0.063in" svg:height="0.0882in" svg:x="0.5925in" svg:y="0.0563in" svg:viewBox="0 0 161 225" svg:d="M85 125c12 2 52 9 52 44 0 25-17 45-56 45-40 0-59-28-68-69-2-6-2-8-7-8-6 0-6 3-6 11 0 21 0 44 0 66 0 8 0 11 6 11 1 0 2 0 11-10 1-1 1-1 11-11 21 21 43 21 53 21 58 0 80-32 80-68 0-25-15-41-21-46-17-16-35-20-56-24-28-6-60-11-60-41 0-17 12-36 54-36 55 0 56 43 58 59 0 4 4 2 5 4 7 0 7-2 7-11 0-17 0-34 0-51 0-7 0-11-5-11-3 0-3 0-10 6-1 2-7 7-8 8-19-14-40-14-47-14-60 0-78 34-78 60 0 17 7 31 21 42 15 13 29 16 64 23z"><text:p/></draw:path><draw:path draw:style-name="gr4" draw:text-style-name="P141" svg:width="0.0413in" svg:height="0.128in" svg:x="0.6685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4" draw:text-style-name="P141" svg:width="0.0965in" svg:height="0.085in" svg:x="0.7224in" svg:y="0.0591in" svg:viewBox="0 0 246 217" svg:d="M38 49c0 43 0 87 0 131 0 21-6 21-38 21 0 5 0 10 0 16 17 0 42-2 55-2 12 0 39 2 56 2 0-6 0-11 0-16-34 0-40 0-40-21 0-30 0-61 0-90 0-51 35-79 68-79 30 0 36 27 36 55 0 38 0 75 0 114 0 21-6 21-39 21 0 5 0 10 0 16 18 0 42-2 56-2 12 0 38 2 54 2 0-6 0-11 0-16-25 0-37 0-37-14 0-32 0-62 0-93 0-42 0-58-16-76-7-8-24-18-52-18-36 0-58 21-72 52 0-17 0-35 0-52-23 1-47 4-69 6 0 5 0 9 0 15 34 0 38 3 38 28z"><text:p/></draw:path><draw:path draw:style-name="gr4" draw:text-style-name="P141" svg:width="0.0441in" svg:height="0.1925in" svg:x="0.8752in" svg:y="-0.0004in" svg:viewBox="0 0 113 490" svg:d="M113 484c0-1 0-1-8-10-62-63-77-155-77-229 0-86 20-171 80-231 5-7 5-7 5-8 0-5-1-6-4-6-5 0-49 34-78 97-25 53-31 107-31 148 0 38 6 96 32 152 30 60 72 93 77 93 3 0 4-2 4-6z"><text:p/></draw:path><draw:path draw:style-name="gr4" draw:text-style-name="P141" svg:width="0.0795in" svg:height="0.1374in" svg:x="0.9394in" svg:y="0.0083in" svg:viewBox="0 0 203 350" svg:d="M203 101c0-32-8-101-59-101-68 0-144 139-144 250 0 45 15 100 60 100 69 0 143-140 143-249zM53 168c9-32 18-71 38-105 13-25 31-52 53-52 24 0 27 31 27 59 0 24-4 49-16 98-33 0-68 0-102 0zM151 183c-5 23-15 65-35 98-17 34-35 58-56 58-17 0-26-14-26-59 0-20 2-49 15-97 34 0 69 0 102 0z"><text:p/></draw:path><draw:path draw:style-name="gr4" draw:text-style-name="P141" svg:width="0.0449in" svg:height="0.1925in" svg:x="1.0386in" svg:y="-0.0004in" svg:viewBox="0 0 115 490" svg:d="M115 245c0-38-6-97-32-153-30-60-73-92-77-92-3 0-6 3-6 6 0 1 0 1 10 11 47 47 75 126 75 228 0 82-18 169-78 231-7 7-7 7-7 8 0 3 3 6 6 6 4 0 49-34 78-97 25-53 31-108 31-148z"><text:p/></draw:path></draw:g></draw:g></text:p></text:list-item><text:list-item><text:p text:style-name="P77"><draw:g text:anchor-type="as-char" svg:y="-0.1437in" draw:z-index="145" draw:name="Shape262" draw:style-name="gr1"><svg:title>TexMaths</svg:title><svg:desc>14§display§z=z^{\ast }§svg§600§FALSE§</svg:desc><draw:g draw:style-name="gr2"><draw:path draw:style-name="gr3" draw:text-style-name="P140" svg:width="0.5012in" svg:height="0.1236in" svg:x="0.002in" svg:y="0.0098in" svg:viewBox="0 0 1274 315" svg:d="M0 0c424 0 850 0 1274 0 0 105 0 210 0 315-424 0-850 0-1274 0 0-105 0-210 0-315z"><text:p/></draw:path><draw:path draw:style-name="gr4" draw:text-style-name="P141" svg:width="0.0819in" svg:height="0.0862in" svg:x="0.0004in" svg:y="0.0571in" svg:viewBox="0 0 209 220" svg:d="M45 175c26-28 40-41 57-56s31-27 49-43c46-47 58-69 58-72 0-4-5-4-6-4-3 0-4 0-7 4-15 24-27 32-38 32-12 0-17-7-24-15-9-11-18-21-35-21-36 0-58 45-58 55 0 2 1 5 5 5s6-1 7-5c9-23 38-23 41-23 11 0 21 3 32 7 20 9 25 9 38 9-18 21-59 56-69 62-15 14-29 28-45 42-33 31-50 59-50 63 0 5 4 3 6 5 4 0 5-2 8-7 11-17 27-30 42-30 11 0 15 4 28 18 8 10 17 19 32 19 48 0 77-61 77-75 0-2-3-4-7-4s-4 3-5 6c-13 32-44 40-61 40-9 0-18-4-28-5-16-7-23-9-35-9-1 0-8 0-12 2z"><text:p/></draw:path><draw:path draw:style-name="gr4" draw:text-style-name="P141" svg:width="0.128in" svg:height="0.0449in" svg:x="0.1551in" svg:y="0.0717in" svg:viewBox="0 0 326 115" svg:d="M309 20c9 0 17 0 17-10s-8-10-15-10c-98 0-198 0-296 0-5 0-15 0-15 10s10 10 17 10c98 0 194 0 292 0zM311 115c7 0 15 0 15-10s-8-10-17-10c-98 0-194 0-292 0-7 0-17 0-17 10s10 10 15 10c98 0 198 0 296 0z"><text:p/></draw:path><draw:path draw:style-name="gr4" draw:text-style-name="P141" svg:width="0.0819in" svg:height="0.0862in" svg:x="0.3563in" svg:y="0.0571in" svg:viewBox="0 0 209 220" svg:d="M43 175c27-28 42-41 59-56s31-27 49-43c46-47 58-69 58-72 0-4-5-3-6-4-4 0-6 0-8 4-14 24-26 32-37 32-12 0-17-7-25-15-8-11-17-21-34-21-36 0-58 45-58 55 0 2 1 5 5 5s6-1 6-5c10-23 38-23 42-23 11 0 19 3 31 7 19 9 25 9 37 9-16 21-58 56-67 62-15 14-29 28-45 42-33 31-50 59-50 63 0 5 4 5 6 5 4 0 5-2 8-7 11-17 25-30 41-30 12 0 16 4 29 18 8 10 17 19 31 19 49 0 77-61 77-75 0-2-2-4-6-4s-5 3-7 6c-11 32-42 40-59 40-9 0-18-4-29-5-17-7-24-9-34-9-1 0-8 0-14 2z"><text:p/></draw:path><draw:path draw:style-name="gr4" draw:text-style-name="P141" svg:width="0.0547in" svg:height="0.0575in" svg:x="0.4583in" svg:y="0in" svg:viewBox="0 0 140 147" svg:d="M81 74c28-12 41-17 49-21 7-3 10-4 10-11 0-6-4-11-11-11-2 0-3 0-7 3-16 11-31 21-46 32 1-17 2-34 4-51 1-7 0-15-10-15-4 0-10 3-10 10 0 4 0 14 2 17 0 5 2 30 2 39-15-11-30-21-46-32-3-2-4-3-7-3-7 0-11 5-11 11 0 7 4 8 7 10 18 7 35 14 53 22-29 11-42 17-50 21-7 3-10 4-10 10 0 7 4 11 11 11 3 0 3 0 7-3 16-11 31-21 46-30-1 18-2 36-4 54 0 8 6 10 10 10s11-2 11-10c0-3-1-13-1-17-2-5-4-30-4-37 14 8 26 16 40 26 10 7 10 7 13 7 7 0 11-4 11-11s-4-8-7-10c-17-7-35-14-52-21z"><text:p/></draw:path></draw:g></draw:g></text:p><text:p text:style-name="P138"/></text:list-item><text:list-item><text:p text:style-name="P75"><draw:g text:anchor-type="as-char" svg:y="-0.1445in" draw:z-index="27" draw:name="Shape225" draw:style-name="gr1"><svg:title>TexMaths</svg:title><svg:desc>14§display§\vec{e_x}=\cos \left(\theta \right)\cdot \vec{e_{r_M}}-\sin \left(\theta \right)\cdot \vec{e_{\theta _M}}§svg§600§FALSE§</svg:desc><draw:g draw:style-name="gr2"><draw:path draw:style-name="gr3" draw:text-style-name="P140" svg:width="2.6024in" svg:height="0.1724in" svg:x="0.0004in" svg:y="0.0091in" svg:viewBox="0 0 6611 439" svg:d="M3306 439c-1103 0-2204 0-3306 0 0-147 0-292 0-439 2203 0 4408 0 6611 0 0 147 0 292 0 439-1101 0-2203 0-3305 0z"><text:p/></draw:path><draw:path draw:style-name="gr4" draw:text-style-name="P141" svg:width="0.085in" svg:height="0.0378in" svg:x="0.0567in" svg:y="0.0063in" svg:viewBox="0 0 217 97" svg:d="M174 59c-7 5-23 19-23 28 0 5 4 10 10 10 4 0 7-3 10-6 5-8 17-21 38-32 4-3 8-4 8-11 0-5-3-7-7-10-10-7-15-16-20-27-1-5-2-11-9-11s-10 6-10 10c0 3 4 18 11 28-55 0-111 0-165 0-9 0-17-2-17 10 0 9 8 11 17 11 52 0 105 0 157 0z"><text:p/></draw:path><draw:path draw:style-name="gr4" draw:text-style-name="P141" svg:width="0.074in" svg:height="0.087in" svg:x="-0.0004in" svg:y="0.0591in" svg:viewBox="0 0 189 222" svg:d="M70 104c14 0 50-2 76-12 33-15 36-43 36-50 0-22-18-42-53-42-55 0-129 48-129 133 0 50 29 89 78 89 70 0 111-51 111-57 0-4-3-7-6-7-2 0-2 1-5 4-39 49-94 49-100 49-37 0-42-40-42-56 0-7 0-22 7-51 9 0 19 0 27 0zM46 92c20-74 70-81 83-81 24 0 36 14 36 31 0 50-78 50-98 50-7 0-14 0-21 0z"><text:p/></draw:path><draw:path draw:style-name="gr4" draw:text-style-name="P141" svg:width="0.0717in" svg:height="0.0606in" svg:x="0.0878in" svg:y="0.113in" svg:viewBox="0 0 183 155" svg:d="M69 116c-3 11-14 29-33 29-1 0-11 0-18-4 14-4 16-16 16-19 0-7-7-13-14-13-10 0-20 9-20 21 0 17 18 25 35 25s31-10 39-23c9 18 27 23 41 23 40 0 61-43 61-53 0-4-4-3-5-4-6 0-6 3-7 6-7 23-28 41-48 41-14 0-21-8-21-22 0-8 9-39 18-78 7-27 23-35 34-35 1 0 11 0 18 5-10 3-14 13-14 19 0 8 4 12 13 12 7 0 19-5 19-21 0-18-21-25-35-25-18 0-30 11-39 25-5-14-22-25-40-25-40 0-62 43-62 53 0 4 4 3 6 4 5 0 5-1 7-5 8-27 30-42 47-42 11 0 21 7 21 22 0 7-4 25-8 37-4 15-7 30-11 47z"><text:p/></draw:path><draw:path draw:style-name="gr4" draw:text-style-name="P141" svg:width="0.1287in" svg:height="0.0449in" svg:x="0.2429in" svg:y="0.0732in" svg:viewBox="0 0 328 115" svg:d="M311 20c7 0 17 0 17-10s-10-10-17-10c-98 0-196 0-294 0-7 0-17 0-17 10s10 10 17 10c98 0 196 0 294 0zM311 115c7 0 17 0 17-10s-10-10-17-10c-98 0-196 0-294 0-7 0-17 0-17 10s10 10 17 10c98 0 196 0 294 0z"><text:p/></draw:path><draw:path draw:style-name="gr4" draw:text-style-name="P141" svg:width="0.0736in" svg:height="0.0882in" svg:x="0.4433in" svg:y="0.0563in" svg:viewBox="0 0 188 225" svg:d="M41 113c0-81 40-100 67-100 4 0 35 0 52 18-20 1-23 15-23 22 0 13 9 23 23 23 12 0 22-9 22-23 0-33-36-53-76-53-60 0-106 53-106 113 0 63 49 112 106 112 66 0 82-60 82-64 0-6-5-4-6-4-6 0-6 1-7 4-14 46-46 52-64 52-27 0-70-21-70-100z"><text:p/></draw:path><draw:path draw:style-name="gr4" draw:text-style-name="P141" svg:width="0.0854in" svg:height="0.0882in" svg:x="0.528in" svg:y="0.0563in" svg:viewBox="0 0 218 225" svg:d="M218 115c0-63-49-115-109-115-61 0-109 53-109 115 0 63 52 110 109 110 59 0 109-47 109-110zM109 213c-21 0-42-10-56-33-12-22-12-51-12-69 0-19 0-45 12-68 13-22 37-32 56-32 21 0 44 10 56 32 13 21 13 49 13 68 0 18 0 44-11 65-12 23-33 37-58 37z"><text:p/></draw:path><draw:path draw:style-name="gr4" draw:text-style-name="P141" svg:width="0.063in" svg:height="0.0882in" svg:x="0.626in" svg:y="0.0563in" svg:viewBox="0 0 161 225" svg:d="M85 125c12 1 52 9 52 44 0 25-17 45-56 45-40 0-59-28-68-70-2-5-2-8-7-8-6 0-6 4-6 12 0 21 0 42 0 65 0 8 0 12 6 12 1 0 2 0 11-10 1-1 1-2 10-11 22 21 44 21 54 21 58 0 80-33 80-68 0-25-15-41-21-46-17-16-35-20-56-24-28-6-60-11-60-41 0-17 12-36 54-36 55 0 56 43 58 59 0 4 4 2 5 4 7 0 7-3 7-11 0-17 0-34 0-51 0-8 0-11-5-11-3 0-3 0-10 6-1 2-7 7-8 8-19-14-40-14-47-14-60 0-78 32-78 60 0 17 7 31 21 42 15 13 29 16 64 23z"><text:p/></draw:path><draw:path draw:style-name="gr4" draw:text-style-name="P141" svg:width="0.0449in" svg:height="0.1925in" svg:x="0.7472in" svg:y="-0.0004in" svg:viewBox="0 0 115 490" svg:d="M115 484c0-1 0-3-9-11-61-62-77-154-77-228 0-86 19-171 79-231 7-7 7-7 7-8 0-5-3-6-6-6-4 0-49 34-78 97-25 53-31 107-31 148 0 38 6 96 32 152 30 60 73 93 77 93 3 0 6-2 6-6z"><text:p/></draw:path><draw:path draw:style-name="gr4" draw:text-style-name="P141" svg:width="0.0795in" svg:height="0.1374in" svg:x="0.8118in" svg:y="0.0083in" svg:viewBox="0 0 203 350" svg:d="M203 101c0-32-8-101-59-101-68 0-144 139-144 250 0 45 14 100 59 100 68 0 144-140 144-249zM52 168c8-32 18-71 38-106 14-24 32-51 53-51 25 0 28 31 28 59 0 24-4 49-17 98-34 0-69 0-102 0zM150 183c-6 23-16 65-34 98-18 34-36 58-57 58-17 0-27-14-27-61 0-18 3-47 16-95 33 0 68 0 102 0z"><text:p/></draw:path><draw:path draw:style-name="gr4" draw:text-style-name="P141" svg:width="0.0441in" svg:height="0.1925in" svg:x="0.911in" svg:y="-0.0004in" svg:viewBox="0 0 113 490" svg:d="M113 245c0-38-5-97-32-153-29-60-71-92-77-92-3 0-4 3-4 6 0 1 0 1 8 11 49 47 77 126 77 228 0 82-18 169-79 231-6 5-6 7-6 8 0 3 1 6 4 6 6 0 49-34 79-97 25-53 30-108 30-148z"><text:p/></draw:path><draw:path draw:style-name="gr4" draw:text-style-name="P141" svg:width="0.0201in" svg:height="0.0201in" svg:x="1.035in" svg:y="0.0854in" svg:viewBox="0 0 52 52" svg:d="M52 25c0-14-13-25-27-25-15 0-25 10-25 25 0 14 10 27 25 27 14 0 27-11 27-27z"><text:p/></draw:path><draw:path draw:style-name="gr4" draw:text-style-name="P141" svg:width="0.0854in" svg:height="0.0378in" svg:x="1.2449in" svg:y="0.0063in" svg:viewBox="0 0 218 97" svg:d="M175 59c-7 5-24 19-24 28 0 5 6 10 11 10s6-3 9-6c5-8 17-21 39-32 3-3 8-4 8-11 0-5-4-7-7-10-11-7-16-16-19-27-2-5-4-11-10-11-7 0-10 6-10 10 0 3 3 18 11 28-54 0-110 0-165 0-8 0-18-2-18 10 0 9 10 11 18 11 52 0 105 0 157 0z"><text:p/></draw:path><draw:path draw:style-name="gr4" draw:text-style-name="P141" svg:width="0.074in" svg:height="0.087in" svg:x="1.1236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141" svg:width="0.063in" svg:height="0.0606in" svg:x="1.2114in" svg:y="0.113in" svg:viewBox="0 0 161 155" svg:d="M66 83c0-2 7-34 8-35 0-3 11-20 21-28 4-3 14-10 28-10 4 0 13 1 20 5-11 3-16 13-16 19 0 8 6 12 14 12 9 0 20-5 20-21 0-17-20-25-36-25-19 0-34 8-49 25-6-21-27-25-35-25-13 0-23 8-28 18-7 13-13 34-13 35 0 4 6 4 7 4 4 0 4-1 7-9 6-21 11-38 25-38 9 0 11 8 11 17 0 7-2 19-5 29-3 8-6 22-7 31-4 14-7 28-11 43-2 4-5 13-5 14 0 8 7 11 13 11 4 0 11-3 14-10 1-2 4-16 7-25 3-12 7-25 10-37z"><text:p/></draw:path><draw:path draw:style-name="gr4" draw:text-style-name="P141" svg:width="0.1126in" svg:height="0.0657in" svg:x="1.289in" svg:y="0.1264in" svg:viewBox="0 0 287 168" svg:d="M256 21c2-8 3-10 21-10 6 0 7 0 9-1 1-2 1-4 1-6 0-4-4-4-8-4-13 0-24 0-37 0-5 0-8 0-11 6-34 46-69 92-102 139-11-46-21-92-32-138-2-7-3-7-10-7-13 0-27 0-39 0-5 0-9 0-9 7 0 4 3 4 9 4 2 0 11 0 16 2 0 2 0 4-1 5-10 41-21 81-31 122-1 7-3 17-26 17-2 0-6 0-6 7 0 1 1 4 4 4 4 0 10-2 14-2s10 0 14 0 10 0 14 0 10 2 14 2 6-2 6-7c0-4-3-4-6-4-12 0-17-5-17-10 0-2 0-3 0-6 12-43 23-85 34-128 11 49 22 98 34 148 0 4 1 7 5 7 3 0 6-2 10-6 36-50 73-100 109-151-11 45-22 90-33 136-2 8-3 10-21 10-7 0-10 0-10 7 0 1 1 4 4 4 4 0 11-2 17-2 4 0 10 0 17 0 5 0 11 0 16 0 6 0 12 2 17 2 2 0 6 0 6-7 0-4-3-4-9-4-2 0-5 0-9 0-7-2-7-2-7-3 0-2 0-2 1-4 11-44 21-86 32-129z"><text:p/></draw:path><draw:path draw:style-name="gr4" draw:text-style-name="P141" svg:width="0.1181in" svg:height="0.0075in" svg:x="1.4898in" svg:y="0.0921in" svg:viewBox="0 0 301 20" svg:d="M284 20c9 0 17 0 17-10s-8-10-17-10c-88 0-178 0-266 0-8 0-18 0-18 10s10 10 18 10c88 0 178 0 266 0z"><text:p/></draw:path><draw:path draw:style-name="gr4" draw:text-style-name="P141" svg:width="0.063in" svg:height="0.0882in" svg:x="1.6736in" svg:y="0.0563in" svg:viewBox="0 0 161 225" svg:d="M87 125c10 1 50 9 50 44 0 25-17 45-54 45-42 0-61-28-69-70-1-5-3-8-7-8-7 0-7 4-7 12 0 21 0 42 0 65 0 8 0 12 6 12 2 0 2 0 12-10 2-1 2-2 10-11 21 21 43 21 55 21 56 0 78-33 78-68 0-25-14-41-21-46-15-16-35-20-56-24-27-6-60-11-60-41 0-17 12-36 54-36 55 0 58 43 59 59 0 4 4 4 6 4 5 0 5-3 5-11 0-17 0-34 0-51 0-8 0-11-4-11-3 0-4 0-11 6-1 2-6 7-7 8-20-14-39-14-48-14-58 0-78 32-78 60 0 17 8 31 21 42 17 13 29 16 66 23z"><text:p/></draw:path><draw:path draw:style-name="gr4" draw:text-style-name="P141" svg:width="0.0409in" svg:height="0.128in" svg:x="1.7504in" svg:y="0.0154in" svg:viewBox="0 0 105 326" svg:d="M70 111c-22 1-46 2-69 5 0 4 0 10 0 16 33 0 37 2 37 26 0 43 0 87 0 130 0 23-6 23-38 23 0 5 0 11 0 15 15 0 42-1 55-1 16 0 33 1 50 1 0-4 0-10 0-15-32 0-35-3-35-21 0-59 0-119 0-179zM73 25c0-15-13-25-27-25-15 0-25 13-25 25 0 14 10 27 25 27 14 0 27-11 27-27z"><text:p/></draw:path><draw:path draw:style-name="gr4" draw:text-style-name="P141" svg:width="0.0972in" svg:height="0.085in" svg:x="1.8039in" svg:y="0.0591in" svg:viewBox="0 0 248 217" svg:d="M39 48c0 43 0 86 0 131 0 22-5 22-39 22 0 5 0 10 0 16 17 0 42-2 56-2 13 0 38 2 55 2 0-6 0-11 0-16-33 0-38 0-38-22 0-31 0-60 0-89 0-52 35-79 66-79 30 0 36 27 36 55 0 38 0 75 0 113 0 22-6 22-38 22 0 5 0 10 0 16 17 0 42-2 56-2 13 0 38 2 55 2 0-6 0-11 0-16-25 0-38 0-39-14 0-32 0-62 0-93 0-42 0-58-14-76-7-8-24-18-52-18-37 0-60 21-73 52 0-17 0-35 0-52-24 1-46 4-70 6 0 5 0 9 0 15 35 0 39 3 39 27z"><text:p/></draw:path><draw:path draw:style-name="gr4" draw:text-style-name="P141" svg:width="0.0449in" svg:height="0.1925in" svg:x="1.9563in" svg:y="-0.0004in" svg:viewBox="0 0 115 490" svg:d="M115 484c0-1 0-3-9-11-61-62-77-154-77-228 0-86 19-171 79-231 7-7 7-7 7-8 0-5-2-6-6-6s-49 34-77 97c-25 53-32 107-32 148 0 38 6 96 34 152 29 60 71 93 75 93s6-2 6-6z"><text:p/></draw:path><draw:path draw:style-name="gr4" draw:text-style-name="P141" svg:width="0.0795in" svg:height="0.1374in" svg:x="2.0209in" svg:y="0.0083in" svg:viewBox="0 0 203 350" svg:d="M203 101c0-32-8-101-59-101-68 0-144 139-144 250 0 45 14 100 59 100 70 0 144-140 144-249zM52 168c8-32 18-71 38-106 14-24 32-51 54-51 24 0 27 31 27 59 0 24-4 49-16 98-35 0-68 0-103 0zM151 183c-5 23-17 65-35 98-17 34-36 58-57 58-16 0-27-14-27-61 0-18 3-47 17-95 34 0 69 0 102 0z"><text:p/></draw:path><draw:path draw:style-name="gr4" draw:text-style-name="P141" svg:width="0.0449in" svg:height="0.1925in" svg:x="2.1201in" svg:y="-0.0004in" svg:viewBox="0 0 115 490" svg:d="M115 245c0-38-6-97-34-153-29-60-71-92-75-92-5 0-6 3-6 6 0 1 0 1 10 11 47 47 75 126 75 228 0 82-18 169-78 231-7 5-7 7-7 8 0 3 1 6 6 6 4 0 49-34 77-97 25-53 32-108 32-148z"><text:p/></draw:path><draw:path draw:style-name="gr4" draw:text-style-name="P141" svg:width="0.0201in" svg:height="0.0201in" svg:x="2.2441in" svg:y="0.0854in" svg:viewBox="0 0 52 52" svg:d="M52 25c0-14-11-25-25-25-16 0-27 10-27 25 0 14 11 27 27 27 14 0 25-11 25-27z"><text:p/></draw:path><draw:path draw:style-name="gr4" draw:text-style-name="P141" svg:width="0.0854in" svg:height="0.0378in" svg:x="2.4551in" svg:y="0.0063in" svg:viewBox="0 0 218 97" svg:d="M175 59c-7 5-24 19-24 28 0 5 6 10 10 10 6 0 7-3 10-6 5-8 17-21 39-32 3-3 8-4 8-11 0-5-4-7-7-10-11-7-16-16-19-27-2-5-4-11-10-11-7 0-10 6-10 10 0 3 3 18 11 28-54 0-110 0-165 0-8 0-18-2-18 10 0 9 10 11 18 11 52 0 105 0 157 0z"><text:p/></draw:path><draw:path draw:style-name="gr4" draw:text-style-name="P141" svg:width="0.074in" svg:height="0.087in" svg:x="2.3335in" svg:y="0.0591in" svg:viewBox="0 0 189 222" svg:d="M69 104c14 0 50-2 75-12 35-15 37-43 37-50 0-22-19-42-52-42-55 0-129 48-129 133 0 50 28 89 77 89 70 0 112-51 112-57 0-4-4-7-7-7-1 0-3 1-6 4-39 49-92 49-98 49-39 0-43-40-43-56 0-7 0-22 8-51 9 0 17 0 26 0zM46 92c18-74 70-81 83-81 22 0 36 14 36 31 0 50-80 50-99 50-7 0-13 0-20 0z"><text:p/></draw:path><draw:path draw:style-name="gr4" draw:text-style-name="P141" svg:width="0.0602in" svg:height="0.0961in" svg:x="2.4232in" svg:y="0.0783in" svg:viewBox="0 0 154 245" svg:d="M154 74c0-36-14-74-48-74-51 0-106 92-106 171 0 40 15 74 48 74 51 0 106-94 106-171zM38 116c18-74 47-106 68-106s21 38 21 45c0 12-2 32-9 61-27 0-54 0-80 0zM115 129c-10 37-18 56-28 72-11 19-24 34-39 34-20 0-23-25-23-45 0-22 7-49 10-61 27 0 53 0 80 0z"><text:p/></draw:path><draw:path draw:style-name="gr4" draw:text-style-name="P141" svg:width="0.1126in" svg:height="0.0657in" svg:x="2.5004in" svg:y="0.1264in" svg:viewBox="0 0 287 168" svg:d="M255 21c3-8 3-10 22-10 6 0 6 0 7-1 2-2 3-4 3-6 0-4-4-4-8-4-13 0-24 0-37 0-5 0-8 0-12 6-34 46-69 92-103 139-9-46-21-92-30-138-2-7-3-7-10-7-13 0-27 0-39 0-6 0-9 0-9 7 0 4 3 4 9 4 2 0 11 0 15 2 0 2 0 4 0 5-10 41-21 81-31 122-1 7-4 17-26 17-2 0-6 0-6 7 0 1 1 4 4 4 4 0 9-2 14-2 4 0 9 0 14 0 4 0 9 0 14 0 4 0 10 2 14 2 3 0 6-2 6-7 0-4-3-4-6-4-12 0-18-5-18-10 0-2 1-3 1-6 12-43 21-85 33-128 11 49 22 98 33 148 2 4 3 7 7 7 3 0 6-2 9-6 36-50 74-100 110-151-11 45-22 90-33 136-3 8-3 10-21 10-7 0-12 0-12 7 0 1 3 4 5 4 5 0 11-2 16-2 6 0 12 0 17 0 6 0 11 0 17 0s13 2 17 2c1 0 7 0 7-7 0-4-4-4-9-4-4 0-7 0-11 0-5-2-5-2-5-3 0-2 0-2 0-4 11-44 21-86 32-129z"><text:p/></draw:path></draw:g></draw:g></text:p></text:list-item><text:list-item><text:p text:style-name="P76"><draw:g text:anchor-type="as-char" svg:y="-0.1453in" draw:z-index="28" draw:name="Shape226" draw:style-name="gr1"><svg:title>TexMaths</svg:title><svg:desc>14§display§\vec{e_y}=\sin \left(\theta \right)\cdot \vec{e_{r_M}}+\cos \left(\theta \right)\cdot \vec{e_{\theta _M}}§svg§600§FALSE§</svg:desc><draw:g draw:style-name="gr2"><draw:path draw:style-name="gr3" draw:text-style-name="P140" svg:width="2.5988in" svg:height="0.1807in" svg:x="0.0004in" svg:y="0.0094in" svg:viewBox="0 0 6602 460" svg:d="M3302 460c-1101 0-2201 0-3302 0 0-154 0-306 0-460 2201 0 4401 0 6602 0 0 154 0 306 0 460-1101 0-2201 0-3300 0z"><text:p/></draw:path><draw:path draw:style-name="gr4" draw:text-style-name="P141" svg:width="0.085in" svg:height="0.0374in" svg:x="0.0547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97in" svg:height="0.0866in" svg:x="0.087in" svg:y="0.1134in" svg:viewBox="0 0 178 221" svg:d="M176 21c2-4 2-6 2-7 0-7-6-11-13-11-3 0-10 1-14 8 0 2-3 13-5 20-3 10-5 18-7 28-2 8-13 51-14 56-14 9-16 29-42 29-24 0-24-22-24-28 0-18 8-41 19-67 3-11 6-14 6-21 0-15-14-28-34-28-35 0-50 46-50 52 0 4 6 4 7 4 4 0 4-1 6-6 8-28 23-42 37-42 6 0 9 5 9 13s-3 15-6 20c-17 41-19 54-19 69 0 6 0 23 14 34 9 8 25 10 33 10 14 0 27-4 38-16-4 20-8 34-22 51-10 11-24 22-42 22-2 0-19 0-26-11 19-3 19-18 19-20 0-11-10-12-13-12-10 0-21 7-21 22 0 18 17 31 42 31 34 0 77-27 87-70 11-43 22-87 33-130z"><text:p/></draw:path><draw:path draw:style-name="gr4" draw:text-style-name="P141" svg:width="0.1287in" svg:height="0.0453in" svg:x="0.2386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63in" svg:height="0.0882in" svg:x="0.439in" svg:y="0.0571in" svg:viewBox="0 0 161 225" svg:d="M85 124c12 3 52 10 52 45 0 25-17 45-56 45-40 0-59-28-68-69-2-7-2-8-7-8-6 0-6 3-6 11 0 21 0 44 0 66 0 8 0 11 6 11 2 0 2 0 12-10 0-1 0-1 10-11 21 21 43 21 53 21 58 0 80-32 80-68 0-26-15-41-21-47-17-15-35-19-56-23-28-6-60-12-60-41 0-17 12-36 54-36 55 0 58 43 58 59 1 4 4 2 5 4 7 0 7-2 7-11 0-17 0-34 0-51 0-7 0-11-5-11-3 0-3 0-10 6-1 2-6 7-8 8-19-14-40-14-47-14-60 0-78 34-78 60 0 17 8 31 21 42 15 13 29 15 64 22z"><text:p/></draw:path><draw:path draw:style-name="gr4" draw:text-style-name="P141" svg:width="0.0413in" svg:height="0.128in" svg:x="0.515in" svg:y="0.0161in" svg:viewBox="0 0 106 326" svg:d="M71 110c-22 2-46 3-68 6 0 4 0 10 0 15 32 0 36 3 36 27 0 43 0 88 0 131 0 21-5 21-39 21 0 6 0 12 0 16 17 0 43-2 55-2 16 0 35 2 51 2 0-4 0-10 0-16-33 0-35-1-35-21 0-58 0-118 0-179zM73 25c0-15-11-25-25-25-16 0-27 13-27 25 0 14 11 27 27 27 14 0 25-11 25-27z"><text:p/></draw:path><draw:path draw:style-name="gr4" draw:text-style-name="P141" svg:width="0.0972in" svg:height="0.085in" svg:x="0.5689in" svg:y="0.0594in" svg:viewBox="0 0 248 217" svg:d="M38 49c0 43 0 87 0 131 0 21-6 21-38 21 0 5 0 10 0 16 17 0 42-2 55-2 14 0 39 2 56 2 0-6 0-11 0-16-34 0-40 0-40-21 0-30 0-61 0-91 0-50 35-78 68-78 30 0 36 27 36 55 0 37 0 75 0 114 0 21-6 21-39 21 0 5 0 10 0 16 18 0 43-2 56-2 12 0 39 2 56 2 0-6 0-11 0-16-27 0-39 0-39-14 0-32 0-63 0-93 0-42 0-58-16-76-7-8-22-18-52-18-35 0-58 21-72 52 0-17 0-35 0-52-23 1-47 4-69 6 0 5 0 9 0 15 34 0 38 3 38 28z"><text:p/></draw:path><draw:path draw:style-name="gr4" draw:text-style-name="P141" svg:width="0.0449in" svg:height="0.1921in" svg:x="0.7217in" svg:y="0in" svg:viewBox="0 0 115 489" svg:d="M115 484c0-2 0-2-9-10-61-63-78-155-78-229 0-86 20-171 80-231 7-7 7-7 7-8 0-5-3-6-6-6-4 0-49 34-78 96-25 54-31 108-31 149 0 37 6 96 32 152 30 60 73 92 77 92 3 0 6-1 6-5z"><text:p/></draw:path><draw:path draw:style-name="gr4" draw:text-style-name="P141" svg:width="0.0795in" svg:height="0.1374in" svg:x="0.7862in" svg:y="0.0071in" svg:viewBox="0 0 203 350" svg:d="M203 101c0-32-8-101-59-101-68 0-144 138-144 250 0 45 14 100 59 100 68 0 144-140 144-249zM52 168c8-32 18-72 38-105 14-25 32-52 53-52 25 0 28 31 28 59 0 24-4 49-17 98-34 0-69 0-102 0zM150 183c-6 23-16 64-34 98s-36 57-57 57c-17 0-27-14-27-58 0-20 3-49 16-97 33 0 68 0 102 0z"><text:p/></draw:path><draw:path draw:style-name="gr4" draw:text-style-name="P141" svg:width="0.0441in" svg:height="0.1921in" svg:x="0.8854in" svg:y="0in" svg:viewBox="0 0 113 489" svg:d="M113 245c0-38-5-97-32-153-29-60-71-92-77-92-3 0-4 3-4 6 0 1 0 1 8 11 49 47 77 126 77 228 0 82-18 169-79 230-6 7-6 7-6 9 0 3 1 5 4 5 6 0 49-33 79-96 25-53 30-108 30-148z"><text:p/></draw:path><draw:path draw:style-name="gr4" draw:text-style-name="P141" svg:width="0.0201in" svg:height="0.0201in" svg:x="1.0094in" svg:y="0.0862in" svg:viewBox="0 0 52 52" svg:d="M52 25c0-14-13-25-27-25s-25 10-25 25c0 14 11 27 25 27s27-11 27-27z"><text:p/></draw:path><draw:path draw:style-name="gr4" draw:text-style-name="P141" svg:width="0.0854in" svg:height="0.0374in" svg:x="1.2193in" svg:y="0.0067in" svg:viewBox="0 0 218 96" svg:d="M175 59c-7 5-24 19-24 28 0 5 6 9 10 9 6 0 7-2 10-5 5-9 17-21 39-32 3-3 8-4 8-10s-4-8-7-10c-11-8-16-17-19-28-2-5-4-11-10-11-7 0-11 6-11 10 0 3 4 18 12 29-56 0-110 0-166 0-7 0-17 0-17 10s10 10 17 10c53 0 105 0 158 0z"><text:p/></draw:path><draw:path draw:style-name="gr4" draw:text-style-name="P141" svg:width="0.074in" svg:height="0.087in" svg:x="1.098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141" svg:width="0.063in" svg:height="0.0602in" svg:x="1.1858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4" draw:text-style-name="P141" svg:width="0.1126in" svg:height="0.0657in" svg:x="1.2634in" svg:y="0.1268in" svg:viewBox="0 0 287 168" svg:d="M256 21c2-7 2-10 21-10 6 0 4 0 7 0 3-1 3-5 3-7 0-4-4-4-8-4-13 0-24 0-37 0-5 0-8 0-12 6-34 46-68 92-101 139-11-46-21-92-32-138-2-7-3-7-10-7-13 0-27 0-39 0-5 0-9 0-9 7 0 4 3 4 9 4 2 0 11 0 16 2 0 2 0 4-1 7-10 40-21 79-31 120-1 7-3 17-26 17-2 0-6 0-6 7 0 2 1 4 4 4 4 0 10-2 14-2s10 0 14 0 10 0 14 0 10 2 14 2 6-2 6-7c0-4-3-4-6-4-12 0-17-3-17-10 0-2 0-3 0-6 12-43 21-85 33-128h1c11 49 22 97 34 148 0 4 1 7 5 7 3 0 6-2 10-6 36-50 73-100 109-151-11 45-22 90-33 136-3 8-3 10-21 10-7 0-10 0-10 7 0 1 1 4 4 4 4 0 11-2 17-2 4 0 8 0 15 0 6 0 13 0 18 0s12 2 17 2c2 0 6 0 6-7 0-4-3-4-9-4-2 0-5 0-9 0-7-2-7-2-7-3 0-2 0-2 1-4 11-44 21-86 32-129z"><text:p/></draw:path><draw:path draw:style-name="gr4" draw:text-style-name="P141" svg:width="0.1287in" svg:height="0.1272in" svg:x="1.4591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4" draw:text-style-name="P141" svg:width="0.0728in" svg:height="0.0882in" svg:x="1.6488in" svg:y="0.0571in" svg:viewBox="0 0 186 225" svg:d="M41 113c0-79 40-100 65-100 5 0 35 0 54 18-21 1-24 15-24 22 0 13 10 22 22 22 14 0 24-8 24-22 0-33-38-53-76-53-61 0-106 53-106 113 0 63 48 112 105 112 66 0 81-60 81-64 0-6-4-4-5-4-5 0-6 1-7 4-14 46-47 52-65 52-25 0-68-21-68-100z"><text:p/></draw:path><draw:path draw:style-name="gr4" draw:text-style-name="P141" svg:width="0.085in" svg:height="0.0882in" svg:x="1.7339in" svg:y="0.0571in" svg:viewBox="0 0 217 225" svg:d="M217 115c0-63-49-115-108-115-61 0-109 53-109 115 0 63 50 110 108 110 60 0 109-47 109-110zM109 213c-21 0-43-10-56-33-12-22-12-51-12-70 0-18 0-44 11-67 14-22 36-32 56-32 22 0 43 11 56 32 12 21 12 49 12 67 0 19 0 45-11 66-10 23-32 37-56 37z"><text:p/></draw:path><draw:path draw:style-name="gr4" draw:text-style-name="P141" svg:width="0.063in" svg:height="0.0882in" svg:x="1.8311in" svg:y="0.0571in" svg:viewBox="0 0 161 225" svg:d="M87 124c10 3 50 10 50 45 0 25-17 45-56 45-40 0-59-28-67-69-1-7-3-8-7-8-7 0-7 3-7 11 0 21 0 44 0 66 0 8 0 11 6 11 2 0 2 0 12-10 0-1 0-1 10-11 21 21 43 21 53 21 58 0 80-32 80-68 0-26-15-41-21-47-15-15-35-19-56-23-28-6-60-12-60-41 0-17 12-36 54-36 55 0 58 43 58 59 1 4 5 4 7 4 5 0 5-2 5-11 0-17 0-34 0-51 0-7 0-11-5-11-2 0-3 0-10 6-1 2-6 7-8 8-19-14-38-14-47-14-60 0-78 34-78 60 0 17 8 31 21 42 15 13 29 15 66 22z"><text:p/></draw:path><draw:path draw:style-name="gr4" draw:text-style-name="P141" svg:width="0.0449in" svg:height="0.1921in" svg:x="1.9524in" svg:y="0in" svg:viewBox="0 0 115 489" svg:d="M115 484c0-2 0-2-9-10-61-63-77-155-77-229 0-86 19-171 79-231 7-7 7-7 7-8 0-5-2-6-6-6s-49 34-77 96c-25 54-32 108-32 149 0 37 6 96 34 152 29 60 71 92 75 92s6-1 6-5z"><text:p/></draw:path><draw:path draw:style-name="gr4" draw:text-style-name="P141" svg:width="0.0795in" svg:height="0.1374in" svg:x="2.0169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2.1161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2.2402in" svg:y="0.0862in" svg:viewBox="0 0 52 52" svg:d="M52 25c0-14-11-25-25-25-16 0-27 10-27 25 0 14 11 27 27 27 14 0 25-11 25-27z"><text:p/></draw:path><draw:path draw:style-name="gr4" draw:text-style-name="P141" svg:width="0.0854in" svg:height="0.0374in" svg:x="2.4516in" svg:y="0.0067in" svg:viewBox="0 0 218 96" svg:d="M175 59c-7 5-24 19-24 28 0 5 6 9 10 9 6 0 7-2 10-5 5-9 17-21 39-32 3-3 8-4 8-10s-4-8-7-10c-11-8-16-17-19-28-2-5-4-11-10-11-7 0-10 6-10 10 0 3 3 18 11 29-54 0-110 0-165 0-8 0-18 0-18 10s10 10 18 10c52 0 105 0 157 0z"><text:p/></draw:path><draw:path draw:style-name="gr4" draw:text-style-name="P141" svg:width="0.074in" svg:height="0.087in" svg:x="2.3295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141" svg:width="0.0602in" svg:height="0.0961in" svg:x="2.4193in" svg:y="0.078in" svg:viewBox="0 0 154 245" svg:d="M154 74c0-36-14-74-48-74-51 0-106 92-106 171 0 40 15 74 48 74 51 0 106-94 106-171zM38 116c18-74 47-106 68-106s21 38 21 45c0 12-2 33-9 61-27 0-54 0-80 0zM115 129c-10 37-18 56-28 72-11 18-24 34-39 34-20 0-23-25-23-45 0-22 7-49 10-61 27 0 53 0 80 0z"><text:p/></draw:path><draw:path draw:style-name="gr4" draw:text-style-name="P141" svg:width="0.1126in" svg:height="0.0657in" svg:x="2.4965in" svg:y="0.1268in" svg:viewBox="0 0 287 168" svg:d="M255 21c3-7 3-10 22-10 6 0 6 0 7 0 2-1 3-5 3-7 0-4-4-4-8-4-13 0-24 0-37 0-5 0-8 0-12 6-34 46-69 92-103 139-9-46-21-92-30-138-2-7-3-7-10-7-13 0-27 0-39 0-6 0-9 0-9 7 0 4 3 4 9 4 2 0 11 0 15 2 0 2 0 4 0 7-10 40-21 79-31 120-1 7-4 17-26 17-2 0-6 0-6 7 0 2 1 4 4 4 4 0 9-2 14-2 4 0 9 0 14 0 4 0 9 0 14 0 4 0 10 2 14 2 3 0 6-2 6-7 0-4-3-4-6-4-12 0-18-3-18-10 0-2 1-3 1-6 12-43 21-85 33-128 11 49 22 97 33 148 2 4 3 7 7 7 3 0 6-2 9-6 36-50 74-100 110-151-11 45-22 90-33 136-3 8-3 10-21 10-7 0-12 0-12 7 0 1 3 4 5 4 5 0 11-2 16-2 6 0 12 0 17 0 6 0 11 0 17 0s13 2 17 2c1 0 7 0 7-7 0-4-4-4-9-4-4 0-7 0-11 0-5-2-5-2-5-3 0-2 0-2 0-4 11-44 21-86 32-129z"><text:p/></draw:path></draw:g></draw:g></text:p></text:list-item><text:list-item><text:p text:style-name="P78"><draw:g text:anchor-type="as-char" svg:y="-0.1374in" draw:z-index="146" draw:name="Shape263" draw:style-name="gr1"><svg:title>TexMaths</svg:title><svg:desc>14§display§\vec{e_z}=\vec{e_{z^{\ast }}}§svg§600§FALSE§</svg:desc><draw:g draw:style-name="gr2"><draw:path draw:style-name="gr3" draw:text-style-name="P140" svg:width="0.6449in" svg:height="0.1472in" svg:x="0.0012in" svg:y="0.0102in" svg:viewBox="0 0 1639 375" svg:d="M821 375c-275 0-548 0-821 0 0-125 0-249 0-375 546 0 1092 0 1639 0 0 126 0 250 0 375-273 0-547 0-818 0z"><text:p/></draw:path><draw:path draw:style-name="gr4" draw:text-style-name="P141" svg:width="0.0854in" svg:height="0.0382in" svg:x="0.0531in" svg:y="0in" svg:viewBox="0 0 218 98" svg:d="M175 59c-7 7-24 19-24 29 0 4 6 10 10 10s7-5 10-7c5-7 17-21 39-32 3-2 8-5 8-10 0-6-4-7-7-10-11-7-16-17-21-28 0-4-2-11-9-11s-10 7-10 11c0 2 4 18 12 28-56 0-110 0-166 0-9 0-17 0-17 10s8 10 17 10c53 0 105 0 158 0z"><text:p/></draw:path><draw:path draw:style-name="gr4" draw:text-style-name="P141" svg:width="0.074in" svg:height="0.087in" svg:x="0.0004in" svg:y="0.0528in" svg:viewBox="0 0 189 222" svg:d="M70 103c14 0 50-1 76-11 33-15 36-45 36-52 0-20-18-40-53-40-55 0-129 47-129 133 0 50 29 89 78 89 70 0 111-53 111-59 0-3-3-5-6-5-2 0-2 0-7 4-37 49-92 49-98 49-37 0-42-42-42-58 0-5 0-20 7-50 9 0 19 0 27 0zM46 92c20-74 70-82 83-82 24 0 36 15 36 30 0 52-78 52-98 52-7 0-14 0-21 0z"><text:p/></draw:path><draw:path draw:style-name="gr4" draw:text-style-name="P141" svg:width="0.0618in" svg:height="0.0606in" svg:x="0.0902in" svg:y="0.1075in" svg:viewBox="0 0 158 155" svg:d="M36 121c9-9 16-15 45-39 7-5 32-26 44-36 21-21 33-38 33-42s-4-4-5-4c-3 0-5 1-6 3-11 17-18 21-27 21-4 0-9 0-19-10-13-11-20-14-28-14-27 0-46 29-46 40 0 3 4 5 7 5 4 0 4-2 5-6 6-11 25-12 30-12 8 0 18 2 22 2 18 4 21 4 29 4-8 10-14 16-47 42-27 21-37 30-42 37-21 21-31 36-31 39 0 4 4 4 6 4s4-2 5-4c10-13 20-21 32-21 5 0 9 1 19 10 11 9 18 15 28 15 37 0 60-42 60-53 0-4-3-4-6-4-4 0-4 1-5 4-7 18-28 26-45 26-7 0-16-2-25-4-16-4-19-4-24-4-2 0-6 0-9 1z"><text:p/></draw:path><draw:path draw:style-name="gr4" draw:text-style-name="P141" svg:width="0.1287in" svg:height="0.0445in" svg:x="0.2358in" svg:y="0.0673in" svg:viewBox="0 0 328 114" svg:d="M311 20c7 0 17 0 17-10s-10-10-17-10c-98 0-196 0-294 0-7 0-17 0-17 10s10 10 17 10c98 0 196 0 294 0zM311 114c7 0 17 0 17-9 0-10-10-10-17-10-98 0-196 0-294 0-7 0-17 0-17 10 0 9 10 9 17 9 98 0 196 0 294 0z"><text:p/></draw:path><draw:path draw:style-name="gr4" draw:text-style-name="P141" svg:width="0.0854in" svg:height="0.0382in" svg:x="0.5307in" svg:y="0in" svg:viewBox="0 0 218 98" svg:d="M175 59c-7 7-24 19-24 29 0 4 6 10 11 10s6-5 9-7c5-7 17-21 39-32 3-2 8-5 8-10 0-6-4-7-7-10-11-7-16-17-19-28-2-4-4-11-10-11-7 0-10 7-10 11 0 2 3 18 11 28-54 0-110 0-165 0-8 0-18 0-18 10s10 10 18 10c52 0 105 0 157 0z"><text:p/></draw:path><draw:path draw:style-name="gr4" draw:text-style-name="P141" svg:width="0.074in" svg:height="0.087in" svg:x="0.4374in" svg:y="0.0528in" svg:viewBox="0 0 189 222" svg:d="M70 103c14 0 50-1 74-11 35-15 38-45 38-52 0-20-20-40-53-40-55 0-129 47-129 133 0 50 29 89 77 89 71 0 112-53 112-59 0-3-3-5-6-5-2 0-4 0-7 4-37 49-92 49-98 49-37 0-43-42-43-58 0-5 1-20 8-50 9 0 19 0 27 0zM46 92c20-74 70-82 83-82 24 0 36 15 36 30 0 52-78 52-98 52-7 0-14 0-21 0z"><text:p/></draw:path><draw:path draw:style-name="gr4" draw:text-style-name="P141" svg:width="0.0618in" svg:height="0.0606in" svg:x="0.5276in" svg:y="0.1075in" svg:viewBox="0 0 158 155" svg:d="M36 121c9-9 16-15 45-39 7-5 32-26 42-36 21-21 35-38 35-42s-4-4-5-4c-5 0-5 1-7 3-10 17-17 21-26 21-4 0-9 0-19-10-13-11-20-14-28-14-27 0-46 29-46 40 0 3 4 5 5 5 4 0 6-2 7-6 6-11 24-12 30-12 8 0 16 2 22 2 18 4 21 4 29 4-8 10-15 16-47 42-27 21-37 30-42 37-21 21-31 36-31 39 0 4 4 4 6 4s4-2 5-4c10-13 20-21 32-21 5 0 9 1 19 10 11 9 16 15 28 15 37 0 60-42 60-53 0-4-4-4-6-4-4 0-5 1-7 4-5 18-26 26-43 26-7 0-17-2-25-4-16-4-19-4-24-4-2 0-7 0-9 1z"><text:p/></draw:path><draw:path draw:style-name="gr4" draw:text-style-name="P141" svg:width="0.0441in" svg:height="0.0409in" svg:x="0.6118in" svg:y="0.0839in" svg:viewBox="0 0 113 105" svg:d="M62 46c0-6 4-36 4-39 0-4-4-7-9-7s-9 3-9 7c0 3 4 33 5 39-12-8-26-15-39-24-1-1-3-1-6-1-4 0-8 3-8 8 0 4 3 7 6 9 14 4 28 9 42 14-14 5-37 14-41 15-3 1-7 1-7 7 0 4 4 10 8 10 3 0 12-4 45-25-1 5-5 36-5 39 0 2 4 7 9 7s9-3 9-7c0-3-4-34-4-39 12 8 25 15 37 23 3 0 3 2 6 2 4 0 8-4 8-10 0-3-2-6-5-7-14-6-28-10-41-15 13-5 37-13 41-14 1-2 5-3 5-9 0-5-4-8-8-8-3 0-3 0-6 1-12 9-25 16-37 24z"><text:p/></draw:path></draw:g></draw:g></text:p></text:list-item></text:list><text:p text:style-name="P1"/></draw:text-box></draw:frame><text:span text:style-name="T18">6.2.1) </text:span><text:span text:style-name="T9">Cylindrique</text:span><text:span text:style-name="T8"> ⇒ </text:span><text:span text:style-name="T10">C</text:span><text:span text:style-name="T8">artésien </text:span><text:span text:style-name="T9">3</text:span><text:span text:style-name="T8">D</text:span></text:p>
      <text:p text:style-name="P21"/>
      <text:p text:style-name="P32"><text:span text:style-name="T18">6.2.2) </text:span><text:span text:style-name="T10">C</text:span><text:span text:style-name="T8">artésien </text:span><text:span text:style-name="T13">3</text:span><text:span text:style-name="T8">D ⇒ </text:span><text:span text:style-name="T13">Cylindrique</text:span></text:p>
      <text:p text:style-name="P3"><draw:frame draw:style-name="fr1" draw:name="Frame5" text:anchor-type="paragraph" svg:x="-0.0161in" svg:y="0.1598in" svg:width="6.7256in" draw:z-index="29"><draw:text-box fo:min-height="1.4799in"><text:p text:style-name="P24"/><text:p text:style-name="P68"><draw:g text:anchor-type="as-char" svg:y="-0.1453in" draw:z-index="105" draw:name="Shape264" draw:style-name="gr1"><svg:title>TexMaths</svg:title><svg:desc>14§display§M\left(x,\ y,\ z\right)_{\left(O,\ \vec{e_x},\ \vec{e_y},\ \vec{e_z}\right)}\ \Longrightarrow \ M\left(r,\ \theta ,\ z\right)_{\left(O,\ \vec{e_r},\ \vec{e_{\theta }},\ \vec{e_z}\right)}§svg§600§FALSE§</svg:desc><draw:g draw:style-name="gr2"><draw:path draw:style-name="gr3" draw:text-style-name="P140" svg:width="4.5744in" svg:height="0.2217in" svg:x="0.002in" svg:y="0.0094in" svg:viewBox="0 0 11620 564" svg:d="M5810 564c-1937 0-3874 0-5810 0 0-188 0-377 0-564 3874 0 7746 0 11620 0 0 187 0 376 0 564-1936 0-3874 0-5810 0z"><text:p/></draw:path><draw:path draw:style-name="gr4" draw:text-style-name="P141" svg:width="0.1937in" svg:height="0.1307in" svg:x="0.0004in" svg:y="0.0134in" svg:viewBox="0 0 493 333" svg:d="M435 38c5-18 6-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4 0 47-1 61-1 21 0 42 1 61 1 3 0 10 0 10-8 0-5-4-5-14-5-18 0-32 0-32-9 0-2 0-3 3-12 22-88 43-174 65-261z"><text:p/></draw:path><draw:path draw:style-name="gr4" draw:text-style-name="P141" svg:width="0.0441in" svg:height="0.1925in" svg:x="0.2528in" svg:y="0in" svg:viewBox="0 0 113 490" svg:d="M113 486c0-2 0-3-8-12-62-61-77-154-77-228 0-85 20-170 80-232 5-7 5-7 5-8 0-5-1-6-4-6-5 0-49 34-78 97-25 53-31 107-31 149 0 38 6 97 32 151 30 61 72 93 77 93 3 0 4-2 4-4z"><text:p/></draw:path><draw:path draw:style-name="gr4" draw:text-style-name="P141" svg:width="0.0961in" svg:height="0.087in" svg:x="0.3146in" svg:y="0.0594in" svg:viewBox="0 0 245 222" svg:d="M150 69c3-13 14-58 49-58 3 0 14 0 24 7-13 2-23 14-23 27 0 7 4 17 18 17 12 0 27-9 27-30 0-25-29-32-46-32-28 0-45 27-52 38-11-32-38-38-53-38-51 0-79 64-79 76 0 5 5 5 6 5 4 0 6-1 7-5 17-52 49-65 66-65 8 0 26 4 26 34 0 14-8 47-26 116-9 31-25 52-48 52-3 0-14 0-24-7 13-3 23-13 23-27 0-12-10-17-18-17-14 0-27 13-27 28 0 23 24 32 46 32 32 0 51-33 52-36 6 18 24 36 53 36 51 0 79-62 79-75 0-4-5-4-6-4-4 0-6 1-7 5-15 52-49 65-64 65-20 0-28-17-28-34 0-10 2-21 8-42 6-24 11-46 17-68z"><text:p/></draw:path><draw:path draw:style-name="gr4" draw:text-style-name="P141" svg:width="0.022in" svg:height="0.0575in" svg:x="0.4362in" svg:y="0.124in" svg:viewBox="0 0 57 147" svg:d="M57 52c0-32-12-52-32-52-15 0-25 13-25 27 0 12 10 25 25 25 7 0 13-2 18-6 2-1 2-1 2-1 1 0 1 0 1 7 0 36-17 66-33 82-6 6-6 6-6 7 0 5 3 6 6 6 5 0 44-38 44-95z"><text:p/></draw:path><draw:path draw:style-name="gr4" draw:text-style-name="P141" svg:width="0.089in" svg:height="0.1248in" svg:x="0.5756in" svg:y="0.0594in" svg:viewBox="0 0 227 318" svg:d="M225 31c2-7 2-9 2-11 0-10-7-14-14-14-6 0-13 2-17 11-1 1-6 17-7 25-4 14-7 27-10 41-7 29-15 58-22 88-3 7-24 42-56 42-25 0-31-23-31-41 0-22 8-53 25-96 9-20 10-26 10-35 0-23-15-41-39-41-48 0-66 71-66 76s4 4 6 5c5 0 5-1 8-8 13-46 34-62 49-62 4 0 13 0 13 16 0 12-5 25-9 35-19 51-28 79-28 103 0 43 31 57 60 57 19 0 35-8 49-22-5 27-12 50-32 77-12 15-31 31-53 31-7 0-29-2-38-21 9 0 14 0 21-6 6-4 10-11 10-21 0-15-13-17-18-17-11 0-27 9-27 33 0 23 21 42 52 42 50 0 101-45 115-100 15-63 32-124 47-187z"><text:p/></draw:path><draw:path draw:style-name="gr4" draw:text-style-name="P141" svg:width="0.022in" svg:height="0.0575in" svg:x="0.6886in" svg:y="0.124in" svg:viewBox="0 0 57 147" svg:d="M57 52c0-32-12-52-30-52-17 0-27 13-27 27 0 12 10 25 27 25 5 0 11-2 16-6 2-1 2-1 3-1 0 3 0 0 0 7 0 36-17 66-32 82-6 6-6 6-6 7 0 5 2 6 5 6 5 0 44-38 44-95z"><text:p/></draw:path><draw:path draw:style-name="gr4" draw:text-style-name="P141" svg:width="0.0819in" svg:height="0.087in" svg:x="0.8311in" svg:y="0.0594in" svg:viewBox="0 0 209 222" svg:d="M45 176c26-28 40-40 59-56 15-14 30-26 47-43 48-46 58-70 58-71 0-6-5-6-6-6-3 0-4 1-7 6-14 23-25 32-36 32-13 0-19-9-26-17-9-11-18-21-33-21-38 0-60 46-60 56 0 3 1 6 5 6s6-3 7-6c10-22 38-22 42-22 10 0 20 2 31 7 20 7 25 7 38 7-18 21-59 57-69 64-15 14-29 28-45 42-32 32-50 60-50 64s6 4 7 4c3 0 4 0 7-5 11-18 27-31 42-31 11 0 17 4 28 18 8 11 18 18 32 18 49 0 77-61 77-75 0-3-1-4-5-4-5 0-6 3-7 5-12 32-44 42-59 42-10 0-20-3-30-7-16-5-23-8-35-8-4 0-8 0-12 1z"><text:p/></draw:path><draw:path draw:style-name="gr4" draw:text-style-name="P141" svg:width="0.0449in" svg:height="0.1925in" svg:x="0.9323in" svg:y="0in" svg:viewBox="0 0 115 490" svg:d="M115 246c0-39-6-98-34-154-29-60-71-92-75-92-3 0-6 3-6 6 0 1 0 1 10 11 47 49 75 126 75 229 0 83-18 168-78 231-7 6-7 7-7 9s3 4 6 4c4 0 49-34 77-95 25-55 32-108 32-149z"><text:p/></draw:path><draw:path draw:style-name="gr4" draw:text-style-name="P141" svg:width="0.035in" svg:height="0.1346in" svg:x="1.0122in" svg:y="0.1012in" svg:viewBox="0 0 90 343" svg:d="M83 0c-66 46-83 119-83 172 0 49 14 123 83 171 2 0 7 0 7-4 0-3-2-3-3-6-46-39-63-98-63-161 0-92 35-137 63-164 1-1 3-1 3-4 0-4-5-4-7-4z"><text:p/></draw:path><draw:path draw:style-name="gr4" draw:text-style-name="P141" svg:width="0.1028in" svg:height="0.0976in" svg:x="1.0669in" svg:y="0.1071in" svg:viewBox="0 0 262 249" svg:d="M262 95c0-53-39-95-101-95-83 0-161 77-161 154 0 56 41 95 99 95 83 0 163-75 163-154zM102 238c-36 0-67-25-67-77 0-17 4-66 36-105 23-28 56-45 87-45 37 0 69 23 69 73 0 25-10 76-42 112-24 26-56 42-83 42z"><text:p/></draw:path><draw:path draw:style-name="gr4" draw:text-style-name="P141" svg:width="0.0173in" svg:height="0.0413in" svg:x="1.1941in" svg:y="0.1862in" svg:viewBox="0 0 45 106" svg:d="M35 35c0 18-4 41-27 63-1 1-2 1-2 4 0 2 2 4 4 4 5 0 35-28 35-68 0-21-9-38-25-38-12 0-20 10-20 20 0 11 8 21 21 21 8 0 10-5 14-6z"><text:p/></draw:path><draw:path draw:style-name="gr4" draw:text-style-name="P141" svg:width="0.0661in" svg:height="0.0276in" svg:x="1.3469in" svg:y="0.1059in" svg:viewBox="0 0 169 71" svg:d="M130 45c-3 1-15 12-15 18 0 4 4 8 10 8 2 0 5-2 7-5 8-10 19-17 28-21 5-2 9-4 9-10 0-4-4-6-7-8-11-6-14-16-16-20 0-1-3-7-9-7-3 0-8 3-8 8 0 6 5 16 8 19-40 0-82 0-123 0-6 0-14 0-14 8 0 10 8 10 14 10 39 0 77 0 116 0z"><text:p/></draw:path><draw:path draw:style-name="gr4" draw:text-style-name="P141" svg:width="0.0575in" svg:height="0.0606in" svg:x="1.2988in" svg:y="0.1421in" svg:viewBox="0 0 147 155" svg:d="M55 74c9 0 36-1 54-7 25-10 31-26 31-36 0-20-20-31-43-31-41 0-97 32-97 91 0 35 21 64 62 64 58 0 85-33 85-39 0-1-3-5-6-5-1 0-2 1-5 4-27 31-67 31-73 31-21 0-35-14-35-41 0-6 0-13 4-31 7 0 16 0 23 0zM35 64c14-50 52-54 62-54 15 0 28 8 28 21 0 33-58 33-73 33-6 0-11 0-17 0z"><text:p/></draw:path><draw:path draw:style-name="gr4" draw:text-style-name="P141" svg:width="0.0571in" svg:height="0.0437in" svg:x="1.372in" svg:y="0.1791in" svg:viewBox="0 0 146 112" svg:d="M130 13c-11 2-7 9-11 14 0 4 3 11 11 11 7 0 16-7 16-17 0-15-17-21-30-21-17 0-26 11-32 17-7-14-24-17-32-17-31 0-48 29-48 38 0 4 3 4 4 4 3 0 5 0 6-3 7-24 28-31 36-31 9 0 19 5 19 17 0 6-5 23-13 56-4 14-15 23-27 23-1 0-8 0-14-5 12-4 7-9 12-14 0-7-6-11-12-11-5 0-15 6-15 17 0 15 17 21 29 21 14 0 26-8 31-17 10 14 25 17 34 17 31 0 47-29 47-38 0-4-2-3-4-4-4 0-5 1-5 4-7 23-27 30-38 30-7 0-17-3-17-17 0-3 0-4 1-13 5-18 12-45 13-49 4-7 11-17 24-17 1 0 10 0 15 5z"><text:p/></draw:path><draw:path draw:style-name="gr4" draw:text-style-name="P141" svg:width="0.0165in" svg:height="0.0413in" svg:x="1.465in" svg:y="0.1862in" svg:viewBox="0 0 43 106" svg:d="M34 35c0 18-3 41-27 63-1 1-1 1-1 4 0 2 2 4 4 4 4 0 33-28 33-68 0-21-8-38-23-38-12 0-20 10-20 20 0 11 8 21 20 21 8 0 9-5 14-6z"><text:p/></draw:path><draw:path draw:style-name="gr4" draw:text-style-name="P141" svg:width="0.0661in" svg:height="0.0276in" svg:x="1.6157in" svg:y="0.1059in" svg:viewBox="0 0 169 71" svg:d="M130 45c-3 1-14 12-14 18 0 4 4 8 9 8 4 0 5-2 8-5 8-10 18-17 28-21 4-2 8-4 8-10 0-4-2-6-7-8-11-6-14-16-15-20-1-1-3-7-8-7-3 0-9 3-9 8 0 6 4 16 9 19-42 0-83 0-125 0-6 0-14 0-14 8 0 10 8 10 14 10 39 0 77 0 116 0z"><text:p/></draw:path><draw:path draw:style-name="gr4" draw:text-style-name="P141" svg:width="0.0575in" svg:height="0.0606in" svg:x="1.5697in" svg:y="0.1421in" svg:viewBox="0 0 147 155" svg:d="M53 74c10 0 38-1 56-7 25-10 31-26 31-36 0-20-20-31-43-31-42 0-97 32-97 91 0 35 21 64 62 64 57 0 85-33 85-39 0-1-3-5-6-5-2 0-2 1-5 4-27 31-67 31-74 31-20 0-34-14-34-41 0-6 0-13 4-31 7 0 14 0 21 0zM35 64c14-50 52-54 62-54 15 0 28 8 28 21 0 33-59 33-73 33-6 0-11 0-17 0z"><text:p/></draw:path><draw:path draw:style-name="gr4" draw:text-style-name="P141" svg:width="0.0559in" svg:height="0.0626in" svg:x="1.6421in" svg:y="0.1791in" svg:viewBox="0 0 143 160" svg:d="M141 17c2-3 2-4 2-6 0-5-6-8-10-8-10 0-11 8-14 15-1 7-3 14-4 21-3 10-6 21-9 31 0 3-1 8-2 10-12 8-13 24-34 24-11 0-21-6-21-21 0-14 8-33 15-49 2-5 3-7 3-12 0-12-11-22-26-22-27 0-41 32-41 38 0 4 4 4 6 4 4 0 4-1 5-6 6-16 17-28 28-28 4 0 7 3 7 10 0 4-1 9-3 13-12 29-14 38-14 47 0 28 23 34 40 34 14 0 23-7 30-13-4 14-7 26-18 37-5 5-17 15-32 15-4 0-14-1-20-5 12-3 13-13 13-16 0-7-6-10-11-10-7 0-16 6-16 17 0 13 13 23 34 23 28 0 62-20 69-51 8-31 15-61 23-92z"><text:p/></draw:path><draw:path draw:style-name="gr4" draw:text-style-name="P141" svg:width="0.0173in" svg:height="0.0413in" svg:x="1.7327in" svg:y="0.1862in" svg:viewBox="0 0 45 106" svg:d="M35 35c0 18-4 41-28 63-1 1-1 1-1 4 0 2 2 4 4 4 5 0 35-28 35-68 0-21-9-38-25-38-12 0-20 10-20 20 0 11 8 21 21 21 7 0 13-6 14-6z"><text:p/></draw:path><draw:path draw:style-name="gr4" draw:text-style-name="P141" svg:width="0.0661in" svg:height="0.0276in" svg:x="1.8819in" svg:y="0.1059in" svg:viewBox="0 0 169 71" svg:d="M130 45c-3 1-14 12-14 18 0 4 3 8 9 8 2 0 5-2 7-5 8-10 19-17 28-21 5-2 9-4 9-10 0-4-4-6-7-8-11-6-14-16-16-20 0-1-3-7-9-7-1 0-8 3-8 8 0 6 5 16 8 19-40 0-82 0-123 0-6 0-14 0-14 8 0 10 8 10 14 10 39 0 77 0 116 0z"><text:p/></draw:path><draw:path draw:style-name="gr4" draw:text-style-name="P141" svg:width="0.0575in" svg:height="0.0606in" svg:x="1.8374in" svg:y="0.1421in" svg:viewBox="0 0 147 155" svg:d="M53 74c10 0 38-1 56-7 25-10 31-26 31-36 0-20-20-31-43-31-41 0-97 32-97 91 0 35 21 64 62 64 58 0 85-33 85-39 0-1-3-5-6-5-2 0-2 1-5 4-27 31-67 31-73 31-21 0-35-14-35-41 0-6 0-13 4-31 7 0 14 0 21 0zM35 64c14-50 52-54 62-54 15 0 28 8 28 21 0 33-58 33-73 33-6 0-11 0-17 0z"><text:p/></draw:path><draw:path draw:style-name="gr4" draw:text-style-name="P141" svg:width="0.0488in" svg:height="0.0437in" svg:x="1.9118in" svg:y="0.1791in" svg:viewBox="0 0 125 112" svg:d="M31 87c10-10 22-18 36-28 17-13 27-21 38-31 11-11 20-22 20-24 0-4-3-4-5-4-4 0-4 0-5 3-10 14-16 14-20 14s-7 0-15-6c-9-7-14-11-23-11-22 0-37 22-37 29 0 5 4 5 5 5 3 0 4-2 6-3 0-3 3-10 22-10 7 0 13 1 25 3 9 1 12 1 16 1-7 7-14 13-32 27-19 12-28 19-41 31-10 8-21 21-21 25 0 3 4 4 6 4s2 0 5-3c7-10 16-14 24-14 7 0 10 2 20 9 7 5 12 8 19 8 28 0 48-29 48-39 0-4-4-4-6-4-4 0-4 1-5 4-6 15-26 18-34 18-6 0-11-1-20-3-12-1-16-1-21-1-2 0-4 0-5 0z"><text:p/></draw:path><draw:path draw:style-name="gr4" draw:text-style-name="P141" svg:width="0.035in" svg:height="0.1346in" svg:x="1.9913in" svg:y="0.1012in" svg:viewBox="0 0 90 343" svg:d="M7 0c-3 0-7 0-7 4 0 3 1 3 3 6 31 28 63 74 63 162 0 71-23 126-59 158-7 6-7 7-7 9 0 1 1 4 4 4 4 0 38-21 60-65 16-28 26-65 26-106 0-47-14-123-83-172z"><text:p/></draw:path><draw:path draw:style-name="gr4" draw:text-style-name="P141" svg:width="0.128in" svg:height="0.0449in" svg:x="2.1815in" svg:y="0.0744in" svg:viewBox="0 0 326 115" svg:d="M309 20c9 0 17 0 17-10s-8-10-15-10c-98 0-198 0-296 0-7 0-15 0-15 10s8 10 17 10c98 0 194 0 292 0zM311 115c7 0 15 0 15-10s-8-10-17-10c-98 0-194 0-292 0-9 0-17 0-17 10s8 10 15 10c98 0 198 0 296 0z"><text:p/></draw:path><draw:path draw:style-name="gr4" draw:text-style-name="P141" svg:width="0.1717in" svg:height="0.1059in" svg:x="2.2988in" svg:y="0.0425in" svg:viewBox="0 0 437 270" svg:d="M330 98c21 17 47 29 62 38-18 7-42 19-62 37-103 0-208 0-312 0-8 0-18 0-18 10s8 10 17 10c96 0 194 0 291 0-24 22-49 66-49 71 0 6 6 6 10 6 3 0 7 0 8-4 11-18 24-45 56-73 35-29 67-43 93-50 8-3 7-3 9-4 2-2 2-3 2-3 0-2 0-3 0-3 0-1-2-1-2-1-1 0-1-2-11-5-66-19-116-64-143-116-5-10-7-11-12-11-4 0-10 0-10 6 0 7 25 49 49 72-97 0-195 0-291 0-9 0-17 0-17 10s10 10 18 10c104 0 209 0 312 0z"><text:p/></draw:path><draw:path draw:style-name="gr4" draw:text-style-name="P141" svg:width="0.1937in" svg:height="0.1307in" svg:x="2.6087in" svg:y="0.0134in" svg:viewBox="0 0 493 333" svg:d="M434 38c6-18 6-23 43-23 12 0 16 0 16-9 0-6-6-6-14-6-21 0-44 0-65 0-12 0-14 0-19 8-60 94-119 186-179 280-13-92-26-184-38-277-3-11-3-11-16-11-22 0-44 0-67 0-10 0-15 0-15 8 0 7 4 7 14 7 7 0 15 0 21 0 8 2 11 3 11 9 0 1 0 3-1 10-21 82-42 165-63 249-6 19-14 35-54 37-2 0-8 0-8 7 0 5 3 6 7 6 15 0 32-1 49-1s34 1 50 1c3 0 9 0 9-8 0-5-6-5-9-5-28-1-33-11-33-22 0-3 0-6 1-11 23-90 45-178 67-267h2c14 100 28 201 42 303 1 6 1 10 7 10 5 0 8-4 11-7 66-104 133-207 199-311-24 94-46 188-70 282-6 19-6 23-45 23-8 0-14 0-14 7 0 6 6 6 7 6 14 0 48-1 62-1 19 0 40 1 61 1 3 0 10 0 10-8 0-5-6-5-14-5-18 0-32 0-32-9 0-2 0-3 3-12 21-88 43-174 64-261z"><text:p/></draw:path><draw:path draw:style-name="gr4" draw:text-style-name="P141" svg:width="0.0441in" svg:height="0.1925in" svg:x="2.861in" svg:y="0in" svg:viewBox="0 0 113 490" svg:d="M113 486c0-2 0-3-8-12-62-61-77-154-77-228 0-85 18-170 80-232 5-7 5-7 5-8 0-5-1-6-4-6-5 0-50 34-78 97-25 53-31 107-31 149 0 38 4 97 32 151 30 61 72 93 77 93 3 0 4-2 4-4z"><text:p/></draw:path><draw:path draw:style-name="gr4" draw:text-style-name="P141" svg:width="0.0783in" svg:height="0.087in" svg:x="2.9228in" svg:y="0.0594in" svg:viewBox="0 0 200 222" svg:d="M28 189c-1 7-4 18-4 21 0 8 7 12 14 12s15-4 18-14c1-1 18-68 20-76 4-17 14-51 16-65 2-5 16-29 27-39 4-4 18-17 39-17 14 0 14 4 21 6-14 3-25 14-25 28 0 7 4 17 18 17 13 0 28-12 28-30 0-17-17-32-42-32-31 0-53 25-63 38-3-21-21-38-43-38-24 0-32 20-37 28-9 17-15 46-15 48 0 5 4 5 6 5 4 0 5 0 8-11 8-35 18-59 35-59 8 0 15 4 15 23 0 11-1 15-7 42-9 37-19 75-29 113z"><text:p/></draw:path><draw:path draw:style-name="gr4" draw:text-style-name="P141" svg:width="0.0228in" svg:height="0.0575in" svg:x="3.0154in" svg:y="0.124in" svg:viewBox="0 0 59 147" svg:d="M59 52c0-32-13-52-32-52-17 0-27 13-27 27 0 12 10 25 27 25 5 0 12-2 16-6 2-1 2-1 3-1 0 3 2 0 2 7 0 36-17 66-34 82-6 6-6 6-6 7 0 5 3 6 6 6 4 0 45-38 45-95z"><text:p/></draw:path><draw:path draw:style-name="gr4" draw:text-style-name="P141" svg:width="0.0795in" svg:height="0.1374in" svg:x="3.1575in" svg:y="0.0071in" svg:viewBox="0 0 203 350" svg:d="M203 101c0-32-8-101-59-101-68 0-144 139-144 250 0 47 15 100 59 100 70 0 144-139 144-249zM53 168c9-31 18-71 38-105 13-25 31-52 53-52 24 0 27 31 27 59 0 24-4 49-16 98-33 0-68 0-102 0zM151 183c-5 23-15 65-35 101-17 32-35 56-57 56-16 0-25-14-25-59 0-21 2-49 15-98 34 0 69 0 102 0z"><text:p/></draw:path><draw:path draw:style-name="gr4" draw:text-style-name="P141" svg:width="0.022in" svg:height="0.0575in" svg:x="3.263in" svg:y="0.124in" svg:viewBox="0 0 57 147" svg:d="M57 52c0-32-12-52-32-52-15 0-25 13-25 27 0 12 10 25 25 25 6 0 13-2 17-6 3-1 1-1 3-1 1 0 1 0 1 7 0 36-17 66-33 82-6 6-6 6-6 7 0 5 3 6 6 6 5 0 44-38 44-95z"><text:p/></draw:path><draw:path draw:style-name="gr4" draw:text-style-name="P141" svg:width="0.0819in" svg:height="0.087in" svg:x="3.4051in" svg:y="0.0594in" svg:viewBox="0 0 209 222" svg:d="M43 176c27-28 42-40 59-56 17-14 31-26 49-43 46-46 58-70 58-71 0-6-5-6-6-6-4 0-6 1-7 6-15 23-27 32-38 32-12 0-17-9-25-17-8-11-17-21-34-21-36 0-58 46-58 56 0 3 1 6 5 6s6-3 6-6c10-22 38-22 42-22 11 0 19 2 31 7 19 7 25 7 37 7-16 21-58 57-67 64-15 14-29 28-45 42-33 32-50 60-50 64s4 4 6 4c4 0 4 0 8-5 11-18 25-31 41-31 12 0 16 4 29 18 8 11 17 18 31 18 49 0 78-61 78-75 0-3-3-4-7-4s-5 3-7 5c-11 32-42 42-59 42-9 0-18-3-29-7-15-5-24-8-34-8-1 0-8 0-14 1z"><text:p/></draw:path><draw:path draw:style-name="gr4" draw:text-style-name="P141" svg:width="0.0441in" svg:height="0.1925in" svg:x="3.5063in" svg:y="0in" svg:viewBox="0 0 113 490" svg:d="M113 246c0-39-5-98-32-154-29-60-71-92-77-92-3 0-4 3-4 6 0 1 0 1 8 11 49 49 77 126 77 229 0 83-18 168-79 231-6 6-6 7-6 9s1 4 4 4c6 0 49-34 79-95 25-55 30-108 30-149z"><text:p/></draw:path><draw:path draw:style-name="gr4" draw:text-style-name="P141" svg:width="0.035in" svg:height="0.1346in" svg:x="3.5858in" svg:y="0.1012in" svg:viewBox="0 0 90 343" svg:d="M84 0c-66 46-84 119-84 172 0 49 15 123 84 171 3 0 6 0 6-4 0-3 0-3-3-6-46-39-63-98-63-161 0-92 36-137 64-164 2-1 2-1 2-4 0-4-3-4-6-4z"><text:p/></draw:path><draw:path draw:style-name="gr4" draw:text-style-name="P141" svg:width="0.1028in" svg:height="0.0976in" svg:x="3.6406in" svg:y="0.1071in" svg:viewBox="0 0 262 249" svg:d="M262 95c0-53-39-95-100-95-82 0-162 77-162 154 0 56 41 95 101 95 81 0 161-75 161-154zM104 238c-38 0-69-25-69-77 0-17 6-66 36-105 24-28 58-45 89-45 35 0 68 23 68 73 0 25-11 76-43 112-24 26-55 42-81 42z"><text:p/></draw:path><draw:path draw:style-name="gr4" draw:text-style-name="P141" svg:width="0.0165in" svg:height="0.0413in" svg:x="3.7681in" svg:y="0.1862in" svg:viewBox="0 0 43 106" svg:d="M34 35c0 18-3 41-27 63-1 1-3 1-3 4 0 2 3 4 6 4 4 0 33-28 33-68 0-21-8-38-23-38-12 0-20 10-20 20 0 11 8 21 20 21 8 0 9-5 14-6z"><text:p/></draw:path><draw:path draw:style-name="gr4" draw:text-style-name="P141" svg:width="0.0661in" svg:height="0.0276in" svg:x="3.9165in" svg:y="0.1059in" svg:viewBox="0 0 169 71" svg:d="M130 45c-3 1-15 12-15 18 0 4 4 8 10 8 2 0 5-2 7-5 8-10 19-17 28-21 5-2 9-4 9-10 0-4-4-6-7-8-11-6-14-16-16-20 0-1-3-7-9-7-3 0-8 3-8 8 0 6 5 16 8 19-40 0-82 0-123 0-6 0-14 0-14 8 0 10 8 10 14 10 39 0 77 0 116 0z"><text:p/></draw:path><draw:path draw:style-name="gr4" draw:text-style-name="P141" svg:width="0.0579in" svg:height="0.0606in" svg:x="3.8724in" svg:y="0.1421in" svg:viewBox="0 0 148 155" svg:d="M55 74c9 0 36-1 56-7 25-10 29-26 29-36 0-20-18-31-42-31-42 0-98 32-98 91 0 35 22 64 63 64 57 0 85-33 85-39 0-1-2-5-5-5s-3 1-6 4c-28 31-67 31-74 31-21 0-34-14-34-41 0-6 0-13 5-31 7 0 14 0 21 0zM36 64c14-50 52-54 62-54 15 0 28 8 28 21 0 33-59 33-73 33-5 0-11 0-17 0z"><text:p/></draw:path><draw:path draw:style-name="gr4" draw:text-style-name="P141" svg:width="0.0543in" svg:height="0.0437in" svg:x="3.9457in" svg:y="0.1791in" svg:viewBox="0 0 139 112" svg:d="M52 69c0-5 3-13 3-17 1-4 2-7 4-11 0-5 8-17 17-24 8-7 15-9 23-9 5 0 16 0 24 5-11 4-7 9-11 14 0 4 3 11 11 11 7 0 16-7 16-17 0-18-27-21-38-21-6 0-23 0-39 20-3-13-19-20-30-20-8 0-15 4-22 14-6 10-10 22-10 24 0 4 4 4 6 4 4 0 4-1 5-7 4-15 10-27 20-27 8 0 10 9 10 14 0 3-3 13-5 19-1 7-4 16-5 22-2 7-4 15-6 22-1 6-4 17-4 19 0 4 6 8 10 8s8-3 11-7c0-1 3-10 4-14 2-7 4-15 6-22z"><text:p/></draw:path><draw:path draw:style-name="gr4" draw:text-style-name="P141" svg:width="0.0173in" svg:height="0.0413in" svg:x="4.0299in" svg:y="0.1862in" svg:viewBox="0 0 45 106" svg:d="M35 35c0 18-4 41-27 63-1 1-2 1-2 4 0 2 2 4 4 4 5 0 35-28 35-68 0-21-9-38-24-38-13 0-21 10-21 20 0 11 8 21 21 21 8 0 10-5 14-6z"><text:p/></draw:path><draw:path draw:style-name="gr4" draw:text-style-name="P141" svg:width="0.0661in" svg:height="0.0276in" svg:x="4.1787in" svg:y="0.1059in" svg:viewBox="0 0 169 71" svg:d="M130 45c-3 1-15 12-15 18 0 4 4 8 10 8 2 0 5-2 7-5 8-10 19-17 28-21 5-2 9-4 9-10 0-4-4-6-7-8-11-6-14-16-16-20 0-1-3-7-9-7-1 0-8 3-8 8 0 6 5 16 8 19-40 0-82 0-123 0-6 0-14 0-14 8 0 10 8 10 14 10 39 0 77 0 116 0z"><text:p/></draw:path><draw:path draw:style-name="gr4" draw:text-style-name="P141" svg:width="0.0575in" svg:height="0.0606in" svg:x="4.1346in" svg:y="0.1421in" svg:viewBox="0 0 147 155" svg:d="M55 74c9 0 36-1 54-7 25-10 31-26 31-36 0-20-20-31-43-31-41 0-97 32-97 91 0 35 22 64 62 64 58 0 85-33 85-39 0-1-3-5-6-5-1 0-2 1-5 4-27 31-67 31-73 31-21 0-35-14-35-41 0-6 0-13 4-31 7 0 16 0 23 0zM35 64c14-50 53-54 62-54 15 0 28 8 28 21 0 33-58 33-73 33-6 0-11 0-17 0z"><text:p/></draw:path><draw:path draw:style-name="gr4" draw:text-style-name="P141" svg:width="0.0476in" svg:height="0.0689in" svg:x="4.2098in" svg:y="0.1543in" svg:viewBox="0 0 122 176" svg:d="M122 57c0-29-14-57-41-57-39 0-81 62-81 119 0 34 15 57 39 57 41 0 83-63 83-119zM29 83c16-62 41-75 52-75 14 0 20 16 20 35 0 7 0 17-6 40-22 0-43 0-66 0zM92 94c-15 59-40 74-51 74-19 0-20-28-20-35 0-10 1-21 6-39 22 0 43 0 65 0z"><text:p/></draw:path><draw:path draw:style-name="gr4" draw:text-style-name="P141" svg:width="0.0165in" svg:height="0.0413in" svg:x="4.2929in" svg:y="0.1862in" svg:viewBox="0 0 43 106" svg:d="M34 35c0 18-3 41-27 63-1 1-1 1-1 4 0 2 2 4 4 4 4 0 33-28 33-68 0-21-8-38-23-38-12 0-20 10-20 20 0 11 8 21 20 21 8 0 9-5 14-6z"><text:p/></draw:path><draw:path draw:style-name="gr4" draw:text-style-name="P141" svg:width="0.0657in" svg:height="0.0276in" svg:x="4.4425in" svg:y="0.1059in" svg:viewBox="0 0 168 71" svg:d="M130 45c-3 1-15 12-15 18 0 4 4 8 8 8s7-2 9-5c8-10 19-17 28-21 5-2 8-4 8-10 0-4-3-6-6-8-11-6-15-16-16-20 0-1-3-7-9-7-3 0-8 3-8 8 0 6 5 16 8 19-40 0-82 0-123 0-6 0-14 0-14 8 0 10 8 10 14 10 39 0 77 0 116 0z"><text:p/></draw:path><draw:path draw:style-name="gr4" draw:text-style-name="P141" svg:width="0.0575in" svg:height="0.0606in" svg:x="4.3976in" svg:y="0.1421in" svg:viewBox="0 0 147 155" svg:d="M53 74c10 0 38-1 56-7 25-10 31-26 31-36 0-20-20-31-43-31-42 0-97 32-97 91 0 35 21 64 62 64 57 0 85-33 85-39 0-1-3-5-6-5-2 0-2 1-5 4-27 31-67 31-74 31-20 0-34-14-34-41 0-6 0-13 4-31 7 0 14 0 21 0zM35 64c14-50 52-54 62-54 15 0 28 8 28 21 0 33-59 33-73 33-6 0-11 0-17 0z"><text:p/></draw:path><draw:path draw:style-name="gr4" draw:text-style-name="P141" svg:width="0.0488in" svg:height="0.0437in" svg:x="4.472in" svg:y="0.1791in" svg:viewBox="0 0 125 112" svg:d="M31 87c10-10 22-18 36-28 17-13 27-21 37-31 12-11 21-22 21-24 0-4-3-4-5-4-4 0-4 0-7 3-8 14-14 14-18 14s-8 0-15-6c-9-7-14-11-24-11-22 0-36 22-36 29 0 5 2 5 5 5s4-2 4-3c2-3 5-10 24-10 7 0 13 1 25 3 9 1 12 1 16 1-7 7-14 13-32 27-19 12-30 19-41 31-10 8-21 21-21 25 0 3 4 4 6 4s2 0 4-3c7-10 17-14 25-14 7 0 10 2 20 9 7 5 12 8 19 8 28 0 48-29 48-39 0-4-4-4-6-4-4 0-4 1-5 4-6 15-26 18-34 18-6 0-13-1-20-3-14-1-16-1-21-1-4 0-4 0-5 0z"><text:p/></draw:path><draw:path draw:style-name="gr4" draw:text-style-name="P141" svg:width="0.035in" svg:height="0.1346in" svg:x="4.5516in" svg:y="0.1012in" svg:viewBox="0 0 90 343" svg:d="M7 0c-3 0-7 0-7 4 0 3 1 3 3 6 29 28 63 74 63 162 0 71-23 126-60 158-6 6-6 7-6 9 0 1 1 4 4 4 4 0 38-21 60-65 16-28 26-65 26-106 0-47-16-123-83-172z"><text:p/></draw:path></draw:g></draw:g></text:p><text:p text:style-name="P24"/><text:list xml:id="list204954662464145" text:continue-numbering="true" text:style-name="L1"><text:list-item><text:p text:style-name="P79"><draw:g text:anchor-type="as-char" svg:y="-0.1874in" draw:z-index="30" draw:name="Shape229" draw:style-name="gr1"><svg:title>TexMaths</svg:title><svg:desc>14§display§r=\sqrt{x^2+y^2}§svg§600§FALSE§</svg:desc><draw:g draw:style-name="gr2"><draw:path draw:style-name="gr3" draw:text-style-name="P140" svg:width="1.1472in" svg:height="0.211in" svg:x="0.0039in" svg:y="0.0102in" svg:viewBox="0 0 2915 537" svg:d="M1459 537c-487 0-973 0-1459 0 0-179 0-358 0-537 972 0 1943 0 2915 0 0 179 0 358 0 537-486 0-972 0-1456 0z"><text:p/></draw:path><draw:path draw:style-name="gr4" draw:text-style-name="P141" svg:width="0.0783in" svg:height="0.087in" svg:x="-0.0004in" svg:y="0.102in" svg:viewBox="0 0 200 222" svg:d="M29 187c-1 9-4 20-4 21 0 10 7 14 14 14 6 0 16-4 18-14 2-1 19-68 20-76 4-17 13-51 15-65 3-5 17-29 28-40 5-3 19-16 40-16 12 0 14 4 21 6-16 3-26 14-26 26 0 9 5 19 19 19 12 0 26-13 26-30s-15-32-40-32c-33 0-54 24-63 38-5-23-21-38-45-38-23 0-32 20-37 28-8 17-15 46-15 48 0 5 6 5 7 5 4 0 4-1 8-12 9-34 19-58 35-58 9 0 16 4 16 23 0 9-2 15-7 40-10 38-20 76-30 113z"><text:p/></draw:path><draw:path draw:style-name="gr4" draw:text-style-name="P141" svg:width="0.128in" svg:height="0.0449in" svg:x="0.1516in" svg:y="0.1165in" svg:viewBox="0 0 326 115" svg:d="M311 20c7 0 15 0 15-10s-8-10-15-10c-98 0-198 0-296 0-7 0-15 0-15 10s8 10 17 10c98 0 196 0 294 0zM311 115c7 0 15 0 15-10s-8-10-15-10c-98 0-196 0-294 0-9 0-17 0-17 10s8 10 15 10c98 0 198 0 296 0z"><text:p/></draw:path><draw:path draw:style-name="gr4" draw:text-style-name="P141" svg:width="0.1756in" svg:height="0.2311in" svg:x="0.3665in" svg:y="0in" svg:viewBox="0 0 447 588" svg:d="M154 588c15 0 15-2 21-10 90-186 179-372 269-558 3-7 3-9 3-10 0-6-3-10-10-10-6 0-9 4-10 10-85 175-169 351-255 526-35-81-70-162-105-242-22 17-45 35-67 52 3 2 4 5 7 8 11-8 24-17 35-27 38 87 74 174 112 261z"><text:p/></draw:path><draw:path draw:style-name="gr4" draw:text-style-name="P141" svg:width="0.6224in" svg:height="0.0075in" svg:x="0.5386in" svg:y="0in" svg:viewBox="0 0 1582 20" svg:d="M792 20c-264 0-527 0-792 0 0-7 0-13 0-20 528 0 1056 0 1582 0 0 7 0 13 0 20-263 0-526 0-790 0z"><text:p/></draw:path><draw:path draw:style-name="gr4" draw:text-style-name="P141" svg:width="0.0961in" svg:height="0.087in" svg:x="0.5445in" svg:y="0.102in" svg:viewBox="0 0 245 222" svg:d="M150 69c3-13 14-58 49-58 1 0 14 0 24 6-14 3-24 15-24 26 0 9 5 19 19 19 10 0 27-10 27-30 0-25-29-32-46-32-30 0-46 27-52 38-13-32-39-38-53-38-52 0-80 63-80 76 0 5 6 5 7 5 3 0 6-1 6-5 16-52 49-65 65-65 10 0 27 4 27 32 0 16-8 49-27 118-7 29-25 50-46 50-3 0-14 0-25-5 13-3 24-14 24-27 0-14-11-18-18-18-16 0-27 14-27 29 0 23 24 32 46 32 32 0 49-35 51-37 7 18 23 37 53 37 52 0 80-62 80-75 0-6-6-6-7-6-5 0-5 3-6 6-17 53-50 64-66 64-19 0-26-15-26-32 0-11 2-21 8-43 6-23 11-45 17-67z"><text:p/></draw:path><draw:path draw:style-name="gr4" draw:text-style-name="P141" svg:width="0.0591in" svg:height="0.0894in" svg:x="0.6575in" svg:y="0.0413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141" svg:width="0.128in" svg:height="0.1276in" svg:x="0.7898in" svg:y="0.0756in" svg:viewBox="0 0 326 325" svg:d="M174 172c46 0 91 0 137 0 7 0 15 0 15-10 0-9-8-9-15-9-46 0-91 0-137 0 0-47 0-91 0-138 0-7 0-15-10-15s-10 8-10 15c0 47 0 91 0 138-46 0-92 0-139 0-7 0-15 0-15 9 0 10 8 10 15 10 47 0 93 0 139 0 0 46 0 92 0 139 0 4 0 14 10 14s10-10 10-14c0-47 0-93 0-139z"><text:p/></draw:path><draw:path draw:style-name="gr4" draw:text-style-name="P141" svg:width="0.089in" svg:height="0.124in" svg:x="0.978in" svg:y="0.102in" svg:viewBox="0 0 227 316" svg:d="M225 29c2-5 2-7 2-11 0-8-6-12-14-12-4 0-13 2-17 9-1 3-6 19-7 27-3 13-7 27-10 39-7 30-15 59-22 88-2 9-23 42-56 42-24 0-30-21-30-39 0-22 9-53 26-96 7-20 9-26 9-35 0-23-16-41-40-41-48 0-66 71-66 76s6 5 7 5c4 0 6-1 7-10 14-46 34-60 50-60 5 0 13 0 13 16 0 12-6 25-8 35-20 51-30 79-30 102 0 43 31 58 60 58 20 0 37-8 51-22-7 25-13 49-32 76-13 16-33 30-55 30-7 0-29-1-38-21 9 0 16 0 21-5 6-4 11-10 11-20 0-15-14-17-18-17-12 0-28 7-28 31 0 25 21 42 52 42 50 0 101-43 115-99 15-63 32-125 47-188z"><text:p/></draw:path><draw:path draw:style-name="gr4" draw:text-style-name="P141" svg:width="0.0591in" svg:height="0.0894in" svg:x="1.0831in" svg:y="0.0413in" svg:viewBox="0 0 151 228" svg:d="M151 165c-4 0-7 0-11 0-1 7-4 28-8 31-3 3-30 3-35 3-21 0-42 0-63 0 36-32 47-42 68-58 25-21 49-42 49-74 0-42-36-67-80-67-43 0-71 29-71 62 0 16 14 18 18 18 9 0 18-6 18-18 0-6-2-19-21-19 12-23 35-30 51-30 35 0 52 26 52 54 0 30-21 53-33 66-28 27-54 53-82 81-3 3-3 4-3 14 48 0 94 0 141 0 3-21 7-42 10-63z"><text:p/></draw:path></draw:g></draw:g></text:p></text:list-item><text:list-item><text:p text:style-name="P82"><draw:g text:anchor-type="as-char" svg:y="-0.3374in" draw:z-index="49" draw:name="Shape237" draw:style-name="gr1"><svg:title>TexMaths</svg:title><svg:desc>14§display§\theta =\operatorname{atan}2\left(y,x\right)=2\operatorname{atan}\left(\frac{y}{x+\sqrt{x^2+y^2}}\right)§svg§600§FALSE§</svg:desc><draw:g draw:style-name="gr2"><draw:path draw:style-name="gr3" draw:text-style-name="P140" svg:width="3.589in" svg:height="0.5594in" svg:x="0.0012in" svg:y="0.0102in" svg:viewBox="0 0 9117 1422" svg:d="M4559 1422c-1520 0-3039 0-4559 0 0-475 0-948 0-1422 3039 0 6078 0 9117 0 0 474 0 947 0 1422-1519 0-3039 0-4558 0z"><text:p/></draw:path><draw:path draw:style-name="gr4" draw:text-style-name="P141" svg:width="0.0795in" svg:height="0.1378in" svg:x="-0.0004in" svg:y="0.2024in" svg:viewBox="0 0 203 351" svg:d="M203 101c0-32-8-101-59-101-68 0-144 139-144 250 0 47 14 101 59 101 70 0 144-140 144-250zM52 168c8-31 18-71 38-105 14-25 32-52 54-52 24 0 27 31 27 59 0 24-4 49-16 98-35 0-68 0-103 0zM151 183c-5 23-17 65-35 101-17 32-36 57-57 57-16 0-27-15-27-60 0-21 3-49 16-98 35 0 68 0 103 0z"><text:p/></draw:path><draw:path draw:style-name="gr4" draw:text-style-name="P141" svg:width="0.1287in" svg:height="0.0449in" svg:x="0.152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874in" svg:height="0.0882in" svg:x="0.3539in" svg:y="0.252in" svg:viewBox="0 0 223 225" svg:d="M144 183c2 20 14 41 38 41 10 0 41-7 41-48 0-8 0-18 0-26-5 0-9 0-13 0 0 8 0 18 0 26 0 30-13 32-18 32-16 0-18-22-18-25 0-32 0-65 0-98 0-21 0-40-17-58-20-19-45-27-67-27-41 0-76 24-76 56 0 14 11 22 24 22 12 0 22-9 22-22 0-6-3-22-25-22 13-17 38-23 53-23 24 0 52 20 52 63 0 6 0 13 0 18-25 2-59 3-91 17-36 17-49 44-49 65 0 40 48 51 80 51s54-19 64-42zM140 102c0 17 0 32 0 49 0 48-35 64-57 64-24 0-45-18-45-41 0-28 21-69 102-72z"><text:p/></draw:path><draw:path draw:style-name="gr4" draw:text-style-name="P141" svg:width="0.0602in" svg:height="0.1201in" svg:x="0.4465in" svg:y="0.2201in" svg:viewBox="0 0 154 306" svg:d="M76 105c23 0 46 0 70 0 0-6 0-10 0-15-24 0-47 0-70 0 0-30 0-61 0-90-5 0-9 0-13 0 0 39-15 92-63 94 0 4 0 7 0 11 14 0 28 0 42 0 0 45 0 91 0 136 0 60 45 65 63 65 35 0 49-35 49-65 0-10 0-19 0-28-4 0-8 0-13 0 0 8 0 18 0 26 0 37-14 56-32 56-33 0-33-45-33-53 0-46 0-91 0-137z"><text:p/></draw:path><draw:path draw:style-name="gr4" draw:text-style-name="P141" svg:width="0.0866in" svg:height="0.0882in" svg:x="0.5264in" svg:y="0.252in" svg:viewBox="0 0 221 225" svg:d="M143 183c1 20 15 41 38 41 11 0 40-7 40-48 0-8 0-18 0-26-4 0-8 0-12 0 0 8 0 18 0 26 0 30-12 32-17 32-17 0-18-22-18-25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972in" svg:height="0.085in" svg:x="0.6213in" svg:y="0.2531in" svg:viewBox="0 0 248 217" svg:d="M38 49c0 43 0 88 0 132 0 22-6 22-38 22 0 4 0 10 0 14 17 0 42-2 56-2 13 0 38 2 55 2 0-4 0-10 0-14-34 0-38 0-38-22 0-31 0-61 0-91 0-51 33-79 66-79 30 0 36 27 36 55 0 38 0 77 0 115 0 22-6 22-38 22 0 4 0 10 0 14 17 0 42-2 55-2 12 0 39 2 56 2 0-4 0-10 0-14-27 0-38 0-39-15 0-31 0-63 0-94 0-42 0-58-16-76-7-8-22-18-52-18-35 0-58 21-72 52 0-17 0-35 0-52-23 1-47 4-69 6 0 5 0 9 0 15 34 0 38 3 38 28z"><text:p/></draw:path><draw:path draw:style-name="gr4" draw:text-style-name="P141" svg:width="0.0768in" svg:height="0.128in" svg:x="0.7646in" svg:y="0.2102in" svg:viewBox="0 0 196 326" svg:d="M38 288c17-17 35-33 52-50 77-67 106-94 106-143 0-56-43-95-104-95-56 0-92 45-92 88 0 28 25 28 27 28 8 0 25-5 25-26 0-13-9-26-27-26-4 0-4 0-5 0 11-30 37-49 65-49 45 0 66 40 66 80 0 39-24 79-52 108-30 35-63 70-93 105-6 5-6 7-6 18 60 0 122 0 182 0 4-29 10-57 14-85-4 0-8 0-13 0-1 15-5 36-9 44-5 3-37 3-48 3-29 0-59 0-88 0z"><text:p/></draw:path><draw:path draw:style-name="gr4" draw:text-style-name="P141" svg:width="0.0441in" svg:height="0.1929in" svg:x="0.9031in" svg:y="0.1937in" svg:viewBox="0 0 113 491" svg:d="M113 487c0-1 0-3-8-11-62-62-77-156-77-230 0-85 18-170 78-232 7-7 7-7 7-8 0-5-1-6-4-6-5 0-50 34-78 97-25 53-31 107-31 149 0 38 4 98 32 153 30 60 72 92 77 92 3 0 4-1 4-4z"><text:p/></draw:path><draw:path draw:style-name="gr4" draw:text-style-name="P141" svg:width="0.089in" svg:height="0.1248in" svg:x="0.965in" svg:y="0.2531in" svg:viewBox="0 0 227 318" svg:d="M224 31c3-7 3-9 3-11 0-10-7-14-16-14-4 0-12 2-16 11-2 1-5 17-7 25-3 14-7 27-10 41-7 29-16 58-23 88-1 7-22 42-54 42-25 0-31-23-31-41 0-22 8-53 25-96 7-20 10-26 10-35 0-23-15-41-41-41-46 0-64 71-64 76s4 5 6 5c4 0 5-1 7-8 14-46 33-62 50-62 4 0 13 0 13 16 0 12-6 25-9 35-19 51-29 79-29 103 0 44 31 57 60 57 20 0 36-8 50-22-7 27-12 50-32 77-12 15-32 31-54 31-7 0-30-2-37-21 7 0 14 0 21-6 4-4 10-11 10-21 0-15-14-17-18-17-11 0-28 9-28 33 0 23 21 42 52 42 50 0 102-45 114-100 16-63 33-124 48-187z"><text:p/></draw:path><draw:path draw:style-name="gr4" draw:text-style-name="P141" svg:width="0.022in" svg:height="0.0575in" svg:x="1.078in" svg:y="0.3173in" svg:viewBox="0 0 57 147" svg:d="M57 52c0-32-12-52-32-52-15 0-25 13-25 27 0 12 10 25 25 25 6 0 13-2 17-6 3-1 1-1 3-1 1 0 1 0 1 7 0 36-17 66-33 82-6 6-6 6-6 7 0 5 3 6 6 6 5 0 44-38 44-95z"><text:p/></draw:path><draw:path draw:style-name="gr4" draw:text-style-name="P141" svg:width="0.0961in" svg:height="0.087in" svg:x="1.1531in" svg:y="0.2531in" svg:viewBox="0 0 245 222" svg:d="M150 69c3-13 14-58 49-58 1 0 14 0 24 7-14 2-24 14-24 27 0 7 5 17 19 17 10 0 27-10 27-30 0-25-29-32-46-32-28 0-46 27-52 38-13-32-39-38-53-38-51 0-79 64-79 76 0 5 5 5 6 5 4 0 6-1 6-5 16-52 50-65 65-65 10 0 27 4 27 34 0 14-8 47-27 116-7 31-23 52-46 52-3 0-14 0-25-7 13-3 24-13 24-27 0-12-11-17-18-17-16 0-27 13-27 28 0 23 24 32 46 32 32 0 51-33 52-36 6 18 22 36 53 36 51 0 79-62 79-75 0-4-5-4-6-4-6 0-6 1-7 5-17 52-49 65-66 65-18 0-26-17-26-34 0-10 2-21 8-42 6-22 11-46 17-68z"><text:p/></draw:path><draw:path draw:style-name="gr4" draw:text-style-name="P141" svg:width="0.0449in" svg:height="0.1929in" svg:x="1.2689in" svg:y="0.1937in" svg:viewBox="0 0 115 491" svg:d="M115 246c0-39-6-98-32-154-30-60-73-92-77-92-3 0-6 3-6 6 0 1 0 1 10 11 47 49 77 126 77 229 0 84-18 170-80 233-7 5-7 7-7 8 0 3 3 4 6 4 4 0 49-33 78-95 25-55 31-109 31-150z"><text:p/></draw:path><draw:path draw:style-name="gr4" draw:text-style-name="P141" svg:width="0.1287in" svg:height="0.0449in" svg:x="1.3976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768in" svg:height="0.128in" svg:x="1.6012in" svg:y="0.2102in" svg:viewBox="0 0 196 326" svg:d="M38 288c17-17 35-33 52-50 77-67 106-94 106-143 0-56-43-95-104-95-56 0-92 45-92 88 0 28 25 28 27 28 8 0 25-5 25-26 0-13-9-26-27-26-3 0-4 0-5 0 11-30 37-49 65-49 45 0 66 40 66 80 0 39-24 79-52 108-30 35-63 70-93 105-6 5-6 7-6 18 62 0 122 0 183 0 5-29 9-57 13-85-4 0-7 0-11 0-3 15-7 36-11 44-5 3-37 3-48 3-29 0-59 0-88 0z"><text:p/></draw:path><draw:path draw:style-name="gr4" draw:text-style-name="P141" svg:width="0.0866in" svg:height="0.0882in" svg:x="1.7287in" svg:y="0.252in" svg:viewBox="0 0 221 225" svg:d="M143 183c1 20 15 41 38 41 11 0 40-7 40-48 0-8 0-18 0-26-4 0-8 0-12 0 0 8 0 18 0 26 0 30-12 32-17 32-17 0-18-22-18-25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602in" svg:height="0.1201in" svg:x="1.8205in" svg:y="0.2201in" svg:viewBox="0 0 154 306" svg:d="M76 105c23 0 47 0 71 0 0-6 0-10 0-15-24 0-48 0-71 0 0-30 0-61 0-90-5 0-7 0-12 0-1 39-15 92-64 94 0 4 0 7 0 11 14 0 28 0 42 0 0 45 0 91 0 136 0 60 46 65 63 65 35 0 49-35 49-65 0-10 0-19 0-28-4 0-8 0-13 0 0 8 0 18 0 26 0 37-14 56-32 56-33 0-33-45-33-53 0-46 0-91 0-137z"><text:p/></draw:path><draw:path draw:style-name="gr4" draw:text-style-name="P141" svg:width="0.0874in" svg:height="0.0882in" svg:x="1.9004in" svg:y="0.252in" svg:viewBox="0 0 223 225" svg:d="M143 183c3 20 15 41 39 41 10 0 41-7 41-48 0-8 0-18 0-26-5 0-9 0-13 0 0 8 0 18 0 26 0 30-13 32-18 32-17 0-18-22-18-25 0-32 0-65 0-98 0-21 0-40-19-58-18-19-43-27-67-27-40 0-74 24-74 56 0 14 10 22 22 22 14 0 24-9 24-22 0-6-3-22-25-22 13-17 36-23 53-23 24 0 52 20 52 63 0 6 0 13 0 18-25 2-60 3-91 17-36 17-49 44-49 65 0 40 48 51 78 51 33 0 56-19 65-42zM140 102c0 17 0 32 0 49 0 48-35 64-57 64-26 0-45-18-45-41 0-28 21-69 102-72z"><text:p/></draw:path><draw:path draw:style-name="gr4" draw:text-style-name="P141" svg:width="0.0972in" svg:height="0.085in" svg:x="1.9953in" svg:y="0.2531in" svg:viewBox="0 0 248 217" svg:d="M39 49c0 43 0 88 0 132 0 22-5 22-39 22 0 4 0 10 0 14 18 0 42-2 56-2 13 0 38 2 55 2 0-4 0-10 0-14-33 0-38 0-38-22 0-31 0-61 0-91 0-51 35-79 66-79 30 0 36 27 36 55 0 38 0 77 0 115 0 22-6 22-38 22 0 4 0 10 0 14 17 0 42-2 56-2 13 0 38 2 55 2 0-4 0-10 0-14-25 0-38 0-38-15 0-31 0-63 0-94 0-42 0-58-15-76-7-8-24-18-52-18-37 0-59 21-73 52 0-17 0-35 0-52-24 1-46 4-70 6 0 5 0 9 0 15 35 0 39 3 39 28z"><text:p/></draw:path><draw:path draw:style-name="gr4" draw:text-style-name="P141" svg:width="0.1004in" svg:height="0.5791in" svg:x="2.1748in" svg:y="0in" svg:viewBox="0 0 256 1472" svg:d="M256 1466c0-1 0-1-3-5-47-57-86-120-116-188-64-151-89-326-89-536 0-209 23-393 96-554 28-63 66-120 109-173 2-2 3-3 3-4 0-6-4-6-11-6s-8 0-10 1c-22 28-31 30-68 84-86 121-129 265-152 412-11 80-15 159-15 239 0 183 22 371 101 539 35 74 82 141 131 193 5 3 5 4 13 4 7 0 11 0 11-6z"><text:p/></draw:path><draw:path draw:style-name="gr4" draw:text-style-name="P141" svg:width="0.089in" svg:height="0.1248in" svg:x="2.8421in" svg:y="0.1224in" svg:viewBox="0 0 227 318" svg:d="M225 29c2-7 2-7 2-11 0-8-7-12-14-12-6 0-13 2-17 9-1 3-6 19-7 27-4 13-7 27-10 39-7 30-15 59-22 88-3 9-24 42-56 42-25 0-31-21-31-39 0-22 8-53 25-96 9-20 10-26 10-35 0-23-15-41-41-41-46 0-64 71-64 76 0 4 4 2 6 4 5 0 5 0 8-9 13-46 32-60 49-60 4 0 13 0 13 16 0 12-5 25-9 33-19 53-28 81-28 104 0 43 31 58 60 58 19 0 35-8 49-22-5 25-12 50-32 76-12 16-31 30-53 30-7 0-29-1-38-21 9 0 14 0 21-5 6-4 10-10 10-20 0-15-13-17-18-17-11 0-28 7-28 31 0 25 22 44 53 44 50 0 101-45 115-101 15-63 32-125 47-188z"><text:p/></draw:path><draw:path draw:style-name="gr4" draw:text-style-name="P141" svg:width="1.1642in" svg:height="0.0075in" svg:x="2.3055in" svg:y="0.2866in" svg:viewBox="0 0 2958 20" svg:d="M1478 20c-493 0-985 0-1478 0 0-7 0-13 0-20 985 0 1971 0 2958 0 0 7 0 13 0 20-494 0-987 0-1480 0z"><text:p/></draw:path><draw:path draw:style-name="gr4" draw:text-style-name="P141" svg:width="0.0961in" svg:height="0.087in" svg:x="2.311in" svg:y="0.4165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 draw:text-style-name="P141" svg:width="0.128in" svg:height="0.1283in" svg:x="2.4701in" svg:y="0.389in" svg:viewBox="0 0 326 327" svg:d="M174 174c46 0 91 0 137 0 7 0 15 0 15-10s-8-10-15-10c-46 0-91 0-137 0 0-46 0-91 0-137 0-7 0-17-10-17s-10 10-10 17c0 46 0 91 0 137-46 0-92 0-139 0-7 0-15 0-15 10s8 10 15 10c47 0 93 0 139 0 0 46 0 92 0 138 0 6 0 15 10 15s10-9 10-15c0-46 0-92 0-138z"><text:p/></draw:path><draw:path draw:style-name="gr4" draw:text-style-name="P141" svg:width="0.176in" svg:height="0.2315in" svg:x="2.674in" svg:y="0.3256in" svg:viewBox="0 0 448 589" svg:d="M155 589c14 0 16 0 20-10 90-187 181-373 270-561 3-5 3-7 3-8 0-6-4-10-10-10-7 0-8 4-11 10-84 176-169 352-253 529-35-83-70-164-105-245-23 17-47 35-69 53 3 3 4 6 7 8 11-9 24-18 35-26 38 87 76 173 113 260z"><text:p/></draw:path><draw:path draw:style-name="gr4" draw:text-style-name="P141" svg:width="0.6228in" svg:height="0.0075in" svg:x="2.8465in" svg:y="0.3256in" svg:viewBox="0 0 1583 20" svg:d="M791 20c-263 0-528 0-791 0 0-7 0-13 0-20 528 0 1055 0 1583 0 0 7 0 13 0 20-264 0-528 0-792 0z"><text:p/></draw:path><draw:path draw:style-name="gr4" draw:text-style-name="P141" svg:width="0.0961in" svg:height="0.087in" svg:x="2.852in" svg:y="0.4165in" svg:viewBox="0 0 245 222" svg:d="M150 69c3-13 15-58 49-58 3 0 14 0 25 6-14 3-24 15-24 26 0 9 6 17 18 17s27-8 27-28c0-25-29-32-46-32-28 0-45 25-51 38-12-34-39-38-53-38-52 0-80 63-80 76 0 4 5 2 6 4 4 0 6 0 7-4 17-54 49-65 66-65 10 0 26 4 26 32 0 16-8 48-26 118-9 29-25 50-46 50-5 0-16 0-26-5 13-3 23-14 23-27 0-14-10-18-18-18-14 0-27 13-27 29 0 23 25 32 46 32 32 0 51-34 52-37 6 18 24 37 53 37 51 0 79-62 79-75 0-6-5-6-6-6-4 0-6 3-7 6-15 53-49 64-64 64-20 0-28-15-28-32 0-11 4-21 8-43 6-23 11-45 17-67z"><text:p/></draw:path><draw:path draw:style-name="gr4" draw:text-style-name="P141" svg:width="0.0598in" svg:height="0.0898in" svg:x="2.9657in" svg:y="0.3559in" svg:viewBox="0 0 153 229" svg:d="M153 167c-5 0-7 0-12 0-1 7-5 28-9 30-3 3-30 3-34 3-21 0-42 0-63 0 35-32 48-42 69-59 25-19 49-40 49-74 0-40-37-67-82-67-42 0-71 31-71 62 0 18 15 19 18 19 9 0 18-5 18-18 0-6-1-18-19-18 11-24 33-32 50-32 34 0 52 26 52 54 0 31-21 55-32 67-28 27-55 55-83 81-4 3-4 5-4 14 48 0 95 0 143 0 3-20 7-41 10-62z"><text:p/></draw:path><draw:path draw:style-name="gr4" draw:text-style-name="P141" svg:width="0.1287in" svg:height="0.1283in" svg:x="3.098in" svg:y="0.389in" svg:viewBox="0 0 328 327" svg:d="M174 174c46 0 91 0 137 0 7 0 17 0 17-10s-10-10-17-10c-46 0-91 0-137 0 0-46 0-91 0-137 0-7 0-17-10-17s-10 10-10 17c0 46 0 91 0 137-46 0-91 0-137 0-7 0-17 0-17 10s10 10 17 10c46 0 91 0 137 0 0 46 0 92 0 138 0 6 0 15 10 15s10-9 10-15c0-46 0-92 0-138z"><text:p/></draw:path><draw:path draw:style-name="gr4" draw:text-style-name="P141" svg:width="0.089in" svg:height="0.1248in" svg:x="3.2862in" svg:y="0.4165in" svg:viewBox="0 0 227 318" svg:d="M225 29c2-7 2-7 2-11 0-8-7-12-14-12-6 0-13 2-17 9-1 3-6 19-7 27-4 13-7 27-10 39-7 30-15 59-22 88-2 9-24 42-56 42-25 0-31-21-31-39 0-22 8-53 25-96 9-20 10-26 10-35 0-23-15-41-39-41-48 0-66 71-66 76 0 4 4 2 6 4 5 0 5 0 8-9 14-46 34-60 50-60 3 0 12 0 12 16 0 12-5 25-9 33-19 53-28 81-28 104 0 43 31 58 60 58 20 0 35-8 49-22-5 25-11 49-32 76-12 16-31 30-53 30-7 0-29-1-38-21 9 0 14 0 21-5 6-4 10-10 10-20 0-15-13-17-18-17-11 0-27 7-27 31 0 25 21 44 52 44 50 0 101-45 115-101 15-63 32-125 47-188z"><text:p/></draw:path><draw:path draw:style-name="gr4" draw:text-style-name="P141" svg:width="0.0598in" svg:height="0.0898in" svg:x="3.3909in" svg:y="0.3559in" svg:viewBox="0 0 153 229" svg:d="M153 167c-5 0-7 0-12 0-1 7-4 28-9 30-3 3-30 3-34 3-21 0-42 0-63 0 36-32 48-42 69-59 25-19 49-40 49-74 0-40-37-67-80-67-44 0-73 31-73 62 0 18 15 19 18 19 9 0 18-5 18-18 0-6-1-18-19-18 11-24 33-32 50-32 34 0 52 26 52 54 0 31-21 55-32 67-28 27-55 55-83 81-4 3-4 5-4 14 48 0 95 0 143 0 3-20 7-41 10-62z"><text:p/></draw:path><draw:path draw:style-name="gr4" draw:text-style-name="P141" svg:width="0.1004in" svg:height="0.5791in" svg:x="3.4996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list-item><text:list-item><text:p text:style-name="P80"><draw:g text:anchor-type="as-char" svg:y="-0.0866in" draw:z-index="34" draw:name="Shape237" draw:style-name="gr1"><svg:title>TexMaths</svg:title><svg:desc>14§display§z=z§svg§600§FALSE§</svg:desc><draw:g draw:style-name="gr2"><draw:path draw:style-name="gr3" draw:text-style-name="P140" svg:width="0.4264in" svg:height="0.0665in" svg:x="0.0012in" svg:y="0.0102in" svg:viewBox="0 0 1084 170" svg:d="M0 0c361 0 722 0 1084 0 0 56 0 114 0 170-362 0-723 0-1084 0 0-56 0-114 0-170z"><text:p/></draw:path><draw:path draw:style-name="gr4" draw:text-style-name="P141" svg:width="0.0819in" svg:height="0.0866in" svg:x="-0.0004in" svg:y="0in" svg:viewBox="0 0 209 221" svg:d="M45 174c26-28 40-41 57-56 17-14 31-24 49-42 46-45 58-69 58-72 0-4-5-4-6-4-3 0-4 1-7 6-15 23-25 31-36 31-13 0-19-8-26-16-9-11-18-21-35-21-36 0-58 45-58 56 0 3 1 6 5 6s6-3 7-6c9-22 38-24 42-24 10 0 20 5 31 9 20 7 25 7 38 7-18 21-59 56-69 63-15 14-29 28-45 41-33 32-50 60-50 64 0 5 4 3 6 5 4 0 5-2 8-8 11-16 27-29 42-29 11 0 15 4 28 18 8 10 17 19 32 19 48 0 77-62 77-76 0-2-3-5-5-5-6 0-6 3-7 6-12 32-44 42-61 42-9 0-18-3-28-7-16-5-23-8-35-8-1 0-8 0-12 1z"><text:p/></draw:path><draw:path draw:style-name="gr4" draw:text-style-name="P141" svg:width="0.1287in" svg:height="0.0445in" svg:x="0.1543in" svg:y="0.0142in" svg:viewBox="0 0 328 114" svg:d="M311 20c7 0 17 0 17-10s-10-10-17-10c-98 0-196 0-294 0-7 0-17 0-17 10s10 10 17 10c98 0 196 0 294 0zM311 114c7 0 17 0 17-9s-10-9-17-9c-98 0-196 0-294 0-7 0-17 0-17 9s10 9 17 9c98 0 196 0 294 0z"><text:p/></draw:path><draw:path draw:style-name="gr4" draw:text-style-name="P141" svg:width="0.0819in" svg:height="0.0866in" svg:x="0.3555in" svg:y="0in" svg:viewBox="0 0 209 221" svg:d="M45 174c26-28 40-41 57-56 17-14 31-24 49-42 46-45 58-69 58-72 0-4-5-4-6-4-3 0-4 1-7 6-15 23-25 31-36 31-13 0-19-8-26-16-9-11-18-21-35-21-36 0-58 45-58 56 0 3 1 6 5 6s6-3 7-6c9-22 38-24 42-24 10 0 20 5 31 9 20 7 25 7 38 7-18 21-59 56-69 63-15 14-29 28-45 41-33 32-50 60-50 64 0 5 4 3 6 5 4 0 5-2 8-8 11-16 27-29 42-29 11 0 15 4 28 18 8 10 17 19 32 19 48 0 77-62 77-76 0-2-3-5-5-5-6 0-6 3-7 6-12 32-44 42-61 42-9 0-18-3-28-7-16-5-23-8-35-8-1 0-8 0-12 1z"><text:p/></draw:path></draw:g></draw:g></text:p></text:list-item></text:list><text:p text:style-name="Text_20_body"/><text:p text:style-name="Text_20_body"/><text:list xml:id="list204954424860401" text:continue-numbering="true" text:style-name="L1"><text:list-item><text:p text:style-name="P83"><draw:g text:anchor-type="as-char" svg:y="-0.1453in" draw:z-index="31" draw:name="Shape238" draw:style-name="gr1"><svg:title>TexMaths</svg:title><svg:desc>14§display§\vec{e_{r_M}}=\cos \left(\theta \right)\cdot \vec{e_x}+\sin \left(\theta \right)\cdot \vec{e_y}§svg§600§FALSE§</svg:desc><draw:g draw:style-name="gr2"><draw:path draw:style-name="gr3" draw:text-style-name="P140" svg:width="2.4799in" svg:height="0.1807in" svg:x="0.0004in" svg:y="0.0094in" svg:viewBox="0 0 6300 460" svg:d="M3152 460c-1052 0-2102 0-3152 0 0-154 0-306 0-460 2100 0 4200 0 6300 0 0 154 0 306 0 460-1050 0-2100 0-3148 0z"><text:p/></draw:path><draw:path draw:style-name="gr4" draw:text-style-name="P141" svg:width="0.0854in" svg:height="0.0374in" svg:x="0.1209in" svg:y="0.0067in" svg:viewBox="0 0 218 96" svg:d="M175 59c-7 5-22 19-22 28 0 5 4 9 9 9s6-2 9-5c5-9 18-21 39-32 3-3 8-4 8-10s-2-8-7-10c-11-8-16-17-19-28-2-5-3-11-10-11s-10 6-10 10c0 3 3 18 11 29-54 0-110 0-165 0-8 0-18 0-18 10s10 10 18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3in" svg:height="0.0602in" svg:x="0.087in" svg:y="0.1134in" svg:viewBox="0 0 161 154" svg:d="M66 81c0-1 8-32 8-35 2-3 11-19 23-28 2-3 12-10 26-10 4 0 13 2 20 6-11 3-16 13-16 18 0 9 6 13 14 13 9 0 20-6 20-21 0-17-20-24-36-24-19 0-34 7-49 24-6-21-27-24-35-24-13 0-23 7-27 17-8 14-14 33-14 35 0 4 6 4 7 4 4 0 4 0 7-10 6-21 11-38 25-38 9 0 11 9 11 17 0 7-2 20-5 30-3 8-6 22-7 30-4 14-7 28-11 44-2 4-3 8-5 14 0 8 7 11 13 11 4 0 11-3 14-10 1-1 6-17 7-25 3-13 7-25 10-38z"><text:p/></draw:path><draw:path draw:style-name="gr4" draw:text-style-name="P141" svg:width="0.1126in" svg:height="0.0657in" svg:x="0.165in" svg:y="0.1268in" svg:viewBox="0 0 287 168" svg:d="M256 21c2-7 3-10 21-10 7 0 7 0 9 0 1-1 1-5 1-7 0-4-3-4-7-4-13 0-25 0-38 0-5 0-8 0-11 6-34 46-69 92-102 139-11-46-21-92-32-138-2-7-3-7-10-7-13 0-27 0-39 0-5 0-9 0-9 7 0 4 3 4 10 4 1 0 10 0 15 2 0 2 0 4-1 7-10 40-21 79-31 120-1 7-3 17-26 17-2 0-6 0-6 7 0 2 1 4 4 4 4 0 10-2 14-2s10 0 14 0 10 0 14 0 10 2 14 2 7-2 7-7c0-4-4-4-7-4-12 0-17-3-17-10 0-2 0-3 2-6 11-43 21-85 32-128 11 49 22 97 34 148 1 4 1 7 5 7 3 0 6-2 10-6 36-50 73-100 109-151-11 45-22 90-33 136-2 8-3 10-21 10-7 0-10 0-10 7 0 1 1 4 4 4 6 0 11-2 17-2 4 0 11 0 17 0 5 0 11 0 16 0 6 0 12 2 17 2 2 0 6 0 6-7 0-4-3-4-9-4-2 0-5 0-9 0-7-2-7-2-7-3 0-2 0-2 1-4 11-44 21-86 32-129z"><text:p/></draw:path><draw:path draw:style-name="gr4" draw:text-style-name="P141" svg:width="0.1287in" svg:height="0.0453in" svg:x="0.3717in" svg:y="0.0736in" svg:viewBox="0 0 328 116" svg:d="M311 21c7 0 17-1 17-11s-10-10-16-10c-98 0-197 0-295 0-7 0-17 0-17 10s10 11 17 11c98 0 196 0 294 0zM312 116c6 0 16 0 16-10 0-11-10-11-17-11-98 0-196 0-294 0-7 0-17 0-17 11 0 10 10 10 17 10 98 0 197 0 295 0z"><text:p/></draw:path><draw:path draw:style-name="gr4" draw:text-style-name="P141" svg:width="0.0736in" svg:height="0.0882in" svg:x="0.572in" svg:y="0.0571in" svg:viewBox="0 0 188 225" svg:d="M41 113c0-79 40-100 65-100 5 0 37 0 54 18-21 1-24 15-24 22 0 13 10 22 24 22 12 0 22-8 22-22 0-33-38-53-76-53-61 0-106 53-106 113 0 63 48 112 105 112 66 0 83-60 83-64 0-6-6-4-7-4-5 0-6 1-7 4-14 46-47 52-65 52-25 0-68-21-68-100z"><text:p/></draw:path><draw:path draw:style-name="gr4" draw:text-style-name="P141" svg:width="0.085in" svg:height="0.0882in" svg:x="0.6571in" svg:y="0.0571in" svg:viewBox="0 0 217 225" svg:d="M217 115c0-63-49-115-108-115-61 0-109 53-109 115 0 63 50 110 108 110 60 0 109-47 109-110zM109 213c-21 0-43-10-56-33-12-22-12-51-12-70 0-18 0-44 11-67 14-22 36-32 56-32 22 0 43 11 56 32 12 21 12 49 12 67 0 19 0 45-9 66-12 23-34 37-58 37z"><text:p/></draw:path><draw:path draw:style-name="gr4" draw:text-style-name="P141" svg:width="0.063in" svg:height="0.0882in" svg:x="0.7547in" svg:y="0.0571in" svg:viewBox="0 0 161 225" svg:d="M87 124c10 3 50 10 50 45 0 25-17 45-54 45-42 0-61-28-69-69-1-7-3-8-7-8-7 0-7 3-7 11 0 21 0 44 0 66 0 8 0 11 6 11 2 0 2 0 12-10 2-1 2-1 10-11 21 21 43 21 55 21 56 0 78-32 78-68 0-26-14-41-21-47-15-15-35-19-56-23-27-6-60-12-60-41 0-17 12-36 54-36 55 0 58 43 59 59 0 4 4 4 6 4 5 0 5-2 5-11 0-17 0-34 0-51 0-7 0-11-5-11-2 0-3 0-10 6-1 2-6 7-8 8-19-14-38-14-47-14-58 0-78 34-78 60 0 17 8 31 21 42 17 13 29 15 66 22z"><text:p/></draw:path><draw:path draw:style-name="gr4" draw:text-style-name="P141" svg:width="0.0441in" svg:height="0.1921in" svg:x="0.8764in" svg:y="0in" svg:viewBox="0 0 113 489" svg:d="M113 484c0-2 0-2-8-10-62-63-77-155-77-229 0-86 18-171 80-231 5-7 5-7 5-8 0-5-1-6-4-6-5 0-50 34-78 96-25 54-31 108-31 149 0 37 4 96 32 152 30 60 72 92 77 92 3 0 4-1 4-5z"><text:p/></draw:path><draw:path draw:style-name="gr4" draw:text-style-name="P141" svg:width="0.0795in" svg:height="0.1374in" svg:x="0.9406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1.0398in" svg:y="0in" svg:viewBox="0 0 115 489" svg:d="M115 245c0-38-6-97-32-153-31-60-73-92-77-92-3 0-6 3-6 6 0 1 0 1 10 11 47 47 75 126 75 228 0 82-18 169-78 230-7 7-7 7-7 9 0 3 3 5 6 5 4 0 49-33 78-96 24-53 31-108 31-148z"><text:p/></draw:path><draw:path draw:style-name="gr4" draw:text-style-name="P141" svg:width="0.0201in" svg:height="0.0201in" svg:x="1.1638in" svg:y="0.0862in" svg:viewBox="0 0 52 52" svg:d="M52 25c0-14-11-25-25-25s-27 10-27 25c0 14 13 27 27 27s25-11 25-27z"><text:p/></draw:path><draw:path draw:style-name="gr4" draw:text-style-name="P141" svg:width="0.0854in" svg:height="0.0374in" svg:x="1.3091in" svg:y="0.0067in" svg:viewBox="0 0 218 96" svg:d="M175 59c-7 5-24 19-24 28 0 5 6 9 10 9s7-2 10-5c5-9 17-21 39-32 3-3 8-4 8-10s-4-8-7-10c-11-8-16-17-21-28 0-5-2-11-9-11s-10 6-10 10c0 3 4 18 12 29-56 0-110 0-166 0-9 0-17 0-17 10s8 10 17 10c53 0 105 0 158 0z"><text:p/></draw:path><draw:path draw:style-name="gr4" draw:text-style-name="P141" svg:width="0.074in" svg:height="0.087in" svg:x="1.2524in" svg:y="0.0594in" svg:viewBox="0 0 189 222" svg:d="M69 103c14 0 50-1 75-11 35-14 37-43 37-50 0-21-19-42-52-42-55 0-129 48-129 134 0 49 28 88 77 88 70 0 112-51 112-57 0-3-3-7-7-7-1 0-3 1-6 6-39 47-92 47-98 47-39 0-43-40-43-56 0-7 0-21 8-52 9 0 17 0 26 0zM46 92c18-74 70-81 83-81 22 0 36 14 36 31 0 50-78 50-99 50-7 0-13 0-20 0z"><text:p/></draw:path><draw:path draw:style-name="gr4" draw:text-style-name="P141" svg:width="0.0724in" svg:height="0.0602in" svg:x="1.3402in" svg:y="0.1134in" svg:viewBox="0 0 185 154" svg:d="M69 115c-3 11-14 29-33 29-5-1-11 0-18-4 14-4 16-17 16-20 0-7-6-12-14-12-10 0-20 8-20 21 0 18 20 25 36 25s30-10 38-24c9 18 28 24 42 24 39 0 60-42 60-52 0-6-4-6-5-6-4 0-6 3-7 7-7 24-28 41-46 41-14 0-21-8-21-22 0-9 8-40 16-79 7-25 23-35 35-35 6 2 12 0 19 6-12 3-16 13-16 18 0 9 6 13 14 13 7 0 20-6 20-21 0-18-23-24-37-24-16 0-30 11-39 24-5-14-21-24-40-24-40 0-61 42-61 52 0 4 5 4 6 4 4 0 4-1 7-6 8-26 29-42 46-42 11 0 21 7 21 24 0 6-4 24-7 35-4 15-8 31-12 48z"><text:p/></draw:path><draw:path draw:style-name="gr4" draw:text-style-name="P141" svg:width="0.1287in" svg:height="0.1272in" svg:x="1.485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4" draw:text-style-name="P141" svg:width="0.063in" svg:height="0.0882in" svg:x="1.674in" svg:y="0.0571in" svg:viewBox="0 0 161 225" svg:d="M87 124c10 3 50 10 50 45 0 25-17 45-54 45-42 0-61-28-69-69-1-7-3-8-7-8-7 0-7 3-7 11 0 21 0 44 0 66 0 8 0 11 6 11 2 0 2 0 12-10 2-1 2-1 10-11 21 21 43 21 55 21 56 0 78-32 78-68 0-26-14-41-21-47-15-15-35-19-56-23-27-6-60-12-60-41 0-17 12-36 54-36 55 0 58 43 59 59 0 4 4 4 6 4 5 0 5-2 5-11 0-17 0-34 0-51 0-7 0-11-5-11-2 0-3 0-10 6-1 2-6 7-8 8-19-14-38-14-47-14-58 0-78 34-78 60 0 17 8 31 21 42 17 13 29 15 66 22z"><text:p/></draw:path><draw:path draw:style-name="gr4" draw:text-style-name="P141" svg:width="0.0409in" svg:height="0.128in" svg:x="1.7508in" svg:y="0.0161in" svg:viewBox="0 0 105 326" svg:d="M70 110c-22 2-46 3-69 6 0 4 0 10 0 15 33 0 37 3 37 27 0 43 0 88 0 131 0 21-6 21-38 21 0 6 0 12 0 16 15 0 42-2 53-2 18 0 35 2 52 2 0-4 0-10 0-16-32 0-35-1-35-21 0-58 0-118 0-179zM73 25c0-15-13-25-27-25-15 0-25 13-25 25 0 14 10 27 25 27 14 0 27-11 27-27z"><text:p/></draw:path><draw:path draw:style-name="gr4" draw:text-style-name="P141" svg:width="0.0972in" svg:height="0.085in" svg:x="1.8043in" svg:y="0.0594in" svg:viewBox="0 0 248 217" svg:d="M38 49c0 43 0 87 0 131 0 21-4 21-38 21 0 5 0 10 0 16 17 0 42-2 56-2 13 0 38 2 55 2 0-6 0-11 0-16-33 0-38 0-38-21 0-30 0-61 0-91 0-50 35-78 66-78 30 0 36 27 36 55 0 37 0 75 0 114 0 21-6 21-38 21 0 5 0 10 0 16 17 0 42-2 55-2 14 0 39 2 56 2 0-6 0-11 0-16-25 0-38 0-39-14 0-32 0-63 0-93 0-42 0-58-14-76-7-8-24-18-52-18-37 0-60 21-73 52 0-17 0-35 0-52-24 1-46 4-70 6 0 5 0 9 0 15 35 0 38 3 38 28z"><text:p/></draw:path><draw:path draw:style-name="gr4" draw:text-style-name="P141" svg:width="0.0449in" svg:height="0.1921in" svg:x="1.9567in" svg:y="0in" svg:viewBox="0 0 115 489" svg:d="M115 484c0-2 0-2-9-10-61-63-77-155-77-229 0-86 19-171 79-231 7-7 7-7 7-8 0-5-2-6-6-6s-49 34-77 96c-25 54-32 108-32 149 0 37 6 96 34 152 29 60 71 92 75 92s6-1 6-5z"><text:p/></draw:path><draw:path draw:style-name="gr4" draw:text-style-name="P141" svg:width="0.0795in" svg:height="0.1374in" svg:x="2.0213in" svg:y="0.0071in" svg:viewBox="0 0 203 350" svg:d="M203 101c0-32-8-101-59-101-68 0-144 138-144 250 0 45 14 100 59 100 70 0 144-140 144-249zM52 168c8-32 18-72 38-105 14-25 32-52 54-52 24 0 27 31 27 59 0 24-4 49-16 98-35 0-68 0-103 0zM151 183c-5 23-17 64-35 98-17 34-36 57-57 57-16 0-27-14-27-58 0-20 3-49 16-97 35 0 68 0 103 0z"><text:p/></draw:path><draw:path draw:style-name="gr4" draw:text-style-name="P141" svg:width="0.0449in" svg:height="0.1921in" svg:x="2.1205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2.2445in" svg:y="0.0862in" svg:viewBox="0 0 52 52" svg:d="M52 25c0-14-11-25-25-25-16 0-27 10-27 25 0 14 11 27 27 27 14 0 25-11 25-27z"><text:p/></draw:path><draw:path draw:style-name="gr4" draw:text-style-name="P141" svg:width="0.085in" svg:height="0.0374in" svg:x="2.3886in" svg:y="0.0067in" svg:viewBox="0 0 217 96" svg:d="M174 59c-6 5-23 19-23 28 0 5 4 9 10 9 4 0 7-2 10-5 5-9 17-21 38-32 4-3 8-4 8-10s-3-8-7-10c-10-8-15-17-20-28-1-5-2-11-9-11s-10 6-10 10c0 3 4 18 11 29-55 0-111 0-165 0-9 0-17 0-17 10s8 10 17 10c52 0 105 0 157 0z"><text:p/></draw:path><draw:path draw:style-name="gr4" draw:text-style-name="P141" svg:width="0.074in" svg:height="0.087in" svg:x="2.3339in" svg:y="0.0594in" svg:viewBox="0 0 189 222" svg:d="M69 103c14 0 50-1 75-11 34-14 37-43 37-50 0-21-19-42-52-42-55 0-129 48-129 134 0 49 28 88 77 88 70 0 112-51 112-57 0-3-4-7-7-7-1 0-3 1-6 6-39 47-92 47-99 47-38 0-42-40-42-56 0-7 0-21 7-52 8 0 18 0 27 0zM46 92c18-74 70-81 83-81 22 0 36 14 36 31 0 50-80 50-99 50-7 0-13 0-20 0z"><text:p/></draw:path><draw:path draw:style-name="gr4" draw:text-style-name="P141" svg:width="0.0689in" svg:height="0.0866in" svg:x="2.4217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4 22-42 22-1 0-18 0-25-11 18-3 18-18 18-20 0-11-10-12-12-12-9 0-21 7-21 22 0 18 16 31 42 31 35 0 77-27 86-70 12-43 23-87 34-130z"><text:p/></draw:path></draw:g></draw:g></text:p></text:list-item><text:list-item><text:p text:style-name="P83"><draw:g text:anchor-type="as-char" svg:y="-0.222in" draw:z-index="32" draw:name="Shape239" draw:style-name="gr1"><svg:title>TexMaths</svg:title><svg:desc>14§display§\vec{e_{\theta _M}}=\cos \left(\theta +\frac{\pi }{2}\right)\cdot \vec{e_x}+\sin \left(\theta +\frac{\pi }{2}\right)\cdot \vec{e_y}§svg§600§FALSE§</svg:desc><draw:g draw:style-name="gr2"><draw:path draw:style-name="gr3" draw:text-style-name="P140" svg:width="3.4441in" svg:height="0.3343in" svg:x="0.0004in" svg:y="0.0102in" svg:viewBox="0 0 8749 850" svg:d="M0 0c2916 0 5833 0 8749 0 0 283 0 567 0 850-2916 0-5833 0-8749 0 0-283 0-567 0-850z"><text:p/></draw:path><draw:path draw:style-name="gr4" draw:text-style-name="P141" svg:width="0.085in" svg:height="0.0378in" svg:x="0.122in" svg:y="0.0843in" svg:viewBox="0 0 217 97" svg:d="M174 59c-6 5-23 19-23 28 0 5 4 10 10 10 4 0 7-3 10-6 5-7 17-21 38-32 4-2 8-4 8-10s-3-8-7-10c-10-8-15-17-20-28-1-5-2-11-9-11s-10 6-10 10c0 3 4 18 11 29-55 0-111 0-165 0-9 0-17 0-17 10s8 10 17 10c52 0 105 0 157 0z"><text:p/></draw:path><draw:path draw:style-name="gr4" draw:text-style-name="P141" svg:width="0.074in" svg:height="0.0874in" svg:x="-0.0004in" svg:y="0.1366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4" draw:text-style-name="P141" svg:width="0.0602in" svg:height="0.0961in" svg:x="0.0894in" svg:y="0.1575in" svg:viewBox="0 0 154 245" svg:d="M154 74c0-35-14-74-48-74-51 0-106 92-106 171 0 40 15 74 48 74 51 0 106-94 106-171zM39 116c17-74 48-106 67-106 23 0 23 38 23 45 0 14-3 33-10 61-27 0-53 0-80 0zM116 129c-10 38-18 56-28 73-11 18-25 35-40 35-19 0-21-27-21-45 0-24 5-51 9-63 27 0 54 0 80 0z"><text:p/></draw:path><draw:path draw:style-name="gr4" draw:text-style-name="P141" svg:width="0.1126in" svg:height="0.0657in" svg:x="0.1665in" svg:y="0.2047in" svg:viewBox="0 0 287 168" svg:d="M256 21c2-7 3-10 21-10 7 0 7 0 9 0 1-1 1-4 1-7 0-4-3-4-7-4-13 0-25 0-38 0-5 0-8 0-11 6-34 46-69 93-102 140-11-47-21-93-32-139-2-6-3-7-10-7-13 0-27 0-39 0-5 0-9 0-9 7 0 4 3 4 10 4 1 0 10 0 15 2 0 4 0 4-1 7-10 40-20 81-29 121-3 6-5 16-28 16-2 0-6 1-6 7 0 3 1 4 4 4 4 0 10 0 14 0s10 0 14 0c6 0 10 0 14 0 6 0 10 0 14 0s7-1 7-7c0-4-4-4-7-4-12 0-17-3-17-9 0-2 0-4 2-5 11-44 21-87 32-130 11 49 22 99 34 148 1 4 1 7 7 7 1 0 4 0 8-6 36-50 73-100 109-151h2c-12 46-24 91-35 137-2 7-3 9-21 9-6 0-10 0-10 7 0 3 1 4 4 4 6 0 11 0 17 0 5 0 11 0 17 0 5 0 11 0 16 0 6 0 12 0 17 0 2 0 6 0 6-7 0-4-3-4-7-4-2 0-7 0-11 0-6 0-7 0-7-3 0-1 0-1 1-3 11-43 21-87 32-130z"><text:p/></draw:path><draw:path draw:style-name="gr4" draw:text-style-name="P141" svg:width="0.128in" svg:height="0.0449in" svg:x="0.3736in" svg:y="0.152in" svg:viewBox="0 0 326 115" svg:d="M309 20c9 0 17 0 17-10s-8-10-15-10c-98 0-198 0-296 0-7 0-15 0-15 10s8 10 17 10c98 0 194 0 292 0zM311 115c7 0 15 0 15-10s-8-10-17-10c-98 0-194 0-292 0-9 0-17 0-17 10s8 10 15 10c98 0 198 0 296 0z"><text:p/></draw:path><draw:path draw:style-name="gr4" draw:text-style-name="P141" svg:width="0.0736in" svg:height="0.0882in" svg:x="0.574in" svg:y="0.1354in" svg:viewBox="0 0 188 225" svg:d="M41 113c0-79 40-100 65-100 6 0 37 0 54 18-20 1-24 17-24 22 0 13 10 23 24 23 12 0 22-9 22-23 0-33-38-53-76-53-61 0-106 53-106 115 0 63 49 110 105 110 66 0 83-58 83-63s-6-5-7-5c-5 0-6 3-6 5-15 45-46 51-64 51-27 0-70-21-70-100z"><text:p/></draw:path><draw:path draw:style-name="gr4" draw:text-style-name="P141" svg:width="0.0854in" svg:height="0.0882in" svg:x="0.6587in" svg:y="0.1354in" svg:viewBox="0 0 218 225" svg:d="M218 115c0-63-50-115-109-115-61 0-109 53-109 115 0 64 50 110 109 110s109-47 109-110zM109 213c-21 0-43-10-56-32-12-21-12-52-12-69 0-20 0-46 11-69 14-22 36-32 57-32s42 11 55 32c12 21 12 49 12 69 0 17 0 43-9 66-12 21-34 35-58 35z"><text:p/></draw:path><draw:path draw:style-name="gr4" draw:text-style-name="P141" svg:width="0.063in" svg:height="0.0882in" svg:x="0.7563in" svg:y="0.1354in" svg:viewBox="0 0 161 225" svg:d="M87 125c11 2 50 9 50 46 0 24-17 45-54 45-42 0-61-28-69-70-1-7-3-9-7-9-7 0-7 3-7 13 0 21 0 42 0 64 0 9 0 11 6 11 2 0 2 0 12-9 2 0 2-2 10-12 21 21 43 21 55 21 56 0 78-32 78-68 0-25-14-41-21-46-15-16-35-20-56-24-27-6-60-11-60-39 0-19 12-38 56-38 53 0 56 43 57 59 0 5 4 5 6 5 5 0 5-3 5-12 0-17 0-33 0-49 0-9 0-13-4-13-3 0-4 0-10 6-2 2-7 7-8 8-20-14-39-14-46-14-60 0-80 34-80 60 0 18 8 31 21 42 17 13 31 16 66 23z"><text:p/></draw:path><draw:path draw:style-name="gr4" draw:text-style-name="P141" svg:width="0.0736in" svg:height="0.3469in" svg:x="0.8937in" svg:y="0in" svg:viewBox="0 0 188 882" svg:d="M165 876c2 2 4 5 6 6 4 0 7 0 11 0 1 0 6 0 6-4 0-3-2-4-3-6-17-17-44-45-74-98-54-94-73-215-73-332 0-218 61-347 148-434 2-1 2-1 2-2 0-6-5-6-10-6-7 0-7 0-11 4-48 41-100 108-135 212-21 65-32 144-32 225 0 115 21 246 98 361 14 20 21 27 32 39 4 6 11 14 16 19 7 5 12 11 19 16z"><text:p/></draw:path><draw:path draw:style-name="gr4" draw:text-style-name="P141" svg:width="0.0799in" svg:height="0.1378in" svg:x="0.9823in" svg:y="0.0866in" svg:viewBox="0 0 204 351" svg:d="M204 101c0-32-9-101-60-101-67 0-144 139-144 251 0 46 15 100 60 100 69 0 144-140 144-250zM53 168c9-31 18-70 38-105 13-25 31-52 53-52 24 0 27 31 27 59 0 24-3 49-16 98-33 0-68 0-102 0zM151 183c-5 23-15 65-35 100-17 33-35 59-56 59-17 0-26-16-26-61 0-21 2-49 15-98 34 0 69 0 102 0z"><text:p/></draw:path><draw:path draw:style-name="gr4" draw:text-style-name="P141" svg:width="0.1287in" svg:height="0.1287in" svg:x="1.1244in" svg:y="0.1102in" svg:viewBox="0 0 328 328" svg:d="M174 174c46 0 91 0 137 0 7 0 17 0 17-10s-10-10-17-10c-46 0-91 0-137 0 0-46 0-92 0-139 0-5 0-15-10-15s-10 10-10 15c0 47 0 93 0 139-46 0-91 0-137 0-7 0-17 0-17 10s10 10 17 10c46 0 91 0 137 0 0 44 0 91 0 137 0 7 0 17 10 17s10-10 10-17c0-46 0-93 0-137z"><text:p/></draw:path><draw:path draw:style-name="gr4" draw:text-style-name="P141" svg:width="0.1039in" svg:height="0.085in" svg:x="1.3362in" svg:y="0.0083in" svg:viewBox="0 0 265 217" svg:d="M116 28c18 0 38 0 56 0-17 73-21 94-21 127 0 7 0 20 4 37 5 22 10 25 19 25s19-8 19-18c0-3 0-4-3-11-14-35-14-68-14-82 0-26 3-53 9-78 18 0 38 0 56 0 7 0 24 0 24-17 0-11-10-11-20-11-55 0-109 0-164 0-11 0-31 0-52 22-16 20-29 42-29 45 1 2 0 4 6 4 4 0 4-1 7-5 25-38 53-38 63-38 9 0 18 0 28 0-16 60-42 119-63 164-5 7-5 8-5 11 0 10 9 14 14 14 16 0 20-14 26-32 7-23 7-24 14-48 8-36 18-73 26-109z"><text:p/></draw:path><draw:path draw:style-name="gr4" draw:text-style-name="P141" svg:width="0.1169in" svg:height="0.0075in" svg:x="1.3307in" svg:y="0.1701in" svg:viewBox="0 0 298 20" svg:d="M0 0c99 0 199 0 298 0 0 7 0 13 0 20-99 0-199 0-298 0 0-7 0-13 0-20z"><text:p/></draw:path><draw:path draw:style-name="gr4" draw:text-style-name="P141" svg:width="0.0768in" svg:height="0.1287in" svg:x="1.3504in" svg:y="0.2256in" svg:viewBox="0 0 196 328" svg:d="M38 290c18-17 35-34 53-51 76-68 105-93 105-144 0-56-43-95-104-95-56 0-92 46-92 90 0 28 25 28 27 28 8 0 25-7 25-27 0-13-9-25-25-25-5 0-6 0-7 0 11-32 37-51 65-51 45 0 66 41 66 80s-24 79-50 109c-32 35-63 70-95 105-6 6-6 7-6 19 62 0 122 0 183 0 5-30 9-58 13-86-4 0-7 0-11 0-3 14-7 37-11 44-5 4-37 4-47 4-29 0-60 0-89 0z"><text:p/></draw:path><draw:path draw:style-name="gr4" draw:text-style-name="P141" svg:width="0.0728in" svg:height="0.3469in" svg:x="1.4783in" svg:y="0in" svg:viewBox="0 0 186 882" svg:d="M186 441c0-140-32-290-129-400-7-9-25-28-37-38-3-3-5-3-12-3-4 0-8 0-8 6 0 1 1 2 3 4 17 17 43 45 74 98 53 95 73 215 73 333 0 213-60 343-149 433-1 0-1 1-1 4 0 4 4 4 8 4 7 0 9 0 13-4 46-41 99-108 133-212 22-67 32-147 32-225z"><text:p/></draw:path><draw:path draw:style-name="gr4" draw:text-style-name="P141" svg:width="0.0205in" svg:height="0.0201in" svg:x="1.6465in" svg:y="0.1638in" svg:viewBox="0 0 53 52" svg:d="M53 27c0-14-12-27-26-27s-27 13-27 27 13 25 27 25 26-11 26-25z"><text:p/></draw:path><draw:path draw:style-name="gr4" draw:text-style-name="P141" svg:width="0.0854in" svg:height="0.0378in" svg:x="1.7921in" svg:y="0.0843in" svg:viewBox="0 0 218 97" svg:d="M175 59c-7 5-24 19-24 28 0 5 6 10 10 10 6 0 7-3 10-6 5-7 17-21 39-32 3-2 8-4 8-10s-4-8-7-10c-11-8-16-17-21-28 0-5-4-11-9-11-7 0-10 6-10 10 0 3 4 18 12 29-56 0-110 0-166 0-9 0-17 0-17 10s8 10 17 10c53 0 105 0 158 0z"><text:p/></draw:path><draw:path draw:style-name="gr4" draw:text-style-name="P141" svg:width="0.074in" svg:height="0.0874in" svg:x="1.7354in" svg:y="0.1366in" svg:viewBox="0 0 189 223" svg:d="M69 104c15 0 51 0 75-12 35-14 38-43 38-50 0-21-20-42-53-42-55 0-129 48-129 134 0 51 29 89 77 89 70 0 112-52 112-58 0-3-3-7-6-7-2 0-4 2-7 6-39 49-92 49-98 49-39 0-43-42-43-58 0-5 1-21 8-51 9 0 17 0 26 0zM46 94c20-76 70-83 83-83 24 0 36 14 36 31 0 52-78 52-99 52-7 0-13 0-20 0z"><text:p/></draw:path><draw:path draw:style-name="gr4" draw:text-style-name="P141" svg:width="0.0724in" svg:height="0.0602in" svg:x="1.8228in" svg:y="0.1909in" svg:viewBox="0 0 185 154" svg:d="M70 115c-4 11-15 31-32 31-2 0-13 0-20-6 14-4 16-17 16-18 0-9-6-13-14-13-10 0-20 7-20 21 0 17 20 24 36 24s30-10 40-24c7 18 26 24 40 24 39 0 60-42 60-52 0-4-4-4-5-4-4 0-4 1-6 6-8 23-28 42-47 42-14 0-21-10-21-23 0-10 8-40 18-78 7-27 22-35 33-35 6 1 12 0 19 4-12 3-16 13-16 20s6 12 14 12c9 0 20-7 20-21 0-19-23-25-37-25-16 0-30 11-37 24-7-14-23-24-42-24-38 0-61 42-61 52 0 4 5 4 6 4 4 0 4-1 7-6 8-26 29-40 46-40 13 0 21 5 21 22 0 7-4 24-7 35-4 16-7 32-11 48z"><text:p/></draw:path><draw:path draw:style-name="gr4" draw:text-style-name="P141" svg:width="0.1287in" svg:height="0.1287in" svg:x="1.9677in" svg:y="0.1102in" svg:viewBox="0 0 328 328" svg:d="M174 174c46 0 91 0 137 0 7 0 17 0 17-10s-10-10-17-10c-46 0-91 0-137 0 0-46 0-92 0-139 0-5 0-15-10-15s-10 10-10 15c0 47 0 93 0 139-46 0-91 0-137 0-7 0-17 0-17 10s10 10 17 10c46 0 91 0 137 0 0 44 0 91 0 137 0 7 0 17 10 17s10-10 10-17c0-46 0-93 0-137z"><text:p/></draw:path><draw:path draw:style-name="gr4" draw:text-style-name="P141" svg:width="0.063in" svg:height="0.0882in" svg:x="2.1571in" svg:y="0.1354in" svg:viewBox="0 0 161 225" svg:d="M87 125c11 2 50 9 50 46 0 24-17 45-54 45-42 0-59-28-69-70-1-7-3-9-7-9-7 0-7 3-7 13 0 21 0 42 0 64 0 9 0 11 6 11 2 0 2 0 12-9 2 0 2-2 10-12 21 21 43 21 55 21 56 0 78-32 78-68 0-25-14-41-20-46-16-16-36-20-57-24-27-6-60-11-60-39 0-19 12-38 56-38 53 0 56 43 57 59 0 5 4 5 6 5 5 0 5-3 5-12 0-17 0-33 0-49 0-9 0-13-4-13-3 0-4 0-10 6-1 2-7 7-8 8-20-14-39-14-46-14-60 0-80 34-80 60 0 18 8 31 21 42 17 13 31 16 66 23z"><text:p/></draw:path><draw:path draw:style-name="gr4" draw:text-style-name="P141" svg:width="0.0409in" svg:height="0.1287in" svg:x="2.2335in" svg:y="0.0929in" svg:viewBox="0 0 105 328" svg:d="M71 111c-23 1-46 4-70 5 0 6 0 10 0 16 33 0 37 2 37 26 0 44 0 88 0 133 0 23-4 23-38 23 0 4 0 8 0 14 15 0 42-2 55-2 16 0 33 2 50 2 0-6 0-10 0-14-32 0-34-3-34-23 0-60 0-120 0-180zM73 25c0-15-13-25-27-25-15 0-25 13-25 25 0 14 10 27 25 27 14 0 27-10 27-27z"><text:p/></draw:path><draw:path draw:style-name="gr4" draw:text-style-name="P141" svg:width="0.0972in" svg:height="0.085in" svg:x="2.287in" svg:y="0.1366in" svg:viewBox="0 0 248 217" svg:d="M39 49c0 43 0 88 0 132 0 22-5 22-39 22 0 4 0 8 0 14 18 0 42-1 56-1 13 0 38 1 55 1 0-6 0-10 0-14-33 0-38 0-38-22 0-31 0-61 0-91 0-51 35-79 66-79 30 0 36 27 36 55 0 38 0 77 0 115 0 22-6 22-38 22 0 4 0 8 0 14 17 0 42-1 56-1 13 0 38 1 55 1 0-6 0-10 0-14-25 0-38 0-38-15 0-33 0-63 0-94 0-42 0-58-15-76-7-8-24-18-52-18-37 0-59 21-73 52 0-17 0-35 0-52-24 1-46 4-70 6 0 5 0 9 0 15 35 0 39 4 39 28z"><text:p/></draw:path><draw:path draw:style-name="gr4" draw:text-style-name="P141" svg:width="0.0736in" svg:height="0.3469in" svg:x="2.4559in" svg:y="0in" svg:viewBox="0 0 188 882" svg:d="M165 876c0 2 4 5 6 6 4 0 7 0 11 0 1 0 6 0 6-4 0-3-2-4-3-6-18-17-45-45-74-98-54-94-73-215-73-332 0-218 61-347 147-434 3-1 1-1 3-2 0-6-5-6-10-6-7 0-7 0-13 4-46 41-99 108-133 212-21 65-32 144-32 225 0 115 21 246 98 361 14 20 21 27 32 39 4 6 11 14 16 19 7 5 12 11 19 16z"><text:p/></draw:path><draw:path draw:style-name="gr4" draw:text-style-name="P141" svg:width="0.0795in" svg:height="0.1378in" svg:x="2.5445in" svg:y="0.0866in" svg:viewBox="0 0 203 351" svg:d="M203 101c0-32-8-101-59-101-68 0-144 139-144 251 0 46 15 100 60 100 69 0 143-140 143-250zM53 168c9-31 18-70 38-105 13-25 31-52 53-52 24 0 27 31 27 59 0 24-4 49-16 98-33 0-68 0-102 0zM151 183c-5 23-15 65-35 100-17 33-35 59-56 59-17 0-26-16-26-61 0-21 2-49 15-98 34 0 69 0 102 0z"><text:p/></draw:path><draw:path draw:style-name="gr4" draw:text-style-name="P141" svg:width="0.1287in" svg:height="0.1287in" svg:x="2.6866in" svg:y="0.1102in" svg:viewBox="0 0 328 328" svg:d="M174 174c46 0 91 0 137 0 7 0 17 0 17-10s-10-10-17-10c-46 0-91 0-137 0 0-46 0-92 0-139 0-5 0-15-10-15s-10 10-10 15c0 47 0 93 0 139-46 0-91 0-137 0-7 0-17 0-17 10s10 10 17 10c46 0 91 0 137 0 0 44 0 91 0 137 0 7 0 17 10 17s10-10 10-17c0-46 0-93 0-137z"><text:p/></draw:path><draw:path draw:style-name="gr4" draw:text-style-name="P141" svg:width="0.1043in" svg:height="0.085in" svg:x="2.8976in" svg:y="0.0083in" svg:viewBox="0 0 266 217" svg:d="M118 28c18 0 37 0 56 0-17 73-21 94-21 127 0 7 0 20 4 37 4 22 10 25 17 25 11 0 21-8 21-18 0-3 0-4-3-11-14-35-14-68-14-82 0-26 3-53 8-78 18 0 38 0 56 0 7 0 24 0 24-17 0-11-10-11-20-11-54 0-110 0-165 0-10 0-29 0-50 22-17 20-31 42-31 45 3 2 0 4 7 4 3 0 4-1 7-5 24-38 53-38 63-38s18 0 28 0c-15 60-42 119-63 164-4 7-4 8-4 11 0 10 8 14 14 14 15 0 19-14 25-32 7-23 7-24 13-48 9-36 18-73 28-109z"><text:p/></draw:path><draw:path draw:style-name="gr4" draw:text-style-name="P141" svg:width="0.1169in" svg:height="0.0075in" svg:x="2.8929in" svg:y="0.1701in" svg:viewBox="0 0 298 20" svg:d="M0 0c99 0 199 0 298 0 0 7 0 13 0 20-99 0-199 0-298 0 0-7 0-13 0-20z"><text:p/></draw:path><draw:path draw:style-name="gr4" draw:text-style-name="P141" svg:width="0.0768in" svg:height="0.1287in" svg:x="2.9126in" svg:y="0.2256in" svg:viewBox="0 0 196 328" svg:d="M38 290c17-17 35-34 52-51 77-68 106-93 106-144 0-56-43-95-104-95-56 0-92 46-92 90 0 28 25 28 27 28 8 0 25-7 25-27 0-13-9-25-27-25-3 0-4 0-5 0 11-32 37-51 65-51 45 0 66 41 66 80s-24 79-52 109c-30 35-63 70-93 105-6 6-6 7-6 19 60 0 122 0 182 0 4-30 10-58 14-86-4 0-7 0-11 0-3 14-7 37-11 44-5 4-37 4-48 4-29 0-59 0-88 0z"><text:p/></draw:path><draw:path draw:style-name="gr4" draw:text-style-name="P141" svg:width="0.0728in" svg:height="0.3469in" svg:x="3.0406in" svg:y="0in" svg:viewBox="0 0 186 882" svg:d="M186 441c0-140-32-290-130-400-6-9-24-28-36-38-3-3-5-3-12-3-4 0-8 0-8 6 0 1 1 2 3 4 17 17 43 45 73 98 53 95 72 215 72 333 0 213-58 343-147 433-1 0-1 1-1 4 0 4 4 4 8 4 7 0 9 0 13-4 46-41 99-108 133-212 21-67 32-147 32-225z"><text:p/></draw:path><draw:path draw:style-name="gr4" draw:text-style-name="P141" svg:width="0.0201in" svg:height="0.0201in" svg:x="3.2087in" svg:y="0.1638in" svg:viewBox="0 0 52 52" svg:d="M52 27c0-14-11-27-25-27s-27 13-27 27 13 25 27 25 25-11 25-25z"><text:p/></draw:path><draw:path draw:style-name="gr4" draw:text-style-name="P141" svg:width="0.0854in" svg:height="0.0378in" svg:x="3.3528in" svg:y="0.0843in" svg:viewBox="0 0 218 97" svg:d="M175 59c-7 5-24 19-24 28 0 5 6 10 10 10s7-3 10-6c5-7 17-21 39-32 3-2 8-4 8-10s-4-8-7-10c-11-8-16-17-21-28 0-5-2-11-9-11s-10 6-10 10c0 3 4 18 12 29-56 0-110 0-166 0-9 0-17 0-17 10s8 10 17 10c53 0 105 0 158 0z"><text:p/></draw:path><draw:path draw:style-name="gr4" draw:text-style-name="P141" svg:width="0.074in" svg:height="0.0874in" svg:x="3.298in" svg:y="0.1366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4" draw:text-style-name="P141" svg:width="0.0689in" svg:height="0.0866in" svg:x="3.3858in" svg:y="0.1909in" svg:viewBox="0 0 176 221" svg:d="M175 21c1-4 1-4 1-7 0-7-5-11-11-11-4 0-10 1-14 8-1 3-4 13-5 20-3 10-5 19-7 29-3 9-13 52-14 55-14 10-16 31-42 31-24 0-24-23-24-30 0-18 8-40 18-66 4-11 6-15 6-21 0-16-14-29-33-29-35 0-50 46-50 52 0 4 4 4 6 4 4 0 5-1 5-4 10-30 24-42 38-42 6 0 8 3 8 11s-2 15-4 20c-17 42-21 54-21 70 0 5 0 22 14 33 11 9 25 10 35 10 13 0 25-4 37-15-5 19-7 33-23 51-8 10-22 21-40 21-3 0-20 0-27-11 20-1 13-12 20-18 0-11-12-14-14-14-9 0-20 7-20 22 0 19 15 31 41 31 35 0 77-26 88-70 11-43 21-87 32-130z"><text:p/></draw:path></draw:g></draw:g></text:p><text:p text:style-name="P83"><text:s text:c="9"/><draw:g text:anchor-type="as-char" svg:y="-0.1453in" draw:z-index="33" draw:name="Shape240" draw:style-name="gr1"><svg:title>TexMaths</svg:title><svg:desc>14§display§=-\sin \left(\theta \right)\cdot \vec{e_x}+\cos \left(\theta \right)\cdot \vec{e_y}§svg§600§FALSE§</svg:desc><draw:g draw:style-name="gr2"><draw:path draw:style-name="gr3" draw:text-style-name="P140" svg:width="2.2925in" svg:height="0.1807in" svg:x="-0.0004in" svg:y="0.0094in" svg:viewBox="0 0 5824 460" svg:d="M2913 460c-971 0-1941 0-2913 0 0-154 0-306 0-460 1942 0 3882 0 5824 0 0 154 0 306 0 460-970 0-1941 0-2911 0z"><text:p/></draw:path><draw:path draw:style-name="gr4" draw:text-style-name="P141" svg:width="0.1287in" svg:height="0.0453in" svg:x="0.0004in" svg:y="0.0736in" svg:viewBox="0 0 328 116" svg:d="M311 21c7 0 17-1 17-11s-10-10-17-10c-98 0-198 0-296 0-5 0-15 0-15 10s10 11 17 11c98 0 196 0 294 0zM311 116c7 0 17 0 17-10 0-11-10-11-17-11-98 0-196 0-294 0-7 0-17 0-17 11 0 10 10 10 15 10 98 0 198 0 296 0z"><text:p/></draw:path><draw:path draw:style-name="gr4" draw:text-style-name="P141" svg:width="0.1181in" svg:height="0.0079in" svg:x="0.2098in" svg:y="0.0921in" svg:viewBox="0 0 301 21" svg:d="M284 21c9 0 17-1 17-11s-8-10-17-10c-88 0-178 0-266 0-8 0-18 0-18 10s10 11 18 11c88 0 178 0 266 0z"><text:p/></draw:path><draw:path draw:style-name="gr4" draw:text-style-name="P141" svg:width="0.0626in" svg:height="0.0882in" svg:x="0.3835in" svg:y="0.0571in" svg:viewBox="0 0 160 225" svg:d="M85 124c12 3 52 10 52 45 0 25-18 45-56 45-42 0-59-28-68-69-2-7-2-8-7-8-6 0-6 3-6 11 0 21 0 44 0 66 0 8 0 11 4 11 3 0 4 0 13-10 1-1 1-1 10-11 22 21 44 21 54 21 56 0 79-32 79-68 0-26-14-41-20-47-17-15-36-19-56-23-28-6-62-12-62-41 0-17 14-36 56-36 54 0 56 43 58 59 0 4 4 4 5 4 7 0 7-2 7-11 0-17 0-34 0-51 0-7 0-11-5-11-3 0-4 0-10 6-1 2-7 7-8 8-20-14-40-14-47-14-60 0-78 34-78 60 0 17 7 31 21 42 15 13 29 15 64 22z"><text:p/></draw:path><draw:path draw:style-name="gr4" draw:text-style-name="P141" svg:width="0.0409in" svg:height="0.128in" svg:x="0.4598in" svg:y="0.0161in" svg:viewBox="0 0 105 326" svg:d="M71 110c-22 2-46 3-68 6 0 4 0 10 0 15 31 0 36 3 36 27 0 43 0 88 0 131 0 21-5 21-39 21 0 6 0 12 0 16 15 0 42-2 55-2 16 0 33 2 50 2 0-4 0-10 0-16-32 0-34-1-34-21 0-58 0-118 0-179zM73 25c0-15-13-25-25-25-16 0-27 13-27 25 0 14 11 27 27 27 12 0 25-11 25-27z"><text:p/></draw:path><draw:path draw:style-name="gr4" draw:text-style-name="P141" svg:width="0.0972in" svg:height="0.085in" svg:x="0.513in" svg:y="0.0594in" svg:viewBox="0 0 248 217" svg:d="M39 49c0 43 0 87 0 131 0 21-5 21-39 21 0 5 0 10 0 16 18 0 43-2 56-2s39 2 55 2c0-6 0-11 0-16-33 0-38 0-38-21 0-30 0-61 0-91 0-50 35-78 66-78 32 0 36 27 36 55 0 37 0 75 0 114 0 21-4 21-38 21 0 5 0 10 0 16 17 0 42-2 56-2 13 0 38 2 55 2 0-6 0-11 0-16-25 0-38 0-38-14 0-32 0-63 0-93 0-42 0-58-15-76-7-8-24-18-52-18-37 0-59 21-73 52 0-17 0-35 0-52-24 1-46 4-70 6 0 5 0 9 0 15 35 0 39 3 39 28z"><text:p/></draw:path><draw:path draw:style-name="gr4" draw:text-style-name="P141" svg:width="0.0441in" svg:height="0.1921in" svg:x="0.6665in" svg:y="0in" svg:viewBox="0 0 113 489" svg:d="M113 484c0-2 0-2-8-10-62-63-77-155-77-229 0-86 18-171 80-231 5-7 5-7 5-8 0-5-1-6-4-6-5 0-49 34-78 96-25 54-31 108-31 149 0 37 6 96 32 152 30 60 72 92 77 92 3 0 4-1 4-5z"><text:p/></draw:path><draw:path draw:style-name="gr4" draw:text-style-name="P141" svg:width="0.0795in" svg:height="0.1374in" svg:x="0.7303in" svg:y="0.0071in" svg:viewBox="0 0 203 350" svg:d="M203 101c0-32-8-101-59-101-68 0-144 138-144 250 0 45 15 100 59 100 70 0 144-140 144-249zM53 168c9-32 18-72 38-105 13-25 31-52 53-52 24 0 27 31 27 59 0 24-4 49-16 98-33 0-68 0-102 0zM151 183c-5 23-15 64-35 98-17 34-35 57-57 57-16 0-25-14-25-58 0-20 2-49 15-97 34 0 69 0 102 0z"><text:p/></draw:path><draw:path draw:style-name="gr4" draw:text-style-name="P141" svg:width="0.0449in" svg:height="0.1921in" svg:x="0.8295in" svg:y="0in" svg:viewBox="0 0 115 489" svg:d="M115 245c0-38-6-97-32-153-30-60-73-92-77-92-3 0-6 3-6 6 0 1 0 1 10 11 47 47 75 126 75 228 0 82-18 169-78 230-7 7-7 7-7 9 0 3 3 5 6 5 4 0 49-33 78-96 25-53 31-108 31-148z"><text:p/></draw:path><draw:path draw:style-name="gr4" draw:text-style-name="P141" svg:width="0.0201in" svg:height="0.0201in" svg:x="0.9535in" svg:y="0.0862in" svg:viewBox="0 0 52 52" svg:d="M52 25c0-14-11-25-25-25s-27 10-27 25c0 14 13 27 27 27s25-11 25-27z"><text:p/></draw:path><draw:path draw:style-name="gr4" draw:text-style-name="P141" svg:width="0.0854in" svg:height="0.0374in" svg:x="1.0996in" svg:y="0.0067in" svg:viewBox="0 0 218 96" svg:d="M175 59c-7 5-24 19-24 28 0 5 6 9 10 9s7-2 10-5c5-9 17-21 39-32 3-3 8-4 8-10s-4-8-7-10c-11-8-16-17-21-28 0-5-2-11-9-11s-10 6-10 10c0 3 4 18 12 29-56 0-110 0-166 0-9 0-17 0-17 10s8 10 17 10c53 0 105 0 158 0z"><text:p/></draw:path><draw:path draw:style-name="gr4" draw:text-style-name="P141" svg:width="0.074in" svg:height="0.087in" svg:x="1.0429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141" svg:width="0.0724in" svg:height="0.0602in" svg:x="1.1303in" svg:y="0.1134in" svg:viewBox="0 0 185 154" svg:d="M70 115c-4 11-15 29-34 29-5-1-11 0-18-4 14-4 16-17 16-20 0-7-6-12-14-12-10 0-20 8-20 21 0 18 20 25 36 25s30-10 38-24c9 18 28 24 42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141" svg:width="0.1287in" svg:height="0.1272in" svg:x="1.2748in" svg:y="0.0327in" svg:viewBox="0 0 328 324" svg:d="M174 173c46 0 91 0 137 0 7 0 17-1 17-11 0-11-10-10-17-10-46 0-91 0-137 0 0-46 0-90 0-137 0-7 0-15-10-15s-10 8-10 15c0 47 0 91 0 137-46 0-91 0-137 0-7 0-17-1-17 10 0 10 10 11 17 11 46 0 91 0 137 0 0 45 0 91 0 136 0 7 0 15 10 15s10-8 10-15c0-45 0-91 0-136z"><text:p/></draw:path><draw:path draw:style-name="gr4" draw:text-style-name="P141" svg:width="0.0728in" svg:height="0.0882in" svg:x="1.4646in" svg:y="0.0571in" svg:viewBox="0 0 186 225" svg:d="M41 113c0-79 40-100 65-100 5 0 37 0 54 18-21 1-24 15-24 22 0 13 10 22 22 22 14 0 24-8 24-22 0-33-38-53-76-53-61 0-106 53-106 113 0 63 48 112 105 112 66 0 81-60 81-64 0-6-4-4-5-4-5 0-6 1-7 4-14 46-47 52-65 52-25 0-68-21-68-100z"><text:p/></draw:path><draw:path draw:style-name="gr4" draw:text-style-name="P141" svg:width="0.085in" svg:height="0.0882in" svg:x="1.5492in" svg:y="0.0571in" svg:viewBox="0 0 217 225" svg:d="M217 115c0-63-49-115-108-115-61 0-109 53-109 115 0 63 50 110 108 110 60 0 109-47 109-110zM109 213c-21 0-43-10-56-33-12-22-12-51-12-70 0-18 0-44 11-67 14-22 36-32 56-32 22 0 43 11 56 32 12 21 12 49 12 67 0 19 0 45-11 66-10 23-32 37-56 37z"><text:p/></draw:path><draw:path draw:style-name="gr4" draw:text-style-name="P141" svg:width="0.063in" svg:height="0.0882in" svg:x="1.6469in" svg:y="0.0571in" svg:viewBox="0 0 161 225" svg:d="M87 124c10 3 50 10 50 45 0 25-17 45-56 45-40 0-59-28-67-69-1-7-3-8-7-8-7 0-7 3-7 11 0 21 0 44 0 66 0 8 0 11 6 11 2 0 2 0 12-10 2-1 0-1 10-11 21 21 43 21 53 21 58 0 80-32 80-68 0-26-15-41-21-47-15-15-35-19-56-23-27-6-60-12-60-41 0-17 12-36 54-36 55 0 58 43 58 59 1 4 5 4 7 4 5 0 5-2 5-11 0-17 0-34 0-51 0-7 0-11-5-11-2 0-3 0-10 6-1 2-6 7-8 8-19-14-38-14-47-14-60 0-78 34-78 60 0 17 8 31 21 42 15 13 29 15 66 22z"><text:p/></draw:path><draw:path draw:style-name="gr4" draw:text-style-name="P141" svg:width="0.0449in" svg:height="0.1921in" svg:x="1.7681in" svg:y="0in" svg:viewBox="0 0 115 489" svg:d="M115 484c0-2 0-2-9-10-61-63-77-155-77-229 0-86 19-171 79-231 7-7 7-7 7-8 0-5-2-6-6-6s-49 34-77 96c-25 54-32 108-32 149 0 37 6 96 34 152 29 60 71 92 75 92s6-1 6-5z"><text:p/></draw:path><draw:path draw:style-name="gr4" draw:text-style-name="P141" svg:width="0.0795in" svg:height="0.1374in" svg:x="1.8327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1.9319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2.0559in" svg:y="0.0862in" svg:viewBox="0 0 52 52" svg:d="M52 25c0-14-11-25-25-25-16 0-27 10-27 25 0 14 11 27 27 27 14 0 25-11 25-27z"><text:p/></draw:path><draw:path draw:style-name="gr4" draw:text-style-name="P141" svg:width="0.085in" svg:height="0.0374in" svg:x="2.1996in" svg:y="0.0067in" svg:viewBox="0 0 217 96" svg:d="M175 59c-7 5-24 19-24 28 0 5 4 9 10 9 4 0 7-2 10-5 5-9 17-21 38-32 4-3 8-4 8-10s-3-8-6-10c-11-8-16-17-21-28-1-5-2-11-9-11s-10 6-10 10c0 3 4 18 11 29-55 0-111 0-165 0-9 0-17 0-17 10s8 10 17 10c53 0 105 0 158 0z"><text:p/></draw:path><draw:path draw:style-name="gr4" draw:text-style-name="P141" svg:width="0.074in" svg:height="0.087in" svg:x="2.1453in" svg:y="0.0594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4" draw:text-style-name="P141" svg:width="0.0689in" svg:height="0.0866in" svg:x="2.2327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4 22-42 22-1 0-18 0-25-11 18-3 18-18 18-20 0-11-10-12-12-12-9 0-21 7-21 22 0 18 16 31 42 31 35 0 77-27 86-70 12-43 23-87 34-130z"><text:p/></draw:path></draw:g></draw:g></text:p></text:list-item><text:list-item><text:p text:style-name="P84"><draw:g text:anchor-type="as-char" svg:y="-0.1374in" draw:z-index="35" draw:name="Shape241" draw:style-name="gr1"><svg:title>TexMaths</svg:title><svg:desc>14§display§\vec{e_z}=\vec{e_z}§svg§600§FALSE§</svg:desc><draw:g draw:style-name="gr2"><draw:path draw:style-name="gr3" draw:text-style-name="P140" svg:width="0.5772in" svg:height="0.1469in" svg:x="0.0004in" svg:y="0.0102in" svg:viewBox="0 0 1467 374" svg:d="M0 0c489 0 979 0 1467 0 0 124 0 250 0 374-488 0-978 0-1467 0 0-124 0-250 0-374z"><text:p/></draw:path><draw:path draw:style-name="gr4" draw:text-style-name="P141" svg:width="0.085in" svg:height="0.0374in" svg:x="0.0524in" svg:y="0in" svg:viewBox="0 0 217 96" svg:d="M174 59c-7 5-23 19-23 28 0 5 4 9 10 9 4 0 7-3 10-5 5-7 17-21 38-32 4-2 8-5 8-10 0-6-3-9-7-10-10-8-15-17-20-28-1-4-2-11-9-11s-10 7-10 10 4 18 11 29c-55 0-111 0-165 0-9 0-17 0-17 10s8 10 17 10c52 0 105 0 157 0z"><text:p/></draw:path><draw:path draw:style-name="gr4" draw:text-style-name="P141" svg:width="0.074in" svg:height="0.0862in" svg:x="-0.0004in" svg:y="0.052in" svg:viewBox="0 0 189 220" svg:d="M70 103c14 0 50-1 74-11 35-14 38-43 38-50 0-21-20-42-53-42-55 0-129 47-129 133 0 50 29 87 77 87 70 0 112-50 112-55s-3-7-6-7c-2 0-4 1-7 5-39 48-92 48-98 48-37 0-43-41-43-56 0-7 1-22 8-52 9 0 19 0 27 0zM46 92c20-74 70-81 83-81 24 0 36 14 36 31 0 50-78 50-98 50-7 0-14 0-21 0z"><text:p/></draw:path><draw:path draw:style-name="gr4" draw:text-style-name="P141" svg:width="0.0626in" svg:height="0.0606in" svg:x="0.0886in" svg:y="0.1059in" svg:viewBox="0 0 160 155" svg:d="M38 121c8-8 15-15 43-39 9-5 34-26 44-35 21-20 35-39 35-43s-6-4-7-4c-3 0-5 1-6 4-10 16-18 21-25 21-4 0-10 0-20-10-12-12-19-15-28-15-28 0-46 31-46 40 0 3 4 5 6 5 4 0 5-2 7-5 4-12 23-12 29-12 8 0 17 1 22 3 19 4 21 4 30 4-9 8-16 15-48 40-26 23-36 31-43 38-20 20-31 35-31 38 0 4 6 4 7 4 3 0 4 0 6-3 8-14 19-21 30-21 5 0 10 0 20 9s17 15 28 15c36 0 60-42 60-53 0-4-4-4-5-4-5 0-6 1-7 5-6 17-27 25-44 25-8 0-17-1-25-4-15-3-18-3-25-3-3 0-6 0-7 0z"><text:p/></draw:path><draw:path draw:style-name="gr4" draw:text-style-name="P141" svg:width="0.1287in" svg:height="0.0441in" svg:x="0.2343in" svg:y="0.0669in" svg:viewBox="0 0 328 113" svg:d="M311 20c7 0 17 0 17-10s-10-10-17-10c-98 0-196 0-294 0-7 0-17 0-17 10s10 10 17 10c98 0 196 0 294 0zM311 113c7 0 17 0 17-10s-10-10-17-10c-98 0-196 0-294 0-7 0-17 0-17 10s10 10 17 10c98 0 196 0 294 0z"><text:p/></draw:path><draw:path draw:style-name="gr4" draw:text-style-name="P141" svg:width="0.0854in" svg:height="0.0374in" svg:x="0.489in" svg:y="0in" svg:viewBox="0 0 218 96" svg:d="M175 59c-7 5-24 19-24 28 0 5 6 9 10 9 6 0 7-3 10-5 5-7 17-21 39-32 3-2 8-5 8-10 0-6-4-9-7-10-11-8-16-17-21-28 0-4-4-11-9-11-7 0-10 7-10 10s4 18 12 29c-56 0-110 0-166 0-7 0-17 0-17 10s10 10 17 10c53 0 105 0 158 0z"><text:p/></draw:path><draw:path draw:style-name="gr4" draw:text-style-name="P141" svg:width="0.0736in" svg:height="0.0862in" svg:x="0.4366in" svg:y="0.052in" svg:viewBox="0 0 188 220" svg:d="M69 103c14 0 50-1 75-11 34-14 37-43 37-50 0-21-19-42-52-42-55 0-129 47-129 133 0 50 28 87 77 87 70 0 111-50 111-55s-3-7-6-7-3 1-6 5c-39 48-92 48-99 48-38 0-42-41-42-56 0-7 0-22 8-52 9 0 17 0 26 0zM46 92c18-74 69-81 83-81 22 0 36 14 36 31 0 50-80 50-99 50-7 0-13 0-20 0z"><text:p/></draw:path><draw:path draw:style-name="gr4" draw:text-style-name="P141" svg:width="0.0618in" svg:height="0.0606in" svg:x="0.526in" svg:y="0.1059in" svg:viewBox="0 0 158 155" svg:d="M36 121c10-8 16-15 45-39 7-5 34-26 44-35 21-20 33-39 33-43s-4-4-5-4c-3 0-5 1-6 4-11 16-18 21-27 21-4 0-9 0-19-10-11-12-20-15-27-15-28 0-46 31-46 40 0 3 3 5 6 5 4 0 4-2 5-5 6-12 25-12 31-12 7 0 17 1 21 3 20 4 21 4 29 4-8 8-14 15-47 40-27 23-37 31-42 38-21 20-31 35-31 38 0 4 4 4 6 4 4 0 4 0 5-3 10-14 21-21 32-21 5 0 10 0 19 9 11 9 18 15 29 15 36 0 59-42 59-53 0-4-3-4-6-4-4 0-4 1-5 5-7 17-27 25-44 25-8 0-17-1-25-4-17-3-20-3-25-3-2 0-6 0-9 0z"><text:p/></draw:path></draw:g></draw:g></text:p></text:list-item></text:list><text:p text:style-name="P1"><text:s/></text:p></draw:text-box></draw:frame></text:p>
      <text:p text:style-name="P40"><text:soft-page-break/><text:span text:style-name="T55">6.</text:span><text:span text:style-name="T59">3</text:span><text:span text:style-name="T57">) </text:span><text:span text:style-name="T64">Correspondances </text:span><text:span text:style-name="T65">[</text:span><text:span text:style-name="T68">Sphérique (RLC)</text:span><text:span text:style-name="T67"> </text:span><text:span text:style-name="T31">↔ </text:span><text:span text:style-name="T65">C</text:span><text:span text:style-name="T64">artésien </text:span><text:span text:style-name="T67">3</text:span><text:span text:style-name="T66">D</text:span><text:span text:style-name="T65">]</text:span></text:p>
      <text:p text:style-name="P26"/>
      <text:p text:style-name="P26"><text:span text:style-name="T18">6.3.1) </text:span><text:span text:style-name="T11">Sphérique</text:span><text:span text:style-name="T8"> </text:span><text:span text:style-name="T12">convention (</text:span><text:span text:style-name="T26">R</text:span><text:span text:style-name="T12">ayon, </text:span><text:span text:style-name="T26">L</text:span><text:span text:style-name="T12">ongitude, </text:span><text:span text:style-name="T26">C</text:span><text:span text:style-name="T12">olatitude) </text:span><text:span text:style-name="T8">⇒ </text:span><text:span text:style-name="T10">C</text:span><text:span text:style-name="T8">artésien </text:span><text:span text:style-name="T9">3</text:span><text:span text:style-name="T8">D</text:span></text:p>
      <text:p text:style-name="P22"><draw:frame draw:style-name="fr1" draw:name="Frame6" text:anchor-type="paragraph" svg:x="-0.2366in" svg:y="0.0571in" svg:width="7.1154in" draw:z-index="36"><draw:text-box fo:min-height="3.6327in"><text:p text:style-name="P24"/><text:p text:style-name="P69"><draw:g text:anchor-type="as-char" svg:y="-0.1453in" draw:z-index="106" draw:name="Shape265" draw:style-name="gr1"><svg:title>TexMaths</svg:title><svg:desc>14§display§M\left(r,\ \theta ,\ \phi \right)_{\left(O,\ \vec{e_{\phi }},\vec{\ e_{\theta }},\ \vec{e_r}\right)}\ \Longrightarrow \ M\left(x,\ y,\ z\right)_{\left(O,\ \vec{e_x},\ \vec{e_y},\ \vec{e_z}\right)}§svg§600§FALSE§</svg:desc><draw:g draw:style-name="gr2"><draw:path draw:style-name="gr3" draw:text-style-name="P140" svg:width="4.602in" svg:height="0.2224in" svg:x="0.002in" svg:y="0.0098in" svg:viewBox="0 0 11690 566" svg:d="M0 0c3896 0 7794 0 11690 0 0 189 0 377 0 566-3896 0-7794 0-11690 0 0-189 0-377 0-566z"><text:p/></draw:path><draw:path draw:style-name="gr4" draw:text-style-name="P141" svg:width="0.1937in" svg:height="0.1315in" svg:x="0.0004in" svg:y="0.013in" svg:viewBox="0 0 493 335" svg:d="M434 38c6-17 6-23 43-23 12 0 16 0 16-9 0-6-6-6-14-6-21 0-44 0-65 0-12 0-12 0-19 10-60 94-119 186-179 280-13-92-26-185-38-277-2-13-3-13-16-13-22 0-44 0-67 0-10 0-15 0-15 10 0 5 4 5 14 5 7 0 15 2 21 2 8 1 11 3 11 8 0 2 0 3-1 9-21 82-42 166-63 251-5 19-13 33-54 35-2 0-8 0-8 9 0 5 3 6 7 6 15 0 32-1 49-1s34 1 50 1c3 0 9 0 9-10 0-5-6-5-9-5-28 0-33-10-33-20 0-4 0-7 3-13 22-89 43-179 65-267h2c14 101 28 203 42 304 1 5 1 11 7 11 5 0 8-6 11-10 66-102 133-206 199-308-24 92-46 186-70 280-6 18-6 23-45 23-8 0-14 0-14 9 0 6 6 6 7 6 14 0 48-1 62-1 19 0 42 1 61 1 3 0 10 0 10-10 0-5-6-5-14-5-18 0-32 0-32-9 0-1 0-1 3-11 21-88 43-175 64-262z"><text:p/></draw:path><draw:path draw:style-name="gr4" draw:text-style-name="P141" svg:width="0.0441in" svg:height="0.1921in" svg:x="0.2528in" svg:y="0in" svg:viewBox="0 0 113 489" svg:d="M113 485c0-1 0-3-8-11-62-62-77-154-77-229 0-85 18-171 80-232 5-6 5-6 5-7 0-5-1-6-4-6-5 0-50 34-78 95-25 55-31 110-31 150s4 97 32 153c30 60 72 91 77 91 3 0 4-1 4-4z"><text:p/></draw:path><draw:path draw:style-name="gr4" draw:text-style-name="P141" svg:width="0.0783in" svg:height="0.0874in" svg:x="0.3146in" svg:y="0.0598in" svg:viewBox="0 0 200 223" svg:d="M28 188c-1 7-4 18-4 21 0 8 7 14 14 14s15-4 18-14c1-3 18-69 20-79 4-15 14-50 16-63 2-7 16-29 27-40 4-3 18-16 41-16 12 0 12 4 19 6-14 3-25 14-25 26 0 9 4 17 18 17 13 0 28-11 28-28 0-18-17-32-40-32-33 0-55 24-63 38-5-23-23-38-45-38-24 0-32 20-37 28-9 17-15 46-15 48 0 4 4 4 6 4 4 0 5 0 8-11 8-35 18-58 36-58 7 0 14 3 14 23 0 9-1 15-7 40-9 38-19 76-29 114z"><text:p/></draw:path><draw:path draw:style-name="gr4" draw:text-style-name="P141" svg:width="0.0228in" svg:height="0.0571in" svg:x="0.4071in" svg:y="0.1244in" svg:viewBox="0 0 59 146" svg:d="M59 50c0-32-13-50-32-50-16 0-27 11-27 25s11 27 27 27c5 0 12-3 16-7 2 0 2-2 3-2 2 0 2 2 2 7 0 37-17 66-34 83-6 6-6 7-6 9s3 4 6 4c4 0 45-38 45-96z"><text:p/></draw:path><draw:path draw:style-name="gr4" draw:text-style-name="P141" svg:width="0.0795in" svg:height="0.1374in" svg:x="0.5492in" svg:y="0.0091in" svg:viewBox="0 0 203 350" svg:d="M203 101c0-34-8-101-59-101-68 0-144 139-144 251 0 46 15 99 60 99 69 0 143-140 143-249zM53 168c9-32 18-71 38-106 13-24 31-52 53-52 24 0 27 32 27 60 0 24-4 49-16 98-33 0-68 0-102 0zM151 184c-5 22-15 64-35 99-17 32-35 56-56 56-17 0-26-14-26-59 0-21 2-49 15-96 34 0 69 0 102 0z"><text:p/></draw:path><draw:path draw:style-name="gr4" draw:text-style-name="P141" svg:width="0.022in" svg:height="0.0571in" svg:x="0.6543in" svg:y="0.1244in" svg:viewBox="0 0 57 146" svg:d="M57 50c0-32-12-50-32-50-15 0-25 11-25 25s10 27 25 27c6 0 13-3 17-7 3 0 1-2 3-2 1 0 1 2 1 7 0 37-17 66-33 83-6 6-6 7-6 9s3 4 6 4c5 0 44-38 44-96z"><text:p/></draw:path><draw:path draw:style-name="gr4" draw:text-style-name="P141" svg:width="0.1012in" svg:height="0.1728in" svg:x="0.7976in" svg:y="0.0098in" svg:viewBox="0 0 258 440" svg:d="M190 11c0-1 2-4 2-7-2-1 0-4-6-4-4 0-5 1-7 10-10 38-19 75-29 113-77 2-150 68-150 135 0 46 34 84 94 87-3 15-7 31-11 46-6 22-10 42-10 43 0 5 3 6 5 6s3-1 5-3c1 0 4-12 5-19 6-24 13-48 18-73 80-3 152-67 152-133 0-40-27-84-94-89 8-38 18-74 26-112zM97 334c-30-2-65-19-65-66 0-59 42-128 115-135-17 67-34 135-50 201zM160 133c37 3 65 25 65 69 0 57-42 126-116 132 17-66 34-134 51-201z"><text:p/></draw:path><draw:path draw:style-name="gr4" draw:text-style-name="P141" svg:width="0.0449in" svg:height="0.1921in" svg:x="0.9146in" svg:y="0in" svg:viewBox="0 0 115 489" svg:d="M115 245c0-38-6-98-34-152-29-61-71-93-75-93-5 0-6 1-6 6 0 1 0 1 10 11 47 47 75 126 75 228 0 83-18 170-78 232-7 5-7 7-7 8 0 3 1 4 6 4 4 0 49-32 77-95 25-53 32-107 32-149z"><text:p/></draw:path><draw:path draw:style-name="gr4" draw:text-style-name="P141" svg:width="0.035in" svg:height="0.1343in" svg:x="0.9945in" svg:y="0.1016in" svg:viewBox="0 0 90 342" svg:d="M83 0c-66 46-83 119-83 171 0 49 14 125 83 171 2 0 7 0 7-4 0-2-2-3-5-6-44-39-61-98-61-160 0-94 35-138 63-164 1-1 3-2 3-4 0-4-5-4-7-4z"><text:p/></draw:path><draw:path draw:style-name="gr4" draw:text-style-name="P141" svg:width="0.1028in" svg:height="0.0976in" svg:x="1.0484in" svg:y="0.1071in" svg:viewBox="0 0 262 249" svg:d="M262 97c0-55-38-97-100-97-82 0-162 77-162 156 0 54 42 93 101 93 82 0 161-75 161-152zM104 238c-37 0-68-25-68-75 0-19 5-68 37-107 22-28 56-45 87-45 36 0 68 24 68 73 0 25-10 76-42 112-24 28-56 42-82 42z"><text:p/></draw:path><draw:path draw:style-name="gr4" draw:text-style-name="P141" svg:width="0.0173in" svg:height="0.0409in" svg:x="1.1764in" svg:y="0.1862in" svg:viewBox="0 0 45 105" svg:d="M35 34c0 18-4 40-27 63-1 1-2 3-2 4 0 3 2 4 4 4 5 0 35-27 35-69 0-21-9-36-25-36-12 0-20 8-20 20 0 11 8 19 21 19 8 0 13-5 14-5z"><text:p/></draw:path><draw:path draw:style-name="gr4" draw:text-style-name="P141" svg:width="0.0661in" svg:height="0.0272in" svg:x="1.3315in" svg:y="0.1059in" svg:viewBox="0 0 169 70" svg:d="M130 43c-3 3-14 13-14 19 0 5 4 8 9 8 4 0 5-1 8-4 8-10 18-18 28-23 4-1 8-2 8-8 0-4-4-7-7-8-11-7-14-16-15-20-1-3-3-7-8-7-3 0-9 1-9 8 0 5 4 14 9 19-42 0-83 0-125 0-6 0-14 0-14 8s8 8 14 8c39 0 77 0 116 0z"><text:p/></draw:path><draw:path draw:style-name="gr4" draw:text-style-name="P141" svg:width="0.0575in" svg:height="0.0602in" svg:x="1.2811in" svg:y="0.1425in" svg:viewBox="0 0 147 154" svg:d="M55 73c8 0 36-2 54-7 25-10 31-25 31-37 0-18-20-29-43-29-41 0-97 31-97 90 0 35 21 64 62 64 58 0 85-33 85-38 0-2-3-7-6-7-1 0-2 2-5 5-27 30-67 30-73 30-21 0-35-12-35-40 0-6 0-13 4-31 7 0 16 0 23 0zM35 63c14-49 52-53 62-53 15 0 28 7 28 19 0 34-58 34-73 34-6 0-11 0-17 0z"><text:p/></draw:path><draw:path draw:style-name="gr4" draw:text-style-name="P141" svg:width="0.0626in" svg:height="0.0862in" svg:x="1.3567in" svg:y="0.1563in" svg:viewBox="0 0 160 220" svg:d="M112 7c1-4 1-3 1-4 0-3-4-3-5-3-4 0-4 0-6 6-4 16-8 33-12 50 0 1-2 3-2 4-1 0 0 0-3 0-47 3-85 35-85 66 0 25 25 45 60 46-5 21-11 42-11 44 0 4 4 4 6 4 4 0 4-1 5-6 4-16 7-25 10-40 52-3 90-35 90-66 0-23-21-45-61-48 5-18 9-35 13-53zM62 164c-20 0-42-10-42-35 0-27 23-56 65-60-8 32-15 63-23 95zM97 69c16 1 42 8 42 35 0 28-24 57-66 60 8-32 15-63 24-95z"><text:p/></draw:path><draw:path draw:style-name="gr4" draw:text-style-name="P141" svg:width="0.0165in" svg:height="0.0409in" svg:x="1.452in" svg:y="0.1862in" svg:viewBox="0 0 43 105" svg:d="M34 34c0 18-3 40-27 63-1 1-3 3-3 4 0 3 3 4 6 4 4 0 33-27 33-69 0-21-8-36-23-36-12 0-20 8-20 20 0 11 7 19 20 19 8 0 9-4 14-5z"><text:p/></draw:path><draw:path draw:style-name="gr4" draw:text-style-name="P141" svg:width="0.0657in" svg:height="0.0272in" svg:x="1.5685in" svg:y="0.1059in" svg:viewBox="0 0 168 70" svg:d="M130 43c-3 3-15 13-15 19 0 5 4 8 8 8s7-1 9-4c8-10 19-18 28-23 5-1 8-2 8-8 0-4-3-7-6-8-11-7-15-16-16-20 0-3-3-7-9-7-3 0-8 1-8 8 0 5 5 14 8 19-40 0-82 0-123 0-6 0-14 0-14 8s7 8 14 8c39 0 77 0 116 0z"><text:p/></draw:path><draw:path draw:style-name="gr4" draw:text-style-name="P141" svg:width="0.0579in" svg:height="0.0602in" svg:x="1.5563in" svg:y="0.1425in" svg:viewBox="0 0 148 154" svg:d="M55 73c9 0 36-2 56-7 25-10 29-25 29-37 0-18-18-29-42-29-42 0-98 31-98 90 0 35 22 64 63 64 57 0 85-33 85-38 0-2-4-7-7-7-1 0-2 2-5 5-27 30-66 30-73 30-21 0-35-12-35-40 0-6 0-13 4-31 7 0 16 0 23 0zM35 63c14-49 53-53 63-53 15 0 28 7 28 19 0 34-59 34-74 34-6 0-11 0-17 0z"><text:p/></draw:path><draw:path draw:style-name="gr4" draw:text-style-name="P141" svg:width="0.0476in" svg:height="0.0685in" svg:x="1.6311in" svg:y="0.1543in" svg:viewBox="0 0 122 175" svg:d="M122 56c0-29-13-56-39-56-40 0-83 62-83 119 0 32 15 56 41 56 39 0 81-63 81-119zM29 81c16-60 41-73 52-73 14 0 20 16 20 34 0 8 0 18-6 39-22 0-43 0-66 0zM92 93c-15 58-39 74-51 74-19 0-20-27-20-35 0-9 1-21 6-39 22 0 43 0 65 0z"><text:p/></draw:path><draw:path draw:style-name="gr4" draw:text-style-name="P141" svg:width="0.0173in" svg:height="0.0409in" svg:x="1.7146in" svg:y="0.1862in" svg:viewBox="0 0 45 105" svg:d="M35 34c0 18-4 40-27 63-1 1-2 3-2 4 0 3 2 4 4 4 5 0 35-27 35-69 0-21-9-36-25-36-12 0-20 8-20 20 0 11 8 19 21 19 8 0 13-5 14-5z"><text:p/></draw:path><draw:path draw:style-name="gr4" draw:text-style-name="P141" svg:width="0.0661in" svg:height="0.0272in" svg:x="1.8626in" svg:y="0.1059in" svg:viewBox="0 0 169 70" svg:d="M130 43c-3 3-14 13-14 19 0 5 4 8 9 8 4 0 5-1 8-4 8-10 18-18 28-23 4-1 8-2 8-8 0-4-2-7-7-8-11-7-14-16-15-20-1-3-3-7-8-7-3 0-9 1-9 8 0 5 4 14 9 19-42 0-83 0-125 0-6 0-14 0-14 8s8 8 14 8c39 0 77 0 116 0z"><text:p/></draw:path><draw:path draw:style-name="gr4" draw:text-style-name="P141" svg:width="0.0575in" svg:height="0.0602in" svg:x="1.8193in" svg:y="0.1425in" svg:viewBox="0 0 147 154" svg:d="M55 73c8 0 36-2 54-7 25-10 31-25 31-37 0-18-20-29-43-29-41 0-97 31-97 90 0 35 21 64 62 64 58 0 85-33 85-38 0-2-3-7-6-7-1 0-2 2-5 5-27 30-67 30-73 30-21 0-35-12-35-40 0-6 0-13 4-31 7 0 16 0 23 0zM35 63c14-49 52-53 62-53 15 0 28 7 28 19 0 34-58 34-73 34-6 0-11 0-17 0z"><text:p/></draw:path><draw:path draw:style-name="gr4" draw:text-style-name="P141" svg:width="0.0535in" svg:height="0.0433in" svg:x="1.8925in" svg:y="0.1795in" svg:viewBox="0 0 137 111" svg:d="M50 67c2-3 3-12 5-17 1-2 1-7 2-9 2-5 9-17 17-24 9-7 17-10 25-10 3 0 14 0 23 4-10 4-10 14-10 16 0 4 3 9 10 9s15-5 15-16c0-19-25-20-38-20-5 0-22 0-39 18-3-12-17-18-29-18-9 0-16 3-21 13-7 11-7 15-10 23 0 5 3 5 4 5 4 0 6 0 7-7 4-14 10-27 18-27 9 0 12 8 12 14 0 3-3 13-5 18-1 7-4 17-5 23-2 7-4 15-6 22-1 6-4 17-4 18 0 6 4 9 8 9 5 0 9-3 12-7 1-2 2-10 4-14 1-7 4-16 5-23z"><text:p/></draw:path><draw:path draw:style-name="gr4" draw:text-style-name="P141" svg:width="0.035in" svg:height="0.1343in" svg:x="1.9713in" svg:y="0.1016in" svg:viewBox="0 0 90 342" svg:d="M7 0c-3 0-7 0-7 4 0 2 1 3 3 6 29 26 63 73 63 161 0 73-23 126-60 158-6 7-6 7-6 9 0 1 1 4 4 4 4 0 37-22 60-64 14-29 26-66 26-106 0-49-16-124-83-172z"><text:p/></draw:path><draw:path draw:style-name="gr4" draw:text-style-name="P141" svg:width="0.1287in" svg:height="0.0449in" svg:x="2.161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63in" svg:x="2.2795in" svg:y="0.0437in" svg:viewBox="0 0 437 271" svg:d="M329 97c21 18 46 31 63 38-18 8-42 21-63 37-104 0-209 0-312 0-9 0-17 0-17 10s8 10 17 10c96 0 194 0 291 0-24 22-50 66-50 73 0 6 7 6 9 6 5 0 7 0 10-5 10-19 24-45 56-73 34-30 67-43 93-51 8-3 8-3 9-5 2 0 2-1 2-2 0-2 0-2-2-3 0-2-1-2-1-2-3-1-1 0-10-2-67-20-116-65-144-118-6-10-6-10-13-10-2 0-9 0-9 6 0 5 25 49 50 71-97 0-195 0-291 0-9 0-17 0-17 10s8 10 17 10c103 0 208 0 312 0z"><text:p/></draw:path><draw:path draw:style-name="gr4" draw:text-style-name="P141" svg:width="0.1937in" svg:height="0.1315in" svg:x="2.5882in" svg:y="0.013in" svg:viewBox="0 0 493 335" svg:d="M435 38c5-17 6-23 42-23 12 0 16 0 16-9 0-6-4-6-13-6-22 0-43 0-66 0-12 0-12 0-18 10-60 94-120 186-180 280-13-92-26-185-38-277-2-13-3-13-16-13-22 0-44 0-67 0-10 0-15 0-15 10 0 5 5 5 15 5 6 0 16 2 21 2 7 1 11 3 11 8 0 2-1 3-2 9-21 82-42 166-63 251-5 19-13 33-52 35-3 0-10 0-10 9 0 5 3 6 7 6 15 0 34-1 49-1 17 0 35 1 50 1 3 0 10 0 10-10 0-5-5-5-10-5-28 0-32-10-32-20 0-4 0-7 2-13 22-89 44-179 67-267 14 101 28 203 42 304 1 5 1 11 8 11 4 0 9-6 10-10 66-102 133-206 199-308h1c-24 92-47 186-71 280-4 18-6 23-45 23-8 0-13 0-13 9 0 6 6 6 7 6 14 0 48-1 61-1 21 0 42 1 61 1 3 0 10 0 10-10 0-5-4-5-14-5-18 0-32 0-32-9 0-1 0-1 3-11 22-88 43-175 65-262z"><text:p/></draw:path><draw:path draw:style-name="gr4" draw:text-style-name="P141" svg:width="0.0449in" svg:height="0.1921in" svg:x="2.8406in" svg:y="0in" svg:viewBox="0 0 115 489" svg:d="M115 485c0-1 0-3-9-11-61-62-78-154-78-229 0-85 20-171 80-232 7-6 7-6 7-7 0-5-3-6-6-6-4 0-49 34-78 95-25 55-31 110-31 150s6 97 32 153c30 60 73 91 77 91 3 0 6-1 6-4z"><text:p/></draw:path><draw:path draw:style-name="gr4" draw:text-style-name="P141" svg:width="0.0961in" svg:height="0.0874in" svg:x="2.9024in" svg:y="0.0598in" svg:viewBox="0 0 245 223" svg:d="M150 69c3-13 14-58 49-58 3 0 14 0 25 6-14 3-24 15-24 26 0 9 6 17 18 17s27-8 27-28c0-25-29-32-46-32-28 0-45 25-51 38-12-34-39-38-53-38-52 0-80 63-80 76 0 4 5 2 6 4 4 0 6 0 7-4 17-54 49-65 66-65 10 0 26 4 26 32 0 16-8 48-26 117-9 31-25 52-46 52-5 0-16 0-26-7 13-2 23-13 23-27 0-13-10-17-18-17-14 0-27 13-27 30 0 22 25 32 46 32 32 0 51-35 52-38 6 18 24 38 53 38 51 0 79-65 79-76 0-5-5-5-6-5-4 0-6 2-7 5-15 53-49 65-64 65-20 0-28-16-28-33 0-11 2-22 8-43 6-22 11-45 17-67z"><text:p/></draw:path><draw:path draw:style-name="gr4" draw:text-style-name="P141" svg:width="0.022in" svg:height="0.0571in" svg:x="3.024in" svg:y="0.1244in" svg:viewBox="0 0 57 146" svg:d="M57 50c0-32-12-50-30-50-17 0-27 11-27 25s10 27 27 27c5 0 11-3 16-7 2 0 2-2 3-2 0 3 0 2 0 7 0 37-17 65-33 83-5 4-5 7-5 9s2 4 5 4c5 0 44-38 44-96z"><text:p/></draw:path><draw:path draw:style-name="gr4" draw:text-style-name="P141" svg:width="0.089in" svg:height="0.1244in" svg:x="3.1634in" svg:y="0.0598in" svg:viewBox="0 0 227 317" svg:d="M225 29c2-7 2-7 2-11 0-8-7-12-14-12-4 0-13 2-17 9-1 3-6 19-7 27-4 13-7 27-10 39-7 30-15 59-22 89-2 7-23 42-56 42-25 0-30-21-30-40 0-23 9-53 24-96 9-20 10-26 10-35 0-23-15-41-39-41-48 0-66 71-66 76 0 4 6 4 7 4 4 0 4 0 7-9 14-46 34-60 50-60 3 0 12 0 12 16 0 12-5 25-9 33-19 54-28 80-28 104 0 43 31 59 60 59 20 0 37-9 49-23-5 26-11 49-30 76-14 17-33 31-55 31-7 0-29-1-38-21 9 0 14 0 21-6 6-4 10-11 10-19 0-16-13-19-18-19-11 0-27 9-27 33 0 25 21 42 52 42 50 0 101-44 115-100 15-63 32-124 47-188z"><text:p/></draw:path><draw:path draw:style-name="gr4" draw:text-style-name="P141" svg:width="0.022in" svg:height="0.0571in" svg:x="3.2764in" svg:y="0.1244in" svg:viewBox="0 0 57 146" svg:d="M57 50c0-32-11-50-30-50-17 0-27 11-27 25s10 27 27 27c5 0 12-3 16-7 2 0 2-2 3-2 0 3 2 2 2 7 0 37-19 66-34 83-6 6-6 7-6 9s3 4 5 4c5 0 44-38 44-96z"><text:p/></draw:path><draw:path draw:style-name="gr4" draw:text-style-name="P141" svg:width="0.0819in" svg:height="0.0874in" svg:x="3.4185in" svg:y="0.0598in" svg:viewBox="0 0 209 223" svg:d="M45 177c26-30 40-41 59-56 0-2 30-27 47-45 48-45 58-69 58-72 0-4-3-3-5-4-4 0-5 1-8 6-14 23-25 30-36 30-12 0-19-7-26-15-9-11-18-21-33-21-38 0-60 46-60 56 0 3 0 6 5 6 4 0 6-3 7-6 10-22 38-24 42-24 10 0 20 4 31 9 20 7 25 7 38 7-18 21-59 56-69 64-14 13-29 27-43 41-34 33-52 61-52 64 0 6 6 6 7 6 3 0 4-2 7-7 11-17 27-31 42-31 11 0 17 6 29 20 9 9 17 18 31 18 49 0 77-63 77-76 0-3-1-5-5-5-5 0-6 2-7 7-12 32-44 40-59 40-10 0-18-3-30-5-16-7-23-9-33-9-2 0-10 0-14 2z"><text:p/></draw:path><draw:path draw:style-name="gr4" draw:text-style-name="P141" svg:width="0.0449in" svg:height="0.1921in" svg:x="3.5201in" svg:y="0in" svg:viewBox="0 0 115 489" svg:d="M115 245c0-38-6-98-32-152-31-61-73-93-77-93-3 0-6 1-6 6 0 1 0 1 10 11 47 47 75 126 75 228 0 83-18 170-78 232-7 5-7 7-7 8 0 3 3 4 6 4 4 0 49-32 78-95 25-53 31-107 31-149z"><text:p/></draw:path><draw:path draw:style-name="gr4" draw:text-style-name="P141" svg:width="0.035in" svg:height="0.1343in" svg:x="3.6in" svg:y="0.1016in" svg:viewBox="0 0 90 342" svg:d="M83 0c-66 46-83 119-83 171 0 49 14 125 83 171 2 0 7 0 7-4 0-2-2-3-3-6-46-39-63-98-63-160 0-94 35-138 63-164 1-1 3-2 3-4 0-4-5-4-7-4z"><text:p/></draw:path><draw:path draw:style-name="gr4" draw:text-style-name="P141" svg:width="0.1028in" svg:height="0.0976in" svg:x="3.6547in" svg:y="0.1071in" svg:viewBox="0 0 262 249" svg:d="M262 97c0-55-39-97-101-97-83 0-161 77-161 156 0 54 41 93 99 93 83 0 163-75 163-152zM102 238c-36 0-67-25-67-75 0-19 4-68 36-107 24-28 56-45 87-45 37 0 70 24 70 73 0 25-11 76-43 112-24 28-56 42-83 42z"><text:p/></draw:path><draw:path draw:style-name="gr4" draw:text-style-name="P141" svg:width="0.0165in" svg:height="0.0409in" svg:x="3.7823in" svg:y="0.1862in" svg:viewBox="0 0 43 105" svg:d="M34 34c0 18-5 40-27 63-1 1-3 3-3 4 0 3 3 4 4 4 6 0 35-27 35-69 0-21-8-36-23-36-13 0-20 8-20 20 0 11 7 19 20 19 8 0 9-4 14-5z"><text:p/></draw:path><draw:path draw:style-name="gr4" draw:text-style-name="P141" svg:width="0.0661in" svg:height="0.0272in" svg:x="3.9346in" svg:y="0.1059in" svg:viewBox="0 0 169 70" svg:d="M130 43c-3 3-14 13-14 19 0 5 4 8 9 8 2 0 5-1 7-4 9-10 19-18 29-23 4-1 8-2 8-8 0-4-4-7-7-8-11-7-14-16-16-20 0-3-3-7-9-7-1 0-8 1-8 8 0 5 5 14 8 19-40 0-82 0-123 0-6 0-14 0-14 8s8 8 14 8c39 0 77 0 116 0z"><text:p/></draw:path><draw:path draw:style-name="gr4" draw:text-style-name="P141" svg:width="0.0575in" svg:height="0.0602in" svg:x="3.8866in" svg:y="0.1425in" svg:viewBox="0 0 147 154" svg:d="M55 73c9 0 36-2 54-7 27-10 31-25 31-37 0-18-20-29-43-29-41 0-97 31-97 90 0 35 22 64 62 64 58 0 85-33 85-38 0-2-3-7-6-7-1 0-2 2-5 5-27 30-67 30-73 30-21 0-35-12-35-40 0-6 0-13 4-31 7 0 16 0 23 0zM35 63c14-49 53-53 62-53 15 0 28 7 28 19 0 34-58 34-73 34-6 0-11 0-17 0z"><text:p/></draw:path><draw:path draw:style-name="gr4" draw:text-style-name="P141" svg:width="0.0571in" svg:height="0.0433in" svg:x="3.9598in" svg:y="0.1795in" svg:viewBox="0 0 146 111" svg:d="M130 11c-11 4-11 14-11 16 0 4 3 9 11 9 7 0 16-5 16-16 0-14-17-20-30-20-17 0-26 10-31 15-8-14-23-15-33-15-31 0-48 28-48 38 0 3 3 1 4 3 3 0 5 0 6-3 7-24 28-31 36-31 9 0 19 4 19 17 0 7-5 24-13 56-4 14-15 22-25 22-3 0-10 0-16-4 12-4 12-13 12-14 0-7-6-10-12-10-5 0-15 4-15 17 0 14 17 20 29 20 14 0 26-9 31-17 10 14 25 17 34 17 31 0 47-30 47-38 0-4-2-3-4-4-4 0-5 1-5 4-7 22-27 29-38 29-7 0-17-2-17-17 0-2 0-4 1-12 5-17 12-45 13-49 4-7 13-17 25-17 4 1 9 0 14 4z"><text:p/></draw:path><draw:path draw:style-name="gr4" draw:text-style-name="P141" svg:width="0.0165in" svg:height="0.0409in" svg:x="4.0524in" svg:y="0.1862in" svg:viewBox="0 0 43 105" svg:d="M35 34c0 18-4 40-28 63-1 1-1 3-1 4 0 3 2 4 4 4 5 0 33-27 33-69 0-21-7-36-23-36-12 0-20 8-20 20 0 11 8 19 20 19 8 0 14-5 15-5z"><text:p/></draw:path><draw:path draw:style-name="gr4" draw:text-style-name="P141" svg:width="0.0657in" svg:height="0.0272in" svg:x="4.2039in" svg:y="0.1059in" svg:viewBox="0 0 168 70" svg:d="M130 43c-3 3-15 13-15 19 0 5 4 8 8 8s6-1 9-4c8-10 19-18 28-23 4-1 8-2 8-8 0-4-3-7-7-8-11-7-14-16-15-20-2-3-3-7-9-7-3 0-8 1-8 8 0 5 4 14 8 19-42 0-82 0-124 0-6 0-13 0-13 8s7 8 13 8c39 0 78 0 117 0z"><text:p/></draw:path><draw:path draw:style-name="gr4" draw:text-style-name="P141" svg:width="0.0575in" svg:height="0.0602in" svg:x="4.1571in" svg:y="0.1425in" svg:viewBox="0 0 147 154" svg:d="M53 73c10 0 38-2 56-7 25-10 31-25 31-37 0-18-20-29-43-29-41 0-97 31-97 90 0 35 21 64 62 64 58 0 85-33 85-38 0-2-3-7-6-7-2 0-2 2-5 5-27 30-67 30-74 30-20 0-34-12-34-40 0-6 0-13 4-31 7 0 14 0 21 0zM35 63c14-49 52-53 62-53 15 0 28 7 28 19 0 34-59 34-73 34-6 0-11 0-17 0z"><text:p/></draw:path><draw:path draw:style-name="gr4" draw:text-style-name="P141" svg:width="0.0551in" svg:height="0.0618in" svg:x="4.2307in" svg:y="0.1795in" svg:viewBox="0 0 141 158" svg:d="M140 17c1-4 1-4 1-6 0-5-5-10-9-10-10 0-12 10-14 16-2 7-3 14-5 21-2 10-5 21-8 31 0 2-1 8-1 9-2 0-14 24-35 24-12 0-20-5-20-21 0-14 7-32 14-49 1-3 3-7 3-11 0-13-11-21-27-21-26 0-39 31-39 38 0 3 3 3 4 3 4 0 4-2 6-5 5-16 17-29 28-29 4 0 7 3 7 10 0 5-2 8-3 12-11 30-14 38-14 48 0 28 22 34 39 34 14 0 24-7 31-13-4 14-7 25-18 37-6 5-17 15-32 15-5 0-14-1-20-6 11-2 13-12 13-15 0-7-6-10-12-10-7 0-15 6-15 17 0 13 13 22 34 22 28 0 61-18 68-50 9-31 16-60 24-91z"><text:p/></draw:path><draw:path draw:style-name="gr4" draw:text-style-name="P141" svg:width="0.0173in" svg:height="0.0409in" svg:x="4.3205in" svg:y="0.1862in" svg:viewBox="0 0 45 105" svg:d="M35 34c0 18-4 40-27 63-1 1-2 3-2 4 0 3 2 4 4 4 5 0 35-27 35-69 0-21-9-36-25-36-12 0-20 8-20 20 0 11 8 19 21 19 8 0 13-5 14-5z"><text:p/></draw:path><draw:path draw:style-name="gr4" draw:text-style-name="P141" svg:width="0.0661in" svg:height="0.0272in" svg:x="4.4697in" svg:y="0.1059in" svg:viewBox="0 0 169 70" svg:d="M130 43c-3 3-14 13-14 19 0 5 4 8 9 8 2 0 5-1 7-4 9-10 19-18 29-23 4-1 8-2 8-8 0-4-4-7-7-8-11-7-14-16-16-20 0-3-3-7-9-7-1 0-8 1-8 8 0 5 5 14 8 19-40 0-82 0-123 0-6 0-14 0-14 8s8 8 14 8c39 0 77 0 116 0z"><text:p/></draw:path><draw:path draw:style-name="gr4" draw:text-style-name="P141" svg:width="0.0575in" svg:height="0.0602in" svg:x="4.4252in" svg:y="0.1425in" svg:viewBox="0 0 147 154" svg:d="M55 73c8 0 36-2 54-7 25-10 31-25 31-37 0-18-20-29-43-29-41 0-97 31-97 90 0 35 21 64 62 64 58 0 85-33 85-38 0-2-3-7-6-7-1 0-2 2-5 5-27 30-67 30-73 30-21 0-35-12-35-40 0-6 0-13 4-31 7 0 16 0 23 0zM35 63c14-49 52-53 62-53 15 0 28 7 28 19 0 34-58 34-73 34-6 0-11 0-17 0z"><text:p/></draw:path><draw:path draw:style-name="gr4" draw:text-style-name="P141" svg:width="0.0488in" svg:height="0.0433in" svg:x="4.4996in" svg:y="0.1795in" svg:viewBox="0 0 125 111" svg:d="M31 85c10-9 22-18 36-28 17-12 27-19 38-29 11-13 20-22 20-25s-3-3-5-3c-4 0-4 0-5 3-10 12-16 14-20 14s-7-2-15-7c-9-7-14-10-23-10-22 0-37 21-37 28 0 4 4 4 5 4 3 0 4 0 6-3 0-2 3-8 22-8 7 0 13 0 25 3 9 1 12 1 16 1-7 6-14 13-32 25-19 13-28 20-41 31-10 10-21 21-21 26 0 2 4 4 6 4s4 0 5-3c7-10 16-14 24-14 7 0 11 3 20 8 7 6 12 9 19 9 28 0 48-30 48-40 0-2-4-2-6-2-4 0-4 0-5 2-6 16-24 19-34 19-6 0-11-2-20-3-12-2-16-2-21-2-2 0-4 0-5 0z"><text:p/></draw:path><draw:path draw:style-name="gr4" draw:text-style-name="P141" svg:width="0.035in" svg:height="0.1343in" svg:x="4.5787in" svg:y="0.1016in" svg:viewBox="0 0 90 342" svg:d="M7 0c-3 0-7 0-7 4 0 2 1 3 4 6 30 26 62 73 62 161 0 73-23 126-59 158-6 7-7 7-7 9 0 1 1 4 4 4 4 0 38-22 60-64 16-29 26-66 26-106 0-49-14-124-83-172z"><text:p/></draw:path></draw:g></draw:g></text:p><text:p text:style-name="P24"/><text:list xml:id="list204955481154215" text:continue-numbering="true" text:style-name="L1"><text:list-item><text:p text:style-name="P85"><draw:g text:anchor-type="as-char" svg:y="-0.1445in" draw:z-index="37" draw:name="Shape243" draw:style-name="gr1"><svg:title>TexMaths</svg:title><svg:desc>14§display§x=r\cdot \cos \left(\theta \right)\cdot \sin \left(\phi \right)§svg§600§FALSE§</svg:desc><draw:g draw:style-name="gr2"><draw:path draw:style-name="gr3" draw:text-style-name="P140" svg:width="1.7752in" svg:height="0.172in" svg:x="0.0039in" svg:y="0.0098in" svg:viewBox="0 0 4510 438" svg:d="M0 0c1503 0 3007 0 4510 0 0 145 0 292 0 438-1503 0-3007 0-4510 0 0-146 0-293 0-438z"><text:p/></draw:path><draw:path draw:style-name="gr4" draw:text-style-name="P141" svg:width="0.0961in" svg:height="0.0866in" svg:x="-0.0004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4" draw:text-style-name="P141" svg:width="0.1287in" svg:height="0.0449in" svg:x="0.1693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66in" svg:x="0.3681in" svg:y="0.0594in" svg:viewBox="0 0 200 221" svg:d="M29 187c-1 7-4 19-4 21 0 9 7 13 14 13 6 0 16-3 18-13 2-2 19-68 20-78 4-15 13-50 15-63 3-7 17-29 28-40 5-3 19-17 40-17 12 0 14 4 21 7-16 1-26 14-26 26 0 9 5 17 19 17 12 0 26-11 26-28 0-18-15-32-40-32-33 0-54 24-63 38-5-23-21-38-45-38-23 0-32 18-37 28-8 17-15 46-15 48 0 4 6 4 7 4 4 0 4 0 8-11 9-35 19-59 35-59 9 0 16 4 16 24 0 9-2 15-9 40-9 38-18 76-28 113z"><text:p/></draw:path><draw:path draw:style-name="gr4" draw:text-style-name="P141" svg:width="0.0201in" svg:height="0.0205in" svg:x="0.5154in" svg:y="0.0858in" svg:viewBox="0 0 52 53" svg:d="M52 27c0-14-13-27-27-27-15 0-25 13-25 27s10 26 25 26c14 0 27-12 27-26z"><text:p/></draw:path><draw:path draw:style-name="gr4" draw:text-style-name="P141" svg:width="0.0736in" svg:height="0.0878in" svg:x="0.602in" svg:y="0.0583in" svg:viewBox="0 0 188 224" svg:d="M41 112c0-80 40-101 67-101 4 0 35 2 52 18-20 2-23 17-23 23 0 14 9 24 23 24 12 0 22-9 22-24 0-34-38-52-76-52-61 0-106 52-106 113 0 63 49 111 106 111 66 0 82-59 82-63 0-6-6-6-7-6-5 0-5 3-6 6-14 45-46 52-64 52-27 0-70-21-70-101z"><text:p/></draw:path><draw:path draw:style-name="gr4" draw:text-style-name="P141" svg:width="0.0854in" svg:height="0.0878in" svg:x="0.6866in" svg:y="0.0583in" svg:viewBox="0 0 218 224" svg:d="M218 115c0-63-49-115-109-115-61 0-109 53-109 115 0 63 52 109 109 109 59 0 109-48 109-109zM109 213c-21 0-42-12-56-34-12-21-12-52-12-68 0-20 0-47 12-68 13-22 37-33 56-33 21 0 41 11 55 32 12 21 14 49 14 69 0 16 0 43-11 65-12 21-33 37-58 37z"><text:p/></draw:path><draw:path draw:style-name="gr4" draw:text-style-name="P141" svg:width="0.0626in" svg:height="0.0878in" svg:x="0.7846in" svg:y="0.0583in" svg:viewBox="0 0 160 224" svg:d="M85 125c12 1 52 9 52 44 0 25-18 45-56 45-42 0-59-28-68-70-2-7-2-8-7-8-6 0-6 3-6 12 0 21 0 42 0 65 0 8 0 11 4 11 3 0 3 0 13-10 1 0 1-1 10-11 22 21 43 21 54 21 56 0 79-32 79-67 0-27-14-41-20-48-17-15-36-19-56-22-28-6-62-13-62-41 0-17 14-38 56-38 54 0 56 45 58 61 0 4 4 4 5 4 7 0 7-3 7-13 0-17 0-32 0-49 0-8 0-11-5-11-3 0-4 0-10 6-1 1-7 5-8 7-20-13-40-13-47-13-60 0-78 32-78 60 0 17 7 31 21 41 15 14 29 17 64 24z"><text:p/></draw:path><draw:path draw:style-name="gr4" draw:text-style-name="P141" svg:width="0.0441in" svg:height="0.1917in" svg:x="0.9055in" svg:y="0in" svg:viewBox="0 0 113 488" svg:d="M113 483c0-2 0-2-8-10-62-62-77-154-77-228 0-86 20-171 80-232 5-6 5-6 5-9s-1-4-4-4c-5 0-49 34-78 95-25 55-31 109-31 150 0 36 6 96 32 151 30 60 72 92 77 92 3 0 4-1 4-5z"><text:p/></draw:path><draw:path draw:style-name="gr4" draw:text-style-name="P141" svg:width="0.0799in" svg:height="0.1366in" svg:x="0.9693in" svg:y="0.0087in" svg:viewBox="0 0 204 348" svg:d="M204 101c0-34-9-101-60-101-67 0-144 137-144 249 0 46 15 99 60 99 69 0 144-138 144-247zM53 166c9-30 18-69 38-104 13-24 31-52 53-52 24 0 27 32 27 60 0 24-3 49-16 96-33 0-68 0-102 0zM151 183c-5 23-15 63-35 98-17 32-35 58-56 58-17 0-26-16-26-61 0-21 2-47 15-95 34 0 69 0 102 0z"><text:p/></draw:path><draw:path draw:style-name="gr4" draw:text-style-name="P141" svg:width="0.0449in" svg:height="0.1917in" svg:x="1.0685in" svg:y="0in" svg:viewBox="0 0 115 488" svg:d="M115 245c0-38-6-98-32-153-30-60-73-92-77-92-3 0-6 1-6 4s0 3 10 13c47 47 75 126 75 228 0 82-18 168-78 231-7 5-7 5-7 7 0 4 3 5 6 5 4 0 49-33 78-95 25-54 31-109 31-148z"><text:p/></draw:path><draw:path draw:style-name="gr4" draw:text-style-name="P141" svg:width="0.0201in" svg:height="0.0205in" svg:x="1.1925in" svg:y="0.0858in" svg:viewBox="0 0 52 53" svg:d="M52 27c0-14-11-27-25-27s-27 13-27 27 13 26 27 26 25-12 25-26z"><text:p/></draw:path><draw:path draw:style-name="gr4" draw:text-style-name="P141" svg:width="0.063in" svg:height="0.0878in" svg:x="1.2791in" svg:y="0.0583in" svg:viewBox="0 0 161 224" svg:d="M87 125c10 1 50 9 50 44 0 25-17 45-54 45-42 0-61-28-69-70-1-7-3-8-7-8-7 0-7 3-7 12 0 21 0 42 0 65 0 8 0 11 6 11 2 0 2 0 12-10 2 0 2-1 10-11 21 21 43 21 55 21 56 0 78-32 78-67 0-27-14-41-21-48-15-15-35-19-56-22-27-6-60-13-60-41 0-17 12-38 54-38 55 0 58 45 59 61 0 4 4 4 6 4 5 0 5-3 5-13 0-17 0-32 0-49 0-8 0-11-5-11-2 0-3 0-10 6-1 1-6 5-8 7-19-13-38-13-47-13-58 0-78 32-78 60 0 17 8 31 21 41 17 14 29 17 66 24z"><text:p/></draw:path><draw:path draw:style-name="gr4" draw:text-style-name="P141" svg:width="0.0409in" svg:height="0.1283in" svg:x="1.3559in" svg:y="0.0154in" svg:viewBox="0 0 105 327" svg:d="M70 112c-22 1-46 3-69 6 0 4 0 9 0 15 33 0 37 3 37 26 0 44 0 87 0 131 0 22-6 22-38 22 0 6 0 11 0 15 15-1 42-2 53-2 18 0 35 1 52 2 0-4 0-9 0-15-32 0-35-3-35-22 0-59 0-119 0-178zM73 27c0-16-13-27-27-27-15 0-25 14-25 27 0 12 10 25 25 25 14 0 27-10 27-25z"><text:p/></draw:path><draw:path draw:style-name="gr4" draw:text-style-name="P141" svg:width="0.0972in" svg:height="0.085in" svg:x="1.4091in" svg:y="0.0594in" svg:viewBox="0 0 248 217" svg:d="M38 48c0 43 0 86 0 131 0 22-4 22-38 22 0 5 0 10 0 16 17-2 42-3 56-3 13 0 38 1 55 3 0-6 0-11 0-16-33 0-38 0-38-22 0-31 0-61 0-91 0-50 35-78 66-78 30 0 36 26 36 54 0 38 0 76 0 115 0 22-6 22-38 22 0 5 0 10 0 16 17-2 42-3 55-3 14 0 39 1 56 3 0-6 0-11 0-16-25 0-38 0-39-15 0-32 0-63 0-94 0-42 0-57-16-74-5-8-22-18-50-18-37 0-60 21-73 52 0-17 0-35 0-52-24 1-46 4-70 6 0 5 0 9 0 15 35 0 38 3 38 27z"><text:p/></draw:path><draw:path draw:style-name="gr4" draw:text-style-name="P141" svg:width="0.0449in" svg:height="0.1917in" svg:x="1.5618in" svg:y="0in" svg:viewBox="0 0 115 488" svg:d="M115 483c0-2 0-2-9-10-61-62-77-154-77-228 0-86 19-171 79-232 7-6 7-6 7-9s-3-4-6-4c-4 0-49 34-78 95-24 55-31 109-31 150 0 36 6 96 34 151 29 60 71 92 75 92 3 0 6-1 6-5z"><text:p/></draw:path><draw:path draw:style-name="gr4" draw:text-style-name="P141" svg:width="0.1012in" svg:height="0.172in" svg:x="1.6276in" svg:y="0.011in" svg:viewBox="0 0 258 438" svg:d="M192 11c0-1 1-4 1-7-1-1 0-4-5-4-6 0-6 1-9 10-10 38-18 74-28 112-78 3-151 68-151 133 0 47 35 85 95 89-4 16-7 31-11 46-6 23-11 41-11 42 0 6 3 6 5 6 3 0 5 0 6-2 0-1 4-12 6-19 5-24 12-48 18-73 80-3 150-68 150-133 0-39-26-84-94-89 10-38 18-74 28-111zM98 333c-31-1-66-18-66-67 0-58 42-126 116-133-16 67-33 133-50 200zM161 133c38 3 66 25 66 67 0 57-44 127-116 133 16-67 33-133 50-200z"><text:p/></draw:path><draw:path draw:style-name="gr4" draw:text-style-name="P141" svg:width="0.0449in" svg:height="0.1917in" svg:x="1.7441in" svg:y="0in" svg:viewBox="0 0 115 488" svg:d="M115 245c0-38-6-98-32-153-30-60-72-92-77-92-3 0-6 1-6 4s0 3 10 13c49 47 77 126 77 228 0 82-18 168-80 231-7 5-7 5-7 7 0 4 3 5 6 5 5 0 49-33 78-95 25-54 31-109 31-148z"><text:p/></draw:path></draw:g></draw:g><text:span text:style-name="T84">\\\\\\</text:span></text:p></text:list-item><text:list-item><text:p text:style-name="P92"><draw:g text:anchor-type="as-char" svg:y="-0.1445in" draw:z-index="38" draw:name="Shape244" draw:style-name="gr1"><svg:title>TexMaths</svg:title><svg:desc>14§display§y=r\cdot \sin \left(\theta \right)\cdot \sin \left(\phi \right)§svg§600§FALSE§</svg:desc><draw:g draw:style-name="gr2"><draw:path draw:style-name="gr3" draw:text-style-name="P140" svg:width="1.7453in" svg:height="0.172in" svg:x="0.0039in" svg:y="0.0098in" svg:viewBox="0 0 4434 438" svg:d="M0 0c1478 0 2955 0 4434 0 0 145 0 292 0 438-1479 0-2956 0-4434 0 0-146 0-293 0-438z"><text:p/></draw:path><draw:path draw:style-name="gr4" draw:text-style-name="P141" svg:width="0.089in" svg:height="0.1236in" svg:x="-0.0004in" svg:y="0.0594in" svg:viewBox="0 0 227 315" svg:d="M225 29c2-7 2-7 2-11 0-8-7-12-14-12-6 0-13 2-17 9-1 3-6 19-7 27-4 13-7 25-10 39-7 30-15 59-22 88-3 7-24 42-56 42-25 0-31-22-31-40 0-23 8-52 25-95 9-21 10-27 10-37 0-21-15-39-39-39-48 0-66 71-66 76 0 4 4 2 6 4 5 0 5-2 8-9 14-46 34-61 50-61 3 0 12 0 12 17 0 11-5 25-9 33-19 52-28 80-28 104 0 43 31 57 60 57 19 0 35-8 49-21-5 25-12 48-32 73-12 17-31 32-53 32-7 0-29-3-38-21 9 0 14 0 21-6 6-5 10-11 10-21 0-14-13-15-18-15-11 0-27 7-27 31s21 42 52 42c50 0 101-45 115-98 15-63 32-126 47-188z"><text:p/></draw:path><draw:path draw:style-name="gr4" draw:text-style-name="P141" svg:width="0.1287in" svg:height="0.0449in" svg:x="0.1602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66in" svg:x="0.3594in" svg:y="0.0594in" svg:viewBox="0 0 200 221" svg:d="M29 187c-1 7-4 19-4 21 0 9 7 13 14 13 6 0 16-3 18-13 2-2 19-68 20-78 4-15 13-50 15-63 3-7 17-29 28-40 5-3 19-17 40-17 12 0 14 4 21 7-16 1-26 14-26 26 0 9 5 17 19 17 12 0 26-11 26-28 0-18-15-32-40-32-33 0-54 24-63 38-5-23-21-38-45-38-23 0-32 18-37 28-8 17-15 46-15 48 0 4 6 4 7 4 4 0 6 0 8-11 9-35 19-59 35-59 9 0 16 4 16 24 0 9-2 15-7 40-10 38-20 76-30 113z"><text:p/></draw:path><draw:path draw:style-name="gr4" draw:text-style-name="P141" svg:width="0.0201in" svg:height="0.0205in" svg:x="0.5067in" svg:y="0.0858in" svg:viewBox="0 0 52 53" svg:d="M52 27c0-14-13-27-27-27-15 0-25 13-25 27s10 26 25 26c14 0 27-12 27-26z"><text:p/></draw:path><draw:path draw:style-name="gr4" draw:text-style-name="P141" svg:width="0.063in" svg:height="0.0878in" svg:x="0.5929in" svg:y="0.0583in" svg:viewBox="0 0 161 224" svg:d="M85 125c12 1 52 9 52 44 0 25-17 45-56 45-40 0-59-28-68-70-2-7-2-8-7-8-6 0-6 3-6 12 0 21 0 42 0 65 0 8 0 11 6 11 1 0 1-2 11-10 1-1 1-1 10-11 22 21 44 21 54 21 58 0 80-32 80-67 0-27-15-41-21-48-17-15-35-19-56-22-28-6-60-13-60-41 0-17 12-38 54-38 55 0 56 45 58 61 0 4 4 2 5 4 7 0 7-3 7-13 0-17 0-32 0-49 0-8 0-11-5-11-3 0-3 0-10 6-1 1-7 5-8 7-19-13-40-13-47-13-60 0-78 32-78 60 0 17 7 31 21 41 15 14 29 17 64 24z"><text:p/></draw:path><draw:path draw:style-name="gr4" draw:text-style-name="P141" svg:width="0.0413in" svg:height="0.1283in" svg:x="0.6693in" svg:y="0.0154in" svg:viewBox="0 0 106 327" svg:d="M71 112c-22 1-46 3-68 6 0 4 0 9 0 15 32 0 36 3 36 26 0 44 0 87 0 131 0 22-5 22-39 22 0 6 0 11 0 15 17-1 43-2 55-2 16 0 35 1 51 2 0-4 0-9 0-15-33 0-35-3-35-22 0-59 0-119 0-178zM73 27c0-16-11-27-25-27-16 0-27 14-27 27 0 12 11 25 27 25 14 0 25-10 25-25z"><text:p/></draw:path><draw:path draw:style-name="gr4" draw:text-style-name="P141" svg:width="0.0965in" svg:height="0.085in" svg:x="0.7232in" svg:y="0.0594in" svg:viewBox="0 0 246 217" svg:d="M38 48c0 43 0 86 0 131 0 22-6 22-38 22 0 5 0 10 0 16 17-2 42-3 55-3 12 0 39 1 56 3 0-6 0-11 0-16-34 0-40 0-40-22 0-31 0-61 0-91 0-50 35-78 68-78 30 0 36 26 36 54 0 38 0 76 0 115 0 22-6 22-39 22 0 5 0 10 0 16 18-2 42-3 56-3 12 0 38 1 54 3 0-6 0-11 0-16-25 0-37 0-37-15 0-32 0-63 0-94 0-42 0-57-16-74-7-8-24-18-52-18-36 0-58 21-72 52 0-17 0-35 0-52-23 1-47 4-69 6 0 5 0 9 0 15 34 0 38 3 38 27z"><text:p/></draw:path><draw:path draw:style-name="gr4" draw:text-style-name="P141" svg:width="0.0441in" svg:height="0.1917in" svg:x="0.876in" svg:y="0in" svg:viewBox="0 0 113 488" svg:d="M113 483c0-2 0-2-8-10-62-62-77-154-77-228 0-86 20-171 80-232 5-6 5-6 5-9s-1-4-4-4c-5 0-49 34-78 95-25 55-31 109-31 150 0 36 6 96 32 151 30 60 72 92 77 92 3 0 4-1 4-5z"><text:p/></draw:path><draw:path draw:style-name="gr4" draw:text-style-name="P141" svg:width="0.0799in" svg:height="0.1366in" svg:x="0.9394in" svg:y="0.0087in" svg:viewBox="0 0 204 348" svg:d="M204 101c0-34-9-101-60-101-67 0-144 137-144 249 0 46 15 99 60 99 69 0 144-138 144-247zM53 166c9-30 18-69 38-104 13-24 31-52 53-52 24 0 27 32 27 60 0 24-3 49-16 96-33 0-68 0-102 0zM151 183c-5 23-15 63-35 98-17 32-35 58-56 58-17 0-26-16-26-61 0-21 2-47 15-95 34 0 69 0 102 0z"><text:p/></draw:path><draw:path draw:style-name="gr4" draw:text-style-name="P141" svg:width="0.0449in" svg:height="0.1917in" svg:x="1.0386in" svg:y="0in" svg:viewBox="0 0 115 488" svg:d="M115 245c0-38-6-98-32-153-30-60-73-92-77-92-3 0-6 1-6 4s0 3 10 13c47 47 75 126 75 228 0 82-16 168-78 231-7 5-7 5-7 7 0 4 3 5 6 5 4 0 49-33 78-95 25-54 31-109 31-148z"><text:p/></draw:path><draw:path draw:style-name="gr4" draw:text-style-name="P141" svg:width="0.0201in" svg:height="0.0205in" svg:x="1.1626in" svg:y="0.0858in" svg:viewBox="0 0 52 53" svg:d="M52 27c0-14-11-27-25-27s-27 13-27 27 13 26 27 26 25-12 25-26z"><text:p/></draw:path><draw:path draw:style-name="gr4" draw:text-style-name="P141" svg:width="0.063in" svg:height="0.0878in" svg:x="1.2488in" svg:y="0.0583in" svg:viewBox="0 0 161 224" svg:d="M87 125c10 1 50 9 50 44 0 25-17 45-54 45-42 0-61-28-69-70-1-7-3-8-7-8-7 0-7 3-7 12 0 21 0 42 0 65 0 8 0 11 6 11 2 0 2-2 12-10 2-1 2-1 10-11 21 21 43 21 55 21 56 0 78-32 78-67 0-27-14-41-21-48-15-15-35-19-56-22-27-6-60-13-60-41 0-17 12-38 54-38 55 0 58 45 59 61 0 4 4 4 6 4 5 0 5-3 5-13 0-17 0-32 0-49 0-8 0-11-5-11-2 0-3 0-10 6-1 1-6 5-7 7-20-13-39-13-48-13-58 0-78 32-78 60 0 17 8 31 21 41 17 14 29 17 66 24z"><text:p/></draw:path><draw:path draw:style-name="gr4" draw:text-style-name="P141" svg:width="0.0409in" svg:height="0.1283in" svg:x="1.3256in" svg:y="0.0154in" svg:viewBox="0 0 105 327" svg:d="M70 112c-22 1-46 3-69 6 0 4 0 9 0 15 33 0 37 3 37 26 0 44 0 87 0 131 0 22-6 22-38 22 0 6 0 11 0 15 15-1 42-2 53-2 18 0 35 1 52 2 0-4 0-9 0-15-32 0-35-3-35-22 0-59 0-119 0-178zM73 27c0-16-13-27-27-27-15 0-25 14-25 27 0 12 10 25 25 25 14 0 27-10 27-25z"><text:p/></draw:path><draw:path draw:style-name="gr4" draw:text-style-name="P141" svg:width="0.0972in" svg:height="0.085in" svg:x="1.3791in" svg:y="0.0594in" svg:viewBox="0 0 248 217" svg:d="M38 48c0 43 0 86 0 131 0 22-4 22-38 22 0 5 0 10 0 16 17-2 42-3 56-3 13 0 38 1 55 3 0-6 0-11 0-16-33 0-38 0-38-22 0-31 0-61 0-91 0-50 35-78 66-78 30 0 36 26 36 54 0 38 0 76 0 115 0 22-6 22-38 22 0 5 0 10 0 16 17-2 42-3 55-3 14 0 39 1 56 3 0-6 0-11 0-16-25 0-38 0-39-15 0-32 0-63 0-94 0-42 0-57-16-74-5-8-22-18-50-18-37 0-60 21-73 52 0-17 0-35 0-52-24 1-46 4-70 6 0 5 0 9 0 15 35 0 38 3 38 27z"><text:p/></draw:path><draw:path draw:style-name="gr4" draw:text-style-name="P141" svg:width="0.0449in" svg:height="0.1917in" svg:x="1.5319in" svg:y="0in" svg:viewBox="0 0 115 488" svg:d="M115 483c0-2 0-2-9-10-61-62-77-154-77-228 0-86 19-171 79-232 7-6 7-6 7-9s-3-4-6-4c-4 0-49 34-78 95-24 55-31 109-31 150 0 36 6 96 34 151 29 60 71 92 75 92 3 0 6-1 6-5z"><text:p/></draw:path><draw:path draw:style-name="gr4" draw:text-style-name="P141" svg:width="0.1012in" svg:height="0.172in" svg:x="1.5972in" svg:y="0.011in" svg:viewBox="0 0 258 438" svg:d="M192 11c0-1 1-4 1-7-1-1 0-4-5-4-6 0-6 1-9 10-10 38-18 74-28 112-78 3-151 68-151 133 0 47 35 85 95 89-4 16-7 31-11 46-6 23-11 41-11 42 0 6 3 6 5 6 3 0 5 0 6-2 0-1 4-12 6-19 5-24 12-48 18-73 80-3 150-68 150-133 0-39-26-84-94-89 10-38 18-74 28-111zM98 333c-29-1-66-18-66-67 0-58 42-126 116-133-16 67-33 133-50 200zM161 133c38 3 66 25 66 67 0 57-44 127-116 133 16-67 33-133 50-200z"><text:p/></draw:path><draw:path draw:style-name="gr4" draw:text-style-name="P141" svg:width="0.0449in" svg:height="0.1917in" svg:x="1.7142in" svg:y="0in" svg:viewBox="0 0 115 488" svg:d="M115 245c0-38-6-98-32-153-30-60-72-92-77-92-3 0-6 1-6 4s0 3 10 13c49 47 77 126 77 228 0 82-18 168-80 231-7 5-7 5-7 7 0 4 3 5 6 5 5 0 49-33 78-95 25-54 31-109 31-148z"><text:p/></draw:path></draw:g></draw:g></text:p></text:list-item><text:list-item><text:p text:style-name="P99"><draw:g text:anchor-type="as-char" svg:y="-0.1445in" draw:z-index="39" draw:name="Shape245" draw:style-name="gr1"><svg:title>TexMaths</svg:title><svg:desc>14§display§z=r\cdot \cos \left(\phi \right)§svg§600§FALSE§</svg:desc><draw:g draw:style-name="gr2"><draw:path draw:style-name="gr3" draw:text-style-name="P140" svg:width="1.1071in" svg:height="0.1724in" svg:x="0.0012in" svg:y="0.0091in" svg:viewBox="0 0 2813 439" svg:d="M1407 439c-469 0-938 0-1407 0 0-147 0-292 0-439 938 0 1875 0 2813 0 0 147 0 292 0 439-469 0-938 0-1406 0z"><text:p/></draw:path><draw:path draw:style-name="gr4" draw:text-style-name="P141"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141"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539in" svg:y="0.0591in" svg:viewBox="0 0 200 222" svg:d="M28 187c-1 9-4 20-4 23 0 8 7 12 14 12s15-4 18-14c1-1 18-68 20-76 4-17 14-51 16-65 2-5 16-29 27-40 4-3 18-16 39-16 14 0 14 4 21 6-14 3-25 14-25 26 0 9 4 19 18 19 13 0 28-12 28-30 0-17-17-32-42-32-31 0-53 24-63 38-3-23-21-38-43-38-24 0-32 20-37 28-9 17-15 46-15 48 0 5 4 5 6 5 4 0 5-1 8-11 8-35 18-59 35-59 8 0 15 4 15 23 0 9-1 15-7 40-9 38-19 76-29 113z"><text:p/></draw:path><draw:path draw:style-name="gr4" draw:text-style-name="P141" svg:width="0.0201in" svg:height="0.0201in" svg:x="0.5004in" svg:y="0.0854in" svg:viewBox="0 0 52 52" svg:d="M52 25c0-14-11-25-25-25-16 0-27 10-27 25 0 14 11 27 27 27 14 0 25-11 25-27z"><text:p/></draw:path><draw:path draw:style-name="gr4" draw:text-style-name="P141" svg:width="0.0736in" svg:height="0.0882in" svg:x="0.5866in" svg:y="0.0563in" svg:viewBox="0 0 188 225" svg:d="M42 113c0-79 39-100 66-100 4 0 35 0 53 18-21 1-24 15-24 22 0 13 9 23 23 23 12 0 22-9 22-23 0-33-36-53-74-53-62 0-108 53-108 113 0 63 49 112 106 112 66 0 82-60 82-64 0-6-5-4-6-4-6 0-6 1-7 4-14 46-46 52-64 52-27 0-69-21-69-100z"><text:p/></draw:path><draw:path draw:style-name="gr4" draw:text-style-name="P141" svg:width="0.0854in" svg:height="0.0882in" svg:x="0.6713in" svg:y="0.0563in" svg:viewBox="0 0 218 225" svg:d="M218 115c0-63-49-115-109-115-61 0-109 53-109 115 0 63 52 110 109 110 60 0 109-47 109-110zM109 213c-21 0-42-10-56-33-11-22-11-51-11-69 0-19 0-45 11-68 13-22 37-32 56-32 21 0 44 11 56 32 13 21 13 49 13 68 0 18 0 44-11 65-12 23-33 37-58 37z"><text:p/></draw:path><draw:path draw:style-name="gr4" draw:text-style-name="P141" svg:width="0.063in" svg:height="0.0882in" svg:x="0.7693in" svg:y="0.0563in" svg:viewBox="0 0 161 225" svg:d="M85 125c12 2 52 9 52 44 0 25-17 45-56 45-40 0-59-28-68-69-2-6-2-8-7-8-6 0-6 3-6 11 0 21 0 44 0 66 0 8 0 11 6 11 1 0 2 0 11-10 1-1 1-1 10-11 22 21 44 21 54 21 58 0 80-32 80-68 0-25-15-41-21-46-17-16-35-20-56-24-28-6-60-11-60-41 0-17 12-36 54-36 55 0 56 43 58 59 0 4 4 2 5 4 7 0 7-2 7-11 0-17 0-34 0-51 0-7 0-11-5-11-3 0-3 0-10 6-1 2-7 7-8 8-19-14-40-14-47-14-60 0-78 34-78 60 0 17 7 31 21 42 15 13 29 16 64 23z"><text:p/></draw:path><draw:path draw:style-name="gr4" draw:text-style-name="P141" svg:width="0.0449in" svg:height="0.1925in" svg:x="0.8906in" svg:y="-0.0004in" svg:viewBox="0 0 115 490" svg:d="M115 484c0-1 0-1-9-10-61-63-78-155-78-229 0-86 20-171 80-231 7-7 7-7 7-8 0-5-3-6-6-6-4 0-49 34-78 97-25 53-31 107-31 148 0 38 6 96 32 152 30 60 73 93 77 93 3 0 6-2 6-6z"><text:p/></draw:path><draw:path draw:style-name="gr4" draw:text-style-name="P141" svg:width="0.1012in" svg:height="0.1728in" svg:x="0.9563in" svg:y="0.0091in" svg:viewBox="0 0 258 440" svg:d="M190 11c2-3 3-5 3-7-3-1 0-4-7-4-4 0-5 1-7 10-10 38-18 75-28 113-78 3-151 67-151 134 0 45 35 84 95 87-4 16-8 31-11 46-7 24-11 42-11 44 0 5 3 5 5 5 3 0 3 2 6-1 1-2 3-13 4-20 7-23 13-49 20-74 78-1 150-68 150-133 0-38-26-84-94-88 8-38 18-74 26-112zM97 334c-30-1-65-19-65-68 0-58 42-126 116-132-16 67-35 133-51 200zM161 134c36 2 64 24 64 67 0 58-42 126-116 133 17-67 35-133 52-200z"><text:p/></draw:path><draw:path draw:style-name="gr4" draw:text-style-name="P141" svg:width="0.0449in" svg:height="0.1925in" svg:x="1.0732in" svg:y="-0.0004in" svg:viewBox="0 0 115 490" svg:d="M115 245c0-38-6-97-32-153-30-60-73-92-77-92-3 0-6 3-6 6 0 1 0 1 10 11 47 47 75 126 75 228 0 82-18 169-78 231-7 7-7 7-7 8 0 3 3 6 6 6 4 0 49-34 78-97 25-53 31-108 31-148z"><text:p/></draw:path></draw:g></draw:g></text:p><text:p text:style-name="P139"/></text:list-item><text:list-item><text:p text:style-name="P109"><draw:g text:anchor-type="as-char" svg:y="-0.1453in" draw:z-index="40" draw:name="Shape246" draw:style-name="gr1"><svg:title>TexMaths</svg:title><svg:desc>14§display§\vec{e_x}=\left[\cos \left(\theta \right)\cdot \sin \left(\phi \right)\right]\cdot \vec{e_{r_M}}-\left[\sin \left(\theta \right)\cdot \sin \left(\phi \right)\right]\cdot \vec{e_{\theta _M}}+\left[\cos \left(\theta \right)\cdot \cos \left(\phi \right)\right]\cdot \vec{e_{\phi _M}}§svg§600§FALSE§</svg:desc><draw:g draw:style-name="gr2"><draw:path draw:style-name="gr3" draw:text-style-name="P140" svg:width="6.2283in" svg:height="0.1807in" svg:x="0.0004in" svg:y="0.0094in" svg:viewBox="0 0 15821 460" svg:d="M7911 460c-2637 0-5273 0-7911 0 0-154 0-306 0-460 5274 0 10547 0 15821 0 0 154 0 306 0 460-2636 0-5274 0-7910 0z"><text:p/></draw:path><draw:path draw:style-name="gr4" draw:text-style-name="P141" svg:width="0.085in" svg:height="0.0374in" svg:x="0.0567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717in" svg:height="0.0602in" svg:x="0.0878in" svg:y="0.1134in" svg:viewBox="0 0 183 154" svg:d="M69 115c-3 11-14 29-33 29-1 0-11 0-18-4 14-4 16-17 16-20 0-7-7-12-14-12-10 0-20 8-20 21 0 18 18 25 36 25 16 0 30-10 38-24 9 18 27 24 41 24 40 0 61-42 61-52 0-6-4-4-5-6-6 0-6 3-7 7-7 24-28 41-48 41-14 0-21-8-21-22 0-9 9-40 18-79 7-25 23-35 34-35 1 0 11 0 18 6-10 3-14 13-14 18 0 9 6 13 14 13 7 0 18-6 18-21 0-18-21-24-35-24-18 0-30 11-39 24-5-14-22-24-40-24-40 0-62 42-62 52 0 4 6 4 7 4 4 0 4-1 6-6 8-26 30-42 47-42 11 0 21 7 21 24 0 6-4 24-8 35-4 15-7 31-11 48z"><text:p/></draw:path><draw:path draw:style-name="gr4" draw:text-style-name="P141" svg:width="0.1287in" svg:height="0.0453in" svg:x="0.2429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26in" svg:height="0.1921in" svg:x="0.4598in" svg:y="0in" svg:viewBox="0 0 67 489" svg:d="M67 489c0-7 0-12 0-19-15 0-32 0-47 0 0-150 0-301 0-450 15 0 32 0 47 0 0-7 0-13 0-20-22 0-45 0-67 0 0 164 0 326 0 489 22 0 45 0 67 0z"><text:p/></draw:path><draw:path draw:style-name="gr4" draw:text-style-name="P141" svg:width="0.0736in" svg:height="0.0882in" svg:x="0.4972in" svg:y="0.0571in" svg:viewBox="0 0 188 225" svg:d="M41 113c0-79 40-100 67-100 4 0 35 0 52 18-20 1-23 15-23 22 0 13 9 22 23 22 12 0 22-8 22-22 0-33-38-53-76-53-61 0-106 53-106 113 0 63 49 112 105 112 67 0 83-60 83-64 0-6-6-4-7-4-5 0-6 1-6 4-14 46-46 52-64 52-27 0-70-21-70-100z"><text:p/></draw:path><draw:path draw:style-name="gr4" draw:text-style-name="P141" svg:width="0.0854in" svg:height="0.0882in" svg:x="0.5819in" svg:y="0.0571in" svg:viewBox="0 0 218 225" svg:d="M218 115c0-63-49-115-109-115-61 0-109 53-109 115 0 63 52 110 109 110 59 0 109-47 109-110zM109 213c-21 0-43-10-56-33-12-22-12-51-12-70 0-18 0-44 12-67 13-22 37-32 56-32 21 0 41 11 55 32 12 21 14 49 14 67 0 19 0 45-11 66-12 23-33 37-58 37z"><text:p/></draw:path><draw:path draw:style-name="gr4" draw:text-style-name="P141" svg:width="0.063in" svg:height="0.0882in" svg:x="0.6795in" svg:y="0.0571in" svg:viewBox="0 0 161 225" svg:d="M87 124c11 3 52 10 52 45 0 25-19 45-56 45-42 0-59-28-69-69-1-7-1-8-7-8-7 0-7 3-7 11 0 21 0 44 0 66 0 8 0 11 6 11 2 0 2 0 12-10 2-1 2-1 10-11 22 21 43 21 55 21 56 0 78-32 78-68 0-26-14-41-20-47-16-15-36-19-56-23-28-6-61-12-61-41 0-17 14-36 56-36 53 0 56 43 57 59 0 4 4 4 6 4 7 0 7-2 7-11 0-17 0-34 0-51 0-7 0-11-6-11-3 0-4 0-10 6-1 2-7 7-8 8-20-14-39-14-46-14-60 0-80 34-80 60 0 17 8 31 22 42 16 13 30 15 65 22z"><text:p/></draw:path><draw:path draw:style-name="gr4" draw:text-style-name="P141" svg:width="0.0441in" svg:height="0.1921in" svg:x="0.8016in" svg:y="0in" svg:viewBox="0 0 113 489" svg:d="M113 484c0-2 0-2-8-10-60-63-77-155-77-229 0-86 20-171 80-231 5-7 5-7 5-8 0-5-1-6-4-6-5 0-49 34-78 96-25 54-31 108-31 149 0 37 6 96 32 152 30 60 72 92 77 92 3 0 4-1 4-5z"><text:p/></draw:path><draw:path draw:style-name="gr4" draw:text-style-name="P141" svg:width="0.0795in" svg:height="0.1374in" svg:x="0.8657in" svg:y="0.0071in" svg:viewBox="0 0 203 350" svg:d="M203 101c0-32-10-101-60-101-67 0-143 138-143 250 0 45 14 100 59 100 68 0 144-140 144-249zM52 168c8-32 18-72 38-105 12-25 30-52 53-52 24 0 26 31 26 59 0 24-2 49-15 98-34 0-69 0-102 0zM150 183c-6 23-16 64-35 98-17 34-35 57-56 57-17 0-27-14-27-58 0-20 3-49 16-97 33 0 68 0 102 0z"><text:p/></draw:path><draw:path draw:style-name="gr4" draw:text-style-name="P141" svg:width="0.0441in" svg:height="0.1921in" svg:x="0.965in" svg:y="0in" svg:viewBox="0 0 113 489" svg:d="M113 245c0-38-5-97-32-153-29-60-71-92-77-92-3 0-4 3-4 6 0 1 0 1 8 11 49 47 77 126 77 228 0 82-18 169-79 230-6 7-6 7-6 9 0 3 1 5 4 5 6 0 49-33 79-96 25-53 30-108 30-148z"><text:p/></draw:path><draw:path draw:style-name="gr4" draw:text-style-name="P141" svg:width="0.0205in" svg:height="0.0201in" svg:x="1.0886in" svg:y="0.0862in" svg:viewBox="0 0 53 52" svg:d="M53 25c0-14-12-25-26-25s-27 10-27 25c0 14 13 27 27 27s26-11 26-27z"><text:p/></draw:path><draw:path draw:style-name="gr4" draw:text-style-name="P141" svg:width="0.0626in" svg:height="0.0882in" svg:x="1.1756in" svg:y="0.0571in" svg:viewBox="0 0 160 225" svg:d="M85 124c12 3 52 10 52 45 0 25-18 45-56 45-42 0-59-28-68-69-2-7-2-8-7-8-6 0-6 3-6 11 0 21 0 44 0 66 0 8 0 11 4 11 3 0 4 0 13-10 1-1 1-1 10-11 22 21 44 21 54 21 56 0 79-32 79-68 0-26-14-41-20-47-17-15-36-19-56-23-28-6-62-12-62-41 0-17 14-36 56-36 54 0 56 43 58 59 0 4 4 4 5 4 7 0 7-2 7-11 0-17 0-34 0-51 0-7 0-11-5-11-3 0-4 0-10 6-1 2-7 7-8 8-20-14-40-14-47-14-60 0-78 34-78 60 0 17 7 31 21 42 15 13 29 15 64 22z"><text:p/></draw:path><draw:path draw:style-name="gr4" draw:text-style-name="P141" svg:width="0.0409in" svg:height="0.128in" svg:x="1.2516in" svg:y="0.0161in" svg:viewBox="0 0 105 326" svg:d="M71 110c-22 2-46 3-68 6 0 4 0 10 0 15 31 0 36 3 36 27 0 43 0 88 0 131 0 21-5 21-39 21 0 6 0 12 0 16 15 0 42-2 55-2 16 0 33 2 50 2 0-4 0-10 0-16-32 0-34-1-34-21 0-58 0-118 0-179zM73 25c0-15-13-25-25-25-16 0-27 13-27 25 0 14 11 27 27 27 12 0 25-11 25-27z"><text:p/></draw:path><draw:path draw:style-name="gr4" draw:text-style-name="P141" svg:width="0.0972in" svg:height="0.085in" svg:x="1.3051in" svg:y="0.0594in" svg:viewBox="0 0 248 217" svg:d="M39 49c0 43 0 87 0 131 0 21-5 21-39 21 0 5 0 10 0 16 18 0 43-2 56-2s39 2 56 2c0-6 0-11 0-16-34 0-39 0-39-21 0-30 0-61 0-91 0-50 35-78 67-78 31 0 36 27 36 55 0 37 0 75 0 114 0 21-5 21-39 21 0 5 0 10 0 16 17 0 42-2 56-2 13 0 38 2 55 2 0-6 0-11 0-16-25 0-38 0-38-14 0-32 0-63 0-93 0-42 0-58-15-76-7-8-24-18-52-18-37 0-59 21-73 52 0-17 0-35 0-52-24 1-46 4-70 6 0 5 0 9 0 15 35 0 39 3 39 28z"><text:p/></draw:path><draw:path draw:style-name="gr4" draw:text-style-name="P141" svg:width="0.0441in" svg:height="0.1921in" svg:x="1.4583in" svg:y="0in" svg:viewBox="0 0 113 489" svg:d="M113 484c0-2 0-2-8-10-62-63-77-155-77-229 0-86 20-171 80-231 5-7 5-7 5-8 0-5-1-6-4-6-5 0-49 34-78 96-25 54-31 108-31 149 0 37 6 96 32 152 30 60 72 92 77 92 3 0 4-1 4-5z"><text:p/></draw:path><draw:path draw:style-name="gr4" draw:text-style-name="P141" svg:width="0.1012in" svg:height="0.1724in" svg:x="1.524in" svg:y="0.0098in" svg:viewBox="0 0 258 439" svg:d="M190 11c0-3 2-5 2-7-2-1 0-4-6-4-4 0-5 1-7 10-10 38-19 75-29 113-77 3-150 67-150 134 0 45 35 84 94 87-3 15-7 31-11 46-6 24-10 42-10 43 0 6 3 6 5 6 3 0 3 0 5-1 1-2 4-13 5-20 7-24 13-49 20-74 78-1 150-69 150-133 0-38-27-84-94-88 8-38 18-74 26-112zM97 334c-30-1-65-19-65-67 0-59 42-127 115-133-17 67-34 134-50 200zM160 134c37 2 65 24 65 67 0 58-42 126-116 133 17-66 34-133 51-200z"><text:p/></draw:path><draw:path draw:style-name="gr4" draw:text-style-name="P141" svg:width="0.0449in" svg:height="0.1921in" svg:x="1.6409in" svg:y="0in" svg:viewBox="0 0 115 489" svg:d="M115 245c0-38-6-97-34-153-29-60-71-92-75-92-3 0-6 3-6 6 0 1 0 1 10 11 47 47 75 126 75 228 0 82-18 169-78 230-7 7-7 7-7 9 0 3 3 5 6 5 4 0 49-33 78-96 24-53 31-108 31-148z"><text:p/></draw:path><draw:path draw:style-name="gr4" draw:text-style-name="P141" svg:width="0.0268in" svg:height="0.1921in" svg:x="1.7091in" svg:y="0in" svg:viewBox="0 0 69 489" svg:d="M69 0c-23 0-47 0-69 0 0 7 0 13 0 20 17 0 32 0 49 0 0 149 0 300 0 450-17 0-32 0-49 0 0 7 0 12 0 19 22 0 46 0 69 0 0-163 0-325 0-489z"><text:p/></draw:path><draw:path draw:style-name="gr4" draw:text-style-name="P141" svg:width="0.0201in" svg:height="0.0201in" svg:x="1.8189in" svg:y="0.0862in" svg:viewBox="0 0 52 52" svg:d="M52 25c0-14-13-25-27-25-15 0-25 10-25 25 0 14 10 27 25 27 14 0 27-11 27-27z"><text:p/></draw:path><draw:path draw:style-name="gr4" draw:text-style-name="P141" svg:width="0.0854in" svg:height="0.0374in" svg:x="2.0287in" svg:y="0.0067in" svg:viewBox="0 0 218 96" svg:d="M175 59c-7 5-22 19-22 28 0 5 4 9 9 9s6-2 9-5c5-9 18-21 39-32 3-3 8-4 8-10s-4-8-7-10c-11-8-16-17-19-28-2-5-3-11-10-11s-10 6-10 10c0 3 3 18 11 29-54 0-110 0-165 0-8 0-18 0-18 10s10 10 18 10c52 0 105 0 157 0z"><text:p/></draw:path><draw:path draw:style-name="gr4" draw:text-style-name="P141" svg:width="0.074in" svg:height="0.087in" svg:x="1.9075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3in" svg:height="0.0602in" svg:x="1.9953in" svg:y="0.1134in" svg:viewBox="0 0 161 154" svg:d="M66 81c0-1 8-32 8-35 2-3 11-19 23-28 2-3 12-10 26-10 4 0 13 2 20 6-11 3-16 13-16 18 0 9 6 13 14 13 9 0 20-6 20-21 0-17-20-24-36-24-19 0-34 7-49 24-6-21-27-24-35-24-13 0-23 7-28 17-7 14-13 33-13 35 0 4 6 4 7 4 4 0 4 0 7-10 6-21 11-38 25-38 9 0 11 9 11 17 0 7-2 20-5 30-3 8-6 22-7 30-4 14-7 28-11 44-2 4-3 8-5 14 0 8 7 11 13 11 4 0 11-3 14-10 1-1 6-17 7-25 3-13 7-25 10-38z"><text:p/></draw:path><draw:path draw:style-name="gr4" draw:text-style-name="P141" svg:width="0.1126in" svg:height="0.0657in" svg:x="2.0728in" svg:y="0.1268in" svg:viewBox="0 0 287 168" svg:d="M256 21c2-7 3-10 21-10 7 0 7 0 9 0 1-1 1-5 1-7 0-4-3-4-7-4-13 0-25 0-38 0-5 0-8 0-11 6-34 46-69 92-102 139-11-46-21-92-32-138-2-7-3-7-10-7-13 0-27 0-39 0-5 0-9 0-9 7 0 4 3 4 10 4 1 0 10 0 15 2 0 2 0 4-1 7-10 40-21 79-31 120-1 7-3 17-26 17-2 0-6 0-6 7 0 2 1 4 4 4 4 0 10-2 14-2s10 0 14 0 10 0 14 0 10 2 14 2 7-2 7-7c0-4-4-4-7-4-12 0-17-3-17-10 0-2 0-3 2-6 11-43 21-85 32-128 11 49 22 97 34 148 1 4 1 7 5 7 3 0 6-2 10-6 36-50 73-100 109-151-11 45-22 90-33 136-2 8-3 10-21 10-7 0-10 0-10 7 0 1 1 4 4 4 6 0 11-2 17-2 4 0 11 0 17 0 5 0 11 0 16 0 6 0 12 2 17 2 2 0 6 0 6-7 0-4-3-4-9-4-2 0-5 0-9 0-7-2-7-2-7-3 0-2 0-2 1-4 11-44 21-86 32-129z"><text:p/></draw:path><draw:path draw:style-name="gr4" draw:text-style-name="P141" svg:width="0.1181in" svg:height="0.0079in" svg:x="2.274in" svg:y="0.0921in" svg:viewBox="0 0 301 21" svg:d="M284 21c9 0 17-1 17-11s-8-10-17-10c-88 0-178 0-266 0-8 0-18 0-18 10s10 11 18 11c88 0 178 0 266 0z"><text:p/></draw:path><draw:path draw:style-name="gr4" draw:text-style-name="P141" svg:width="0.026in" svg:height="0.1921in" svg:x="2.4748in" svg:y="0in" svg:viewBox="0 0 67 489" svg:d="M67 489c0-7 0-12 0-19-15 0-32 0-47 0 0-150 0-301 0-450 15 0 32 0 47 0 0-7 0-13 0-20-22 0-45 0-67 0 0 164 0 326 0 489 22 0 45 0 67 0z"><text:p/></draw:path><draw:path draw:style-name="gr4" draw:text-style-name="P141" svg:width="0.063in" svg:height="0.0882in" svg:x="2.5122in" svg:y="0.0571in" svg:viewBox="0 0 161 225" svg:d="M85 124c12 3 52 10 52 45 0 25-17 45-56 45-40 0-59-28-68-69-2-7-2-8-6-8-7 0-7 3-7 11 0 21 0 44 0 66 0 8 0 11 6 11 2 0 2 0 12-10 2-1 0-1 10-11 21 21 43 21 53 21 58 0 80-32 80-68 0-26-15-41-21-47-15-15-35-19-56-23-28-6-60-12-60-41 0-17 12-36 54-36 55 0 58 43 58 59 1 4 5 4 7 4 5 0 5-2 5-11 0-17 0-34 0-51 0-7 0-11-5-11-3 0-3 0-10 6-1 2-6 7-8 8-19-14-40-14-47-14-60 0-78 34-78 60 0 17 8 31 21 42 15 13 29 15 64 22z"><text:p/></draw:path><draw:path draw:style-name="gr4" draw:text-style-name="P141" svg:width="0.0409in" svg:height="0.128in" svg:x="2.589in" svg:y="0.0161in" svg:viewBox="0 0 105 326" svg:d="M70 110c-22 2-46 3-69 6 0 4 0 10 0 15 33 0 37 3 37 27 0 43 0 88 0 131 0 21-6 21-38 21 0 6 0 12 0 16 15 0 42-2 53-2 18 0 35 2 52 2 0-4 0-10 0-16-32 0-35-1-35-21 0-58 0-118 0-179zM73 25c0-15-13-25-27-25-15 0-26 13-26 25 0 14 11 27 26 27 14 0 27-11 27-27z"><text:p/></draw:path><draw:path draw:style-name="gr4" draw:text-style-name="P141" svg:width="0.0972in" svg:height="0.085in" svg:x="2.6425in" svg:y="0.0594in" svg:viewBox="0 0 248 217" svg:d="M38 49c0 43 0 87 0 131 0 21-6 21-38 21 0 5 0 10 0 16 17 0 42-2 56-2 13 0 38 2 55 2 0-6 0-11 0-16-34 0-38 0-38-21 0-30 0-61 0-91 0-50 33-78 66-78 30 0 36 27 36 55 0 37 0 75 0 114 0 21-6 21-38 21 0 5 0 10 0 16 17 0 42-2 55-2 12 0 39 2 56 2 0-6 0-11 0-16-27 0-38 0-39-14 0-32 0-63 0-93 0-42 0-58-16-76-7-8-22-18-52-18-35 0-58 21-72 52 0-17 0-35 0-52-23 1-47 4-69 6 0 5 0 9 0 15 34 0 38 3 38 28z"><text:p/></draw:path><draw:path draw:style-name="gr4" draw:text-style-name="P141" svg:width="0.0449in" svg:height="0.1921in" svg:x="2.7949in" svg:y="0in" svg:viewBox="0 0 115 489" svg:d="M115 484c0-2 0-2-9-10-61-63-77-155-77-229 0-86 19-171 79-231 7-7 7-7 7-8 0-5-3-6-6-6-4 0-49 34-78 96-25 54-31 108-31 149 0 37 6 96 32 152 30 60 73 92 77 92 3 0 6-1 6-5z"><text:p/></draw:path><draw:path draw:style-name="gr4" draw:text-style-name="P141" svg:width="0.0795in" svg:height="0.1374in" svg:x="2.8594in" svg:y="0.0071in" svg:viewBox="0 0 203 350" svg:d="M203 101c0-32-8-101-59-101-68 0-144 138-144 250 0 45 14 100 59 100 70 0 144-140 144-249zM52 168c8-32 18-72 38-105 14-25 32-52 53-52 25 0 28 31 28 59 0 24-4 49-16 98-35 0-68 0-103 0zM150 183c-4 23-16 64-34 98s-36 57-57 57c-17 0-27-14-27-58 0-20 3-49 16-97 33 0 68 0 102 0z"><text:p/></draw:path><draw:path draw:style-name="gr4" draw:text-style-name="P141" svg:width="0.0441in" svg:height="0.1921in" svg:x="2.9587in" svg:y="0in" svg:viewBox="0 0 113 489" svg:d="M113 245c0-38-4-97-32-153-29-60-71-92-77-92-3 0-4 3-4 6 0 1 0 1 10 11 47 47 75 126 75 228 0 82-18 169-79 230-6 7-6 7-6 9 0 3 1 5 4 5 6 0 51-33 79-96 25-53 30-108 30-148z"><text:p/></draw:path><draw:path draw:style-name="gr4" draw:text-style-name="P141" svg:width="0.0201in" svg:height="0.0201in" svg:x="3.0827in" svg:y="0.0862in" svg:viewBox="0 0 52 52" svg:d="M52 25c0-14-13-25-27-25-15 0-25 10-25 25 0 14 10 27 25 27 14 0 27-11 27-27z"><text:p/></draw:path><draw:path draw:style-name="gr4" draw:text-style-name="P141" svg:width="0.063in" svg:height="0.0882in" svg:x="3.1689in" svg:y="0.0571in" svg:viewBox="0 0 161 225" svg:d="M85 124c12 3 52 10 52 45 0 25-17 45-56 45-40 0-59-28-68-69-2-7-2-8-7-8-6 0-6 3-6 11 0 21 0 44 0 66 0 8 0 11 6 11 2 0 2 0 12-10 2-1 0-1 10-11 21 21 43 21 53 21 58 0 80-32 80-68 0-26-15-41-21-47-17-15-35-19-56-23-28-6-60-12-60-41 0-17 12-36 54-36 55 0 58 43 58 59 1 4 4 2 5 4 7 0 7-2 7-11 0-17 0-34 0-51 0-7 0-11-5-11-3 0-3 0-10 6-1 2-6 7-8 8-19-14-40-14-47-14-60 0-78 34-78 60 0 17 8 31 21 42 15 13 29 15 64 22z"><text:p/></draw:path><draw:path draw:style-name="gr4" draw:text-style-name="P141" svg:width="0.0409in" svg:height="0.128in" svg:x="3.2453in" svg:y="0.0161in" svg:viewBox="0 0 105 326" svg:d="M70 110c-22 2-46 3-69 6 0 4 0 10 0 15 33 0 37 3 37 27 0 43 0 88 0 131 0 21-6 21-38 21 0 6 0 12 0 16 15 0 42-2 53-2 17 0 35 2 52 2 0-4 0-10 0-16-32 0-35-1-35-21 0-58 0-118 0-179zM73 25c0-15-13-25-27-25-15 0-26 13-26 25 0 14 11 27 26 27 14 0 27-11 27-27z"><text:p/></draw:path><draw:path draw:style-name="gr4" draw:text-style-name="P141" svg:width="0.0972in" svg:height="0.085in" svg:x="3.2988in" svg:y="0.0594in" svg:viewBox="0 0 248 217" svg:d="M38 49c0 43 0 87 0 131 0 21-6 21-38 21 0 5 0 10 0 16 17 0 42-2 55-2 14 0 39 2 56 2 0-6 0-11 0-16-34 0-40 0-40-21 0-30 0-61 0-91 0-50 35-78 68-78 30 0 36 27 36 55 0 37 0 75 0 114 0 21-6 21-39 21 0 5 0 10 0 16 18 0 43-2 56-2 12 0 39 2 56 2 0-6 0-11 0-16-27 0-39 0-39-14 0-32 0-63 0-93 0-42 0-58-16-76-7-8-22-18-52-18-35 0-58 21-72 52 0-17 0-35 0-52-23 1-47 4-69 6 0 5 0 9 0 15 34 0 38 3 38 28z"><text:p/></draw:path><draw:path draw:style-name="gr4" draw:text-style-name="P141" svg:width="0.0449in" svg:height="0.1921in" svg:x="3.4516in" svg:y="0in" svg:viewBox="0 0 115 489" svg:d="M115 484c0-2 0-2-9-10-61-63-77-155-77-229 0-86 19-171 79-231 7-7 7-7 7-8 0-5-3-6-6-6-4 0-49 34-78 96-25 54-31 108-31 149 0 37 6 96 32 152 30 60 73 92 77 92 3 0 6-1 6-5z"><text:p/></draw:path><draw:path draw:style-name="gr4" draw:text-style-name="P141" svg:width="0.1012in" svg:height="0.1724in" svg:x="3.5169in" svg:y="0.0098in" svg:viewBox="0 0 258 439" svg:d="M192 11c0-3 1-5 1-7-3-1 0-4-7-4-4 0-4 1-7 10-10 38-18 75-28 113-78 3-151 67-151 134 0 45 35 84 95 87-4 15-8 31-11 46-7 24-11 42-11 43 0 6 3 6 5 6 3 0 5 0 6-1 0-2 3-13 4-20 7-24 13-49 20-74 78-1 150-69 150-133 0-38-26-84-94-88 10-38 18-74 28-112zM97 334c-30-1-65-19-65-67 0-59 42-127 116-133-16 67-35 134-51 200zM161 134c38 2 66 24 66 67 0 58-44 126-116 133 16-66 33-133 50-200z"><text:p/></draw:path><draw:path draw:style-name="gr4" draw:text-style-name="P141" svg:width="0.0449in" svg:height="0.1921in" svg:x="3.6339in" svg:y="0in" svg:viewBox="0 0 115 489" svg:d="M115 245c0-38-6-97-32-153-30-60-73-92-77-92-3 0-6 3-6 6 0 1 0 1 10 11 49 47 77 126 77 228 0 82-18 169-80 230-7 7-7 7-7 9 0 3 3 5 6 5 4 0 49-33 78-96 25-53 31-108 31-148z"><text:p/></draw:path><draw:path draw:style-name="gr4" draw:text-style-name="P141" svg:width="0.026in" svg:height="0.1921in" svg:x="3.7028in" svg:y="0in" svg:viewBox="0 0 67 489" svg:d="M67 0c-22 0-45 0-67 0 0 7 0 13 0 20 15 0 32 0 48 0 0 149 0 300 0 450-16 0-33 0-48 0 0 7 0 12 0 19 22 0 45 0 67 0 0-163 0-325 0-489z"><text:p/></draw:path><draw:path draw:style-name="gr4" draw:text-style-name="P141" svg:width="0.0201in" svg:height="0.0201in" svg:x="3.8118in" svg:y="0.0862in" svg:viewBox="0 0 52 52" svg:d="M52 25c0-14-11-25-25-25-16 0-27 10-27 25 0 14 11 27 27 27 14 0 25-11 25-27z"><text:p/></draw:path><draw:path draw:style-name="gr4" draw:text-style-name="P141" svg:width="0.0854in" svg:height="0.0374in" svg:x="4.0228in" svg:y="0.0067in" svg:viewBox="0 0 218 96" svg:d="M175 59c-7 5-22 19-22 28 0 5 4 9 9 9s6-2 9-5c5-9 18-21 39-32 3-3 8-4 8-10s-2-8-7-10c-11-8-16-17-19-28-2-5-3-11-10-11s-10 6-10 10c0 3 3 18 11 29-54 0-110 0-165 0-8 0-18 0-18 10s10 10 18 10c52 0 105 0 157 0z"><text:p/></draw:path><draw:path draw:style-name="gr4" draw:text-style-name="P141" svg:width="0.074in" svg:height="0.087in" svg:x="3.9012in" svg:y="0.0594in" svg:viewBox="0 0 189 222" svg:d="M69 103c14 0 50-1 75-11 35-14 37-43 37-50 0-21-19-42-52-42-55 0-129 48-129 134 0 49 28 88 77 88 70 0 112-51 112-57 0-3-3-7-7-7-1 0-3 1-6 6-39 47-92 47-98 47-39 0-43-40-43-56 0-7 0-21 8-52 9 0 17 0 26 0zM46 92c18-74 70-81 83-81 22 0 36 14 36 31 0 50-78 50-99 50-7 0-13 0-20 0z"><text:p/></draw:path><draw:path draw:style-name="gr4" draw:text-style-name="P141" svg:width="0.0602in" svg:height="0.0961in" svg:x="3.9909in" svg:y="0.078in" svg:viewBox="0 0 154 245" svg:d="M154 74c0-36-14-74-48-74-51 0-106 92-106 171 0 40 15 74 48 74 51 0 106-94 106-171zM38 116c18-74 47-106 68-106s21 38 21 45c0 12-2 33-9 61-27 0-54 0-80 0zM115 129c-10 37-17 56-28 72-11 18-24 34-39 34-20 0-23-25-23-45 0-22 7-49 10-61 27 0 53 0 80 0z"><text:p/></draw:path><draw:path draw:style-name="gr4" draw:text-style-name="P141" svg:width="0.1126in" svg:height="0.0657in" svg:x="4.0681in" svg:y="0.1268in" svg:viewBox="0 0 287 168" svg:d="M256 21c2-7 2-10 21-10 6 0 4 0 7 0 2-1 3-5 3-7 0-4-4-4-8-4-13 0-24 0-37 0-5 0-8 0-12 6-34 46-69 92-103 139-9-46-21-92-30-138-2-7-3-7-10-7-13 0-27 0-39 0-6 0-9 0-9 7 0 4 3 4 9 4 2 0 11 0 15 2 0 2 0 4 0 7-10 40-21 79-31 120-1 7-4 17-26 17-2 0-6 0-6 7 0 2 1 4 4 4 4 0 9-2 14-2 4 0 9 0 14 0 4 0 9 0 14 0 4 0 10 2 14 2 3 0 6-2 6-7 0-4-3-4-6-4-12 0-17-3-17-10 0-2 0-3 0-6 12-43 21-85 33-128 11 49 23 97 35 148 0 4 1 7 5 7 3 0 6-2 9-6 36-50 74-100 110-151-11 45-22 90-33 136-3 8-3 10-21 10-7 0-12 0-12 7 0 1 3 4 6 4 4 0 10-2 15-2 6 0 12 0 17 0 6 0 11 0 17 0s13 2 18 2c2 0 6 0 6-7 0-4-4-4-9-4-2 0-5 0-9 0-7-2-7-2-7-3 0-2 0-2 1-4 11-44 21-86 32-129z"><text:p/></draw:path><draw:path draw:style-name="gr4" draw:text-style-name="P141" svg:width="0.128in" svg:height="0.1272in" svg:x="4.2646in" svg:y="0.0327in" svg:viewBox="0 0 326 324" svg:d="M174 173c46 0 91 0 137 0 7 0 15-1 15-11 0-11-8-10-15-10-46 0-91 0-137 0 0-46 0-90 0-137 0-7 0-15-10-15s-10 8-10 15c0 47 0 91 0 137-46 0-92 0-139 0-7 0-15-1-15 10 0 10 8 11 15 11 47 0 93 0 139 0 0 45 0 91 0 136 0 7 0 15 10 15s10-8 10-15c0-45 0-91 0-136z"><text:p/></draw:path><draw:path draw:style-name="gr4" draw:text-style-name="P141" svg:width="0.026in" svg:height="0.1921in" svg:x="4.4701in" svg:y="0in" svg:viewBox="0 0 67 489" svg:d="M67 489c0-7 0-12 0-19-15 0-32 0-47 0 0-150 0-301 0-450 15 0 32 0 47 0 0-7 0-13 0-20-22 0-45 0-67 0 0 164 0 326 0 489 22 0 45 0 67 0z"><text:p/></draw:path><draw:path draw:style-name="gr4" draw:text-style-name="P141" svg:width="0.0736in" svg:height="0.0882in" svg:x="4.5075in" svg:y="0.0571in" svg:viewBox="0 0 188 225" svg:d="M41 113c0-79 40-100 67-100 4 0 35 0 52 18-20 1-23 15-23 22 0 13 9 22 23 22 12 0 22-8 22-22 0-33-38-53-76-53-61 0-106 53-106 113 0 63 49 112 106 112 66 0 82-60 82-64 0-6-6-4-7-4-5 0-6 1-6 4-14 46-46 52-64 52-27 0-70-21-70-100z"><text:p/></draw:path><draw:path draw:style-name="gr4" draw:text-style-name="P141" svg:width="0.0854in" svg:height="0.0882in" svg:x="4.5925in" svg:y="0.0571in" svg:viewBox="0 0 218 225" svg:d="M218 115c0-63-49-115-109-115-61 0-109 53-109 115 0 63 52 110 109 110 59 0 109-47 109-110zM109 213c-21 0-42-10-56-33-12-22-12-51-12-70 0-18 0-44 12-67 13-22 37-32 56-32 21 0 41 11 55 32 12 21 14 49 14 67 0 19 0 45-11 66-12 23-33 37-58 37z"><text:p/></draw:path><draw:path draw:style-name="gr4" draw:text-style-name="P141" svg:width="0.0626in" svg:height="0.0882in" svg:x="4.6906in" svg:y="0.0571in" svg:viewBox="0 0 160 225" svg:d="M85 124c12 3 52 10 52 45 0 25-18 45-56 45-42 0-59-28-68-69-2-7-2-8-7-8-6 0-6 3-6 11 0 21 0 44 0 66 0 8 0 11 4 11 3 0 4 0 13-10 1-1 1-1 10-11 22 21 44 21 54 21 56 0 79-32 79-68 0-26-14-41-20-47-17-15-36-19-56-23-28-6-62-12-62-41 0-17 14-36 56-36 54 0 56 43 58 59 0 4 4 4 5 4 7 0 7-2 7-11 0-17 0-34 0-51 0-7 0-11-5-11-3 0-4 0-10 6-1 2-7 7-8 8-20-14-40-14-47-14-60 0-78 34-78 60 0 17 7 31 21 42 15 13 29 15 64 22z"><text:p/></draw:path><draw:path draw:style-name="gr4" draw:text-style-name="P141" svg:width="0.0441in" svg:height="0.1921in" svg:x="4.8118in" svg:y="0in" svg:viewBox="0 0 113 489" svg:d="M113 484c0-2 0-2-7-10-61-63-78-155-78-229 0-86 20-171 80-231 5-7 5-7 5-8 0-5-1-6-4-6-5 0-49 34-78 96-25 54-31 108-31 149 0 37 6 96 32 152 30 60 72 92 77 92 3 0 4-1 4-5z"><text:p/></draw:path><draw:path draw:style-name="gr4" draw:text-style-name="P141" svg:width="0.0795in" svg:height="0.1374in" svg:x="4.8764in" svg:y="0.0071in" svg:viewBox="0 0 203 350" svg:d="M203 101c0-32-10-101-59-101-68 0-144 138-144 250 0 45 14 100 59 100 68 0 144-140 144-249zM52 168c8-32 18-72 38-105 12-25 30-52 53-52 24 0 28 31 28 59 0 24-4 49-17 98-34 0-69 0-102 0zM150 183c-6 23-16 64-34 98s-36 57-57 57c-17 0-27-14-27-58 0-20 3-49 16-97 33 0 68 0 102 0z"><text:p/></draw:path><draw:path draw:style-name="gr4" draw:text-style-name="P141" svg:width="0.0441in" svg:height="0.1921in" svg:x="4.9756in" svg:y="0in" svg:viewBox="0 0 113 489" svg:d="M113 245c0-38-5-97-32-153-29-60-71-92-77-92-3 0-4 3-4 6 0 1 0 1 8 11 49 47 77 126 77 228 0 82-18 169-79 230-6 7-6 7-6 9 0 3 1 5 4 5 6 0 49-33 79-96 25-53 30-108 30-148z"><text:p/></draw:path><draw:path draw:style-name="gr4" draw:text-style-name="P141" svg:width="0.0201in" svg:height="0.0201in" svg:x="5.0996in" svg:y="0.0862in" svg:viewBox="0 0 52 52" svg:d="M52 25c0-14-13-25-27-25s-25 10-25 25c0 14 11 27 25 27s27-11 27-27z"><text:p/></draw:path><draw:path draw:style-name="gr4" draw:text-style-name="P141" svg:width="0.0736in" svg:height="0.0882in" svg:x="5.1858in" svg:y="0.0571in" svg:viewBox="0 0 188 225" svg:d="M41 113c0-79 40-100 67-100 4 0 35 0 52 18-20 1-23 15-23 22 0 13 9 22 23 22 12 0 22-8 22-22 0-33-38-53-76-53-61 0-106 53-106 113 0 63 49 112 106 112 66 0 82-60 82-64 0-6-6-4-7-4-5 0-6 1-6 4-14 46-46 52-64 52-27 0-70-21-70-100z"><text:p/></draw:path><draw:path draw:style-name="gr4" draw:text-style-name="P141" svg:width="0.0854in" svg:height="0.0882in" svg:x="5.2709in" svg:y="0.0571in" svg:viewBox="0 0 218 225" svg:d="M218 115c0-63-49-115-109-115-61 0-109 53-109 115 0 63 52 110 109 110 59 0 109-47 109-110zM109 213c-21 0-42-10-56-33-12-22-12-51-12-70 0-18 0-44 12-67 13-22 37-32 56-32 21 0 41 11 55 32 12 21 14 49 14 67 0 19 0 45-11 66-12 23-33 37-58 37z"><text:p/></draw:path><draw:path draw:style-name="gr4" draw:text-style-name="P141" svg:width="0.0626in" svg:height="0.0882in" svg:x="5.3689in" svg:y="0.0571in" svg:viewBox="0 0 160 225" svg:d="M85 124c12 3 52 10 52 45 0 25-18 45-56 45-42 0-59-28-68-69-2-7-2-8-7-8-6 0-6 3-6 11 0 21 0 44 0 66 0 8 0 11 4 11 3 0 4 0 13-10 1-1 1-1 10-11 22 21 44 21 54 21 56 0 79-32 79-68 0-26-14-41-20-47-17-15-36-19-56-23-28-6-62-12-62-41 0-17 14-36 56-36 54 0 56 43 58 59 0 4 4 4 5 4 7 0 7-2 7-11 0-17 0-34 0-51 0-7 0-11-5-11-3 0-4 0-10 6-1 2-7 7-8 8-20-14-40-14-47-14-60 0-78 34-78 60 0 17 7 31 21 42 15 13 29 15 64 22z"><text:p/></draw:path><draw:path draw:style-name="gr4" draw:text-style-name="P141" svg:width="0.0441in" svg:height="0.1921in" svg:x="5.4902in" svg:y="0in" svg:viewBox="0 0 113 489" svg:d="M113 484c0-2 0-2-8-10-60-63-77-155-77-229 0-86 20-171 80-231 5-7 5-7 5-8 0-5-1-6-4-6-5 0-49 34-78 96-25 54-31 108-31 149 0 37 6 96 32 152 30 60 72 92 77 92 3 0 4-1 4-5z"><text:p/></draw:path><draw:path draw:style-name="gr4" draw:text-style-name="P141" svg:width="0.1012in" svg:height="0.1724in" svg:x="5.5559in" svg:y="0.0098in" svg:viewBox="0 0 258 439" svg:d="M190 11c0-3 2-5 2-7-2-1 0-4-6-4-4 0-5 1-7 10-10 38-18 75-28 113-78 3-151 67-151 134 0 45 35 84 95 87-4 15-8 31-12 46-6 24-10 42-10 43 0 6 3 6 5 6 3 0 3 0 5-1 1-2 4-13 5-20 7-24 13-49 20-74 78-1 150-69 150-133 0-38-26-84-94-88 8-38 18-74 26-112zM97 334c-30-1-65-19-65-67 0-59 42-127 115-133-17 67-34 134-50 200zM161 134c36 2 64 24 64 67 0 58-42 126-116 133 17-66 35-133 52-200z"><text:p/></draw:path><draw:path draw:style-name="gr4" draw:text-style-name="P141" svg:width="0.0449in" svg:height="0.1921in" svg:x="5.6728in" svg:y="0in" svg:viewBox="0 0 115 489" svg:d="M115 245c0-38-6-97-32-153-31-60-73-92-77-92-3 0-6 3-6 6 0 1 0 1 10 11 47 47 75 126 75 228 0 82-18 169-78 230-7 7-7 7-7 9 0 3 3 5 6 5 4 0 49-33 78-96 25-53 31-108 31-148z"><text:p/></draw:path><draw:path draw:style-name="gr4" draw:text-style-name="P141" svg:width="0.026in" svg:height="0.1921in" svg:x="5.7417in" svg:y="0in" svg:viewBox="0 0 67 489" svg:d="M67 0c-22 0-45 0-67 0 0 7 0 13 0 20 15 0 32 0 48 0 0 149 0 300 0 450-16 0-33 0-48 0 0 7 0 12 0 19 22 0 45 0 67 0 0-163 0-325 0-489z"><text:p/></draw:path><draw:path draw:style-name="gr4" draw:text-style-name="P141" svg:width="0.0201in" svg:height="0.0201in" svg:x="5.8508in" svg:y="0.0862in" svg:viewBox="0 0 52 52" svg:d="M52 25c0-14-13-25-27-25-15 0-25 10-25 25 0 14 10 27 25 27 14 0 27-11 27-27z"><text:p/></draw:path><draw:path draw:style-name="gr4" draw:text-style-name="P141" svg:width="0.085in" svg:height="0.0374in" svg:x="6.0717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5.9394in" svg:y="0.0594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4" draw:text-style-name="P141" svg:width="0.078in" svg:height="0.1209in" svg:x="6.0303in" svg:y="0.0799in" svg:viewBox="0 0 199 308" svg:d="M146 6c0-6-5-6-6-6-6 0-6 3-7 8-7 27-13 52-20 79-61 2-113 46-113 92 0 39 36 61 74 63-3 11-5 22-8 32-4 15-7 28-7 29 0 5 4 5 5 5 6 0 6-2 7-9 5-18 10-38 14-56 59-3 114-46 114-92 0-36-32-63-74-64 7-27 14-55 21-81zM77 233c-27-1-52-16-52-48 0-34 27-83 86-89-12 45-23 91-34 137zM122 96c26 2 52 16 52 48 0 38-30 84-86 89 11-46 23-92 34-137z"><text:p/></draw:path><draw:path draw:style-name="gr4" draw:text-style-name="P141" svg:width="0.1126in" svg:height="0.0657in" svg:x="6.1264in" svg:y="0.1268in" svg:viewBox="0 0 287 168" svg:d="M255 21c3-7 3-10 22-10 6 0 6 0 7 0 2-1 3-5 3-7 0-4-4-4-8-4-13 0-24 0-37 0-5 0-8 0-12 6-34 46-69 92-103 139-9-46-21-92-30-138-2-7-3-7-10-7-13 0-27 0-39 0-6 0-9 0-9 7 0 4 3 4 9 4 2 0 11 0 15 2 0 2 0 4 0 7-10 40-21 79-31 120-1 7-4 17-26 17-2 0-6 0-6 7 0 2 1 4 4 4 4 0 9-2 14-2 4 0 9 0 14 0 4 0 9 0 14 0 4 0 10 2 14 2 3 0 6-2 6-7 0-4-3-4-6-4-12 0-18-3-18-10 0-2 1-3 1-6 12-43 21-85 33-128 11 49 22 97 33 148 2 4 3 7 7 7 3 0 6-2 9-6 36-50 74-100 110-151-11 45-22 90-33 136-3 8-3 10-21 10-7 0-12 0-12 7 0 1 3 4 5 4 5 0 11-2 16-2 6 0 12 0 17 0 6 0 11 0 17 0s13 2 17 2c1 0 7 0 7-7 0-4-4-4-9-4-4 0-7 0-11 0-5-2-5-2-5-3 0-2 0-2 0-4 11-44 21-86 32-129z"><text:p/></draw:path></draw:g></draw:g></text:p></text:list-item><text:list-item><text:p text:style-name="P118"><draw:g text:anchor-type="as-char" svg:y="-0.1453in" draw:z-index="41" draw:name="Shape247" draw:style-name="gr1"><svg:title>TexMaths</svg:title><svg:desc>14§display§\vec{e_y}=\left[\sin \left(\theta \right)\cdot \sin \left(\phi \right)\right]\cdot \vec{e_{r_M}}+\left[\cos \left(\theta \right)\cdot \sin \left(\phi \right)\right]\cdot \vec{e_{\theta _M}}+\left[\sin \left(\theta \right)\cdot \cos \left(\phi \right)\right]\vec{e_{\phi _M}}§svg§600§FALSE§</svg:desc><draw:g draw:style-name="gr2"><draw:path draw:style-name="gr3" draw:text-style-name="P140" svg:width="6.0957in" svg:height="0.1807in" svg:x="0.0004in" svg:y="0.0094in" svg:viewBox="0 0 15484 460" svg:d="M7743 460c-2582 0-5163 0-7743 0 0-154 0-306 0-460 5161 0 10323 0 15484 0 0 154 0 306 0 460-2581 0-5161 0-7741 0z"><text:p/></draw:path><draw:path draw:style-name="gr4" draw:text-style-name="P141" svg:width="0.085in" svg:height="0.0374in" svg:x="0.0547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97in" svg:height="0.0866in" svg:x="0.087in" svg:y="0.1134in" svg:viewBox="0 0 178 221" svg:d="M176 21c2-4 2-6 2-7 0-7-6-11-11-11s-12 1-16 8c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4" draw:text-style-name="P141" svg:width="0.1287in" svg:height="0.0453in" svg:x="0.2386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26in" svg:height="0.1921in" svg:x="0.4555in" svg:y="0in" svg:viewBox="0 0 67 489" svg:d="M67 489c0-7 0-12 0-19-15 0-32 0-47 0 0-150 0-301 0-450 15 0 32 0 47 0 0-7 0-13 0-20-22 0-45 0-67 0 0 164 0 326 0 489 22 0 45 0 67 0z"><text:p/></draw:path><draw:path draw:style-name="gr4" draw:text-style-name="P141" svg:width="0.063in" svg:height="0.0882in" svg:x="0.4929in" svg:y="0.0571in" svg:viewBox="0 0 161 225" svg:d="M85 124c12 3 52 10 52 45 0 25-18 45-56 45-42 0-59-28-68-69-2-7-2-8-7-8-6 0-6 3-6 11 0 21 0 44 0 66 0 8 0 11 4 11 3 0 4 0 13-10 1-1 1-1 10-11 22 21 44 21 54 21 56 0 80-32 80-68 0-26-15-41-21-47-17-15-36-19-56-23-28-6-62-12-62-41 0-17 14-36 56-36 54 0 56 43 58 59 0 4 4 4 5 4 7 0 7-2 7-11 0-17 0-34 0-51 0-7 0-11-5-11-3 0-4 0-10 6-1 2-7 7-8 8-19-14-40-14-47-14-60 0-78 34-78 60 0 17 7 31 21 42 15 13 29 15 64 22z"><text:p/></draw:path><draw:path draw:style-name="gr4" draw:text-style-name="P141" svg:width="0.0409in" svg:height="0.128in" svg:x="0.5689in" svg:y="0.0161in" svg:viewBox="0 0 105 326" svg:d="M71 110c-22 2-46 3-68 6 0 4 0 10 0 15 31 0 36 3 36 27 0 43 0 88 0 131 0 21-5 21-39 21 0 6 0 12 0 16 15 0 42-2 55-2 16 0 33 2 50 2 0-4 0-10 0-16-32 0-34-1-34-21 0-58 0-118 0-179zM73 25c0-15-13-25-25-25-16 0-27 13-27 25 0 14 11 27 27 27 12 0 25-11 25-27z"><text:p/></draw:path><draw:path draw:style-name="gr4" draw:text-style-name="P141" svg:width="0.0972in" svg:height="0.085in" svg:x="0.6224in" svg:y="0.0594in" svg:viewBox="0 0 248 217" svg:d="M39 49c0 43 0 87 0 131 0 21-5 21-39 21 0 5 0 10 0 16 18 0 43-2 56-2s39 2 56 2c0-6 0-11 0-16-34 0-39 0-39-21 0-30 0-61 0-91 0-50 35-78 67-78 31 0 36 27 36 55 0 37 0 75 0 114 0 21-5 21-39 21 0 5 0 10 0 16 17 0 42-2 56-2 13 0 38 2 55 2 0-6 0-11 0-16-25 0-38 0-38-14 0-32 0-63 0-93 0-42 0-58-15-76-7-8-24-18-52-18-37 0-59 21-73 52 0-17 0-35 0-52-24 1-46 4-70 6 0 5 0 9 0 15 35 0 39 3 39 28z"><text:p/></draw:path><draw:path draw:style-name="gr4" draw:text-style-name="P141" svg:width="0.0441in" svg:height="0.1921in" svg:x="0.7756in" svg:y="0in" svg:viewBox="0 0 113 489" svg:d="M113 484c0-2 0-2-8-10-62-63-77-155-77-229 0-86 20-171 80-231 5-7 5-7 5-8 0-5-1-6-4-6-5 0-49 34-78 96-25 54-31 108-31 149 0 37 6 96 32 152 30 60 72 92 77 92 3 0 4-1 4-5z"><text:p/></draw:path><draw:path draw:style-name="gr4" draw:text-style-name="P141" svg:width="0.0799in" svg:height="0.1374in" svg:x="0.8394in" svg:y="0.0071in" svg:viewBox="0 0 204 350" svg:d="M204 101c0-32-9-101-60-101-67 0-144 138-144 250 0 45 15 100 60 100 69 0 144-140 144-249zM53 168c9-32 18-72 38-105 13-25 31-52 53-52 24 0 27 31 27 59 0 24-3 49-16 98-33 0-68 0-102 0zM151 183c-5 23-15 64-35 98-17 34-35 57-56 57-17 0-26-14-26-58 0-20 2-49 15-97 34 0 69 0 102 0z"><text:p/></draw:path><draw:path draw:style-name="gr4" draw:text-style-name="P141" svg:width="0.0441in" svg:height="0.1921in" svg:x="0.9394in" svg:y="0in" svg:viewBox="0 0 113 489" svg:d="M113 245c0-38-5-97-32-153-29-60-71-92-77-92-3 0-4 3-4 6 0 1 0 1 8 11 49 47 77 126 77 228 0 82-18 169-79 230-6 7-6 7-6 9 0 3 1 5 4 5 6 0 49-33 79-96 25-53 30-108 30-148z"><text:p/></draw:path><draw:path draw:style-name="gr4" draw:text-style-name="P141" svg:width="0.0205in" svg:height="0.0201in" svg:x="1.0626in" svg:y="0.0862in" svg:viewBox="0 0 53 52" svg:d="M53 25c0-14-12-25-26-25s-27 10-27 25c0 14 13 27 27 27s26-11 26-27z"><text:p/></draw:path><draw:path draw:style-name="gr4" draw:text-style-name="P141" svg:width="0.0626in" svg:height="0.0882in" svg:x="1.15in" svg:y="0.0571in" svg:viewBox="0 0 160 225" svg:d="M85 124c12 3 52 10 52 45 0 25-18 45-56 45-42 0-59-28-68-69-2-7-2-8-7-8-6 0-6 3-6 11 0 21 0 44 0 66 0 8 0 11 4 11 3 0 4 0 13-10 1-1 1-1 10-11 22 21 44 21 54 21 56 0 79-32 79-68 0-26-14-41-20-47-17-15-36-19-56-23-28-6-62-12-62-41 0-17 14-36 56-36 54 0 56 43 58 59 0 4 4 4 5 4 7 0 7-2 7-11 0-17 0-34 0-51 0-7 0-11-5-11-3 0-4 0-10 6-1 2-7 7-8 8-20-14-40-14-47-14-60 0-78 34-78 60 0 17 7 31 21 42 15 13 29 15 64 22z"><text:p/></draw:path><draw:path draw:style-name="gr4" draw:text-style-name="P141" svg:width="0.0409in" svg:height="0.128in" svg:x="1.226in" svg:y="0.0161in" svg:viewBox="0 0 105 326" svg:d="M71 110c-22 2-46 3-68 6 0 4 0 10 0 15 31 0 36 3 36 27 0 43 0 88 0 131 0 21-5 21-39 21 0 6 0 12 0 16 15 0 42-2 55-2 16 0 33 2 50 2 0-4 0-10 0-16-32 0-34-1-34-21 0-58 0-118 0-179zM73 25c0-15-13-25-25-25-16 0-27 13-27 25 0 14 11 27 27 27 12 0 25-11 25-27z"><text:p/></draw:path><draw:path draw:style-name="gr4" draw:text-style-name="P141" svg:width="0.0972in" svg:height="0.085in" svg:x="1.2795in" svg:y="0.0594in" svg:viewBox="0 0 248 217" svg:d="M39 49c0 43 0 87 0 131 0 21-5 21-39 21 0 5 0 10 0 16 18 0 43-2 56-2s39 2 56 2c0-6 0-11 0-16-34 0-39 0-39-21 0-30 0-61 0-91 0-50 35-78 67-78 31 0 36 27 36 55 0 37 0 75 0 114 0 21-5 21-39 21 0 5 0 10 0 16 17 0 42-2 56-2 13 0 38 2 55 2 0-6 0-11 0-16-25 0-38 0-38-14 0-32 0-63 0-93 0-42 0-58-15-76-7-8-24-18-52-18-37 0-59 21-73 52 0-17 0-35 0-52-24 1-46 4-70 6 0 5 0 9 0 15 35 0 39 3 39 28z"><text:p/></draw:path><draw:path draw:style-name="gr4" draw:text-style-name="P141" svg:width="0.0441in" svg:height="0.1921in" svg:x="1.4327in" svg:y="0in" svg:viewBox="0 0 113 489" svg:d="M113 484c0-2 0-2-8-10-62-63-77-155-77-229 0-86 20-171 80-231 5-7 5-7 5-8 0-5-1-6-4-6-5 0-49 34-78 96-25 54-31 108-31 149 0 37 6 96 32 152 30 60 72 92 77 92 3 0 4-1 4-5z"><text:p/></draw:path><draw:path draw:style-name="gr4" draw:text-style-name="P141" svg:width="0.1012in" svg:height="0.1724in" svg:x="1.4984in" svg:y="0.0098in" svg:viewBox="0 0 258 439" svg:d="M190 11c0-3 2-5 2-7-2-1 0-4-6-4-4 0-5 1-7 10-10 38-19 75-29 113-77 3-150 67-150 134 0 45 35 84 94 87-3 15-7 31-11 46-6 24-10 42-10 43 0 6 3 6 5 6 3 0 3 0 5-1 1-2 4-13 5-20 7-24 13-49 20-74 78-1 150-69 150-133 0-38-27-84-94-88 8-38 18-74 26-112zM97 334c-30-1-65-19-65-67 0-59 42-127 115-133-17 67-34 134-50 200zM160 134c37 2 65 24 65 67 0 58-42 126-116 133 17-66 34-133 51-200z"><text:p/></draw:path><draw:path draw:style-name="gr4" draw:text-style-name="P141" svg:width="0.0449in" svg:height="0.1921in" svg:x="1.615in" svg:y="0in" svg:viewBox="0 0 115 489" svg:d="M115 245c0-38-6-97-34-153-29-60-71-92-75-92-3 0-6 3-6 6 0 1 0 1 10 11 47 47 75 126 75 228 0 82-18 169-78 230-7 7-7 7-7 9 0 3 3 5 6 5 4 0 49-33 78-96 24-53 31-108 31-148z"><text:p/></draw:path><draw:path draw:style-name="gr4" draw:text-style-name="P141" svg:width="0.026in" svg:height="0.1921in" svg:x="1.6839in" svg:y="0in" svg:viewBox="0 0 67 489" svg:d="M67 0c-22 0-45 0-67 0 0 7 0 13 0 20 15 0 32 0 48 0 0 149 0 300 0 450-16 0-33 0-48 0 0 7 0 12 0 19 22 0 45 0 67 0 0-163 0-325 0-489z"><text:p/></draw:path><draw:path draw:style-name="gr4" draw:text-style-name="P141" svg:width="0.0201in" svg:height="0.0201in" svg:x="1.7933in" svg:y="0.0862in" svg:viewBox="0 0 52 52" svg:d="M52 25c0-14-13-25-27-25-15 0-25 10-25 25 0 14 10 27 25 27 14 0 27-11 27-27z"><text:p/></draw:path><draw:path draw:style-name="gr4" draw:text-style-name="P141" svg:width="0.0854in" svg:height="0.0374in" svg:x="2.0031in" svg:y="0.0067in" svg:viewBox="0 0 218 96" svg:d="M175 59c-7 5-22 19-22 28 0 5 4 9 9 9s7-2 9-5c5-9 18-21 39-32 3-3 8-4 8-10s-2-8-7-10c-11-8-16-17-19-28-2-5-3-11-10-11s-10 6-10 10c0 3 3 18 11 29-54 0-110 0-165 0-8 0-18 0-18 10s10 10 18 10c52 0 105 0 157 0z"><text:p/></draw:path><draw:path draw:style-name="gr4" draw:text-style-name="P141" svg:width="0.074in" svg:height="0.087in" svg:x="1.8819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3in" svg:height="0.0602in" svg:x="1.9697in" svg:y="0.1134in" svg:viewBox="0 0 161 154" svg:d="M66 81c0-1 8-32 8-35 2-3 11-19 23-28 2-3 12-10 26-10 4 0 13 2 20 6-11 3-16 13-16 18 0 9 6 13 14 13 9 0 20-6 20-21 0-17-20-24-36-24-19 0-34 7-49 24-6-21-27-24-35-24-13 0-23 7-27 17-8 14-14 33-14 35 0 4 6 4 7 4 4 0 4 0 7-10 6-21 11-38 25-38 9 0 11 9 11 17 0 7-2 20-5 30-3 8-6 22-7 30-4 14-7 28-11 44-2 4-3 8-5 14 0 8 7 11 13 11 4 0 11-3 14-10 1-1 6-17 7-25 3-13 7-25 10-38z"><text:p/></draw:path><draw:path draw:style-name="gr4" draw:text-style-name="P141" svg:width="0.1126in" svg:height="0.0657in" svg:x="2.0472in" svg:y="0.1268in" svg:viewBox="0 0 287 168" svg:d="M256 21c2-7 3-10 21-10 7 0 7 0 9 0 1-1 1-5 1-7 0-4-3-4-7-4-13 0-25 0-38 0-5 0-8 0-11 6-34 46-69 92-102 139-11-46-21-92-32-138-2-7-3-7-10-7-13 0-27 0-39 0-5 0-9 0-9 7 0 4 3 4 10 4 1 0 10 0 15 2 0 2 0 4-1 7-10 40-21 79-31 120-1 7-3 17-26 17-2 0-6 0-6 7 0 2 1 4 4 4 4 0 10-2 14-2s10 0 14 0 10 0 14 0c6 0 10 2 14 2s7-2 7-7c0-4-4-4-7-4-12 0-17-3-17-10 0-2 0-3 2-6 11-43 21-85 32-128 11 49 22 97 34 148 1 4 1 7 5 7 3 0 6-2 10-6 36-50 73-100 109-151-11 45-22 90-33 136-2 8-3 10-21 10-6 0-10 0-10 7 0 1 1 4 4 4 6 0 11-2 17-2 5 0 11 0 17 0 5 0 11 0 16 0 6 0 12 2 17 2 2 0 6 0 6-7 0-4-3-4-9-4-2 0-5 0-9 0-6-2-7-2-7-3 0-2 0-2 1-4 11-44 21-86 32-129z"><text:p/></draw:path><draw:path draw:style-name="gr4" draw:text-style-name="P141" svg:width="0.1287in" svg:height="0.1272in" svg:x="2.2433in" svg:y="0.0327in" svg:viewBox="0 0 328 324" svg:d="M174 173c46 0 91 0 137 0 7 0 17-1 17-11 0-11-10-10-17-10-46 0-91 0-137 0 0-46 0-90 0-137 0-7 0-15-10-15s-10 8-10 15c0 47 0 91 0 137-46 0-91 0-137 0-7 0-17-1-17 10 0 10 10 11 17 11 46 0 91 0 137 0 0 45 0 91 0 136 0 7 0 15 10 15s10-8 10-15c0-45 0-91 0-136z"><text:p/></draw:path><draw:path draw:style-name="gr4" draw:text-style-name="P141" svg:width="0.026in" svg:height="0.1921in" svg:x="2.4492in" svg:y="0in" svg:viewBox="0 0 67 489" svg:d="M67 489c0-7 0-12 0-19-15 0-32 0-47 0 0-150 0-301 0-450 15 0 32 0 47 0 0-7 0-13 0-20-22 0-45 0-67 0 0 164 0 326 0 489 22 0 45 0 67 0z"><text:p/></draw:path><draw:path draw:style-name="gr4" draw:text-style-name="P141" svg:width="0.0736in" svg:height="0.0882in" svg:x="2.4866in" svg:y="0.0571in" svg:viewBox="0 0 188 225" svg:d="M42 113c0-79 39-100 66-100 4 0 35 0 53 18-21 1-24 15-24 22 0 13 9 22 23 22 12 0 22-8 22-22 0-33-36-53-74-53-62 0-108 53-108 113 0 63 49 112 106 112 66 0 82-60 82-64 0-6-5-4-6-4-4 0-6 1-7 4-14 46-46 52-64 52-27 0-69-21-69-100z"><text:p/></draw:path><draw:path draw:style-name="gr4" draw:text-style-name="P141" svg:width="0.0854in" svg:height="0.0882in" svg:x="2.5717in" svg:y="0.0571in" svg:viewBox="0 0 218 225" svg:d="M218 115c0-63-49-115-109-115s-109 53-109 115c0 63 52 110 109 110 60 0 109-47 109-110zM109 213c-21 0-42-10-56-33-11-22-11-51-11-70 0-18 0-44 11-67 14-22 37-32 56-32 23 0 44 11 56 32 13 21 13 49 13 67 0 19 0 45-11 66-10 23-33 37-58 37z"><text:p/></draw:path><draw:path draw:style-name="gr4" draw:text-style-name="P141" svg:width="0.063in" svg:height="0.0882in" svg:x="2.6697in" svg:y="0.0571in" svg:viewBox="0 0 161 225" svg:d="M85 124c12 3 52 10 52 45 0 25-17 45-56 45-40 0-59-28-68-69-2-7-2-8-6-8-7 0-7 3-7 11 0 21 0 44 0 66 0 8 0 11 6 11 2 0 2 0 12-10 0-1 0-1 10-11 21 21 43 21 53 21 58 0 80-32 80-68 0-26-15-41-21-47-15-15-35-19-56-23-28-6-60-12-60-41 0-17 12-36 54-36 55 0 58 43 58 59 1 4 5 4 7 4 5 0 5-2 5-11 0-17 0-34 0-51 0-7 0-11-5-11-3 0-3 0-10 6-1 2-6 7-8 8-19-14-40-14-47-14-60 0-78 34-78 60 0 17 8 31 21 42 15 13 29 15 64 22z"><text:p/></draw:path><draw:path draw:style-name="gr4" draw:text-style-name="P141" svg:width="0.0449in" svg:height="0.1921in" svg:x="2.7909in" svg:y="0in" svg:viewBox="0 0 115 489" svg:d="M115 484c0-2 0-2-9-10-61-63-77-155-77-229 0-86 19-171 79-231 7-7 7-7 7-8 0-5-3-6-6-6-4 0-49 34-78 96-24 54-31 108-31 149 0 37 6 96 34 152 29 60 71 92 75 92 3 0 6-1 6-5z"><text:p/></draw:path><draw:path draw:style-name="gr4" draw:text-style-name="P141" svg:width="0.0795in" svg:height="0.1374in" svg:x="2.8555in" svg:y="0.0071in" svg:viewBox="0 0 203 350" svg:d="M203 101c0-32-8-101-59-101-68 0-144 138-144 250 0 45 14 100 59 100 70 0 144-140 144-249zM52 168c8-32 18-72 38-105 14-25 32-52 54-52 24 0 27 31 27 59 0 24-4 49-16 98-35 0-68 0-103 0zM151 183c-5 23-17 64-35 98-17 34-36 57-57 57-16 0-27-14-27-58 0-20 3-49 16-97 35 0 68 0 103 0z"><text:p/></draw:path><draw:path draw:style-name="gr4" draw:text-style-name="P141" svg:width="0.0449in" svg:height="0.1921in" svg:x="2.9547in" svg:y="0in" svg:viewBox="0 0 115 489" svg:d="M115 245c0-38-6-97-34-153-29-60-71-92-75-92-5 0-6 3-6 6 0 1 0 1 10 11 47 47 75 126 75 228 0 82-18 169-78 230-7 7-7 7-7 9 0 3 1 5 6 5 4 0 49-33 77-96 25-53 32-108 32-148z"><text:p/></draw:path><draw:path draw:style-name="gr4" draw:text-style-name="P141" svg:width="0.0201in" svg:height="0.0201in" svg:x="3.078in" svg:y="0.0862in" svg:viewBox="0 0 52 52" svg:d="M52 25c0-14-11-25-25-25-16 0-27 10-27 25 0 14 11 27 27 27 14 0 25-11 25-27z"><text:p/></draw:path><draw:path draw:style-name="gr4" draw:text-style-name="P141" svg:width="0.063in" svg:height="0.0882in" svg:x="3.1646in" svg:y="0.0571in" svg:viewBox="0 0 161 225" svg:d="M87 124c10 3 50 10 50 45 0 25-17 45-56 45-40 0-59-28-67-69-3-7-3-8-7-8-7 0-7 3-7 11 0 21 0 44 0 66 0 8 0 11 6 11 2 0 2 0 12-10 2-1 0-1 10-11 21 21 43 21 53 21 58 0 80-32 80-68 0-26-15-41-21-47-15-15-35-19-56-23-28-6-60-12-60-41 0-17 12-36 54-36 55 0 58 43 58 59 1 4 5 4 7 4 5 0 5-2 5-11 0-17 0-34 0-51 0-7 0-11-5-11-2 0-3 0-10 6-1 2-6 7-8 8-19-14-38-14-47-14-60 0-78 34-78 60 0 17 8 31 21 42 15 13 29 15 66 22z"><text:p/></draw:path><draw:path draw:style-name="gr4" draw:text-style-name="P141" svg:width="0.0409in" svg:height="0.128in" svg:x="3.2413in" svg:y="0.0161in" svg:viewBox="0 0 105 326" svg:d="M70 110c-22 2-46 3-69 6 0 4 0 10 0 15 33 0 37 3 37 27 0 43 0 88 0 131 0 21-6 21-38 21 0 6 0 12 0 16 15 0 42-2 53-2 18 0 35 2 52 2 0-4 0-10 0-16-32 0-35-1-35-21 0-58 0-118 0-179zM73 25c0-15-13-25-27-25-15 0-26 13-26 25 0 14 11 27 26 27 14 0 27-11 27-27z"><text:p/></draw:path><draw:path draw:style-name="gr4" draw:text-style-name="P141" svg:width="0.0972in" svg:height="0.085in" svg:x="3.2945in" svg:y="0.0594in" svg:viewBox="0 0 248 217" svg:d="M38 49c0 43 0 87 0 131 0 21-6 21-38 21 0 5 0 10 0 16 17 0 42-2 56-2 13 0 38 2 55 2 0-6 0-11 0-16-34 0-38 0-38-21 0-30 0-61 0-91 0-50 35-78 66-78 30 0 36 27 36 55 0 37 0 75 0 114 0 21-6 21-38 21 0 5 0 10 0 16 17 0 42-2 55-2 12 0 39 2 56 2 0-6 0-11 0-16-27 0-38 0-39-14 0-32 0-63 0-93 0-42 0-58-16-76-7-8-22-18-50-18-37 0-60 21-74 52 0-17 0-35 0-52-23 1-47 4-69 6 0 5 0 9 0 15 35 0 38 3 38 28z"><text:p/></draw:path><draw:path draw:style-name="gr4" draw:text-style-name="P141" svg:width="0.0449in" svg:height="0.1921in" svg:x="3.4472in" svg:y="0in" svg:viewBox="0 0 115 489" svg:d="M115 484c0-2 0-2-9-10-61-63-77-155-77-229 0-86 19-171 79-231 7-7 7-7 7-8 0-5-3-6-6-6-4 0-49 34-78 96-24 54-31 108-31 149 0 37 6 96 32 152 31 60 73 92 77 92 3 0 6-1 6-5z"><text:p/></draw:path><draw:path draw:style-name="gr4" draw:text-style-name="P141" svg:width="0.1016in" svg:height="0.1724in" svg:x="3.513in" svg:y="0.0098in" svg:viewBox="0 0 259 439" svg:d="M192 11c0-3 1-5 1-7-1-1 0-4-5-4-6 0-6 1-9 10-10 38-18 75-28 113-78 3-151 67-151 134 0 45 35 84 95 87-4 15-7 31-11 46-6 24-11 42-11 43 0 6 3 6 5 6s5 0 6-1c0-2 4-13 6-20 5-24 12-49 18-74 80-1 151-69 151-133 0-38-27-84-95-88 10-38 18-74 28-112zM98 334c-29-1-66-19-66-67 0-59 42-127 116-133-16 67-33 134-50 200zM161 134c38 2 66 24 66 67 0 58-44 126-116 133 16-66 33-133 50-200z"><text:p/></draw:path><draw:path draw:style-name="gr4" draw:text-style-name="P141" svg:width="0.0441in" svg:height="0.1921in" svg:x="3.6303in" svg:y="0in" svg:viewBox="0 0 113 489" svg:d="M113 245c0-38-5-97-32-153-29-60-71-92-77-92-3 0-4 3-4 6 0 1 0 1 8 11 49 47 77 126 77 228 0 82-18 169-79 230-6 7-6 7-6 9 0 3 1 5 4 5 6 0 49-33 79-96 25-53 30-108 30-148z"><text:p/></draw:path><draw:path draw:style-name="gr4" draw:text-style-name="P141" svg:width="0.026in" svg:height="0.1921in" svg:x="3.6988in" svg:y="0in" svg:viewBox="0 0 67 489" svg:d="M67 0c-22 0-45 0-67 0 0 7 0 13 0 20 15 0 32 0 48 0 0 149 0 300 0 450-16 0-33 0-48 0 0 7 0 12 0 19 22 0 45 0 67 0 0-163 0-325 0-489z"><text:p/></draw:path><draw:path draw:style-name="gr4" draw:text-style-name="P141" svg:width="0.0201in" svg:height="0.0201in" svg:x="3.8079in" svg:y="0.0862in" svg:viewBox="0 0 52 52" svg:d="M52 25c0-14-11-25-25-25s-27 10-27 25c0 14 13 27 27 27s25-11 25-27z"><text:p/></draw:path><draw:path draw:style-name="gr4" draw:text-style-name="P141" svg:width="0.0854in" svg:height="0.0374in" svg:x="4.0189in" svg:y="0.0067in" svg:viewBox="0 0 218 96" svg:d="M175 59c-7 5-22 19-22 28 0 5 4 9 9 9s7-2 9-5c7-9 18-21 39-32 4-3 8-4 8-10s-2-8-7-10c-9-8-15-17-19-28-2-5-3-11-10-11s-10 6-10 10c0 3 4 18 11 29-54 0-110 0-165 0-8 0-18 0-18 10s10 10 18 10c52 0 105 0 157 0z"><text:p/></draw:path><draw:path draw:style-name="gr4" draw:text-style-name="P141" svg:width="0.074in" svg:height="0.087in" svg:x="3.8972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141" svg:width="0.0602in" svg:height="0.0961in" svg:x="3.987in" svg:y="0.078in" svg:viewBox="0 0 154 245" svg:d="M154 74c0-36-14-74-48-74-51 0-106 92-106 171 0 40 15 74 48 74 51 0 106-94 106-171zM39 116c17-74 46-106 67-106 23 0 23 38 23 45 0 12-3 33-11 61-27 0-52 0-79 0zM115 129c-10 37-17 56-28 72-10 18-24 34-39 34-20 0-23-25-23-45 0-22 7-49 10-61 27 0 53 0 80 0z"><text:p/></draw:path><draw:path draw:style-name="gr4" draw:text-style-name="P141" svg:width="0.1126in" svg:height="0.0657in" svg:x="4.0642in" svg:y="0.1268in" svg:viewBox="0 0 287 168" svg:d="M256 21c2-7 2-10 21-10 6 0 4 0 7 0 3-1 3-5 3-7 0-4-4-4-8-4-13 0-24 0-37 0-5 0-8 0-12 6-34 46-68 92-101 139-11-46-21-92-32-138-2-7-3-7-10-7-13 0-27 0-39 0-5 0-9 0-9 7 0 4 3 4 9 4 2 0 11 0 16 2 0 2 0 4-1 7-10 40-21 79-31 120-1 7-3 17-26 17-2 0-6 0-6 7 0 2 1 4 4 4 4 0 10-2 14-2s9 0 14 0c4 0 10 0 14 0s10 2 14 2c3 0 6-2 6-7 0-4-3-4-6-4-12 0-17-3-17-10 0-2 0-3 0-6 12-43 21-85 33-128h1c11 49 22 97 34 148 0 4 1 7 5 7 3 0 6-2 10-6 36-50 73-100 109-151-11 45-22 90-33 136-3 8-3 10-21 10-7 0-10 0-10 7 0 1 1 4 4 4 4 0 11-2 17-2 4 0 8 0 15 0 6 0 13 0 18 0s12 2 17 2c2 0 6 0 6-7 0-4-3-4-9-4-2 0-5 0-9 0-7-2-7-2-7-3 0-2 0-2 1-4 11-44 21-86 32-129z"><text:p/></draw:path><draw:path draw:style-name="gr4" draw:text-style-name="P141" svg:width="0.1287in" svg:height="0.1272in" svg:x="4.2602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4" draw:text-style-name="P141" svg:width="0.026in" svg:height="0.1921in" svg:x="4.4661in" svg:y="0in" svg:viewBox="0 0 67 489" svg:d="M67 489c0-7 0-12 0-19-15 0-32 0-47 0 0-150 0-301 0-450 15 0 32 0 47 0 0-7 0-13 0-20-22 0-45 0-67 0 0 164 0 326 0 489 22 0 45 0 67 0z"><text:p/></draw:path><draw:path draw:style-name="gr4" draw:text-style-name="P141" svg:width="0.063in" svg:height="0.0882in" svg:x="4.5035in" svg:y="0.0571in" svg:viewBox="0 0 161 225" svg:d="M85 124c12 3 52 10 52 45 0 25-17 45-56 45-40 0-59-28-68-69-2-7-2-8-7-8-6 0-6 3-6 11 0 21 0 44 0 66 0 8 0 11 6 11 1 0 2 0 12-10 0-1 0-1 10-11 21 21 43 21 53 21 58 0 80-32 80-68 0-26-15-41-21-47-17-15-35-19-56-23-28-6-60-12-60-41 0-17 12-36 54-36 55 0 58 43 58 59 1 4 4 2 5 4 7 0 7-2 7-11 0-17 0-34 0-51 0-7 0-11-5-11-3 0-3 0-10 6-1 2-6 7-8 8-19-14-40-14-47-14-60 0-78 34-78 60 0 17 7 31 21 42 15 13 29 15 64 22z"><text:p/></draw:path><draw:path draw:style-name="gr4" draw:text-style-name="P141" svg:width="0.0409in" svg:height="0.128in" svg:x="4.5799in" svg:y="0.0161in" svg:viewBox="0 0 105 326" svg:d="M70 110c-22 2-46 3-69 6 0 4 0 10 0 15 33 0 37 3 37 27 0 43 0 88 0 131 0 21-6 21-38 21 0 6 0 12 0 16 15 0 42-2 53-2 17 0 35 2 52 2 0-4 0-10 0-16-32 0-35-1-35-21 0-58 0-118 0-179zM73 25c0-15-13-25-27-25-15 0-26 13-26 25 0 14 11 27 26 27 14 0 27-11 27-27z"><text:p/></draw:path><draw:path draw:style-name="gr4" draw:text-style-name="P141" svg:width="0.0972in" svg:height="0.085in" svg:x="4.6335in" svg:y="0.0594in" svg:viewBox="0 0 248 217" svg:d="M38 49c0 43 0 87 0 131 0 21-6 21-38 21 0 5 0 10 0 16 17 0 42-2 55-2 14 0 39 2 56 2 0-6 0-11 0-16-34 0-40 0-40-21 0-30 0-61 0-91 0-50 35-78 68-78 30 0 36 27 36 55 0 37 0 75 0 114 0 21-6 21-39 21 0 5 0 10 0 16 18 0 43-2 56-2 12 0 39 2 56 2 0-6 0-11 0-16-27 0-39 0-39-14 0-32 0-63 0-93 0-42 0-58-16-76-7-8-22-18-52-18-35 0-58 21-72 52 0-17 0-35 0-52-23 1-47 4-69 6 0 5 0 9 0 15 34 0 38 3 38 28z"><text:p/></draw:path><draw:path draw:style-name="gr4" draw:text-style-name="P141" svg:width="0.0449in" svg:height="0.1921in" svg:x="4.7862in" svg:y="0in" svg:viewBox="0 0 115 489" svg:d="M115 484c0-2 0-2-9-10-61-63-77-155-77-229 0-86 19-171 79-231 7-7 7-7 7-8 0-5-3-6-6-6-4 0-49 34-78 96-25 54-31 108-31 149 0 37 6 96 32 152 30 60 73 92 77 92 3 0 6-1 6-5z"><text:p/></draw:path><draw:path draw:style-name="gr4" draw:text-style-name="P141" svg:width="0.0795in" svg:height="0.1374in" svg:x="4.8508in" svg:y="0.0071in" svg:viewBox="0 0 203 350" svg:d="M203 101c0-32-8-101-59-101-68 0-144 138-144 250 0 45 14 100 59 100 70 0 144-140 144-249zM52 168c8-32 18-72 38-105 14-25 32-52 53-52 25 0 28 31 28 59 0 24-4 49-17 98-34 0-69 0-102 0zM150 183c-6 23-16 64-34 98s-36 57-57 57c-17 0-27-14-27-58 0-20 3-49 16-97 33 0 68 0 102 0z"><text:p/></draw:path><draw:path draw:style-name="gr4" draw:text-style-name="P141" svg:width="0.0441in" svg:height="0.1921in" svg:x="4.95in" svg:y="0in" svg:viewBox="0 0 113 489" svg:d="M113 245c0-38-5-97-32-153-29-60-71-92-77-92-3 0-4 3-4 6 0 1 0 1 8 11 49 47 77 126 77 228 0 82-18 169-79 230-6 7-6 7-6 9 0 3 1 5 4 5 6 0 49-33 79-96 25-53 30-108 30-148z"><text:p/></draw:path><draw:path draw:style-name="gr4" draw:text-style-name="P141" svg:width="0.0201in" svg:height="0.0201in" svg:x="5.074in" svg:y="0.0862in" svg:viewBox="0 0 52 52" svg:d="M52 25c0-14-13-25-27-25-15 0-25 10-25 25 0 14 10 27 25 27 14 0 27-11 27-27z"><text:p/></draw:path><draw:path draw:style-name="gr4" draw:text-style-name="P141" svg:width="0.0736in" svg:height="0.0882in" svg:x="5.1606in" svg:y="0.0571in" svg:viewBox="0 0 188 225" svg:d="M41 113c0-79 40-100 67-100 4 0 35 0 52 18-20 1-23 15-23 22 0 13 9 22 23 22 12 0 22-8 22-22 0-33-36-53-76-53-60 0-106 53-106 113 0 63 49 112 106 112 66 0 82-60 82-64 0-6-5-4-6-4-6 0-6 1-7 4-14 46-46 52-64 52-27 0-70-21-70-100z"><text:p/></draw:path><draw:path draw:style-name="gr4" draw:text-style-name="P141" svg:width="0.0854in" svg:height="0.0882in" svg:x="5.2453in" svg:y="0.0571in" svg:viewBox="0 0 218 225" svg:d="M218 115c0-63-49-115-109-115-61 0-109 53-109 115 0 63 52 110 109 110 59 0 109-47 109-110zM109 213c-21 0-42-10-56-33-12-22-12-51-12-70 0-18 0-44 12-67 13-22 37-32 56-32 21 0 44 11 56 32 13 21 13 49 13 67 0 19 0 45-11 66-12 23-33 37-58 37z"><text:p/></draw:path><draw:path draw:style-name="gr4" draw:text-style-name="P141" svg:width="0.063in" svg:height="0.0882in" svg:x="5.3437in" svg:y="0.0571in" svg:viewBox="0 0 161 225" svg:d="M85 124c12 3 52 10 52 45 0 25-17 45-56 45-40 0-59-28-68-69-2-7-2-8-7-8-6 0-6 3-6 11 0 21 0 44 0 66 0 8 0 11 6 11 1 0 2 0 11-10 1-1 1-1 10-11 22 21 44 21 54 21 58 0 80-32 80-68 0-26-15-41-21-47-17-15-35-19-56-23-28-6-60-12-60-41 0-17 12-36 54-36 55 0 56 43 58 59 0 4 4 2 5 4 7 0 7-2 7-11 0-17 0-34 0-51 0-7 0-11-5-11-3 0-3 0-10 6-1 2-7 7-8 8-19-14-40-14-47-14-60 0-78 34-78 60 0 17 7 31 21 42 15 13 29 15 64 22z"><text:p/></draw:path><draw:path draw:style-name="gr4" draw:text-style-name="P141" svg:width="0.0449in" svg:height="0.1921in" svg:x="5.465in" svg:y="0in" svg:viewBox="0 0 115 489" svg:d="M115 484c0-2 0-2-9-10-61-63-77-155-77-229 0-86 19-171 79-231 7-7 7-7 7-8 0-5-3-6-6-6-4 0-49 34-78 96-25 54-31 108-31 149 0 37 6 96 32 152 30 60 73 92 77 92 3 0 6-1 6-5z"><text:p/></draw:path><draw:path draw:style-name="gr4" draw:text-style-name="P141" svg:width="0.1012in" svg:height="0.1724in" svg:x="5.5303in" svg:y="0.0098in" svg:viewBox="0 0 258 439" svg:d="M192 11c0-3 1-5 1-7-3-1 0-4-7-4-4 0-4 1-7 10-10 38-18 75-28 113-78 3-151 67-151 134 0 45 35 84 95 87-4 15-8 31-11 46-7 24-11 42-11 43 0 6 3 6 5 6 3 0 5 0 6-1 0-2 3-13 6-20 5-24 12-49 18-74 78-1 150-69 150-133 0-38-26-84-94-88 10-38 18-74 28-112zM97 334c-30-1-65-19-65-67 0-59 42-127 116-133-16 67-35 134-51 200zM161 134c38 2 66 24 66 67 0 58-44 126-116 133 16-66 33-133 50-200z"><text:p/></draw:path><draw:path draw:style-name="gr4" draw:text-style-name="P141" svg:width="0.0449in" svg:height="0.1921in" svg:x="5.6472in" svg:y="0in" svg:viewBox="0 0 115 489" svg:d="M115 245c0-38-6-97-32-153-30-60-73-92-77-92-3 0-6 3-6 6 0 1 0 1 10 11 49 47 77 126 77 228 0 82-18 169-80 230-7 7-7 7-7 9 0 3 3 5 6 5 4 0 49-33 78-96 25-53 31-108 31-148z"><text:p/></draw:path><draw:path draw:style-name="gr4" draw:text-style-name="P141" svg:width="0.026in" svg:height="0.1921in" svg:x="5.7161in" svg:y="0in" svg:viewBox="0 0 67 489" svg:d="M67 0c-22 0-45 0-67 0 0 7 0 13 0 20 15 0 32 0 48 0 0 149 0 300 0 450-16 0-33 0-48 0 0 7 0 12 0 19 22 0 45 0 67 0 0-163 0-325 0-489z"><text:p/></draw:path><draw:path draw:style-name="gr4" draw:text-style-name="P141" svg:width="0.085in" svg:height="0.0374in" svg:x="5.939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5.8067in" svg:y="0.0594in" svg:viewBox="0 0 189 222" svg:d="M70 103c14 0 50-1 76-11 33-14 36-43 36-50 0-21-18-42-52-42-54 0-130 48-130 134 0 49 29 88 78 88 70 0 111-51 111-57 0-3-3-7-6-7-2 0-2 1-5 6-39 47-93 47-100 47-37 0-42-40-42-56 0-7 0-21 7-52 9 0 19 0 27 0zM46 92c20-74 70-81 84-81 23 0 37 14 37 31 0 50-80 50-100 50-7 0-14 0-21 0z"><text:p/></draw:path><draw:path draw:style-name="gr4" draw:text-style-name="P141" svg:width="0.078in" svg:height="0.1209in" svg:x="5.8976in" svg:y="0.0799in" svg:viewBox="0 0 199 308" svg:d="M146 6c0-6-5-6-6-6-6 0-6 3-7 8-7 27-13 52-20 79-61 2-113 46-113 92 0 39 35 61 74 63-3 11-5 22-8 32-4 15-7 28-7 29 0 5 4 5 5 5 6 0 6-2 7-9 5-18 10-38 14-56 59-3 114-46 114-92 0-36-32-63-74-64 7-27 14-55 21-81zM77 233c-27-1-52-16-52-48 0-34 27-83 86-89-12 45-23 91-34 137zM122 96c26 2 52 16 52 48 0 38-30 84-86 89 11-46 23-92 34-137z"><text:p/></draw:path><draw:path draw:style-name="gr4" draw:text-style-name="P141" svg:width="0.1126in" svg:height="0.0657in" svg:x="5.9933in" svg:y="0.1268in" svg:viewBox="0 0 287 168" svg:d="M255 21c3-7 3-10 22-10 6 0 6 0 7 0 2-1 3-5 3-7 0-4-4-4-8-4-13 0-24 0-37 0-5 0-8 0-12 6-34 46-69 92-103 139-9-46-21-92-30-138-2-7-3-7-10-7-13 0-27 0-39 0-6 0-9 0-9 7 0 4 3 4 9 4 2 0 11 0 15 2 0 2 0 4 0 7-10 40-21 79-31 120-1 7-4 17-26 17-2 0-6 0-6 7 0 2 1 4 4 4 4 0 9-2 14-2 4 0 9 0 14 0 4 0 9 0 14 0 4 0 10 2 14 2 3 0 6-2 6-7 0-4-3-4-6-4-12 0-18-3-18-10 0-2 1-3 1-6 12-43 21-85 33-128 11 49 22 97 33 148 2 4 3 7 7 7 3 0 6-2 9-6 36-50 74-100 110-151-11 45-22 90-33 136-3 8-3 10-21 10-7 0-12 0-12 7 0 1 3 4 5 4 5 0 11-2 16-2 6 0 12 0 17 0 6 0 11 0 17 0s13 2 17 2c1 0 7 0 7-7 0-4-4-4-9-4-4 0-7 0-11 0-5-2-5-2-5-3 0-2 0-2 0-4 11-44 21-86 32-129z"><text:p/></draw:path></draw:g></draw:g></text:p></text:list-item><text:list-item><text:p text:style-name="P126"><draw:g text:anchor-type="as-char" svg:y="-0.1453in" draw:z-index="42" draw:name="Shape248" draw:style-name="gr1"><svg:title>TexMaths</svg:title><svg:desc>14§display§\vec{e_z}=\left[\cos \left(\phi \right)\right]\cdot \vec{e_{r_M}}-\left[\sin \left(\phi \right)\right]\cdot \vec{e_{\phi _M}}§svg§600§FALSE§</svg:desc><draw:g draw:style-name="gr2"><draw:path draw:style-name="gr3" draw:text-style-name="P140" svg:width="2.8669in" svg:height="0.1807in" svg:x="0.0004in" svg:y="0.0094in" svg:viewBox="0 0 7283 460" svg:d="M3642 460c-1215 0-2428 0-3642 0 0-154 0-306 0-460 2427 0 4856 0 7283 0 0 154 0 306 0 460-1213 0-2427 0-3641 0z"><text:p/></draw:path><draw:path draw:style-name="gr4" draw:text-style-name="P141" svg:width="0.0854in" svg:height="0.0374in" svg:x="0.0524in" svg:y="0.0067in" svg:viewBox="0 0 218 96" svg:d="M175 59c-7 5-24 19-24 28 0 5 6 9 10 9 6 0 7-2 10-5 5-9 17-21 39-32 3-3 8-4 8-10s-4-8-7-10c-11-8-16-17-21-28 0-5-2-11-9-11s-10 6-10 10c0 3 4 18 12 29-56 0-110 0-166 0-9 0-17 0-17 10s8 10 17 10c53 0 105 0 158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18in" svg:height="0.0602in" svg:x="0.0894in" svg:y="0.1134in" svg:viewBox="0 0 158 154" svg:d="M36 120c10-8 16-15 45-39 7-6 34-25 44-35 21-21 33-39 33-43 0-3-4-3-5-3-3 0-5 0-6 3-11 15-18 21-27 21-4 0-9 0-19-10-11-13-20-14-28-14-27 0-45 29-45 39 0 3 3 4 6 4 4 0 4-1 5-4 6-12 25-12 31-12 7 0 17 1 21 2 20 5 21 5 29 5-8 8-14 15-47 40-27 22-37 31-42 38-21 19-31 35-31 38 0 4 4 4 6 4s4 0 5-3c10-14 20-21 32-21 5 0 9 0 19 8 11 12 18 16 29 16 36 0 59-42 59-53 0-5-3-5-6-5-4 0-4 2-5 6-7 17-27 25-44 25-8 0-17-1-25-4-17-3-20-3-25-3-2 0-6 0-9 0z"><text:p/></draw:path><draw:path draw:style-name="gr4" draw:text-style-name="P141" svg:width="0.1287in" svg:height="0.0453in" svg:x="0.2346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26in" svg:height="0.1921in" svg:x="0.4516in" svg:y="0in" svg:viewBox="0 0 67 489" svg:d="M67 489c0-7 0-12 0-19-15 0-32 0-47 0 0-150 0-301 0-450 15 0 32 0 47 0 0-7 0-13 0-20-22 0-45 0-67 0 0 164 0 326 0 489 22 0 45 0 67 0z"><text:p/></draw:path><draw:path draw:style-name="gr4" draw:text-style-name="P141" svg:width="0.0736in" svg:height="0.0882in" svg:x="0.489in" svg:y="0.0571in" svg:viewBox="0 0 188 225" svg:d="M41 113c0-79 40-100 65-100 6 0 37 0 54 18-20 1-23 15-23 22 0 13 9 22 23 22 12 0 22-8 22-22 0-33-38-53-76-53-61 0-106 53-106 113 0 63 49 112 105 112 67 0 83-60 83-64 0-6-6-4-7-4-5 0-6 1-6 4-15 46-46 52-64 52-27 0-70-21-70-100z"><text:p/></draw:path><draw:path draw:style-name="gr4" draw:text-style-name="P141" svg:width="0.0854in" svg:height="0.0882in" svg:x="0.5736in" svg:y="0.0571in" svg:viewBox="0 0 218 225" svg:d="M218 115c0-63-50-115-109-115-61 0-109 53-109 115 0 63 50 110 109 110s109-47 109-110zM109 213c-21 0-43-10-56-33-12-22-12-51-12-70 0-18 0-44 12-67 13-22 37-32 56-32 21 0 42 11 55 32 12 21 12 49 12 67 0 19 0 45-9 66-12 23-33 37-58 37z"><text:p/></draw:path><draw:path draw:style-name="gr4" draw:text-style-name="P141" svg:width="0.063in" svg:height="0.0882in" svg:x="0.6713in" svg:y="0.0571in" svg:viewBox="0 0 161 225" svg:d="M87 124c11 3 50 10 50 45 0 25-17 45-54 45-42 0-59-28-69-69-1-7-3-8-7-8-7 0-7 3-7 11 0 21 0 44 0 66 0 8 0 11 6 11 2 0 2 0 12-10 2-1 2-1 10-11 22 21 43 21 55 21 56 0 78-32 78-68 0-26-14-41-20-47-16-15-36-19-56-23-28-6-61-12-61-41 0-17 12-36 56-36 53 0 56 43 57 59 0 4 4 4 6 4 7 0 7-2 7-11 0-17 0-34 0-51 0-7 0-11-6-11-3 0-4 0-10 6-1 2-7 7-8 8-20-14-39-14-46-14-60 0-80 34-80 60 0 17 8 31 22 42 16 13 30 15 65 22z"><text:p/></draw:path><draw:path draw:style-name="gr4" draw:text-style-name="P141" svg:width="0.0441in" svg:height="0.1921in" svg:x="0.7933in" svg:y="0in" svg:viewBox="0 0 113 489" svg:d="M113 484c0-2 0-2-8-10-62-63-77-155-77-229 0-86 20-171 80-231 5-7 5-7 5-8 0-5-1-6-4-6-5 0-49 34-78 96-25 54-31 108-31 149 0 37 6 96 32 152 30 60 72 92 77 92 3 0 4-1 4-5z"><text:p/></draw:path><draw:path draw:style-name="gr4" draw:text-style-name="P141" svg:width="0.1012in" svg:height="0.1724in" svg:x="0.8587in" svg:y="0.0098in" svg:viewBox="0 0 258 439" svg:d="M190 11c0-3 2-5 2-7-2-1 0-4-6-4-4 0-5 1-7 10-10 38-19 75-29 113-77 3-150 67-150 134 0 45 34 84 94 87-3 15-7 31-11 46-6 24-10 42-10 43 0 6 3 6 5 6s3 0 5-1c1-2 4-13 5-20 6-24 13-49 18-74 80-1 152-69 152-133 0-38-27-84-94-88 8-38 18-74 26-112zM97 334c-30-1-65-19-65-67 0-59 42-127 115-133-17 67-34 134-50 200zM160 134c37 2 65 24 65 67 0 58-42 126-116 133 17-66 34-133 51-200z"><text:p/></draw:path><draw:path draw:style-name="gr4" draw:text-style-name="P141" svg:width="0.0449in" svg:height="0.1921in" svg:x="0.9756in" svg:y="0in" svg:viewBox="0 0 115 489" svg:d="M115 245c0-38-6-97-34-153-29-60-71-92-75-92-5 0-6 3-6 6 0 1 0 1 10 11 47 47 75 126 75 228 0 82-18 169-78 230-7 7-7 7-7 9 0 3 1 5 6 5 4 0 49-33 77-96 25-53 32-108 32-148z"><text:p/></draw:path><draw:path draw:style-name="gr4" draw:text-style-name="P141" svg:width="0.0268in" svg:height="0.1921in" svg:x="1.0437in" svg:y="0in" svg:viewBox="0 0 69 489" svg:d="M69 0c-23 0-47 0-69 0 0 7 0 13 0 20 17 0 32 0 49 0 0 149 0 300 0 450-17 0-32 0-49 0 0 7 0 12 0 19 22 0 46 0 69 0 0-163 0-325 0-489z"><text:p/></draw:path><draw:path draw:style-name="gr4" draw:text-style-name="P141" svg:width="0.0201in" svg:height="0.0201in" svg:x="1.1535in" svg:y="0.0862in" svg:viewBox="0 0 52 52" svg:d="M52 25c0-14-13-25-27-25s-25 10-25 25c0 14 11 27 25 27s27-11 27-27z"><text:p/></draw:path><draw:path draw:style-name="gr4" draw:text-style-name="P141" svg:width="0.0854in" svg:height="0.0374in" svg:x="1.3634in" svg:y="0.0067in" svg:viewBox="0 0 218 96" svg:d="M175 59c-7 5-24 19-24 28 0 5 6 9 10 9 6 0 7-2 10-5 5-9 17-21 39-32 3-3 8-4 8-10s-4-8-7-10c-11-8-16-17-19-28-2-5-6-11-11-11-7 0-10 6-10 10 0 3 4 18 12 29-56 0-110 0-166 0-7 0-17 0-17 10s10 10 17 10c53 0 105 0 158 0z"><text:p/></draw:path><draw:path draw:style-name="gr4" draw:text-style-name="P141" svg:width="0.074in" svg:height="0.087in" svg:x="1.2421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141" svg:width="0.063in" svg:height="0.0602in" svg:x="1.3299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4" draw:text-style-name="P141" svg:width="0.1126in" svg:height="0.0657in" svg:x="1.4075in" svg:y="0.1268in" svg:viewBox="0 0 287 168" svg:d="M256 21c2-7 2-10 21-10 6 0 4 0 7 0 3-1 3-5 3-7 0-4-4-4-8-4-13 0-24 0-37 0-5 0-8 0-12 6-34 46-68 92-101 139-11-46-21-92-32-138-2-7-3-7-10-7-13 0-27 0-39 0-5 0-9 0-9 7 0 4 3 4 9 4 2 0 11 0 16 2 0 2 0 4-1 7-10 40-21 79-31 120-1 7-3 17-26 17-2 0-6 0-6 7 0 2 1 4 4 4 4 0 10-2 14-2s9 0 14 0c4 0 10 0 14 0s10 2 14 2c3 0 6-2 6-7 0-4-3-4-6-4-12 0-17-3-17-10 0-2 0-3 0-6 12-43 21-85 33-128h1c11 49 22 97 34 148 0 4 1 7 5 7 3 0 6-2 10-6 36-50 73-100 109-151-11 45-22 90-33 136-3 8-3 10-21 10-7 0-10 0-10 7 0 1 1 4 4 4 4 0 11-2 17-2 4 0 10 0 15 0 6 0 13 0 18 0s12 2 17 2c2 0 6 0 6-7 0-4-3-4-9-4-2 0-5 0-9 0-7-2-7-2-7-3 0-2 0-2 1-4 11-44 21-86 32-129z"><text:p/></draw:path><draw:path draw:style-name="gr4" draw:text-style-name="P141" svg:width="0.1181in" svg:height="0.0079in" svg:x="1.6083in" svg:y="0.0921in" svg:viewBox="0 0 301 21" svg:d="M284 21c9 0 17-1 17-11s-8-10-17-10c-88 0-178 0-266 0-8 0-18 0-18 10s10 11 18 11c88 0 178 0 266 0z"><text:p/></draw:path><draw:path draw:style-name="gr4" draw:text-style-name="P141" svg:width="0.026in" svg:height="0.1921in" svg:x="1.8087in" svg:y="0in" svg:viewBox="0 0 67 489" svg:d="M67 489c0-7 0-12 0-19-15 0-32 0-47 0 0-150 0-301 0-450 15 0 32 0 47 0 0-7 0-13 0-20-22 0-45 0-67 0 0 164 0 326 0 489 22 0 45 0 67 0z"><text:p/></draw:path><draw:path draw:style-name="gr4" draw:text-style-name="P141" svg:width="0.063in" svg:height="0.0882in" svg:x="1.8465in" svg:y="0.0571in" svg:viewBox="0 0 161 225" svg:d="M85 124c12 3 52 10 52 45 0 25-17 45-56 45-40 0-59-28-68-69-2-7-2-8-7-8-6 0-6 3-6 11 0 21 0 44 0 66 0 8 0 11 6 11 1 0 2 0 11-10 1-1 1-1 10-11 22 21 44 21 54 21 58 0 80-32 80-68 0-26-15-41-21-47-17-15-35-19-56-23-28-6-60-12-60-41 0-17 12-36 54-36 55 0 56 43 58 59 1 4 4 2 5 4 7 0 7-2 7-11 0-17 0-34 0-51 0-7 0-11-5-11-3 0-3 0-10 6-1 2-7 7-8 8-19-14-40-14-47-14-60 0-78 34-78 60 0 17 7 31 21 42 15 13 29 15 64 22z"><text:p/></draw:path><draw:path draw:style-name="gr4" draw:text-style-name="P141" svg:width="0.0413in" svg:height="0.128in" svg:x="1.9224in" svg:y="0.0161in" svg:viewBox="0 0 106 326" svg:d="M71 110c-22 2-46 3-68 6 0 4 0 10 0 15 32 0 36 3 36 27 0 43 0 88 0 131 0 21-5 21-39 21 0 6 0 12 0 16 17 0 43-2 55-2 16 0 35 2 51 2 0-4 0-10 0-16-33 0-35-1-35-21 0-58 0-118 0-179zM73 25c0-15-11-25-25-25-16 0-27 13-27 25 0 14 11 27 27 27 14 0 25-11 25-27z"><text:p/></draw:path><draw:path draw:style-name="gr4" draw:text-style-name="P141" svg:width="0.0965in" svg:height="0.085in" svg:x="1.9764in" svg:y="0.0594in" svg:viewBox="0 0 246 217" svg:d="M38 49c0 43 0 87 0 131 0 21-6 21-38 21 0 5 0 10 0 16 17 0 42-2 55-2 14 0 39 2 56 2 0-6 0-11 0-16-34 0-40 0-40-21 0-30 0-61 0-91 0-50 35-78 68-78 30 0 36 27 36 55 0 37 0 75 0 114 0 21-6 21-39 21 0 5 0 10 0 16 18 0 43-2 56-2 12 0 38 2 54 2 0-6 0-11 0-16-25 0-37 0-37-14 0-32 0-63 0-93 0-42 0-58-16-76-7-8-22-18-52-18-35 0-58 21-72 52 0-17 0-35 0-52-23 1-47 4-69 6 0 5 0 9 0 15 34 0 38 3 38 28z"><text:p/></draw:path><draw:path draw:style-name="gr4" draw:text-style-name="P141" svg:width="0.0449in" svg:height="0.1921in" svg:x="2.1291in" svg:y="0in" svg:viewBox="0 0 115 489" svg:d="M115 484c0-2 0-2-9-10-61-63-78-155-78-229 0-86 20-171 80-231 7-7 7-7 7-8 0-5-3-6-6-6-4 0-49 34-78 96-25 54-31 108-31 149 0 37 6 96 32 152 30 60 73 92 77 92 3 0 6-1 6-5z"><text:p/></draw:path><draw:path draw:style-name="gr4" draw:text-style-name="P141" svg:width="0.1012in" svg:height="0.1724in" svg:x="2.1945in" svg:y="0.0098in" svg:viewBox="0 0 258 439" svg:d="M190 11c2-3 3-5 3-7-3-1 0-4-7-4-4 0-5 1-7 10-10 38-18 75-28 113-78 3-151 67-151 134 0 45 35 84 95 87-4 15-8 31-11 46-7 24-11 42-11 43 0 6 3 6 5 6 3 0 3 1 6-1 1-2 3-13 4-20 7-24 13-49 20-74 78-1 150-69 150-133 0-38-26-84-94-88 8-38 18-74 26-112zM97 334c-30-1-65-19-65-67 0-59 42-127 116-133-16 67-35 134-51 200zM161 134c36 2 64 24 64 67 0 58-42 126-116 133 17-66 35-133 52-200z"><text:p/></draw:path><draw:path draw:style-name="gr4" draw:text-style-name="P141" svg:width="0.0449in" svg:height="0.1921in" svg:x="2.3114in" svg:y="0in" svg:viewBox="0 0 115 489" svg:d="M115 245c0-38-6-97-32-153-30-60-73-92-77-92-3 0-6 3-6 6 0 1 0 1 10 11 47 47 75 126 75 228 0 82-18 169-78 230-7 7-7 7-7 9 0 3 3 5 6 5 4 0 49-33 78-96 25-53 31-108 31-148z"><text:p/></draw:path><draw:path draw:style-name="gr4" draw:text-style-name="P141" svg:width="0.026in" svg:height="0.1921in" svg:x="2.3803in" svg:y="0in" svg:viewBox="0 0 67 489" svg:d="M67 0c-22 0-45 0-67 0 0 7 0 13 0 20 15 0 32 0 48 0 0 149 0 300 0 450-16 0-33 0-48 0 0 7 0 12 0 19 22 0 45 0 67 0 0-163 0-325 0-489z"><text:p/></draw:path><draw:path draw:style-name="gr4" draw:text-style-name="P141" svg:width="0.0201in" svg:height="0.0201in" svg:x="2.4894in" svg:y="0.0862in" svg:viewBox="0 0 52 52" svg:d="M52 25c0-14-13-25-27-25-15 0-25 10-25 25 0 14 10 27 25 27 14 0 27-11 27-27z"><text:p/></draw:path><draw:path draw:style-name="gr4" draw:text-style-name="P141" svg:width="0.085in" svg:height="0.0374in" svg:x="2.7106in" svg:y="0.0067in" svg:viewBox="0 0 217 96" svg:d="M174 59c-6 5-23 19-23 28 0 5 4 9 10 9 4 0 7-2 10-5 5-9 17-21 38-32 4-3 8-4 8-10s-3-8-7-10c-10-8-15-17-20-28-1-5-2-11-9-11s-10 6-10 10c0 3 4 18 11 29-55 0-111 0-165 0-9 0-17 0-17 10s8 10 17 10c52 0 105 0 157 0z"><text:p/></draw:path><draw:path draw:style-name="gr4" draw:text-style-name="P141" svg:width="0.0736in" svg:height="0.087in" svg:x="2.5787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4" draw:text-style-name="P141" svg:width="0.078in" svg:height="0.1209in" svg:x="2.6693in" svg:y="0.0799in" svg:viewBox="0 0 199 308" svg:d="M146 6c0-6-5-6-6-6-6 0-6 3-7 8-7 27-13 52-20 79-61 2-113 46-113 92 0 39 36 61 74 63-3 11-5 22-8 32-4 15-7 28-7 29 0 5 4 5 5 5 6 0 6-2 7-9 5-18 10-38 14-56 61-3 114-46 114-92 0-36-32-63-74-64 7-27 14-55 21-81zM77 233c-27-1-52-16-52-48 0-34 27-83 86-89-12 45-23 91-34 137zM123 96c25 2 51 16 51 48 0 38-30 84-86 89 11-46 24-92 35-137z"><text:p/></draw:path><draw:path draw:style-name="gr4" draw:text-style-name="P141" svg:width="0.1126in" svg:height="0.0657in" svg:x="2.765in" svg:y="0.1268in" svg:viewBox="0 0 287 168" svg:d="M255 21c3-7 3-10 22-10 6 0 6 0 7 0 2-1 3-5 3-7 0-4-4-4-8-4-13 0-24 0-37 0-5 0-8 0-12 6-34 46-69 92-103 139-9-46-21-92-30-138-2-7-3-7-10-7-13 0-27 0-39 0-6 0-9 0-9 7 0 4 3 4 9 4 2 0 11 0 15 2 0 2 0 4 0 7-10 40-21 79-31 120-1 7-4 17-26 17-2 0-6 0-6 7 0 2 1 4 4 4 4 0 9-2 14-2 4 0 9 0 14 0 4 0 9 0 14 0 4 0 10 2 14 2 3 0 6-2 6-7 0-4-3-4-6-4-12 0-18-3-18-10 0-2 1-3 1-6 12-43 21-85 33-128 11 49 22 97 33 148 2 4 3 7 7 7 3 0 6-2 9-6 36-50 74-100 110-151-11 45-22 90-33 136-3 8-3 10-21 10-7 0-12 0-12 7 0 1 3 4 5 4 5 0 11-2 16-2 6 0 12 0 17 0 6 0 11 0 17 0s13 2 17 2c1 0 7 0 7-7 0-4-4-4-9-4-4 0-7 0-11 0-5-2-5-2-5-3 0-2 0-2 0-4 11-44 21-86 32-129z"><text:p/></draw:path></draw:g></draw:g></text:p></text:list-item></text:list><text:p text:style-name="P1"/></draw:text-box></draw:frame></text:p>
      <text:p text:style-name="P33"><text:span text:style-name="T18">6.3.2) </text:span><text:span text:style-name="T10">C</text:span><text:span text:style-name="T8">artésien </text:span><text:span text:style-name="T9">3</text:span><text:span text:style-name="T8">D</text:span><text:span text:style-name="T12"> </text:span><text:span text:style-name="T8">⇒ </text:span><text:span text:style-name="T11">Sphérique</text:span><text:span text:style-name="T8"> </text:span><text:span text:style-name="T12">convention (</text:span><text:span text:style-name="T27">R</text:span><text:span text:style-name="T12">ayon, </text:span><text:span text:style-name="T27">L</text:span><text:span text:style-name="T12">ongitude, </text:span><text:span text:style-name="T27">C</text:span><text:span text:style-name="T12">olatitude)</text:span></text:p>
      <text:p text:style-name="P20"><draw:frame draw:style-name="fr1" draw:name="Frame7" text:anchor-type="paragraph" svg:x="-0.2366in" svg:y="-0.0244in" svg:width="7.1154in" draw:z-index="43"><draw:text-box fo:min-height="3.6327in"><text:p text:style-name="P24"/><text:p text:style-name="P69"><draw:g text:anchor-type="as-char" svg:y="-0.1453in" draw:z-index="107" draw:name="Shape266" draw:style-name="gr1"><svg:title>TexMaths</svg:title><svg:desc>14§display§M\left(x,\ y,\ z\right)_{\left(O,\ \vec{e_x},\ \vec{e_y},\ \vec{e_z}\right)}\ \Longrightarrow \ M\left(r,\ \theta ,\ \phi \right)_{\left(O,\ \vec{e_{\phi }},\vec{\ e_{\theta }},\ \vec{e_r}\right)}§svg§600§FALSE§</svg:desc><draw:g draw:style-name="gr2"><draw:path draw:style-name="gr3" draw:text-style-name="P140" svg:width="4.602in" svg:height="0.2224in" svg:x="0.002in" svg:y="0.0098in" svg:viewBox="0 0 11690 566" svg:d="M0 0c3896 0 7794 0 11690 0 0 189 0 377 0 566-3896 0-7794 0-11690 0 0-189 0-377 0-566z"><text:p/></draw:path><draw:path draw:style-name="gr4" draw:text-style-name="P141" svg:width="0.1937in" svg:height="0.1315in" svg:x="0.0004in" svg:y="0.013in" svg:viewBox="0 0 493 335" svg:d="M434 38c6-17 6-23 43-23 12 0 16 0 16-9 0-6-6-6-14-6-21 0-44 0-65 0-12 0-12 0-19 10-60 94-119 186-179 280-13-92-26-185-38-277-2-13-3-13-16-13-22 0-44 0-67 0-10 0-15 0-15 10 0 5 4 5 14 5 7 0 15 2 21 2 8 1 11 3 11 8 0 2 0 3-1 9-21 82-42 166-63 251-5 19-13 33-54 35-2 0-8 0-8 9 0 5 3 6 7 6 15 0 32-1 49-1s34 1 50 1c3 0 9 0 9-10 0-5-6-5-9-5-28 0-33-10-33-20 0-4 0-7 3-13 22-89 43-179 65-267h2c14 101 28 203 42 304 1 5 1 11 7 11 5 0 8-6 11-10 66-102 133-206 199-308-24 92-46 186-70 280-6 18-6 23-45 23-8 0-14 0-14 9 0 6 6 6 7 6 14 0 48-1 62-1 19 0 42 1 61 1 3 0 10 0 10-10 0-5-6-5-14-5-18 0-32 0-32-9 0-1 0-1 3-11 21-88 43-175 64-262z"><text:p/></draw:path><draw:path draw:style-name="gr4" draw:text-style-name="P141" svg:width="0.0441in" svg:height="0.1921in" svg:x="0.2528in" svg:y="0in" svg:viewBox="0 0 113 489" svg:d="M113 485c0-1 0-3-8-11-62-62-77-154-77-229 0-85 18-171 80-232 5-6 5-6 5-7 0-5-1-6-4-6-5 0-50 34-78 95-25 55-31 110-31 150s4 97 32 153c30 60 72 91 77 91 3 0 4-1 4-4z"><text:p/></draw:path><draw:path draw:style-name="gr4" draw:text-style-name="P141" svg:width="0.0961in" svg:height="0.0874in" svg:x="0.3146in" svg:y="0.0598in" svg:viewBox="0 0 245 223" svg:d="M150 69c3-13 14-58 49-58 1 0 14 0 24 6-14 3-24 15-24 26 0 9 5 17 19 17 10 0 27-8 27-28 0-25-29-32-46-32-28 0-46 25-52 38-13-34-39-38-53-38-51 0-79 63-79 76 0 4 5 4 6 4 4 0 6 0 6-4 16-54 49-65 65-65 10 0 27 4 27 32 0 16-8 48-27 117-7 31-23 52-46 52-3 0-14 0-25-7 13-2 24-13 24-27 0-13-11-17-18-17-16 0-27 13-27 30 0 22 24 32 46 32 32 0 51-35 52-38 6 18 22 38 53 38 51 0 79-65 79-76 0-5-5-5-6-5-6 0-6 2-7 5-17 53-50 65-66 65-18 0-26-16-26-33 0-11 2-22 8-43 6-22 11-45 17-67z"><text:p/></draw:path><draw:path draw:style-name="gr4" draw:text-style-name="P141" svg:width="0.022in" svg:height="0.0571in" svg:x="0.4362in" svg:y="0.1244in" svg:viewBox="0 0 57 146" svg:d="M57 50c0-32-12-50-32-50-15 0-25 11-25 25s10 27 25 27c6 0 13-3 17-7 3 0 1-2 3-2 1 0 1 2 1 7 0 37-17 66-33 83-6 6-6 7-6 9s3 4 6 4c5 0 44-38 44-96z"><text:p/></draw:path><draw:path draw:style-name="gr4" draw:text-style-name="P141" svg:width="0.089in" svg:height="0.1244in" svg:x="0.5756in" svg:y="0.0598in" svg:viewBox="0 0 227 317" svg:d="M224 29c3-7 3-7 3-11 0-8-7-12-14-12-6 0-13 2-18 9 0 3-5 19-7 27-3 13-6 27-10 39-7 30-14 59-21 89-3 7-24 42-56 42-25 0-31-21-31-40 0-23 8-53 25-96 9-20 10-26 10-35 0-23-15-41-41-41-46 0-64 71-64 76 0 4 4 4 6 4 5 0 5 0 8-9 13-46 32-60 49-60 4 0 13 0 13 16 0 12-6 25-9 33-19 54-28 80-28 104 0 43 31 59 59 59 20 0 36-9 50-23-7 26-12 49-32 76-12 17-31 31-54 31-6 0-28-1-37-21 7 0 14 0 21-6 4-4 10-11 10-19 0-16-14-19-18-19-11 0-28 9-28 33 0 25 22 42 52 42 51 0 102-44 116-100 15-63 31-124 46-188z"><text:p/></draw:path><draw:path draw:style-name="gr4" draw:text-style-name="P141" svg:width="0.022in" svg:height="0.0571in" svg:x="0.6886in" svg:y="0.1244in" svg:viewBox="0 0 57 146" svg:d="M57 50c0-32-12-50-32-50-15 0-25 11-25 25s10 27 25 27c7 0 13-3 18-7 2 0 2-2 2-2 1 0 1 2 1 7 0 37-17 66-33 83-6 6-6 7-6 9s3 4 6 4c5 0 44-38 44-96z"><text:p/></draw:path><draw:path draw:style-name="gr4" draw:text-style-name="P141" svg:width="0.0819in" svg:height="0.0874in" svg:x="0.8307in" svg:y="0.0598in" svg:viewBox="0 0 209 223" svg:d="M45 177c26-30 40-41 57-56 0-2 31-27 49-45 46-45 58-69 58-72 0-4-5-4-6-4-3 0-4 1-7 6-15 23-27 30-38 30-12 0-17-7-24-15-9-11-18-21-35-21-36 0-58 46-58 56 0 3 1 6 5 6s6-3 7-6c9-22 38-24 41-24 11 0 21 4 32 9 20 7 25 7 38 7-18 21-60 56-69 64-15 13-29 27-45 41-33 33-50 61-50 64 0 6 4 3 6 6 4 0 5-2 8-7 11-17 25-31 42-31 11 0 15 6 28 20 8 9 17 18 32 18 48 0 77-63 77-76 0-3-3-5-5-5-6 0-6 2-7 7-12 32-44 40-61 40-9 0-18-3-28-5-16-7-25-9-35-9-1 0-8 0-12 2z"><text:p/></draw:path><draw:path draw:style-name="gr4" draw:text-style-name="P141" svg:width="0.0441in" svg:height="0.1921in" svg:x="0.9323in" svg:y="0in" svg:viewBox="0 0 113 489" svg:d="M113 245c0-38-5-98-32-152-29-61-71-93-77-93-3 0-4 1-4 6 0 1 0 1 8 11 49 47 77 126 77 228 0 83-18 170-79 232-6 5-6 7-6 8 0 3 1 4 4 4 6 0 49-32 79-95 25-53 30-107 30-149z"><text:p/></draw:path><draw:path draw:style-name="gr4" draw:text-style-name="P141" svg:width="0.035in" svg:height="0.1343in" svg:x="1.0122in" svg:y="0.1016in" svg:viewBox="0 0 90 342" svg:d="M83 0c-66 46-83 119-83 171 0 49 14 125 83 171 2 0 7 0 7-4 0-2-2-3-5-6-46-39-63-98-63-160 0-94 37-138 65-164 1-1 3-2 3-4 0-4-5-4-7-4z"><text:p/></draw:path><draw:path draw:style-name="gr4" draw:text-style-name="P141" svg:width="0.1028in" svg:height="0.0976in" svg:x="1.0661in" svg:y="0.1071in" svg:viewBox="0 0 262 249" svg:d="M262 97c0-55-39-97-100-97-82 0-162 77-162 156 0 54 41 93 101 93 81 0 161-75 161-152zM104 238c-37 0-68-25-68-75 0-19 5-68 37-107 22-28 56-45 87-45 35 0 68 24 68 73 0 25-11 76-42 112-25 28-56 42-82 42z"><text:p/></draw:path><draw:path draw:style-name="gr4" draw:text-style-name="P141" svg:width="0.0165in" svg:height="0.0409in" svg:x="1.1941in" svg:y="0.1862in" svg:viewBox="0 0 43 105" svg:d="M34 34c0 18-3 40-27 63-1 1-1 3-1 4 0 3 2 4 4 4 4 0 33-27 33-69 0-21-8-36-23-36-12 0-20 8-20 20 0 11 8 19 20 19 8 0 9-4 14-5z"><text:p/></draw:path><draw:path draw:style-name="gr4" draw:text-style-name="P141" svg:width="0.0657in" svg:height="0.0272in" svg:x="1.3469in" svg:y="0.1059in" svg:viewBox="0 0 168 70" svg:d="M130 43c-3 3-15 13-15 19 0 5 4 8 8 8s6-1 9-4c8-10 19-18 28-23 5-1 8-2 8-8 0-4-3-7-6-8-12-7-15-16-16-20 0-3-3-7-9-7-3 0-8 1-8 8 0 5 5 14 8 19-40 0-82 0-123 0-6 0-14 0-14 8s7 8 14 8c39 0 77 0 116 0z"><text:p/></draw:path><draw:path draw:style-name="gr4" draw:text-style-name="P141" svg:width="0.0575in" svg:height="0.0602in" svg:x="1.2988in" svg:y="0.1425in" svg:viewBox="0 0 147 154" svg:d="M53 73c10 0 38-2 56-7 25-10 31-25 31-37 0-18-20-29-43-29-42 0-97 31-97 90 0 35 21 64 62 64 57 0 85-33 85-38 0-2-3-7-6-7-2 0-2 2-5 5-27 30-67 30-74 30-20 0-34-12-34-40 0-6 0-13 4-31 7 0 14 0 21 0zM35 63c14-49 52-53 62-53 15 0 28 7 28 19 0 34-59 34-73 34-6 0-11 0-17 0z"><text:p/></draw:path><draw:path draw:style-name="gr4" draw:text-style-name="P141" svg:width="0.0563in" svg:height="0.0433in" svg:x="1.372in" svg:y="0.1795in" svg:viewBox="0 0 144 111" svg:d="M130 11c-11 4-11 14-11 16 0 4 3 9 10 9s15-5 15-16c0-14-15-20-29-20-16 0-25 10-31 15-8-14-24-15-32-15-31 0-49 28-49 38 0 3 4 3 5 3 3 0 5 0 6-3 7-24 27-31 36-31s19 4 19 17c0 7-6 24-14 56-3 14-14 22-26 22-1 0-8 0-14-4 10-4 10-13 10-14 0-7-4-10-10-10-7 0-15 4-15 17 0 14 17 20 29 20 13 0 24-9 31-17 10 14 25 17 32 17 31 0 49-30 49-38 0-4-4-4-5-4-4 0-4 1-6 4-7 22-25 29-36 29-7 0-18-2-18-17 0-2 0-4 2-12 5-17 12-45 13-49 3-7 11-17 24-17 1 0 10 0 15 4z"><text:p/></draw:path><draw:path draw:style-name="gr4" draw:text-style-name="P141" svg:width="0.0165in" svg:height="0.0409in" svg:x="1.4646in" svg:y="0.1862in" svg:viewBox="0 0 43 105" svg:d="M34 34c0 18-3 40-27 63-1 1-3 3-3 4 0 3 3 4 6 4 4 0 33-27 33-69 0-21-8-36-23-36-12 0-20 8-20 20 0 11 7 19 20 19 8 0 9-4 14-5z"><text:p/></draw:path><draw:path draw:style-name="gr4" draw:text-style-name="P141" svg:width="0.0661in" svg:height="0.0272in" svg:x="1.6157in" svg:y="0.1059in" svg:viewBox="0 0 169 70" svg:d="M130 43c-3 3-14 13-14 19 0 5 3 8 9 8 2 0 5-1 7-4 8-10 19-18 28-23 5-1 9-2 9-8 0-4-4-7-7-8-11-7-14-16-16-20 0-3-3-7-9-7-1 0-8 1-8 8 0 5 5 14 8 19-40 0-82 0-123 0-6 0-14 0-14 8s8 8 14 8c39 0 77 0 116 0z"><text:p/></draw:path><draw:path draw:style-name="gr4" draw:text-style-name="P141" svg:width="0.0579in" svg:height="0.0602in" svg:x="1.5689in" svg:y="0.1425in" svg:viewBox="0 0 148 154" svg:d="M55 73c9 0 36-2 54-7 27-10 31-25 31-37 0-18-18-29-42-29-42 0-98 31-98 90 0 35 22 64 63 64 57 0 85-33 85-38 0-2-4-7-7-7-1 0-2 2-5 5-27 30-67 30-73 30-21 0-35-12-35-40 0-6 0-13 4-31 7 0 16 0 23 0zM35 63c14-49 53-53 63-53 14 0 28 7 28 19 0 34-59 34-74 34-6 0-11 0-17 0z"><text:p/></draw:path><draw:path draw:style-name="gr4" draw:text-style-name="P141" svg:width="0.0551in" svg:height="0.0618in" svg:x="1.6421in" svg:y="0.1795in" svg:viewBox="0 0 141 158" svg:d="M140 17c1-4 1-4 1-6 0-5-4-10-8-10-10 0-13 10-14 16-1 7-4 14-6 21-2 10-4 21-7 31-1 2-2 8-2 9-12 9-14 24-35 24-12 0-20-5-20-21 0-14 7-32 14-49 1-3 4-7 4-11 0-13-12-21-28-21-25 0-39 31-39 38 0 3 4 3 6 3 4 0 4-2 5-5 6-16 17-29 28-29 4 0 7 3 7 10 0 5-1 8-3 12-12 30-15 38-15 48 0 28 24 34 41 34 14 0 23-7 29-13-3 14-6 25-17 37-5 5-18 15-32 15-6 0-14-1-20-6 12-2 13-12 13-15 0-7-6-10-11-10-7 0-16 6-16 17 0 13 13 22 34 22 28 0 60-18 69-50 7-31 15-60 22-91z"><text:p/></draw:path><draw:path draw:style-name="gr4" draw:text-style-name="P141" svg:width="0.0165in" svg:height="0.0409in" svg:x="1.7327in" svg:y="0.1862in" svg:viewBox="0 0 43 105" svg:d="M34 34c0 18-3 40-27 63-1 1-3 3-3 4 0 3 3 4 6 4 4 0 33-27 33-69 0-21-8-36-23-36-12 0-20 8-20 20 0 11 8 19 20 19 8 0 9-4 14-5z"><text:p/></draw:path><draw:path draw:style-name="gr4" draw:text-style-name="P141" svg:width="0.0657in" svg:height="0.0272in" svg:x="1.8819in" svg:y="0.1059in" svg:viewBox="0 0 168 70" svg:d="M130 43c-3 3-15 13-15 19 0 5 4 8 8 8s6-1 9-4c8-10 19-18 28-23 5-1 8-2 8-8 0-4-3-7-6-8-12-7-15-16-16-20 0-3-3-7-9-7-3 0-8 1-8 8 0 5 5 14 8 19-40 0-82 0-123 0-6 0-14 0-14 8s7 8 14 8c39 0 77 0 116 0z"><text:p/></draw:path><draw:path draw:style-name="gr4" draw:text-style-name="P141" svg:width="0.0579in" svg:height="0.0602in" svg:x="1.8366in" svg:y="0.1425in" svg:viewBox="0 0 148 154" svg:d="M55 73c9 0 36-2 56-7 25-10 29-25 29-37 0-18-18-29-42-29-42 0-98 31-98 90 0 35 22 64 63 64 57 0 85-33 85-38 0-2-2-7-5-7s-3 2-6 5c-28 30-67 30-74 30-21 0-34-12-34-40 0-6 0-13 5-31 7 0 14 0 21 0zM36 63c14-49 52-53 62-53 15 0 28 7 28 19 0 34-59 34-73 34-5 0-11 0-17 0z"><text:p/></draw:path><draw:path draw:style-name="gr4" draw:text-style-name="P141" svg:width="0.0488in" svg:height="0.0433in" svg:x="1.9118in" svg:y="0.1795in" svg:viewBox="0 0 125 111" svg:d="M31 85c10-9 22-18 36-28 16-12 27-19 37-29 12-13 21-22 21-25s-5-3-6-3c-3 0-3 0-6 3-8 12-14 14-18 14s-8-2-15-7c-9-7-14-10-24-10-22 0-36 21-36 28 0 4 2 4 4 4 3 0 4 0 5-3 2-2 5-8 24-8 7 0 11 0 24 3 10 1 13 1 17 1-7 6-16 13-34 25-17 13-28 20-39 31-10 10-21 21-21 26 0 2 3 4 4 4 4 0 4 0 6-3 7-10 17-14 25-14 7 0 10 3 18 8 7 6 13 9 20 9 29 0 49-30 49-40 0-2-4-2-6-2-4 0-4 0-5 2-6 16-26 19-35 19-5 0-12-2-19-3-14-2-18-2-21-2-4 0-4 0-5 0z"><text:p/></draw:path><draw:path draw:style-name="gr4" draw:text-style-name="P141" svg:width="0.035in" svg:height="0.1343in" svg:x="1.9909in" svg:y="0.1016in" svg:viewBox="0 0 90 342" svg:d="M7 0c-3 0-7 0-7 4 0 2 1 3 3 6 29 26 63 73 63 161 0 73-23 126-60 158-6 7-6 7-6 9 0 1 1 4 4 4 4 0 37-22 60-64 14-29 26-66 26-106 0-49-16-124-83-172z"><text:p/></draw:path><draw:path draw:style-name="gr4" draw:text-style-name="P141" svg:width="0.1287in" svg:height="0.0449in" svg:x="2.1807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63in" svg:x="2.2992in" svg:y="0.0437in" svg:viewBox="0 0 437 271" svg:d="M329 97c21 18 46 31 63 38-18 8-42 21-63 37-104 0-209 0-312 0-9 0-17 0-17 10s8 10 17 10c96 0 194 0 291 0-24 22-50 66-50 73 0 6 7 6 9 6 5 0 7 0 10-5 10-19 24-45 56-73 34-30 67-43 93-51 8-3 8-3 9-5 2 0 2-1 2-2 0-2 0-2-2-3 0-2-1-2-1-2-3-1-1 0-10-2-67-20-116-65-144-118-6-10-6-10-13-10-2 0-9 0-9 6 0 5 25 49 50 71-97 0-195 0-291 0-9 0-17 0-17 10s8 10 17 10c103 0 208 0 312 0z"><text:p/></draw:path><draw:path draw:style-name="gr4" draw:text-style-name="P141" svg:width="0.1937in" svg:height="0.1315in" svg:x="2.6079in" svg:y="0.013in" svg:viewBox="0 0 493 335" svg:d="M435 38c5-17 6-23 42-23 12 0 16 0 16-9 0-6-4-6-13-6-22 0-43 0-66 0-12 0-12 0-18 10-60 94-120 186-180 280-13-92-26-185-38-277-2-13-3-13-16-13-22 0-44 0-67 0-10 0-15 0-15 10 0 5 5 5 15 5 6 0 16 2 21 2 7 1 11 3 11 8 0 2-1 3-2 9-21 82-42 166-63 251-5 19-13 33-52 35-3 0-10 0-10 9 0 5 3 6 7 6 15 0 34-1 49-1 17 0 35 1 50 1 3 0 10 0 10-10 0-5-5-5-10-5-28 0-32-10-32-20 0-4 0-7 2-13 22-89 44-179 67-267 14 101 28 203 42 304 1 5 1 11 8 11 4 0 9-6 10-10 66-102 133-206 199-308h1c-24 92-47 186-71 280-4 18-6 23-45 23-8 0-13 0-13 9 0 6 6 6 7 6 14 0 48-1 61-1 21 0 42 1 61 1 3 0 10 0 10-10 0-5-4-5-14-5-18 0-32 0-32-9 0-1 0-1 3-11 22-88 43-175 65-262z"><text:p/></draw:path><draw:path draw:style-name="gr4" draw:text-style-name="P141" svg:width="0.0449in" svg:height="0.1921in" svg:x="2.8602in" svg:y="0in" svg:viewBox="0 0 115 489" svg:d="M115 485c0-1 0-3-9-11-61-62-78-154-78-229 0-85 20-171 80-232 7-6 7-6 7-7 0-5-3-6-6-6-4 0-49 34-78 95-25 55-31 110-31 150s6 97 32 153c30 60 73 91 77 91 3 0 6-1 6-4z"><text:p/></draw:path><draw:path draw:style-name="gr4" draw:text-style-name="P141" svg:width="0.0783in" svg:height="0.0874in" svg:x="2.922in" svg:y="0.0598in" svg:viewBox="0 0 200 223" svg:d="M29 188c-1 7-4 18-4 21 0 8 7 14 14 14 6 0 14-4 18-14 2-3 19-69 20-79 4-15 13-50 15-63 3-7 16-29 28-40 5-3 19-16 40-16 12 0 19 6 21 6-16 3-27 14-27 26 0 9 6 17 20 17 12 0 26-11 26-28 0-18-15-32-40-32-33 0-54 24-63 38-5-23-21-38-45-38-23 0-32 20-37 28-8 17-15 46-15 48 0 4 4 2 6 4 5 0 5 0 8-11 8-35 18-58 36-58 9 0 16 3 16 23 0 9-2 15-9 40-9 38-18 76-28 114z"><text:p/></draw:path><draw:path draw:style-name="gr4" draw:text-style-name="P141" svg:width="0.022in" svg:height="0.0571in" svg:x="3.0154in" svg:y="0.1244in" svg:viewBox="0 0 57 146" svg:d="M57 50c0-32-12-50-30-50-17 0-27 11-27 25s10 27 27 27c5 0 11-3 16-7 2 0 2-2 3-2 0 3 0 2 0 7 0 37-17 65-33 83-5 4-5 7-5 9s2 4 5 4c5 0 44-38 44-96z"><text:p/></draw:path><draw:path draw:style-name="gr4" draw:text-style-name="P141" svg:width="0.0795in" svg:height="0.1374in" svg:x="3.1575in" svg:y="0.0091in" svg:viewBox="0 0 203 350" svg:d="M203 101c0-34-8-101-59-101-68 0-144 139-144 251 0 46 14 99 59 99 70 0 144-140 144-249zM52 168c8-32 18-71 38-106 14-24 32-52 53-52 25 0 28 32 28 60 0 24-4 49-17 98-34 0-69 0-102 0zM150 184c-6 22-16 64-34 99-18 32-36 56-57 56-17 0-27-14-27-59 0-21 3-49 16-96 33 0 68 0 102 0z"><text:p/></draw:path><draw:path draw:style-name="gr4" draw:text-style-name="P141" svg:width="0.022in" svg:height="0.0571in" svg:x="3.2622in" svg:y="0.1244in" svg:viewBox="0 0 57 146" svg:d="M57 50c0-32-12-50-30-50-17 0-27 11-27 25s10 27 27 27c5 0 11-3 16-7 2 0 2-2 3-2 0 3 0 2 0 7 0 37-17 65-33 83-5 4-5 7-5 9s2 4 5 4c5 0 44-38 44-96z"><text:p/></draw:path><draw:path draw:style-name="gr4" draw:text-style-name="P141" svg:width="0.1012in" svg:height="0.1728in" svg:x="3.4055in" svg:y="0.0098in" svg:viewBox="0 0 258 440" svg:d="M192 11c0-1 1-4 1-7-1-1 0-4-5-4-6 0-6 1-9 10-10 38-18 75-28 113-78 2-151 68-151 135 0 46 35 84 95 87-4 15-7 31-11 46-7 22-11 42-11 43 0 5 3 6 5 6 3 0 5-1 6-3 1-5 4-12 6-19 5-24 12-48 18-73 80-3 150-67 150-133 0-40-26-84-94-89 10-38 18-74 28-112zM98 334c-31-2-66-19-66-66 0-59 42-128 116-135-16 67-33 135-50 201zM161 133c38 3 66 25 66 69 0 57-44 126-116 132 16-66 33-134 50-201z"><text:p/></draw:path><draw:path draw:style-name="gr4" draw:text-style-name="P141" svg:width="0.0441in" svg:height="0.1921in" svg:x="3.5228in" svg:y="0in" svg:viewBox="0 0 113 489" svg:d="M113 245c0-38-5-98-32-152-29-61-71-93-77-93-3 0-4 1-4 6 0 1 0 1 8 11 49 47 77 126 77 228 0 83-18 170-79 232-6 5-6 7-6 8 0 3 1 4 4 4 6 0 49-32 79-95 25-53 30-107 30-149z"><text:p/></draw:path><draw:path draw:style-name="gr4" draw:text-style-name="P141" svg:width="0.035in" svg:height="0.1343in" svg:x="3.6024in" svg:y="0.1016in" svg:viewBox="0 0 90 342" svg:d="M83 0c-65 46-83 119-83 171 0 49 15 125 83 171 2 0 7 0 7-4 0-2 0-3-3-6-46-39-63-98-63-160 0-94 35-138 64-164 2-1 2-2 2-4 0-4-5-4-7-4z"><text:p/></draw:path><draw:path draw:style-name="gr4" draw:text-style-name="P141" svg:width="0.1028in" svg:height="0.0976in" svg:x="3.6567in" svg:y="0.1071in" svg:viewBox="0 0 262 249" svg:d="M262 97c0-55-39-97-100-97-82 0-162 77-162 156 0 54 41 93 101 93 81 0 161-75 161-152zM102 238c-36 0-67-25-67-75 0-19 6-68 36-107 24-28 58-45 89-45 35 0 68 24 68 73 0 25-11 76-43 112-24 28-55 42-83 42z"><text:p/></draw:path><draw:path draw:style-name="gr4" draw:text-style-name="P141" svg:width="0.0165in" svg:height="0.0409in" svg:x="3.7846in" svg:y="0.1862in" svg:viewBox="0 0 43 105" svg:d="M34 34c0 18-3 40-27 63-1 1-3 3-3 4 0 3 3 4 6 4 4 0 33-27 33-69 0-21-8-36-23-36-12 0-20 8-20 20 0 11 7 19 20 19 8 0 9-4 14-5z"><text:p/></draw:path><draw:path draw:style-name="gr4" draw:text-style-name="P141" svg:width="0.0657in" svg:height="0.0272in" svg:x="3.9394in" svg:y="0.1059in" svg:viewBox="0 0 168 70" svg:d="M130 43c-3 3-15 13-15 19 0 5 4 8 8 8s7-1 9-4c8-10 19-18 28-23 5-1 8-2 8-8 0-4-3-7-6-8-11-7-15-16-16-20 0-3-3-7-9-7-3 0-8 1-8 8 0 5 5 14 8 19-40 0-82 0-123 0-6 0-14 0-14 8s7 8 14 8c39 0 77 0 116 0z"><text:p/></draw:path><draw:path draw:style-name="gr4" draw:text-style-name="P141" svg:width="0.0579in" svg:height="0.0602in" svg:x="3.889in" svg:y="0.1425in" svg:viewBox="0 0 148 154" svg:d="M55 73c9 0 36-2 56-7 25-10 29-25 29-37 0-18-18-29-42-29-42 0-98 31-98 90 0 35 22 64 63 64 57 0 85-33 85-38 0-2-4-7-7-7-1 0-1 2-4 5-28 30-67 30-74 30-21 0-34-12-34-40 0-6 0-13 3-31 7 0 16 0 23 0zM35 63c15-49 53-53 63-53 15 0 28 7 28 19 0 34-59 34-73 34-5 0-12 0-18 0z"><text:p/></draw:path><draw:path draw:style-name="gr4" draw:text-style-name="P141" svg:width="0.0626in" svg:height="0.0862in" svg:x="3.9642in" svg:y="0.1563in" svg:viewBox="0 0 160 220" svg:d="M113 7c0-4 0-3 0-4 0-3-2-3-4-3-4 0-5 0-5 6-5 16-10 33-14 50 0 1 0 3 0 4-2 0-2 0-5 0-47 3-85 35-85 66 0 25 25 45 60 46-4 21-10 42-10 44 0 4 3 4 5 4 5 0 5-1 5-6 6-16 7-25 11-40 51-3 89-35 89-66 0-23-21-45-61-48 5-18 10-35 14-53zM63 164c-20 0-42-10-42-35 0-27 24-56 66-60-9 32-16 63-24 95zM97 69c18 1 43 8 43 35 0 28-24 57-67 60 8-32 15-63 24-95z"><text:p/></draw:path><draw:path draw:style-name="gr4" draw:text-style-name="P141" svg:width="0.0165in" svg:height="0.0409in" svg:x="4.0598in" svg:y="0.1862in" svg:viewBox="0 0 43 105" svg:d="M35 34c0 18-4 40-28 63-1 1-1 3-1 4 0 3 2 4 4 4 5 0 33-27 33-69 0-21-7-36-23-36-12 0-20 8-20 20 0 11 8 19 20 19 8 0 14-5 15-5z"><text:p/></draw:path><draw:path draw:style-name="gr4" draw:text-style-name="P141" svg:width="0.0661in" svg:height="0.0272in" svg:x="4.176in" svg:y="0.1059in" svg:viewBox="0 0 169 70" svg:d="M130 43c-3 3-14 13-14 19 0 5 4 8 9 8 2 0 5-1 7-4 9-10 19-18 29-23 4-1 8-2 8-8 0-4-4-7-7-8-11-7-14-16-15-20-1-3-3-7-10-7-1 0-8 1-8 8 0 5 5 14 8 19-40 0-82 0-123 0-6 0-14 0-14 8s8 8 14 8c39 0 77 0 116 0z"><text:p/></draw:path><draw:path draw:style-name="gr4" draw:text-style-name="P141" svg:width="0.0575in" svg:height="0.0602in" svg:x="4.1646in" svg:y="0.1425in" svg:viewBox="0 0 147 154" svg:d="M53 73c10 0 38-2 56-7 25-10 31-25 31-37 0-18-20-29-43-29-41 0-97 31-97 90 0 35 21 64 62 64 58 0 85-33 85-38 0-2-3-7-6-7-2 0-2 2-5 5-27 30-67 30-73 30-21 0-35-12-35-40 0-6 0-13 4-31 7 0 14 0 21 0zM35 63c14-49 52-53 62-53 15 0 28 7 28 19 0 34-59 34-73 34-6 0-11 0-17 0z"><text:p/></draw:path><draw:path draw:style-name="gr4" draw:text-style-name="P141" svg:width="0.0476in" svg:height="0.0685in" svg:x="4.2394in" svg:y="0.1543in" svg:viewBox="0 0 122 175" svg:d="M122 56c0-29-14-56-41-56-39 0-81 62-81 119 0 32 15 56 39 56 41 0 83-63 83-119zM29 81c16-60 41-73 52-73 14 0 20 16 20 34 0 8-2 18-6 39-22 0-43 0-66 0zM91 93c-14 58-39 74-52 74-18 0-19-27-19-35 0-9 2-21 7-39 21 0 43 0 64 0z"><text:p/></draw:path><draw:path draw:style-name="gr4" draw:text-style-name="P141" svg:width="0.0165in" svg:height="0.0409in" svg:x="4.3224in" svg:y="0.1862in" svg:viewBox="0 0 43 105" svg:d="M34 34c0 18-3 40-27 63-1 1-3 3-3 4 0 3 3 4 6 4 4 0 33-27 33-69 0-21-8-36-23-36-12 0-20 8-20 20 0 11 7 19 20 19 8 0 9-4 14-5z"><text:p/></draw:path><draw:path draw:style-name="gr4" draw:text-style-name="P141" svg:width="0.0657in" svg:height="0.0272in" svg:x="4.4709in" svg:y="0.1059in" svg:viewBox="0 0 168 70" svg:d="M130 43c-3 3-15 13-15 19 0 5 4 8 8 8s7-1 9-4c8-10 19-18 28-23 5-1 8-2 8-8 0-4-3-7-6-8-11-7-15-16-16-20 0-3-3-7-9-7-3 0-8 1-8 8 0 5 5 14 8 19-40 0-82 0-123 0-6 0-14 0-14 8s8 8 14 8c39 0 77 0 116 0z"><text:p/></draw:path><draw:path draw:style-name="gr4" draw:text-style-name="P141" svg:width="0.0579in" svg:height="0.0602in" svg:x="4.4268in" svg:y="0.1425in" svg:viewBox="0 0 148 154" svg:d="M55 73c9 0 36-2 56-7 25-10 29-25 29-37 0-18-18-29-42-29-42 0-98 31-98 90 0 35 22 64 63 64 57 0 85-33 85-38 0-2-4-7-7-7-1 0-2 2-4 5-28 30-67 30-74 30-21 0-34-12-34-40 0-6 0-13 3-31 7 0 16 0 23 0zM35 63c15-49 53-53 63-53 15 0 28 7 28 19 0 34-59 34-74 34-6 0-11 0-17 0z"><text:p/></draw:path><draw:path draw:style-name="gr4" draw:text-style-name="P141" svg:width="0.0543in" svg:height="0.0433in" svg:x="4.5in" svg:y="0.1795in" svg:viewBox="0 0 139 111" svg:d="M52 67c0-3 3-12 3-17 1-2 2-7 2-9 2-5 10-17 19-24 8-7 15-10 23-10 3 0 16 0 24 4-11 4-11 14-11 16 0 4 3 9 11 9 7 0 16-5 16-16 0-19-27-20-38-20-7 0-23 0-39 18-5-12-19-18-30-18-8 0-15 3-22 13-7 11-7 15-10 23 0 5 4 5 6 5 4 0 4 0 5-7 4-14 10-27 20-27 8 0 10 8 10 14 0 3-3 13-5 18-1 7-4 17-5 23-2 7-4 15-6 22-1 6-4 17-4 18 0 6 4 9 10 9 4 0 8-3 11-7 0-2 3-10 4-14 2-7 4-16 6-23z"><text:p/></draw:path><draw:path draw:style-name="gr4" draw:text-style-name="P141" svg:width="0.035in" svg:height="0.1343in" svg:x="4.5787in" svg:y="0.1016in" svg:viewBox="0 0 90 342" svg:d="M7 0c-3 0-7 0-7 4 0 2 1 3 4 6 30 26 62 73 62 161 0 73-23 126-59 158-6 7-7 7-7 9 0 1 1 4 4 4 4 0 38-22 60-64 16-29 26-66 26-106 0-49-14-124-83-172z"><text:p/></draw:path></draw:g></draw:g></text:p><text:p text:style-name="P24"/><text:list xml:id="list204955132658384" text:continue-numbering="true" text:style-name="L1"><text:list-item><text:p text:style-name="P86"><draw:g text:anchor-type="as-char" svg:y="-0.1874in" draw:z-index="47" draw:name="Shape250" draw:style-name="gr1"><svg:title>TexMaths</svg:title><svg:desc>14§display§r=\sqrt{x^2+y^2+z^2}§svg§600§FALSE§</svg:desc><draw:g draw:style-name="gr2"><draw:path draw:style-name="gr3" draw:text-style-name="P140" svg:width="1.5693in" svg:height="0.211in" svg:x="0.0039in" svg:y="0.0102in" svg:viewBox="0 0 3987 537" svg:d="M0 0c1329 0 2658 0 3987 0 0 179 0 358 0 537-1329 0-2658 0-3987 0 0-179 0-358 0-537z"><text:p/></draw:path><draw:path draw:style-name="gr4" draw:text-style-name="P141" svg:width="0.0783in" svg:height="0.087in" svg:x="-0.0004in" svg:y="0.102in" svg:viewBox="0 0 200 222" svg:d="M29 187c-1 9-4 20-4 23 0 8 7 12 14 12 6 0 14-4 18-14 2-1 19-68 20-76 4-17 13-51 15-65 3-5 16-29 28-40 5-3 19-16 40-16 12 0 19 6 21 6-16 3-27 14-27 26 0 9 6 19 20 19 12 0 26-13 26-30s-15-32-40-32c-33 0-54 24-63 38-5-23-21-38-45-38-23 0-32 20-37 28-8 17-15 46-15 48 0 5 4 4 6 5 5 0 5-1 8-11 8-35 18-59 36-59 9 0 16 4 16 23 0 9-2 15-9 40-9 38-18 76-28 113z"><text:p/></draw:path><draw:path draw:style-name="gr4" draw:text-style-name="P141" svg:width="0.128in" svg:height="0.0449in" svg:x="0.1516in" svg:y="0.1165in" svg:viewBox="0 0 326 115" svg:d="M310 20c7 0 16 0 16-10s-9-10-15-10c-98 0-198 0-296 0-7 0-15 0-15 10s8 10 15 10c98 0 196 0 295 0zM311 115c6 0 15 0 15-10s-9-10-16-10c-99 0-197 0-295 0-7 0-15 0-15 10s8 10 15 10c98 0 198 0 296 0z"><text:p/></draw:path><draw:path draw:style-name="gr4" draw:text-style-name="P141" svg:width="0.176in" svg:height="0.2311in" svg:x="0.3661in" svg:y="0in" svg:viewBox="0 0 448 588" svg:d="M155 588c16 0 16 0 20-10 90-186 181-374 270-560 3-5 3-7 3-8 0-6-4-10-10-10-7 0-8 4-11 10-84 176-169 351-253 527-35-81-70-162-105-243-23 17-47 35-69 52 3 2 6 5 8 8 12-8 24-17 35-27 38 87 75 174 112 261z"><text:p/></draw:path><draw:path draw:style-name="gr4" draw:text-style-name="P141" svg:width="1.0445in" svg:height="0.0075in" svg:x="0.5386in" svg:y="0in" svg:viewBox="0 0 2654 20" svg:d="M0 0c885 0 1770 0 2654 0 0 7 0 13 0 20-884 0-1769 0-2654 0 0-7 0-13 0-20z"><text:p/></draw:path><draw:path draw:style-name="gr4" draw:text-style-name="P141" svg:width="0.0961in" svg:height="0.087in" svg:x="0.5441in" svg:y="0.102in" svg:viewBox="0 0 245 222" svg:d="M150 69c3-13 15-58 49-58 3 0 14 0 25 6-14 3-24 15-24 26 0 9 6 19 18 19s27-10 27-30c0-25-29-32-46-32-28 0-45 27-51 38-12-32-39-38-53-38-52 0-80 63-80 76 0 5 5 4 6 5 4 0 6-1 7-5 17-52 49-65 66-65 10 0 26 4 26 32 0 16-8 49-26 118-9 31-25 50-46 50-5 0-16 0-26-5 13-3 23-13 23-27s-10-18-18-18c-14 0-27 14-27 29 0 23 25 32 46 32 32 0 51-35 52-37 6 18 24 37 53 37 51 0 79-62 79-75 0-6-5-6-6-6-4 0-6 3-7 6-15 53-49 64-64 64-20 0-28-15-28-32 0-11 4-21 8-43 6-23 11-45 17-67z"><text:p/></draw:path><draw:path draw:style-name="gr4" draw:text-style-name="P141" svg:width="0.0598in" svg:height="0.0894in" svg:x="0.6579in" svg:y="0.0413in" svg:viewBox="0 0 153 228" svg:d="M153 165c-5 0-7 0-12 0-1 7-5 28-9 31-3 3-30 3-34 3-21 0-42 0-63 0 35-32 48-42 69-58 25-21 49-42 49-74 0-42-37-67-82-67-42 0-71 29-71 62 0 16 15 18 18 18 9 0 18-6 18-18 0-6-1-19-19-19 10-23 33-30 50-30 34 0 52 26 52 54 0 30-21 53-32 66-28 27-55 53-83 81-4 3-4 4-4 14 48 0 95 0 143 0 3-21 7-42 10-63z"><text:p/></draw:path><draw:path draw:style-name="gr4" draw:text-style-name="P141" svg:width="0.1287in" svg:height="0.1276in" svg:x="0.7898in" svg:y="0.0756in" svg:viewBox="0 0 328 325" svg:d="M174 172c46 0 91 0 137 0 7 0 17 0 17-10 0-9-10-9-17-9-46 0-91 0-137 0 0-47 0-91 0-138 0-7 0-15-10-15s-10 8-10 15c0 47 0 91 0 138-46 0-91 0-137 0-7 0-17 0-17 9 0 10 10 10 17 10 46 0 91 0 137 0 0 46 0 92 0 137 0 7 0 16 10 16s10-9 10-16c0-45 0-91 0-137z"><text:p/></draw:path><draw:path draw:style-name="gr4" draw:text-style-name="P141" svg:width="0.089in" svg:height="0.124in" svg:x="0.9783in" svg:y="0.102in" svg:viewBox="0 0 227 316" svg:d="M224 29c3-5 3-7 3-11 0-8-7-12-14-12-6 0-13 2-18 9 0 3-5 19-7 27-3 13-6 27-10 39-7 30-14 59-21 88-3 9-24 42-56 42-25 0-31-21-31-39 0-22 8-53 25-96 9-20 10-26 10-35 0-23-15-41-41-41-46 0-64 71-64 76s4 5 6 5c5 0 5-1 8-10 13-46 32-60 49-60 4 0 13 0 13 16 0 12-5 25-9 35-19 51-28 79-28 102 0 43 31 58 60 58 19 0 35-8 49-22-7 25-12 50-32 76-12 16-31 29-53 29-7 0-29-1-38-18 7 0 14 0 21-7 4-4 10-10 10-20 0-15-14-17-18-17-11 0-28 7-28 33 0 22 22 40 53 40 50 0 101-43 115-99 15-63 31-125 46-188z"><text:p/></draw:path><draw:path draw:style-name="gr4" draw:text-style-name="P141" svg:width="0.0598in" svg:height="0.0894in" svg:x="1.0831in" svg:y="0.0413in" svg:viewBox="0 0 153 228" svg:d="M153 165c-5 0-9 0-13 0 0 7-4 28-8 31-3 3-30 3-34 3-21 0-43 0-64 0 36-32 49-42 70-58 25-21 49-42 49-74 0-42-37-67-82-67-42 0-71 29-71 62 0 16 15 18 18 18 9 0 18-6 18-18 0-6-2-19-19-19 10-23 33-30 50-30 34 0 52 26 52 54 0 30-21 53-32 66-28 27-55 53-83 81-4 3-4 4-4 14 48 0 94 0 141 0 5-21 7-42 12-63z"><text:p/></draw:path><draw:path draw:style-name="gr4" draw:text-style-name="P141" svg:width="0.1287in" svg:height="0.1276in" svg:x="1.2154in" svg:y="0.0756in" svg:viewBox="0 0 328 325" svg:d="M174 172c46 0 91 0 137 0 7 0 17 0 17-10 0-9-10-9-17-9-46 0-91 0-137 0 0-47 0-91 0-138 0-7 0-15-10-15s-10 8-10 15c0 47 0 91 0 138-46 0-91 0-137 0-7 0-17 0-17 9 0 10 10 10 17 10 46 0 91 0 137 0 0 46 0 92 0 137 0 7 0 16 10 16s10-9 10-16c0-45 0-91 0-137z"><text:p/></draw:path><draw:path draw:style-name="gr4" draw:text-style-name="P141" svg:width="0.0819in" svg:height="0.087in" svg:x="1.4067in" svg:y="0.102in" svg:viewBox="0 0 209 222" svg:d="M43 176c27-28 41-40 59-56 17-15 31-26 49-44 46-45 58-69 58-70 0-6-5-5-6-6-4 0-6 1-8 6-14 23-26 30-37 30-12 0-17-7-25-15-8-11-17-21-34-21-36 0-60 46-60 56 0 3 3 6 7 6s6-3 6-6c10-22 38-22 42-22 11 0 19 2 31 7 19 7 25 7 37 7-16 21-58 56-68 64-14 14-30 28-44 42-33 32-50 60-50 63 0 5 4 5 6 5 4 0 4-1 8-7 11-16 25-29 41-29 11 0 16 4 29 18 8 10 17 18 31 18 49 0 77-62 77-75 0-3-2-6-6-6s-5 5-7 7c-11 32-42 41-59 41-9 0-18-3-29-6-17-7-24-8-34-8-1 0-9 0-14 1z"><text:p/></draw:path><draw:path draw:style-name="gr4" draw:text-style-name="P141" svg:width="0.0598in" svg:height="0.0894in" svg:x="1.5051in" svg:y="0.0413in" svg:viewBox="0 0 153 228" svg:d="M153 165c-5 0-9 0-13 0-1 7-4 28-8 31-3 3-30 3-35 3-21 0-42 0-63 0 36-32 49-42 68-58 27-21 51-42 51-74 0-42-37-67-82-67-42 0-71 29-71 62 0 16 14 18 18 18 9 0 18-6 18-18 0-6-2-19-21-19 12-23 35-30 51-30 35 0 53 26 53 54 0 30-22 53-32 66-28 27-56 53-84 81-3 3-3 4-3 14 48 0 94 0 141 0 5-21 7-42 12-63z"><text:p/></draw:path></draw:g></draw:g></text:p></text:list-item><text:list-item><text:p text:style-name="P93"><draw:g text:anchor-type="as-char" svg:y="-0.3374in" draw:z-index="50" draw:name="Shape251" draw:style-name="gr1"><svg:title>TexMaths</svg:title><svg:desc>14§display§\theta =\operatorname{atan}2\left(y,x\right)=2\operatorname{atan}\left(\frac{y}{x+\sqrt{x^2+y^2}}\right)§svg§600§FALSE§</svg:desc><draw:g draw:style-name="gr2"><draw:path draw:style-name="gr3" draw:text-style-name="P140" svg:width="3.589in" svg:height="0.5594in" svg:x="0.0012in" svg:y="0.0102in" svg:viewBox="0 0 9117 1422" svg:d="M4559 1422c-1520 0-3039 0-4559 0 0-475 0-948 0-1422 3039 0 6078 0 9117 0 0 474 0 947 0 1422-1519 0-3039 0-4558 0z"><text:p/></draw:path><draw:path draw:style-name="gr4" draw:text-style-name="P141" svg:width="0.0795in" svg:height="0.1378in" svg:x="-0.0004in" svg:y="0.2024in" svg:viewBox="0 0 203 351" svg:d="M203 101c0-32-8-101-59-101-68 0-144 139-144 250 0 47 14 101 59 101 70 0 144-140 144-250zM52 168c8-31 18-71 38-105 14-25 32-52 54-52 24 0 27 31 27 59 0 24-4 49-16 98-35 0-68 0-103 0zM151 183c-5 23-17 65-35 101-17 32-36 57-57 57-16 0-27-15-27-60 0-21 3-49 16-98 35 0 68 0 103 0z"><text:p/></draw:path><draw:path draw:style-name="gr4" draw:text-style-name="P141" svg:width="0.1287in" svg:height="0.0449in" svg:x="0.152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874in" svg:height="0.0882in" svg:x="0.3539in" svg:y="0.252in" svg:viewBox="0 0 223 225" svg:d="M144 183c2 20 14 41 38 41 10 0 41-7 41-48 0-8 0-18 0-26-5 0-9 0-13 0 0 8 0 18 0 26 0 30-13 33-18 33-16 0-18-23-18-26 0-32 0-65 0-98 0-21 0-40-17-58-20-19-45-27-67-27-41 0-76 24-76 56 0 14 11 22 24 22 12 0 22-9 22-22 0-6-3-22-25-22 13-17 38-23 53-23 24 0 52 20 52 63 0 6 0 13 0 18-25 2-59 3-91 17-36 17-49 44-49 65 0 40 48 51 80 51s54-19 64-42zM140 102c0 17 0 32 0 49 0 48-35 64-57 64-24 0-45-18-45-41 0-28 21-69 102-72z"><text:p/></draw:path><draw:path draw:style-name="gr4" draw:text-style-name="P141" svg:width="0.0602in" svg:height="0.1201in" svg:x="0.4465in" svg:y="0.2201in" svg:viewBox="0 0 154 306" svg:d="M76 105c23 0 46 0 70 0 0-6 0-10 0-15-24 0-47 0-70 0 0-30 0-61 0-90-5 0-9 0-13 0 0 39-15 92-63 94 0 4 0 7 0 11 14 0 28 0 42 0 0 45 0 91 0 136 0 60 45 65 63 65 35 0 49-35 49-65 0-10 0-19 0-28-4 0-8 0-13 0 0 8 0 18 0 26 0 37-14 56-32 56-33 0-33-45-33-53 0-46 0-91 0-137z"><text:p/></draw:path><draw:path draw:style-name="gr4" draw:text-style-name="P141" svg:width="0.0866in" svg:height="0.0882in" svg:x="0.5264in" svg:y="0.252in" svg:viewBox="0 0 221 225" svg:d="M143 183c1 20 15 41 38 41 11 0 40-7 40-48 0-8 0-18 0-26-4 0-8 0-12 0 0 8 0 18 0 26 0 30-12 33-17 33-17 0-18-23-18-26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972in" svg:height="0.085in" svg:x="0.6213in" svg:y="0.2531in" svg:viewBox="0 0 248 217" svg:d="M38 49c0 43 0 88 0 132 0 22-6 22-38 22 0 4 0 10 0 14 17 0 42-2 56-2 13 0 38 2 55 2 0-4 0-10 0-14-34 0-38 0-38-22 0-31 0-61 0-91 0-51 33-79 66-79 30 0 36 27 36 55 0 38 0 77 0 115 0 22-6 22-38 22 0 4 0 10 0 14 17 0 42-2 55-2 12 0 39 2 56 2 0-4 0-10 0-14-27 0-38 0-39-15 0-31 0-63 0-94 0-42 0-58-16-76-7-8-22-18-52-18-35 0-58 21-72 52 0-17 0-35 0-52-23 1-47 4-69 6 0 5 0 9 0 15 34 0 38 3 38 28z"><text:p/></draw:path><draw:path draw:style-name="gr4" draw:text-style-name="P141" svg:width="0.0768in" svg:height="0.128in" svg:x="0.7646in" svg:y="0.2102in" svg:viewBox="0 0 196 326" svg:d="M38 288c17-17 35-33 52-50 77-67 106-94 106-143 0-56-43-95-104-95-56 0-92 45-92 88 0 28 25 28 27 28 8 0 25-5 25-26 0-13-9-26-27-26-4 0-4 0-5 0 11-30 37-49 65-49 45 0 66 40 66 80 0 39-24 79-52 108-30 35-63 70-93 105-6 5-6 7-6 18 60 0 122 0 182 0 4-29 10-57 14-85-4 0-8 0-13 0-1 15-5 36-9 44-5 3-37 3-48 3-29 0-59 0-88 0z"><text:p/></draw:path><draw:path draw:style-name="gr4" draw:text-style-name="P141" svg:width="0.0441in" svg:height="0.1929in" svg:x="0.9031in" svg:y="0.1937in" svg:viewBox="0 0 113 491" svg:d="M113 487c0-1 0-3-8-11-62-62-77-156-77-230 0-85 18-170 78-232 7-7 7-7 7-8 0-5-1-6-4-6-5 0-50 34-78 97-25 53-31 107-31 149 0 38 4 98 32 153 30 60 72 92 77 92 3 0 4-1 4-4z"><text:p/></draw:path><draw:path draw:style-name="gr4" draw:text-style-name="P141" svg:width="0.089in" svg:height="0.1248in" svg:x="0.965in" svg:y="0.2531in" svg:viewBox="0 0 227 318" svg:d="M224 31c3-7 3-9 3-11 0-10-7-14-16-14-4 0-12 2-16 11-2 1-5 17-7 25-3 14-7 27-10 41-7 29-16 58-23 88-1 7-22 42-54 42-25 0-31-23-31-41 0-22 8-53 25-96 7-20 10-26 10-35 0-23-15-41-41-41-46 0-64 71-64 76s4 5 6 5c4 0 5-1 7-8 14-46 33-62 50-62 4 0 13 0 13 16 0 12-6 25-9 35-19 51-29 79-29 103 0 44 31 57 60 57 20 0 36-8 50-22-7 27-12 50-32 77-12 15-32 31-54 31-7 0-30-2-37-21 7 0 14 0 21-6 4-4 10-11 10-21 0-15-14-17-18-17-11 0-28 9-28 33 0 23 21 42 52 42 50 0 102-45 114-100 16-63 33-124 48-187z"><text:p/></draw:path><draw:path draw:style-name="gr4" draw:text-style-name="P141" svg:width="0.022in" svg:height="0.0575in" svg:x="1.078in" svg:y="0.3173in" svg:viewBox="0 0 57 147" svg:d="M57 52c0-32-12-52-32-52-15 0-25 13-25 27 0 12 10 25 25 25 6 0 13-2 17-6 3-1 1-1 3-1 1 0 1 0 1 7 0 36-17 66-33 82-6 6-6 6-6 7 0 5 3 6 6 6 5 0 44-38 44-95z"><text:p/></draw:path><draw:path draw:style-name="gr4" draw:text-style-name="P141" svg:width="0.0961in" svg:height="0.087in" svg:x="1.1531in" svg:y="0.2531in" svg:viewBox="0 0 245 222" svg:d="M150 69c3-13 14-58 49-58 1 0 14 0 24 7-14 2-24 14-24 27 0 7 5 17 19 17 10 0 27-10 27-30 0-25-29-32-46-32-28 0-46 27-52 38-13-32-39-38-53-38-51 0-79 64-79 76 0 5 5 5 6 5 4 0 6-1 6-5 16-52 50-65 65-65 10 0 27 4 27 34 0 14-8 47-27 116-7 31-23 52-46 52-3 0-14 0-25-7 13-3 24-13 24-27 0-12-11-17-18-17-16 0-27 13-27 28 0 23 24 32 46 32 32 0 51-33 52-36 6 18 22 36 53 36 51 0 79-62 79-75 0-4-5-4-6-4-6 0-6 1-7 5-17 52-49 65-66 65-18 0-26-17-26-34 0-10 2-21 8-42 6-22 11-46 17-68z"><text:p/></draw:path><draw:path draw:style-name="gr4" draw:text-style-name="P141" svg:width="0.0449in" svg:height="0.1929in" svg:x="1.2689in" svg:y="0.1937in" svg:viewBox="0 0 115 491" svg:d="M115 246c0-39-6-98-32-154-30-60-73-92-77-92-3 0-6 3-6 6 0 1 0 1 10 11 47 49 77 126 77 229 0 84-18 170-80 233-7 5-7 7-7 8 0 3 3 4 6 4 4 0 49-33 78-95 25-55 31-109 31-150z"><text:p/></draw:path><draw:path draw:style-name="gr4" draw:text-style-name="P141" svg:width="0.1287in" svg:height="0.0449in" svg:x="1.3976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768in" svg:height="0.128in" svg:x="1.6012in" svg:y="0.2102in" svg:viewBox="0 0 196 326" svg:d="M38 288c17-17 35-33 52-50 77-67 106-94 106-143 0-56-43-95-104-95-56 0-92 45-92 88 0 28 25 28 27 28 8 0 25-5 25-26 0-13-9-26-27-26-3 0-4 0-5 0 11-30 37-49 65-49 45 0 66 40 66 80 0 39-24 79-52 108-30 35-63 70-93 105-6 5-6 7-6 18 62 0 122 0 183 0 5-29 9-57 13-85-4 0-7 0-11 0-3 15-7 36-11 44-5 3-37 3-48 3-29 0-59 0-88 0z"><text:p/></draw:path><draw:path draw:style-name="gr4" draw:text-style-name="P141" svg:width="0.0866in" svg:height="0.0882in" svg:x="1.7287in" svg:y="0.252in" svg:viewBox="0 0 221 225" svg:d="M143 183c1 20 15 41 38 41 11 0 40-7 40-48 0-8 0-18 0-26-4 0-8 0-12 0 0 8 0 18 0 26 0 30-12 33-17 33-17 0-18-23-18-26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602in" svg:height="0.1201in" svg:x="1.8205in" svg:y="0.2201in" svg:viewBox="0 0 154 306" svg:d="M76 105c23 0 47 0 71 0 0-6 0-10 0-15-24 0-48 0-71 0 0-30 0-61 0-90-5 0-7 0-12 0-1 39-15 92-64 94 0 4 0 7 0 11 14 0 28 0 42 0 0 45 0 91 0 136 0 60 46 65 63 65 35 0 49-35 49-65 0-10 0-19 0-28-4 0-8 0-13 0 0 8 0 18 0 26 0 37-14 56-32 56-33 0-33-45-33-53 0-46 0-91 0-137z"><text:p/></draw:path><draw:path draw:style-name="gr4" draw:text-style-name="P141" svg:width="0.0874in" svg:height="0.0882in" svg:x="1.9004in" svg:y="0.252in" svg:viewBox="0 0 223 225" svg:d="M143 183c3 20 15 41 39 41 10 0 41-7 41-48 0-8 0-18 0-26-5 0-9 0-13 0 0 8 0 18 0 26 0 30-13 33-18 33-17 0-18-23-18-26 0-32 0-65 0-98 0-21 0-40-19-58-18-19-43-27-67-27-40 0-74 24-74 56 0 14 10 22 22 22 14 0 24-9 24-22 0-6-3-22-25-22 13-17 36-23 53-23 24 0 52 20 52 63 0 6 0 13 0 18-25 2-60 3-91 17-36 17-49 44-49 65 0 40 48 51 78 51 33 0 56-19 65-42zM140 102c0 17 0 32 0 49 0 48-35 64-57 64-26 0-45-18-45-41 0-28 21-69 102-72z"><text:p/></draw:path><draw:path draw:style-name="gr4" draw:text-style-name="P141" svg:width="0.0972in" svg:height="0.085in" svg:x="1.9953in" svg:y="0.2531in" svg:viewBox="0 0 248 217" svg:d="M39 49c0 43 0 88 0 132 0 22-5 22-39 22 0 4 0 10 0 14 18 0 42-2 56-2 13 0 38 2 55 2 0-4 0-10 0-14-33 0-38 0-38-22 0-31 0-61 0-91 0-51 35-79 66-79 30 0 36 27 36 55 0 38 0 77 0 115 0 22-6 22-38 22 0 4 0 10 0 14 17 0 42-2 56-2 13 0 38 2 55 2 0-4 0-10 0-14-25 0-38 0-38-15 0-31 0-63 0-94 0-42 0-58-15-76-7-8-24-18-52-18-37 0-59 21-73 52 0-17 0-35 0-52-24 1-46 4-70 6 0 5 0 9 0 15 35 0 39 3 39 28z"><text:p/></draw:path><draw:path draw:style-name="gr4" draw:text-style-name="P141" svg:width="0.1004in" svg:height="0.5791in" svg:x="2.1748in" svg:y="0in" svg:viewBox="0 0 256 1472" svg:d="M256 1466c0-1 0-1-3-5-47-57-86-120-116-188-64-151-89-326-89-536 0-209 23-393 96-554 28-63 66-120 109-173 2-2 3-3 3-4 0-6-4-6-11-6s-8 0-10 1c-22 28-31 30-68 84-86 121-129 265-152 412-11 80-15 159-15 239 0 183 22 371 101 539 35 74 82 141 131 193 5 3 5 4 13 4 7 0 11 0 11-6z"><text:p/></draw:path><draw:path draw:style-name="gr4" draw:text-style-name="P141" svg:width="0.089in" svg:height="0.1248in" svg:x="2.8421in" svg:y="0.1224in" svg:viewBox="0 0 227 318" svg:d="M225 29c2-7 2-7 2-11 0-8-7-12-14-12-6 0-13 2-17 9-1 3-6 19-7 27-4 13-7 27-10 39-7 30-15 59-22 88-3 9-24 42-56 42-25 0-31-21-31-39 0-22 8-53 25-96 9-20 10-26 10-35 0-23-15-41-41-41-46 0-64 71-64 76 0 4 4 2 6 4 5 0 5 0 8-9 13-46 32-60 49-60 4 0 13 0 13 16 0 12-5 25-9 33-19 53-28 81-28 104 0 43 31 58 60 58 19 0 35-8 49-22-5 25-12 50-32 76-12 16-31 30-53 30-7 0-29-1-38-21 9 0 14 0 21-5 6-4 10-10 10-20 0-15-13-17-18-17-11 0-28 7-28 31 0 25 22 44 53 44 50 0 101-45 115-101 15-63 32-125 47-188z"><text:p/></draw:path><draw:path draw:style-name="gr4" draw:text-style-name="P141" svg:width="1.1642in" svg:height="0.0075in" svg:x="2.3055in" svg:y="0.2866in" svg:viewBox="0 0 2958 20" svg:d="M1478 20c-493 0-985 0-1478 0 0-7 0-13 0-20 985 0 1971 0 2958 0 0 7 0 13 0 20-494 0-987 0-1480 0z"><text:p/></draw:path><draw:path draw:style-name="gr4" draw:text-style-name="P141" svg:width="0.0961in" svg:height="0.087in" svg:x="2.311in" svg:y="0.4165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 draw:text-style-name="P141" svg:width="0.128in" svg:height="0.1283in" svg:x="2.4701in" svg:y="0.389in" svg:viewBox="0 0 326 327" svg:d="M174 174c46 0 91 0 137 0 7 0 15 0 15-10s-8-10-15-10c-46 0-91 0-137 0 0-46 0-91 0-137 0-7 0-17-10-17s-10 10-10 17c0 46 0 91 0 137-46 0-92 0-139 0-7 0-15 0-15 10s8 10 15 10c47 0 93 0 139 0 0 46 0 92 0 138 0 6 0 15 10 15s10-9 10-15c0-46 0-92 0-138z"><text:p/></draw:path><draw:path draw:style-name="gr4" draw:text-style-name="P141" svg:width="0.176in" svg:height="0.2315in" svg:x="2.674in" svg:y="0.3256in" svg:viewBox="0 0 448 589" svg:d="M155 589c14 0 16 0 20-10 90-187 181-373 270-561 3-5 3-7 3-8 0-6-4-10-10-10-7 0-8 4-11 10-84 176-169 352-253 529-35-83-70-164-105-245-23 17-47 35-69 53 3 3 4 6 7 8 11-9 24-18 35-26 38 87 76 173 113 260z"><text:p/></draw:path><draw:path draw:style-name="gr4" draw:text-style-name="P141" svg:width="0.6228in" svg:height="0.0075in" svg:x="2.8465in" svg:y="0.3256in" svg:viewBox="0 0 1583 20" svg:d="M791 20c-263 0-528 0-791 0 0-7 0-13 0-20 528 0 1055 0 1583 0 0 7 0 13 0 20-264 0-528 0-792 0z"><text:p/></draw:path><draw:path draw:style-name="gr4" draw:text-style-name="P141" svg:width="0.0961in" svg:height="0.087in" svg:x="2.852in" svg:y="0.4165in" svg:viewBox="0 0 245 222" svg:d="M150 69c3-13 15-58 49-58 3 0 14 0 25 6-14 3-24 15-24 26 0 9 6 17 18 17s27-8 27-28c0-25-29-32-46-32-28 0-45 25-51 38-12-34-39-38-53-38-52 0-80 63-80 76 0 4 5 2 6 4 4 0 6 0 7-4 17-54 49-65 66-65 10 0 26 4 26 32 0 16-8 48-26 118-9 29-25 50-46 50-5 0-16 0-26-5 13-3 23-14 23-27 0-14-10-18-18-18-14 0-27 13-27 29 0 23 25 32 46 32 32 0 51-34 52-37 6 18 24 37 53 37 51 0 79-62 79-75 0-6-5-6-6-6-4 0-6 3-7 6-15 53-49 64-64 64-20 0-28-15-28-32 0-11 4-21 8-43 6-23 11-45 17-67z"><text:p/></draw:path><draw:path draw:style-name="gr4" draw:text-style-name="P141" svg:width="0.0598in" svg:height="0.0898in" svg:x="2.9657in" svg:y="0.3559in" svg:viewBox="0 0 153 229" svg:d="M153 167c-5 0-7 0-12 0-1 7-5 28-9 30-3 3-30 3-34 3-21 0-42 0-63 0 35-32 48-42 69-59 25-19 49-40 49-74 0-40-37-67-82-67-42 0-71 31-71 62 0 18 15 19 18 19 9 0 18-5 18-18 0-6-1-18-19-18 11-24 33-32 50-32 34 0 52 26 52 54 0 31-21 55-32 67-28 27-55 55-83 81-4 3-4 5-4 14 48 0 95 0 143 0 3-20 7-41 10-62z"><text:p/></draw:path><draw:path draw:style-name="gr4" draw:text-style-name="P141" svg:width="0.1287in" svg:height="0.1283in" svg:x="3.098in" svg:y="0.389in" svg:viewBox="0 0 328 327" svg:d="M174 174c46 0 91 0 137 0 7 0 17 0 17-10s-10-10-17-10c-46 0-91 0-137 0 0-46 0-91 0-137 0-7 0-17-10-17s-10 10-10 17c0 46 0 91 0 137-46 0-91 0-137 0-7 0-17 0-17 10s10 10 17 10c46 0 91 0 137 0 0 46 0 92 0 138 0 6 0 15 10 15s10-9 10-15c0-46 0-92 0-138z"><text:p/></draw:path><draw:path draw:style-name="gr4" draw:text-style-name="P141" svg:width="0.089in" svg:height="0.1248in" svg:x="3.2862in" svg:y="0.4165in" svg:viewBox="0 0 227 318" svg:d="M225 29c2-7 2-7 2-11 0-8-7-12-14-12-6 0-13 2-17 9-1 3-6 19-7 27-4 13-7 27-10 39-7 30-15 59-22 88-2 9-24 42-56 42-25 0-31-21-31-39 0-22 8-53 25-96 9-20 10-26 10-35 0-23-15-41-39-41-48 0-66 71-66 76 0 4 4 2 6 4 5 0 5 0 8-9 14-46 34-60 50-60 3 0 12 0 12 16 0 12-5 25-9 33-19 53-28 81-28 104 0 43 31 58 60 58 20 0 35-8 49-22-5 25-11 49-32 76-12 16-31 30-53 30-7 0-29-1-38-21 9 0 14 0 21-5 6-4 10-10 10-20 0-15-13-17-18-17-11 0-27 7-27 31 0 25 21 44 52 44 50 0 101-45 115-101 15-63 32-125 47-188z"><text:p/></draw:path><draw:path draw:style-name="gr4" draw:text-style-name="P141" svg:width="0.0598in" svg:height="0.0898in" svg:x="3.3909in" svg:y="0.3559in" svg:viewBox="0 0 153 229" svg:d="M153 167c-5 0-7 0-12 0-1 7-4 28-9 30-3 3-30 3-34 3-21 0-42 0-63 0 36-32 48-42 69-59 25-19 49-40 49-74 0-40-37-67-80-67-44 0-73 31-73 62 0 18 15 19 18 19 9 0 18-5 18-18 0-6-1-18-19-18 11-24 33-32 50-32 34 0 52 26 52 54 0 31-21 55-32 67-28 27-55 55-83 81-4 3-4 5-4 14 48 0 95 0 143 0 3-20 7-41 10-62z"><text:p/></draw:path><draw:path draw:style-name="gr4" draw:text-style-name="P141" svg:width="0.1004in" svg:height="0.5791in" svg:x="3.4996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list-item><text:list-item><text:p text:style-name="P100"><draw:g text:anchor-type="as-char" svg:y="-0.3374in" draw:z-index="83" draw:name="Shape267" draw:style-name="gr1"><svg:title>TexMaths</svg:title><svg:desc>14§display§\phi =\operatorname{acos}\left(\frac{z}{\sqrt{x^2+y^2+z^2}}\right)=\operatorname{acos}\left(\frac{z}{r}\right)§svg§600§FALSE§</svg:desc><draw:g draw:style-name="gr2"><draw:path draw:style-name="gr3" draw:text-style-name="P140" svg:width="3.3217in" svg:height="0.5594in" svg:x="0.0008in" svg:y="0.0102in" svg:viewBox="0 0 8438 1422" svg:d="M4220 1422c-1407 0-2813 0-4220 0 0-475 0-948 0-1422 2813 0 5625 0 8438 0 0 474 0 947 0 1422-1406 0-2813 0-4218 0z"><text:p/></draw:path><draw:path draw:style-name="gr4" draw:text-style-name="P141" svg:width="0.1016in" svg:height="0.1732in" svg:x="0.0004in" svg:y="0.2047in" svg:viewBox="0 0 259 441" svg:d="M192 11c0-3 1-5 1-7-1-1 0-4-5-4-6 0-6 1-9 10-10 38-18 75-28 113-78 3-151 67-151 134 0 47 35 86 95 90-4 15-7 31-11 46-6 23-11 41-11 44 0 4 3 4 5 4s5 0 6-2c1-1 4-12 6-19 5-25 12-49 18-73 80-3 151-69 151-136 0-37-27-84-95-88 10-38 18-74 28-112zM98 336c-29-2-66-18-66-69 0-58 44-127 116-133-16 68-33 135-50 202zM161 134c38 2 66 24 66 68 0 58-42 128-116 134 16-67 33-134 50-202z"><text:p/></draw:path><draw:path draw:style-name="gr4" draw:text-style-name="P141" svg:width="0.1287in" svg:height="0.0449in" svg:x="0.1713in" svg:y="0.2681in" svg:viewBox="0 0 328 115" svg:d="M311 20c7 0 17 0 17-10s-10-10-17-10c-98 0-198 0-296 0-5 0-15 0-15 10s10 10 17 10c98 0 196 0 294 0zM311 115c7 0 17 0 17-10s-10-10-17-10c-98 0-196 0-294 0-7 0-17 0-17 10s10 10 15 10c98 0 198 0 296 0z"><text:p/></draw:path><draw:path draw:style-name="gr4" draw:text-style-name="P141" svg:width="0.0866in" svg:height="0.0882in" svg:x="0.3728in" svg:y="0.252in" svg:viewBox="0 0 221 225" svg:d="M143 183c3 20 15 41 39 41 10 0 39-7 39-48 0-8 0-18 0-26-4 0-7 0-11 0 0 8 0 18 0 26 0 30-13 33-18 33-17 0-18-23-18-26 0-32 0-65 0-98 0-21 0-40-19-58-18-19-43-27-67-27-40 0-74 24-74 56 0 14 10 22 22 22 14 0 23-9 23-22 0-6-2-22-25-22 14-17 37-23 53-23 25 0 53 20 53 63 0 6 0 13 0 18-25 2-60 3-91 17-36 17-49 44-49 65 0 40 48 51 78 51 33 0 55-19 65-42zM140 102c0 17 0 32 0 49 0 48-36 64-57 64-26 0-45-18-45-41 0-28 21-69 102-72z"><text:p/></draw:path><draw:path draw:style-name="gr4" draw:text-style-name="P141" svg:width="0.0736in" svg:height="0.0882in" svg:x="0.4681in" svg:y="0.252in" svg:viewBox="0 0 188 225" svg:d="M41 113c0-79 40-100 65-100 6 0 37 0 54 18-20 1-24 17-24 22 0 13 10 23 24 23 12 0 22-9 22-23 0-33-38-53-76-53-61 0-106 53-106 115 0 63 49 110 105 110 66 0 83-58 83-63s-6-5-7-5c-5 0-6 3-7 5-14 45-47 52-65 52-25 0-68-22-68-101z"><text:p/></draw:path><draw:path draw:style-name="gr4" draw:text-style-name="P141" svg:width="0.085in" svg:height="0.0882in" svg:x="0.5531in" svg:y="0.252in" svg:viewBox="0 0 217 225" svg:d="M217 115c0-63-49-115-108-115-61 0-109 53-109 115 0 64 50 110 108 110 60 0 109-47 109-110zM109 214c-21 0-43-11-56-33-12-21-12-52-12-69 0-20 0-46 11-69 14-22 36-32 56-32 22 0 43 11 56 32 12 21 12 49 12 69 0 17 0 43-9 66-12 21-34 36-58 36z"><text:p/></draw:path><draw:path draw:style-name="gr4" draw:text-style-name="P141" svg:width="0.063in" svg:height="0.0882in" svg:x="0.6508in" svg:y="0.252in" svg:viewBox="0 0 161 225" svg:d="M87 125c10 2 50 9 50 46 0 25-17 44-54 44-42 0-61-27-69-69-1-7-3-9-7-9-7 0-7 3-7 13 0 21 0 43 0 64 0 8 0 11 6 11 2 0 2 0 12-10 2 0 2-1 10-11 21 21 43 21 55 21 56 0 78-32 78-67 0-26-14-42-21-47-15-16-35-20-56-24-27-6-60-11-60-39 0-19 12-38 54-38 55 0 58 43 59 59 0 4 4 4 6 4 5 0 5-2 5-11 0-17 0-33 0-49 0-9 0-13-4-13-3 0-4 0-11 6-1 2-6 7-7 8-20-14-39-14-48-14-58 0-78 34-78 60 0 18 8 31 21 42 17 13 29 16 66 23z"><text:p/></draw:path><draw:path draw:style-name="gr4" draw:text-style-name="P141" svg:width="0.1004in" svg:height="0.5791in" svg:x="0.7988in" svg:y="0in" svg:viewBox="0 0 256 1472" svg:d="M256 1466c0-1 0-1-3-5-47-57-86-120-116-188-64-151-89-326-89-536 0-209 23-393 96-554 28-63 66-120 109-173 2-2 3-3 3-4 0-6-4-6-11-6s-8 0-10 1c-22 28-31 30-68 84-86 121-129 265-152 412-11 80-15 159-15 239 0 183 22 371 101 539 35 74 82 141 131 193 5 3 5 4 13 4 7 0 11 0 11-6z"><text:p/></draw:path><draw:path draw:style-name="gr4" draw:text-style-name="P141" svg:width="0.0819in" svg:height="0.087in" svg:x="1.5083in" svg:y="0.1224in" svg:viewBox="0 0 209 222" svg:d="M43 176c27-29 42-40 59-56 0-1 31-26 49-44 46-45 58-69 58-72 0-4-5-4-6-4-4 0-6 1-7 6-15 23-27 30-38 30-12 0-17-7-25-15-8-11-17-21-34-21-36 0-58 45-58 56 0 3 1 6 5 6s6-3 6-6c10-22 38-24 42-24 11 0 19 4 31 9 19 7 25 7 37 7-16 21-58 56-67 64-15 14-29 27-45 41-33 33-50 61-50 64 0 5 4 5 6 5 4 0 4-1 8-7 11-16 25-29 41-29 12 0 16 4 29 18 8 10 17 18 31 18 49 0 77-62 77-75 0-3-2-6-6-6s-5 3-7 7c-11 33-42 41-59 41-9 0-18-3-29-6-15-7-24-8-34-8-1 0-8 0-14 1z"><text:p/></draw:path><draw:path draw:style-name="gr4" draw:text-style-name="P141" svg:width="1.2386in" svg:height="0.0075in" svg:x="0.9295in" svg:y="0.2866in" svg:viewBox="0 0 3147 20" svg:d="M1574 20c-525 0-1049 0-1574 0 0-7 0-13 0-20 1049 0 2097 0 3147 0 0 7 0 13 0 20-525 0-1050 0-1573 0z"><text:p/></draw:path><draw:path draw:style-name="gr4" draw:text-style-name="P141" svg:width="0.176in" svg:height="0.2315in" svg:x="0.9512in" svg:y="0.3256in" svg:viewBox="0 0 448 589" svg:d="M154 589c15 0 15 0 21-10 90-187 179-373 269-561 4-5 4-7 4-8 0-6-4-10-10-10-7 0-8 4-11 10-84 176-169 352-253 529-35-83-70-164-105-245-23 17-47 35-69 53 3 3 4 6 7 8 11-9 24-18 35-26 38 87 74 173 112 260z"><text:p/></draw:path><draw:path draw:style-name="gr4" draw:text-style-name="P141" svg:width="1.0449in" svg:height="0.0075in" svg:x="1.1236in" svg:y="0.3256in" svg:viewBox="0 0 2655 20" svg:d="M1327 20c-442 0-885 0-1327 0 0-7 0-13 0-20 885 0 1770 0 2655 0 0 7 0 13 0 20-443 0-885 0-1328 0z"><text:p/></draw:path><draw:path draw:style-name="gr4" draw:text-style-name="P141" svg:width="0.0961in" svg:height="0.087in" svg:x="1.1291in" svg:y="0.4165in" svg:viewBox="0 0 245 222" svg:d="M150 69c3-13 14-58 49-58 1 0 14 0 24 6-14 3-24 15-24 26 0 9 5 17 19 17 10 0 27-8 27-28 0-25-29-32-46-32-28 0-46 25-52 38-13-34-39-38-53-38-51 0-79 63-79 76 0 4 5 4 6 4 4 0 6 0 6-4 16-54 50-65 67-65 8 0 25 4 25 32 0 16-7 48-25 118-9 29-25 50-48 50-3 0-14 0-24-5 12-3 23-14 23-27 0-14-11-18-18-18-14 0-27 13-27 29 0 23 24 32 46 32 32 0 51-34 52-37 6 18 24 37 53 37 51 0 79-62 79-75 0-6-5-6-6-6-6 0-6 3-7 6-17 53-49 64-66 64-18 0-26-15-26-32 0-11 2-21 8-43 6-23 11-45 17-67z"><text:p/></draw:path><draw:path draw:style-name="gr4" draw:text-style-name="P141" svg:width="0.0598in" svg:height="0.0898in" svg:x="1.2425in" svg:y="0.3559in" svg:viewBox="0 0 153 229" svg:d="M153 167c-5 0-9 0-13 0-1 7-4 28-8 30-3 3-30 3-35 3-21 0-42 0-63 0 36-32 49-42 68-59 27-19 51-40 51-74 0-40-37-67-82-67-42 0-71 31-71 62 0 18 14 19 18 19 9 0 18-5 18-18 0-6-2-18-21-18 12-24 35-32 51-32 35 0 53 26 53 54 0 31-22 55-32 67-28 27-56 55-84 81-3 3-3 5-3 14 48 0 94 0 141 0 5-20 7-41 12-62z"><text:p/></draw:path><draw:path draw:style-name="gr4" draw:text-style-name="P141" svg:width="0.128in" svg:height="0.1283in" svg:x="1.3748in" svg:y="0.389in" svg:viewBox="0 0 326 327" svg:d="M174 174c46 0 91 0 137 0 7 0 15 0 15-10s-8-10-15-10c-46 0-91 0-137 0 0-46 0-91 0-137 0-7 0-17-10-17s-10 10-10 17c0 46 0 91 0 137-46 0-92 0-139 0-7 0-15 0-15 10s8 10 15 10c47 0 93 0 139 0 0 46 0 92 0 138 0 6 0 15 10 15s10-9 10-15c0-46 0-92 0-138z"><text:p/></draw:path><draw:path draw:style-name="gr4" draw:text-style-name="P141" svg:width="0.089in" svg:height="0.1248in" svg:x="1.5634in" svg:y="0.4165in" svg:viewBox="0 0 227 318" svg:d="M224 29c3-7 3-7 3-11 0-8-7-12-16-12-4 0-12 2-16 9-2 3-5 19-7 27-3 13-7 27-10 39-7 30-16 59-23 88-1 9-22 42-54 42-25 0-31-21-31-39 0-22 8-53 25-96 7-20 10-26 10-35 0-23-15-41-41-41-46 0-64 71-64 76 0 4 4 4 6 4 4 0 5 0 8-9 13-46 32-60 49-60 4 0 13 0 13 16 0 12-6 25-9 33-19 53-29 81-29 104 0 43 32 58 60 58 20 0 36-8 50-22-7 25-12 49-32 76-12 16-32 30-54 30-7 0-28-1-37-21 7 0 14 0 21-5 4-4 10-10 10-20 0-15-14-17-18-17-11 0-28 7-28 31 0 25 22 44 52 44 50 0 102-45 116-101 15-63 31-125 46-188z"><text:p/></draw:path><draw:path draw:style-name="gr4" draw:text-style-name="P141" svg:width="0.0598in" svg:height="0.0898in" svg:x="1.6677in" svg:y="0.3559in" svg:viewBox="0 0 153 229" svg:d="M153 167c-5 0-9 0-13 0-1 7-4 28-8 30-3 3-30 3-35 3-21 0-42 0-63 0 36-32 49-42 68-59 27-19 51-40 51-74 0-40-37-67-82-67-42 0-71 31-71 62 0 18 14 19 18 19 9 0 18-5 18-18 0-6-2-18-21-18 12-24 35-32 51-32 35 0 53 26 53 54 0 31-22 55-32 67-28 27-56 55-84 81-3 3-3 5-3 14 48 0 94 0 141 0 5-20 7-41 12-62z"><text:p/></draw:path><draw:path draw:style-name="gr4" draw:text-style-name="P141" svg:width="0.128in" svg:height="0.1283in" svg:x="1.8in" svg:y="0.389in" svg:viewBox="0 0 326 327" svg:d="M174 174c46 0 91 0 137 0 7 0 15 0 15-10s-8-10-15-10c-46 0-91 0-137 0 0-46 0-91 0-137 0-7 0-17-10-17s-10 10-10 17c0 46 0 91 0 137-46 0-92 0-139 0-7 0-15 0-15 10s8 10 15 10c47 0 93 0 139 0 0 46 0 92 0 138 0 6 0 15 10 15s10-9 10-15c0-46 0-92 0-138z"><text:p/></draw:path><draw:path draw:style-name="gr4" draw:text-style-name="P141" svg:width="0.0819in" svg:height="0.087in" svg:x="1.9913in" svg:y="0.4165in" svg:viewBox="0 0 209 222" svg:d="M43 176c27-29 41-40 59-56 0-1 31-26 48-44 47-45 59-69 59-72 0-4-5-3-6-4-4 0-6 1-8 6-14 23-26 30-37 30-12 0-18-7-25-15-10-11-17-21-34-21-36 0-60 45-60 56 0 3 2 6 7 6 4 0 4-3 6-6 10-22 38-24 42-24 10 0 19 4 31 9 19 7 25 7 37 7-16 21-58 56-68 64-14 14-30 27-44 41-33 33-50 61-50 64 0 5 4 5 6 5 4 0 4-1 7-7 12-16 26-29 42-29 11 0 16 4 29 18 8 10 17 18 31 18 49 0 77-62 77-75 0-3-2-6-6-6s-5 3-7 7c-11 33-42 41-59 41-9 0-18-3-29-6-17-7-24-8-34-8-1 0-9 0-14 1z"><text:p/></draw:path><draw:path draw:style-name="gr4" draw:text-style-name="P141" svg:width="0.0598in" svg:height="0.0898in" svg:x="2.0898in" svg:y="0.3559in" svg:viewBox="0 0 153 229" svg:d="M153 167c-5 0-9 0-13 0-1 7-4 28-8 30-3 3-30 3-35 3-21 0-42 0-63 0 36-32 49-42 68-59 27-19 51-40 51-74 0-40-38-67-82-67-43 0-71 31-71 62 0 18 14 19 18 19 9 0 18-5 18-18 0-6-2-18-21-18 12-24 35-32 51-32 35 0 53 26 53 54 0 31-22 55-32 67-28 27-56 55-84 81-3 3-3 5-3 14 48 0 94 0 141 0 5-20 7-41 12-62z"><text:p/></draw:path><draw:path draw:style-name="gr4" draw:text-style-name="P141" svg:width="0.1004in" svg:height="0.5791in" svg:x="2.198in" svg:y="0in" svg:viewBox="0 0 256 1472" svg:d="M256 737c0-184-22-372-102-540-35-74-81-141-130-193-4-3-4-4-13-4-7 0-11 0-11 6 0 1 1 4 3 5 47 58 87 121 116 188 64 151 90 326 90 537 0 209-24 392-97 553-29 63-66 120-111 173 0 2-1 3-1 4 0 6 4 6 11 6s9 0 9-1c1 0 32-30 70-84 85-121 128-265 151-412 11-79 15-159 15-238z"><text:p/></draw:path><draw:path draw:style-name="gr4" draw:text-style-name="P141" svg:width="0.128in" svg:height="0.0449in" svg:x="2.4094in" svg:y="0.2681in" svg:viewBox="0 0 326 115" svg:d="M309 20c9 0 17 0 17-10s-8-10-15-10c-98 0-198 0-296 0-7 0-15 0-15 10s8 10 17 10c98 0 194 0 292 0zM311 115c7 0 15 0 15-10s-8-10-17-10c-98 0-194 0-292 0-9 0-17 0-17 10s8 10 15 10c98 0 198 0 296 0z"><text:p/></draw:path><draw:path draw:style-name="gr4" draw:text-style-name="P141" svg:width="0.0866in" svg:height="0.0882in" svg:x="2.6114in" svg:y="0.252in" svg:viewBox="0 0 221 225" svg:d="M143 183c1 20 15 41 38 41 11 0 40-7 40-48 0-8 0-18 0-26-4 0-8 0-12 0 0 8 0 18 0 26 0 30-13 33-17 33-17 0-18-23-18-26 0-32 0-65 0-98 0-21 0-40-19-58-19-19-43-27-67-27-40 0-74 24-74 56 0 14 10 22 22 22 14 0 23-9 23-22 0-6-3-22-25-22 14-17 37-23 53-23 24 0 52 20 52 63 0 6 0 13 0 18-26 2-59 3-90 17-38 17-49 44-49 65 0 40 48 51 78 51 33 0 55-19 65-42zM139 102c0 17 0 32 0 49 0 48-35 64-58 64-24 0-43-18-43-41 0-28 19-69 101-72z"><text:p/></draw:path><draw:path draw:style-name="gr4" draw:text-style-name="P141" svg:width="0.0736in" svg:height="0.0882in" svg:x="2.7063in" svg:y="0.252in" svg:viewBox="0 0 188 225" svg:d="M42 113c0-79 39-100 66-100 4 0 35 0 53 18-21 1-24 17-24 22 0 13 9 23 23 23 12 0 22-9 22-23 0-33-36-53-74-53-62 0-108 53-108 115 0 63 49 110 106 110 66 0 82-58 82-63s-5-5-6-5c-4 0-6 3-7 5-14 45-46 52-64 52-26 0-69-22-69-101z"><text:p/></draw:path><draw:path draw:style-name="gr4" draw:text-style-name="P141" svg:width="0.085in" svg:height="0.0882in" svg:x="2.7917in" svg:y="0.252in" svg:viewBox="0 0 217 225" svg:d="M217 115c0-63-49-115-108-115-61 0-109 53-109 115 0 64 50 110 108 110 60 0 109-47 109-110zM109 214c-22 0-43-11-57-33-11-21-11-52-11-69 0-20 0-46 11-69 14-22 36-32 56-32 22 0 43 11 56 32 12 21 12 49 12 69 0 17 0 43-11 66-10 21-32 36-56 36z"><text:p/></draw:path><draw:path draw:style-name="gr4" draw:text-style-name="P141" svg:width="0.063in" svg:height="0.0882in" svg:x="2.889in" svg:y="0.252in" svg:viewBox="0 0 161 225" svg:d="M85 125c12 2 52 9 52 46 0 25-17 44-56 44-40 0-59-27-68-69-2-7-2-9-6-9-7 0-7 3-7 13 0 21 0 43 0 64 0 8 0 11 6 11 2 0 2 0 12-10 3-4 0-1 10-11 21 21 43 21 53 21 58 0 80-32 80-67 0-26-15-42-21-47-15-16-35-20-56-24-28-6-60-11-60-39 0-19 12-38 54-38 55 0 58 43 58 59 1 4 5 4 7 4 5 0 5-2 5-11 0-17 0-33 0-49 0-9 0-13-5-13-3 0-3 0-10 6-1 2-6 7-8 8-19-14-40-14-47-14-60 0-78 34-78 60 0 18 8 31 21 42 15 13 29 16 64 23z"><text:p/></draw:path><draw:path draw:style-name="gr4" draw:text-style-name="P141" svg:width="0.0728in" svg:height="0.3469in" svg:x="3.0264in" svg:y="0.1165in" svg:viewBox="0 0 186 882" svg:d="M165 876c0 1 4 6 6 6 3 0 7 0 10 0 2 0 5 0 5-5 0-2 0-2-1-4-18-18-45-45-74-99-54-93-75-214-75-332 0-218 63-347 149-434 1-1 1-2 1-4 0-4-3-4-8-4-7 0-9 0-13 4-46 39-99 108-133 211-21 66-32 145-32 226 0 117 21 249 98 361 14 19 21 26 32 39 4 7 11 14 16 18 7 6 12 11 19 17z"><text:p/></draw:path><draw:path draw:style-name="gr4" draw:text-style-name="P141" svg:width="0.0819in" svg:height="0.087in" svg:x="3.139in" svg:y="0.1224in" svg:viewBox="0 0 209 222" svg:d="M43 176c27-29 41-40 59-56 0-1 31-26 49-44 46-45 58-69 58-72 0-4-5-4-6-4-4 0-6 1-7 6-15 23-27 30-38 30-12 0-17-7-25-15-8-11-17-21-34-21-36 0-60 45-60 56 0 3 3 6 7 6s6-3 6-6c10-22 38-24 42-24 11 0 19 4 31 9 19 7 25 7 37 7-16 21-58 56-68 64-14 14-30 27-44 41-33 33-50 61-50 64 0 5 4 5 6 5 4 0 4-1 8-7 11-16 25-29 41-29 11 0 16 4 29 18 8 10 17 18 31 18 49 0 77-62 77-75 0-3-2-6-6-6s-5 3-7 7c-11 33-42 41-59 41-9 0-18-3-29-6-17-7-24-8-34-8-1 0-9 0-14 1z"><text:p/></draw:path><draw:path draw:style-name="gr4" draw:text-style-name="P141" svg:width="0.0976in" svg:height="0.0075in" svg:x="3.1307in" svg:y="0.2866in" svg:viewBox="0 0 249 20" svg:d="M125 20c-42 0-83 0-125 0 0-7 0-13 0-20 83 0 167 0 249 0 0 7 0 13 0 20-42 0-82 0-124 0z"><text:p/></draw:path><draw:path draw:style-name="gr4" draw:text-style-name="P141" svg:width="0.0783in" svg:height="0.087in" svg:x="3.139in" svg:y="0.3854in" svg:viewBox="0 0 200 222" svg:d="M29 188c-1 8-4 19-4 22 0 8 7 12 14 12 6 0 14-4 18-14 2-1 17-68 20-76 4-17 13-51 15-65 3-5 16-29 28-40 5-3 19-16 40-16 12 0 19 6 21 6-16 3-27 14-27 26 0 9 6 19 20 19 12 0 26-13 26-30s-15-32-40-32c-33 0-54 24-63 38-5-23-23-38-45-38-23 0-32 20-37 28-8 17-15 46-15 48 0 5 4 4 6 5 5 0 5-1 8-11 8-35 18-59 36-59 9 0 16 4 16 23 0 9-2 15-9 40-9 38-18 76-28 114z"><text:p/></draw:path><draw:path draw:style-name="gr4" draw:text-style-name="P141" svg:width="0.0736in" svg:height="0.3469in" svg:x="3.2591in" svg:y="0.1165in" svg:viewBox="0 0 188 882" svg:d="M188 441c0-140-34-290-131-400-7-9-25-28-36-38-4-3-6-3-11-3-6 0-10 0-10 4 0 3 3 4 3 6 17 17 43 43 74 98 53 94 73 215 73 333 0 214-59 343-147 432-2 2-3 3-3 4 0 5 4 5 10 5 5 0 7 0 11-5 48-39 99-107 134-210 21-67 33-146 33-226z"><text:p/></draw:path></draw:g></draw:g></text:p><text:p text:style-name="P139"/></text:list-item><text:list-item><text:p text:style-name="P110"><draw:g text:anchor-type="as-char" svg:y="-0.1453in" draw:z-index="44" draw:name="Shape253" draw:style-name="gr1"><svg:title>TexMaths</svg:title><svg:desc>14§display§\vec{e_{r_M}}=\left[\cos \left(\theta \right)\cdot \sin \left(\phi \right)\right]\cdot \vec{e_x}+\left[\sin \left(\theta \right)\cdot \sin \left(\phi \right)\right]\cdot \vec{e_y}+\left[\cos \left(\phi \right)\right]\cdot \vec{e_z}§svg§600§FALSE§</svg:desc><draw:g draw:style-name="gr2"><draw:path draw:style-name="gr3" draw:text-style-name="P140" svg:width="5.2669in" svg:height="0.1807in" svg:x="0.0004in" svg:y="0.0094in" svg:viewBox="0 0 13379 460" svg:d="M6690 460c-2230 0-4460 0-6690 0 0-154 0-306 0-460 4460 0 8919 0 13379 0 0 154 0 306 0 460-2230 0-4460 0-6689 0z"><text:p/></draw:path><draw:path draw:style-name="gr4" draw:text-style-name="P141" svg:width="0.0854in" svg:height="0.0374in" svg:x="0.1209in" svg:y="0.0067in" svg:viewBox="0 0 218 96" svg:d="M175 59c-7 5-22 19-22 28 0 5 4 9 9 9s6-2 9-5c5-9 18-21 39-32 3-3 8-4 8-10s-2-8-7-10c-11-8-16-17-19-28-2-5-3-11-10-11s-10 6-10 10c0 3 3 18 11 29-54 0-110 0-165 0-8 0-18 0-18 10s10 10 18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3in" svg:height="0.0602in" svg:x="0.087in" svg:y="0.1134in" svg:viewBox="0 0 161 154" svg:d="M66 81c0-1 8-32 8-35 2-3 11-19 23-28 2-3 12-10 26-10 4 0 13 2 20 6-11 3-16 13-16 18 0 9 6 13 14 13 9 0 20-6 20-21 0-17-20-24-36-24-19 0-34 7-49 24-6-21-27-24-35-24-13 0-23 7-27 17-8 14-14 33-14 35 0 4 6 4 7 4 4 0 4 0 7-10 6-21 11-38 25-38 9 0 11 9 11 17 0 7-2 20-5 30-3 8-6 22-7 30-4 14-7 28-11 44-2 4-3 8-5 14 0 8 7 11 13 11 4 0 11-3 14-10 1-1 6-17 7-25 3-13 7-25 10-38z"><text:p/></draw:path><draw:path draw:style-name="gr4" draw:text-style-name="P141" svg:width="0.1126in" svg:height="0.0657in" svg:x="0.165in" svg:y="0.1268in" svg:viewBox="0 0 287 168" svg:d="M256 21c2-7 3-10 21-10 7 0 7 0 9 0 1-1 1-5 1-7 0-4-3-4-7-4-13 0-25 0-38 0-5 0-8 0-11 6-34 46-69 92-102 139-11-46-21-92-32-138-2-7-3-7-10-7-13 0-27 0-39 0-5 0-9 0-9 7 0 4 3 4 10 4 1 0 10 0 15 2 0 2 0 4-1 7-10 40-21 79-31 120-1 7-3 17-26 17-2 0-6 0-6 7 0 2 1 4 4 4 4 0 10-2 14-2s10 0 14 0 10 0 14 0 10 2 14 2 7-2 7-7c0-4-4-4-7-4-12 0-17-3-17-10 0-2 0-3 2-6 11-43 21-85 32-128 11 49 22 97 34 148 1 4 1 7 5 7 3 0 6-2 10-6 36-50 73-100 109-151-11 45-22 90-33 136-2 8-3 10-21 10-6 0-10 0-10 7 0 1 1 4 4 4 6 0 11-2 17-2 5 0 11 0 17 0 5 0 11 0 16 0 6 0 12 2 17 2 2 0 6 0 6-7 0-4-3-4-9-4-2 0-5 0-9 0-7-2-7-2-7-3 0-2 0-2 1-4 11-44 21-86 32-129z"><text:p/></draw:path><draw:path draw:style-name="gr4" draw:text-style-name="P141" svg:width="0.128in" svg:height="0.0453in" svg:x="0.372in" svg:y="0.0736in" svg:viewBox="0 0 326 116" svg:d="M309 21c9 0 17-1 17-11s-8-10-15-10c-98 0-198 0-296 0-7 0-15 0-15 10s8 11 15 11c98 0 196 0 294 0zM311 116c7 0 15 0 15-10 0-11-8-11-17-11-98 0-196 0-294 0-7 0-15 0-15 11 0 10 8 10 15 10 98 0 198 0 296 0z"><text:p/></draw:path><draw:path draw:style-name="gr4" draw:text-style-name="P141" svg:width="0.026in" svg:height="0.1921in" svg:x="0.5882in" svg:y="0in" svg:viewBox="0 0 67 489" svg:d="M67 489c0-7 0-12 0-19-15 0-32 0-47 0 0-150 0-301 0-450 15 0 32 0 47 0 0-7 0-13 0-20-22 0-45 0-67 0 0 164 0 326 0 489 22 0 45 0 67 0z"><text:p/></draw:path><draw:path draw:style-name="gr4" draw:text-style-name="P141" svg:width="0.0736in" svg:height="0.0882in" svg:x="0.6256in" svg:y="0.0571in" svg:viewBox="0 0 188 225" svg:d="M42 113c0-79 39-100 66-100 4 0 35 0 53 18-21 1-24 15-24 22 0 13 9 22 23 22 12 0 22-8 22-22 0-33-36-53-74-53-62 0-108 53-108 113 0 63 49 112 106 112 66 0 82-60 82-64 0-6-5-4-6-4-4 0-6 1-7 4-14 46-46 52-64 52-27 0-69-21-69-100z"><text:p/></draw:path><draw:path draw:style-name="gr4" draw:text-style-name="P141" svg:width="0.0854in" svg:height="0.0882in" svg:x="0.7106in" svg:y="0.0571in" svg:viewBox="0 0 218 225" svg:d="M218 115c0-63-49-115-109-115s-109 53-109 115c0 63 52 110 109 110 60 0 109-47 109-110zM109 213c-21 0-42-10-56-33-11-22-11-51-11-70 0-18 0-44 11-67 14-22 37-32 56-32 23 0 44 11 56 32 13 21 13 49 13 67 0 19 0 45-11 66-12 23-33 37-58 37z"><text:p/></draw:path><draw:path draw:style-name="gr4" draw:text-style-name="P141" svg:width="0.063in" svg:height="0.0882in" svg:x="0.8087in" svg:y="0.0571in" svg:viewBox="0 0 161 225" svg:d="M85 124c12 3 52 10 52 45 0 25-17 45-56 45-40 0-59-28-68-69-2-7-2-8-7-8-6 0-6 3-6 11 0 21 0 44 0 66 0 8 0 11 6 11 2 0 2 0 12-10 2-1 0-1 10-11 21 21 43 21 53 21 58 0 80-32 80-68 0-26-15-41-21-47-17-15-35-19-56-23-28-6-60-12-60-41 0-17 12-36 54-36 55 0 58 43 58 59 1 4 4 2 5 4 7 0 7-2 7-11 0-17 0-34 0-51 0-7 0-11-5-11-3 0-3 0-10 6-1 2-6 7-8 8-19-14-40-14-47-14-60 0-78 34-78 60 0 17 8 31 21 42 15 13 29 15 64 22z"><text:p/></draw:path><draw:path draw:style-name="gr4" draw:text-style-name="P141" svg:width="0.0449in" svg:height="0.1921in" svg:x="0.9299in" svg:y="0in" svg:viewBox="0 0 115 489" svg:d="M115 484c0-2 0-2-9-10-61-63-77-155-77-229 0-86 19-171 79-231 7-7 7-7 7-8 0-5-3-6-6-6-4 0-49 34-78 96-25 54-31 108-31 149 0 37 6 96 32 152 31 60 73 92 77 92 3 0 6-1 6-5z"><text:p/></draw:path><draw:path draw:style-name="gr4" draw:text-style-name="P141" svg:width="0.0795in" svg:height="0.1374in" svg:x="0.9941in" svg:y="0.0071in" svg:viewBox="0 0 203 350" svg:d="M203 101c0-32-8-101-59-101-68 0-144 138-144 250 0 45 14 100 59 100 70 0 144-140 144-249zM52 168c8-32 18-72 38-105 14-25 32-52 54-52 24 0 27 31 27 59 0 24-4 49-16 98-35 0-68 0-103 0zM150 183c-4 23-16 64-34 98-17 34-36 57-57 57-17 0-27-14-27-58 0-20 3-49 16-97 33 0 68 0 102 0z"><text:p/></draw:path><draw:path draw:style-name="gr4" draw:text-style-name="P141" svg:width="0.0441in" svg:height="0.1921in" svg:x="1.0933in" svg:y="0in" svg:viewBox="0 0 113 489" svg:d="M113 245c0-38-4-97-32-153-29-60-71-92-77-92-3 0-4 3-4 6 0 1 0 1 10 11 47 47 75 126 75 228 0 82-18 169-79 230-6 7-6 7-6 9 0 3 1 5 4 5 6 0 51-33 79-96 25-53 30-108 30-148z"><text:p/></draw:path><draw:path draw:style-name="gr4" draw:text-style-name="P141" svg:width="0.0201in" svg:height="0.0201in" svg:x="1.2173in" svg:y="0.0862in" svg:viewBox="0 0 52 52" svg:d="M52 25c0-14-13-25-27-25-15 0-25 10-25 25 0 14 10 27 25 27 14 0 27-11 27-27z"><text:p/></draw:path><draw:path draw:style-name="gr4" draw:text-style-name="P141" svg:width="0.063in" svg:height="0.0882in" svg:x="1.3039in" svg:y="0.0571in" svg:viewBox="0 0 161 225" svg:d="M85 124c12 3 52 10 52 45 0 25-17 45-56 45-40 0-59-28-68-69-2-7-2-8-7-8-6 0-6 3-6 11 0 21 0 44 0 66 0 8 0 11 6 11 2 0 2 0 12-10 0-1 0-1 10-11 21 21 43 21 53 21 58 0 80-32 80-68 0-26-15-41-21-47-17-15-35-19-56-23-28-6-60-12-60-41 0-17 12-36 54-36 55 0 58 43 58 59 1 4 4 2 5 4 7 0 7-2 7-11 0-17 0-34 0-51 0-7 0-11-5-11-3 0-3 0-10 6-1 2-6 7-8 8-19-14-40-14-47-14-60 0-78 34-78 60 0 17 8 31 21 42 15 13 29 15 64 22z"><text:p/></draw:path><draw:path draw:style-name="gr4" draw:text-style-name="P141" svg:width="0.0409in" svg:height="0.128in" svg:x="1.3807in" svg:y="0.0161in" svg:viewBox="0 0 105 326" svg:d="M70 110c-22 2-46 3-69 6 0 4 0 10 0 15 33 0 37 3 37 27 0 43 0 88 0 131 0 21-6 21-38 21 0 6 0 12 0 16 15 0 42-2 53-2 17 0 35 2 52 2 0-4 0-10 0-16-32 0-35-1-35-21 0-58 0-118 0-179zM73 25c0-15-13-25-27-25-15 0-26 13-26 25 0 14 11 27 26 27 14 0 27-11 27-27z"><text:p/></draw:path><draw:path draw:style-name="gr4" draw:text-style-name="P141" svg:width="0.0972in" svg:height="0.085in" svg:x="1.4343in" svg:y="0.0594in" svg:viewBox="0 0 248 217" svg:d="M38 49c0 43 0 87 0 131 0 21-6 21-38 21 0 5 0 10 0 16 17 0 42-2 56-2 13 0 38 2 55 2 0-6 0-11 0-16-34 0-40 0-40-21 0-30 0-61 0-91 0-50 35-78 68-78 30 0 36 27 36 55 0 37 0 75 0 114 0 21-6 21-39 21 0 5 0 10 0 16 18 0 43-2 56-2 12 0 39 2 56 2 0-6 0-11 0-16-27 0-39 0-39-14 0-32 0-63 0-93 0-42 0-58-16-76-7-8-22-18-52-18-35 0-58 21-72 52 0-17 0-35 0-52-23 1-47 4-69 6 0 5 0 9 0 15 34 0 38 3 38 28z"><text:p/></draw:path><draw:path draw:style-name="gr4" draw:text-style-name="P141" svg:width="0.0449in" svg:height="0.1921in" svg:x="1.5866in" svg:y="0in" svg:viewBox="0 0 115 489" svg:d="M115 484c0-2 0-2-9-10-61-63-77-155-77-229 0-86 19-171 79-231 7-7 7-7 7-8 0-5-3-6-6-6-4 0-49 34-78 96-25 54-31 108-31 149 0 37 6 96 32 152 30 60 73 92 77 92 3 0 6-1 6-5z"><text:p/></draw:path><draw:path draw:style-name="gr4" draw:text-style-name="P141" svg:width="0.1012in" svg:height="0.1724in" svg:x="1.6524in" svg:y="0.0098in" svg:viewBox="0 0 258 439" svg:d="M192 11c0-3 1-5 1-7-3-1 0-4-7-4-4 0-4 1-7 10-10 38-18 75-28 113-78 3-151 67-151 134 0 45 35 84 95 87-4 15-8 31-11 46-7 24-11 42-11 43 0 6 3 6 5 6 3 0 5 0 6-1 0-2 3-13 4-20 7-24 13-49 20-74 78-1 150-69 150-133 0-38-26-84-94-88 10-38 18-74 28-112zM97 334c-30-1-65-19-65-67 0-59 42-127 116-133-16 67-35 134-51 200zM161 134c36 2 66 24 66 67 0 58-44 126-116 133 16-66 33-133 50-200z"><text:p/></draw:path><draw:path draw:style-name="gr4" draw:text-style-name="P141" svg:width="0.0449in" svg:height="0.1921in" svg:x="1.7693in" svg:y="0in" svg:viewBox="0 0 115 489" svg:d="M115 245c0-38-6-97-32-153-30-60-73-92-77-92-3 0-6 3-6 6 0 1 0 1 10 11 49 47 77 126 77 228 0 82-18 169-80 230-7 7-7 7-7 9 0 3 3 5 6 5 4 0 49-33 78-96 25-53 31-108 31-148z"><text:p/></draw:path><draw:path draw:style-name="gr4" draw:text-style-name="P141" svg:width="0.026in" svg:height="0.1921in" svg:x="1.8382in" svg:y="0in" svg:viewBox="0 0 67 489" svg:d="M67 0c-22 0-45 0-67 0 0 7 0 13 0 20 15 0 32 0 48 0 0 149 0 300 0 450-16 0-33 0-48 0 0 7 0 12 0 19 22 0 45 0 67 0 0-163 0-325 0-489z"><text:p/></draw:path><draw:path draw:style-name="gr4" draw:text-style-name="P141" svg:width="0.0201in" svg:height="0.0201in" svg:x="1.9472in" svg:y="0.0862in" svg:viewBox="0 0 52 52" svg:d="M52 25c0-14-11-25-25-25-16 0-27 10-27 25 0 14 11 27 27 27 14 0 25-11 25-27z"><text:p/></draw:path><draw:path draw:style-name="gr4" draw:text-style-name="P141" svg:width="0.085in" svg:height="0.0374in" svg:x="2.0933in" svg:y="0.0067in" svg:viewBox="0 0 217 96" svg:d="M175 59c-7 5-24 19-24 28 0 5 6 9 10 9s7-2 10-5c5-9 17-21 39-32 3-3 7-4 7-10s-3-8-6-10c-11-8-16-17-21-28-1-5-2-11-9-11s-10 6-10 10c0 3 4 18 12 29-56 0-110 0-166 0-9 0-17 0-17 10s8 10 17 10c53 0 105 0 158 0z"><text:p/></draw:path><draw:path draw:style-name="gr4" draw:text-style-name="P141" svg:width="0.074in" svg:height="0.087in" svg:x="2.0366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141" svg:width="0.0724in" svg:height="0.0602in" svg:x="2.124in" svg:y="0.1134in" svg:viewBox="0 0 185 154" svg:d="M69 115c-3 11-14 29-33 29-1 0-11 0-18-4 14-4 16-17 16-20 0-7-6-12-14-12-10 0-20 8-20 21 0 18 20 25 36 25s30-10 38-24c9 18 28 24 42 24 39 0 60-42 60-52 0-6-4-6-5-6-6 0-6 3-7 7-7 24-28 41-46 41-14 0-21-8-21-22 0-9 7-40 16-79 7-25 23-35 34-35 1 0 13 0 20 6-12 3-16 13-16 18 0 9 6 13 14 13 7 0 20-6 20-21 0-18-23-24-37-24-16 0-30 11-39 24-5-14-21-24-40-24-40 0-61 42-61 52 0 4 5 4 6 4 4 0 4-1 6-6 9-26 30-42 47-42 11 0 21 7 21 24 0 6-4 24-7 35-4 15-8 31-12 48z"><text:p/></draw:path><draw:path draw:style-name="gr4" draw:text-style-name="P141" svg:width="0.128in" svg:height="0.1272in" svg:x="2.2689in" svg:y="0.0327in" svg:viewBox="0 0 326 324" svg:d="M174 173c46 0 91 0 137 0 7 0 15-1 15-11 0-11-8-10-15-10-46 0-91 0-137 0 0-46 0-90 0-137 0-7 0-15-10-15s-10 8-10 15c0 47 0 91 0 137-46 0-92 0-139 0-7 0-15-1-15 10 0 10 8 11 15 11 47 0 93 0 139 0 0 45 0 91 0 136 0 7 0 15 10 15s10-8 10-15c0-45 0-91 0-136z"><text:p/></draw:path><draw:path draw:style-name="gr4" draw:text-style-name="P141" svg:width="0.026in" svg:height="0.1921in" svg:x="2.4748in" svg:y="0in" svg:viewBox="0 0 67 489" svg:d="M67 489c0-7 0-12 0-19-15 0-32 0-47 0 0-150 0-301 0-450 15 0 32 0 47 0 0-7 0-13 0-20-22 0-45 0-67 0 0 164 0 326 0 489 22 0 45 0 67 0z"><text:p/></draw:path><draw:path draw:style-name="gr4" draw:text-style-name="P141" svg:width="0.063in" svg:height="0.0882in" svg:x="2.5122in" svg:y="0.0571in" svg:viewBox="0 0 161 225" svg:d="M85 124c12 3 52 10 52 45 0 25-18 45-56 45-40 0-59-28-68-69-2-7-2-8-7-8-6 0-6 3-6 11 0 21 0 44 0 66 0 8 0 11 6 11 1 0 2 0 11-10 1-1 1-1 10-11 22 21 44 21 54 21 56 0 80-32 80-68 0-26-15-41-21-47-17-15-35-19-56-23-28-6-60-12-60-41 0-17 12-36 54-36 55 0 56 43 58 59 0 4 4 2 5 4 7 0 7-2 7-11 0-17 0-34 0-51 0-7 0-11-5-11-3 0-3 0-10 6-1 2-7 7-8 8-19-14-40-14-47-14-60 0-78 34-78 60 0 17 7 31 21 42 15 13 29 15 64 22z"><text:p/></draw:path><draw:path draw:style-name="gr4" draw:text-style-name="P141" svg:width="0.0413in" svg:height="0.128in" svg:x="2.5882in" svg:y="0.0161in" svg:viewBox="0 0 106 326" svg:d="M71 110c-22 2-46 3-68 6 0 4 0 10 0 15 32 0 36 3 36 27 0 43 0 88 0 131 0 21-5 21-39 21 0 6 0 12 0 16 17 0 43-2 55-2 16 0 35 2 51 2 0-4 0-10 0-16-33 0-35-1-35-21 0-58 0-118 0-179zM73 25c0-15-11-25-25-25-16 0-27 13-27 25 0 14 11 27 27 27 14 0 25-11 25-27z"><text:p/></draw:path><draw:path draw:style-name="gr4" draw:text-style-name="P141" svg:width="0.0965in" svg:height="0.085in" svg:x="2.6417in" svg:y="0.0594in" svg:viewBox="0 0 246 217" svg:d="M38 49c0 43 0 87 0 131 0 21-6 21-38 21 0 5 0 10 0 16 17 0 42-2 55-2 12 0 39 2 56 2 0-6 0-11 0-16-34 0-40 0-40-21 0-30 0-61 0-91 0-50 35-78 68-78 30 0 36 27 36 55 0 37 0 75 0 114 0 21-6 21-39 21 0 5 0 10 0 16 18 0 43-2 56-2 12 0 38 2 54 2 0-6 0-11 0-16-25 0-37 0-37-14 0-32 0-63 0-93 0-42 0-58-16-76-7-8-22-18-52-18-35 0-58 21-72 52 0-17 0-35 0-52-23 1-47 4-69 6 0 5 0 9 0 15 34 0 38 3 38 28z"><text:p/></draw:path><draw:path draw:style-name="gr4" draw:text-style-name="P141" svg:width="0.0441in" svg:height="0.1921in" svg:x="2.7945in" svg:y="0in" svg:viewBox="0 0 113 489" svg:d="M113 484c0-2 0-2-7-10-61-63-78-155-78-229 0-86 20-171 80-231 5-7 5-7 5-8 0-5-1-6-4-6-5 0-49 34-78 96-25 54-31 108-31 149 0 37 6 96 32 152 30 60 72 92 77 92 3 0 4-1 4-5z"><text:p/></draw:path><draw:path draw:style-name="gr4" draw:text-style-name="P141" svg:width="0.0795in" svg:height="0.1374in" svg:x="2.8587in" svg:y="0.0071in" svg:viewBox="0 0 203 350" svg:d="M203 101c0-32-10-101-59-101-68 0-144 138-144 250 0 45 14 100 59 100 68 0 144-140 144-249zM52 168c8-32 18-72 38-105 12-25 30-52 53-52 24 0 28 31 28 59 0 24-4 49-17 98-34 0-69 0-102 0zM150 183c-6 23-16 64-34 98s-36 57-57 57c-17 0-27-14-27-58 0-20 3-49 16-97 33 0 68 0 102 0z"><text:p/></draw:path><draw:path draw:style-name="gr4" draw:text-style-name="P141" svg:width="0.0441in" svg:height="0.1921in" svg:x="2.9579in" svg:y="0in" svg:viewBox="0 0 113 489" svg:d="M113 245c0-38-5-97-32-153-29-60-71-92-77-92-3 0-4 3-4 6 0 1 0 1 8 11 49 47 77 126 77 228 0 82-18 169-79 230-6 7-6 7-6 9 0 3 1 5 4 5 6 0 49-33 79-96 25-53 30-108 30-148z"><text:p/></draw:path><draw:path draw:style-name="gr4" draw:text-style-name="P141" svg:width="0.0201in" svg:height="0.0201in" svg:x="3.0819in" svg:y="0.0862in" svg:viewBox="0 0 52 52" svg:d="M52 25c0-14-13-25-27-25s-25 10-25 25c0 14 11 27 25 27s27-11 27-27z"><text:p/></draw:path><draw:path draw:style-name="gr4" draw:text-style-name="P141" svg:width="0.063in" svg:height="0.0882in" svg:x="3.1685in" svg:y="0.0571in" svg:viewBox="0 0 161 225" svg:d="M85 124c12 3 52 10 52 45 0 25-18 45-56 45-42 0-59-28-68-69-2-7-2-8-7-8-6 0-6 3-6 11 0 21 0 44 0 66 0 8 0 11 4 11 3 0 4 0 13-10 1-1 1-1 10-11 22 21 44 21 54 21 56 0 80-32 80-68 0-26-15-41-21-47-17-15-36-19-56-23-28-6-62-12-62-41 0-17 14-36 56-36 54 0 56 43 58 59 0 4 4 4 5 4 7 0 7-2 7-11 0-17 0-34 0-51 0-7 0-11-5-11-3 0-4 0-10 6-1 2-7 7-8 8-19-14-40-14-47-14-60 0-78 34-78 60 0 17 7 31 21 42 15 13 29 15 64 22z"><text:p/></draw:path><draw:path draw:style-name="gr4" draw:text-style-name="P141" svg:width="0.0409in" svg:height="0.128in" svg:x="3.2445in" svg:y="0.0161in" svg:viewBox="0 0 105 326" svg:d="M71 110c-22 2-46 3-68 6 0 4 0 10 0 15 31 0 36 3 36 27 0 43 0 88 0 131 0 21-5 21-39 21 0 6 0 12 0 16 15 0 42-2 55-2 16 0 33 2 50 2 0-4 0-10 0-16-32 0-34-1-34-21 0-58 0-118 0-179zM73 25c0-15-13-25-25-25-16 0-27 13-27 25 0 14 11 27 27 27 12 0 25-11 25-27z"><text:p/></draw:path><draw:path draw:style-name="gr4" draw:text-style-name="P141" svg:width="0.0972in" svg:height="0.085in" svg:x="3.298in" svg:y="0.0594in" svg:viewBox="0 0 248 217" svg:d="M39 49c0 43 0 87 0 131 0 21-5 21-39 21 0 5 0 10 0 16 18 0 43-2 56-2s39 2 56 2c0-6 0-11 0-16-34 0-39 0-39-21 0-30 0-61 0-91 0-50 35-78 67-78 31 0 36 27 36 55 0 37 0 75 0 114 0 21-5 21-39 21 0 5 0 10 0 16 17 0 42-2 56-2 13 0 38 2 55 2 0-6 0-11 0-16-25 0-38 0-38-14 0-32 0-63 0-93 0-42 0-58-15-76-7-8-24-18-52-18-37 0-59 21-73 52 0-17 0-35 0-52-24 1-46 4-70 6 0 5 0 9 0 15 35 0 39 3 39 28z"><text:p/></draw:path><draw:path draw:style-name="gr4" draw:text-style-name="P141" svg:width="0.0441in" svg:height="0.1921in" svg:x="3.4512in" svg:y="0in" svg:viewBox="0 0 113 489" svg:d="M113 484c0-2 0-2-8-10-62-63-77-155-77-229 0-86 20-171 80-231 5-7 5-7 5-8 0-5-1-6-4-6-5 0-49 34-78 96-25 54-31 108-31 149 0 37 6 96 32 152 30 60 72 92 77 92 3 0 4-1 4-5z"><text:p/></draw:path><draw:path draw:style-name="gr4" draw:text-style-name="P141" svg:width="0.1012in" svg:height="0.1724in" svg:x="3.5169in" svg:y="0.0098in" svg:viewBox="0 0 258 439" svg:d="M190 11c0-3 2-5 2-7-2-1 0-4-6-4-4 0-5 1-7 10-10 38-19 75-29 113-77 3-150 67-150 134 0 45 35 84 94 87-3 15-7 31-11 46-6 24-10 42-10 43 0 6 3 6 5 6 3 0 3 0 5-1 1-2 4-13 5-20 7-24 13-49 20-74 78-1 150-69 150-133 0-38-27-84-94-88 8-38 18-74 26-112zM97 334c-30-1-65-19-65-67 0-59 42-127 115-133-17 67-34 134-50 200zM160 134c37 2 65 24 65 67 0 58-42 126-116 133 17-66 34-133 51-200z"><text:p/></draw:path><draw:path draw:style-name="gr4" draw:text-style-name="P141" svg:width="0.0449in" svg:height="0.1921in" svg:x="3.6339in" svg:y="0in" svg:viewBox="0 0 115 489" svg:d="M115 245c0-38-6-97-34-153-29-60-71-92-75-92-3 0-6 3-6 6 0 1 0 1 10 11 47 47 75 126 75 228 0 82-18 169-78 230-7 7-7 7-7 9 0 3 3 5 6 5 4 0 49-33 77-96 25-53 32-108 32-148z"><text:p/></draw:path><draw:path draw:style-name="gr4" draw:text-style-name="P141" svg:width="0.0268in" svg:height="0.1921in" svg:x="3.702in" svg:y="0in" svg:viewBox="0 0 69 489" svg:d="M69 0c-23 0-47 0-69 0 0 7 0 13 0 20 17 0 32 0 49 0 0 149 0 300 0 450-17 0-32 0-49 0 0 7 0 12 0 19 22 0 46 0 69 0 0-163 0-325 0-489z"><text:p/></draw:path><draw:path draw:style-name="gr4" draw:text-style-name="P141" svg:width="0.0201in" svg:height="0.0201in" svg:x="3.8118in" svg:y="0.0862in" svg:viewBox="0 0 52 52" svg:d="M52 25c0-14-13-25-27-25s-25 10-25 25c0 14 11 27 25 27s27-11 27-27z"><text:p/></draw:path><draw:path draw:style-name="gr4" draw:text-style-name="P141" svg:width="0.0854in" svg:height="0.0374in" svg:x="3.9551in" svg:y="0.0067in" svg:viewBox="0 0 218 96" svg:d="M175 59c-7 5-22 19-22 28 0 5 4 9 9 9s7-2 9-5c7-9 18-21 39-32 4-3 8-4 8-10s-2-8-7-10c-9-8-15-17-19-28-2-5-3-11-10-11s-10 6-10 10c0 3 4 18 11 29-54 0-110 0-165 0-8 0-18 0-18 10s10 10 18 10c52 0 105 0 157 0z"><text:p/></draw:path><draw:path draw:style-name="gr4" draw:text-style-name="P141" svg:width="0.074in" svg:height="0.087in" svg:x="3.9004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141" svg:width="0.0697in" svg:height="0.0866in" svg:x="3.9882in" svg:y="0.1134in" svg:viewBox="0 0 178 221" svg:d="M176 21c2-4 2-6 2-7 0-7-6-11-13-11-3 0-10 1-14 8 0 2-3 13-5 20-3 10-5 18-7 28-2 8-13 51-14 56-14 9-16 29-42 29-24 0-24-22-24-28 0-18 8-41 18-67 4-11 7-14 7-21 0-15-14-28-34-28-35 0-50 46-50 52 0 4 6 4 7 4 4 0 4-1 6-6 8-28 23-42 37-42 6 0 9 5 9 13s-4 15-6 20c-17 41-19 54-19 69 0 6 0 23 14 34 9 8 23 10 33 10 14 0 27-4 38-16-4 20-8 34-22 51-10 11-24 22-42 22-3 0-19 0-26-11 19-3 19-18 19-20 0-11-10-12-14-12-9 0-20 7-20 22 0 18 17 31 41 31 35 0 78-27 88-70 11-43 22-87 33-130z"><text:p/></draw:path><draw:path draw:style-name="gr4" draw:text-style-name="P141" svg:width="0.1287in" svg:height="0.1272in" svg:x="4.1287in" svg:y="0.0327in" svg:viewBox="0 0 328 324" svg:d="M175 173c46 0 91 0 137 0 6 0 16-1 16-11 0-11-10-10-16-10-46 0-91 0-137 0 0-46 0-90 0-137 0-7-1-15-11-15-11 0-10 8-10 15 0 47 0 91 0 137-46 0-91 0-137 0-7 0-17-1-17 10 0 10 10 11 17 11 46 0 91 0 137 0 0 45 0 91 0 136 0 7-1 15 10 15 10 0 11-8 11-15 0-45 0-91 0-136z"><text:p/></draw:path><draw:path draw:style-name="gr4" draw:text-style-name="P141" svg:width="0.026in" svg:height="0.1921in" svg:x="4.3346in" svg:y="0in" svg:viewBox="0 0 67 489" svg:d="M67 489c0-7 0-12 0-19-15 0-32 0-47 0 0-150 0-301 0-450 15 0 32 0 47 0 0-7 0-13 0-20-22 0-45 0-67 0 0 164 0 326 0 489 22 0 45 0 67 0z"><text:p/></draw:path><draw:path draw:style-name="gr4" draw:text-style-name="P141" svg:width="0.0736in" svg:height="0.0882in" svg:x="4.372in" svg:y="0.0571in" svg:viewBox="0 0 188 225" svg:d="M41 113c0-79 40-100 65-100 6 0 37 0 54 18-20 1-24 15-24 22 0 13 10 22 24 22 12 0 22-8 22-22 0-33-38-53-76-53-61 0-106 53-106 113 0 63 49 112 105 112 66 0 83-60 83-64 0-6-6-4-7-4-5 0-6 1-6 4-15 46-48 52-66 52-25 0-68-21-68-100z"><text:p/></draw:path><draw:path draw:style-name="gr4" draw:text-style-name="P141" svg:width="0.085in" svg:height="0.0882in" svg:x="4.4571in" svg:y="0.0571in" svg:viewBox="0 0 217 225" svg:d="M217 115c0-63-49-115-108-115-61 0-109 53-109 115 0 63 50 110 108 110 60 0 109-47 109-110zM109 213c-21 0-43-10-56-33-12-22-12-51-12-70 0-18 0-44 11-67 14-22 36-32 56-32 22 0 43 11 56 32 12 21 12 49 12 67 0 19 0 45-9 66-12 23-34 37-58 37z"><text:p/></draw:path><draw:path draw:style-name="gr4" draw:text-style-name="P141" svg:width="0.063in" svg:height="0.0882in" svg:x="4.5547in" svg:y="0.0571in" svg:viewBox="0 0 161 225" svg:d="M87 124c11 3 50 10 50 45 0 25-17 45-54 45-42 0-61-28-69-69-1-7-3-8-7-8-7 0-7 3-7 11 0 21 0 44 0 66 0 8 0 11 6 11 2 0 2 0 12-10 2-1 2-1 10-11 21 21 43 21 55 21 56 0 78-32 78-68 0-26-14-41-21-47-15-15-35-19-56-23-27-6-60-12-60-41 0-17 12-36 56-36 53 0 56 43 57 59 0 4 4 4 6 4 5 0 5-2 5-11 0-17 0-34 0-51 0-7 0-11-4-11-3 0-4 0-10 6-2 2-7 7-8 8-20-14-39-14-46-14-60 0-80 34-80 60 0 17 8 31 21 42 17 13 29 15 66 22z"><text:p/></draw:path><draw:path draw:style-name="gr4" draw:text-style-name="P141" svg:width="0.0441in" svg:height="0.1921in" svg:x="4.6764in" svg:y="0in" svg:viewBox="0 0 113 489" svg:d="M113 484c0-2 0-2-8-10-62-63-77-155-77-229 0-86 18-171 80-231 5-7 5-7 5-8 0-5-1-6-4-6-5 0-49 34-78 96-25 54-31 108-31 149 0 37 6 96 32 152 30 60 72 92 77 92 3 0 4-1 4-5z"><text:p/></draw:path><draw:path draw:style-name="gr4" draw:text-style-name="P141" svg:width="0.1012in" svg:height="0.1724in" svg:x="4.7421in" svg:y="0.0098in" svg:viewBox="0 0 258 439" svg:d="M190 11c0-3 2-5 2-7-2-1 0-4-6-4-5 0-5 1-7 10-10 38-19 75-29 113-79 3-150 67-150 134 0 45 34 84 94 87-4 15-7 31-11 46-6 24-12 42-12 43 0 6 5 6 7 6s3 0 5-1c1-2 4-13 5-20 6-24 13-49 18-74 80-1 152-69 152-133 0-38-27-84-96-88 10-38 19-74 28-112zM97 334c-30-1-65-19-65-67 0-59 42-127 115-133-17 67-34 134-50 200zM160 134c37 2 65 24 65 67 0 58-42 126-116 133 17-66 34-133 51-200z"><text:p/></draw:path><draw:path draw:style-name="gr4" draw:text-style-name="P141" svg:width="0.0441in" svg:height="0.1921in" svg:x="4.8591in" svg:y="0in" svg:viewBox="0 0 113 489" svg:d="M113 245c0-38-4-97-32-153-29-60-71-92-77-92-3 0-4 3-4 6 0 1 0 1 10 11 47 47 75 126 75 228 0 82-18 169-78 230-7 7-7 7-7 9 0 3 1 5 4 5 6 0 51-33 79-96 25-53 30-108 30-148z"><text:p/></draw:path><draw:path draw:style-name="gr4" draw:text-style-name="P141" svg:width="0.026in" svg:height="0.1921in" svg:x="4.9272in" svg:y="0in" svg:viewBox="0 0 67 489" svg:d="M67 0c-22 0-45 0-67 0 0 7 0 13 0 20 15 0 32 0 48 0 0 149 0 300 0 450-16 0-33 0-48 0 0 7 0 12 0 19 22 0 45 0 67 0 0-163 0-325 0-489z"><text:p/></draw:path><draw:path draw:style-name="gr4" draw:text-style-name="P141" svg:width="0.0201in" svg:height="0.0201in" svg:x="5.037in" svg:y="0.0862in" svg:viewBox="0 0 52 52" svg:d="M52 25c0-14-13-25-27-25s-25 10-25 25c0 14 11 27 25 27s27-11 27-27z"><text:p/></draw:path><draw:path draw:style-name="gr4" draw:text-style-name="P141" svg:width="0.0854in" svg:height="0.0374in" svg:x="5.1783in" svg:y="0.0067in" svg:viewBox="0 0 218 96" svg:d="M175 59c-7 5-24 19-24 28 0 5 6 9 10 9s7-2 10-5c5-9 17-21 39-32 3-3 8-4 8-10s-4-8-7-10c-11-8-16-17-21-28-1-5-2-11-9-11s-10 6-10 10c0 3 4 18 12 29-56 0-110 0-166 0-9 0-17 0-17 10s8 10 17 10c53 0 105 0 158 0z"><text:p/></draw:path><draw:path draw:style-name="gr4" draw:text-style-name="P141" svg:width="0.074in" svg:height="0.087in" svg:x="5.1256in" svg:y="0.0594in" svg:viewBox="0 0 189 222" svg:d="M70 103c14 0 50-1 74-11 35-14 38-43 38-50 0-21-20-42-53-42-55 0-129 48-129 134 0 49 29 88 77 88 71 0 112-51 112-57 0-3-3-7-6-7-2 0-4 1-7 6-37 47-92 47-98 47-37 0-43-40-43-56 0-7 1-21 8-52 9 0 19 0 27 0zM46 92c20-74 70-81 83-81 24 0 36 14 36 31 0 50-78 50-98 50-7 0-14 0-21 0z"><text:p/></draw:path><draw:path draw:style-name="gr4" draw:text-style-name="P141" svg:width="0.0618in" svg:height="0.0602in" svg:x="5.2154in" svg:y="0.1134in" svg:viewBox="0 0 158 154" svg:d="M36 120c9-8 16-15 45-39 7-6 32-25 42-35 21-21 35-39 35-43 0-3-4-3-5-3-5 0-5 0-7 3-10 15-17 21-26 21-4 0-9 0-19-10-13-13-20-14-28-14-27 0-46 29-46 39 0 3 4 4 5 4 4 0 6-1 7-4 6-12 24-12 30-12 8 0 16 1 22 2 18 5 21 5 29 5-8 8-15 15-47 40-27 22-37 31-42 38-21 19-31 35-31 38 0 4 4 4 6 4s4 0 5-3c10-14 20-21 32-21 5 0 9 0 19 8 11 12 16 16 28 16 37 0 60-42 60-53 0-5-4-5-6-5-4 0-5 2-5 6-7 17-28 25-45 25-7 0-17-1-25-4-16-3-19-3-24-3-2 0-7 0-9 0z"><text:p/></draw:path></draw:g></draw:g></text:p></text:list-item><text:list-item><text:p text:style-name="P119"><draw:g text:anchor-type="as-char" svg:y="-0.1453in" draw:z-index="45" draw:name="Shape254" draw:style-name="gr1"><svg:title>TexMaths</svg:title><svg:desc>14§display§\vec{e_{\theta _M}}=-\left[\sin \left(\theta \right)\cdot \sin \left(\phi \right)\right]\cdot \vec{e_x}+\left[\cos \left(\theta \right)\cdot \sin \left(\phi \right)\right]\cdot \vec{e_y}§svg§600§FALSE§</svg:desc><draw:g draw:style-name="gr2"><draw:path draw:style-name="gr3" draw:text-style-name="P140" svg:width="4.2323in" svg:height="0.1807in" svg:x="0.0004in" svg:y="0.0094in" svg:viewBox="0 0 10751 460" svg:d="M5376 460c-1792 0-3584 0-5376 0 0-154 0-306 0-460 3584 0 7167 0 10751 0 0 154 0 306 0 460-1792 0-3584 0-5375 0z"><text:p/></draw:path><draw:path draw:style-name="gr4" draw:text-style-name="P141" svg:width="0.0854in" svg:height="0.0374in" svg:x="0.122in" svg:y="0.0067in" svg:viewBox="0 0 218 96" svg:d="M175 59c-7 5-24 19-24 28 0 5 6 9 10 9s7-2 10-5c5-9 17-21 39-32 3-3 8-4 8-10s-4-8-7-10c-11-8-16-17-21-28 0-5-2-11-9-11s-10 6-10 10c0 3 4 18 12 29-56 0-110 0-166 0-9 0-17 0-17 10s8 10 17 10c53 0 105 0 158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606in" svg:height="0.0961in" svg:x="0.0894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4" draw:text-style-name="P141" svg:width="0.113in" svg:height="0.0657in" svg:x="0.1665in" svg:y="0.1268in" svg:viewBox="0 0 288 168" svg:d="M256 21c3-7 3-10 21-10 7 0 7 0 9 0 1-1 2-5 2-7 0-4-4-4-8-4-13 0-25 0-38 0-4 0-7 0-11 6-34 46-69 92-102 139-10-46-21-92-31-138-3-7-4-7-10-7-12 0-26 0-39 0-6 0-10 0-10 7 0 4 4 4 10 4 3 0 10 0 15 2 0 2 0 4 0 7-9 40-21 79-30 120-2 7-5 17-27 17-3 0-7 0-7 7 0 2 3 4 4 4 4 0 10-2 14-2 6 0 10 0 14 0 6 0 10 0 16 0 4 0 9 2 14 2 2 0 5-2 5-7 0-4-4-4-7-4-11 0-17-3-17-10 0-2 2-3 2-6 11-43 21-85 32-128 11 49 22 97 34 148 1 4 1 7 7 7 2 0 5-2 8-6 36-50 74-100 111-151-12 45-24 90-35 136-2 8-2 10-21 10-6 0-10 0-10 7 0 1 1 4 4 4 6 0 11-2 17-2 5 0 11 0 17 0 5 0 11 0 16 0 6 0 12 2 17 2 2 0 7 0 7-7 0-4-4-4-8-4-2 0-7 0-11 0-6-2-6-2-6-3 0-2 0-2 0-4 11-44 21-86 32-129z"><text:p/></draw:path><draw:path draw:style-name="gr4" draw:text-style-name="P141" svg:width="0.1287in" svg:height="0.0453in" svg:x="0.3736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1181in" svg:height="0.0079in" svg:x="0.5831in" svg:y="0.0921in" svg:viewBox="0 0 301 21" svg:d="M284 21c9 0 17-1 17-11s-8-10-17-10c-88 0-178 0-266 0-8 0-18 0-18 10s10 11 18 11c88 0 178 0 266 0z"><text:p/></draw:path><draw:path draw:style-name="gr4" draw:text-style-name="P141" svg:width="0.026in" svg:height="0.1921in" svg:x="0.7732in" svg:y="0in" svg:viewBox="0 0 67 489" svg:d="M67 489c0-7 0-12 0-19-15 0-32 0-47 0 0-150 0-301 0-450 15 0 32 0 47 0 0-7 0-13 0-20-22 0-45 0-67 0 0 164 0 326 0 489 22 0 45 0 67 0z"><text:p/></draw:path><draw:path draw:style-name="gr4" draw:text-style-name="P141" svg:width="0.063in" svg:height="0.0882in" svg:x="0.8102in" svg:y="0.0571in" svg:viewBox="0 0 161 225" svg:d="M87 124c10 3 50 10 50 45 0 25-17 45-54 45-42 0-61-28-69-69-1-7-3-8-7-8-7 0-7 3-7 11 0 21 0 44 0 66 0 8 0 11 6 11 2 0 2 0 12-10 2-1 2-1 10-11 21 21 43 21 55 21 56 0 78-32 78-68 0-26-14-41-21-47-15-15-35-19-56-23-27-6-60-12-60-41 0-17 12-36 54-36 55 0 58 43 59 59 0 4 4 4 6 4 5 0 5-2 5-11 0-17 0-34 0-51 0-7 0-11-4-11-3 0-4 0-11 6-1 2-6 7-7 8-20-14-39-14-48-14-58 0-78 34-78 60 0 17 8 31 21 42 17 13 29 15 66 22z"><text:p/></draw:path><draw:path draw:style-name="gr4" draw:text-style-name="P141" svg:width="0.0409in" svg:height="0.128in" svg:x="0.887in" svg:y="0.0161in" svg:viewBox="0 0 105 326" svg:d="M70 110c-22 2-46 3-69 6 0 4 0 10 0 15 33 0 37 3 37 27 0 43 0 88 0 131 0 21-6 21-38 21 0 6 0 12 0 16 15 0 42-2 55-2 16 0 33 2 50 2 0-4 0-10 0-16-32 0-35-1-35-21 0-58 0-118 0-179zM73 25c0-15-13-25-27-25-15 0-25 13-25 25 0 14 10 27 25 27 14 0 27-11 27-27z"><text:p/></draw:path><draw:path draw:style-name="gr4" draw:text-style-name="P141" svg:width="0.0972in" svg:height="0.085in" svg:x="0.9406in" svg:y="0.0594in" svg:viewBox="0 0 248 217" svg:d="M39 49c0 43 0 87 0 131 0 21-5 21-39 21 0 5 0 10 0 16 17 0 42-2 56-2 13 0 38 2 55 2 0-6 0-11 0-16-33 0-38 0-38-21 0-30 0-61 0-91 0-50 35-78 66-78 30 0 36 27 36 55 0 37 0 75 0 114 0 21-6 21-38 21 0 5 0 10 0 16 17 0 42-2 56-2 13 0 38 2 55 2 0-6 0-11 0-16-25 0-38 0-39-14 0-32 0-63 0-93 0-42 0-58-14-76-7-8-24-18-52-18-37 0-59 21-73 52 0-17 0-35 0-52-24 1-46 4-70 6 0 5 0 9 0 15 35 0 39 3 39 28z"><text:p/></draw:path><draw:path draw:style-name="gr4" draw:text-style-name="P141" svg:width="0.0449in" svg:height="0.1921in" svg:x="1.0929in" svg:y="0in" svg:viewBox="0 0 115 489" svg:d="M115 484c0-2 0-2-9-10-61-63-77-155-77-229 0-86 19-171 79-231 7-7 7-7 7-8 0-5-2-6-6-6s-49 34-77 96c-25 54-32 108-32 149 0 37 6 96 34 152 29 60 71 92 75 92s6-1 6-5z"><text:p/></draw:path><draw:path draw:style-name="gr4" draw:text-style-name="P141" svg:width="0.0795in" svg:height="0.1374in" svg:x="1.1575in" svg:y="0.0071in" svg:viewBox="0 0 203 350" svg:d="M203 101c0-32-8-101-59-101-68 0-144 138-144 250 0 45 14 100 59 100 70 0 144-140 144-249zM52 168c8-32 18-72 38-105 14-25 32-52 54-52 24 0 27 31 27 59 0 24-4 49-16 98-35 0-68 0-103 0zM151 183c-5 23-17 64-35 98-17 34-36 57-57 57-16 0-27-14-27-58 0-20 3-49 17-97 34 0 69 0 102 0z"><text:p/></draw:path><draw:path draw:style-name="gr4" draw:text-style-name="P141" svg:width="0.0449in" svg:height="0.1921in" svg:x="1.2567in" svg:y="0in" svg:viewBox="0 0 115 489" svg:d="M115 245c0-38-6-97-34-153-29-60-71-92-75-92-3 0-6 3-6 6 0 1 0 1 10 11 47 47 75 126 75 228 0 82-18 169-78 230-7 7-7 7-7 9 0 3 3 5 6 5 4 0 49-33 78-96 24-53 31-108 31-148z"><text:p/></draw:path><draw:path draw:style-name="gr4" draw:text-style-name="P141" svg:width="0.0201in" svg:height="0.0201in" svg:x="1.3807in" svg:y="0.0862in" svg:viewBox="0 0 52 52" svg:d="M52 25c0-14-11-25-25-25-16 0-27 10-27 25 0 14 11 27 27 27 14 0 25-11 25-27z"><text:p/></draw:path><draw:path draw:style-name="gr4" draw:text-style-name="P141" svg:width="0.063in" svg:height="0.0882in" svg:x="1.4673in" svg:y="0.0571in" svg:viewBox="0 0 161 225" svg:d="M87 124c10 3 50 10 50 45 0 25-17 45-56 45-40 0-59-28-67-69-1-7-3-8-7-8-7 0-7 3-7 11 0 21 0 44 0 66 0 8 0 11 6 11 2 0 2 0 12-10 0-1 0-1 10-11 21 21 43 21 53 21 58 0 80-32 80-68 0-26-14-41-21-47-15-15-35-19-56-23-27-6-60-12-60-41 0-17 12-36 54-36 55 0 58 43 58 59 1 4 5 4 7 4 5 0 5-2 5-11 0-17 0-34 0-51 0-7 0-11-5-11-2 0-3 0-10 6-1 2-6 7-8 8-19-14-38-14-47-14-60 0-78 34-78 60 0 17 8 31 21 42 15 13 29 15 66 22z"><text:p/></draw:path><draw:path draw:style-name="gr4" draw:text-style-name="P141" svg:width="0.0409in" svg:height="0.128in" svg:x="1.5441in" svg:y="0.0161in" svg:viewBox="0 0 105 326" svg:d="M70 110c-22 2-46 3-69 6 0 4 0 10 0 15 33 0 37 3 37 27 0 43 0 88 0 131 0 21-6 21-38 21 0 6 0 12 0 16 15 0 42-2 53-2 18 0 35 2 52 2 0-4 0-10 0-16-32 0-35-1-35-21 0-58 0-118 0-179zM73 25c0-15-13-25-27-25-15 0-25 13-25 25 0 14 10 27 25 27 14 0 27-11 27-27z"><text:p/></draw:path><draw:path draw:style-name="gr4" draw:text-style-name="P141" svg:width="0.0972in" svg:height="0.085in" svg:x="1.5976in" svg:y="0.0594in" svg:viewBox="0 0 248 217" svg:d="M38 49c0 43 0 87 0 131 0 21-4 21-38 21 0 5 0 10 0 16 17 0 42-2 56-2 13 0 38 2 55 2 0-6 0-11 0-16-33 0-38 0-38-21 0-30 0-61 0-91 0-50 35-78 66-78 30 0 36 27 36 55 0 37 0 75 0 114 0 21-6 21-38 21 0 5 0 10 0 16 17 0 42-2 55-2 14 0 39 2 56 2 0-6 0-11 0-16-27 0-38 0-39-14 0-32 0-63 0-93 0-42 0-58-16-76-5-8-22-18-50-18-37 0-60 21-73 52 0-17 0-35 0-52-24 1-46 4-70 6 0 5 0 9 0 15 35 0 38 3 38 28z"><text:p/></draw:path><draw:path draw:style-name="gr4" draw:text-style-name="P141" svg:width="0.0449in" svg:height="0.1921in" svg:x="1.75in" svg:y="0in" svg:viewBox="0 0 115 489" svg:d="M115 484c0-2 0-2-9-10-61-63-77-155-77-229 0-86 19-171 79-231 7-7 7-7 7-8 0-5-3-6-6-6-4 0-49 34-78 96-24 54-31 108-31 149 0 37 6 96 34 152 29 60 71 92 75 92 3 0 6-1 6-5z"><text:p/></draw:path><draw:path draw:style-name="gr4" draw:text-style-name="P141" svg:width="0.1016in" svg:height="0.1724in" svg:x="1.8157in" svg:y="0.0098in" svg:viewBox="0 0 259 439" svg:d="M192 11c0-3 1-5 1-7-1-1 0-4-5-4-6 0-6 1-9 10-10 38-18 75-28 113-78 3-151 67-151 134 0 45 35 84 95 87-4 15-7 31-11 46-6 24-11 42-11 43 0 6 3 6 5 6s5 0 6-1c1-2 4-13 6-20 5-24 12-49 18-74 80-1 151-69 151-133 0-38-27-84-95-88 10-38 18-74 28-112zM98 334c-29-1-66-19-66-67 0-59 44-127 116-133-16 67-33 134-50 200zM161 134c38 2 66 24 66 67 0 58-42 126-116 133 16-66 33-133 50-200z"><text:p/></draw:path><draw:path draw:style-name="gr4" draw:text-style-name="P141" svg:width="0.0441in" svg:height="0.1921in" svg:x="1.9331in" svg:y="0in" svg:viewBox="0 0 113 489" svg:d="M113 245c0-38-5-97-32-153-29-60-71-92-77-92-3 0-4 3-4 6 0 1 0 1 8 11 49 47 77 126 77 228 0 82-18 169-79 230-6 7-6 7-6 9 0 3 1 5 4 5 6 0 49-33 79-96 25-53 30-108 30-148z"><text:p/></draw:path><draw:path draw:style-name="gr4" draw:text-style-name="P141" svg:width="0.026in" svg:height="0.1921in" svg:x="2.0016in" svg:y="0in" svg:viewBox="0 0 67 489" svg:d="M67 0c-22 0-45 0-67 0 0 7 0 13 0 20 15 0 32 0 48 0 0 149 0 300 0 450-16 0-33 0-48 0 0 7 0 12 0 19 22 0 45 0 67 0 0-163 0-325 0-489z"><text:p/></draw:path><draw:path draw:style-name="gr4" draw:text-style-name="P141" svg:width="0.0201in" svg:height="0.0201in" svg:x="2.1106in" svg:y="0.0862in" svg:viewBox="0 0 52 52" svg:d="M52 25c0-14-11-25-25-25s-27 10-27 25c0 14 13 27 27 27s25-11 25-27z"><text:p/></draw:path><draw:path draw:style-name="gr4" draw:text-style-name="P141" svg:width="0.0854in" svg:height="0.0374in" svg:x="2.2563in" svg:y="0.0067in" svg:viewBox="0 0 218 96" svg:d="M175 59c-7 5-24 19-24 28 0 5 6 9 10 9s7-2 10-5c5-9 17-21 39-32 3-3 8-4 8-10s-4-8-7-10c-11-8-16-17-21-28 0-5-2-11-9-11s-10 6-10 10c0 3 4 18 12 29-56 0-110 0-166 0-9 0-17 0-17 10s8 10 17 10c53 0 105 0 158 0z"><text:p/></draw:path><draw:path draw:style-name="gr4" draw:text-style-name="P141" svg:width="0.074in" svg:height="0.087in" svg:x="2.1992in" svg:y="0.0594in" svg:viewBox="0 0 189 222" svg:d="M69 103c15 0 51-1 75-11 35-14 38-43 38-50 0-21-20-42-53-42-55 0-129 48-129 134 0 49 29 88 77 88 70 0 112-51 112-57 0-3-3-7-6-7-2 0-4 1-7 6-39 47-92 47-98 47-39 0-43-40-43-56 0-7 0-21 8-52 9 0 17 0 26 0zM46 92c20-74 70-81 83-81 22 0 36 14 36 31 0 50-78 50-99 50-7 0-13 0-20 0z"><text:p/></draw:path><draw:path draw:style-name="gr4" draw:text-style-name="P141" svg:width="0.0724in" svg:height="0.0602in" svg:x="2.287in" svg:y="0.1134in" svg:viewBox="0 0 185 154" svg:d="M70 115c-4 11-15 29-34 29-5-1-11 0-18-4 14-4 16-17 16-20 0-7-6-12-14-12-10 0-20 8-20 21 0 18 20 25 36 25s30-10 38-24c9 18 28 24 42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141" svg:width="0.1287in" svg:height="0.1272in" svg:x="2.4319in" svg:y="0.0327in" svg:viewBox="0 0 328 324" svg:d="M174 173c46 0 91 0 137 0 7 0 17-1 17-11 0-11-10-10-17-10-46 0-91 0-137 0 0-46 0-90 0-137 0-7 0-15-10-15s-10 8-10 15c0 47 0 91 0 137-46 0-91 0-137 0-7 0-17-1-17 10 0 10 10 11 17 11 46 0 91 0 137 0 0 45 0 91 0 136 0 7 0 15 10 15s10-8 10-15c0-45 0-91 0-136z"><text:p/></draw:path><draw:path draw:style-name="gr4" draw:text-style-name="P141" svg:width="0.026in" svg:height="0.1921in" svg:x="2.6378in" svg:y="0in" svg:viewBox="0 0 67 489" svg:d="M67 489c0-7 0-12 0-19-15 0-32 0-47 0 0-150 0-301 0-450 15 0 32 0 47 0 0-7 0-13 0-20-22 0-45 0-67 0 0 164 0 326 0 489 22 0 45 0 67 0z"><text:p/></draw:path><draw:path draw:style-name="gr4" draw:text-style-name="P141" svg:width="0.0736in" svg:height="0.0882in" svg:x="2.6752in" svg:y="0.0571in" svg:viewBox="0 0 188 225" svg:d="M41 113c0-79 40-100 67-100 4 0 35 0 52 18-20 1-23 15-23 22 0 13 9 22 23 22 12 0 22-8 22-22 0-33-36-53-74-53-62 0-108 53-108 113 0 63 49 112 106 112 66 0 82-60 82-64 0-6-5-4-6-4-6 0-6 1-7 4-14 46-46 52-64 52-27 0-70-21-70-100z"><text:p/></draw:path><draw:path draw:style-name="gr4" draw:text-style-name="P141" svg:width="0.0854in" svg:height="0.0882in" svg:x="2.7598in" svg:y="0.0571in" svg:viewBox="0 0 218 225" svg:d="M218 115c0-63-49-115-109-115-61 0-109 53-109 115 0 63 52 110 109 110 60 0 109-47 109-110zM109 213c-21 0-42-10-56-33-11-22-11-51-11-70 0-18 0-44 11-67 13-22 37-32 56-32 21 0 44 11 56 32 13 21 13 49 13 67 0 19 0 45-11 66-12 23-33 37-58 37z"><text:p/></draw:path><draw:path draw:style-name="gr4" draw:text-style-name="P141" svg:width="0.063in" svg:height="0.0882in" svg:x="2.8583in" svg:y="0.0571in" svg:viewBox="0 0 161 225" svg:d="M85 124c12 3 52 10 52 45 0 25-17 45-56 45-40 0-59-28-68-69-2-7-2-8-7-8-6 0-6 3-6 11 0 21 0 44 0 66 0 8 0 11 6 11 1 0 2 0 11-10 1-1 1-1 11-11 21 21 43 21 53 21 58 0 80-32 80-68 0-26-15-41-21-47-17-15-35-19-56-23-28-6-60-12-60-41 0-17 12-36 54-36 55 0 56 43 58 59 1 4 4 2 5 4 7 0 7-2 7-11 0-17 0-34 0-51 0-7 0-11-5-11-3 0-3 0-10 6-1 2-7 7-8 8-19-14-40-14-47-14-60 0-78 34-78 60 0 17 7 31 21 42 15 13 29 15 64 22z"><text:p/></draw:path><draw:path draw:style-name="gr4" draw:text-style-name="P141" svg:width="0.0449in" svg:height="0.1921in" svg:x="2.9795in" svg:y="0in" svg:viewBox="0 0 115 489" svg:d="M115 484c0-2 0-2-9-10-61-63-77-155-77-229 0-86 19-171 79-231 7-7 7-7 7-8 0-5-3-6-6-6-4 0-49 34-78 96-25 54-31 108-31 149 0 37 6 96 32 152 30 60 73 92 77 92 3 0 6-1 6-5z"><text:p/></draw:path><draw:path draw:style-name="gr4" draw:text-style-name="P141" svg:width="0.0795in" svg:height="0.1374in" svg:x="3.0437in" svg:y="0.0071in" svg:viewBox="0 0 203 350" svg:d="M203 101c0-32-8-101-59-101-68 0-144 138-144 250 0 45 14 100 59 100 70 0 144-140 144-249zM52 168c8-32 18-72 38-105 14-25 32-52 53-52 25 0 28 31 28 59 0 24-4 49-16 98-35 0-68 0-103 0zM150 183c-6 23-16 64-34 98s-36 57-57 57c-17 0-27-14-27-58 0-20 3-49 16-97 33 0 68 0 102 0z"><text:p/></draw:path><draw:path draw:style-name="gr4" draw:text-style-name="P141" svg:width="0.0441in" svg:height="0.1921in" svg:x="3.1429in" svg:y="0in" svg:viewBox="0 0 113 489" svg:d="M113 245c0-38-5-97-32-153-29-60-71-92-77-92-3 0-4 3-4 6 0 1 0 1 10 11 47 47 75 126 75 228 0 82-18 169-79 230-6 7-6 7-6 9 0 3 1 5 4 5 6 0 49-33 79-96 25-53 30-108 30-148z"><text:p/></draw:path><draw:path draw:style-name="gr4" draw:text-style-name="P141" svg:width="0.0201in" svg:height="0.0201in" svg:x="3.2669in" svg:y="0.0862in" svg:viewBox="0 0 52 52" svg:d="M52 25c0-14-13-25-27-25-15 0-25 10-25 25 0 14 10 27 25 27 14 0 27-11 27-27z"><text:p/></draw:path><draw:path draw:style-name="gr4" draw:text-style-name="P141" svg:width="0.063in" svg:height="0.0882in" svg:x="3.3535in" svg:y="0.0571in" svg:viewBox="0 0 161 225" svg:d="M85 124c12 3 52 10 52 45 0 25-17 45-56 45-40 0-59-28-68-69-2-7-2-8-7-8-6 0-6 3-6 11 0 21 0 44 0 66 0 8 0 11 6 11 1 0 2 0 12-10 2-1 0-1 10-11 21 21 43 21 53 21 58 0 80-32 80-68 0-26-15-41-21-47-17-15-35-19-56-23-28-6-60-12-60-41 0-17 12-36 54-36 55 0 56 43 58 59 1 4 4 2 5 4 7 0 7-2 7-11 0-17 0-34 0-51 0-7 0-11-5-11-3 0-3 0-10 6-1 2-6 7-8 8-19-14-40-14-47-14-60 0-78 34-78 60 0 17 7 31 21 42 15 13 29 15 64 22z"><text:p/></draw:path><draw:path draw:style-name="gr4" draw:text-style-name="P141" svg:width="0.0413in" svg:height="0.128in" svg:x="3.4295in" svg:y="0.0161in" svg:viewBox="0 0 106 326" svg:d="M71 110c-22 2-46 3-68 6 0 4 0 10 0 15 32 0 36 3 36 27 0 43 0 88 0 131 0 21-5 21-39 21 0 6 0 12 0 16 17 0 43-2 55-2 16 0 35 2 51 2 0-4 0-10 0-16-33 0-35-1-35-21 0-58 0-118 0-179zM73 25c0-15-11-25-25-25-16 0-27 13-27 25 0 14 11 27 27 27 14 0 25-11 25-27z"><text:p/></draw:path><draw:path draw:style-name="gr4" draw:text-style-name="P141" svg:width="0.0965in" svg:height="0.085in" svg:x="3.4839in" svg:y="0.0594in" svg:viewBox="0 0 246 217" svg:d="M38 49c0 43 0 87 0 131 0 21-6 21-38 21 0 5 0 10 0 16 17 0 42-2 55-2 14 0 39 2 56 2 0-6 0-11 0-16-34 0-40 0-40-21 0-30 0-61 0-91 0-50 35-78 68-78 30 0 36 27 36 55 0 37 0 75 0 114 0 21-6 21-39 21 0 5 0 10 0 16 18 0 43-2 56-2 12 0 39 2 54 2 0-6 0-11 0-16-25 0-37 0-37-14 0-32 0-63 0-93 0-42 0-58-16-76-7-8-22-18-52-18-35 0-58 21-72 52 0-17 0-35 0-52-23 1-47 4-69 6 0 5 0 9 0 15 34 0 38 3 38 28z"><text:p/></draw:path><draw:path draw:style-name="gr4" draw:text-style-name="P141" svg:width="0.0449in" svg:height="0.1921in" svg:x="3.6362in" svg:y="0in" svg:viewBox="0 0 115 489" svg:d="M115 484c0-2 0-2-9-10-61-63-78-155-78-229 0-86 20-171 80-231 7-7 7-7 7-8 0-5-3-6-6-6-4 0-49 34-78 96-25 54-31 108-31 149 0 37 6 96 32 152 30 60 73 92 77 92 3 0 6-1 6-5z"><text:p/></draw:path><draw:path draw:style-name="gr4" draw:text-style-name="P141" svg:width="0.1012in" svg:height="0.1724in" svg:x="3.702in" svg:y="0.0098in" svg:viewBox="0 0 258 439" svg:d="M192 11c0-3 1-5 1-7-3-1 0-4-7-4-4 0-5 1-7 10-10 38-18 75-28 113-78 3-151 67-151 134 0 45 35 84 95 87-4 15-8 31-11 46-7 24-11 42-11 43 0 6 3 6 5 6 3 0 3 0 6-1 0-2 3-13 4-20 7-24 13-49 20-74 78-1 150-69 150-133 0-38-26-84-94-88 10-38 18-74 28-112zM97 334c-30-1-65-19-65-67 0-59 42-127 116-133-16 67-35 134-51 200zM161 134c36 2 64 24 64 67 0 58-42 126-114 133 16-66 33-133 50-200z"><text:p/></draw:path><draw:path draw:style-name="gr4" draw:text-style-name="P141" svg:width="0.0449in" svg:height="0.1921in" svg:x="3.8189in" svg:y="0in" svg:viewBox="0 0 115 489" svg:d="M115 245c0-38-6-97-32-153-30-60-73-92-77-92-3 0-6 3-6 6 0 1 0 1 10 11 47 47 75 126 75 228 0 82-18 169-78 230-7 7-7 7-7 9 0 3 3 5 6 5 4 0 49-33 78-96 25-53 31-108 31-148z"><text:p/></draw:path><draw:path draw:style-name="gr4" draw:text-style-name="P141" svg:width="0.026in" svg:height="0.1921in" svg:x="3.8878in" svg:y="0in" svg:viewBox="0 0 67 489" svg:d="M67 0c-22 0-45 0-67 0 0 7 0 13 0 20 15 0 32 0 48 0 0 149 0 300 0 450-16 0-33 0-48 0 0 7 0 12 0 19 22 0 45 0 67 0 0-163 0-325 0-489z"><text:p/></draw:path><draw:path draw:style-name="gr4" draw:text-style-name="P141" svg:width="0.0201in" svg:height="0.0201in" svg:x="3.9969in" svg:y="0.0862in" svg:viewBox="0 0 52 52" svg:d="M52 25c0-14-11-25-25-25-16 0-27 10-27 25 0 14 11 27 27 27 14 0 25-11 25-27z"><text:p/></draw:path><draw:path draw:style-name="gr4" draw:text-style-name="P141" svg:width="0.085in" svg:height="0.0374in" svg:x="4.1409in" svg:y="0.0067in" svg:viewBox="0 0 217 96" svg:d="M174 59c-6 5-23 19-23 28 0 5 4 9 10 9 4 0 7-2 10-5 5-9 17-21 38-32 4-3 8-4 8-10s-3-8-7-10c-10-8-15-17-20-28-1-5-2-11-9-11s-10 6-10 10c0 3 4 18 11 29-55 0-111 0-165 0-9 0-17 0-17 10s8 10 17 10c52 0 105 0 157 0z"><text:p/></draw:path><draw:path draw:style-name="gr4" draw:text-style-name="P141" svg:width="0.0736in" svg:height="0.087in" svg:x="4.0862in" svg:y="0.0594in" svg:viewBox="0 0 188 222" svg:d="M69 103c14 0 50-1 75-11 34-14 37-43 37-50 0-21-19-42-52-42-55 0-129 48-129 134 0 49 28 88 77 88 70 0 111-51 111-57 0-3-3-7-6-7-1 0-3 1-6 6-39 47-92 47-99 47-38 0-42-40-42-56 0-7 0-21 7-52 8 0 18 0 27 0zM46 92c18-74 69-81 83-81 22 0 36 14 36 31 0 50-80 50-99 50-7 0-13 0-20 0z"><text:p/></draw:path><draw:path draw:style-name="gr4" draw:text-style-name="P141" svg:width="0.0689in" svg:height="0.0866in" svg:x="4.174in" svg:y="0.1134in" svg:viewBox="0 0 176 221" svg:d="M175 21c1-4 1-6 1-7 0-7-5-11-11-11-4 0-11 1-14 8-1 2-4 13-5 20-3 10-6 18-9 28-1 8-12 51-12 56-2 0-16 29-44 29-22 0-22-22-22-28 0-18 7-41 18-67 4-11 6-14 6-21 0-15-14-28-34-28-34 0-49 46-49 52 0 4 4 4 6 4 4 0 4-1 5-6 9-28 24-42 38-42 6 0 8 5 8 13s-2 15-5 20c-16 41-20 54-20 69 0 6 0 23 14 34 10 8 25 10 34 10 14 0 26-4 38-16-5 20-9 34-23 51-10 11-24 22-42 22-1 0-18 0-25-11 18-3 18-18 18-20 0-11-10-12-12-12-9 0-21 7-21 22 0 18 16 31 42 31 35 0 77-27 86-70 12-43 23-87 34-130z"><text:p/></draw:path></draw:g></draw:g></text:p></text:list-item><text:list-item><text:p text:style-name="P127"><draw:g text:anchor-type="as-char" svg:y="-0.1453in" draw:z-index="46" draw:name="Shape255" draw:style-name="gr1"><svg:title>TexMaths</svg:title><svg:desc>14§display§\vec{e_{\phi _M}}=\left[\cos \left(\theta \right)\cdot \cos \left(\phi \right)\right]\cdot \vec{e_x}+\left[\sin \left(\theta \right)\cdot \cos \left(\phi \right)\right]\cdot \vec{e_y}-\left[\sin \left(\phi \right)\right]\cdot \vec{e_z}§svg§600§FALSE§</svg:desc><draw:g draw:style-name="gr2"><draw:path draw:style-name="gr3" draw:text-style-name="P140" svg:width="5.3106in" svg:height="0.1807in" svg:x="0.0004in" svg:y="0.0094in" svg:viewBox="0 0 13490 460" svg:d="M6746 460c-2249 0-4497 0-6746 0 0-154 0-306 0-460 4497 0 8993 0 13490 0 0 154 0 306 0 460-2248 0-4497 0-6744 0z"><text:p/></draw:path><draw:path draw:style-name="gr4" draw:text-style-name="P141" svg:width="0.085in" svg:height="0.0374in" svg:x="0.1319in" svg:y="0.0067in" svg:viewBox="0 0 217 96" svg:d="M174 59c-7 5-23 19-23 28 0 5 4 9 10 9 4 0 7-2 10-5 5-9 17-21 38-32 4-3 8-4 8-10s-3-8-7-10c-10-8-15-17-20-28-1-5-2-11-9-11s-10 6-10 10c0 3 4 18 11 29-55 0-111 0-165 0-9 0-17 0-17 10s8 10 17 10c52 0 105 0 157 0z"><text:p/></draw:path><draw:path draw:style-name="gr4" draw:text-style-name="P141" svg:width="0.074in" svg:height="0.087in" svg:x="-0.0004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78in" svg:height="0.1209in" svg:x="0.0906in" svg:y="0.0799in" svg:viewBox="0 0 199 308" svg:d="M146 6c0-6-5-6-6-6-6 0-6 3-7 8-7 27-13 52-20 79-61 2-113 46-113 92 0 39 35 61 74 63-3 11-5 22-8 32-4 15-7 28-7 29 0 5 4 5 5 5 6 0 6-2 7-9 5-18 10-38 14-56 59-3 114-46 114-92 0-36-32-63-74-64 7-27 14-55 21-81zM76 233c-26-1-51-16-51-48 0-34 27-83 86-89-12 45-24 91-35 137zM122 96c26 2 52 16 52 48 0 38-30 84-86 89 11-46 23-92 34-137z"><text:p/></draw:path><draw:path draw:style-name="gr4" draw:text-style-name="P141" svg:width="0.113in" svg:height="0.0657in" svg:x="0.1858in" svg:y="0.1268in" svg:viewBox="0 0 288 168" svg:d="M256 21c3-7 3-10 21-10 7 0 7 0 9 0 1-1 2-5 2-7 0-4-4-4-8-4-13 0-24 0-36 0-6 0-9 0-13 6-34 46-69 92-102 139-10-46-21-92-31-138-1-7-3-7-10-7-12 0-26 0-39 0-6 0-8 0-8 7 0 4 2 4 8 4 3 0 11 0 15 2 0 2 0 4 0 7-9 40-21 79-30 120-2 7-5 17-27 17-3 0-7 0-7 7 0 2 3 4 4 4 6 0 10-2 14-2 6 0 10 0 14 0 6 0 10 0 16 0 4 0 9 2 14 2 2 0 5-2 5-7 0-4-4-4-5-4-13 0-19-3-19-10 0-2 2-3 2-6 11-43 21-85 32-128 11 49 22 97 34 148 1 4 2 7 7 7 2 0 5-2 8-6 36-50 74-100 111-151-12 45-23 90-34 136-3 8-3 10-22 10-6 0-10 0-10 7 0 1 1 4 4 4 6 0 11-2 17-2 5 0 11 0 17 0 5 0 11 0 16 0 6 0 12 2 17 2 2 0 7 0 7-7 0-4-4-4-8-4s-7 0-11 0c-6-2-6-2-6-3 0-2 0-2 0-4 11-44 21-86 32-129z"><text:p/></draw:path><draw:path draw:style-name="gr4" draw:text-style-name="P141" svg:width="0.1287in" svg:height="0.0453in" svg:x="0.3929in" svg:y="0.0736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26in" svg:height="0.1921in" svg:x="0.6098in" svg:y="0in" svg:viewBox="0 0 67 489" svg:d="M67 489c0-7 0-12 0-19-15 0-32 0-47 0 0-150 0-301 0-450 15 0 32 0 47 0 0-7 0-13 0-20-22 0-45 0-67 0 0 164 0 326 0 489 22 0 45 0 67 0z"><text:p/></draw:path><draw:path draw:style-name="gr4" draw:text-style-name="P141" svg:width="0.0736in" svg:height="0.0882in" svg:x="0.6472in" svg:y="0.0571in" svg:viewBox="0 0 188 225" svg:d="M41 113c0-79 40-100 67-100 4 0 35 0 52 18-20 1-23 15-23 22 0 13 9 22 23 22 12 0 22-8 22-22 0-33-38-53-76-53-61 0-106 53-106 113 0 63 49 112 105 112 67 0 83-60 83-64 0-6-6-4-7-4-5 0-6 1-6 4-15 46-46 52-64 52-27 0-70-21-70-100z"><text:p/></draw:path><draw:path draw:style-name="gr4" draw:text-style-name="P141" svg:width="0.0854in" svg:height="0.0882in" svg:x="0.7319in" svg:y="0.0571in" svg:viewBox="0 0 218 225" svg:d="M218 115c0-63-49-115-109-115-61 0-109 53-109 115 0 63 52 110 109 110 59 0 109-47 109-110zM109 213c-21 0-43-10-56-33-12-22-12-51-12-70 0-18 0-44 12-67 13-22 37-32 56-32 21 0 41 11 55 32 12 21 14 49 14 67 0 19 0 45-11 66-12 23-33 37-58 37z"><text:p/></draw:path><draw:path draw:style-name="gr4" draw:text-style-name="P141" svg:width="0.063in" svg:height="0.0882in" svg:x="0.8295in" svg:y="0.0571in" svg:viewBox="0 0 161 225" svg:d="M87 124c11 3 52 10 52 45 0 25-19 45-56 45-42 0-59-28-69-69-1-7-1-8-7-8-7 0-7 3-7 11 0 21 0 44 0 66 0 8 0 11 6 11 2 0 2 0 12-10 2-1 2-1 10-11 22 21 43 21 55 21 56 0 78-32 78-68 0-26-14-41-20-47-16-15-36-19-56-23-28-6-61-12-61-41 0-17 12-36 56-36 53 0 56 43 57 59 0 4 4 4 6 4 7 0 7-2 7-11 0-17 0-34 0-51 0-7 0-11-6-11-3 0-4 0-10 6-1 2-7 7-8 8-20-14-39-14-46-14-60 0-80 34-80 60 0 17 8 31 22 42 16 13 30 15 65 22z"><text:p/></draw:path><draw:path draw:style-name="gr4" draw:text-style-name="P141" svg:width="0.0441in" svg:height="0.1921in" svg:x="0.9516in" svg:y="0in" svg:viewBox="0 0 113 489" svg:d="M113 484c0-2 0-2-8-10-62-63-77-155-77-229 0-86 20-171 80-231 5-7 5-7 5-8 0-5-1-6-4-6-5 0-49 34-78 96-25 54-31 108-31 149 0 37 6 96 32 152 30 60 72 92 77 92 3 0 4-1 4-5z"><text:p/></draw:path><draw:path draw:style-name="gr4" draw:text-style-name="P141" svg:width="0.0799in" svg:height="0.1374in" svg:x="1.0154in" svg:y="0.0071in" svg:viewBox="0 0 204 350" svg:d="M204 101c0-32-9-101-60-101-67 0-144 138-144 250 0 45 15 100 60 100 69 0 144-140 144-249zM53 168c9-32 18-72 38-105 13-25 31-52 53-52 24 0 27 31 27 59 0 24-3 49-16 98-33 0-68 0-102 0zM151 183c-5 23-15 64-35 98-17 34-35 57-56 57-17 0-26-14-26-58 0-20 2-49 15-97 34 0 69 0 102 0z"><text:p/></draw:path><draw:path draw:style-name="gr4" draw:text-style-name="P141" svg:width="0.0449in" svg:height="0.1921in" svg:x="1.1146in" svg:y="0in" svg:viewBox="0 0 115 489" svg:d="M115 245c0-38-6-97-32-153-30-60-72-92-77-92-3 0-6 3-6 6 0 1 0 1 10 11 49 47 77 126 77 228 0 82-18 169-80 230-7 7-7 7-7 9 0 3 3 5 6 5 5 0 49-33 78-96 25-53 31-108 31-148z"><text:p/></draw:path><draw:path draw:style-name="gr4" draw:text-style-name="P141" svg:width="0.0205in" svg:height="0.0201in" svg:x="1.2386in" svg:y="0.0862in" svg:viewBox="0 0 53 52" svg:d="M53 25c0-14-12-25-26-25s-27 10-27 25c0 14 13 27 27 27s26-11 26-27z"><text:p/></draw:path><draw:path draw:style-name="gr4" draw:text-style-name="P141" svg:width="0.0736in" svg:height="0.0882in" svg:x="1.3256in" svg:y="0.0571in" svg:viewBox="0 0 188 225" svg:d="M41 113c0-79 40-100 65-100 6 0 37 0 54 18-20 1-23 15-23 22 0 13 9 22 23 22 12 0 22-8 22-22 0-33-38-53-76-53-61 0-106 53-106 113 0 63 49 112 105 112 67 0 83-60 83-64 0-6-6-4-7-4-5 0-6 1-6 4-15 46-46 52-64 52-27 0-70-21-70-100z"><text:p/></draw:path><draw:path draw:style-name="gr4" draw:text-style-name="P141" svg:width="0.0854in" svg:height="0.0882in" svg:x="1.4106in" svg:y="0.0571in" svg:viewBox="0 0 218 225" svg:d="M218 115c0-63-49-115-109-115-61 0-109 53-109 115 0 63 52 110 109 110 59 0 109-47 109-110zM109 213c-21 0-43-10-56-33-12-22-12-51-12-70 0-18 0-44 12-67 13-22 37-32 56-32 21 0 42 11 55 32 12 21 12 49 12 67 0 19 0 45-9 66-12 23-33 37-58 37z"><text:p/></draw:path><draw:path draw:style-name="gr4" draw:text-style-name="P141" svg:width="0.063in" svg:height="0.0882in" svg:x="1.5083in" svg:y="0.0571in" svg:viewBox="0 0 161 225" svg:d="M87 124c11 3 50 10 50 45 0 25-17 45-54 45-42 0-59-28-69-69-1-7-1-8-7-8-7 0-7 3-7 11 0 21 0 44 0 66 0 8 0 11 6 11 2 0 2 0 12-10 2-1 2-1 10-11 22 21 43 21 55 21 56 0 78-32 78-68 0-26-14-41-20-47-16-15-36-19-56-23-28-6-61-12-61-41 0-17 12-36 56-36 53 0 56 43 57 59 0 4 4 4 6 4 7 0 7-2 7-11 0-17 0-34 0-51 0-7 0-11-6-11-3 0-4 0-10 6-1 2-7 7-8 8-20-14-39-14-46-14-60 0-80 34-80 60 0 17 8 31 22 42 16 13 30 15 65 22z"><text:p/></draw:path><draw:path draw:style-name="gr4" draw:text-style-name="P141" svg:width="0.0441in" svg:height="0.1921in" svg:x="1.6299in" svg:y="0in" svg:viewBox="0 0 113 489" svg:d="M113 484c0-2 0-2-8-10-62-63-77-155-77-229 0-86 20-171 80-231 5-7 5-7 5-8 0-5-1-6-4-6-5 0-49 34-78 96-25 54-31 108-31 149 0 37 6 96 32 152 30 60 72 92 77 92 3 0 4-1 4-5z"><text:p/></draw:path><draw:path draw:style-name="gr4" draw:text-style-name="P141" svg:width="0.1012in" svg:height="0.1724in" svg:x="1.6957in" svg:y="0.0098in" svg:viewBox="0 0 258 439" svg:d="M190 11c0-3 2-5 2-7-2-1 0-4-6-4-4 0-5 1-7 10-10 38-19 75-29 113-77 3-150 67-150 134 0 45 35 84 94 87-3 15-7 31-11 46-6 24-10 42-10 43 0 6 3 6 5 6 3 0 3 0 5-1 1-2 4-13 5-20 7-24 13-49 20-74 78-1 150-69 150-133 0-38-27-84-94-88 8-38 18-74 26-112zM97 334c-30-1-65-19-65-67 0-59 42-127 115-133-17 67-34 134-50 200zM160 134c37 2 65 24 65 67 0 58-42 126-116 133 17-66 34-133 51-200z"><text:p/></draw:path><draw:path draw:style-name="gr4" draw:text-style-name="P141" svg:width="0.0449in" svg:height="0.1921in" svg:x="1.8126in" svg:y="0in" svg:viewBox="0 0 115 489" svg:d="M115 245c0-38-6-97-34-153-29-60-71-92-75-92-3 0-6 3-6 6 0 1 0 1 10 11 47 47 75 126 75 228 0 82-18 169-78 230-7 7-7 7-7 9 0 3 3 5 6 5 4 0 49-33 78-96 24-53 31-108 31-148z"><text:p/></draw:path><draw:path draw:style-name="gr4" draw:text-style-name="P141" svg:width="0.0268in" svg:height="0.1921in" svg:x="1.8807in" svg:y="0in" svg:viewBox="0 0 69 489" svg:d="M69 0c-23 0-47 0-69 0 0 7 0 13 0 20 17 0 32 0 49 0 0 149 0 300 0 450-17 0-32 0-49 0 0 7 0 12 0 19 22 0 46 0 69 0 0-163 0-325 0-489z"><text:p/></draw:path><draw:path draw:style-name="gr4" draw:text-style-name="P141" svg:width="0.0201in" svg:height="0.0201in" svg:x="1.9906in" svg:y="0.0862in" svg:viewBox="0 0 52 52" svg:d="M52 25c0-14-13-25-27-25-15 0-25 10-25 25 0 14 10 27 25 27 14 0 27-11 27-27z"><text:p/></draw:path><draw:path draw:style-name="gr4" draw:text-style-name="P141" svg:width="0.085in" svg:height="0.0374in" svg:x="2.1366in" svg:y="0.0067in" svg:viewBox="0 0 217 96" svg:d="M174 59c-7 5-23 19-23 28 0 5 4 9 10 9 4 0 7-2 8-5 7-9 19-21 40-32 4-3 8-4 8-10s-3-8-7-10c-10-8-15-17-20-28-1-5-2-11-9-11s-10 6-10 10c0 3 4 18 11 29-55 0-111 0-165 0-9 0-17 0-17 10s8 10 17 10c52 0 105 0 157 0z"><text:p/></draw:path><draw:path draw:style-name="gr4" draw:text-style-name="P141" svg:width="0.074in" svg:height="0.087in" svg:x="2.0791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141" svg:width="0.0717in" svg:height="0.0602in" svg:x="2.1673in" svg:y="0.1134in" svg:viewBox="0 0 183 154" svg:d="M69 115c-3 11-16 29-33 29-1 0-11 0-18-4 14-4 14-17 14-20 0-7-5-12-12-12-10 0-20 8-20 21 0 18 18 25 35 25s31-10 39-24c9 18 27 24 41 24 40 0 61-42 61-52 0-6-4-4-5-6-6 0-6 3-7 7-7 24-28 41-48 41-14 0-21-8-21-22 0-9 9-40 18-79 7-25 23-35 34-35 1 0 11 0 18 6-10 3-14 13-14 18 0 9 4 13 13 13 7 0 19-6 19-21 0-18-22-24-35-24-18 0-30 11-39 24-5-14-22-24-40-24-40 0-62 42-62 52 0 4 4 3 6 4 5 0 5-1 7-6 8-26 30-42 47-42 11 0 21 7 21 24 0 6-4 24-8 35-4 15-7 31-11 48z"><text:p/></draw:path><draw:path draw:style-name="gr4" draw:text-style-name="P141" svg:width="0.128in" svg:height="0.1272in" svg:x="2.3126in" svg:y="0.0327in" svg:viewBox="0 0 326 324" svg:d="M174 173c46 0 91 0 137 0 7 0 15-1 15-11 0-11-8-10-15-10-46 0-91 0-137 0 0-46 0-90 0-137 0-7 0-15-10-15s-10 8-10 15c0 47 0 91 0 137-46 0-92 0-139 0-7 0-15-1-15 10 0 10 8 11 15 11 47 0 93 0 139 0 0 45 0 91 0 136 0 7 0 15 10 15s10-8 10-15c0-45 0-91 0-136z"><text:p/></draw:path><draw:path draw:style-name="gr4" draw:text-style-name="P141" svg:width="0.026in" svg:height="0.1921in" svg:x="2.5181in" svg:y="0in" svg:viewBox="0 0 67 489" svg:d="M67 489c0-7 0-12 0-19-15 0-32 0-47 0 0-150 0-301 0-450 15 0 32 0 47 0 0-7 0-13 0-20-22 0-45 0-67 0 0 164 0 326 0 489 22 0 45 0 67 0z"><text:p/></draw:path><draw:path draw:style-name="gr4" draw:text-style-name="P141" svg:width="0.063in" svg:height="0.0882in" svg:x="2.5551in" svg:y="0.0571in" svg:viewBox="0 0 161 225" svg:d="M87 124c11 3 52 10 52 45 0 25-19 45-56 45-42 0-59-28-69-69-1-7-1-8-7-8-7 0-7 3-7 11 0 21 0 44 0 66 0 8 0 11 6 11 2 0 2 0 12-10 2-1 2-1 10-11 22 21 43 21 55 21 56 0 78-32 78-68 0-26-14-41-20-47-16-15-36-19-56-23-28-6-61-12-61-41 0-17 12-36 56-36 53 0 56 43 57 59 0 4 4 4 6 4 7 0 7-2 7-11 0-17 0-34 0-51 0-7 0-11-6-11-3 0-4 0-10 6-1 2-7 7-8 8-20-14-39-14-46-14-60 0-80 34-80 60 0 17 8 31 22 42 16 13 30 15 65 22z"><text:p/></draw:path><draw:path draw:style-name="gr4" draw:text-style-name="P141" svg:width="0.0409in" svg:height="0.128in" svg:x="2.6315in" svg:y="0.0161in" svg:viewBox="0 0 105 326" svg:d="M71 110c-22 2-46 3-68 6 0 4 0 10 0 15 31 0 36 3 36 27 0 43 0 88 0 131 0 21-5 21-39 21 0 6 0 12 0 16 15 0 42-2 55-2 16 0 33 2 50 2 0-4 0-10 0-16-32 0-34-1-34-21 0-58 0-118 0-179zM73 25c0-15-13-25-27-25s-25 13-25 25c0 14 11 27 25 27s27-11 27-27z"><text:p/></draw:path><draw:path draw:style-name="gr4" draw:text-style-name="P141" svg:width="0.0972in" svg:height="0.085in" svg:x="2.6846in" svg:y="0.0594in" svg:viewBox="0 0 248 217" svg:d="M39 49c0 43 0 87 0 131 0 21-5 21-39 21 0 5 0 10 0 16 18 0 43-2 56-2s38 2 55 2c0-6 0-11 0-16-33 0-38 0-38-21 0-30 0-61 0-91 0-50 35-78 66-78 32 0 36 27 36 55 0 37 0 75 0 114 0 21-4 21-38 21 0 5 0 10 0 16 17 0 42-2 56-2 13 0 38 2 55 2 0-6 0-11 0-16-25 0-38 0-38-14 0-32 0-63 0-93 0-42 0-58-15-76-7-8-24-18-52-18-37 0-59 21-73 52 0-17 0-35 0-52-24 1-46 4-70 6 0 5 0 9 0 15 35 0 39 3 39 28z"><text:p/></draw:path><draw:path draw:style-name="gr4" draw:text-style-name="P141" svg:width="0.0441in" svg:height="0.1921in" svg:x="2.8378in" svg:y="0in" svg:viewBox="0 0 113 489" svg:d="M113 484c0-2 0-2-8-10-62-63-77-155-77-229 0-86 18-171 80-231 5-7 5-7 5-8 0-5-1-6-4-6-5 0-49 34-78 96-25 54-31 108-31 149 0 37 6 96 32 152 30 60 72 92 77 92 3 0 4-1 4-5z"><text:p/></draw:path><draw:path draw:style-name="gr4" draw:text-style-name="P141" svg:width="0.0799in" svg:height="0.1374in" svg:x="2.9016in" svg:y="0.0071in" svg:viewBox="0 0 204 350" svg:d="M204 101c0-32-9-101-60-101-68 0-144 138-144 250 0 45 15 100 60 100 69 0 144-140 144-249zM53 168c9-32 18-72 38-105 13-25 31-52 53-52 24 0 27 31 27 59 0 24-3 49-16 98-33 0-68 0-102 0zM151 183c-5 23-15 64-35 98-17 34-35 57-56 57-17 0-26-14-26-58 0-20 2-49 15-97 34 0 69 0 102 0z"><text:p/></draw:path><draw:path draw:style-name="gr4" draw:text-style-name="P141" svg:width="0.0449in" svg:height="0.1921in" svg:x="3.0008in" svg:y="0in" svg:viewBox="0 0 115 489" svg:d="M115 245c0-38-6-97-32-153-30-60-73-92-77-92-3 0-6 3-6 6 0 1 0 1 10 11 47 47 77 126 77 228 0 82-18 169-80 230-7 7-7 7-7 9 0 3 3 5 6 5 4 0 49-33 78-96 25-53 31-108 31-148z"><text:p/></draw:path><draw:path draw:style-name="gr4" draw:text-style-name="P141" svg:width="0.0205in" svg:height="0.0201in" svg:x="3.1252in" svg:y="0.0862in" svg:viewBox="0 0 53 52" svg:d="M53 25c0-14-12-25-26-25s-27 10-27 25c0 14 13 27 27 27s26-11 26-27z"><text:p/></draw:path><draw:path draw:style-name="gr4" draw:text-style-name="P141" svg:width="0.0736in" svg:height="0.0882in" svg:x="3.2122in" svg:y="0.0571in" svg:viewBox="0 0 188 225" svg:d="M41 113c0-79 40-100 65-100 6 0 37 0 54 18-20 1-24 15-24 22 0 13 10 22 24 22 12 0 22-8 22-22 0-33-38-53-76-53-61 0-106 53-106 113 0 63 49 112 105 112 66 0 83-60 83-64 0-6-6-4-7-4-5 0-6 1-6 4-15 46-48 52-66 52-25 0-68-21-68-100z"><text:p/></draw:path><draw:path draw:style-name="gr4" draw:text-style-name="P141" svg:width="0.0854in" svg:height="0.0882in" svg:x="3.2969in" svg:y="0.0571in" svg:viewBox="0 0 218 225" svg:d="M218 115c0-63-50-115-109-115-61 0-109 53-109 115 0 63 50 110 109 110s109-47 109-110zM109 213c-21 0-43-10-56-33-12-22-12-51-12-70 0-18 0-44 11-67 14-22 36-32 57-32s42 11 55 32c12 21 12 49 12 67 0 19 0 45-9 66-12 23-34 37-58 37z"><text:p/></draw:path><draw:path draw:style-name="gr4" draw:text-style-name="P141" svg:width="0.063in" svg:height="0.0882in" svg:x="3.3945in" svg:y="0.0571in" svg:viewBox="0 0 161 225" svg:d="M87 124c11 3 50 10 50 45 0 25-17 45-54 45-42 0-61-28-69-69-1-7-3-8-7-8-7 0-7 3-7 11 0 21 0 44 0 66 0 8 0 11 6 11 2 0 2 0 12-10 2-1 2-1 10-11 21 21 43 21 55 21 56 0 78-32 78-68 0-26-14-41-21-47-15-15-35-19-56-23-27-6-60-12-60-41 0-17 12-36 56-36 53 0 56 43 57 59 0 4 4 4 6 4 5 0 5-2 5-11 0-17 0-34 0-51 0-7 0-11-4-11-3 0-4 0-10 6-1 2-7 7-8 8-20-14-39-14-46-14-60 0-80 34-80 60 0 17 8 31 21 42 17 13 31 15 66 22z"><text:p/></draw:path><draw:path draw:style-name="gr4" draw:text-style-name="P141" svg:width="0.0441in" svg:height="0.1921in" svg:x="3.5165in" svg:y="0in" svg:viewBox="0 0 113 489" svg:d="M113 484c0-2 0-2-8-10-62-63-77-155-77-229 0-86 18-171 80-231 5-7 5-7 5-8 0-5-1-6-4-6-5 0-49 34-78 96-25 54-31 108-31 149 0 37 6 96 32 152 30 60 72 92 77 92 3 0 4-1 4-5z"><text:p/></draw:path><draw:path draw:style-name="gr4" draw:text-style-name="P141" svg:width="0.1012in" svg:height="0.1724in" svg:x="3.5819in" svg:y="0.0098in" svg:viewBox="0 0 258 439" svg:d="M190 11c0-3 2-5 2-7-2-1 0-4-6-4-5 0-5 1-7 10-10 38-19 75-29 113-79 3-150 67-150 134 0 45 34 84 94 87-4 15-7 31-11 46-6 24-12 42-12 43 0 6 5 6 7 6s3 0 5-1c1-2 4-13 5-20 6-24 13-49 18-74 80-1 152-69 152-133 0-38-27-84-96-88 10-38 19-74 28-112zM97 334c-30-1-65-19-65-67 0-59 42-127 115-133-17 67-34 134-50 200zM160 134c37 2 65 24 65 67 0 58-42 126-116 133 17-66 34-133 51-200z"><text:p/></draw:path><draw:path draw:style-name="gr4" draw:text-style-name="P141" svg:width="0.0449in" svg:height="0.1921in" svg:x="3.6988in" svg:y="0in" svg:viewBox="0 0 115 489" svg:d="M115 245c0-38-6-97-34-153-29-60-71-92-75-92-5 0-6 3-6 6 0 1 0 1 10 11 47 47 75 126 75 228 0 82-18 169-78 230-7 7-7 7-7 9 0 3 1 5 6 5 4 0 49-33 77-96 25-53 32-108 32-148z"><text:p/></draw:path><draw:path draw:style-name="gr4" draw:text-style-name="P141" svg:width="0.0268in" svg:height="0.1921in" svg:x="3.7673in" svg:y="0in" svg:viewBox="0 0 69 489" svg:d="M69 0c-23 0-47 0-69 0 0 7 0 13 0 20 15 0 32 0 48 0 0 149 0 300 0 450-16 0-33 0-48 0 0 7 0 12 0 19 22 0 46 0 69 0 0-163 0-325 0-489z"><text:p/></draw:path><draw:path draw:style-name="gr4" draw:text-style-name="P141" svg:width="0.0201in" svg:height="0.0201in" svg:x="3.8768in" svg:y="0.0862in" svg:viewBox="0 0 52 52" svg:d="M52 25c0-14-13-25-27-25s-25 10-25 25c0 14 11 27 25 27s27-11 27-27z"><text:p/></draw:path><draw:path draw:style-name="gr4" draw:text-style-name="P141" svg:width="0.0854in" svg:height="0.0374in" svg:x="4.0201in" svg:y="0.0067in" svg:viewBox="0 0 218 96" svg:d="M175 59c-7 5-22 19-22 28 0 5 4 9 9 9s7-2 9-5c7-9 18-21 39-32 4-3 8-4 8-10s-2-8-7-10c-11-8-15-17-19-28-2-5-3-11-10-11s-10 6-10 10c0 3 4 18 11 29-54 0-110 0-165 0-8 0-18 0-18 10s10 10 18 10c52 0 105 0 157 0z"><text:p/></draw:path><draw:path draw:style-name="gr4" draw:text-style-name="P141" svg:width="0.074in" svg:height="0.087in" svg:x="3.9657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141" svg:width="0.0689in" svg:height="0.0866in" svg:x="4.0531in" svg:y="0.1134in" svg:viewBox="0 0 176 221" svg:d="M175 21c1-4 1-6 1-7 0-7-4-11-11-11-3 0-10 1-14 8 0 2-3 13-5 20-3 10-5 18-7 28-2 8-13 51-14 56-14 9-16 29-42 29-24 0-24-22-24-28 0-18 8-41 18-67 4-11 7-14 7-21 0-15-15-28-34-28-35 0-50 46-50 52 0 4 4 3 6 4 5 0 5-1 7-6 8-28 23-42 36-42 7 0 10 5 10 13s-4 15-6 20c-17 41-19 54-19 69 0 6 0 23 12 34 11 8 25 10 35 10 14 0 27-4 38-16-4 20-8 34-22 51-10 11-24 22-42 22-3 0-19 0-26-11 19-3 19-18 19-20 0-11-10-12-14-12-9 0-20 7-20 22 0 18 17 31 41 31 35 0 77-27 88-70s21-87 32-130z"><text:p/></draw:path><draw:path draw:style-name="gr4" draw:text-style-name="P141" svg:width="0.1181in" svg:height="0.0079in" svg:x="4.1992in" svg:y="0.0921in" svg:viewBox="0 0 301 21" svg:d="M283 21c8 0 18-1 18-11s-10-10-18-10c-88 0-178 0-266 0-9 0-17 0-17 10s8 11 17 11c88 0 178 0 266 0z"><text:p/></draw:path><draw:path draw:style-name="gr4" draw:text-style-name="P141" svg:width="0.026in" svg:height="0.1921in" svg:x="4.4in" svg:y="0in" svg:viewBox="0 0 67 489" svg:d="M67 489c0-7 0-12 0-19-15 0-32 0-47 0 0-150 0-301 0-450 15 0 32 0 47 0 0-7 0-13 0-20-22 0-45 0-67 0 0 164 0 326 0 489 22 0 45 0 67 0z"><text:p/></draw:path><draw:path draw:style-name="gr4" draw:text-style-name="P141" svg:width="0.063in" svg:height="0.0882in" svg:x="4.437in" svg:y="0.0571in" svg:viewBox="0 0 161 225" svg:d="M87 124c11 3 50 10 50 45 0 25-17 45-54 45-42 0-59-28-69-69-1-7-3-8-7-8-7 0-7 3-7 11 0 21 0 44 0 66 0 8 0 11 6 11 2 0 2 0 12-10 2-1 2-1 10-11 22 21 43 21 55 21 56 0 78-32 78-68 0-26-14-41-20-47-16-15-36-19-57-23-27-6-60-12-60-41 0-17 12-36 56-36 53 0 56 43 57 59 0 4 4 4 6 4 5 0 5-2 5-11 0-17 0-34 0-51 0-7 0-11-4-11-3 0-4 0-10 6-1 2-7 7-8 8-20-14-39-14-46-14-60 0-80 34-80 60 0 17 8 31 21 42 17 13 31 15 66 22z"><text:p/></draw:path><draw:path draw:style-name="gr4" draw:text-style-name="P141" svg:width="0.0409in" svg:height="0.128in" svg:x="4.5134in" svg:y="0.0161in" svg:viewBox="0 0 105 326" svg:d="M71 110c-23 2-46 3-70 6 0 4 0 10 0 15 33 0 37 3 37 27 0 43 0 88 0 131 0 21-4 21-38 21 0 6 0 12 0 16 15 0 42-2 55-2 16 0 33 2 50 2 0-4 0-10 0-16-32 0-34-1-34-21 0-58 0-118 0-179zM73 25c0-15-13-25-27-25-15 0-25 13-25 25 0 14 10 27 25 27 14 0 27-11 27-27z"><text:p/></draw:path><draw:path draw:style-name="gr4" draw:text-style-name="P141" svg:width="0.0972in" svg:height="0.085in" svg:x="4.5669in" svg:y="0.0594in" svg:viewBox="0 0 248 217" svg:d="M39 49c0 43 0 87 0 131 0 21-5 21-39 21 0 5 0 10 0 16 18 0 42-2 56-2 13 0 38 2 55 2 0-6 0-11 0-16-33 0-38 0-38-21 0-30 0-61 0-91 0-50 35-78 66-78 30 0 36 27 36 55 0 37 0 75 0 114 0 21-6 21-38 21 0 5 0 10 0 16 17 0 42-2 56-2 13 0 38 2 55 2 0-6 0-11 0-16-25 0-38 0-38-14 0-32 0-63 0-93 0-42 0-58-15-76-7-8-24-18-52-18-37 0-59 21-73 52 0-17 0-35 0-52-24 1-46 4-70 6 0 5 0 9 0 15 35 0 39 3 39 28z"><text:p/></draw:path><draw:path draw:style-name="gr4" draw:text-style-name="P141" svg:width="0.0441in" svg:height="0.1921in" svg:x="4.7205in" svg:y="0in" svg:viewBox="0 0 113 489" svg:d="M113 484c0-2 0-2-8-10-62-63-77-155-77-229 0-86 18-171 80-231 5-7 5-7 5-8 0-5-1-6-4-6-5 0-50 34-78 96-25 54-31 108-31 149 0 37 4 96 32 152 30 60 72 92 77 92 3 0 4-1 4-5z"><text:p/></draw:path><draw:path draw:style-name="gr4" draw:text-style-name="P141" svg:width="0.1012in" svg:height="0.1724in" svg:x="4.7858in" svg:y="0.0098in" svg:viewBox="0 0 258 439" svg:d="M190 11c0-3 2-5 2-7-2-1 0-4-6-4-5 0-5 1-7 10-10 38-19 75-29 113-79 3-150 67-150 134 0 45 34 84 94 87-4 15-7 31-11 46-6 24-12 42-12 43 0 6 5 6 7 6s3 0 5-1c1-2 4-13 5-20 6-24 13-49 18-74 80-1 152-69 152-133 0-38-27-84-96-88 10-38 19-74 28-112zM97 334c-30-1-65-19-65-67 0-59 42-127 115-133-17 67-34 134-50 200zM160 134c37 2 65 24 65 67 0 58-42 126-116 133 17-66 34-133 51-200z"><text:p/></draw:path><draw:path draw:style-name="gr4" draw:text-style-name="P141" svg:width="0.0441in" svg:height="0.1921in" svg:x="4.9028in" svg:y="0in" svg:viewBox="0 0 113 489" svg:d="M113 245c0-38-4-97-32-153-29-60-71-92-77-92-3 0-4 3-4 6 0 1 0 1 10 11 47 47 75 126 75 228 0 82-18 169-79 230-6 7-6 7-6 9 0 3 1 5 4 5 6 0 51-33 79-96 25-53 30-108 30-148z"><text:p/></draw:path><draw:path draw:style-name="gr4" draw:text-style-name="P141" svg:width="0.026in" svg:height="0.1921in" svg:x="4.9713in" svg:y="0in" svg:viewBox="0 0 67 489" svg:d="M67 0c-22 0-45 0-67 0 0 7 0 13 0 20 15 0 32 0 48 0 0 149 0 300 0 450-16 0-33 0-48 0 0 7 0 12 0 19 22 0 45 0 67 0 0-163 0-325 0-489z"><text:p/></draw:path><draw:path draw:style-name="gr4" draw:text-style-name="P141" svg:width="0.0205in" svg:height="0.0201in" svg:x="5.0803in" svg:y="0.0862in" svg:viewBox="0 0 53 52" svg:d="M53 25c0-14-12-25-26-25s-27 10-27 25c0 14 13 27 27 27s26-11 26-27z"><text:p/></draw:path><draw:path draw:style-name="gr4" draw:text-style-name="P141" svg:width="0.0854in" svg:height="0.0374in" svg:x="5.2224in" svg:y="0.0067in" svg:viewBox="0 0 218 96" svg:d="M175 59c-7 5-24 19-24 28 0 5 6 9 10 9s7-2 10-5c5-9 17-21 39-32 3-3 8-4 8-10s-4-8-7-10c-11-8-16-17-21-28-1-5-2-11-9-11s-10 6-10 10c0 3 4 18 12 29-56 0-110 0-166 0-9 0-17 0-17 10s8 10 17 10c53 0 105 0 158 0z"><text:p/></draw:path><draw:path draw:style-name="gr4" draw:text-style-name="P141" svg:width="0.074in" svg:height="0.087in" svg:x="5.1697in" svg:y="0.0594in" svg:viewBox="0 0 189 222" svg:d="M70 103c14 0 50-1 74-11 35-14 38-43 38-50 0-21-20-42-53-42-55 0-129 48-129 134 0 49 29 88 77 88 71 0 112-51 112-57 0-3-3-7-6-7-2 0-4 1-7 6-37 47-92 47-98 47-37 0-43-40-43-56 0-7 1-21 8-52 9 0 19 0 27 0zM46 92c20-74 70-81 83-81 24 0 36 14 36 31 0 50-78 50-98 50-7 0-14 0-21 0z"><text:p/></draw:path><draw:path draw:style-name="gr4" draw:text-style-name="P141" svg:width="0.0618in" svg:height="0.0602in" svg:x="5.2594in" svg:y="0.1134in" svg:viewBox="0 0 158 154" svg:d="M36 120c9-8 16-15 45-39 7-6 32-25 42-35 21-21 35-39 35-43 0-3-4-3-5-3-5 0-5 0-7 3-10 15-17 21-26 21-4 0-9 0-19-10-13-13-20-14-28-14-27 0-46 29-46 39 0 3 4 4 5 4 4 0 6-1 7-4 6-12 24-12 30-12 8 0 16 1 22 2 18 5 21 5 29 5-8 8-15 15-47 40-27 22-37 31-42 38-21 19-31 35-31 38 0 4 4 4 6 4s4 0 5-3c10-14 20-21 32-21 5 0 9 0 19 8 11 12 16 16 28 16 37 0 60-42 60-53 0-5-4-5-6-5-4 0-5 2-5 6-7 17-28 25-45 25-7 0-17-1-25-4-16-3-19-3-24-3-2 0-7 0-9 0z"><text:p/></draw:path></draw:g></draw:g></text:p></text:list-item></text:list><text:p text:style-name="P1"/></draw:text-box></draw:frame></text:p>
      <text:p text:style-name="P53"/>
      <text:p text:style-name="P44"><text:soft-page-break/><text:span text:style-name="T55">6.</text:span><text:span text:style-name="T60">4</text:span><text:span text:style-name="T57">) </text:span><text:span text:style-name="T64">Correspondances </text:span><text:span text:style-name="T65">[</text:span><text:span text:style-name="T68">Sphérique (R</text:span><text:span text:style-name="T69">LL</text:span><text:span text:style-name="T68">)</text:span><text:span text:style-name="T67"> </text:span><text:span text:style-name="T31">↔ </text:span><text:span text:style-name="T65">C</text:span><text:span text:style-name="T64">artésien </text:span><text:span text:style-name="T67">3</text:span><text:span text:style-name="T66">D</text:span><text:span text:style-name="T65">]</text:span></text:p>
      <text:p text:style-name="P27"/>
      <text:p text:style-name="P27"><text:span text:style-name="T18">6.4.1) </text:span><text:span text:style-name="T11">Sphérique</text:span><text:span text:style-name="T8"> </text:span><text:span text:style-name="T12">convention (</text:span><text:span text:style-name="T24">R</text:span><text:span text:style-name="T12">ayon, </text:span><text:span text:style-name="T24">L</text:span><text:span text:style-name="T12">ongitude, </text:span><text:span text:style-name="T24">L</text:span><text:span text:style-name="T12">atitude) </text:span><text:span text:style-name="T8">⇒ </text:span><text:span text:style-name="T10">C</text:span><text:span text:style-name="T8">artésien </text:span><text:span text:style-name="T9">3</text:span><text:span text:style-name="T8">D</text:span></text:p>
      <text:p text:style-name="P23"><draw:frame draw:style-name="fr1" draw:name="Frame14" text:anchor-type="paragraph" svg:x="-0.2366in" svg:y="-0.0244in" svg:width="7.1154in" draw:z-index="51"><draw:text-box fo:min-height="3.6327in"><text:p text:style-name="P24"/><text:p text:style-name="P70"><draw:g text:anchor-type="as-char" svg:y="-0.1453in" draw:z-index="109" draw:name="Shape268" draw:style-name="gr1"><svg:title>TexMaths</svg:title><svg:desc>14§display§M\left(r,\ \theta ,\ \delta \right)_{\left(O,\ \vec{e_r},\vec{\ e_{\theta }},\ \vec{e_{\delta }}\right)}\ \Longrightarrow \ M\left(x,\ y,\ z\right)_{\left(O,\ \vec{e_x},\ \vec{e_y},\ \vec{e_z}\right)}§svg§600§FALSE§</svg:desc><draw:g draw:style-name="gr2"><draw:path draw:style-name="gr3" draw:text-style-name="P140" svg:width="4.5654in" svg:height="0.2217in" svg:x="0.002in" svg:y="0.0094in" svg:viewBox="0 0 11597 564" svg:d="M5799 564c-1933 0-3866 0-5799 0 0-188 0-377 0-564 3866 0 7731 0 11597 0 0 187 0 376 0 564-1933 0-3866 0-5798 0z"><text:p/></draw:path><draw:path draw:style-name="gr4" draw:text-style-name="P141" svg:width="0.1937in" svg:height="0.1307in" svg:x="0.0004in" svg:y="0.0134in" svg:viewBox="0 0 493 333" svg:d="M435 38c5-18 5-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3 0 47-1 61-1 21 0 42 1 61 1 3 0 10 0 10-8 0-5-4-5-14-5-18 0-32 0-32-9 0-2 0-3 3-12 22-88 43-174 65-261z"><text:p/></draw:path><draw:path draw:style-name="gr4" draw:text-style-name="P141" svg:width="0.0441in" svg:height="0.1925in" svg:x="0.2528in" svg:y="0in" svg:viewBox="0 0 113 490" svg:d="M113 486c0-2 0-3-8-12-62-61-77-154-77-228 0-85 20-170 80-232 5-7 5-7 5-8 0-5-1-6-4-6-5 0-49 34-78 97-25 53-31 107-31 149 0 38 6 97 32 151 30 61 72 93 77 93 3 0 4-2 4-4z"><text:p/></draw:path><draw:path draw:style-name="gr4" draw:text-style-name="P141" svg:width="0.0783in" svg:height="0.087in" svg:x="0.3146in" svg:y="0.0594in" svg:viewBox="0 0 200 222" svg:d="M29 189c-1 7-5 18-5 21 0 8 7 12 15 12 6 0 14-4 18-14 0-1 17-68 20-76 4-17 13-51 15-65 2-5 16-29 28-39 3-4 19-17 40-17 12 0 12 4 19 6-14 3-25 14-25 28 0 7 6 17 20 17 12 0 26-12 26-30 0-17-15-32-40-32-33 0-55 25-63 38-5-21-23-38-45-38-23 0-32 20-37 28-9 17-15 46-15 48 0 5 4 5 6 5 5 0 5 0 8-11 8-35 18-59 36-59 9 0 16 4 16 23 0 11-2 15-9 42-9 37-18 75-28 113z"><text:p/></draw:path><draw:path draw:style-name="gr4" draw:text-style-name="P141" svg:width="0.022in" svg:height="0.0575in" svg:x="0.4075in" svg:y="0.124in" svg:viewBox="0 0 57 147" svg:d="M57 52c0-32-12-52-32-52-15 0-25 13-25 27 0 12 10 25 25 25 7 0 13-2 18-6 2-1 2-1 2-1 1 0 1 0 1 7 0 36-17 66-33 82-6 6-6 6-6 7 0 5 3 6 6 6 5 0 44-38 44-95z"><text:p/></draw:path><draw:path draw:style-name="gr4" draw:text-style-name="P141" svg:width="0.0795in" svg:height="0.1374in" svg:x="0.55in" svg:y="0.0071in" svg:viewBox="0 0 203 350" svg:d="M203 101c0-32-10-101-59-101-68 0-144 139-144 250 0 47 14 100 59 100 68 0 144-139 144-249zM52 168c8-31 18-71 38-105 12-25 30-52 53-52 24 0 26 31 26 59 0 24-2 49-15 98-34 0-69 0-102 0zM150 183c-6 23-16 65-35 101-17 32-35 56-56 56-17 0-27-14-27-59 0-21 3-49 16-98 33 0 68 0 102 0z"><text:p/></draw:path><draw:path draw:style-name="gr4" draw:text-style-name="P141" svg:width="0.022in" svg:height="0.0575in" svg:x="0.6547in" svg:y="0.124in" svg:viewBox="0 0 57 147" svg:d="M57 52c0-32-12-52-32-52-15 0-25 13-25 27 0 12 10 25 25 25 7 0 13-2 18-6 2-1 2-1 2-1 1 0 1 0 1 7 0 36-17 66-33 82-6 6-6 6-6 7 0 5 3 6 6 6 5 0 44-38 44-95z"><text:p/></draw:path><draw:path draw:style-name="gr4" draw:text-style-name="P141" svg:width="0.0791in" svg:height="0.139in" svg:x="0.7969in" svg:y="0.0071in" svg:viewBox="0 0 202 354" svg:d="M109 134c-61 16-109 79-109 139 0 46 31 81 77 81 57 0 98-76 98-144 0-45-20-69-36-91-17-22-47-59-47-81 0-10 10-23 27-23 15 0 25 7 35 14 10 6 20 12 28 12 11 0 20-12 20-20 0-10-9-11-27-15-25-6-32-6-39-6-39 0-56 21-56 50 0 27 14 55 29 84zM115 146c12 22 26 48 26 83 0 33-18 114-64 114-27 0-48-20-48-56 0-32 19-125 86-141z"><text:p/></draw:path><draw:path draw:style-name="gr4" draw:text-style-name="P141" svg:width="0.0449in" svg:height="0.1925in" svg:x="0.8925in" svg:y="0in" svg:viewBox="0 0 115 490" svg:d="M115 246c0-39-6-98-32-154-30-60-73-92-77-92-3 0-6 3-6 6 0 1 0 1 10 11 47 49 75 126 75 229 0 83-18 168-78 231-7 6-7 7-7 9s3 4 6 4c4 0 49-34 78-95 25-55 31-108 31-149z"><text:p/></draw:path><draw:path draw:style-name="gr4" draw:text-style-name="P141" svg:width="0.035in" svg:height="0.1346in" svg:x="0.9724in" svg:y="0.1012in" svg:viewBox="0 0 90 343" svg:d="M83 0c-65 46-83 119-83 172 0 49 15 123 83 171 2 0 7 0 7-4 0-3-2-3-3-6-46-39-63-98-63-161 0-92 35-137 63-164 1-1 3-1 3-4 0-4-5-4-7-4z"><text:p/></draw:path><draw:path draw:style-name="gr4" draw:text-style-name="P141" svg:width="0.1028in" svg:height="0.0976in" svg:x="1.0272in" svg:y="0.1071in" svg:viewBox="0 0 262 249" svg:d="M262 95c0-53-39-95-101-95-81 0-161 77-161 154 0 56 41 95 99 95 83 0 163-75 163-154zM102 238c-36 0-67-25-67-77 0-17 6-66 36-105 24-28 58-45 87-45 37 0 70 23 70 73 0 25-11 76-43 112-24 26-56 42-83 42z"><text:p/></draw:path><draw:path draw:style-name="gr4" draw:text-style-name="P141" svg:width="0.0165in" svg:height="0.0413in" svg:x="1.1551in" svg:y="0.1862in" svg:viewBox="0 0 43 106" svg:d="M34 35c0 18-3 41-27 63-1 1-3 1-3 4 0 2 3 4 6 4 4 0 33-28 33-68 0-21-8-38-23-38-12 0-20 10-20 20 0 11 7 21 20 21 8 0 9-5 14-6z"><text:p/></draw:path><draw:path draw:style-name="gr4" draw:text-style-name="P141" svg:width="0.0657in" svg:height="0.0276in" svg:x="1.3031in" svg:y="0.1059in" svg:viewBox="0 0 168 71" svg:d="M130 45c-3 1-15 12-15 18 0 4 4 8 8 8s6-2 9-5c8-10 19-17 28-21 5-2 8-4 8-10 0-4-3-6-6-8-12-6-15-16-16-20 0-1-3-7-9-7-3 0-8 3-8 8 0 6 5 16 8 19-40 0-82 0-123 0-6 0-14 0-14 8 0 10 7 10 14 10 39 0 77 0 116 0z"><text:p/></draw:path><draw:path draw:style-name="gr4" draw:text-style-name="P141" svg:width="0.0575in" svg:height="0.0606in" svg:x="1.2591in" svg:y="0.1421in" svg:viewBox="0 0 147 155" svg:d="M55 74c9 0 36-1 54-7 27-10 31-26 31-36 0-20-18-31-42-31-42 0-98 32-98 91 0 35 22 64 62 64 58 0 85-33 85-39 0-1-3-5-6-5-1 0-2 1-5 4-27 31-67 31-73 31-21 0-35-14-35-41 0-6 0-13 4-31 7 0 16 0 23 0zM35 64c14-50 53-54 63-54 14 0 27 8 27 21 0 33-58 33-73 33-6 0-11 0-17 0z"><text:p/></draw:path><draw:path draw:style-name="gr4" draw:text-style-name="P141" svg:width="0.0543in" svg:height="0.0437in" svg:x="1.3327in" svg:y="0.1791in" svg:viewBox="0 0 139 112" svg:d="M50 69c2-5 5-13 5-17 1-4 2-7 2-11 2-5 10-17 17-24 10-7 17-9 25-9 3 0 16 0 23 5-10 4-7 9-10 14 0 4 3 11 11 11 7 0 16-7 16-17 0-18-27-21-38-21-7 0-24 0-41 20-3-13-17-20-29-20-7 0-16 4-21 14-7 10-10 22-10 24 0 4 4 4 6 4 4 0 4-1 5-7 4-15 10-27 20-27 8 0 10 9 10 14 0 3-3 13-5 19-1 7-4 16-5 22-2 7-4 15-6 22-1 6-4 17-4 19 0 4 4 8 10 8 3 0 8-3 10-7 1-1 2-10 4-14 1-7 4-15 5-22z"><text:p/></draw:path><draw:path draw:style-name="gr4" draw:text-style-name="P141" svg:width="0.0165in" svg:height="0.0413in" svg:x="1.4169in" svg:y="0.1862in" svg:viewBox="0 0 43 106" svg:d="M35 35c0 18-4 41-28 63-1 1-1 1-1 4 0 2 2 4 4 4 5 0 33-28 33-68 0-21-7-38-23-38-12 0-20 10-20 20 0 11 8 21 20 21 8 0 14-6 15-6z"><text:p/></draw:path><draw:path draw:style-name="gr4" draw:text-style-name="P141" svg:width="0.0661in" svg:height="0.0276in" svg:x="1.5331in" svg:y="0.1059in" svg:viewBox="0 0 169 71" svg:d="M130 45c-3 1-14 12-14 18 0 4 4 8 9 8 2 0 5-2 7-5 9-10 19-17 29-21 4-2 8-4 8-10 0-4-4-6-7-8-11-6-14-16-16-20 0-1-2-7-9-7-1 0-8 3-8 8 0 6 5 16 8 19-40 0-82 0-123 0-6 0-14 0-14 8 0 10 8 10 14 10 39 0 77 0 116 0z"><text:p/></draw:path><draw:path draw:style-name="gr4" draw:text-style-name="P141" svg:width="0.0575in" svg:height="0.0606in" svg:x="1.5217in" svg:y="0.1421in" svg:viewBox="0 0 147 155" svg:d="M53 74c10 0 38-1 56-7 25-10 31-26 31-36 0-20-20-31-43-31-41 0-97 32-97 91 0 35 21 64 62 64 58 0 85-33 85-39 0-1-3-5-6-5-2 0-2 1-5 4-27 31-67 31-74 31-20 0-34-14-34-41 0-6 0-13 4-31 7 0 14 0 21 0zM35 64c14-50 52-54 62-54 15 0 28 8 28 21 0 33-59 33-73 33-6 0-11 0-17 0z"><text:p/></draw:path><draw:path draw:style-name="gr4" draw:text-style-name="P141" svg:width="0.0476in" svg:height="0.0689in" svg:x="1.5965in" svg:y="0.1543in" svg:viewBox="0 0 122 176" svg:d="M122 57c0-29-14-57-41-57-39 0-81 62-81 119 0 34 15 57 39 57 41 0 83-63 83-119zM29 83c16-62 41-75 52-75 14 0 20 16 20 35 0 7-2 17-6 40-22 0-43 0-66 0zM91 94c-14 59-39 74-52 74-18 0-19-28-19-35 0-10 2-21 7-39 21 0 43 0 64 0z"><text:p/></draw:path><draw:path draw:style-name="gr4" draw:text-style-name="P141" svg:width="0.0165in" svg:height="0.0413in" svg:x="1.6799in" svg:y="0.1862in" svg:viewBox="0 0 43 106" svg:d="M34 35c0 18-3 41-27 63-1 1-3 1-3 4 0 2 3 4 6 4 4 0 33-28 33-68 0-21-8-38-23-38-12 0-20 10-20 20 0 11 7 21 20 21 8 0 9-5 14-6z"><text:p/></draw:path><draw:path draw:style-name="gr4" draw:text-style-name="P141" svg:width="0.0661in" svg:height="0.0276in" svg:x="1.8268in" svg:y="0.1059in" svg:viewBox="0 0 169 71" svg:d="M130 45c-3 1-15 12-15 18 0 4 4 8 10 8 2 0 5-2 7-5 8-10 19-17 28-21 5-2 9-4 9-10 0-4-4-6-7-8-11-6-14-16-16-20 0-1-3-7-9-7-1 0-8 3-8 8 0 6 5 16 8 19-40 0-82 0-123 0-6 0-14 0-14 8 0 10 8 10 14 10 39 0 77 0 116 0z"><text:p/></draw:path><draw:path draw:style-name="gr4" draw:text-style-name="P141" svg:width="0.0579in" svg:height="0.0606in" svg:x="1.7839in" svg:y="0.1421in" svg:viewBox="0 0 148 155" svg:d="M55 74c9 0 36-1 56-7 25-10 29-26 29-36 0-20-18-31-42-31-42 0-98 32-98 91 0 35 22 64 63 64 57 0 85-33 85-39 0-1-4-5-7-5-1 0-2 1-5 4-27 31-67 31-73 31-21 0-35-14-35-41 0-6 0-13 4-31 7 0 16 0 23 0zM35 64c14-50 53-54 63-54 14 0 28 8 28 21 0 33-59 33-74 33-6 0-11 0-17 0z"><text:p/></draw:path><draw:path draw:style-name="gr4" draw:text-style-name="P141" svg:width="0.0461in" svg:height="0.0701in" svg:x="1.8591in" svg:y="0.1535in" svg:viewBox="0 0 118 179" svg:d="M62 70c-33 6-62 35-62 64 0 28 24 45 50 45 30 0 58-29 58-68 0-26-14-40-30-54-7-7-26-26-26-36 0-3 3-10 12-10s17 3 24 7c2 2 13 7 18 7s12-4 12-11-5-7-20-10c-10-3-20-4-27-4-23 0-29 15-29 27 0 14 11 32 20 43zM67 77c13 18 20 29 20 45 0 22-16 49-37 49-8 0-30-3-30-30 0-21 12-57 47-64z"><text:p/></draw:path><draw:path draw:style-name="gr4" draw:text-style-name="P141" svg:width="0.0343in" svg:height="0.1346in" svg:x="1.9343in" svg:y="0.1012in" svg:viewBox="0 0 88 343" svg:d="M6 0c-2 0-6 0-6 4 0 3 1 3 3 6 29 28 63 74 63 162 0 71-23 126-60 158-6 6-6 7-6 9 0 1 1 4 4 4 4 0 37-21 60-65 14-28 24-65 24-106 0-47-14-123-82-172z"><text:p/></draw:path><draw:path draw:style-name="gr4" draw:text-style-name="P141" svg:width="0.1287in" svg:height="0.0449in" svg:x="2.124in" svg:y="0.074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59in" svg:x="2.2425in" svg:y="0.0425in" svg:viewBox="0 0 437 270" svg:d="M329 98c21 17 46 29 63 38-18 7-42 19-63 37-104 0-209 0-312 0-9 0-17 0-17 10s8 10 17 10c96 0 194 0 291 0-24 22-50 66-50 71 0 6 7 6 9 6 5 0 7 0 10-4 10-18 24-45 56-73 34-29 67-43 93-50 8-3 8-4 9-4 2-2 2-3 2-3 0-2 0-3-2-3 0-1-1-1-1-1-1 0-1-2-11-5-66-19-115-64-143-116-6-10-6-11-13-11-2 0-9 0-9 6 0 7 25 49 50 72-97 0-195 0-291 0-9 0-17 0-17 10s8 10 17 10c103 0 208 0 312 0z"><text:p/></draw:path><draw:path draw:style-name="gr4" draw:text-style-name="P141" svg:width="0.1937in" svg:height="0.1307in" svg:x="2.5512in" svg:y="0.0134in" svg:viewBox="0 0 493 333" svg:d="M435 38c5-18 6-23 42-23 12 0 16 0 16-9 0-6-4-6-13-6-22 0-43 0-66 0-12 0-12 0-18 8-60 94-120 186-180 280-13-92-26-184-38-277-2-11-3-11-16-11-22 0-44 0-67 0-10 0-15 0-15 8 0 7 5 7 15 7 6 0 14 0 21 0 7 2 10 3 10 9 0 1 0 3-1 10-21 82-42 165-63 249-5 19-13 35-54 37-1 0-8 0-8 7 0 5 3 6 7 6 15 0 34-1 49-1 17 0 35 1 50 1 3 0 10 0 10-8 0-5-5-5-10-5-28-1-33-11-33-22 0-3 1-6 3-11 22-90 44-178 67-267 14 100 28 201 42 303 1 6 1 10 8 10 4 0 7-4 10-7 66-104 133-207 199-311h1c-24 94-47 188-71 282-4 19-6 23-45 23-8 0-14 0-14 7 0 6 7 6 8 6 14 0 47-1 61-1 21 0 42 1 61 1 3 0 10 0 10-8 0-5-4-5-14-5-18 0-32 0-32-9 0-2 0-3 3-12 22-88 43-174 65-261z"><text:p/></draw:path><draw:path draw:style-name="gr4" draw:text-style-name="P141" svg:width="0.0441in" svg:height="0.1925in" svg:x="2.8035in" svg:y="0in" svg:viewBox="0 0 113 490" svg:d="M113 486c0-2 0-3-8-12-60-61-77-154-77-228 0-85 20-170 80-232 5-7 5-7 5-8 0-5-1-6-4-6-5 0-49 34-78 97-25 53-31 107-31 149 0 38 6 97 32 151 30 61 72 93 77 93 3 0 4-2 4-4z"><text:p/></draw:path><draw:path draw:style-name="gr4" draw:text-style-name="P141" svg:width="0.0961in" svg:height="0.087in" svg:x="2.8654in" svg:y="0.0594in" svg:viewBox="0 0 245 222" svg:d="M150 69c3-13 14-58 49-58 3 0 14 0 25 7-14 2-24 14-24 27 0 7 6 17 18 17s27-9 27-30c0-25-29-32-46-32-28 0-45 27-52 38-11-32-38-38-53-38-51 0-79 64-79 76 0 5 5 5 6 5 4 0 6-1 7-5 17-52 49-65 66-65 8 0 26 4 26 34 0 14-8 47-26 116-9 31-25 52-48 52-3 0-14 0-24-7 13-3 23-13 23-27 0-12-10-17-18-17-14 0-27 13-27 28 0 23 25 32 46 32 32 0 51-33 52-36 6 18 24 36 53 36 51 0 79-62 79-75 0-4-5-4-6-4-4 0-6 1-7 5-15 52-49 65-64 65-20 0-28-17-28-34 0-10 2-21 8-42 6-24 11-46 17-68z"><text:p/></draw:path><draw:path draw:style-name="gr4" draw:text-style-name="P141" svg:width="0.022in" svg:height="0.0575in" svg:x="2.9874in" svg:y="0.124in" svg:viewBox="0 0 57 147" svg:d="M57 52c0-32-12-52-32-52-15 0-25 13-25 27 0 12 10 25 25 25 7 0 13-2 18-6 2-1 2-1 3-1 0 3 0 0 0 7 0 36-17 66-33 82-6 6-6 6-6 7 0 5 3 6 6 6 5 0 44-38 44-95z"><text:p/></draw:path><draw:path draw:style-name="gr4" draw:text-style-name="P141" svg:width="0.089in" svg:height="0.1248in" svg:x="3.1268in" svg:y="0.0594in" svg:viewBox="0 0 227 318" svg:d="M225 31c2-7 2-9 2-11 0-10-7-14-14-14-6 0-13 2-17 11-1 1-6 17-7 25-4 14-7 27-10 41-7 29-15 58-22 88-3 7-24 42-56 42-25 0-31-23-31-41 0-22 8-53 25-96 9-20 10-26 10-35 0-23-15-41-39-41-48 0-66 71-66 76s4 4 6 5c5 0 5-1 8-8 13-46 34-62 49-62 4 0 13 0 13 16 0 12-5 25-9 35-19 51-28 79-28 103 0 43 31 57 60 57 19 0 35-8 49-22-5 27-12 50-32 77-12 15-31 31-53 31-7 0-29-2-38-21 9 0 14 0 21-6 6-4 10-11 10-21 0-15-13-17-18-17-11 0-27 9-27 33 0 23 21 42 52 42 50 0 101-45 115-100 15-63 32-124 47-187z"><text:p/></draw:path><draw:path draw:style-name="gr4" draw:text-style-name="P141" svg:width="0.022in" svg:height="0.0575in" svg:x="3.2398in" svg:y="0.124in" svg:viewBox="0 0 57 147" svg:d="M57 52c0-32-12-52-30-52-17 0-27 13-27 27 0 12 10 25 27 25 5 0 11-2 16-6 2-1 2-1 3-1 0 3 0 0 0 7 0 36-17 66-32 82-6 6-6 6-6 7 0 5 2 6 5 6 5 0 44-38 44-95z"><text:p/></draw:path><draw:path draw:style-name="gr4" draw:text-style-name="P141" svg:width="0.0819in" svg:height="0.087in" svg:x="3.3819in" svg:y="0.0594in" svg:viewBox="0 0 209 222" svg:d="M45 176c26-28 40-40 59-56 15-14 30-26 47-43 48-46 58-70 58-71 0-6-5-6-6-6-3 0-4 1-7 6-14 23-25 32-36 32-13 0-19-9-26-17-9-11-18-21-33-21-38 0-60 46-60 56 0 3 1 6 5 6s6-3 7-6c10-22 38-22 42-22 10 0 20 2 31 7 20 7 25 7 38 7-18 21-59 57-69 64-15 14-29 28-45 42-32 32-50 60-50 64s6 4 7 4c3 0 4 0 7-5 11-18 27-31 42-31 11 0 17 4 28 18 8 11 18 18 32 18 49 0 77-61 77-75 0-3-1-4-5-4-5 0-6 3-7 5-12 32-44 42-59 42-10 0-20-3-30-7-16-5-23-8-35-8-4 0-8 0-12 1z"><text:p/></draw:path><draw:path draw:style-name="gr4" draw:text-style-name="P141" svg:width="0.0449in" svg:height="0.1925in" svg:x="3.4835in" svg:y="0in" svg:viewBox="0 0 115 490" svg:d="M115 246c0-39-6-98-34-154-29-60-71-92-75-92-5 0-6 3-6 6 0 1 0 1 10 11 47 49 75 126 75 229 0 83-18 168-78 231-7 6-7 7-7 9s1 4 6 4c4 0 49-34 77-95 25-55 32-108 32-149z"><text:p/></draw:path><draw:path draw:style-name="gr4" draw:text-style-name="P141" svg:width="0.035in" svg:height="0.1346in" svg:x="3.5634in" svg:y="0.1012in" svg:viewBox="0 0 90 343" svg:d="M83 0c-66 46-83 119-83 172 0 49 14 123 83 171 2 0 7 0 7-4 0-3-2-3-5-6-44-39-61-98-61-161 0-92 35-137 63-164 1-1 3-1 3-4 0-4-5-4-7-4z"><text:p/></draw:path><draw:path draw:style-name="gr4" draw:text-style-name="P141" svg:width="0.102in" svg:height="0.0976in" svg:x="3.6177in" svg:y="0.1071in" svg:viewBox="0 0 260 249" svg:d="M260 95c0-53-37-95-99-95-83 0-161 77-161 154 0 56 41 95 99 95 83 0 161-75 161-154zM102 238c-36 0-67-25-67-77 0-17 4-66 36-105 23-28 56-45 87-45 37 0 69 23 69 73 0 25-10 76-42 112-24 26-56 42-83 42z"><text:p/></draw:path><draw:path draw:style-name="gr4" draw:text-style-name="P141" svg:width="0.0173in" svg:height="0.0413in" svg:x="3.7453in" svg:y="0.1862in" svg:viewBox="0 0 45 106" svg:d="M35 35c0 18-4 41-27 63-1 1-2 1-2 4 0 2 2 4 4 4 5 0 35-28 35-68 0-21-9-38-25-38-12 0-20 10-20 20 0 11 8 21 21 21 8 0 13-6 14-6z"><text:p/></draw:path><draw:path draw:style-name="gr4" draw:text-style-name="P141" svg:width="0.0661in" svg:height="0.0276in" svg:x="3.8976in" svg:y="0.1059in" svg:viewBox="0 0 169 71" svg:d="M130 45c-3 1-15 12-15 18 0 4 4 8 10 8 2 0 5-2 7-5 8-10 19-17 28-21 5-2 9-4 9-10 0-4-4-6-7-8-11-6-15-16-16-20 0-1-3-7-9-7-3 0-8 3-8 8 0 6 5 16 8 19-40 0-82 0-123 0-6 0-14 0-14 8 0 10 8 10 14 10 39 0 77 0 116 0z"><text:p/></draw:path><draw:path draw:style-name="gr4" draw:text-style-name="P141" svg:width="0.0575in" svg:height="0.0606in" svg:x="3.85in" svg:y="0.1421in" svg:viewBox="0 0 147 155" svg:d="M55 74c8 0 36-1 54-7 25-10 31-26 31-36 0-20-20-31-43-31-41 0-97 32-97 91 0 35 21 64 62 64 58 0 85-33 85-39 0-1-3-5-6-5-1 0-2 1-5 4-27 31-67 31-73 31-21 0-35-14-35-41 0-6 0-13 4-31 7 0 16 0 23 0zM35 64c14-50 52-54 62-54 15 0 28 8 28 21 0 33-58 33-73 33-6 0-11 0-17 0z"><text:p/></draw:path><draw:path draw:style-name="gr4" draw:text-style-name="P141" svg:width="0.0571in" svg:height="0.0437in" svg:x="3.9232in" svg:y="0.1791in" svg:viewBox="0 0 146 112" svg:d="M130 13c-11 2-7 9-11 14 0 4 3 11 11 11 7 0 16-7 16-17 0-15-17-21-30-21-17 0-26 11-32 17-7-14-24-17-32-17-31 0-48 29-48 38 0 4 3 4 4 4 3 0 5 0 6-3 7-24 28-31 36-31 9 0 19 5 19 17 0 6-5 23-13 56-4 14-15 23-27 23-1 0-8 0-14-5 12-4 7-9 12-14 0-7-6-11-12-11-5 0-15 6-15 17 0 15 17 21 29 21 14 0 26-8 31-17 10 14 25 17 34 17 31 0 47-29 47-38 0-4-4-4-5-4-4 0-4 1-4 4-9 23-27 30-38 30-7 0-17-3-17-17 0-3 0-4 1-13 5-18 12-45 13-49 4-7 11-17 24-17 1 0 10 0 15 5z"><text:p/></draw:path><draw:path draw:style-name="gr4" draw:text-style-name="P141" svg:width="0.0165in" svg:height="0.0413in" svg:x="4.0157in" svg:y="0.1862in" svg:viewBox="0 0 43 106" svg:d="M34 35c0 18-3 41-27 63-1 1-3 1-3 4 0 2 3 4 6 4 4 0 33-28 33-68 0-21-8-38-23-38-12 0-20 10-20 20 0 11 8 21 20 21 8 0 9-5 14-6z"><text:p/></draw:path><draw:path draw:style-name="gr4" draw:text-style-name="P141" svg:width="0.0661in" svg:height="0.0276in" svg:x="4.1669in" svg:y="0.1059in" svg:viewBox="0 0 169 71" svg:d="M130 45c-3 1-14 12-14 18 0 4 4 8 9 8 4 0 5-2 8-5 8-10 18-17 28-21 4-2 8-4 8-10 0-4-4-6-7-8-11-6-14-16-15-20-1-1-3-7-10-7-1 0-7 3-7 8 0 6 4 16 7 19-40 0-82 0-123 0-6 0-14 0-14 8 0 10 8 10 14 10 39 0 77 0 116 0z"><text:p/></draw:path><draw:path draw:style-name="gr4" draw:text-style-name="P141" svg:width="0.0575in" svg:height="0.0606in" svg:x="4.1205in" svg:y="0.1421in" svg:viewBox="0 0 147 155" svg:d="M53 74c10 0 37-1 56-7 25-10 30-26 30-36 0-20-19-31-42-31-42 0-97 32-97 91 0 35 21 64 62 64 57 0 85-33 85-39 0-1-3-5-6-5-2 0-2 1-5 4-28 31-67 31-74 31-20 0-34-14-34-41 0-6 0-13 4-31 7 0 14 0 21 0zM35 64c14-50 52-54 62-54 15 0 28 8 28 21 0 33-59 33-73 33-6 0-11 0-17 0z"><text:p/></draw:path><draw:path draw:style-name="gr4" draw:text-style-name="P141" svg:width="0.0551in" svg:height="0.0626in" svg:x="4.1933in" svg:y="0.1791in" svg:viewBox="0 0 141 160" svg:d="M141 17c0-3 0-4 0-6 0-5-4-8-8-8-10 0-13 8-14 15s-3 14-4 21c-3 10-6 21-9 31-1 3-2 8-2 10-12 8-13 24-34 24-11 0-21-6-21-21 0-14 8-33 15-49 2-5 3-7 3-12 0-12-11-22-26-22-27 0-41 32-41 38 0 4 4 4 6 4 4 0 4-1 5-6 6-16 17-28 28-28 4 0 7 3 7 10 0 4-1 9-3 13-12 29-14 38-14 47 0 28 23 34 40 34 14 0 23-7 30-13-4 14-7 26-18 37-5 5-17 15-32 15-4 0-14-1-20-5 12-3 13-13 13-16 0-7-6-10-11-10-7 0-16 6-16 17 0 13 13 23 34 23 28 0 62-20 69-51 8-31 15-61 23-92z"><text:p/></draw:path><draw:path draw:style-name="gr4" draw:text-style-name="P141" svg:width="0.0165in" svg:height="0.0413in" svg:x="4.2835in" svg:y="0.1862in" svg:viewBox="0 0 43 106" svg:d="M34 35c0 18-3 41-27 63-1 1-1 1-1 4 0 2 2 4 4 4 4 0 33-28 33-68 0-21-8-38-23-38-12 0-20 10-20 20 0 11 8 21 20 21 8 0 9-5 14-6z"><text:p/></draw:path><draw:path draw:style-name="gr4" draw:text-style-name="P141" svg:width="0.0657in" svg:height="0.0276in" svg:x="4.4331in" svg:y="0.1059in" svg:viewBox="0 0 168 71" svg:d="M130 45c-3 1-15 12-15 18 0 4 4 8 8 8s7-2 9-5c8-10 19-17 28-21 5-2 8-4 8-10 0-4-3-6-6-8-11-6-15-16-16-20 0-1-3-7-9-7-3 0-8 3-8 8 0 6 5 16 8 19-40 0-82 0-123 0-6 0-14 0-14 8 0 10 8 10 14 10 39 0 77 0 116 0z"><text:p/></draw:path><draw:path draw:style-name="gr4" draw:text-style-name="P141" svg:width="0.0575in" svg:height="0.0606in" svg:x="4.3882in" svg:y="0.1421in" svg:viewBox="0 0 147 155" svg:d="M53 74c10 0 38-1 56-7 25-10 31-26 31-36 0-20-20-31-43-31-41 0-97 32-97 91 0 35 21 64 62 64 58 0 85-33 85-39 0-1-3-5-6-5-2 0-2 1-5 4-27 31-67 31-74 31-20 0-34-14-34-41 0-6 0-13 4-31 7 0 14 0 21 0zM35 64c14-50 52-54 62-54 15 0 28 8 28 21 0 33-59 33-73 33-6 0-11 0-17 0z"><text:p/></draw:path><draw:path draw:style-name="gr4" draw:text-style-name="P141" svg:width="0.0488in" svg:height="0.0437in" svg:x="4.4626in" svg:y="0.1791in" svg:viewBox="0 0 125 112" svg:d="M31 87c10-10 22-18 36-28 17-13 27-21 37-31 12-11 21-22 21-24 0-4-3-4-5-4-4 0-4 0-7 3-8 14-14 14-18 14s-8 0-15-6c-9-7-14-11-24-11-22 0-36 22-36 29 0 5 2 5 5 5s4-2 4-3c2-3 5-10 24-10 7 0 13 1 25 3 9 1 12 1 16 1-7 7-14 13-32 27-19 12-30 19-41 31-10 8-21 21-21 25 0 3 4 4 6 4s2 0 4-3c7-10 17-14 25-14 7 0 10 2 20 9 7 5 12 8 19 8 28 0 48-29 48-39 0-4-4-4-6-4-4 0-4 1-5 4-6 15-26 18-34 18-6 0-13-1-20-3-14-1-16-1-21-1-4 0-4 0-5 0z"><text:p/></draw:path><draw:path draw:style-name="gr4" draw:text-style-name="P141" svg:width="0.035in" svg:height="0.1346in" svg:x="4.5421in" svg:y="0.1012in" svg:viewBox="0 0 90 343" svg:d="M7 0c-3 0-7 0-7 4 0 3 1 3 3 6 29 28 63 74 63 162 0 71-23 126-60 158-6 6-6 7-6 9 0 1 1 4 4 4 4 0 38-21 60-65 16-28 26-65 26-106 0-47-16-123-83-172z"><text:p/></draw:path></draw:g></draw:g></text:p><text:p text:style-name="P24"/><text:list xml:id="list204955736175166" text:continue-numbering="true" text:style-name="L1"><text:list-item><text:p text:style-name="P87"><draw:g text:anchor-type="as-char" svg:y="-0.1445in" draw:z-index="84" draw:name="Shape269" draw:style-name="gr1"><svg:title>TexMaths</svg:title><svg:desc>14§display§x=r\cos \left(\theta \right)\cos \left(\delta \right)§svg§600§FALSE§</svg:desc><draw:g draw:style-name="gr2"><draw:path draw:style-name="gr3" draw:text-style-name="P140" svg:width="1.5606in" svg:height="0.1724in" svg:x="0.0047in" svg:y="0.0098in" svg:viewBox="0 0 3965 439" svg:d="M1984 439c-662 0-1323 0-1984 0 0-147 0-292 0-439 1322 0 2643 0 3965 0 0 147 0 292 0 439-661 0-1322 0-1981 0z"><text:p/></draw:path><draw:path draw:style-name="gr4" draw:text-style-name="P141" svg:width="0.0961in" svg:height="0.087in" svg:x="0.0004in" svg:y="0.0598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5 52-37 7 18 24 37 53 37 51 0 80-63 80-75 0-4-6-4-7-4-4 0-6 1-6 4-16 53-50 64-65 64-20 0-27-15-27-32 0-11 3-21 8-43 6-23 12-45 17-67z"><text:p/></draw:path><draw:path draw:style-name="gr4" draw:text-style-name="P141"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697in" svg:y="0.0598in" svg:viewBox="0 0 200 222" svg:d="M28 187c-1 9-4 20-4 23 0 8 7 12 15 12 6 0 14-4 18-14 0-1 17-68 20-76 3-17 13-51 15-65 2-5 16-29 28-40 3-3 19-16 40-16 12 0 12 4 19 6-14 3-25 14-25 26 0 9 4 19 18 19 13 0 28-12 28-30 0-17-15-32-40-32-33 0-55 24-63 38-5-23-23-38-45-38-24 0-32 20-37 28-9 17-15 46-15 48 0 5 4 5 6 5 4 0 5-1 8-11 8-35 18-59 36-59 9 0 14 4 14 23 0 9-1 15-7 40-9 38-19 76-29 113z"><text:p/></draw:path><draw:path draw:style-name="gr4" draw:text-style-name="P141" svg:width="0.0736in" svg:height="0.0882in" svg:x="0.4953in" svg:y="0.0575in" svg:viewBox="0 0 188 225" svg:d="M42 113c0-79 39-100 66-100 4 0 35 0 53 18-21 1-24 15-24 22 0 13 9 23 23 23 12 0 22-9 22-23 0-33-36-53-74-53-62 0-108 53-108 113 0 63 49 112 106 112 66 0 82-60 82-64 0-6-5-4-6-4-4 0-6 1-7 4-14 46-46 52-64 52-27 0-69-21-69-100z"><text:p/></draw:path><draw:path draw:style-name="gr4" draw:text-style-name="P141" svg:width="0.0854in" svg:height="0.0882in" svg:x="0.5799in" svg:y="0.0575in" svg:viewBox="0 0 218 225" svg:d="M218 115c0-63-49-115-109-115s-109 53-109 115c0 63 52 110 109 110 60 0 109-47 109-110zM109 213c-21 0-42-10-56-33-11-22-11-51-11-69 0-19 0-45 11-68 14-22 37-32 56-32 23 0 44 11 56 32 13 21 13 49 13 68 0 18 0 44-11 65-12 23-33 37-58 37z"><text:p/></draw:path><draw:path draw:style-name="gr4" draw:text-style-name="P141" svg:width="0.063in" svg:height="0.0882in" svg:x="0.6783in" svg:y="0.0575in" svg:viewBox="0 0 161 225" svg:d="M85 125c12 2 52 9 52 44 0 25-17 45-56 45-40 0-59-28-68-69-2-6-2-8-7-8-6 0-6 3-6 11 0 21 0 44 0 66 0 8 0 11 6 11 2 0 2 0 12-10 0-1 0-1 10-11 21 21 43 21 53 21 58 0 80-32 80-68 0-25-15-41-21-46-17-16-35-20-56-24-28-6-60-11-60-41 0-17 12-36 54-36 55 0 58 43 58 59 1 4 4 2 5 4 7 0 7-2 7-11 0-17 0-34 0-51 0-7 0-11-5-11-3 0-3 0-10 6-1 2-6 7-8 8-19-14-40-14-47-14-60 0-78 34-78 60 0 17 8 31 21 42 15 13 29 16 64 23z"><text:p/></draw:path><draw:path draw:style-name="gr4" draw:text-style-name="P141" svg:width="0.0449in" svg:height="0.1925in" svg:x="0.7988in" svg:y="0.0004in" svg:viewBox="0 0 115 490" svg:d="M115 484c0-1 0-1-9-10-61-63-77-155-77-228 0-87 19-172 79-232 7-7 7-7 7-8 0-5-3-6-6-6-4 0-49 34-78 97-25 53-31 107-31 149 0 37 6 95 32 151 31 60 73 93 77 93 3 0 6-2 6-6z"><text:p/></draw:path><draw:path draw:style-name="gr4" draw:text-style-name="P141" svg:width="0.0795in" svg:height="0.1374in" svg:x="0.8634in" svg:y="0.0091in" svg:viewBox="0 0 203 350" svg:d="M203 101c0-32-8-101-59-101-68 0-144 139-144 250 0 45 14 100 59 100 70 0 144-140 144-249zM52 168c8-32 18-71 38-105 14-25 32-52 53-52 25 0 28 31 28 59 0 24-4 49-16 98-35 0-68 0-103 0zM150 183c-4 23-16 65-34 98-17 34-36 58-57 58-17 0-27-14-27-59 0-20 3-49 16-97 33 0 68 0 102 0z"><text:p/></draw:path><draw:path draw:style-name="gr4" draw:text-style-name="P141" svg:width="0.0441in" svg:height="0.1925in" svg:x="0.9626in" svg:y="0.0004in" svg:viewBox="0 0 113 490" svg:d="M113 246c0-39-4-98-32-154-29-60-71-92-77-92-3 0-4 3-4 6 0 1 0 1 10 11 47 47 75 126 75 229 0 81-18 168-79 230-6 7-6 7-6 8 0 3 1 6 4 6 6 0 51-34 79-97 25-53 30-108 30-147z"><text:p/></draw:path><draw:path draw:style-name="gr4" draw:text-style-name="P141" svg:width="0.0736in" svg:height="0.0882in" svg:x="1.0657in" svg:y="0.0575in" svg:viewBox="0 0 188 225" svg:d="M41 113c0-79 40-100 67-100 4 0 35 0 52 18-20 1-23 15-23 22 0 13 9 23 23 23 12 0 22-9 22-23 0-33-38-53-76-53-61 0-106 53-106 113 0 63 49 112 106 112 66 0 82-60 82-64 0-6-6-4-7-4-5 0-6 1-6 4-14 46-46 52-64 52-27 0-70-21-70-100z"><text:p/></draw:path><draw:path draw:style-name="gr4" draw:text-style-name="P141" svg:width="0.0854in" svg:height="0.0882in" svg:x="1.1504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4" draw:text-style-name="P141" svg:width="0.0626in" svg:height="0.0882in" svg:x="1.2488in" svg:y="0.0575in" svg:viewBox="0 0 160 225" svg:d="M85 125c12 2 52 9 52 44 0 25-18 45-56 45-42 0-59-28-68-69-2-6-2-8-7-8-6 0-6 3-6 11 0 21 0 44 0 66 0 8 0 11 4 11 3 0 3 0 13-10 1-1 1-1 10-11 22 21 43 21 54 21 56 0 79-32 79-68 0-25-14-41-20-46-17-16-36-20-56-24-28-6-62-11-62-41 0-17 14-36 56-36 54 0 56 43 58 59 0 4 4 4 5 4 7 0 7-2 7-11 0-17 0-34 0-51 0-7 0-11-5-11-3 0-4 0-10 6-1 2-7 7-8 8-20-14-40-14-47-14-60 0-78 34-78 60 0 17 7 31 21 42 15 13 29 16 64 23z"><text:p/></draw:path><draw:path draw:style-name="gr4" draw:text-style-name="P141" svg:width="0.0441in" svg:height="0.1925in" svg:x="1.3701in" svg:y="0.0004in" svg:viewBox="0 0 113 490" svg:d="M113 484c0-1 0-1-8-10-60-63-77-155-77-228 0-87 20-172 80-232 5-7 5-7 5-8 0-5-1-6-4-6-5 0-49 34-78 97-25 53-31 107-31 149 0 37 6 95 32 151 30 60 72 93 77 93 3 0 4-2 4-6z"><text:p/></draw:path><draw:path draw:style-name="gr4" draw:text-style-name="P141" svg:width="0.0791in" svg:height="0.1386in" svg:x="1.4343in" svg:y="0.0071in" svg:viewBox="0 0 202 353" svg:d="M109 134c-61 14-109 79-109 136 0 48 31 83 77 83 57 0 98-77 98-143 0-45-20-70-36-91-17-22-47-59-47-81 0-10 10-23 27-23 15 0 25 7 35 14 10 6 20 12 28 12 11 0 20-12 20-20 0-10-9-11-27-15-25-6-32-6-41-6-37 0-56 21-56 50 0 27 16 55 31 84zM115 145c12 23 26 49 26 84 0 33-18 114-64 114-27 0-48-21-48-59 0-29 19-122 86-139z"><text:p/></draw:path><draw:path draw:style-name="gr4" draw:text-style-name="P141" svg:width="0.0449in" svg:height="0.1925in" svg:x="1.5303in" svg:y="0.0004in" svg:viewBox="0 0 115 490" svg:d="M115 246c0-39-6-98-32-154-31-60-73-92-77-92-3 0-6 3-6 6 0 1 0 1 10 11 47 47 75 126 75 229 0 81-18 168-78 230-7 7-7 7-7 8 0 3 3 6 6 6 4 0 49-34 78-97 25-53 31-108 31-147z"><text:p/></draw:path></draw:g></draw:g></text:p></text:list-item><text:list-item><text:p text:style-name="P94"><draw:g text:anchor-type="as-char" svg:y="-0.1445in" draw:z-index="85" draw:name="Shape270" draw:style-name="gr1"><svg:title>TexMaths</svg:title><svg:desc>14§display§y=r\sin \left(\theta \right)\cos \left(\delta \right)§svg§600§FALSE§</svg:desc><draw:g draw:style-name="gr2"><draw:path draw:style-name="gr3" draw:text-style-name="P140" svg:width="1.5303in" svg:height="0.1724in" svg:x="0.0047in" svg:y="0.0098in" svg:viewBox="0 0 3888 439" svg:d="M1945 439c-648 0-1297 0-1945 0 0-147 0-292 0-439 1297 0 2592 0 3888 0 0 147 0 292 0 439-648 0-1296 0-1943 0z"><text:p/></draw:path><draw:path draw:style-name="gr4" draw:text-style-name="P141" svg:width="0.089in" svg:height="0.124in" svg:x="0.0004in" svg:y="0.0598in" svg:viewBox="0 0 227 316" svg:d="M225 31c2-7 2-9 2-11 0-10-7-14-14-14-4 0-13 2-17 9-1 3-6 19-7 27-3 13-7 27-10 39-7 30-15 59-22 88-2 9-23 42-56 42-24 0-30-21-30-39 0-22 9-53 26-96 7-20 9-26 9-35 0-23-16-41-40-41-48 0-66 71-66 76s6 5 7 5c4 0 4-1 7-10 14-46 34-60 50-60 5 0 13 0 13 16 0 12-6 25-8 35-20 51-30 79-30 102 0 43 31 58 60 58 20 0 37-8 51-22-7 25-13 50-32 74-13 17-33 31-55 31-7 0-29-1-38-20 9 0 16 0 21-7 6-4 10-9 10-18 0-15-13-17-18-17-11 0-27 7-27 31s21 42 52 42c50 0 101-45 115-98 15-63 32-126 47-187z"><text:p/></draw:path><draw:path draw:style-name="gr4" draw:text-style-name="P141" svg:width="0.1287in" svg:height="0.0453in" svg:x="0.1614in" svg:y="0.074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606in" svg:y="0.0598in" svg:viewBox="0 0 200 222" svg:d="M29 187c-2 9-5 20-5 23 0 8 7 12 15 12 6 0 14-4 18-14 0-1 17-68 20-76 3-17 13-51 15-65 2-5 16-29 28-40 3-3 19-16 40-16 12 0 12 4 19 6-14 3-25 14-25 26 0 9 6 19 20 19 12 0 26-12 26-30 0-17-15-32-40-32-33 0-55 24-63 38-5-23-23-38-45-38-23 0-32 20-37 28-9 17-15 46-15 48 0 5 4 5 6 5 5 0 5-1 8-11 8-35 18-59 36-59 9 0 16 4 16 23 0 9-3 15-9 40-9 38-18 76-28 113z"><text:p/></draw:path><draw:path draw:style-name="gr4" draw:text-style-name="P141" svg:width="0.063in" svg:height="0.0882in" svg:x="0.4866in" svg:y="0.0575in" svg:viewBox="0 0 161 225" svg:d="M87 125c10 2 50 9 50 44 0 25-17 45-56 45-40 0-59-28-67-69-1-6-3-8-7-8-7 0-7 3-7 11 0 21 0 44 0 66 0 8 0 11 6 11 2 0 2 0 12-10 2-1 0-1 10-11 21 21 43 21 53 21 58 0 80-32 80-68 0-25-15-41-21-46-15-16-35-20-56-24-28-6-60-11-60-41 0-17 12-36 54-36 55 0 58 43 58 59 1 4 5 4 7 4 5 0 5-2 5-11 0-17 0-34 0-51 0-7 0-11-5-11-2 0-3 0-10 6-1 2-6 7-8 8-19-14-38-14-47-14-60 0-78 34-78 60 0 17 8 31 21 42 15 13 29 16 66 23z"><text:p/></draw:path><draw:path draw:style-name="gr4" draw:text-style-name="P141" svg:width="0.0409in" svg:height="0.128in" svg:x="0.563in" svg:y="0.0161in" svg:viewBox="0 0 105 326" svg:d="M70 111c-22 1-46 2-69 5 0 4 0 10 0 16 33 0 37 2 37 26 0 43 0 88 0 132 0 21-6 21-38 21 0 5 0 11 0 15 15 0 42-1 53-1 18 0 35 1 52 1 0-4 0-10 0-15-32 0-35-2-35-21 0-59 0-119 0-179zM73 25c0-15-13-25-27-25-15 0-26 13-26 25 0 14 11 27 26 27 14 0 27-11 27-27z"><text:p/></draw:path><draw:path draw:style-name="gr4" draw:text-style-name="P141" svg:width="0.0972in" svg:height="0.085in" svg:x="0.6165in" svg:y="0.0598in" svg:viewBox="0 0 248 217" svg:d="M38 49c0 43 0 87 0 131 0 21-6 21-38 21 0 5 0 10 0 16 17 0 42-2 56-2 13 0 38 2 55 2 0-6 0-11 0-16-34 0-38 0-38-21 0-30 0-61 0-90 0-51 35-79 66-79 30 0 36 27 36 55 0 38 0 75 0 114 0 21-6 21-38 21 0 5 0 10 0 16 17 0 42-2 55-2 12 0 39 2 56 2 0-6 0-11 0-16-27 0-38 0-39-14 0-32 0-62 0-93 0-42 0-58-16-76-7-8-22-18-52-18-35 0-58 21-72 52 0-17 0-35 0-52-23 1-47 4-69 6 0 5 0 9 0 15 35 0 38 3 38 28z"><text:p/></draw:path><draw:path draw:style-name="gr4" draw:text-style-name="P141" svg:width="0.0449in" svg:height="0.1925in" svg:x="0.7693in" svg:y="0.0004in" svg:viewBox="0 0 115 490" svg:d="M115 484c0-1 0-1-9-10-61-63-77-155-77-228 0-87 19-172 79-232 7-7 7-7 7-8 0-5-3-6-6-6-4 0-49 34-78 97-25 53-31 107-31 149 0 37 6 95 32 151 31 60 73 93 77 93 3 0 6-2 6-6z"><text:p/></draw:path><draw:path draw:style-name="gr4" draw:text-style-name="P141" svg:width="0.0795in" svg:height="0.1374in" svg:x="0.8331in" svg:y="0.0091in" svg:viewBox="0 0 203 350" svg:d="M203 101c0-32-8-101-59-101-68 0-144 139-144 250 0 45 14 100 59 100 70 0 144-140 144-249zM52 168c8-32 18-71 38-105 14-25 32-52 53-52 25 0 28 31 28 59 0 24-4 49-16 98-35 0-68 0-103 0zM150 183c-4 23-16 65-34 98-17 34-36 58-57 58-17 0-27-14-27-59 0-20 3-49 16-97 33 0 68 0 102 0z"><text:p/></draw:path><draw:path draw:style-name="gr4" draw:text-style-name="P141" svg:width="0.0441in" svg:height="0.1925in" svg:x="0.9327in" svg:y="0.0004in" svg:viewBox="0 0 113 490" svg:d="M113 246c0-39-4-98-32-154-29-60-71-92-77-92-3 0-4 3-4 6 0 1 0 1 10 11 47 47 75 126 75 229 0 81-18 168-79 230-6 7-6 7-6 8 0 3 1 6 4 6 6 0 51-34 79-97 25-53 30-108 30-147z"><text:p/></draw:path><draw:path draw:style-name="gr4" draw:text-style-name="P141" svg:width="0.0736in" svg:height="0.0882in" svg:x="1.0354in" svg:y="0.0575in" svg:viewBox="0 0 188 225" svg:d="M41 113c0-79 40-100 67-100 4 0 35 0 52 18-20 1-23 15-23 22 0 13 9 23 23 23 12 0 22-9 22-23 0-33-38-53-76-53-61 0-106 53-106 113 0 63 49 112 106 112 66 0 82-60 82-64 0-6-6-4-7-4-5 0-6 1-6 4-14 46-46 52-64 52-27 0-70-21-70-100z"><text:p/></draw:path><draw:path draw:style-name="gr4" draw:text-style-name="P141" svg:width="0.0854in" svg:height="0.0882in" svg:x="1.1205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4" draw:text-style-name="P141" svg:width="0.0626in" svg:height="0.0882in" svg:x="1.2185in" svg:y="0.0575in" svg:viewBox="0 0 160 225" svg:d="M85 125c12 2 52 9 52 44 0 25-18 45-56 45-42 0-59-28-68-69-2-6-2-8-7-8-6 0-6 3-6 11 0 21 0 44 0 66 0 8 0 11 4 11 3 0 4 0 13-10 1-1 1-1 10-11 22 21 43 21 54 21 56 0 79-32 79-68 0-25-14-41-20-46-17-16-36-20-56-24-28-6-62-11-62-41 0-17 14-36 56-36 54 0 56 43 58 59 0 4 4 4 5 4 7 0 7-2 7-11 0-17 0-34 0-51 0-7 0-11-5-11-3 0-4 0-10 6-1 2-7 7-8 8-20-14-40-14-47-14-60 0-78 34-78 60 0 17 7 31 21 42 15 13 29 16 64 23z"><text:p/></draw:path><draw:path draw:style-name="gr4" draw:text-style-name="P141" svg:width="0.0441in" svg:height="0.1925in" svg:x="1.3398in" svg:y="0.0004in" svg:viewBox="0 0 113 490" svg:d="M113 484c0-1 0-1-8-10-60-63-77-155-77-228 0-87 20-172 80-232 5-7 5-7 5-8 0-5-1-6-4-6-5 0-49 34-78 97-25 53-31 107-31 149 0 37 6 95 32 151 30 60 72 93 77 93 3 0 4-2 4-6z"><text:p/></draw:path><draw:path draw:style-name="gr4" draw:text-style-name="P141" svg:width="0.0791in" svg:height="0.1386in" svg:x="1.4043in" svg:y="0.0071in" svg:viewBox="0 0 202 353" svg:d="M109 134c-61 14-109 79-109 136 0 48 31 83 77 83 57 0 98-77 98-143 0-45-20-70-36-91-17-22-47-59-47-81 0-10 10-23 27-23 15 0 25 7 35 14 10 6 20 12 28 12 11 0 20-12 20-20 0-10-9-11-27-15-25-6-32-6-41-6-37 0-56 21-56 50 0 27 16 55 31 84zM115 145c12 23 26 49 26 84 0 33-18 114-64 114-27 0-48-21-48-59 0-29 19-122 86-139z"><text:p/></draw:path><draw:path draw:style-name="gr4" draw:text-style-name="P141" svg:width="0.0449in" svg:height="0.1925in" svg:x="1.5004in" svg:y="0.0004in" svg:viewBox="0 0 115 490" svg:d="M115 246c0-39-6-98-32-154-31-60-73-92-77-92-3 0-6 3-6 6 0 1 0 1 10 11 47 47 75 126 75 229 0 81-18 168-78 230-7 7-7 7-7 8 0 3 3 6 6 6 4 0 49-34 78-97 25-53 31-108 31-147z"><text:p/></draw:path></draw:g></draw:g></text:p></text:list-item><text:list-item><text:p text:style-name="P101"><draw:g text:anchor-type="as-char" svg:y="-0.1445in" draw:z-index="86" draw:name="Shape271" draw:style-name="gr1"><svg:title>TexMaths</svg:title><svg:desc>14§display§z=r\sin \left(\delta \right)§svg§600§FALSE§</svg:desc><draw:g draw:style-name="gr2"><draw:path draw:style-name="gr3" draw:text-style-name="P140" svg:width="0.9559in" svg:height="0.1724in" svg:x="0.002in" svg:y="0.0098in" svg:viewBox="0 0 2429 439" svg:d="M1215 439c-406 0-810 0-1215 0 0-147 0-292 0-439 809 0 1620 0 2429 0 0 147 0 292 0 439-405 0-809 0-1214 0z"><text:p/></draw:path><draw:path draw:style-name="gr4" draw:text-style-name="P141"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141"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4" draw:text-style-name="P141" svg:width="0.0783in" svg:height="0.087in" svg:x="0.3547in" svg:y="0.0598in" svg:viewBox="0 0 200 222" svg:d="M28 187c-1 9-4 20-4 23 0 8 7 12 14 12s15-4 18-14c1-1 18-68 20-76 4-17 14-51 16-65 2-5 16-29 27-40 4-3 18-16 39-16 14 0 14 4 21 6-14 3-25 14-25 26 0 9 4 19 18 19 13 0 28-12 28-30 0-17-17-32-42-32-31 0-53 24-61 38-5-23-23-38-45-38-24 0-32 20-37 28-9 17-15 46-15 48 0 5 4 5 6 5 4 0 5-1 8-11 8-35 18-59 35-59 8 0 15 4 15 23 0 9-1 15-7 40-9 38-19 76-29 113z"><text:p/></draw:path><draw:path draw:style-name="gr4" draw:text-style-name="P141" svg:width="0.063in" svg:height="0.0882in" svg:x="0.4803in" svg:y="0.0575in" svg:viewBox="0 0 161 225" svg:d="M85 125c12 2 52 9 52 44 0 25-17 45-56 45-40 0-59-28-68-69-2-6-2-8-7-8-6 0-6 3-6 11 0 21 0 44 0 66 0 8 0 11 6 11 2 0 2 0 12-10 2-1 0-1 10-11 21 21 43 21 53 21 58 0 80-32 80-68 0-25-15-41-21-46-17-16-35-20-56-24-28-6-60-11-60-41 0-17 12-36 54-36 55 0 56 43 58 59 1 4 4 2 5 4 7 0 7-2 7-11 0-17 0-34 0-51 0-7 0-11-5-11-3 0-3 0-10 6-1 2-6 7-8 8-19-14-40-14-47-14-60 0-78 34-78 60 0 17 8 31 21 42 15 13 29 16 64 23z"><text:p/></draw:path><draw:path draw:style-name="gr4" draw:text-style-name="P141" svg:width="0.0413in" svg:height="0.128in" svg:x="0.5559in" svg:y="0.0161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4" draw:text-style-name="P141" svg:width="0.0965in" svg:height="0.085in" svg:x="0.6098in" svg:y="0.0598in" svg:viewBox="0 0 246 217" svg:d="M38 49c0 43 0 87 0 131 0 21-6 21-38 21 0 5 0 10 0 16 17 0 42-2 55-2 14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4" draw:text-style-name="P141" svg:width="0.0441in" svg:height="0.1925in" svg:x="0.7626in" svg:y="0.0004in" svg:viewBox="0 0 113 490" svg:d="M113 484c0-1 0-1-8-10-60-63-77-155-77-229 0-86 20-171 80-231 5-7 5-7 5-8 0-5-1-6-4-6-5 0-49 34-78 97-25 53-31 107-31 148 0 38 6 96 32 152 30 60 72 93 77 93 3 0 4-2 4-6z"><text:p/></draw:path><draw:path draw:style-name="gr4" draw:text-style-name="P141" svg:width="0.0791in" svg:height="0.1386in" svg:x="0.8272in" svg:y="0.0071in" svg:viewBox="0 0 202 353" svg:d="M109 134c-61 14-109 79-109 136 0 48 31 83 77 83 57 0 98-77 98-143 0-45-20-70-36-91-17-22-47-59-47-81 0-10 10-23 27-23 15 0 25 7 35 14 10 6 20 12 28 12 11 0 20-12 20-20 0-10-9-11-27-15-25-6-32-6-39-6-39 0-58 21-58 50 0 27 16 55 31 84zM115 145c12 23 26 49 26 84 0 33-18 114-64 114-27 0-48-21-48-59 0-29 19-122 86-139z"><text:p/></draw:path><draw:path draw:style-name="gr4" draw:text-style-name="P141" svg:width="0.0449in" svg:height="0.1925in" svg:x="0.9228in" svg:y="0.0004in" svg:viewBox="0 0 115 490" svg:d="M115 245c0-38-6-97-32-153-30-60-73-92-77-92-3 0-6 3-6 6 0 1 0 1 10 11 47 47 75 126 75 228 0 82-18 169-78 231-7 7-7 7-7 8 0 3 3 6 6 6 4 0 49-34 78-97 25-53 31-108 31-148z"><text:p/></draw:path></draw:g></draw:g></text:p><text:p text:style-name="P139"/></text:list-item><text:list-item><text:p text:style-name="P111"><draw:g text:anchor-type="as-char" svg:y="-0.1374in" draw:z-index="87" draw:name="Shape272" draw:style-name="gr1"><svg:title>TexMaths</svg:title><svg:desc>14§display§\vec{e_x}=§svg§600§FALSE§</svg:desc><draw:g draw:style-name="gr2"><draw:path draw:style-name="gr3" draw:text-style-name="P140" svg:width="0.3602in" svg:height="0.1469in" svg:x="0.0012in" svg:y="0.0102in" svg:viewBox="0 0 916 374" svg:d="M0 0c305 0 611 0 916 0 0 124 0 250 0 374-305 0-611 0-916 0 0-124 0-250 0-374z"><text:p/></draw:path><draw:path draw:style-name="gr4" draw:text-style-name="P141" svg:width="0.0854in" svg:height="0.0374in" svg:x="0.0571in" svg:y="0in" svg:viewBox="0 0 218 96" svg:d="M175 59c-7 5-24 19-24 28 0 5 6 9 10 9 6 0 7-3 10-5 5-7 17-21 39-32 3-2 8-5 8-10 0-6-4-9-7-10-11-8-16-17-19-28-2-4-6-11-11-11-7 0-10 7-10 10s4 18 12 29c-54 0-110 0-165 0-8 0-18 0-18 10s10 10 18 10c52 0 105 0 157 0z"><text:p/></draw:path><draw:path draw:style-name="gr4" draw:text-style-name="P141" svg:width="0.074in" svg:height="0.0862in" svg:x="0.0004in" svg:y="0.052in" svg:viewBox="0 0 189 220" svg:d="M70 103c14 0 50-1 74-11 35-14 38-43 38-50 0-21-20-42-53-42-55 0-129 47-129 133 0 50 29 87 77 87 70 0 112-50 112-55s-3-7-6-7c-2 0-4 1-7 5-39 48-92 48-98 48-37 0-43-41-43-56 0-7 1-22 8-52 9 0 19 0 27 0zM46 92c20-74 70-81 83-81 24 0 36 14 36 31 0 50-78 50-98 50-7 0-14 0-21 0z"><text:p/></draw:path><draw:path draw:style-name="gr4" draw:text-style-name="P141" svg:width="0.0724in" svg:height="0.0606in" svg:x="0.0878in" svg:y="0.1059in" svg:viewBox="0 0 185 155" svg:d="M70 116c-4 11-15 29-32 29-2 0-13 0-20-4 14-4 16-17 16-20 0-7-6-12-14-12-10 0-20 8-20 21 0 17 20 25 36 25s30-10 40-24c8 18 26 24 40 24 39 0 60-43 60-53 0-4-4-4-5-4-4 0-4 2-6 5-8 24-28 42-47 42-14 0-21-8-21-22 0-9 8-39 18-78 7-27 22-35 33-35 6 1 12 0 19 5-12 3-16 13-16 18 0 9 6 13 14 13 9 0 20-6 20-21 0-18-23-25-37-25-16 0-30 13-37 25-7-14-23-25-42-25-38 0-61 43-61 53 0 4 5 4 6 4 4 0 6-1 7-5 8-27 29-42 46-42 13 0 21 7 21 22 0 7-4 25-7 36-4 16-7 31-11 48z"><text:p/></draw:path><draw:path draw:style-name="gr4" draw:text-style-name="P141" svg:width="0.1287in" svg:height="0.0441in" svg:x="0.2429in" svg:y="0.0669in" svg:viewBox="0 0 328 113" svg:d="M311 20c7 0 17 0 17-10s-10-10-17-10c-98 0-196 0-294 0-7 0-17 0-17 10s10 10 17 10c98 0 196 0 294 0zM311 113c7 0 17 0 17-10s-10-10-17-10c-98 0-196 0-294 0-7 0-17 0-17 10s10 10 17 10c98 0 196 0 294 0z"><text:p/></draw:path></draw:g></draw:g><text:s/></text:p></text:list-item><text:list-item><text:p text:style-name="P133"><draw:g text:anchor-type="as-char" svg:y="-0.1382in" draw:z-index="88" draw:name="Shape273" draw:style-name="gr1"><svg:title>TexMaths</svg:title><svg:desc>14§display§\vec{e_y}=§svg§600§FALSE§</svg:desc><draw:g draw:style-name="gr2"><draw:path draw:style-name="gr3" draw:text-style-name="P140" svg:width="0.3559in" svg:height="0.1732in" svg:x="0.0012in" svg:y="0.0102in" svg:viewBox="0 0 905 441" svg:d="M452 441c-151 0-301 0-452 0 0-146 0-294 0-441 301 0 604 0 905 0 0 147 0 295 0 441-152 0-303 0-453 0z"><text:p/></draw:path><draw:path draw:style-name="gr4" draw:text-style-name="P141" svg:width="0.0854in" svg:height="0.0382in" svg:x="0.0547in" svg:y="0.0004in" svg:viewBox="0 0 218 98" svg:d="M175 59c-7 5-24 19-24 29 0 4 6 10 11 10s6-4 9-7c5-7 17-21 39-32 3-2 8-5 8-10 0-6-4-7-7-10-11-7-16-17-19-28-2-4-4-11-10-11-7 0-10 7-10 11 0 2 3 17 11 28-54 0-110 0-165 0-8 0-18 0-18 10s10 10 18 10c52 0 105 0 157 0z"><text:p/></draw:path><draw:path draw:style-name="gr4" draw:text-style-name="P141" svg:width="0.074in" svg:height="0.087in" svg:x="0.0004in" svg:y="0.0524in" svg:viewBox="0 0 189 222" svg:d="M70 103c14 0 50 0 76-11 33-14 36-43 36-50 0-21-18-42-53-42-55 0-129 47-129 134 0 49 29 88 77 88 71 0 112-52 112-57 0-3-3-7-6-7-2 0-4 1-7 5-37 48-92 48-98 48-37 0-42-41-42-56 0-6 0-21 7-52 9 0 19 0 27 0zM46 94c20-76 70-83 83-83 24 0 36 14 36 31 0 52-78 52-98 52-7 0-14 0-21 0z"><text:p/></draw:path><draw:path draw:style-name="gr4" draw:text-style-name="P141" svg:width="0.0689in" svg:height="0.0866in" svg:x="0.0878in" svg:y="0.1071in" svg:viewBox="0 0 176 221" svg:d="M175 21c1-4 1-6 1-7 0-7-5-11-11-11-4 0-10 1-14 8-1 2-4 13-5 20-3 10-5 19-7 29-3 7-13 50-14 55-14 9-16 29-42 29-24 0-24-22-24-28 0-18 8-41 18-67 4-10 6-14 6-20 0-16-14-29-33-29-35 0-50 46-50 52 0 4 4 2 6 4 5 0 5-2 7-6 8-28 22-40 36-40 6 0 8 3 8 11s-2 15-4 20c-17 41-19 54-19 69 0 6 0 23 12 34 11 8 25 10 35 10 14 0 27-5 38-16-6 20-8 34-24 51-8 11-22 22-40 22-3 0-19 0-26-11 19-3 19-18 19-20 0-10-10-12-14-12-9 0-20 7-20 22 0 18 17 31 41 31 35 0 77-27 88-70s21-87 32-130z"><text:p/></draw:path><draw:path draw:style-name="gr4" draw:text-style-name="P141" svg:width="0.1287in" svg:height="0.0449in" svg:x="0.2386in" svg:y="0.0673in" svg:viewBox="0 0 328 115" svg:d="M311 20c7 0 17 0 17-10s-10-10-17-10c-98 0-196 0-294 0-7 0-17 0-17 10s10 10 17 10c98 0 196 0 294 0zM311 115c7 0 17 0 17-10s-10-10-17-10c-98 0-196 0-294 0-7 0-17 0-17 10s10 10 17 10c98 0 196 0 294 0z"><text:p/></draw:path></draw:g></draw:g></text:p></text:list-item><text:list-item><text:p text:style-name="P133"><draw:g text:anchor-type="as-char" svg:y="-0.1374in" draw:z-index="89" draw:name="Shape274" draw:style-name="gr1"><svg:title>TexMaths</svg:title><svg:desc>14§display§\vec{e_z}=§svg§600§FALSE§</svg:desc><draw:g draw:style-name="gr2"><draw:path draw:style-name="gr3" draw:text-style-name="P140" svg:width="0.3516in" svg:height="0.1472in" svg:x="0.0012in" svg:y="0.0102in" svg:viewBox="0 0 894 375" svg:d="M448 375c-150 0-298 0-448 0 0-125 0-249 0-375 298 0 596 0 894 0 0 126 0 250 0 375-148 0-298 0-446 0z"><text:p/></draw:path><draw:path draw:style-name="gr4" draw:text-style-name="P141" svg:width="0.085in" svg:height="0.0382in" svg:x="0.0531in" svg:y="0in" svg:viewBox="0 0 217 98" svg:d="M174 59c-6 7-23 19-23 29 0 4 4 10 10 10 4 0 7-5 10-7 5-7 17-21 38-32 4-2 8-5 8-10 0-6-3-7-7-10-10-7-15-17-20-28-1-4-2-11-9-11s-10 7-10 11c0 2 4 18 11 28-55 0-111 0-165 0-9 0-17 0-17 10s8 10 17 10c52 0 105 0 157 0z"><text:p/></draw:path><draw:path draw:style-name="gr4" draw:text-style-name="P141" svg:width="0.074in" svg:height="0.087in" svg:x="0.0004in" svg:y="0.0528in" svg:viewBox="0 0 189 222" svg:d="M70 103c14 0 50-1 76-11 33-15 36-45 36-52 0-20-18-40-53-40-55 0-129 47-129 133 0 50 29 89 77 89 71 0 112-53 112-59 0-3-3-5-6-5-2 0-4 0-7 4-37 49-92 49-98 49-37 0-42-42-42-58 0-5 0-20 7-50 9 0 19 0 27 0zM46 92c20-74 70-82 83-82 24 0 36 15 36 30 0 52-78 52-98 52-7 0-14 0-21 0z"><text:p/></draw:path><draw:path draw:style-name="gr4" draw:text-style-name="P141" svg:width="0.0618in" svg:height="0.0606in" svg:x="0.0902in" svg:y="0.1075in" svg:viewBox="0 0 158 155" svg:d="M36 121c9-9 16-15 45-39 7-5 32-26 42-36 21-21 35-38 35-42s-5-4-7-4c-3 0-4 1-5 3-10 17-19 21-26 21-4 0-9 0-19-10-13-11-20-14-28-14-27 0-46 29-46 40 0 3 4 5 5 5 4 0 6-2 7-6 6-11 24-12 30-12 8 0 16 2 22 2 18 4 21 4 29 4-8 10-15 16-47 42-27 21-37 30-44 37-19 21-29 36-29 39 0 4 4 4 6 4s4-2 5-4c10-13 20-21 32-21 3 0 9 1 19 10 9 9 16 15 28 15 36 0 60-42 60-53 0-4-4-4-6-4-4 0-5 1-7 4-5 18-26 26-43 26-9 0-17-2-25-4-16-4-19-4-24-4-2 0-7 0-9 1z"><text:p/></draw:path><draw:path draw:style-name="gr4" draw:text-style-name="P141" svg:width="0.1283in" svg:height="0.0445in" svg:x="0.2343in" svg:y="0.0673in" svg:viewBox="0 0 327 114" svg:d="M311 20c7 0 16 0 16-10s-9-10-16-10c-98 0-196 0-294 0-7 0-17 0-17 10s10 10 17 10c98 0 196 0 294 0zM311 114c7 0 16 0 16-9 0-10-9-10-16-10-98 0-196 0-294 0-7 0-17 0-17 10 0 9 10 9 17 9 98 0 196 0 294 0z"><text:p/></draw:path></draw:g></draw:g></text:p><text:p text:style-name="P134"/></text:list-item></text:list></draw:text-box></draw:frame></text:p>
      <text:p text:style-name="P8"><text:span text:style-name="T43">6.4.2) </text:span><text:span text:style-name="T41">C</text:span><text:span text:style-name="T39">artésien</text:span><text:span text:style-name="T43"> </text:span><text:span text:style-name="T42">3</text:span><text:span text:style-name="T39">D</text:span><text:span text:style-name="T40"> </text:span><text:span text:style-name="T39">⇒ </text:span><text:span text:style-name="T38">Sphérique</text:span><text:span text:style-name="T39"> </text:span><text:span text:style-name="T40">convention (</text:span><text:span text:style-name="T47">R</text:span><text:span text:style-name="T40">ayon, </text:span><text:span text:style-name="T47">L</text:span><text:span text:style-name="T40">ongitude, </text:span><text:span text:style-name="T47">L</text:span><text:span text:style-name="T40">atitude)</text:span></text:p>
      <text:p text:style-name="P17"><draw:frame draw:style-name="fr1" draw:name="Frame15" text:anchor-type="paragraph" svg:x="-0.2366in" svg:y="-0.0244in" svg:width="7.1154in" draw:z-index="52"><draw:text-box fo:min-height="3.6327in"><text:p text:style-name="P24"/><text:p text:style-name="P70"><draw:g text:anchor-type="as-char" svg:y="-0.1453in" draw:z-index="108" draw:name="Shape275" draw:style-name="gr1"><svg:title>TexMaths</svg:title><svg:desc>14§display§M\left(x,\ y,\ z\right)_{\left(O,\ \vec{e_x},\ \vec{e_y},\ \vec{e_z}\right)}\ \Longrightarrow \ M\left(r,\ \theta ,\ \delta \right)_{\left(O,\ \vec{e_r},\vec{\ e_{\theta }},\ \vec{e_{\delta }}\right)}§svg§600§FALSE§</svg:desc><draw:g draw:style-name="gr2"><draw:path draw:style-name="gr3" draw:text-style-name="P140" svg:width="4.5654in" svg:height="0.2217in" svg:x="0.002in" svg:y="0.0094in" svg:viewBox="0 0 11597 564" svg:d="M5799 564c-1933 0-3866 0-5799 0 0-188 0-377 0-564 3866 0 7731 0 11597 0 0 187 0 376 0 564-1933 0-3866 0-5798 0z"><text:p/></draw:path><draw:path draw:style-name="gr4" draw:text-style-name="P141" svg:width="0.1937in" svg:height="0.1307in" svg:x="0.0004in" svg:y="0.0134in" svg:viewBox="0 0 493 333" svg:d="M435 38c5-18 5-23 42-23 12 0 16 0 16-9 0-6-4-6-13-6-22 0-43 0-66 0-12 0-12 0-18 8-60 94-120 186-180 280-13-92-26-184-38-277-2-11-3-11-16-11-22 0-44 0-67 0-10 0-15 0-15 8 0 7 4 7 14 7 7 0 15 0 22 0 7 2 10 3 10 9 0 1 0 3-1 10-21 82-42 165-63 249-5 19-13 35-54 37-1 0-8 0-8 7 0 5 3 6 7 6 15 0 32-1 49-1s35 1 50 1c3 0 10 0 10-8 0-5-5-5-10-5-28-1-33-11-33-22 0-3 1-6 3-11 22-90 44-178 67-267 14 100 28 201 42 303 1 6 1 10 7 10 5 0 8-4 11-7 66-104 133-207 199-311-24 94-46 188-70 282-4 19-6 23-45 23-8 0-14 0-14 7 0 6 7 6 8 6 13 0 47-1 61-1 21 0 42 1 61 1 3 0 10 0 10-8 0-5-4-5-14-5-18 0-32 0-32-9 0-2 0-3 3-12 22-88 43-174 65-261z"><text:p/></draw:path><draw:path draw:style-name="gr4" draw:text-style-name="P141" svg:width="0.0441in" svg:height="0.1925in" svg:x="0.2528in" svg:y="0in" svg:viewBox="0 0 113 490" svg:d="M113 486c0-2 0-3-8-12-62-61-77-154-77-228 0-85 20-170 80-232 5-7 5-7 5-8 0-5-1-6-4-6-5 0-49 34-78 97-25 53-31 107-31 149 0 38 6 97 32 151 30 61 72 93 77 93 3 0 4-2 4-4z"><text:p/></draw:path><draw:path draw:style-name="gr4" draw:text-style-name="P141" svg:width="0.0961in" svg:height="0.087in" svg:x="0.3146in" svg:y="0.0594in" svg:viewBox="0 0 245 222" svg:d="M150 69c3-13 14-58 49-58 3 0 14 0 24 7-13 2-23 14-23 27 0 7 4 17 18 17 12 0 27-9 27-30 0-25-29-32-46-32-28 0-45 27-52 38-11-32-38-38-53-38-51 0-79 64-79 76 0 5 5 5 6 5 4 0 6-1 7-5 15-52 49-65 66-65 8 0 26 4 26 34 0 14-8 47-26 116-9 31-25 52-48 52-3 0-14 0-24-7 12-3 23-13 23-27 0-12-11-17-18-17-14 0-27 13-27 28 0 23 24 32 46 32 32 0 51-33 52-36 6 18 24 36 53 36 51 0 79-62 79-75 0-4-5-4-6-4-4 0-6 1-7 5-15 52-49 65-66 65-18 0-26-17-26-34 0-10 2-21 8-42 6-24 11-46 17-68z"><text:p/></draw:path><draw:path draw:style-name="gr4" draw:text-style-name="P141" svg:width="0.022in" svg:height="0.0575in" svg:x="0.4362in" svg:y="0.124in" svg:viewBox="0 0 57 147" svg:d="M57 52c0-32-12-52-32-52-15 0-25 13-25 27 0 12 10 25 25 25 7 0 13-2 18-6 2-1 2-1 2-1 1 0 1 0 1 7 0 36-17 66-33 82-6 6-6 6-6 7 0 5 3 6 6 6 5 0 44-38 44-95z"><text:p/></draw:path><draw:path draw:style-name="gr4" draw:text-style-name="P141" svg:width="0.089in" svg:height="0.1248in" svg:x="0.5756in" svg:y="0.0594in" svg:viewBox="0 0 227 318" svg:d="M225 31c2-7 2-9 2-11 0-10-7-14-14-14-6 0-13 2-17 11-1 1-6 17-7 25-4 14-7 27-10 41-7 29-15 58-22 88-3 7-24 42-56 42-25 0-31-23-31-41 0-22 8-53 25-96 9-20 10-26 10-35 0-23-15-41-41-41-46 0-64 71-64 76s4 4 6 5c5 0 5-1 8-8 13-46 32-62 49-62 4 0 13 0 13 16 0 12-5 25-9 35-19 51-28 79-28 103 0 43 31 57 60 57 19 0 35-8 49-22-5 27-12 50-32 77-12 15-31 31-53 31-7 0-29-2-38-21 9 0 14 0 21-6 6-4 10-11 10-21 0-15-13-17-18-17-11 0-28 9-28 33 0 23 22 42 53 42 50 0 101-45 115-100 15-63 32-124 47-187z"><text:p/></draw:path><draw:path draw:style-name="gr4" draw:text-style-name="P141" svg:width="0.022in" svg:height="0.0575in" svg:x="0.6886in" svg:y="0.124in" svg:viewBox="0 0 57 147" svg:d="M57 52c0-32-12-52-30-52-17 0-27 13-27 27 0 12 10 25 27 25 5 0 11-2 16-6 2-1 2-1 3-1 0 3 0 0 0 7 0 36-17 66-33 82-5 6-5 6-5 7 0 5 2 6 5 6 5 0 44-38 44-95z"><text:p/></draw:path><draw:path draw:style-name="gr4" draw:text-style-name="P141" svg:width="0.0819in" svg:height="0.087in" svg:x="0.8311in" svg:y="0.0594in" svg:viewBox="0 0 209 222" svg:d="M45 176c26-28 40-40 59-56 15-14 29-26 47-43 46-46 58-70 58-71 0-6-5-6-6-6-3 0-4 1-7 6-15 23-25 32-36 32-13 0-19-9-26-17-9-11-18-21-35-21-36 0-58 46-58 56 0 3 1 6 5 6s6-3 7-6c9-22 38-22 42-22 10 0 20 2 31 7 20 7 25 7 38 7-18 21-59 57-69 64-15 14-29 28-45 42-33 32-50 60-50 64s4 3 6 4c4 0 5 0 8-5 11-18 27-31 42-31 11 0 15 4 28 18 8 11 18 18 32 18 49 0 77-61 77-75 0-3-1-4-5-4-5 0-6 3-7 5-12 32-44 42-59 42-10 0-20-3-30-7-16-5-23-8-35-8-4 0-8 0-12 1z"><text:p/></draw:path><draw:path draw:style-name="gr4" draw:text-style-name="P141" svg:width="0.0441in" svg:height="0.1925in" svg:x="0.9323in" svg:y="0in" svg:viewBox="0 0 113 490" svg:d="M113 246c0-39-4-98-32-154-29-60-71-92-77-92-3 0-4 3-4 6 0 1 0 1 10 11 47 49 75 126 75 229 0 83-18 168-78 231-7 6-7 7-7 9s1 4 4 4c6 0 51-34 79-95 25-55 30-108 30-149z"><text:p/></draw:path><draw:path draw:style-name="gr4" draw:text-style-name="P141" svg:width="0.035in" svg:height="0.1346in" svg:x="1.0122in" svg:y="0.1012in" svg:viewBox="0 0 90 343" svg:d="M83 0c-66 46-83 119-83 172 0 49 14 123 83 171 2 0 7 0 7-4 0-3-2-3-5-6-44-39-61-98-61-161 0-92 35-137 63-164 1-1 3-1 3-4 0-4-5-4-7-4z"><text:p/></draw:path><draw:path draw:style-name="gr4" draw:text-style-name="P141" svg:width="0.1028in" svg:height="0.0976in" svg:x="1.0661in" svg:y="0.1071in" svg:viewBox="0 0 262 249" svg:d="M262 95c0-53-38-95-100-95-82 0-162 77-162 154 0 56 42 95 101 95 82 0 161-75 161-154zM104 238c-37 0-68-25-68-77 0-17 5-66 37-105 22-28 56-45 87-45 36 0 68 23 68 73 0 25-10 76-42 112-25 26-56 42-82 42z"><text:p/></draw:path><draw:path draw:style-name="gr4" draw:text-style-name="P141" svg:width="0.0173in" svg:height="0.0413in" svg:x="1.1941in" svg:y="0.1862in" svg:viewBox="0 0 45 106" svg:d="M35 35c0 18-4 41-28 63-1 1-1 1-1 4 0 2 2 4 4 4 5 0 35-28 35-68 0-21-9-38-25-38-12 0-20 10-20 20 0 11 8 21 21 21 7 0 13-6 14-6z"><text:p/></draw:path><draw:path draw:style-name="gr4" draw:text-style-name="P141" svg:width="0.0657in" svg:height="0.0276in" svg:x="1.3469in" svg:y="0.1059in" svg:viewBox="0 0 168 71" svg:d="M130 45c-3 1-15 12-15 18 0 4 4 8 8 8s7-2 9-5c8-10 19-17 28-21 5-2 8-4 8-10 0-4-3-6-6-8-11-6-15-16-16-20 0-1-3-7-9-7-3 0-8 3-8 8 0 6 5 16 8 19-40 0-82 0-123 0-6 0-14 0-14 8 0 10 8 10 14 10 39 0 77 0 116 0z"><text:p/></draw:path><draw:path draw:style-name="gr4" draw:text-style-name="P141" svg:width="0.0575in" svg:height="0.0606in" svg:x="1.2988in" svg:y="0.1421in" svg:viewBox="0 0 147 155" svg:d="M53 74c10 0 38-1 56-7 25-10 31-26 31-36 0-20-20-31-43-31-41 0-97 32-97 91 0 35 21 64 62 64 58 0 85-33 85-39 0-1-3-5-6-5-2 0-2 1-5 4-27 31-67 31-73 31-21 0-35-14-35-41 0-6 0-13 4-31 7 0 14 0 21 0zM35 64c14-50 52-54 62-54 15 0 28 8 28 21 0 33-58 33-73 33-6 0-11 0-17 0z"><text:p/></draw:path><draw:path draw:style-name="gr4" draw:text-style-name="P141" svg:width="0.0563in" svg:height="0.0437in" svg:x="1.372in" svg:y="0.1791in" svg:viewBox="0 0 144 112" svg:d="M130 13c-11 2-7 9-11 14 0 4 3 11 11 11 6 0 14-7 14-17 0-15-15-21-28-21-17 0-26 11-32 17-8-14-24-17-32-17-31 0-49 29-49 38 0 4 4 4 5 4 3 0 5 0 6-3 7-24 27-31 36-31s19 5 19 17c0 6-6 23-13 56-4 14-15 23-27 23-1 0-8 0-14-5 12-4 7-9 12-14 0-7-6-11-12-11-7 0-15 6-15 17 0 15 17 21 29 21 14 0 24-8 31-17 10 14 25 17 32 17 33 0 49-29 49-38 0-4-4-4-5-4-4 0-4 1-6 4-7 23-25 30-36 30-7 0-17-3-17-17 0-3 0-4 1-13 5-18 12-45 13-49 3-7 11-17 24-17 1 0 10 0 15 5z"><text:p/></draw:path><draw:path draw:style-name="gr4" draw:text-style-name="P141" svg:width="0.0165in" svg:height="0.0413in" svg:x="1.465in" svg:y="0.1862in" svg:viewBox="0 0 43 106" svg:d="M34 35c0 18-3 41-27 63-1 1-3 1-3 4 0 2 3 4 6 4 4 0 33-28 33-68 0-21-8-38-23-38-12 0-20 10-20 20 0 11 8 21 20 21 8 0 9-5 14-6z"><text:p/></draw:path><draw:path draw:style-name="gr4" draw:text-style-name="P141" svg:width="0.0661in" svg:height="0.0276in" svg:x="1.6157in" svg:y="0.1059in" svg:viewBox="0 0 169 71" svg:d="M130 45c-3 1-14 12-14 18 0 4 4 8 9 8 2 0 5-2 7-5 9-10 19-17 29-21 4-2 8-4 8-10 0-4-4-6-7-8-11-6-14-16-15-20-1-1-3-7-10-7-1 0-8 3-8 8 0 6 5 16 8 19-40 0-82 0-123 0-6 0-14 0-14 8 0 10 8 10 14 10 39 0 77 0 116 0z"><text:p/></draw:path><draw:path draw:style-name="gr4" draw:text-style-name="P141" svg:width="0.0579in" svg:height="0.0606in" svg:x="1.5689in" svg:y="0.1421in" svg:viewBox="0 0 148 155" svg:d="M55 74c9 0 36-1 56-7 25-10 29-26 29-36 0-20-18-31-42-31-42 0-98 32-98 91 0 35 22 64 63 64 57 0 85-33 85-39 0-1-4-5-7-5-1 0-1 1-4 4-28 31-67 31-74 31-21 0-34-14-34-41 0-6 0-13 5-31 7 0 14 0 21 0zM35 64c15-50 53-54 63-54 15 0 28 8 28 21 0 33-59 33-73 33-5 0-12 0-18 0z"><text:p/></draw:path><draw:path draw:style-name="gr4" draw:text-style-name="P141" svg:width="0.0551in" svg:height="0.0626in" svg:x="1.6421in" svg:y="0.1791in" svg:viewBox="0 0 141 160" svg:d="M141 17c0-3 0-4 0-6 0-5-4-8-8-8-10 0-13 8-14 15s-4 14-6 21c-2 10-4 21-7 31-1 3-2 8-2 10-12 8-13 24-34 24-11 0-21-6-21-21 0-14 7-33 15-49 0-5 3-7 3-12 0-12-12-22-26-22-27 0-41 32-41 38 0 4 4 4 6 4 4 0 4-1 5-6 6-16 17-28 28-28 4 0 7 3 7 10 0 4-1 9-3 13-12 29-14 38-14 47 0 28 23 34 40 34 14 0 23-7 30-13-4 14-7 26-18 37-5 5-17 15-32 15-6 0-14-1-20-5 12-3 13-13 13-16 0-7-6-10-11-10-7 0-16 6-16 17 0 13 13 23 34 23 28 0 60-20 69-51 8-31 15-61 23-92z"><text:p/></draw:path><draw:path draw:style-name="gr4" draw:text-style-name="P141" svg:width="0.0165in" svg:height="0.0413in" svg:x="1.7327in" svg:y="0.1862in" svg:viewBox="0 0 43 106" svg:d="M34 35c0 18-3 41-27 63-1 1-3 1-3 4 0 2 3 4 6 4 4 0 33-28 33-68 0-21-8-38-23-38-12 0-20 10-20 20 0 11 8 21 20 21 8 0 9-5 14-6z"><text:p/></draw:path><draw:path draw:style-name="gr4" draw:text-style-name="P141" svg:width="0.0657in" svg:height="0.0276in" svg:x="1.8819in" svg:y="0.1059in" svg:viewBox="0 0 168 71" svg:d="M130 45c-3 1-15 12-15 18 0 4 4 8 8 8s7-2 9-5c8-10 19-17 28-21 5-2 8-4 8-10 0-4-3-6-6-8-11-6-15-16-16-20 0-1-3-7-9-7-3 0-8 3-8 8 0 6 5 16 8 19-40 0-82 0-123 0-6 0-14 0-14 8 0 10 7 10 14 10 39 0 77 0 116 0z"><text:p/></draw:path><draw:path draw:style-name="gr4" draw:text-style-name="P141" svg:width="0.0575in" svg:height="0.0606in" svg:x="1.8374in" svg:y="0.1421in" svg:viewBox="0 0 147 155" svg:d="M53 74c10 0 37-1 56-7 25-10 30-26 30-36 0-20-19-31-42-31-42 0-97 32-97 91 0 35 21 64 62 64 57 0 85-33 85-39 0-1-3-5-6-5-2 0-2 1-5 4-27 31-67 31-74 31-20 0-34-14-34-41 0-6 0-13 4-31 7 0 14 0 21 0zM35 64c14-50 52-54 62-54 15 0 28 8 28 21 0 33-59 33-73 33-6 0-11 0-17 0z"><text:p/></draw:path><draw:path draw:style-name="gr4" draw:text-style-name="P141" svg:width="0.0488in" svg:height="0.0437in" svg:x="1.9118in" svg:y="0.1791in" svg:viewBox="0 0 125 112" svg:d="M31 87c10-10 22-18 36-28 16-13 27-21 37-31 12-11 21-22 21-24 0-4-5-4-6-4-3 0-3 0-6 3-8 14-14 14-18 14s-8 0-15-6c-9-7-14-11-24-11-22 0-36 22-36 29 0 5 2 5 5 5s3-2 4-3c2-3 5-10 24-10 7 0 11 1 25 3 9 1 12 1 16 1-7 7-14 13-34 27-17 12-28 19-39 31-10 8-21 21-21 25 0 3 3 4 6 4 2 0 2 0 4-3 7-10 17-14 25-14 7 0 10 2 20 9 5 5 11 8 19 8 28 0 48-29 48-39 0-4-4-4-6-4-4 0-4 1-5 4-6 15-26 18-35 18-5 0-12-1-19-3-14-1-18-1-21-1-4 0-4 0-5 0z"><text:p/></draw:path><draw:path draw:style-name="gr4" draw:text-style-name="P141" svg:width="0.035in" svg:height="0.1346in" svg:x="1.9913in" svg:y="0.1012in" svg:viewBox="0 0 90 343" svg:d="M7 0c-3 0-7 0-7 4 0 3 1 3 3 6 29 28 63 74 63 162 0 71-23 126-60 158-6 6-6 7-6 9 0 1 1 4 4 4 4 0 37-21 60-65 16-28 26-65 26-106 0-47-16-123-83-172z"><text:p/></draw:path><draw:path draw:style-name="gr4" draw:text-style-name="P141" svg:width="0.1287in" svg:height="0.0449in" svg:x="2.1807in" svg:y="0.074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59in" svg:x="2.2988in" svg:y="0.0425in" svg:viewBox="0 0 437 270" svg:d="M329 98c21 17 46 29 63 38-18 7-42 19-63 37-104 0-209 0-312 0-9 0-17 0-17 10s8 10 17 10c96 0 194 0 291 0-24 22-49 66-49 71 0 6 6 6 8 6 5 0 7 0 10-4 10-18 24-45 56-73 34-29 67-43 93-50 8-3 8-4 9-4 2-2 2-3 2-3 0-2 0-3-2-3 0-1-1-1-1-1-3-2-1-2-10-5-67-19-116-64-144-116-6-10-6-11-13-11-2 0-8 0-8 6 0 7 24 49 49 72-97 0-195 0-291 0-9 0-17 0-17 10s8 10 17 10c103 0 208 0 312 0z"><text:p/></draw:path><draw:path draw:style-name="gr4" draw:text-style-name="P141" svg:width="0.1937in" svg:height="0.1307in" svg:x="2.6079in" svg:y="0.0134in" svg:viewBox="0 0 493 333" svg:d="M435 38c5-18 6-23 42-23 12 0 16 0 16-9 0-6-4-6-13-6-21 0-43 0-64 0-14 0-14 0-20 8-60 94-119 186-179 280-13-92-27-184-39-277-2-11-3-11-16-11-22 0-44 0-67 0-10 0-14 0-14 8 0 7 4 7 14 7 6 0 16 0 21 0 7 2 11 3 11 9 0 1-1 3-2 10-21 82-41 165-62 249-6 19-14 35-53 37-3 0-10 0-10 7 0 5 3 6 7 6 15 0 34-1 49-1 17 0 35 1 52 1 1 0 8 0 8-8 0-5-5-5-8-5-28-1-34-11-34-22 0-3 0-6 2-11 22-90 44-178 67-267 14 100 28 201 42 303 1 6 1 10 8 10 6 0 9-4 10-7 66-104 133-207 199-311h1c-24 94-47 188-71 282-4 19-6 23-45 23-7 0-13 0-13 7 0 6 6 6 7 6 14 0 48-1 62-1 20 0 41 1 60 1 4 0 10 0 10-8 0-5-4-5-14-5-18 0-32 0-32-9 0-2 0-3 3-12 22-88 43-174 65-261z"><text:p/></draw:path><draw:path draw:style-name="gr4" draw:text-style-name="P141" svg:width="0.0449in" svg:height="0.1925in" svg:x="2.8606in" svg:y="0in" svg:viewBox="0 0 115 490" svg:d="M115 486c0-2 0-3-9-12-61-61-78-154-78-228 0-85 20-170 80-232 7-7 7-7 7-8 0-5-3-6-6-6-4 0-49 34-78 97-25 53-31 107-31 149 0 38 6 97 32 151 30 61 73 93 77 93 3 0 6-2 6-4z"><text:p/></draw:path><draw:path draw:style-name="gr4" draw:text-style-name="P141" svg:width="0.0783in" svg:height="0.087in" svg:x="2.922in" svg:y="0.0594in" svg:viewBox="0 0 200 222" svg:d="M29 189c-1 7-4 18-4 21 0 8 7 12 14 12 6 0 14-4 18-14 2-1 19-68 20-76 4-17 13-51 15-65 3-5 16-29 28-39 5-4 19-17 40-17 12 0 19 6 21 6-16 3-26 14-26 28 0 7 5 17 19 17 12 0 26-12 26-30 0-17-15-32-40-32-33 0-54 25-63 38-5-21-21-38-45-38-23 0-32 20-37 28-8 17-15 46-15 48 0 5 4 4 6 5 5 0 5 0 8-11 8-35 18-59 36-59 9 0 16 4 16 23 0 11-2 15-9 42-9 37-18 75-28 113z"><text:p/></draw:path><draw:path draw:style-name="gr4" draw:text-style-name="P141" svg:width="0.022in" svg:height="0.0575in" svg:x="3.0154in" svg:y="0.124in" svg:viewBox="0 0 57 147" svg:d="M57 52c0-32-12-52-30-52-17 0-27 13-27 27 0 12 10 25 27 25 5 0 11-2 16-6 2-1 2-1 3-1 0 3 0 0 0 7 0 36-17 64-33 82-5 5-5 6-5 7 0 5 2 6 5 6 5 0 44-38 44-95z"><text:p/></draw:path><draw:path draw:style-name="gr4" draw:text-style-name="P141" svg:width="0.0795in" svg:height="0.1374in" svg:x="3.1575in" svg:y="0.0071in" svg:viewBox="0 0 203 350" svg:d="M203 101c0-32-8-101-59-101-68 0-144 139-144 250 0 47 14 100 59 100 70 0 144-139 144-249zM52 168c8-31 18-71 38-105 14-25 32-52 53-52 25 0 28 31 28 59 0 24-4 49-16 98-35 0-68 0-103 0zM150 183c-6 23-16 65-34 101-18 32-36 56-57 56-17 0-27-14-27-59 0-21 3-49 16-98 33 0 68 0 102 0z"><text:p/></draw:path><draw:path draw:style-name="gr4" draw:text-style-name="P141" svg:width="0.022in" svg:height="0.0575in" svg:x="3.2622in" svg:y="0.124in" svg:viewBox="0 0 57 147" svg:d="M57 52c0-32-12-52-30-52-17 0-27 13-27 27 0 12 10 25 27 25 5 0 11-2 16-6 2-1 2-1 3-1 0 3 0 0 0 7 0 36-17 66-32 82-6 6-6 6-6 7 0 5 2 6 5 6 5 0 44-38 44-95z"><text:p/></draw:path><draw:path draw:style-name="gr4" draw:text-style-name="P141" svg:width="0.0791in" svg:height="0.139in" svg:x="3.4043in" svg:y="0.0071in" svg:viewBox="0 0 202 354" svg:d="M109 134c-61 16-109 79-109 139 0 46 31 81 77 81 59 0 99-76 99-144 0-45-19-69-36-91-18-22-48-59-48-81 0-10 10-23 28-23 14 0 24 7 35 14 10 6 20 12 27 12 13 0 20-12 20-20 0-10-9-11-26-15-26-6-33-6-40-6-39 0-56 21-56 50 0 27 14 55 29 84zM115 146c12 22 26 48 26 83 0 33-18 114-64 114-27 0-46-20-46-56 0-32 18-125 84-141z"><text:p/></draw:path><draw:path draw:style-name="gr4" draw:text-style-name="P141" svg:width="0.0441in" svg:height="0.1925in" svg:x="3.5008in" svg:y="0in" svg:viewBox="0 0 113 490" svg:d="M113 246c0-39-5-98-32-154-29-60-71-92-77-92-3 0-4 3-4 6 0 1 0 1 8 11 49 49 77 126 77 229 0 83-18 168-79 231-6 6-6 7-6 9s1 4 4 4c6 0 49-34 79-95 25-55 30-108 30-149z"><text:p/></draw:path><draw:path draw:style-name="gr4" draw:text-style-name="P141" svg:width="0.0343in" svg:height="0.1346in" svg:x="3.5807in" svg:y="0.1012in" svg:viewBox="0 0 88 343" svg:d="M83 0c-66 46-83 119-83 172 0 49 14 123 83 171 2 0 5 0 5-4 0-3 0-3-3-6-46-39-63-98-63-161 0-92 37-137 65-164 1-1 1-1 1-4 0-4-3-4-5-4z"><text:p/></draw:path><draw:path draw:style-name="gr4" draw:text-style-name="P141" svg:width="0.1028in" svg:height="0.0976in" svg:x="3.635in" svg:y="0.1071in" svg:viewBox="0 0 262 249" svg:d="M262 95c0-53-39-95-100-95-82 0-162 77-162 154 0 56 41 95 101 95 81 0 161-75 161-154zM104 238c-37 0-69-25-69-77 0-17 6-66 36-105 24-28 58-45 89-45 35 0 68 23 68 73 0 25-11 76-43 112-24 26-55 42-81 42z"><text:p/></draw:path><draw:path draw:style-name="gr4" draw:text-style-name="P141" svg:width="0.0165in" svg:height="0.0413in" svg:x="3.7626in" svg:y="0.1862in" svg:viewBox="0 0 43 106" svg:d="M34 35c0 18-3 41-27 63-1 1-3 1-3 4 0 2 3 4 6 4 4 0 33-28 33-68 0-21-8-38-23-38-12 0-20 10-20 20 0 11 8 21 20 21 8 0 9-5 14-6z"><text:p/></draw:path><draw:path draw:style-name="gr4" draw:text-style-name="P141" svg:width="0.0661in" svg:height="0.0276in" svg:x="3.911in" svg:y="0.1059in" svg:viewBox="0 0 169 71" svg:d="M130 45c-3 1-15 12-15 18 0 4 4 8 10 8 2 0 5-2 7-5 8-10 19-17 28-21 5-2 9-4 9-10 0-4-4-6-7-8-11-6-14-16-16-20 0-1-3-7-9-7-3 0-8 3-8 8 0 6 5 16 8 19-40 0-82 0-123 0-6 0-14 0-14 8 0 10 8 10 14 10 39 0 77 0 116 0z"><text:p/></draw:path><draw:path draw:style-name="gr4" draw:text-style-name="P141" svg:width="0.0579in" svg:height="0.0606in" svg:x="3.8669in" svg:y="0.1421in" svg:viewBox="0 0 148 155" svg:d="M55 74c9 0 36-1 56-7 25-10 29-26 29-36 0-20-18-31-42-31-42 0-98 32-98 91 0 35 22 64 63 64 57 0 85-33 85-39 0-1-2-5-5-5s-3 1-6 4c-28 31-67 31-74 31-21 0-34-14-34-41 0-6 0-13 5-31 7 0 14 0 21 0zM36 64c14-50 52-54 62-54 15 0 28 8 28 21 0 33-59 33-73 33-5 0-11 0-17 0z"><text:p/></draw:path><draw:path draw:style-name="gr4" draw:text-style-name="P141" svg:width="0.0543in" svg:height="0.0437in" svg:x="3.9402in" svg:y="0.1791in" svg:viewBox="0 0 139 112" svg:d="M52 69c0-5 3-13 3-17 1-4 2-7 4-11 0-5 8-17 17-24 8-7 15-9 23-9 5 0 16 0 24 5-11 4-7 9-11 14 0 4 3 11 11 11 7 0 16-7 16-17 0-18-27-21-38-21-6 0-23 0-39 20-3-13-19-20-30-20-8 0-15 4-22 14-6 10-10 22-10 24 0 4 4 4 6 4 4 0 4-1 5-7 4-15 10-27 20-27 8 0 10 9 10 14 0 3-3 13-5 19-1 7-4 16-5 22-2 7-4 15-6 22-1 6-4 17-4 19 0 4 6 8 10 8s8-3 11-7c0-1 3-10 4-14 2-7 4-15 6-22z"><text:p/></draw:path><draw:path draw:style-name="gr4" draw:text-style-name="P141" svg:width="0.0173in" svg:height="0.0413in" svg:x="4.0244in" svg:y="0.1862in" svg:viewBox="0 0 45 106" svg:d="M35 35c0 18-4 41-27 63-1 1-2 1-2 4 0 2 2 4 4 4 5 0 35-28 35-68 0-21-9-38-25-38-12 0-20 10-20 20 0 11 8 21 21 21 8 0 10-5 14-6z"><text:p/></draw:path><draw:path draw:style-name="gr4" draw:text-style-name="P141" svg:width="0.0661in" svg:height="0.0276in" svg:x="4.1409in" svg:y="0.1059in" svg:viewBox="0 0 169 71" svg:d="M130 45c-3 1-14 12-14 18 0 4 4 8 9 8 4 0 5-2 8-5 8-10 18-17 28-21 4-2 8-4 8-10 0-4-2-6-7-8-11-6-14-16-15-20-1-1-3-7-8-7-3 0-9 3-9 8 0 6 4 16 9 19-42 0-83 0-125 0-6 0-14 0-14 8 0 10 8 10 14 10 39 0 77 0 116 0z"><text:p/></draw:path><draw:path draw:style-name="gr4" draw:text-style-name="P141" svg:width="0.0575in" svg:height="0.0606in" svg:x="4.1291in" svg:y="0.1421in" svg:viewBox="0 0 147 155" svg:d="M55 74c9 0 36-1 54-7 25-10 31-26 31-36 0-20-20-31-43-31-41 0-97 32-97 91 0 35 21 64 62 64 58 0 85-33 85-39 0-1-3-5-6-5-1 0-2 1-5 4-27 31-67 31-73 31-21 0-35-14-35-41 0-6 0-13 4-31 7 0 16 0 23 0zM35 64c14-50 52-54 62-54 15 0 28 8 28 21 0 33-58 33-73 33-6 0-11 0-17 0z"><text:p/></draw:path><draw:path draw:style-name="gr4" draw:text-style-name="P141" svg:width="0.0476in" svg:height="0.0689in" svg:x="4.2043in" svg:y="0.1543in" svg:viewBox="0 0 122 176" svg:d="M122 57c0-29-14-57-41-57-39 0-81 62-81 119 0 34 15 57 39 57 41 0 83-63 83-119zM29 83c16-62 41-75 52-75 14 0 20 16 20 35 0 7 0 17-6 40-22 0-43 0-66 0zM92 94c-15 59-40 74-51 74-20 0-20-28-20-35 0-10 1-21 6-39 22 0 43 0 65 0z"><text:p/></draw:path><draw:path draw:style-name="gr4" draw:text-style-name="P141" svg:width="0.0165in" svg:height="0.0413in" svg:x="4.2874in" svg:y="0.1862in" svg:viewBox="0 0 43 106" svg:d="M34 35c0 18-3 41-27 63-1 1-3 1-3 4 0 2 3 4 6 4 4 0 33-28 33-68 0-21-8-38-23-38-12 0-20 10-20 20 0 11 8 21 20 21 8 0 9-5 14-6z"><text:p/></draw:path><draw:path draw:style-name="gr4" draw:text-style-name="P141" svg:width="0.0661in" svg:height="0.0276in" svg:x="4.4346in" svg:y="0.1059in" svg:viewBox="0 0 169 71" svg:d="M130 45c-3 1-14 12-14 18 0 4 4 8 9 8 4 0 5-2 8-5 8-10 18-17 28-21 4-2 8-4 8-10 0-4-4-6-7-8-11-6-14-16-15-20-1-1-3-7-8-7-3 0-9 3-9 8 0 6 4 16 9 19-42 0-83 0-125 0-6 0-14 0-14 8 0 10 8 10 14 10 39 0 77 0 116 0z"><text:p/></draw:path><draw:path draw:style-name="gr4" draw:text-style-name="P141" svg:width="0.0575in" svg:height="0.0606in" svg:x="4.3921in" svg:y="0.1421in" svg:viewBox="0 0 147 155" svg:d="M53 74c10 0 38-1 56-7 25-10 30-26 30-36 0-20-19-31-42-31-42 0-97 32-97 91 0 35 21 64 62 64 57 0 85-33 85-39 0-1-3-5-6-5-2 0-2 1-5 4-27 31-67 31-74 31-20 0-34-14-34-41 0-6 0-13 4-31 7 0 14 0 21 0zM35 64c14-50 52-54 62-54 15 0 28 8 28 21 0 33-59 33-73 33-6 0-11 0-17 0z"><text:p/></draw:path><draw:path draw:style-name="gr4" draw:text-style-name="P141" svg:width="0.0461in" svg:height="0.0701in" svg:x="4.4665in" svg:y="0.1535in" svg:viewBox="0 0 118 179" svg:d="M62 70c-33 6-62 35-62 64 0 28 24 45 50 45 30 0 58-29 58-68 0-26-14-40-30-54-7-7-26-26-26-36 0-3 3-10 12-10s17 3 24 7c3 2 14 7 18 7 6 0 12-4 12-11s-3-7-19-10c-11-3-21-4-26-4-24 0-31 15-31 27 0 14 13 32 20 43zM67 77c13 18 20 29 20 45 0 22-16 49-35 49-9 0-32-3-32-30 0-21 12-57 47-64z"><text:p/></draw:path><draw:path draw:style-name="gr4" draw:text-style-name="P141" svg:width="0.035in" svg:height="0.1346in" svg:x="4.5421in" svg:y="0.1012in" svg:viewBox="0 0 90 343" svg:d="M7 0c-3 0-7 0-7 4 0 3 1 3 3 6 29 28 63 74 63 162 0 71-23 126-60 158-6 6-6 7-6 9 0 1 1 4 4 4 4 0 38-21 60-65 16-28 26-65 26-106 0-47-16-123-83-172z"><text:p/></draw:path></draw:g></draw:g></text:p><text:p text:style-name="P24"/><text:list xml:id="list204955864576668" text:continue-numbering="true" text:style-name="L1"><text:list-item><text:p text:style-name="P86"><draw:g text:anchor-type="as-char" svg:y="-0.1874in" draw:z-index="53" draw:name="Shape250_0" draw:style-name="gr1"><svg:title>TexMaths</svg:title><svg:desc>14§display§r=\sqrt{x^2+y^2+z^2}§svg§600§FALSE§</svg:desc><draw:g draw:style-name="gr2"><draw:path draw:style-name="gr3" draw:text-style-name="P140" svg:width="1.5693in" svg:height="0.211in" svg:x="0.0039in" svg:y="0.0102in" svg:viewBox="0 0 3987 537" svg:d="M0 0c1329 0 2658 0 3987 0 0 179 0 358 0 537-1329 0-2658 0-3987 0 0-179 0-358 0-537z"><text:p/></draw:path><draw:path draw:style-name="gr4" draw:text-style-name="P141" svg:width="0.0783in" svg:height="0.087in" svg:x="-0.0004in" svg:y="0.102in" svg:viewBox="0 0 200 222" svg:d="M29 187c-1 9-4 20-4 23 0 8 7 12 14 12 6 0 14-4 18-14 2-1 19-68 20-76 4-17 13-51 15-65 3-5 16-29 28-40 5-3 19-16 40-16 12 0 19 6 21 6-16 3-27 14-27 26 0 9 6 19 20 19 12 0 26-13 26-30s-15-32-40-32c-33 0-54 24-63 38-5-23-21-38-45-38-23 0-32 20-37 28-8 17-15 46-15 48 0 5 4 4 6 5 5 0 5-1 8-11 8-35 18-59 36-59 9 0 16 4 16 23 0 9-2 15-9 40-9 38-18 76-28 113z"><text:p/></draw:path><draw:path draw:style-name="gr4" draw:text-style-name="P141" svg:width="0.128in" svg:height="0.0449in" svg:x="0.1516in" svg:y="0.1165in" svg:viewBox="0 0 326 115" svg:d="M310 20c7 0 16 0 16-10s-9-10-15-10c-98 0-198 0-296 0-7 0-15 0-15 10s8 10 15 10c98 0 196 0 295 0zM311 115c6 0 15 0 15-10s-9-10-16-10c-99 0-197 0-295 0-7 0-15 0-15 10s8 10 15 10c98 0 198 0 296 0z"><text:p/></draw:path><draw:path draw:style-name="gr4" draw:text-style-name="P141" svg:width="0.176in" svg:height="0.2311in" svg:x="0.3661in" svg:y="0in" svg:viewBox="0 0 448 588" svg:d="M155 588c16 0 16 0 20-10 90-186 181-374 270-560 3-5 3-7 3-8 0-6-4-10-10-10-7 0-8 4-11 10-84 176-169 351-253 527-35-81-70-162-105-243-23 17-47 35-69 52 3 2 6 5 8 8 12-8 24-17 35-27 38 87 75 174 112 261z"><text:p/></draw:path><draw:path draw:style-name="gr4" draw:text-style-name="P141" svg:width="1.0445in" svg:height="0.0075in" svg:x="0.5386in" svg:y="0in" svg:viewBox="0 0 2654 20" svg:d="M0 0c885 0 1770 0 2654 0 0 7 0 13 0 20-884 0-1769 0-2654 0 0-7 0-13 0-20z"><text:p/></draw:path><draw:path draw:style-name="gr4" draw:text-style-name="P141" svg:width="0.0961in" svg:height="0.087in" svg:x="0.5441in" svg:y="0.102in" svg:viewBox="0 0 245 222" svg:d="M150 69c3-13 15-58 49-58 3 0 14 0 25 6-14 3-24 15-24 26 0 9 6 19 18 19s27-10 27-30c0-25-29-32-46-32-28 0-45 27-51 38-12-32-39-38-53-38-52 0-80 63-80 76 0 5 5 4 6 5 4 0 6-1 7-5 17-52 49-65 66-65 10 0 26 4 26 32 0 16-8 49-26 118-9 31-25 50-46 50-5 0-16 0-26-5 13-3 23-13 23-27s-10-18-18-18c-14 0-27 14-27 29 0 23 25 32 46 32 32 0 51-35 52-37 6 18 24 37 53 37 51 0 79-62 79-75 0-6-5-6-6-6-4 0-6 3-7 6-15 53-49 64-64 64-20 0-28-15-28-32 0-11 4-21 8-43 6-23 11-45 17-67z"><text:p/></draw:path><draw:path draw:style-name="gr4" draw:text-style-name="P141" svg:width="0.0598in" svg:height="0.0894in" svg:x="0.6579in" svg:y="0.0413in" svg:viewBox="0 0 153 228" svg:d="M153 165c-5 0-7 0-12 0-1 7-5 28-9 31-3 3-30 3-34 3-21 0-42 0-63 0 35-32 48-42 69-58 25-21 49-42 49-74 0-42-37-67-82-67-42 0-71 29-71 62 0 16 15 18 18 18 9 0 18-6 18-18 0-6-1-19-19-19 10-23 33-30 50-30 34 0 52 26 52 54 0 30-21 53-32 66-28 27-55 53-83 81-4 3-4 4-4 14 48 0 95 0 143 0 3-21 7-42 10-63z"><text:p/></draw:path><draw:path draw:style-name="gr4" draw:text-style-name="P141" svg:width="0.1287in" svg:height="0.1276in" svg:x="0.7898in" svg:y="0.0756in" svg:viewBox="0 0 328 325" svg:d="M174 172c46 0 91 0 137 0 7 0 17 0 17-10 0-9-10-9-17-9-46 0-91 0-137 0 0-47 0-91 0-138 0-7 0-15-10-15s-10 8-10 15c0 47 0 91 0 138-46 0-91 0-137 0-7 0-17 0-17 9 0 10 10 10 17 10 46 0 91 0 137 0 0 46 0 92 0 137 0 7 0 16 10 16s10-9 10-16c0-45 0-91 0-137z"><text:p/></draw:path><draw:path draw:style-name="gr4" draw:text-style-name="P141" svg:width="0.089in" svg:height="0.124in" svg:x="0.9783in" svg:y="0.102in" svg:viewBox="0 0 227 316" svg:d="M224 29c3-5 3-7 3-11 0-8-7-12-14-12-6 0-13 2-18 9 0 3-5 19-7 27-3 13-6 27-10 39-7 30-14 59-21 88-3 9-24 42-56 42-25 0-31-21-31-39 0-22 8-53 25-96 9-20 10-26 10-35 0-23-15-41-41-41-46 0-64 71-64 76s4 5 6 5c5 0 5-1 8-10 13-46 32-60 49-60 4 0 13 0 13 16 0 12-5 25-9 35-19 51-28 79-28 102 0 43 31 58 60 58 19 0 35-8 49-22-7 25-12 50-32 76-12 16-31 29-53 29-7 0-29-1-38-18 7 0 14 0 21-7 4-4 10-10 10-20 0-15-14-17-18-17-11 0-28 7-28 33 0 22 22 40 53 40 50 0 101-43 115-99 15-63 31-125 46-188z"><text:p/></draw:path><draw:path draw:style-name="gr4" draw:text-style-name="P141" svg:width="0.0598in" svg:height="0.0894in" svg:x="1.0831in" svg:y="0.0413in" svg:viewBox="0 0 153 228" svg:d="M153 165c-5 0-9 0-13 0 0 7-4 28-8 31-3 3-30 3-34 3-21 0-43 0-64 0 36-32 49-42 70-58 25-21 49-42 49-74 0-42-37-67-82-67-42 0-71 29-71 62 0 16 15 18 18 18 9 0 18-6 18-18 0-6-2-19-19-19 10-23 33-30 50-30 34 0 52 26 52 54 0 30-21 53-32 66-28 27-55 53-83 81-4 3-4 4-4 14 48 0 94 0 141 0 5-21 7-42 12-63z"><text:p/></draw:path><draw:path draw:style-name="gr4" draw:text-style-name="P141" svg:width="0.1287in" svg:height="0.1276in" svg:x="1.2154in" svg:y="0.0756in" svg:viewBox="0 0 328 325" svg:d="M174 172c46 0 91 0 137 0 7 0 17 0 17-10 0-9-10-9-17-9-46 0-91 0-137 0 0-47 0-91 0-138 0-7 0-15-10-15s-10 8-10 15c0 47 0 91 0 138-46 0-91 0-137 0-7 0-17 0-17 9 0 10 10 10 17 10 46 0 91 0 137 0 0 46 0 92 0 137 0 7 0 16 10 16s10-9 10-16c0-45 0-91 0-137z"><text:p/></draw:path><draw:path draw:style-name="gr4" draw:text-style-name="P141" svg:width="0.0819in" svg:height="0.087in" svg:x="1.4067in" svg:y="0.102in" svg:viewBox="0 0 209 222" svg:d="M43 176c27-28 41-40 59-56 17-15 31-26 49-44 46-45 58-69 58-70 0-6-5-5-6-6-4 0-6 1-8 6-14 23-26 30-37 30-12 0-17-7-25-15-8-11-17-21-34-21-36 0-60 46-60 56 0 3 3 6 7 6s6-3 6-6c10-22 38-22 42-22 11 0 19 2 31 7 19 7 25 7 37 7-16 21-58 56-68 64-14 14-30 28-44 42-33 32-50 60-50 63 0 5 4 5 6 5 4 0 4-1 8-7 11-16 25-29 41-29 11 0 16 4 29 18 8 10 17 18 31 18 49 0 77-62 77-75 0-3-2-6-6-6s-5 5-7 7c-11 32-42 41-59 41-9 0-18-3-29-6-17-7-24-8-34-8-1 0-9 0-14 1z"><text:p/></draw:path><draw:path draw:style-name="gr4" draw:text-style-name="P141" svg:width="0.0598in" svg:height="0.0894in" svg:x="1.5051in" svg:y="0.0413in" svg:viewBox="0 0 153 228" svg:d="M153 165c-5 0-9 0-13 0-1 7-4 28-8 31-3 3-30 3-35 3-21 0-42 0-63 0 36-32 49-42 68-58 27-21 51-42 51-74 0-42-37-67-82-67-42 0-71 29-71 62 0 16 14 18 18 18 9 0 18-6 18-18 0-6-2-19-21-19 12-23 35-30 51-30 35 0 53 26 53 54 0 30-22 53-32 66-28 27-56 53-84 81-3 3-3 4-3 14 48 0 94 0 141 0 5-21 7-42 12-63z"><text:p/></draw:path></draw:g></draw:g></text:p></text:list-item><text:list-item><text:p text:style-name="P93"><draw:g text:anchor-type="as-char" svg:y="-0.3374in" draw:z-index="54" draw:name="Shape256" draw:style-name="gr1"><svg:title>TexMaths</svg:title><svg:desc>14§display§\theta =\operatorname{atan}2\left(y,x\right)=2\operatorname{atan}\left(\frac{y}{x+\sqrt{x^2+y^2}}\right)§svg§600§FALSE§</svg:desc><draw:g draw:style-name="gr2"><draw:path draw:style-name="gr3" draw:text-style-name="P140" svg:width="3.589in" svg:height="0.5594in" svg:x="0.0012in" svg:y="0.0102in" svg:viewBox="0 0 9117 1422" svg:d="M4559 1422c-1520 0-3039 0-4559 0 0-475 0-948 0-1422 3039 0 6078 0 9117 0 0 474 0 947 0 1422-1519 0-3039 0-4558 0z"><text:p/></draw:path><draw:path draw:style-name="gr4" draw:text-style-name="P141" svg:width="0.0795in" svg:height="0.1378in" svg:x="-0.0004in" svg:y="0.2024in" svg:viewBox="0 0 203 351" svg:d="M203 101c0-32-8-101-59-101-68 0-144 139-144 250 0 47 14 101 59 101 70 0 144-140 144-250zM52 168c8-31 18-71 38-105 14-25 32-52 54-52 24 0 27 31 27 59 0 24-4 49-16 98-35 0-68 0-103 0zM151 183c-5 23-17 65-35 101-17 32-36 57-57 57-16 0-27-15-27-60 0-21 3-49 16-98 35 0 68 0 103 0z"><text:p/></draw:path><draw:path draw:style-name="gr4" draw:text-style-name="P141" svg:width="0.1287in" svg:height="0.0449in" svg:x="0.152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874in" svg:height="0.0882in" svg:x="0.3539in" svg:y="0.252in" svg:viewBox="0 0 223 225" svg:d="M144 183c2 20 14 41 38 41 10 0 41-7 41-48 0-8 0-18 0-26-5 0-9 0-13 0 0 8 0 18 0 26 0 30-13 33-18 33-16 0-18-23-18-26 0-32 0-65 0-98 0-21 0-40-17-58-20-19-45-27-67-27-41 0-76 24-76 56 0 14 11 22 24 22 12 0 22-9 22-22 0-6-3-22-25-22 13-17 38-23 53-23 24 0 52 20 52 63 0 6 0 13 0 18-25 2-59 3-91 17-36 17-49 44-49 65 0 40 48 51 80 51s54-19 64-42zM140 102c0 17 0 32 0 49 0 48-35 64-57 64-24 0-45-18-45-41 0-28 21-69 102-72z"><text:p/></draw:path><draw:path draw:style-name="gr4" draw:text-style-name="P141" svg:width="0.0602in" svg:height="0.1201in" svg:x="0.4465in" svg:y="0.2201in" svg:viewBox="0 0 154 306" svg:d="M76 105c23 0 46 0 70 0 0-6 0-10 0-15-24 0-47 0-70 0 0-30 0-61 0-90-5 0-9 0-13 0 0 39-15 92-63 94 0 4 0 7 0 11 14 0 28 0 42 0 0 45 0 91 0 136 0 60 45 65 63 65 35 0 49-35 49-65 0-10 0-19 0-28-4 0-8 0-13 0 0 8 0 18 0 26 0 37-14 56-32 56-33 0-33-45-33-53 0-46 0-91 0-137z"><text:p/></draw:path><draw:path draw:style-name="gr4" draw:text-style-name="P141" svg:width="0.0866in" svg:height="0.0882in" svg:x="0.5264in" svg:y="0.252in" svg:viewBox="0 0 221 225" svg:d="M143 183c1 20 15 41 38 41 11 0 40-7 40-48 0-8 0-18 0-26-4 0-8 0-12 0 0 8 0 18 0 26 0 30-12 33-17 33-17 0-18-23-18-26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972in" svg:height="0.085in" svg:x="0.6213in" svg:y="0.2531in" svg:viewBox="0 0 248 217" svg:d="M38 49c0 43 0 88 0 132 0 22-6 22-38 22 0 4 0 10 0 14 17 0 42-2 56-2 13 0 38 2 55 2 0-4 0-10 0-14-34 0-38 0-38-22 0-31 0-61 0-91 0-51 33-79 66-79 30 0 36 27 36 55 0 38 0 77 0 115 0 22-6 22-38 22 0 4 0 10 0 14 17 0 42-2 55-2 12 0 39 2 56 2 0-4 0-10 0-14-27 0-38 0-39-15 0-31 0-63 0-94 0-42 0-58-16-76-7-8-22-18-52-18-35 0-58 21-72 52 0-17 0-35 0-52-23 1-47 4-69 6 0 5 0 9 0 15 34 0 38 3 38 28z"><text:p/></draw:path><draw:path draw:style-name="gr4" draw:text-style-name="P141" svg:width="0.0768in" svg:height="0.128in" svg:x="0.7646in" svg:y="0.2102in" svg:viewBox="0 0 196 326" svg:d="M38 288c17-17 35-33 52-50 77-67 106-94 106-143 0-56-43-95-104-95-56 0-92 45-92 88 0 28 25 28 27 28 8 0 25-5 25-26 0-13-9-26-27-26-4 0-4 0-5 0 11-30 37-49 65-49 45 0 66 40 66 80 0 39-24 79-52 108-30 35-63 70-93 105-6 5-6 7-6 18 60 0 122 0 182 0 4-29 10-57 14-85-4 0-8 0-13 0-1 15-5 36-9 44-5 3-37 3-48 3-29 0-59 0-88 0z"><text:p/></draw:path><draw:path draw:style-name="gr4" draw:text-style-name="P141" svg:width="0.0441in" svg:height="0.1929in" svg:x="0.9031in" svg:y="0.1937in" svg:viewBox="0 0 113 491" svg:d="M113 487c0-1 0-3-8-11-62-62-77-156-77-230 0-85 18-170 78-232 7-7 7-7 7-8 0-5-1-6-4-6-5 0-50 34-78 97-25 53-31 107-31 149 0 38 4 98 32 153 30 60 72 92 77 92 3 0 4-1 4-4z"><text:p/></draw:path><draw:path draw:style-name="gr4" draw:text-style-name="P141" svg:width="0.089in" svg:height="0.1248in" svg:x="0.965in" svg:y="0.2531in" svg:viewBox="0 0 227 318" svg:d="M224 31c3-7 3-9 3-11 0-10-7-14-16-14-4 0-12 2-16 11-2 1-5 17-7 25-3 14-7 27-10 41-7 29-16 58-23 88-1 7-22 42-54 42-25 0-31-23-31-41 0-22 8-53 25-96 7-20 10-26 10-35 0-23-15-41-41-41-46 0-64 71-64 76s4 5 6 5c4 0 5-1 7-8 14-46 33-62 50-62 4 0 13 0 13 16 0 12-6 25-9 35-19 51-29 79-29 103 0 44 31 57 60 57 20 0 36-8 50-22-7 27-12 50-32 77-12 15-32 31-54 31-7 0-30-2-37-21 7 0 14 0 21-6 4-4 10-11 10-21 0-15-14-17-18-17-11 0-28 9-28 33 0 23 21 42 52 42 50 0 102-45 114-100 16-63 33-124 48-187z"><text:p/></draw:path><draw:path draw:style-name="gr4" draw:text-style-name="P141" svg:width="0.022in" svg:height="0.0575in" svg:x="1.078in" svg:y="0.3173in" svg:viewBox="0 0 57 147" svg:d="M57 52c0-32-12-52-32-52-15 0-25 13-25 27 0 12 10 25 25 25 6 0 13-2 17-6 3-1 1-1 3-1 1 0 1 0 1 7 0 36-17 66-33 82-6 6-6 6-6 7 0 5 3 6 6 6 5 0 44-38 44-95z"><text:p/></draw:path><draw:path draw:style-name="gr4" draw:text-style-name="P141" svg:width="0.0961in" svg:height="0.087in" svg:x="1.1531in" svg:y="0.2531in" svg:viewBox="0 0 245 222" svg:d="M150 69c3-13 14-58 49-58 1 0 14 0 24 7-14 2-24 14-24 27 0 7 5 17 19 17 10 0 27-10 27-30 0-25-29-32-46-32-28 0-46 27-52 38-13-32-39-38-53-38-51 0-79 64-79 76 0 5 5 5 6 5 4 0 6-1 6-5 16-52 50-65 65-65 10 0 27 4 27 34 0 14-8 47-27 116-7 31-23 52-46 52-3 0-14 0-25-7 13-3 24-13 24-27 0-12-11-17-18-17-16 0-27 13-27 28 0 23 24 32 46 32 32 0 51-33 52-36 6 18 22 36 53 36 51 0 79-62 79-75 0-4-5-4-6-4-6 0-6 1-7 5-17 52-49 65-66 65-18 0-26-17-26-34 0-10 2-21 8-42 6-22 11-46 17-68z"><text:p/></draw:path><draw:path draw:style-name="gr4" draw:text-style-name="P141" svg:width="0.0449in" svg:height="0.1929in" svg:x="1.2689in" svg:y="0.1937in" svg:viewBox="0 0 115 491" svg:d="M115 246c0-39-6-98-32-154-30-60-73-92-77-92-3 0-6 3-6 6 0 1 0 1 10 11 47 49 77 126 77 229 0 84-18 170-80 233-7 5-7 7-7 8 0 3 3 4 6 4 4 0 49-33 78-95 25-55 31-109 31-150z"><text:p/></draw:path><draw:path draw:style-name="gr4" draw:text-style-name="P141" svg:width="0.1287in" svg:height="0.0449in" svg:x="1.3976in" svg:y="0.2681in" svg:viewBox="0 0 328 115" svg:d="M311 20c7 0 17 0 17-10s-10-10-17-10c-98 0-196 0-294 0-7 0-17 0-17 10s10 10 17 10c98 0 196 0 294 0zM311 115c7 0 17 0 17-10s-10-10-17-10c-98 0-196 0-294 0-7 0-17 0-17 10s10 10 17 10c98 0 196 0 294 0z"><text:p/></draw:path><draw:path draw:style-name="gr4" draw:text-style-name="P141" svg:width="0.0768in" svg:height="0.128in" svg:x="1.6012in" svg:y="0.2102in" svg:viewBox="0 0 196 326" svg:d="M38 288c17-17 35-33 52-50 77-67 106-94 106-143 0-56-43-95-104-95-56 0-92 45-92 88 0 28 25 28 27 28 8 0 25-5 25-26 0-13-9-26-27-26-3 0-4 0-5 0 11-30 37-49 65-49 45 0 66 40 66 80 0 39-24 79-52 108-30 35-63 70-93 105-6 5-6 7-6 18 62 0 122 0 183 0 5-29 9-57 13-85-4 0-7 0-11 0-3 15-7 36-11 44-5 3-37 3-48 3-29 0-59 0-88 0z"><text:p/></draw:path><draw:path draw:style-name="gr4" draw:text-style-name="P141" svg:width="0.0866in" svg:height="0.0882in" svg:x="1.7287in" svg:y="0.252in" svg:viewBox="0 0 221 225" svg:d="M143 183c1 20 15 41 38 41 11 0 40-7 40-48 0-8 0-18 0-26-4 0-8 0-12 0 0 8 0 18 0 26 0 30-12 33-17 33-17 0-18-23-18-26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602in" svg:height="0.1201in" svg:x="1.8205in" svg:y="0.2201in" svg:viewBox="0 0 154 306" svg:d="M76 105c23 0 47 0 71 0 0-6 0-10 0-15-24 0-48 0-71 0 0-30 0-61 0-90-5 0-7 0-12 0-1 39-15 92-64 94 0 4 0 7 0 11 14 0 28 0 42 0 0 45 0 91 0 136 0 60 46 65 63 65 35 0 49-35 49-65 0-10 0-19 0-28-4 0-8 0-13 0 0 8 0 18 0 26 0 37-14 56-32 56-33 0-33-45-33-53 0-46 0-91 0-137z"><text:p/></draw:path><draw:path draw:style-name="gr4" draw:text-style-name="P141" svg:width="0.0874in" svg:height="0.0882in" svg:x="1.9004in" svg:y="0.252in" svg:viewBox="0 0 223 225" svg:d="M143 183c3 20 15 41 39 41 10 0 41-7 41-48 0-8 0-18 0-26-5 0-9 0-13 0 0 8 0 18 0 26 0 30-13 33-18 33-17 0-18-23-18-26 0-32 0-65 0-98 0-21 0-40-19-58-18-19-43-27-67-27-40 0-74 24-74 56 0 14 10 22 22 22 14 0 24-9 24-22 0-6-3-22-25-22 13-17 36-23 53-23 24 0 52 20 52 63 0 6 0 13 0 18-25 2-60 3-91 17-36 17-49 44-49 65 0 40 48 51 78 51 33 0 56-19 65-42zM140 102c0 17 0 32 0 49 0 48-35 64-57 64-26 0-45-18-45-41 0-28 21-69 102-72z"><text:p/></draw:path><draw:path draw:style-name="gr4" draw:text-style-name="P141" svg:width="0.0972in" svg:height="0.085in" svg:x="1.9953in" svg:y="0.2531in" svg:viewBox="0 0 248 217" svg:d="M39 49c0 43 0 88 0 132 0 22-5 22-39 22 0 4 0 10 0 14 18 0 42-2 56-2 13 0 38 2 55 2 0-4 0-10 0-14-33 0-38 0-38-22 0-31 0-61 0-91 0-51 35-79 66-79 30 0 36 27 36 55 0 38 0 77 0 115 0 22-6 22-38 22 0 4 0 10 0 14 17 0 42-2 56-2 13 0 38 2 55 2 0-4 0-10 0-14-25 0-38 0-38-15 0-31 0-63 0-94 0-42 0-58-15-76-7-8-24-18-52-18-37 0-59 21-73 52 0-17 0-35 0-52-24 1-46 4-70 6 0 5 0 9 0 15 35 0 39 3 39 28z"><text:p/></draw:path><draw:path draw:style-name="gr4" draw:text-style-name="P141" svg:width="0.1004in" svg:height="0.5791in" svg:x="2.1748in" svg:y="0in" svg:viewBox="0 0 256 1472" svg:d="M256 1466c0-1 0-1-3-5-47-57-86-120-116-188-64-151-89-326-89-536 0-209 23-393 96-554 28-63 66-120 109-173 2-2 3-3 3-4 0-6-4-6-11-6s-8 0-10 1c-22 28-31 30-68 84-86 121-129 265-152 412-11 80-15 159-15 239 0 183 22 371 101 539 35 74 82 141 131 193 5 3 5 4 13 4 7 0 11 0 11-6z"><text:p/></draw:path><draw:path draw:style-name="gr4" draw:text-style-name="P141" svg:width="0.089in" svg:height="0.1248in" svg:x="2.8421in" svg:y="0.1224in" svg:viewBox="0 0 227 318" svg:d="M225 29c2-7 2-7 2-11 0-8-7-12-14-12-6 0-13 2-17 9-1 3-6 19-7 27-4 13-7 27-10 39-7 30-15 59-22 88-3 9-24 42-56 42-25 0-31-21-31-39 0-22 8-53 25-96 9-20 10-26 10-35 0-23-15-41-41-41-46 0-64 71-64 76 0 4 4 2 6 4 5 0 5 0 8-9 13-46 32-60 49-60 4 0 13 0 13 16 0 12-5 25-9 33-19 53-28 81-28 104 0 43 31 58 60 58 19 0 35-8 49-22-5 25-12 50-32 76-12 16-31 30-53 30-7 0-29-1-38-21 9 0 14 0 21-5 6-4 10-10 10-20 0-15-13-17-18-17-11 0-28 7-28 31 0 25 22 44 53 44 50 0 101-45 115-101 15-63 32-125 47-188z"><text:p/></draw:path><draw:path draw:style-name="gr4" draw:text-style-name="P141" svg:width="1.1642in" svg:height="0.0075in" svg:x="2.3055in" svg:y="0.2866in" svg:viewBox="0 0 2958 20" svg:d="M1478 20c-493 0-985 0-1478 0 0-7 0-13 0-20 985 0 1971 0 2958 0 0 7 0 13 0 20-494 0-987 0-1480 0z"><text:p/></draw:path><draw:path draw:style-name="gr4" draw:text-style-name="P141" svg:width="0.0961in" svg:height="0.087in" svg:x="2.311in" svg:y="0.4165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 draw:text-style-name="P141" svg:width="0.128in" svg:height="0.1283in" svg:x="2.4701in" svg:y="0.389in" svg:viewBox="0 0 326 327" svg:d="M174 174c46 0 91 0 137 0 7 0 15 0 15-10s-8-10-15-10c-46 0-91 0-137 0 0-46 0-91 0-137 0-7 0-17-10-17s-10 10-10 17c0 46 0 91 0 137-46 0-92 0-139 0-7 0-15 0-15 10s8 10 15 10c47 0 93 0 139 0 0 46 0 92 0 138 0 6 0 15 10 15s10-9 10-15c0-46 0-92 0-138z"><text:p/></draw:path><draw:path draw:style-name="gr4" draw:text-style-name="P141" svg:width="0.176in" svg:height="0.2315in" svg:x="2.674in" svg:y="0.3256in" svg:viewBox="0 0 448 589" svg:d="M155 589c14 0 16 0 20-10 90-187 181-373 270-561 3-5 3-7 3-8 0-6-4-10-10-10-7 0-8 4-11 10-84 176-169 352-253 529-35-83-70-164-105-245-23 17-47 35-69 53 3 3 4 6 7 8 11-9 24-18 35-26 38 87 76 173 113 260z"><text:p/></draw:path><draw:path draw:style-name="gr4" draw:text-style-name="P141" svg:width="0.6228in" svg:height="0.0075in" svg:x="2.8465in" svg:y="0.3256in" svg:viewBox="0 0 1583 20" svg:d="M791 20c-263 0-528 0-791 0 0-7 0-13 0-20 528 0 1055 0 1583 0 0 7 0 13 0 20-264 0-528 0-792 0z"><text:p/></draw:path><draw:path draw:style-name="gr4" draw:text-style-name="P141" svg:width="0.0961in" svg:height="0.087in" svg:x="2.852in" svg:y="0.4165in" svg:viewBox="0 0 245 222" svg:d="M150 69c3-13 15-58 49-58 3 0 14 0 25 6-14 3-24 15-24 26 0 9 6 17 18 17s27-8 27-28c0-25-29-32-46-32-28 0-45 25-51 38-12-34-39-38-53-38-52 0-80 63-80 76 0 4 5 2 6 4 4 0 6 0 7-4 17-54 49-65 66-65 10 0 26 4 26 32 0 16-8 48-26 118-9 29-25 50-46 50-5 0-16 0-26-5 13-3 23-14 23-27 0-14-10-18-18-18-14 0-27 13-27 29 0 23 25 32 46 32 32 0 51-34 52-37 6 18 24 37 53 37 51 0 79-62 79-75 0-6-5-6-6-6-4 0-6 3-7 6-15 53-49 64-64 64-20 0-28-15-28-32 0-11 4-21 8-43 6-23 11-45 17-67z"><text:p/></draw:path><draw:path draw:style-name="gr4" draw:text-style-name="P141" svg:width="0.0598in" svg:height="0.0898in" svg:x="2.9657in" svg:y="0.3559in" svg:viewBox="0 0 153 229" svg:d="M153 167c-5 0-7 0-12 0-1 7-5 28-9 30-3 3-30 3-34 3-21 0-42 0-63 0 35-32 48-42 69-59 25-19 49-40 49-74 0-40-37-67-82-67-42 0-71 31-71 62 0 18 15 19 18 19 9 0 18-5 18-18 0-6-1-18-19-18 11-24 33-32 50-32 34 0 52 26 52 54 0 31-21 55-32 67-28 27-55 55-83 81-4 3-4 5-4 14 48 0 95 0 143 0 3-20 7-41 10-62z"><text:p/></draw:path><draw:path draw:style-name="gr4" draw:text-style-name="P141" svg:width="0.1287in" svg:height="0.1283in" svg:x="3.098in" svg:y="0.389in" svg:viewBox="0 0 328 327" svg:d="M174 174c46 0 91 0 137 0 7 0 17 0 17-10s-10-10-17-10c-46 0-91 0-137 0 0-46 0-91 0-137 0-7 0-17-10-17s-10 10-10 17c0 46 0 91 0 137-46 0-91 0-137 0-7 0-17 0-17 10s10 10 17 10c46 0 91 0 137 0 0 46 0 92 0 138 0 6 0 15 10 15s10-9 10-15c0-46 0-92 0-138z"><text:p/></draw:path><draw:path draw:style-name="gr4" draw:text-style-name="P141" svg:width="0.089in" svg:height="0.1248in" svg:x="3.2862in" svg:y="0.4165in" svg:viewBox="0 0 227 318" svg:d="M225 29c2-7 2-7 2-11 0-8-7-12-14-12-6 0-13 2-17 9-1 3-6 19-7 27-4 13-7 27-10 39-7 30-15 59-22 88-2 9-24 42-56 42-25 0-31-21-31-39 0-22 8-53 25-96 9-20 10-26 10-35 0-23-15-41-39-41-48 0-66 71-66 76 0 4 4 2 6 4 5 0 5 0 8-9 14-46 34-60 50-60 3 0 12 0 12 16 0 12-5 25-9 33-19 53-28 81-28 104 0 43 31 58 60 58 20 0 35-8 49-22-5 25-11 49-32 76-12 16-31 30-53 30-7 0-29-1-38-21 9 0 14 0 21-5 6-4 10-10 10-20 0-15-13-17-18-17-11 0-27 7-27 31 0 25 21 44 52 44 50 0 101-45 115-101 15-63 32-125 47-188z"><text:p/></draw:path><draw:path draw:style-name="gr4" draw:text-style-name="P141" svg:width="0.0598in" svg:height="0.0898in" svg:x="3.3909in" svg:y="0.3559in" svg:viewBox="0 0 153 229" svg:d="M153 167c-5 0-7 0-12 0-1 7-4 28-9 30-3 3-30 3-34 3-21 0-42 0-63 0 36-32 48-42 69-59 25-19 49-40 49-74 0-40-37-67-80-67-44 0-73 31-73 62 0 18 15 19 18 19 9 0 18-5 18-18 0-6-1-18-19-18 11-24 33-32 50-32 34 0 52 26 52 54 0 31-21 55-32 67-28 27-55 55-83 81-4 3-4 5-4 14 48 0 95 0 143 0 3-20 7-41 10-62z"><text:p/></draw:path><draw:path draw:style-name="gr4" draw:text-style-name="P141" svg:width="0.1004in" svg:height="0.5791in" svg:x="3.4996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list-item><text:list-item><text:p text:style-name="P102"><draw:g text:anchor-type="as-char" svg:y="-0.3374in" draw:z-index="90" draw:name="Shape276" draw:style-name="gr1"><svg:title>TexMaths</svg:title><svg:desc>14§display§\delta =\frac{\pi }{2}-\operatorname{acos}\left(\frac{z}{\sqrt{x^2+y^2+z^2}}\right)=\frac{\pi }{2}-\operatorname{acos}\left(\frac{z}{r}\right)§svg§600§FALSE§</svg:desc><draw:g draw:style-name="gr2"><draw:path draw:style-name="gr3" draw:text-style-name="P140" svg:width="4.1008in" svg:height="0.5594in" svg:x="0.002in" svg:y="0.0102in" svg:viewBox="0 0 10417 1422" svg:d="M0 0c3472 0 6945 0 10417 0 0 474 0 947 0 1422-3472 0-6945 0-10417 0 0-475 0-948 0-1422z"><text:p/></draw:path><draw:path draw:style-name="gr4" draw:text-style-name="P141" svg:width="0.0791in" svg:height="0.1394in" svg:x="0.0004in" svg:y="0.202in" svg:viewBox="0 0 202 355" svg:d="M109 134c-61 16-109 79-109 139 0 46 31 82 77 82 57 0 99-77 99-145 0-45-19-69-36-91-18-22-48-59-48-81 0-11 10-23 28-23 14 0 24 7 34 14 10 6 21 12 28 12 13 0 20-12 20-20 0-10-9-13-26-15-26-6-33-6-40-6-39 0-56 21-56 50 0 27 14 55 29 84zM115 146c12 22 26 49 26 83 0 33-18 115-64 115-27 0-46-21-46-57 0-32 18-125 84-141z"><text:p/></draw:path><draw:path draw:style-name="gr4" draw:text-style-name="P141" svg:width="0.128in" svg:height="0.0449in" svg:x="0.15in" svg:y="0.2677in" svg:viewBox="0 0 326 115" svg:d="M311 20c7 0 15 0 15-10s-8-10-15-10c-98 0-198 0-296 0-7 0-15 0-15 10s8 10 17 10c98 0 196 0 294 0zM311 115c7 0 15 0 15-10s-8-10-15-10c-98 0-196 0-294 0-9 0-17 0-17 10s8 10 15 10c98 0 198 0 296 0z"><text:p/></draw:path><draw:path draw:style-name="gr4" draw:text-style-name="P141" svg:width="0.1039in" svg:height="0.085in" svg:x="0.3724in" svg:y="0.1256in" svg:viewBox="0 0 265 217" svg:d="M116 28c18 0 38 0 56 0-17 73-21 94-21 127 0 7 0 20 4 37 6 22 12 25 19 25 9 0 19-10 19-20 0-2 0-2-3-9-14-37-14-68-14-82 0-26 3-53 9-78 18 0 38 0 56 0 7 0 24 0 24-17 0-11-10-11-20-11-55 0-109 0-164 0-11 0-29 0-52 22-16 20-29 42-29 45 1 2 0 4 6 4 4 0 4-1 8-5 24-38 52-38 62-38 9 0 18 0 28 0-16 59-42 119-63 164-5 7-5 8-5 11 0 10 9 14 16 14 14 0 18-14 24-32 7-23 7-24 14-48 8-36 18-73 26-109z"><text:p/></draw:path><draw:path draw:style-name="gr4" draw:text-style-name="P141" svg:width="0.1169in" svg:height="0.0075in" svg:x="0.3669in" svg:y="0.2866in" svg:viewBox="0 0 298 20" svg:d="M0 0c99 0 199 0 298 0 0 7 0 13 0 20-99 0-199 0-298 0 0-7 0-13 0-20z"><text:p/></draw:path><draw:path draw:style-name="gr4" draw:text-style-name="P141" svg:width="0.0772in" svg:height="0.1283in" svg:x="0.3866in" svg:y="0.3413in" svg:viewBox="0 0 197 327" svg:d="M38 290c18-17 35-34 53-51 77-67 106-93 106-142 0-56-44-97-105-97-56 0-92 46-92 90 0 28 25 28 27 28 8 0 25-7 25-27 0-13-9-25-25-25-5 0-6 0-7 0 11-32 37-51 67-51 45 0 66 41 66 82 0 39-26 77-52 107-32 35-63 70-95 105-6 6-6 7-6 18 62 0 122 0 183 0 5-29 10-57 14-85-4 0-8 0-12 0-3 15-6 36-11 43-3 5-37 5-47 5-29 0-60 0-89 0z"><text:p/></draw:path><draw:path draw:style-name="gr4" draw:text-style-name="P141" svg:width="0.1177in" svg:height="0.0075in" svg:x="0.5669in" svg:y="0.2866in" svg:viewBox="0 0 300 20" svg:d="M283 20c8 0 17 0 17-10s-9-10-17-10c-88 0-178 0-266 0-9 0-17 0-17 10s8 10 17 10c88 0 178 0 266 0z"><text:p/></draw:path><draw:path draw:style-name="gr4" draw:text-style-name="P141" svg:width="0.0866in" svg:height="0.0882in" svg:x="0.7528in" svg:y="0.252in" svg:viewBox="0 0 221 225" svg:d="M143 183c1 20 15 41 38 41 11 0 40-7 40-48 0-8 0-18 0-26-4 0-8 0-12 0 0 8 0 18 0 26 0 30-12 32-17 32-17 0-18-22-18-25 0-32 0-65 0-98 0-21 0-40-19-58-19-19-43-27-67-27-40 0-74 24-74 56 0 14 10 22 22 22 14 0 23-9 23-22 0-6-3-22-25-22 14-17 37-23 53-23 24 0 52 20 52 63 0 6 0 13 0 18-26 2-59 3-90 17-38 17-49 44-49 65 0 40 48 51 78 51 33 0 55-19 65-42zM139 102c0 17 0 32 0 49 0 48-35 64-58 64-24 0-43-18-43-41 0-28 19-69 101-72z"><text:p/></draw:path><draw:path draw:style-name="gr4" draw:text-style-name="P141" svg:width="0.0728in" svg:height="0.0882in" svg:x="0.848in" svg:y="0.252in" svg:viewBox="0 0 186 225" svg:d="M41 113c0-79 40-100 65-100 5 0 35 0 54 18-21 1-24 17-24 22 0 13 10 23 22 23 14 0 24-9 24-23 0-33-38-53-76-53-61 0-106 53-106 115 0 63 48 110 105 110 66 0 81-58 81-63s-4-5-5-5c-5 0-6 3-7 5-14 45-47 52-65 52-25 0-68-22-68-101z"><text:p/></draw:path><draw:path draw:style-name="gr4" draw:text-style-name="P141" svg:width="0.085in" svg:height="0.0882in" svg:x="0.9327in" svg:y="0.252in" svg:viewBox="0 0 217 225" svg:d="M217 115c0-63-49-115-108-115-61 0-109 53-109 115 0 64 50 110 108 110 60 0 109-47 109-110zM109 214c-21 0-43-11-56-33-12-21-12-52-12-69 0-20 0-46 11-69 14-22 36-32 56-32 22 0 43 11 56 32 12 21 12 49 12 69 0 17 0 43-11 66-10 21-32 36-56 36z"><text:p/></draw:path><draw:path draw:style-name="gr4" draw:text-style-name="P141" svg:width="0.063in" svg:height="0.0882in" svg:x="1.0303in" svg:y="0.252in" svg:viewBox="0 0 161 225" svg:d="M87 125c10 2 50 9 50 46 0 25-17 44-56 44-40 0-59-27-67-69-1-7-3-9-7-9-7 0-7 3-7 13 0 21 0 43 0 64 0 8 0 11 6 11 2 0 2 0 12-10 3-4 0-1 10-11 21 21 43 21 53 21 58 0 80-32 80-67 0-26-15-42-21-47-15-16-35-20-56-24-28-6-60-11-60-39 0-19 12-38 54-38 55 0 58 43 58 59 1 4 5 4 7 4 5 0 5-2 5-11 0-17 0-33 0-49 0-9 0-13-5-13-2 0-3 0-10 6-1 2-6 7-8 8-19-14-38-14-47-14-60 0-78 34-78 60 0 18 8 31 21 42 15 13 29 16 66 23z"><text:p/></draw:path><draw:path draw:style-name="gr4" draw:text-style-name="P141" svg:width="0.1004in" svg:height="0.5791in" svg:x="1.1787in" svg:y="0in" svg:viewBox="0 0 256 1472" svg:d="M256 1466c0-1 0-1-3-5-47-56-86-119-116-188-64-151-89-326-89-536 0-209 23-393 96-554 28-63 66-120 109-173 2-2 3-3 3-4 0-6-4-6-11-6s-8 0-10 1c-22 28-31 30-68 84-86 121-129 265-152 412-12 80-15 159-15 239 0 183 22 371 101 539 35 74 82 141 130 193 6 4 6 4 14 4 7 0 11 0 11-6z"><text:p/></draw:path><draw:path draw:style-name="gr4" draw:text-style-name="P141" svg:width="0.0819in" svg:height="0.087in" svg:x="1.8882in" svg:y="0.122in" svg:viewBox="0 0 209 222" svg:d="M43 176c27-29 42-40 59-56 0-1 31-26 49-44 46-45 58-69 58-72 0-4-5-4-6-4-4 0-6 0-7 6-15 22-27 30-38 30-12 0-17-7-25-15-8-11-17-21-34-21-36 0-58 45-58 56 0 3 1 6 5 6s6-3 6-6c10-22 38-24 42-24 11 0 19 4 31 9 19 7 25 7 37 7-16 21-58 56-67 64-15 14-29 27-45 41-33 33-50 61-50 64 0 5 4 5 6 5 4 0 4-1 8-7 11-16 25-30 41-30 12 0 16 5 29 19 8 10 17 18 31 18 49 0 78-62 78-75 0-3-3-6-7-6s-5 3-7 7c-11 33-42 41-59 41-9 0-18-3-29-6-15-7-24-8-34-8-1 0-8 0-14 1z"><text:p/></draw:path><draw:path draw:style-name="gr4" draw:text-style-name="P141" svg:width="1.2386in" svg:height="0.0075in" svg:x="1.3094in" svg:y="0.2866in" svg:viewBox="0 0 3147 20" svg:d="M0 0c1049 0 2097 0 3147 0 0 7 0 13 0 20-1050 0-2098 0-3147 0 0-7 0-13 0-20z"><text:p/></draw:path><draw:path draw:style-name="gr4" draw:text-style-name="P141" svg:width="0.176in" svg:height="0.2315in" svg:x="1.3307in" svg:y="0.3256in" svg:viewBox="0 0 448 589" svg:d="M154 589c15 0 15 0 21-10 90-187 179-373 269-561 4-5 4-7 4-8 0-6-4-10-11-10-6 0-7 4-10 10-85 176-169 352-255 529-35-81-68-163-103-244-23 17-47 34-69 52 3 3 4 6 7 8 11-9 24-18 35-26 38 87 74 173 112 260z"><text:p/></draw:path><draw:path draw:style-name="gr4" draw:text-style-name="P141" svg:width="1.0453in" svg:height="0.0075in" svg:x="1.5028in" svg:y="0.3256in" svg:viewBox="0 0 2656 20" svg:d="M0 0c885 0 1770 0 2656 0 0 7 0 13 0 20-886 0-1771 0-2656 0 0-7 0-13 0-20z"><text:p/></draw:path><draw:path draw:style-name="gr4" draw:text-style-name="P141" svg:width="0.0961in" svg:height="0.087in" svg:x="1.5087in" svg:y="0.4165in" svg:viewBox="0 0 245 222" svg:d="M150 69c3-13 14-58 49-58 1 0 14 0 24 6-14 3-24 15-24 26 0 9 5 17 19 17 10 0 27-8 27-28 0-25-29-32-46-32-28 0-46 27-52 38-13-34-39-38-53-38-51 0-79 63-79 76 0 5 5 5 6 5 4 0 6-1 6-5 16-54 49-65 65-65 10 0 27 4 27 32 0 16-8 49-27 118-7 31-23 50-46 50-3 0-14 0-25-5 13-3 24-13 24-27s-11-18-18-18c-16 0-27 14-27 29 0 23 24 32 46 32 32 0 51-34 52-37 6 18 22 37 53 37 51 0 79-62 79-75 0-6-5-6-6-6-6 0-6 3-7 6-17 53-49 64-66 64-18 0-26-15-26-32 0-11 2-21 8-43 6-23 11-45 17-67z"><text:p/></draw:path><draw:path draw:style-name="gr4" draw:text-style-name="P141" svg:width="0.0598in" svg:height="0.0898in" svg:x="1.6224in" svg:y="0.3559in" svg:viewBox="0 0 153 229" svg:d="M153 167c-5 0-9 0-13 0-1 7-4 28-8 30-3 3-30 3-35 3-21 0-42 0-63 0 36-32 49-42 68-57 27-21 51-42 51-76 0-40-38-67-82-67-43 0-71 31-71 62 0 18 14 19 18 19 9 0 18-5 18-18 0-6-2-18-21-18 12-24 35-32 51-32 35 0 53 28 53 54 0 31-22 55-32 67-28 27-56 55-84 81-3 3-3 5-3 14 48 0 94 0 141 0 5-21 7-41 12-62z"><text:p/></draw:path><draw:path draw:style-name="gr4" draw:text-style-name="P141" svg:width="0.128in" svg:height="0.1283in" svg:x="1.7547in" svg:y="0.389in" svg:viewBox="0 0 326 327" svg:d="M174 174c46 0 91 0 137 0 7 0 15 0 15-10s-8-10-15-10c-46 0-91 0-137 0 0-46 0-91 0-137 0-7 0-17-10-17s-10 10-10 17c0 46 0 91 0 137-46 0-92 0-139 0-7 0-15 0-15 10s8 10 15 10c47 0 93 0 139 0 0 46 0 92 0 138 0 7 0 15 10 15s10-8 10-15c0-46 0-92 0-138z"><text:p/></draw:path><draw:path draw:style-name="gr4" draw:text-style-name="P141" svg:width="0.089in" svg:height="0.1248in" svg:x="1.9433in" svg:y="0.4165in" svg:viewBox="0 0 227 318" svg:d="M224 29c3-7 3-7 3-11 0-8-7-12-14-12-6 0-14 2-18 9 0 3-5 19-7 27-3 13-7 27-10 39-7 30-16 59-23 88-1 9-22 42-54 42-25 0-31-21-31-39 0-22 8-53 25-96 7-20 10-26 10-35 0-23-15-41-41-41-46 0-64 71-64 76s4 5 6 5c4 0 5-1 8-10 13-46 32-60 49-60 4 0 13 0 13 16 0 12-6 25-9 33-19 53-29 81-29 104 0 43 32 58 60 58 20 0 36-8 50-22-7 25-12 50-32 76-12 16-32 30-54 30-7 0-28-1-37-19 7 0 14 0 21-7 4-4 10-10 10-20 0-15-14-17-18-17-11 0-28 7-28 33 0 23 22 42 52 42 51 0 102-45 116-101 15-63 31-125 46-188z"><text:p/></draw:path><draw:path draw:style-name="gr4" draw:text-style-name="P141" svg:width="0.0598in" svg:height="0.0898in" svg:x="2.048in" svg:y="0.3559in" svg:viewBox="0 0 153 229" svg:d="M153 167c-5 0-9 0-13 0 0 7-4 28-8 30-3 3-30 3-34 3-21 0-43 0-64 0 36-32 49-42 68-57 27-21 51-42 51-76 0-40-37-67-82-67-42 0-71 31-71 62 0 18 14 19 18 19 9 0 18-5 18-18 0-6-2-18-21-18 12-24 35-32 51-32 35 0 53 28 53 54 0 31-21 55-32 67-28 27-56 55-84 81-3 3-3 5-3 14 48 0 94 0 141 0 5-21 7-41 12-62z"><text:p/></draw:path><draw:path draw:style-name="gr4" draw:text-style-name="P141" svg:width="0.1287in" svg:height="0.1283in" svg:x="2.1795in" svg:y="0.389in" svg:viewBox="0 0 328 327" svg:d="M174 174c46 0 91 0 137 0 7 0 17 0 17-10s-10-10-17-10c-46 0-91 0-137 0 0-46 0-91 0-137 0-7 0-17-10-17s-10 10-10 17c0 46 0 91 0 137-46 0-92 0-139 0-5 0-15 0-15 10s10 10 15 10c47 0 93 0 139 0 0 46 0 92 0 138 0 7 0 15 10 15s10-8 10-15c0-46 0-92 0-138z"><text:p/></draw:path><draw:path draw:style-name="gr4" draw:text-style-name="P141" svg:width="0.0819in" svg:height="0.087in" svg:x="2.3709in" svg:y="0.4165in" svg:viewBox="0 0 209 222" svg:d="M43 176c27-28 42-40 59-56 17-15 31-26 49-44 46-45 58-69 58-72 0-4-5-4-6-4-4 0-6 1-7 6-15 23-27 30-38 30-12 0-17-7-25-15-8-11-17-21-34-21-36 0-58 46-58 56 0 3 1 6 5 6s6-3 6-6c10-22 38-24 42-24 11 0 19 4 31 9 19 7 25 7 37 7-16 21-58 56-67 64-15 14-29 27-45 41-33 33-50 61-50 64 0 5 4 5 6 5 4 0 4-1 8-7 11-16 25-29 41-29 11 0 16 4 29 18 8 10 17 18 31 18 49 0 77-62 77-75 0-3-2-6-6-6s-5 5-7 7c-11 33-42 41-59 41-9 0-18-3-29-6-17-7-24-8-34-8-1 0-9 0-14 1z"><text:p/></draw:path><draw:path draw:style-name="gr4" draw:text-style-name="P141" svg:width="0.0598in" svg:height="0.0898in" svg:x="2.4697in" svg:y="0.3559in" svg:viewBox="0 0 153 229" svg:d="M153 167c-5 0-9 0-13 0 0 7-4 28-8 30-3 3-30 3-34 3-21 0-43 0-64 0 36-32 49-42 70-57 25-21 49-42 49-76 0-40-37-67-82-67-42 0-71 31-71 62 0 18 15 19 18 19 9 0 18-5 18-18 0-6-2-18-19-18 10-24 33-32 49-32 35 0 53 28 53 54 0 31-21 55-32 67-28 27-56 55-84 81-3 3-3 5-3 14 48 0 94 0 141 0 5-21 7-41 12-62z"><text:p/></draw:path><draw:path draw:style-name="gr4" draw:text-style-name="P141" svg:width="0.1004in" svg:height="0.5791in" svg:x="2.5776in" svg:y="0in" svg:viewBox="0 0 256 1472" svg:d="M256 737c0-184-22-372-101-540-35-74-82-141-131-193-4-4-4-4-13-4-7 0-11 0-11 6 0 1 3 4 3 5 47 56 87 119 116 188 64 151 90 326 90 537 0 209-24 392-97 553-28 63-66 120-109 173-2 2-3 3-3 4 0 6 4 6 11 6s9 0 10-1c22-28 31-30 69-84 85-121 128-265 151-412 12-79 15-159 15-238z"><text:p/></draw:path><draw:path draw:style-name="gr4" draw:text-style-name="P141" svg:width="0.1287in" svg:height="0.0449in" svg:x="2.7894in" svg:y="0.2677in" svg:viewBox="0 0 328 115" svg:d="M311 20c7 0 17 0 17-10s-10-10-17-10c-98 0-198 0-296 0-7 0-15 0-15 10s8 10 17 10c98 0 196 0 294 0zM311 115c7 0 17 0 17-10s-10-10-17-10c-98 0-196 0-294 0-9 0-17 0-17 10s8 10 15 10c98 0 198 0 296 0z"><text:p/></draw:path><draw:path draw:style-name="gr4" draw:text-style-name="P141" svg:width="0.1043in" svg:height="0.085in" svg:x="3.0114in" svg:y="0.1256in" svg:viewBox="0 0 266 217" svg:d="M116 28c18 0 38 0 56 0-15 73-21 94-21 127 0 7 0 20 4 37 6 22 12 25 19 25 9 0 19-10 19-20 0-2 0-2-3-9-14-37-14-68-14-82 0-26 3-53 9-78 18 0 38 0 56 0 7 0 25 0 25-17 0-11-11-11-21-11-55 0-109 0-164 0-11 0-29 0-52 22-16 20-29 42-29 45 1 2 0 4 6 4 4 0 4-1 8-5 24-38 52-38 62-38 9 0 18 0 28 0-16 59-42 119-63 164-5 7-5 8-5 11 0 10 9 14 16 14 14 0 18-14 24-32 7-23 7-24 14-48 8-36 18-73 26-109z"><text:p/></draw:path><draw:path draw:style-name="gr4" draw:text-style-name="P141" svg:width="0.1169in" svg:height="0.0075in" svg:x="3.0059in" svg:y="0.2866in" svg:viewBox="0 0 298 20" svg:d="M0 0c99 0 199 0 298 0 0 7 0 13 0 20-99 0-199 0-298 0 0-7 0-13 0-20z"><text:p/></draw:path><draw:path draw:style-name="gr4" draw:text-style-name="P141" svg:width="0.0772in" svg:height="0.1283in" svg:x="3.0256in" svg:y="0.3413in" svg:viewBox="0 0 197 327" svg:d="M39 290c17-17 35-34 52-51 77-67 106-93 106-142 0-56-44-97-105-97-56 0-92 46-92 90 0 28 25 28 27 28 8 0 25-7 25-27 0-13-9-25-25-25-5 0-6 0-7 0 11-32 37-51 67-51 45 0 66 41 66 82 0 39-26 77-52 107-32 35-63 70-95 105-6 6-6 7-6 18 62 0 122 0 183 0 5-29 10-57 14-85-4 0-8 0-12 0-3 15-6 36-11 43-3 5-37 5-47 5-29 0-58 0-88 0z"><text:p/></draw:path><draw:path draw:style-name="gr4" draw:text-style-name="P141" svg:width="0.1177in" svg:height="0.0075in" svg:x="3.2059in" svg:y="0.2866in" svg:viewBox="0 0 300 20" svg:d="M283 20c8 0 17 0 17-10s-9-10-17-10c-88 0-178 0-266 0-9 0-17 0-17 10s8 10 17 10c88 0 178 0 266 0z"><text:p/></draw:path><draw:path draw:style-name="gr4" draw:text-style-name="P141" svg:width="0.0866in" svg:height="0.0882in" svg:x="3.3917in" svg:y="0.252in" svg:viewBox="0 0 221 225" svg:d="M143 183c1 20 15 41 38 41 11 0 40-7 40-48 0-8 0-18 0-26-4 0-8 0-12 0 0 8 0 18 0 26 0 30-12 32-17 32-17 0-18-22-18-25 0-32 0-65 0-98 0-21 0-40-19-58-19-19-43-27-67-27-40 0-74 24-74 56 0 14 10 22 22 22 14 0 23-9 23-22 0-6-3-22-25-22 14-17 37-23 53-23 24 0 52 20 52 63 0 6 0 13 0 18-24 2-59 3-90 17-38 17-49 44-49 65 0 40 48 51 78 51 33 0 55-19 65-42zM139 102c0 17 0 32 0 49 0 48-35 64-58 64-24 0-43-18-43-41 0-28 19-69 101-72z"><text:p/></draw:path><draw:path draw:style-name="gr4" draw:text-style-name="P141" svg:width="0.0728in" svg:height="0.0882in" svg:x="3.487in" svg:y="0.252in" svg:viewBox="0 0 186 225" svg:d="M41 113c0-79 40-100 65-100 5 0 35 0 54 18-21 1-24 17-24 22 0 13 10 23 22 23 14 0 24-9 24-23 0-33-38-53-76-53-61 0-106 53-106 115 0 63 48 110 105 110 66 0 81-58 81-63s-4-5-5-5c-5 0-6 3-7 5-14 45-47 52-65 52-25 0-68-22-68-101z"><text:p/></draw:path><draw:path draw:style-name="gr4" draw:text-style-name="P141" svg:width="0.085in" svg:height="0.0882in" svg:x="3.572in" svg:y="0.252in" svg:viewBox="0 0 217 225" svg:d="M217 115c0-63-49-115-108-115-61 0-109 53-109 115 0 64 50 110 108 110 60 0 109-47 109-110zM109 214c-21 0-43-11-56-33-12-21-12-52-12-69 0-20 0-46 11-69 14-22 36-32 56-32 22 0 43 11 56 32 12 21 12 49 12 69 0 17 0 43-11 66-10 21-32 36-56 36z"><text:p/></draw:path><draw:path draw:style-name="gr4" draw:text-style-name="P141" svg:width="0.063in" svg:height="0.0882in" svg:x="3.6693in" svg:y="0.252in" svg:viewBox="0 0 161 225" svg:d="M87 125c10 2 50 9 50 46 0 25-17 44-56 44-40 0-59-27-67-69-1-7-3-9-7-9-7 0-7 3-7 13 0 21 0 43 0 64 0 8 0 11 6 11 2 0 2 0 12-10 3-4 0-1 10-11 21 21 43 21 53 21 58 0 80-32 80-67 0-26-15-42-21-47-15-16-35-20-56-24-27-6-60-11-60-39 0-19 12-38 54-38 55 0 58 43 58 59 1 4 5 4 7 4 5 0 5-2 5-11 0-17 0-33 0-49 0-9 0-13-5-13-2 0-3 0-10 6-1 2-6 7-8 8-19-14-38-14-47-14-60 0-78 34-78 60 0 18 8 31 21 42 15 13 29 16 66 23z"><text:p/></draw:path><draw:path draw:style-name="gr4" draw:text-style-name="P141" svg:width="0.0728in" svg:height="0.3469in" svg:x="3.8067in" svg:y="0.1165in" svg:viewBox="0 0 186 882" svg:d="M165 876c0 1 4 4 6 6 4 0 7 0 11 0 1 0 4 0 4-5 0-2 0-2-1-4-18-18-45-45-74-99-54-93-73-214-73-332 0-218 61-347 147-434 1-1 1-2 1-4 0-4-3-4-8-4-7 0-7 0-13 3-46 40-99 109-133 212-21 66-32 145-32 226 0 117 21 249 98 361 14 19 32 39 32 40 4 6 11 13 16 17 7 6 12 11 19 17z"><text:p/></draw:path><draw:path draw:style-name="gr4" draw:text-style-name="P141" svg:width="0.0819in" svg:height="0.087in" svg:x="3.9193in" svg:y="0.122in" svg:viewBox="0 0 209 222" svg:d="M43 176c27-29 42-40 59-56 0-1 31-26 49-44 46-45 58-69 58-72 0-4-5-4-6-4-3 0-6 0-7 6-15 22-27 30-38 30-12 0-17-7-25-15-8-11-17-21-34-21-36 0-58 45-58 56 0 3 1 6 5 6s6-3 6-6c10-22 39-24 42-24 11 0 19 4 31 9 21 7 25 7 39 7-18 21-60 56-69 64-15 14-29 27-45 41-33 33-50 61-50 64 0 5 4 5 6 5 4 0 5-1 8-7 11-16 25-30 42-30 11 0 15 5 28 19 8 10 17 18 31 18 49 0 78-62 78-75 0-3-3-6-7-6s-4 3-7 7c-11 33-42 41-59 41-9 0-18-3-28-6-16-7-25-8-35-8-1 0-8 0-14 1z"><text:p/></draw:path><draw:path draw:style-name="gr4" draw:text-style-name="P141" svg:width="0.0984in" svg:height="0.0075in" svg:x="3.911in" svg:y="0.2866in" svg:viewBox="0 0 251 20" svg:d="M0 0c84 0 167 0 251 0 0 7 0 13 0 20-84 0-167 0-251 0 0-7 0-13 0-20z"><text:p/></draw:path><draw:path draw:style-name="gr4" draw:text-style-name="P141" svg:width="0.0783in" svg:height="0.087in" svg:x="3.9193in" svg:y="0.385in" svg:viewBox="0 0 200 222" svg:d="M29 189c-1 7-4 18-4 21 0 8 7 12 14 12 6 0 16-4 18-14 2-1 19-68 20-76 4-17 13-51 15-65 3-5 17-29 28-40 5-3 19-16 40-16 12 0 19 6 21 6-16 3-26 14-26 26 0 9 5 19 19 19 12 0 26-12 26-30 0-17-15-32-40-32-33 0-54 24-63 38-5-23-21-38-45-38-23 0-32 20-37 28-8 17-15 46-15 48 0 5 4 4 6 5 5 0 5-1 8-11 8-35 18-59 36-59 9 0 16 4 16 23 0 9-2 15-9 40-9 38-18 77-28 115z"><text:p/></draw:path><draw:path draw:style-name="gr4" draw:text-style-name="P141" svg:width="0.0736in" svg:height="0.3469in" svg:x="4.0394in" svg:y="0.1165in" svg:viewBox="0 0 188 882" svg:d="M188 441c0-140-34-291-131-402-7-7-25-26-36-36-4-3-4-3-11-3-4 0-10 0-10 4 0 3 3 4 4 6 17 17 42 43 73 98 53 94 73 215 73 333 0 214-59 343-147 432-2 2-3 3-3 4 0 5 6 5 10 5 7 0 7 0 12-3 47-41 100-109 133-212 21-67 33-146 33-226z"><text:p/></draw:path></draw:g></draw:g></text:p><text:p text:style-name="P139"/></text:list-item><text:list-item><text:p text:style-name="P112"><draw:g text:anchor-type="as-char" svg:y="-0.1374in" draw:z-index="91" draw:name="Shape277" draw:style-name="gr1"><svg:title>TexMaths</svg:title><svg:desc>14§display§\vec{e_{r_M}}=§svg§600§FALSE§</svg:desc><draw:g draw:style-name="gr2"><draw:path draw:style-name="gr3" draw:text-style-name="P140" svg:width="0.4894in" svg:height="0.1657in" svg:x="0.0012in" svg:y="0.0102in" svg:viewBox="0 0 1244 422" svg:d="M623 422c-208 0-416 0-623 0 0-140 0-282 0-422 415 0 829 0 1244 0 0 140 0 282 0 422-207 0-415 0-621 0z"><text:p/></draw:path><draw:path draw:style-name="gr4" draw:text-style-name="P141" svg:width="0.0858in" svg:height="0.0378in" svg:x="0.1217in" svg:y="0in" svg:viewBox="0 0 219 97" svg:d="M175 59c-7 6-24 20-24 28 0 6 6 10 10 10 6 0 7-3 10-6 5-7 17-21 39-32 3-1 9-4 9-10s-5-7-7-10c-12-7-17-17-21-28 0-4-5-11-10-11-7 0-10 7-10 11 0 2 4 17 13 28-57 0-111 0-167 0-7 0-17 0-17 10s10 10 17 10c53 0 105 0 158 0z"><text:p/></draw:path><draw:path draw:style-name="gr4" draw:text-style-name="P141" svg:width="0.074in" svg:height="0.0874in" svg:x="0.0004in" svg:y="0.0528in" svg:viewBox="0 0 189 223" svg:d="M70 104c14 0 50 0 76-11 33-14 36-44 36-51 0-21-18-42-53-42-55 0-129 48-129 135 0 49 29 88 78 88 70 0 111-52 111-57 0-3-3-7-5-7-3 0-3 1-8 5-37 48-92 48-98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4 13 9 0 20-6 20-21 0-17-20-24-36-24-19 0-34 7-49 24-6-21-27-24-35-24-13 0-23 7-28 17-7 14-13 34-13 35 0 4 6 4 7 4 4 0 4 0 7-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5 0-9 0-9 7 0 4 3 4 9 4 2 0 11 0 16 2 0 2 0 4-1 7-10 40-21 80-31 120-1 7-3 17-26 17-2 0-6 0-6 7 0 2 1 4 4 4 4 0 10-1 14-1s9 0 14 0c4 0 10 0 14 0s10 1 14 1c3 0 6-1 6-7 0-4-3-4-6-4-12 0-17-4-17-10 0-1 0-2 0-5 12-44 21-86 33-129h1c11 49 22 98 34 148 0 5 1 7 5 7 3 0 6-1 10-5 36-51 73-101 109-152-11 45-22 90-33 136-3 9-3 10-21 10-7 0-12 0-12 7 0 2 3 4 6 4 4 0 10-1 16-1 4 0 11 0 16 0 6 0 12 0 17 0 6 0 13 1 18 1 2 0 6 0 6-7 0-4-3-4-8-4s-6 0-10 0c-7-1-7-1-7-3 0-1 0-1 1-4 10-43 21-85 32-129z"><text:p/></draw:path><draw:path draw:style-name="gr4" draw:text-style-name="P141" svg:width="0.1287in" svg:height="0.0449in" svg:x="0.37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0"><draw:g text:anchor-type="as-char" svg:y="-0.1374in" draw:z-index="92" draw:name="Shape278" draw:style-name="gr1"><svg:title>TexMaths</svg:title><svg:desc>14§display§\vec{e_{\theta _M}}=§svg§600§FALSE§</svg:desc><draw:g draw:style-name="gr2"><draw:path draw:style-name="gr3" draw:text-style-name="P140" svg:width="0.4906in" svg:height="0.1657in" svg:x="0.0012in" svg:y="0.0102in" svg:viewBox="0 0 1247 422" svg:d="M624 422c-208 0-416 0-624 0 0-140 0-282 0-422 416 0 831 0 1247 0 0 140 0 282 0 422-207 0-416 0-623 0z"><text:p/></draw:path><draw:path draw:style-name="gr4" draw:text-style-name="P141" svg:width="0.085in" svg:height="0.0378in" svg:x="0.1224in" svg:y="0in" svg:viewBox="0 0 217 97" svg:d="M174 59c-6 6-23 20-23 28 0 6 4 10 10 10 4 0 7-3 10-6 5-7 16-21 37-32 5-1 9-4 9-10s-3-7-7-10c-10-7-16-17-20-28-1-4-3-11-10-11-6 0-9 7-9 11 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s-2 1-7 5c-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1-7 3-10 21-10 6 0 4 0 7 0 3-1 3-5 3-7 0-4-4-4-9-4-12 0-25 0-36 0-6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4 136-1 9-2 10-20 10-7 0-10 0-10 7 0 2 1 4 4 4 6 0 11-1 17-1 4 0 11 0 16 0 6 0 12 0 17 0 6 0 11 1 17 1 1 0 6 0 6-7 0-4-3-4-9-4-4 0-5 0-10 0-7-1-7-1-7-3 0-1 0-1 2-4 10-43 21-85 32-129z"><text:p/></draw:path><draw:path draw:style-name="gr4" draw:text-style-name="P141" svg:width="0.1283in" svg:height="0.0449in" svg:x="0.3732in" svg:y="0.0677in" svg:viewBox="0 0 327 115" svg:d="M311 20c7 0 16 0 16-10s-9-10-16-10c-98 0-196 0-294 0-7 0-17 0-17 10s10 10 17 10c98 0 196 0 294 0zM311 115c7 0 16 0 16-10s-9-10-16-10c-98 0-196 0-294 0-7 0-17 0-17 10s10 10 17 10c98 0 196 0 294 0z"><text:p/></draw:path></draw:g></draw:g></text:p></text:list-item><text:list-item><text:p text:style-name="P120"><draw:g text:anchor-type="as-char" svg:y="-0.1374in" draw:z-index="93" draw:name="Shape279" draw:style-name="gr1"><svg:title>TexMaths</svg:title><svg:desc>14§display§\vec{e_{\delta _M}}=§svg§600§FALSE§</svg:desc><draw:g draw:style-name="gr2"><draw:path draw:style-name="gr3" draw:text-style-name="P140" svg:width="0.4874in" svg:height="0.1657in" svg:x="0.0012in" svg:y="0.0102in" svg:viewBox="0 0 1239 422" svg:d="M620 422c-207 0-413 0-620 0 0-140 0-282 0-422 413 0 826 0 1239 0 0 140 0 282 0 422-206 0-413 0-619 0z"><text:p/></draw:path><draw:path draw:style-name="gr4" draw:text-style-name="P141" svg:width="0.085in" svg:height="0.0378in" svg:x="0.1209in" svg:y="0in" svg:viewBox="0 0 217 97" svg:d="M174 59c-7 6-23 20-23 28 0 6 4 10 10 10 4 0 7-3 10-6 5-7 17-21 38-32 4-1 8-4 8-10s-3-7-7-10c-10-7-15-17-20-28-1-4-2-11-9-11s-10 7-10 11c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8 88 70 0 111-52 111-57 0-3-3-7-6-7-2 0-2 1-7 5-37 48-92 48-98 48-37 0-42-41-42-56 0-7 0-21 7-52 9 0 19 0 27 0zM46 94c20-76 70-83 83-83 24 0 36 14 36 31 0 52-78 52-98 52-7 0-14 0-21 0z"><text:p/></draw:path><draw:path draw:style-name="gr4" draw:text-style-name="P141" svg:width="0.0591in" svg:height="0.098in" svg:x="0.0902in" svg:y="0.0709in" svg:viewBox="0 0 151 250" svg:d="M80 95c-52 13-80 58-80 94 0 37 28 61 62 61 42 0 74-49 74-100 0-34-18-53-30-64-12-14-37-43-37-59 0-5 4-14 18-14 12 0 22 5 29 9 3 2 16 9 21 9 9 0 14-7 14-14 0-9-4-10-22-13-4-1-21-4-31-4-27 0-41 14-41 35 0 18 12 39 23 60zM85 105c10 16 23 35 23 61 0 28-17 74-46 74-19 0-37-13-37-41 0-24 13-83 60-94z"><text:p/></draw:path><draw:path draw:style-name="gr4" draw:text-style-name="P141" svg:width="0.1126in" svg:height="0.0657in" svg:x="0.1638in" svg:y="0.1201in" svg:viewBox="0 0 287 168" svg:d="M256 21c2-7 2-10 21-10 6 0 4 0 7 0 2-1 3-5 3-7 0-4-4-4-8-4-13 0-26 0-37 0-5 0-8 0-12 6-34 46-68 92-101 140-11-46-21-93-32-139-2-7-3-7-10-7-13 0-27 0-39 0-5 0-9 0-9 7 0 4 3 4 10 4 1 0 10 0 15 2 0 2 0 4-1 7-10 40-21 80-31 120-1 7-3 17-26 17-2 0-6 0-6 7 0 2 1 4 4 4 4 0 10-1 14-1s10 0 14 0 10 0 14 0 10 1 14 1 7-1 7-7c0-4-4-4-7-4-12 0-17-4-17-10 0-1 0-2 2-5 11-44 21-86 32-129 11 49 22 98 34 148 0 5 1 7 5 7 3 0 6-1 10-5 36-51 73-101 109-152-11 45-22 90-33 136-2 9-3 10-21 10-7 0-10 0-10 7 0 2 1 4 4 4 4 0 11-1 17-1 4 0 8 0 15 0 6 0 13 0 18 0s12 1 17 1c2 0 6 0 6-7 0-4-3-4-9-4-4 0-5 0-9 0-7-1-7-1-7-3 0-1 0-1 1-4 10-43 21-85 32-129z"><text:p/></draw:path><draw:path draw:style-name="gr4" draw:text-style-name="P141" svg:width="0.1287in" svg:height="0.0449in" svg:x="0.3701in" svg:y="0.0677in" svg:viewBox="0 0 328 115" svg:d="M311 20c7 0 17 0 17-10s-10-10-17-10c-98 0-196 0-294 0-7 0-17 0-17 10s10 10 17 10c98 0 196 0 294 0zM311 115c7 0 17 0 17-10s-10-10-17-10c-98 0-196 0-294 0-7 0-17 0-17 10s10 10 17 10c98 0 196 0 294 0z"><text:p/></draw:path></draw:g></draw:g></text:p><text:p text:style-name="P135"/></text:list-item></text:list></draw:text-box></draw:frame></text:p>
      <text:p text:style-name="P17"/>
      <text:p text:style-name="P47"><text:soft-page-break/><text:span text:style-name="T55">6.</text:span><text:span text:style-name="T61">5</text:span><text:span text:style-name="T57">) </text:span><text:span text:style-name="T64">Correspondances </text:span><text:span text:style-name="T65">[</text:span><text:span text:style-name="T72">S</text:span><text:span text:style-name="T70">phérique (RLC)</text:span><text:span text:style-name="T67"> </text:span><text:span text:style-name="T31">↔ </text:span><text:span text:style-name="T72">S</text:span><text:span text:style-name="T70">phérique (RL</text:span><text:span text:style-name="T72">L</text:span><text:span text:style-name="T70">)</text:span><text:span text:style-name="T65">]</text:span></text:p>
      <text:p text:style-name="P28"/>
      <text:p text:style-name="P34"><text:span text:style-name="T19">6.5.1) </text:span><text:span text:style-name="T14">Sphérique </text:span><text:span text:style-name="T23">convention </text:span><text:span text:style-name="T14">(</text:span><text:span text:style-name="T24">R</text:span><text:span text:style-name="T23">ayon, Longitude, </text:span><text:span text:style-name="T24">C</text:span><text:span text:style-name="T23">olatitude</text:span><text:span text:style-name="T14">)</text:span><text:span text:style-name="T12"> </text:span><text:span text:style-name="T8">⇒ </text:span><text:span text:style-name="T14">Sphérique </text:span><text:span text:style-name="T23">convention </text:span><text:span text:style-name="T14">(</text:span><text:span text:style-name="T25">R</text:span><text:span text:style-name="T23">ayon, </text:span><text:span text:style-name="T25">L</text:span><text:span text:style-name="T23">ongitude, </text:span><text:span text:style-name="T25">L</text:span><text:span text:style-name="T23">atitude</text:span><text:span text:style-name="T14">)</text:span></text:p>
      <text:p text:style-name="P4"><draw:frame draw:style-name="fr1" draw:name="Frame16" text:anchor-type="paragraph" svg:x="-0.2366in" svg:y="-0.0244in" svg:width="7.1154in" draw:z-index="55"><draw:text-box fo:min-height="3.6327in"><text:p text:style-name="P24"/><text:p text:style-name="P71"><draw:g text:anchor-type="as-char" svg:y="-0.1453in" draw:z-index="127" draw:name="Shape280" draw:style-name="gr1"><svg:title>TexMaths</svg:title><svg:desc>14§display§M\left(r^{\ast },\ \theta ^{\ast },\ \phi \right)_{\left(O,\ \vec{e_{\phi }},\vec{\ e_{\theta ^{\ast }}},\ \vec{e_{r^{\ast }}}\right)}\ \Longrightarrow \ M\left(r,\ \theta ,\ \delta \right)_{\left(O,\ \vec{e_r},\vec{\ e_{\theta }},\ \vec{e_{\delta }}\right)}§svg§600§FALSE§</svg:desc><draw:g draw:style-name="gr2"><draw:path draw:style-name="gr3" draw:text-style-name="P140" svg:width="4.8957in" svg:height="0.2224in" svg:x="0.002in" svg:y="0.0098in" svg:viewBox="0 0 12436 566" svg:d="M0 0c4145 0 8291 0 12436 0 0 189 0 377 0 566-4145 0-8291 0-12436 0 0-189 0-377 0-566z"><text:p/></draw:path><draw:path draw:style-name="gr4" draw:text-style-name="P141" svg:width="0.1937in" svg:height="0.1315in" svg:x="0.0004in" svg:y="0.013in" svg:viewBox="0 0 493 335" svg:d="M434 38c6-17 6-23 43-23 12 0 16 0 16-9 0-6-6-6-14-6-21 0-44 0-65 0-12 0-12 0-19 10-60 94-119 186-179 280-13-92-26-185-38-277-2-13-3-13-16-13-22 0-44 0-67 0-10 0-15 0-15 10 0 5 4 5 14 5 7 0 15 2 21 2 8 1 11 3 11 8 0 2 0 3-1 9-21 82-42 166-63 251-5 19-13 33-54 35-2 0-8 0-8 9 0 5 3 6 7 6 15 0 32-1 49-1s34 1 50 1c3 0 9 0 9-10 0-5-6-5-9-5-28 0-33-10-33-20 0-4 0-7 3-13 22-89 43-179 65-267h2c14 101 28 203 42 304 1 5 1 11 7 11 5 0 8-6 11-10 66-102 133-206 199-308-24 92-46 186-70 280-6 18-6 23-45 23-8 0-14 0-14 9 0 6 6 6 7 6 14 0 48-1 62-1 19 0 42 1 61 1 3 0 10 0 10-10 0-5-6-5-14-5-18 0-32 0-32-9 0-1 0-1 3-11 21-88 43-175 64-262z"><text:p/></draw:path><draw:path draw:style-name="gr4" draw:text-style-name="P141" svg:width="0.0441in" svg:height="0.1921in" svg:x="0.2528in" svg:y="0in" svg:viewBox="0 0 113 489" svg:d="M113 485c0-1 0-3-8-11-62-62-77-154-77-229 0-85 18-171 80-232 5-6 5-6 5-7 0-5-1-6-4-6-5 0-50 34-78 95-25 55-31 110-31 150s4 97 32 153c30 60 72 91 77 91 3 0 4-1 4-4z"><text:p/></draw:path><draw:path draw:style-name="gr4" draw:text-style-name="P141" svg:width="0.0783in" svg:height="0.0874in" svg:x="0.3146in" svg:y="0.0598in" svg:viewBox="0 0 200 223" svg:d="M28 188c-1 7-4 18-4 21 0 8 7 14 14 14s15-4 18-14c1-3 18-69 20-79 4-15 14-50 16-63 2-7 16-29 27-40 4-3 18-16 41-16 12 0 12 4 19 6-14 3-25 14-25 26 0 9 4 17 18 17 13 0 28-11 28-28 0-18-17-32-40-32-33 0-55 24-63 38-5-23-23-38-45-38-24 0-32 20-37 28-9 17-15 46-15 48 0 4 4 4 6 4 4 0 5 0 8-11 8-35 18-58 35-58 8 0 15 3 15 23 0 9-1 15-7 40-9 38-19 76-29 114z"><text:p/></draw:path><draw:path draw:style-name="gr4" draw:text-style-name="P141" svg:width="0.0547in" svg:height="0.0583in" svg:x="0.4138in" svg:y="0.0016in" svg:viewBox="0 0 140 149" svg:d="M80 74c28-12 40-17 50-21 6-3 10-4 10-11 0-6-6-11-11-11-3 0-3 0-7 4-16 10-32 21-48 31 2-17 4-34 6-51 0-7 0-15-10-15-4 0-11 3-11 10 0 4 1 14 1 17 2 7 3 30 4 39-15-10-30-21-46-31-4-3-5-4-8-4-6 0-10 5-10 11 0 7 4 8 7 10 17 7 35 15 52 22-28 13-41 17-49 21-7 3-10 5-10 12 0 5 4 9 10 9 3 0 3 0 7-2 15-12 32-21 47-31-1 18-4 36-5 54 0 9 7 12 11 12s10-3 10-12c0-2-2-12-2-16-1-6-2-30-4-38 14 10 28 18 42 28 9 5 10 5 13 5 5 0 11-4 11-9 0-7-4-10-8-12-17-7-35-14-52-21z"><text:p/></draw:path><draw:path draw:style-name="gr4" draw:text-style-name="P141" svg:width="0.022in" svg:height="0.0571in" svg:x="0.5075in" svg:y="0.1244in" svg:viewBox="0 0 57 146" svg:d="M57 50c0-32-12-50-32-50-15 0-25 11-25 25s10 27 25 27c6 0 13-3 17-7 3 0 1-2 3-2 1 0 1 2 1 7 0 37-17 66-33 83-6 6-6 7-6 9s3 4 6 4c5 0 44-38 44-96z"><text:p/></draw:path><draw:path draw:style-name="gr4" draw:text-style-name="P141" svg:width="0.0799in" svg:height="0.1374in" svg:x="0.6488in" svg:y="0.0091in" svg:viewBox="0 0 204 350" svg:d="M204 101c0-34-9-101-60-101-67 0-144 139-144 251 0 46 15 99 60 99 69 0 144-140 144-249zM53 168c9-32 18-71 38-106 13-24 31-52 53-52 24 0 27 32 27 60 0 24-3 49-16 98-33 0-68 0-102 0zM151 184c-5 22-15 64-35 99-17 32-35 56-56 56-17 0-26-14-26-59 0-21 2-49 15-96 34 0 69 0 102 0z"><text:p/></draw:path><draw:path draw:style-name="gr4" draw:text-style-name="P141" svg:width="0.0547in" svg:height="0.0583in" svg:x="0.7492in" svg:y="0.0016in" svg:viewBox="0 0 140 149" svg:d="M81 74c28-12 41-17 49-21 7-3 10-4 10-11 0-6-4-11-11-11-2 0-3 0-7 4-16 10-31 21-46 31 1-17 4-34 5-51 0-7 0-15-11-15-4 0-10 3-10 10 0 4 2 14 2 17 0 7 2 30 2 39-15-10-30-21-46-31-3-3-4-4-7-4-7 0-11 5-11 11 0 7 4 8 7 10 18 7 35 15 53 22-29 13-42 17-50 21-7 3-10 5-10 12 0 5 4 9 11 9 3 0 3 0 7-2 16-12 31-21 46-31-1 18-2 36-4 54 0 9 6 12 10 12s11-3 11-12c0-2-1-12-1-16-2-6-4-30-4-38 14 10 26 18 40 28 10 5 10 5 13 5 7 0 11-4 11-9 0-7-4-10-7-12-17-7-35-14-52-21z"><text:p/></draw:path><draw:path draw:style-name="gr4" draw:text-style-name="P141" svg:width="0.022in" svg:height="0.0571in" svg:x="0.8429in" svg:y="0.1244in" svg:viewBox="0 0 57 146" svg:d="M57 50c0-32-12-50-30-50-17 0-27 11-27 25s10 27 27 27c5 0 12-3 16-7 2 0 2-2 3-2 0 3 2 2 2 7 0 37-19 66-34 83-6 6-6 7-6 9s3 4 5 4c5 0 44-38 44-96z"><text:p/></draw:path><draw:path draw:style-name="gr4" draw:text-style-name="P141" svg:width="0.1016in" svg:height="0.1728in" svg:x="0.9862in" svg:y="0.0098in" svg:viewBox="0 0 259 440" svg:d="M192 11c0-1 1-4 1-7-1-1 0-4-5-4-6 0-6 1-9 10-10 38-18 75-28 113-78 2-151 68-151 135 0 46 35 84 95 87-4 15-7 31-11 46-6 22-11 42-11 43 0 5 3 6 5 6s5-1 6-3c1 0 4-12 6-19 5-24 12-48 18-73 80-3 151-67 151-133 0-40-27-84-95-89 10-38 18-74 28-112zM98 334c-29-2-66-19-66-66 0-59 44-128 116-135-16 67-33 135-50 201zM161 133c38 3 66 25 66 69 0 57-42 126-116 132 16-66 33-134 50-201z"><text:p/></draw:path><draw:path draw:style-name="gr4" draw:text-style-name="P141" svg:width="0.0441in" svg:height="0.1921in" svg:x="1.1035in" svg:y="0in" svg:viewBox="0 0 113 489" svg:d="M113 245c0-38-5-98-32-152-29-61-71-93-77-93-3 0-4 1-4 6 0 1 0 1 8 11 49 47 77 126 77 228 0 83-18 170-79 232-6 5-6 7-6 8 0 3 1 4 4 4 6 0 49-32 79-95 25-53 30-107 30-149z"><text:p/></draw:path><draw:path draw:style-name="gr4" draw:text-style-name="P141" svg:width="0.035in" svg:height="0.1343in" svg:x="1.1835in" svg:y="0.1016in" svg:viewBox="0 0 90 342" svg:d="M83 0c-66 46-83 119-83 171 0 49 14 125 83 171 2 0 7 0 7-4 0-2-2-3-5-6-46-39-63-98-63-160 0-94 37-138 65-164 1-1 3-2 3-4 0-4-5-4-7-4z"><text:p/></draw:path><draw:path draw:style-name="gr4" draw:text-style-name="P141" svg:width="0.1028in" svg:height="0.0976in" svg:x="1.2378in" svg:y="0.1071in" svg:viewBox="0 0 262 249" svg:d="M262 97c0-55-39-97-100-97-82 0-162 77-162 156 0 54 41 93 101 93 81 0 161-75 161-152zM104 238c-37 0-69-25-69-75 0-19 6-68 36-107 24-28 58-45 89-45 35 0 68 24 68 73 0 25-11 76-43 112-24 28-55 42-81 42z"><text:p/></draw:path><draw:path draw:style-name="gr4" draw:text-style-name="P141" svg:width="0.0165in" svg:height="0.0409in" svg:x="1.3654in" svg:y="0.1862in" svg:viewBox="0 0 43 105" svg:d="M34 34c0 18-3 40-27 63-1 1-3 3-3 4 0 3 3 4 6 4 4 0 33-27 33-69 0-21-8-36-23-36-12 0-20 8-20 20 0 11 8 19 20 19 8 0 9-4 14-5z"><text:p/></draw:path><draw:path draw:style-name="gr4" draw:text-style-name="P141" svg:width="0.0657in" svg:height="0.0272in" svg:x="1.5205in" svg:y="0.1059in" svg:viewBox="0 0 168 70" svg:d="M130 43c-3 3-15 13-15 19 0 5 4 8 8 8s7-1 9-4c8-10 19-18 28-23 5-1 8-2 8-8 0-4-3-7-6-8-11-7-15-16-16-20 0-3-3-7-9-7-3 0-8 1-8 8 0 5 5 14 8 19-40 0-82 0-123 0-6 0-14 0-14 8s8 8 14 8c39 0 77 0 116 0z"><text:p/></draw:path><draw:path draw:style-name="gr4" draw:text-style-name="P141" svg:width="0.0579in" svg:height="0.0602in" svg:x="1.4697in" svg:y="0.1425in" svg:viewBox="0 0 148 154" svg:d="M55 73c9 0 36-2 56-7 25-10 29-25 29-37 0-18-18-29-42-29-42 0-98 31-98 90 0 35 22 64 63 64 57 0 85-33 85-38 0-2-2-7-5-7s-3 2-6 5c-28 30-67 30-74 30-21 0-34-12-34-40 0-6 0-13 5-31 7 0 14 0 21 0zM36 63c14-49 52-53 62-53 15 0 28 7 28 19 0 34-59 34-73 34-5 0-11 0-17 0z"><text:p/></draw:path><draw:path draw:style-name="gr4" draw:text-style-name="P141" svg:width="0.0626in" svg:height="0.0862in" svg:x="1.5453in" svg:y="0.1563in" svg:viewBox="0 0 160 220" svg:d="M113 7c0-4 0-3 0-4 0-3-2-3-4-3-4 0-5 0-5 6-5 16-10 33-14 50 0 1 0 3 0 4-2 0-2 0-5 0-46 3-85 35-85 66 0 25 25 45 62 46-6 21-12 42-12 44 0 4 3 4 6 4 4 0 4-1 6-6 4-16 5-25 9-40 51-3 89-35 89-66 0-23-21-45-61-48 5-18 10-35 14-53zM63 164c-20 0-42-10-42-35 0-27 24-56 66-60-9 32-16 63-24 95zM98 69c17 1 42 8 42 35 0 28-24 57-66 60 9-32 16-63 24-95z"><text:p/></draw:path><draw:path draw:style-name="gr4" draw:text-style-name="P141" svg:width="0.0173in" svg:height="0.0409in" svg:x="1.6406in" svg:y="0.1862in" svg:viewBox="0 0 45 105" svg:d="M35 34c0 18-4 40-28 63 0 1-1 3-1 4 0 3 2 4 4 4 5 0 35-27 35-69 0-21-9-36-25-36-12 0-20 8-20 20 0 11 8 19 21 19 7 0 13-5 14-5z"><text:p/></draw:path><draw:path draw:style-name="gr4" draw:text-style-name="P141" svg:width="0.0657in" svg:height="0.0272in" svg:x="1.7976in" svg:y="0.1059in" svg:viewBox="0 0 168 70" svg:d="M130 43c-3 3-15 13-15 19 0 5 4 8 8 8s7-1 9-4c8-10 19-18 28-23 5-1 8-2 8-8 0-4-3-7-6-8-11-7-15-16-16-20 0-3-3-7-9-7-3 0-8 1-8 8 0 5 5 14 8 19-40 0-82 0-123 0-6 0-14 0-14 8s7 8 14 8c39 0 77 0 116 0z"><text:p/></draw:path><draw:path draw:style-name="gr4" draw:text-style-name="P141" svg:width="0.0575in" svg:height="0.0602in" svg:x="1.7453in" svg:y="0.1425in" svg:viewBox="0 0 147 154" svg:d="M53 73c10 0 38-2 56-7 25-10 31-25 31-37 0-18-20-29-43-29-41 0-97 31-97 90 0 35 21 64 62 64 58 0 85-33 85-38 0-2-3-7-6-7-2 0-2 2-5 5-27 30-67 30-73 30-21 0-35-12-35-40 0-6 0-13 4-31 7 0 14 0 21 0zM35 63c14-49 52-53 62-53 15 0 28 7 28 19 0 34-58 34-73 34-6 0-11 0-17 0z"><text:p/></draw:path><draw:path draw:style-name="gr4" draw:text-style-name="P141" svg:width="0.0476in" svg:height="0.0685in" svg:x="1.8201in" svg:y="0.1598in" svg:viewBox="0 0 122 175" svg:d="M122 56c0-29-14-56-41-56-39 0-81 62-81 119 0 34 15 56 39 56 41 0 83-63 83-119zM29 83c16-62 41-75 52-75 14 0 20 16 20 35 0 7 0 17-6 40-22 0-43 0-66 0zM92 94c-15 59-40 73-53 73-18 0-19-27-19-34 0-10 2-21 7-39 22 0 43 0 65 0z"><text:p/></draw:path><draw:path draw:style-name="gr4" draw:text-style-name="P141" svg:width="0.0441in" svg:height="0.0417in" svg:x="1.8917in" svg:y="0.1559in" svg:viewBox="0 0 113 107" svg:d="M60 48c2-6 6-37 6-40 0-4-4-8-10-8-4 0-8 4-8 8 0 3 4 34 4 40-13-9-25-16-38-24-3-2-3-2-6-2-4 0-8 3-8 9 0 4 3 7 6 7 14 5 28 11 40 15-12 6-36 14-40 16-2 0-6 1-6 7 0 5 4 9 8 9 3 0 12-5 44-25 0 6-4 37-4 40 0 2 4 7 8 7 6 0 10-3 10-9 0-1-4-34-6-38 13 9 27 16 39 24 2 0 3 1 6 1s8-4 8-9-2-6-5-7c-14-6-28-10-42-16 14-4 36-12 40-14 3-1 7-3 7-8 0-6-5-9-8-9s-4 0-6 2c-12 8-26 15-39 24z"><text:p/></draw:path><draw:path draw:style-name="gr4" draw:text-style-name="P141" svg:width="0.0165in" svg:height="0.0409in" svg:x="1.9846in" svg:y="0.1862in" svg:viewBox="0 0 43 105" svg:d="M34 34c0 18-3 40-27 63-1 1-3 3-3 4 0 3 3 4 6 4 4 0 33-27 33-69 0-21-8-36-23-36-12 0-20 8-20 20 0 11 7 19 20 19 8 0 9-4 14-5z"><text:p/></draw:path><draw:path draw:style-name="gr4" draw:text-style-name="P141" svg:width="0.0661in" svg:height="0.0272in" svg:x="2.1728in" svg:y="0.1059in" svg:viewBox="0 0 169 70" svg:d="M130 43c-3 3-14 13-14 19 0 5 4 8 9 8 4 0 5-1 8-4 8-10 18-18 28-23 4-1 8-2 8-8 0-4-4-7-7-8-11-7-14-16-15-20-1-3-3-7-10-7-1 0-7 1-7 8 0 5 4 14 7 19-40 0-82 0-123 0-6 0-14 0-14 8s8 8 14 8c39 0 77 0 116 0z"><text:p/></draw:path><draw:path draw:style-name="gr4" draw:text-style-name="P141" svg:width="0.0579in" svg:height="0.0602in" svg:x="2.0886in" svg:y="0.1425in" svg:viewBox="0 0 148 154" svg:d="M55 73c9 0 36-2 56-7 25-10 29-25 29-37 0-18-18-29-42-29-42 0-98 31-98 90 0 35 22 64 63 64 57 0 85-33 85-38 0-2-4-7-7-7-1 0-2 2-5 5-27 30-66 30-73 30-21 0-35-12-35-40 0-6 0-13 4-31 7 0 16 0 23 0zM35 63c14-49 53-53 63-53 15 0 28 7 28 19 0 34-59 34-74 34-6 0-11 0-17 0z"><text:p/></draw:path><draw:path draw:style-name="gr4" draw:text-style-name="P141" svg:width="0.0543in" svg:height="0.0433in" svg:x="2.1618in" svg:y="0.1862in" svg:viewBox="0 0 139 111" svg:d="M52 69c0-5 3-13 3-17 1-4 2-9 2-11 2-5 10-17 19-24 8-7 15-9 23-9 3 0 16 0 23 5-10 4-7 9-10 14 0 4 3 9 11 9 7 0 16-5 16-16 0-19-27-20-38-20-7 0-23 0-39 20-5-14-19-20-30-20-8 0-15 4-22 14s-10 22-10 24c0 4 4 4 6 4 4 0 4-1 5-7 4-15 10-27 20-27 8 0 10 9 10 13s-3 13-5 20c-1 7-4 16-5 22-2 7-4 14-6 21-1 7-4 17-4 18 0 6 4 9 10 9 4 0 8-2 10-6 1-3 4-10 4-15 3-7 4-14 7-21z"><text:p/></draw:path><draw:path draw:style-name="gr4" draw:text-style-name="P141" svg:width="0.0437in" svg:height="0.0417in" svg:x="2.2354in" svg:y="0.1559in" svg:viewBox="0 0 112 107" svg:d="M60 48c0-6 4-37 4-40 0-4-4-8-8-8-6 0-8 4-8 8 0 3 2 34 4 40-13-9-25-16-38-24-3-2-4-2-6-2-4 0-8 3-8 9 0 4 1 7 4 7 14 5 28 11 42 15-14 6-36 14-40 16-2 0-6 1-6 7 0 5 4 9 8 9 3 0 10-5 44-25-2 6-4 37-4 40 0 2 2 7 8 7 4 0 8-3 8-9 0-1-4-34-4-38 13 9 27 16 39 24 2 0 3 1 5 1 4 0 8-4 8-9s-3-6-6-7c-12-6-26-10-40-16 14-4 36-12 40-14 2-1 6-3 6-8 0-6-4-9-8-9-2 0-3 0-6 2-13 8-25 15-38 24z"><text:p/></draw:path><draw:path draw:style-name="gr4" draw:text-style-name="P141" svg:width="0.035in" svg:height="0.1343in" svg:x="2.3217in" svg:y="0.1016in" svg:viewBox="0 0 90 342" svg:d="M7 0c-3 0-7 0-7 4 0 2 1 3 3 6 31 26 63 73 63 161 0 73-23 126-59 158-7 7-7 7-7 9 0 1 1 4 4 4 4 0 38-22 60-64 16-29 26-66 26-106 0-49-14-124-83-172z"><text:p/></draw:path><draw:path draw:style-name="gr4" draw:text-style-name="P141" svg:width="0.128in" svg:height="0.0449in" svg:x="2.5114in" svg:y="0.074in" svg:viewBox="0 0 326 115" svg:d="M309 20c9 0 17 0 17-10s-8-10-15-10c-98 0-198 0-296 0-7 0-15 0-15 10s8 10 15 10c98 0 196 0 294 0zM311 115c7 0 15 0 15-10s-8-10-17-10c-98 0-196 0-294 0-7 0-15 0-15 10s8 10 15 10c98 0 198 0 296 0z"><text:p/></draw:path><draw:path draw:style-name="gr4" draw:text-style-name="P141" svg:width="0.1717in" svg:height="0.1063in" svg:x="2.6295in" svg:y="0.0437in" svg:viewBox="0 0 437 271" svg:d="M330 97c20 18 45 31 62 38-18 8-42 21-62 37-103 0-208 0-312 0-8 0-18 0-18 10s8 10 17 10c96 0 194 0 291 0-24 22-49 66-49 73 0 6 6 6 8 6 5 0 9 0 10-5 10-19 24-45 56-73 34-30 67-43 93-51 8-3 9-3 9-5 2 0 2-1 2-2 0-2 0-2 0-3 0-2-2-2-2-2-1 0-1 0-11-2-67-20-116-65-143-118-5-10-7-10-14-10-2 0-8 0-8 6 0 5 25 49 49 71-97 0-195 0-291 0-9 0-17 0-17 10s10 10 18 10c104 0 209 0 312 0z"><text:p/></draw:path><draw:path draw:style-name="gr4" draw:text-style-name="P141" svg:width="0.1937in" svg:height="0.1315in" svg:x="2.939in" svg:y="0.013in" svg:viewBox="0 0 493 335" svg:d="M434 38c4-17 6-23 42-23 11 0 17 0 17-9 0-6-6-6-14-6-21 0-44 0-65 0-12 0-14 0-19 10-60 94-119 186-179 280-13-92-27-185-40-277-1-13-1-13-15-13-22 0-45 0-67 0-9 0-14 0-14 10 0 5 4 5 14 5 7 0 15 2 21 2 8 1 11 3 11 8 0 2-1 3-3 9-21 82-40 166-61 251-6 19-14 33-54 35-2 0-8 0-8 9 0 5 3 6 6 6 16 0 33-1 50-1s34 1 50 1c3 0 9 0 9-10 0-5-6-5-9-5-28 0-33-10-33-20 0-4 0-7 1-13 23-89 45-179 67-267 14 101 30 203 44 304 0 5 1 11 7 11 5 0 8-6 11-10 66-102 133-206 199-308-24 92-46 186-70 280-6 18-7 23-45 23-8 0-14 0-14 9 0 6 6 6 7 6 14 0 48-1 62-1 19 0 40 1 61 1 3 0 9 0 9-10 0-5-5-5-14-5-19 0-31 0-31-9 0-1 0-1 1-11 23-88 44-175 66-262z"><text:p/></draw:path><draw:path draw:style-name="gr4" draw:text-style-name="P141" svg:width="0.0449in" svg:height="0.1921in" svg:x="3.1909in" svg:y="0in" svg:viewBox="0 0 115 489" svg:d="M115 485c0-1 0-3-9-11-61-62-77-154-77-229 0-85 19-171 79-232 7-6 7-6 7-7 0-5-3-6-6-6-4 0-49 34-78 95-24 55-31 110-31 150s6 97 34 153c29 60 71 91 75 91 3 0 6-1 6-4z"><text:p/></draw:path><draw:path draw:style-name="gr4" draw:text-style-name="P141" svg:width="0.0783in" svg:height="0.0874in" svg:x="3.2528in" svg:y="0.0598in" svg:viewBox="0 0 200 223" svg:d="M29 188c-1 7-4 18-4 21 0 8 7 14 14 14 6 0 16-4 18-14 2-3 19-69 20-79 4-15 13-50 15-63 3-7 17-29 28-40 5-3 19-16 40-16 12 0 14 4 21 6-16 3-26 14-26 26 0 9 5 17 19 17 12 0 26-11 26-28 0-18-15-32-40-32-33 0-54 24-63 38-5-23-21-38-45-38-23 0-32 20-37 28-8 17-15 46-15 48 0 4 6 4 7 4 4 0 4 0 8-11 9-35 19-58 35-58 9 0 16 3 16 23 0 9-2 15-7 40-10 38-20 76-30 114z"><text:p/></draw:path><draw:path draw:style-name="gr4" draw:text-style-name="P141" svg:width="0.022in" svg:height="0.0571in" svg:x="3.3457in" svg:y="0.1244in" svg:viewBox="0 0 57 146" svg:d="M57 50c0-32-11-50-30-50-17 0-27 11-27 25s10 27 27 27c5 0 12-3 16-7 2 0 2-2 3-2 0 3 2 2 2 7 0 37-19 66-34 83-6 6-6 7-6 9s3 4 5 4c5 0 44-38 44-96z"><text:p/></draw:path><draw:path draw:style-name="gr4" draw:text-style-name="P141" svg:width="0.0795in" svg:height="0.1374in" svg:x="3.4882in" svg:y="0.0091in" svg:viewBox="0 0 203 350" svg:d="M203 101c0-34-8-101-59-101-68 0-144 139-144 251 0 46 14 99 59 99 70 0 144-140 144-249zM52 168c8-32 18-71 38-106 14-24 32-52 54-52 24 0 27 32 27 60 0 24-4 49-16 98-35 0-68 0-103 0zM151 184c-5 22-17 64-35 99-17 32-36 56-57 56-16 0-27-14-27-59 0-21 3-49 16-96 35 0 68 0 103 0z"><text:p/></draw:path><draw:path draw:style-name="gr4" draw:text-style-name="P141" svg:width="0.022in" svg:height="0.0571in" svg:x="3.5929in" svg:y="0.1244in" svg:viewBox="0 0 57 146" svg:d="M57 50c0-32-11-50-30-50-17 0-27 11-27 25s10 27 27 27c5 0 12-3 16-7 2 0 2-2 3-2 0 3 2 2 2 7 0 37-19 66-34 83-6 6-6 7-6 9s3 4 5 4c5 0 44-38 44-96z"><text:p/></draw:path><draw:path draw:style-name="gr4" draw:text-style-name="P141" svg:width="0.0791in" svg:height="0.1386in" svg:x="3.735in" svg:y="0.0071in" svg:viewBox="0 0 202 353" svg:d="M109 135c-61 14-109 78-109 137 0 46 32 81 78 81 58 0 98-75 98-143 0-45-19-70-36-92-18-21-46-59-46-80 0-11 10-23 26-23 14 0 24 6 35 13 10 7 20 13 27 13 13 0 20-12 20-20 0-11-7-13-26-15-25-6-32-6-40-6-38 0-56 21-56 50 0 27 14 54 29 85zM115 144c12 23 28 49 28 86 0 32-20 112-65 112-28 0-47-20-47-56 0-31 18-123 84-142z"><text:p/></draw:path><draw:path draw:style-name="gr4" draw:text-style-name="P141" svg:width="0.0441in" svg:height="0.1921in" svg:x="3.8315in" svg:y="0in" svg:viewBox="0 0 113 489" svg:d="M113 245c0-38-4-98-32-152-29-61-71-93-77-93-3 0-4 1-4 6 0 1 0 1 10 11 47 47 75 126 75 228 0 83-18 170-79 232-6 5-6 7-6 8 0 3 1 4 4 4 6 0 51-32 79-95 25-53 30-107 30-149z"><text:p/></draw:path><draw:path draw:style-name="gr4" draw:text-style-name="P141" svg:width="0.035in" svg:height="0.1343in" svg:x="3.9114in" svg:y="0.1016in" svg:viewBox="0 0 90 342" svg:d="M83 0c-66 46-83 119-83 171 0 49 14 125 83 171 2 0 7 0 7-4 0-2-2-3-5-6-44-39-63-98-63-160 0-94 37-138 65-164 1-1 3-2 3-4 0-4-5-4-7-4z"><text:p/></draw:path><draw:path draw:style-name="gr4" draw:text-style-name="P141" svg:width="0.1028in" svg:height="0.0976in" svg:x="3.9654in" svg:y="0.1071in" svg:viewBox="0 0 262 249" svg:d="M262 97c0-55-39-97-100-97-82 0-162 77-162 156 0 54 42 93 101 93 81 0 161-75 161-152zM104 238c-37 0-68-25-68-75 0-19 5-68 37-107 22-28 56-45 87-45 35 0 68 24 68 73 0 25-11 76-42 112-25 28-56 42-82 42z"><text:p/></draw:path><draw:path draw:style-name="gr4" draw:text-style-name="P141" svg:width="0.0165in" svg:height="0.0409in" svg:x="4.0933in" svg:y="0.1862in" svg:viewBox="0 0 43 105" svg:d="M35 34c0 18-4 40-28 63-1 1-1 3-1 4 0 3 2 4 4 4 4 0 33-27 33-69 0-21-8-36-23-36-12 0-20 8-20 20 0 11 8 19 20 19 8 0 14-5 15-5z"><text:p/></draw:path><draw:path draw:style-name="gr4" draw:text-style-name="P141" svg:width="0.0661in" svg:height="0.0272in" svg:x="4.2413in" svg:y="0.1059in" svg:viewBox="0 0 169 70" svg:d="M130 43c-3 3-14 13-14 19 0 5 4 8 9 8 2 0 5-1 7-4 9-10 19-18 29-23 4-1 8-2 8-8 0-4-4-7-7-8-11-7-14-16-15-20-1-3-3-7-10-7-1 0-8 1-8 8 0 5 5 14 8 19-40 0-82 0-123 0-6 0-14 0-14 8s8 8 14 8c39 0 77 0 116 0z"><text:p/></draw:path><draw:path draw:style-name="gr4" draw:text-style-name="P141" svg:width="0.0575in" svg:height="0.0602in" svg:x="4.198in" svg:y="0.1425in" svg:viewBox="0 0 147 154" svg:d="M53 73c10 0 38-2 56-7 25-10 31-25 31-37 0-18-20-29-43-29-41 0-97 31-97 90 0 35 21 64 62 64 58 0 85-33 85-38 0-2-3-7-6-7-2 0-2 2-5 5-27 30-67 30-74 30-20 0-34-12-34-40 0-6 0-13 4-31 7 0 14 0 21 0zM35 63c14-49 52-53 62-53 15 0 28 7 28 19 0 34-59 34-73 34-6 0-11 0-17 0z"><text:p/></draw:path><draw:path draw:style-name="gr4" draw:text-style-name="P141" svg:width="0.0535in" svg:height="0.0433in" svg:x="4.2713in" svg:y="0.1795in" svg:viewBox="0 0 137 111" svg:d="M50 67c0-3 3-12 5-17 0-2 1-7 2-9 2-5 9-17 17-24 9-7 17-10 25-10 3 0 14 0 23 4-11 4-11 14-11 16 0 4 2 9 11 9 7 0 15-5 15-16 0-19-25-20-38-20-5 0-22 0-39 18-3-12-17-18-29-18-9 0-16 3-23 13-5 11-5 15-8 23 0 5 3 5 4 5 4 0 4 0 7-7 3-14 10-27 18-27 9 0 10 8 10 14 0 3-1 13-3 18-2 7-4 17-5 23-2 7-4 15-6 22-1 6-4 17-4 18 0 6 4 9 8 9 5 0 9-3 12-7 1-2 2-10 4-14 1-7 4-16 5-23z"><text:p/></draw:path><draw:path draw:style-name="gr4" draw:text-style-name="P141" svg:width="0.0165in" svg:height="0.0409in" svg:x="4.3555in" svg:y="0.1862in" svg:viewBox="0 0 43 105" svg:d="M34 34c0 18-3 40-27 63-1 1-3 3-3 4 0 3 3 4 6 4 4 0 33-27 33-69 0-21-8-36-23-36-12 0-20 8-20 20 0 11 7 19 20 19 8 0 9-4 14-5z"><text:p/></draw:path><draw:path draw:style-name="gr4" draw:text-style-name="P141" svg:width="0.0657in" svg:height="0.0272in" svg:x="4.472in" svg:y="0.1059in" svg:viewBox="0 0 168 70" svg:d="M130 43c-3 3-15 13-15 19 0 5 4 8 8 8s6-1 9-4c8-10 19-18 28-23 5-1 8-2 8-8 0-4-3-7-6-8-12-7-15-16-16-20 0-3-3-7-9-7-3 0-8 1-8 8 0 5 5 14 8 19-40 0-82 0-123 0-6 0-14 0-14 8s7 8 14 8c39 0 77 0 116 0z"><text:p/></draw:path><draw:path draw:style-name="gr4" draw:text-style-name="P141" svg:width="0.0579in" svg:height="0.0602in" svg:x="4.4598in" svg:y="0.1425in" svg:viewBox="0 0 148 154" svg:d="M55 73c9 0 36-2 54-7 27-10 31-25 31-37 0-18-18-29-42-29-42 0-98 31-98 90 0 35 22 64 63 64 57 0 85-33 85-38 0-2-4-7-7-7-1 0-2 2-5 5-27 30-67 30-73 30-21 0-35-12-35-40 0-6 0-13 4-31 7 0 16 0 23 0zM35 63c14-49 53-53 63-53 14 0 28 7 28 19 0 34-59 34-74 34-6 0-11 0-17 0z"><text:p/></draw:path><draw:path draw:style-name="gr4" draw:text-style-name="P141" svg:width="0.0476in" svg:height="0.0685in" svg:x="4.5346in" svg:y="0.1543in" svg:viewBox="0 0 122 175" svg:d="M122 56c0-29-13-56-39-56-41 0-83 62-83 119 0 32 15 56 41 56 39 0 81-63 81-119zM29 81c16-60 41-73 52-73 14 0 20 16 20 34 0 8 0 18-6 39-22 0-43 0-66 0zM92 93c-15 58-39 74-51 74-19 0-20-27-20-35 0-9 1-21 6-39 22 0 43 0 65 0z"><text:p/></draw:path><draw:path draw:style-name="gr4" draw:text-style-name="P141" svg:width="0.0173in" svg:height="0.0409in" svg:x="4.6181in" svg:y="0.1862in" svg:viewBox="0 0 45 105" svg:d="M35 34c0 18-4 40-28 63-1 1-1 3-1 4 0 3 2 4 4 4 5 0 35-27 35-69 0-21-9-36-25-36-12 0-20 8-20 20 0 11 8 19 21 19 7 0 13-5 14-5z"><text:p/></draw:path><draw:path draw:style-name="gr4" draw:text-style-name="P141" svg:width="0.0657in" svg:height="0.0272in" svg:x="4.7657in" svg:y="0.1059in" svg:viewBox="0 0 168 70" svg:d="M130 43c-3 3-15 13-15 19 0 5 4 8 8 8s6-1 9-4c8-10 19-18 28-23 4-1 8-2 8-8 0-4-3-7-7-8-11-7-14-16-15-20-2-3-3-7-9-7-3 0-8 1-8 8 0 5 5 14 8 19-42 0-82 0-124 0-5 0-13 0-13 8s7 8 13 8c39 0 78 0 117 0z"><text:p/></draw:path><draw:path draw:style-name="gr4" draw:text-style-name="P141" svg:width="0.0575in" svg:height="0.0602in" svg:x="4.7228in" svg:y="0.1425in" svg:viewBox="0 0 147 154" svg:d="M53 73c10 0 38-2 56-7 25-10 31-25 31-37 0-18-20-29-43-29-41 0-97 31-97 90 0 35 21 64 62 64 58 0 85-33 85-38 0-2-3-7-6-7-2 0-2 2-5 5-27 30-67 30-73 30-21 0-35-12-35-40 0-6 0-13 4-31 7 0 14 0 21 0zM35 63c14-49 52-53 62-53 15 0 28 7 28 19 0 34-58 34-73 34-6 0-11 0-17 0z"><text:p/></draw:path><draw:path draw:style-name="gr4" draw:text-style-name="P141" svg:width="0.0461in" svg:height="0.0701in" svg:x="4.7972in" svg:y="0.1539in" svg:viewBox="0 0 118 179" svg:d="M62 69c-33 7-62 35-62 64 0 30 24 46 50 46 30 0 59-29 59-70 0-25-15-39-31-53-7-7-26-27-26-36 0-3 3-10 12-10s17 4 24 7c3 1 14 8 18 8 6 0 12-7 12-12 0-7-3-7-19-10-11-2-21-3-26-3-24 0-31 14-31 25 0 16 13 32 20 44zM67 76c14 18 20 29 20 45 0 22-14 50-35 50-9 0-32-4-32-31 0-21 12-57 47-64z"><text:p/></draw:path><draw:path draw:style-name="gr4" draw:text-style-name="P141" svg:width="0.035in" svg:height="0.1343in" svg:x="4.8724in" svg:y="0.1016in" svg:viewBox="0 0 90 342" svg:d="M7 0c-3 0-7 0-7 4 0 2 1 3 4 6 30 26 62 73 62 161 0 73-23 126-59 158-6 7-7 7-7 9 0 1 1 4 4 4 4 0 38-22 60-64 16-29 26-66 26-106 0-49-14-124-83-172z"><text:p/></draw:path></draw:g></draw:g></text:p><text:p text:style-name="P24"/><text:list xml:id="list204955381105092" text:continue-numbering="true" text:style-name="L1"><text:list-item><text:p text:style-name="P88"><draw:g text:anchor-type="as-char" svg:y="-0.1437in" draw:z-index="123" draw:name="Shape281" draw:style-name="gr1"><svg:title>TexMaths</svg:title><svg:desc>14§display§r=r^{\ast }§svg§600§FALSE§</svg:desc><draw:g draw:style-name="gr2"><draw:path draw:style-name="gr3" draw:text-style-name="P140" svg:width="0.4902in" svg:height="0.1236in" svg:x="0.0047in" svg:y="0.0098in" svg:viewBox="0 0 1246 315" svg:d="M0 0c415 0 831 0 1246 0 0 105 0 210 0 315-415 0-831 0-1246 0 0-105 0-210 0-315z"><text:p/></draw:path><draw:path draw:style-name="gr4" draw:text-style-name="P141" svg:width="0.0783in" svg:height="0.0862in" svg:x="0.0004in" svg:y="0.0571in" svg:viewBox="0 0 200 220" svg:d="M29 186c-1 7-4 18-4 21 0 8 7 13 14 13 6 0 14-5 18-14 2-2 19-68 20-76 4-17 13-50 16-63 2-7 15-29 28-40 4-5 18-17 39-17 12 0 19 7 21 7-16 1-27 14-27 26 0 7 6 17 20 17 12 0 26-11 26-29 0-17-15-31-40-31-32 0-53 24-63 38-4-23-21-38-45-38-23 0-32 18-37 28-8 15-15 45-15 46 0 6 4 3 6 6 5 0 5 0 8-11 8-35 18-59 36-59 9 0 16 4 16 22 0 11-2 17-9 42-9 38-18 76-28 112z"><text:p/></draw:path><draw:path draw:style-name="gr4" draw:text-style-name="P141" svg:width="0.1287in" svg:height="0.0449in" svg:x="0.152in" svg:y="0.0717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62in" svg:x="0.3508in" svg:y="0.0571in" svg:viewBox="0 0 200 220" svg:d="M29 186c-1 7-4 18-4 21 0 8 7 13 14 13 6 0 16-5 18-14 2-2 19-68 20-76 4-17 13-50 16-63 2-7 16-29 28-40 4-5 18-17 39-17 12 0 14 4 21 7-16 1-25 14-25 26 0 7 4 17 18 17 12 0 26-11 26-29 0-17-15-31-40-31-32 0-53 24-63 38-4-23-21-38-45-38-23 0-32 18-37 28-8 15-15 45-15 46 0 6 6 6 7 6 4 0 4 0 8-11 9-35 19-59 35-59 9 0 16 4 16 22 0 11-2 17-9 42-9 38-18 76-28 112z"><text:p/></draw:path><draw:path draw:style-name="gr4" draw:text-style-name="P141" svg:width="0.0547in" svg:height="0.0575in" svg:x="0.45in" svg:y="0in" svg:viewBox="0 0 140 147" svg:d="M81 74c28-12 41-17 49-21 7-3 10-4 10-11 0-6-4-11-11-11-1 0-3 0-7 3-15 11-31 21-46 32 1-17 2-34 4-51 1-7 0-15-10-15-4 0-11 3-11 10 0 4 1 14 3 17 0 5 2 30 2 39-15-11-30-21-46-32-3-2-4-3-7-3-7 0-11 5-11 11 0 7 4 8 7 10 17 7 35 14 52 22-28 11-41 17-49 21-7 3-10 4-10 10 0 7 4 11 11 11 3 0 3 0 7-3 16-11 31-21 46-30-1 18-4 36-5 54 0 8 7 10 11 10s11-2 11-10c0-3-1-13-1-17-2-5-4-30-4-37 14 8 26 16 40 26 10 7 10 7 13 7 7 0 11-4 11-11s-4-8-7-10c-17-7-35-14-52-21z"><text:p/></draw:path></draw:g></draw:g></text:p></text:list-item><text:list-item><text:p text:style-name="P95"><draw:g text:anchor-type="as-char" svg:y="-0.1437in" draw:z-index="124" draw:name="Shape282" draw:style-name="gr1"><svg:title>TexMaths</svg:title><svg:desc>14§display§\theta =\theta ^{\ast }§svg§600§FALSE§</svg:desc><draw:g draw:style-name="gr2"><draw:path draw:style-name="gr3" draw:text-style-name="P140" svg:width="0.4965in" svg:height="0.1236in" svg:x="0.002in" svg:y="0.0098in" svg:viewBox="0 0 1262 315" svg:d="M0 0c421 0 841 0 1262 0 0 105 0 210 0 315-421 0-841 0-1262 0 0-105 0-210 0-315z"><text:p/></draw:path><draw:path draw:style-name="gr4" draw:text-style-name="P141" svg:width="0.0795in" svg:height="0.1366in" svg:x="0.0004in" svg:y="0.0067in" svg:viewBox="0 0 203 348" svg:d="M203 99c0-32-10-99-59-99-68 0-144 137-144 248 0 46 14 100 59 100 68 0 144-140 144-249zM52 166c8-30 18-69 38-104 12-24 30-52 53-52 24 0 28 32 28 60 0 24-4 49-17 96-34 0-69 0-102 0zM150 182c-6 22-16 63-34 98-18 33-36 57-57 57-17 0-27-14-27-59 0-21 3-49 16-96 33 0 68 0 102 0z"><text:p/></draw:path><draw:path draw:style-name="gr4" draw:text-style-name="P141" svg:width="0.128in" svg:height="0.0449in" svg:x="0.1528in" svg:y="0.0717in" svg:viewBox="0 0 326 115" svg:d="M309 20c9 0 17 0 17-10s-8-10-15-10c-98 0-198 0-296 0-7 0-15 0-15 10s8 10 17 10c98 0 194 0 292 0zM311 115c7 0 15 0 15-10s-8-10-17-10c-98 0-194 0-292 0-9 0-17 0-17 10s8 10 15 10c98 0 198 0 296 0z"><text:p/></draw:path><draw:path draw:style-name="gr4" draw:text-style-name="P141" svg:width="0.0799in" svg:height="0.1366in" svg:x="0.3535in" svg:y="0.0067in" svg:viewBox="0 0 204 348" svg:d="M204 99c0-32-9-99-60-99-67 0-144 137-144 248 0 46 15 100 60 100 69 0 144-140 144-249zM53 166c9-30 18-69 38-104 13-24 31-52 53-52 24 0 27 32 27 60 0 24-3 49-16 96-33 0-68 0-102 0zM151 182c-5 22-15 63-35 98-17 33-35 57-56 57-17 0-26-14-26-59 0-21 2-49 15-96 34 0 69 0 102 0z"><text:p/></draw:path><draw:path draw:style-name="gr4" draw:text-style-name="P141" svg:width="0.0547in" svg:height="0.0575in" svg:x="0.4539in" svg:y="0in" svg:viewBox="0 0 140 147" svg:d="M81 74c28-12 41-17 49-21 7-3 10-4 10-11 0-6-4-11-11-11-2 0-3 0-7 3-16 11-31 21-46 32 1-17 2-34 4-51 1-7 0-15-10-15-4 0-11 3-11 10 0 4 1 14 3 17 0 5 2 30 2 39-15-11-30-21-46-32-3-2-4-3-7-3-7 0-11 5-11 11 0 7 4 8 7 10 17 7 35 14 52 22-28 11-41 17-49 21-7 3-10 4-10 10 0 7 4 11 11 11 3 0 3 0 7-3 16-11 31-21 46-30-1 18-4 36-5 54 0 8 7 10 11 10s11-2 11-10c0-3-1-13-3-17 0-5-2-30-2-37 14 8 26 16 40 26 10 7 10 7 13 7 7 0 11-4 11-11s-4-8-7-10c-17-7-35-14-52-21z"><text:p/></draw:path></draw:g></draw:g></text:p></text:list-item><text:list-item><text:p text:style-name="P103"><draw:g text:anchor-type="as-char" svg:y="-0.2138in" draw:z-index="94" draw:name="Shape283" draw:style-name="gr1"><svg:title>TexMaths</svg:title><svg:desc>14§display§\delta =\frac{\pi }{2}-\phi §svg§600§FALSE§</svg:desc><draw:g draw:style-name="gr2"><draw:path draw:style-name="gr3" draw:text-style-name="P140" svg:width="0.8425in" svg:height="0.3256in" svg:x="0.002in" svg:y="0.0102in" svg:viewBox="0 0 2141 828" svg:d="M0 0c713 0 1428 0 2141 0 0 276 0 553 0 828-713 0-1428 0-2141 0 0-275 0-552 0-828z"><text:p/></draw:path><draw:path draw:style-name="gr4" draw:text-style-name="P141" svg:width="0.0791in" svg:height="0.1394in" svg:x="0.0004in" svg:y="0.0764in" svg:viewBox="0 0 202 355" svg:d="M109 134c-61 16-109 79-109 139 0 46 31 82 77 82 57 0 98-77 98-145 0-45-19-69-36-91s-47-59-47-81c0-10 10-23 27-23 15 0 25 7 35 14 10 6 20 13 28 13 11 0 20-13 20-21 0-10-9-11-27-15-25-6-32-6-39-6-39 0-56 21-56 50 0 27 14 55 29 84zM115 145c12 23 26 49 26 84 0 33-18 115-64 115-27 0-46-21-46-57 0-32 18-123 84-142z"><text:p/></draw:path><draw:path draw:style-name="gr4" draw:text-style-name="P141" svg:width="0.128in" svg:height="0.0449in" svg:x="0.1504in" svg:y="0.1429in" svg:viewBox="0 0 326 115" svg:d="M310 20c7 0 16 0 16-10s-9-10-16-10c-98 0-197 0-295 0-7 0-15 0-15 10s8 10 17 10c98 0 195 0 293 0zM310 115c7 0 16 0 16-10s-9-10-16-10c-98 0-195 0-293 0-9 0-17 0-17 10s8 10 15 10c98 0 197 0 295 0z"><text:p/></draw:path><draw:path draw:style-name="gr4" draw:text-style-name="P141" svg:width="0.1043in" svg:height="0.085in" svg:x="0.372in" svg:y="0in" svg:viewBox="0 0 266 217" svg:d="M118 28c18 0 36 0 54 0-15 73-19 94-19 127 0 7 0 21 3 37 5 22 11 25 18 25 10 0 21-9 21-18 0-3 0-5-4-12-14-35-14-67-14-81 0-25 4-51 9-78 19 0 38 0 56 0 6 0 24 0 24-17 0-11-11-11-19-11-55 0-111 0-166 0-11 0-29 0-50 22-18 20-31 42-31 45 1 2 0 6 6 6 4 0 5-3 8-7 24-38 53-38 63-38s18 0 28 0c-17 60-43 119-63 164-4 7-4 8-4 12 0 9 7 13 14 13 15 0 18-14 25-32 7-23 7-24 13-48 9-36 18-73 28-109z"><text:p/></draw:path><draw:path draw:style-name="gr4" draw:text-style-name="P141" svg:width="0.1165in" svg:height="0.0075in" svg:x="0.3669in" svg:y="0.1618in" svg:viewBox="0 0 297 20" svg:d="M0 0c99 0 198 0 297 0 0 7 0 13 0 20-99 0-198 0-297 0 0-7 0-13 0-20z"><text:p/></draw:path><draw:path draw:style-name="gr4" draw:text-style-name="P141" svg:width="0.0768in" svg:height="0.1283in" svg:x="0.387in" svg:y="0.2169in" svg:viewBox="0 0 196 327" svg:d="M38 290c17-17 35-34 52-51 77-68 106-94 106-144 0-56-45-95-104-95-56 0-92 46-92 90 0 28 24 28 25 28 9 0 27-7 27-27 0-13-10-25-27-25-4 0-4 0-5 0 11-32 37-51 65-51 45 0 66 41 66 80 0 41-25 78-52 109-30 35-63 70-93 105-6 6-6 7-6 18 60 0 122 0 182 0 4-29 10-57 14-85-4 0-8 0-12 0-3 14-6 36-12 43-2 5-35 5-46 5-29 0-59 0-88 0z"><text:p/></draw:path><draw:path draw:style-name="gr4" draw:text-style-name="P141" svg:width="0.1177in" svg:height="0.0075in" svg:x="0.5661in" svg:y="0.1618in" svg:viewBox="0 0 300 20" svg:d="M283 20c8 0 17 0 17-10s-9-10-17-10c-88 0-178 0-266 0-9 0-17 0-17 10s8 10 17 10c88 0 178 0 266 0z"><text:p/></draw:path><draw:path draw:style-name="gr4" draw:text-style-name="P141" svg:width="0.1012in" svg:height="0.1732in" svg:x="0.7531in" svg:y="0.0799in" svg:viewBox="0 0 258 441" svg:d="M191 11c0-1 1-4 1-5 0-2 0-6-6-6-4 0-5 1-7 10-9 38-19 75-29 113-77 3-150 67-150 134 0 47 35 86 94 90-3 15-7 31-11 46-6 22-10 41-10 42 0 6 3 6 5 6 3 0 3 0 5-2 1-1 4-12 5-19 7-26 13-49 20-73 78-3 150-69 150-134 0-40-27-84-94-90 8-38 18-74 27-112zM97 336c-30-2-65-18-65-67 0-61 42-129 115-135-17 67-34 135-50 202zM160 134c38 2 66 24 66 67 0 59-42 129-117 135 17-67 34-135 51-202z"><text:p/></draw:path></draw:g></draw:g></text:p><text:p text:style-name="P139"/></text:list-item><text:list-item><text:p text:style-name="P113"><draw:g text:anchor-type="as-char" svg:y="-0.1374in" draw:z-index="97" draw:name="Shape284" draw:style-name="gr1"><svg:title>TexMaths</svg:title><svg:desc>14§display§\vec{e_{r_M}}=§svg§600§FALSE§</svg:desc><draw:g draw:style-name="gr2"><draw:path draw:style-name="gr3" draw:text-style-name="P140" svg:width="0.4894in" svg:height="0.1657in" svg:x="0.0012in" svg:y="0.0102in" svg:viewBox="0 0 1244 422" svg:d="M623 422c-208 0-416 0-623 0 0-140 0-282 0-422 415 0 829 0 1244 0 0 140 0 282 0 422-207 0-415 0-621 0z"><text:p/></draw:path><draw:path draw:style-name="gr4" draw:text-style-name="P141" svg:width="0.0858in" svg:height="0.0378in" svg:x="0.1217in" svg:y="0in" svg:viewBox="0 0 219 97" svg:d="M175 59c-7 6-24 20-24 28 0 6 6 10 10 10 6 0 7-3 10-6 5-7 17-21 39-32 3-1 9-4 9-10s-5-7-7-10c-12-7-17-17-21-28 0-4-5-11-10-11-7 0-10 7-10 11 0 2 4 17 13 28-57 0-111 0-167 0-7 0-17 0-17 10s10 10 17 10c53 0 105 0 158 0z"><text:p/></draw:path><draw:path draw:style-name="gr4" draw:text-style-name="P141" svg:width="0.074in" svg:height="0.0874in" svg:x="0.0004in" svg:y="0.0528in" svg:viewBox="0 0 189 223" svg:d="M70 104c14 0 50 0 76-11 33-14 36-44 36-51 0-21-18-42-53-42-55 0-129 48-129 135 0 49 29 88 78 88 70 0 111-52 111-57 0-3-3-7-5-7-3 0-3 1-8 5-37 48-92 48-98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4 13 9 0 20-6 20-21 0-17-20-24-36-24-19 0-34 7-49 24-6-21-27-24-35-24-13 0-23 7-28 17-7 14-13 34-13 35 0 4 6 4 7 4 4 0 4 0 7-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5 0-9 0-9 7 0 4 3 4 9 4 2 0 11 0 16 2 0 2 0 4-1 7-10 40-21 80-31 120-1 7-3 17-26 17-2 0-6 0-6 7 0 2 1 4 4 4 4 0 10-1 14-1s9 0 14 0c4 0 10 0 14 0s10 1 14 1c3 0 6-1 6-7 0-4-3-4-6-4-12 0-17-4-17-10 0-1 0-2 0-5 12-44 21-86 33-129h1c11 49 22 98 34 148 0 5 1 7 5 7 3 0 6-1 10-5 36-51 73-101 109-152-11 45-22 90-33 136-3 9-3 10-21 10-7 0-12 0-12 7 0 2 3 4 6 4 4 0 10-1 16-1 4 0 11 0 16 0 6 0 12 0 17 0 6 0 13 1 18 1 2 0 6 0 6-7 0-4-3-4-8-4s-6 0-10 0c-7-1-7-1-7-3 0-1 0-1 1-4 10-43 21-85 32-129z"><text:p/></draw:path><draw:path draw:style-name="gr4" draw:text-style-name="P141" svg:width="0.1287in" svg:height="0.0449in" svg:x="0.37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1"><draw:g text:anchor-type="as-char" svg:y="-0.1374in" draw:z-index="98" draw:name="Shape285" draw:style-name="gr1"><svg:title>TexMaths</svg:title><svg:desc>14§display§\vec{e_{\theta _M}}=§svg§600§FALSE§</svg:desc><draw:g draw:style-name="gr2"><draw:path draw:style-name="gr3" draw:text-style-name="P140" svg:width="0.4906in" svg:height="0.1657in" svg:x="0.0012in" svg:y="0.0102in" svg:viewBox="0 0 1247 422" svg:d="M624 422c-208 0-416 0-624 0 0-140 0-282 0-422 416 0 831 0 1247 0 0 140 0 282 0 422-207 0-416 0-623 0z"><text:p/></draw:path><draw:path draw:style-name="gr4" draw:text-style-name="P141" svg:width="0.085in" svg:height="0.0378in" svg:x="0.1224in" svg:y="0in" svg:viewBox="0 0 217 97" svg:d="M174 59c-6 6-23 20-23 28 0 6 4 10 10 10 4 0 7-3 10-6 5-7 16-21 37-32 5-1 9-4 9-10s-3-7-7-10c-10-7-16-17-20-28-1-4-3-11-10-11-6 0-9 7-9 11 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s-2 1-7 5c-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1-7 3-10 21-10 6 0 4 0 7 0 3-1 3-5 3-7 0-4-4-4-9-4-12 0-25 0-36 0-6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4 136-1 9-2 10-20 10-7 0-10 0-10 7 0 2 1 4 4 4 6 0 11-1 17-1 4 0 11 0 16 0 6 0 12 0 17 0 6 0 11 1 17 1 1 0 6 0 6-7 0-4-3-4-9-4-4 0-5 0-10 0-7-1-7-1-7-3 0-1 0-1 2-4 10-43 21-85 32-129z"><text:p/></draw:path><draw:path draw:style-name="gr4" draw:text-style-name="P141" svg:width="0.1283in" svg:height="0.0449in" svg:x="0.3732in" svg:y="0.0677in" svg:viewBox="0 0 327 115" svg:d="M311 20c7 0 16 0 16-10s-9-10-16-10c-98 0-196 0-294 0-7 0-17 0-17 10s10 10 17 10c98 0 196 0 294 0zM311 115c7 0 16 0 16-10s-9-10-16-10c-98 0-196 0-294 0-7 0-17 0-17 10s10 10 17 10c98 0 196 0 294 0z"><text:p/></draw:path></draw:g></draw:g></text:p></text:list-item><text:list-item><text:p text:style-name="P128"><draw:g text:anchor-type="as-char" svg:y="-0.1374in" draw:z-index="99" draw:name="Shape286" draw:style-name="gr1"><svg:title>TexMaths</svg:title><svg:desc>14§display§\vec{e_{\delta _M}}=§svg§600§FALSE§</svg:desc><draw:g draw:style-name="gr2"><draw:path draw:style-name="gr3" draw:text-style-name="P140" svg:width="0.4874in" svg:height="0.1657in" svg:x="0.0012in" svg:y="0.0102in" svg:viewBox="0 0 1239 422" svg:d="M620 422c-207 0-413 0-620 0 0-140 0-282 0-422 413 0 826 0 1239 0 0 140 0 282 0 422-206 0-413 0-619 0z"><text:p/></draw:path><draw:path draw:style-name="gr4" draw:text-style-name="P141" svg:width="0.085in" svg:height="0.0378in" svg:x="0.1209in" svg:y="0in" svg:viewBox="0 0 217 97" svg:d="M174 59c-7 6-23 20-23 28 0 6 4 10 10 10 4 0 7-3 10-6 5-7 17-21 38-32 4-1 8-4 8-10s-3-7-7-10c-10-7-15-17-20-28-1-4-2-11-9-11s-10 7-10 11c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8 88 70 0 111-52 111-57 0-3-3-7-6-7-2 0-2 1-7 5-37 48-92 48-98 48-37 0-42-41-42-56 0-7 0-21 7-52 9 0 19 0 27 0zM46 94c20-76 70-83 83-83 24 0 36 14 36 31 0 52-78 52-98 52-7 0-14 0-21 0z"><text:p/></draw:path><draw:path draw:style-name="gr4" draw:text-style-name="P141" svg:width="0.0591in" svg:height="0.098in" svg:x="0.0902in" svg:y="0.0709in" svg:viewBox="0 0 151 250" svg:d="M80 95c-52 13-80 58-80 94 0 37 28 61 62 61 42 0 74-49 74-100 0-34-18-53-30-64-12-14-37-43-37-59 0-5 4-14 18-14 12 0 22 5 29 9 3 2 16 9 21 9 9 0 14-7 14-14 0-9-4-10-22-13-4-1-21-4-31-4-27 0-41 14-41 35 0 18 12 39 23 60zM85 105c10 16 23 35 23 61 0 28-17 74-46 74-19 0-37-13-37-41 0-24 13-83 60-94z"><text:p/></draw:path><draw:path draw:style-name="gr4" draw:text-style-name="P141" svg:width="0.1126in" svg:height="0.0657in" svg:x="0.1638in" svg:y="0.1201in" svg:viewBox="0 0 287 168" svg:d="M256 21c2-7 2-10 21-10 6 0 4 0 7 0 2-1 3-5 3-7 0-4-4-4-8-4-13 0-26 0-37 0-5 0-8 0-12 6-34 46-68 92-101 140-11-46-21-93-32-139-2-7-3-7-10-7-13 0-27 0-39 0-5 0-9 0-9 7 0 4 3 4 10 4 1 0 10 0 15 2 0 2 0 4-1 7-10 40-21 80-31 120-1 7-3 17-26 17-2 0-6 0-6 7 0 2 1 4 4 4 4 0 10-1 14-1s10 0 14 0 10 0 14 0 10 1 14 1 7-1 7-7c0-4-4-4-7-4-12 0-17-4-17-10 0-1 0-2 2-5 11-44 21-86 32-129 11 49 22 98 34 148 0 5 1 7 5 7 3 0 6-1 10-5 36-51 73-101 109-152-11 45-22 90-33 136-2 9-3 10-21 10-7 0-10 0-10 7 0 2 1 4 4 4 4 0 11-1 17-1 4 0 8 0 15 0 6 0 13 0 18 0s12 1 17 1c2 0 6 0 6-7 0-4-3-4-9-4-4 0-5 0-9 0-7-1-7-1-7-3 0-1 0-1 1-4 10-43 21-85 32-129z"><text:p/></draw:path><draw:path draw:style-name="gr4" draw:text-style-name="P141" svg:width="0.1287in" svg:height="0.0449in" svg:x="0.3701in" svg:y="0.0677in" svg:viewBox="0 0 328 115" svg:d="M311 20c7 0 17 0 17-10s-10-10-17-10c-98 0-196 0-294 0-7 0-17 0-17 10s10 10 17 10c98 0 196 0 294 0zM311 115c7 0 17 0 17-10s-10-10-17-10c-98 0-196 0-294 0-7 0-17 0-17 10s10 10 17 10c98 0 196 0 294 0z"><text:p/></draw:path></draw:g></draw:g></text:p></text:list-item></text:list><text:p text:style-name="P1"/></draw:text-box></draw:frame></text:p>
      <text:p text:style-name="P4"/>
      <text:p text:style-name="P8"><text:span text:style-name="T44">6.5.</text:span><text:span text:style-name="T46">2</text:span><text:span text:style-name="T44">) </text:span><text:span text:style-name="T45">Sphérique (R</text:span><text:span text:style-name="T48">ayon, Longitude, Latitude</text:span><text:span text:style-name="T45">)</text:span><text:span text:style-name="T40"> </text:span><text:span text:style-name="T39">⇒ </text:span><text:span text:style-name="T45">Sphérique (</text:span><text:span text:style-name="T48">Rayon, Longitude, Colatitude</text:span><text:span text:style-name="T45">)</text:span></text:p>
      <text:p text:style-name="P4"><draw:frame draw:style-name="fr1" draw:name="Frame22" text:anchor-type="paragraph" svg:x="-0.2366in" svg:y="-0.0244in" svg:width="7.1154in" draw:z-index="95"><draw:text-box fo:min-height="3.6327in"><text:p text:style-name="P24"/><text:p text:style-name="P71"><draw:g text:anchor-type="as-char" svg:y="-0.1453in" draw:z-index="128" draw:name="Shape287" draw:style-name="gr1"><svg:title>TexMaths</svg:title><svg:desc>14§display§M\left(r^{\ast },\ \theta ^{\ast },\ \delta \right)_{\left(O,\ \vec{e_{r^{\ast }}},\vec{\ e_{\theta ^{\ast }}},\ \vec{e_{\delta }}\right)}\ \Longrightarrow \ M\left(r,\ \theta ,\ \phi \right)_{\left(O,\ \vec{e_{\phi }},\vec{\ e_{\theta }},\ \vec{e_r}\right)}§svg§600§FALSE§</svg:desc><draw:g draw:style-name="gr2"><draw:path draw:style-name="gr3" draw:text-style-name="P140" svg:width="4.8957in" svg:height="0.2224in" svg:x="0.002in" svg:y="0.0098in" svg:viewBox="0 0 12436 566" svg:d="M0 0c4145 0 8291 0 12436 0 0 189 0 377 0 566-4145 0-8291 0-12436 0 0-189 0-377 0-566z"><text:p/></draw:path><draw:path draw:style-name="gr4" draw:text-style-name="P141" svg:width="0.1937in" svg:height="0.1315in" svg:x="0.0004in" svg:y="0.013in" svg:viewBox="0 0 493 335" svg:d="M434 38c6-17 6-23 43-23 12 0 16 0 16-9 0-6-6-6-14-6-21 0-44 0-65 0-12 0-12 0-19 10-60 94-119 186-179 280-13-92-26-185-38-277-2-13-3-13-16-13-22 0-44 0-67 0-10 0-15 0-15 10 0 5 4 5 14 5 7 0 15 2 21 2 8 1 11 3 11 8 0 2 0 3-1 9-21 82-42 166-63 251-5 19-13 33-54 35-2 0-8 0-8 9 0 5 3 6 7 6 15 0 32-1 49-1s34 1 50 1c3 0 9 0 9-10 0-5-6-5-9-5-28 0-33-10-33-20 0-4 0-7 3-13 22-89 43-179 65-267h2c14 101 28 203 42 304 1 5 1 11 7 11 5 0 8-6 11-10 66-102 133-206 199-308-24 92-46 186-70 280-6 18-6 23-45 23-8 0-14 0-14 9 0 6 6 6 7 6 14 0 48-1 62-1 19 0 42 1 61 1 3 0 10 0 10-10 0-5-6-5-14-5-18 0-32 0-32-9 0-1 0-1 3-11 21-88 43-175 64-262z"><text:p/></draw:path><draw:path draw:style-name="gr4" draw:text-style-name="P141" svg:width="0.0441in" svg:height="0.1921in" svg:x="0.2528in" svg:y="0in" svg:viewBox="0 0 113 489" svg:d="M113 485c0-1 0-3-8-11-62-62-77-154-77-229 0-85 18-171 80-232 5-6 5-6 5-7 0-5-1-6-4-6-5 0-50 34-78 95-25 55-31 110-31 150s4 97 32 153c30 60 72 91 77 91 3 0 4-1 4-4z"><text:p/></draw:path><draw:path draw:style-name="gr4" draw:text-style-name="P141" svg:width="0.0783in" svg:height="0.0874in" svg:x="0.3146in" svg:y="0.0598in" svg:viewBox="0 0 200 223" svg:d="M28 188c-1 7-4 18-4 21 0 8 7 14 14 14s15-4 18-14c1-3 18-69 20-79 4-15 14-50 16-63 2-7 16-29 27-40 4-3 18-16 41-16 12 0 12 4 19 6-14 3-25 14-25 26 0 9 4 17 18 17 13 0 28-11 28-28 0-18-17-32-40-32-33 0-55 24-63 38-5-23-23-38-45-38-24 0-32 20-37 28-9 17-15 46-15 48 0 4 4 4 6 4 4 0 5 0 8-11 8-35 18-58 35-58 8 0 15 3 15 23 0 9-1 15-7 40-9 38-19 76-29 114z"><text:p/></draw:path><draw:path draw:style-name="gr4" draw:text-style-name="P141" svg:width="0.0547in" svg:height="0.0583in" svg:x="0.4138in" svg:y="0.0016in" svg:viewBox="0 0 140 149" svg:d="M80 74c28-12 40-17 50-21 6-3 10-4 10-11 0-6-6-11-11-11-3 0-3 0-7 4-16 10-32 21-48 31 2-17 4-34 6-51 0-7 0-15-10-15-4 0-11 3-11 10 0 4 1 14 1 17 2 7 3 30 4 39-15-10-30-21-46-31-4-3-5-4-8-4-6 0-10 5-10 11 0 7 4 8 7 10 17 7 35 15 52 22-28 13-41 17-49 21-7 3-10 5-10 12 0 5 4 9 10 9 3 0 3 0 7-2 15-12 32-21 47-31-1 18-4 36-5 54 0 9 7 12 11 12s10-3 10-12c0-2-2-12-2-16-1-6-2-30-4-38 14 10 28 18 42 28 9 5 10 5 13 5 5 0 11-4 11-9 0-7-4-10-8-12-17-7-35-14-52-21z"><text:p/></draw:path><draw:path draw:style-name="gr4" draw:text-style-name="P141" svg:width="0.022in" svg:height="0.0571in" svg:x="0.5075in" svg:y="0.1244in" svg:viewBox="0 0 57 146" svg:d="M57 50c0-32-12-50-32-50-15 0-25 11-25 25s10 27 25 27c6 0 13-3 17-7 3 0 1-2 3-2 1 0 1 2 1 7 0 37-17 66-33 83-6 6-6 7-6 9s3 4 6 4c5 0 44-38 44-96z"><text:p/></draw:path><draw:path draw:style-name="gr4" draw:text-style-name="P141" svg:width="0.0799in" svg:height="0.1374in" svg:x="0.6488in" svg:y="0.0091in" svg:viewBox="0 0 204 350" svg:d="M204 101c0-34-9-101-60-101-67 0-144 139-144 251 0 46 15 99 60 99 69 0 144-140 144-249zM53 168c9-32 18-71 38-106 13-24 31-52 53-52 24 0 27 32 27 60 0 24-3 49-16 98-33 0-68 0-102 0zM151 184c-5 22-15 64-35 99-17 32-35 56-56 56-17 0-26-14-26-59 0-21 2-49 15-96 34 0 69 0 102 0z"><text:p/></draw:path><draw:path draw:style-name="gr4" draw:text-style-name="P141" svg:width="0.0547in" svg:height="0.0583in" svg:x="0.7492in" svg:y="0.0016in" svg:viewBox="0 0 140 149" svg:d="M81 74c28-12 41-17 49-21 7-3 10-4 10-11 0-6-4-11-11-11-2 0-3 0-7 4-16 10-31 21-46 31 1-17 4-34 5-51 0-7 0-15-11-15-4 0-10 3-10 10 0 4 2 14 2 17 0 7 2 30 2 39-15-10-30-21-46-31-3-3-4-4-7-4-7 0-11 5-11 11 0 7 4 8 7 10 18 7 35 15 53 22-29 13-42 17-50 21-7 3-10 5-10 12 0 5 4 9 11 9 3 0 3 0 7-2 16-12 31-21 46-31-1 18-2 36-4 54 0 9 6 12 10 12s11-3 11-12c0-2-1-12-1-16-2-6-4-30-4-38 14 10 26 18 40 28 10 5 10 5 13 5 7 0 11-4 11-9 0-7-4-10-7-12-17-7-35-14-52-21z"><text:p/></draw:path><draw:path draw:style-name="gr4" draw:text-style-name="P141" svg:width="0.022in" svg:height="0.0571in" svg:x="0.8429in" svg:y="0.1244in" svg:viewBox="0 0 57 146" svg:d="M57 50c0-32-12-50-30-50-17 0-27 11-27 25s10 27 27 27c5 0 12-3 16-7 2 0 2-2 3-2 0 3 2 2 2 7 0 37-19 66-34 83-6 6-6 7-6 9s3 4 5 4c5 0 44-38 44-96z"><text:p/></draw:path><draw:path draw:style-name="gr4" draw:text-style-name="P141" svg:width="0.0791in" svg:height="0.1386in" svg:x="0.985in" svg:y="0.0071in" svg:viewBox="0 0 202 353" svg:d="M109 135c-61 14-109 78-109 137 0 46 31 81 78 81 58 0 98-75 98-143 0-45-19-70-36-92-18-21-48-59-48-80 0-11 10-23 28-23 14 0 24 6 35 13 10 7 20 13 27 13 13 0 20-12 20-20 0-11-9-13-26-15-25-6-32-6-40-6-38 0-56 21-56 50 0 27 14 54 29 85zM115 144c12 23 28 49 28 86 0 32-20 112-65 112-28 0-47-20-47-56 0-31 18-123 84-142z"><text:p/></draw:path><draw:path draw:style-name="gr4" draw:text-style-name="P141" svg:width="0.0441in" svg:height="0.1921in" svg:x="1.0815in" svg:y="0in" svg:viewBox="0 0 113 489" svg:d="M113 245c0-38-5-98-32-152-29-61-71-93-77-93-3 0-4 1-4 6 0 1 0 1 8 11 49 47 77 126 77 228 0 83-18 170-79 232-6 5-6 7-6 8 0 3 1 4 4 4 6 0 49-32 79-95 25-53 30-107 30-149z"><text:p/></draw:path><draw:path draw:style-name="gr4" draw:text-style-name="P141" svg:width="0.035in" svg:height="0.1343in" svg:x="1.1614in" svg:y="0.1016in" svg:viewBox="0 0 90 342" svg:d="M83 0c-66 46-83 119-83 171 0 49 14 125 83 171 2 0 7 0 7-4 0-2-2-3-5-6-46-39-63-98-63-160 0-94 37-138 65-164 1-1 3-2 3-4 0-4-5-4-7-4z"><text:p/></draw:path><draw:path draw:style-name="gr4" draw:text-style-name="P141" svg:width="0.1028in" svg:height="0.0976in" svg:x="1.2157in" svg:y="0.1071in" svg:viewBox="0 0 262 249" svg:d="M262 97c0-55-39-97-100-97-82 0-162 77-162 156 0 54 41 93 101 93 81 0 161-75 161-152zM104 238c-37 0-69-25-69-75 0-19 6-68 38-107 22-28 56-45 87-45 35 0 68 24 68 73 0 25-11 76-43 112-24 28-55 42-81 42z"><text:p/></draw:path><draw:path draw:style-name="gr4" draw:text-style-name="P141" svg:width="0.0165in" svg:height="0.0409in" svg:x="1.3433in" svg:y="0.1862in" svg:viewBox="0 0 43 105" svg:d="M34 34c0 18-3 40-27 63-1 1-3 3-3 4 0 3 3 4 6 4 4 0 33-27 33-69 0-21-8-36-23-36-12 0-20 8-20 20 0 11 8 19 20 19 8 0 9-4 14-5z"><text:p/></draw:path><draw:path draw:style-name="gr4" draw:text-style-name="P141" svg:width="0.0657in" svg:height="0.0272in" svg:x="1.5327in" svg:y="0.1059in" svg:viewBox="0 0 168 70" svg:d="M130 43c-3 3-15 13-15 19 0 5 4 8 8 8s6-1 9-4c8-10 19-18 28-23 4-1 8-2 8-8 0-4-3-7-7-8-11-7-14-16-15-20-2-3-3-7-9-7-3 0-8 1-8 8 0 5 4 14 8 19-42 0-82 0-124 0-6 0-13 0-13 8s7 8 13 8c39 0 78 0 117 0z"><text:p/></draw:path><draw:path draw:style-name="gr4" draw:text-style-name="P141" svg:width="0.0575in" svg:height="0.0602in" svg:x="1.448in" svg:y="0.1425in" svg:viewBox="0 0 147 154" svg:d="M53 73c10 0 38-2 56-7 25-10 30-25 30-37 0-18-19-29-42-29-42 0-97 31-97 90 0 35 21 64 62 64 57 0 85-33 85-38 0-2-3-7-6-7-2 0-2 2-5 5-27 30-67 30-74 30-20 0-34-12-34-40 0-6 0-13 4-31 7 0 14 0 21 0zM35 63c14-49 52-53 62-53 15 0 28 7 28 19 0 34-59 34-73 34-6 0-11 0-17 0z"><text:p/></draw:path><draw:path draw:style-name="gr4" draw:text-style-name="P141" svg:width="0.0543in" svg:height="0.0433in" svg:x="1.5209in" svg:y="0.1862in" svg:viewBox="0 0 139 111" svg:d="M52 69c0-5 3-13 4-17 0-4 1-9 3-11 0-5 8-17 17-24 8-7 15-9 25-9 3 0 14 0 22 5-11 4-7 9-11 14 0 4 3 9 11 9 7 0 16-5 16-16 0-19-26-20-38-20-6 0-23 0-39 20-3-14-17-20-30-20-8 0-15 4-22 14-6 10-10 22-10 24 0 4 4 4 6 4 4 0 4-1 5-7 4-15 11-27 20-27 8 0 10 9 10 13s-3 13-5 20c-1 7-4 16-4 22-3 7-4 14-7 21-1 7-3 17-3 18 0 6 5 9 9 9s8-2 11-6c0-3 3-10 4-15 2-7 4-14 6-21z"><text:p/></draw:path><draw:path draw:style-name="gr4" draw:text-style-name="P141" svg:width="0.0437in" svg:height="0.0417in" svg:x="1.5941in" svg:y="0.1559in" svg:viewBox="0 0 112 107" svg:d="M60 48c0-6 4-37 4-40 0-4-2-8-8-8s-8 4-8 8c0 3 4 34 4 40-13-9-25-16-38-24-3-2-4-2-6-2-4 0-8 3-8 9 0 4 3 7 6 7 12 5 26 11 40 15-14 6-36 14-40 16-2 0-6 1-6 7 0 5 4 9 8 9 3 0 10-5 44-25 0 6-4 37-4 40 0 2 2 7 8 7s8-3 8-9c0-1-4-34-4-38 13 9 27 16 39 24 2 0 3 1 5 1 4 0 8-4 8-9s-1-6-4-7c-14-6-28-10-42-16 14-4 36-12 40-14 2-1 6-3 6-8 0-6-4-9-8-9-2 0-3 0-6 2-13 8-25 15-38 24z"><text:p/></draw:path><draw:path draw:style-name="gr4" draw:text-style-name="P141" svg:width="0.0173in" svg:height="0.0409in" svg:x="1.6862in" svg:y="0.1862in" svg:viewBox="0 0 45 105" svg:d="M35 34c0 18-4 40-27 63-1 1-2 3-2 4 0 3 2 4 4 4 5 0 35-27 35-69 0-21-9-36-24-36-13 0-21 8-21 20 0 11 8 19 21 19 8 0 10-4 14-5z"><text:p/></draw:path><draw:path draw:style-name="gr4" draw:text-style-name="P141" svg:width="0.0657in" svg:height="0.0272in" svg:x="1.8433in" svg:y="0.1059in" svg:viewBox="0 0 168 70" svg:d="M130 43c-3 3-15 13-15 19 0 5 4 8 10 8 2 0 5-1 7-4 8-10 19-18 28-23 5-1 8-2 8-8 0-4-3-7-6-8-11-7-15-16-16-20 0-3-3-7-9-7-3 0-8 1-8 8 0 5 5 14 8 19-40 0-82 0-123 0-6 0-14 0-14 8s8 8 14 8c39 0 77 0 116 0z"><text:p/></draw:path><draw:path draw:style-name="gr4" draw:text-style-name="P141" svg:width="0.0575in" svg:height="0.0602in" svg:x="1.7909in" svg:y="0.1425in" svg:viewBox="0 0 147 154" svg:d="M55 73c9 0 36-2 54-7 25-10 31-25 31-37 0-18-20-29-43-29-41 0-97 31-97 90 0 35 22 64 62 64 58 0 85-33 85-38 0-2-3-7-6-7-1 0-2 2-5 5-27 30-67 30-73 30-21 0-35-12-35-40 0-6 0-13 4-31 7 0 16 0 23 0zM35 63c14-49 53-53 62-53 15 0 28 7 28 19 0 34-58 34-73 34-6 0-11 0-17 0z"><text:p/></draw:path><draw:path draw:style-name="gr4" draw:text-style-name="P141" svg:width="0.0476in" svg:height="0.0685in" svg:x="1.8661in" svg:y="0.1598in" svg:viewBox="0 0 122 175" svg:d="M122 56c0-29-14-56-41-56-39 0-81 62-81 119 0 34 15 56 39 56 41 0 83-63 83-119zM29 83c16-62 41-75 52-75 14 0 20 16 20 35 0 7 0 17-6 40-22 0-43 0-66 0zM92 94c-15 59-40 73-51 73-20 0-20-27-20-34 0-10 1-21 6-39 22 0 43 0 65 0z"><text:p/></draw:path><draw:path draw:style-name="gr4" draw:text-style-name="P141" svg:width="0.0441in" svg:height="0.0417in" svg:x="1.9378in" svg:y="0.1559in" svg:viewBox="0 0 113 107" svg:d="M62 48c0-6 4-37 4-40 0-4-4-8-9-8s-9 4-9 8c0 3 4 34 5 40-12-9-26-16-39-24-1-2-3-2-6-2-2 0-8 3-8 9 0 4 3 7 6 7 14 5 28 11 42 15-14 6-37 14-41 16-3 0-7 1-7 7 0 5 6 9 8 9 3 0 12-5 45-25-1 6-5 37-5 40 0 2 4 7 9 7s9-3 9-9c0-1-4-34-4-38 12 9 25 16 37 24 3 0 3 1 6 1 4 0 8-4 8-9s-2-6-5-7c-14-6-28-10-41-16 13-4 37-12 41-14 1-1 5-3 5-8 0-6-4-9-8-9-3 0-3 0-6 2-12 8-25 15-37 24z"><text:p/></draw:path><draw:path draw:style-name="gr4" draw:text-style-name="P141" svg:width="0.0165in" svg:height="0.0409in" svg:x="2.0303in" svg:y="0.1862in" svg:viewBox="0 0 43 105" svg:d="M34 34c0 18-3 40-27 63-1 1-3 3-3 4 0 3 3 4 6 4 4 0 33-27 33-69 0-21-8-36-23-36-12 0-20 8-20 20 0 11 8 19 20 19 8 0 9-4 14-5z"><text:p/></draw:path><draw:path draw:style-name="gr4" draw:text-style-name="P141" svg:width="0.0661in" svg:height="0.0272in" svg:x="2.1776in" svg:y="0.1059in" svg:viewBox="0 0 169 70" svg:d="M130 43c-3 3-14 13-14 19 0 5 4 8 9 8 4 0 5-1 8-4 8-10 18-18 28-23 4-1 8-2 8-8 0-4-4-7-7-8-11-7-14-16-15-20-1-3-3-7-10-7-1 0-7 1-7 8 0 5 4 14 7 19-40 0-82 0-123 0-6 0-14 0-14 8s8 8 14 8c39 0 77 0 116 0z"><text:p/></draw:path><draw:path draw:style-name="gr4" draw:text-style-name="P141" svg:width="0.0579in" svg:height="0.0602in" svg:x="2.1343in" svg:y="0.1425in" svg:viewBox="0 0 148 154" svg:d="M55 73c9 0 36-2 56-7 25-10 29-25 29-37 0-18-18-29-42-29-42 0-98 31-98 90 0 35 22 64 63 64 57 0 85-33 85-38 0-2-2-7-5-7s-3 2-6 5c-28 30-67 30-74 30-20 0-34-12-34-40 0-6 0-13 5-31 7 0 14 0 21 0zM36 63c14-49 52-53 62-53 15 0 28 7 28 19 0 34-59 34-73 34-5 0-11 0-17 0z"><text:p/></draw:path><draw:path draw:style-name="gr4" draw:text-style-name="P141" svg:width="0.0461in" svg:height="0.0701in" svg:x="2.2094in" svg:y="0.1539in" svg:viewBox="0 0 118 179" svg:d="M62 69c-33 7-62 35-62 64 0 30 24 46 50 46 30 0 58-29 58-70 0-25-14-39-30-53-7-7-26-27-26-36 0-3 3-10 12-10s17 4 24 7c2 1 14 8 18 8 6 0 12-7 12-12 0-7-5-7-19-10-11-2-21-3-26-3-24 0-31 14-31 25 0 16 13 32 20 44zM67 76c13 18 20 29 20 45 0 22-16 50-35 50-9 0-32-4-32-31 0-21 12-57 47-64z"><text:p/></draw:path><draw:path draw:style-name="gr4" draw:text-style-name="P141" svg:width="0.035in" svg:height="0.1343in" svg:x="2.285in" svg:y="0.1016in" svg:viewBox="0 0 90 342" svg:d="M7 0c-3 0-7 0-7 4 0 2 1 3 3 6 29 26 63 73 63 161 0 73-23 126-60 158-6 7-6 7-6 9 0 1 1 4 4 4 4 0 38-22 60-64 16-29 26-66 26-106 0-49-16-124-83-172z"><text:p/></draw:path><draw:path draw:style-name="gr4" draw:text-style-name="P141" svg:width="0.1287in" svg:height="0.0449in" svg:x="2.474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63in" svg:x="2.5925in" svg:y="0.0437in" svg:viewBox="0 0 437 271" svg:d="M330 97c20 18 45 31 62 38-18 8-42 21-62 37-105 0-208 0-313 0-9 0-17 0-17 10s8 10 17 10c96 0 194 0 291 0-24 22-49 66-49 73 0 6 6 6 8 6 5 0 9 0 10-5 10-19 24-45 56-73 34-30 67-43 93-51 8-3 8-3 9-5 2 0 2-1 2-2 0-2 0-2-2-3 0-2-1-2-1-2-3-1-1 0-10-2-67-20-116-65-144-118-4-10-6-10-13-10-2 0-8 0-8 6 0 5 25 49 49 71-97 0-195 0-291 0-9 0-17 0-17 10s8 10 17 10c105 0 208 0 313 0z"><text:p/></draw:path><draw:path draw:style-name="gr4" draw:text-style-name="P141" svg:width="0.1937in" svg:height="0.1315in" svg:x="2.9016in" svg:y="0.013in" svg:viewBox="0 0 493 335" svg:d="M435 38c5-17 6-23 42-23 12 0 16 0 16-9 0-6-4-6-13-6-21 0-43 0-64 0-14 0-14 0-20 10-60 94-119 186-179 280-13-92-27-185-39-277-2-13-3-13-16-13-22 0-44 0-67 0-10 0-14 0-14 10 0 5 4 5 14 5 6 0 16 2 21 2 9 1 11 3 11 8 0 2-1 3-2 9-21 82-41 166-62 251-6 19-14 33-53 35-3 0-10 0-10 9 0 5 3 6 7 6 15 0 34-1 49-1 17 0 35 1 52 1 1 0 8 0 8-10 0-5-5-5-8-5-28 0-34-10-34-20 0-4 0-7 2-13 22-89 44-179 67-267 14 101 28 203 42 304 1 5 3 11 8 11 6 0 9-6 10-10 66-102 133-206 199-308h1c-24 92-46 186-70 280-5 18-7 23-45 23-8 0-14 0-14 9 0 6 6 6 7 6 14 0 48-1 62-1 20 0 41 1 60 1 4 0 10 0 10-10 0-5-4-5-14-5-18 0-32 0-32-9 0-1 0-1 3-11 22-88 43-175 65-262z"><text:p/></draw:path><draw:path draw:style-name="gr4" draw:text-style-name="P141" svg:width="0.0449in" svg:height="0.1921in" svg:x="3.1539in" svg:y="0in" svg:viewBox="0 0 115 489" svg:d="M115 485c0-1 0-3-9-11-61-62-77-154-77-229 0-85 19-171 79-232 7-6 7-6 7-7 0-5-3-6-6-6-4 0-49 34-78 95-25 55-31 110-31 150s6 97 32 153c30 60 73 91 77 91 3 0 6-1 6-4z"><text:p/></draw:path><draw:path draw:style-name="gr4" draw:text-style-name="P141" svg:width="0.0783in" svg:height="0.0874in" svg:x="3.2157in" svg:y="0.0598in" svg:viewBox="0 0 200 223" svg:d="M29 188c-1 7-4 18-4 21 0 8 7 14 14 14 6 0 16-4 18-14 2-3 19-69 20-79 4-15 13-50 15-63 3-7 17-29 28-40 5-3 19-16 40-16 12 0 19 6 21 6-16 3-26 14-26 26 0 9 5 17 19 17 12 0 26-11 26-28 0-18-15-32-40-32-33 0-54 24-63 38-5-23-21-38-45-38-23 0-32 20-37 28-8 17-15 46-15 48 0 4 4 2 6 4 5 0 5 0 8-11 8-35 18-58 36-58 9 0 16 3 16 23 0 9-2 15-9 40-9 38-18 76-28 114z"><text:p/></draw:path><draw:path draw:style-name="gr4" draw:text-style-name="P141" svg:width="0.022in" svg:height="0.0571in" svg:x="3.3091in" svg:y="0.1244in" svg:viewBox="0 0 57 146" svg:d="M57 50c0-32-12-50-30-50-17 0-27 11-27 25s10 27 27 27c5 0 11-3 16-7 2 0 2-2 3-2 0 3 0 2 0 7 0 37-17 66-32 83-6 6-6 7-6 9s2 4 5 4c5 0 44-38 44-96z"><text:p/></draw:path><draw:path draw:style-name="gr4" draw:text-style-name="P141" svg:width="0.0795in" svg:height="0.1374in" svg:x="3.4512in" svg:y="0.0091in" svg:viewBox="0 0 203 350" svg:d="M203 101c0-34-8-101-59-101-68 0-144 139-144 251 0 46 14 99 59 99 70 0 144-140 144-249zM52 168c8-32 18-71 38-106 14-24 32-52 53-52 25 0 28 32 28 60 0 24-4 49-16 98-35 0-68 0-103 0zM150 184c-4 22-16 64-34 99-17 32-36 56-57 56-17 0-27-14-27-59 0-21 3-49 16-96 33 0 68 0 102 0z"><text:p/></draw:path><draw:path draw:style-name="gr4" draw:text-style-name="P141" svg:width="0.022in" svg:height="0.0571in" svg:x="3.5559in" svg:y="0.1244in" svg:viewBox="0 0 57 146" svg:d="M57 50c0-32-12-50-30-50-17 0-27 11-27 25s10 27 27 27c5 0 11-3 16-7 2 0 2-2 3-2 0 3 0 2 0 7 0 37-17 66-32 83-6 6-6 7-6 9s2 4 5 4c5 0 44-38 44-96z"><text:p/></draw:path><draw:path draw:style-name="gr4" draw:text-style-name="P141" svg:width="0.1016in" svg:height="0.1728in" svg:x="3.6992in" svg:y="0.0098in" svg:viewBox="0 0 259 440" svg:d="M192 11c0-1 1-4 1-7-1-1 0-4-5-4-6 0-6 1-9 10-10 38-18 75-28 113-78 2-151 68-151 135 0 46 35 84 95 87-4 15-7 31-11 46-6 22-11 42-11 43 0 5 3 6 5 6s5-1 6-3c1-5 4-12 6-19 5-24 12-48 18-73 80-3 151-67 151-133 0-40-27-84-95-89 10-38 18-74 28-112zM98 334c-29-2-66-19-66-66 0-59 42-128 116-135-16 67-33 135-50 201zM161 133c38 3 66 25 66 69 0 57-44 126-116 132 16-66 33-134 50-201z"><text:p/></draw:path><draw:path draw:style-name="gr4" draw:text-style-name="P141" svg:width="0.0441in" svg:height="0.1921in" svg:x="3.8165in" svg:y="0in" svg:viewBox="0 0 113 489" svg:d="M113 245c0-38-5-98-32-152-29-61-71-93-77-93-3 0-4 1-4 6 0 1 0 1 8 11 49 47 77 126 77 228 0 83-18 170-79 232-6 5-6 7-6 8 0 3 1 4 4 4 6 0 49-32 79-95 25-53 30-107 30-149z"><text:p/></draw:path><draw:path draw:style-name="gr4" draw:text-style-name="P141" svg:width="0.035in" svg:height="0.1343in" svg:x="3.8961in" svg:y="0.1016in" svg:viewBox="0 0 90 342" svg:d="M84 0c-66 46-84 119-84 171 0 49 15 125 84 171 1 0 6 0 6-4 0-2 0-3-3-6-46-39-63-98-63-160 0-94 36-138 64-164 2-1 2-2 2-4 0-4-5-4-6-4z"><text:p/></draw:path><draw:path draw:style-name="gr4" draw:text-style-name="P141" svg:width="0.1028in" svg:height="0.0976in" svg:x="3.9504in" svg:y="0.1071in" svg:viewBox="0 0 262 249" svg:d="M262 97c0-55-39-97-100-97-82 0-162 77-162 156 0 54 41 93 101 93 81 0 161-75 161-152zM104 238c-38 0-69-25-69-75 0-19 6-68 36-107 24-28 58-45 89-45 35 0 68 24 68 73 0 25-11 76-43 112-24 28-55 42-81 42z"><text:p/></draw:path><draw:path draw:style-name="gr4" draw:text-style-name="P141" svg:width="0.0165in" svg:height="0.0409in" svg:x="4.0783in" svg:y="0.1862in" svg:viewBox="0 0 43 105" svg:d="M34 34c0 18-3 40-27 63-1 1-3 3-3 4 0 3 3 4 6 4 4 0 33-27 33-69 0-21-8-36-23-36-12 0-20 8-20 20 0 11 8 19 20 19 8 0 9-4 14-5z"><text:p/></draw:path><draw:path draw:style-name="gr4" draw:text-style-name="P141" svg:width="0.0657in" svg:height="0.0272in" svg:x="4.2331in" svg:y="0.1059in" svg:viewBox="0 0 168 70" svg:d="M130 43c-3 3-15 13-15 19 0 5 4 8 8 8s7-1 9-4c8-10 19-18 28-23 5-1 8-2 8-8 0-4-3-7-6-8-11-7-15-16-16-20 0-3-3-7-9-7-3 0-8 1-8 8 0 5 5 14 8 19-40 0-82 0-123 0-6 0-14 0-14 8s8 8 14 8c39 0 77 0 116 0z"><text:p/></draw:path><draw:path draw:style-name="gr4" draw:text-style-name="P141" svg:width="0.0579in" svg:height="0.0602in" svg:x="4.1827in" svg:y="0.1425in" svg:viewBox="0 0 148 154" svg:d="M55 73c9 0 36-2 56-7 25-10 29-25 29-37 0-18-18-29-42-29-42 0-98 31-98 90 0 35 22 64 63 64 57 0 85-33 85-38 0-2-4-7-5-7-3 0-3 2-6 5-28 30-67 30-74 30-21 0-34-12-34-40 0-6 0-13 5-31 7 0 14 0 21 0zM36 63c14-49 52-53 62-53 15 0 28 7 28 19 0 34-59 34-73 34-5 0-11 0-17 0z"><text:p/></draw:path><draw:path draw:style-name="gr4" draw:text-style-name="P141" svg:width="0.0626in" svg:height="0.0862in" svg:x="4.2579in" svg:y="0.1563in" svg:viewBox="0 0 160 220" svg:d="M113 7c0-4 0-3 0-4 0-3-2-3-4-3-4 0-5 0-5 6-5 16-10 33-14 50 0 1 0 3 0 4-2 0-2 0-5 0-46 3-85 35-85 66 0 25 25 45 62 46-6 21-12 42-12 44 0 4 3 4 5 4 5 0 5-1 7-6 4-16 5-25 9-40 51-3 89-35 89-66 0-23-21-45-61-48 5-18 10-35 14-53zM63 164c-20 0-42-10-42-35 0-27 24-56 66-60-9 32-16 63-24 95zM98 69c17 1 42 8 42 35 0 28-24 57-67 60 8-32 17-63 25-95z"><text:p/></draw:path><draw:path draw:style-name="gr4" draw:text-style-name="P141" svg:width="0.0173in" svg:height="0.0409in" svg:x="4.3535in" svg:y="0.1862in" svg:viewBox="0 0 45 105" svg:d="M35 34c0 18-4 40-28 63-1 1-1 3-1 4 0 3 2 4 4 4 5 0 35-27 35-69 0-21-9-36-25-36-12 0-20 8-20 20 0 11 8 19 21 19 7 0 13-5 14-5z"><text:p/></draw:path><draw:path draw:style-name="gr4" draw:text-style-name="P141" svg:width="0.0661in" svg:height="0.0272in" svg:x="4.4697in" svg:y="0.1059in" svg:viewBox="0 0 169 70" svg:d="M130 43c-3 3-14 13-14 19 0 5 4 8 9 8 4 0 5-1 7-4 9-10 19-18 29-23 4-1 8-2 8-8 0-4-4-7-7-8-11-7-14-16-15-20-1-3-3-7-10-7-1 0-7 1-7 8 0 5 4 14 7 19-40 0-82 0-123 0-6 0-14 0-14 8s8 8 14 8c39 0 77 0 116 0z"><text:p/></draw:path><draw:path draw:style-name="gr4" draw:text-style-name="P141" svg:width="0.0575in" svg:height="0.0602in" svg:x="4.4583in" svg:y="0.1425in" svg:viewBox="0 0 147 154" svg:d="M53 73c10 0 38-2 56-7 25-10 31-25 31-37 0-18-20-29-43-29-41 0-97 31-97 90 0 35 21 64 62 64 58 0 85-33 85-38 0-2-3-7-6-7-2 0-2 2-5 5-27 30-67 30-73 30-21 0-35-12-35-40 0-6 0-13 4-31 7 0 14 0 21 0zM35 63c14-49 52-53 62-53 15 0 28 7 28 19 0 34-58 34-73 34-6 0-11 0-17 0z"><text:p/></draw:path><draw:path draw:style-name="gr4" draw:text-style-name="P141" svg:width="0.0476in" svg:height="0.0685in" svg:x="4.5331in" svg:y="0.1543in" svg:viewBox="0 0 122 175" svg:d="M122 56c0-29-14-56-41-56-39 0-81 62-81 119 0 32 15 56 39 56 41 0 83-63 83-119zM29 81c16-60 41-73 52-73 14 0 20 16 20 34 0 8-2 18-6 39-22 0-43 0-66 0zM92 93c-15 58-40 74-53 74-18 0-19-27-19-35 0-9 2-21 7-39 22 0 43 0 65 0z"><text:p/></draw:path><draw:path draw:style-name="gr4" draw:text-style-name="P141" svg:width="0.0165in" svg:height="0.0409in" svg:x="4.6161in" svg:y="0.1862in" svg:viewBox="0 0 43 105" svg:d="M34 34c0 18-3 40-27 63-1 1-3 3-3 4 0 3 3 4 6 4 4 0 33-27 33-69 0-21-8-36-23-36-12 0-20 8-20 20 0 11 7 19 20 19 8 0 9-4 14-5z"><text:p/></draw:path><draw:path draw:style-name="gr4" draw:text-style-name="P141" svg:width="0.0657in" svg:height="0.0272in" svg:x="4.7646in" svg:y="0.1059in" svg:viewBox="0 0 168 70" svg:d="M130 43c-3 3-15 13-15 19 0 5 4 8 8 8s7-1 9-4c8-10 19-18 28-23 5-1 8-2 8-8 0-4-3-7-6-8-11-7-15-16-16-20 0-3-3-7-9-7-3 0-8 1-8 8 0 5 5 14 8 19-40 0-82 0-123 0-6 0-14 0-14 8s8 8 14 8c39 0 77 0 116 0z"><text:p/></draw:path><draw:path draw:style-name="gr4" draw:text-style-name="P141" svg:width="0.0579in" svg:height="0.0602in" svg:x="4.7205in" svg:y="0.1425in" svg:viewBox="0 0 148 154" svg:d="M55 73c9 0 36-2 56-7 25-10 29-25 29-37 0-18-18-29-42-29-42 0-98 31-98 90 0 35 22 64 63 64 57 0 85-33 85-38 0-2-4-7-7-7-1 0-2 2-4 5-28 30-67 30-74 30-21 0-34-12-34-40 0-6 0-13 3-31 7 0 16 0 23 0zM35 63c15-49 53-53 63-53 15 0 28 7 28 19 0 34-59 34-74 34-6 0-11 0-17 0z"><text:p/></draw:path><draw:path draw:style-name="gr4" draw:text-style-name="P141" svg:width="0.0543in" svg:height="0.0433in" svg:x="4.7937in" svg:y="0.1795in" svg:viewBox="0 0 139 111" svg:d="M52 67c0-3 3-12 3-17 1-2 2-7 2-9 2-5 10-17 19-24 8-7 15-10 23-10 3 0 16 0 24 4-11 4-11 14-11 16 0 4 3 9 11 9 7 0 16-5 16-16 0-19-27-20-38-20-7 0-23 0-39 18-5-12-19-18-30-18-8 0-15 3-22 13-7 11-7 15-10 23 0 5 4 5 6 5 4 0 4 0 5-7 4-14 10-27 20-27 8 0 10 8 10 14 0 3-3 13-5 18-1 7-4 17-5 23-2 7-4 15-6 22-1 6-4 17-4 18 0 6 4 9 10 9 4 0 8-3 11-7 0-2 3-10 4-14 2-7 4-16 6-23z"><text:p/></draw:path><draw:path draw:style-name="gr4" draw:text-style-name="P141" svg:width="0.035in" svg:height="0.1343in" svg:x="4.8724in" svg:y="0.1016in" svg:viewBox="0 0 90 342" svg:d="M7 0c-3 0-7 0-7 4 0 2 1 3 4 6 30 26 62 73 62 161 0 73-23 126-59 158-6 7-7 7-7 9 0 1 1 4 4 4 4 0 38-22 60-64 16-29 26-66 26-106 0-49-14-124-83-172z"><text:p/></draw:path></draw:g></draw:g></text:p><text:p text:style-name="P24"/><text:list xml:id="list204955181776714" text:continue-numbering="true" text:style-name="L1"><text:list-item><text:p text:style-name="P88"><draw:g text:anchor-type="as-char" svg:y="-0.1437in" draw:z-index="125" draw:name="Shape288" draw:style-name="gr1"><svg:title>TexMaths</svg:title><svg:desc>14§display§r=r^{\ast }§svg§600§FALSE§</svg:desc><draw:g draw:style-name="gr2"><draw:path draw:style-name="gr3" draw:text-style-name="P140" svg:width="0.4902in" svg:height="0.1236in" svg:x="0.0047in" svg:y="0.0098in" svg:viewBox="0 0 1246 315" svg:d="M0 0c415 0 831 0 1246 0 0 105 0 210 0 315-415 0-831 0-1246 0 0-105 0-210 0-315z"><text:p/></draw:path><draw:path draw:style-name="gr4" draw:text-style-name="P141" svg:width="0.0783in" svg:height="0.0862in" svg:x="0.0004in" svg:y="0.0571in" svg:viewBox="0 0 200 220" svg:d="M29 186c-1 7-4 18-4 21 0 8 7 13 14 13 6 0 14-5 18-14 2-2 19-68 20-76 4-17 13-50 16-63 2-7 15-29 28-40 4-5 18-17 39-17 12 0 19 7 21 7-16 1-27 14-27 26 0 7 6 17 20 17 12 0 26-11 26-29 0-17-15-31-40-31-32 0-53 24-63 38-4-23-21-38-45-38-23 0-32 18-37 28-8 15-15 45-15 46 0 6 4 3 6 6 5 0 5 0 8-11 8-35 18-59 36-59 9 0 16 4 16 22 0 11-2 17-9 42-9 38-18 76-28 112z"><text:p/></draw:path><draw:path draw:style-name="gr4" draw:text-style-name="P141" svg:width="0.1287in" svg:height="0.0449in" svg:x="0.152in" svg:y="0.0717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62in" svg:x="0.3508in" svg:y="0.0571in" svg:viewBox="0 0 200 220" svg:d="M29 186c-1 7-4 18-4 21 0 8 7 13 14 13 6 0 16-5 18-14 2-2 19-68 20-76 4-17 13-50 16-63 2-7 16-29 28-40 4-5 18-17 39-17 12 0 14 4 21 7-16 1-25 14-25 26 0 7 4 17 18 17 12 0 26-11 26-29 0-17-15-31-40-31-32 0-53 24-63 38-4-23-21-38-45-38-23 0-32 18-37 28-8 15-15 45-15 46 0 6 6 6 7 6 4 0 4 0 8-11 9-35 19-59 35-59 9 0 16 4 16 22 0 11-2 17-9 42-9 38-18 76-28 112z"><text:p/></draw:path><draw:path draw:style-name="gr4" draw:text-style-name="P141" svg:width="0.0547in" svg:height="0.0575in" svg:x="0.45in" svg:y="0in" svg:viewBox="0 0 140 147" svg:d="M81 74c28-12 41-17 49-21 7-3 10-4 10-11 0-6-4-11-11-11-1 0-3 0-7 3-15 11-31 21-46 32 1-17 2-34 4-51 1-7 0-15-10-15-4 0-11 3-11 10 0 4 1 14 3 17 0 5 2 30 2 39-15-11-30-21-46-32-3-2-4-3-7-3-7 0-11 5-11 11 0 7 4 8 7 10 17 7 35 14 52 22-28 11-41 17-49 21-7 3-10 4-10 10 0 7 4 11 11 11 3 0 3 0 7-3 16-11 31-21 46-30-1 18-4 36-5 54 0 8 7 10 11 10s11-2 11-10c0-3-1-13-1-17-2-5-4-30-4-37 14 8 26 16 40 26 10 7 10 7 13 7 7 0 11-4 11-11s-4-8-7-10c-17-7-35-14-52-21z"><text:p/></draw:path></draw:g></draw:g></text:p></text:list-item><text:list-item><text:p text:style-name="P95"><draw:g text:anchor-type="as-char" svg:y="-0.1437in" draw:z-index="126" draw:name="Shape289" draw:style-name="gr1"><svg:title>TexMaths</svg:title><svg:desc>14§display§\theta =\theta ^{\ast }§svg§600§FALSE§</svg:desc><draw:g draw:style-name="gr2"><draw:path draw:style-name="gr3" draw:text-style-name="P140" svg:width="0.4965in" svg:height="0.1236in" svg:x="0.002in" svg:y="0.0098in" svg:viewBox="0 0 1262 315" svg:d="M0 0c421 0 841 0 1262 0 0 105 0 210 0 315-421 0-841 0-1262 0 0-105 0-210 0-315z"><text:p/></draw:path><draw:path draw:style-name="gr4" draw:text-style-name="P141" svg:width="0.0795in" svg:height="0.1366in" svg:x="0.0004in" svg:y="0.0067in" svg:viewBox="0 0 203 348" svg:d="M203 99c0-32-10-99-59-99-68 0-144 137-144 248 0 46 14 100 59 100 68 0 144-140 144-249zM52 166c8-30 18-69 38-104 12-24 30-52 53-52 24 0 28 32 28 60 0 24-4 49-17 96-34 0-69 0-102 0zM150 182c-6 22-16 63-34 98-18 33-36 57-57 57-17 0-27-14-27-59 0-21 3-49 16-96 33 0 68 0 102 0z"><text:p/></draw:path><draw:path draw:style-name="gr4" draw:text-style-name="P141" svg:width="0.128in" svg:height="0.0449in" svg:x="0.1528in" svg:y="0.0717in" svg:viewBox="0 0 326 115" svg:d="M309 20c9 0 17 0 17-10s-8-10-15-10c-98 0-198 0-296 0-7 0-15 0-15 10s8 10 17 10c98 0 194 0 292 0zM311 115c7 0 15 0 15-10s-8-10-17-10c-98 0-194 0-292 0-9 0-17 0-17 10s8 10 15 10c98 0 198 0 296 0z"><text:p/></draw:path><draw:path draw:style-name="gr4" draw:text-style-name="P141" svg:width="0.0799in" svg:height="0.1366in" svg:x="0.3535in" svg:y="0.0067in" svg:viewBox="0 0 204 348" svg:d="M204 99c0-32-9-99-60-99-67 0-144 137-144 248 0 46 15 100 60 100 69 0 144-140 144-249zM53 166c9-30 18-69 38-104 13-24 31-52 53-52 24 0 27 32 27 60 0 24-3 49-16 96-33 0-68 0-102 0zM151 182c-5 22-15 63-35 98-17 33-35 57-56 57-17 0-26-14-26-59 0-21 2-49 15-96 34 0 69 0 102 0z"><text:p/></draw:path><draw:path draw:style-name="gr4" draw:text-style-name="P141" svg:width="0.0547in" svg:height="0.0575in" svg:x="0.4539in" svg:y="0in" svg:viewBox="0 0 140 147" svg:d="M81 74c28-12 41-17 49-21 7-3 10-4 10-11 0-6-4-11-11-11-2 0-3 0-7 3-16 11-31 21-46 32 1-17 2-34 4-51 1-7 0-15-10-15-4 0-11 3-11 10 0 4 1 14 3 17 0 5 2 30 2 39-15-11-30-21-46-32-3-2-4-3-7-3-7 0-11 5-11 11 0 7 4 8 7 10 17 7 35 14 52 22-28 11-41 17-49 21-7 3-10 4-10 10 0 7 4 11 11 11 3 0 3 0 7-3 16-11 31-21 46-30-1 18-4 36-5 54 0 8 7 10 11 10s11-2 11-10c0-3-1-13-3-17 0-5-2-30-2-37 14 8 26 16 40 26 10 7 10 7 13 7 7 0 11-4 11-11s-4-8-7-10c-17-7-35-14-52-21z"><text:p/></draw:path></draw:g></draw:g></text:p></text:list-item><text:list-item><text:p text:style-name="P104"><draw:g text:anchor-type="as-char" svg:y="-0.2138in" draw:z-index="96" draw:name="Shape290" draw:style-name="gr1"><svg:title>TexMaths</svg:title><svg:desc>14§display§\phi =\frac{\pi }{2}-\delta §svg§600§FALSE§</svg:desc><draw:g draw:style-name="gr2"><draw:path draw:style-name="gr3" draw:text-style-name="P140" svg:width="0.8406in" svg:height="0.3256in" svg:x="0.0008in" svg:y="0.0102in" svg:viewBox="0 0 2136 828" svg:d="M0 0c713 0 1424 0 2136 0 0 276 0 553 0 828-712 0-1423 0-2136 0 0-275 0-552 0-828z"><text:p/></draw:path><draw:path draw:style-name="gr4" draw:text-style-name="P141" svg:width="0.1012in" svg:height="0.1732in" svg:x="0.0004in" svg:y="0.0799in" svg:viewBox="0 0 258 441" svg:d="M192 11c0-1 1-4 1-5 0-2 0-6-7-6-4 0-5 1-7 10-10 38-18 75-28 113-78 3-151 67-151 134 0 47 35 86 95 90-4 15-8 31-11 46-7 22-11 41-11 42 0 6 3 6 5 6 3 0 5 0 6-2 0-1 3-12 4-19 7-26 13-49 20-73 78-3 150-69 150-134 0-40-26-84-94-90 10-38 18-74 28-112zM97 336c-30-2-65-18-65-67 0-61 42-129 116-135-16 67-35 135-51 202zM161 134c36 2 64 24 64 67 0 59-42 129-114 135 16-67 33-135 50-202z"><text:p/></draw:path><draw:path draw:style-name="gr4" draw:text-style-name="P141" svg:width="0.128in" svg:height="0.0449in" svg:x="0.1713in" svg:y="0.1429in" svg:viewBox="0 0 326 115" svg:d="M309 20c7 0 17 0 17-10s-10-10-15-10c-98 0-198 0-296 0-7 0-15 0-15 10s8 10 17 10c98 0 194 0 292 0zM311 115c5 0 15 0 15-10s-10-10-17-10c-98 0-194 0-292 0-9 0-17 0-17 10s8 10 15 10c98 0 198 0 296 0z"><text:p/></draw:path><draw:path draw:style-name="gr4" draw:text-style-name="P141" svg:width="0.1043in" svg:height="0.085in" svg:x="0.3925in" svg:y="0in" svg:viewBox="0 0 266 217" svg:d="M118 28c18 0 37 0 56 0-17 73-21 94-21 127 0 7 0 21 4 37 4 22 10 25 17 25 9 0 21-9 21-18 0-3 0-5-3-12-16-35-16-67-16-81 0-25 5-51 10-78 18 0 38 0 56 0 6 0 24 0 24-17 0-11-10-11-20-11-54 0-110 0-165 0-10 0-29 0-50 22-18 20-31 42-31 45 3 2 0 6 7 6 3 0 4-3 7-7 24-38 53-38 63-38s18 0 28 0c-15 60-42 119-63 164-4 7-4 8-4 12 0 9 8 13 14 13 15 0 19-14 25-32 7-23 7-24 13-48 9-36 18-73 28-109z"><text:p/></draw:path><draw:path draw:style-name="gr4" draw:text-style-name="P141" svg:width="0.1169in" svg:height="0.0075in" svg:x="0.3878in" svg:y="0.1618in" svg:viewBox="0 0 298 20" svg:d="M0 0c99 0 199 0 298 0 0 7 0 13 0 20-99 0-199 0-298 0 0-7 0-13 0-20z"><text:p/></draw:path><draw:path draw:style-name="gr4" draw:text-style-name="P141" svg:width="0.0768in" svg:height="0.1283in" svg:x="0.4075in" svg:y="0.2169in" svg:viewBox="0 0 196 327" svg:d="M38 290c17-17 35-34 52-51 77-68 106-94 106-144 0-56-43-95-104-95-56 0-92 46-92 90 0 28 25 28 27 28 8 0 25-7 25-27 0-13-9-25-27-25-4 0-4 0-5 0 11-32 37-51 65-51 45 0 66 41 66 80 0 41-24 78-52 109-30 35-63 70-93 105-6 6-6 7-6 18 60 0 122 0 182 0 4-29 10-57 14-85-4 0-8 0-13 0-1 14-5 36-9 43-5 5-37 5-48 5-29 0-59 0-88 0z"><text:p/></draw:path><draw:path draw:style-name="gr4" draw:text-style-name="P141" svg:width="0.1181in" svg:height="0.0075in" svg:x="0.5866in" svg:y="0.1618in" svg:viewBox="0 0 301 20" svg:d="M283 20c8 0 18 0 18-10s-10-10-18-10c-88 0-178 0-266 0-9 0-17 0-17 10s8 10 17 10c88 0 178 0 266 0z"><text:p/></draw:path><draw:path draw:style-name="gr4" draw:text-style-name="P141" svg:width="0.0791in" svg:height="0.1394in" svg:x="0.7724in" svg:y="0.0764in" svg:viewBox="0 0 202 355" svg:d="M109 134c-61 16-109 79-109 139 0 46 31 82 77 82 59 0 99-77 99-145 0-45-19-69-36-91-18-22-48-59-48-81 0-10 10-23 28-23 14 0 24 7 35 14 10 6 20 13 27 13 13 0 20-13 20-21 0-10-9-11-26-15-26-6-32-6-40-6-38 0-56 21-56 50 0 27 14 55 29 84zM115 145c12 23 26 49 26 84 0 33-18 115-64 115-27 0-46-21-46-57 0-32 18-123 84-142z"><text:p/></draw:path></draw:g></draw:g></text:p><text:p text:style-name="P139"/></text:list-item><text:list-item><text:p text:style-name="P113"><draw:g text:anchor-type="as-char" svg:y="-0.1374in" draw:z-index="100" draw:name="Shape291" draw:style-name="gr1"><svg:title>TexMaths</svg:title><svg:desc>14§display§\vec{e_{r_M}}=§svg§600§FALSE§</svg:desc><draw:g draw:style-name="gr2"><draw:path draw:style-name="gr3" draw:text-style-name="P140" svg:width="0.4894in" svg:height="0.1657in" svg:x="0.0012in" svg:y="0.0102in" svg:viewBox="0 0 1244 422" svg:d="M623 422c-208 0-416 0-623 0 0-140 0-282 0-422 415 0 829 0 1244 0 0 140 0 282 0 422-207 0-415 0-621 0z"><text:p/></draw:path><draw:path draw:style-name="gr4" draw:text-style-name="P141" svg:width="0.0858in" svg:height="0.0378in" svg:x="0.1217in" svg:y="0in" svg:viewBox="0 0 219 97" svg:d="M175 59c-7 6-24 20-24 28 0 6 6 10 10 10 6 0 7-3 10-6 5-7 17-21 39-32 3-1 9-4 9-10s-5-7-7-10c-12-7-17-17-21-28 0-4-5-11-10-11-7 0-10 7-10 11 0 2 4 17 13 28-57 0-111 0-167 0-7 0-17 0-17 10s10 10 17 10c53 0 105 0 158 0z"><text:p/></draw:path><draw:path draw:style-name="gr4" draw:text-style-name="P141" svg:width="0.074in" svg:height="0.0874in" svg:x="0.0004in" svg:y="0.0528in" svg:viewBox="0 0 189 223" svg:d="M70 104c14 0 50 0 76-11 33-14 36-44 36-51 0-21-18-42-53-42-55 0-129 48-129 135 0 49 29 88 78 88 70 0 111-52 111-57 0-3-3-7-5-7-3 0-3 1-8 5-37 48-92 48-98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4 13 9 0 20-6 20-21 0-17-20-24-36-24-19 0-34 7-49 24-6-21-27-24-35-24-13 0-23 7-28 17-7 14-13 34-13 35 0 4 6 4 7 4 4 0 4 0 7-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5 0-9 0-9 7 0 4 3 4 9 4 2 0 11 0 16 2 0 2 0 4-1 7-10 40-21 80-31 120-1 7-3 17-26 17-2 0-6 0-6 7 0 2 1 4 4 4 4 0 10-1 14-1s9 0 14 0c4 0 10 0 14 0s10 1 14 1c3 0 6-1 6-7 0-4-3-4-6-4-12 0-17-4-17-10 0-1 0-2 0-5 12-44 21-86 33-129h1c11 49 22 98 34 148 0 5 1 7 5 7 3 0 6-1 10-5 36-51 73-101 109-152-11 45-22 90-33 136-3 9-3 10-21 10-7 0-12 0-12 7 0 2 3 4 6 4 4 0 10-1 16-1 4 0 11 0 16 0 6 0 12 0 17 0 6 0 13 1 18 1 2 0 6 0 6-7 0-4-3-4-8-4s-6 0-10 0c-7-1-7-1-7-3 0-1 0-1 1-4 10-43 21-85 32-129z"><text:p/></draw:path><draw:path draw:style-name="gr4" draw:text-style-name="P141" svg:width="0.1287in" svg:height="0.0449in" svg:x="0.37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1"><draw:g text:anchor-type="as-char" svg:y="-0.1374in" draw:z-index="101" draw:name="Shape292" draw:style-name="gr1"><svg:title>TexMaths</svg:title><svg:desc>14§display§\vec{e_{\theta _M}}=§svg§600§FALSE§</svg:desc><draw:g draw:style-name="gr2"><draw:path draw:style-name="gr3" draw:text-style-name="P140" svg:width="0.4906in" svg:height="0.1657in" svg:x="0.0012in" svg:y="0.0102in" svg:viewBox="0 0 1247 422" svg:d="M624 422c-208 0-416 0-624 0 0-140 0-282 0-422 416 0 831 0 1247 0 0 140 0 282 0 422-207 0-416 0-623 0z"><text:p/></draw:path><draw:path draw:style-name="gr4" draw:text-style-name="P141" svg:width="0.085in" svg:height="0.0378in" svg:x="0.1224in" svg:y="0in" svg:viewBox="0 0 217 97" svg:d="M174 59c-6 6-23 20-23 28 0 6 4 10 10 10 4 0 7-3 10-6 5-7 16-21 37-32 5-1 9-4 9-10s-3-7-7-10c-10-7-16-17-20-28-1-4-3-11-10-11-6 0-9 7-9 11 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s-2 1-7 5c-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1-7 3-10 21-10 6 0 4 0 7 0 3-1 3-5 3-7 0-4-4-4-9-4-12 0-25 0-36 0-6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4 136-1 9-2 10-20 10-7 0-10 0-10 7 0 2 1 4 4 4 6 0 11-1 17-1 4 0 11 0 16 0 6 0 12 0 17 0 6 0 11 1 17 1 1 0 6 0 6-7 0-4-3-4-9-4-4 0-5 0-10 0-7-1-7-1-7-3 0-1 0-1 2-4 10-43 21-85 32-129z"><text:p/></draw:path><draw:path draw:style-name="gr4" draw:text-style-name="P141" svg:width="0.1283in" svg:height="0.0449in" svg:x="0.3732in" svg:y="0.0677in" svg:viewBox="0 0 327 115" svg:d="M311 20c7 0 16 0 16-10s-9-10-16-10c-98 0-196 0-294 0-7 0-17 0-17 10s10 10 17 10c98 0 196 0 294 0zM311 115c7 0 16 0 16-10s-9-10-16-10c-98 0-196 0-294 0-7 0-17 0-17 10s10 10 17 10c98 0 196 0 294 0z"><text:p/></draw:path></draw:g></draw:g></text:p></text:list-item><text:list-item><text:p text:style-name="P128"><draw:g text:anchor-type="as-char" svg:y="-0.1382in" draw:z-index="102" draw:name="Shape293" draw:style-name="gr1"><svg:title>TexMaths</svg:title><svg:desc>14§display§\vec{e_{\phi _M}}=§svg§600§FALSE§</svg:desc><draw:g draw:style-name="gr2"><draw:path draw:style-name="gr3" draw:text-style-name="P140" svg:width="0.5098in" svg:height="0.1732in" svg:x="0.0012in" svg:y="0.0102in" svg:viewBox="0 0 1296 441" svg:d="M649 441c-217 0-432 0-649 0 0-146 0-294 0-441 432 0 863 0 1296 0 0 147 0 295 0 441-216 0-431 0-647 0z"><text:p/></draw:path><draw:path draw:style-name="gr4" draw:text-style-name="P141" svg:width="0.0854in" svg:height="0.0382in" svg:x="0.1319in" svg:y="0.0004in" svg:viewBox="0 0 218 98" svg:d="M175 59c-7 5-24 19-24 29 0 4 6 10 10 10 6 0 7-4 10-7 5-7 17-21 39-32 3-2 8-5 8-10 0-6-4-7-7-10-11-7-17-17-19-28-2-4-6-11-11-11-7 0-10 7-10 11 0 2 4 17 12 28-54 0-110 0-165 0-8 0-18 0-18 10s10 10 18 10c52 0 105 0 157 0z"><text:p/></draw:path><draw:path draw:style-name="gr4" draw:text-style-name="P141" svg:width="0.074in" svg:height="0.087in" svg:x="0.0004in" svg:y="0.0524in" svg:viewBox="0 0 189 222" svg:d="M70 103c14 0 50 0 76-11 33-14 36-43 36-50 0-21-18-42-53-42-55 0-129 47-129 134 0 49 29 88 77 88 71 0 112-52 112-57 0-3-3-7-6-7-2 0-2 1-7 5-37 48-92 48-98 48-37 0-42-41-42-56 0-6 0-21 7-52 9 0 19 0 27 0zM46 94c20-76 70-83 83-83 24 0 36 14 36 31 0 52-78 52-98 52-7 0-14 0-21 0z"><text:p/></draw:path><draw:path draw:style-name="gr4" draw:text-style-name="P141" svg:width="0.078in" svg:height="0.1201in" svg:x="0.0913in" svg:y="0.0732in" svg:viewBox="0 0 199 306" svg:d="M146 4c0-4-5-4-7-4-5 0-6 1-6 7-7 27-14 52-21 78-60 3-112 46-112 92 0 40 35 63 73 63-2 11-4 23-7 32-4 16-7 28-7 30 0 4 4 4 5 4 5 0 6-1 7-8 5-19 10-38 14-56 59-3 114-46 114-93 0-36-32-61-74-64 7-26 14-54 21-81zM76 232c-27-1-51-17-51-49 0-34 27-82 86-88-12 45-24 91-35 137zM122 95c26 1 52 15 52 49 0 36-30 82-86 88 11-46 23-92 34-137z"><text:p/></draw:path><draw:path draw:style-name="gr4" draw:text-style-name="P141" svg:width="0.1126in" svg:height="0.0657in" svg:x="0.1866in" svg:y="0.1197in" svg:viewBox="0 0 287 168" svg:d="M256 21c1-7 3-10 21-10 6 0 7 0 8 0 2-1 2-4 2-7 0-4-4-4-9-4-12 0-25 0-36 0-6 0-8 0-11 6-34 46-69 92-102 139-11-46-21-92-32-138-2-6-3-7-10-7-13 0-27 0-39 0-5 0-9 0-9 7 0 4 3 4 10 4 1 0 10 0 15 2 0 2 0 4-1 7-10 40-20 79-29 120-3 7-5 16-28 16-2 0-6 0-6 7 0 3 1 5 4 5 4 0 10-2 14-2s10 0 14 0c6 0 10 0 14 0 6 0 10 2 14 2s7-2 7-7-4-5-7-5c-12 0-17-2-17-9 0-2 0-3 2-6 11-43 21-85 32-128 11 48 22 97 34 148 1 4 1 7 5 7 3 0 6-2 10-6 36-50 73-101 109-151-11 45-22 90-34 136-1 8-2 9-20 9-6 0-10 0-10 7 0 2 1 5 4 5 6 0 11-2 17-2 5 0 11 0 16 0 6 0 12 0 17 0 6 0 11 2 17 2 1 0 6 0 6-7 0-5-3-5-9-5-4 0-5 0-10 0-7-1-7-1-7-2 0-2 0-2 2-5 10-43 21-85 32-128z"><text:p/></draw:path><draw:path draw:style-name="gr4" draw:text-style-name="P141" svg:width="0.1283in" svg:height="0.0449in" svg:x="0.3925in" svg:y="0.0673in" svg:viewBox="0 0 327 115" svg:d="M311 20c7 0 16 0 16-10s-9-10-16-10c-98 0-196 0-294 0-7 0-17 0-17 10s10 10 17 10c98 0 196 0 294 0zM311 115c7 0 16 0 16-10s-9-10-16-10c-98 0-196 0-294 0-7 0-17 0-17 10s10 10 17 10c98 0 196 0 294 0z"><text:p/></draw:path></draw:g></draw:g></text:p></text:list-item></text:list><text:p text:style-name="P1"/></draw:text-box></draw:frame></text:p>
      <text:p text:style-name="P4"/>
      <text:p text:style-name="P45"><text:soft-page-break/><text:span text:style-name="T55">6.</text:span><text:span text:style-name="T62">6</text:span><text:span text:style-name="T57">) </text:span><text:span text:style-name="T64">Correspondances </text:span><text:span text:style-name="T65">[</text:span><text:span text:style-name="T70">Cylindrique</text:span><text:span text:style-name="T67"> </text:span><text:span text:style-name="T31">↔ </text:span><text:span text:style-name="T73">S</text:span><text:span text:style-name="T70">phérique (RL</text:span><text:span text:style-name="T73">C</text:span><text:span text:style-name="T70">)</text:span><text:span text:style-name="T65">]</text:span></text:p>
      <text:p text:style-name="P29"/>
      <text:p text:style-name="P29"><text:span text:style-name="T20">6.6.1) </text:span><text:span text:style-name="T14">Cylindrique</text:span><text:span text:style-name="T12"> </text:span><text:span text:style-name="T8">⇒ </text:span><text:span text:style-name="T14">Sphérique </text:span><text:span text:style-name="T28">convention </text:span><text:span text:style-name="T14">(R</text:span><text:span text:style-name="T28">ayon, </text:span><text:span text:style-name="T14">L</text:span><text:span text:style-name="T28">ongitude, </text:span><text:span text:style-name="T20">C</text:span><text:span text:style-name="T28">olatitude</text:span><text:span text:style-name="T14">)</text:span></text:p>
      <text:p text:style-name="P6"><draw:frame draw:style-name="fr1" draw:name="Frame18" text:anchor-type="paragraph" svg:x="-0.2366in" svg:y="-0.0244in" svg:width="7.1154in" draw:z-index="56"><draw:text-box fo:min-height="3.6327in"><text:p text:style-name="P24"/><text:p text:style-name="P71"><draw:g text:anchor-type="as-char" svg:y="-0.1453in" draw:z-index="129" draw:name="Shape294" draw:style-name="gr1"><svg:title>TexMaths</svg:title><svg:desc>14§display§M\left(r^{\ast },\ \theta ^{\ast },\ z\right)_{\left(O,\ \vec{e_{r^{\ast }}},\ \vec{e_{\theta ^{\ast }}},\ e_z\right)}\ \Longrightarrow \ M\left(r,\ \theta ,\ \phi \right)_{\left(O,\ \vec{e_{\phi }},\vec{\ e_{\theta }},\ \vec{e_r}\right)}§svg§600§FALSE§</svg:desc><draw:g draw:style-name="gr2"><draw:path draw:style-name="gr3" draw:text-style-name="P140" svg:width="4.9051in" svg:height="0.2224in" svg:x="0.002in" svg:y="0.0098in" svg:viewBox="0 0 12460 566" svg:d="M0 0c4154 0 8306 0 12460 0 0 189 0 377 0 566-4154 0-8306 0-12460 0 0-189 0-377 0-566z"><text:p/></draw:path><draw:path draw:style-name="gr4" draw:text-style-name="P141" svg:width="0.1937in" svg:height="0.1315in" svg:x="0.0004in" svg:y="0.013in" svg:viewBox="0 0 493 335" svg:d="M434 38c6-17 6-23 43-23 12 0 16 0 16-9 0-6-6-6-14-6-21 0-44 0-65 0-12 0-12 0-19 10-60 94-119 186-179 280-13-92-26-185-38-277-2-13-3-13-16-13-22 0-44 0-67 0-10 0-15 0-15 10 0 5 4 5 14 5 7 0 15 2 21 2 8 1 11 3 11 8 0 2 0 3-1 9-21 82-42 166-63 251-5 19-13 33-54 35-2 0-8 0-8 9 0 5 3 6 7 6 15 0 32-1 49-1s34 1 50 1c3 0 9 0 9-10 0-5-6-5-9-5-28 0-33-10-33-20 0-4 0-7 3-13 22-89 43-179 65-267h2c14 101 28 203 42 304 1 5 1 11 7 11 5 0 8-6 11-10 66-102 133-206 199-308-24 92-46 186-70 280-6 18-6 23-45 23-8 0-14 0-14 9 0 6 6 6 7 6 14 0 48-1 62-1 19 0 42 1 61 1 3 0 10 0 10-10 0-5-6-5-14-5-18 0-32 0-32-9 0-1 0-1 3-11 21-88 43-175 64-262z"><text:p/></draw:path><draw:path draw:style-name="gr4" draw:text-style-name="P141" svg:width="0.0441in" svg:height="0.1921in" svg:x="0.2528in" svg:y="0in" svg:viewBox="0 0 113 489" svg:d="M113 485c0-1 0-3-8-11-62-62-77-154-77-229 0-85 18-171 80-232 5-6 5-6 5-7 0-5-1-6-4-6-5 0-50 34-78 95-25 55-31 110-31 150s4 97 32 153c30 60 72 91 77 91 3 0 4-1 4-4z"><text:p/></draw:path><draw:path draw:style-name="gr4" draw:text-style-name="P141" svg:width="0.0783in" svg:height="0.0874in" svg:x="0.3146in" svg:y="0.0598in" svg:viewBox="0 0 200 223" svg:d="M28 188c-1 7-4 18-4 21 0 8 7 14 14 14s15-4 18-14c1-3 18-69 21-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4" draw:text-style-name="P141" svg:width="0.0547in" svg:height="0.0583in" svg:x="0.4138in" svg:y="0.0016in" svg:viewBox="0 0 140 149" svg:d="M80 74c28-12 42-17 50-21 6-3 10-4 10-11 0-6-6-11-11-11-3 0-3 0-7 4-16 10-32 21-48 31 2-17 4-34 6-51 1-7 0-15-10-15-4 0-11 3-11 10 0 4 1 14 1 17 2 7 3 30 4 39-15-10-30-21-46-31-4-3-4-4-8-4-6 0-10 5-10 11 0 7 4 8 7 10 17 7 35 15 52 22-28 13-41 17-49 21-7 3-10 5-10 12 0 5 4 9 10 9 3 0 4 0 8-2 16-12 31-21 46-31-1 18-4 36-5 54 0 9 7 12 11 12s10-3 10-12c0-2-2-12-2-16 0-6-2-30-4-38 14 10 28 18 42 28 9 5 10 5 13 5 5 0 11-4 11-9 0-7-4-10-8-12-17-7-35-14-52-21z"><text:p/></draw:path><draw:path draw:style-name="gr4" draw:text-style-name="P141" svg:width="0.022in" svg:height="0.0571in" svg:x="0.5075in" svg:y="0.1244in" svg:viewBox="0 0 57 146" svg:d="M57 50c0-32-12-50-32-50-15 0-25 11-25 25s10 27 25 27c6 0 13-3 18-7 2 0 2-2 2-2 1 0 1 2 1 7 0 37-17 66-33 83-6 6-6 7-6 9s3 4 6 4c5 0 44-38 44-96z"><text:p/></draw:path><draw:path draw:style-name="gr4" draw:text-style-name="P141" svg:width="0.0799in" svg:height="0.1374in" svg:x="0.6492in" svg:y="0.0091in" svg:viewBox="0 0 204 350" svg:d="M204 101c0-34-9-101-60-101-67 0-144 139-144 251 0 46 15 99 60 99 69 0 144-140 144-249zM53 168c9-32 18-71 38-106 13-24 31-52 53-52 24 0 27 32 27 60 0 24-3 49-16 98-33 0-68 0-102 0zM151 184c-5 22-15 64-35 99-17 32-35 56-56 56-17 0-26-14-26-59 0-21 2-49 15-96 34 0 69 0 102 0z"><text:p/></draw:path><draw:path draw:style-name="gr4" draw:text-style-name="P141" svg:width="0.0547in" svg:height="0.0583in" svg:x="0.7492in" svg:y="0.0016in" svg:viewBox="0 0 140 149" svg:d="M81 74c28-12 41-17 49-21 7-3 10-4 10-11 0-6-4-11-10-11-3 0-4 0-8 4-16 10-31 21-46 31 1-17 4-34 5-51 0-7 0-15-11-15-4 0-10 3-10 10 0 4 2 14 2 17 0 7 2 30 4 39-16-10-32-21-48-31-3-3-4-4-7-4-5 0-11 5-11 11 0 7 4 8 8 10 17 7 35 15 52 22-29 13-42 17-50 21-6 3-10 5-10 12 0 5 6 9 11 9 3 0 3 0 7-2 16-12 32-21 48-31-2 18-4 36-6 54 0 9 6 12 10 12s11-3 11-12c0-2-1-12-1-16-2-6-4-30-4-38 14 10 28 18 42 28 8 5 8 5 12 5 6 0 10-4 10-9 0-7-4-10-7-12-17-7-35-14-52-21z"><text:p/></draw:path><draw:path draw:style-name="gr4" draw:text-style-name="P141" svg:width="0.022in" svg:height="0.0571in" svg:x="0.8429in" svg:y="0.1244in" svg:viewBox="0 0 57 146" svg:d="M57 50c0-32-11-50-30-50-17 0-27 11-27 25s10 27 27 27c5 0 12-3 16-7 2 0 2-2 3-2 0 3 2 2 2 7 0 37-19 66-34 83-6 6-6 7-6 9s3 4 5 4c5 0 44-38 44-96z"><text:p/></draw:path><draw:path draw:style-name="gr4" draw:text-style-name="P141" svg:width="0.0819in" svg:height="0.0874in" svg:x="0.9854in" svg:y="0.0598in" svg:viewBox="0 0 209 223" svg:d="M45 177c26-30 40-41 59-56 0-2 30-27 47-45 48-45 58-69 58-72 0-4-3-3-5-4-4 0-5 1-8 6-14 23-25 30-36 30-12 0-19-7-26-15-9-11-18-21-33-21-38 0-60 46-60 56 0 3 1 6 7 6 4 0 4-3 5-6 10-22 38-24 42-24 10 0 20 4 31 9 20 7 25 7 38 7-17 21-59 56-69 64-14 13-29 27-43 41-34 33-52 61-52 64 0 6 6 6 7 6 4 0 4-2 7-7 11-17 27-31 42-31 11 0 17 6 29 20 9 9 17 18 31 18 49 0 77-63 77-76 0-3-1-5-5-5-5 0-6 2-7 7-12 32-42 40-59 40-10 0-18-3-30-5-16-7-23-9-33-9-2 0-10 0-14 2z"><text:p/></draw:path><draw:path draw:style-name="gr4" draw:text-style-name="P141" svg:width="0.0449in" svg:height="0.1921in" svg:x="1.0866in" svg:y="0in" svg:viewBox="0 0 115 489" svg:d="M115 245c0-38-6-98-32-152-30-61-73-93-77-93-3 0-6 1-6 6 0 1 0 1 10 11 47 47 75 126 75 228 0 83-18 170-78 232-7 5-7 7-7 8 0 3 3 4 6 4 4 0 49-32 78-95 25-53 31-107 31-149z"><text:p/></draw:path><draw:path draw:style-name="gr4" draw:text-style-name="P141" svg:width="0.035in" svg:height="0.1343in" svg:x="1.1665in" svg:y="0.1016in" svg:viewBox="0 0 90 342" svg:d="M83 0c-65 46-83 119-83 171 0 49 15 125 83 171 2 0 7 0 7-4 0-2-2-3-3-6-46-39-63-98-63-160 0-94 35-138 63-164 1-1 3-2 3-4 0-4-5-4-7-4z"><text:p/></draw:path><draw:path draw:style-name="gr4" draw:text-style-name="P141" svg:width="0.1028in" svg:height="0.0976in" svg:x="1.2213in" svg:y="0.1071in" svg:viewBox="0 0 262 249" svg:d="M262 97c0-55-39-97-101-97-81 0-161 77-161 156 0 54 41 93 99 93 83 0 163-75 163-152zM102 238c-36 0-67-25-67-75 0-19 6-68 36-107 24-28 56-45 87-45 37 0 70 24 70 73 0 25-11 76-43 112-24 28-56 42-83 42z"><text:p/></draw:path><draw:path draw:style-name="gr4" draw:text-style-name="P141" svg:width="0.0165in" svg:height="0.0409in" svg:x="1.3492in" svg:y="0.1862in" svg:viewBox="0 0 43 105" svg:d="M34 34c0 18-3 40-27 63-1 1-3 3-3 4 0 3 3 4 6 4 4 0 33-27 33-69 0-21-8-36-23-36-12 0-20 8-20 20 0 11 7 19 20 19 8 0 9-4 14-5z"><text:p/></draw:path><draw:path draw:style-name="gr4" draw:text-style-name="P141" svg:width="0.0661in" svg:height="0.0272in" svg:x="1.5374in" svg:y="0.1059in" svg:viewBox="0 0 169 70" svg:d="M130 43c-3 3-14 13-14 19 0 5 4 8 9 8 2 0 5-1 7-4 9-10 19-18 29-23 4-1 8-2 8-8 0-4-4-7-7-8-11-7-14-16-16-20 0-3-2-7-9-7-1 0-8 1-8 8 0 5 5 14 8 19-40 0-82 0-123 0-6 0-14 0-14 8s8 8 14 8c39 0 77 0 116 0z"><text:p/></draw:path><draw:path draw:style-name="gr4" draw:text-style-name="P141" svg:width="0.0575in" svg:height="0.0602in" svg:x="1.4531in" svg:y="0.1425in" svg:viewBox="0 0 147 154" svg:d="M55 73c9 0 36-2 54-7 27-10 31-25 31-37 0-18-18-29-42-29-42 0-98 31-98 90 0 35 22 64 62 64 58 0 85-33 85-38 0-2-3-7-6-7-1 0-2 2-5 5-27 30-67 30-73 30-21 0-35-12-35-40 0-6 0-13 4-31 7 0 16 0 23 0zM35 63c14-49 53-53 63-53 14 0 27 7 27 19 0 34-58 34-73 34-6 0-11 0-17 0z"><text:p/></draw:path><draw:path draw:style-name="gr4" draw:text-style-name="P141" svg:width="0.0543in" svg:height="0.0433in" svg:x="1.5264in" svg:y="0.1862in" svg:viewBox="0 0 139 111" svg:d="M50 69c2-5 5-13 5-17 1-4 2-9 2-11 2-5 10-17 17-24 10-7 17-9 25-9 3 0 16 0 23 5-10 4-7 9-10 14 0 4 3 9 11 9 7 0 16-5 16-16 0-19-27-20-38-20-7 0-24 0-41 20-3-14-17-20-28-20-8 0-17 4-22 14-7 10-10 22-10 24 0 4 4 4 6 4 4 0 4-1 5-7 4-15 10-27 20-27 8 0 10 9 10 13s-3 13-5 20c-1 7-4 16-5 22-2 7-4 14-6 21-1 7-4 17-4 18 0 6 4 9 10 9 3 0 8-2 10-6 1-3 2-10 4-15 1-7 4-14 5-21z"><text:p/></draw:path><draw:path draw:style-name="gr4" draw:text-style-name="P141" svg:width="0.0437in" svg:height="0.0417in" svg:x="1.6in" svg:y="0.1559in" svg:viewBox="0 0 112 107" svg:d="M60 48c0-6 4-37 4-40 0-4-4-8-8-8-6 0-8 4-8 8 0 3 2 34 4 40-13-9-25-16-38-24-3-2-4-2-7-2s-7 3-7 9c0 4 1 7 4 7 14 5 28 11 42 15-14 6-36 14-40 16-2 0-6 1-6 7 0 5 4 9 7 9s11-5 45-25c-2 6-4 37-4 40 0 2 2 7 8 7 4 0 8-3 8-9 0-1-4-34-4-38 13 9 27 16 39 24 2 0 2 1 5 1 4 0 8-4 8-9s-3-6-6-7c-12-6-26-10-40-16 14-4 36-12 40-14 2-1 6-3 6-8 0-6-4-9-8-9-3 0-3 0-6 2-13 8-25 15-38 24z"><text:p/></draw:path><draw:path draw:style-name="gr4" draw:text-style-name="P141" svg:width="0.0165in" svg:height="0.0409in" svg:x="1.6917in" svg:y="0.1862in" svg:viewBox="0 0 43 105" svg:d="M34 34c0 18-3 40-27 63-1 1-1 3-1 4 0 3 2 4 4 4 4 0 33-27 33-69 0-21-8-36-23-36-12 0-20 8-20 20 0 11 8 19 20 19 8 0 9-4 14-5z"><text:p/></draw:path><draw:path draw:style-name="gr4" draw:text-style-name="P141" svg:width="0.0661in" svg:height="0.0272in" svg:x="1.8811in" svg:y="0.1059in" svg:viewBox="0 0 169 70" svg:d="M130 43c-3 3-14 13-14 19 0 5 4 8 9 8 2 0 5-1 7-4 9-10 19-18 29-23 4-1 8-2 8-8 0-4-4-7-7-8-11-7-14-16-16-20 0-3-2-7-9-7-1 0-8 1-8 8 0 5 5 14 8 19-40 0-82 0-123 0-6 0-14 0-14 8s8 8 14 8c39 0 77 0 116 0z"><text:p/></draw:path><draw:path draw:style-name="gr4" draw:text-style-name="P141" svg:width="0.0575in" svg:height="0.0602in" svg:x="1.7965in" svg:y="0.1425in" svg:viewBox="0 0 147 154" svg:d="M53 73c10 0 38-2 56-7 25-10 31-25 31-37 0-18-20-29-43-29-41 0-97 31-97 90 0 35 21 64 62 64 58 0 85-33 85-38 0-2-3-7-6-7-2 0-2 2-5 5-27 30-67 30-74 30-20 0-34-12-34-40 0-6 0-13 4-31 7 0 14 0 21 0zM35 63c14-49 52-53 62-53 15 0 28 7 28 19 0 34-59 34-73 34-6 0-11 0-17 0z"><text:p/></draw:path><draw:path draw:style-name="gr4" draw:text-style-name="P141" svg:width="0.0476in" svg:height="0.0685in" svg:x="1.8717in" svg:y="0.1598in" svg:viewBox="0 0 122 175" svg:d="M122 56c0-29-14-56-41-56-39 0-81 62-81 119 0 34 15 56 39 56 41 0 83-63 83-119zM29 83c16-62 41-75 52-75 14 0 20 16 20 35 0 7-2 17-6 40-22 0-43 0-66 0zM91 94c-14 59-39 73-52 73-18 0-19-27-19-34 0-10 2-21 5-39 23 0 44 0 66 0z"><text:p/></draw:path><draw:path draw:style-name="gr4" draw:text-style-name="P141" svg:width="0.0441in" svg:height="0.0417in" svg:x="1.9433in" svg:y="0.1559in" svg:viewBox="0 0 113 107" svg:d="M60 48c2-6 4-37 4-40 0-4-2-8-8-8-4 0-8 4-8 8 0 3 4 34 4 40-13-9-25-16-38-24-3-2-3-2-6-2-4 0-8 3-8 9 0 4 3 7 6 7 12 5 26 11 40 15-14 6-36 14-40 16-2 0-6 1-6 7 0 5 4 9 8 9 3 0 10-5 44-25 0 6-4 37-4 40 0 2 4 7 8 7 6 0 8-3 8-9 0-1-2-34-4-38 13 9 27 16 39 24 2 0 3 1 6 1s8-4 8-9-2-6-5-7c-14-6-28-10-42-16 14-4 36-12 40-14 3-1 7-3 7-8 0-6-5-9-8-9s-4 0-6 2c-12 8-26 15-39 24z"><text:p/></draw:path><draw:path draw:style-name="gr4" draw:text-style-name="P141" svg:width="0.0165in" svg:height="0.0409in" svg:x="2.0358in" svg:y="0.1862in" svg:viewBox="0 0 43 105" svg:d="M34 34c0 18-3 40-27 63-1 1-3 3-3 4 0 3 3 4 6 4 4 0 33-27 33-69 0-21-8-36-23-36-12 0-20 8-20 20 0 11 7 19 20 19 8 0 9-4 14-5z"><text:p/></draw:path><draw:path draw:style-name="gr4" draw:text-style-name="P141" svg:width="0.0575in" svg:height="0.0602in" svg:x="2.1402in" svg:y="0.1425in" svg:viewBox="0 0 147 154" svg:d="M55 73c9 0 36-2 54-7 27-10 31-25 31-37 0-18-18-29-42-29-42 0-98 31-98 90 0 35 22 64 62 64 58 0 85-33 85-38 0-2-3-7-6-7-1 0-2 2-5 5-27 30-67 30-73 30-21 0-35-12-35-40 0-6 0-13 4-31 7 0 16 0 23 0zM35 63c14-49 53-53 63-53 14 0 28 7 28 19 0 34-59 34-74 34-6 0-11 0-17 0z"><text:p/></draw:path><draw:path draw:style-name="gr4" draw:text-style-name="P141" svg:width="0.0488in" svg:height="0.0433in" svg:x="2.215in" svg:y="0.1795in" svg:viewBox="0 0 125 111" svg:d="M29 85c12-9 23-18 37-28 17-12 28-19 38-29 12-13 21-22 21-25s-5-3-6-3c-3 0-4 0-6 3-9 12-15 14-19 14-3 0-7-2-16-7-8-7-12-10-22-10-22 0-36 21-36 28 0 4 2 4 4 4 3 0 4 0 5-3 2-2 3-8 23-8 7 0 12 0 25 3 10 1 13 1 17 1-7 6-16 13-34 25-18 13-28 20-39 31-10 10-21 21-21 26 0 2 3 4 4 4 3 0 4 0 6-3 7-10 15-14 24-14 7 0 11 3 19 8 7 6 13 9 20 9 29 0 47-30 47-40 0-2-2-1-4-2-4 0-5 0-5 2-6 16-26 19-35 19-6 0-12-2-19-3-14-2-18-2-21-2-4 0-4 0-7 0z"><text:p/></draw:path><draw:path draw:style-name="gr4" draw:text-style-name="P141" svg:width="0.0343in" svg:height="0.1343in" svg:x="2.2945in" svg:y="0.1016in" svg:viewBox="0 0 88 342" svg:d="M6 0c-2 0-6 0-6 4 0 2 0 3 3 6 29 26 63 73 63 161 0 73-23 126-60 158-6 7-6 7-6 9 0 1 0 4 4 4s37-22 59-64c15-29 25-66 25-106 0-49-14-124-82-172z"><text:p/></draw:path><draw:path draw:style-name="gr4" draw:text-style-name="P141" svg:width="0.1287in" svg:height="0.0449in" svg:x="2.4835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63in" svg:x="2.6012in" svg:y="0.0437in" svg:viewBox="0 0 437 271" svg:d="M330 97c21 18 47 31 63 38-18 8-42 21-63 37-103 0-208 0-312 0-8 0-18 0-18 10s10 10 18 10c97 0 193 0 290 0-22 22-49 66-49 73 0 6 7 6 10 6 4 0 7 0 10-5 9-19 23-45 56-73 33-30 65-43 92-51 8-3 8-3 10-5 0-1 0-1 0-2 0-2 0-2 0-3 0-2-2-2-2-2-1 0-1 0-11-2-66-20-115-65-143-118-5-10-5-10-12-10-3 0-10 0-10 6 0 5 25 49 49 71-97 0-193 0-290 0-8 0-18 0-18 10s10 10 18 10c104 0 209 0 312 0z"><text:p/></draw:path><draw:path draw:style-name="gr4" draw:text-style-name="P141" svg:width="0.1937in" svg:height="0.1315in" svg:x="2.911in" svg:y="0.013in" svg:viewBox="0 0 493 335" svg:d="M435 38c5-17 6-23 42-23 12 0 16 0 16-9 0-6-4-6-13-6-22 0-43 0-66 0-12 0-12 0-18 10-60 94-120 186-180 280-13-92-26-185-38-277-2-13-3-13-16-13-22 0-44 0-67 0-10 0-15 0-15 10 0 5 4 5 15 5 6 0 14 2 21 2 7 1 10 3 10 8 0 2 0 3-1 9-21 82-42 166-63 251-5 19-13 33-54 35-1 0-8 0-8 9 0 5 3 6 7 6 15 0 34-1 49-1 17 0 35 1 50 1 3 0 10 0 10-10 0-5-5-5-10-5-28 0-33-10-33-20 0-4 1-7 3-13 22-89 44-179 67-267 14 101 28 203 42 304 1 5 1 11 7 11 5 0 8-6 11-10 66-102 133-206 199-308h1c-24 92-47 186-71 280-4 18-6 23-45 23-8 0-14 0-14 9 0 6 7 6 8 6 14 0 47-1 61-1 21 0 42 1 61 1 3 0 10 0 10-10 0-5-4-5-14-5-18 0-32 0-32-9 0-1 0-1 3-11 22-88 43-175 65-262z"><text:p/></draw:path><draw:path draw:style-name="gr4" draw:text-style-name="P141" svg:width="0.0441in" svg:height="0.1921in" svg:x="3.1638in" svg:y="0in" svg:viewBox="0 0 113 489" svg:d="M113 485c0-1 0-3-8-11-60-62-77-154-77-229 0-85 20-171 80-232 5-6 5-6 5-7 0-5-1-6-4-6-5 0-49 34-78 95-25 55-31 110-31 150s6 97 32 153c30 60 72 91 77 91 3 0 4-1 4-4z"><text:p/></draw:path><draw:path draw:style-name="gr4" draw:text-style-name="P141" svg:width="0.0783in" svg:height="0.0874in" svg:x="3.2252in" svg:y="0.0598in" svg:viewBox="0 0 200 223" svg:d="M29 188c-1 7-4 18-4 21 0 8 6 14 14 14 6 0 14-4 18-14 0-3 17-69 20-79 4-15 13-50 15-63 2-7 16-29 28-40 5-3 19-16 40-16 12 0 19 6 21 6-16 3-27 14-27 26 0 9 6 17 20 17 12 0 26-11 26-28 0-18-15-32-40-32-33 0-54 24-63 38-5-23-23-38-45-38-23 0-32 20-37 28-8 17-15 46-15 48 0 4 4 4 6 4 5 0 5 0 8-11 8-35 18-58 36-58 9 0 16 3 16 23 0 9-2 15-9 40-9 38-18 76-28 114z"><text:p/></draw:path><draw:path draw:style-name="gr4" draw:text-style-name="P141" svg:width="0.022in" svg:height="0.0571in" svg:x="3.3185in" svg:y="0.1244in" svg:viewBox="0 0 57 146" svg:d="M57 50c0-32-12-50-32-50-15 0-25 11-25 25s10 27 25 27c7 0 13-3 18-7 2 0 2-2 2-2 1 0 1 2 1 7 0 37-17 66-33 83-6 6-6 7-6 9s3 4 6 4c5 0 44-38 44-96z"><text:p/></draw:path><draw:path draw:style-name="gr4" draw:text-style-name="P141" svg:width="0.0795in" svg:height="0.1374in" svg:x="3.4606in" svg:y="0.0091in" svg:viewBox="0 0 203 350" svg:d="M203 101c0-34-10-101-59-101-68 0-144 139-144 251 0 46 14 99 59 99 68 0 144-140 144-249zM52 168c8-32 18-71 38-106 12-24 30-52 53-52 25 0 28 32 28 60 0 24-4 49-17 98-34 0-69 0-102 0zM150 184c-6 22-16 64-34 99-18 32-36 56-57 56-17 0-27-14-27-59 0-21 3-49 16-96 33 0 68 0 102 0z"><text:p/></draw:path><draw:path draw:style-name="gr4" draw:text-style-name="P141" svg:width="0.022in" svg:height="0.0571in" svg:x="3.5654in" svg:y="0.1244in" svg:viewBox="0 0 57 146" svg:d="M57 50c0-32-12-50-30-50-17 0-27 11-27 25s10 27 27 27c5 0 11-3 16-7 2 0 2-2 3-2 0 3 0 2 0 7 0 37-17 66-33 83-6 6-6 7-6 9s3 4 6 4c5 0 44-38 44-96z"><text:p/></draw:path><draw:path draw:style-name="gr4" draw:text-style-name="P141" svg:width="0.1012in" svg:height="0.1728in" svg:x="3.7087in" svg:y="0.0098in" svg:viewBox="0 0 258 440" svg:d="M192 11c0-1 1-4 1-7-3-1 0-4-7-4-4 0-4 1-7 10-10 38-18 75-28 113-78 2-151 68-151 135 0 46 35 84 95 87-4 15-8 31-11 46-7 22-11 42-11 43 0 5 3 6 5 6 3 0 5-1 6-3 1-5 3-12 4-19 7-24 13-48 20-73 78-3 150-67 150-133 0-40-26-84-94-89 10-38 18-74 28-112zM97 334c-30-2-65-19-65-66 0-59 42-128 116-135-16 67-35 135-51 201zM161 133c36 3 66 25 66 69 0 57-44 126-116 132 16-66 33-134 50-201z"><text:p/></draw:path><draw:path draw:style-name="gr4" draw:text-style-name="P141" svg:width="0.0449in" svg:height="0.1921in" svg:x="3.8256in" svg:y="0in" svg:viewBox="0 0 115 489" svg:d="M115 245c0-38-6-98-32-152-30-61-73-93-77-93-3 0-6 1-6 6 0 1 0 1 10 11 49 47 77 126 77 228 0 83-18 170-80 232-7 5-7 7-7 8 0 3 3 4 6 4 4 0 49-32 78-95 25-53 31-107 31-149z"><text:p/></draw:path><draw:path draw:style-name="gr4" draw:text-style-name="P141" svg:width="0.035in" svg:height="0.1343in" svg:x="3.9055in" svg:y="0.1016in" svg:viewBox="0 0 90 342" svg:d="M83 0c-65 46-83 119-83 171 0 49 15 125 83 171 2 0 7 0 7-4 0-2 0-3-3-6-46-39-63-98-63-160 0-94 35-138 64-164 2-1 2-2 2-4 0-4-5-4-7-4z"><text:p/></draw:path><draw:path draw:style-name="gr4" draw:text-style-name="P141" svg:width="0.1028in" svg:height="0.0976in" svg:x="3.9602in" svg:y="0.1071in" svg:viewBox="0 0 262 249" svg:d="M262 97c0-55-39-97-101-97-81 0-161 77-161 156 0 54 41 93 99 93 83 0 163-75 163-152zM102 238c-36 0-67-25-67-75 0-19 6-68 36-107 24-28 58-45 89-45 35 0 68 24 68 73 0 25-11 76-43 112-24 28-55 42-83 42z"><text:p/></draw:path><draw:path draw:style-name="gr4" draw:text-style-name="P141" svg:width="0.0165in" svg:height="0.0409in" svg:x="4.0878in" svg:y="0.1862in" svg:viewBox="0 0 43 105" svg:d="M34 34c0 18-3 40-27 63-1 1-3 3-3 4 0 3 3 4 6 4 4 0 33-27 33-69 0-21-8-36-23-36-12 0-20 8-20 20 0 11 7 19 20 19 8 0 9-4 14-5z"><text:p/></draw:path><draw:path draw:style-name="gr4" draw:text-style-name="P141" svg:width="0.0657in" svg:height="0.0272in" svg:x="4.2429in" svg:y="0.1059in" svg:viewBox="0 0 168 70" svg:d="M130 43c-3 3-15 13-15 19 0 5 4 8 8 8s7-1 9-4c8-10 19-18 28-23 5-1 8-2 8-8 0-4-3-7-6-8-11-7-15-16-16-20 0-3-3-7-9-7-3 0-8 1-8 8 0 5 5 14 8 19-40 0-82 0-123 0-6 0-14 0-14 8s7 8 14 8c39 0 77 0 116 0z"><text:p/></draw:path><draw:path draw:style-name="gr4" draw:text-style-name="P141" svg:width="0.0579in" svg:height="0.0602in" svg:x="4.1921in" svg:y="0.1425in" svg:viewBox="0 0 148 154" svg:d="M55 73c9 0 36-2 56-7 25-10 29-25 29-37 0-18-18-29-42-29-42 0-98 31-98 90 0 35 22 64 63 64 57 0 85-33 85-38 0-2-4-7-7-7-1 0-2 2-5 5-27 30-66 30-73 30-21 0-35-12-35-40 0-6 0-13 4-31 7 0 16 0 23 0zM35 63c14-49 53-53 63-53 15 0 28 7 28 19 0 34-59 34-74 34-6 0-11 0-17 0z"><text:p/></draw:path><draw:path draw:style-name="gr4" draw:text-style-name="P141" svg:width="0.0626in" svg:height="0.0862in" svg:x="4.2677in" svg:y="0.1563in" svg:viewBox="0 0 160 220" svg:d="M113 7c0-4 0-3 0-4 0-3-2-3-4-3-4 0-5 0-7 6-4 16-8 33-12 50 0 1-2 3-2 4-1 0 0 0-3 0-47 3-85 35-85 66 0 25 25 45 60 46-4 21-10 42-10 44 0 4 3 4 5 4 5 0 5-1 5-6 6-16 7-25 11-40 51-3 89-35 89-66 0-23-21-45-61-48 5-18 10-35 14-53zM63 164c-20 0-42-10-42-35 0-27 24-56 66-60-9 32-16 63-24 95zM97 69c18 1 43 8 43 35 0 28-24 57-67 60 8-32 15-63 24-95z"><text:p/></draw:path><draw:path draw:style-name="gr4" draw:text-style-name="P141" svg:width="0.0165in" svg:height="0.0409in" svg:x="4.363in" svg:y="0.1862in" svg:viewBox="0 0 43 105" svg:d="M35 34c0 18-4 40-28 63-1 1-1 3-1 4 0 3 2 4 4 4 5 0 33-27 33-69 0-21-7-36-23-36-12 0-20 8-20 20 0 11 8 19 20 19 8 0 14-5 15-5z"><text:p/></draw:path><draw:path draw:style-name="gr4" draw:text-style-name="P141" svg:width="0.0661in" svg:height="0.0272in" svg:x="4.4791in" svg:y="0.1059in" svg:viewBox="0 0 169 70" svg:d="M130 43c-3 3-14 13-14 19 0 5 4 8 9 8 2 0 5-1 7-4 9-10 19-18 29-23 4-1 8-2 8-8 0-4-4-7-7-8-11-7-14-16-15-20-1-3-3-7-10-7-1 0-8 1-8 8 0 5 5 14 8 19-40 0-82 0-123 0-6 0-14 0-14 8s8 8 14 8c39 0 77 0 116 0z"><text:p/></draw:path><draw:path draw:style-name="gr4" draw:text-style-name="P141" svg:width="0.0575in" svg:height="0.0602in" svg:x="4.4677in" svg:y="0.1425in" svg:viewBox="0 0 147 154" svg:d="M53 73c10 0 38-2 56-7 25-10 31-25 31-37 0-18-20-29-43-29-41 0-97 31-97 90 0 35 21 64 62 64 58 0 85-33 85-38 0-2-3-7-6-7-2 0-2 2-5 5-27 30-67 30-74 30-20 0-34-12-34-40 0-6 0-13 4-31 7 0 14 0 21 0zM35 63c14-49 52-53 62-53 15 0 28 7 28 19 0 34-59 34-73 34-6 0-11 0-17 0z"><text:p/></draw:path><draw:path draw:style-name="gr4" draw:text-style-name="P141" svg:width="0.0476in" svg:height="0.0685in" svg:x="4.5425in" svg:y="0.1543in" svg:viewBox="0 0 122 175" svg:d="M122 56c0-29-14-56-41-56-39 0-81 62-81 119 0 32 15 56 39 56 41 0 83-63 83-119zM29 81c16-60 41-73 52-73 14 0 20 16 20 34 0 8-2 18-6 39-22 0-43 0-66 0zM91 93c-14 58-39 74-52 74-18 0-19-27-19-35 0-9 2-21 7-39 21 0 43 0 64 0z"><text:p/></draw:path><draw:path draw:style-name="gr4" draw:text-style-name="P141" svg:width="0.0165in" svg:height="0.0409in" svg:x="4.626in" svg:y="0.1862in" svg:viewBox="0 0 43 105" svg:d="M34 34c0 18-3 40-27 63-1 1-3 3-3 4 0 3 3 4 6 4 4 0 33-27 33-69 0-21-8-36-23-36-12 0-20 8-20 20 0 11 7 19 20 19 8 0 9-4 14-5z"><text:p/></draw:path><draw:path draw:style-name="gr4" draw:text-style-name="P141" svg:width="0.0657in" svg:height="0.0272in" svg:x="4.774in" svg:y="0.1059in" svg:viewBox="0 0 168 70" svg:d="M130 43c-3 3-15 13-15 19 0 5 4 8 8 8s7-1 9-4c8-10 19-18 28-23 5-1 8-2 8-8 0-4-3-7-6-8-11-7-15-16-16-20 0-3-3-7-9-7-3 0-8 1-8 8 0 5 5 14 8 19-40 0-82 0-123 0-6 0-14 0-14 8s8 8 14 8c39 0 77 0 116 0z"><text:p/></draw:path><draw:path draw:style-name="gr4" draw:text-style-name="P141" svg:width="0.0579in" svg:height="0.0602in" svg:x="4.7299in" svg:y="0.1425in" svg:viewBox="0 0 148 154" svg:d="M55 73c9 0 36-2 56-7 25-10 29-25 29-37 0-18-18-29-42-29-42 0-98 31-98 90 0 35 22 64 63 64 57 0 85-33 85-38 0-2-4-7-7-7-1 0-2 2-5 5-27 30-66 30-73 30-21 0-35-12-35-40 0-6 0-13 4-31 7 0 16 0 23 0zM35 63c15-49 53-53 63-53 15 0 28 7 28 19 0 34-59 34-74 34-6 0-11 0-17 0z"><text:p/></draw:path><draw:path draw:style-name="gr4" draw:text-style-name="P141" svg:width="0.0543in" svg:height="0.0433in" svg:x="4.8035in" svg:y="0.1795in" svg:viewBox="0 0 139 111" svg:d="M52 67c0-3 3-12 3-17 1-2 2-7 2-9 2-5 10-17 19-24 8-7 15-10 23-10 3 0 16 0 24 4-11 4-11 14-11 16 0 4 3 9 11 9 7 0 16-5 16-16 0-19-27-20-38-20-7 0-23 0-39 18-5-12-19-18-30-18-8 0-15 3-22 13-7 11-7 15-10 23 0 5 4 5 6 5 4 0 4 0 5-7 4-14 10-27 20-27 8 0 10 8 10 14 0 3-3 13-5 18-1 7-4 17-5 23-2 7-4 15-6 22-1 6-4 17-4 18 0 6 4 9 10 9 4 0 8-3 11-7 0-2 3-10 4-14 2-7 4-16 6-23z"><text:p/></draw:path><draw:path draw:style-name="gr4" draw:text-style-name="P141" svg:width="0.035in" svg:height="0.1343in" svg:x="4.8823in" svg:y="0.1016in" svg:viewBox="0 0 90 342" svg:d="M7 0c-3 0-7 0-7 4 0 2 1 3 3 6 31 26 63 73 63 161 0 73-23 126-59 158-6 7-7 7-7 9 0 1 1 4 4 4 4 0 38-22 60-64 16-29 26-66 26-106 0-49-14-124-83-172z"><text:p/></draw:path></draw:g></draw:g></text:p><text:p text:style-name="P24"/><text:list xml:id="list204954946765484" text:continue-numbering="true" text:style-name="L1"><text:list-item><text:p text:style-name="P89"><draw:g text:anchor-type="as-char" svg:y="-0.261in" draw:z-index="133" draw:name="Shape295" draw:style-name="gr1"><svg:title>TexMaths</svg:title><svg:desc>14§display§r=\sqrt{\left(r^{\ast }\right)^2+z^2}§svg§600§FALSE§</svg:desc><draw:g draw:style-name="gr2"><draw:path draw:style-name="gr3" draw:text-style-name="P140" svg:width="1.3657in" svg:height="0.3276in" svg:x="0.0047in" svg:y="0.0102in" svg:viewBox="0 0 3470 833" svg:d="M1736 833c-579 0-1158 0-1736 0 0-277 0-556 0-833 1157 0 2313 0 3470 0 0 277 0 556 0 833-578 0-1157 0-1734 0z"><text:p/></draw:path><draw:path draw:style-name="gr4" draw:text-style-name="P141" svg:width="0.0783in" svg:height="0.0874in" svg:x="0.0004in" svg:y="0.1744in" svg:viewBox="0 0 200 223" svg:d="M29 189c-1 7-4 18-4 21 0 8 7 13 14 13 6 0 16-5 18-14 2-2 19-69 20-77 4-17 13-51 15-65 3-5 17-29 28-39 5-4 19-17 40-17 12 0 14 4 21 6-16 3-26 14-26 28 0 7 5 17 19 17 12 0 26-12 26-30 0-17-15-32-40-32-33 0-54 25-63 38-5-21-21-38-45-38-23 0-32 20-37 28-8 17-15 46-15 48 0 5 6 5 7 5 4 0 4 0 8-11 9-35 19-59 35-59 9 0 16 4 16 23 0 11-2 15-7 42-10 37-20 75-30 113z"><text:p/></draw:path><draw:path draw:style-name="gr4" draw:text-style-name="P141" svg:width="0.128in" svg:height="0.0449in" svg:x="0.1524in" svg:y="0.1902in" svg:viewBox="0 0 326 115" svg:d="M309 20c9 0 17 0 17-10s-8-10-15-10c-98 0-198 0-296 0-7 0-15 0-15 10s8 10 17 10c98 0 194 0 292 0zM311 115c7 0 15 0 15-10s-8-10-17-10c-98 0-194 0-292 0-9 0-17 0-17 10s8 10 15 10c98 0 198 0 296 0z"><text:p/></draw:path><draw:path draw:style-name="gr4" draw:text-style-name="P141" svg:width="0.1756in" svg:height="0.3476in" svg:x="0.3673in" svg:y="0in" svg:viewBox="0 0 447 884" svg:d="M174 810c-35-122-72-246-107-367-22 25-45 51-67 78 3 3 4 6 7 7 11-13 22-25 34-39 37 131 75 263 113 395 15 0 17 0 21-13 90-284 181-567 270-851 2-7 2-9 2-10 0-6-5-10-10-10-7 0-9 7-11 13-84 266-168 530-252 797z"><text:p/></draw:path><draw:path draw:style-name="gr4" draw:text-style-name="P141" svg:width="0.8409in" svg:height="0.0075in" svg:x="0.5394in" svg:y="0in" svg:viewBox="0 0 2137 20" svg:d="M1070 20c-357 0-713 0-1070 0 0-7 0-13 0-20 713 0 1425 0 2137 0 0 7 0 13 0 20-356 0-712 0-1067 0z"><text:p/></draw:path><draw:path draw:style-name="gr4" draw:text-style-name="P141" svg:width="0.0449in" svg:height="0.1925in" svg:x="0.5587in" svg:y="0.1154in" svg:viewBox="0 0 115 490" svg:d="M115 486c0-1 0-3-9-11-61-60-78-154-78-229 0-85 20-170 80-232 7-6 7-7 7-8 0-5-3-6-6-6-4 0-49 34-78 97-25 53-31 107-31 149 0 38 6 99 32 153 30 60 73 91 77 91 3 0 6-1 6-4z"><text:p/></draw:path><draw:path draw:style-name="gr4" draw:text-style-name="P141" svg:width="0.0783in" svg:height="0.0874in" svg:x="0.6205in" svg:y="0.1744in" svg:viewBox="0 0 200 223" svg:d="M29 189c-1 7-4 18-4 21 0 8 7 13 14 13 6 0 14-5 18-14 2-2 17-69 20-77 4-17 13-51 15-65 3-5 16-29 28-39 5-4 19-17 40-17 12 0 19 6 21 6-16 3-27 14-27 28 0 7 6 17 20 17 12 0 26-12 26-30 0-17-15-32-40-32-33 0-54 25-63 38-5-21-23-38-45-38-23 0-32 20-37 28-8 17-15 46-15 48 0 5 4 4 6 5 5 0 5 0 8-11 8-35 18-59 36-59 9 0 16 4 16 23 0 11-2 15-9 42-9 37-18 75-28 113z"><text:p/></draw:path><draw:path draw:style-name="gr4" draw:text-style-name="P141" svg:width="0.0547in" svg:height="0.0579in" svg:x="0.7193in" svg:y="0.1417in" svg:viewBox="0 0 140 148" svg:d="M81 74c28-12 41-17 49-21 7-3 10-4 10-11 0-6-4-11-11-11-2 0-3 0-7 3-16 11-31 21-46 32 1-17 2-35 4-52 1-6 0-14-10-14-4 0-11 3-11 10 0 3 1 14 3 17 0 5 2 30 2 39-15-11-30-21-46-32-3-2-4-3-7-3-7 0-11 5-11 11 0 7 4 8 7 10 17 7 35 15 52 22-28 11-41 17-49 21-7 3-10 4-10 10 0 7 4 11 11 11 2 0 3 0 7-3 16-9 31-21 46-30-1 18-4 36-5 54 0 9 7 11 11 11s11-2 11-11c0-3-1-12-3-17 0-5-2-30-2-37 14 8 26 18 40 26 10 7 10 7 13 7 7 0 11-4 11-11 0-6-4-8-7-10-17-7-35-14-52-21z"><text:p/></draw:path><draw:path draw:style-name="gr4" draw:text-style-name="P141" svg:width="0.0441in" svg:height="0.1925in" svg:x="0.8075in" svg:y="0.1154in" svg:viewBox="0 0 113 490" svg:d="M113 246c0-39-5-98-32-154-29-60-71-92-77-92-3 0-4 3-4 6 0 1 0 2 8 11 49 49 77 126 77 229 0 85-18 170-79 232-6 5-6 7-6 8 0 3 1 4 4 4 6 0 49-32 79-94 25-54 30-109 30-150z"><text:p/></draw:path><draw:path draw:style-name="gr4" draw:text-style-name="P141" svg:width="0.0598in" svg:height="0.0894in" svg:x="0.8803in" svg:y="0.0736in" svg:viewBox="0 0 153 228" svg:d="M153 165c-5 0-9 0-13 0-1 9-4 28-8 32-3 2-30 2-35 2-21 0-42 0-63 0 36-32 49-42 68-58 27-21 51-42 51-74 0-42-38-67-82-67-43 0-71 29-71 62 0 16 14 19 18 19 9 0 18-7 18-18 0-7-2-18-21-18 12-25 35-32 51-32 35 0 53 26 53 54 0 30-22 53-32 66-28 27-56 53-84 81-3 4-3 4-3 14 48 0 94 0 141 0 5-21 7-42 12-63z"><text:p/></draw:path><draw:path draw:style-name="gr4" draw:text-style-name="P141" svg:width="0.128in" svg:height="0.1287in" svg:x="1.0126in" svg:y="0.1484in" svg:viewBox="0 0 326 328" svg:d="M174 174c46 0 91 0 137 0 7 0 15 0 15-10s-8-10-15-10c-46 0-91 0-137 0 0-46 0-92 0-139 0-5 0-15-10-15s-10 10-10 15c0 47 0 93 0 139-46 0-92 0-139 0-7 0-15 0-15 10s8 10 15 10c47 0 93 0 139 0 0 44 0 91 0 137 0 7 0 17 10 17s10-10 10-17c0-46 0-93 0-137z"><text:p/></draw:path><draw:path draw:style-name="gr4" draw:text-style-name="P141" svg:width="0.0819in" svg:height="0.0874in" svg:x="1.2031in" svg:y="0.1744in" svg:viewBox="0 0 209 223" svg:d="M45 176c26-28 40-40 59-56 15-14 30-26 47-43 48-46 58-70 58-71 0-6-3-5-5-6-4 0-5 1-8 6-14 23-25 32-36 32-13 0-19-9-26-17-9-11-18-21-33-21-38 0-60 46-60 56 0 3 0 6 5 6 4 0 6-3 7-6 10-22 38-22 42-22 10 0 20 2 31 7 20 7 25 7 38 7-18 21-59 57-69 64-14 14-29 28-43 42-34 32-52 60-52 64 0 5 6 5 7 5 3 0 4 0 7-6 11-18 27-31 42-31 11 0 17 4 29 18 7 12 17 19 31 19 49 0 77-62 77-76 0-3-1-4-5-4-5 0-6 3-7 5-12 33-44 42-59 42-10 0-18-2-30-7-16-5-23-8-33-8-2 0-10 0-14 1z"><text:p/></draw:path><draw:path draw:style-name="gr4" draw:text-style-name="P141" svg:width="0.0591in" svg:height="0.0894in" svg:x="1.3024in" svg:y="0.115in" svg:viewBox="0 0 151 228" svg:d="M151 165c-4 0-7 0-11 0-1 9-4 28-8 32-3 2-30 2-35 2-21 0-42 0-63 0 36-32 47-42 68-58 25-21 49-42 49-74 0-42-36-67-80-67-43 0-71 29-71 62 0 16 14 19 18 19 9 0 18-5 18-18 0-7-2-18-21-18 12-25 35-32 51-32 35 0 53 26 53 54 0 30-22 53-34 66-28 27-54 53-82 81-3 4-3 4-3 14 48 0 94 0 141 0 3-21 7-42 10-63z"><text:p/></draw:path></draw:g></draw:g></text:p></text:list-item><text:list-item><text:p text:style-name="P96"><draw:g text:anchor-type="as-char" svg:y="-0.1437in" draw:z-index="134" draw:name="Shape296" draw:style-name="gr1"><svg:title>TexMaths</svg:title><svg:desc>14§display§\theta =\theta ^{\ast }§svg§600§FALSE§</svg:desc><draw:g draw:style-name="gr2"><draw:path draw:style-name="gr3" draw:text-style-name="P140" svg:width="0.4965in" svg:height="0.1236in" svg:x="0.002in" svg:y="0.0098in" svg:viewBox="0 0 1262 315" svg:d="M0 0c421 0 841 0 1262 0 0 105 0 210 0 315-421 0-841 0-1262 0 0-105 0-210 0-315z"><text:p/></draw:path><draw:path draw:style-name="gr4" draw:text-style-name="P141" svg:width="0.0795in" svg:height="0.1366in" svg:x="0.0004in" svg:y="0.0067in" svg:viewBox="0 0 203 348" svg:d="M203 99c0-32-10-99-59-99-68 0-144 137-144 248 0 46 14 100 59 100 68 0 144-140 144-249zM52 166c8-30 18-69 38-104 12-24 30-52 53-52 24 0 28 32 28 60 0 24-4 49-17 96-34 0-69 0-102 0zM150 182c-6 22-16 63-34 98-18 33-36 57-57 57-17 0-27-14-27-59 0-21 3-49 16-96 33 0 68 0 102 0z"><text:p/></draw:path><draw:path draw:style-name="gr4" draw:text-style-name="P141" svg:width="0.128in" svg:height="0.0449in" svg:x="0.1528in" svg:y="0.0717in" svg:viewBox="0 0 326 115" svg:d="M309 20c9 0 17 0 17-10s-8-10-15-10c-98 0-198 0-296 0-7 0-15 0-15 10s8 10 17 10c98 0 194 0 292 0zM311 115c7 0 15 0 15-10s-8-10-17-10c-98 0-194 0-292 0-9 0-17 0-17 10s8 10 15 10c98 0 198 0 296 0z"><text:p/></draw:path><draw:path draw:style-name="gr4" draw:text-style-name="P141" svg:width="0.0799in" svg:height="0.1366in" svg:x="0.3535in" svg:y="0.0067in" svg:viewBox="0 0 204 348" svg:d="M204 99c0-32-9-99-60-99-67 0-144 137-144 248 0 46 15 100 60 100 69 0 144-140 144-249zM53 166c9-30 18-69 38-104 13-24 31-52 53-52 24 0 27 32 27 60 0 24-3 49-16 96-33 0-68 0-102 0zM151 182c-5 22-15 63-35 98-17 33-35 57-56 57-17 0-26-14-26-59 0-21 2-49 15-96 34 0 69 0 102 0z"><text:p/></draw:path><draw:path draw:style-name="gr4" draw:text-style-name="P141" svg:width="0.0547in" svg:height="0.0575in" svg:x="0.4539in" svg:y="0in" svg:viewBox="0 0 140 147" svg:d="M81 74c28-12 41-17 49-21 7-3 10-4 10-11 0-6-4-11-11-11-2 0-3 0-7 3-16 11-31 21-46 32 1-17 2-34 4-51 1-7 0-15-10-15-4 0-11 3-11 10 0 4 1 14 3 17 0 5 2 30 2 39-15-11-30-21-46-32-3-2-4-3-7-3-7 0-11 5-11 11 0 7 4 8 7 10 17 7 35 14 52 22-28 11-41 17-49 21-7 3-10 4-10 10 0 7 4 11 11 11 3 0 3 0 7-3 16-11 31-21 46-30-1 18-4 36-5 54 0 8 7 10 11 10s11-2 11-10c0-3-1-13-3-17 0-5-2-30-2-37 14 8 26 16 40 26 10 7 10 7 13 7 7 0 11-4 11-11s-4-8-7-10c-17-7-35-14-52-21z"><text:p/></draw:path></draw:g></draw:g></text:p></text:list-item><text:list-item><text:p text:style-name="P107"><draw:g text:anchor-type="as-char" svg:y="-0.3965in" draw:z-index="135" draw:name="Shape297" draw:style-name="gr1"><svg:title>TexMaths</svg:title><svg:desc>14§display§\phi =\operatorname{atan}\left(\frac{z}{\sqrt{\left(r^{\ast }\right)^2+z^2}}\right)=\operatorname{acos}\left(\frac{r^{\ast }}{z}\right)§svg§600§FALSE§</svg:desc><draw:g draw:style-name="gr2"><draw:path draw:style-name="gr3" draw:text-style-name="P140" svg:width="3.3024in" svg:height="0.7106in" svg:x="0.0008in" svg:y="0.0102in" svg:viewBox="0 0 8389 1806" svg:d="M4196 1806c-1399 0-2797 0-4196 0 0-602 0-1204 0-1806 2796 0 5593 0 8389 0 0 602 0 1204 0 1806-1397 0-2796 0-4193 0z"><text:p/></draw:path><draw:path draw:style-name="gr4" draw:text-style-name="P141" svg:width="0.1016in" svg:height="0.1736in" svg:x="0.0004in" svg:y="0.2622in" svg:viewBox="0 0 259 442" svg:d="M192 13c0-2 1-5 1-7s0-6-5-6c-6 0-6 1-9 10-10 38-18 75-28 113-78 3-151 69-151 136 0 46 35 85 95 88-4 15-7 31-11 46-6 24-11 42-11 43 0 6 3 6 5 6s5 0 6-1c1-2 4-13 6-20 5-25 12-50 18-74 80-3 151-69 151-134 0-40-27-84-95-90 10-36 18-74 28-110zM98 337c-29-3-66-19-66-68 0-59 44-128 116-135-16 67-33 136-50 203zM161 134c38 3 66 25 66 69 0 57-42 127-116 134 16-67 33-136 50-203z"><text:p/></draw:path><draw:path draw:style-name="gr4" draw:text-style-name="P141" svg:width="0.1287in" svg:height="0.0449in" svg:x="0.1713in" svg:y="0.3264in" svg:viewBox="0 0 328 115" svg:d="M311 20c7 0 17 0 17-10s-10-10-17-10c-98 0-198 0-296 0-5 0-15 0-15 10s10 10 17 10c98 0 196 0 294 0zM311 115c7 0 17 0 17-10s-10-10-17-10c-98 0-196 0-294 0-7 0-17 0-17 10s10 10 15 10c98 0 198 0 296 0z"><text:p/></draw:path><draw:path draw:style-name="gr4" draw:text-style-name="P141" svg:width="0.0866in" svg:height="0.0882in" svg:x="0.3728in" svg:y="0.3102in" svg:viewBox="0 0 221 225" svg:d="M143 182c3 19 15 40 39 40 10 0 39-7 39-46 0-10 0-18 0-28-4 0-7 0-11 0 0 10 0 18 0 28 0 28-13 31-18 31-17 0-18-22-18-24 0-33 0-65 0-99 0-20 0-39-19-57-18-20-43-27-67-27-40 0-74 22-74 55 0 15 10 23 22 23 14 0 23-9 23-22 0-7-2-22-25-22 14-19 37-24 53-24 25 0 53 19 53 63 0 5 0 12 0 18-25 1-60 3-91 18-36 17-49 42-49 64 0 40 48 52 78 52 33 0 55-19 65-43zM140 102c0 17 0 32 0 49 0 46-36 63-57 63-26 0-45-17-45-42 0-27 21-67 102-70z"><text:p/></draw:path><draw:path draw:style-name="gr4" draw:text-style-name="P141" svg:width="0.0598in" svg:height="0.1209in" svg:x="0.4654in" svg:y="0.2791in" svg:viewBox="0 0 153 308" svg:d="M76 106c23 0 46 0 70 0 0-5 0-9 0-15-24 0-47 0-70 0 0-31 0-60 0-91-5 0-9 0-13 0-1 41-15 92-63 95 0 4 0 7 0 11 14 0 27 0 41 0 0 45 0 90 0 135 0 61 46 67 64 67 35 0 48-35 48-67 0-10 0-19 0-28-5 0-7 0-12 0 0 9 0 18 0 28 0 36-15 54-33 54-32 0-32-45-32-53 0-45 0-91 0-136z"><text:p/></draw:path><draw:path draw:style-name="gr4" draw:text-style-name="P141" svg:width="0.0874in" svg:height="0.0882in" svg:x="0.5449in" svg:y="0.3102in" svg:viewBox="0 0 223 225" svg:d="M144 182c2 19 14 40 38 40 10 0 41-7 41-46 0-10 0-18 0-28-5 0-9 0-13 0 0 10 0 18 0 28 0 28-13 31-18 31-16 0-18-22-18-24 0-33 0-65 0-99 0-20 0-39-17-57-20-20-45-27-69-27-39 0-74 22-74 55 0 15 10 23 24 23 12 0 22-9 22-22 0-7-3-22-25-22 13-19 38-24 53-24 24 0 52 19 52 63 0 5 0 12 0 18-25 1-59 3-91 18-36 17-49 42-49 64 0 40 48 52 78 52 34 0 56-19 66-43zM140 102c0 17 0 32 0 49 0 46-35 63-57 63-24 0-45-17-45-42 0-27 21-67 102-70z"><text:p/></draw:path><draw:path draw:style-name="gr4" draw:text-style-name="P141" svg:width="0.0972in" svg:height="0.085in" svg:x="0.6398in" svg:y="0.3114in" svg:viewBox="0 0 248 217" svg:d="M39 48c0 43 0 88 0 131 0 22-5 22-39 22 0 6 0 10 0 16 18 0 43-2 56-2s39 2 55 2c0-6 0-10 0-16-33 0-38 0-38-22 0-29 0-60 0-89 0-52 35-80 67-80 31 0 36 26 36 54 0 38 0 77 0 115 0 22-5 22-39 22 0 6 0 10 0 16 17 0 42-2 56-2 13 0 38 2 55 2 0-6 0-10 0-16-25 0-38 0-38-14 0-30 0-62 0-93 0-44 0-59-15-76-7-8-24-18-52-18-37 0-59 21-73 52 0-17 0-35 0-52-24 1-46 4-70 6 0 5 0 9 0 15 35 0 39 3 39 27z"><text:p/></draw:path><draw:path draw:style-name="gr4" draw:text-style-name="P141" svg:width="0.1067in" svg:height="0.35in" svg:x="0.8299in" svg:y="0.0004in" svg:viewBox="0 0 272 890" svg:d="M41 890c11 0 14 0 14-7 1-344 40-631 212-872 5-4 3-4 5-5 0-6-5-6-12-6-8 0-9 0-9 1-3 2-65 73-115 172-65 131-105 279-123 458-2 15-13 117-13 234 0 5 0 12 0 19 1 6 4 6 14 6 8 0 18 0 27 0z"><text:p/></draw:path><draw:path draw:style-name="gr4" draw:text-style-name="P141" svg:width="0.1067in" svg:height="0.3492in" svg:x="0.8299in" svg:y="0.3465in" svg:viewBox="0 0 272 888" svg:d="M14 0c-10 0-13 0-14 6 0 5 0 12 0 18 0 301 55 477 69 526 33 109 88 224 170 326 7 8 10 11 12 11 1 1 1 1 9 1 7 0 12 0 12-4 0-1 0-3-3-7-164-226-213-501-214-870 0-7-3-7-14-7-9 0-19 0-27 0z"><text:p/></draw:path><draw:path draw:style-name="gr4" draw:text-style-name="P141" svg:width="0.0819in" svg:height="0.087in" svg:x="1.4429in" svg:y="0.1815in" svg:viewBox="0 0 209 222" svg:d="M45 176c26-28 40-40 59-56 15-14 30-26 47-43 48-46 58-70 58-71 0-6-3-5-5-6-4 0-5 1-8 6-14 23-25 30-36 30-13 0-19-7-26-15-9-11-18-21-33-21-38 0-60 46-60 56 0 3 0 6 5 6 4 0 6-3 7-6 10-22 38-22 42-22 10 0 20 2 31 7 20 7 25 7 38 7-18 21-59 57-69 64-14 14-29 28-43 42-34 32-52 60-52 64s6 4 7 4c3 0 4 0 7-5 11-18 27-31 42-31 11 0 17 4 28 18 8 11 18 18 32 18 49 0 77-61 77-75 0-3-1-4-5-4-5 0-6 2-7 5-12 32-44 42-59 42-10 0-20-3-30-7-16-5-23-8-33-8-2 0-10 0-14 1z"><text:p/></draw:path><draw:path draw:style-name="gr4" draw:text-style-name="P141" svg:width="1.0346in" svg:height="0.0075in" svg:x="0.9665in" svg:y="0.3445in" svg:viewBox="0 0 2629 20" svg:d="M1315 20c-439 0-877 0-1315 0 0-7 0-13 0-20 876 0 1753 0 2629 0 0 7 0 13 0 20-438 0-876 0-1314 0z"><text:p/></draw:path><draw:path draw:style-name="gr4" draw:text-style-name="P141" svg:width="0.176in" svg:height="0.3484in" svg:x="0.9874in" svg:y="0.3823in" svg:viewBox="0 0 448 886" svg:d="M175 811c-35-123-71-246-106-368-23 27-47 54-69 80 3 2 6 4 8 7 12-14 23-26 34-39 38 132 76 263 113 395 16 0 17 0 20-13 90-285 181-569 270-853 3-7 3-9 3-10 0-4-4-10-10-10-7 0-10 7-11 14-84 266-168 532-252 797z"><text:p/></draw:path><draw:path draw:style-name="gr4" draw:text-style-name="P141" svg:width="0.8413in" svg:height="0.0075in" svg:x="1.1598in" svg:y="0.3823in" svg:viewBox="0 0 2138 20" svg:d="M1068 20c-355 0-712 0-1068 0 0-7 0-13 0-20 713 0 1425 0 2138 0 0 7 0 13 0 20-357 0-714 0-1070 0z"><text:p/></draw:path><draw:path draw:style-name="gr4" draw:text-style-name="P141" svg:width="0.0441in" svg:height="0.1929in" svg:x="1.1791in" svg:y="0.4886in" svg:viewBox="0 0 113 491" svg:d="M113 485c0-1 0-1-8-9-62-63-77-156-77-231 0-86 20-171 80-232 5-6 5-7 5-9 0-3-1-4-4-4-5 0-49 32-78 95-25 55-31 109-31 150 0 39 6 98 32 154 30 60 72 92 77 92 3 0 4-1 4-6z"><text:p/></draw:path><draw:path draw:style-name="gr4" draw:text-style-name="P141" svg:width="0.0783in" svg:height="0.087in" svg:x="1.2409in" svg:y="0.548in" svg:viewBox="0 0 200 222" svg:d="M29 187c-1 9-5 20-5 21 0 10 7 14 15 14 6 0 14-4 18-14 0-1 17-68 20-77 3-16 13-51 15-64 2-7 16-29 28-40 3-3 19-16 40-16 12 0 12 4 19 6-14 1-25 14-25 26 0 9 6 17 20 17 12 0 26-11 26-28 0-18-15-32-40-32-33 0-55 24-63 38-5-23-23-38-45-38-23 0-32 18-37 28-9 17-15 46-15 48 0 4 4 4 6 4 5 0 5 0 8-11 8-35 18-58 36-58 9 0 16 3 16 23 0 9-2 15-9 40-9 38-18 76-28 113z"><text:p/></draw:path><draw:path draw:style-name="gr4" draw:text-style-name="P141" svg:width="0.0547in" svg:height="0.0579in" svg:x="1.3402in" svg:y="0.5146in" svg:viewBox="0 0 140 148" svg:d="M80 74c29-12 42-17 50-21 7-3 10-4 10-11 0-6-4-10-11-10-3 0-3 0-7 3-16 10-32 21-48 31 2-17 4-34 6-51 1-7 0-15-10-15-4 0-11 3-11 11 0 3 1 13 1 17 2 6 4 31 4 38-15-10-30-21-46-31-4-3-4-3-8-3-6 0-10 4-10 10 0 7 4 10 7 11 17 7 35 14 52 21-28 13-41 17-49 21-7 3-10 4-10 11 0 6 4 12 10 12 3 0 4 0 8-3 16-11 31-21 46-32-1 18-4 37-5 55 0 7 7 10 11 10s10-3 10-10c0-2-2-13-2-16 0-6-2-31-4-39 14 9 28 18 42 28 9 7 10 7 13 7 7 0 11-6 11-12 0-7-4-8-7-9-18-7-35-16-53-23z"><text:p/></draw:path><draw:path draw:style-name="gr4" draw:text-style-name="P141" svg:width="0.0441in" svg:height="0.1929in" svg:x="1.4283in" svg:y="0.4886in" svg:viewBox="0 0 113 491" svg:d="M113 245c0-38-5-98-32-153-29-61-71-92-77-92-3 0-4 1-4 4 0 2 0 3 8 11 49 49 77 128 77 230 0 84-18 170-79 232-6 7-6 7-6 8 0 3 1 6 4 6 6 0 49-34 79-96 25-54 30-108 30-150z"><text:p/></draw:path><draw:path draw:style-name="gr4" draw:text-style-name="P141" svg:width="0.0591in" svg:height="0.0894in" svg:x="1.5012in" svg:y="0.4465in" svg:viewBox="0 0 151 228" svg:d="M151 166c-4 0-7 0-11 0-1 7-4 28-8 31-3 3-30 3-35 3-21 0-42 0-63 0 36-32 47-42 68-59 25-19 49-42 49-74 0-42-36-67-80-67-43 0-71 31-71 62 0 18 14 19 18 19 9 0 18-5 18-18 0-7-2-18-21-18 12-25 35-32 51-32 35 0 53 26 53 54 0 30-22 53-34 66-28 28-54 54-82 82-3 3-3 5-3 13 48 0 94 0 141 0 3-21 7-41 10-62z"><text:p/></draw:path><draw:path draw:style-name="gr4" draw:text-style-name="P141" svg:width="0.128in" svg:height="0.1283in" svg:x="1.6335in" svg:y="0.5209in" svg:viewBox="0 0 326 327" svg:d="M174 173c46 0 91 0 137 0 7 0 15 0 15-9 0-10-8-10-15-10-46 0-91 0-137 0 0-46 0-91 0-137 0-7 0-17-10-17s-10 10-10 17c0 46 0 91 0 137-46 0-92 0-139 0-7 0-15 0-15 10 0 9 8 9 15 9 47 0 93 0 139 0 0 47 0 93 0 139 0 7 0 15 10 15s10-8 10-15c0-46 0-92 0-139z"><text:p/></draw:path><draw:path draw:style-name="gr4" draw:text-style-name="P141" svg:width="0.0819in" svg:height="0.087in" svg:x="1.8236in" svg:y="0.548in" svg:viewBox="0 0 209 222" svg:d="M45 176c26-28 40-40 59-56 15-15 30-26 47-44 48-45 58-69 58-72 0-4-3-3-5-4-4 0-5 0-8 6-14 23-25 30-36 30-13 0-19-7-26-15-9-11-18-21-33-21-38 0-60 45-60 56 0 3 0 6 5 6 4 0 6-3 7-6 10-22 38-24 42-24 10 0 20 4 31 9 20 7 25 7 38 7-18 21-59 56-69 64-14 14-29 26-43 40-34 34-52 62-52 65 0 5 6 5 7 5 3 0 4-1 7-7 11-16 27-29 42-29 11 0 17 4 28 18 8 10 18 18 32 18 49 0 77-63 77-75 0-3-1-6-5-6-5 0-6 3-7 7-12 32-44 41-59 41-10 0-18-3-30-6-16-7-23-8-33-8-2 0-10 0-14 1z"><text:p/></draw:path><draw:path draw:style-name="gr4" draw:text-style-name="P141" svg:width="0.0591in" svg:height="0.0898in" svg:x="1.9228in" svg:y="0.4878in" svg:viewBox="0 0 151 229" svg:d="M151 166c-4 0-7 0-11 0-1 7-4 28-8 31-3 3-30 3-35 3-21 0-42 0-63 0 36-32 47-42 68-59 25-19 49-40 49-74 0-42-36-67-80-67-43 0-71 31-71 62 0 18 14 19 18 19 9 0 18-5 18-18 0-6-2-18-21-18 12-24 35-32 51-32 35 0 53 26 53 54 0 31-22 55-34 66-28 28-54 54-82 82-3 3-3 5-3 14 48 0 94 0 141 0 3-21 7-42 10-63z"><text:p/></draw:path><draw:path draw:style-name="gr4" draw:text-style-name="P141" svg:width="0.1067in" svg:height="0.35in" svg:x="2.0303in" svg:y="0.0004in" svg:viewBox="0 0 272 890" svg:d="M272 865c0-300-54-476-69-526-34-110-88-224-171-325-7-10-10-11-11-13-1 0-1-1-10-1-7 0-11 0-11 6 3 2 0 1 7 9 171 240 209 535 210 868 0 7 3 7 14 7 8 0 18 0 27 0s12 0 14-6c0-7 0-14 0-19z"><text:p/></draw:path><draw:path draw:style-name="gr4" draw:text-style-name="P141" svg:width="0.1067in" svg:height="0.3492in" svg:x="2.0303in" svg:y="0.3465in" svg:viewBox="0 0 272 888" svg:d="M272 6c-2-6-5-6-14-6s-19 0-27 0c-11 0-14 0-14 7 0 50-1 166-14 290-27 254-91 429-199 580-4 4-4 6-4 7 0 4 4 4 11 4 9 0 10 0 10-1 3-1 64-73 115-171 64-130 105-280 123-459 1-14 13-116 13-233 0-6 0-13 0-18z"><text:p/></draw:path><draw:path draw:style-name="gr4" draw:text-style-name="P141" svg:width="0.128in" svg:height="0.0449in" svg:x="2.2587in" svg:y="0.3264in" svg:viewBox="0 0 326 115" svg:d="M309 20c9 0 17 0 17-10s-8-10-15-10c-98 0-198 0-296 0-7 0-15 0-15 10s8 10 17 10c98 0 194 0 292 0zM311 115c7 0 15 0 15-10s-8-10-17-10c-98 0-194 0-292 0-9 0-17 0-17 10s8 10 15 10c98 0 198 0 296 0z"><text:p/></draw:path><draw:path draw:style-name="gr4" draw:text-style-name="P141" svg:width="0.0866in" svg:height="0.0882in" svg:x="2.4602in" svg:y="0.3102in" svg:viewBox="0 0 221 225" svg:d="M143 182c1 19 15 40 38 40 11 0 40-7 40-46 0-10 0-18 0-28-4 0-8 0-12 0 0 10 0 18 0 28 0 28-12 31-17 31-17 0-18-22-18-24 0-33 0-65 0-99 0-20 0-39-19-57-19-20-43-27-67-27-40 0-74 22-74 55 0 15 10 23 22 23 14 0 23-9 23-22 0-7-2-22-25-22 14-19 37-24 53-24 25 0 53 19 53 63 0 5 0 12 0 18-25 1-60 3-91 18-36 17-49 42-49 64 0 40 48 52 78 52 33 0 55-19 65-43zM140 102c0 17 0 32 0 49 0 46-36 63-59 63-24 0-43-17-43-42 0-27 21-67 102-70z"><text:p/></draw:path><draw:path draw:style-name="gr4" draw:text-style-name="P141" svg:width="0.0736in" svg:height="0.0882in" svg:x="2.5555in" svg:y="0.3102in" svg:viewBox="0 0 188 225" svg:d="M41 112c0-80 40-101 65-101 5 0 37 2 54 18-21 2-24 17-24 24 0 13 10 23 22 23 14 0 24-9 24-24 0-34-38-52-76-52-61 0-106 53-106 113 0 63 48 112 105 112 66 0 83-60 83-64 0-6-6-4-7-4-5 0-6 1-7 4-14 46-47 52-65 52-25 0-68-21-68-101z"><text:p/></draw:path><draw:path draw:style-name="gr4" draw:text-style-name="P141" svg:width="0.085in" svg:height="0.0882in" svg:x="2.6406in" svg:y="0.3102in" svg:viewBox="0 0 217 225" svg:d="M217 115c0-63-49-115-108-115-61 0-109 53-109 115 0 63 50 110 108 110 60 0 109-49 109-110zM109 213c-21 0-43-10-56-33-12-22-12-51-12-69 0-20 0-47 11-68 14-22 36-33 56-33 22 0 43 11 56 32 12 21 12 50 12 69 0 18 0 44-11 65-10 23-32 37-56 37z"><text:p/></draw:path><draw:path draw:style-name="gr4" draw:text-style-name="P141" svg:width="0.063in" svg:height="0.0882in" svg:x="2.7382in" svg:y="0.3102in" svg:viewBox="0 0 161 225" svg:d="M87 125c10 1 50 9 50 44 0 25-17 45-56 45-40 0-59-28-67-70-1-6-3-8-7-8-7 0-7 4-7 12 0 21 0 44 0 65 0 8 0 12 6 12 2 0 2 0 12-10 2-1 2-2 10-11 21 21 43 21 53 21 58 0 80-33 80-68 0-27-14-41-21-46-15-17-35-20-56-24-27-6-60-13-60-41 0-17 12-38 54-38 55 0 58 45 58 61 1 4 5 4 7 4 5 0 5-3 5-11 0-17 0-34 0-51 0-8 0-11-5-11-2 0-3 0-10 6-1 1-6 5-8 7-19-13-38-13-47-13-58 0-78 32-78 60 0 17 8 31 21 42 17 13 29 16 66 23z"><text:p/></draw:path><draw:path draw:style-name="gr4" draw:text-style-name="P141" svg:width="0.0949in" svg:height="0.463in" svg:x="2.8807in" svg:y="0.1173in" svg:viewBox="0 0 242 1177" svg:d="M242 1172c0-2-1-2-3-4-18-18-50-52-84-105-78-124-114-285-114-474 0-132 18-302 99-449 38-70 78-111 101-132 1-1 1-2 1-4 0-4-4-4-11-4s-7 0-15 7c-164 150-216 375-216 582 0 193 43 386 169 533 10 11 28 32 48 49 7 6 7 6 14 6s11 0 11-5z"><text:p/></draw:path><draw:path draw:style-name="gr4" draw:text-style-name="P141" svg:width="0.0783in" svg:height="0.087in" svg:x="3.0122in" svg:y="0.1815in" svg:viewBox="0 0 200 222" svg:d="M28 189c-1 7-4 18-4 21 0 8 7 12 15 12 6 0 14-4 18-14 0-1 17-68 20-76 3-17 13-51 15-65 2-5 16-29 28-40 3-3 19-16 40-16 12 0 12 4 19 6-14 3-25 14-25 26 0 9 4 19 18 19 13 0 28-12 28-30 0-17-15-32-40-32-33 0-55 24-63 38-5-23-23-38-45-38-24 0-32 20-37 28-9 17-15 46-15 48 0 5 4 5 6 5 4 0 5-1 8-11 8-35 18-59 36-59 9 0 16 4 16 23 0 9-3 15-9 42-9 37-19 75-29 113z"><text:p/></draw:path><draw:path draw:style-name="gr4" draw:text-style-name="P141" svg:width="0.0547in" svg:height="0.0579in" svg:x="3.1114in" svg:y="0.1343in" svg:viewBox="0 0 140 148" svg:d="M80 74c28-12 42-18 50-22 6-3 10-4 10-10s-6-11-11-11c-3 0-3 0-7 3-16 11-32 21-48 32 2-17 4-35 6-52 1-6 0-14-10-14-4 0-11 3-11 10 0 3 1 14 1 17 2 5 4 30 4 39-15-11-30-21-46-32-4-2-4-3-8-3-6 0-10 5-10 11 0 7 4 8 7 10 17 7 35 14 52 21-28 12-41 18-49 22-7 3-10 4-10 10s4 11 10 11c3 0 4 0 8-3 16-9 31-21 46-30-1 18-4 36-5 54 0 8 7 11 11 11s10-3 10-11c0-3-2-12-2-17s-2-30-4-37c14 8 28 18 42 26 9 7 10 7 13 7 5 0 11-5 11-11 0-7-4-8-8-10-17-7-35-14-52-21z"><text:p/></draw:path><draw:path draw:style-name="gr4" draw:text-style-name="P141" svg:width="0.1811in" svg:height="0.0075in" svg:x="3.0067in" svg:y="0.3445in" svg:viewBox="0 0 461 20" svg:d="M230 20c-77 0-153 0-230 0 0-7 0-13 0-20 154 0 307 0 461 0 0 7 0 13 0 20-77 0-154 0-231 0z"><text:p/></draw:path><draw:path draw:style-name="gr4" draw:text-style-name="P141" svg:width="0.0819in" svg:height="0.087in" svg:x="3.0563in" svg:y="0.4437in" svg:viewBox="0 0 209 222" svg:d="M45 176c26-29 40-40 59-56 0-1 29-26 47-44 46-45 58-69 58-72 0-4-5-4-6-4-3 0-4 0-7 6-15 22-25 30-36 30-13 0-19-7-26-15-9-11-18-21-33-21-38 0-60 45-60 56 0 3 1 6 5 6s6-3 7-6c9-22 38-24 42-24 10 0 20 4 31 9 20 7 25 7 38 7-18 21-59 56-69 64-15 14-29 26-45 40-33 34-50 62-50 65 0 5 4 4 6 5 4 0 5-1 8-7 11-16 27-29 42-29 11 0 15 4 28 18 8 10 18 18 32 18 49 0 77-63 77-75 0-3-1-6-5-6-5 0-6 3-7 7-12 32-44 41-59 41-10 0-20-3-30-6-16-7-23-8-35-8-4 0-8 0-12 1z"><text:p/></draw:path><draw:path draw:style-name="gr4" draw:text-style-name="P141" svg:width="0.0949in" svg:height="0.463in" svg:x="3.2181in" svg:y="0.1173in" svg:viewBox="0 0 242 1177" svg:d="M242 589c0-193-45-388-169-534-10-12-28-31-49-49-6-6-7-6-14-6-6 0-10 0-10 4 0 3 1 4 3 6 17 17 50 50 82 103 80 126 117 287 117 476 0 131-19 302-100 448-39 70-80 110-101 131 0 2-1 3-1 4 0 5 4 5 10 5 7 0 8 0 15-7 165-150 217-374 217-581z"><text:p/></draw:path></draw:g></draw:g></text:p><text:p text:style-name="P139"/></text:list-item><text:list-item><text:p text:style-name="P114"><draw:g text:anchor-type="as-char" svg:y="-0.1374in" draw:z-index="111" draw:name="Shape298" draw:style-name="gr1"><svg:title>TexMaths</svg:title><svg:desc>14§display§\vec{e_{r_M}}\ =\ §svg§600§FALSE§</svg:desc><draw:g draw:style-name="gr2"><draw:path draw:style-name="gr3" draw:text-style-name="P140" svg:width="0.5539in" svg:height="0.1657in" svg:x="0.0012in" svg:y="0.0102in" svg:viewBox="0 0 1408 422" svg:d="M705 422c-236 0-470 0-705 0 0-140 0-282 0-422 469 0 939 0 1408 0 0 140 0 282 0 422-234 0-469 0-703 0z"><text:p/></draw:path><draw:path draw:style-name="gr4" draw:text-style-name="P141" svg:width="0.0858in" svg:height="0.0378in" svg:x="0.1217in" svg:y="0in" svg:viewBox="0 0 219 97" svg:d="M175 59c-7 6-24 20-24 28 0 6 6 10 10 10 6 0 7-3 10-6 6-7 17-21 39-32 3-1 9-4 9-10s-5-7-7-10c-12-7-17-17-21-28 0-4-5-11-10-11-7 0-10 7-10 11 0 2 4 17 13 28-57 0-111 0-167 0-9 0-17 0-17 10s8 10 17 10c53 0 105 0 158 0z"><text:p/></draw:path><draw:path draw:style-name="gr4" draw:text-style-name="P141" svg:width="0.074in" svg:height="0.0874in" svg:x="0.0004in" svg:y="0.0528in" svg:viewBox="0 0 189 223" svg:d="M70 104c14 0 50 0 76-11 33-14 36-44 36-51 0-21-18-42-53-42-55 0-129 48-129 135 0 49 29 88 78 88 71 0 111-52 111-57 0-3-3-7-5-7-3 0-3 1-7 5-38 48-93 48-99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5 13 8 0 19-6 19-21 0-17-19-24-36-24-19 0-34 7-49 24-7-21-28-24-35-24-14 0-23 7-28 17-7 14-13 34-13 35 0 4 4 3 6 4 5 0 5 0 8-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6 0-9 0-9 7 0 4 3 4 9 4 2 0 11 0 16 2 0 2 0 4-1 7-10 40-21 80-31 120-1 7-4 17-26 17-2 0-6 0-6 7 0 2 1 4 4 4 4 0 10-1 14-1s9 0 14 0c4 0 10 0 14 0s10 1 14 1c3 0 6-1 6-7 0-4-3-4-6-4-12 0-17-4-17-10 0-1 0-2 0-5 12-44 21-86 33-129h1c11 49 22 98 34 148 0 5 1 7 5 7 3 0 6-1 10-5 37-51 73-101 109-152-11 45-22 90-33 136-3 9-3 10-21 10-7 0-11 0-11 7 0 2 2 4 5 4 4 0 10-1 16-1 4 0 11 0 16 0 6 0 12 0 17 0 6 0 13 1 18 1 2 0 6 0 6-7 0-4-4-4-8-4-3 0-6 0-10 0-7-1-7-1-7-3 0-1 0-1 1-4 11-43 21-85 32-129z"><text:p/></draw:path><draw:path draw:style-name="gr4" draw:text-style-name="P141" svg:width="0.1287in" svg:height="0.0449in" svg:x="0.4366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2"><draw:g text:anchor-type="as-char" svg:y="-0.1374in" draw:z-index="112" draw:name="Shape299" draw:style-name="gr1"><svg:title>TexMaths</svg:title><svg:desc>14§display§\vec{e_{\theta _M}}\ =\ §svg§600§FALSE§</svg:desc><draw:g draw:style-name="gr2"><draw:path draw:style-name="gr3" draw:text-style-name="P140" svg:width="0.5555in" svg:height="0.1657in" svg:x="0.0012in" svg:y="0.0102in" svg:viewBox="0 0 1412 422" svg:d="M707 422c-236 0-472 0-707 0 0-140 0-282 0-422 471 0 941 0 1412 0 0 140 0 282 0 422-236 0-471 0-705 0z"><text:p/></draw:path><draw:path draw:style-name="gr4" draw:text-style-name="P141" svg:width="0.085in" svg:height="0.0378in" svg:x="0.1228in" svg:y="0in" svg:viewBox="0 0 217 97" svg:d="M174 59c-7 6-23 20-23 28 0 6 4 10 10 10 4 0 7-3 10-6 5-7 17-21 38-32 4-1 8-4 8-10s-3-7-7-10c-10-7-15-17-20-28-1-4-2-11-9-11s-10 7-10 11c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2 0-2 1-7 5-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2-7 3-10 21-10 6 0 4 0 7 0 3-1 3-5 3-7 0-4-4-4-8-4-13 0-26 0-37 0-5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3 136-2 9-3 10-21 10-7 0-10 0-10 7 0 2 1 4 4 4 6 0 11-1 17-1 4 0 10 0 17 0 5 0 11 0 16 0 6 0 12 1 17 1 2 0 6 0 6-7 0-4-3-4-9-4-2 0-5 0-9 0-7-1-7-1-7-3 0-1 0-1 1-4 11-43 21-85 32-129z"><text:p/></draw:path><draw:path draw:style-name="gr4" draw:text-style-name="P141" svg:width="0.1287in" svg:height="0.0449in" svg:x="0.438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9"><draw:g text:anchor-type="as-char" svg:y="-0.1382in" draw:z-index="113" draw:name="Shape300" draw:style-name="gr1"><svg:title>TexMaths</svg:title><svg:desc>14§display§\vec{e_{\phi _M}}\ =\ §svg§600§FALSE§</svg:desc><draw:g draw:style-name="gr2"><draw:path draw:style-name="gr3" draw:text-style-name="P140" svg:width="0.5748in" svg:height="0.1732in" svg:x="0.0012in" svg:y="0.0102in" svg:viewBox="0 0 1461 441" svg:d="M731 441c-244 0-487 0-731 0 0-146 0-294 0-441 487 0 973 0 1461 0 0 147 0 295 0 441-244 0-488 0-730 0z"><text:p/></draw:path><draw:path draw:style-name="gr4" draw:text-style-name="P141" svg:width="0.0854in" svg:height="0.0382in" svg:x="0.1319in" svg:y="0.0004in" svg:viewBox="0 0 218 98" svg:d="M175 59c-7 5-24 19-24 29 0 4 6 10 10 10 6 0 7-4 10-7 5-7 17-21 39-32 3-2 8-5 8-10 0-6-4-7-7-10-11-7-16-17-19-28-2-4-6-11-11-11-7 0-10 7-10 11 0 2 4 17 12 28-54 0-110 0-165 0-8 0-18 0-18 10s10 10 18 10c52 0 105 0 157 0z"><text:p/></draw:path><draw:path draw:style-name="gr4" draw:text-style-name="P141" svg:width="0.074in" svg:height="0.087in" svg:x="0.0004in" svg:y="0.0524in" svg:viewBox="0 0 189 222" svg:d="M70 103c14 0 50 0 76-11 33-14 36-43 36-50 0-21-18-42-53-42-55 0-129 47-129 134 0 49 29 88 77 88 71 0 112-52 112-57 0-3-3-7-6-7-2 0-2 1-7 5-37 48-92 48-98 48-37 0-42-41-42-56 0-6 0-21 7-52 9 0 19 0 27 0zM46 94c20-76 70-83 83-83 24 0 36 14 36 31 0 52-78 52-98 52-7 0-14 0-21 0z"><text:p/></draw:path><draw:path draw:style-name="gr4" draw:text-style-name="P141" svg:width="0.078in" svg:height="0.1201in" svg:x="0.0913in" svg:y="0.0732in" svg:viewBox="0 0 199 306" svg:d="M146 4c0-4-5-4-7-4-5 0-6 1-7 7-7 27-13 52-20 78-60 3-112 46-112 92 0 40 35 63 73 63-2 11-4 23-7 32-4 16-7 28-7 30 0 4 4 4 5 4 5 0 6-1 7-8 5-19 10-38 14-56 59-3 114-46 114-93 0-36-32-61-74-64 7-26 14-54 21-81zM76 232c-27-1-51-17-51-49 0-34 27-82 86-88-12 45-24 91-35 137zM122 95c26 1 52 15 52 49 0 36-30 82-86 88 11-46 23-92 34-137z"><text:p/></draw:path><draw:path draw:style-name="gr4" draw:text-style-name="P141" svg:width="0.1126in" svg:height="0.0657in" svg:x="0.1866in" svg:y="0.1197in" svg:viewBox="0 0 287 168" svg:d="M256 21c2-7 3-10 21-10 6 0 7 0 9 0 1-1 1-4 1-7 0-4-4-4-8-4-13 0-24 0-37 0-5 0-8 0-11 6-34 46-69 92-102 139-11-46-21-92-32-138-2-6-3-7-10-7-13 0-27 0-39 0-5 0-9 0-9 7 0 4 3 4 10 4 1 0 10 0 15 2 0 2 0 4-1 7-10 40-20 79-29 120-3 7-5 16-28 16-2 0-6 0-6 7 0 3 1 5 4 5 4 0 10-2 14-2s10 0 14 0c6 0 10 0 14 0 6 0 10 2 14 2s7-2 7-7-4-5-7-5c-12 0-17-2-17-9 0-2 0-3 2-6 11-43 21-85 32-128 11 48 22 97 34 148 1 4 1 7 5 7 3 0 6-2 10-6 36-50 73-101 109-151-11 45-22 90-33 136-2 8-3 9-21 9-6 0-10 0-10 7 0 2 1 5 4 5 6 0 11-2 17-2 5 0 11 0 17 0 5 0 11 0 16 0 6 0 12 2 17 2 2 0 6 0 6-7 0-5-3-5-9-5-2 0-5 0-9 0-7-1-7-1-7-2 0-2 0-2 1-5 11-43 21-85 32-128z"><text:p/></draw:path><draw:path draw:style-name="gr4" draw:text-style-name="P141" svg:width="0.1287in" svg:height="0.0449in" svg:x="0.4575in" svg:y="0.0673in" svg:viewBox="0 0 328 115" svg:d="M311 20c7 0 17 0 17-10s-10-10-17-10c-98 0-196 0-294 0-7 0-17 0-17 10s10 10 17 10c98 0 196 0 294 0zM311 115c7 0 17 0 17-10s-10-10-17-10c-98 0-196 0-294 0-7 0-17 0-17 10s10 10 17 10c98 0 196 0 294 0z"><text:p/></draw:path></draw:g></draw:g></text:p></text:list-item></text:list><text:p text:style-name="P1"/></draw:text-box></draw:frame></text:p>
      <text:p text:style-name="P35"><text:span text:style-name="T21">6.6.2) </text:span><text:span text:style-name="T14">Sphérique </text:span><text:span text:style-name="T28">convention </text:span><text:span text:style-name="T14">(R</text:span><text:span text:style-name="T28">ayon, </text:span><text:span text:style-name="T14">L</text:span><text:span text:style-name="T28">ongitude, </text:span><text:span text:style-name="T20">C</text:span><text:span text:style-name="T28">olatitude</text:span><text:span text:style-name="T14">)</text:span><text:span text:style-name="T12"> </text:span><text:span text:style-name="T8">⇒ </text:span><text:span text:style-name="T15">Cylindrique</text:span></text:p>
      <text:p text:style-name="P18"><draw:frame draw:style-name="fr1" draw:name="Frame19" text:anchor-type="paragraph" svg:x="-0.2366in" svg:y="-0.0244in" svg:width="7.1154in" draw:z-index="57"><draw:text-box fo:min-height="3.6327in"><text:p text:style-name="P24"/><text:p text:style-name="P70"><draw:g text:anchor-type="as-char" svg:y="-0.1453in" draw:z-index="110" draw:name="Shape301" draw:style-name="gr1"><svg:title>TexMaths</svg:title><svg:desc>14§display§M\left(r,\ \theta ,\ \phi \right)_{\left(O,\ \vec{e_{\phi }},\vec{\ e_{\theta }},\ \vec{e_r}\right)}\ \Longrightarrow \ M\left(r,\ \theta ,\ z\right)_{\left(O,\ \vec{e_r},\ \vec{e_{\theta }},\ e_z\right)}§svg§600§FALSE§</svg:desc><draw:g draw:style-name="gr2"><draw:path draw:style-name="gr3" draw:text-style-name="P140" svg:width="4.5535in" svg:height="0.2224in" svg:x="0.002in" svg:y="0.0098in" svg:viewBox="0 0 11567 566" svg:d="M0 0c3855 0 7712 0 11567 0 0 189 0 377 0 566-3855 0-7712 0-11567 0 0-189 0-377 0-566z"><text:p/></draw:path><draw:path draw:style-name="gr4" draw:text-style-name="P141" svg:width="0.1937in" svg:height="0.1315in" svg:x="0.0004in" svg:y="0.013in" svg:viewBox="0 0 493 335" svg:d="M434 38c6-17 6-23 43-23 12 0 16 0 16-9 0-6-6-6-14-6-21 0-44 0-65 0-12 0-12 0-19 10-60 94-119 186-179 280-13-92-26-185-38-277-2-13-3-13-16-13-22 0-44 0-67 0-10 0-15 0-15 10 0 5 4 5 14 5 7 0 15 2 21 2 8 1 11 3 11 8 0 2 0 3-1 9-21 82-42 166-63 251-5 19-13 33-54 35-2 0-8 0-8 9 0 5 3 6 7 6 15 0 32-1 49-1s34 1 50 1c3 0 9 0 9-10 0-5-6-5-9-5-28 0-33-10-33-20 0-4 0-7 3-13 22-89 43-179 65-267h2c14 101 28 203 42 304 1 5 1 11 7 11 5 0 8-6 11-10 66-102 133-206 199-308-24 92-46 186-70 280-6 18-6 23-45 23-8 0-14 0-14 9 0 6 6 6 7 6 14 0 48-1 62-1 19 0 42 1 61 1 3 0 10 0 10-10 0-5-6-5-14-5-18 0-32 0-32-9 0-1 0-1 3-11 21-88 43-175 64-262z"><text:p/></draw:path><draw:path draw:style-name="gr4" draw:text-style-name="P141" svg:width="0.0441in" svg:height="0.1921in" svg:x="0.2528in" svg:y="0in" svg:viewBox="0 0 113 489" svg:d="M113 485c0-1 0-3-8-11-62-62-77-154-77-229 0-85 18-171 80-232 5-6 5-6 5-7 0-5-1-6-4-6-5 0-50 34-78 95-25 55-31 110-31 150s4 97 32 153c30 60 72 91 77 91 3 0 4-1 4-4z"><text:p/></draw:path><draw:path draw:style-name="gr4" draw:text-style-name="P141" svg:width="0.0783in" svg:height="0.0874in" svg:x="0.3146in" svg:y="0.0598in" svg:viewBox="0 0 200 223" svg:d="M28 188c-1 7-4 18-4 21 0 8 7 14 14 14s15-4 18-14c1-3 18-69 20-79 4-15 14-50 16-63 2-7 16-29 27-40 4-3 18-16 41-16 12 0 12 4 19 6-14 3-25 14-25 26 0 9 4 17 18 17 13 0 28-11 28-28 0-18-17-32-40-32-33 0-55 24-63 38-5-23-23-38-45-38-24 0-32 20-37 28-9 17-15 46-15 48 0 4 4 4 6 4 4 0 5 0 8-11 8-35 18-58 36-58 7 0 14 3 14 23 0 9-1 15-7 40-9 38-19 76-29 114z"><text:p/></draw:path><draw:path draw:style-name="gr4" draw:text-style-name="P141" svg:width="0.0228in" svg:height="0.0571in" svg:x="0.4071in" svg:y="0.1244in" svg:viewBox="0 0 59 146" svg:d="M59 50c0-32-13-50-32-50-17 0-27 11-27 25s10 27 27 27c5 0 12-3 16-7 2 0 2-2 3-2 2 0 2 2 2 7 0 37-17 66-34 83-6 6-6 7-6 9s3 4 6 4c4 0 45-38 45-96z"><text:p/></draw:path><draw:path draw:style-name="gr4" draw:text-style-name="P141" svg:width="0.0795in" svg:height="0.1374in" svg:x="0.5492in" svg:y="0.0091in" svg:viewBox="0 0 203 350" svg:d="M203 101c0-34-8-101-59-101-68 0-144 139-144 251 0 46 15 99 59 99 70 0 144-140 144-249zM53 168c9-32 18-71 38-106 13-24 31-52 53-52 24 0 27 32 27 60 0 24-4 49-16 98-33 0-68 0-102 0zM151 184c-5 22-15 64-35 99-17 32-35 56-57 56-16 0-25-14-25-59 0-21 2-49 15-96 34 0 69 0 102 0z"><text:p/></draw:path><draw:path draw:style-name="gr4" draw:text-style-name="P141" svg:width="0.022in" svg:height="0.0571in" svg:x="0.6543in" svg:y="0.1244in" svg:viewBox="0 0 57 146" svg:d="M57 50c0-32-12-50-32-50-15 0-25 11-25 25s10 27 25 27c6 0 13-3 17-7 3 0 1-2 3-2 1 0 1 2 1 7 0 37-17 66-33 83-6 6-6 7-6 9s3 4 6 4c5 0 44-38 44-96z"><text:p/></draw:path><draw:path draw:style-name="gr4" draw:text-style-name="P141" svg:width="0.1012in" svg:height="0.1728in" svg:x="0.7976in" svg:y="0.0098in" svg:viewBox="0 0 258 440" svg:d="M190 11c0-1 2-4 2-7-2-1 0-4-6-4-4 0-5 1-7 10-10 38-19 75-29 113-77 2-150 68-150 135 0 46 34 84 94 87-3 15-7 31-11 46-6 22-10 42-10 43 0 5 3 6 5 6s3-1 5-3c1 0 4-12 5-19 6-24 13-48 18-73 80-3 152-67 152-133 0-40-27-84-94-89 8-38 18-74 26-112zM97 334c-30-2-65-19-65-66 0-59 42-128 115-135-17 67-34 135-50 201zM160 133c37 3 65 25 65 69 0 57-42 126-116 132 17-66 34-134 51-201z"><text:p/></draw:path><draw:path draw:style-name="gr4" draw:text-style-name="P141" svg:width="0.0449in" svg:height="0.1921in" svg:x="0.9146in" svg:y="0in" svg:viewBox="0 0 115 489" svg:d="M115 245c0-38-6-98-34-152-29-61-71-93-75-93-5 0-6 1-6 6 0 1 0 1 10 11 47 47 75 126 75 228 0 83-18 170-78 232-7 5-7 7-7 8 0 3 1 4 6 4 4 0 49-32 77-95 25-53 32-107 32-149z"><text:p/></draw:path><draw:path draw:style-name="gr4" draw:text-style-name="P141" svg:width="0.035in" svg:height="0.1343in" svg:x="0.9945in" svg:y="0.1016in" svg:viewBox="0 0 90 342" svg:d="M83 0c-66 46-83 119-83 171 0 49 14 125 83 171 2 0 7 0 7-4 0-2-2-3-5-6-44-39-61-98-61-160 0-94 35-138 63-164 1-1 3-2 3-4 0-4-5-4-7-4z"><text:p/></draw:path><draw:path draw:style-name="gr4" draw:text-style-name="P141" svg:width="0.1028in" svg:height="0.0976in" svg:x="1.0484in" svg:y="0.1071in" svg:viewBox="0 0 262 249" svg:d="M262 97c0-55-38-97-100-97-82 0-162 77-162 156 0 54 42 93 101 93 82 0 161-75 161-152zM104 238c-37 0-68-25-68-75 0-19 5-68 37-107 22-28 56-45 87-45 36 0 68 24 68 73 0 25-10 76-42 112-24 28-56 42-82 42z"><text:p/></draw:path><draw:path draw:style-name="gr4" draw:text-style-name="P141" svg:width="0.0173in" svg:height="0.0409in" svg:x="1.1764in" svg:y="0.1862in" svg:viewBox="0 0 45 105" svg:d="M35 34c0 18-4 40-27 63-1 1-2 3-2 4 0 3 2 4 4 4 5 0 35-27 35-69 0-21-9-36-25-36-12 0-20 8-20 20 0 11 8 19 21 19 8 0 13-5 14-5z"><text:p/></draw:path><draw:path draw:style-name="gr4" draw:text-style-name="P141" svg:width="0.0661in" svg:height="0.0272in" svg:x="1.3311in" svg:y="0.1059in" svg:viewBox="0 0 169 70" svg:d="M130 43c-3 3-14 13-14 19 0 5 4 8 9 8 4 0 5-1 8-4 8-10 18-18 28-23 4-1 8-2 8-8 0-4-4-7-7-8-11-7-14-16-15-20-1-3-3-7-10-7-1 0-7 1-7 8 0 5 4 14 7 19-40 0-82 0-123 0-6 0-14 0-14 8s8 8 14 8c39 0 77 0 116 0z"><text:p/></draw:path><draw:path draw:style-name="gr4" draw:text-style-name="P141" svg:width="0.0575in" svg:height="0.0602in" svg:x="1.2811in" svg:y="0.1425in" svg:viewBox="0 0 147 154" svg:d="M55 73c8 0 36-2 54-7 25-10 31-25 31-37 0-18-20-29-43-29-41 0-97 31-97 90 0 35 21 64 62 64 58 0 85-33 85-38 0-2-3-7-6-7-1 0-2 2-5 5-27 30-67 30-73 30-21 0-35-12-35-40 0-6 0-13 4-31 7 0 16 0 23 0zM35 63c14-49 52-53 62-53 15 0 28 7 28 19 0 34-58 34-73 34-6 0-11 0-17 0z"><text:p/></draw:path><draw:path draw:style-name="gr4" draw:text-style-name="P141" svg:width="0.0626in" svg:height="0.0862in" svg:x="1.3567in" svg:y="0.1563in" svg:viewBox="0 0 160 220" svg:d="M112 7c1-4 1-3 1-4 0-3-4-3-5-3-4 0-4 0-6 6-4 16-8 33-12 50 0 1-2 3-2 4-1 0-1 0-3 0-47 3-85 35-85 66 0 25 25 45 60 46-5 21-11 42-11 44 0 4 4 4 6 4 4 0 4-1 5-6 4-16 7-25 10-40 52-3 90-35 90-66 0-23-21-45-61-48 5-18 9-35 13-53zM62 164c-20 0-42-10-42-35 0-27 23-56 65-60-8 32-15 63-23 95zM97 69c16 1 42 8 42 35 0 28-24 57-66 60 8-32 15-63 24-95z"><text:p/></draw:path><draw:path draw:style-name="gr4" draw:text-style-name="P141" svg:width="0.0165in" svg:height="0.0409in" svg:x="1.452in" svg:y="0.1862in" svg:viewBox="0 0 43 105" svg:d="M34 34c0 18-3 40-27 63-1 1-3 3-3 4 0 3 3 4 6 4 4 0 33-27 33-69 0-21-8-36-23-36-12 0-20 8-20 20 0 11 7 19 20 19 8 0 9-4 14-5z"><text:p/></draw:path><draw:path draw:style-name="gr4" draw:text-style-name="P141" svg:width="0.0657in" svg:height="0.0272in" svg:x="1.5681in" svg:y="0.1059in" svg:viewBox="0 0 168 70" svg:d="M130 43c-3 3-15 13-15 19 0 5 4 8 8 8s6-1 9-4c8-10 19-18 28-23 5-1 8-2 8-8 0-4-3-7-6-8-12-7-15-16-16-20 0-3-3-7-9-7-3 0-8 1-8 8 0 5 5 14 8 19-40 0-82 0-123 0-6 0-14 0-14 8s7 8 14 8c39 0 77 0 116 0z"><text:p/></draw:path><draw:path draw:style-name="gr4" draw:text-style-name="P141" svg:width="0.0579in" svg:height="0.0602in" svg:x="1.5563in" svg:y="0.1425in" svg:viewBox="0 0 148 154" svg:d="M55 73c9 0 36-2 54-7 27-10 31-25 31-37 0-18-18-29-42-29-42 0-98 31-98 90 0 35 22 64 63 64 57 0 85-33 85-38 0-2-4-7-7-7-1 0-2 2-5 5-27 30-67 30-73 30-21 0-35-12-35-40 0-6 0-13 4-31 7 0 16 0 23 0zM35 63c14-49 53-53 63-53 14 0 28 7 28 19 0 34-59 34-74 34-6 0-11 0-17 0z"><text:p/></draw:path><draw:path draw:style-name="gr4" draw:text-style-name="P141" svg:width="0.0476in" svg:height="0.0685in" svg:x="1.6311in" svg:y="0.1543in" svg:viewBox="0 0 122 175" svg:d="M122 56c0-29-13-56-39-56-41 0-83 62-83 119 0 32 15 56 41 56 39 0 81-63 81-119zM29 81c16-60 41-73 52-73 14 0 20 16 20 34 0 8 0 18-6 39-22 0-43 0-66 0zM92 93c-15 58-39 74-51 74-19 0-20-27-20-35 0-9 1-21 6-39 22 0 43 0 65 0z"><text:p/></draw:path><draw:path draw:style-name="gr4" draw:text-style-name="P141" svg:width="0.0173in" svg:height="0.0409in" svg:x="1.7142in" svg:y="0.1862in" svg:viewBox="0 0 45 105" svg:d="M35 34c0 18-4 40-28 63-1 1-1 3-1 4 0 3 2 4 4 4 5 0 35-27 35-69 0-21-9-36-25-36-12 0-20 8-20 20 0 11 8 19 21 19 7 0 13-5 14-5z"><text:p/></draw:path><draw:path draw:style-name="gr4" draw:text-style-name="P141" svg:width="0.0661in" svg:height="0.0272in" svg:x="1.8626in" svg:y="0.1059in" svg:viewBox="0 0 169 70" svg:d="M130 43c-3 3-14 13-14 19 0 5 4 8 9 8 4 0 5-1 8-4 8-10 18-18 28-23 4-1 8-2 8-8 0-4-4-7-7-8-11-7-14-16-15-20-1-3-3-7-8-7-3 0-9 1-9 8 0 5 4 14 9 19-42 0-83 0-125 0-6 0-14 0-14 8s8 8 14 8c39 0 77 0 116 0z"><text:p/></draw:path><draw:path draw:style-name="gr4" draw:text-style-name="P141" svg:width="0.0575in" svg:height="0.0602in" svg:x="1.8189in" svg:y="0.1425in" svg:viewBox="0 0 147 154" svg:d="M53 73c10 0 38-2 56-7 25-10 31-25 31-37 0-18-20-29-43-29-41 0-97 31-97 90 0 35 21 64 62 64 58 0 85-33 85-38 0-2-3-7-6-7-2 0-2 2-5 5-27 30-67 30-73 30-21 0-35-12-35-40 0-6 0-13 4-31 7 0 14 0 21 0zM35 63c14-49 52-53 62-53 15 0 28 7 28 19 0 34-58 34-73 34-6 0-11 0-17 0z"><text:p/></draw:path><draw:path draw:style-name="gr4" draw:text-style-name="P141" svg:width="0.0535in" svg:height="0.0433in" svg:x="1.8925in" svg:y="0.1795in" svg:viewBox="0 0 137 111" svg:d="M50 67c2-3 3-12 5-17 1-2 1-7 2-9 2-5 9-17 17-24 9-7 17-10 25-10 3 0 14 0 23 4-11 4-11 14-11 16 0 4 4 9 11 9s15-5 15-16c0-19-25-20-38-20-5 0-22 0-39 18-3-12-17-18-29-18-9 0-16 3-21 13-7 11-7 15-10 23 0 5 3 5 4 5 4 0 6 0 7-7 4-14 10-27 18-27 9 0 12 8 12 14 0 3-3 13-5 18-2 7-4 17-5 23-2 7-4 15-6 22-1 6-4 17-4 18 0 6 4 9 8 9 5 0 9-3 12-7 1-2 2-10 4-14 1-7 4-16 5-23z"><text:p/></draw:path><draw:path draw:style-name="gr4" draw:text-style-name="P141" svg:width="0.0343in" svg:height="0.1343in" svg:x="1.9713in" svg:y="0.1016in" svg:viewBox="0 0 88 342" svg:d="M6 0c-2 0-6 0-6 4 0 2 1 3 3 6 29 26 63 73 63 161 0 73-23 126-60 158-6 7-6 7-6 9 0 1 1 4 4 4 4 0 37-22 60-64 14-29 24-66 24-106 0-49-14-124-82-172z"><text:p/></draw:path><draw:path draw:style-name="gr4" draw:text-style-name="P141" svg:width="0.1287in" svg:height="0.0449in" svg:x="2.1606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1717in" svg:height="0.1063in" svg:x="2.2791in" svg:y="0.0437in" svg:viewBox="0 0 437 271" svg:d="M329 97c21 18 46 31 63 38-18 8-42 21-63 37-104 0-209 0-312 0-9 0-17 0-17 10s8 10 17 10c96 0 194 0 291 0-24 22-50 66-50 73 0 6 7 6 9 6 5 0 7 0 10-5 10-19 24-45 56-73 34-30 67-43 93-51 8-3 8-3 9-5 2 0 2-1 2-2 0-2 0-2-2-3 0-2-1-2-1-2-1 0-1 0-11-2-66-20-115-65-143-118-6-10-6-10-13-10-2 0-9 0-9 6 0 5 25 49 50 71-97 0-195 0-291 0-9 0-17 0-17 10s8 10 17 10c103 0 208 0 312 0z"><text:p/></draw:path><draw:path draw:style-name="gr4" draw:text-style-name="P141" svg:width="0.1937in" svg:height="0.1315in" svg:x="2.5878in" svg:y="0.013in" svg:viewBox="0 0 493 335" svg:d="M435 38c5-17 6-23 42-23 12 0 16 0 16-9 0-6-4-6-13-6-22 0-43 0-66 0-12 0-12 0-18 10-60 94-120 186-180 280-13-92-26-185-38-277-2-13-3-13-16-13-22 0-44 0-67 0-10 0-15 0-15 10 0 5 5 5 15 5 6 0 16 2 21 2 7 1 10 3 10 8 0 2 0 3-1 9-21 82-42 166-63 251-5 19-13 33-54 35-1 0-8 0-8 9 0 5 3 6 7 6 15 0 34-1 49-1 17 0 35 1 50 1 3 0 10 0 10-10 0-5-5-5-10-5-28 0-32-10-32-20 0-4 0-7 2-13 22-89 44-179 67-267 14 101 28 203 42 304 1 5 1 11 8 11 4 0 9-6 10-10 66-102 133-206 199-308h1c-24 92-47 186-71 280-4 18-6 23-45 23-8 0-13 0-13 9 0 6 6 6 7 6 14 0 48-1 61-1 21 0 42 1 61 1 3 0 10 0 10-10 0-5-4-5-14-5-18 0-32 0-32-9 0-1 0-1 3-11 22-88 43-175 65-262z"><text:p/></draw:path><draw:path draw:style-name="gr4" draw:text-style-name="P141" svg:width="0.0449in" svg:height="0.1921in" svg:x="2.8402in" svg:y="0in" svg:viewBox="0 0 115 489" svg:d="M115 485c0-1 0-3-9-11-61-62-78-154-78-229 0-85 20-171 80-232 7-6 7-6 7-7 0-5-3-6-6-6-5 0-49 34-78 95-25 55-31 110-31 150s6 97 32 153c30 60 72 91 77 91 3 0 6-1 6-4z"><text:p/></draw:path><draw:path draw:style-name="gr4" draw:text-style-name="P141" svg:width="0.0783in" svg:height="0.0874in" svg:x="2.902in" svg:y="0.0598in" svg:viewBox="0 0 200 223" svg:d="M29 188c-1 7-4 18-4 21 0 8 7 14 14 14 6 0 14-4 18-14 2-3 17-69 20-79 4-15 13-50 15-63 3-7 16-29 28-40 5-3 19-16 40-16 12 0 19 6 21 6-16 3-27 14-27 26 0 9 6 17 20 17 12 0 26-11 26-28 0-18-15-32-40-32-33 0-54 24-63 38-5-23-23-38-45-38-23 0-32 20-37 28-8 17-15 46-15 48 0 4 4 2 6 4 5 0 5 0 8-11 8-35 18-58 36-58 9 0 16 3 16 23 0 9-2 15-9 40-9 38-18 76-28 114z"><text:p/></draw:path><draw:path draw:style-name="gr4" draw:text-style-name="P141" svg:width="0.022in" svg:height="0.0571in" svg:x="2.9953in" svg:y="0.1244in" svg:viewBox="0 0 57 146" svg:d="M57 50c0-32-12-50-32-50-15 0-25 11-25 25s10 27 25 27c7 0 13-3 18-7 2 0 2-2 3-2 0 3 0 2 0 7 0 37-17 66-33 83-6 6-6 7-6 9s3 4 6 4c5 0 44-38 44-96z"><text:p/></draw:path><draw:path draw:style-name="gr4" draw:text-style-name="P141" svg:width="0.0795in" svg:height="0.1374in" svg:x="3.1374in" svg:y="0.0091in" svg:viewBox="0 0 203 350" svg:d="M203 101c0-34-8-101-59-101-68 0-144 139-144 251 0 46 14 99 59 99 68 0 144-140 144-249zM52 168c8-32 18-71 38-106 14-24 32-52 53-52 25 0 28 32 28 60 0 24-4 49-17 98-34 0-69 0-102 0zM150 184c-6 22-16 64-34 99-18 32-36 56-57 56-17 0-27-14-27-59 0-21 3-49 16-96 33 0 68 0 102 0z"><text:p/></draw:path><draw:path draw:style-name="gr4" draw:text-style-name="P141" svg:width="0.022in" svg:height="0.0571in" svg:x="3.2421in" svg:y="0.1244in" svg:viewBox="0 0 57 146" svg:d="M57 50c0-32-12-50-30-50-17 0-27 11-27 25s10 27 27 27c5 0 11-3 16-7 2 0 2-2 3-2 0 3 0 2 0 7 0 37-17 65-33 83-5 4-5 7-5 9s2 4 5 4c5 0 44-38 44-96z"><text:p/></draw:path><draw:path draw:style-name="gr4" draw:text-style-name="P141" svg:width="0.0819in" svg:height="0.0874in" svg:x="3.3843in" svg:y="0.0598in" svg:viewBox="0 0 209 223" svg:d="M45 177c26-30 40-41 59-56 0-2 29-27 47-45 46-45 58-69 58-72 0-4-5-4-6-4-3 0-4 1-7 6-15 23-25 30-36 30-13 0-19-7-26-15-9-11-18-21-35-21-36 0-58 46-58 56 0 3 1 6 5 6s6-3 7-6c9-22 38-24 42-24 10 0 20 4 31 9 20 7 25 7 38 7-18 21-59 56-69 64-15 13-29 27-45 41-33 33-50 61-50 64 0 6 4 3 6 6 4 0 5-2 8-7 11-17 27-31 42-31 11 0 15 6 28 20 8 9 18 18 32 18 48 0 77-63 77-76 0-3-3-5-5-5-6 0-6 2-7 7-12 32-44 40-59 40-10 0-20-3-30-5-16-7-23-9-35-9-4 0-8 0-12 2z"><text:p/></draw:path><draw:path draw:style-name="gr4" draw:text-style-name="P141" svg:width="0.0441in" svg:height="0.1921in" svg:x="3.4858in" svg:y="0in" svg:viewBox="0 0 113 489" svg:d="M113 245c0-38-4-98-32-152-29-61-71-93-77-93-3 0-4 1-4 6 0 1 0 1 10 11 47 47 75 126 75 228 0 83-18 170-79 232-6 5-6 7-6 8 0 3 1 4 4 4 6 0 51-32 79-95 25-53 30-107 30-149z"><text:p/></draw:path><draw:path draw:style-name="gr4" draw:text-style-name="P141" svg:width="0.035in" svg:height="0.1343in" svg:x="3.5657in" svg:y="0.1016in" svg:viewBox="0 0 90 342" svg:d="M83 0c-66 46-83 119-83 171 0 49 14 125 83 171 2 0 7 0 7-4 0-2-2-3-5-6-44-39-61-98-61-160 0-94 35-138 63-164 1-1 3-2 3-4 0-4-5-4-7-4z"><text:p/></draw:path><draw:path draw:style-name="gr4" draw:text-style-name="P141" svg:width="0.1028in" svg:height="0.0976in" svg:x="3.6197in" svg:y="0.1071in" svg:viewBox="0 0 262 249" svg:d="M262 97c0-55-39-97-100-97-82 0-162 77-162 156 0 54 42 93 101 93 81 0 161-75 161-152zM104 238c-37 0-68-25-68-75 0-19 5-68 37-107 22-28 56-45 87-45 36 0 68 24 68 73 0 25-10 76-42 112-25 28-56 42-82 42z"><text:p/></draw:path><draw:path draw:style-name="gr4" draw:text-style-name="P141" svg:width="0.0165in" svg:height="0.0409in" svg:x="3.7476in" svg:y="0.1862in" svg:viewBox="0 0 43 105" svg:d="M35 34c0 18-4 40-28 63-1 1-1 3-1 4 0 3 2 4 4 4 5 0 33-27 33-69 0-21-7-36-23-36-12 0-20 8-20 20 0 11 8 19 21 19 7 0 13-5 14-5z"><text:p/></draw:path><draw:path draw:style-name="gr4" draw:text-style-name="P141" svg:width="0.0661in" svg:height="0.0272in" svg:x="3.8957in" svg:y="0.1059in" svg:viewBox="0 0 169 70" svg:d="M130 43c-3 3-14 13-14 19 0 5 4 8 9 8 4 0 5-1 8-4 8-10 18-18 28-23 4-1 8-2 8-8 0-4-4-7-7-8-11-7-14-16-15-20-1-3-3-7-10-7-1 0-7 1-7 8 0 5 4 14 7 19-40 0-82 0-123 0-6 0-14 0-14 8s8 8 14 8c39 0 77 0 116 0z"><text:p/></draw:path><draw:path draw:style-name="gr4" draw:text-style-name="P141" svg:width="0.0575in" svg:height="0.0602in" svg:x="3.8524in" svg:y="0.1425in" svg:viewBox="0 0 147 154" svg:d="M53 73c10 0 38-2 56-7 25-10 31-25 31-37 0-18-20-29-43-29-41 0-97 31-97 90 0 35 21 64 62 64 58 0 85-33 85-38 0-2-3-7-6-7-2 0-2 2-5 5-27 30-67 30-73 30-21 0-35-12-35-40 0-6 0-13 4-31 7 0 14 0 21 0zM35 63c14-49 52-53 62-53 15 0 28 7 28 19 0 34-59 34-73 34-6 0-11 0-17 0z"><text:p/></draw:path><draw:path draw:style-name="gr4" draw:text-style-name="P141" svg:width="0.0535in" svg:height="0.0433in" svg:x="3.9256in" svg:y="0.1795in" svg:viewBox="0 0 137 111" svg:d="M50 67c2-3 3-12 5-17 0-2 1-7 2-9 2-5 9-17 17-24 9-7 17-10 25-10 3 0 14 0 23 4-11 4-11 14-11 16 0 4 2 9 11 9 7 0 15-5 15-16 0-19-25-20-38-20-5 0-22 0-39 18-3-12-17-18-29-18-9 0-16 3-23 13-5 11-5 15-8 23 0 5 3 5 4 5 4 0 4 0 7-7 3-14 10-27 18-27 9 0 10 8 10 14 0 3-1 13-3 18-2 7-4 17-5 23-2 7-4 15-6 22-1 6-4 17-4 18 0 6 4 9 8 9 5 0 9-3 12-7 1-2 2-10 4-14 1-7 4-16 5-23z"><text:p/></draw:path><draw:path draw:style-name="gr4" draw:text-style-name="P141" svg:width="0.0165in" svg:height="0.0409in" svg:x="4.0098in" svg:y="0.1862in" svg:viewBox="0 0 43 105" svg:d="M34 34c0 18-3 40-27 63-1 1-3 3-3 4 0 3 3 4 6 4 4 0 33-27 33-69 0-21-8-36-23-36-12 0-20 8-20 20 0 11 7 19 20 19 8 0 9-4 14-5z"><text:p/></draw:path><draw:path draw:style-name="gr4" draw:text-style-name="P141" svg:width="0.0661in" svg:height="0.0272in" svg:x="4.1583in" svg:y="0.1059in" svg:viewBox="0 0 169 70" svg:d="M130 43c-3 3-14 13-14 19 0 5 4 8 9 8 4 0 5-1 8-4 8-10 18-18 28-23 4-1 8-2 8-8 0-4-4-7-7-8-11-7-14-16-15-20-1-3-3-7-8-7-3 0-9 1-9 8 0 5 4 14 9 19-42 0-83 0-125 0-6 0-14 0-14 8s8 8 14 8c39 0 77 0 116 0z"><text:p/></draw:path><draw:path draw:style-name="gr4" draw:text-style-name="P141" svg:width="0.0579in" svg:height="0.0602in" svg:x="4.1142in" svg:y="0.1425in" svg:viewBox="0 0 148 154" svg:d="M55 73c9 0 36-2 56-7 25-10 29-25 29-37 0-18-18-29-42-29-42 0-98 31-98 90 0 35 22 64 63 64 57 0 85-33 85-38 0-2-4-7-7-7-1 0-2 2-5 5-27 30-66 30-73 30-21 0-35-12-35-40 0-6 0-13 4-31 7 0 16 0 23 0zM35 63c14-49 53-53 63-53 15 0 28 7 28 19 0 34-59 34-74 34-6 0-11 0-17 0z"><text:p/></draw:path><draw:path draw:style-name="gr4" draw:text-style-name="P141" svg:width="0.0476in" svg:height="0.0685in" svg:x="4.189in" svg:y="0.1543in" svg:viewBox="0 0 122 175" svg:d="M122 56c0-29-13-56-39-56-40 0-83 62-83 119 0 32 15 56 41 56 39 0 81-63 81-119zM29 81c16-60 41-73 52-73 14 0 20 16 20 34 0 8 0 18-6 39-22 0-43 0-66 0zM92 93c-15 58-39 74-51 74-19 0-20-27-20-35 0-9 1-21 6-39 22 0 43 0 65 0z"><text:p/></draw:path><draw:path draw:style-name="gr4" draw:text-style-name="P141" svg:width="0.0173in" svg:height="0.0409in" svg:x="4.272in" svg:y="0.1862in" svg:viewBox="0 0 45 105" svg:d="M35 34c0 18-4 40-27 63-1 1-2 3-2 4 0 3 2 4 4 4 5 0 35-27 35-69 0-21-9-36-25-36-12 0-20 8-20 20 0 11 8 19 21 19 8 0 13-5 14-5z"><text:p/></draw:path><draw:path draw:style-name="gr4" draw:text-style-name="P141" svg:width="0.0575in" svg:height="0.0602in" svg:x="4.3768in" svg:y="0.1425in" svg:viewBox="0 0 147 154" svg:d="M55 73c8 0 36-2 54-7 25-10 31-25 31-37 0-18-20-29-43-29-41 0-97 31-97 90 0 35 21 64 62 64 58 0 85-33 85-38 0-2-3-7-6-7-1 0-2 2-5 5-27 30-67 30-73 30-21 0-35-12-35-40 0-6 0-13 4-31 7 0 16 0 23 0zM35 63c14-49 52-53 62-53 15 0 28 7 28 19 0 34-58 34-73 34-6 0-11 0-17 0z"><text:p/></draw:path><draw:path draw:style-name="gr4" draw:text-style-name="P141" svg:width="0.0488in" svg:height="0.0433in" svg:x="4.4512in" svg:y="0.1795in" svg:viewBox="0 0 125 111" svg:d="M31 85c10-9 22-18 36-28 17-12 27-19 38-29 11-13 20-22 20-25s-3-3-5-3c-4 0-4 0-5 3-10 12-16 14-20 14s-7-2-15-7c-9-7-14-10-23-10-22 0-37 21-37 28 0 4 4 4 5 4 3 0 4 0 6-3 0-2 3-8 22-8 7 0 13 0 25 3 9 1 13 1 16 1-7 6-14 13-32 25-19 13-28 20-41 31-10 10-21 21-21 26 0 2 4 4 6 4s4 0 5-3c7-10 16-14 24-14 7 0 11 3 20 8 7 6 12 9 19 9 28 0 48-30 48-40 0-2-4-2-6-2-4 0-4 0-5 2-6 16-24 19-34 19-6 0-11-2-20-3-12-2-16-2-21-2-2 0-4 0-5 0z"><text:p/></draw:path><draw:path draw:style-name="gr4" draw:text-style-name="P141" svg:width="0.035in" svg:height="0.1343in" svg:x="4.5307in" svg:y="0.1016in" svg:viewBox="0 0 90 342" svg:d="M7 0c-3 0-7 0-7 4 0 2 1 3 4 6 30 26 62 73 62 161 0 73-23 126-59 158-6 7-7 7-7 9 0 1 1 4 4 4 4 0 38-22 60-64 16-29 26-66 26-106 0-49-14-124-83-172z"><text:p/></draw:path></draw:g></draw:g></text:p><text:p text:style-name="P24"/><text:list xml:id="list204956119291915" text:continue-numbering="true" text:style-name="L1"><text:list-item><text:p text:style-name="P88"><draw:g text:anchor-type="as-char" svg:y="-0.1445in" draw:z-index="130" draw:name="Shape302" draw:style-name="gr1"><svg:title>TexMaths</svg:title><svg:desc>14§display§r=r^{\ast }\cdot \sin \left(\phi \right)§svg§600§FALSE§</svg:desc><draw:g draw:style-name="gr2"><draw:path draw:style-name="gr3" draw:text-style-name="P140" svg:width="1.1689in" svg:height="0.1724in" svg:x="0.0047in" svg:y="0.0098in" svg:viewBox="0 0 2970 439" svg:d="M1486 439c-496 0-990 0-1486 0 0-147 0-292 0-439 990 0 1980 0 2970 0 0 147 0 292 0 439-495 0-990 0-1484 0z"><text:p/></draw:path><draw:path draw:style-name="gr4" draw:text-style-name="P141" svg:width="0.0783in" svg:height="0.087in" svg:x="0.0004in" svg:y="0.0598in" svg:viewBox="0 0 200 222" svg:d="M29 187c-1 9-4 20-4 23 0 8 7 12 14 12 6 0 16-4 18-14 2-1 19-68 20-76 4-17 13-51 15-65 3-5 17-29 28-40 5-3 19-16 40-16 12 0 14 4 21 6-16 3-26 14-26 26 0 9 5 19 19 19 12 0 26-12 26-30 0-17-15-32-40-32-33 0-54 24-63 38-5-23-21-38-45-38-23 0-32 20-37 28-8 17-15 46-15 48 0 5 6 5 7 5 4 0 4-1 8-11 9-35 19-59 35-59 9 0 16 4 16 23 0 9-2 15-7 40-10 38-20 76-30 113z"><text:p/></draw:path><draw:path draw:style-name="gr4" draw:text-style-name="P141" svg:width="0.128in" svg:height="0.0453in" svg:x="0.1524in" svg:y="0.074in" svg:viewBox="0 0 326 116" svg:d="M309 21c9 0 17-1 17-11s-8-10-15-10c-98 0-198 0-296 0-7 0-15 0-15 10s8 11 17 11c98 0 194 0 292 0zM311 116c7 0 15 0 15-10 0-11-8-11-17-11-98 0-194 0-292 0-9 0-17 0-17 11 0 10 8 10 15 10 98 0 198 0 296 0z"><text:p/></draw:path><draw:path draw:style-name="gr4" draw:text-style-name="P141" svg:width="0.0783in" svg:height="0.087in" svg:x="0.3516in" svg:y="0.0598in" svg:viewBox="0 0 200 222" svg:d="M29 187c-1 9-4 20-4 23 0 8 7 12 14 12 6 0 14-4 18-14 2-1 17-68 20-76 4-17 13-51 15-65 3-5 16-29 28-40 5-3 19-16 40-16 12 0 19 6 21 6-16 3-27 14-27 26 0 9 6 19 20 19 12 0 26-12 26-30 0-17-15-32-40-32-33 0-54 24-63 38-5-23-23-38-45-38-23 0-32 20-37 28-8 17-15 46-15 48 0 5 4 4 6 5 5 0 5-1 8-11 8-35 18-59 36-59 9 0 16 4 16 23 0 9-2 15-9 40-9 38-18 76-28 113z"><text:p/></draw:path><draw:path draw:style-name="gr4" draw:text-style-name="P141" svg:width="0.0547in" svg:height="0.0579in" svg:x="0.4508in" svg:y="0.0024in" svg:viewBox="0 0 140 148" svg:d="M81 74c28-12 41-17 49-21 7-3 10-4 10-11 0-6-4-10-11-10-2 0-3 0-7 3-16 10-31 21-46 31 1-17 2-34 4-51 1-7 0-15-10-15-4 0-11 3-11 11 0 3 1 13 3 17 0 6 2 29 2 38-15-10-30-21-46-31-3-3-4-3-7-3-7 0-11 4-11 10 0 7 4 10 7 11 17 7 35 14 52 21-28 13-41 17-49 21-7 3-10 4-10 11 0 6 4 12 11 12 2 0 3 0 7-3 16-11 31-23 46-32-1 18-4 36-5 55 0 7 7 10 11 10s11-3 11-10c0-4-1-13-3-16 0-7-2-31-2-39 14 8 26 18 40 28 10 7 10 7 13 7 7 0 11-6 11-12 0-7-4-8-7-9-17-9-35-16-52-23z"><text:p/></draw:path><draw:path draw:style-name="gr4" draw:text-style-name="P141" svg:width="0.0201in" svg:height="0.0201in" svg:x="0.5874in" svg:y="0.0862in" svg:viewBox="0 0 52 52" svg:d="M52 25c0-14-11-25-25-25-16 0-27 10-27 25 0 14 11 27 27 27 14 0 25-11 25-27z"><text:p/></draw:path><draw:path draw:style-name="gr4" draw:text-style-name="P141" svg:width="0.063in" svg:height="0.0882in" svg:x="0.6732in" svg:y="0.0575in" svg:viewBox="0 0 161 225" svg:d="M85 125c12 2 52 9 52 44 0 25-17 45-56 45-40 0-59-28-68-69-2-6-2-8-6-8-7 0-7 3-7 11 0 21 0 44 0 66 0 8 0 11 6 11 2 0 2 0 12-10 0-1 0-1 10-11 21 21 43 21 53 21 58 0 80-32 80-68 0-25-15-41-21-46-15-16-35-20-56-24-28-6-60-11-60-41 0-17 12-36 54-36 55 0 58 43 58 59 1 4 5 4 7 4 5 0 5-2 5-11 0-17 0-34 0-51 0-7 0-11-5-11-3 0-3 0-10 6-1 2-6 7-8 8-19-14-40-14-47-14-60 0-78 34-78 60 0 17 8 31 21 42 15 13 29 16 64 23z"><text:p/></draw:path><draw:path draw:style-name="gr4" draw:text-style-name="P141" svg:width="0.0409in" svg:height="0.128in" svg:x="0.75in" svg:y="0.0161in" svg:viewBox="0 0 105 326" svg:d="M70 111c-22 1-46 2-69 5 0 4 0 10 0 16 33 0 37 2 37 26 0 43 0 88 0 132 0 21-6 21-38 21 0 5 0 11 0 15 15 0 42-1 53-1 18 0 35 1 52 1 0-4 0-10 0-15-32 0-35-2-35-21 0-59 0-119 0-179zM73 25c0-15-13-25-27-25-15 0-26 13-26 25 0 14 11 27 26 27 14 0 27-11 27-27z"><text:p/></draw:path><draw:path draw:style-name="gr4" draw:text-style-name="P141" svg:width="0.0972in" svg:height="0.085in" svg:x="0.8035in" svg:y="0.0598in" svg:viewBox="0 0 248 217" svg:d="M38 49c0 43 0 87 0 131 0 21-6 21-38 21 0 5 0 10 0 16 17 0 42-2 56-2 13 0 38 2 55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4" draw:text-style-name="P141" svg:width="0.0449in" svg:height="0.1925in" svg:x="0.9563in" svg:y="0.0004in" svg:viewBox="0 0 115 490" svg:d="M115 484c0-1 0-1-9-10-61-63-78-155-78-229 0-86 20-171 80-231 7-7 7-7 7-8 0-5-3-6-6-6-4 0-49 34-78 97-25 53-31 107-31 148 0 38 6 96 32 152 30 60 73 93 77 93 3 0 6-2 6-6z"><text:p/></draw:path><draw:path draw:style-name="gr4" draw:text-style-name="P141" svg:width="0.1012in" svg:height="0.1728in" svg:x="1.0217in" svg:y="0.0102in" svg:viewBox="0 0 258 440" svg:d="M190 11c0-3 2-5 2-7-2-1 0-4-6-4-4 0-5 1-7 10-10 38-18 75-28 113-78 3-151 67-151 134 0 45 35 84 95 87-4 16-8 31-11 46-7 24-11 42-11 44 0 5 3 5 5 5 3 0 3 2 6-1 1-2 3-13 4-20 7-23 13-49 20-74 78-1 150-68 150-133 0-38-26-84-94-88 8-38 18-74 26-112zM97 334c-30-1-65-19-65-68 0-58 42-126 116-132-16 67-35 133-51 200zM161 134c36 2 64 24 64 67 0 58-42 126-116 133 17-67 35-133 52-200z"><text:p/></draw:path><draw:path draw:style-name="gr4" draw:text-style-name="P141" svg:width="0.0449in" svg:height="0.1925in" svg:x="1.1386in" svg:y="0.0004in" svg:viewBox="0 0 115 490" svg:d="M115 245c0-38-6-97-32-153-30-60-73-92-77-92-3 0-6 3-6 6 0 1 0 1 10 11 47 47 75 126 75 228 0 82-18 169-78 231-7 7-7 7-7 8 0 3 3 6 6 6 4 0 49-34 78-97 25-53 31-108 31-148z"><text:p/></draw:path></draw:g></draw:g></text:p></text:list-item><text:list-item><text:p text:style-name="P95"><draw:g text:anchor-type="as-char" svg:y="-0.1437in" draw:z-index="131" draw:name="Shape303" draw:style-name="gr1"><svg:title>TexMaths</svg:title><svg:desc>14§display§\theta =\theta ^{\ast }§svg§600§FALSE§</svg:desc><draw:g draw:style-name="gr2"><draw:path draw:style-name="gr3" draw:text-style-name="P140" svg:width="0.4965in" svg:height="0.1236in" svg:x="0.002in" svg:y="0.0098in" svg:viewBox="0 0 1262 315" svg:d="M0 0c421 0 841 0 1262 0 0 105 0 210 0 315-421 0-841 0-1262 0 0-105 0-210 0-315z"><text:p/></draw:path><draw:path draw:style-name="gr4" draw:text-style-name="P141" svg:width="0.0795in" svg:height="0.1366in" svg:x="0.0004in" svg:y="0.0067in" svg:viewBox="0 0 203 348" svg:d="M203 99c0-32-10-99-59-99-68 0-144 137-144 248 0 46 14 100 59 100 68 0 144-140 144-249zM52 166c8-30 18-69 38-104 12-24 30-52 53-52 24 0 28 32 28 60 0 24-4 49-17 96-34 0-69 0-102 0zM150 182c-6 22-16 63-34 98-18 33-36 57-57 57-17 0-27-14-27-59 0-21 3-49 16-96 33 0 68 0 102 0z"><text:p/></draw:path><draw:path draw:style-name="gr4" draw:text-style-name="P141" svg:width="0.128in" svg:height="0.0449in" svg:x="0.1528in" svg:y="0.0717in" svg:viewBox="0 0 326 115" svg:d="M309 20c9 0 17 0 17-10s-8-10-15-10c-98 0-198 0-296 0-7 0-15 0-15 10s8 10 17 10c98 0 194 0 292 0zM311 115c7 0 15 0 15-10s-8-10-17-10c-98 0-194 0-292 0-9 0-17 0-17 10s8 10 15 10c98 0 198 0 296 0z"><text:p/></draw:path><draw:path draw:style-name="gr4" draw:text-style-name="P141" svg:width="0.0799in" svg:height="0.1366in" svg:x="0.3535in" svg:y="0.0067in" svg:viewBox="0 0 204 348" svg:d="M204 99c0-32-9-99-60-99-67 0-144 137-144 248 0 46 15 100 60 100 69 0 144-140 144-249zM53 166c9-30 18-69 38-104 13-24 31-52 53-52 24 0 27 32 27 60 0 24-3 49-16 96-33 0-68 0-102 0zM151 182c-5 22-15 63-35 98-17 33-35 57-56 57-17 0-26-14-26-59 0-21 2-49 15-96 34 0 69 0 102 0z"><text:p/></draw:path><draw:path draw:style-name="gr4" draw:text-style-name="P141" svg:width="0.0547in" svg:height="0.0575in" svg:x="0.4539in" svg:y="0in" svg:viewBox="0 0 140 147" svg:d="M81 74c28-12 41-17 49-21 7-3 10-4 10-11 0-6-4-11-11-11-2 0-3 0-7 3-16 11-31 21-46 32 1-17 2-34 4-51 1-7 0-15-10-15-4 0-11 3-11 10 0 4 1 14 3 17 0 5 2 30 2 39-15-11-30-21-46-32-3-2-4-3-7-3-7 0-11 5-11 11 0 7 4 8 7 10 17 7 35 14 52 22-28 11-41 17-49 21-7 3-10 4-10 10 0 7 4 11 11 11 3 0 3 0 7-3 16-11 31-21 46-30-1 18-4 36-5 54 0 8 7 10 11 10s11-2 11-10c0-3-1-13-3-17 0-5-2-30-2-37 14 8 26 16 40 26 10 7 10 7 13 7 7 0 11-4 11-11s-4-8-7-10c-17-7-35-14-52-21z"><text:p/></draw:path></draw:g></draw:g></text:p></text:list-item><text:list-item><text:p text:style-name="P105"><draw:g text:anchor-type="as-char" svg:y="-0.1445in" draw:z-index="132" draw:name="Shape304" draw:style-name="gr1"><svg:title>TexMaths</svg:title><svg:desc>14§display§z=r^{\ast }\cos \left(\phi \right)§svg§600§FALSE§</svg:desc><draw:g draw:style-name="gr2"><draw:path draw:style-name="gr3" draw:text-style-name="P140" svg:width="1.0878in" svg:height="0.172in" svg:x="0.002in" svg:y="0.0098in" svg:viewBox="0 0 2764 438" svg:d="M0 0c921 0 1843 0 2764 0 0 145 0 292 0 438-921 0-1843 0-2764 0 0-146 0-293 0-438z"><text:p/></draw:path><draw:path draw:style-name="gr4" draw:text-style-name="P141"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4" draw:text-style-name="P141" svg:width="0.1287in" svg:height="0.0449in" svg:x="0.1551in" svg:y="0.074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66in" svg:x="0.3539in" svg:y="0.0594in" svg:viewBox="0 0 200 221" svg:d="M29 187c-1 7-4 19-4 21 0 9 7 13 14 13 6 0 16-3 18-13 2-2 19-68 20-78 4-15 13-50 15-63 3-7 17-29 28-40 5-3 19-17 40-17 12 0 14 4 21 7-16 1-26 14-26 26 0 9 5 17 19 17 12 0 26-11 26-28 0-18-15-32-40-32-33 0-54 24-63 38-5-23-21-38-45-38-23 0-32 18-37 28-8 17-15 46-15 48 0 4 6 4 7 4 4 0 6 0 8-11 9-35 19-59 35-59 9 0 16 4 16 24 0 9-2 15-7 40-10 38-20 76-30 113z"><text:p/></draw:path><draw:path draw:style-name="gr4" draw:text-style-name="P141" svg:width="0.0547in" svg:height="0.0579in" svg:x="0.4531in" svg:y="0.0024in" svg:viewBox="0 0 140 148" svg:d="M81 74c28-12 41-17 49-21 7-3 10-4 10-11 0-6-4-11-10-11-3 0-4 0-8 4-16 10-31 21-46 31 1-17 4-34 5-51 0-7 0-15-11-15-4 0-10 3-10 10 0 4 2 14 2 17 0 7 2 30 4 39-16-10-32-21-48-31-3-3-4-4-7-4-5 0-11 5-11 11 0 7 4 8 8 10 17 7 35 15 52 22-28 13-42 17-50 21-6 3-10 4-10 11 0 6 6 10 11 10 3 0 3 0 7-3 16-11 32-21 48-30-2 18-4 36-6 54 0 8 6 11 10 11s11-3 11-11c0-3-1-12-1-17-2-5-3-30-4-37 14 8 28 16 42 26 8 7 8 7 12 7 6 0 10-4 10-10 0-7-4-9-7-11-17-7-35-14-52-21z"><text:p/></draw:path><draw:path draw:style-name="gr4" draw:text-style-name="P141" svg:width="0.0728in" svg:height="0.0878in" svg:x="0.5689in" svg:y="0.0583in" svg:viewBox="0 0 186 224" svg:d="M41 112c0-80 39-101 65-101 5 0 35 2 54 18-21 2-24 17-24 23 0 14 10 24 22 24 13 0 24-9 24-24 0-34-38-52-76-52-61 0-106 52-106 113 0 63 48 111 105 111 66 0 81-59 81-63 0-6-4-6-5-6-5 0-6 3-7 6-14 45-47 52-65 52-25 0-68-21-68-101z"><text:p/></draw:path><draw:path draw:style-name="gr4" draw:text-style-name="P141" svg:width="0.085in" svg:height="0.0878in" svg:x="0.6539in" svg:y="0.0583in" svg:viewBox="0 0 217 224" svg:d="M217 115c0-63-49-115-108-115-61 0-109 53-109 115 0 63 50 109 108 109 60 0 109-48 109-109zM109 213c-22 0-43-12-56-34-12-21-12-52-12-68 0-20 0-47 11-68 14-22 36-33 56-33 22 0 43 11 56 32 12 21 12 49 12 69 0 16 0 43-11 65-10 21-32 37-56 37z"><text:p/></draw:path><draw:path draw:style-name="gr4" draw:text-style-name="P141" svg:width="0.063in" svg:height="0.0878in" svg:x="0.7512in" svg:y="0.0583in" svg:viewBox="0 0 161 224" svg:d="M85 125c12 1 52 9 52 44 0 25-17 45-56 45-40 0-59-28-68-70-2-7-2-8-6-8-7 0-7 3-7 12 0 21 0 42 0 65 0 8 0 11 6 11 2 0 2 0 12-10 3-4 0-1 10-11 21 21 43 21 53 21 58 0 80-32 80-67 0-27-15-41-21-48-15-15-35-19-56-22-28-6-60-13-60-41 0-17 12-38 54-38 55 0 58 45 58 61 1 4 5 4 7 4 5 0 5-3 5-13 0-17 0-32 0-49 0-8 0-11-5-11-3 0-3 0-10 6-1 1-6 5-8 7-19-13-40-13-47-13-60 0-78 32-78 60 0 17 8 31 21 41 15 14 29 17 64 24z"><text:p/></draw:path><draw:path draw:style-name="gr4" draw:text-style-name="P141" svg:width="0.0449in" svg:height="0.1917in" svg:x="0.8724in" svg:y="0in" svg:viewBox="0 0 115 488" svg:d="M115 483c0-2 0-2-9-10-61-62-77-154-77-228 0-86 19-171 79-232 7-6 7-6 7-9s-3-4-6-4c-4 0-49 34-78 95-24 55-31 109-31 150 0 36 6 96 32 151 31 60 73 92 77 92 3 0 6-1 6-5z"><text:p/></draw:path><draw:path draw:style-name="gr4" draw:text-style-name="P141" svg:width="0.1012in" svg:height="0.172in" svg:x="0.9382in" svg:y="0.011in" svg:viewBox="0 0 258 438" svg:d="M192 11c0-1 1-4 1-7-1-1 0-4-5-4-6 0-6 1-9 10-10 38-18 74-28 112-78 3-151 68-151 133 0 47 35 85 95 89-4 16-7 31-11 46-6 23-11 41-11 42 0 6 3 6 5 6 3 0 5 0 6-2 0-1 4-12 6-19 5-24 12-48 18-73 80-3 150-68 150-133 0-39-26-84-94-89 10-38 18-74 28-111zM98 333c-31-1-66-18-66-67 0-58 42-126 116-133-16 67-33 133-50 200zM161 133c38 3 66 25 66 67 0 57-44 127-116 133 16-67 33-133 50-200z"><text:p/></draw:path><draw:path draw:style-name="gr4" draw:text-style-name="P141" svg:width="0.0449in" svg:height="0.1917in" svg:x="1.0551in" svg:y="0in" svg:viewBox="0 0 115 488" svg:d="M115 245c0-38-6-98-32-153-30-60-72-92-77-92-3 0-6 1-6 4s0 3 10 13c49 47 77 126 77 228 0 82-18 168-80 231-7 5-7 5-7 7 0 4 3 5 6 5 5 0 49-33 78-95 25-54 31-109 31-148z"><text:p/></draw:path></draw:g></draw:g></text:p><text:p text:style-name="P139"/></text:list-item><text:list-item><text:p text:style-name="P115"><draw:g text:anchor-type="as-char" svg:y="-0.1374in" draw:z-index="114" draw:name="Shape305" draw:style-name="gr1"><svg:title>TexMaths</svg:title><svg:desc>14§display§\vec{e_{r_M}}\ =\ §svg§600§FALSE§</svg:desc><draw:g draw:style-name="gr2"><draw:path draw:style-name="gr3" draw:text-style-name="P140" svg:width="0.5539in" svg:height="0.1657in" svg:x="0.0012in" svg:y="0.0102in" svg:viewBox="0 0 1408 422" svg:d="M705 422c-236 0-470 0-705 0 0-140 0-282 0-422 469 0 939 0 1408 0 0 140 0 282 0 422-234 0-469 0-703 0z"><text:p/></draw:path><draw:path draw:style-name="gr4" draw:text-style-name="P141" svg:width="0.0858in" svg:height="0.0378in" svg:x="0.1217in" svg:y="0in" svg:viewBox="0 0 219 97" svg:d="M175 59c-7 6-24 20-24 28 0 6 6 10 10 10 6 0 7-3 10-6 6-7 17-21 39-32 3-1 9-4 9-10s-5-7-7-10c-12-7-17-17-21-28 0-4-5-11-10-11-7 0-10 7-10 11 0 2 4 17 13 28-57 0-111 0-167 0-9 0-17 0-17 10s8 10 17 10c53 0 105 0 158 0z"><text:p/></draw:path><draw:path draw:style-name="gr4" draw:text-style-name="P141" svg:width="0.074in" svg:height="0.0874in" svg:x="0.0004in" svg:y="0.0528in" svg:viewBox="0 0 189 223" svg:d="M70 104c14 0 50 0 76-11 33-14 36-44 36-51 0-21-18-42-53-42-55 0-129 48-129 135 0 49 29 88 78 88 71 0 111-52 111-57 0-3-3-7-5-7-3 0-3 1-7 5-38 48-93 48-99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5 13 8 0 19-6 19-21 0-17-19-24-36-24-19 0-34 7-49 24-7-21-28-24-35-24-14 0-23 7-28 17-7 14-13 34-13 35 0 4 4 3 6 4 5 0 5 0 8-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6 0-9 0-9 7 0 4 3 4 9 4 2 0 11 0 16 2 0 2 0 4-1 7-10 40-21 80-31 120-1 7-4 17-26 17-2 0-6 0-6 7 0 2 1 4 4 4 4 0 10-1 14-1s9 0 14 0c4 0 10 0 14 0s10 1 14 1c3 0 6-1 6-7 0-4-3-4-6-4-12 0-17-4-17-10 0-1 0-2 0-5 12-44 21-86 33-129h1c11 49 22 98 34 148 0 5 1 7 5 7 3 0 6-1 10-5 37-51 73-101 109-152-11 45-22 90-33 136-3 9-3 10-21 10-7 0-11 0-11 7 0 2 2 4 5 4 4 0 10-1 16-1 4 0 11 0 16 0 6 0 12 0 17 0 6 0 13 1 18 1 2 0 6 0 6-7 0-4-4-4-8-4-3 0-6 0-10 0-7-1-7-1-7-3 0-1 0-1 1-4 11-43 21-85 32-129z"><text:p/></draw:path><draw:path draw:style-name="gr4" draw:text-style-name="P141" svg:width="0.1287in" svg:height="0.0449in" svg:x="0.4366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3"><draw:g text:anchor-type="as-char" svg:y="-0.1374in" draw:z-index="115" draw:name="Shape306" draw:style-name="gr1"><svg:title>TexMaths</svg:title><svg:desc>14§display§\vec{e_{\theta _M}}\ =\ §svg§600§FALSE§</svg:desc><draw:g draw:style-name="gr2"><draw:path draw:style-name="gr3" draw:text-style-name="P140" svg:width="0.5555in" svg:height="0.1657in" svg:x="0.0012in" svg:y="0.0102in" svg:viewBox="0 0 1412 422" svg:d="M707 422c-236 0-472 0-707 0 0-140 0-282 0-422 471 0 941 0 1412 0 0 140 0 282 0 422-236 0-471 0-705 0z"><text:p/></draw:path><draw:path draw:style-name="gr4" draw:text-style-name="P141" svg:width="0.085in" svg:height="0.0378in" svg:x="0.1228in" svg:y="0in" svg:viewBox="0 0 217 97" svg:d="M174 59c-7 6-23 20-23 28 0 6 4 10 10 10 4 0 7-3 10-6 5-7 17-21 38-32 4-1 8-4 8-10s-3-7-7-10c-10-7-15-17-20-28-1-4-2-11-9-11s-10 7-10 11c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2 0-2 1-7 5-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2-7 3-10 21-10 6 0 4 0 7 0 3-1 3-5 3-7 0-4-4-4-8-4-13 0-26 0-37 0-5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3 136-2 9-3 10-21 10-7 0-10 0-10 7 0 2 1 4 4 4 6 0 11-1 17-1 4 0 10 0 17 0 5 0 11 0 16 0 6 0 12 1 17 1 2 0 6 0 6-7 0-4-3-4-9-4-2 0-5 0-9 0-7-1-7-1-7-3 0-1 0-1 1-4 11-43 21-85 32-129z"><text:p/></draw:path><draw:path draw:style-name="gr4" draw:text-style-name="P141" svg:width="0.1287in" svg:height="0.0449in" svg:x="0.438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30"><draw:g text:anchor-type="as-char" svg:y="-0.1374in" draw:z-index="116" draw:name="Shape307" draw:style-name="gr1"><svg:title>TexMaths</svg:title><svg:desc>14§display§\vec{e_{z_M}}=§svg§600§FALSE§</svg:desc><draw:g draw:style-name="gr2"><draw:path draw:style-name="gr3" draw:text-style-name="P140" svg:width="0.4906in" svg:height="0.1657in" svg:x="0.0012in" svg:y="0.0102in" svg:viewBox="0 0 1247 422" svg:d="M624 422c-208 0-416 0-624 0 0-140 0-282 0-422 416 0 831 0 1247 0 0 140 0 282 0 422-207 0-416 0-623 0z"><text:p/></draw:path><draw:path draw:style-name="gr4" draw:text-style-name="P141" svg:width="0.085in" svg:height="0.0378in" svg:x="0.1224in" svg:y="0in" svg:viewBox="0 0 217 97" svg:d="M174 59c-6 6-23 20-23 28 0 6 4 10 10 10 4 0 7-3 10-6 5-7 16-21 37-32 5-1 9-4 9-10s-3-7-7-10c-10-7-16-17-20-28-1-4-3-11-10-11-6 0-9 7-9 11 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s-4 1-7 5c-37 48-92 48-98 48-37 0-42-41-42-56 0-7 0-21 7-52 9 0 19 0 27 0zM46 94c20-76 70-83 83-83 24 0 36 14 36 31 0 52-78 52-98 52-7 0-14 0-21 0z"><text:p/></draw:path><draw:path draw:style-name="gr4" draw:text-style-name="P141" svg:width="0.0618in" svg:height="0.0602in" svg:x="0.0902in" svg:y="0.1075in" svg:viewBox="0 0 158 154" svg:d="M36 121c9-9 16-16 45-40 7-5 32-25 42-35 21-21 35-39 35-42 0-4-5-4-7-4-3 0-4 0-5 3-10 15-19 21-26 21-4 0-9 0-19-10-13-13-20-14-28-14-27 0-46 29-46 39 0 3 4 4 5 4 4 0 6-1 7-4 6-12 24-12 30-12 8 0 16 1 22 2 18 5 21 5 29 5-8 8-15 15-47 40-27 23-37 31-44 38-19 20-29 35-29 38 0 4 4 4 6 4s4 0 5-2c10-14 20-22 32-22 5 0 9 0 19 9 9 10 16 15 28 15 37 0 60-42 60-53 0-4-4-4-6-4-4 0-5 1-7 5-5 17-26 26-43 26-7 0-17-2-25-5-16-2-19-2-24-2-2 0-7 0-9 0z"><text:p/></draw:path><draw:path draw:style-name="gr4" draw:text-style-name="P141" svg:width="0.1126in" svg:height="0.0657in" svg:x="0.1673in" svg:y="0.1201in" svg:viewBox="0 0 287 168" svg:d="M256 21c1-7 3-10 21-10 7 0 7 0 8 0 2-1 2-5 2-7 0-4-3-4-7-4-13 0-25 0-38 0-6 0-8 0-11 6-34 46-69 92-102 140-11-46-21-93-32-139-2-7-3-7-9-7-12 0-26 0-39 0-6 0-10 0-10 7 0 4 3 4 10 4 3 0 10 0 15 2 0 2 0 4 0 7-9 40-21 80-30 120-2 7-5 17-27 17-3 0-7 0-7 7 0 2 3 4 4 4 4 0 10-1 14-1 6 0 10 0 14 0 6 0 10 0 16 0 4 0 8 1 14 1 2 0 5-1 5-7 0-4-4-4-7-4-11 0-17-4-17-10 0-1 2-2 2-5 11-44 21-86 32-129 11 49 22 98 34 148 1 5 1 7 7 7 1 0 5-1 8-5 36-51 73-101 109-152h1c-12 45-23 90-35 136-1 9-2 10-20 10-6 0-10 0-10 7 0 2 1 4 4 4 6 0 11-1 17-1 5 0 11 0 16 0 6 0 12 0 17 0 6 0 11 1 17 1 1 0 6 0 6-7 0-4-3-4-7-4-2 0-7 0-12 0-5-1-7-1-7-3 0-1 0-1 2-4 10-43 21-85 32-129z"><text:p/></draw:path><draw:path draw:style-name="gr4" draw:text-style-name="P141" svg:width="0.1283in" svg:height="0.0449in" svg:x="0.3732in" svg:y="0.0677in" svg:viewBox="0 0 327 115" svg:d="M311 20c7 0 16 0 16-10s-9-10-16-10c-98 0-196 0-294 0-7 0-17 0-17 10s10 10 17 10c98 0 196 0 294 0zM311 115c7 0 16 0 16-10s-9-10-16-10c-98 0-196 0-294 0-7 0-17 0-17 10s10 10 17 10c98 0 196 0 294 0z"><text:p/></draw:path></draw:g></draw:g></text:p></text:list-item></text:list><text:p text:style-name="P1"/></draw:text-box></draw:frame></text:p>
      <text:p text:style-name="P18"/>
      <text:p text:style-name="P18"/>
      <text:p text:style-name="P18"><text:soft-page-break/></text:p>
      <text:p text:style-name="P46"><text:span text:style-name="T55">6.</text:span><text:span text:style-name="T63">7</text:span><text:span text:style-name="T57">) </text:span><text:span text:style-name="T64">Correspondances </text:span><text:span text:style-name="T65">[</text:span><text:span text:style-name="T74">Cylindrique</text:span><text:span text:style-name="T67"> </text:span><text:span text:style-name="T31">↔ </text:span><text:span text:style-name="T71">S</text:span><text:span text:style-name="T70">phérique (RL</text:span><text:span text:style-name="T71">L</text:span><text:span text:style-name="T70">)</text:span><text:span text:style-name="T65">]</text:span></text:p>
      <text:p text:style-name="P30"/>
      <text:p text:style-name="P30"><text:span text:style-name="T22">6.7.1) Cylindrique</text:span><text:span text:style-name="T12"> </text:span><text:span text:style-name="T8">⇒ </text:span><text:span text:style-name="T14">Sphérique </text:span><text:span text:style-name="T29">convention </text:span><text:span text:style-name="T14">(R</text:span><text:span text:style-name="T29">ayon, </text:span><text:span text:style-name="T14">L</text:span><text:span text:style-name="T29">ongitude, </text:span><text:span text:style-name="T16">L</text:span><text:span text:style-name="T29">atitude</text:span><text:span text:style-name="T14">)</text:span></text:p>
      <text:p text:style-name="P46"/>
      <text:p text:style-name="P5"><draw:frame draw:style-name="fr1" draw:name="Frame20" text:anchor-type="paragraph" svg:x="-0.2366in" svg:y="-0.0244in" svg:width="7.1154in" draw:z-index="58"><draw:text-box fo:min-height="3.6327in"><text:p text:style-name="P24"/><text:p text:style-name="P72"><draw:g text:anchor-type="as-char" svg:y="-0.1453in" draw:z-index="140" draw:name="Shape308" draw:style-name="gr1"><svg:title>TexMaths</svg:title><svg:desc>14§display§M\left(r^{\ast },\ \theta ^{\ast },\ z\right)_{\left(O,\ \vec{e_{r^{\ast }}},\ \vec{e_{\theta ^{\ast }}},\ \vec{e_z}\right)}\ \Longrightarrow \ M\left(r,\ \theta ,\ \delta \right)_{\left(O,\ \vec{e_r},\ \vec{e_{\theta }},\ \vec{e_{\delta }}\right)}§svg§600§FALSE§</svg:desc><draw:g draw:style-name="gr2"><draw:path draw:style-name="gr3" draw:text-style-name="P140" svg:width="4.8685in" svg:height="0.2165in" svg:x="0.002in" svg:y="0.0094in" svg:viewBox="0 0 12367 551" svg:d="M6184 551c-2062 0-4123 0-6184 0 0-183 0-367 0-551 4122 0 8245 0 12367 0 0 184 0 368 0 551-2061 0-4122 0-6183 0z"><text:p/></draw:path><draw:path draw:style-name="gr4" draw:text-style-name="P141" svg:width="0.1937in" svg:height="0.1311in" svg:x="0.0004in" svg:y="0.0134in" svg:viewBox="0 0 493 334" svg:d="M435 38c5-18 6-23 42-23 12 0 16 0 16-9 0-6-4-6-13-6-22 0-43 0-66 0-12 0-12 0-18 8-60 94-120 187-180 281-13-93-26-185-38-278-2-11-3-11-16-11-22 0-44 0-67 0-10 0-15 0-15 8 0 7 4 7 14 7 7 0 15 0 22 0 7 2 10 3 10 9 0 1 0 3-1 10-21 82-42 165-63 249-5 20-13 36-54 37-1 0-8 0-8 8 0 5 3 6 7 6 15 0 32-1 49-1s35 1 50 1c3 0 10 0 10-10 0-4-5-4-10-4-28 0-33-10-33-21 0-3 1-6 3-11 22-90 44-180 67-268 14 101 28 202 42 303 1 7 1 11 7 11 5 0 8-4 11-8 66-103 133-207 199-311-24 94-46 188-70 282-4 20-6 23-45 23-8 0-14 0-14 8 0 6 7 6 8 6 13 0 47-1 61-1 21 0 42 1 61 1 3 0 10 0 10-10 0-4-4-4-14-4-18 0-32 0-32-8 0-2 0-3 3-12 22-88 43-175 65-262z"><text:p/></draw:path><draw:path draw:style-name="gr4" draw:text-style-name="P141" svg:width="0.0441in" svg:height="0.1929in" svg:x="0.2528in" svg:y="0in" svg:viewBox="0 0 113 491" svg:d="M113 487c0-1 0-3-8-11-62-62-77-156-77-229 0-86 20-171 80-233 5-7 5-7 5-8 0-5-1-6-4-6-5 0-49 34-78 97-25 53-31 108-31 150 0 38 6 95 32 152 30 60 72 92 77 92 3 0 4-1 4-4z"><text:p/></draw:path><draw:path draw:style-name="gr4" draw:text-style-name="P141" svg:width="0.0783in" svg:height="0.0874in" svg:x="0.3146in" svg:y="0.0598in" svg:viewBox="0 0 200 223" svg:d="M29 189c-1 7-5 19-5 21 0 9 7 13 15 13 6 0 14-4 18-14 0-1 17-69 20-77 4-17 13-51 15-65 2-5 16-29 28-39 3-4 19-17 40-17 12 0 19 6 21 6-16 3-27 14-27 28 0 7 6 17 20 17 12 0 26-11 26-30 0-17-15-32-40-32-33 0-55 24-63 38-5-21-23-38-45-38-23 0-32 20-37 28-9 17-15 46-15 48 0 5 4 5 6 5 5 0 5-1 8-11 8-35 18-59 36-59 9 0 16 4 16 23 0 11-2 15-9 42-9 38-18 76-28 113z"><text:p/></draw:path><draw:path draw:style-name="gr4" draw:text-style-name="P141" svg:width="0.0547in" svg:height="0.0583in" svg:x="0.4138in" svg:y="0.0016in" svg:viewBox="0 0 140 149" svg:d="M80 74c29-12 42-16 50-21 7-2 10-4 10-11 0-6-4-10-11-10-3 0-3 0-7 3-16 10-31 21-46 31 1-17 2-34 4-51 1-7 0-15-10-15-4 0-11 3-11 11 0 3 1 13 1 17 2 6 4 31 4 38-15-10-30-21-46-31-4-3-4-3-7-3-7 0-11 4-11 10 0 7 4 10 7 11 17 7 35 14 52 21-28 13-41 17-49 21-7 3-10 5-10 12 0 5 4 11 11 11 2 0 3 0 7-3 16-11 31-21 46-32-1 18-4 36-5 56 0 7 7 10 11 10s10-3 10-10c0-3-2-14-2-17 0-6-2-31-2-39 14 10 26 18 40 28 9 7 10 7 13 7 7 0 11-6 11-11 0-7-4-9-7-10-18-7-35-16-53-23z"><text:p/></draw:path><draw:path draw:style-name="gr4" draw:text-style-name="P141" svg:width="0.022in" svg:height="0.0575in" svg:x="0.5075in" svg:y="0.1244in" svg:viewBox="0 0 57 147" svg:d="M57 52c0-32-12-52-32-52-15 0-25 13-25 27 0 12 10 25 25 25 7 0 13-1 18-6 2-1 2-1 2-1 1 0 1 0 1 7 0 36-17 66-33 83-6 4-6 5-6 7 0 4 3 5 6 5 5 0 44-38 44-95z"><text:p/></draw:path><draw:path draw:style-name="gr4" draw:text-style-name="P141" svg:width="0.0795in" svg:height="0.1378in" svg:x="0.6496in" svg:y="0.0071in" svg:viewBox="0 0 203 351" svg:d="M203 101c0-32-10-101-59-101-68 0-144 139-144 251 0 46 14 100 59 100 68 0 144-139 144-250zM52 168c8-30 18-71 38-105 12-25 30-52 53-52 25 0 28 31 28 59 0 24-4 49-17 98-34 0-69 0-102 0zM150 184c-6 22-16 64-34 99-18 34-36 58-57 58-17 0-27-15-27-59 0-21 3-49 16-98 33 0 68 0 102 0z"><text:p/></draw:path><draw:path draw:style-name="gr4" draw:text-style-name="P141" svg:width="0.0543in" svg:height="0.0583in" svg:x="0.75in" svg:y="0.0016in" svg:viewBox="0 0 139 149" svg:d="M80 74c28-12 40-16 50-21 6-2 9-4 9-11 0-6-5-10-10-10-3 0-3 0-7 3-16 10-32 21-48 31 2-17 4-34 6-51 0-7 0-15-11-15-3 0-10 3-10 11 0 3 1 13 1 17 2 6 3 31 4 38-15-10-30-21-46-31-4-3-5-3-8-3-6 0-10 4-10 10 0 7 3 10 7 11 17 7 35 14 52 21-28 13-41 17-51 21-5 3-8 5-8 12 0 5 4 11 10 11 3 0 3 0 7-3 15-11 32-21 47-32-1 18-4 36-5 56 0 7 5 10 10 10 2 0 11-3 11-10 0-3-2-14-2-17-1-6-2-31-4-39 14 10 28 18 42 28 9 7 10 7 13 7 5 0 10-6 10-11 0-7-5-9-7-10-17-7-35-16-52-23z"><text:p/></draw:path><draw:path draw:style-name="gr4" draw:text-style-name="P141" svg:width="0.0228in" svg:height="0.0575in" svg:x="0.8429in" svg:y="0.1244in" svg:viewBox="0 0 59 147" svg:d="M59 52c0-32-13-52-32-52-17 0-27 13-27 27 0 12 10 25 27 25 5 0 12-1 16-6 2-1 2-1 3-1 0 3 2 0 2 7 0 36-17 66-34 83-6 4-6 5-6 7 0 4 3 5 6 5 4 0 45-38 45-95z"><text:p/></draw:path><draw:path draw:style-name="gr4" draw:text-style-name="P141" svg:width="0.0819in" svg:height="0.0874in" svg:x="0.9858in" svg:y="0.0598in" svg:viewBox="0 0 209 223" svg:d="M43 177c27-28 41-41 59-56 17-14 31-27 49-44 46-46 58-70 58-71 0-6-5-5-6-6-4 0-6 1-7 6-15 23-27 32-38 32-12 0-17-9-25-17-8-11-17-21-34-21-36 0-60 46-60 56 0 3 3 6 7 6s6-3 6-6c10-22 38-22 42-22 11 0 19 2 31 7 19 7 25 7 37 7-16 21-58 57-68 64-14 14-30 28-44 42-33 33-50 61-50 65s4 4 6 4c4 0 4 0 7-5 12-19 26-31 42-31 11 0 16 4 29 18 8 11 17 18 31 18 49 0 77-62 77-76 0-2-2-4-6-4s-5 3-7 6c-11 32-42 42-59 42-9 0-18-3-29-7-17-6-24-9-34-9-1 0-9 0-14 2z"><text:p/></draw:path><draw:path draw:style-name="gr4" draw:text-style-name="P141" svg:width="0.0449in" svg:height="0.1929in" svg:x="1.0866in" svg:y="0in" svg:viewBox="0 0 115 491" svg:d="M115 247c0-39-6-98-32-154-30-61-73-93-77-93-3 0-6 3-6 6 0 1 0 1 10 11 49 49 77 126 77 230 0 83-18 168-80 232-7 5-7 7-7 8 0 3 3 4 6 4 4 0 49-34 78-95 25-55 31-108 31-149z"><text:p/></draw:path><draw:path draw:style-name="gr4" draw:text-style-name="P141" svg:width="0.035in" svg:height="0.135in" svg:x="1.1665in" svg:y="0.1012in" svg:viewBox="0 0 90 344" svg:d="M83 0c-65 46-83 119-83 173 0 49 15 123 83 171 2 0 7 0 7-4 0-3 0-3-3-6-46-39-63-98-63-161 0-93 35-139 64-165 2-1 2-1 2-4 0-4-5-4-7-4z"><text:p/></draw:path><draw:path draw:style-name="gr4" draw:text-style-name="P141" svg:width="0.1028in" svg:height="0.098in" svg:x="1.2213in" svg:y="0.1071in" svg:viewBox="0 0 262 250" svg:d="M262 95c0-53-39-95-100-95-82 0-162 77-162 154 0 56 41 96 99 96 83 0 163-76 163-155zM102 237c-36 0-67-24-67-76 0-16 6-66 36-105 24-28 58-45 89-45 35 0 68 23 68 73 0 25-11 75-43 112-24 27-55 41-83 41z"><text:p/></draw:path><draw:path draw:style-name="gr4" draw:text-style-name="P141" svg:width="0.0165in" svg:height="0.0417in" svg:x="1.3492in" svg:y="0.1862in" svg:viewBox="0 0 43 107" svg:d="M34 35c0 18-3 41-27 63-1 2-3 2-3 4s3 5 6 5c4 0 33-28 33-69 0-21-8-38-23-38-12 0-20 10-20 20 0 11 7 21 20 21 8 0 9-5 14-6z"><text:p/></draw:path><draw:path draw:style-name="gr4" draw:text-style-name="P141" svg:width="0.0661in" svg:height="0.028in" svg:x="1.5378in" svg:y="0.1059in" svg:viewBox="0 0 169 72" svg:d="M130 44c-3 2-14 14-14 19 0 4 4 9 9 9 4 0 5-3 8-6 8-10 18-17 28-21 4-3 8-4 8-10 0-4-4-6-7-8-11-6-14-16-15-20-1-1-3-7-10-7-1 0-7 3-7 8 0 6 4 14 7 19-40 0-82 0-123 0-6 0-14 0-14 8 0 9 8 9 14 9 39 0 77 0 116 0z"><text:p/></draw:path><draw:path draw:style-name="gr4" draw:text-style-name="P141" svg:width="0.0579in" svg:height="0.061in" svg:x="1.4531in" svg:y="0.1425in" svg:viewBox="0 0 148 156" svg:d="M55 74c9 0 36-1 56-8 25-8 29-25 29-35 0-20-18-31-42-31-42 0-98 32-98 91 0 35 22 65 63 65 57 0 85-34 85-40 0-1-4-5-7-5-1 0-2 1-5 4-27 31-66 31-73 31-21 0-35-14-35-42 0-4 0-11 4-30 7 0 16 0 23 0zM35 65c14-51 53-55 63-55 15 0 28 8 28 21 0 34-59 34-74 34-6 0-11 0-17 0z"><text:p/></draw:path><draw:path draw:style-name="gr4" draw:text-style-name="P141" svg:width="0.0543in" svg:height="0.0433in" svg:x="1.5268in" svg:y="0.1862in" svg:viewBox="0 0 139 111" svg:d="M52 69c0-4 3-14 3-17 1-4 2-8 2-11 2-5 10-17 19-24 8-7 15-9 23-9 3 0 16 0 23 5-10 2-7 9-10 14 0 4 3 9 11 9 7 0 16-5 16-16 0-19-27-20-38-20-7 0-23 0-39 18-5-12-19-18-30-18-8 0-15 4-22 13-7 11-10 23-10 25 0 3 4 3 6 3 4 0 4 0 5-6 4-15 10-27 20-27 8 0 10 7 10 13 0 3-3 13-5 20-1 5-4 17-5 22-2 7-4 14-6 21-1 7-4 17-4 18 0 6 4 9 10 9 4 0 8-2 11-6 0-3 3-10 3-15 3-7 4-14 7-21z"><text:p/></draw:path><draw:path draw:style-name="gr4" draw:text-style-name="P141" svg:width="0.0437in" svg:height="0.0417in" svg:x="1.6in" svg:y="0.1563in" svg:viewBox="0 0 112 107" svg:d="M60 46c0-4 4-36 4-38 0-4-4-8-8-8-6 0-8 4-8 8 0 2 2 34 4 38-13-7-25-15-38-22-3-2-4-3-6-3-4 0-8 4-8 10 0 4 1 5 4 7 14 6 28 10 42 15-14 5-36 13-40 16-2 0-6 1-6 7 0 5 4 8 8 8 3 0 10-4 44-24-2 5-4 37-4 38 0 4 2 9 8 9 4 0 8-5 8-9 0-1-4-33-4-38 13 7 27 16 39 23 2 1 3 1 5 1 4 0 8-3 8-8 0-4-3-7-6-7-12-6-26-11-40-16 14-5 36-12 40-15 2 0 6-2 6-7 0-6-4-10-8-10-2 0-3 1-6 3-13 7-25 15-38 22z"><text:p/></draw:path><draw:path draw:style-name="gr4" draw:text-style-name="P141" svg:width="0.0173in" svg:height="0.0417in" svg:x="1.6921in" svg:y="0.1862in" svg:viewBox="0 0 45 107" svg:d="M35 35c0 18-4 41-28 63-1 2-1 2-1 4s2 5 4 5c5 0 35-28 35-69 0-21-9-38-25-38-12 0-20 10-20 20 0 11 8 21 21 21 7 0 13-6 14-6z"><text:p/></draw:path><draw:path draw:style-name="gr4" draw:text-style-name="P141" svg:width="0.0661in" svg:height="0.028in" svg:x="1.8811in" svg:y="0.1059in" svg:viewBox="0 0 169 72" svg:d="M130 44c-3 2-14 14-14 19 0 4 4 9 9 9 4 0 5-3 8-6 8-10 18-17 28-21 4-3 8-4 8-10 0-4-4-6-7-8-11-6-14-16-15-20-1-1-3-7-10-7-1 0-7 3-7 8 0 6 4 14 7 19-40 0-82 0-123 0-6 0-14 0-14 8 0 9 8 9 14 9 39 0 77 0 116 0z"><text:p/></draw:path><draw:path draw:style-name="gr4" draw:text-style-name="P141" svg:width="0.0575in" svg:height="0.061in" svg:x="1.7969in" svg:y="0.1425in" svg:viewBox="0 0 147 156" svg:d="M53 74c10 0 38-1 56-8 25-8 31-25 31-35 0-20-20-31-43-31-41 0-97 32-97 91 0 35 21 65 62 65 58 0 85-34 85-40 0-1-3-5-6-5-2 0-2 1-5 4-27 31-67 31-73 31-21 0-35-14-35-42 0-4 0-11 4-30 7 0 14 0 21 0zM35 65c14-51 52-55 62-55 15 0 28 8 28 21 0 34-58 34-73 34-6 0-11 0-17 0z"><text:p/></draw:path><draw:path draw:style-name="gr4" draw:text-style-name="P141" svg:width="0.0476in" svg:height="0.0685in" svg:x="1.8717in" svg:y="0.1618in" svg:viewBox="0 0 122 175" svg:d="M122 56c0-29-14-56-41-56-39 0-81 62-81 119 0 34 15 56 39 56 41 0 83-63 83-119zM29 81c16-60 41-73 52-73 14 0 20 16 20 36 0 7 0 16-6 37-22 0-43 0-66 0zM92 93c-15 60-40 74-53 74-18 0-19-27-19-34 0-10 2-22 7-40 22 0 43 0 65 0z"><text:p/></draw:path><draw:path draw:style-name="gr4" draw:text-style-name="P141" svg:width="0.0441in" svg:height="0.0417in" svg:x="1.9433in" svg:y="0.1563in" svg:viewBox="0 0 113 107" svg:d="M60 46c2-4 6-36 6-38 0-4-4-8-10-8-4 0-8 4-8 8 0 2 4 34 4 38-13-7-25-15-38-22-3-2-3-3-6-3-4 0-8 4-8 10 0 4 3 5 6 7 14 6 28 10 40 15-12 5-36 13-40 16-2 0-6 1-6 7 0 5 4 8 8 8 3 0 12-4 44-24 0 5-4 37-4 38 0 4 4 9 8 9 6 0 10-5 10-9 0-1-4-33-6-38 13 7 27 16 39 23 2 1 3 1 6 1s8-3 8-8c0-4-2-7-5-7-14-6-28-11-42-16 14-5 36-12 40-15 3 0 7-2 7-7 0-6-5-10-8-10s-4 1-6 3c-12 7-26 15-39 22z"><text:p/></draw:path><draw:path draw:style-name="gr4" draw:text-style-name="P141" svg:width="0.0165in" svg:height="0.0417in" svg:x="2.0358in" svg:y="0.1862in" svg:viewBox="0 0 43 107" svg:d="M34 35c0 18-3 41-27 63-1 2-3 2-3 4s3 5 6 5c4 0 33-28 33-69 0-21-8-38-23-38-12 0-20 10-20 20 0 11 7 21 20 21 8 0 9-5 14-6z"><text:p/></draw:path><draw:path draw:style-name="gr4" draw:text-style-name="P141" svg:width="0.0657in" svg:height="0.028in" svg:x="2.1854in" svg:y="0.1059in" svg:viewBox="0 0 168 72" svg:d="M130 44c-3 2-15 14-15 19 0 4 4 9 8 9s6-3 9-6c8-10 19-17 28-21 4-3 8-4 8-10 0-4-3-6-7-8-11-6-14-16-15-20-2-1-3-7-9-7-3 0-8 3-8 8 0 6 5 14 8 19-42 0-82 0-124 0-6 0-13 0-13 8 0 9 7 9 13 9 39 0 78 0 117 0z"><text:p/></draw:path><draw:path draw:style-name="gr4" draw:text-style-name="P141" svg:width="0.0579in" svg:height="0.061in" svg:x="2.1402in" svg:y="0.1425in" svg:viewBox="0 0 148 156" svg:d="M55 74c9 0 36-1 56-8 25-8 29-25 29-35 0-20-18-31-42-31-42 0-98 32-98 91 0 35 22 65 63 65 57 0 85-34 85-40 0-1-4-5-7-5-1 0-2 1-5 4-27 31-66 31-73 31-21 0-35-14-35-42 0-4 0-11 4-30 7 0 16 0 23 0zM35 65c14-51 53-55 63-55 15 0 28 8 28 21 0 34-59 34-74 34-6 0-11 0-17 0z"><text:p/></draw:path><draw:path draw:style-name="gr4" draw:text-style-name="P141" svg:width="0.0488in" svg:height="0.0437in" svg:x="2.215in" svg:y="0.1795in" svg:viewBox="0 0 125 112" svg:d="M29 87c12-10 24-18 37-28 17-13 28-21 38-31 12-11 21-22 21-24 0-4-5-4-6-4-3 0-3 0-6 3-9 14-15 14-19 14-3 0-7 0-14-6-9-7-14-11-24-11-22 0-36 22-36 29 0 5 2 5 4 5 3 0 4-2 5-3 2-4 5-10 24-10 6 0 11 1 24 3 10 1 13 1 17 1-7 7-16 13-34 27-17 13-28 20-39 31-10 8-21 21-21 25 0 3 3 4 4 4 3 0 4-1 6-3 7-9 15-14 25-14 6 0 10 2 18 9 7 5 13 8 20 8 29 0 47-29 47-39 0-4-2-3-4-4-4 0-4 1-5 4-6 15-26 18-35 18-5 0-12-1-19-3-14-1-18-1-21-1-4 0-4 0-7 0z"><text:p/></draw:path><draw:path draw:style-name="gr4" draw:text-style-name="P141" svg:width="0.0343in" svg:height="0.135in" svg:x="2.2945in" svg:y="0.1012in" svg:viewBox="0 0 88 344" svg:d="M6 0c-2 0-6 0-6 4 0 3 0 3 3 6 29 26 63 74 63 163 0 71-23 126-60 158-6 6-6 7-6 9 0 1 0 4 4 4s37-23 59-65c15-29 25-66 25-106 0-48-14-124-82-173z"><text:p/></draw:path><draw:path draw:style-name="gr4" draw:text-style-name="P141" svg:width="0.1287in" svg:height="0.0449in" svg:x="2.4835in" svg:y="0.0744in" svg:viewBox="0 0 328 115" svg:d="M311 20c7 0 17 0 17-10s-10-10-17-10c-98 0-196 0-294 0-7 0-17 0-17 10s10 10 17 10c98 0 196 0 294 0zM311 115c7 0 17 0 17-10s-10-10-17-10c-98 0-196 0-294 0-7 0-17 0-17 10s10 10 17 10c98 0 196 0 294 0z"><text:p/></draw:path><draw:path draw:style-name="gr4" draw:text-style-name="P141" svg:width="0.172in" svg:height="0.1063in" svg:x="2.6016in" svg:y="0.0425in" svg:viewBox="0 0 438 271" svg:d="M330 98c21 17 47 30 63 38-18 7-42 20-63 38-103 0-208 0-312 0-8 0-18 0-18 10s10 10 18 10c97 0 193 0 290 0-22 22-49 66-49 71 0 6 7 6 10 6 4 0 7 0 10-4 9-19 23-45 56-73 33-30 67-44 92-51 8-3 8-4 10-4 1-1 1-3 1-3 0-1 0-3-1-3 0-1-2-1-2-1-1-1-1-1-11-4-66-20-115-65-143-117-5-10-5-11-12-11-3 0-10 0-10 6 0 7 25 49 49 73-97 0-193 0-290 0-8 0-18 0-18 9 0 10 10 10 18 10 104 0 209 0 312 0z"><text:p/></draw:path><draw:path draw:style-name="gr4" draw:text-style-name="P141" svg:width="0.1937in" svg:height="0.1311in" svg:x="2.9114in" svg:y="0.0134in" svg:viewBox="0 0 493 334" svg:d="M435 38c5-18 6-23 42-23 12 0 16 0 16-9 0-6-4-6-13-6-22 0-43 0-66 0-12 0-12 0-18 8-60 94-120 187-180 281-13-93-26-185-38-278-2-11-3-11-16-11-22 0-44 0-67 0-10 0-15 0-15 8 0 7 5 7 15 7 6 0 14 0 21 0 7 2 10 3 10 9 0 1 0 3-1 10-21 82-42 165-63 249-5 20-13 36-54 37-1 0-8 0-8 8 0 5 3 6 7 6 15 0 34-1 49-1 17 0 35 1 50 1 3 0 10 0 10-10 0-4-5-4-10-4-28 0-33-10-33-21 0-3 1-6 3-11 22-90 44-180 67-268 14 101 28 202 42 303 1 7 1 11 8 11 4 0 7-4 10-8 66-103 133-207 199-311h1c-24 94-47 188-71 282-4 20-6 23-45 23-8 0-14 0-14 8 0 6 7 6 8 6 14 0 48-1 61-1 21 0 42 1 61 1 3 0 10 0 10-10 0-4-4-4-14-4-18 0-32 0-32-8 0-2 0-3 3-12 22-88 43-175 65-262z"><text:p/></draw:path><draw:path draw:style-name="gr4" draw:text-style-name="P141" svg:width="0.0441in" svg:height="0.1929in" svg:x="3.1638in" svg:y="0in" svg:viewBox="0 0 113 491" svg:d="M113 487c0-1 0-3-7-11-61-62-78-156-78-229 0-86 20-171 80-233 5-7 5-7 5-8 0-5-1-6-4-6-5 0-49 34-78 97-25 53-31 108-31 150 0 38 6 95 32 152 30 60 72 92 77 92 3 0 4-1 4-4z"><text:p/></draw:path><draw:path draw:style-name="gr4" draw:text-style-name="P141" svg:width="0.0783in" svg:height="0.0874in" svg:x="3.2256in" svg:y="0.0598in" svg:viewBox="0 0 200 223" svg:d="M29 189c-1 7-4 19-4 21 0 9 7 13 14 13 6 0 14-4 18-14 0-1 17-69 20-77 4-17 13-51 15-65 2-5 16-29 28-39 5-4 19-17 40-17 12 0 19 6 21 6-16 3-27 14-27 28 0 7 6 17 20 17 12 0 26-11 26-30 0-17-15-32-40-32-33 0-54 24-63 38-5-21-23-38-45-38-23 0-32 20-37 28-8 17-15 46-15 48 0 5 4 4 6 5 5 0 5-1 8-11 8-35 18-59 36-59 9 0 16 4 16 23 0 11-2 15-9 42-9 38-18 76-28 113z"><text:p/></draw:path><draw:path draw:style-name="gr4" draw:text-style-name="P141" svg:width="0.022in" svg:height="0.0575in" svg:x="3.3185in" svg:y="0.1244in" svg:viewBox="0 0 57 147" svg:d="M57 52c0-32-12-52-32-52-15 0-25 13-25 27 0 12 10 25 25 25 7 0 13-1 18-6 2-1 2-1 3-1 0 3 0 0 0 7 0 36-17 66-33 83-6 4-6 5-6 7 0 4 3 5 6 5 5 0 44-38 44-95z"><text:p/></draw:path><draw:path draw:style-name="gr4" draw:text-style-name="P141" svg:width="0.0795in" svg:height="0.1378in" svg:x="3.4606in" svg:y="0.0071in" svg:viewBox="0 0 203 351" svg:d="M203 101c0-32-8-101-59-101-68 0-144 139-144 251 0 46 14 100 59 100 68 0 144-139 144-250zM52 168c8-30 18-71 38-105 14-25 32-52 53-52 25 0 28 31 28 59 0 24-4 49-17 98-34 0-69 0-102 0zM150 184c-6 22-16 64-34 99-18 34-36 58-57 58-17 0-27-15-27-59 0-21 3-49 16-98 33 0 68 0 102 0z"><text:p/></draw:path><draw:path draw:style-name="gr4" draw:text-style-name="P141" svg:width="0.022in" svg:height="0.0575in" svg:x="3.5654in" svg:y="0.1244in" svg:viewBox="0 0 57 147" svg:d="M57 52c0-32-12-52-30-52-17 0-27 13-27 27 0 12 10 25 27 25 5 0 11-1 16-6 2-1 2-1 3-1 0 3 0 0 0 7 0 36-17 66-33 83-5 4-5 5-5 7 0 4 2 5 5 5 5 0 44-38 44-95z"><text:p/></draw:path><draw:path draw:style-name="gr4" draw:text-style-name="P141" svg:width="0.0791in" svg:height="0.1394in" svg:x="3.7079in" svg:y="0.0071in" svg:viewBox="0 0 202 355" svg:d="M109 135c-61 15-109 78-109 139 0 46 31 81 77 81 57 0 99-77 99-145 0-44-19-68-36-91-18-22-48-59-48-81 0-10 10-23 28-23 14 0 24 7 34 14 10 6 21 12 28 12 13 0 20-12 20-20 0-10-9-11-26-15-26-6-33-6-40-6-39 0-56 21-56 51 0 26 14 54 29 84zM115 146c12 22 26 49 26 84 0 32-18 114-64 114-27 0-46-21-46-58 0-31 18-123 84-140z"><text:p/></draw:path><draw:path draw:style-name="gr4" draw:text-style-name="P141" svg:width="0.0441in" svg:height="0.1929in" svg:x="3.8043in" svg:y="0in" svg:viewBox="0 0 113 491" svg:d="M113 247c0-39-5-98-32-154-29-61-71-93-77-93-3 0-4 3-4 6 0 1 0 1 8 11 49 49 77 126 77 230 0 83-18 168-79 232-6 5-6 7-6 8 0 3 1 4 4 4 6 0 49-34 79-95 25-55 30-108 30-149z"><text:p/></draw:path><draw:path draw:style-name="gr4" draw:text-style-name="P141" svg:width="0.035in" svg:height="0.135in" svg:x="3.8835in" svg:y="0.1012in" svg:viewBox="0 0 90 344" svg:d="M83 0c-65 46-83 119-83 173 0 49 15 123 83 171 2 0 7 0 7-4 0-3 0-3-3-6-46-39-63-98-63-161 0-93 36-139 64-165 2-1 2-1 2-4 0-4-5-4-7-4z"><text:p/></draw:path><draw:path draw:style-name="gr4" draw:text-style-name="P141" svg:width="0.1028in" svg:height="0.098in" svg:x="3.9382in" svg:y="0.1071in" svg:viewBox="0 0 262 250" svg:d="M262 95c0-53-39-95-100-95-82 0-162 77-162 154 0 56 41 96 101 96 81 0 161-76 161-155zM104 237c-38 0-69-24-69-76 0-16 6-66 36-105 24-28 58-45 89-45 35 0 68 23 68 73 0 25-11 75-43 112-24 27-55 41-81 41z"><text:p/></draw:path><draw:path draw:style-name="gr4" draw:text-style-name="P141" svg:width="0.0165in" svg:height="0.0417in" svg:x="4.0661in" svg:y="0.1862in" svg:viewBox="0 0 43 107" svg:d="M34 35c0 18-3 41-27 63-1 2-3 2-3 4s3 5 6 5c4 0 33-28 33-69 0-21-8-38-23-38-12 0-20 10-20 20 0 11 8 21 20 21 8 0 9-5 14-6z"><text:p/></draw:path><draw:path draw:style-name="gr4" draw:text-style-name="P141" svg:width="0.0657in" svg:height="0.028in" svg:x="4.2142in" svg:y="0.1059in" svg:viewBox="0 0 168 72" svg:d="M130 44c-3 2-15 14-15 19 0 4 4 9 8 9s7-3 9-6c8-10 19-17 28-21 5-3 8-4 8-10 0-4-3-6-6-8-11-6-15-16-16-20 0-1-3-7-9-7-3 0-8 3-8 8 0 6 5 14 8 19-40 0-82 0-123 0-6 0-14 0-14 8 0 9 8 9 14 9 39 0 77 0 116 0z"><text:p/></draw:path><draw:path draw:style-name="gr4" draw:text-style-name="P141" svg:width="0.0579in" svg:height="0.061in" svg:x="4.1701in" svg:y="0.1425in" svg:viewBox="0 0 148 156" svg:d="M55 74c9 0 36-1 56-8 25-8 29-25 29-35 0-20-18-31-42-31-42 0-98 32-98 91 0 35 22 65 63 65 57 0 85-34 85-40 0-1-4-5-7-5-1 0-1 1-4 4-28 31-67 31-74 31-21 0-34-14-34-42 0-4 0-11 5-30 7 0 14 0 21 0zM35 65c15-51 53-55 63-55 15 0 28 8 28 21 0 34-59 34-73 34-5 0-12 0-18 0z"><text:p/></draw:path><draw:path draw:style-name="gr4" draw:text-style-name="P141" svg:width="0.0543in" svg:height="0.0437in" svg:x="4.2437in" svg:y="0.1795in" svg:viewBox="0 0 139 112" svg:d="M52 69c0-4 3-13 3-17 1-4 2-7 4-11 0-5 8-17 17-24 8-7 15-9 23-9 5 0 16 0 24 5-11 4-7 9-11 14 0 4 3 9 11 9 7 0 16-5 16-15 0-18-27-21-38-21-6 0-23 0-39 20-3-13-19-20-30-20-8 0-15 4-22 14-6 10-10 22-10 24 0 4 4 4 6 4 4 0 4-1 5-7 4-15 10-27 20-27 8 0 10 9 10 13s-3 14-5 20c-1 7-4 17-5 22-2 7-4 16-6 23-1 5-4 16-4 18 0 4 6 8 10 8s8-3 11-7c0-1 3-10 4-14 2-7 4-15 6-22z"><text:p/></draw:path><draw:path draw:style-name="gr4" draw:text-style-name="P141" svg:width="0.0173in" svg:height="0.0417in" svg:x="4.328in" svg:y="0.1862in" svg:viewBox="0 0 45 107" svg:d="M35 35c0 18-4 41-27 63-1 2-2 2-2 4s2 5 4 5c5 0 35-28 35-69 0-21-9-38-25-38-12 0-20 10-20 20 0 11 8 21 21 21 8 0 10-5 14-6z"><text:p/></draw:path><draw:path draw:style-name="gr4" draw:text-style-name="P141" svg:width="0.0661in" svg:height="0.028in" svg:x="4.4768in" svg:y="0.1059in" svg:viewBox="0 0 169 72" svg:d="M130 44c-3 2-15 14-15 19 0 4 4 9 10 9 2 0 5-3 7-6 8-10 19-17 28-21 5-3 9-4 9-10 0-4-4-6-7-8-11-6-14-16-16-20 0-1-3-7-9-7-3 0-8 3-8 8 0 6 5 14 8 19-40 0-82 0-123 0-6 0-14 0-14 8 0 9 8 9 14 9 39 0 77 0 116 0z"><text:p/></draw:path><draw:path draw:style-name="gr4" draw:text-style-name="P141" svg:width="0.0575in" svg:height="0.061in" svg:x="4.4327in" svg:y="0.1425in" svg:viewBox="0 0 147 156" svg:d="M55 74c8 0 36-1 54-8 25-8 31-25 31-35 0-20-20-31-43-31-41 0-97 32-97 91 0 35 21 65 62 65 58 0 85-34 85-40 0-1-3-5-6-5-1 0-2 1-5 4-27 31-67 31-73 31-21 0-35-14-35-42 0-4 0-11 4-30 7 0 16 0 23 0zM35 65c14-51 52-55 62-55 15 0 28 8 28 21 0 34-58 34-73 34-6 0-11 0-17 0z"><text:p/></draw:path><draw:path draw:style-name="gr4" draw:text-style-name="P141" svg:width="0.0476in" svg:height="0.0693in" svg:x="4.5075in" svg:y="0.1543in" svg:viewBox="0 0 122 177" svg:d="M122 58c0-31-14-58-41-58-39 0-81 62-81 119 0 34 15 58 39 58 41 0 83-63 83-119zM29 83c16-62 41-75 52-75 14 0 20 16 20 36 0 7 0 16-6 39-22 0-43 0-66 0zM92 94c-15 59-40 74-51 74-20 0-20-28-20-35 0-10 1-21 6-39 22 0 43 0 65 0z"><text:p/></draw:path><draw:path draw:style-name="gr4" draw:text-style-name="P141" svg:width="0.0165in" svg:height="0.0417in" svg:x="4.5909in" svg:y="0.1862in" svg:viewBox="0 0 43 107" svg:d="M34 35c0 18-3 41-27 63-1 2-3 2-3 4s3 5 6 5c4 0 33-28 33-69 0-21-8-38-23-38-12 0-20 10-20 20 0 11 8 21 20 21 8 0 9-5 14-6z"><text:p/></draw:path><draw:path draw:style-name="gr4" draw:text-style-name="P141" svg:width="0.0661in" svg:height="0.028in" svg:x="4.7378in" svg:y="0.1059in" svg:viewBox="0 0 169 72" svg:d="M130 44c-3 2-14 14-14 19 0 4 4 9 9 9 4 0 5-3 8-6 8-10 18-17 28-21 4-3 8-4 8-10 0-4-4-6-7-8-11-6-14-16-15-20-1-1-3-7-8-7-3 0-9 3-9 8 0 6 4 14 9 19-42 0-83 0-125 0-6 0-14 0-14 8 0 9 8 9 14 9 39 0 77 0 116 0z"><text:p/></draw:path><draw:path draw:style-name="gr4" draw:text-style-name="P141" svg:width="0.0575in" svg:height="0.061in" svg:x="4.6957in" svg:y="0.1425in" svg:viewBox="0 0 147 156" svg:d="M53 74c10 0 37-1 56-8 25-8 30-25 30-35 0-20-19-31-42-31-42 0-97 32-97 91 0 35 21 65 62 65 57 0 85-34 85-40 0-1-3-5-6-5-2 0-2 1-5 4-27 31-67 31-74 31-20 0-34-14-34-42 0-4 0-11 4-30 7 0 14 0 21 0zM35 65c14-51 52-55 62-55 15 0 28 8 28 21 0 34-59 34-73 34-6 0-11 0-17 0z"><text:p/></draw:path><draw:path draw:style-name="gr4" draw:text-style-name="P141" svg:width="0.0461in" svg:height="0.0705in" svg:x="4.7701in" svg:y="0.1543in" svg:viewBox="0 0 118 180" svg:d="M62 70c-33 6-62 34-62 65 0 28 24 45 50 45 30 0 58-30 58-69 0-25-14-39-30-53-7-7-26-27-26-37 0-3 3-10 12-10s17 3 24 7c3 2 14 7 18 7 6 0 12-4 12-11s-3-7-19-10c-11-3-21-4-26-4-24 0-31 15-31 25 0 16 13 34 20 45zM67 77c13 17 20 30 20 45 0 23-16 49-35 49-9 0-32-3-32-31 0-19 12-56 47-63z"><text:p/></draw:path><draw:path draw:style-name="gr4" draw:text-style-name="P141" svg:width="0.035in" svg:height="0.135in" svg:x="4.8453in" svg:y="0.1012in" svg:viewBox="0 0 90 344" svg:d="M7 0c-3 0-7 0-7 4 0 3 1 3 3 6 29 26 63 74 63 163 0 71-23 126-60 158-6 6-6 7-6 9 0 1 1 4 4 4 4 0 38-23 60-65 16-29 26-66 26-106 0-48-16-124-83-173z"><text:p/></draw:path></draw:g></draw:g></text:p><text:p text:style-name="P24"/><text:list xml:id="list204955352021735" text:continue-numbering="true" text:style-name="L1"><text:list-item><text:p text:style-name="P90"><draw:g text:anchor-type="as-char" svg:y="-0.261in" draw:z-index="136" draw:name="Shape309" draw:style-name="gr1"><svg:title>TexMaths</svg:title><svg:desc>14§display§r=\sqrt{\left(r^{\ast }\right)^2+z^2}§svg§600§FALSE§</svg:desc><draw:g draw:style-name="gr2"><draw:path draw:style-name="gr3" draw:text-style-name="P140" svg:width="1.3657in" svg:height="0.3276in" svg:x="0.0047in" svg:y="0.0102in" svg:viewBox="0 0 3470 833" svg:d="M1736 833c-579 0-1158 0-1736 0 0-277 0-556 0-833 1157 0 2313 0 3470 0 0 277 0 556 0 833-578 0-1157 0-1734 0z"><text:p/></draw:path><draw:path draw:style-name="gr4" draw:text-style-name="P141" svg:width="0.0783in" svg:height="0.0874in" svg:x="0.0004in" svg:y="0.1744in" svg:viewBox="0 0 200 223" svg:d="M29 189c-1 7-4 18-4 21 0 8 7 13 14 13 6 0 16-5 18-14 2-2 19-69 20-77 4-17 13-51 15-65 3-5 17-29 28-39 5-4 19-17 40-17 12 0 14 4 21 6-16 3-26 14-26 28 0 7 5 17 19 17 12 0 26-12 26-30 0-17-15-32-40-32-33 0-54 25-63 38-5-21-21-38-45-38-23 0-32 20-37 28-8 17-15 46-15 48 0 5 6 5 7 5 4 0 4 0 8-11 9-35 19-59 35-59 9 0 16 4 16 23 0 11-2 15-7 42-10 37-20 75-30 113z"><text:p/></draw:path><draw:path draw:style-name="gr4" draw:text-style-name="P141" svg:width="0.128in" svg:height="0.0449in" svg:x="0.1524in" svg:y="0.1902in" svg:viewBox="0 0 326 115" svg:d="M309 20c9 0 17 0 17-10s-8-10-15-10c-98 0-198 0-296 0-7 0-15 0-15 10s8 10 17 10c98 0 194 0 292 0zM311 115c7 0 15 0 15-10s-8-10-17-10c-98 0-194 0-292 0-9 0-17 0-17 10s8 10 15 10c98 0 198 0 296 0z"><text:p/></draw:path><draw:path draw:style-name="gr4" draw:text-style-name="P141" svg:width="0.1756in" svg:height="0.3476in" svg:x="0.3673in" svg:y="0in" svg:viewBox="0 0 447 884" svg:d="M174 810c-35-122-72-246-107-367-22 25-45 51-67 78 3 3 4 6 7 7 11-13 22-25 34-39 37 131 75 263 113 395 15 0 17 0 21-13 90-284 181-567 270-851 2-7 2-9 2-10 0-6-5-10-10-10-7 0-9 7-11 13-84 266-168 530-252 797z"><text:p/></draw:path><draw:path draw:style-name="gr4" draw:text-style-name="P141" svg:width="0.8409in" svg:height="0.0075in" svg:x="0.5394in" svg:y="0in" svg:viewBox="0 0 2137 20" svg:d="M1070 20c-357 0-713 0-1070 0 0-7 0-13 0-20 713 0 1425 0 2137 0 0 7 0 13 0 20-356 0-712 0-1067 0z"><text:p/></draw:path><draw:path draw:style-name="gr4" draw:text-style-name="P141" svg:width="0.0449in" svg:height="0.1925in" svg:x="0.5587in" svg:y="0.1154in" svg:viewBox="0 0 115 490" svg:d="M115 486c0-1 0-3-9-11-61-60-78-154-78-229 0-85 20-170 80-232 7-6 7-7 7-8 0-5-3-6-6-6-4 0-49 34-78 97-25 53-31 107-31 149 0 38 6 99 32 153 30 60 73 91 77 91 3 0 6-1 6-4z"><text:p/></draw:path><draw:path draw:style-name="gr4" draw:text-style-name="P141" svg:width="0.0783in" svg:height="0.0874in" svg:x="0.6205in" svg:y="0.1744in" svg:viewBox="0 0 200 223" svg:d="M29 189c-1 7-4 18-4 21 0 8 7 13 14 13 6 0 14-5 18-14 2-2 17-69 20-77 4-17 13-51 15-65 3-5 16-29 28-39 5-4 19-17 40-17 12 0 19 6 21 6-16 3-27 14-27 28 0 7 6 17 20 17 12 0 26-12 26-30 0-17-15-32-40-32-33 0-54 25-63 38-5-21-23-38-45-38-23 0-32 20-37 28-8 17-15 46-15 48 0 5 4 4 6 5 5 0 5 0 8-11 8-35 18-59 36-59 9 0 16 4 16 23 0 11-2 15-9 42-9 37-18 75-28 113z"><text:p/></draw:path><draw:path draw:style-name="gr4" draw:text-style-name="P141" svg:width="0.0547in" svg:height="0.0579in" svg:x="0.7193in" svg:y="0.1417in" svg:viewBox="0 0 140 148" svg:d="M81 74c28-12 41-17 49-21 7-3 10-4 10-11 0-6-4-11-11-11-2 0-3 0-7 3-16 11-31 21-46 32 1-17 2-35 4-52 1-6 0-14-10-14-4 0-11 3-11 10 0 3 1 14 3 17 0 5 2 30 2 39-15-11-30-21-46-32-3-2-4-3-7-3-7 0-11 5-11 11 0 7 4 8 7 10 17 7 35 15 52 22-28 11-41 17-49 21-7 3-10 4-10 10 0 7 4 11 11 11 2 0 3 0 7-3 16-9 31-21 46-30-1 18-4 36-5 54 0 9 7 11 11 11s11-2 11-11c0-3-1-12-3-17 0-5-2-30-2-37 14 8 26 18 40 26 10 7 10 7 13 7 7 0 11-4 11-11 0-6-4-8-7-10-17-7-35-14-52-21z"><text:p/></draw:path><draw:path draw:style-name="gr4" draw:text-style-name="P141" svg:width="0.0441in" svg:height="0.1925in" svg:x="0.8075in" svg:y="0.1154in" svg:viewBox="0 0 113 490" svg:d="M113 246c0-39-5-98-32-154-29-60-71-92-77-92-3 0-4 3-4 6 0 1 0 2 8 11 49 49 77 126 77 229 0 85-18 170-79 232-6 5-6 7-6 8 0 3 1 4 4 4 6 0 49-32 79-94 25-54 30-109 30-150z"><text:p/></draw:path><draw:path draw:style-name="gr4" draw:text-style-name="P141" svg:width="0.0598in" svg:height="0.0894in" svg:x="0.8803in" svg:y="0.0736in" svg:viewBox="0 0 153 228" svg:d="M153 165c-5 0-9 0-13 0-1 9-4 28-8 32-3 2-30 2-35 2-21 0-42 0-63 0 36-32 49-42 68-58 27-21 51-42 51-74 0-42-38-67-82-67-43 0-71 29-71 62 0 16 14 19 18 19 9 0 18-7 18-18 0-7-2-18-21-18 12-25 35-32 51-32 35 0 53 26 53 54 0 30-22 53-32 66-28 27-56 53-84 81-3 4-3 4-3 14 48 0 94 0 141 0 5-21 7-42 12-63z"><text:p/></draw:path><draw:path draw:style-name="gr4" draw:text-style-name="P141" svg:width="0.128in" svg:height="0.1287in" svg:x="1.0126in" svg:y="0.1484in" svg:viewBox="0 0 326 328" svg:d="M174 174c46 0 91 0 137 0 7 0 15 0 15-10s-8-10-15-10c-46 0-91 0-137 0 0-46 0-92 0-139 0-5 0-15-10-15s-10 10-10 15c0 47 0 93 0 139-46 0-92 0-139 0-7 0-15 0-15 10s8 10 15 10c47 0 93 0 139 0 0 44 0 91 0 137 0 7 0 17 10 17s10-10 10-17c0-46 0-93 0-137z"><text:p/></draw:path><draw:path draw:style-name="gr4" draw:text-style-name="P141" svg:width="0.0819in" svg:height="0.0874in" svg:x="1.2031in" svg:y="0.1744in" svg:viewBox="0 0 209 223" svg:d="M45 176c26-28 40-40 59-56 15-14 30-26 47-43 48-46 58-70 58-71 0-6-3-5-5-6-4 0-5 1-8 6-14 23-25 32-36 32-13 0-19-9-26-17-9-11-18-21-33-21-38 0-60 46-60 56 0 3 0 6 5 6 4 0 6-3 7-6 10-22 38-22 42-22 10 0 20 2 31 7 20 7 25 7 38 7-18 21-59 57-69 64-14 14-29 28-43 42-34 32-52 60-52 64 0 5 6 5 7 5 3 0 4 0 7-6 11-18 27-31 42-31 11 0 17 4 29 18 7 12 17 19 31 19 49 0 77-62 77-76 0-3-1-4-5-4-5 0-6 3-7 5-12 33-44 42-59 42-10 0-18-2-30-7-16-5-23-8-33-8-2 0-10 0-14 1z"><text:p/></draw:path><draw:path draw:style-name="gr4" draw:text-style-name="P141" svg:width="0.0591in" svg:height="0.0894in" svg:x="1.3024in" svg:y="0.115in" svg:viewBox="0 0 151 228" svg:d="M151 165c-4 0-7 0-11 0-1 9-4 28-8 32-3 2-30 2-35 2-21 0-42 0-63 0 36-32 47-42 68-58 25-21 49-42 49-74 0-42-36-67-80-67-43 0-71 29-71 62 0 16 14 19 18 19 9 0 18-5 18-18 0-7-2-18-21-18 12-25 35-32 51-32 35 0 53 26 53 54 0 30-22 53-34 66-28 27-54 53-82 81-3 4-3 4-3 14 48 0 94 0 141 0 3-21 7-42 10-63z"><text:p/></draw:path></draw:g></draw:g></text:p></text:list-item><text:list-item><text:p text:style-name="P97"><draw:g text:anchor-type="as-char" svg:y="-0.1437in" draw:z-index="137" draw:name="Shape310" draw:style-name="gr1"><svg:title>TexMaths</svg:title><svg:desc>14§display§\theta =\theta ^{\ast }§svg§600§FALSE§</svg:desc><draw:g draw:style-name="gr2"><draw:path draw:style-name="gr3" draw:text-style-name="P140" svg:width="0.4965in" svg:height="0.1236in" svg:x="0.002in" svg:y="0.0098in" svg:viewBox="0 0 1262 315" svg:d="M0 0c421 0 841 0 1262 0 0 105 0 210 0 315-421 0-841 0-1262 0 0-105 0-210 0-315z"><text:p/></draw:path><draw:path draw:style-name="gr4" draw:text-style-name="P141" svg:width="0.0795in" svg:height="0.1366in" svg:x="0.0004in" svg:y="0.0067in" svg:viewBox="0 0 203 348" svg:d="M203 99c0-32-10-99-59-99-68 0-144 137-144 248 0 46 14 100 59 100 68 0 144-140 144-249zM52 166c8-30 18-69 38-104 12-24 30-52 53-52 24 0 28 32 28 60 0 24-4 49-17 96-34 0-69 0-102 0zM150 182c-6 22-16 63-34 98-18 33-36 57-57 57-17 0-27-14-27-59 0-21 3-49 16-96 33 0 68 0 102 0z"><text:p/></draw:path><draw:path draw:style-name="gr4" draw:text-style-name="P141" svg:width="0.128in" svg:height="0.0449in" svg:x="0.1528in" svg:y="0.0717in" svg:viewBox="0 0 326 115" svg:d="M309 20c9 0 17 0 17-10s-8-10-15-10c-98 0-198 0-296 0-7 0-15 0-15 10s8 10 17 10c98 0 194 0 292 0zM311 115c7 0 15 0 15-10s-8-10-17-10c-98 0-194 0-292 0-9 0-17 0-17 10s8 10 15 10c98 0 198 0 296 0z"><text:p/></draw:path><draw:path draw:style-name="gr4" draw:text-style-name="P141" svg:width="0.0799in" svg:height="0.1366in" svg:x="0.3535in" svg:y="0.0067in" svg:viewBox="0 0 204 348" svg:d="M204 99c0-32-9-99-60-99-67 0-144 137-144 248 0 46 15 100 60 100 69 0 144-140 144-249zM53 166c9-30 18-69 38-104 13-24 31-52 53-52 24 0 27 32 27 60 0 24-3 49-16 96-33 0-68 0-102 0zM151 182c-5 22-15 63-35 98-17 33-35 57-56 57-17 0-26-14-26-59 0-21 2-49 15-96 34 0 69 0 102 0z"><text:p/></draw:path><draw:path draw:style-name="gr4" draw:text-style-name="P141" svg:width="0.0547in" svg:height="0.0575in" svg:x="0.4539in" svg:y="0in" svg:viewBox="0 0 140 147" svg:d="M81 74c28-12 41-17 49-21 7-3 10-4 10-11 0-6-4-11-11-11-2 0-3 0-7 3-16 11-31 21-46 32 1-17 2-34 4-51 1-7 0-15-10-15-4 0-11 3-11 10 0 4 1 14 3 17 0 5 2 30 2 39-15-11-30-21-46-32-3-2-4-3-7-3-7 0-11 5-11 11 0 7 4 8 7 10 17 7 35 14 52 22-28 11-41 17-49 21-7 3-10 4-10 10 0 7 4 11 11 11 3 0 3 0 7-3 16-11 31-21 46-30-1 18-4 36-5 54 0 8 7 10 11 10s11-2 11-10c0-3-1-13-3-17 0-5-2-30-2-37 14 8 26 16 40 26 10 7 10 7 13 7 7 0 11-4 11-11s-4-8-7-10c-17-7-35-14-52-21z"><text:p/></draw:path></draw:g></draw:g></text:p></text:list-item><text:list-item><text:p text:style-name="P108"><draw:g text:anchor-type="as-char" svg:y="-0.3965in" draw:z-index="138" draw:name="Shape311" draw:style-name="gr1"><svg:title>TexMaths</svg:title><svg:desc>14§display§\delta =\frac{\pi }{2}-\operatorname{atan}\left(\frac{z}{\sqrt{\left(r^{\ast }\right)^2+z^2}}\right)=\frac{\pi }{2}-\operatorname{acos}\left(\frac{r^{\ast }}{z}\right)§svg§600§FALSE§</svg:desc><draw:g draw:style-name="gr2"><draw:path draw:style-name="gr3" draw:text-style-name="P140" svg:width="4.0811in" svg:height="0.7102in" svg:x="0.002in" svg:y="0.0098in" svg:viewBox="0 0 10367 1805" svg:d="M0 0c3455 0 6912 0 10367 0 0 602 0 1203 0 1805-3455 0-6912 0-10367 0 0-602 0-1203 0-1805z"><text:p/></draw:path><draw:path draw:style-name="gr4" draw:text-style-name="P141" svg:width="0.0791in" svg:height="0.1394in" svg:x="0.0004in" svg:y="0.2587in" svg:viewBox="0 0 202 355" svg:d="M109 134c-61 16-109 79-109 139 0 46 31 82 77 82 57 0 99-77 99-145 0-45-19-69-36-91-18-22-48-59-48-81 0-10 10-23 27-23 15 0 25 7 35 14 10 6 21 12 28 12 13 0 20-12 20-20 0-10-9-11-26-15-26-6-33-6-40-6-39 0-56 21-56 50 0 27 14 55 29 84zM115 145c12 23 26 49 26 84 0 33-18 115-64 115-27 0-46-21-46-57 0-32 18-125 84-142z"><text:p/></draw:path><draw:path draw:style-name="gr4" draw:text-style-name="P141" svg:width="0.128in" svg:height="0.0449in" svg:x="0.15in" svg:y="0.3256in" svg:viewBox="0 0 326 115" svg:d="M309 20c9 0 17 0 17-10s-8-10-15-10c-98 0-198 0-296 0-7 0-15 0-15 10s8 10 17 10c98 0 194 0 292 0zM311 115c7 0 15 0 15-10s-8-10-17-10c-98 0-194 0-292 0-9 0-17 0-17 10s8 10 15 10c98 0 198 0 296 0z"><text:p/></draw:path><draw:path draw:style-name="gr4" draw:text-style-name="P141" svg:width="0.1039in" svg:height="0.085in" svg:x="0.3724in" svg:y="0.1823in" svg:viewBox="0 0 265 217" svg:d="M116 28c18 0 38 0 56 0-17 73-21 94-21 127 0 7 0 20 4 37 6 22 10 25 19 25s19-10 19-20c0-3 0-3-3-10-14-36-14-67-14-81 0-26 3-53 9-78 18 0 38 0 56 0 7 0 24 0 24-17 0-11-10-11-20-11-55 0-109 0-164 0-11 0-29 0-52 22-16 20-29 42-29 45 1 2 0 4 6 4 4 0 4-1 7-5 25-38 53-38 63-38 9 0 18 0 28 0-16 59-42 119-63 164-5 7-5 8-5 11 0 10 9 14 16 14 14 0 18-14 24-32 7-23 7-24 14-48 8-36 18-73 26-109z"><text:p/></draw:path><draw:path draw:style-name="gr4" draw:text-style-name="P141" svg:width="0.1169in" svg:height="0.0075in" svg:x="0.3669in" svg:y="0.3441in" svg:viewBox="0 0 298 20" svg:d="M0 0c99 0 199 0 298 0 0 7 0 13 0 20-99 0-199 0-298 0 0-7 0-13 0-20z"><text:p/></draw:path><draw:path draw:style-name="gr4" draw:text-style-name="P141" svg:width="0.0772in" svg:height="0.128in" svg:x="0.3866in" svg:y="0.3996in" svg:viewBox="0 0 197 326" svg:d="M38 288c18-17 35-33 53-50 76-67 106-94 106-143 0-56-44-95-105-95-56 0-92 45-92 88 0 28 25 28 27 28 8 0 25-5 25-26 0-13-9-26-25-26-5 0-6 0-7 0 11-32 37-50 65-50 45 0 68 41 68 81 0 39-26 77-52 108-32 35-63 70-95 105-6 5-6 7-6 18 62 0 122 0 183 0 5-28 10-57 14-85-4 0-8 0-12 0-3 15-6 36-11 44-3 3-37 3-47 3-29 0-60 0-89 0z"><text:p/></draw:path><draw:path draw:style-name="gr4" draw:text-style-name="P141" svg:width="0.1181in" svg:height="0.0075in" svg:x="0.5661in" svg:y="0.3441in" svg:viewBox="0 0 301 20" svg:d="M284 20c9 0 17 0 17-10s-8-10-17-10c-88 0-178 0-266 0-8 0-18 0-18 10s10 10 18 10c88 0 178 0 266 0z"><text:p/></draw:path><draw:path draw:style-name="gr4" draw:text-style-name="P141" svg:width="0.0874in" svg:height="0.0882in" svg:x="0.752in" svg:y="0.3094in" svg:viewBox="0 0 223 225" svg:d="M144 183c2 20 16 41 38 41 11 0 41-7 41-48 0-8 0-18 0-26-5 0-9 0-13 0 0 8 0 18 0 26 0 30-13 32-17 32-17 0-18-22-18-25 0-32 0-65 0-98 0-21 0-39-18-57-20-20-44-28-67-28-41 0-75 24-75 56 0 14 10 22 23 22 14 0 22-9 22-22 0-6-3-22-25-22 14-17 38-23 53-23 24 0 52 20 52 63 0 6 0 13 0 18-25 2-59 3-90 19-37 15-50 41-50 62 0 41 49 52 80 52 32 0 54-19 64-42zM140 102c0 17 0 32 0 49 0 48-35 64-57 64-24 0-44-18-44-42 0-28 20-68 101-71z"><text:p/></draw:path><draw:path draw:style-name="gr4" draw:text-style-name="P141" svg:width="0.0602in" svg:height="0.1201in" svg:x="0.8445in" svg:y="0.2783in" svg:viewBox="0 0 154 306" svg:d="M76 105c23 0 46 0 70 0 0-6 0-10 0-15-24 0-47 0-70 0 0-30 0-61 0-90-5 0-9 0-13 0 0 39-14 92-63 94 0 4 0 7 0 11 14 0 28 0 42 0 0 45 0 91 0 136 0 60 46 65 63 65 35 0 49-35 49-65 0-10 0-19 0-28-4 0-8 0-13 0 0 8 0 18 0 26 0 37-14 56-32 56-33 0-33-45-33-53 0-46 0-91 0-137z"><text:p/></draw:path><draw:path draw:style-name="gr4" draw:text-style-name="P141" svg:width="0.0866in" svg:height="0.0882in" svg:x="0.9244in" svg:y="0.3094in" svg:viewBox="0 0 221 225" svg:d="M143 183c1 20 15 41 38 41 11 0 40-7 40-48 0-8 0-18 0-26-4 0-7 0-11 0 0 8 0 18 0 26 0 30-13 32-18 32-17 0-18-22-18-25 0-32 0-65 0-98 0-21 0-39-19-57-18-20-43-28-67-28-40 0-74 24-74 56 0 14 10 22 22 22 14 0 23-9 23-22 0-6-2-22-25-22 14-17 37-23 53-23 25 0 53 20 53 63 0 6 0 13 0 18-25 2-60 3-91 19-36 15-49 41-49 62 0 41 48 52 78 52 33 0 55-19 65-42zM140 102c0 17 0 32 0 49 0 48-36 64-57 64-26 0-45-18-45-42 0-28 21-68 102-71z"><text:p/></draw:path><draw:path draw:style-name="gr4" draw:text-style-name="P141" svg:width="0.0972in" svg:height="0.0854in" svg:x="1.0193in" svg:y="0.3106in" svg:viewBox="0 0 248 218" svg:d="M38 49c0 43 0 88 0 131 0 23-4 23-38 23 0 5 0 10 0 15 17-1 42-3 56-3 13 0 38 2 55 3 0-5 0-10 0-15-33 0-38 0-38-23 0-30 0-60 0-90 0-51 35-79 66-79 30 0 36 27 36 55 0 38 0 77 0 114 0 23-6 23-38 23 0 5 0 10 0 15 17-1 42-3 55-3 14 0 39 2 56 3 0-5 0-10 0-15-27 0-38 0-39-16 0-30 0-62 0-93 0-42 0-58-16-76-5-8-22-18-50-18-37 0-60 21-73 52 0-17 0-35 0-52-24 1-46 4-70 6 0 5 0 9 0 15 35 0 38 4 38 28z"><text:p/></draw:path><draw:path draw:style-name="gr4" draw:text-style-name="P141" svg:width="0.1059in" svg:height="0.3492in" svg:x="1.2094in" svg:y="0in" svg:viewBox="0 0 270 888" svg:d="M41 888c11 0 14 0 14-7 1-344 40-629 212-870 3-4 2-4 3-5 0-6-4-6-11-6-8 0-8 0-10 1-1 2-64 73-113 172-66 129-107 279-125 458-1 14-11 116-11 234 0 5 0 11 0 18 0 5 3 5 14 5 8 0 18 0 27 0z"><text:p/></draw:path><draw:path draw:style-name="gr4" draw:text-style-name="P141" svg:width="0.1059in" svg:height="0.3492in" svg:x="1.2094in" svg:y="0.3457in" svg:viewBox="0 0 270 888" svg:d="M14 0c-11 0-14 0-14 6 0 7 0 12 0 19 0 300 53 476 69 526 33 108 88 224 170 325 7 8 9 11 12 12 2 0 0 0 8 0 7 0 11 0 11-4 0-1 0-1-3-7-163-226-212-499-212-870 0-7-3-7-14-7-9 0-19 0-27 0z"><text:p/></draw:path><draw:path draw:style-name="gr4" draw:text-style-name="P141" svg:width="0.0819in" svg:height="0.087in" svg:x="1.8224in" svg:y="0.1799in" svg:viewBox="0 0 209 222" svg:d="M45 176c26-29 40-40 57-56 0-1 31-26 49-44 46-45 58-69 58-72 0-4-5-4-6-4-3 0-4 0-7 6-15 22-27 30-38 30-12 0-17-7-24-15-9-11-18-21-35-21-36 0-58 45-58 56 0 3 1 6 5 6s6-3 7-6c9-22 38-24 41-24 11 0 19 4 32 9 20 7 24 7 38 7-18 21-60 56-69 64-15 14-29 26-45 40-33 34-50 62-50 65 0 5 4 5 6 5 4 0 5-1 8-7 11-16 25-30 42-30 11 0 15 5 28 19 8 10 17 18 32 18 48 0 77-63 77-75 0-3-3-6-7-6s-4 3-5 7c-13 32-44 41-61 41-9 0-18-3-28-6-16-7-25-8-35-8-1 0-8 0-12 1z"><text:p/></draw:path><draw:path draw:style-name="gr4" draw:text-style-name="P141" svg:width="1.0346in" svg:height="0.0075in" svg:x="1.3457in" svg:y="0.3441in" svg:viewBox="0 0 2629 20" svg:d="M0 0c876 0 1753 0 2629 0 0 7 0 13 0 20-876 0-1753 0-2629 0 0-7 0-13 0-20z"><text:p/></draw:path><draw:path draw:style-name="gr4" draw:text-style-name="P141" svg:width="0.176in" svg:height="0.3476in" svg:x="1.3673in" svg:y="0.3823in" svg:viewBox="0 0 448 884" svg:d="M174 810c-35-123-70-246-105-368-23 27-47 53-69 80 3 1 4 4 7 7 11-14 22-27 34-39 37 131 75 263 113 394 17 0 17 0 21-11 90-285 181-569 270-853 3-7 2-7 3-10 0-6-4-10-10-10-8 0-10 6-12 13-84 265-168 531-252 797z"><text:p/></draw:path><draw:path draw:style-name="gr4" draw:text-style-name="P141" svg:width="0.8406in" svg:height="0.0075in" svg:x="1.5398in" svg:y="0.3823in" svg:viewBox="0 0 2136 20" svg:d="M0 0c713 0 1424 0 2136 0 0 7 0 13 0 20-712 0-1423 0-2136 0 0-7 0-13 0-20z"><text:p/></draw:path><draw:path draw:style-name="gr4" draw:text-style-name="P141" svg:width="0.0449in" svg:height="0.1929in" svg:x="1.5583in" svg:y="0.4878in" svg:viewBox="0 0 115 491" svg:d="M115 487c0-2 0-3-9-11-61-62-77-156-77-230 0-87 19-172 79-233 7-6 7-6 7-7 0-5-3-6-6-6-4 0-49 34-77 95-25 55-32 109-32 151 0 38 6 97 34 153 29 60 71 92 75 92 3 0 6-1 6-4z"><text:p/></draw:path><draw:path draw:style-name="gr4" draw:text-style-name="P141" svg:width="0.0783in" svg:height="0.087in" svg:x="1.6201in" svg:y="0.5472in" svg:viewBox="0 0 200 222" svg:d="M29 189c-1 7-4 18-4 21 0 8 7 12 14 12 6 0 16-4 18-14 2-1 19-68 20-77 4-16 13-50 15-64 3-5 17-29 28-40 5-3 19-16 40-16 12 0 14 4 21 6-16 3-26 14-26 26 0 9 5 19 19 19 12 0 26-12 26-30 0-17-15-32-40-32-33 0-54 24-63 38-5-23-21-38-45-38-23 0-32 20-37 28-8 17-15 46-15 48 0 5 6 5 7 5 4 0 6-1 8-11 9-35 19-59 35-59 9 0 16 4 16 23 0 9-2 15-7 42-10 37-20 75-30 113z"><text:p/></draw:path><draw:path draw:style-name="gr4" draw:text-style-name="P141" svg:width="0.0547in" svg:height="0.0579in" svg:x="1.7193in" svg:y="0.5142in" svg:viewBox="0 0 140 148" svg:d="M81 74c28-12 41-18 49-22 7-3 10-3 10-10 0-6-4-11-10-11-3 0-4 0-8 3-16 11-31 21-46 32 1-17 4-35 5-52 0-6 0-14-11-14-4 0-10 3-10 10 0 3 2 14 2 17 0 5 2 30 4 39-16-11-32-21-48-32-3-2-4-3-7-3-5 0-11 5-11 11 0 7 4 8 8 10 17 7 35 14 52 21-28 12-42 18-50 22-6 3-10 4-10 10s6 11 11 11c3 0 3 0 7-3 16-9 32-21 48-30-2 18-4 36-6 54 0 8 6 11 10 11s11-3 11-11c0-3-1-12-1-17-2-5-3-30-4-37 14 8 28 18 42 26 8 7 8 7 12 7 6 0 10-5 10-11 0-7-4-8-7-10-17-7-35-14-52-21z"><text:p/></draw:path><draw:path draw:style-name="gr4" draw:text-style-name="P141" svg:width="0.0449in" svg:height="0.1929in" svg:x="1.8075in" svg:y="0.4878in" svg:viewBox="0 0 115 491" svg:d="M115 246c0-39-6-98-34-154-29-60-71-92-75-92-3 0-6 1-6 6 0 1 0 1 10 11 47 47 75 126 75 229 0 84-18 169-78 232-7 6-7 7-7 9 0 3 3 4 6 4 4 0 49-34 77-95 25-55 32-109 32-150z"><text:p/></draw:path><draw:path draw:style-name="gr4" draw:text-style-name="P141" svg:width="0.0598in" svg:height="0.0894in" svg:x="1.8803in" svg:y="0.4461in" svg:viewBox="0 0 153 228" svg:d="M153 165c-5 0-7 0-12 0-1 7-5 28-9 31-3 3-30 3-34 3-21 0-42 0-63 0 35-33 48-42 69-58 25-21 49-42 49-74 0-42-37-67-82-67-42 0-71 29-71 62 0 16 15 18 18 18 9 0 18-6 18-18 0-6-1-19-19-19 10-23 33-32 50-32 34 0 52 28 52 56 0 30-21 53-32 66-28 26-55 54-83 81-4 3-4 4-4 14 48 0 95 0 143 0 3-21 7-42 10-63z"><text:p/></draw:path><draw:path draw:style-name="gr4" draw:text-style-name="P141" svg:width="0.1287in" svg:height="0.1283in" svg:x="2.0126in" svg:y="0.5205in" svg:viewBox="0 0 328 327" svg:d="M174 173c46 0 91 0 137 0 7 0 17 0 17-9 0-10-10-10-17-10-46 0-91 0-137 0 0-46 0-92 0-139 0-7 0-15-10-15s-10 8-10 15c0 47 0 93 0 139-46 0-91 0-137 0-7 0-17 0-17 10 0 9 10 9 17 9 46 0 91 0 137 0 0 47 0 91 0 138 0 7 0 16 10 16s10-9 10-16c0-47 0-91 0-138z"><text:p/></draw:path><draw:path draw:style-name="gr4" draw:text-style-name="P141" svg:width="0.0819in" svg:height="0.087in" svg:x="2.2031in" svg:y="0.5472in" svg:viewBox="0 0 209 222" svg:d="M45 176c26-28 40-40 57-56 17-14 31-26 49-43 46-46 58-70 58-71 0-6-5-6-6-6-3 0-4 1-7 6-15 23-27 30-38 30-12 0-17-7-24-15-9-11-18-21-35-21-36 0-58 46-58 56 0 3 1 6 5 6s6-3 7-6c9-22 38-22 41-22 11 0 19 2 32 7 20 7 24 7 38 7-18 21-60 57-69 64-15 14-29 28-45 42-33 32-50 60-50 64s4 4 6 4c4 0 5 0 8-5 11-18 25-31 42-31 11 0 15 4 28 18 8 11 17 18 32 18 48 0 77-61 77-75 0-3-3-4-7-4s-4 2-5 5c-13 32-44 42-61 42-9 0-18-3-28-7-16-5-25-8-35-8-1 0-8 0-12 1z"><text:p/></draw:path><draw:path draw:style-name="gr4" draw:text-style-name="P141" svg:width="0.0598in" svg:height="0.0894in" svg:x="2.302in" svg:y="0.4874in" svg:viewBox="0 0 153 228" svg:d="M153 165c-5 0-7 0-12 0-1 8-5 28-9 32-3 2-30 2-34 2-21 0-42 0-63 0 35-33 48-42 69-58 25-21 49-42 49-74 0-42-37-67-82-67-42 0-71 29-71 62 0 16 15 18 18 18 9 0 18-6 18-18 0-6-1-19-19-19 10-23 33-30 50-30 34 0 52 26 52 54 0 30-21 53-32 66-28 26-55 54-83 81-4 4-4 4-4 14 48 0 95 0 143 0 3-21 7-42 10-63z"><text:p/></draw:path><draw:path draw:style-name="gr4" draw:text-style-name="P141" svg:width="0.1059in" svg:height="0.3492in" svg:x="2.4098in" svg:y="0in" svg:viewBox="0 0 270 888" svg:d="M270 865c0-301-53-477-68-526-34-110-89-224-170-326-8-9-10-12-11-12-1-1-3-1-10-1s-11 0-11 6c1 2 0 1 6 9 172 240 210 535 210 866 0 7 2 7 14 7 9 0 18 0 28 0 9 0 12 0 12-5 0-7 0-13 0-18z"><text:p/></draw:path><draw:path draw:style-name="gr4" draw:text-style-name="P141" svg:width="0.1059in" svg:height="0.3492in" svg:x="2.4098in" svg:y="0.3457in" svg:viewBox="0 0 270 888" svg:d="M270 6c0-6-3-6-12-6-10 0-19 0-28 0-12 0-14 0-14 7 0 50 0 168-13 290-27 254-92 430-200 580-3 6-3 6-3 7 0 4 4 4 11 4s9 0 10 0c1-1 64-74 113-172 66-130 107-278 125-457 1-16 11-118 11-234 0-7 0-12 0-19z"><text:p/></draw:path><draw:path draw:style-name="gr4" draw:text-style-name="P141" svg:width="0.1287in" svg:height="0.0449in" svg:x="2.6378in" svg:y="0.3256in" svg:viewBox="0 0 328 115" svg:d="M311 20c7 0 17 0 17-10s-10-10-17-10c-98 0-196 0-294 0-7 0-17 0-17 10s10 10 17 10c98 0 196 0 294 0zM311 115c7 0 17 0 17-10s-10-10-17-10c-98 0-196 0-294 0-7 0-17 0-17 10s10 10 17 10c98 0 196 0 294 0z"><text:p/></draw:path><draw:path draw:style-name="gr4" draw:text-style-name="P141" svg:width="0.1043in" svg:height="0.085in" svg:x="2.8598in" svg:y="0.1823in" svg:viewBox="0 0 266 217" svg:d="M118 28c18 0 37 0 56 0-17 73-21 94-21 127 0 7 0 20 4 37 4 22 10 25 17 25 9 0 21-10 21-20 0-3 0-3-3-10-16-36-16-67-16-81 0-26 5-53 10-78 18 0 38 0 56 0 6 0 24 0 24-17 0-11-10-11-20-11-54 0-110 0-165 0-11 0-29 0-50 22-18 20-31 42-31 45 1 2 0 4 6 4 4 0 5-1 8-5 24-38 53-38 63-38s18 0 28 0c-17 59-43 119-63 164-4 7-4 8-4 11 0 10 7 14 14 14 15 0 18-14 25-32 7-23 7-24 13-48 9-36 18-73 28-109z"><text:p/></draw:path><draw:path draw:style-name="gr4" draw:text-style-name="P141" svg:width="0.1169in" svg:height="0.0075in" svg:x="2.8547in" svg:y="0.3441in" svg:viewBox="0 0 298 20" svg:d="M0 0c99 0 199 0 298 0 0 7 0 13 0 20-99 0-199 0-298 0 0-7 0-13 0-20z"><text:p/></draw:path><draw:path draw:style-name="gr4" draw:text-style-name="P141" svg:width="0.0768in" svg:height="0.128in" svg:x="2.8748in" svg:y="0.3996in" svg:viewBox="0 0 196 326" svg:d="M38 288c17-17 35-33 52-50 77-67 106-94 106-143 0-56-45-95-104-95-56 0-92 45-92 88 0 28 24 28 25 28 9 0 27-5 27-26 0-13-10-26-27-26-4 0-4 0-5 0 11-32 37-50 65-50 45 0 66 41 66 81 0 39-24 77-52 108-30 35-63 70-93 105-6 5-6 7-6 18 60 0 122 0 182 0 4-28 10-57 14-85-4 0-8 0-13 0-1 15-5 36-9 44-5 3-37 3-48 3-29 0-59 0-88 0z"><text:p/></draw:path><draw:path draw:style-name="gr4" draw:text-style-name="P141" svg:width="0.1181in" svg:height="0.0075in" svg:x="3.0543in" svg:y="0.3441in" svg:viewBox="0 0 301 20" svg:d="M283 20c8 0 18 0 18-10s-10-10-18-10c-88 0-178 0-266 0-9 0-17 0-17 10s8 10 17 10c88 0 178 0 266 0z"><text:p/></draw:path><draw:path draw:style-name="gr4" draw:text-style-name="P141" svg:width="0.0866in" svg:height="0.0882in" svg:x="3.2402in" svg:y="0.3094in" svg:viewBox="0 0 221 225" svg:d="M143 183c3 20 15 41 39 41 10 0 39-7 39-48 0-8 0-18 0-26-4 0-7 0-11 0 0 8 0 18 0 26 0 30-13 32-18 32-17 0-18-22-18-25 0-32 0-65 0-98 0-21 0-39-19-57-18-20-43-28-67-28-40 0-74 24-74 56 0 14 10 22 22 22 14 0 24-9 24-22 0-6-3-22-25-22 13-17 36-23 53-23 24 0 52 20 52 63 0 6 0 13 0 18-25 2-60 3-91 19-36 15-49 41-49 62 0 41 48 52 78 52 33 0 56-19 65-42zM140 102c0 17 0 32 0 49 0 48-36 64-57 64-26 0-45-18-45-42 0-28 21-68 102-71z"><text:p/></draw:path><draw:path draw:style-name="gr4" draw:text-style-name="P141" svg:width="0.0736in" svg:height="0.0882in" svg:x="3.3354in" svg:y="0.3094in" svg:viewBox="0 0 188 225" svg:d="M41 113c0-79 40-100 65-100 6 0 37 0 54 18-20 1-23 17-23 22 0 13 9 23 23 23 12 0 22-9 22-23 0-33-38-53-76-53-61 0-106 53-106 115 0 63 49 110 105 110 67 0 83-59 83-63 0-5-6-5-7-5-5 0-6 2-6 5-15 45-46 52-64 52-27 0-70-22-70-101z"><text:p/></draw:path><draw:path draw:style-name="gr4" draw:text-style-name="P141" svg:width="0.0854in" svg:height="0.0882in" svg:x="3.4205in" svg:y="0.3094in" svg:viewBox="0 0 218 225" svg:d="M218 115c0-63-50-115-109-115-61 0-109 53-109 115 0 64 50 110 109 110s109-47 109-110zM109 214c-21 0-43-11-56-34-12-21-12-51-12-68 0-20 0-46 12-69 13-22 37-32 56-32 21 0 42 11 55 32 12 21 12 49 12 69 0 17 0 43-9 66-12 21-33 36-58 36z"><text:p/></draw:path><draw:path draw:style-name="gr4" draw:text-style-name="P141" svg:width="0.063in" svg:height="0.0882in" svg:x="3.5177in" svg:y="0.3094in" svg:viewBox="0 0 161 225" svg:d="M87 125c11 2 50 9 50 46 0 25-17 44-54 44-42 0-59-28-69-70-1-7-3-8-7-8-7 0-7 3-7 13 0 21 0 43 0 64 0 8 0 11 6 11 2 0 2 0 12-10 2 0 2-1 10-11 22 21 43 21 55 21 56 0 78-32 78-67 0-27-14-42-20-47-16-16-36-20-57-24-27-6-60-11-60-39 0-19 12-38 56-38 53 0 56 43 57 59 0 5 4 5 6 5 7 0 7-3 7-12 0-17 0-33 0-49 0-9 0-13-6-13-3 0-4 0-10 6-1 2-7 7-8 8-20-14-39-14-46-14-60 0-80 34-80 60 0 18 8 32 22 42 16 13 30 16 65 23z"><text:p/></draw:path><draw:path draw:style-name="gr4" draw:text-style-name="P141" svg:width="0.0949in" svg:height="0.4634in" svg:x="3.6606in" svg:y="0.1165in" svg:viewBox="0 0 242 1178" svg:d="M242 1172c0-1-1-2-1-4-18-18-52-50-86-103-78-128-114-286-114-475 0-133 18-303 99-449 39-70 78-110 101-131 1-2 1-3 1-4 0-6-4-6-10-6-7 0-8 0-15 8-165 150-217 375-217 581 0 193 45 386 169 533 10 11 28 32 49 50 6 6 7 6 14 6 6 0 10 0 10-6z"><text:p/></draw:path><draw:path draw:style-name="gr4" draw:text-style-name="P141" svg:width="0.0783in" svg:height="0.087in" svg:x="3.7917in" svg:y="0.1799in" svg:viewBox="0 0 200 222" svg:d="M29 187c-1 9-4 20-4 21 0 10 6 14 14 14 6 0 14-4 18-14 0-1 17-68 20-76 4-17 13-52 15-65 2-7 16-29 28-40 5-3 19-17 40-17 12 0 19 7 21 7-16 1-27 14-27 26 0 9 6 17 20 17 12 0 26-11 26-28 0-18-15-32-40-32-33 0-54 24-63 38-5-23-23-38-45-38-23 0-32 18-37 28-8 17-15 46-15 48 0 4 4 2 6 4 5 0 5 0 8-11 8-35 18-59 36-59 9 0 16 4 16 24 0 9-2 15-9 40-9 38-18 76-28 113z"><text:p/></draw:path><draw:path draw:style-name="gr4" draw:text-style-name="P141" svg:width="0.0547in" svg:height="0.0579in" svg:x="3.8909in" svg:y="0.1323in" svg:viewBox="0 0 140 148" svg:d="M81 74c28-12 41-17 49-21 7-3 10-4 10-11 0-6-4-10-11-10-2 0-3 0-7 3-16 10-31 21-46 31 1-17 2-34 4-51 1-7 0-15-10-15-4 0-11 3-11 11 0 3 1 13 3 17 0 6 2 31 2 38-15-10-30-21-46-31-3-3-4-3-7-3-7 0-11 4-11 10 0 7 4 10 7 11 17 7 35 14 52 21-28 13-41 17-49 21-7 3-10 4-10 11 0 6 4 12 11 12 2 0 3 0 7-3 16-11 31-21 46-32-1 18-4 37-5 55 0 7 7 10 11 10s11-3 11-10c0-2-1-13-3-16 0-6-2-31-2-39 14 9 26 18 40 28 10 7 10 7 13 7 7 0 11-6 11-12 0-7-4-8-7-9-17-7-35-16-52-23z"><text:p/></draw:path><draw:path draw:style-name="gr4" draw:text-style-name="P141" svg:width="0.1815in" svg:height="0.0075in" svg:x="3.7862in" svg:y="0.3441in" svg:viewBox="0 0 462 20" svg:d="M0 0c154 0 308 0 462 0 0 7 0 13 0 20-154 0-308 0-462 0 0-7 0-13 0-20z"><text:p/></draw:path><draw:path draw:style-name="gr4" draw:text-style-name="P141" svg:width="0.0819in" svg:height="0.087in" svg:x="3.8358in" svg:y="0.4429in" svg:viewBox="0 0 209 222" svg:d="M45 176c26-28 40-40 59-56 15-14 30-26 47-43 48-46 58-70 58-71 0-6-3-5-5-6-4 0-5 1-8 6-14 23-25 32-36 32-13 0-19-9-26-17-9-11-18-21-33-21-38 0-60 46-60 56 0 3 0 6 5 6 4 0 6-3 7-6 10-22 38-22 42-22 10 0 20 2 31 7 20 7 25 7 38 7-18 21-59 57-69 64-14 14-29 28-43 42-34 32-52 60-52 64s6 4 7 4c3 0 4 0 7-5 11-18 27-31 42-31 11 0 17 4 28 18 8 11 18 18 32 18 49 0 77-61 77-75 0-3-1-4-5-4-5 0-6 2-7 5-12 32-44 42-59 42-10 0-20-3-30-7-16-5-23-8-33-8-2 0-10 0-14 1z"><text:p/></draw:path><draw:path draw:style-name="gr4" draw:text-style-name="P141" svg:width="0.0949in" svg:height="0.4634in" svg:x="3.998in" svg:y="0.1165in" svg:viewBox="0 0 242 1178" svg:d="M242 590c0-193-45-387-169-534-10-11-28-32-49-49-6-7-7-7-14-7-6 0-10 0-10 6 0 1 1 2 3 4 18 18 50 52 84 103 78 128 115 287 115 476 0 133-19 304-100 448-39 70-80 110-99 131-2 2-3 3-3 4 0 6 4 6 10 6 7 0 8 0 15-8 165-150 217-373 217-580z"><text:p/></draw:path></draw:g></draw:g></text:p><text:p text:style-name="P139"/></text:list-item><text:list-item><text:p text:style-name="P116"><draw:g text:anchor-type="as-char" svg:y="-0.1374in" draw:z-index="117" draw:name="Shape312" draw:style-name="gr1"><svg:title>TexMaths</svg:title><svg:desc>14§display§\vec{e_{r_M}}\ =\ §svg§600§FALSE§</svg:desc><draw:g draw:style-name="gr2"><draw:path draw:style-name="gr3" draw:text-style-name="P140" svg:width="0.5539in" svg:height="0.1657in" svg:x="0.0012in" svg:y="0.0102in" svg:viewBox="0 0 1408 422" svg:d="M705 422c-236 0-470 0-705 0 0-140 0-282 0-422 469 0 939 0 1408 0 0 140 0 282 0 422-234 0-469 0-703 0z"><text:p/></draw:path><draw:path draw:style-name="gr4" draw:text-style-name="P141" svg:width="0.0858in" svg:height="0.0378in" svg:x="0.1217in" svg:y="0in" svg:viewBox="0 0 219 97" svg:d="M175 59c-7 6-24 20-24 28 0 6 6 10 10 10 6 0 7-3 10-6 6-7 17-21 39-32 3-1 9-4 9-10s-5-7-7-10c-12-7-17-17-21-28 0-4-5-11-10-11-7 0-10 7-10 11 0 2 4 17 13 28-57 0-111 0-167 0-9 0-17 0-17 10s8 10 17 10c53 0 105 0 158 0z"><text:p/></draw:path><draw:path draw:style-name="gr4" draw:text-style-name="P141" svg:width="0.074in" svg:height="0.0874in" svg:x="0.0004in" svg:y="0.0528in" svg:viewBox="0 0 189 223" svg:d="M70 104c14 0 50 0 76-11 33-14 36-44 36-51 0-21-18-42-53-42-55 0-129 48-129 135 0 49 29 88 78 88 71 0 111-52 111-57 0-3-3-7-5-7-3 0-3 1-7 5-38 48-93 48-99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5 13 8 0 19-6 19-21 0-17-19-24-36-24-19 0-34 7-49 24-7-21-28-24-35-24-14 0-23 7-28 17-7 14-13 34-13 35 0 4 4 3 6 4 5 0 5 0 8-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6 0-9 0-9 7 0 4 3 4 9 4 2 0 11 0 16 2 0 2 0 4-1 7-10 40-21 80-31 120-1 7-4 17-26 17-2 0-6 0-6 7 0 2 1 4 4 4 4 0 10-1 14-1s9 0 14 0c4 0 10 0 14 0s10 1 14 1c3 0 6-1 6-7 0-4-3-4-6-4-12 0-17-4-17-10 0-1 0-2 0-5 12-44 21-86 33-129h1c11 49 22 98 34 148 0 5 1 7 5 7 3 0 6-1 10-5 37-51 73-101 109-152-11 45-22 90-33 136-3 9-3 10-21 10-7 0-11 0-11 7 0 2 2 4 5 4 4 0 10-1 16-1 4 0 11 0 16 0 6 0 12 0 17 0 6 0 13 1 18 1 2 0 6 0 6-7 0-4-4-4-8-4-3 0-6 0-10 0-7-1-7-1-7-3 0-1 0-1 1-4 11-43 21-85 32-129z"><text:p/></draw:path><draw:path draw:style-name="gr4" draw:text-style-name="P141" svg:width="0.1287in" svg:height="0.0449in" svg:x="0.4366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4"><draw:g text:anchor-type="as-char" svg:y="-0.1374in" draw:z-index="118" draw:name="Shape313" draw:style-name="gr1"><svg:title>TexMaths</svg:title><svg:desc>14§display§\vec{e_{\theta _M}}\ =\ §svg§600§FALSE§</svg:desc><draw:g draw:style-name="gr2"><draw:path draw:style-name="gr3" draw:text-style-name="P140" svg:width="0.5555in" svg:height="0.1657in" svg:x="0.0012in" svg:y="0.0102in" svg:viewBox="0 0 1412 422" svg:d="M707 422c-236 0-472 0-707 0 0-140 0-282 0-422 471 0 941 0 1412 0 0 140 0 282 0 422-236 0-471 0-705 0z"><text:p/></draw:path><draw:path draw:style-name="gr4" draw:text-style-name="P141" svg:width="0.085in" svg:height="0.0378in" svg:x="0.1228in" svg:y="0in" svg:viewBox="0 0 217 97" svg:d="M174 59c-7 6-23 20-23 28 0 6 4 10 10 10 4 0 7-3 10-6 5-7 17-21 38-32 4-1 8-4 8-10s-3-7-7-10c-10-7-15-17-20-28-1-4-2-11-9-11s-10 7-10 11c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2 0-2 1-7 5-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2-7 3-10 21-10 6 0 4 0 7 0 3-1 3-5 3-7 0-4-4-4-8-4-13 0-26 0-37 0-5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3 136-2 9-3 10-21 10-7 0-10 0-10 7 0 2 1 4 4 4 6 0 11-1 17-1 4 0 10 0 17 0 5 0 11 0 16 0 6 0 12 1 17 1 2 0 6 0 6-7 0-4-3-4-9-4-2 0-5 0-9 0-7-1-7-1-7-3 0-1 0-1 1-4 11-43 21-85 32-129z"><text:p/></draw:path><draw:path draw:style-name="gr4" draw:text-style-name="P141" svg:width="0.1287in" svg:height="0.0449in" svg:x="0.438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31"><draw:g text:anchor-type="as-char" svg:y="-0.1374in" draw:z-index="119" draw:name="Shape314" draw:style-name="gr1"><svg:title>TexMaths</svg:title><svg:desc>14§display§\vec{e_{\delta _M}}\ =\ §svg§600§FALSE§</svg:desc><draw:g draw:style-name="gr2"><draw:path draw:style-name="gr3" draw:text-style-name="P140" svg:width="0.5516in" svg:height="0.1657in" svg:x="0.0012in" svg:y="0.0102in" svg:viewBox="0 0 1402 422" svg:d="M701 422c-234 0-467 0-701 0 0-140 0-282 0-422 467 0 935 0 1402 0 0 140 0 282 0 422-234 0-467 0-701 0z"><text:p/></draw:path><draw:path draw:style-name="gr4" draw:text-style-name="P141" svg:width="0.085in" svg:height="0.0378in" svg:x="0.1209in" svg:y="0in" svg:viewBox="0 0 217 97" svg:d="M173 59c-7 6-22 20-22 28 0 6 4 10 10 10 4 0 7-3 10-6 5-7 16-21 37-32 5-1 9-4 9-10s-3-7-7-10c-10-7-16-17-20-28-1-4-3-11-10-11s-9 7-9 11c0 2 4 17 11 28-55 0-111 0-165 0-9 0-17 0-17 10s8 10 17 10c52 0 105 0 156 0z"><text:p/></draw:path><draw:path draw:style-name="gr4" draw:text-style-name="P141" svg:width="0.074in" svg:height="0.0874in" svg:x="0.0004in" svg:y="0.0528in" svg:viewBox="0 0 189 223" svg:d="M70 104c14 0 50 0 75-11 34-14 37-44 37-51 0-21-18-42-53-42-55 0-129 48-129 135 0 49 29 88 77 88 71 0 112-52 112-57 0-3-3-7-6-7s-3 1-7 5c-38 48-92 48-98 48-37 0-42-41-42-56 0-7 0-21 7-52 9 0 19 0 27 0zM46 94c20-76 70-83 83-83 23 0 36 14 36 31 0 52-78 52-98 52-7 0-14 0-21 0z"><text:p/></draw:path><draw:path draw:style-name="gr4" draw:text-style-name="P141" svg:width="0.0591in" svg:height="0.098in" svg:x="0.0902in" svg:y="0.0709in" svg:viewBox="0 0 151 250" svg:d="M80 95c-52 13-80 58-80 94 0 37 28 61 62 61 42 0 74-49 74-100 0-34-18-53-30-64-12-14-37-43-37-59 0-5 4-14 18-14 12 0 22 5 29 9 3 2 16 9 21 9 8 0 14-7 14-14 0-9-4-10-22-13-4-1-21-4-31-4-27 0-41 14-41 35 0 18 12 39 23 60zM85 105c10 16 23 35 23 61 0 28-17 74-46 74-19 0-37-13-37-41 0-24 13-83 60-94z"><text:p/></draw:path><draw:path draw:style-name="gr4" draw:text-style-name="P141" svg:width="0.1126in" svg:height="0.0657in" svg:x="0.1638in" svg:y="0.1201in" svg:viewBox="0 0 287 168" svg:d="M256 21c1-7 1-10 21-10 6 0 4 0 7 0 1-1 3-5 3-7 0-4-4-4-9-4-12 0-25 0-36 0-6 0-8 0-13 6-33 46-67 92-100 140-11-46-21-93-32-139-2-7-3-7-10-7-13 0-27 0-39 0-5 0-9 0-9 7 0 4 3 4 10 4 1 0 10 0 15 2 0 2 0 4-1 7-10 40-21 80-31 120-1 7-3 17-26 17-2 0-6 0-6 7 0 2 1 4 4 4 4 0 10-1 14-1s10 0 14 0 10 0 14 0 10 1 14 1 7-1 7-7c0-4-4-4-7-4-12 0-17-4-17-10 0-1 0-2 2-5 11-44 21-86 32-129 11 49 22 98 34 148 0 5 1 7 5 7 3 0 6-1 10-5 36-51 73-101 109-152-11 45-22 90-34 136-2 9-2 10-21 10-7 0-9 0-9 7 0 2 1 4 4 4 4 0 11-1 17-1 4 0 8 0 15 0 6 0 13 0 18 0 4 0 11 1 17 1 1 0 6 0 6-7 0-4-3-4-9-4-3 0-5 0-10 0-7-1-7-1-7-3 0-1 0-1 2-4 11-43 21-85 32-129z"><text:p/></draw:path><draw:path draw:style-name="gr4" draw:text-style-name="P141" svg:width="0.1283in" svg:height="0.0449in" svg:x="0.4343in" svg:y="0.0677in" svg:viewBox="0 0 327 115" svg:d="M311 20c7 0 16 0 16-10s-9-10-16-10c-98 0-196 0-294 0-7 0-17 0-17 10s10 10 17 10c98 0 196 0 294 0zM311 115c7 0 16 0 16-10s-9-10-16-10c-98 0-196 0-294 0-7 0-17 0-17 10s10 10 17 10c98 0 196 0 294 0z"><text:p/></draw:path></draw:g></draw:g></text:p></text:list-item></text:list><text:p text:style-name="P1"/></draw:text-box></draw:frame></text:p>
      <text:p text:style-name="P31"><text:span text:style-name="T22">6.7.2) </text:span><text:span text:style-name="T15">Sphérique </text:span><text:span text:style-name="T30">convention </text:span><text:span text:style-name="T15">(R</text:span><text:span text:style-name="T30">ayon, </text:span><text:span text:style-name="T15">L</text:span><text:span text:style-name="T30">ongitude, </text:span><text:span text:style-name="T17">L</text:span><text:span text:style-name="T30">atitude</text:span><text:span text:style-name="T15">)</text:span><text:span text:style-name="T12"> </text:span><text:span text:style-name="T8">⇒ </text:span><text:span text:style-name="T22">Cylindrique</text:span></text:p>
      <text:p text:style-name="P19"><draw:frame draw:style-name="fr1" draw:name="Frame21" text:anchor-type="paragraph" svg:x="-0.2366in" svg:y="-0.0244in" svg:width="7.1154in" draw:z-index="59"><draw:text-box fo:min-height="3.6327in"><text:p text:style-name="P24"/><text:p text:style-name="P73"><draw:g text:anchor-type="as-char" svg:y="-0.1453in" draw:z-index="141" draw:name="Shape315" draw:style-name="gr1"><svg:title>TexMaths</svg:title><svg:desc>14§display§M\left(r^{\ast },\ \theta ^{\ast },\ \delta \right)_{\left(O,\ \vec{e_{r^{\ast }}},\ \vec{e_{\theta ^{\ast }}},\ \vec{e_{\delta }}\right)}\ \Longrightarrow \ M\left(r,\ \theta ,\ z\right)_{\left(O,\ \vec{e_r},\ \vec{e_{\theta }},\ \vec{e_z}\right)}§svg§600§FALSE§</svg:desc><draw:g draw:style-name="gr2"><draw:path draw:style-name="gr3" draw:text-style-name="P140" svg:width="4.8685in" svg:height="0.2165in" svg:x="0.002in" svg:y="0.0094in" svg:viewBox="0 0 12367 551" svg:d="M6184 551c-2062 0-4123 0-6184 0 0-183 0-367 0-551 4122 0 8245 0 12367 0 0 184 0 368 0 551-2061 0-4122 0-6183 0z"><text:p/></draw:path><draw:path draw:style-name="gr4" draw:text-style-name="P141" svg:width="0.1937in" svg:height="0.1311in" svg:x="0.0004in" svg:y="0.0134in" svg:viewBox="0 0 493 334" svg:d="M435 38c5-18 6-23 42-23 12 0 16 0 16-9 0-6-4-6-13-6-22 0-43 0-66 0-12 0-12 0-18 8-60 94-120 187-180 281-13-93-26-185-38-278-2-11-3-11-16-11-22 0-44 0-67 0-10 0-15 0-15 8 0 7 4 7 14 7 7 0 15 0 22 0 7 2 10 3 10 9 0 1 0 3-1 10-21 82-42 165-63 249-5 20-13 36-54 37-1 0-8 0-8 8 0 5 3 6 7 6 15 0 32-1 49-1s35 1 50 1c3 0 10 0 10-10 0-4-5-4-10-4-28 0-33-10-33-21 0-3 1-6 3-11 22-90 44-180 67-268 14 101 28 202 42 303 1 7 1 11 7 11 5 0 8-4 11-8 66-103 133-207 199-311-24 94-46 188-70 282-4 20-6 23-45 23-8 0-14 0-14 8 0 6 7 6 8 6 13 0 47-1 61-1 21 0 42 1 61 1 3 0 10 0 10-10 0-4-4-4-14-4-18 0-32 0-32-8 0-2 0-3 3-12 22-88 43-175 65-262z"><text:p/></draw:path><draw:path draw:style-name="gr4" draw:text-style-name="P141" svg:width="0.0441in" svg:height="0.1929in" svg:x="0.2528in" svg:y="0in" svg:viewBox="0 0 113 491" svg:d="M113 487c0-1 0-3-8-11-62-62-77-156-77-229 0-86 20-171 80-233 5-7 5-7 5-8 0-5-1-6-4-6-5 0-49 34-78 97-25 53-31 108-31 150 0 38 6 95 32 152 30 60 72 92 77 92 3 0 4-1 4-4z"><text:p/></draw:path><draw:path draw:style-name="gr4" draw:text-style-name="P141" svg:width="0.0783in" svg:height="0.0874in" svg:x="0.3146in" svg:y="0.0598in" svg:viewBox="0 0 200 223" svg:d="M29 189c-1 7-5 19-5 21 0 9 7 13 15 13 6 0 14-4 18-14 0-1 17-69 20-77 4-17 13-51 15-65 2-5 16-29 28-39 3-4 19-17 40-17 12 0 19 6 21 6-16 3-27 14-27 28 0 7 6 17 20 17 12 0 26-11 26-30 0-17-15-32-40-32-33 0-55 24-63 38-5-21-23-38-45-38-23 0-32 20-37 28-9 17-15 46-15 48 0 5 4 5 6 5 5 0 5-1 8-11 8-35 18-59 36-59 9 0 16 4 16 23 0 11-2 15-9 42-9 38-18 76-28 113z"><text:p/></draw:path><draw:path draw:style-name="gr4" draw:text-style-name="P141" svg:width="0.0547in" svg:height="0.0583in" svg:x="0.4138in" svg:y="0.0016in" svg:viewBox="0 0 140 149" svg:d="M80 74c29-12 42-16 50-21 7-2 10-4 10-11 0-6-4-10-11-10-3 0-3 0-7 3-16 10-31 21-46 31 1-17 2-34 4-51 1-7 0-15-10-15-4 0-11 3-11 11 0 3 1 13 1 17 2 6 4 31 4 38-15-10-30-21-46-31-4-3-4-3-7-3-7 0-11 4-11 10 0 7 4 10 7 11 17 7 35 14 52 21-28 13-41 17-49 21-7 3-10 5-10 12 0 5 4 11 11 11 2 0 3 0 7-3 16-11 31-21 46-32-1 18-4 36-5 56 0 7 7 10 11 10s10-3 10-10c0-3-2-14-2-17 0-6-2-31-2-39 14 10 26 18 40 28 9 7 10 7 13 7 7 0 11-6 11-11 0-7-4-9-7-10-18-7-35-16-53-23z"><text:p/></draw:path><draw:path draw:style-name="gr4" draw:text-style-name="P141" svg:width="0.022in" svg:height="0.0575in" svg:x="0.5075in" svg:y="0.1244in" svg:viewBox="0 0 57 147" svg:d="M57 52c0-32-12-52-32-52-15 0-25 13-25 27 0 12 10 25 25 25 7 0 13-1 18-6 2-1 2-1 2-1 1 0 1 0 1 7 0 36-17 66-33 83-6 4-6 5-6 7 0 4 3 5 6 5 5 0 44-38 44-95z"><text:p/></draw:path><draw:path draw:style-name="gr4" draw:text-style-name="P141" svg:width="0.0795in" svg:height="0.1378in" svg:x="0.6496in" svg:y="0.0071in" svg:viewBox="0 0 203 351" svg:d="M203 101c0-32-10-101-59-101-68 0-144 139-144 251 0 46 14 100 59 100 68 0 144-139 144-250zM52 168c8-30 18-71 38-105 12-25 30-52 53-52 25 0 28 31 28 59 0 24-4 49-17 98-34 0-69 0-102 0zM150 184c-6 22-16 64-34 99-18 34-36 58-57 58-17 0-27-15-27-59 0-21 3-49 16-98 33 0 68 0 102 0z"><text:p/></draw:path><draw:path draw:style-name="gr4" draw:text-style-name="P141" svg:width="0.0543in" svg:height="0.0583in" svg:x="0.75in" svg:y="0.0016in" svg:viewBox="0 0 139 149" svg:d="M80 74c28-12 40-16 50-21 6-2 9-4 9-11 0-6-5-10-10-10-3 0-3 0-7 3-16 10-32 21-48 31 2-17 4-34 6-51 0-7 0-15-11-15-3 0-10 3-10 11 0 3 1 13 1 17 2 6 3 31 4 38-15-10-30-21-46-31-4-3-5-3-8-3-6 0-10 4-10 10 0 7 3 10 7 11 17 7 35 14 52 21-28 13-41 17-51 21-5 3-8 5-8 12 0 5 4 11 10 11 3 0 3 0 7-3 15-11 32-21 47-32-1 18-4 36-5 56 0 7 5 10 10 10 2 0 11-3 11-10 0-3-2-14-2-17-1-6-2-31-4-39 14 10 28 18 42 28 9 7 10 7 13 7 5 0 10-6 10-11 0-7-5-9-7-10-17-7-35-16-52-23z"><text:p/></draw:path><draw:path draw:style-name="gr4" draw:text-style-name="P141" svg:width="0.0228in" svg:height="0.0575in" svg:x="0.8429in" svg:y="0.1244in" svg:viewBox="0 0 59 147" svg:d="M59 52c0-32-13-52-32-52-17 0-27 13-27 27 0 12 10 25 27 25 5 0 12-1 16-6 2-1 2-1 3-1 0 3 2 0 2 7 0 36-17 66-34 83-6 4-6 5-6 7 0 4 3 5 6 5 4 0 45-38 45-95z"><text:p/></draw:path><draw:path draw:style-name="gr4" draw:text-style-name="P141" svg:width="0.0791in" svg:height="0.1394in" svg:x="0.9854in" svg:y="0.0071in" svg:viewBox="0 0 202 355" svg:d="M109 135c-61 15-109 78-109 139 0 46 32 81 78 81 58 0 98-77 98-145 0-44-19-68-36-91-18-22-46-59-46-81 0-10 10-23 26-23s26 7 35 14c10 6 20 12 27 12 13 0 20-12 20-20 0-10-7-11-26-15-25-6-32-6-40-6-38 0-56 21-56 51 0 26 14 54 29 84zM116 146c11 22 27 49 27 84 0 32-18 114-65 114-28 0-47-21-47-58 0-31 18-123 85-140z"><text:p/></draw:path><draw:path draw:style-name="gr4" draw:text-style-name="P141" svg:width="0.0449in" svg:height="0.1929in" svg:x="1.0819in" svg:y="0in" svg:viewBox="0 0 115 491" svg:d="M115 247c0-39-6-98-34-154-29-61-71-93-75-93-5 0-6 3-6 6 0 1 0 1 10 11 47 49 75 126 75 230 0 83-18 168-78 232-7 5-7 7-7 8 0 3 1 4 6 4 4 0 49-34 77-95 25-55 32-108 32-149z"><text:p/></draw:path><draw:path draw:style-name="gr4" draw:text-style-name="P141" svg:width="0.035in" svg:height="0.135in" svg:x="1.1618in" svg:y="0.1012in" svg:viewBox="0 0 90 344" svg:d="M83 0c-66 46-83 119-83 173 0 49 14 123 83 171 2 0 7 0 7-4 0-3-2-3-5-6-44-39-61-98-61-161 0-93 35-139 63-165 1-1 3-1 3-4 0-4-5-4-7-4z"><text:p/></draw:path><draw:path draw:style-name="gr4" draw:text-style-name="P141" svg:width="0.1028in" svg:height="0.098in" svg:x="1.2157in" svg:y="0.1071in" svg:viewBox="0 0 262 250" svg:d="M262 95c0-53-38-95-100-95-82 0-162 77-162 154 0 56 42 96 101 96 82 0 161-76 161-155zM104 237c-37 0-68-24-68-76 0-16 5-66 37-105 22-28 56-45 87-45 36 0 68 23 68 73 0 25-10 75-42 112-24 27-56 41-82 41z"><text:p/></draw:path><draw:path draw:style-name="gr4" draw:text-style-name="P141" svg:width="0.0173in" svg:height="0.0417in" svg:x="1.3437in" svg:y="0.1862in" svg:viewBox="0 0 45 107" svg:d="M35 35c0 18-4 41-27 63-1 2-2 2-2 4s2 5 4 5c5 0 35-28 35-69 0-21-9-38-25-38-12 0-20 10-20 20 0 11 8 21 21 21 8 0 13-6 14-6z"><text:p/></draw:path><draw:path draw:style-name="gr4" draw:text-style-name="P141" svg:width="0.0657in" svg:height="0.028in" svg:x="1.5327in" svg:y="0.1059in" svg:viewBox="0 0 168 72" svg:d="M130 44c-3 2-15 14-15 19 0 4 4 9 8 9s7-3 9-6c8-10 19-17 28-21 5-3 8-4 8-10 0-4-3-6-6-8-11-6-15-16-16-20 0-1-3-7-9-7-3 0-8 3-8 8 0 6 5 14 8 19-40 0-82 0-123 0-6 0-14 0-14 8 0 9 8 9 14 9 39 0 77 0 116 0z"><text:p/></draw:path><draw:path draw:style-name="gr4" draw:text-style-name="P141" svg:width="0.0575in" svg:height="0.061in" svg:x="1.4484in" svg:y="0.1425in" svg:viewBox="0 0 147 156" svg:d="M55 74c8 0 36-1 54-8 25-8 31-25 31-35 0-20-20-31-43-31-41 0-97 32-97 91 0 35 21 65 62 65 58 0 85-34 85-40 0-1-3-5-6-5-1 0-2 1-5 4-27 31-67 31-73 31-21 0-35-14-35-42 0-4 0-11 4-30 7 0 16 0 23 0zM35 65c14-51 52-55 62-55 15 0 28 8 28 21 0 34-58 34-73 34-6 0-11 0-17 0z"><text:p/></draw:path><draw:path draw:style-name="gr4" draw:text-style-name="P141" svg:width="0.0535in" svg:height="0.0433in" svg:x="1.5217in" svg:y="0.1862in" svg:viewBox="0 0 137 111" svg:d="M50 69c2-4 3-14 5-17 1-4 1-8 2-11 2-5 9-17 17-24 9-7 17-9 25-9 3 0 14 0 23 5-10 2-7 9-10 14 0 4 3 9 10 9s15-5 15-16c0-19-25-20-38-20-5 0-22 0-39 18-3-12-17-18-29-18-9 0-16 4-21 13-7 11-10 23-10 25 0 3 3 3 4 3 4 0 6 0 7-6 4-15 10-27 18-27 9 0 12 7 12 13 0 3-3 13-5 20-1 5-4 17-5 22-2 7-4 14-6 21-1 7-4 17-4 18 0 6 4 9 8 9 5 0 9-2 12-6 1-3 2-10 4-15 1-7 4-14 5-21z"><text:p/></draw:path><draw:path draw:style-name="gr4" draw:text-style-name="P141" svg:width="0.0441in" svg:height="0.0417in" svg:x="1.5945in" svg:y="0.1563in" svg:viewBox="0 0 113 107" svg:d="M60 46c2-4 6-36 6-38 0-4-4-8-10-8-4 0-8 4-8 8 0 2 4 34 5 38-12-7-26-15-39-22-1-2-3-3-6-3-4 0-8 4-8 10 0 4 3 5 6 7 14 6 28 10 40 15-12 5-36 13-40 16-2 0-6 1-6 7 0 5 4 8 8 8 3 0 12-4 45-24-1 5-5 37-5 38 0 4 4 9 8 9 6 0 10-5 10-9 0-1-4-33-6-38 13 7 27 16 39 23 2 1 3 1 6 1 4 0 8-3 8-8 0-4-2-7-5-7-14-6-28-11-41-16 13-5 37-12 41-15 1 0 5-2 5-7 0-6-4-10-8-10-3 0-4 1-6 3-12 7-26 15-39 22z"><text:p/></draw:path><draw:path draw:style-name="gr4" draw:text-style-name="P141" svg:width="0.0165in" svg:height="0.0417in" svg:x="1.687in" svg:y="0.1862in" svg:viewBox="0 0 43 107" svg:d="M34 35c0 18-3 41-27 63-1 2-3 2-3 4s3 5 6 5c4 0 33-28 33-69 0-21-8-38-23-38-12 0-20 10-20 20 0 11 8 21 20 21 8 0 9-5 14-6z"><text:p/></draw:path><draw:path draw:style-name="gr4" draw:text-style-name="P141" svg:width="0.0657in" svg:height="0.028in" svg:x="1.876in" svg:y="0.1059in" svg:viewBox="0 0 168 72" svg:d="M130 44c-3 2-15 14-15 19 0 4 4 9 8 9s7-3 9-6c8-10 19-17 28-21 5-3 8-4 8-10 0-4-3-6-6-8-11-6-15-16-16-20 0-1-3-7-9-7-3 0-8 3-8 8 0 6 5 14 8 19-40 0-82 0-123 0-6 0-14 0-14 8 0 9 8 9 14 9 39 0 77 0 116 0z"><text:p/></draw:path><draw:path draw:style-name="gr4" draw:text-style-name="P141" svg:width="0.0579in" svg:height="0.061in" svg:x="1.7913in" svg:y="0.1425in" svg:viewBox="0 0 148 156" svg:d="M55 74c9 0 36-1 56-8 25-8 29-25 29-35 0-20-18-31-42-31-42 0-98 32-98 91 0 35 22 65 63 65 57 0 85-34 85-40 0-1-4-5-5-5-3 0-3 1-6 4-28 31-67 31-74 31-21 0-34-14-34-42 0-4 0-11 5-30 7 0 14 0 21 0zM35 65c15-51 53-55 63-55 15 0 28 8 28 21 0 34-59 34-73 34-5 0-12 0-18 0z"><text:p/></draw:path><draw:path draw:style-name="gr4" draw:text-style-name="P141" svg:width="0.0476in" svg:height="0.0685in" svg:x="1.8661in" svg:y="0.1618in" svg:viewBox="0 0 122 175" svg:d="M122 56c0-29-13-56-39-56-40 0-83 62-83 119 0 34 15 56 41 56 40 0 81-63 81-119zM29 81c17-60 41-73 54-73 12 0 18 16 18 36 0 7 0 16-6 37-22 0-43 0-66 0zM92 93c-14 60-39 74-51 74-19 0-20-27-20-34 0-10 1-22 6-40 22 0 43 0 65 0z"><text:p/></draw:path><draw:path draw:style-name="gr4" draw:text-style-name="P141" svg:width="0.0437in" svg:height="0.0417in" svg:x="1.9382in" svg:y="0.1563in" svg:viewBox="0 0 112 107" svg:d="M60 46c0-4 4-36 4-38 0-4-2-8-8-8s-8 4-8 8c0 2 2 34 4 38-13-7-25-15-38-22-3-2-4-3-6-3-4 0-8 4-8 10 0 4 3 5 4 7 14 6 28 10 42 15-14 5-36 13-40 16-2 0-6 1-6 7 0 5 4 8 8 8 3 0 10-4 44-24-2 5-4 37-4 38 0 4 2 9 8 9s8-5 8-9c0-1-4-33-4-38 13 7 27 16 39 23 2 1 3 1 5 1 4 0 8-3 8-8 0-4-3-7-4-7-14-6-28-11-42-16 14-5 36-12 40-15 2 0 6-2 6-7 0-6-4-10-8-10-2 0-3 1-6 3-13 7-25 15-38 22z"><text:p/></draw:path><draw:path draw:style-name="gr4" draw:text-style-name="P141" svg:width="0.0173in" svg:height="0.0417in" svg:x="2.0303in" svg:y="0.1862in" svg:viewBox="0 0 45 107" svg:d="M35 35c0 18-4 41-27 63-1 2-2 2-2 4s2 5 4 5c5 0 35-28 35-69 0-21-9-38-25-38-12 0-20 10-20 20 0 11 8 21 21 21 8 0 13-6 14-6z"><text:p/></draw:path><draw:path draw:style-name="gr4" draw:text-style-name="P141" svg:width="0.0657in" svg:height="0.028in" svg:x="2.178in" svg:y="0.1059in" svg:viewBox="0 0 168 72" svg:d="M130 44c-3 2-15 14-15 19 0 4 4 9 8 9s6-3 9-6c8-10 19-17 28-21 5-3 8-4 8-10 0-4-3-6-6-8-12-6-15-16-16-20 0-1-3-7-9-7-3 0-8 3-8 8 0 6 5 14 8 19-40 0-82 0-123 0-6 0-14 0-14 8 0 9 7 9 14 9 39 0 77 0 116 0z"><text:p/></draw:path><draw:path draw:style-name="gr4" draw:text-style-name="P141" svg:width="0.0575in" svg:height="0.061in" svg:x="2.135in" svg:y="0.1425in" svg:viewBox="0 0 147 156" svg:d="M55 74c8 0 36-1 54-8 25-8 31-25 31-35 0-20-20-31-43-31-41 0-97 32-97 91 0 35 21 65 62 65 58 0 85-34 85-40 0-1-3-5-6-5-1 0-2 1-5 4-27 31-67 31-73 31-21 0-35-14-35-42 0-4 0-11 4-30 7 0 16 0 23 0zM35 65c14-51 52-55 62-55 15 0 28 8 28 21 0 34-58 34-73 34-6 0-11 0-17 0z"><text:p/></draw:path><draw:path draw:style-name="gr4" draw:text-style-name="P141" svg:width="0.0465in" svg:height="0.0705in" svg:x="2.2094in" svg:y="0.1543in" svg:viewBox="0 0 119 180" svg:d="M62 70c-33 6-62 34-62 65 0 28 25 45 52 45 28 0 57-30 57-69 0-25-15-39-29-53-9-7-28-27-28-37 0-3 3-10 14-10 7 0 15 3 22 7 3 2 14 7 18 7 6 0 13-4 13-11s-4-7-20-10c-11-3-19-4-26-4-24 0-30 15-30 25 0 16 12 34 19 45zM69 77c12 17 18 30 18 45 0 23-14 49-35 49-9 0-31-3-31-31 0-19 11-56 48-63z"><text:p/></draw:path><draw:path draw:style-name="gr4" draw:text-style-name="P141" svg:width="0.035in" svg:height="0.135in" svg:x="2.285in" svg:y="0.1012in" svg:viewBox="0 0 90 344" svg:d="M7 0c-3 0-7 0-7 4 0 3 1 3 4 6 30 26 62 74 62 163 0 71-23 126-59 158-6 6-7 7-7 9 0 1 1 4 6 4 4 0 36-23 58-65 16-29 26-66 26-106 0-48-14-124-83-173z"><text:p/></draw:path><draw:path draw:style-name="gr4" draw:text-style-name="P141" svg:width="0.128in" svg:height="0.0449in" svg:x="2.4748in" svg:y="0.0744in" svg:viewBox="0 0 326 115" svg:d="M311 20c7 0 15 0 15-10s-8-10-15-10c-98 0-198 0-296 0-7 0-15 0-15 10s8 10 17 10c98 0 196 0 294 0zM311 115c7 0 15 0 15-10s-8-10-15-10c-98 0-196 0-294 0-9 0-17 0-17 10s8 10 15 10c98 0 198 0 296 0z"><text:p/></draw:path><draw:path draw:style-name="gr4" draw:text-style-name="P141" svg:width="0.1717in" svg:height="0.1063in" svg:x="2.5925in" svg:y="0.0425in" svg:viewBox="0 0 437 271" svg:d="M330 98c21 17 47 30 62 38-17 7-42 20-62 38-103 0-208 0-312 0-8 0-18 0-18 10s10 10 17 10c96 0 194 0 291 0-24 22-49 66-49 71 0 6 7 6 10 6 4 0 7 0 8-4 11-19 25-45 56-73 35-30 67-44 94-51 8-3 8-4 10-4 0-1 0-3 0-3 0-1 0-3 0-3 0-1-2-1-2-1-1-1-1-1-11-4-66-20-115-65-143-117-5-10-5-11-12-11-3 0-10 0-10 6 0 7 25 49 49 73-97 0-195 0-291 0-7 0-17 0-17 9 0 10 10 10 18 10 104 0 209 0 312 0z"><text:p/></draw:path><draw:path draw:style-name="gr4" draw:text-style-name="P141" svg:width="0.1937in" svg:height="0.1311in" svg:x="2.9024in" svg:y="0.0134in" svg:viewBox="0 0 493 334" svg:d="M434 38c6-18 6-23 43-23 12 0 16 0 16-9 0-6-6-6-14-6-21 0-44 0-65 0-12 0-12 0-19 8-60 94-119 187-179 281-13-93-26-185-38-278-2-11-3-11-16-11-22 0-44 0-67 0-10 0-15 0-15 8 0 7 4 7 14 7 7 0 15 0 21 0 8 2 11 3 11 9 0 1 0 3-1 10-21 82-42 165-63 249-5 20-13 36-54 37-2 0-8 0-8 8 0 5 3 6 7 6 15 0 32-1 49-1s34 1 50 1c3 0 9 0 9-10 0-4-4-4-9-4-28 0-33-10-33-21 0-3 1-6 3-11 22-90 43-180 65-268h2c14 101 28 202 42 303 1 7 1 11 7 11 5 0 8-4 11-8 66-103 133-207 199-311-24 94-46 188-70 282-4 20-6 23-45 23-8 0-14 0-14 8 0 6 6 6 7 6 14 0 48-1 62-1 19 0 42 1 61 1 3 0 10 0 10-10 0-4-6-4-14-4-18 0-32 0-32-8 0-2 0-3 3-12 21-88 43-175 64-262z"><text:p/></draw:path><draw:path draw:style-name="gr4" draw:text-style-name="P141" svg:width="0.0441in" svg:height="0.1929in" svg:x="3.1547in" svg:y="0in" svg:viewBox="0 0 113 491" svg:d="M113 487c0-1 0-3-8-11-62-62-77-156-77-229 0-86 18-171 80-233 5-7 5-7 5-8 0-5-1-6-4-6-5 0-49 34-78 97-25 53-31 108-31 150 0 38 6 95 32 152 30 60 72 92 77 92 3 0 4-1 4-4z"><text:p/></draw:path><draw:path draw:style-name="gr4" draw:text-style-name="P141" svg:width="0.0783in" svg:height="0.0874in" svg:x="3.2165in" svg:y="0.0598in" svg:viewBox="0 0 200 223" svg:d="M28 189c-1 7-4 19-4 21 0 9 7 13 14 13s15-4 18-14c1-1 18-69 21-77 3-17 13-51 15-65 2-5 16-29 27-39 4-4 18-17 41-17 12 0 12 4 19 6-14 3-25 14-25 28 0 7 4 17 18 17 13 0 28-11 28-30 0-17-15-32-40-32-33 0-55 24-63 38-5-21-23-38-45-38-24 0-32 20-37 28-9 17-15 46-15 48 0 5 4 5 6 5 4 0 5-1 8-11 8-35 18-59 36-59 9 0 14 4 14 23 0 11-1 15-7 42-9 38-19 76-29 113z"><text:p/></draw:path><draw:path draw:style-name="gr4" draw:text-style-name="P141" svg:width="0.022in" svg:height="0.0575in" svg:x="3.3098in" svg:y="0.1244in" svg:viewBox="0 0 57 147" svg:d="M57 52c0-32-12-52-32-52-15 0-25 13-25 27 0 12 10 25 25 25 6 0 13-1 17-6 3-1 1-1 3-1 1 0 1 0 1 7 0 36-17 66-33 83-6 4-6 5-6 7 0 4 3 5 6 5 5 0 44-38 44-95z"><text:p/></draw:path><draw:path draw:style-name="gr4" draw:text-style-name="P141" svg:width="0.0799in" svg:height="0.1378in" svg:x="3.4516in" svg:y="0.0071in" svg:viewBox="0 0 204 351" svg:d="M204 101c0-32-9-101-60-101-67 0-144 139-144 251 0 46 15 100 60 100 69 0 144-139 144-250zM53 168c9-30 18-71 38-105 13-25 31-52 53-52 24 0 27 31 27 59 0 24-3 49-16 98-33 0-68 0-102 0zM151 184c-5 22-15 64-35 99-17 34-35 58-56 58-17 0-26-15-26-59 0-21 2-49 15-98 34 0 69 0 102 0z"><text:p/></draw:path><draw:path draw:style-name="gr4" draw:text-style-name="P141" svg:width="0.022in" svg:height="0.0575in" svg:x="3.5567in" svg:y="0.1244in" svg:viewBox="0 0 57 147" svg:d="M57 52c0-32-12-52-32-52-15 0-25 13-25 27 0 12 10 25 25 25 6 0 13-1 18-6 2-1 2-1 2-1 1 0 1 0 1 7 0 36-17 66-33 83-6 4-6 5-6 7 0 4 3 5 6 5 5 0 44-38 44-95z"><text:p/></draw:path><draw:path draw:style-name="gr4" draw:text-style-name="P141" svg:width="0.0819in" svg:height="0.0874in" svg:x="3.6988in" svg:y="0.0598in" svg:viewBox="0 0 209 223" svg:d="M43 177c27-28 42-41 59-56 17-14 31-27 49-44 46-46 58-70 58-71 0-6-5-6-6-6-3 0-6 1-7 6-15 23-27 32-38 32-12 0-17-9-25-17-8-11-17-21-34-21-36 0-58 46-58 56 0 3 1 6 5 6s6-3 6-6c10-22 38-22 42-22 11 0 19 2 31 7 19 7 25 7 39 7-18 21-60 57-69 64-15 14-29 28-45 42-33 33-50 61-50 65s4 4 6 4c4 0 5 0 8-5 11-19 25-31 42-31 11 0 15 4 28 18 8 11 17 18 31 18 49 0 78-62 78-76 0-2-3-4-7-4s-4 3-7 6c-11 32-42 42-59 42-9 0-18-3-28-7-16-6-25-9-35-9-1 0-8 0-14 2z"><text:p/></draw:path><draw:path draw:style-name="gr4" draw:text-style-name="P141" svg:width="0.0441in" svg:height="0.1929in" svg:x="3.8004in" svg:y="0in" svg:viewBox="0 0 113 491" svg:d="M113 247c0-39-5-98-32-154-29-61-71-93-77-93-3 0-4 3-4 6 0 1 0 1 8 11 49 49 77 126 77 230 0 83-18 168-79 232-6 5-6 7-6 8 0 3 1 4 4 4 6 0 49-34 79-95 25-55 30-108 30-149z"><text:p/></draw:path><draw:path draw:style-name="gr4" draw:text-style-name="P141" svg:width="0.035in" svg:height="0.135in" svg:x="3.8803in" svg:y="0.1012in" svg:viewBox="0 0 90 344" svg:d="M83 0c-66 46-83 119-83 173 0 49 14 123 83 171 2 0 7 0 7-4 0-3-2-3-5-6-46-39-63-98-63-161 0-93 37-139 65-165 1-1 3-1 3-4 0-4-5-4-7-4z"><text:p/></draw:path><draw:path draw:style-name="gr4" draw:text-style-name="P141" svg:width="0.1028in" svg:height="0.098in" svg:x="3.9343in" svg:y="0.1071in" svg:viewBox="0 0 262 250" svg:d="M262 95c0-53-39-95-100-95-82 0-162 77-162 154 0 56 41 96 101 96 81 0 161-76 161-155zM104 237c-37 0-69-24-69-76 0-16 6-66 36-105 24-28 58-45 89-45 35 0 68 23 68 73 0 25-11 75-43 112-24 27-55 41-81 41z"><text:p/></draw:path><draw:path draw:style-name="gr4" draw:text-style-name="P141" svg:width="0.0165in" svg:height="0.0417in" svg:x="4.0622in" svg:y="0.1862in" svg:viewBox="0 0 43 107" svg:d="M34 35c0 18-3 41-27 63-1 2-3 2-3 4s3 5 6 5c4 0 33-28 33-69 0-21-8-38-23-38-12 0-20 10-20 20 0 11 8 21 20 21 8 0 9-5 14-6z"><text:p/></draw:path><draw:path draw:style-name="gr4" draw:text-style-name="P141" svg:width="0.0661in" svg:height="0.028in" svg:x="4.2106in" svg:y="0.1059in" svg:viewBox="0 0 169 72" svg:d="M130 44c-3 2-15 14-15 19 0 4 4 9 10 9 2 0 5-3 7-6 8-10 19-17 28-21 5-3 9-4 9-10 0-4-4-6-7-8-11-6-14-16-16-20 0-1-3-7-9-7-3 0-8 3-8 8 0 6 5 14 8 19-40 0-82 0-123 0-6 0-14 0-14 8 0 9 8 9 14 9 39 0 77 0 116 0z"><text:p/></draw:path><draw:path draw:style-name="gr4" draw:text-style-name="P141" svg:width="0.0579in" svg:height="0.061in" svg:x="4.1661in" svg:y="0.1425in" svg:viewBox="0 0 148 156" svg:d="M55 74c9 0 36-1 56-8 25-8 29-25 29-35 0-20-18-31-42-31-42 0-98 32-98 91 0 35 22 65 63 65 57 0 85-34 85-40 0-1-2-5-5-5s-3 1-6 4c-28 31-67 31-74 31-20 0-34-14-34-42 0-4 0-11 5-30 7 0 14 0 21 0zM36 65c14-51 52-55 62-55 15 0 28 8 28 21 0 34-59 34-73 34-5 0-11 0-17 0z"><text:p/></draw:path><draw:path draw:style-name="gr4" draw:text-style-name="P141" svg:width="0.0543in" svg:height="0.0437in" svg:x="4.2398in" svg:y="0.1795in" svg:viewBox="0 0 139 112" svg:d="M52 69c0-4 3-13 4-17 0-4 1-7 3-11 0-5 8-17 17-24 8-7 15-9 25-9 3 0 14 0 22 5-11 4-7 9-11 14 0 4 3 9 11 9 7 0 16-5 16-15 0-18-27-21-38-21-6 0-23 0-39 20-3-13-19-20-30-20-8 0-15 4-22 14-6 10-10 22-10 24 0 4 4 4 6 4 4 0 4-1 5-7 4-15 10-27 20-27 8 0 10 9 10 13s-3 14-5 20c-1 7-4 17-5 22-2 7-4 16-6 23-1 5-4 16-4 18 0 4 6 8 10 8s8-3 11-7c0-1 3-10 4-14 2-7 4-15 6-22z"><text:p/></draw:path><draw:path draw:style-name="gr4" draw:text-style-name="P141" svg:width="0.0165in" svg:height="0.0417in" svg:x="4.3244in" svg:y="0.1862in" svg:viewBox="0 0 43 107" svg:d="M34 35c0 18-5 41-27 63-1 2-3 2-3 4s3 5 4 5c6 0 35-28 35-69 0-21-8-38-23-38-13 0-20 10-20 20 0 11 7 21 20 21 8 0 9-5 14-6z"><text:p/></draw:path><draw:path draw:style-name="gr4" draw:text-style-name="P141" svg:width="0.0661in" svg:height="0.028in" svg:x="4.4728in" svg:y="0.1059in" svg:viewBox="0 0 169 72" svg:d="M130 44c-3 2-14 14-14 19 0 4 3 9 9 9 2 0 5-3 7-6 8-10 19-17 28-21 5-3 9-4 9-10 0-4-4-6-7-8-11-6-14-16-16-20 0-1-3-7-9-7-1 0-8 3-8 8 0 6 5 14 8 19-40 0-82 0-123 0-6 0-14 0-14 8 0 9 8 9 14 9 39 0 77 0 116 0z"><text:p/></draw:path><draw:path draw:style-name="gr4" draw:text-style-name="P141" svg:width="0.0575in" svg:height="0.061in" svg:x="4.4287in" svg:y="0.1425in" svg:viewBox="0 0 147 156" svg:d="M55 74c9 0 36-1 54-8 25-8 31-25 31-35 0-20-20-31-43-31-41 0-97 32-97 91 0 35 22 65 62 65 58 0 85-34 85-40 0-1-3-5-6-5-1 0-2 1-5 4-27 31-67 31-73 31-21 0-35-14-35-42 0-4 0-11 4-30 7 0 16 0 23 0zM35 65c14-51 53-55 62-55 15 0 28 8 28 21 0 34-58 34-73 34-6 0-11 0-17 0z"><text:p/></draw:path><draw:path draw:style-name="gr4" draw:text-style-name="P141" svg:width="0.0476in" svg:height="0.0693in" svg:x="4.5035in" svg:y="0.1543in" svg:viewBox="0 0 122 177" svg:d="M122 58c0-31-14-58-41-58-39 0-81 62-81 119 0 34 15 58 39 58 41 0 83-63 83-119zM29 83c16-62 41-75 52-75 14 0 20 16 20 36 0 7 0 16-6 39-22 0-43 0-66 0zM92 94c-15 59-39 74-51 74-19 0-20-28-20-35 0-10 1-21 6-39 22 0 43 0 65 0z"><text:p/></draw:path><draw:path draw:style-name="gr4" draw:text-style-name="P141" svg:width="0.0165in" svg:height="0.0417in" svg:x="4.587in" svg:y="0.1862in" svg:viewBox="0 0 43 107" svg:d="M34 35c0 18-3 41-27 63-1 2-1 2-1 4s2 5 4 5c4 0 33-28 33-69 0-21-8-38-23-38-12 0-20 10-20 20 0 11 8 21 20 21 8 0 9-5 14-6z"><text:p/></draw:path><draw:path draw:style-name="gr4" draw:text-style-name="P141" svg:width="0.0657in" svg:height="0.028in" svg:x="4.7362in" svg:y="0.1059in" svg:viewBox="0 0 168 72" svg:d="M130 44c-3 2-15 14-15 19 0 4 4 9 8 9s7-3 9-6c8-10 19-17 28-21 5-3 8-4 8-10 0-4-3-6-6-8-11-6-15-16-16-20 0-1-3-7-9-7-3 0-8 3-8 8 0 6 5 14 8 19-40 0-82 0-123 0-6 0-14 0-14 8 0 9 8 9 14 9 39 0 77 0 116 0z"><text:p/></draw:path><draw:path draw:style-name="gr4" draw:text-style-name="P141" svg:width="0.0575in" svg:height="0.061in" svg:x="4.6917in" svg:y="0.1425in" svg:viewBox="0 0 147 156" svg:d="M53 74c10 0 38-1 56-8 25-8 31-25 31-35 0-20-20-31-43-31-41 0-97 32-97 91 0 35 21 65 62 65 58 0 85-34 85-40 0-1-3-5-6-5-2 0-2 1-5 4-27 31-67 31-74 31-20 0-34-14-34-42 0-4 0-11 4-30 7 0 14 0 21 0zM35 65c14-51 52-55 62-55 15 0 28 8 28 21 0 34-59 34-73 34-6 0-11 0-17 0z"><text:p/></draw:path><draw:path draw:style-name="gr4" draw:text-style-name="P141" svg:width="0.0488in" svg:height="0.0437in" svg:x="4.7661in" svg:y="0.1795in" svg:viewBox="0 0 125 112" svg:d="M31 87c10-10 22-18 36-28 17-13 27-21 37-31 12-11 21-22 21-24 0-4-3-4-5-4-4 0-4 0-7 3-8 14-14 14-18 14s-8 0-15-6c-9-7-14-11-24-11-22 0-36 22-36 29 0 5 2 5 5 5s4-2 4-3c2-4 5-10 24-10 7 0 13 1 25 3 9 1 12 1 16 1-7 7-14 13-32 27-19 13-30 20-41 31-10 8-21 21-21 25 0 3 4 4 6 4s2-1 4-3c7-9 17-14 25-14 7 0 10 2 20 9 7 5 12 8 19 8 28 0 48-29 48-39 0-4-4-4-6-4-4 0-4 1-5 4-6 15-26 18-34 18-6 0-13-1-20-3-14-1-16-1-21-1-4 0-4 0-5 0z"><text:p/></draw:path><draw:path draw:style-name="gr4" draw:text-style-name="P141" svg:width="0.035in" svg:height="0.135in" svg:x="4.8453in" svg:y="0.1012in" svg:viewBox="0 0 90 344" svg:d="M7 0c-3 0-7 0-7 4 0 3 1 3 3 6 29 26 63 74 63 163 0 71-23 126-60 158-6 6-6 7-6 9 0 1 1 4 4 4 4 0 38-23 60-65 16-29 26-66 26-106 0-48-16-124-83-173z"><text:p/></draw:path></draw:g></draw:g></text:p><text:p text:style-name="P24"/><text:list xml:id="list204955261938388" text:continue-numbering="true" text:style-name="L1"><text:list-item><text:p text:style-name="P91"><draw:g text:anchor-type="as-char" svg:y="-0.222in" draw:z-index="142" draw:name="Shape316" draw:style-name="gr1"><svg:title>TexMaths</svg:title><svg:desc>14§display§r=r^{\ast }\cdot \sin \left(\frac{\pi }{2}-\delta \right)=r^{\ast }\cdot \cos \left(\delta \right)§svg§600§FALSE§</svg:desc><draw:g draw:style-name="gr2"><draw:path draw:style-name="gr3" draw:text-style-name="P140" svg:width="2.7429in" svg:height="0.3343in" svg:x="0.0047in" svg:y="0.0102in" svg:viewBox="0 0 6968 850" svg:d="M0 0c2322 0 4646 0 6968 0 0 283 0 567 0 850-2322 0-4646 0-6968 0 0-283 0-567 0-850z"><text:p/></draw:path><draw:path draw:style-name="gr4" draw:text-style-name="P141" svg:width="0.0783in" svg:height="0.0874in" svg:x="0.0004in" svg:y="0.1366in" svg:viewBox="0 0 200 223" svg:d="M29 189c-1 7-4 18-4 21 0 8 7 13 14 13 6 0 14-5 18-14 2-2 19-69 20-77 4-17 13-51 15-65 3-5 16-29 28-39 5-4 19-17 40-17 12 0 19 6 21 6-16 3-26 14-26 28 0 7 5 17 19 17 12 0 26-12 26-30 0-17-15-32-40-32-33 0-54 25-63 38-5-21-21-38-45-38-23 0-32 20-37 28-8 17-15 46-15 48 0 5 4 4 6 5 5 0 5 0 8-11 8-35 18-59 36-59 9 0 16 4 16 23 0 11-2 15-9 42-9 37-18 75-28 113z"><text:p/></draw:path><draw:path draw:style-name="gr4" draw:text-style-name="P141" svg:width="0.128in" svg:height="0.0449in" svg:x="0.1524in" svg:y="0.152in" svg:viewBox="0 0 326 115" svg:d="M309 20c9 0 17 0 17-10s-8-10-15-10c-98 0-198 0-296 0-7 0-15 0-15 10s8 10 17 10c98 0 194 0 292 0zM311 115c7 0 15 0 15-10s-8-10-17-10c-98 0-194 0-292 0-9 0-17 0-17 10s8 10 15 10c98 0 198 0 296 0z"><text:p/></draw:path><draw:path draw:style-name="gr4" draw:text-style-name="P141" svg:width="0.0783in" svg:height="0.0874in" svg:x="0.3512in" svg:y="0.1366in" svg:viewBox="0 0 200 223" svg:d="M29 189c-1 7-4 18-4 21 0 8 6 13 14 13 6 0 14-5 18-14 0-2 17-69 20-77 4-17 13-51 15-65 2-5 16-29 28-39 5-4 19-17 40-17 12 0 19 6 21 6-16 3-27 14-27 28 0 7 6 17 20 17 12 0 26-12 26-30 0-17-15-32-40-32-33 0-54 25-63 38-5-21-23-38-45-38-23 0-32 20-37 28-8 17-15 46-15 48 0 5 4 5 6 5 5 0 5 0 8-11 8-35 18-59 36-59 9 0 16 4 16 23 0 11-2 15-9 42-9 37-18 75-28 113z"><text:p/></draw:path><draw:path draw:style-name="gr4" draw:text-style-name="P141" svg:width="0.0547in" svg:height="0.0579in" svg:x="0.4504in" svg:y="0.0791in" svg:viewBox="0 0 140 148" svg:d="M81 74c28-11 41-17 49-21 7-3 10-4 10-10 0-7-4-11-11-11-3 0-3 0-7 3-16 10-31 21-46 31 1-17 2-34 4-51 1-5 0-15-10-15-4 0-11 3-11 11 0 3 1 13 3 17 0 6 2 31 2 38-15-10-30-21-46-31-3-3-4-3-7-3-7 0-11 4-11 11 0 6 4 9 7 10 17 7 35 14 52 21-28 13-41 17-49 21-7 3-10 4-10 11 0 6 4 12 11 12 2 0 3 0 7-3 16-11 31-21 46-32-1 18-4 37-5 56 0 7 7 9 11 9s11-2 11-9c0-3-1-14-3-17 0-6-2-31-2-39 14 9 26 18 40 28 9 7 10 7 13 7 7 0 11-6 11-12 0-7-4-8-7-9-17-7-35-16-52-23z"><text:p/></draw:path><draw:path draw:style-name="gr4" draw:text-style-name="P141" svg:width="0.0201in" svg:height="0.0201in" svg:x="0.5874in" svg:y="0.1638in" svg:viewBox="0 0 52 52" svg:d="M52 27c0-14-11-27-25-27-16 0-27 13-27 27s11 25 27 25c14 0 25-11 25-25z"><text:p/></draw:path><draw:path draw:style-name="gr4" draw:text-style-name="P141" svg:width="0.063in" svg:height="0.0882in" svg:x="0.6736in" svg:y="0.1354in" svg:viewBox="0 0 161 225" svg:d="M85 125c12 2 52 9 52 46 0 24-17 45-56 45-40 0-59-28-68-70-2-7-2-9-6-9-7 0-7 3-7 13 0 21 0 42 0 64 0 9 0 11 6 11 2 0 2 0 12-9 3-5 0-2 10-12 21 21 43 21 53 21 58 0 80-32 80-68 0-25-15-41-21-46-15-16-35-20-56-24-28-6-60-11-60-39 0-19 12-38 54-38 55 0 58 43 58 59 1 5 5 5 7 5 5 0 5-3 5-12 0-17 0-33 0-49 0-9 0-13-5-13-3 0-3 0-10 6-1 2-6 7-8 8-19-14-40-14-47-14-60 0-78 34-78 60 0 18 8 31 21 42 15 13 29 16 64 23z"><text:p/></draw:path><draw:path draw:style-name="gr4" draw:text-style-name="P141" svg:width="0.0409in" svg:height="0.1287in" svg:x="0.7504in" svg:y="0.0929in" svg:viewBox="0 0 105 328" svg:d="M70 111c-22 1-46 4-69 5 0 6 0 10 0 16 33 0 37 2 37 26 0 44 0 88 0 133 0 23-6 23-38 23 0 4 0 8 0 14 15 0 42-2 53-2 18 0 35 2 52 2 0-6 0-10 0-14-32 0-35-3-35-23 0-60 0-120 0-180zM73 25c0-15-13-25-27-25-15 0-26 13-26 25 0 14 11 27 26 27 14 0 27-10 27-27z"><text:p/></draw:path><draw:path draw:style-name="gr4" draw:text-style-name="P141" svg:width="0.0972in" svg:height="0.085in" svg:x="0.8039in" svg:y="0.1366in" svg:viewBox="0 0 248 217" svg:d="M38 49c0 43 0 88 0 132 0 22-6 22-38 22 0 4 0 8 0 14 17 0 42-1 56-1 13 0 38 1 55 1 0-6 0-10 0-14-34 0-40 0-40-22 0-31 0-61 0-91 0-51 35-79 68-79 30 0 36 27 36 55 0 38 0 77 0 115 0 22-6 22-38 22 0 4 0 8 0 14 17 0 42-1 55-1 12 0 39 1 56 1 0-6 0-10 0-14-27 0-38 0-39-15 0-33 0-63 0-94 0-42 0-58-16-76-7-8-22-18-52-18-35 0-58 21-72 52 0-17 0-35 0-52-23 1-47 4-69 6 0 5 0 9 0 15 34 0 38 4 38 28z"><text:p/></draw:path><draw:path draw:style-name="gr4" draw:text-style-name="P141" svg:width="0.0728in" svg:height="0.3469in" svg:x="0.9724in" svg:y="0in" svg:viewBox="0 0 186 882" svg:d="M164 876c1 2 5 6 7 6 3 0 7 0 10 0 1 0 5 0 5-4 0-3-1-4-1-6-18-17-45-45-76-98-53-94-73-215-73-332 0-218 63-347 149-434 1-1 1-1 1-2 0-6-3-6-10-6-5 0-7 0-11 4-46 41-99 108-133 212-21 65-32 144-32 225 0 115 21 246 98 361 13 20 21 27 31 39 5 6 12 14 17 19s12 11 18 16z"><text:p/></draw:path><draw:path draw:style-name="gr4" draw:text-style-name="P141" svg:width="0.1043in" svg:height="0.085in" svg:x="1.0815in" svg:y="0.0083in" svg:viewBox="0 0 266 217" svg:d="M116 28c18 0 38 0 56 0-15 73-21 94-21 127 0 7 0 20 4 37 6 22 12 25 19 25 9 0 19-8 19-18 0-3 0-4-3-11-14-35-14-68-14-82 0-26 3-53 9-78 18 0 38 0 56 0 7 0 25 0 25-17 0-11-11-11-20-11-54 0-110 0-165 0-11 0-29 0-52 22-16 20-29 42-29 45 1 2 0 4 6 4 4 0 5-1 8-5 24-38 52-38 62-38 9 0 18 0 28 0-16 60-42 119-63 164-3 7-3 8-3 11 0 10 7 14 14 14 14 0 18-14 24-32 7-23 7-24 14-48 8-36 18-73 26-109z"><text:p/></draw:path><draw:path draw:style-name="gr4" draw:text-style-name="P141" svg:width="0.1169in" svg:height="0.0075in" svg:x="1.076in" svg:y="0.1701in" svg:viewBox="0 0 298 20" svg:d="M0 0c99 0 199 0 298 0 0 7 0 13 0 20-99 0-199 0-298 0 0-7 0-13 0-20z"><text:p/></draw:path><draw:path draw:style-name="gr4" draw:text-style-name="P141" svg:width="0.0768in" svg:height="0.1287in" svg:x="1.0965in" svg:y="0.2256in" svg:viewBox="0 0 196 328" svg:d="M38 290c17-17 35-34 52-51 77-68 106-93 106-144 0-56-45-95-105-95-55 0-91 46-91 90 0 28 24 28 25 28 9 0 25-7 25-27 0-13-8-25-25-25-4 0-5 0-7 0 11-32 38-51 67-51 45 0 66 41 66 80s-25 79-52 109c-32 35-63 70-95 105-4 6-4 7-4 19 60 0 122 0 182 0 4-30 10-58 14-86-4 0-8 0-13 0-2 14-5 37-11 44-3 4-35 4-46 4-29 0-59 0-88 0z"><text:p/></draw:path><draw:path draw:style-name="gr4" draw:text-style-name="P141" svg:width="0.1177in" svg:height="0.0075in" svg:x="1.276in" svg:y="0.1701in" svg:viewBox="0 0 300 20" svg:d="M283 20c8 0 17 0 17-10s-9-10-17-10c-88 0-178 0-266 0-9 0-17 0-17 10s8 10 17 10c88 0 178 0 266 0z"><text:p/></draw:path><draw:path draw:style-name="gr4" draw:text-style-name="P141" svg:width="0.0791in" svg:height="0.1398in" svg:x="1.4614in" svg:y="0.0846in" svg:viewBox="0 0 202 356" svg:d="M109 134c-61 16-109 79-109 139 0 46 31 83 77 83 57 0 98-77 98-146 0-45-20-69-36-91-17-22-47-59-47-81 0-10 10-23 27-23 15 0 25 7 35 14 10 6 20 12 28 12 11 0 20-12 20-20 0-10-9-11-27-15-25-6-32-6-39-6-39 0-56 21-56 50 0 27 14 55 29 84zM115 146c12 22 26 49 26 84 0 32-18 114-64 114-27 0-48-21-48-58 0-31 19-124 86-140z"><text:p/></draw:path><draw:path draw:style-name="gr4" draw:text-style-name="P141" svg:width="0.0736in" svg:height="0.3469in" svg:x="1.5531in" svg:y="0in" svg:viewBox="0 0 188 882" svg:d="M188 441c0-140-34-290-131-400-7-9-25-28-37-38-3-3-5-3-10-3-6 0-10 0-10 6 0 1 1 2 3 4 17 17 43 45 74 98 53 95 73 215 73 333 0 213-59 343-149 433 0 1-1 1-1 4 0 4 4 4 10 4 5 0 7 0 11-4 48-41 99-108 133-212 22-67 34-147 34-225z"><text:p/></draw:path><draw:path draw:style-name="gr4" draw:text-style-name="P141" svg:width="0.128in" svg:height="0.0449in" svg:x="1.7268in" svg:y="0.152in" svg:viewBox="0 0 326 115" svg:d="M309 20c7 0 17 0 17-10s-10-10-15-10c-98 0-198 0-296 0-7 0-15 0-15 10s8 10 15 10c98 0 196 0 294 0zM311 115c5 0 15 0 15-10s-10-10-17-10c-98 0-196 0-294 0-7 0-15 0-15 10s8 10 15 10c98 0 198 0 296 0z"><text:p/></draw:path><draw:path draw:style-name="gr4" draw:text-style-name="P141" svg:width="0.0783in" svg:height="0.0874in" svg:x="1.926in" svg:y="0.1366in" svg:viewBox="0 0 200 223" svg:d="M29 189c-1 7-5 18-5 21 0 8 7 13 15 13 6 0 14-5 18-14 0-2 17-69 20-77 4-17 13-51 15-65 2-5 16-29 28-39 3-4 19-17 40-17 12 0 19 6 21 6-16 3-27 14-27 28 0 7 6 17 20 17 12 0 26-12 26-30 0-17-15-32-40-32-33 0-55 25-63 38-5-21-23-38-45-38-23 0-32 20-37 28-9 17-15 46-15 48 0 5 4 5 6 5 5 0 5 0 8-11 8-35 18-59 36-59 9 0 16 4 16 23 0 11-2 15-9 42-9 37-18 75-28 113z"><text:p/></draw:path><draw:path draw:style-name="gr4" draw:text-style-name="P141" svg:width="0.0547in" svg:height="0.0579in" svg:x="2.0252in" svg:y="0.0791in" svg:viewBox="0 0 140 148" svg:d="M80 74c29-11 42-17 50-21 7-3 10-4 10-10 0-7-4-11-11-11-3 0-3 0-7 3-16 10-31 21-46 31 1-17 2-34 4-51 1-5 0-15-10-15-4 0-11 3-11 11 0 3 1 13 1 17 2 6 4 31 4 38-15-10-30-21-46-31-4-3-4-3-7-3-7 0-11 4-11 11 0 6 4 9 7 10 17 7 35 14 52 21-28 13-41 17-49 21-7 3-10 4-10 11 0 6 4 12 11 12 2 0 3 0 7-3 16-11 31-21 46-32-1 18-4 37-5 56 0 7 7 9 11 9s10-2 10-9c0-3-2-14-2-17 0-6-2-31-2-39 14 9 26 18 40 28 9 7 10 7 13 7 7 0 11-6 11-12 0-7-4-8-7-9-18-7-35-16-53-23z"><text:p/></draw:path><draw:path draw:style-name="gr4" draw:text-style-name="P141" svg:width="0.0201in" svg:height="0.0201in" svg:x="2.1618in" svg:y="0.1638in" svg:viewBox="0 0 52 52" svg:d="M52 27c0-14-13-27-27-27-15 0-25 13-25 27s10 25 25 25c14 0 27-11 27-25z"><text:p/></draw:path><draw:path draw:style-name="gr4" draw:text-style-name="P141" svg:width="0.0736in" svg:height="0.0882in" svg:x="2.2484in" svg:y="0.1354in" svg:viewBox="0 0 188 225" svg:d="M41 113c0-79 40-100 67-100 4 0 35 0 52 18-20 1-23 17-23 22 0 13 9 23 23 23 12 0 22-9 22-23 0-33-36-53-74-53-62 0-108 53-108 115 0 63 49 110 106 110 66 0 82-58 82-63s-5-5-6-5c-6 0-6 3-7 5-14 45-46 51-64 51-27 0-70-21-70-100z"><text:p/></draw:path><draw:path draw:style-name="gr4" draw:text-style-name="P141" svg:width="0.0854in" svg:height="0.0882in" svg:x="2.3331in" svg:y="0.1354in" svg:viewBox="0 0 218 225" svg:d="M218 115c0-63-49-115-109-115-61 0-109 53-109 115 0 64 52 110 109 110 59 0 109-47 109-110zM109 213c-21 0-42-10-56-32-12-21-12-52-12-69 0-20 0-46 12-69 13-22 37-32 56-32 21 0 44 11 56 32 13 21 13 49 13 69 0 17 0 43-11 66-12 21-33 35-58 35z"><text:p/></draw:path><draw:path draw:style-name="gr4" draw:text-style-name="P141" svg:width="0.063in" svg:height="0.0882in" svg:x="2.4311in" svg:y="0.1354in" svg:viewBox="0 0 161 225" svg:d="M85 125c12 2 52 9 52 46 0 24-17 45-56 45-40 0-59-28-68-70-2-7-2-9-7-9-6 0-6 3-6 13 0 21 0 42 0 64 0 9 0 11 6 11 1 0 1-1 11-9 1-2 1-2 10-12 22 21 44 21 54 21 58 0 80-32 80-68 0-25-15-41-21-46-17-16-35-20-56-24-28-6-60-11-60-39 0-19 12-38 54-38 55 0 56 43 58 59 0 5 4 4 5 5 7 0 7-3 7-12 0-17 0-33 0-49 0-9 0-13-5-13-3 0-3 0-10 6-1 2-7 7-8 8-19-14-40-14-47-14-60 0-78 34-78 60 0 18 7 31 21 42 15 13 29 16 64 23z"><text:p/></draw:path><draw:path draw:style-name="gr4" draw:text-style-name="P141" svg:width="0.0449in" svg:height="0.1925in" svg:x="2.5524in" svg:y="0.0783in" svg:viewBox="0 0 115 490" svg:d="M115 486c0-2 0-3-9-11-61-61-77-154-77-229 0-85 19-170 79-232 7-6 7-7 7-8 0-5-3-6-6-6-4 0-49 34-78 97-25 53-31 107-31 149 0 38 6 97 32 153 30 59 73 91 77 91 3 0 6-1 6-4z"><text:p/></draw:path><draw:path draw:style-name="gr4" draw:text-style-name="P141" svg:width="0.0791in" svg:height="0.1398in" svg:x="2.6169in" svg:y="0.0846in" svg:viewBox="0 0 202 356" svg:d="M109 134c-61 16-109 79-109 139 0 46 31 83 77 83 57 0 99-77 99-146 0-45-21-69-36-91-18-22-48-59-48-81 0-10 10-23 27-23 15 0 25 7 35 14 10 6 20 12 28 12 13 0 20-12 20-20 0-10-9-11-26-15-26-6-33-6-40-6-39 0-56 21-56 50 0 27 14 55 29 84zM115 146c12 22 26 49 26 84 0 32-18 114-64 114-27 0-46-21-46-58 0-31 18-124 84-140z"><text:p/></draw:path><draw:path draw:style-name="gr4" draw:text-style-name="P141" svg:width="0.0449in" svg:height="0.1925in" svg:x="2.713in" svg:y="0.0783in" svg:viewBox="0 0 115 490" svg:d="M115 246c0-39-6-98-32-154-30-60-72-92-77-92-3 0-6 3-6 6 0 1 0 2 10 11 49 49 77 126 77 229 0 84-18 170-80 231-7 6-7 7-7 9 0 3 3 4 6 4 5 0 49-34 78-94 25-54 31-109 31-150z"><text:p/></draw:path></draw:g></draw:g></text:p></text:list-item><text:list-item><text:p text:style-name="P98"><draw:g text:anchor-type="as-char" svg:y="-0.1437in" draw:z-index="139" draw:name="Shape317" draw:style-name="gr1"><svg:title>TexMaths</svg:title><svg:desc>14§display§\theta =\theta ^{\ast }§svg§600§FALSE§</svg:desc><draw:g draw:style-name="gr2"><draw:path draw:style-name="gr3" draw:text-style-name="P140" svg:width="0.4965in" svg:height="0.1236in" svg:x="0.002in" svg:y="0.0098in" svg:viewBox="0 0 1262 315" svg:d="M0 0c421 0 841 0 1262 0 0 105 0 210 0 315-421 0-841 0-1262 0 0-105 0-210 0-315z"><text:p/></draw:path><draw:path draw:style-name="gr4" draw:text-style-name="P141" svg:width="0.0795in" svg:height="0.1366in" svg:x="0.0004in" svg:y="0.0067in" svg:viewBox="0 0 203 348" svg:d="M203 99c0-32-10-99-59-99-68 0-144 137-144 248 0 46 14 100 59 100 68 0 144-140 144-249zM52 166c8-30 18-69 38-104 12-24 30-52 53-52 24 0 28 32 28 60 0 24-4 49-17 96-34 0-69 0-102 0zM150 182c-6 22-16 63-34 98-18 33-36 57-57 57-17 0-27-14-27-59 0-21 3-49 16-96 33 0 68 0 102 0z"><text:p/></draw:path><draw:path draw:style-name="gr4" draw:text-style-name="P141" svg:width="0.128in" svg:height="0.0449in" svg:x="0.1528in" svg:y="0.0717in" svg:viewBox="0 0 326 115" svg:d="M309 20c9 0 17 0 17-10s-8-10-15-10c-98 0-198 0-296 0-7 0-15 0-15 10s8 10 17 10c98 0 194 0 292 0zM311 115c7 0 15 0 15-10s-8-10-17-10c-98 0-194 0-292 0-9 0-17 0-17 10s8 10 15 10c98 0 198 0 296 0z"><text:p/></draw:path><draw:path draw:style-name="gr4" draw:text-style-name="P141" svg:width="0.0799in" svg:height="0.1366in" svg:x="0.3535in" svg:y="0.0067in" svg:viewBox="0 0 204 348" svg:d="M204 99c0-32-9-99-60-99-67 0-144 137-144 248 0 46 15 100 60 100 69 0 144-140 144-249zM53 166c9-30 18-69 38-104 13-24 31-52 53-52 24 0 27 32 27 60 0 24-3 49-16 96-33 0-68 0-102 0zM151 182c-5 22-15 63-35 98-17 33-35 57-56 57-17 0-26-14-26-59 0-21 2-49 15-96 34 0 69 0 102 0z"><text:p/></draw:path><draw:path draw:style-name="gr4" draw:text-style-name="P141" svg:width="0.0547in" svg:height="0.0575in" svg:x="0.4539in" svg:y="0in" svg:viewBox="0 0 140 147" svg:d="M81 74c28-12 41-17 49-21 7-3 10-4 10-11 0-6-4-11-11-11-2 0-3 0-7 3-16 11-31 21-46 32 1-17 2-34 4-51 1-7 0-15-10-15-4 0-11 3-11 10 0 4 1 14 3 17 0 5 2 30 2 39-15-11-30-21-46-32-3-2-4-3-7-3-7 0-11 5-11 11 0 7 4 8 7 10 17 7 35 14 52 22-28 11-41 17-49 21-7 3-10 4-10 10 0 7 4 11 11 11 3 0 3 0 7-3 16-11 31-21 46-30-1 18-4 36-5 54 0 8 7 10 11 10s11-2 11-10c0-3-1-13-3-17 0-5-2-30-2-37 14 8 26 16 40 26 10 7 10 7 13 7 7 0 11-4 11-11s-4-8-7-10c-17-7-35-14-52-21z"><text:p/></draw:path></draw:g></draw:g></text:p></text:list-item><text:list-item><text:p text:style-name="P106"><draw:g text:anchor-type="as-char" svg:y="-0.222in" draw:z-index="143" draw:name="Shape318" draw:style-name="gr1"><svg:title>TexMaths</svg:title><svg:desc>14§display§z=r^{\ast }\cos \left(\frac{\pi }{2}-\delta \right)=r^{\ast }\sin \left(\delta \right)§svg§600§FALSE§</svg:desc><draw:g draw:style-name="gr2"><draw:path draw:style-name="gr3" draw:text-style-name="P140" svg:width="2.5339in" svg:height="0.3343in" svg:x="0.002in" svg:y="0.0102in" svg:viewBox="0 0 6437 850" svg:d="M0 0c2146 0 4291 0 6437 0 0 283 0 567 0 850-2146 0-4291 0-6437 0 0-283 0-567 0-850z"><text:p/></draw:path><draw:path draw:style-name="gr4" draw:text-style-name="P141" svg:width="0.0819in" svg:height="0.0874in" svg:x="0.0004in" svg:y="0.1366in" svg:viewBox="0 0 209 223" svg:d="M45 176c26-28 40-40 59-56 15-14 29-26 47-43 46-46 58-70 58-71 0-6-5-6-6-6-3 0-4 1-7 6-15 23-25 32-36 32-13 0-19-9-26-17-9-11-18-21-35-21-36 0-58 46-58 56 0 3 1 6 5 6s6-3 7-6c9-22 38-22 42-22 10 0 20 2 31 7 20 7 25 7 38 7-18 21-59 57-69 64-15 14-29 28-45 42-33 32-50 60-50 64 0 5 4 3 6 5 4 0 5 0 8-6 11-18 27-31 42-31 11 0 15 4 28 18 8 12 17 19 32 19 48 0 77-62 77-76 0-3-3-4-5-4-6 0-6 3-7 5-12 33-44 42-59 42-10 0-20-2-30-7-16-5-23-8-35-8-4 0-8 0-12 1z"><text:p/></draw:path><draw:path draw:style-name="gr4" draw:text-style-name="P141" svg:width="0.1287in" svg:height="0.0449in" svg:x="0.1551in" svg:y="0.152in" svg:viewBox="0 0 328 115" svg:d="M311 20c7 0 17 0 17-10s-10-10-17-10c-98 0-196 0-294 0-7 0-17 0-17 10s10 10 17 10c98 0 196 0 294 0zM311 115c7 0 17 0 17-10s-10-10-17-10c-98 0-196 0-294 0-7 0-17 0-17 10s10 10 17 10c98 0 196 0 294 0z"><text:p/></draw:path><draw:path draw:style-name="gr4" draw:text-style-name="P141" svg:width="0.0783in" svg:height="0.0874in" svg:x="0.3547in" svg:y="0.1366in" svg:viewBox="0 0 200 223" svg:d="M28 189c-1 7-4 18-4 21 0 8 7 13 14 13s15-5 18-14c1-2 18-69 20-77 4-17 12-51 16-65 2-5 16-29 27-39 4-4 18-17 39-17 14 0 14 4 21 6-14 3-25 14-25 28 0 7 4 17 18 17 13 0 28-12 28-30 0-17-17-32-42-32-31 0-53 25-63 38-3-21-21-38-45-38-22 0-30 20-36 28-8 17-14 46-14 48 0 5 4 5 6 5 4 0 5 0 8-11 8-35 18-59 35-59 8 0 15 4 15 23 0 11-1 15-7 42-9 37-19 75-29 113z"><text:p/></draw:path><draw:path draw:style-name="gr4" draw:text-style-name="P141" svg:width="0.0543in" svg:height="0.0579in" svg:x="0.4539in" svg:y="0.0791in" svg:viewBox="0 0 139 148" svg:d="M80 74c28-11 40-17 49-21 7-3 10-4 10-10 0-7-5-11-10-11-3 0-3 0-7 3-16 10-32 21-48 31 2-17 4-34 6-51 0-5 0-15-11-15-5 0-10 3-10 11 0 3 1 13 1 17 2 6 3 31 4 38-15-10-30-21-46-31-4-3-5-3-8-3-6 0-10 4-10 11 0 6 3 9 7 10 17 7 35 14 52 21-28 13-41 17-51 21-5 3-8 4-8 11 0 6 4 12 10 12 3 0 3 0 7-3 15-11 32-21 47-32-1 18-4 37-5 56 0 7 5 9 10 9 4 0 11-2 11-9 0-3-2-14-2-17-1-6-2-31-4-39 14 9 28 18 42 28 9 7 10 7 13 7 5 0 10-6 10-12 0-7-5-8-7-9-17-7-35-16-52-23z"><text:p/></draw:path><draw:path draw:style-name="gr4" draw:text-style-name="P141" svg:width="0.0736in" svg:height="0.0882in" svg:x="0.5697in" svg:y="0.1354in" svg:viewBox="0 0 188 225" svg:d="M41 113c0-79 40-100 65-100 5 0 37 0 54 18-21 1-24 17-24 22 0 13 10 23 24 23 12 0 22-9 22-23 0-33-38-53-76-53-61 0-106 53-106 115 0 63 48 110 105 110 66 0 83-58 83-63s-6-5-7-5c-5 0-6 3-7 5-14 45-47 51-65 51-25 0-68-21-68-100z"><text:p/></draw:path><draw:path draw:style-name="gr4" draw:text-style-name="P141" svg:width="0.085in" svg:height="0.0882in" svg:x="0.6543in" svg:y="0.1354in" svg:viewBox="0 0 217 225" svg:d="M217 115c0-63-49-115-108-115-61 0-109 53-109 115 0 64 50 110 108 110 60 0 109-47 109-110zM109 213c-21 0-43-10-56-32-12-21-12-52-12-69 0-20 0-46 11-69 14-22 36-32 56-32 22 0 43 11 56 32 12 21 12 49 12 69 0 17 0 43-11 66-10 21-32 35-56 35z"><text:p/></draw:path><draw:path draw:style-name="gr4" draw:text-style-name="P141" svg:width="0.063in" svg:height="0.0882in" svg:x="0.752in" svg:y="0.1354in" svg:viewBox="0 0 161 225" svg:d="M87 125c10 2 50 9 50 46 0 24-17 45-56 45-40 0-59-28-67-70-1-7-3-9-7-9-7 0-7 3-7 13 0 21 0 42 0 64 0 9 0 11 6 11 2 0 2 0 12-9 2 0 2-2 10-12 21 21 43 21 53 21 58 0 80-32 80-68 0-25-14-41-21-46-15-16-35-20-56-24-27-6-60-11-60-39 0-19 12-38 54-38 55 0 58 43 58 59 1 5 5 5 7 5 5 0 5-3 5-12 0-17 0-33 0-49 0-9 0-13-5-13-2 0-3 0-10 6-1 2-6 7-8 8-19-14-38-14-47-14-58 0-78 34-78 60 0 18 8 31 21 42 17 13 29 16 66 23z"><text:p/></draw:path><draw:path draw:style-name="gr4" draw:text-style-name="P141" svg:width="0.0728in" svg:height="0.3469in" svg:x="0.8894in" svg:y="0in" svg:viewBox="0 0 186 882" svg:d="M165 876c0 2 4 5 6 6 4 0 7 0 11 0 1 0 4 0 4-4 0-3 0-4-1-6-18-17-45-45-74-98-54-94-73-215-73-332 0-218 61-347 147-434 1-1 1-1 1-2 0-6-3-6-8-6-7 0-7 0-13 4-46 41-99 108-133 212-21 65-32 144-32 225 0 115 21 246 98 361 14 20 21 27 32 39 4 6 11 14 16 19 7 5 12 11 19 16z"><text:p/></draw:path><draw:path draw:style-name="gr4" draw:text-style-name="P141" svg:width="0.1043in" svg:height="0.085in" svg:x="0.9984in" svg:y="0.0083in" svg:viewBox="0 0 266 217" svg:d="M118 28c18 0 37 0 56 0-17 73-21 94-21 127 0 7 0 20 4 37 4 22 10 25 17 25 9 0 21-8 21-18 0-3 0-4-3-11-16-35-16-68-16-82 0-26 5-53 10-78 18 0 38 0 56 0 6 0 24 0 24-17 0-11-10-11-20-11-54 0-110 0-165 0-11 0-29 0-50 22-18 20-31 42-31 45 1 2 0 4 6 4 4 0 5-1 8-5 24-38 53-38 63-38s18 0 28 0c-17 60-43 119-63 164-4 7-4 8-4 11 0 10 8 14 14 14 15 0 18-14 25-32 7-23 7-24 13-48 9-36 18-73 28-109z"><text:p/></draw:path><draw:path draw:style-name="gr4" draw:text-style-name="P141" svg:width="0.1169in" svg:height="0.0075in" svg:x="0.9933in" svg:y="0.1701in" svg:viewBox="0 0 298 20" svg:d="M0 0c99 0 199 0 298 0 0 7 0 13 0 20-99 0-199 0-298 0 0-7 0-13 0-20z"><text:p/></draw:path><draw:path draw:style-name="gr4" draw:text-style-name="P141" svg:width="0.0768in" svg:height="0.1287in" svg:x="1.0134in" svg:y="0.2256in" svg:viewBox="0 0 196 328" svg:d="M38 290c17-17 35-34 52-51 77-68 106-93 106-144 0-56-45-95-104-95-56 0-92 46-92 90 0 28 24 28 27 28 7 0 25-7 25-27 0-13-10-25-27-25-4 0-4 0-5 0 11-32 37-51 65-51 45 0 66 41 66 80s-24 79-52 109c-30 35-63 70-93 105-6 6-6 7-6 19 60 0 122 0 182 0 4-30 10-58 14-86-4 0-8 0-13 0-1 14-5 37-9 44-5 4-37 4-48 4-29 0-59 0-88 0z"><text:p/></draw:path><draw:path draw:style-name="gr4" draw:text-style-name="P141" svg:width="0.1181in" svg:height="0.0075in" svg:x="1.1929in" svg:y="0.1701in" svg:viewBox="0 0 301 20" svg:d="M283 20c8 0 18 0 18-10s-10-10-18-10c-88 0-178 0-266 0-9 0-17 0-17 10s8 10 17 10c88 0 178 0 266 0z"><text:p/></draw:path><draw:path draw:style-name="gr4" draw:text-style-name="P141" svg:width="0.0791in" svg:height="0.1398in" svg:x="1.3783in" svg:y="0.0846in" svg:viewBox="0 0 202 356" svg:d="M109 134c-61 16-109 79-109 139 0 46 31 83 78 83 58 0 98-77 98-146 0-45-19-69-36-91-18-22-48-59-48-81 0-10 10-23 28-23 14 0 24 7 35 14 10 6 20 12 27 12 13 0 20-12 20-20 0-10-9-11-26-15-25-6-32-6-40-6-38 0-56 21-56 50 0 27 14 55 29 84zM115 146c12 22 28 49 28 84 0 32-20 114-65 114-28 0-47-21-47-58 0-31 18-124 84-140z"><text:p/></draw:path><draw:path draw:style-name="gr4" draw:text-style-name="P141" svg:width="0.0736in" svg:height="0.3469in" svg:x="1.4701in" svg:y="0in" svg:viewBox="0 0 188 882" svg:d="M188 441c0-140-34-290-131-400-7-9-25-28-36-38-4-3-4-3-11-3-6 0-10 0-10 6 0 1 3 2 3 4 17 17 43 45 74 98 53 95 73 215 73 333 0 213-59 343-147 433-2 0-3 1-3 4 0 4 4 4 10 4 7 0 7 0 11-4 48-41 99-108 134-212 21-67 33-147 33-225z"><text:p/></draw:path><draw:path draw:style-name="gr4" draw:text-style-name="P141" svg:width="0.128in" svg:height="0.0449in" svg:x="1.6437in" svg:y="0.152in" svg:viewBox="0 0 326 115" svg:d="M311 20c7 0 15 0 15-10s-8-10-15-10c-98 0-198 0-296 0-7 0-15 0-15 10s8 10 17 10c98 0 196 0 294 0zM311 115c7 0 15 0 15-10s-8-10-15-10c-98 0-196 0-294 0-9 0-17 0-17 10s8 10 15 10c98 0 198 0 296 0z"><text:p/></draw:path><draw:path draw:style-name="gr4" draw:text-style-name="P141" svg:width="0.0783in" svg:height="0.0874in" svg:x="1.8429in" svg:y="0.1366in" svg:viewBox="0 0 200 223" svg:d="M29 189c-1 7-4 18-4 21 0 8 7 13 14 13 6 0 16-5 18-14 2-2 19-69 20-77 4-17 13-51 15-65 3-5 17-29 28-39 5-4 19-17 40-17 12 0 19 6 21 6-16 3-26 14-26 28 0 7 5 17 19 17 12 0 26-12 26-30 0-17-15-32-40-32-33 0-54 25-63 38-5-21-21-38-45-38-23 0-32 20-37 28-8 17-15 46-15 48 0 5 4 4 6 5 5 0 5 0 8-11 8-35 18-59 36-59 9 0 16 4 16 23 0 11-2 15-9 42-9 37-18 75-28 113z"><text:p/></draw:path><draw:path draw:style-name="gr4" draw:text-style-name="P141" svg:width="0.0547in" svg:height="0.0579in" svg:x="1.9421in" svg:y="0.0791in" svg:viewBox="0 0 140 148" svg:d="M81 74c28-11 41-17 49-21 7-3 10-4 10-10 0-7-4-11-11-11-2 0-3 0-7 3-16 10-31 21-46 31 1-17 2-34 4-51 1-5 0-15-10-15-4 0-11 3-11 11 0 3 1 13 3 17 0 6 2 31 2 38-15-10-30-21-46-31-3-3-4-3-7-3-7 0-11 4-11 11 0 6 4 9 7 10 17 7 35 14 52 21-28 13-41 17-49 21-7 3-10 4-10 11 0 6 4 12 11 12 3 0 3 0 7-3 16-11 31-21 46-32-1 18-4 37-5 56 0 7 7 9 11 9s11-2 11-9c0-3-1-14-1-17-2-6-4-31-4-39 14 9 26 18 40 28 10 7 10 7 13 7 7 0 11-6 11-12 0-7-4-8-7-9-17-7-35-16-52-23z"><text:p/></draw:path><draw:path draw:style-name="gr4" draw:text-style-name="P141" svg:width="0.063in" svg:height="0.0882in" svg:x="2.0579in" svg:y="0.1354in" svg:viewBox="0 0 161 225" svg:d="M85 125c12 2 52 9 52 46 0 24-17 45-56 45-40 0-59-28-68-70-2-7-2-9-6-9-7 0-7 3-7 13 0 21 0 42 0 64 0 9 0 11 6 11 2 0 2 0 12-9 3-5 0-2 10-12 21 21 43 21 53 21 58 0 80-32 80-68 0-25-15-41-21-46-15-16-35-20-56-24-28-6-60-11-60-39 0-19 12-38 54-38 55 0 58 43 58 59 1 5 5 5 7 5 5 0 5-3 5-12 0-17 0-33 0-49 0-9 0-13-5-13-3 0-3 0-10 6-1 2-6 7-8 8-19-14-40-14-47-14-60 0-78 34-78 60 0 18 8 31 21 42 15 13 29 16 64 23z"><text:p/></draw:path><draw:path draw:style-name="gr4" draw:text-style-name="P141" svg:width="0.0409in" svg:height="0.1287in" svg:x="2.1343in" svg:y="0.0929in" svg:viewBox="0 0 105 328" svg:d="M70 111c-22 1-46 4-69 5 0 6 0 10 0 16 33 0 37 2 37 26 0 44 0 88 0 133 0 23-6 23-38 23 0 4 0 8 0 14 15 0 42-2 53-2 18 0 35 2 52 2 0-6 0-10 0-14-32 0-35-3-35-23 0-60 0-120 0-180zM73 25c0-15-13-25-27-25-15 0-26 13-26 25 0 14 11 27 26 27 14 0 27-10 27-27z"><text:p/></draw:path><draw:path draw:style-name="gr4" draw:text-style-name="P141" svg:width="0.0972in" svg:height="0.085in" svg:x="2.1878in" svg:y="0.1366in" svg:viewBox="0 0 248 217" svg:d="M38 49c0 43 0 88 0 132 0 22-6 22-38 22 0 4 0 8 0 14 17 0 42-1 56-1 13 0 38 1 55 1 0-6 0-10 0-14-34 0-40 0-40-22 0-31 0-61 0-91 0-51 35-79 68-79 30 0 36 27 36 55 0 38 0 77 0 115 0 22-6 22-38 22 0 4 0 8 0 14 17 0 42-1 55-1 12 0 39 1 56 1 0-6 0-10 0-14-27 0-38 0-39-15 0-33 0-63 0-94 0-42 0-58-16-76-7-8-22-18-52-18-35 0-58 21-72 52 0-17 0-35 0-52-23 1-47 4-69 6 0 5 0 9 0 15 34 0 38 4 38 28z"><text:p/></draw:path><draw:path draw:style-name="gr4" draw:text-style-name="P141" svg:width="0.0449in" svg:height="0.1925in" svg:x="2.3406in" svg:y="0.0783in" svg:viewBox="0 0 115 490" svg:d="M115 486c0-2 0-3-9-11-61-61-77-154-77-229 0-85 19-170 79-232 7-6 7-7 7-8 0-5-3-6-6-6-4 0-49 34-78 97-25 53-31 107-31 149 0 38 6 97 32 153 30 59 73 91 77 91 3 0 6-1 6-4z"><text:p/></draw:path><draw:path draw:style-name="gr4" draw:text-style-name="P141" svg:width="0.0791in" svg:height="0.1398in" svg:x="2.4051in" svg:y="0.0846in" svg:viewBox="0 0 202 356" svg:d="M109 134c-61 16-109 79-109 139 0 46 31 83 77 83 57 0 99-77 99-146 0-45-21-69-36-91-18-22-48-59-48-81 0-10 10-23 27-23 15 0 25 7 35 14 10 6 20 12 28 12 13 0 20-12 20-20 0-10-9-11-26-15-26-6-33-6-40-6-39 0-56 21-56 50 0 27 14 55 29 84zM115 146c12 22 26 49 26 84 0 32-18 114-64 114-27 0-46-21-46-58 0-31 18-124 84-140z"><text:p/></draw:path><draw:path draw:style-name="gr4" draw:text-style-name="P141" svg:width="0.0449in" svg:height="0.1925in" svg:x="2.5008in" svg:y="0.0783in" svg:viewBox="0 0 115 490" svg:d="M115 246c0-39-6-98-32-154-30-60-72-92-77-92-3 0-6 3-6 6 0 1 0 2 10 11 49 49 77 126 77 229 0 84-18 170-80 231-7 6-7 7-7 9 0 3 3 4 6 4 5 0 49-34 78-94 25-54 31-109 31-150z"><text:p/></draw:path></draw:g></draw:g></text:p><text:p text:style-name="P139"/></text:list-item><text:list-item><text:p text:style-name="P117"><draw:g text:anchor-type="as-char" svg:y="-0.1374in" draw:z-index="120" draw:name="Shape319" draw:style-name="gr1"><svg:title>TexMaths</svg:title><svg:desc>14§display§\vec{e_{r_M}}\ =\ §svg§600§FALSE§</svg:desc><draw:g draw:style-name="gr2"><draw:path draw:style-name="gr3" draw:text-style-name="P140" svg:width="0.5539in" svg:height="0.1657in" svg:x="0.0012in" svg:y="0.0102in" svg:viewBox="0 0 1408 422" svg:d="M705 422c-236 0-470 0-705 0 0-140 0-282 0-422 469 0 939 0 1408 0 0 140 0 282 0 422-234 0-469 0-703 0z"><text:p/></draw:path><draw:path draw:style-name="gr4" draw:text-style-name="P141" svg:width="0.0858in" svg:height="0.0378in" svg:x="0.1217in" svg:y="0in" svg:viewBox="0 0 219 97" svg:d="M175 59c-7 6-24 20-24 28 0 6 6 10 10 10 6 0 7-3 10-6 6-7 17-21 39-32 3-1 9-4 9-10s-5-7-7-10c-12-7-17-17-21-28 0-4-5-11-10-11-7 0-10 7-10 11 0 2 4 17 13 28-57 0-111 0-167 0-9 0-17 0-17 10s8 10 17 10c53 0 105 0 158 0z"><text:p/></draw:path><draw:path draw:style-name="gr4" draw:text-style-name="P141" svg:width="0.074in" svg:height="0.0874in" svg:x="0.0004in" svg:y="0.0528in" svg:viewBox="0 0 189 223" svg:d="M70 104c14 0 50 0 76-11 33-14 36-44 36-51 0-21-18-42-53-42-55 0-129 48-129 135 0 49 29 88 78 88 71 0 111-52 111-57 0-3-3-7-5-7-3 0-3 1-7 5-38 48-93 48-99 48-37 0-42-41-42-56 0-7 0-21 7-52 9 0 19 0 27 0zM46 94c20-76 70-83 83-83 24 0 36 14 36 31 0 52-78 52-98 52-7 0-14 0-21 0z"><text:p/></draw:path><draw:path draw:style-name="gr4" draw:text-style-name="P141" svg:width="0.063in" svg:height="0.0602in" svg:x="0.0878in" svg:y="0.1075in" svg:viewBox="0 0 161 154" svg:d="M66 81c0-1 7-32 8-35 0-3 11-19 21-28 4-3 14-10 28-10 4 0 13 2 20 6-11 3-16 13-16 18 0 9 6 13 15 13 8 0 19-6 19-21 0-17-19-24-36-24-19 0-34 7-49 24-7-21-28-24-35-24-14 0-23 7-28 17-7 14-13 34-13 35 0 4 4 3 6 4 5 0 5 0 8-10 6-21 11-38 25-38 9 0 11 9 11 17 0 7-2 20-5 30-3 8-6 22-7 31-4 14-7 28-11 43-2 4-5 13-5 14 0 9 7 11 13 11 4 0 11-2 14-9 1-3 4-17 7-26 3-12 7-25 10-38z"><text:p/></draw:path><draw:path draw:style-name="gr4" draw:text-style-name="P141" svg:width="0.1126in" svg:height="0.0657in" svg:x="0.1657in" svg:y="0.1201in" svg:viewBox="0 0 287 168" svg:d="M256 21c2-7 2-10 21-10 6 0 5 0 7 0 2-1 3-5 3-7 0-4-4-4-8-4-13 0-25 0-37 0-5 0-8 0-12 6-34 46-69 92-103 140-9-46-21-93-30-139-2-7-3-7-10-7-13 0-27 0-39 0-6 0-9 0-9 7 0 4 3 4 9 4 2 0 11 0 16 2 0 2 0 4-1 7-10 40-21 80-31 120-1 7-4 17-26 17-2 0-6 0-6 7 0 2 1 4 4 4 4 0 10-1 14-1s9 0 14 0c4 0 10 0 14 0s10 1 14 1c3 0 6-1 6-7 0-4-3-4-6-4-12 0-17-4-17-10 0-1 0-2 0-5 12-44 21-86 33-129h1c11 49 22 98 34 148 0 5 1 7 5 7 3 0 6-1 10-5 37-51 73-101 109-152-11 45-22 90-33 136-3 9-3 10-21 10-7 0-11 0-11 7 0 2 2 4 5 4 4 0 10-1 16-1 4 0 11 0 16 0 6 0 12 0 17 0 6 0 13 1 18 1 2 0 6 0 6-7 0-4-4-4-8-4-3 0-6 0-10 0-7-1-7-1-7-3 0-1 0-1 1-4 11-43 21-85 32-129z"><text:p/></draw:path><draw:path draw:style-name="gr4" draw:text-style-name="P141" svg:width="0.1287in" svg:height="0.0449in" svg:x="0.4366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25"><draw:g text:anchor-type="as-char" svg:y="-0.1374in" draw:z-index="121" draw:name="Shape320" draw:style-name="gr1"><svg:title>TexMaths</svg:title><svg:desc>14§display§\vec{e_{\theta _M}}\ =\ §svg§600§FALSE§</svg:desc><draw:g draw:style-name="gr2"><draw:path draw:style-name="gr3" draw:text-style-name="P140" svg:width="0.5555in" svg:height="0.1657in" svg:x="0.0012in" svg:y="0.0102in" svg:viewBox="0 0 1412 422" svg:d="M707 422c-236 0-472 0-707 0 0-140 0-282 0-422 471 0 941 0 1412 0 0 140 0 282 0 422-236 0-471 0-705 0z"><text:p/></draw:path><draw:path draw:style-name="gr4" draw:text-style-name="P141" svg:width="0.085in" svg:height="0.0378in" svg:x="0.1228in" svg:y="0in" svg:viewBox="0 0 217 97" svg:d="M174 59c-7 6-23 20-23 28 0 6 4 10 10 10 4 0 7-3 10-6 5-7 17-21 38-32 4-1 8-4 8-10s-3-7-7-10c-10-7-15-17-20-28-1-4-2-11-9-11s-10 7-10 11c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2 0-2 1-7 5-37 48-92 48-98 48-37 0-42-41-42-56 0-7 0-21 7-52 9 0 19 0 27 0zM46 94c20-76 70-83 83-83 24 0 36 14 36 31 0 52-78 52-98 52-7 0-14 0-21 0z"><text:p/></draw:path><draw:path draw:style-name="gr4" draw:text-style-name="P141" svg:width="0.0602in" svg:height="0.0965in" svg:x="0.0902in" svg:y="0.072in" svg:viewBox="0 0 154 246" svg:d="M154 74c0-35-14-74-48-74-50 0-106 93-106 171 0 41 15 75 48 75 51 0 106-94 106-172zM39 116c17-74 48-106 67-106 23 0 23 38 23 45 0 12-3 33-10 61-27 0-53 0-80 0zM116 129c-10 38-18 56-28 73-11 18-25 34-40 34-19 0-21-26-21-45 0-23 5-49 9-62 27 0 54 0 80 0z"><text:p/></draw:path><draw:path draw:style-name="gr4" draw:text-style-name="P141" svg:width="0.1126in" svg:height="0.0657in" svg:x="0.1673in" svg:y="0.1201in" svg:viewBox="0 0 287 168" svg:d="M256 21c2-7 3-10 21-10 6 0 4 0 7 0 3-1 3-5 3-7 0-4-4-4-8-4-13 0-26 0-37 0-5 0-8 0-11 6-34 46-69 92-102 140-11-46-21-93-32-139-2-7-3-7-10-7-13 0-27 0-39 0-5 0-9 0-9 7 0 4 3 4 10 4 1 0 10 0 15 2 0 2 0 4-1 7-10 40-20 80-29 120-3 7-5 17-28 17-2 0-6 0-6 7 0 2 1 4 4 4 4 0 10-1 14-1s10 0 14 0c6 0 10 0 14 0 6 0 10 1 14 1s7-1 7-7c0-4-4-4-7-4-12 0-17-4-17-10 0-1 0-2 2-5 11-44 21-86 32-129 11 49 22 98 34 148 1 5 1 7 5 7 3 0 6-1 10-5 36-51 73-101 109-152-11 45-22 90-33 136-2 9-3 10-21 10-7 0-10 0-10 7 0 2 1 4 4 4 6 0 11-1 17-1 4 0 10 0 17 0 5 0 11 0 16 0 6 0 12 1 17 1 2 0 6 0 6-7 0-4-3-4-9-4-2 0-5 0-9 0-7-1-7-1-7-3 0-1 0-1 1-4 11-43 21-85 32-129z"><text:p/></draw:path><draw:path draw:style-name="gr4" draw:text-style-name="P141" svg:width="0.1287in" svg:height="0.0449in" svg:x="0.4382in" svg:y="0.0677in" svg:viewBox="0 0 328 115" svg:d="M311 20c7 0 17 0 17-10s-10-10-17-10c-98 0-196 0-294 0-7 0-17 0-17 10s10 10 17 10c98 0 196 0 294 0zM311 115c7 0 17 0 17-10s-10-10-17-10c-98 0-196 0-294 0-7 0-17 0-17 10s10 10 17 10c98 0 196 0 294 0z"><text:p/></draw:path></draw:g></draw:g></text:p></text:list-item><text:list-item><text:p text:style-name="P132"><draw:g text:anchor-type="as-char" svg:y="-0.1374in" draw:z-index="122" draw:name="Shape321" draw:style-name="gr1"><svg:title>TexMaths</svg:title><svg:desc>14§display§\vec{e_{z_M}}=§svg§600§FALSE§</svg:desc><draw:g draw:style-name="gr2"><draw:path draw:style-name="gr3" draw:text-style-name="P140" svg:width="0.4906in" svg:height="0.1657in" svg:x="0.0012in" svg:y="0.0102in" svg:viewBox="0 0 1247 422" svg:d="M624 422c-208 0-416 0-624 0 0-140 0-282 0-422 416 0 831 0 1247 0 0 140 0 282 0 422-207 0-416 0-623 0z"><text:p/></draw:path><draw:path draw:style-name="gr4" draw:text-style-name="P141" svg:width="0.085in" svg:height="0.0378in" svg:x="0.1224in" svg:y="0in" svg:viewBox="0 0 217 97" svg:d="M174 59c-6 6-23 20-23 28 0 6 4 10 10 10 4 0 7-3 10-6 5-7 16-21 37-32 5-1 9-4 9-10s-3-7-7-10c-10-7-16-17-20-28-1-4-3-11-10-11-6 0-9 7-9 11 0 2 4 17 11 28-55 0-111 0-165 0-9 0-17 0-17 10s8 10 17 10c52 0 105 0 157 0z"><text:p/></draw:path><draw:path draw:style-name="gr4" draw:text-style-name="P141" svg:width="0.074in" svg:height="0.0874in" svg:x="0.0004in" svg:y="0.0528in" svg:viewBox="0 0 189 223" svg:d="M70 104c14 0 50 0 76-11 33-14 36-44 36-51 0-21-18-42-53-42-55 0-129 48-129 135 0 49 29 88 77 88 71 0 112-52 112-57 0-3-3-7-6-7s-4 1-7 5c-37 48-92 48-98 48-37 0-42-41-42-56 0-7 0-21 7-52 9 0 19 0 27 0zM46 94c20-76 70-83 83-83 24 0 36 14 36 31 0 52-78 52-98 52-7 0-14 0-21 0z"><text:p/></draw:path><draw:path draw:style-name="gr4" draw:text-style-name="P141" svg:width="0.0618in" svg:height="0.0602in" svg:x="0.0902in" svg:y="0.1075in" svg:viewBox="0 0 158 154" svg:d="M36 121c9-9 16-16 45-40 7-5 32-25 42-35 21-21 35-39 35-42 0-4-5-4-7-4-3 0-4 0-5 3-10 15-19 21-26 21-4 0-9 0-19-10-13-13-20-14-28-14-27 0-46 29-46 39 0 3 4 4 5 4 4 0 6-1 7-4 6-12 24-12 30-12 8 0 16 1 22 2 18 5 21 5 29 5-8 8-15 15-47 40-27 23-37 31-44 38-19 20-29 35-29 38 0 4 4 4 6 4s4 0 5-2c10-14 20-22 32-22 5 0 9 0 19 9 9 10 16 15 28 15 37 0 60-42 60-53 0-4-4-4-6-4-4 0-5 1-7 5-5 17-26 26-43 26-7 0-17-2-25-5-16-2-19-2-24-2-2 0-7 0-9 0z"><text:p/></draw:path><draw:path draw:style-name="gr4" draw:text-style-name="P141" svg:width="0.1126in" svg:height="0.0657in" svg:x="0.1673in" svg:y="0.1201in" svg:viewBox="0 0 287 168" svg:d="M256 21c1-7 3-10 21-10 7 0 7 0 8 0 2-1 2-5 2-7 0-4-3-4-7-4-13 0-25 0-38 0-6 0-8 0-11 6-34 46-69 92-102 140-11-46-21-93-32-139-2-7-3-7-9-7-12 0-26 0-39 0-6 0-10 0-10 7 0 4 3 4 10 4 3 0 10 0 15 2 0 2 0 4 0 7-9 40-21 80-30 120-2 7-5 17-27 17-3 0-7 0-7 7 0 2 3 4 4 4 4 0 10-1 14-1 6 0 10 0 14 0 6 0 10 0 16 0 4 0 8 1 14 1 2 0 5-1 5-7 0-4-4-4-7-4-11 0-17-4-17-10 0-1 2-2 2-5 11-44 21-86 32-129 11 49 22 98 34 148 1 5 1 7 7 7 1 0 5-1 8-5 36-51 73-101 109-152h1c-12 45-23 90-35 136-1 9-2 10-20 10-6 0-10 0-10 7 0 2 1 4 4 4 6 0 11-1 17-1 5 0 11 0 16 0 6 0 12 0 17 0 6 0 11 1 17 1 1 0 6 0 6-7 0-4-3-4-7-4-2 0-7 0-12 0-5-1-7-1-7-3 0-1 0-1 2-4 10-43 21-85 32-129z"><text:p/></draw:path><draw:path draw:style-name="gr4" draw:text-style-name="P141" svg:width="0.1283in" svg:height="0.0449in" svg:x="0.3732in" svg:y="0.0677in" svg:viewBox="0 0 327 115" svg:d="M311 20c7 0 16 0 16-10s-9-10-16-10c-98 0-196 0-294 0-7 0-17 0-17 10s10 10 17 10c98 0 196 0 294 0zM311 115c7 0 16 0 16-10s-9-10-16-10c-98 0-196 0-294 0-7 0-17 0-17 10s10 10 17 10c98 0 196 0 294 0z"><text:p/></draw:path></draw:g></draw:g></text:p></text:list-item></text:list><text:p text:style-name="P1"/></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08-21T18:34:49.565522465</dc:date>
    <meta:editing-duration>P15DT23H16M57S</meta:editing-duration>
    <meta:editing-cycles>565</meta:editing-cycles>
    <meta:generator>LibreOffice/6.4.7.2$Linux_X86_64 LibreOffice_project/40$Build-2</meta:generator>
    <meta:document-statistic meta:table-count="0" meta:image-count="0" meta:object-count="0" meta:page-count="10" meta:paragraph-count="179" meta:word-count="673" meta:character-count="3757" meta:non-whitespace-character-count="3183"/>
  </office:meta>
</office:document-meta>
</file>